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141">T</text:span><text:span text:style-name="_32_851">h</text:span><text:span text:style-name="_36_691">e</text:span><text:span text:style-name="_31_1"> </text:span><text:span text:style-name="_33_901">D</text:span><text:span text:style-name="_35_971">e</text:span><text:span text:style-name="_38_44">c</text:span><text:span text:style-name="_33_811">l</text:span><text:span text:style-name="_35_641">a</text:span><text:span text:style-name="_31_599">r</text:span><text:span text:style-name="_34_021">a</text:span><text:span text:style-name="_35_191">t</text:span><text:span text:style-name="_31_231">i</text:span><text:span text:style-name="_33_271">o</text:span><text:span text:style-name="_35_191">n</text:span><text:span text:style-name="_31_1"> </text:span><text:span text:style-name="_34_021">o</text:span><text:span text:style-name="_35_641">f</text:span><text:span text:style-name="_32_1"> </text:span><text:span text:style-name="_32_821">I</text:span><text:span text:style-name="_36_541">n</text:span><text:span text:style-name="_31_951">d</text:span><text:span text:style-name="_33_481">e</text:span><text:span text:style-name="_36_421">p</text:span><text:span text:style-name="_31_501">e</text:span><text:span text:style-name="_34_351">n</text:span><text:span text:style-name="_36_691">d</text:span><text:span text:style-name="_31_921">e</text:span><text:span text:style-name="_33_541">n</text:span><text:span text:style-name="_35_821">c</text:span><text:span text:style-name="_36_01">e</text:span></text:p>
      <text:p text:style-name="P1"><text:span text:style-name="_35_791">I</text:span><text:span text:style-name="_31_921">N</text:span><text:span text:style-name="_32_261"> </text:span><text:span text:style-name="_36_091">C</text:span><text:span text:style-name="_38_41">O</text:span><text:span text:style-name="_34_441">N</text:span><text:span text:style-name="_35_161">G</text:span><text:span text:style-name="_31_771">R</text:span><text:span text:style-name="_33_271">E</text:span><text:span text:style-name="_35_701">S</text:span><text:span text:style-name="_31_231">S</text:span><text:span text:style-name="_33_481">,</text:span><text:span text:style-name="_34_511"> </text:span><text:span text:style-name="_31_201">J</text:span><text:span text:style-name="_33_841">u</text:span><text:span text:style-name="_35_791">l</text:span><text:span text:style-name="_31_501">y</text:span><text:span text:style-name="_32_271"> </text:span><text:span text:style-name="_35_521">4</text:span><text:span text:style-name="_31_471">,</text:span><text:span text:style-name="_32_261"> </text:span><text:span text:style-name="_35_791">1</text:span><text:span text:style-name="_36_61">7</text:span><text:span text:style-name="_34_441">7</text:span><text:span text:style-name="_35_371">6</text:span><text:span text:style-name="_31_681">.</text:span></text:p>
      <text:p text:style-name="P1"><text:span text:style-name="_36_721">T</text:span><text:span text:style-name="_31_771">h</text:span><text:span text:style-name="_32_941">e</text:span><text:span text:style-name="_34_511"> </text:span><text:span text:style-name="_35_71">u</text:span><text:span text:style-name="_33_031">n</text:span><text:span text:style-name="_35_731">a</text:span><text:span text:style-name="_31_741">n</text:span><text:span text:style-name="_33_031">i</text:span><text:span text:style-name="_35_257">m</text:span><text:span text:style-name="_32_221">o</text:span><text:span text:style-name="_33_931">u</text:span><text:span text:style-name="_35_374">s</text:span><text:span text:style-name="_32_1"> </text:span><text:span text:style-name="_33_541">D</text:span><text:span text:style-name="_36_631">e</text:span><text:span text:style-name="_31_024">c</text:span><text:span text:style-name="_32_851">l</text:span><text:span text:style-name="_35_701">a</text:span><text:span text:style-name="_38_79">r</text:span><text:span text:style-name="_33_991">a</text:span><text:span text:style-name="_36_241">t</text:span><text:span text:style-name="_31_591">i</text:span><text:span text:style-name="_33_541">o</text:span><text:span text:style-name="_36_541">n</text:span><text:span text:style-name="_32_1"> </text:span><text:span text:style-name="_34_171">o</text:span><text:span text:style-name="_35_371">f</text:span><text:span text:style-name="_32_1"> </text:span><text:span text:style-name="_34_441">t</text:span><text:span text:style-name="_36_181">h</text:span><text:span text:style-name="_31_291">e</text:span><text:span text:style-name="_32_271"> </text:span><text:span text:style-name="_35_290">t</text:span><text:span text:style-name="_31_321">h</text:span><text:span text:style-name="_33_811">i</text:span><text:span text:style-name="_35_613">r</text:span><text:span text:style-name="_31_141">t</text:span><text:span text:style-name="_34_021">e</text:span><text:span text:style-name="_35_101">e</text:span><text:span text:style-name="_36_01">n</text:span><text:span text:style-name="_32_271"> </text:span><text:span text:style-name="_36_691">u</text:span><text:span text:style-name="_31_921">n</text:span><text:span text:style-name="_33_451">i</text:span><text:span text:style-name="_36_691">t</text:span><text:span text:style-name="_32_221">e</text:span><text:span text:style-name="_34_291">d</text:span><text:span text:style-name="_34_521"> </text:span><text:span text:style-name="_32_101">S</text:span><text:span text:style-name="_33_452">t</text:span><text:span text:style-name="_35_251">a</text:span><text:span text:style-name="_31_120">t</text:span><text:span text:style-name="_32_821">e</text:span><text:span text:style-name="_35_191">s</text:span><text:span text:style-name="_32_1"> </text:span><text:span text:style-name="_33_001">o</text:span><text:span text:style-name="_36_271">f</text:span><text:span text:style-name="_31_1"> </text:span><text:span text:style-name="_33_031">A</text:span><text:span text:style-name="_35_107">m</text:span><text:span text:style-name="_31_921">e</text:span><text:span text:style-name="_32_913">r</text:span><text:span text:style-name="_36_511">i</text:span><text:span text:style-name="_31_051">c</text:span><text:span text:style-name="_33_031">a</text:span><text:span text:style-name="_35_191">,</text:span></text:p>
      <text:p text:style-name="P1"><text:span text:style-name="_33_001">W</text:span><text:span text:style-name="_36_151">h</text:span><text:span text:style-name="_31_201">e</text:span><text:span text:style-name="_33_451">n</text:span><text:span text:style-name="_34_521"> </text:span><text:span text:style-name="_31_321">i</text:span><text:span text:style-name="_33_091">n</text:span><text:span text:style-name="_34_521"> </text:span><text:span text:style-name="_32_221">t</text:span><text:span text:style-name="_34_291">h</text:span><text:span text:style-name="_36_421">e</text:span><text:span text:style-name="_31_1"> </text:span><text:span text:style-name="_33_481">C</text:span><text:span text:style-name="_35_281">o</text:span><text:span text:style-name="_38_71">u</text:span><text:span text:style-name="_33_549">r</text:span><text:span text:style-name="_36_274">s</text:span><text:span text:style-name="_31_951">e</text:span><text:span text:style-name="_32_261"> </text:span><text:span text:style-name="_35_791">o</text:span><text:span text:style-name="_31_291">f</text:span><text:span text:style-name="_32_271"> </text:span><text:span text:style-name="_36_061">h</text:span><text:span text:style-name="_35_71">u</text:span><text:span text:style-name="_33_991">m</text:span><text:span text:style-name="_35_701">a</text:span><text:span text:style-name="_38_41">n</text:span><text:span text:style-name="_32_261"> </text:span><text:span text:style-name="_36_631">e</text:span><text:span text:style-name="_31_478">v</text:span><text:span text:style-name="_33_811">e</text:span><text:span text:style-name="_35_971">n</text:span><text:span text:style-name="_31_232">t</text:span><text:span text:style-name="_33_481">s</text:span><text:span text:style-name="_35_191">,</text:span><text:span text:style-name="_32_1"> </text:span><text:span text:style-name="_34_261">i</text:span><text:span text:style-name="_35_191">t</text:span><text:span text:style-name="_31_1"> </text:span><text:span text:style-name="_34_441">b</text:span><text:span text:style-name="_35_971">e</text:span><text:span text:style-name="_31_144">c</text:span><text:span text:style-name="_33_391">o</text:span><text:span text:style-name="_35_107">m</text:span><text:span text:style-name="_32_191">e</text:span><text:span text:style-name="_33_091">s</text:span><text:span text:style-name="_34_521"> </text:span><text:span text:style-name="_32_101">n</text:span><text:span text:style-name="_33_841">e</text:span><text:span text:style-name="_36_458">c</text:span><text:span text:style-name="_31_591">e</text:span><text:span text:style-name="_33_754">s</text:span><text:span text:style-name="_36_158">s</text:span><text:span text:style-name="_31_651">a</text:span><text:span text:style-name="_32_943">r</text:span><text:span text:style-name="_35_191">y</text:span><text:span text:style-name="_31_1"> </text:span><text:span text:style-name="_33_400">f</text:span><text:span text:style-name="_35_551">o</text:span><text:span text:style-name="_32_043">r</text:span><text:span text:style-name="_32_261"> </text:span><text:span text:style-name="_35_071">o</text:span><text:span text:style-name="_37_81">n</text:span><text:span text:style-name="_33_901">e</text:span><text:span text:style-name="_34_521"> </text:span><text:span text:style-name="_36_01">p</text:span><text:span text:style-name="_34_291">e</text:span><text:span text:style-name="_35_611">o</text:span><text:span text:style-name="_31_051">p</text:span><text:span text:style-name="_33_121">l</text:span><text:span text:style-name="_36_241">e</text:span><text:span text:style-name="_31_1"> </text:span><text:span text:style-name="_34_291">t</text:span><text:span text:style-name="_36_631">o</text:span><text:span text:style-name="_32_1"> </text:span><text:span text:style-name="_33_721">d</text:span><text:span text:style-name="_36_721">i</text:span><text:span text:style-name="_31_208">s</text:span><text:span text:style-name="_33_124">s</text:span><text:span text:style-name="_36_631">o</text:span><text:span text:style-name="_37_81">l</text:span><text:span text:style-name="_33_391">v</text:span><text:span text:style-name="_35_611">e</text:span><text:span text:style-name="_32_1"> </text:span><text:span text:style-name="_33_571">t</text:span><text:span text:style-name="_36_061">h</text:span><text:span text:style-name="_31_651">e</text:span><text:span text:style-name="_32_271"> </text:span><text:span text:style-name="_36_601">p</text:span><text:span text:style-name="_32_191">o</text:span><text:span text:style-name="_33_451">l</text:span><text:span text:style-name="_36_271">i</text:span><text:span text:style-name="_31_060">t</text:span><text:span text:style-name="_33_841">i</text:span><text:span text:style-name="_36_604">c</text:span><text:span text:style-name="_36_91">a</text:span><text:span text:style-name="_34_261">l</text:span><text:span text:style-name="_34_511"> </text:span><text:span text:style-name="_32_041">b</text:span><text:span text:style-name="_32_941">a</text:span><text:span text:style-name="_36_421">n</text:span><text:span text:style-name="_31_321">d</text:span><text:span text:style-name="_33_451">s</text:span><text:span text:style-name="_34_521"> </text:span><text:span text:style-name="_36_67">w</text:span><text:span text:style-name="_34_171">h</text:span><text:span text:style-name="_36_001">i</text:span><text:span text:style-name="_31_474">c</text:span><text:span text:style-name="_34_171">h</text:span><text:span text:style-name="_34_521"> </text:span><text:span text:style-name="_31_051">h</text:span><text:span text:style-name="_33_481">a</text:span><text:span text:style-name="_35_191">v</text:span><text:span text:style-name="_31_021">e</text:span><text:span text:style-name="_32_261"> </text:span><text:span text:style-name="_36_518">c</text:span><text:span text:style-name="_31_921">o</text:span><text:span text:style-name="_32_851">n</text:span><text:span text:style-name="_35_701">n</text:span><text:span text:style-name="_31_471">e</text:span><text:span text:style-name="_33_304">c</text:span><text:span text:style-name="_35_731">t</text:span><text:span text:style-name="_32_131">e</text:span><text:span text:style-name="_34_291">d</text:span><text:span text:style-name="_34_511"> </text:span><text:span text:style-name="_31_510">t</text:span><text:span text:style-name="_34_351">h</text:span><text:span text:style-name="_36_271">e</text:span><text:span text:style-name="_31_296">m</text:span><text:span text:style-name="_32_271"> </text:span><text:span text:style-name="_36_547">w</text:span><text:span text:style-name="_31_321">i</text:span><text:span text:style-name="_34_172">t</text:span><text:span text:style-name="_35_101">h</text:span><text:span text:style-name="_32_1"> </text:span><text:span text:style-name="_33_751">a</text:span><text:span text:style-name="_35_521">n</text:span><text:span text:style-name="_32_221">o</text:span><text:span text:style-name="_34_292">t</text:span><text:span text:style-name="_36_511">h</text:span><text:span text:style-name="_32_041">e</text:span><text:span text:style-name="_34_029">r</text:span><text:span text:style-name="_35_191">,</text:span><text:span text:style-name="_31_1"> </text:span><text:span text:style-name="_34_351">a</text:span><text:span text:style-name="_35_731">n</text:span><text:span text:style-name="_35_71">d</text:span><text:span text:style-name="_32_271"> </text:span><text:span text:style-name="_35_281">t</text:span><text:span text:style-name="_31_741">o</text:span><text:span text:style-name="_32_271"> </text:span><text:span text:style-name="_35_521">a</text:span><text:span text:style-name="_31_504">s</text:span><text:span text:style-name="_33_488">s</text:span><text:span text:style-name="_35_701">u</text:span><text:span text:style-name="_31_501">m</text:span><text:span text:style-name="_33_361">e</text:span><text:span text:style-name="_34_511"> </text:span><text:span text:style-name="_36_61">a</text:span><text:span text:style-name="_33_481">m</text:span><text:span text:style-name="_35_191">o</text:span><text:span text:style-name="_31_921">n</text:span><text:span text:style-name="_33_991">g</text:span><text:span text:style-name="_34_511"> </text:span><text:span text:style-name="_31_681">t</text:span><text:span text:style-name="_32_821">h</text:span><text:span text:style-name="_36_271">e</text:span><text:span text:style-name="_32_1"> </text:span><text:span text:style-name="_34_441">p</text:span><text:span text:style-name="_36_601">o</text:span><text:span text:style-name="_32_195">w</text:span><text:span text:style-name="_33_481">e</text:span><text:span text:style-name="_36_099">r</text:span><text:span text:style-name="_31_321">s</text:span><text:span text:style-name="_32_271"> </text:span><text:span text:style-name="_35_191">o</text:span><text:span text:style-name="_31_651">f</text:span><text:span text:style-name="_32_271"> </text:span><text:span text:style-name="_35_641">t</text:span><text:span text:style-name="_32_041">h</text:span><text:span text:style-name="_33_091">e</text:span><text:span text:style-name="_34_521"> </text:span><text:span text:style-name="_31_921">e</text:span><text:span text:style-name="_33_001">a</text:span><text:span text:style-name="_35_523">r</text:span><text:span text:style-name="_31_300">t</text:span><text:span text:style-name="_33_571">h</text:span><text:span text:style-name="_36_271">,</text:span><text:span text:style-name="_32_1"> </text:span><text:span text:style-name="_33_541">t</text:span><text:span text:style-name="_35_971">h</text:span><text:span text:style-name="_32_191">e</text:span><text:span text:style-name="_32_271"> </text:span><text:span text:style-name="_36_008">s</text:span><text:span text:style-name="_31_591">e</text:span><text:span text:style-name="_34_021">p</text:span><text:span text:style-name="_36_601">a</text:span><text:span text:style-name="_31_503">r</text:span><text:span text:style-name="_33_991">a</text:span><text:span text:style-name="_35_551">t</text:span><text:span text:style-name="_31_651">e</text:span><text:span text:style-name="_32_261"> </text:span><text:span text:style-name="_35_641">a</text:span><text:span text:style-name="_32_131">n</text:span><text:span text:style-name="_32_821">d</text:span><text:span text:style-name="_34_511"> </text:span><text:span text:style-name="_31_471">e</text:span><text:span text:style-name="_33_991">q</text:span><text:span text:style-name="_35_191">u</text:span><text:span text:style-name="_31_111">a</text:span><text:span text:style-name="_32_911">l</text:span><text:span text:style-name="_34_521"> </text:span><text:span text:style-name="_31_238">s</text:span><text:span text:style-name="_33_002">t</text:span><text:span text:style-name="_35_191">a</text:span><text:span text:style-name="_36_01">t</text:span><text:span text:style-name="_32_851">i</text:span><text:span text:style-name="_35_971">o</text:span><text:span text:style-name="_35_71">n</text:span><text:span text:style-name="_32_271"> </text:span><text:span text:style-name="_35_161">t</text:span><text:span text:style-name="_31_951">o</text:span><text:span text:style-name="_32_271"> </text:span><text:span text:style-name="_35_737">w</text:span><text:span text:style-name="_32_041">h</text:span><text:span text:style-name="_33_901">i</text:span><text:span text:style-name="_36_454">c</text:span><text:span text:style-name="_31_771">h</text:span><text:span text:style-name="_32_271"> </text:span><text:span text:style-name="_36_421">t</text:span><text:span text:style-name="_38_71">h</text:span><text:span text:style-name="_34_381">e</text:span><text:span text:style-name="_34_521"> </text:span><text:span text:style-name="_36_01">P</text:span><text:span text:style-name="_33_451">e</text:span><text:span text:style-name="_36_691">n</text:span><text:span text:style-name="_35_80">t</text:span><text:span text:style-name="_34_381">a</text:span><text:span text:style-name="_35_342">t</text:span><text:span text:style-name="_31_231">e</text:span><text:span text:style-name="_33_391">u</text:span><text:span text:style-name="_36_001">c</text:span><text:span text:style-name="_37_81">h</text:span><text:span text:style-name="_32_261"> </text:span><text:span text:style-name="_36_091">o</text:span><text:span text:style-name="_31_291">f</text:span><text:span text:style-name="_32_261"> </text:span><text:span text:style-name="_35_971">N</text:span><text:span text:style-name="_31_651">a</text:span><text:span text:style-name="_33_302">t</text:span><text:span text:style-name="_35_371">u</text:span><text:span text:style-name="_37_89">r</text:span><text:span text:style-name="_33_031">e</text:span><text:span text:style-name="_34_511"> </text:span><text:span text:style-name="_32_101">a</text:span><text:span text:style-name="_33_301">n</text:span><text:span text:style-name="_36_151">d</text:span><text:span text:style-name="_32_1"> </text:span><text:span text:style-name="_34_351">o</text:span><text:span text:style-name="_36_271">f</text:span><text:span text:style-name="_31_1"> </text:span><text:span text:style-name="_33_901">N</text:span><text:span text:style-name="_35_731">a</text:span><text:span text:style-name="_31_922">t</text:span><text:span text:style-name="_33_931">u</text:span><text:span text:style-name="_36_249">r</text:span><text:span text:style-name="_31_951">e</text:span><text:span text:style-name="_34_471">'</text:span><text:span text:style-name="_35_281">s</text:span><text:span text:style-name="_32_1"> </text:span><text:span text:style-name="_34_171">G</text:span><text:span text:style-name="_36_631">o</text:span><text:span text:style-name="_32_011">d</text:span><text:span text:style-name="_32_261"> </text:span><text:span text:style-name="_36_421">e</text:span><text:span text:style-name="_32_101">n</text:span><text:span text:style-name="_33_040">t</text:span><text:span text:style-name="_35_071">i</text:span><text:span text:style-name="_31_652">t</text:span><text:span text:style-name="_33_751">l</text:span><text:span text:style-name="_35_191">e</text:span><text:span text:style-name="_31_1"> </text:span><text:span text:style-name="_33_100">t</text:span><text:span text:style-name="_35_191">h</text:span><text:span text:style-name="_32_221">e</text:span><text:span text:style-name="_32_856">m</text:span><text:span text:style-name="_36_541">,</text:span><text:span text:style-name="_32_1"> </text:span><text:span text:style-name="_33_571">a</text:span><text:span text:style-name="_34_521"> </text:span><text:span text:style-name="_37_51">d</text:span><text:span text:style-name="_33_901">e</text:span><text:span text:style-name="_35_344">c</text:span><text:span text:style-name="_37_51">e</text:span><text:span text:style-name="_34_351">n</text:span><text:span text:style-name="_35_170">t</text:span><text:span text:style-name="_32_1"> </text:span><text:span text:style-name="_34_269">r</text:span><text:span text:style-name="_36_241">e</text:span><text:span text:style-name="_31_114">s</text:span><text:span text:style-name="_34_441">p</text:span><text:span text:style-name="_35_821">e</text:span><text:span text:style-name="_36_08">c</text:span><text:span text:style-name="_32_852">t</text:span><text:span text:style-name="_34_521"> </text:span><text:span text:style-name="_31_951">t</text:span><text:span text:style-name="_33_001">o</text:span><text:span text:style-name="_34_521"> </text:span><text:span text:style-name="_31_741">t</text:span><text:span text:style-name="_33_451">h</text:span><text:span text:style-name="_36_061">e</text:span><text:span text:style-name="_31_1"> </text:span><text:span text:style-name="_33_811">o</text:span><text:span text:style-name="_36_541">p</text:span><text:span text:style-name="_31_951">i</text:span><text:span text:style-name="_32_851">n</text:span><text:span text:style-name="_35_821">i</text:span><text:span text:style-name="_36_01">o</text:span><text:span text:style-name="_34_381">n</text:span><text:span text:style-name="_35_701">s</text:span><text:span text:style-name="_32_1"> </text:span><text:span text:style-name="_34_021">o</text:span><text:span text:style-name="_35_341">f</text:span><text:span text:style-name="_32_1"> </text:span><text:span text:style-name="_33_031">h</text:span><text:span text:style-name="_36_091">u</text:span><text:span text:style-name="_31_597">m</text:span><text:span text:style-name="_33_091">a</text:span><text:span text:style-name="_35_191">n</text:span><text:span text:style-name="_31_324">k</text:span><text:span text:style-name="_34_021">i</text:span><text:span text:style-name="_35_371">n</text:span><text:span text:style-name="_31_951">d</text:span><text:span text:style-name="_32_271"> </text:span><text:span text:style-name="_35_073">r</text:span><text:span text:style-name="_37_81">e</text:span><text:span text:style-name="_33_721">q</text:span><text:span text:style-name="_36_721">u</text:span><text:span text:style-name="_32_101">i</text:span><text:span text:style-name="_33_579">r</text:span><text:span text:style-name="_35_161">e</text:span><text:span text:style-name="_31_951">s</text:span><text:span text:style-name="_32_271"> </text:span><text:span text:style-name="_35_080">t</text:span><text:span text:style-name="_31_651">h</text:span><text:span text:style-name="_33_841">a</text:span><text:span text:style-name="_35_282">t</text:span><text:span text:style-name="_31_1"> </text:span><text:span text:style-name="_34_030">t</text:span><text:span text:style-name="_36_271">h</text:span><text:span text:style-name="_31_741">e</text:span><text:span text:style-name="_33_544">y</text:span><text:span text:style-name="_34_521"> </text:span><text:span text:style-name="_31_771">s</text:span><text:span text:style-name="_33_721">h</text:span><text:span text:style-name="_36_421">o</text:span><text:span text:style-name="_31_741">u</text:span><text:span text:style-name="_33_901">l</text:span><text:span text:style-name="_36_451">d</text:span><text:span text:style-name="_32_1"> </text:span><text:span text:style-name="_33_901">d</text:span><text:span text:style-name="_36_511">e</text:span><text:span text:style-name="_31_778">c</text:span><text:span text:style-name="_32_911">l</text:span><text:span text:style-name="_36_511">a</text:span><text:span text:style-name="_32_223">r</text:span><text:span text:style-name="_33_091">e</text:span><text:span text:style-name="_34_511"> </text:span><text:span text:style-name="_31_231">t</text:span><text:span text:style-name="_34_021">h</text:span><text:span text:style-name="_35_191">e</text:span><text:span text:style-name="_32_1"> </text:span><text:span text:style-name="_34_294">c</text:span><text:span text:style-name="_36_181">a</text:span><text:span text:style-name="_31_141">u</text:span><text:span text:style-name="_34_298">s</text:span><text:span text:style-name="_36_271">e</text:span><text:span text:style-name="_31_291">s</text:span><text:span text:style-name="_32_271"> </text:span><text:span text:style-name="_35_255">w</text:span><text:span text:style-name="_31_951">h</text:span><text:span text:style-name="_33_901">i</text:span><text:span text:style-name="_35_258">c</text:span><text:span text:style-name="_36_61">h</text:span><text:span text:style-name="_32_271"> </text:span><text:span text:style-name="_35_191">i</text:span><text:span text:style-name="_38_41">m</text:span><text:span text:style-name="_32_941">p</text:span><text:span text:style-name="_35_161">e</text:span><text:span text:style-name="_31_921">l</text:span><text:span text:style-name="_32_261"> </text:span><text:span text:style-name="_36_160">t</text:span><text:span text:style-name="_31_951">h</text:span><text:span text:style-name="_33_091">e</text:span><text:span text:style-name="_36_636">m</text:span><text:span text:style-name="_32_1"> </text:span><text:span text:style-name="_33_841">t</text:span><text:span text:style-name="_36_091">o</text:span><text:span text:style-name="_31_1"> </text:span><text:span text:style-name="_33_811">t</text:span><text:span text:style-name="_35_701">h</text:span><text:span text:style-name="_37_51">e</text:span><text:span text:style-name="_32_261"> </text:span><text:span text:style-name="_35_618">s</text:span><text:span text:style-name="_31_921">e</text:span><text:span text:style-name="_33_811">p</text:span><text:span text:style-name="_35_341">a</text:span><text:span text:style-name="_38_43">r</text:span><text:span text:style-name="_34_261">a</text:span><text:span text:style-name="_36_601">t</text:span><text:span text:style-name="_31_771">i</text:span><text:span text:style-name="_33_091">o</text:span><text:span text:style-name="_36_001">n</text:span><text:span text:style-name="_31_141">.</text:span></text:p>
      <text:p text:style-name="P1"><text:span text:style-name="_36_061">W</text:span><text:span text:style-name="_32_041">e</text:span><text:span text:style-name="_32_261"> </text:span><text:span text:style-name="_36_451">h</text:span><text:span text:style-name="_37_81">o</text:span><text:span text:style-name="_33_481">l</text:span><text:span text:style-name="_35_971">d</text:span><text:span text:style-name="_31_1"> </text:span><text:span text:style-name="_33_092">t</text:span><text:span text:style-name="_35_071">h</text:span><text:span text:style-name="_31_051">e</text:span><text:span text:style-name="_33_368">s</text:span><text:span text:style-name="_35_341">e</text:span><text:span text:style-name="_31_1"> </text:span><text:span text:style-name="_34_210">t</text:span><text:span text:style-name="_35_103">r</text:span><text:span text:style-name="_31_921">u</text:span><text:span text:style-name="_33_122">t</text:span><text:span text:style-name="_35_551">h</text:span><text:span text:style-name="_31_568">s</text:span><text:span text:style-name="_32_271"> </text:span><text:span text:style-name="_36_271">t</text:span><text:span text:style-name="_38_71">o</text:span><text:span text:style-name="_32_261"> </text:span><text:span text:style-name="_35_341">b</text:span><text:span text:style-name="_31_501">e</text:span><text:span text:style-name="_32_271"> </text:span><text:span text:style-name="_35_284">s</text:span><text:span text:style-name="_31_111">e</text:span><text:span text:style-name="_33_121">l</text:span><text:span text:style-name="_35_710">f</text:span>-<text:span text:style-name="_33_121">e</text:span><text:span text:style-name="_35_978">v</text:span><text:span text:style-name="_31_771">i</text:span><text:span text:style-name="_34_351">d</text:span><text:span text:style-name="_36_151">e</text:span><text:span text:style-name="_36_61">n</text:span><text:span text:style-name="_33_092">t</text:span><text:span text:style-name="_36_151">,</text:span><text:span text:style-name="_32_1"> </text:span><text:span text:style-name="_34_202">t</text:span><text:span text:style-name="_35_701">h</text:span><text:span text:style-name="_31_321">a</text:span><text:span text:style-name="_34_450">t</text:span><text:span text:style-name="_34_511"> </text:span><text:span text:style-name="_31_321">a</text:span><text:span text:style-name="_34_261">l</text:span><text:span text:style-name="_35_281">l</text:span><text:span text:style-name="_31_1"> </text:span><text:span text:style-name="_34_291">m</text:span><text:span text:style-name="_35_281">e</text:span><text:span text:style-name="_31_291">n</text:span><text:span text:style-name="_32_271"> </text:span><text:span text:style-name="_35_971">a</text:span><text:span text:style-name="_35_71">r</text:span><text:span text:style-name="_34_201">e</text:span><text:span text:style-name="_34_511"> </text:span><text:span text:style-name="_32_108">c</text:span><text:span text:style-name="_34_173">r</text:span><text:span text:style-name="_36_691">e</text:span><text:span text:style-name="_32_191">a</text:span><text:span text:style-name="_33_721">t</text:span><text:span text:style-name="_36_691">e</text:span><text:span text:style-name="_31_231">d</text:span><text:span text:style-name="_32_261"> </text:span><text:span text:style-name="_35_251">e</text:span><text:span text:style-name="_31_651">q</text:span><text:span text:style-name="_34_441">u</text:span><text:span text:style-name="_36_001">a</text:span><text:span text:style-name="_31_231">l</text:span><text:span text:style-name="_33_721">,</text:span><text:span text:style-name="_34_521"> </text:span><text:span text:style-name="_36_02">t</text:span><text:span text:style-name="_33_901">h</text:span><text:span text:style-name="_36_181">a</text:span><text:span text:style-name="_36_70">t</text:span><text:span text:style-name="_32_271"> </text:span><text:span text:style-name="_35_612">t</text:span><text:span text:style-name="_31_771">h</text:span><text:span text:style-name="_33_541">e</text:span><text:span text:style-name="_36_608">y</text:span><text:span text:style-name="_31_1"> </text:span><text:span text:style-name="_33_001">a</text:span><text:span text:style-name="_36_631">r</text:span><text:span text:style-name="_31_051">e</text:span><text:span text:style-name="_32_271"> </text:span><text:span text:style-name="_35_191">e</text:span><text:span text:style-name="_32_221">n</text:span><text:span text:style-name="_33_721">d</text:span><text:span text:style-name="_36_631">o</text:span><text:span text:style-name="_31_501">w</text:span><text:span text:style-name="_33_481">e</text:span><text:span text:style-name="_35_251">d</text:span><text:span text:style-name="_31_1"> </text:span><text:span text:style-name="_33_841">b</text:span><text:span text:style-name="_36_241">y</text:span><text:span text:style-name="_32_1"> </text:span><text:span text:style-name="_32_860">t</text:span><text:span text:style-name="_36_241">h</text:span><text:span text:style-name="_35_71">e</text:span><text:span text:style-name="_34_201">i</text:span><text:span text:style-name="_35_163">r</text:span><text:span text:style-name="_31_1"> </text:span><text:span text:style-name="_34_351">C</text:span><text:span text:style-name="_35_643">r</text:span><text:span text:style-name="_31_321">e</text:span><text:span text:style-name="_32_911">a</text:span><text:span text:style-name="_35_080">t</text:span><text:span text:style-name="_32_131">o</text:span><text:span text:style-name="_33_751">r</text:span><text:span text:style-name="_34_511"> </text:span><text:span text:style-name="_31_747">w</text:span><text:span text:style-name="_33_931">i</text:span><text:span text:style-name="_36_182">t</text:span><text:span text:style-name="_31_561">h</text:span><text:span text:style-name="_32_261"> </text:span><text:span text:style-name="_36_724">c</text:span><text:span text:style-name="_36_61">e</text:span><text:span text:style-name="_33_819">r</text:span><text:span text:style-name="_35_791">t</text:span><text:span text:style-name="_31_501">a</text:span><text:span text:style-name="_34_381">i</text:span><text:span text:style-name="_36_721">n</text:span><text:span text:style-name="_32_1"> </text:span><text:span text:style-name="_33_121">u</text:span><text:span text:style-name="_35_071">n</text:span><text:span text:style-name="_31_051">a</text:span><text:span text:style-name="_32_821">l</text:span><text:span text:style-name="_36_241">i</text:span><text:span text:style-name="_31_771">e</text:span><text:span text:style-name="_33_451">n</text:span><text:span text:style-name="_36_631">a</text:span><text:span text:style-name="_31_501">b</text:span><text:span text:style-name="_33_541">l</text:span><text:span text:style-name="_36_241">e</text:span><text:span text:style-name="_31_1"> </text:span><text:span text:style-name="_33_121">R</text:span><text:span text:style-name="_35_701">i</text:span><text:span text:style-name="_38_41">g</text:span><text:span text:style-name="_32_911">h</text:span><text:span text:style-name="_36_272">t</text:span><text:span text:style-name="_31_298">s</text:span><text:span text:style-name="_33_001">,</text:span><text:span text:style-name="_34_511"> </text:span><text:span text:style-name="_37_60">t</text:span><text:span text:style-name="_33_541">h</text:span><text:span text:style-name="_36_451">a</text:span><text:span text:style-name="_31_742">t</text:span><text:span text:style-name="_32_271"> </text:span><text:span text:style-name="_35_521">a</text:span><text:span text:style-name="_31_921">m</text:span><text:span text:style-name="_33_991">o</text:span><text:span text:style-name="_35_731">n</text:span><text:span text:style-name="_31_021">g</text:span><text:span text:style-name="_32_271"> </text:span><text:span text:style-name="_36_602">t</text:span><text:span text:style-name="_38_71">h</text:span><text:span text:style-name="_32_851">e</text:span><text:span text:style-name="_35_078">s</text:span><text:span text:style-name="_32_101">e</text:span><text:span text:style-name="_32_261"> </text:span><text:span text:style-name="_36_511">a</text:span><text:span text:style-name="_31_471">r</text:span><text:span text:style-name="_32_941">e</text:span><text:span text:style-name="_34_511"> </text:span><text:span text:style-name="_35_71">L</text:span><text:span text:style-name="_33_271">i</text:span><text:span text:style-name="_35_971">f</text:span><text:span text:style-name="_38_41">e</text:span><text:span text:style-name="_33_721">,</text:span><text:span text:style-name="_34_511"> </text:span><text:span text:style-name="_31_051">L</text:span><text:span text:style-name="_32_941">i</text:span><text:span text:style-name="_36_601">b</text:span><text:span text:style-name="_31_921">e</text:span><text:span text:style-name="_33_819">r</text:span><text:span text:style-name="_36_422">t</text:span><text:span text:style-name="_37_51">y</text:span><text:span text:style-name="_32_271"> </text:span><text:span text:style-name="_35_191">a</text:span><text:span text:style-name="_31_471">n</text:span><text:span text:style-name="_32_911">d</text:span><text:span text:style-name="_34_511"> </text:span><text:span text:style-name="_38_71">t</text:span><text:span text:style-name="_32_941">h</text:span><text:span text:style-name="_36_721">e</text:span><text:span text:style-name="_32_1"> </text:span><text:span text:style-name="_33_451">p</text:span><text:span text:style-name="_36_511">u</text:span><text:span text:style-name="_32_013">r</text:span><text:span text:style-name="_34_388">s</text:span><text:span text:style-name="_36_151">u</text:span><text:span text:style-name="_31_951">i</text:span><text:span text:style-name="_33_811">t</text:span><text:span text:style-name="_34_521"> </text:span><text:span text:style-name="_37_81">o</text:span><text:span text:style-name="_33_451">f</text:span><text:span text:style-name="_34_511"> </text:span><text:span text:style-name="_31_921">H</text:span><text:span text:style-name="_33_091">a</text:span><text:span text:style-name="_36_691">p</text:span><text:span text:style-name="_31_921">p</text:span><text:span text:style-name="_33_811">i</text:span><text:span text:style-name="_35_731">n</text:span><text:span text:style-name="_31_471">e</text:span><text:span text:style-name="_34_294">s</text:span><text:span text:style-name="_36_608">s</text:span><text:span text:style-name="_31_921">.</text:span>--<text:span text:style-name="_37_81">T</text:span><text:span text:style-name="_33_451">h</text:span><text:span text:style-name="_35_731">a</text:span><text:span text:style-name="_31_951">t</text:span><text:span text:style-name="_32_271"> </text:span><text:span text:style-name="_35_821">t</text:span><text:span text:style-name="_31_471">o</text:span><text:span text:style-name="_32_261"> </text:span><text:span text:style-name="_36_184">s</text:span><text:span text:style-name="_31_051">e</text:span><text:span text:style-name="_33_278">c</text:span><text:span text:style-name="_36_151">u</text:span><text:span text:style-name="_31_951">r</text:span><text:span text:style-name="_33_931">e</text:span><text:span text:style-name="_34_521"> </text:span><text:span text:style-name="_32_132">t</text:span><text:span text:style-name="_32_851">h</text:span><text:span text:style-name="_36_151">e</text:span><text:span text:style-name="_31_238">s</text:span><text:span text:style-name="_34_021">e</text:span><text:span text:style-name="_34_511"> </text:span><text:span text:style-name="_31_593">r</text:span><text:span text:style-name="_32_941">i</text:span><text:span text:style-name="_35_281">g</text:span><text:span text:style-name="_31_111">h</text:span><text:span text:style-name="_33_580">t</text:span><text:span text:style-name="_35_551">s</text:span><text:span text:style-name="_31_321">,</text:span><text:span text:style-name="_32_261"> </text:span><text:span text:style-name="_35_371">G</text:span><text:span text:style-name="_31_231">o</text:span><text:span text:style-name="_33_818">v</text:span><text:span text:style-name="_36_061">e</text:span><text:span text:style-name="_31_683">r</text:span><text:span text:style-name="_32_911">n</text:span><text:span text:style-name="_36_607">m</text:span><text:span text:style-name="_31_921">e</text:span><text:span text:style-name="_34_021">n</text:span><text:span text:style-name="_35_732">t</text:span><text:span text:style-name="_32_191">s</text:span><text:span text:style-name="_32_271"> </text:span><text:span text:style-name="_36_061">a</text:span><text:span text:style-name="_31_231">r</text:span><text:span text:style-name="_34_261">e</text:span><text:span text:style-name="_34_521"> </text:span><text:span text:style-name="_31_471">i</text:span><text:span text:style-name="_33_391">n</text:span><text:span text:style-name="_35_708">s</text:span><text:span text:style-name="_32_042">t</text:span><text:span text:style-name="_33_751">i</text:span><text:span text:style-name="_35_380">t</text:span><text:span text:style-name="_31_201">u</text:span><text:span text:style-name="_33_032">t</text:span><text:span text:style-name="_36_721">e</text:span><text:span text:style-name="_31_651">d</text:span><text:span text:style-name="_32_271"> </text:span><text:span text:style-name="_36_601">a</text:span><text:span text:style-name="_31_681">m</text:span><text:span text:style-name="_33_901">o</text:span><text:span text:style-name="_35_161">n</text:span><text:span text:style-name="_31_141">g</text:span><text:span text:style-name="_32_261"> </text:span><text:span text:style-name="_35_281">M</text:span><text:span text:style-name="_31_681">e</text:span><text:span text:style-name="_33_121">n</text:span><text:span text:style-name="_35_731">,</text:span><text:span text:style-name="_31_1"> </text:span><text:span text:style-name="_32_851">d</text:span><text:span text:style-name="_36_001">e</text:span><text:span text:style-name="_31_209">r</text:span><text:span text:style-name="_34_201">i</text:span><text:span text:style-name="_35_164">v</text:span><text:span text:style-name="_31_021">i</text:span><text:span text:style-name="_33_571">n</text:span><text:span text:style-name="_35_641">g</text:span><text:span text:style-name="_31_1"> </text:span><text:span text:style-name="_33_850">t</text:span><text:span text:style-name="_36_271">h</text:span><text:span text:style-name="_31_501">e</text:span><text:span text:style-name="_32_911">i</text:span><text:span text:style-name="_36_093">r</text:span><text:span text:style-name="_32_1"> </text:span><text:span text:style-name="_34_351">j</text:span><text:span text:style-name="_36_691">u</text:span><text:span text:style-name="_31_598">s</text:span><text:span text:style-name="_33_542">t</text:span><text:span text:style-name="_34_521"> </text:span><text:span text:style-name="_38_71">p</text:span><text:span text:style-name="_33_481">o</text:span><text:span text:style-name="_36_637">w</text:span><text:span text:style-name="_31_471">e</text:span><text:span text:style-name="_33_483">r</text:span><text:span text:style-name="_36_001">s</text:span><text:span text:style-name="_32_1"> </text:span><text:span text:style-name="_33_760">f</text:span><text:span text:style-name="_35_973">r</text:span><text:span text:style-name="_31_681">o</text:span><text:span text:style-name="_33_901">m</text:span><text:span text:style-name="_34_511"> </text:span><text:span text:style-name="_31_561">t</text:span><text:span text:style-name="_33_031">h</text:span><text:span text:style-name="_35_161">e</text:span><text:span text:style-name="_31_1"> </text:span><text:span text:style-name="_33_454">c</text:span><text:span text:style-name="_35_161">o</text:span><text:span text:style-name="_32_011">n</text:span><text:span text:style-name="_34_478">s</text:span><text:span text:style-name="_36_241">e</text:span><text:span text:style-name="_37_81">n</text:span><text:span text:style-name="_33_811">t</text:span><text:span text:style-name="_34_521"> </text:span><text:span text:style-name="_31_471">o</text:span><text:span text:style-name="_33_481">f</text:span><text:span text:style-name="_34_511"> </text:span><text:span text:style-name="_38_41">t</text:span><text:span text:style-name="_33_811">h</text:span><text:span text:style-name="_35_371">e</text:span><text:span text:style-name="_32_1"> </text:span><text:span text:style-name="_33_571">g</text:span><text:span text:style-name="_35_101">o</text:span><text:span text:style-name="_36_68">v</text:span><text:span text:style-name="_33_721">e</text:span><text:span text:style-name="_35_283">r</text:span><text:span text:style-name="_31_051">n</text:span><text:span text:style-name="_32_911">e</text:span><text:span text:style-name="_36_271">d</text:span><text:span text:style-name="_31_951">,</text:span><text:span text:style-name="_32_261"> </text:span>--<text:span text:style-name="_34_171">T</text:span><text:span text:style-name="_36_091">h</text:span><text:span text:style-name="_31_591">a</text:span><text:span text:style-name="_32_911">t</text:span><text:span text:style-name="_34_521"> </text:span><text:span text:style-name="_32_197">w</text:span><text:span text:style-name="_33_841">h</text:span><text:span text:style-name="_35_101">e</text:span><text:span text:style-name="_32_131">n</text:span><text:span text:style-name="_33_121">e</text:span><text:span text:style-name="_35_374">v</text:span><text:span text:style-name="_31_111">e</text:span><text:span text:style-name="_33_121">r</text:span><text:span text:style-name="_34_511"> </text:span><text:span text:style-name="_32_221">a</text:span><text:span text:style-name="_33_991">n</text:span><text:span text:style-name="_36_061">y</text:span><text:span text:style-name="_32_1"> </text:span><text:span text:style-name="_34_021">F</text:span><text:span text:style-name="_35_341">o</text:span><text:span text:style-name="_31_503">r</text:span><text:span text:style-name="_33_397">m</text:span><text:span text:style-name="_34_511"> </text:span><text:span text:style-name="_31_921">o</text:span><text:span text:style-name="_33_841">f</text:span><text:span text:style-name="_34_511"> </text:span><text:span text:style-name="_31_111">G</text:span><text:span text:style-name="_33_901">o</text:span><text:span text:style-name="_35_798">v</text:span><text:span text:style-name="_31_951">e</text:span><text:span text:style-name="_33_003">r</text:span><text:span text:style-name="_35_281">n</text:span><text:span text:style-name="_31_596">m</text:span><text:span text:style-name="_32_851">e</text:span><text:span text:style-name="_35_251">n</text:span><text:span text:style-name="_32_200">t</text:span><text:span text:style-name="_32_261"> </text:span><text:span text:style-name="_36_691">b</text:span><text:span text:style-name="_31_921">e</text:span><text:span text:style-name="_33_848">c</text:span><text:span text:style-name="_35_791">o</text:span><text:span text:style-name="_31_326">m</text:span><text:span text:style-name="_33_301">e</text:span><text:span text:style-name="_36_631">s</text:span><text:span text:style-name="_32_1"> </text:span><text:span text:style-name="_33_931">d</text:span><text:span text:style-name="_36_601">e</text:span><text:span text:style-name="_36_08">s</text:span><text:span text:style-name="_33_542">t</text:span><text:span text:style-name="_35_379">r</text:span><text:span text:style-name="_37_81">u</text:span><text:span text:style-name="_33_934">c</text:span><text:span text:style-name="_35_290">t</text:span><text:span text:style-name="_38_71">i</text:span><text:span text:style-name="_34_294">v</text:span><text:span text:style-name="_35_281">e</text:span><text:span text:style-name="_32_1"> </text:span><text:span text:style-name="_33_931">o</text:span><text:span text:style-name="_36_091">f</text:span><text:span text:style-name="_31_1"> </text:span><text:span text:style-name="_33_910">t</text:span><text:span text:style-name="_35_281">h</text:span><text:span text:style-name="_36_61">e</text:span><text:span text:style-name="_33_394">s</text:span><text:span text:style-name="_36_541">e</text:span><text:span text:style-name="_31_1"> </text:span><text:span text:style-name="_34_201">e</text:span><text:span text:style-name="_35_641">n</text:span><text:span text:style-name="_31_741">d</text:span><text:span text:style-name="_33_361">s</text:span><text:span text:style-name="_36_001">,</text:span><text:span text:style-name="_31_1"> </text:span><text:span text:style-name="_33_841">i</text:span><text:span text:style-name="_35_281">t</text:span><text:span text:style-name="_32_1"> </text:span><text:span text:style-name="_34_171">i</text:span><text:span text:style-name="_35_551">s</text:span><text:span text:style-name="_32_1"> </text:span><text:span text:style-name="_33_091">t</text:span><text:span text:style-name="_35_161">h</text:span><text:span text:style-name="_37_51">e</text:span><text:span text:style-name="_32_261"> </text:span><text:span text:style-name="_36_271">R</text:span><text:span text:style-name="_31_201">i</text:span><text:span text:style-name="_34_441">g</text:span><text:span text:style-name="_35_971">h</text:span><text:span text:style-name="_32_041">t</text:span><text:span text:style-name="_32_261"> </text:span><text:span text:style-name="_35_731">o</text:span><text:span text:style-name="_31_501">f</text:span><text:span text:style-name="_32_261"> </text:span><text:span text:style-name="_36_271">t</text:span><text:span text:style-name="_31_291">h</text:span><text:span text:style-name="_34_471">e</text:span><text:span text:style-name="_34_511"> </text:span><text:span text:style-name="_38_41">P</text:span><text:span text:style-name="_34_261">e</text:span><text:span text:style-name="_36_601">o</text:span><text:span text:style-name="_31_021">p</text:span><text:span text:style-name="_33_031">l</text:span><text:span text:style-name="_36_691">e</text:span><text:span text:style-name="_31_1"> </text:span><text:span text:style-name="_33_751">t</text:span><text:span text:style-name="_36_451">o</text:span><text:span text:style-name="_32_1"> </text:span><text:span text:style-name="_32_821">a</text:span><text:span text:style-name="_36_151">l</text:span><text:span text:style-name="_37_90">t</text:span><text:span text:style-name="_34_351">e</text:span><text:span text:style-name="_36_153">r</text:span><text:span text:style-name="_31_1"> </text:span><text:span text:style-name="_33_991">o</text:span><text:span text:style-name="_36_541">r</text:span><text:span text:style-name="_31_1"> </text:span><text:span text:style-name="_34_261">t</text:span><text:span text:style-name="_36_001">o</text:span><text:span text:style-name="_31_1"> </text:span><text:span text:style-name="_33_931">a</text:span><text:span text:style-name="_35_251">b</text:span><text:span text:style-name="_31_681">o</text:span><text:span text:style-name="_32_911">l</text:span><text:span text:style-name="_35_791">i</text:span><text:span text:style-name="_31_321">s</text:span><text:span text:style-name="_33_391">h</text:span><text:span text:style-name="_34_511"> </text:span><text:span text:style-name="_31_591">i</text:span><text:span text:style-name="_33_271">t</text:span><text:span text:style-name="_36_001">,</text:span><text:span text:style-name="_31_1"> </text:span><text:span text:style-name="_33_481">a</text:span><text:span text:style-name="_36_541">n</text:span><text:span text:style-name="_31_051">d</text:span><text:span text:style-name="_32_271"> </text:span><text:span text:style-name="_36_601">t</text:span><text:span text:style-name="_31_051">o</text:span><text:span text:style-name="_32_261"> </text:span><text:span text:style-name="_35_971">i</text:span><text:span text:style-name="_31_141">n</text:span><text:span text:style-name="_33_814">s</text:span><text:span text:style-name="_35_830">t</text:span><text:span text:style-name="_31_681">i</text:span><text:span text:style-name="_33_490">t</text:span><text:span text:style-name="_35_371">u</text:span><text:span text:style-name="_38_72">t</text:span><text:span text:style-name="_33_901">e</text:span><text:span text:style-name="_34_511"> </text:span><text:span text:style-name="_31_681">n</text:span><text:span text:style-name="_34_351">e</text:span><text:span text:style-name="_35_791">w</text:span><text:span text:style-name="_31_1"> </text:span><text:span text:style-name="_34_261">G</text:span><text:span text:style-name="_35_641">o</text:span><text:span text:style-name="_32_108">v</text:span><text:span text:style-name="_33_811">e</text:span><text:span text:style-name="_36_603">r</text:span><text:span text:style-name="_32_011">n</text:span><text:span text:style-name="_33_127">m</text:span><text:span text:style-name="_35_611">e</text:span><text:span text:style-name="_31_591">n</text:span><text:span text:style-name="_34_442">t</text:span><text:span text:style-name="_36_721">,</text:span><text:span text:style-name="_31_1"> </text:span><text:span text:style-name="_33_481">l</text:span><text:span text:style-name="_36_241">a</text:span><text:span text:style-name="_31_111">y</text:span><text:span text:style-name="_34_291">i</text:span><text:span text:style-name="_35_191">n</text:span><text:span text:style-name="_31_681">g</text:span><text:span text:style-name="_32_261"> </text:span><text:span text:style-name="_35_551">i</text:span><text:span text:style-name="_35_80">t</text:span><text:span text:style-name="_32_854">s</text:span><text:span text:style-name="_34_511"> </text:span><text:span text:style-name="_31_652">f</text:span><text:span text:style-name="_33_931">o</text:span><text:span text:style-name="_35_731">u</text:span><text:span text:style-name="_31_561">n</text:span><text:span text:style-name="_32_911">d</text:span><text:span text:style-name="_36_181">a</text:span><text:span text:style-name="_31_120">t</text:span><text:span text:style-name="_34_381">i</text:span><text:span text:style-name="_36_151">o</text:span><text:span text:style-name="_31_321">n</text:span><text:span text:style-name="_32_271"> </text:span><text:span text:style-name="_36_061">o</text:span><text:span text:style-name="_31_201">n</text:span><text:span text:style-name="_32_271"> </text:span><text:span text:style-name="_35_074">s</text:span><text:span text:style-name="_32_191">u</text:span><text:span text:style-name="_33_458">c</text:span><text:span text:style-name="_36_421">h</text:span><text:span text:style-name="_31_1"> </text:span><text:span text:style-name="_33_271">p</text:span><text:span text:style-name="_36_069">r</text:span><text:span text:style-name="_36_91">i</text:span><text:span text:style-name="_34_441">n</text:span><text:span text:style-name="_35_974">c</text:span><text:span text:style-name="_31_021">i</text:span><text:span text:style-name="_34_201">p</text:span><text:span text:style-name="_35_791">l</text:span><text:span text:style-name="_32_131">e</text:span><text:span text:style-name="_34_291">s</text:span><text:span text:style-name="_34_511"> </text:span><text:span text:style-name="_32_131">a</text:span><text:span text:style-name="_33_031">n</text:span><text:span text:style-name="_35_971">d</text:span><text:span text:style-name="_31_1"> </text:span><text:span text:style-name="_33_031">o</text:span><text:span text:style-name="_35_289">r</text:span><text:span text:style-name="_38_71">g</text:span><text:span text:style-name="_34_351">a</text:span><text:span text:style-name="_36_631">n</text:span><text:span text:style-name="_36_61">i</text:span><text:span text:style-name="_33_094">z</text:span><text:span text:style-name="_35_551">i</text:span><text:span text:style-name="_38_41">n</text:span><text:span text:style-name="_34_201">g</text:span><text:span text:style-name="_34_521"> </text:span><text:span text:style-name="_36_91">i</text:span><text:span text:style-name="_32_830">t</text:span><text:span text:style-name="_36_514">s</text:span><text:span text:style-name="_32_1"> </text:span><text:span text:style-name="_33_901">p</text:span><text:span text:style-name="_35_521">o</text:span><text:span text:style-name="_32_105">w</text:span><text:span text:style-name="_33_001">e</text:span><text:span text:style-name="_36_729">r</text:span><text:span text:style-name="_32_131">s</text:span><text:span text:style-name="_32_261"> </text:span><text:span text:style-name="_35_611">i</text:span><text:span text:style-name="_36_01">n</text:span><text:span text:style-name="_32_261"> </text:span><text:span text:style-name="_36_094">s</text:span><text:span text:style-name="_31_561">u</text:span><text:span text:style-name="_33_308">c</text:span><text:span text:style-name="_36_451">h</text:span><text:span text:style-name="_31_1"> </text:span><text:span text:style-name="_33_370">f</text:span><text:span text:style-name="_35_641">o</text:span><text:span text:style-name="_32_223">r</text:span><text:span text:style-name="_34_021">m</text:span><text:span text:style-name="_35_281">,</text:span><text:span text:style-name="_31_1"> </text:span><text:span text:style-name="_34_261">a</text:span><text:span text:style-name="_36_151">s</text:span><text:span text:style-name="_31_1"> </text:span><text:span text:style-name="_33_361">t</text:span><text:span text:style-name="_35_101">o</text:span><text:span text:style-name="_31_1"> </text:span><text:span text:style-name="_33_010">t</text:span><text:span text:style-name="_36_001">h</text:span><text:span text:style-name="_31_321">e</text:span><text:span text:style-name="_33_846">m</text:span><text:span text:style-name="_34_521"> </text:span><text:span text:style-name="_36_01">s</text:span><text:span text:style-name="_34_351">h</text:span><text:span text:style-name="_36_541">a</text:span><text:span text:style-name="_36_01">l</text:span><text:span text:style-name="_33_451">l</text:span><text:span text:style-name="_34_521"> </text:span><text:span text:style-name="_32_134">s</text:span><text:span text:style-name="_34_381">e</text:span><text:span text:style-name="_35_551">e</text:span><text:span text:style-name="_37_57">m</text:span><text:span text:style-name="_32_261"> </text:span><text:span text:style-name="_36_187">m</text:span><text:span text:style-name="_32_011">o</text:span><text:span text:style-name="_33_994">s</text:span><text:span text:style-name="_35_821">t</text:span><text:span text:style-name="_31_1"> </text:span><text:span text:style-name="_33_931">l</text:span><text:span text:style-name="_35_641">i</text:span><text:span text:style-name="_31_688">k</text:span><text:span text:style-name="_34_291">e</text:span><text:span text:style-name="_36_691">l</text:span><text:span text:style-name="_31_144">y</text:span><text:span text:style-name="_32_261"> </text:span><text:span text:style-name="_36_001">t</text:span><text:span text:style-name="_31_771">o</text:span><text:span text:style-name="_32_271"> </text:span><text:span text:style-name="_35_071">e</text:span><text:span text:style-name="_32_200">f</text:span><text:span text:style-name="_33_722">f</text:span><text:span text:style-name="_35_071">e</text:span><text:span text:style-name="_31_028">c</text:span><text:span text:style-name="_34_352">t</text:span><text:span text:style-name="_34_521"> </text:span><text:span text:style-name="_31_322">t</text:span><text:span text:style-name="_33_361">h</text:span><text:span text:style-name="_35_281">e</text:span><text:span text:style-name="_31_291">i</text:span><text:span text:style-name="_33_579">r</text:span><text:span text:style-name="_34_511"> </text:span><text:span text:style-name="_31_771">S</text:span><text:span text:style-name="_33_391">a</text:span><text:span text:style-name="_35_650">f</text:span><text:span text:style-name="_31_051">e</text:span><text:span text:style-name="_34_292">t</text:span><text:span text:style-name="_35_071">y</text:span><text:span text:style-name="_32_1"> </text:span><text:span text:style-name="_32_911">a</text:span><text:span text:style-name="_36_511">n</text:span><text:span text:style-name="_36_61">d</text:span><text:span text:style-name="_32_261"> </text:span><text:span text:style-name="_36_181">H</text:span><text:span text:style-name="_31_501">a</text:span><text:span text:style-name="_33_091">p</text:span><text:span text:style-name="_36_271">p</text:span><text:span text:style-name="_36_01">i</text:span><text:span text:style-name="_33_091">n</text:span><text:span text:style-name="_35_641">e</text:span><text:span text:style-name="_31_508">s</text:span><text:span text:style-name="_33_934">s</text:span><text:span text:style-name="_35_971">.</text:span><text:span text:style-name="_32_1"> </text:span><text:span text:style-name="_32_911">P</text:span><text:span text:style-name="_35_109">r</text:span><text:span text:style-name="_31_501">u</text:span><text:span text:style-name="_33_721">d</text:span><text:span text:style-name="_35_731">e</text:span><text:span text:style-name="_31_051">n</text:span><text:span text:style-name="_33_454">c</text:span><text:span text:style-name="_36_511">e</text:span><text:span text:style-name="_32_101">,</text:span><text:span text:style-name="_32_271"> </text:span><text:span text:style-name="_35_821">i</text:span><text:span text:style-name="_36_01">n</text:span><text:span text:style-name="_33_991">d</text:span><text:span text:style-name="_36_691">e</text:span><text:span text:style-name="_31_681">e</text:span><text:span text:style-name="_33_091">d</text:span><text:span text:style-name="_35_191">,</text:span><text:span text:style-name="_31_1"> </text:span><text:span text:style-name="_32_821">w</text:span><text:span text:style-name="_36_511">i</text:span><text:span text:style-name="_31_651">l</text:span><text:span text:style-name="_33_121">l</text:span><text:span text:style-name="_34_511"> </text:span><text:span text:style-name="_37_51">d</text:span><text:span text:style-name="_34_351">i</text:span><text:span text:style-name="_35_648">c</text:span><text:span text:style-name="_31_502">t</text:span><text:span text:style-name="_33_121">a</text:span><text:span text:style-name="_35_551">t</text:span><text:span text:style-name="_32_011">e</text:span><text:span text:style-name="_32_261"> </text:span><text:span text:style-name="_35_102">t</text:span><text:span text:style-name="_32_011">h</text:span><text:span text:style-name="_33_901">a</text:span><text:span text:style-name="_35_290">t</text:span><text:span text:style-name="_31_1"> </text:span><text:span text:style-name="_33_901">G</text:span><text:span text:style-name="_36_541">o</text:span><text:span text:style-name="_31_958">v</text:span><text:span text:style-name="_34_441">e</text:span><text:span text:style-name="_35_193">r</text:span><text:span text:style-name="_36_91">n</text:span><text:span text:style-name="_32_856">m</text:span><text:span text:style-name="_35_701">e</text:span><text:span text:style-name="_32_011">n</text:span><text:span text:style-name="_33_280">t</text:span><text:span text:style-name="_35_191">s</text:span><text:span text:style-name="_32_1"> </text:span><text:span text:style-name="_33_301">l</text:span><text:span text:style-name="_35_251">o</text:span><text:span text:style-name="_38_41">n</text:span><text:span text:style-name="_32_851">g</text:span><text:span text:style-name="_34_511"> </text:span><text:span text:style-name="_36_91">e</text:span><text:span text:style-name="_33_308">s</text:span><text:span text:style-name="_35_552">t</text:span><text:span text:style-name="_31_141">a</text:span><text:span text:style-name="_34_021">b</text:span><text:span text:style-name="_35_731">l</text:span><text:span text:style-name="_31_921">i</text:span><text:span text:style-name="_33_121">s</text:span><text:span text:style-name="_36_541">h</text:span><text:span text:style-name="_31_471">e</text:span><text:span text:style-name="_32_911">d</text:span><text:span text:style-name="_34_521"> </text:span><text:span text:style-name="_31_141">s</text:span><text:span text:style-name="_34_021">h</text:span><text:span text:style-name="_35_701">o</text:span><text:span text:style-name="_31_921">u</text:span><text:span text:style-name="_33_541">l</text:span><text:span text:style-name="_35_701">d</text:span><text:span text:style-name="_32_1"> </text:span><text:span text:style-name="_34_381">n</text:span><text:span text:style-name="_35_071">o</text:span><text:span text:style-name="_31_021">t</text:span><text:span text:style-name="_32_261"> </text:span><text:span text:style-name="_36_061">b</text:span><text:span text:style-name="_31_471">e</text:span><text:span text:style-name="_32_261"> </text:span><text:span text:style-name="_35_251">c</text:span><text:span text:style-name="_36_01">h</text:span><text:span text:style-name="_33_361">a</text:span><text:span text:style-name="_35_641">n</text:span><text:span text:style-name="_31_231">g</text:span><text:span text:style-name="_33_121">e</text:span><text:span text:style-name="_36_061">d</text:span><text:span text:style-name="_32_1"> </text:span><text:span text:style-name="_32_852">f</text:span><text:span text:style-name="_35_251">o</text:span><text:span text:style-name="_31_479">r</text:span><text:span text:style-name="_32_271"> </text:span><text:span text:style-name="_35_281">l</text:span><text:span text:style-name="_31_771">i</text:span><text:span text:style-name="_33_481">g</text:span><text:span text:style-name="_35_551">h</text:span><text:span text:style-name="_31_741">t</text:span><text:span text:style-name="_32_271"> </text:span><text:span text:style-name="_36_001">a</text:span><text:span text:style-name="_37_51">n</text:span><text:span text:style-name="_34_291">d</text:span><text:span text:style-name="_34_521"> </text:span><text:span text:style-name="_31_472">t</text:span><text:span text:style-name="_32_829">r</text:span><text:span text:style-name="_35_731">a</text:span><text:span text:style-name="_32_011">n</text:span><text:span text:style-name="_33_098">s</text:span><text:span text:style-name="_35_701">i</text:span><text:span text:style-name="_31_561">e</text:span><text:span text:style-name="_34_441">n</text:span><text:span text:style-name="_35_162">t</text:span><text:span text:style-name="_32_1"> </text:span><text:span text:style-name="_33_398">c</text:span><text:span text:style-name="_36_451">a</text:span><text:span text:style-name="_32_191">u</text:span><text:span text:style-name="_33_124">s</text:span><text:span text:style-name="_36_061">e</text:span><text:span text:style-name="_32_131">s</text:span><text:span text:style-name="_33_121">;</text:span><text:span text:style-name="_34_511"> </text:span><text:span text:style-name="_31_501">a</text:span><text:span text:style-name="_33_121">n</text:span><text:span text:style-name="_35_971">d</text:span><text:span text:style-name="_31_1"> </text:span><text:span text:style-name="_33_811">a</text:span><text:span text:style-name="_35_554">c</text:span><text:span text:style-name="_31_298">c</text:span><text:span text:style-name="_33_841">o</text:span><text:span text:style-name="_35_793">r</text:span><text:span text:style-name="_31_681">d</text:span><text:span text:style-name="_34_261">i</text:span><text:span text:style-name="_35_101">n</text:span><text:span text:style-name="_31_921">g</text:span><text:span text:style-name="_32_851">l</text:span><text:span text:style-name="_36_068">y</text:span><text:span text:style-name="_32_1"> </text:span><text:span text:style-name="_34_471">a</text:span><text:span text:style-name="_35_731">l</text:span><text:span text:style-name="_31_921">l</text:span><text:span text:style-name="_32_261"> </text:span><text:span text:style-name="_35_791">e</text:span><text:span text:style-name="_31_144">x</text:span><text:span text:style-name="_33_751">p</text:span><text:span text:style-name="_36_001">e</text:span><text:span text:style-name="_31_509">r</text:span><text:span text:style-name="_33_301">i</text:span><text:span text:style-name="_36_691">e</text:span><text:span text:style-name="_31_291">n</text:span><text:span text:style-name="_33_541">c</text:span><text:span text:style-name="_35_611">e</text:span><text:span text:style-name="_32_1"> </text:span><text:span text:style-name="_33_991">h</text:span><text:span text:style-name="_36_601">a</text:span><text:span text:style-name="_31_561">t</text:span><text:span text:style-name="_34_171">h</text:span><text:span text:style-name="_34_511"> </text:span><text:span text:style-name="_36_04">s</text:span><text:span text:style-name="_32_851">h</text:span><text:span text:style-name="_35_971">e</text:span><text:span text:style-name="_31_207">w</text:span><text:span text:style-name="_32_911">n</text:span><text:span text:style-name="_36_151">,</text:span><text:span text:style-name="_31_1"> </text:span><text:span text:style-name="_33_100">t</text:span><text:span text:style-name="_35_341">h</text:span><text:span text:style-name="_31_321">a</text:span><text:span text:style-name="_32_942">t</text:span><text:span text:style-name="_34_521"> </text:span><text:span text:style-name="_32_191">h</text:span><text:span text:style-name="_34_441">u</text:span><text:span text:style-name="_36_006">m</text:span><text:span text:style-name="_31_681">a</text:span><text:span text:style-name="_33_301">n</text:span><text:span text:style-name="_35_618">k</text:span><text:span text:style-name="_36_61">i</text:span><text:span text:style-name="_34_441">n</text:span><text:span text:style-name="_36_601">d</text:span><text:span text:style-name="_31_1"> </text:span><text:span text:style-name="_33_931">a</text:span><text:span text:style-name="_35_971">r</text:span><text:span text:style-name="_32_191">e</text:span><text:span text:style-name="_32_271"> </text:span><text:span text:style-name="_36_276">m</text:span><text:span text:style-name="_31_201">o</text:span><text:span text:style-name="_34_389">r</text:span><text:span text:style-name="_36_001">e</text:span><text:span text:style-name="_32_1"> </text:span><text:span text:style-name="_33_391">d</text:span><text:span text:style-name="_35_521">i</text:span><text:span text:style-name="_31_148">s</text:span><text:span text:style-name="_33_901">p</text:span><text:span text:style-name="_36_091">o</text:span><text:span text:style-name="_31_114">s</text:span><text:span text:style-name="_33_451">e</text:span><text:span text:style-name="_36_271">d</text:span><text:span text:style-name="_32_1"> </text:span><text:span text:style-name="_34_261">t</text:span><text:span text:style-name="_35_281">o</text:span><text:span text:style-name="_31_1"> </text:span><text:span text:style-name="_33_754">s</text:span><text:span text:style-name="_35_191">u</text:span><text:span text:style-name="_31_480">f</text:span><text:span text:style-name="_34_172">f</text:span><text:span text:style-name="_36_091">e</text:span><text:span text:style-name="_36_09">r</text:span><text:span text:style-name="_34_261">,</text:span><text:span text:style-name="_34_521"> </text:span><text:span text:style-name="_32_191">w</text:span><text:span text:style-name="_32_821">h</text:span><text:span text:style-name="_36_541">i</text:span><text:span text:style-name="_31_111">l</text:span><text:span text:style-name="_32_941">e</text:span><text:span text:style-name="_34_511"> </text:span><text:span text:style-name="_31_591">e</text:span><text:span text:style-name="_33_458">v</text:span><text:span text:style-name="_35_521">i</text:span><text:span text:style-name="_31_141">l</text:span><text:span text:style-name="_33_304">s</text:span><text:span text:style-name="_34_521"> </text:span><text:span text:style-name="_31_141">a</text:span><text:span text:style-name="_32_821">r</text:span><text:span text:style-name="_36_421">e</text:span><text:span text:style-name="_32_1"> </text:span><text:span text:style-name="_33_548">s</text:span><text:span text:style-name="_36_271">u</text:span><text:span text:style-name="_36_02">f</text:span><text:span text:style-name="_34_000">f</text:span><text:span text:style-name="_36_721">e</text:span><text:span text:style-name="_31_923">r</text:span><text:span text:style-name="_33_121">a</text:span><text:span text:style-name="_35_611">b</text:span><text:span text:style-name="_31_561">l</text:span><text:span text:style-name="_34_201">e</text:span><text:span text:style-name="_35_191">,</text:span><text:span text:style-name="_32_1"> </text:span><text:span text:style-name="_33_751">t</text:span><text:span text:style-name="_35_191">h</text:span><text:span text:style-name="_31_681">a</text:span><text:span text:style-name="_33_301">n</text:span><text:span text:style-name="_34_521"> </text:span><text:span text:style-name="_36_01">t</text:span><text:span text:style-name="_32_911">o</text:span><text:span text:style-name="_34_521"> </text:span><text:span text:style-name="_31_683">r</text:span><text:span text:style-name="_34_291">i</text:span><text:span text:style-name="_36_421">g</text:span><text:span text:style-name="_32_041">h</text:span><text:span text:style-name="_33_760">t</text:span><text:span text:style-name="_34_521"> </text:span><text:span text:style-name="_31_330">t</text:span><text:span text:style-name="_33_301">h</text:span><text:span text:style-name="_35_101">e</text:span><text:span text:style-name="_31_956">m</text:span><text:span text:style-name="_34_204">s</text:span><text:span text:style-name="_35_161">e</text:span><text:span text:style-name="_36_61">l</text:span><text:span text:style-name="_32_858">v</text:span><text:span text:style-name="_36_271">e</text:span><text:span text:style-name="_37_81">s</text:span><text:span text:style-name="_32_271"> </text:span><text:span text:style-name="_36_601">b</text:span><text:span text:style-name="_31_291">y</text:span><text:span text:style-name="_32_261"> </text:span><text:span text:style-name="_35_701">a</text:span><text:span text:style-name="_31_501">b</text:span><text:span text:style-name="_33_091">o</text:span><text:span text:style-name="_36_241">l</text:span><text:span text:style-name="_36_91">i</text:span><text:span text:style-name="_33_931">s</text:span><text:span text:style-name="_35_701">h</text:span><text:span text:style-name="_38_41">i</text:span><text:span text:style-name="_33_991">n</text:span><text:span text:style-name="_36_271">g</text:span><text:span text:style-name="_31_1"> </text:span><text:span text:style-name="_33_571">t</text:span><text:span text:style-name="_36_691">h</text:span><text:span text:style-name="_32_101">e</text:span><text:span text:style-name="_32_261"> </text:span><text:span text:style-name="_35_170">f</text:span><text:span text:style-name="_36_91">o</text:span><text:span text:style-name="_34_293">r</text:span><text:span text:style-name="_36_637">m</text:span><text:span text:style-name="_32_104">s</text:span><text:span text:style-name="_32_271"> </text:span><text:span text:style-name="_35_731">t</text:span><text:span text:style-name="_32_191">o</text:span><text:span text:style-name="_32_261"> </text:span><text:span text:style-name="_36_277">w</text:span><text:span text:style-name="_31_921">h</text:span><text:span text:style-name="_34_201">i</text:span><text:span text:style-name="_36_634">c</text:span><text:span text:style-name="_32_041">h</text:span><text:span text:style-name="_32_261"> </text:span><text:span text:style-name="_36_100">t</text:span><text:span text:style-name="_31_951">h</text:span><text:span text:style-name="_33_091">e</text:span><text:span text:style-name="_36_694">y</text:span><text:span text:style-name="_32_1"> </text:span><text:span text:style-name="_34_471">a</text:span><text:span text:style-name="_36_181">r</text:span><text:span text:style-name="_32_041">e</text:span><text:span text:style-name="_32_261"> </text:span><text:span text:style-name="_36_421">a</text:span><text:span text:style-name="_36_68">c</text:span><text:span text:style-name="_34_444">c</text:span><text:span text:style-name="_35_191">u</text:span><text:span text:style-name="_31_688">s</text:span><text:span text:style-name="_34_022">t</text:span><text:span text:style-name="_35_191">o</text:span><text:span text:style-name="_31_111">m</text:span><text:span text:style-name="_33_901">e</text:span><text:span text:style-name="_35_791">d</text:span><text:span text:style-name="_38_41">.</text:span><text:span text:style-name="_32_261"> </text:span><text:span text:style-name="_36_721">B</text:span><text:span text:style-name="_31_051">u</text:span><text:span text:style-name="_34_381">t</text:span><text:span text:style-name="_34_511"> </text:span><text:span text:style-name="_31_951">w</text:span><text:span text:style-name="_33_361">h</text:span><text:span text:style-name="_35_971">e</text:span><text:span text:style-name="_31_651">n</text:span><text:span text:style-name="_32_261"> </text:span><text:span text:style-name="_35_551">a</text:span><text:span text:style-name="_32_1"> </text:span><text:span text:style-name="_34_381">l</text:span><text:span text:style-name="_36_721">o</text:span><text:span text:style-name="_32_011">n</text:span><text:span text:style-name="_33_391">g</text:span><text:span text:style-name="_34_521"> </text:span><text:span text:style-name="_36_92">t</text:span><text:span text:style-name="_33_489">r</text:span><text:span text:style-name="_36_271">a</text:span><text:span text:style-name="_31_201">i</text:span><text:span text:style-name="_33_361">n</text:span><text:span text:style-name="_34_511"> </text:span><text:span text:style-name="_31_561">o</text:span><text:span text:style-name="_34_171">f</text:span><text:span text:style-name="_34_521"> </text:span><text:span text:style-name="_31_651">a</text:span><text:span text:style-name="_33_811">b</text:span><text:span text:style-name="_35_191">u</text:span><text:span text:style-name="_32_104">s</text:span><text:span text:style-name="_33_391">e</text:span><text:span text:style-name="_36_518">s</text:span><text:span text:style-name="_32_1"> </text:span><text:span text:style-name="_33_541">a</text:span><text:span text:style-name="_36_001">n</text:span><text:span text:style-name="_31_921">d</text:span><text:span text:style-name="_32_271"> </text:span><text:span text:style-name="_36_001">u</text:span><text:span text:style-name="_36_08">s</text:span><text:span text:style-name="_34_021">u</text:span><text:span text:style-name="_36_423">r</text:span><text:span text:style-name="_31_111">p</text:span><text:span text:style-name="_34_351">a</text:span><text:span text:style-name="_35_710">t</text:span><text:span text:style-name="_31_471">i</text:span><text:span text:style-name="_34_021">o</text:span><text:span text:style-name="_36_001">n</text:span><text:span text:style-name="_36_94">s</text:span><text:span text:style-name="_34_351">,</text:span><text:span text:style-name="_34_521"> </text:span><text:span text:style-name="_31_201">p</text:span><text:span text:style-name="_33_811">u</text:span><text:span text:style-name="_35_109">r</text:span><text:span text:style-name="_32_104">s</text:span><text:span text:style-name="_34_291">u</text:span><text:span text:style-name="_35_611">i</text:span><text:span text:style-name="_32_101">n</text:span><text:span text:style-name="_34_381">g</text:span><text:span text:style-name="_34_521"> </text:span><text:span text:style-name="_31_591">i</text:span><text:span text:style-name="_34_441">n</text:span><text:span text:style-name="_35_284">v</text:span><text:span text:style-name="_31_051">a</text:span><text:span text:style-name="_34_209">r</text:span><text:span text:style-name="_36_421">i</text:span><text:span text:style-name="_36_01">a</text:span><text:span text:style-name="_33_571">b</text:span><text:span text:style-name="_35_641">l</text:span><text:span text:style-name="_31_771">y</text:span><text:span text:style-name="_32_271"> </text:span><text:span text:style-name="_36_061">t</text:span><text:span text:style-name="_31_741">h</text:span><text:span text:style-name="_34_291">e</text:span><text:span text:style-name="_34_521"> </text:span><text:span text:style-name="_31_958">s</text:span><text:span text:style-name="_34_441">a</text:span><text:span text:style-name="_36_156">m</text:span><text:span text:style-name="_32_131">e</text:span><text:span text:style-name="_32_271"> </text:span><text:span text:style-name="_35_641">O</text:span><text:span text:style-name="_35_71">b</text:span><text:span text:style-name="_33_841">j</text:span><text:span text:style-name="_36_691">e</text:span><text:span text:style-name="_32_044">c</text:span><text:span text:style-name="_32_830">t</text:span><text:span text:style-name="_34_511"> </text:span><text:span text:style-name="_32_131">e</text:span><text:span text:style-name="_34_388">v</text:span><text:span text:style-name="_35_191">i</text:span><text:span text:style-name="_32_191">n</text:span><text:span text:style-name="_33_304">c</text:span><text:span text:style-name="_35_521">e</text:span><text:span text:style-name="_31_471">s</text:span><text:span text:style-name="_32_271"> </text:span><text:span text:style-name="_35_341">a</text:span><text:span text:style-name="_32_1"> </text:span><text:span text:style-name="_33_751">d</text:span><text:span text:style-name="_36_601">e</text:span><text:span text:style-name="_31_321">s</text:span><text:span text:style-name="_33_811">i</text:span><text:span text:style-name="_35_191">g</text:span><text:span text:style-name="_36_01">n</text:span><text:span text:style-name="_32_271"> </text:span><text:span text:style-name="_36_061">t</text:span><text:span text:style-name="_31_291">o</text:span><text:span text:style-name="_32_261"> </text:span><text:span text:style-name="_36_543">r</text:span><text:span text:style-name="_32_101">e</text:span><text:span text:style-name="_33_811">d</text:span><text:span text:style-name="_36_181">u</text:span><text:span text:style-name="_31_328">c</text:span><text:span text:style-name="_32_911">e</text:span><text:span text:style-name="_34_511"> </text:span><text:span text:style-name="_31_472">t</text:span><text:span text:style-name="_34_171">h</text:span><text:span text:style-name="_36_631">e</text:span><text:span text:style-name="_31_207">m</text:span><text:span text:style-name="_32_271"> </text:span><text:span text:style-name="_35_281">u</text:span><text:span text:style-name="_35_71">n</text:span><text:span text:style-name="_33_481">d</text:span><text:span text:style-name="_35_611">e</text:span><text:span text:style-name="_31_951">r</text:span><text:span text:style-name="_32_271"> </text:span><text:span text:style-name="_35_101">a</text:span><text:span text:style-name="_32_101">b</text:span><text:span text:style-name="_32_828">s</text:span><text:span text:style-name="_36_271">o</text:span><text:span text:style-name="_38_71">l</text:span><text:span text:style-name="_32_821">u</text:span><text:span text:style-name="_36_182">t</text:span><text:span text:style-name="_31_651">e</text:span><text:span text:style-name="_32_261"> </text:span><text:span text:style-name="_35_251">D</text:span><text:span text:style-name="_31_591">e</text:span><text:span text:style-name="_32_858">s</text:span><text:span text:style-name="_36_061">p</text:span><text:span text:style-name="_31_501">o</text:span><text:span text:style-name="_34_352">t</text:span><text:span text:style-name="_35_731">i</text:span><text:span text:style-name="_31_328">s</text:span><text:span text:style-name="_33_726">m</text:span><text:span text:style-name="_36_511">,</text:span><text:span text:style-name="_31_1"> </text:span><text:span text:style-name="_33_031">i</text:span><text:span text:style-name="_35_821">t</text:span><text:span text:style-name="_31_1"> </text:span><text:span text:style-name="_33_301">i</text:span><text:span text:style-name="_35_341">s</text:span><text:span text:style-name="_32_1"> </text:span><text:span text:style-name="_33_122">t</text:span><text:span text:style-name="_35_371">h</text:span><text:span text:style-name="_38_71">e</text:span><text:span text:style-name="_33_751">i</text:span><text:span text:style-name="_35_829">r</text:span><text:span text:style-name="_32_1"> </text:span><text:span text:style-name="_33_543">r</text:span><text:span text:style-name="_35_821">i</text:span><text:span text:style-name="_31_591">g</text:span><text:span text:style-name="_32_851">h</text:span><text:span text:style-name="_35_800">t</text:span><text:span text:style-name="_31_051">,</text:span><text:span text:style-name="_32_261"> </text:span><text:span text:style-name="_35_251">i</text:span><text:span text:style-name="_31_291">t</text:span><text:span text:style-name="_32_271"> </text:span><text:span text:style-name="_35_071">i</text:span><text:span text:style-name="_32_191">s</text:span><text:span text:style-name="_32_271"> </text:span><text:span text:style-name="_35_110">t</text:span><text:span text:style-name="_31_291">h</text:span><text:span text:style-name="_33_751">e</text:span><text:span text:style-name="_36_271">i</text:span><text:span text:style-name="_31_773">r</text:span><text:span text:style-name="_32_261"> </text:span><text:span text:style-name="_35_281">d</text:span><text:span text:style-name="_31_741">u</text:span><text:span text:style-name="_34_292">t</text:span><text:span text:style-name="_35_828">y</text:span><text:span text:style-name="_32_041">,</text:span><text:span text:style-name="_32_261"> </text:span><text:span text:style-name="_35_521">t</text:span><text:span text:style-name="_31_051">o</text:span><text:span text:style-name="_32_261"> </text:span><text:span text:style-name="_36_160">t</text:span><text:span text:style-name="_35_71">h</text:span><text:span text:style-name="_32_853">r</text:span><text:span text:style-name="_36_631">o</text:span><text:span text:style-name="_36_01">w</text:span><text:span text:style-name="_32_261"> </text:span><text:span text:style-name="_35_191">o</text:span><text:span text:style-name="_32_012">f</text:span><text:span text:style-name="_33_100">f</text:span><text:span text:style-name="_34_521"> </text:span><text:span text:style-name="_36_64">s</text:span><text:span text:style-name="_33_031">u</text:span><text:span text:style-name="_35_108">c</text:span><text:span text:style-name="_32_041">h</text:span><text:span text:style-name="_32_261"> </text:span><text:span text:style-name="_36_631">G</text:span><text:span text:style-name="_36_01">o</text:span><text:span text:style-name="_33_758">v</text:span><text:span text:style-name="_36_631">e</text:span><text:span text:style-name="_32_193">r</text:span><text:span text:style-name="_33_451">n</text:span><text:span text:style-name="_35_196">m</text:span><text:span text:style-name="_36_61">e</text:span><text:span text:style-name="_33_091">n</text:span><text:span text:style-name="_36_160">t</text:span><text:span text:style-name="_32_011">,</text:span><text:span text:style-name="_32_261"> </text:span><text:span text:style-name="_36_421">a</text:span><text:span text:style-name="_36_91">n</text:span><text:span text:style-name="_33_841">d</text:span><text:span text:style-name="_34_521"> </text:span><text:span text:style-name="_36_01">t</text:span><text:span text:style-name="_34_351">o</text:span><text:span text:style-name="_34_521"> </text:span><text:span text:style-name="_36_91">p</text:span><text:span text:style-name="_33_933">r</text:span><text:span text:style-name="_35_281">o</text:span><text:span text:style-name="_31_208">v</text:span><text:span text:style-name="_34_381">i</text:span><text:span text:style-name="_35_701">d</text:span><text:span text:style-name="_37_81">e</text:span><text:span text:style-name="_32_271"> </text:span><text:span text:style-name="_36_721">n</text:span><text:span text:style-name="_31_741">e</text:span><text:span text:style-name="_33_001">w</text:span><text:span text:style-name="_34_511"> </text:span><text:span text:style-name="_38_71">G</text:span><text:span text:style-name="_34_351">u</text:span><text:span text:style-name="_36_601">a</text:span><text:span text:style-name="_31_659">r</text:span><text:span text:style-name="_33_901">d</text:span><text:span text:style-name="_36_514">s</text:span><text:span text:style-name="_32_1"> </text:span><text:span text:style-name="_33_310">f</text:span><text:span text:style-name="_35_521">o</text:span><text:span text:style-name="_31_203">r</text:span><text:span text:style-name="_32_271"> </text:span><text:span text:style-name="_36_062">t</text:span><text:span text:style-name="_38_71">h</text:span><text:span text:style-name="_33_031">e</text:span><text:span text:style-name="_36_181">i</text:span><text:span text:style-name="_35_79">r</text:span><text:span text:style-name="_32_271"> </text:span><text:span text:style-name="_36_520">f</text:span><text:span text:style-name="_31_291">u</text:span><text:span text:style-name="_33_992">t</text:span><text:span text:style-name="_36_271">u</text:span><text:span text:style-name="_35_71">r</text:span><text:span text:style-name="_32_821">e</text:span><text:span text:style-name="_34_511"> </text:span><text:span text:style-name="_37_84">s</text:span><text:span text:style-name="_33_271">e</text:span><text:span text:style-name="_35_168">c</text:span><text:span text:style-name="_31_111">u</text:span><text:span text:style-name="_33_459">r</text:span><text:span text:style-name="_35_551">i</text:span><text:span text:style-name="_32_192">t</text:span><text:span text:style-name="_33_754">y</text:span><text:span text:style-name="_36_091">.</text:span>--<text:span text:style-name="_35_641">S</text:span><text:span text:style-name="_32_191">u</text:span><text:span text:style-name="_34_178">c</text:span><text:span text:style-name="_35_341">h</text:span><text:span text:style-name="_32_1"> </text:span><text:span text:style-name="_34_291">h</text:span><text:span text:style-name="_35_971">a</text:span><text:span text:style-name="_31_561">s</text:span><text:span text:style-name="_32_261"> </text:span><text:span text:style-name="_36_181">b</text:span><text:span text:style-name="_32_191">e</text:span><text:span text:style-name="_34_291">e</text:span><text:span text:style-name="_35_341">n</text:span><text:span text:style-name="_32_1"> </text:span><text:span text:style-name="_33_991">t</text:span><text:span text:style-name="_35_341">h</text:span><text:span text:style-name="_31_231">e</text:span><text:span text:style-name="_32_271"> </text:span><text:span text:style-name="_35_281">p</text:span><text:span text:style-name="_32_011">a</text:span><text:span text:style-name="_34_300">t</text:span><text:span text:style-name="_35_371">i</text:span><text:span text:style-name="_36_01">e</text:span><text:span text:style-name="_33_391">n</text:span><text:span text:style-name="_35_372">t</text:span><text:span text:style-name="_32_1"> </text:span><text:span text:style-name="_33_758">s</text:span><text:span text:style-name="_35_551">u</text:span><text:span text:style-name="_31_682">f</text:span><text:span text:style-name="_33_400">f</text:span><text:span text:style-name="_35_971">e</text:span><text:span text:style-name="_38_73">r</text:span><text:span text:style-name="_33_451">a</text:span><text:span text:style-name="_35_371">n</text:span><text:span text:style-name="_31_651">c</text:span><text:span text:style-name="_33_751">e</text:span><text:span text:style-name="_34_521"> </text:span><text:span text:style-name="_31_561">o</text:span><text:span text:style-name="_33_091">f</text:span><text:span text:style-name="_34_511"> </text:span><text:span text:style-name="_37_60">t</text:span><text:span text:style-name="_33_931">h</text:span><text:span text:style-name="_35_071">e</text:span><text:span text:style-name="_36_04">s</text:span><text:span text:style-name="_34_381">e</text:span><text:span text:style-name="_34_511"> </text:span><text:span text:style-name="_38_71">C</text:span><text:span text:style-name="_34_471">o</text:span><text:span text:style-name="_35_701">l</text:span><text:span text:style-name="_31_951">o</text:span><text:span text:style-name="_32_911">n</text:span><text:span text:style-name="_36_451">i</text:span><text:span text:style-name="_32_191">e</text:span><text:span text:style-name="_33_031">s</text:span><text:span text:style-name="_35_701">;</text:span><text:span text:style-name="_31_1"> </text:span><text:span text:style-name="_33_721">a</text:span><text:span text:style-name="_35_791">n</text:span><text:span text:style-name="_31_741">d</text:span><text:span text:style-name="_32_271"> </text:span><text:span text:style-name="_36_728">s</text:span><text:span text:style-name="_32_011">u</text:span><text:span text:style-name="_33_304">c</text:span><text:span text:style-name="_35_371">h</text:span><text:span text:style-name="_32_1"> </text:span><text:span text:style-name="_33_031">i</text:span><text:span text:style-name="_35_791">s</text:span><text:span text:style-name="_32_1"> </text:span><text:span text:style-name="_34_441">n</text:span><text:span text:style-name="_36_181">o</text:span><text:span text:style-name="_31_771">w</text:span><text:span text:style-name="_32_261"> </text:span><text:span text:style-name="_35_611">t</text:span><text:span text:style-name="_32_221">h</text:span><text:span text:style-name="_33_751">e</text:span><text:span text:style-name="_34_521"> </text:span><text:span text:style-name="_31_141">n</text:span><text:span text:style-name="_33_571">e</text:span><text:span text:style-name="_36_244">c</text:span><text:span text:style-name="_31_501">e</text:span><text:span text:style-name="_33_368">s</text:span><text:span text:style-name="_35_708">s</text:span><text:span text:style-name="_36_01">i</text:span><text:span text:style-name="_33_842">t</text:span><text:span text:style-name="_35_821">y</text:span><text:span text:style-name="_32_1"> </text:span><text:span text:style-name="_34_177">w</text:span><text:span text:style-name="_35_611">h</text:span><text:span text:style-name="_31_111">i</text:span><text:span text:style-name="_33_904">c</text:span><text:span text:style-name="_35_521">h</text:span><text:span text:style-name="_31_1"> </text:span><text:span text:style-name="_33_844">c</text:span><text:span text:style-name="_36_631">o</text:span><text:span text:style-name="_31_051">n</text:span><text:span text:style-name="_33_548">s</text:span><text:span text:style-name="_36_272">t</text:span><text:span text:style-name="_31_059">r</text:span><text:span text:style-name="_34_261">a</text:span><text:span text:style-name="_36_451">i</text:span><text:span text:style-name="_38_71">n</text:span><text:span text:style-name="_34_171">s</text:span><text:span text:style-name="_34_521"> </text:span><text:span text:style-name="_31_142">t</text:span><text:span text:style-name="_33_751">h</text:span><text:span text:style-name="_35_971">e</text:span><text:span text:style-name="_32_137">m</text:span><text:span text:style-name="_32_261"> </text:span><text:span text:style-name="_35_281">t</text:span><text:span text:style-name="_31_471">o</text:span><text:span text:style-name="_32_261"> </text:span><text:span text:style-name="_35_521">a</text:span><text:span text:style-name="_36_01">l</text:span><text:span text:style-name="_33_542">t</text:span><text:span text:style-name="_36_241">e</text:span><text:span text:style-name="_32_109">r</text:span><text:span text:style-name="_32_271"> </text:span><text:span text:style-name="_35_282">t</text:span><text:span text:style-name="_31_771">h</text:span><text:span text:style-name="_34_291">e</text:span><text:span text:style-name="_35_341">i</text:span><text:span text:style-name="_36_69">r</text:span><text:span text:style-name="_32_271"> </text:span><text:span text:style-name="_35_740">f</text:span><text:span text:style-name="_36_01">o</text:span><text:span text:style-name="_33_093">r</text:span><text:span text:style-name="_36_276">m</text:span><text:span text:style-name="_31_141">e</text:span><text:span text:style-name="_33_489">r</text:span><text:span text:style-name="_34_511"> </text:span><text:span text:style-name="_32_101">S</text:span><text:span text:style-name="_33_908">y</text:span><text:span text:style-name="_36_604">s</text:span><text:span text:style-name="_31_322">t</text:span><text:span text:style-name="_34_261">e</text:span><text:span text:style-name="_36_277">m</text:span><text:span text:style-name="_32_011">s</text:span><text:span text:style-name="_32_261"> </text:span><text:span text:style-name="_35_341">o</text:span><text:span text:style-name="_31_021">f</text:span><text:span text:style-name="_32_261"> </text:span><text:span text:style-name="_36_001">G</text:span><text:span text:style-name="_36_91">o</text:span><text:span text:style-name="_32_854">v</text:span><text:span text:style-name="_35_191">e</text:span><text:span text:style-name="_31_959">r</text:span><text:span text:style-name="_34_201">n</text:span><text:span text:style-name="_36_426">m</text:span><text:span text:style-name="_32_041">e</text:span><text:span text:style-name="_32_821">n</text:span><text:span text:style-name="_35_170">t</text:span><text:span text:style-name="_31_111">.</text:span><text:span text:style-name="_32_261"> </text:span><text:span text:style-name="_35_971">T</text:span><text:span text:style-name="_35_71">h</text:span><text:span text:style-name="_32_941">e</text:span><text:span text:style-name="_34_511"> </text:span><text:span text:style-name="_37_51">h</text:span><text:span text:style-name="_33_541">i</text:span><text:span text:style-name="_35_194">s</text:span><text:span text:style-name="_37_60">t</text:span><text:span text:style-name="_34_291">o</text:span><text:span text:style-name="_36_603">r</text:span><text:span text:style-name="_31_778">y</text:span><text:span text:style-name="_32_271"> </text:span><text:span text:style-name="_35_971">o</text:span><text:span text:style-name="_31_201">f</text:span><text:span text:style-name="_32_261"> </text:span><text:span text:style-name="_36_181">t</text:span><text:span text:style-name="_31_321">h</text:span><text:span text:style-name="_33_571">e</text:span><text:span text:style-name="_34_511"> </text:span><text:span text:style-name="_32_011">p</text:span><text:span text:style-name="_33_813">r</text:span><text:span text:style-name="_36_001">e</text:span><text:span text:style-name="_31_598">s</text:span><text:span text:style-name="_33_571">e</text:span><text:span text:style-name="_35_521">n</text:span><text:span text:style-name="_32_191">t</text:span><text:span text:style-name="_32_271"> </text:span><text:span text:style-name="_35_791">K</text:span><text:span text:style-name="_31_921">i</text:span><text:span text:style-name="_32_911">n</text:span><text:span text:style-name="_36_601">g</text:span><text:span text:style-name="_32_1"> </text:span><text:span text:style-name="_32_821">o</text:span><text:span text:style-name="_36_541">f</text:span><text:span text:style-name="_31_1"> </text:span><text:span text:style-name="_33_361">G</text:span><text:span text:style-name="_36_423">r</text:span><text:span text:style-name="_31_951">e</text:span><text:span text:style-name="_33_091">a</text:span><text:span text:style-name="_36_190">t</text:span><text:span text:style-name="_32_1"> </text:span><text:span text:style-name="_33_931">U</text:span><text:span text:style-name="_36_691">.</text:span><text:span text:style-name="_31_201">K</text:span><text:span text:style-name="_34_171">.</text:span><text:span text:style-name="_34_521"> </text:span><text:span text:style-name="_31_051">i</text:span><text:span text:style-name="_34_441">s</text:span><text:span text:style-name="_34_511"> </text:span><text:span text:style-name="_31_201">a</text:span><text:span text:style-name="_32_271"> </text:span><text:span text:style-name="_36_451">h</text:span><text:span text:style-name="_37_51">i</text:span><text:span text:style-name="_33_848">s</text:span><text:span text:style-name="_36_182">t</text:span><text:span text:style-name="_37_81">o</text:span><text:span text:style-name="_33_993">r</text:span><text:span text:style-name="_35_738">y</text:span><text:span text:style-name="_31_1"> </text:span><text:span text:style-name="_33_271">o</text:span><text:span text:style-name="_35_191">f</text:span><text:span text:style-name="_31_1"> </text:span><text:span text:style-name="_33_309">r</text:span><text:span text:style-name="_35_821">e</text:span><text:span text:style-name="_31_054">c</text:span><text:span text:style-name="_33_721">u</text:span><text:span text:style-name="_36_459">r</text:span><text:span text:style-name="_31_113">r</text:span><text:span text:style-name="_34_471">e</text:span><text:span text:style-name="_35_521">n</text:span><text:span text:style-name="_31_471">t</text:span><text:span text:style-name="_32_261"> </text:span><text:span text:style-name="_36_001">i</text:span><text:span text:style-name="_36_61">n</text:span><text:span text:style-name="_34_201">j</text:span><text:span text:style-name="_35_281">u</text:span><text:span text:style-name="_38_73">r</text:span><text:span text:style-name="_34_261">i</text:span><text:span text:style-name="_36_541">e</text:span><text:span text:style-name="_31_778">s</text:span><text:span text:style-name="_32_261"> </text:span><text:span text:style-name="_36_511">a</text:span><text:span text:style-name="_31_651">n</text:span><text:span text:style-name="_33_031">d</text:span><text:span text:style-name="_34_511"> </text:span><text:span text:style-name="_32_221">u</text:span><text:span text:style-name="_34_024">s</text:span><text:span text:style-name="_35_521">u</text:span><text:span text:style-name="_36_99">r</text:span><text:span text:style-name="_33_541">p</text:span><text:span text:style-name="_36_421">a</text:span><text:span text:style-name="_31_142">t</text:span><text:span text:style-name="_33_931">i</text:span><text:span text:style-name="_36_271">o</text:span><text:span text:style-name="_37_81">n</text:span><text:span text:style-name="_33_998">s</text:span><text:span text:style-name="_35_731">,</text:span><text:span text:style-name="_31_1"> </text:span><text:span text:style-name="_33_271">a</text:span><text:span text:style-name="_36_691">l</text:span><text:span text:style-name="_31_591">l</text:span><text:span text:style-name="_32_271"> </text:span><text:span text:style-name="_35_791">h</text:span><text:span text:style-name="_32_101">a</text:span><text:span text:style-name="_34_171">v</text:span><text:span text:style-name="_35_701">i</text:span><text:span text:style-name="_31_051">n</text:span><text:span text:style-name="_33_451">g</text:span><text:span text:style-name="_34_511"> </text:span><text:span text:style-name="_31_201">i</text:span><text:span text:style-name="_32_821">n</text:span><text:span text:style-name="_34_521"> </text:span><text:span text:style-name="_31_951">d</text:span><text:span text:style-name="_33_571">i</text:span><text:span text:style-name="_36_159">r</text:span><text:span text:style-name="_31_201">e</text:span><text:span text:style-name="_32_944">c</text:span><text:span text:style-name="_35_251">t</text:span><text:span text:style-name="_32_1"> </text:span><text:span text:style-name="_33_451">o</text:span><text:span text:style-name="_36_451">b</text:span><text:span text:style-name="_31_681">j</text:span><text:span text:style-name="_33_931">e</text:span><text:span text:style-name="_35_794">c</text:span><text:span text:style-name="_31_660">t</text:span><text:span text:style-name="_32_271"> </text:span><text:span text:style-name="_35_371">t</text:span><text:span text:style-name="_37_51">h</text:span><text:span text:style-name="_33_751">e</text:span><text:span text:style-name="_34_511"> </text:span><text:span text:style-name="_31_921">e</text:span><text:span text:style-name="_33_458">s</text:span><text:span text:style-name="_36_182">t</text:span><text:span text:style-name="_31_921">a</text:span><text:span text:style-name="_34_201">b</text:span><text:span text:style-name="_35_161">l</text:span><text:span text:style-name="_32_131">i</text:span><text:span text:style-name="_32_914">s</text:span><text:span text:style-name="_35_641">h</text:span><text:span text:style-name="_36_07">m</text:span><text:span text:style-name="_33_721">e</text:span><text:span text:style-name="_36_001">n</text:span><text:span text:style-name="_31_021">t</text:span><text:span text:style-name="_32_261"> </text:span><text:span text:style-name="_36_061">o</text:span><text:span text:style-name="_36_61">f</text:span><text:span text:style-name="_32_261"> </text:span><text:span text:style-name="_35_191">a</text:span><text:span text:style-name="_31_141">n</text:span><text:span text:style-name="_32_261"> </text:span><text:span text:style-name="_35_521">a</text:span><text:span text:style-name="_31_591">b</text:span><text:span text:style-name="_33_458">s</text:span><text:span text:style-name="_35_251">o</text:span><text:span text:style-name="_32_101">l</text:span><text:span text:style-name="_34_381">u</text:span><text:span text:style-name="_36_542">t</text:span><text:span text:style-name="_31_021">e</text:span><text:span text:style-name="_32_261"> </text:span><text:span text:style-name="_36_511">T</text:span><text:span text:style-name="_32_198">y</text:span><text:span text:style-name="_33_573">r</text:span><text:span text:style-name="_36_691">a</text:span><text:span text:style-name="_31_291">n</text:span><text:span text:style-name="_33_481">n</text:span><text:span text:style-name="_36_001">y</text:span><text:span text:style-name="_31_1"> </text:span><text:span text:style-name="_34_351">o</text:span><text:span text:style-name="_35_348">v</text:span><text:span text:style-name="_32_191">e</text:span><text:span text:style-name="_34_473">r</text:span><text:span text:style-name="_34_511"> </text:span><text:span text:style-name="_31_120">t</text:span><text:span text:style-name="_33_271">h</text:span><text:span text:style-name="_36_271">e</text:span><text:span text:style-name="_31_744">s</text:span><text:span text:style-name="_33_931">e</text:span><text:span text:style-name="_34_521"> </text:span><text:span text:style-name="_37_51">S</text:span><text:span text:style-name="_32_942">t</text:span><text:span text:style-name="_35_101">a</text:span><text:span text:style-name="_37_90">t</text:span><text:span text:style-name="_33_901">e</text:span><text:span text:style-name="_36_181">s</text:span><text:span text:style-name="_31_111">.</text:span><text:span text:style-name="_32_261"> </text:span><text:span text:style-name="_36_061">T</text:span><text:span text:style-name="_32_101">o</text:span><text:span text:style-name="_32_271"> </text:span><text:span text:style-name="_36_631">p</text:span><text:span text:style-name="_31_743">r</text:span><text:span text:style-name="_34_471">o</text:span><text:span text:style-name="_35_648">v</text:span><text:span text:style-name="_31_501">e</text:span><text:span text:style-name="_32_271"> </text:span><text:span text:style-name="_35_162">t</text:span><text:span text:style-name="_31_321">h</text:span><text:span text:style-name="_32_911">i</text:span><text:span text:style-name="_36_008">s</text:span><text:span text:style-name="_31_051">,</text:span><text:span text:style-name="_32_271"> </text:span><text:span text:style-name="_36_451">l</text:span><text:span text:style-name="_32_041">e</text:span><text:span text:style-name="_33_451">t</text:span><text:span text:style-name="_34_511"> </text:span><text:span text:style-name="_32_191">F</text:span><text:span text:style-name="_32_851">a</text:span><text:span text:style-name="_36_424">c</text:span><text:span text:style-name="_31_960">t</text:span><text:span text:style-name="_33_541">s</text:span><text:span text:style-name="_34_511"> </text:span><text:span text:style-name="_31_681">b</text:span><text:span text:style-name="_34_471">e</text:span><text:span text:style-name="_34_511"> </text:span><text:span text:style-name="_38_48">s</text:span><text:span text:style-name="_33_451">u</text:span><text:span text:style-name="_36_241">b</text:span><text:span text:style-name="_32_136">m</text:span><text:span text:style-name="_34_201">i</text:span><text:span text:style-name="_35_252">t</text:span><text:span text:style-name="_31_060">t</text:span><text:span text:style-name="_33_811">e</text:span><text:span text:style-name="_36_181">d</text:span><text:span text:style-name="_32_1"> </text:span><text:span text:style-name="_34_171">t</text:span><text:span text:style-name="_35_821">o</text:span><text:span text:style-name="_32_1"> </text:span><text:span text:style-name="_34_381">a</text:span><text:span text:style-name="_34_511"> </text:span><text:span text:style-name="_35_71">c</text:span><text:span text:style-name="_34_261">a</text:span><text:span text:style-name="_35_191">n</text:span><text:span text:style-name="_31_651">d</text:span><text:span text:style-name="_33_271">i</text:span><text:span text:style-name="_36_091">d</text:span><text:span text:style-name="_31_1"> </text:span><text:span text:style-name="_34_177">w</text:span><text:span text:style-name="_35_101">o</text:span><text:span text:style-name="_31_293">r</text:span><text:span text:style-name="_34_381">l</text:span><text:span text:style-name="_35_371">d</text:span><text:span text:style-name="_31_651">.</text:span></text:p>
      <text:p text:style-name="P1"><text:span text:style-name="_36_631">H</text:span><text:span text:style-name="_31_111">e</text:span><text:span text:style-name="_32_261"> </text:span><text:span text:style-name="_35_341">h</text:span><text:span text:style-name="_31_741">a</text:span><text:span text:style-name="_34_291">s</text:span><text:span text:style-name="_34_511"> </text:span><text:span text:style-name="_32_199">r</text:span><text:span text:style-name="_33_091">e</text:span><text:span text:style-name="_36_602">f</text:span><text:span text:style-name="_38_41">u</text:span><text:span text:style-name="_34_441">s</text:span><text:span text:style-name="_36_181">e</text:span><text:span text:style-name="_31_681">d</text:span><text:span text:style-name="_32_271"> </text:span><text:span text:style-name="_35_791">h</text:span><text:span text:style-name="_37_81">i</text:span><text:span text:style-name="_34_261">s</text:span><text:span text:style-name="_34_521"> </text:span><text:span text:style-name="_37_51">A</text:span><text:span text:style-name="_34_474">s</text:span><text:span text:style-name="_35_978">s</text:span><text:span text:style-name="_38_41">e</text:span><text:span text:style-name="_33_001">n</text:span><text:span text:style-name="_36_271">t</text:span><text:span text:style-name="_31_1"> </text:span><text:span text:style-name="_34_471">t</text:span><text:span text:style-name="_35_971">o</text:span><text:span text:style-name="_32_1"> </text:span><text:span text:style-name="_32_941">L</text:span><text:span text:style-name="_35_251">a</text:span><text:span text:style-name="_31_925">w</text:span><text:span text:style-name="_33_758">s</text:span><text:span text:style-name="_36_691">,</text:span><text:span text:style-name="_31_1"> </text:span><text:span text:style-name="_33_811">t</text:span><text:span text:style-name="_36_541">h</text:span><text:span text:style-name="_31_741">e</text:span><text:span text:style-name="_32_261"> </text:span><text:span text:style-name="_36_636">m</text:span><text:span text:style-name="_31_141">o</text:span><text:span text:style-name="_32_948">s</text:span><text:span text:style-name="_35_731">t</text:span><text:span text:style-name="_31_1"> </text:span><text:span text:style-name="_32_945">w</text:span><text:span text:style-name="_36_691">h</text:span><text:span text:style-name="_38_71">o</text:span><text:span text:style-name="_34_351">l</text:span><text:span text:style-name="_35_821">e</text:span><text:span text:style-name="_38_48">s</text:span><text:span text:style-name="_34_471">o</text:span><text:span text:style-name="_36_181">m</text:span><text:span text:style-name="_35_71">e</text:span><text:span text:style-name="_32_271"> </text:span><text:span text:style-name="_36_451">a</text:span><text:span text:style-name="_31_291">n</text:span><text:span text:style-name="_33_541">d</text:span><text:span text:style-name="_34_511"> </text:span><text:span text:style-name="_31_591">n</text:span><text:span text:style-name="_33_991">e</text:span><text:span text:style-name="_36_634">c</text:span><text:span text:style-name="_32_101">e</text:span><text:span text:style-name="_33_398">s</text:span><text:span text:style-name="_35_108">s</text:span><text:span text:style-name="_31_471">a</text:span><text:span text:style-name="_34_443">r</text:span><text:span text:style-name="_36_061">y</text:span><text:span text:style-name="_32_1"> </text:span><text:span text:style-name="_32_830">f</text:span><text:span text:style-name="_35_821">o</text:span><text:span text:style-name="_31_923">r</text:span><text:span text:style-name="_32_261"> </text:span><text:span text:style-name="_35_071">t</text:span><text:span text:style-name="_37_51">h</text:span><text:span text:style-name="_33_931">e</text:span><text:span text:style-name="_34_511"> </text:span><text:span text:style-name="_31_141">p</text:span><text:span text:style-name="_32_851">u</text:span><text:span text:style-name="_36_541">b</text:span><text:span text:style-name="_35_71">l</text:span><text:span text:style-name="_33_931">i</text:span><text:span text:style-name="_36_511">c</text:span><text:span text:style-name="_31_1"> </text:span><text:span text:style-name="_33_901">g</text:span><text:span text:style-name="_35_191">o</text:span><text:span text:style-name="_31_141">o</text:span><text:span text:style-name="_33_001">d</text:span><text:span text:style-name="_36_091">.</text:span></text:p>
      <text:p text:style-name="P1"><text:span text:style-name="_33_901">H</text:span><text:span text:style-name="_36_631">e</text:span><text:span text:style-name="_32_1"> </text:span><text:span text:style-name="_34_171">h</text:span><text:span text:style-name="_36_691">a</text:span><text:span text:style-name="_36_61">s</text:span><text:span text:style-name="_32_271"> </text:span><text:span text:style-name="_35_080">f</text:span><text:span text:style-name="_37_51">o</text:span><text:span text:style-name="_34_293">r</text:span><text:span text:style-name="_35_281">b</text:span><text:span text:style-name="_31_321">i</text:span><text:span text:style-name="_33_361">d</text:span><text:span text:style-name="_35_791">d</text:span><text:span text:style-name="_31_201">e</text:span><text:span text:style-name="_33_361">n</text:span><text:span text:style-name="_34_521"> </text:span><text:span text:style-name="_38_71">h</text:span><text:span text:style-name="_33_991">i</text:span><text:span text:style-name="_36_001">s</text:span><text:span text:style-name="_32_1"> </text:span><text:span text:style-name="_34_441">G</text:span><text:span text:style-name="_36_001">o</text:span><text:span text:style-name="_31_778">v</text:span><text:span text:style-name="_33_811">e</text:span><text:span text:style-name="_36_693">r</text:span><text:span text:style-name="_36_91">n</text:span><text:span text:style-name="_33_391">o</text:span><text:span text:style-name="_35_829">r</text:span><text:span text:style-name="_31_684">s</text:span><text:span text:style-name="_32_261"> </text:span><text:span text:style-name="_35_791">t</text:span><text:span text:style-name="_32_191">o</text:span><text:span text:style-name="_32_261"> </text:span><text:span text:style-name="_36_631">p</text:span><text:span text:style-name="_32_101">a</text:span><text:span text:style-name="_33_308">s</text:span><text:span text:style-name="_35_644">s</text:span><text:span text:style-name="_31_1"> </text:span><text:span text:style-name="_33_121">P</text:span><text:span text:style-name="_35_071">e</text:span><text:span text:style-name="_37_81">n</text:span><text:span text:style-name="_33_370">t</text:span><text:span text:style-name="_36_541">a</text:span><text:span text:style-name="_32_192">t</text:span><text:span text:style-name="_34_171">e</text:span><text:span text:style-name="_36_001">u</text:span><text:span text:style-name="_31_291">c</text:span><text:span text:style-name="_33_001">h</text:span><text:span text:style-name="_34_511"> </text:span><text:span text:style-name="_31_741">o</text:span><text:span text:style-name="_33_571">f</text:span><text:span text:style-name="_34_511"> </text:span><text:span text:style-name="_37_81">i</text:span><text:span text:style-name="_33_277">m</text:span><text:span text:style-name="_35_526">m</text:span><text:span text:style-name="_32_221">e</text:span><text:span text:style-name="_33_571">d</text:span><text:span text:style-name="_36_001">i</text:span><text:span text:style-name="_37_81">a</text:span><text:span text:style-name="_33_931">t</text:span><text:span text:style-name="_36_421">e</text:span><text:span text:style-name="_32_1"> </text:span><text:span text:style-name="_34_201">a</text:span><text:span text:style-name="_36_541">n</text:span><text:span text:style-name="_31_231">d</text:span><text:span text:style-name="_32_261"> </text:span><text:span text:style-name="_35_821">p</text:span><text:span text:style-name="_31_509">r</text:span><text:span text:style-name="_32_851">e</text:span><text:span text:style-name="_35_284">s</text:span><text:span text:style-name="_36_01">s</text:span><text:span text:style-name="_33_361">i</text:span><text:span text:style-name="_36_061">n</text:span><text:span text:style-name="_38_71">g</text:span><text:span text:style-name="_32_261"> </text:span><text:span text:style-name="_36_241">i</text:span><text:span text:style-name="_31_776">m</text:span><text:span text:style-name="_33_271">p</text:span><text:span text:style-name="_35_701">o</text:span><text:span text:style-name="_32_109">r</text:span><text:span text:style-name="_34_030">t</text:span><text:span text:style-name="_35_521">a</text:span><text:span text:style-name="_32_041">n</text:span><text:span text:style-name="_34_294">c</text:span><text:span text:style-name="_35_701">e</text:span><text:span text:style-name="_31_561">,</text:span><text:span text:style-name="_32_271"> </text:span><text:span text:style-name="_35_281">u</text:span><text:span text:style-name="_31_651">n</text:span><text:span text:style-name="_33_931">l</text:span><text:span text:style-name="_36_271">e</text:span><text:span text:style-name="_31_208">s</text:span><text:span text:style-name="_33_274">s</text:span><text:span text:style-name="_34_521"> </text:span><text:span text:style-name="_31_654">s</text:span><text:span text:style-name="_34_351">u</text:span><text:span text:style-name="_36_698">s</text:span><text:span text:style-name="_31_921">p</text:span><text:span text:style-name="_33_271">e</text:span><text:span text:style-name="_36_631">n</text:span><text:span text:style-name="_31_741">d</text:span><text:span text:style-name="_33_361">e</text:span><text:span text:style-name="_35_101">d</text:span><text:span text:style-name="_31_1"> </text:span><text:span text:style-name="_34_021">i</text:span><text:span text:style-name="_36_631">n</text:span><text:span text:style-name="_32_1"> </text:span><text:span text:style-name="_34_292">t</text:span><text:span text:style-name="_36_151">h</text:span><text:span text:style-name="_31_021">e</text:span><text:span text:style-name="_33_991">i</text:span><text:span text:style-name="_35_379">r</text:span><text:span text:style-name="_32_1"> </text:span><text:span text:style-name="_34_201">o</text:span><text:span text:style-name="_36_241">p</text:span><text:span text:style-name="_31_051">e</text:span><text:span text:style-name="_32_943">r</text:span><text:span text:style-name="_36_511">a</text:span><text:span text:style-name="_35_80">t</text:span><text:span text:style-name="_34_381">i</text:span><text:span text:style-name="_35_101">o</text:span><text:span text:style-name="_38_71">n</text:span><text:span text:style-name="_32_261"> </text:span><text:span text:style-name="_36_061">t</text:span><text:span text:style-name="_31_591">i</text:span><text:span text:style-name="_34_171">l</text:span><text:span text:style-name="_36_151">l</text:span><text:span text:style-name="_31_1"> </text:span><text:span text:style-name="_34_021">h</text:span><text:span text:style-name="_35_341">i</text:span><text:span text:style-name="_35_71">s</text:span><text:span text:style-name="_32_271"> </text:span><text:span text:style-name="_35_161">A</text:span><text:span text:style-name="_31_958">s</text:span><text:span text:style-name="_34_174">s</text:span><text:span text:style-name="_36_601">e</text:span><text:span text:style-name="_31_051">n</text:span><text:span text:style-name="_33_991">t</text:span><text:span text:style-name="_34_521"> </text:span><text:span text:style-name="_31_471">s</text:span><text:span text:style-name="_33_481">h</text:span><text:span text:style-name="_35_191">o</text:span><text:span text:style-name="_37_81">u</text:span><text:span text:style-name="_32_851">l</text:span><text:span text:style-name="_35_551">d</text:span><text:span text:style-name="_32_1"> </text:span><text:span text:style-name="_33_271">b</text:span><text:span text:style-name="_35_281">e</text:span><text:span text:style-name="_32_1"> </text:span><text:span text:style-name="_34_261">o</text:span><text:span text:style-name="_36_091">b</text:span><text:span text:style-name="_35_71">t</text:span><text:span text:style-name="_33_121">a</text:span><text:span text:style-name="_36_061">i</text:span><text:span text:style-name="_32_221">n</text:span><text:span text:style-name="_34_381">e</text:span><text:span text:style-name="_35_971">d</text:span><text:span text:style-name="_37_81">;</text:span><text:span text:style-name="_32_271"> </text:span><text:span text:style-name="_36_451">a</text:span><text:span text:style-name="_31_771">n</text:span><text:span text:style-name="_33_271">d</text:span><text:span text:style-name="_34_511"> </text:span><text:span text:style-name="_31_471">w</text:span><text:span text:style-name="_32_851">h</text:span><text:span text:style-name="_35_791">e</text:span><text:span text:style-name="_31_651">n</text:span><text:span text:style-name="_32_271"> </text:span><text:span text:style-name="_35_071">s</text:span><text:span text:style-name="_31_231">o</text:span><text:span text:style-name="_32_261"> </text:span><text:span text:style-name="_36_008">s</text:span><text:span text:style-name="_31_111">u</text:span><text:span text:style-name="_34_294">s</text:span><text:span text:style-name="_36_181">p</text:span><text:span text:style-name="_32_221">e</text:span><text:span text:style-name="_34_201">n</text:span><text:span text:style-name="_35_551">d</text:span><text:span text:style-name="_31_111">e</text:span><text:span text:style-name="_33_451">d</text:span><text:span text:style-name="_36_241">,</text:span><text:span text:style-name="_31_1"> </text:span><text:span text:style-name="_33_811">h</text:span><text:span text:style-name="_36_451">e</text:span><text:span text:style-name="_32_1"> </text:span><text:span text:style-name="_34_471">h</text:span><text:span text:style-name="_36_241">a</text:span><text:span text:style-name="_31_321">s</text:span><text:span text:style-name="_32_271"> </text:span><text:span text:style-name="_36_181">u</text:span><text:span text:style-name="_31_322">t</text:span><text:span text:style-name="_33_820">t</text:span><text:span text:style-name="_36_001">e</text:span><text:span text:style-name="_31_779">r</text:span><text:span text:style-name="_33_091">l</text:span><text:span text:style-name="_35_734">y</text:span><text:span text:style-name="_32_1"> </text:span><text:span text:style-name="_33_841">n</text:span><text:span text:style-name="_36_451">e</text:span><text:span text:style-name="_31_501">g</text:span><text:span text:style-name="_32_911">l</text:span><text:span text:style-name="_35_281">e</text:span><text:span text:style-name="_31_658">c</text:span><text:span text:style-name="_33_722">t</text:span><text:span text:style-name="_36_511">e</text:span><text:span text:style-name="_31_021">d</text:span><text:span text:style-name="_32_261"> </text:span><text:span text:style-name="_35_701">t</text:span><text:span text:style-name="_32_191">o</text:span><text:span text:style-name="_32_261"> </text:span><text:span text:style-name="_35_371">a</text:span><text:span text:style-name="_31_030">t</text:span><text:span text:style-name="_33_452">t</text:span><text:span text:style-name="_36_511">e</text:span><text:span text:style-name="_37_81">n</text:span><text:span text:style-name="_34_171">d</text:span><text:span text:style-name="_34_511"> </text:span><text:span text:style-name="_31_741">t</text:span><text:span text:style-name="_34_021">o</text:span><text:span text:style-name="_34_521"> </text:span><text:span text:style-name="_31_120">t</text:span><text:span text:style-name="_33_391">h</text:span><text:span text:style-name="_35_611">e</text:span><text:span text:style-name="_36_96">m</text:span><text:span text:style-name="_33_391">.</text:span></text:p>
      <text:p text:style-name="P1"><text:span text:style-name="_31_591">H</text:span><text:span text:style-name="_33_991">e</text:span><text:span text:style-name="_34_511"> </text:span><text:span text:style-name="_31_471">h</text:span><text:span text:style-name="_33_091">a</text:span><text:span text:style-name="_36_241">s</text:span><text:span text:style-name="_32_1"> </text:span><text:span text:style-name="_34_479">r</text:span><text:span text:style-name="_36_271">e</text:span><text:span text:style-name="_31_022">f</text:span><text:span text:style-name="_34_351">u</text:span><text:span text:style-name="_35_281">s</text:span><text:span text:style-name="_31_741">e</text:span><text:span text:style-name="_34_471">d</text:span><text:span text:style-name="_34_521"> </text:span><text:span text:style-name="_31_561">t</text:span><text:span text:style-name="_33_301">o</text:span><text:span text:style-name="_34_521"> </text:span><text:span text:style-name="_35_71">p</text:span><text:span text:style-name="_33_121">a</text:span><text:span text:style-name="_36_518">s</text:span><text:span text:style-name="_36_04">s</text:span><text:span text:style-name="_32_271"> </text:span><text:span text:style-name="_36_001">o</text:span><text:span text:style-name="_38_50">t</text:span><text:span text:style-name="_34_171">h</text:span><text:span text:style-name="_36_631">e</text:span><text:span text:style-name="_32_043">r</text:span><text:span text:style-name="_32_271"> </text:span><text:span text:style-name="_36_541">L</text:span><text:span text:style-name="_31_231">a</text:span><text:span text:style-name="_33_397">w</text:span><text:span text:style-name="_35_074">s</text:span><text:span text:style-name="_32_1"> </text:span><text:span text:style-name="_33_010">f</text:span><text:span text:style-name="_35_281">o</text:span><text:span text:style-name="_32_193">r</text:span><text:span text:style-name="_32_261"> </text:span><text:span text:style-name="_35_251">t</text:span><text:span text:style-name="_32_221">h</text:span><text:span text:style-name="_33_481">e</text:span><text:span text:style-name="_34_511"> </text:span><text:span text:style-name="_31_051">a</text:span><text:span text:style-name="_33_274">c</text:span><text:span text:style-name="_36_428">c</text:span><text:span text:style-name="_32_191">o</text:span><text:span text:style-name="_34_296">m</text:span><text:span text:style-name="_36_157">m</text:span><text:span text:style-name="_35_71">o</text:span><text:span text:style-name="_33_121">d</text:span><text:span text:style-name="_36_271">a</text:span><text:span text:style-name="_32_041">t</text:span><text:span text:style-name="_34_381">i</text:span><text:span text:style-name="_36_151">o</text:span><text:span text:style-name="_32_191">n</text:span><text:span text:style-name="_32_271"> </text:span><text:span text:style-name="_35_281">o</text:span><text:span text:style-name="_31_201">f</text:span><text:span text:style-name="_32_271"> </text:span><text:span text:style-name="_36_091">l</text:span><text:span text:style-name="_35_71">a</text:span><text:span text:style-name="_32_821">r</text:span><text:span text:style-name="_36_241">g</text:span><text:span text:style-name="_31_561">e</text:span><text:span text:style-name="_32_271"> </text:span><text:span text:style-name="_35_791">d</text:span><text:span text:style-name="_32_191">i</text:span><text:span text:style-name="_34_178">s</text:span><text:span text:style-name="_35_642">t</text:span><text:span text:style-name="_31_293">r</text:span><text:span text:style-name="_32_851">i</text:span><text:span text:style-name="_35_258">c</text:span><text:span text:style-name="_31_052">t</text:span><text:span text:style-name="_32_828">s</text:span><text:span text:style-name="_34_511"> </text:span><text:span text:style-name="_32_011">o</text:span><text:span text:style-name="_34_381">f</text:span><text:span text:style-name="_34_511"> </text:span><text:span text:style-name="_36_91">p</text:span><text:span text:style-name="_33_481">e</text:span><text:span text:style-name="_36_691">o</text:span><text:span text:style-name="_37_51">p</text:span><text:span text:style-name="_33_931">l</text:span><text:span text:style-name="_35_071">e</text:span><text:span text:style-name="_31_771">,</text:span><text:span text:style-name="_32_271"> </text:span><text:span text:style-name="_36_541">u</text:span><text:span text:style-name="_31_651">n</text:span><text:span text:style-name="_34_201">l</text:span><text:span text:style-name="_36_451">e</text:span><text:span text:style-name="_32_044">s</text:span><text:span text:style-name="_33_488">s</text:span><text:span text:style-name="_34_521"> </text:span><text:span text:style-name="_31_570">t</text:span><text:span text:style-name="_33_121">h</text:span><text:span text:style-name="_35_611">o</text:span><text:span text:style-name="_31_024">s</text:span><text:span text:style-name="_33_481">e</text:span><text:span text:style-name="_34_511"> </text:span><text:span text:style-name="_37_51">p</text:span><text:span text:style-name="_33_481">e</text:span><text:span text:style-name="_36_241">o</text:span><text:span text:style-name="_31_141">p</text:span><text:span text:style-name="_33_991">l</text:span><text:span text:style-name="_35_161">e</text:span><text:span text:style-name="_32_1"> </text:span><text:span text:style-name="_34_261">w</text:span><text:span text:style-name="_35_551">o</text:span><text:span text:style-name="_38_41">u</text:span><text:span text:style-name="_33_571">l</text:span><text:span text:style-name="_36_631">d</text:span><text:span text:style-name="_32_1"> </text:span><text:span text:style-name="_34_263">r</text:span><text:span text:style-name="_36_151">e</text:span><text:span text:style-name="_31_921">l</text:span><text:span text:style-name="_33_721">i</text:span><text:span text:style-name="_35_611">n</text:span><text:span text:style-name="_36_91">q</text:span><text:span text:style-name="_33_991">u</text:span><text:span text:style-name="_35_551">i</text:span><text:span text:style-name="_36_08">s</text:span><text:span text:style-name="_33_541">h</text:span><text:span text:style-name="_34_521"> </text:span><text:span text:style-name="_32_041">t</text:span><text:span text:style-name="_33_841">h</text:span><text:span text:style-name="_36_631">e</text:span><text:span text:style-name="_32_1"> </text:span><text:span text:style-name="_33_753">r</text:span><text:span text:style-name="_35_731">i</text:span><text:span text:style-name="_38_71">g</text:span><text:span text:style-name="_34_471">h</text:span><text:span text:style-name="_35_980">t</text:span><text:span text:style-name="_31_1"> </text:span><text:span text:style-name="_32_911">o</text:span><text:span text:style-name="_36_001">f</text:span><text:span text:style-name="_32_1"> </text:span><text:span text:style-name="_33_751">R</text:span><text:span text:style-name="_36_421">e</text:span><text:span text:style-name="_38_41">p</text:span><text:span text:style-name="_33_729">r</text:span><text:span text:style-name="_35_251">e</text:span><text:span text:style-name="_31_294">s</text:span><text:span text:style-name="_34_291">e</text:span><text:span text:style-name="_35_251">n</text:span><text:span text:style-name="_31_510">t</text:span><text:span text:style-name="_33_571">a</text:span><text:span text:style-name="_36_182">t</text:span><text:span text:style-name="_31_591">i</text:span><text:span text:style-name="_33_451">o</text:span><text:span text:style-name="_35_611">n</text:span><text:span text:style-name="_31_1"> </text:span><text:span text:style-name="_32_911">i</text:span><text:span text:style-name="_35_551">n</text:span><text:span text:style-name="_32_1"> </text:span><text:span text:style-name="_33_091">t</text:span><text:span text:style-name="_36_151">h</text:span><text:span text:style-name="_32_101">e</text:span><text:span text:style-name="_32_271"> </text:span><text:span text:style-name="_36_151">L</text:span><text:span text:style-name="_31_741">e</text:span><text:span text:style-name="_34_351">g</text:span><text:span text:style-name="_36_181">i</text:span><text:span text:style-name="_32_104">s</text:span><text:span text:style-name="_33_571">l</text:span><text:span text:style-name="_36_181">a</text:span><text:span text:style-name="_36_70">t</text:span><text:span text:style-name="_33_931">u</text:span><text:span text:style-name="_35_161">r</text:span><text:span text:style-name="_31_021">e</text:span><text:span text:style-name="_33_751">,</text:span><text:span text:style-name="_34_511"> </text:span><text:span text:style-name="_36_01">a</text:span><text:span text:style-name="_32_271"> </text:span><text:span text:style-name="_35_373">r</text:span><text:span text:style-name="_36_61">i</text:span><text:span text:style-name="_33_721">g</text:span><text:span text:style-name="_35_371">h</text:span><text:span text:style-name="_31_690">t</text:span><text:span text:style-name="_32_261"> </text:span><text:span text:style-name="_35_611">i</text:span><text:span text:style-name="_31_051">n</text:span><text:span text:style-name="_33_304">c</text:span><text:span text:style-name="_35_821">o</text:span><text:span text:style-name="_31_777">m</text:span><text:span text:style-name="_33_001">p</text:span><text:span text:style-name="_35_071">u</text:span><text:span text:style-name="_31_141">t</text:span><text:span text:style-name="_34_261">a</text:span><text:span text:style-name="_35_521">b</text:span><text:span text:style-name="_36_91">l</text:span><text:span text:style-name="_33_391">e</text:span><text:span text:style-name="_34_521"> </text:span><text:span text:style-name="_37_81">t</text:span><text:span text:style-name="_33_751">o</text:span><text:span text:style-name="_34_521"> </text:span><text:span text:style-name="_38_50">t</text:span><text:span text:style-name="_32_821">h</text:span><text:span text:style-name="_36_721">e</text:span><text:span text:style-name="_32_016">m</text:span><text:span text:style-name="_32_261"> </text:span><text:span text:style-name="_36_421">a</text:span><text:span text:style-name="_31_771">n</text:span><text:span text:style-name="_34_261">d</text:span><text:span text:style-name="_34_521"> </text:span><text:span text:style-name="_38_50">f</text:span><text:span text:style-name="_33_121">o</text:span><text:span text:style-name="_35_793">r</text:span><text:span text:style-name="_31_771">m</text:span><text:span text:style-name="_34_291">i</text:span><text:span text:style-name="_35_791">d</text:span><text:span text:style-name="_36_91">a</text:span><text:span text:style-name="_33_451">b</text:span><text:span text:style-name="_35_521">l</text:span><text:span text:style-name="_31_111">e</text:span><text:span text:style-name="_32_271"> </text:span><text:span text:style-name="_35_641">t</text:span><text:span text:style-name="_31_561">o</text:span><text:span text:style-name="_32_271"> </text:span><text:span text:style-name="_35_342">t</text:span><text:span text:style-name="_36_08">y</text:span><text:span text:style-name="_33_813">r</text:span><text:span text:style-name="_36_631">a</text:span><text:span text:style-name="_31_591">n</text:span><text:span text:style-name="_33_580">t</text:span><text:span text:style-name="_35_371">s</text:span><text:span text:style-name="_31_1"> </text:span><text:span text:style-name="_33_301">o</text:span><text:span text:style-name="_36_061">n</text:span><text:span text:style-name="_31_321">l</text:span><text:span text:style-name="_33_001">y</text:span><text:span text:style-name="_35_821">.</text:span></text:p>
      <text:p text:style-name="P1"><text:span text:style-name="_33_541">H</text:span><text:span text:style-name="_35_521">e</text:span><text:span text:style-name="_31_1"> </text:span><text:span text:style-name="_34_201">h</text:span><text:span text:style-name="_35_281">a</text:span><text:span text:style-name="_32_131">s</text:span><text:span text:style-name="_32_271"> </text:span><text:span text:style-name="_35_251">c</text:span><text:span text:style-name="_31_651">a</text:span><text:span text:style-name="_33_991">l</text:span><text:span text:style-name="_36_601">l</text:span><text:span text:style-name="_31_741">e</text:span><text:span text:style-name="_34_351">d</text:span><text:span text:style-name="_34_521"> </text:span><text:span text:style-name="_35_72">t</text:span><text:span text:style-name="_32_941">o</text:span><text:span text:style-name="_36_691">g</text:span><text:span text:style-name="_31_231">e</text:span><text:span text:style-name="_34_030">t</text:span><text:span text:style-name="_36_631">h</text:span><text:span text:style-name="_31_771">e</text:span><text:span text:style-name="_33_391">r</text:span><text:span text:style-name="_34_511"> </text:span><text:span text:style-name="_32_221">l</text:span><text:span text:style-name="_33_541">e</text:span><text:span text:style-name="_35_281">g</text:span><text:span text:style-name="_31_741">i</text:span><text:span text:style-name="_34_178">s</text:span><text:span text:style-name="_36_601">l</text:span><text:span text:style-name="_31_141">a</text:span><text:span text:style-name="_33_482">t</text:span><text:span text:style-name="_36_151">i</text:span><text:span text:style-name="_31_111">v</text:span><text:span text:style-name="_34_261">e</text:span><text:span text:style-name="_34_511"> </text:span><text:span text:style-name="_31_921">b</text:span><text:span text:style-name="_33_931">o</text:span><text:span text:style-name="_36_241">d</text:span><text:span text:style-name="_38_41">i</text:span><text:span text:style-name="_33_571">e</text:span><text:span text:style-name="_35_521">s</text:span><text:span text:style-name="_31_1"> </text:span><text:span text:style-name="_34_471">a</text:span><text:span text:style-name="_35_641">t</text:span><text:span text:style-name="_32_1"> </text:span><text:span text:style-name="_33_931">p</text:span><text:span text:style-name="_35_971">l</text:span><text:span text:style-name="_31_651">a</text:span><text:span text:style-name="_32_918">c</text:span><text:span text:style-name="_35_281">e</text:span><text:span text:style-name="_36_04">s</text:span><text:span text:style-name="_32_271"> </text:span><text:span text:style-name="_36_631">u</text:span><text:span text:style-name="_31_741">n</text:span><text:span text:style-name="_33_091">u</text:span><text:span text:style-name="_35_341">s</text:span><text:span text:style-name="_31_561">u</text:span><text:span text:style-name="_33_901">a</text:span><text:span text:style-name="_35_071">l</text:span><text:span text:style-name="_31_951">,</text:span><text:span text:style-name="_32_271"> </text:span><text:span text:style-name="_36_181">u</text:span><text:span text:style-name="_32_221">n</text:span><text:span text:style-name="_33_574">c</text:span><text:span text:style-name="_35_161">o</text:span><text:span text:style-name="_37_57">m</text:span><text:span text:style-name="_34_202">f</text:span><text:span text:style-name="_36_001">o</text:span><text:span text:style-name="_31_149">r</text:span><text:span text:style-name="_34_261">t</text:span><text:span text:style-name="_35_251">a</text:span><text:span text:style-name="_32_191">b</text:span><text:span text:style-name="_34_291">l</text:span><text:span text:style-name="_35_731">e</text:span><text:span text:style-name="_32_221">,</text:span><text:span text:style-name="_32_271"> </text:span><text:span text:style-name="_35_101">a</text:span><text:span text:style-name="_36_01">n</text:span><text:span text:style-name="_33_901">d</text:span><text:span text:style-name="_34_521"> </text:span><text:span text:style-name="_31_051">d</text:span><text:span text:style-name="_33_541">i</text:span><text:span text:style-name="_36_274">s</text:span><text:span text:style-name="_37_90">t</text:span><text:span text:style-name="_34_351">a</text:span><text:span text:style-name="_36_631">n</text:span><text:span text:style-name="_38_41">t</text:span><text:span text:style-name="_32_261"> </text:span><text:span text:style-name="_36_100">f</text:span><text:span text:style-name="_31_023">r</text:span><text:span text:style-name="_33_481">o</text:span><text:span text:style-name="_35_101">m</text:span><text:span text:style-name="_31_1"> </text:span><text:span text:style-name="_33_841">t</text:span><text:span text:style-name="_35_281">h</text:span><text:span text:style-name="_31_921">e</text:span><text:span text:style-name="_32_261"> </text:span><text:span text:style-name="_36_151">d</text:span><text:span text:style-name="_38_41">e</text:span><text:span text:style-name="_34_381">p</text:span><text:span text:style-name="_36_091">o</text:span><text:span text:style-name="_31_204">s</text:span><text:span text:style-name="_33_841">i</text:span><text:span text:style-name="_36_190">t</text:span><text:span text:style-name="_31_741">o</text:span><text:span text:style-name="_33_399">r</text:span><text:span text:style-name="_35_524">y</text:span><text:span text:style-name="_32_1"> </text:span><text:span text:style-name="_34_351">o</text:span><text:span text:style-name="_35_971">f</text:span><text:span text:style-name="_32_1"> </text:span><text:span text:style-name="_33_550">t</text:span><text:span text:style-name="_35_251">h</text:span><text:span text:style-name="_38_71">e</text:span><text:span text:style-name="_33_301">i</text:span><text:span text:style-name="_35_193">r</text:span><text:span text:style-name="_32_1"> </text:span><text:span text:style-name="_33_541">p</text:span><text:span text:style-name="_36_421">u</text:span><text:span text:style-name="_31_501">b</text:span><text:span text:style-name="_33_031">l</text:span><text:span text:style-name="_35_641">i</text:span><text:span text:style-name="_36_61">c</text:span><text:span text:style-name="_32_261"> </text:span><text:span text:style-name="_36_061">R</text:span><text:span text:style-name="_32_131">e</text:span><text:span text:style-name="_33_998">c</text:span><text:span text:style-name="_36_511">o</text:span><text:span text:style-name="_32_013">r</text:span><text:span text:style-name="_33_751">d</text:span><text:span text:style-name="_36_421">s</text:span><text:span text:style-name="_31_501">,</text:span><text:span text:style-name="_32_261"> </text:span><text:span text:style-name="_36_452">f</text:span><text:span text:style-name="_32_101">o</text:span><text:span text:style-name="_33_009">r</text:span><text:span text:style-name="_34_511"> </text:span><text:span text:style-name="_32_131">t</text:span><text:span text:style-name="_34_471">h</text:span><text:span text:style-name="_36_001">e</text:span><text:span text:style-name="_31_1"> </text:span><text:span text:style-name="_33_391">s</text:span><text:span text:style-name="_35_101">o</text:span><text:span text:style-name="_31_291">l</text:span><text:span text:style-name="_33_361">e</text:span><text:span text:style-name="_34_511"> </text:span><text:span text:style-name="_31_471">p</text:span><text:span text:style-name="_33_481">u</text:span><text:span text:style-name="_35_079">r</text:span><text:span text:style-name="_36_91">p</text:span><text:span text:style-name="_33_271">o</text:span><text:span text:style-name="_36_424">s</text:span><text:span text:style-name="_37_81">e</text:span><text:span text:style-name="_32_271"> </text:span><text:span text:style-name="_35_161">o</text:span><text:span text:style-name="_31_321">f</text:span><text:span text:style-name="_32_261"> </text:span><text:span text:style-name="_36_092">f</text:span><text:span text:style-name="_31_651">a</text:span><text:span text:style-name="_32_830">t</text:span><text:span text:style-name="_36_601">i</text:span><text:span text:style-name="_31_021">g</text:span><text:span text:style-name="_32_941">u</text:span><text:span text:style-name="_36_181">i</text:span><text:span text:style-name="_31_591">n</text:span><text:span text:style-name="_34_171">g</text:span><text:span text:style-name="_34_511"> </text:span><text:span text:style-name="_31_960">t</text:span><text:span text:style-name="_34_021">h</text:span><text:span text:style-name="_35_971">e</text:span><text:span text:style-name="_31_926">m</text:span><text:span text:style-name="_32_261"> </text:span><text:span text:style-name="_36_691">i</text:span><text:span text:style-name="_36_61">n</text:span><text:span text:style-name="_33_481">t</text:span><text:span text:style-name="_35_371">o</text:span><text:span text:style-name="_31_1"> </text:span><text:span text:style-name="_32_948">c</text:span><text:span text:style-name="_35_341">o</text:span><text:span text:style-name="_31_506">m</text:span><text:span text:style-name="_32_911">p</text:span><text:span text:style-name="_35_521">l</text:span><text:span text:style-name="_32_101">i</text:span><text:span text:style-name="_33_121">a</text:span><text:span text:style-name="_36_451">n</text:span><text:span text:style-name="_31_471">c</text:span><text:span text:style-name="_34_291">e</text:span><text:span text:style-name="_34_511"> </text:span><text:span text:style-name="_36_67">w</text:span><text:span text:style-name="_32_941">i</text:span><text:span text:style-name="_36_002">t</text:span><text:span text:style-name="_36_61">h</text:span><text:span text:style-name="_32_261"> </text:span><text:span text:style-name="_36_601">h</text:span><text:span text:style-name="_31_951">i</text:span><text:span text:style-name="_32_821">s</text:span><text:span text:style-name="_34_521"> </text:span><text:span text:style-name="_32_197">m</text:span><text:span text:style-name="_33_931">e</text:span><text:span text:style-name="_35_341">a</text:span><text:span text:style-name="_31_204">s</text:span><text:span text:style-name="_33_451">u</text:span><text:span text:style-name="_35_349">r</text:span><text:span text:style-name="_32_011">e</text:span><text:span text:style-name="_33_484">s</text:span><text:span text:style-name="_35_791">.</text:span></text:p>
      <text:p text:style-name="P1"><text:span text:style-name="_34_351">H</text:span><text:span text:style-name="_36_061">e</text:span><text:span text:style-name="_32_1"> </text:span><text:span text:style-name="_33_391">h</text:span><text:span text:style-name="_35_551">a</text:span><text:span text:style-name="_31_771">s</text:span><text:span text:style-name="_32_271"> </text:span><text:span text:style-name="_35_071">d</text:span><text:span text:style-name="_32_011">i</text:span><text:span text:style-name="_32_918">s</text:span><text:span text:style-name="_35_794">s</text:span><text:span text:style-name="_36_61">o</text:span><text:span text:style-name="_34_171">l</text:span><text:span text:style-name="_35_701">v</text:span><text:span text:style-name="_31_951">e</text:span><text:span text:style-name="_33_991">d</text:span><text:span text:style-name="_34_511"> </text:span><text:span text:style-name="_31_681">R</text:span><text:span text:style-name="_32_851">e</text:span><text:span text:style-name="_35_101">p</text:span><text:span text:style-name="_31_773">r</text:span><text:span text:style-name="_34_201">e</text:span><text:span text:style-name="_36_728">s</text:span><text:span text:style-name="_32_191">e</text:span><text:span text:style-name="_33_931">n</text:span><text:span text:style-name="_35_560">t</text:span><text:span text:style-name="_31_681">a</text:span><text:span text:style-name="_33_032">t</text:span><text:span text:style-name="_36_091">i</text:span><text:span text:style-name="_36_01">v</text:span><text:span text:style-name="_34_021">e</text:span><text:span text:style-name="_34_521"> </text:span><text:span text:style-name="_31_291">H</text:span><text:span text:style-name="_34_381">o</text:span><text:span text:style-name="_36_151">u</text:span><text:span text:style-name="_35_74">s</text:span><text:span text:style-name="_33_001">e</text:span><text:span text:style-name="_35_348">s</text:span><text:span text:style-name="_32_1"> </text:span><text:span text:style-name="_33_549">r</text:span><text:span text:style-name="_35_791">e</text:span><text:span text:style-name="_32_101">p</text:span><text:span text:style-name="_33_361">e</text:span><text:span text:style-name="_36_631">a</text:span><text:span text:style-name="_36_62">t</text:span><text:span text:style-name="_33_571">e</text:span><text:span text:style-name="_36_601">d</text:span><text:span text:style-name="_31_231">l</text:span><text:span text:style-name="_33_271">y</text:span><text:span text:style-name="_35_821">,</text:span><text:span text:style-name="_31_1"> </text:span><text:span text:style-name="_34_180">f</text:span><text:span text:style-name="_36_001">o</text:span><text:span text:style-name="_31_203">r</text:span><text:span text:style-name="_32_261"> </text:span><text:span text:style-name="_35_341">o</text:span><text:span text:style-name="_32_191">p</text:span><text:span text:style-name="_32_821">p</text:span><text:span text:style-name="_36_001">o</text:span><text:span text:style-name="_36_91">s</text:span><text:span text:style-name="_33_841">i</text:span><text:span text:style-name="_36_511">n</text:span><text:span text:style-name="_31_231">g</text:span><text:span text:style-name="_32_261"> </text:span><text:span text:style-name="_36_095">w</text:span><text:span text:style-name="_31_951">i</text:span><text:span text:style-name="_33_370">t</text:span><text:span text:style-name="_35_701">h</text:span><text:span text:style-name="_32_1"> </text:span><text:span text:style-name="_34_477">m</text:span><text:span text:style-name="_35_101">a</text:span><text:span text:style-name="_31_141">n</text:span><text:span text:style-name="_33_481">l</text:span><text:span text:style-name="_36_514">y</text:span><text:span text:style-name="_32_1"> </text:span><text:span text:style-name="_33_932">f</text:span><text:span text:style-name="_36_151">i</text:span><text:span text:style-name="_31_569">r</text:span><text:span text:style-name="_33_846">m</text:span><text:span text:style-name="_35_101">n</text:span><text:span text:style-name="_31_471">e</text:span><text:span text:style-name="_34_358">s</text:span><text:span text:style-name="_35_191">s</text:span><text:span text:style-name="_31_1"> </text:span><text:span text:style-name="_33_361">h</text:span><text:span text:style-name="_36_181">i</text:span><text:span text:style-name="_31_321">s</text:span><text:span text:style-name="_32_271"> </text:span><text:span text:style-name="_35_521">i</text:span><text:span text:style-name="_31_051">n</text:span><text:span text:style-name="_33_008">v</text:span><text:span text:style-name="_35_251">a</text:span><text:span text:style-name="_31_324">s</text:span><text:span text:style-name="_33_031">i</text:span><text:span text:style-name="_36_541">o</text:span><text:span text:style-name="_31_651">n</text:span><text:span text:style-name="_33_901">s</text:span><text:span text:style-name="_34_511"> </text:span><text:span text:style-name="_35_71">o</text:span><text:span text:style-name="_34_021">n</text:span><text:span text:style-name="_34_511"> </text:span><text:span text:style-name="_31_051">t</text:span><text:span text:style-name="_33_901">h</text:span><text:span text:style-name="_36_631">e</text:span><text:span text:style-name="_31_1"> </text:span><text:span text:style-name="_33_849">r</text:span><text:span text:style-name="_36_151">i</text:span><text:span text:style-name="_31_141">g</text:span><text:span text:style-name="_33_571">h</text:span><text:span text:style-name="_36_602">t</text:span><text:span text:style-name="_31_651">s</text:span><text:span text:style-name="_32_271"> </text:span><text:span text:style-name="_36_721">o</text:span><text:span text:style-name="_31_201">f</text:span><text:span text:style-name="_32_261"> </text:span><text:span text:style-name="_36_421">t</text:span><text:span text:style-name="_31_501">h</text:span><text:span text:style-name="_33_901">e</text:span><text:span text:style-name="_34_511"> </text:span><text:span text:style-name="_36_61">p</text:span><text:span text:style-name="_34_441">e</text:span><text:span text:style-name="_36_631">o</text:span><text:span text:style-name="_31_231">p</text:span><text:span text:style-name="_33_001">l</text:span><text:span text:style-name="_35_281">e</text:span><text:span text:style-name="_38_71">.</text:span></text:p>
      <text:p text:style-name="P1"><text:span text:style-name="_35_251">H</text:span><text:span text:style-name="_31_021">e</text:span><text:span text:style-name="_32_271"> </text:span><text:span text:style-name="_35_641">h</text:span><text:span text:style-name="_32_221">a</text:span><text:span text:style-name="_33_931">s</text:span><text:span text:style-name="_34_511"> </text:span><text:span text:style-name="_36_69">r</text:span><text:span text:style-name="_33_841">e</text:span><text:span text:style-name="_36_512">f</text:span><text:span text:style-name="_31_231">u</text:span><text:span text:style-name="_33_091">s</text:span><text:span text:style-name="_36_511">e</text:span><text:span text:style-name="_32_131">d</text:span><text:span text:style-name="_32_271"> </text:span><text:span text:style-name="_36_152">f</text:span><text:span text:style-name="_32_101">o</text:span><text:span text:style-name="_33_849">r</text:span><text:span text:style-name="_34_521"> </text:span><text:span text:style-name="_38_71">a</text:span><text:span text:style-name="_32_261"> </text:span><text:span text:style-name="_35_641">l</text:span><text:span text:style-name="_31_681">o</text:span><text:span text:style-name="_34_351">n</text:span><text:span text:style-name="_36_511">g</text:span><text:span text:style-name="_31_1"> </text:span><text:span text:style-name="_33_490">t</text:span><text:span text:style-name="_35_701">i</text:span><text:span text:style-name="_31_326">m</text:span><text:span text:style-name="_32_941">e</text:span><text:span text:style-name="_36_271">,</text:span><text:span text:style-name="_32_1"> </text:span><text:span text:style-name="_34_291">a</text:span><text:span text:style-name="_35_372">f</text:span><text:span text:style-name="_31_960">t</text:span><text:span text:style-name="_33_481">e</text:span><text:span text:style-name="_36_001">r</text:span><text:span text:style-name="_32_1"> </text:span><text:span text:style-name="_33_308">s</text:span><text:span text:style-name="_35_191">u</text:span><text:span text:style-name="_37_54">c</text:span><text:span text:style-name="_33_391">h</text:span><text:span text:style-name="_34_511"> </text:span><text:span text:style-name="_37_81">d</text:span><text:span text:style-name="_33_391">i</text:span><text:span text:style-name="_36_094">s</text:span><text:span text:style-name="_32_018">s</text:span><text:span text:style-name="_32_821">o</text:span><text:span text:style-name="_36_241">l</text:span><text:span text:style-name="_32_131">u</text:span><text:span text:style-name="_33_550">t</text:span><text:span text:style-name="_36_601">i</text:span><text:span text:style-name="_31_291">o</text:span><text:span text:style-name="_34_471">n</text:span><text:span text:style-name="_35_344">s</text:span><text:span text:style-name="_32_011">,</text:span><text:span text:style-name="_32_261"> </text:span><text:span text:style-name="_36_271">t</text:span><text:span text:style-name="_31_591">o</text:span><text:span text:style-name="_32_261"> </text:span><text:span text:style-name="_35_708">c</text:span><text:span text:style-name="_31_771">a</text:span><text:span text:style-name="_34_381">u</text:span><text:span text:style-name="_36_064">s</text:span><text:span text:style-name="_31_681">e</text:span><text:span text:style-name="_32_271"> </text:span><text:span text:style-name="_36_421">o</text:span><text:span text:style-name="_31_960">t</text:span><text:span text:style-name="_32_851">h</text:span><text:span text:style-name="_35_071">e</text:span><text:span text:style-name="_31_293">r</text:span><text:span text:style-name="_33_121">s</text:span><text:span text:style-name="_34_521"> </text:span><text:span text:style-name="_32_191">t</text:span><text:span text:style-name="_32_821">o</text:span><text:span text:style-name="_34_521"> </text:span><text:span text:style-name="_31_771">b</text:span><text:span text:style-name="_32_821">e</text:span><text:span text:style-name="_34_521"> </text:span><text:span text:style-name="_37_81">e</text:span><text:span text:style-name="_34_381">l</text:span><text:span text:style-name="_36_691">e</text:span><text:span text:style-name="_36_98">c</text:span><text:span text:style-name="_33_362">t</text:span><text:span text:style-name="_36_061">e</text:span><text:span text:style-name="_32_041">d</text:span><text:span text:style-name="_33_391">;</text:span><text:span text:style-name="_34_521"> </text:span><text:span text:style-name="_38_75">w</text:span><text:span text:style-name="_34_021">h</text:span><text:span text:style-name="_35_071">e</text:span><text:span text:style-name="_31_329">r</text:span><text:span text:style-name="_34_381">e</text:span><text:span text:style-name="_35_821">b</text:span><text:span text:style-name="_37_51">y</text:span><text:span text:style-name="_32_261"> </text:span><text:span text:style-name="_35_701">t</text:span><text:span text:style-name="_31_051">h</text:span><text:span text:style-name="_34_351">e</text:span><text:span text:style-name="_34_511"> </text:span><text:span text:style-name="_32_101">L</text:span><text:span text:style-name="_34_471">e</text:span><text:span text:style-name="_35_161">g</text:span><text:span text:style-name="_31_471">i</text:span><text:span text:style-name="_32_858">s</text:span><text:span text:style-name="_35_611">l</text:span><text:span text:style-name="_31_321">a</text:span><text:span text:style-name="_33_362">t</text:span><text:span text:style-name="_35_281">i</text:span><text:span text:style-name="_32_191">v</text:span><text:span text:style-name="_33_091">e</text:span><text:span text:style-name="_34_511"> </text:span><text:span text:style-name="_32_101">p</text:span><text:span text:style-name="_33_121">o</text:span><text:span text:style-name="_35_975">w</text:span><text:span text:style-name="_37_51">e</text:span><text:span text:style-name="_33_579">r</text:span><text:span text:style-name="_35_731">s</text:span><text:span text:style-name="_37_51">,</text:span><text:span text:style-name="_32_261"> </text:span><text:span text:style-name="_35_191">i</text:span><text:span text:style-name="_31_291">n</text:span><text:span text:style-name="_34_201">c</text:span><text:span text:style-name="_36_631">a</text:span><text:span text:style-name="_36_01">p</text:span><text:span text:style-name="_33_361">a</text:span><text:span text:style-name="_35_971">b</text:span><text:span text:style-name="_31_051">l</text:span><text:span text:style-name="_33_481">e</text:span><text:span text:style-name="_34_521"> </text:span><text:span text:style-name="_32_011">o</text:span><text:span text:style-name="_33_001">f</text:span><text:span text:style-name="_34_521"> </text:span><text:span text:style-name="_32_041">A</text:span><text:span text:style-name="_33_031">n</text:span><text:span text:style-name="_36_271">n</text:span><text:span text:style-name="_32_011">i</text:span><text:span text:style-name="_33_901">h</text:span><text:span text:style-name="_35_701">i</text:span><text:span text:style-name="_31_141">l</text:span><text:span text:style-name="_33_481">a</text:span><text:span text:style-name="_35_191">t</text:span><text:span text:style-name="_31_771">i</text:span><text:span text:style-name="_34_201">o</text:span><text:span text:style-name="_36_721">n</text:span><text:span text:style-name="_38_71">,</text:span><text:span text:style-name="_32_271"> </text:span><text:span text:style-name="_36_541">h</text:span><text:span text:style-name="_31_771">a</text:span><text:span text:style-name="_33_091">v</text:span><text:span text:style-name="_35_701">e</text:span><text:span text:style-name="_31_1"> </text:span><text:span text:style-name="_34_023">r</text:span><text:span text:style-name="_35_101">e</text:span><text:span text:style-name="_31_330">t</text:span><text:span text:style-name="_33_541">u</text:span><text:span text:style-name="_36_721">r</text:span><text:span text:style-name="_38_71">n</text:span><text:span text:style-name="_34_351">e</text:span><text:span text:style-name="_35_191">d</text:span><text:span text:style-name="_32_1"> </text:span><text:span text:style-name="_34_351">t</text:span><text:span text:style-name="_36_091">o</text:span><text:span text:style-name="_32_1"> </text:span><text:span text:style-name="_33_571">t</text:span><text:span text:style-name="_36_181">h</text:span><text:span text:style-name="_36_61">e</text:span><text:span text:style-name="_32_271"> </text:span><text:span text:style-name="_35_191">P</text:span><text:span text:style-name="_31_021">e</text:span><text:span text:style-name="_34_171">o</text:span><text:span text:style-name="_36_181">p</text:span><text:span text:style-name="_31_651">l</text:span><text:span text:style-name="_33_451">e</text:span><text:span text:style-name="_34_521"> </text:span><text:span text:style-name="_31_591">a</text:span><text:span text:style-name="_34_441">t</text:span><text:span text:style-name="_34_511"> </text:span><text:span text:style-name="_38_71">l</text:span><text:span text:style-name="_33_361">a</text:span><text:span text:style-name="_36_061">r</text:span><text:span text:style-name="_31_051">g</text:span><text:span text:style-name="_34_261">e</text:span><text:span text:style-name="_34_521"> </text:span><text:span text:style-name="_31_780">f</text:span><text:span text:style-name="_34_441">o</text:span><text:span text:style-name="_36_513">r</text:span><text:span text:style-name="_32_1"> </text:span><text:span text:style-name="_33_542">t</text:span><text:span text:style-name="_35_161">h</text:span><text:span text:style-name="_36_61">e</text:span><text:span text:style-name="_33_901">i</text:span><text:span text:style-name="_36_459">r</text:span><text:span text:style-name="_31_1"> </text:span><text:span text:style-name="_33_031">e</text:span><text:span text:style-name="_36_544">x</text:span><text:span text:style-name="_31_681">e</text:span><text:span text:style-name="_34_359">r</text:span><text:span text:style-name="_35_738">c</text:span><text:span text:style-name="_36_01">i</text:span><text:span text:style-name="_33_994">s</text:span><text:span text:style-name="_36_601">e</text:span><text:span text:style-name="_36_91">;</text:span><text:span text:style-name="_32_271"> </text:span><text:span text:style-name="_35_341">t</text:span><text:span text:style-name="_32_221">h</text:span><text:span text:style-name="_34_441">e</text:span><text:span text:style-name="_34_521"> </text:span><text:span text:style-name="_36_91">S</text:span><text:span text:style-name="_33_002">t</text:span><text:span text:style-name="_35_521">a</text:span><text:span text:style-name="_31_300">t</text:span><text:span text:style-name="_33_541">e</text:span><text:span text:style-name="_34_511"> </text:span><text:span text:style-name="_38_79">r</text:span><text:span text:style-name="_33_721">e</text:span><text:span text:style-name="_36_186">m</text:span><text:span text:style-name="_31_111">a</text:span><text:span text:style-name="_32_911">i</text:span><text:span text:style-name="_35_611">n</text:span><text:span text:style-name="_38_71">i</text:span><text:span text:style-name="_32_851">n</text:span><text:span text:style-name="_36_091">g</text:span><text:span text:style-name="_32_1"> </text:span><text:span text:style-name="_33_031">i</text:span><text:span text:style-name="_35_611">n</text:span><text:span text:style-name="_32_1"> </text:span><text:span text:style-name="_33_931">t</text:span><text:span text:style-name="_36_691">h</text:span><text:span text:style-name="_32_131">e</text:span><text:span text:style-name="_32_271"> </text:span><text:span text:style-name="_36_421">m</text:span><text:span text:style-name="_32_041">e</text:span><text:span text:style-name="_33_361">a</text:span><text:span text:style-name="_35_161">n</text:span><text:span text:style-name="_31_1"> </text:span><text:span text:style-name="_33_812">t</text:span><text:span text:style-name="_36_151">i</text:span><text:span text:style-name="_31_057">m</text:span><text:span text:style-name="_34_021">e</text:span><text:span text:style-name="_34_511"> </text:span><text:span text:style-name="_31_651">e</text:span><text:span text:style-name="_34_024">x</text:span><text:span text:style-name="_36_091">p</text:span><text:span text:style-name="_31_951">o</text:span><text:span text:style-name="_33_818">s</text:span><text:span text:style-name="_35_371">e</text:span><text:span text:style-name="_31_111">d</text:span><text:span text:style-name="_32_261"> </text:span><text:span text:style-name="_35_551">t</text:span><text:span text:style-name="_31_111">o</text:span><text:span text:style-name="_32_261"> </text:span><text:span text:style-name="_35_641">a</text:span><text:span text:style-name="_31_141">l</text:span><text:span text:style-name="_34_021">l</text:span><text:span text:style-name="_34_521"> </text:span><text:span text:style-name="_31_201">t</text:span><text:span text:style-name="_32_941">h</text:span><text:span text:style-name="_35_521">e</text:span><text:span text:style-name="_32_1"> </text:span><text:span text:style-name="_34_441">d</text:span><text:span text:style-name="_35_521">a</text:span><text:span text:style-name="_31_111">n</text:span><text:span text:style-name="_33_361">g</text:span><text:span text:style-name="_36_151">e</text:span><text:span text:style-name="_31_479">r</text:span><text:span text:style-name="_33_394">s</text:span><text:span text:style-name="_34_511"> </text:span><text:span text:style-name="_32_041">o</text:span><text:span text:style-name="_34_381">f</text:span><text:span text:style-name="_34_511"> </text:span><text:span text:style-name="_31_471">i</text:span><text:span text:style-name="_34_471">n</text:span><text:span text:style-name="_35_254">v</text:span><text:span text:style-name="_31_141">a</text:span><text:span text:style-name="_33_758">s</text:span><text:span text:style-name="_36_241">i</text:span><text:span text:style-name="_36_01">o</text:span><text:span text:style-name="_33_811">n</text:span><text:span text:style-name="_34_521"> </text:span><text:span text:style-name="_31_600">f</text:span><text:span text:style-name="_33_903">r</text:span><text:span text:style-name="_36_001">o</text:span><text:span text:style-name="_31_951">m</text:span><text:span text:style-name="_32_271"> </text:span><text:span text:style-name="_36_185">w</text:span><text:span text:style-name="_31_111">i</text:span><text:span text:style-name="_33_760">t</text:span><text:span text:style-name="_36_001">h</text:span><text:span text:style-name="_38_71">o</text:span><text:span text:style-name="_34_351">u</text:span><text:span text:style-name="_35_611">t</text:span><text:span text:style-name="_31_951">,</text:span><text:span text:style-name="_32_261"> </text:span><text:span text:style-name="_36_511">a</text:span><text:span text:style-name="_31_561">n</text:span><text:span text:style-name="_33_001">d</text:span><text:span text:style-name="_34_511"> </text:span><text:span text:style-name="_31_058">c</text:span><text:span text:style-name="_33_361">o</text:span><text:span text:style-name="_36_511">n</text:span><text:span text:style-name="_31_474">v</text:span><text:span text:style-name="_34_291">u</text:span><text:span text:style-name="_35_371">l</text:span><text:span text:style-name="_31_928">s</text:span><text:span text:style-name="_33_031">i</text:span><text:span text:style-name="_36_721">o</text:span><text:span text:style-name="_38_41">n</text:span><text:span text:style-name="_33_004">s</text:span><text:span text:style-name="_34_521"> </text:span><text:span text:style-name="_37_55">w</text:span><text:span text:style-name="_33_091">i</text:span><text:span text:style-name="_36_160">t</text:span><text:span text:style-name="_31_021">h</text:span><text:span text:style-name="_32_941">i</text:span><text:span text:style-name="_35_071">n</text:span><text:span text:style-name="_31_231">.</text:span></text:p>
      <text:p text:style-name="P1"><text:soft-page-break/><text:span text:style-name="_35_521">H</text:span><text:span text:style-name="_31_771">e</text:span><text:span text:style-name="_32_271"> </text:span><text:span text:style-name="_36_091">h</text:span><text:span text:style-name="_32_221">a</text:span><text:span text:style-name="_32_851">s</text:span><text:span text:style-name="_34_511"> </text:span><text:span text:style-name="_36_01">e</text:span><text:span text:style-name="_32_851">n</text:span><text:span text:style-name="_35_071">d</text:span><text:span text:style-name="_37_81">e</text:span><text:span text:style-name="_33_481">a</text:span><text:span text:style-name="_35_528">v</text:span><text:span text:style-name="_31_291">o</text:span><text:span text:style-name="_33_121">u</text:span><text:span text:style-name="_35_553">r</text:span><text:span text:style-name="_32_131">e</text:span><text:span text:style-name="_34_291">d</text:span><text:span text:style-name="_34_511"> </text:span><text:span text:style-name="_37_81">t</text:span><text:span text:style-name="_33_271">o</text:span><text:span text:style-name="_34_521"> </text:span><text:span text:style-name="_31_021">p</text:span><text:span text:style-name="_33_393">r</text:span><text:span text:style-name="_35_101">e</text:span><text:span text:style-name="_31_058">v</text:span><text:span text:style-name="_33_361">e</text:span><text:span text:style-name="_36_511">n</text:span><text:span text:style-name="_31_321">t</text:span><text:span text:style-name="_32_271"> </text:span><text:span text:style-name="_35_101">t</text:span><text:span text:style-name="_36_61">h</text:span><text:span text:style-name="_34_261">e</text:span><text:span text:style-name="_34_511"> </text:span><text:span text:style-name="_31_021">p</text:span><text:span text:style-name="_34_441">o</text:span><text:span text:style-name="_35_611">p</text:span><text:span text:style-name="_31_231">u</text:span><text:span text:style-name="_33_841">l</text:span><text:span text:style-name="_35_551">a</text:span><text:span text:style-name="_37_51">t</text:span><text:span text:style-name="_34_381">i</text:span><text:span text:style-name="_36_631">o</text:span><text:span text:style-name="_32_221">n</text:span><text:span text:style-name="_32_271"> </text:span><text:span text:style-name="_36_451">o</text:span><text:span text:style-name="_31_921">f</text:span><text:span text:style-name="_32_261"> </text:span><text:span text:style-name="_36_452">t</text:span><text:span text:style-name="_31_591">h</text:span><text:span text:style-name="_34_471">e</text:span><text:span text:style-name="_35_078">s</text:span><text:span text:style-name="_31_111">e</text:span><text:span text:style-name="_32_271"> </text:span><text:span text:style-name="_35_641">S</text:span><text:span text:style-name="_32_102">t</text:span><text:span text:style-name="_34_351">a</text:span><text:span text:style-name="_36_280">t</text:span><text:span text:style-name="_31_051">e</text:span><text:span text:style-name="_33_481">s</text:span><text:span text:style-name="_35_161">;</text:span><text:span text:style-name="_31_1"> </text:span><text:span text:style-name="_34_390">f</text:span><text:span text:style-name="_36_541">o</text:span><text:span text:style-name="_32_043">r</text:span><text:span text:style-name="_32_261"> </text:span><text:span text:style-name="_35_702">t</text:span><text:span text:style-name="_32_131">h</text:span><text:span text:style-name="_33_031">a</text:span><text:span text:style-name="_35_800">t</text:span><text:span text:style-name="_32_1"> </text:span><text:span text:style-name="_34_261">p</text:span><text:span text:style-name="_35_251">u</text:span><text:span text:style-name="_31_203">r</text:span><text:span text:style-name="_34_291">p</text:span><text:span text:style-name="_36_151">o</text:span><text:span text:style-name="_35_78">s</text:span><text:span text:style-name="_33_991">e</text:span><text:span text:style-name="_34_511"> </text:span><text:span text:style-name="_31_141">o</text:span><text:span text:style-name="_33_271">b</text:span><text:span text:style-name="_35_108">s</text:span><text:span text:style-name="_32_192">t</text:span><text:span text:style-name="_33_819">r</text:span><text:span text:style-name="_35_101">u</text:span><text:span text:style-name="_31_504">c</text:span><text:span text:style-name="_32_911">t</text:span><text:span text:style-name="_36_511">i</text:span><text:span text:style-name="_36_61">n</text:span><text:span text:style-name="_34_471">g</text:span><text:span text:style-name="_34_521"> </text:span><text:span text:style-name="_32_011">t</text:span><text:span text:style-name="_32_821">h</text:span><text:span text:style-name="_35_371">e</text:span><text:span text:style-name="_31_1"> </text:span><text:span text:style-name="_32_851">P</text:span><text:span text:style-name="_35_341">e</text:span><text:span text:style-name="_31_471">n</text:span><text:span text:style-name="_33_452">t</text:span><text:span text:style-name="_35_701">a</text:span><text:span text:style-name="_32_050">t</text:span><text:span text:style-name="_32_851">e</text:span><text:span text:style-name="_36_181">u</text:span><text:span text:style-name="_31_501">c</text:span><text:span text:style-name="_33_571">h</text:span><text:span text:style-name="_34_521"> </text:span><text:span text:style-name="_35_80">f</text:span><text:span text:style-name="_33_751">o</text:span><text:span text:style-name="_35_793">r</text:span><text:span text:style-name="_32_1"> </text:span><text:span text:style-name="_33_271">N</text:span><text:span text:style-name="_35_731">a</text:span><text:span text:style-name="_31_750">t</text:span><text:span text:style-name="_33_091">u</text:span><text:span text:style-name="_35_343">r</text:span><text:span text:style-name="_31_681">a</text:span><text:span text:style-name="_32_911">l</text:span><text:span text:style-name="_36_001">i</text:span><text:span text:style-name="_31_958">z</text:span><text:span text:style-name="_33_121">a</text:span><text:span text:style-name="_35_732">t</text:span><text:span text:style-name="_31_021">i</text:span><text:span text:style-name="_32_821">o</text:span><text:span text:style-name="_36_541">n</text:span><text:span text:style-name="_31_1"> </text:span><text:span text:style-name="_33_121">o</text:span><text:span text:style-name="_35_281">f</text:span><text:span text:style-name="_32_1"> </text:span><text:span text:style-name="_34_021">F</text:span><text:span text:style-name="_36_061">o</text:span><text:span text:style-name="_31_743">r</text:span><text:span text:style-name="_33_481">e</text:span><text:span text:style-name="_35_731">i</text:span><text:span text:style-name="_31_141">g</text:span><text:span text:style-name="_34_261">n</text:span><text:span text:style-name="_35_161">e</text:span><text:span text:style-name="_35_79">r</text:span><text:span text:style-name="_33_721">s</text:span><text:span text:style-name="_36_721">;</text:span><text:span text:style-name="_31_1"> </text:span><text:span text:style-name="_32_913">r</text:span><text:span text:style-name="_36_721">e</text:span><text:span text:style-name="_38_50">f</text:span><text:span text:style-name="_34_171">u</text:span><text:span text:style-name="_35_701">s</text:span><text:span text:style-name="_31_051">i</text:span><text:span text:style-name="_34_471">n</text:span><text:span text:style-name="_35_341">g</text:span><text:span text:style-name="_32_1"> </text:span><text:span text:style-name="_33_931">t</text:span><text:span text:style-name="_35_071">o</text:span><text:span text:style-name="_32_1"> </text:span><text:span text:style-name="_33_271">p</text:span><text:span text:style-name="_35_101">a</text:span><text:span text:style-name="_31_238">s</text:span><text:span text:style-name="_33_034">s</text:span><text:span text:style-name="_34_511"> </text:span><text:span text:style-name="_36_01">o</text:span><text:span text:style-name="_33_842">t</text:span><text:span text:style-name="_35_971">h</text:span><text:span text:style-name="_31_111">e</text:span><text:span text:style-name="_33_579">r</text:span><text:span text:style-name="_36_541">s</text:span><text:span text:style-name="_32_1"> </text:span><text:span text:style-name="_33_841">t</text:span><text:span text:style-name="_36_061">o</text:span><text:span text:style-name="_31_1"> </text:span><text:span text:style-name="_33_031">e</text:span><text:span text:style-name="_35_281">n</text:span><text:span text:style-name="_37_54">c</text:span><text:span text:style-name="_34_261">o</text:span><text:span text:style-name="_36_181">u</text:span><text:span text:style-name="_37_89">r</text:span><text:span text:style-name="_34_441">a</text:span><text:span text:style-name="_35_371">g</text:span><text:span text:style-name="_35_71">e</text:span><text:span text:style-name="_32_261"> </text:span><text:span text:style-name="_36_100">t</text:span><text:span text:style-name="_35_71">h</text:span><text:span text:style-name="_33_031">e</text:span><text:span text:style-name="_35_371">i</text:span><text:span text:style-name="_31_743">r</text:span><text:span text:style-name="_32_261"> </text:span><text:span text:style-name="_35_197">m</text:span><text:span text:style-name="_31_921">i</text:span><text:span text:style-name="_33_031">g</text:span><text:span text:style-name="_35_373">r</text:span><text:span text:style-name="_32_191">a</text:span><text:span text:style-name="_33_812">t</text:span><text:span text:style-name="_36_721">i</text:span><text:span text:style-name="_32_041">o</text:span><text:span text:style-name="_33_301">n</text:span><text:span text:style-name="_36_458">s</text:span><text:span text:style-name="_32_1"> </text:span><text:span text:style-name="_33_091">h</text:span><text:span text:style-name="_35_191">i</text:span><text:span text:style-name="_31_472">t</text:span><text:span text:style-name="_33_301">h</text:span><text:span text:style-name="_35_071">e</text:span><text:span text:style-name="_31_779">r</text:span><text:span text:style-name="_33_901">,</text:span><text:span text:style-name="_34_521"> </text:span><text:span text:style-name="_38_71">a</text:span><text:span text:style-name="_33_991">n</text:span><text:span text:style-name="_36_271">d</text:span><text:span text:style-name="_32_1"> </text:span><text:span text:style-name="_33_759">r</text:span><text:span text:style-name="_35_791">a</text:span><text:span text:style-name="_31_471">i</text:span><text:span text:style-name="_33_724">s</text:span><text:span text:style-name="_35_341">i</text:span><text:span text:style-name="_31_561">n</text:span><text:span text:style-name="_34_261">g</text:span><text:span text:style-name="_34_521"> </text:span><text:span text:style-name="_37_51">t</text:span><text:span text:style-name="_32_821">h</text:span><text:span text:style-name="_35_101">e</text:span><text:span text:style-name="_31_1"> </text:span><text:span text:style-name="_34_358">c</text:span><text:span text:style-name="_35_101">o</text:span><text:span text:style-name="_35_71">n</text:span><text:span text:style-name="_32_821">d</text:span><text:span text:style-name="_35_251">i</text:span><text:span text:style-name="_32_042">t</text:span><text:span text:style-name="_34_351">i</text:span><text:span text:style-name="_35_071">o</text:span><text:span text:style-name="_37_81">n</text:span><text:span text:style-name="_33_571">s</text:span><text:span text:style-name="_34_521"> </text:span><text:span text:style-name="_31_591">o</text:span><text:span text:style-name="_33_991">f</text:span><text:span text:style-name="_34_521"> </text:span><text:span text:style-name="_37_51">n</text:span><text:span text:style-name="_34_441">e</text:span><text:span text:style-name="_36_241">w</text:span><text:span text:style-name="_32_1"> </text:span><text:span text:style-name="_33_541">A</text:span><text:span text:style-name="_36_001">p</text:span><text:span text:style-name="_31_591">p</text:span><text:span text:style-name="_33_729">r</text:span><text:span text:style-name="_36_511">o</text:span><text:span text:style-name="_32_101">p</text:span><text:span text:style-name="_33_453">r</text:span><text:span text:style-name="_35_071">i</text:span><text:span text:style-name="_31_591">a</text:span><text:span text:style-name="_33_490">t</text:span><text:span text:style-name="_35_551">i</text:span><text:span text:style-name="_32_101">o</text:span><text:span text:style-name="_33_391">n</text:span><text:span text:style-name="_35_734">s</text:span><text:span text:style-name="_31_1"> </text:span><text:span text:style-name="_34_351">o</text:span><text:span text:style-name="_35_161">f</text:span><text:span text:style-name="_32_1"> </text:span><text:span text:style-name="_33_391">L</text:span><text:span text:style-name="_35_551">a</text:span><text:span text:style-name="_31_771">n</text:span><text:span text:style-name="_33_721">d</text:span><text:span text:style-name="_36_241">s</text:span><text:span text:style-name="_31_951">.</text:span></text:p>
      <text:p text:style-name="P1"><text:span text:style-name="_36_721">H</text:span><text:span text:style-name="_31_741">e</text:span><text:span text:style-name="_32_261"> </text:span><text:span text:style-name="_35_641">h</text:span><text:span text:style-name="_31_501">a</text:span><text:span text:style-name="_34_441">s</text:span><text:span text:style-name="_34_521"> </text:span><text:span text:style-name="_31_501">o</text:span><text:span text:style-name="_33_301">b</text:span><text:span text:style-name="_36_064">s</text:span><text:span text:style-name="_31_750">t</text:span><text:span text:style-name="_32_943">r</text:span><text:span text:style-name="_35_701">u</text:span><text:span text:style-name="_31_958">c</text:span><text:span text:style-name="_34_471">t</text:span><text:span text:style-name="_35_341">e</text:span><text:span text:style-name="_32_191">d</text:span><text:span text:style-name="_32_261"> </text:span><text:span text:style-name="_35_191">t</text:span><text:span text:style-name="_31_291">h</text:span><text:span text:style-name="_34_471">e</text:span><text:span text:style-name="_34_511"> </text:span><text:span text:style-name="_31_561">A</text:span><text:span text:style-name="_32_851">d</text:span><text:span text:style-name="_35_256">m</text:span><text:span text:style-name="_31_591">i</text:span><text:span text:style-name="_33_391">n</text:span><text:span text:style-name="_35_701">i</text:span><text:span text:style-name="_32_198">s</text:span><text:span text:style-name="_32_852">t</text:span><text:span text:style-name="_36_729">r</text:span><text:span text:style-name="_37_51">a</text:span><text:span text:style-name="_33_271">t</text:span><text:span text:style-name="_35_641">i</text:span><text:span text:style-name="_35_71">o</text:span><text:span text:style-name="_33_451">n</text:span><text:span text:style-name="_34_511"> </text:span><text:span text:style-name="_37_81">o</text:span><text:span text:style-name="_34_381">f</text:span><text:span text:style-name="_34_511"> </text:span><text:span text:style-name="_36_01">J</text:span><text:span text:style-name="_32_941">u</text:span><text:span text:style-name="_35_258">s</text:span><text:span text:style-name="_31_562">t</text:span><text:span text:style-name="_33_721">i</text:span><text:span text:style-name="_35_821">c</text:span><text:span text:style-name="_38_41">e</text:span><text:span text:style-name="_33_721">,</text:span><text:span text:style-name="_34_511"> </text:span><text:span text:style-name="_31_141">b</text:span><text:span text:style-name="_33_901">y</text:span><text:span text:style-name="_34_521"> </text:span><text:span text:style-name="_31_479">r</text:span><text:span text:style-name="_33_031">e</text:span><text:span text:style-name="_35_102">f</text:span><text:span text:style-name="_31_021">u</text:span><text:span text:style-name="_34_471">s</text:span><text:span text:style-name="_36_271">i</text:span><text:span text:style-name="_31_771">n</text:span><text:span text:style-name="_33_301">g</text:span><text:span text:style-name="_34_511"> </text:span><text:span text:style-name="_37_51">h</text:span><text:span text:style-name="_34_441">i</text:span><text:span text:style-name="_36_271">s</text:span><text:span text:style-name="_32_1"> </text:span><text:span text:style-name="_33_571">A</text:span><text:span text:style-name="_35_828">s</text:span><text:span text:style-name="_32_224">s</text:span><text:span text:style-name="_33_721">e</text:span><text:span text:style-name="_35_701">n</text:span><text:span text:style-name="_31_501">t</text:span><text:span text:style-name="_32_261"> </text:span><text:span text:style-name="_36_601">t</text:span><text:span text:style-name="_36_61">o</text:span><text:span text:style-name="_32_261"> </text:span><text:span text:style-name="_36_721">L</text:span><text:span text:style-name="_36_01">a</text:span><text:span text:style-name="_33_815">w</text:span><text:span text:style-name="_36_068">s</text:span><text:span text:style-name="_32_1"> </text:span><text:span text:style-name="_33_272">f</text:span><text:span text:style-name="_36_601">o</text:span><text:span text:style-name="_38_49">r</text:span><text:span text:style-name="_32_261"> </text:span><text:span text:style-name="_36_061">e</text:span><text:span text:style-name="_31_118">s</text:span><text:span text:style-name="_34_262">t</text:span><text:span text:style-name="_35_341">a</text:span><text:span text:style-name="_38_71">b</text:span><text:span text:style-name="_33_121">l</text:span><text:span text:style-name="_36_181">i</text:span><text:span text:style-name="_32_191">s</text:span><text:span text:style-name="_34_261">h</text:span><text:span text:style-name="_35_191">i</text:span><text:span text:style-name="_32_101">n</text:span><text:span text:style-name="_33_391">g</text:span><text:span text:style-name="_34_511"> </text:span><text:span text:style-name="_36_91">J</text:span><text:span text:style-name="_33_991">u</text:span><text:span text:style-name="_35_251">d</text:span><text:span text:style-name="_32_221">i</text:span><text:span text:style-name="_34_474">c</text:span><text:span text:style-name="_36_511">i</text:span><text:span text:style-name="_31_741">a</text:span><text:span text:style-name="_34_449">r</text:span><text:span text:style-name="_35_281">y</text:span><text:span text:style-name="_31_1"> </text:span><text:span text:style-name="_33_391">p</text:span><text:span text:style-name="_35_611">o</text:span><text:span text:style-name="_31_027">w</text:span><text:span text:style-name="_34_291">e</text:span><text:span text:style-name="_35_733">r</text:span><text:span text:style-name="_32_041">s</text:span><text:span text:style-name="_33_391">.</text:span></text:p>
      <text:p text:style-name="P1"><text:span text:style-name="_31_741">H</text:span><text:span text:style-name="_33_481">e</text:span><text:span text:style-name="_34_521"> </text:span><text:span text:style-name="_35_71">h</text:span><text:span text:style-name="_33_301">a</text:span><text:span text:style-name="_36_271">s</text:span><text:span text:style-name="_32_1"> </text:span><text:span text:style-name="_33_361">m</text:span><text:span text:style-name="_36_001">a</text:span><text:span text:style-name="_36_01">d</text:span><text:span text:style-name="_34_471">e</text:span><text:span text:style-name="_34_521"> </text:span><text:span text:style-name="_31_201">J</text:span><text:span text:style-name="_33_031">u</text:span><text:span text:style-name="_36_601">d</text:span><text:span text:style-name="_32_191">g</text:span><text:span text:style-name="_34_351">e</text:span><text:span text:style-name="_36_601">s</text:span><text:span text:style-name="_31_1"> </text:span><text:span text:style-name="_33_031">d</text:span><text:span text:style-name="_36_181">e</text:span><text:span text:style-name="_31_561">p</text:span><text:span text:style-name="_34_261">e</text:span><text:span text:style-name="_36_001">n</text:span><text:span text:style-name="_35_71">d</text:span><text:span text:style-name="_34_021">e</text:span><text:span text:style-name="_36_631">n</text:span><text:span text:style-name="_31_321">t</text:span><text:span text:style-name="_32_271"> </text:span><text:span text:style-name="_35_071">o</text:span><text:span text:style-name="_31_471">n</text:span><text:span text:style-name="_32_261"> </text:span><text:span text:style-name="_36_241">h</text:span><text:span text:style-name="_36_91">i</text:span><text:span text:style-name="_34_471">s</text:span><text:span text:style-name="_34_511"> </text:span><text:span text:style-name="_31_501">W</text:span><text:span text:style-name="_33_361">i</text:span><text:span text:style-name="_35_611">l</text:span><text:span text:style-name="_31_231">l</text:span><text:span text:style-name="_32_271"> </text:span><text:span text:style-name="_35_731">a</text:span><text:span text:style-name="_35_71">l</text:span><text:span text:style-name="_32_941">o</text:span><text:span text:style-name="_35_281">n</text:span><text:span text:style-name="_37_81">e</text:span><text:span text:style-name="_33_481">,</text:span><text:span text:style-name="_34_511"> </text:span><text:span text:style-name="_38_80">f</text:span><text:span text:style-name="_33_751">o</text:span><text:span text:style-name="_35_163">r</text:span><text:span text:style-name="_31_1"> </text:span><text:span text:style-name="_33_931">t</text:span><text:span text:style-name="_36_421">h</text:span><text:span text:style-name="_31_951">e</text:span><text:span text:style-name="_32_271"> </text:span><text:span text:style-name="_35_102">t</text:span><text:span text:style-name="_31_111">e</text:span><text:span text:style-name="_32_821">n</text:span><text:span text:style-name="_36_511">u</text:span><text:span text:style-name="_31_299">r</text:span><text:span text:style-name="_33_451">e</text:span><text:span text:style-name="_34_521"> </text:span><text:span text:style-name="_32_191">o</text:span><text:span text:style-name="_33_451">f</text:span><text:span text:style-name="_34_511"> </text:span><text:span text:style-name="_31_322">t</text:span><text:span text:style-name="_34_201">h</text:span><text:span text:style-name="_36_691">e</text:span><text:span text:style-name="_31_561">i</text:span><text:span text:style-name="_33_489">r</text:span><text:span text:style-name="_34_511"> </text:span><text:span text:style-name="_31_111">o</text:span><text:span text:style-name="_33_752">f</text:span><text:span text:style-name="_35_350">f</text:span><text:span text:style-name="_37_51">i</text:span><text:span text:style-name="_33_004">c</text:span><text:span text:style-name="_35_701">e</text:span><text:span text:style-name="_31_508">s</text:span><text:span text:style-name="_33_121">,</text:span><text:span text:style-name="_34_511"> </text:span><text:span text:style-name="_31_051">a</text:span><text:span text:style-name="_33_931">n</text:span><text:span text:style-name="_35_791">d</text:span><text:span text:style-name="_31_1"> </text:span><text:span text:style-name="_33_841">t</text:span><text:span text:style-name="_36_541">h</text:span><text:span text:style-name="_31_951">e</text:span><text:span text:style-name="_32_261"> </text:span><text:span text:style-name="_35_821">a</text:span><text:span text:style-name="_32_017">m</text:span><text:span text:style-name="_33_931">o</text:span><text:span text:style-name="_35_971">u</text:span><text:span text:style-name="_32_131">n</text:span><text:span text:style-name="_33_572">t</text:span><text:span text:style-name="_34_511"> </text:span><text:span text:style-name="_31_501">a</text:span><text:span text:style-name="_33_931">n</text:span><text:span text:style-name="_35_191">d</text:span><text:span text:style-name="_32_1"> </text:span><text:span text:style-name="_34_291">p</text:span><text:span text:style-name="_35_161">a</text:span><text:span text:style-name="_31_028">y</text:span><text:span text:style-name="_34_206">m</text:span><text:span text:style-name="_36_151">e</text:span><text:span text:style-name="_31_921">n</text:span><text:span text:style-name="_33_121">t</text:span><text:span text:style-name="_34_521"> </text:span><text:span text:style-name="_37_51">o</text:span><text:span text:style-name="_33_451">f</text:span><text:span text:style-name="_34_521"> </text:span><text:span text:style-name="_32_102">t</text:span><text:span text:style-name="_33_811">h</text:span><text:span text:style-name="_36_691">e</text:span><text:span text:style-name="_31_561">i</text:span><text:span text:style-name="_33_489">r</text:span><text:span text:style-name="_34_511"> </text:span><text:span text:style-name="_38_48">s</text:span><text:span text:style-name="_33_361">a</text:span><text:span text:style-name="_35_701">l</text:span><text:span text:style-name="_31_141">a</text:span><text:span text:style-name="_33_813">r</text:span><text:span text:style-name="_36_151">i</text:span><text:span text:style-name="_32_131">e</text:span><text:span text:style-name="_34_261">s</text:span><text:span text:style-name="_35_281">.</text:span></text:p>
      <text:p text:style-name="P1"><text:span text:style-name="_34_471">H</text:span><text:span text:style-name="_36_451">e</text:span><text:span text:style-name="_31_1"> </text:span><text:span text:style-name="_33_451">h</text:span><text:span text:style-name="_36_241">a</text:span><text:span text:style-name="_36_61">s</text:span><text:span text:style-name="_32_271"> </text:span><text:span text:style-name="_36_541">e</text:span><text:span text:style-name="_36_09">r</text:span><text:span text:style-name="_33_931">e</text:span><text:span text:style-name="_35_344">c</text:span><text:span text:style-name="_31_951">t</text:span><text:span text:style-name="_34_351">e</text:span><text:span text:style-name="_36_421">d</text:span><text:span text:style-name="_31_1"> </text:span><text:span text:style-name="_33_301">a</text:span><text:span text:style-name="_34_511"> </text:span><text:span text:style-name="_36_96">m</text:span><text:span text:style-name="_32_851">u</text:span><text:span text:style-name="_36_721">l</text:span><text:span text:style-name="_37_00">t</text:span><text:span text:style-name="_33_391">i</text:span><text:span text:style-name="_36_091">t</text:span><text:span text:style-name="_31_771">u</text:span><text:span text:style-name="_34_291">d</text:span><text:span text:style-name="_36_451">e</text:span><text:span text:style-name="_32_1"> </text:span><text:span text:style-name="_33_721">o</text:span><text:span text:style-name="_36_451">f</text:span><text:span text:style-name="_31_1"> </text:span><text:span text:style-name="_34_381">N</text:span><text:span text:style-name="_36_601">e</text:span><text:span text:style-name="_36_01">w</text:span><text:span text:style-name="_32_261"> </text:span><text:span text:style-name="_35_341">O</text:span><text:span text:style-name="_31_240">f</text:span><text:span text:style-name="_33_092">f</text:span><text:span text:style-name="_36_091">i</text:span><text:span text:style-name="_31_778">c</text:span><text:span text:style-name="_33_571">e</text:span><text:span text:style-name="_36_154">s</text:span><text:span text:style-name="_31_051">,</text:span><text:span text:style-name="_32_261"> </text:span><text:span text:style-name="_35_251">a</text:span><text:span text:style-name="_31_231">n</text:span><text:span text:style-name="_33_391">d</text:span><text:span text:style-name="_34_511"> </text:span><text:span text:style-name="_35_78">s</text:span><text:span text:style-name="_34_021">e</text:span><text:span text:style-name="_36_181">n</text:span><text:span text:style-name="_32_222">t</text:span><text:span text:style-name="_32_271"> </text:span><text:span text:style-name="_35_821">h</text:span><text:span text:style-name="_31_681">i</text:span><text:span text:style-name="_32_852">t</text:span><text:span text:style-name="_36_001">h</text:span><text:span text:style-name="_32_041">e</text:span><text:span text:style-name="_33_309">r</text:span><text:span text:style-name="_34_511"> </text:span><text:span text:style-name="_31_054">s</text:span><text:span text:style-name="_33_367">w</text:span><text:span text:style-name="_35_191">a</text:span><text:span text:style-name="_31_929">r</text:span><text:span text:style-name="_32_946">m</text:span><text:span text:style-name="_35_251">s</text:span><text:span text:style-name="_31_1"> </text:span><text:span text:style-name="_34_171">o</text:span><text:span text:style-name="_35_611">f</text:span><text:span text:style-name="_32_1"> </text:span><text:span text:style-name="_33_991">O</text:span><text:span text:style-name="_36_242">f</text:span><text:span text:style-name="_31_330">f</text:span><text:span text:style-name="_34_351">i</text:span><text:span text:style-name="_35_108">c</text:span><text:span text:style-name="_31_681">e</text:span><text:span text:style-name="_34_383">r</text:span><text:span text:style-name="_35_521">s</text:span><text:span text:style-name="_32_1"> </text:span><text:span text:style-name="_33_091">t</text:span><text:span text:style-name="_35_101">o</text:span><text:span text:style-name="_32_1"> </text:span><text:span text:style-name="_33_901">h</text:span><text:span text:style-name="_35_341">a</text:span><text:span text:style-name="_32_193">r</text:span><text:span text:style-name="_34_209">r</text:span><text:span text:style-name="_35_161">a</text:span><text:span text:style-name="_31_684">s</text:span><text:span text:style-name="_33_908">s</text:span><text:span text:style-name="_34_521"> </text:span><text:span text:style-name="_31_651">o</text:span><text:span text:style-name="_33_751">u</text:span><text:span text:style-name="_35_341">r</text:span><text:span text:style-name="_32_1"> </text:span><text:span text:style-name="_33_541">p</text:span><text:span text:style-name="_35_731">e</text:span><text:span text:style-name="_32_041">o</text:span><text:span text:style-name="_33_121">p</text:span><text:span text:style-name="_35_821">l</text:span><text:span text:style-name="_31_951">e</text:span><text:span text:style-name="_33_931">,</text:span><text:span text:style-name="_34_521"> </text:span><text:span text:style-name="_31_471">a</text:span><text:span text:style-name="_34_441">n</text:span><text:span text:style-name="_35_551">d</text:span><text:span text:style-name="_31_1"> </text:span><text:span text:style-name="_32_911">e</text:span><text:span text:style-name="_36_541">a</text:span><text:span text:style-name="_31_681">t</text:span><text:span text:style-name="_32_271"> </text:span><text:span text:style-name="_36_691">o</text:span><text:span text:style-name="_31_201">u</text:span><text:span text:style-name="_33_361">t</text:span><text:span text:style-name="_34_511"> </text:span><text:span text:style-name="_31_742">t</text:span><text:span text:style-name="_34_351">h</text:span><text:span text:style-name="_36_421">e</text:span><text:span text:style-name="_31_771">i</text:span><text:span text:style-name="_33_459">r</text:span><text:span text:style-name="_34_511"> </text:span><text:span text:style-name="_36_68">s</text:span><text:span text:style-name="_33_091">u</text:span><text:span text:style-name="_35_191">b</text:span><text:span text:style-name="_31_204">s</text:span><text:span text:style-name="_34_180">t</text:span><text:span text:style-name="_36_511">a</text:span><text:span text:style-name="_32_131">n</text:span><text:span text:style-name="_33_484">c</text:span><text:span text:style-name="_35_821">e</text:span><text:span text:style-name="_31_291">.</text:span></text:p>
      <text:p text:style-name="P1"><text:span text:style-name="_35_701">H</text:span><text:span text:style-name="_38_41">e</text:span><text:span text:style-name="_32_271"> </text:span><text:span text:style-name="_36_091">h</text:span><text:span text:style-name="_31_051">a</text:span><text:span text:style-name="_33_541">s</text:span><text:span text:style-name="_34_511"> </text:span><text:span text:style-name="_38_78">k</text:span><text:span text:style-name="_33_571">e</text:span><text:span text:style-name="_36_421">p</text:span><text:span text:style-name="_32_042">t</text:span><text:span text:style-name="_32_271"> </text:span><text:span text:style-name="_35_821">a</text:span><text:span text:style-name="_37_81">m</text:span><text:span text:style-name="_33_721">o</text:span><text:span text:style-name="_35_821">n</text:span><text:span text:style-name="_31_471">g</text:span><text:span text:style-name="_32_271"> </text:span><text:span text:style-name="_36_601">u</text:span><text:span text:style-name="_32_191">s</text:span><text:span text:style-name="_33_091">,</text:span><text:span text:style-name="_34_511"> </text:span><text:span text:style-name="_31_471">i</text:span><text:span text:style-name="_33_541">n</text:span><text:span text:style-name="_34_521"> </text:span><text:span text:style-name="_31_210">t</text:span><text:span text:style-name="_33_901">i</text:span><text:span text:style-name="_35_616">m</text:span><text:span text:style-name="_32_221">e</text:span><text:span text:style-name="_33_571">s</text:span><text:span text:style-name="_34_511"> </text:span><text:span text:style-name="_31_681">o</text:span><text:span text:style-name="_33_901">f</text:span><text:span text:style-name="_34_521"> </text:span><text:span text:style-name="_38_41">p</text:span><text:span text:style-name="_33_361">e</text:span><text:span text:style-name="_35_191">a</text:span><text:span text:style-name="_31_741">c</text:span><text:span text:style-name="_33_571">e</text:span><text:span text:style-name="_35_281">,</text:span><text:span text:style-name="_32_1"> </text:span><text:span text:style-name="_33_451">S</text:span><text:span text:style-name="_35_161">t</text:span><text:span text:style-name="_31_681">a</text:span><text:span text:style-name="_34_261">n</text:span><text:span text:style-name="_36_001">d</text:span><text:span text:style-name="_32_191">i</text:span><text:span text:style-name="_34_351">n</text:span><text:span text:style-name="_36_721">g</text:span><text:span text:style-name="_31_1"> </text:span><text:span text:style-name="_34_171">A</text:span><text:span text:style-name="_35_289">r</text:span><text:span text:style-name="_32_226">m</text:span><text:span text:style-name="_33_991">i</text:span><text:span text:style-name="_36_511">e</text:span><text:span text:style-name="_38_41">s</text:span><text:span text:style-name="_32_271"> </text:span><text:span text:style-name="_36_097">w</text:span><text:span text:style-name="_32_131">i</text:span><text:span text:style-name="_34_202">t</text:span><text:span text:style-name="_35_701">h</text:span><text:span text:style-name="_36_01">o</text:span><text:span text:style-name="_33_721">u</text:span><text:span text:style-name="_35_281">t</text:span><text:span text:style-name="_32_1"> </text:span><text:span text:style-name="_33_091">t</text:span><text:span text:style-name="_36_631">h</text:span><text:span text:style-name="_37_81">e</text:span><text:span text:style-name="_32_261"> </text:span><text:span text:style-name="_35_341">C</text:span><text:span text:style-name="_31_471">o</text:span><text:span text:style-name="_33_931">n</text:span><text:span text:style-name="_35_348">s</text:span><text:span text:style-name="_32_101">e</text:span><text:span text:style-name="_33_901">n</text:span><text:span text:style-name="_36_602">t</text:span><text:span text:style-name="_31_1"> </text:span><text:span text:style-name="_34_291">o</text:span><text:span text:style-name="_35_971">f</text:span><text:span text:style-name="_32_1"> </text:span><text:span text:style-name="_33_301">o</text:span><text:span text:style-name="_36_061">u</text:span><text:span text:style-name="_37_81">r</text:span><text:span text:style-name="_32_261"> </text:span><text:span text:style-name="_36_271">l</text:span><text:span text:style-name="_32_131">e</text:span><text:span text:style-name="_34_381">g</text:span><text:span text:style-name="_35_701">i</text:span><text:span text:style-name="_31_924">s</text:span><text:span text:style-name="_33_931">l</text:span><text:span text:style-name="_36_181">a</text:span><text:span text:style-name="_37_00">t</text:span><text:span text:style-name="_33_391">u</text:span><text:span text:style-name="_36_519">r</text:span><text:span text:style-name="_32_041">e</text:span><text:span text:style-name="_33_274">s</text:span><text:span text:style-name="_36_691">.</text:span></text:p>
      <text:p text:style-name="P1"><text:span text:style-name="_33_271">H</text:span><text:span text:style-name="_36_451">e</text:span><text:span text:style-name="_31_1"> </text:span><text:span text:style-name="_34_291">h</text:span><text:span text:style-name="_35_281">a</text:span><text:span text:style-name="_31_771">s</text:span><text:span text:style-name="_32_261"> </text:span><text:span text:style-name="_36_241">a</text:span><text:span text:style-name="_31_570">f</text:span><text:span text:style-name="_33_992">f</text:span><text:span text:style-name="_36_001">e</text:span><text:span text:style-name="_31_478">c</text:span><text:span text:style-name="_34_442">t</text:span><text:span text:style-name="_36_271">e</text:span><text:span text:style-name="_31_201">d</text:span><text:span text:style-name="_32_261"> </text:span><text:span text:style-name="_35_551">t</text:span><text:span text:style-name="_32_041">o</text:span><text:span text:style-name="_32_271"> </text:span><text:span text:style-name="_35_199">r</text:span><text:span text:style-name="_32_011">e</text:span><text:span text:style-name="_34_261">n</text:span><text:span text:style-name="_35_701">d</text:span><text:span text:style-name="_32_191">e</text:span><text:span text:style-name="_34_293">r</text:span><text:span text:style-name="_34_511"> </text:span><text:span text:style-name="_32_221">t</text:span><text:span text:style-name="_33_811">h</text:span><text:span text:style-name="_35_641">e</text:span><text:span text:style-name="_32_1"> </text:span><text:span text:style-name="_32_821">M</text:span><text:span text:style-name="_36_511">i</text:span><text:span text:style-name="_38_71">l</text:span><text:span text:style-name="_33_481">i</text:span><text:span text:style-name="_35_530">t</text:span><text:span text:style-name="_31_141">a</text:span><text:span text:style-name="_33_363">r</text:span><text:span text:style-name="_35_611">y</text:span><text:span text:style-name="_32_1"> </text:span><text:span text:style-name="_33_541">i</text:span><text:span text:style-name="_35_341">n</text:span><text:span text:style-name="_32_131">d</text:span><text:span text:style-name="_32_851">e</text:span><text:span text:style-name="_35_281">p</text:span><text:span text:style-name="_31_291">e</text:span><text:span text:style-name="_33_841">n</text:span><text:span text:style-name="_36_511">d</text:span><text:span text:style-name="_31_921">e</text:span><text:span text:style-name="_33_271">n</text:span><text:span text:style-name="_35_701">t</text:span><text:span text:style-name="_32_1"> </text:span><text:span text:style-name="_33_991">o</text:span><text:span text:style-name="_35_341">f</text:span><text:span text:style-name="_32_1"> </text:span><text:span text:style-name="_33_721">a</text:span><text:span text:style-name="_35_701">n</text:span><text:span text:style-name="_31_231">d</text:span><text:span text:style-name="_32_271"> </text:span><text:span text:style-name="_35_258">s</text:span><text:span text:style-name="_31_741">u</text:span><text:span text:style-name="_33_811">p</text:span><text:span text:style-name="_35_371">e</text:span><text:span text:style-name="_38_43">r</text:span><text:span text:style-name="_33_031">i</text:span><text:span text:style-name="_35_521">o</text:span><text:span text:style-name="_32_101">r</text:span><text:span text:style-name="_32_261"> </text:span><text:span text:style-name="_36_631">t</text:span><text:span text:style-name="_32_221">o</text:span><text:span text:style-name="_32_271"> </text:span><text:span text:style-name="_36_151">t</text:span><text:span text:style-name="_38_71">h</text:span><text:span text:style-name="_34_171">e</text:span><text:span text:style-name="_34_521"> </text:span><text:span text:style-name="_36_91">C</text:span><text:span text:style-name="_32_941">i</text:span><text:span text:style-name="_36_061">v</text:span><text:span text:style-name="_31_561">i</text:span><text:span text:style-name="_33_901">l</text:span><text:span text:style-name="_34_521"> </text:span><text:span text:style-name="_31_591">p</text:span><text:span text:style-name="_34_381">o</text:span><text:span text:style-name="_35_705">w</text:span><text:span text:style-name="_37_51">e</text:span><text:span text:style-name="_33_279">r</text:span><text:span text:style-name="_35_551">.</text:span></text:p>
      <text:p text:style-name="P1"><text:span text:style-name="_34_471">H</text:span><text:span text:style-name="_36_631">e</text:span><text:span text:style-name="_31_1"> </text:span><text:span text:style-name="_33_091">h</text:span><text:span text:style-name="_36_601">a</text:span><text:span text:style-name="_32_131">s</text:span><text:span text:style-name="_32_261"> </text:span><text:span text:style-name="_36_514">c</text:span><text:span text:style-name="_31_471">o</text:span><text:span text:style-name="_33_727">m</text:span><text:span text:style-name="_35_701">b</text:span><text:span text:style-name="_32_041">i</text:span><text:span text:style-name="_33_271">n</text:span><text:span text:style-name="_35_071">e</text:span><text:span text:style-name="_31_051">d</text:span><text:span text:style-name="_32_271"> </text:span><text:span text:style-name="_36_157">w</text:span><text:span text:style-name="_31_201">i</text:span><text:span text:style-name="_33_032">t</text:span><text:span text:style-name="_36_421">h</text:span><text:span text:style-name="_32_1"> </text:span><text:span text:style-name="_33_571">o</text:span><text:span text:style-name="_35_170">t</text:span><text:span text:style-name="_36_91">h</text:span><text:span text:style-name="_33_001">e</text:span><text:span text:style-name="_35_343">r</text:span><text:span text:style-name="_31_651">s</text:span><text:span text:style-name="_32_271"> </text:span><text:span text:style-name="_35_611">t</text:span><text:span text:style-name="_31_681">o</text:span><text:span text:style-name="_32_261"> </text:span><text:span text:style-name="_35_708">s</text:span><text:span text:style-name="_31_681">u</text:span><text:span text:style-name="_33_091">b</text:span><text:span text:style-name="_35_791">j</text:span><text:span text:style-name="_32_101">e</text:span><text:span text:style-name="_34_354">c</text:span><text:span text:style-name="_35_101">t</text:span><text:span text:style-name="_31_1"> </text:span><text:span text:style-name="_33_811">u</text:span><text:span text:style-name="_35_071">s</text:span><text:span text:style-name="_31_1"> </text:span><text:span text:style-name="_34_441">t</text:span><text:span text:style-name="_36_721">o</text:span><text:span text:style-name="_32_1"> </text:span><text:span text:style-name="_34_201">a</text:span><text:span text:style-name="_34_511"> </text:span><text:span text:style-name="_31_231">j</text:span><text:span text:style-name="_34_201">u</text:span><text:span text:style-name="_35_793">r</text:span><text:span text:style-name="_31_201">i</text:span><text:span text:style-name="_33_098">s</text:span><text:span text:style-name="_36_091">d</text:span><text:span text:style-name="_32_101">i</text:span><text:span text:style-name="_34_298">c</text:span><text:span text:style-name="_36_152">t</text:span><text:span text:style-name="_31_141">i</text:span><text:span text:style-name="_34_381">o</text:span><text:span text:style-name="_35_701">n</text:span><text:span text:style-name="_31_1"> </text:span><text:span text:style-name="_33_542">f</text:span><text:span text:style-name="_36_691">o</text:span><text:span text:style-name="_31_149">r</text:span><text:span text:style-name="_33_301">e</text:span><text:span text:style-name="_35_971">i</text:span><text:span text:style-name="_31_771">g</text:span><text:span text:style-name="_33_541">n</text:span><text:span text:style-name="_34_511"> </text:span><text:span text:style-name="_32_191">t</text:span><text:span text:style-name="_34_441">o</text:span><text:span text:style-name="_34_521"> </text:span><text:span text:style-name="_37_81">o</text:span><text:span text:style-name="_33_931">u</text:span><text:span text:style-name="_36_061">r</text:span><text:span text:style-name="_32_1"> </text:span><text:span text:style-name="_34_448">c</text:span><text:span text:style-name="_35_161">o</text:span><text:span text:style-name="_38_41">n</text:span><text:span text:style-name="_33_124">s</text:span><text:span text:style-name="_35_110">t</text:span><text:span text:style-name="_31_471">i</text:span><text:span text:style-name="_33_932">t</text:span><text:span text:style-name="_35_521">u</text:span><text:span text:style-name="_36_61">t</text:span><text:span text:style-name="_34_291">i</text:span><text:span text:style-name="_36_241">o</text:span><text:span text:style-name="_31_591">n</text:span><text:span text:style-name="_33_031">,</text:span><text:span text:style-name="_34_511"> </text:span><text:span text:style-name="_31_291">a</text:span><text:span text:style-name="_34_171">n</text:span><text:span text:style-name="_36_091">d</text:span><text:span text:style-name="_32_1"> </text:span><text:span text:style-name="_34_021">u</text:span><text:span text:style-name="_36_091">n</text:span><text:span text:style-name="_32_131">a</text:span><text:span text:style-name="_33_278">c</text:span><text:span text:style-name="_36_244">k</text:span><text:span text:style-name="_36_01">n</text:span><text:span text:style-name="_34_261">o</text:span><text:span text:style-name="_36_091">w</text:span><text:span text:style-name="_31_561">l</text:span><text:span text:style-name="_33_031">e</text:span><text:span text:style-name="_35_971">d</text:span><text:span text:style-name="_32_221">g</text:span><text:span text:style-name="_33_541">e</text:span><text:span text:style-name="_36_451">d</text:span><text:span text:style-name="_31_1"> </text:span><text:span text:style-name="_33_571">b</text:span><text:span text:style-name="_36_061">y</text:span><text:span text:style-name="_32_1"> </text:span><text:span text:style-name="_34_471">o</text:span><text:span text:style-name="_36_241">u</text:span><text:span text:style-name="_38_41">r</text:span><text:span text:style-name="_32_271"> </text:span><text:span text:style-name="_35_071">l</text:span><text:span text:style-name="_35_71">a</text:span><text:span text:style-name="_33_395">w</text:span><text:span text:style-name="_36_698">s</text:span><text:span text:style-name="_36_91">;</text:span><text:span text:style-name="_32_271"> </text:span><text:span text:style-name="_36_631">g</text:span><text:span text:style-name="_31_591">i</text:span><text:span text:style-name="_34_291">v</text:span><text:span text:style-name="_35_101">i</text:span><text:span text:style-name="_31_471">n</text:span><text:span text:style-name="_33_031">g</text:span><text:span text:style-name="_34_511"> </text:span><text:span text:style-name="_31_501">h</text:span><text:span text:style-name="_32_821">i</text:span><text:span text:style-name="_36_421">s</text:span><text:span text:style-name="_32_1"> </text:span><text:span text:style-name="_33_931">A</text:span><text:span text:style-name="_36_544">s</text:span><text:span text:style-name="_31_058">s</text:span><text:span text:style-name="_34_381">e</text:span><text:span text:style-name="_36_241">n</text:span><text:span text:style-name="_38_41">t</text:span><text:span text:style-name="_32_271"> </text:span><text:span text:style-name="_35_071">t</text:span><text:span text:style-name="_38_71">o</text:span><text:span text:style-name="_32_271"> </text:span><text:span text:style-name="_36_100">t</text:span><text:span text:style-name="_31_651">h</text:span><text:span text:style-name="_33_541">e</text:span><text:span text:style-name="_35_551">i</text:span><text:span text:style-name="_32_043">r</text:span><text:span text:style-name="_32_261"> </text:span><text:span text:style-name="_36_601">A</text:span><text:span text:style-name="_31_204">c</text:span><text:span text:style-name="_33_460">t</text:span><text:span text:style-name="_35_971">s</text:span><text:span text:style-name="_31_1"> </text:span><text:span text:style-name="_32_941">o</text:span><text:span text:style-name="_36_091">f</text:span><text:span text:style-name="_31_1"> </text:span><text:span text:style-name="_34_351">a</text:span><text:span text:style-name="_36_094">s</text:span><text:span text:style-name="_31_148">s</text:span><text:span text:style-name="_33_361">u</text:span><text:span text:style-name="_35_071">m</text:span><text:span text:style-name="_32_221">e</text:span><text:span text:style-name="_33_091">d</text:span><text:span text:style-name="_34_511"> </text:span><text:span text:style-name="_37_51">L</text:span><text:span text:style-name="_34_291">e</text:span><text:span text:style-name="_36_601">g</text:span><text:span text:style-name="_31_591">i</text:span><text:span text:style-name="_34_354">s</text:span><text:span text:style-name="_35_101">l</text:span><text:span text:style-name="_32_101">a</text:span><text:span text:style-name="_34_180">t</text:span><text:span text:style-name="_35_191">i</text:span><text:span text:style-name="_32_041">o</text:span><text:span text:style-name="_34_471">n</text:span><text:span text:style-name="_35_341">:</text:span></text:p>
      <text:p text:style-name="P1"><text:span text:style-name="_33_361">F</text:span><text:span text:style-name="_35_611">o</text:span><text:span text:style-name="_32_011">r</text:span><text:span text:style-name="_32_271"> </text:span><text:span text:style-name="_35_971">Q</text:span><text:span text:style-name="_31_201">u</text:span><text:span text:style-name="_33_481">a</text:span><text:span text:style-name="_36_603">r</text:span><text:span text:style-name="_31_330">t</text:span><text:span text:style-name="_33_271">e</text:span><text:span text:style-name="_36_511">r</text:span><text:span text:style-name="_38_41">i</text:span><text:span text:style-name="_33_121">n</text:span><text:span text:style-name="_35_821">g</text:span><text:span text:style-name="_32_1"> </text:span><text:span text:style-name="_32_851">l</text:span><text:span text:style-name="_36_511">a</text:span><text:span text:style-name="_32_191">r</text:span><text:span text:style-name="_34_021">g</text:span><text:span text:style-name="_35_971">e</text:span><text:span text:style-name="_31_1"> </text:span><text:span text:style-name="_32_911">b</text:span><text:span text:style-name="_36_541">o</text:span><text:span text:style-name="_37_81">d</text:span><text:span text:style-name="_33_451">i</text:span><text:span text:style-name="_36_721">e</text:span><text:span text:style-name="_31_111">s</text:span><text:span text:style-name="_32_271"> </text:span><text:span text:style-name="_35_281">o</text:span><text:span text:style-name="_31_111">f</text:span><text:span text:style-name="_32_261"> </text:span><text:span text:style-name="_36_151">a</text:span><text:span text:style-name="_38_79">r</text:span><text:span text:style-name="_34_476">m</text:span><text:span text:style-name="_36_061">e</text:span><text:span text:style-name="_31_201">d</text:span><text:span text:style-name="_32_271"> </text:span><text:span text:style-name="_36_184">s</text:span><text:span text:style-name="_31_921">o</text:span><text:span text:style-name="_34_201">l</text:span><text:span text:style-name="_36_271">d</text:span><text:span text:style-name="_31_561">i</text:span><text:span text:style-name="_34_021">e</text:span><text:span text:style-name="_35_349">r</text:span><text:span text:style-name="_31_651">y</text:span><text:span text:style-name="_32_271"> </text:span><text:span text:style-name="_35_281">a</text:span><text:span text:style-name="_32_221">m</text:span><text:span text:style-name="_33_001">o</text:span><text:span text:style-name="_35_731">n</text:span><text:span text:style-name="_32_101">g</text:span><text:span text:style-name="_32_271"> </text:span><text:span text:style-name="_35_161">u</text:span><text:span text:style-name="_37_81">s</text:span><text:span text:style-name="_34_291">:</text:span></text:p>
      <text:p text:style-name="P1"><text:span text:style-name="_31_051">F</text:span><text:span text:style-name="_32_911">o</text:span><text:span text:style-name="_35_251">r</text:span><text:span text:style-name="_32_1"> </text:span><text:span text:style-name="_33_091">p</text:span><text:span text:style-name="_35_649">r</text:span><text:span text:style-name="_31_291">o</text:span><text:span text:style-name="_33_572">t</text:span><text:span text:style-name="_36_601">e</text:span><text:span text:style-name="_31_598">c</text:span><text:span text:style-name="_33_722">t</text:span><text:span text:style-name="_36_631">i</text:span><text:span text:style-name="_31_771">n</text:span><text:span text:style-name="_32_821">g</text:span><text:span text:style-name="_34_511"> </text:span><text:span text:style-name="_32_192">t</text:span><text:span text:style-name="_32_911">h</text:span><text:span text:style-name="_35_071">e</text:span><text:span text:style-name="_31_297">m</text:span><text:span text:style-name="_34_261">,</text:span><text:span text:style-name="_34_521"> </text:span><text:span text:style-name="_31_681">b</text:span><text:span text:style-name="_33_571">y</text:span><text:span text:style-name="_34_511"> </text:span><text:span text:style-name="_32_191">a</text:span><text:span text:style-name="_32_271"> </text:span><text:span text:style-name="_35_617">m</text:span><text:span text:style-name="_31_681">o</text:span><text:span text:style-name="_33_304">c</text:span><text:span text:style-name="_35_791">k</text:span><text:span text:style-name="_31_1"> </text:span><text:span text:style-name="_34_471">T</text:span><text:span text:style-name="_36_061">r</text:span><text:span text:style-name="_38_71">i</text:span><text:span text:style-name="_32_851">a</text:span><text:span text:style-name="_36_151">l</text:span><text:span text:style-name="_31_591">,</text:span><text:span text:style-name="_32_271"> </text:span><text:span text:style-name="_35_792">f</text:span><text:span text:style-name="_38_49">r</text:span><text:span text:style-name="_32_911">o</text:span><text:span text:style-name="_36_721">m</text:span><text:span text:style-name="_32_1"> </text:span><text:span text:style-name="_33_541">p</text:span><text:span text:style-name="_36_181">e</text:span><text:span text:style-name="_38_71">n</text:span><text:span text:style-name="_33_481">a</text:span><text:span text:style-name="_36_181">l</text:span><text:span text:style-name="_31_951">i</text:span><text:span text:style-name="_33_278">z</text:span><text:span text:style-name="_35_731">a</text:span><text:span text:style-name="_36_62">t</text:span><text:span text:style-name="_33_901">i</text:span><text:span text:style-name="_35_791">o</text:span><text:span text:style-name="_38_71">n</text:span><text:span text:style-name="_32_271"> </text:span><text:span text:style-name="_35_380">f</text:span><text:span text:style-name="_32_191">o</text:span><text:span text:style-name="_33_543">r</text:span><text:span text:style-name="_34_511"> </text:span><text:span text:style-name="_32_191">a</text:span><text:span text:style-name="_34_171">n</text:span><text:span text:style-name="_36_721">y</text:span><text:span text:style-name="_32_1"> </text:span><text:span text:style-name="_33_091">M</text:span><text:span text:style-name="_35_641">u</text:span><text:span text:style-name="_31_929">r</text:span><text:span text:style-name="_33_001">d</text:span><text:span text:style-name="_35_731">e</text:span><text:span text:style-name="_32_133">r</text:span><text:span text:style-name="_33_901">s</text:span><text:span text:style-name="_34_511"> </text:span><text:span text:style-name="_31_475">w</text:span><text:span text:style-name="_34_381">h</text:span><text:span text:style-name="_36_151">i</text:span><text:span text:style-name="_31_688">c</text:span><text:span text:style-name="_34_171">h</text:span><text:span text:style-name="_34_511"> </text:span><text:span text:style-name="_32_050">t</text:span><text:span text:style-name="_33_271">h</text:span><text:span text:style-name="_36_601">e</text:span><text:span text:style-name="_31_954">y</text:span><text:span text:style-name="_32_271"> </text:span><text:span text:style-name="_35_521">s</text:span><text:span text:style-name="_31_501">h</text:span><text:span text:style-name="_33_451">o</text:span><text:span text:style-name="_36_151">u</text:span><text:span text:style-name="_31_021">l</text:span><text:span text:style-name="_34_291">d</text:span><text:span text:style-name="_34_511"> </text:span><text:span text:style-name="_38_74">c</text:span><text:span text:style-name="_33_301">o</text:span><text:span text:style-name="_36_457">m</text:span><text:span text:style-name="_31_566">m</text:span><text:span text:style-name="_33_721">i</text:span><text:span text:style-name="_35_290">t</text:span><text:span text:style-name="_31_1"> </text:span><text:span text:style-name="_34_261">o</text:span><text:span text:style-name="_36_631">n</text:span><text:span text:style-name="_32_1"> </text:span><text:span text:style-name="_32_821">t</text:span><text:span text:style-name="_36_061">h</text:span><text:span text:style-name="_35_71">e</text:span><text:span text:style-name="_32_261"> </text:span><text:span text:style-name="_36_451">I</text:span><text:span text:style-name="_38_71">n</text:span><text:span text:style-name="_32_911">h</text:span><text:span text:style-name="_36_631">a</text:span><text:span text:style-name="_35_71">b</text:span><text:span text:style-name="_33_361">i</text:span><text:span text:style-name="_36_542">t</text:span><text:span text:style-name="_31_951">a</text:span><text:span text:style-name="_33_271">n</text:span><text:span text:style-name="_36_460">t</text:span><text:span text:style-name="_31_951">s</text:span><text:span text:style-name="_32_261"> </text:span><text:span text:style-name="_35_791">o</text:span><text:span text:style-name="_31_141">f</text:span><text:span text:style-name="_32_261"> </text:span><text:span text:style-name="_36_722">t</text:span><text:span text:style-name="_31_111">h</text:span><text:span text:style-name="_33_571">e</text:span><text:span text:style-name="_35_528">s</text:span><text:span text:style-name="_32_221">e</text:span><text:span text:style-name="_32_271"> </text:span><text:span text:style-name="_36_601">S</text:span><text:span text:style-name="_31_780">t</text:span><text:span text:style-name="_33_301">a</text:span><text:span text:style-name="_35_822">t</text:span><text:span text:style-name="_36_01">e</text:span><text:span text:style-name="_33_811">s</text:span><text:span text:style-name="_36_631">:</text:span></text:p>
      <text:p text:style-name="P1"><text:span text:style-name="_34_171">F</text:span><text:span text:style-name="_36_511">o</text:span><text:span text:style-name="_31_501">r</text:span><text:span text:style-name="_32_261"> </text:span><text:span text:style-name="_36_098">c</text:span><text:span text:style-name="_32_131">u</text:span><text:span text:style-name="_32_912">t</text:span><text:span text:style-name="_36_421">t</text:span><text:span text:style-name="_32_101">i</text:span><text:span text:style-name="_32_821">n</text:span><text:span text:style-name="_35_161">g</text:span><text:span text:style-name="_32_1"> </text:span><text:span text:style-name="_33_991">o</text:span><text:span text:style-name="_36_550">f</text:span><text:span text:style-name="_38_42">f</text:span><text:span text:style-name="_32_261"> </text:span><text:span text:style-name="_36_421">o</text:span><text:span text:style-name="_31_471">u</text:span><text:span text:style-name="_33_481">r</text:span><text:span text:style-name="_34_511"> </text:span><text:span text:style-name="_31_951">T</text:span><text:span text:style-name="_33_301">r</text:span><text:span text:style-name="_36_691">a</text:span><text:span text:style-name="_31_501">d</text:span><text:span text:style-name="_33_301">e</text:span><text:span text:style-name="_34_521"> </text:span><text:span text:style-name="_32_105">w</text:span><text:span text:style-name="_32_941">i</text:span><text:span text:style-name="_35_260">t</text:span><text:span text:style-name="_32_221">h</text:span><text:span text:style-name="_32_271"> </text:span><text:span text:style-name="_35_281">a</text:span><text:span text:style-name="_32_041">l</text:span><text:span text:style-name="_34_471">l</text:span><text:span text:style-name="_34_521"> </text:span><text:span text:style-name="_31_201">p</text:span><text:span text:style-name="_34_351">a</text:span><text:span text:style-name="_35_643">r</text:span><text:span text:style-name="_31_510">t</text:span><text:span text:style-name="_34_441">s</text:span><text:span text:style-name="_34_521"> </text:span><text:span text:style-name="_31_921">o</text:span><text:span text:style-name="_34_441">f</text:span><text:span text:style-name="_34_521"> </text:span><text:span text:style-name="_31_651">t</text:span><text:span text:style-name="_34_441">h</text:span><text:span text:style-name="_36_241">e</text:span><text:span text:style-name="_31_1"> </text:span><text:span text:style-name="_33_305">w</text:span><text:span text:style-name="_36_151">o</text:span><text:span text:style-name="_31_059">r</text:span><text:span text:style-name="_33_841">l</text:span><text:span text:style-name="_35_281">d</text:span><text:span text:style-name="_32_011">:</text:span></text:p>
      <text:p text:style-name="P1"><text:span text:style-name="_35_791">F</text:span><text:span text:style-name="_36_01">o</text:span><text:span text:style-name="_32_851">r</text:span><text:span text:style-name="_34_511"> </text:span><text:span text:style-name="_31_201">i</text:span><text:span text:style-name="_33_726">m</text:span><text:span text:style-name="_35_971">p</text:span><text:span text:style-name="_38_41">o</text:span><text:span text:style-name="_34_358">s</text:span><text:span text:style-name="_36_271">i</text:span><text:span text:style-name="_38_71">n</text:span><text:span text:style-name="_33_031">g</text:span><text:span text:style-name="_34_521"> </text:span><text:span text:style-name="_31_951">T</text:span><text:span text:style-name="_34_261">a</text:span><text:span text:style-name="_36_274">x</text:span><text:span text:style-name="_31_021">e</text:span><text:span text:style-name="_33_728">s</text:span><text:span text:style-name="_34_521"> </text:span><text:span text:style-name="_32_131">o</text:span><text:span text:style-name="_32_821">n</text:span><text:span text:style-name="_34_511"> </text:span><text:span text:style-name="_36_91">u</text:span><text:span text:style-name="_34_171">s</text:span><text:span text:style-name="_34_521"> </text:span><text:span text:style-name="_37_57">w</text:span><text:span text:style-name="_34_261">i</text:span><text:span text:style-name="_35_372">t</text:span><text:span text:style-name="_32_131">h</text:span><text:span text:style-name="_32_821">o</text:span><text:span text:style-name="_36_091">u</text:span><text:span text:style-name="_31_201">t</text:span><text:span text:style-name="_32_271"> </text:span><text:span text:style-name="_35_791">o</text:span><text:span text:style-name="_32_191">u</text:span><text:span text:style-name="_32_941">r</text:span><text:span text:style-name="_34_521"> </text:span><text:span text:style-name="_31_111">C</text:span><text:span text:style-name="_33_481">o</text:span><text:span text:style-name="_35_161">n</text:span><text:span text:style-name="_31_924">s</text:span><text:span text:style-name="_33_751">e</text:span><text:span text:style-name="_36_181">n</text:span><text:span text:style-name="_31_120">t</text:span><text:span text:style-name="_33_901">:</text:span></text:p>
      <text:p text:style-name="P1"><text:span text:style-name="_32_011">F</text:span><text:span text:style-name="_34_381">o</text:span><text:span text:style-name="_36_451">r</text:span><text:span text:style-name="_31_1"> </text:span><text:span text:style-name="_33_931">d</text:span><text:span text:style-name="_36_061">e</text:span><text:span text:style-name="_31_111">p</text:span><text:span text:style-name="_33_999">r</text:span><text:span text:style-name="_36_451">i</text:span><text:span text:style-name="_31_954">v</text:span><text:span text:style-name="_33_451">i</text:span><text:span text:style-name="_35_641">n</text:span><text:span text:style-name="_32_101">g</text:span><text:span text:style-name="_32_261"> </text:span><text:span text:style-name="_36_151">u</text:span><text:span text:style-name="_31_051">s</text:span><text:span text:style-name="_32_271"> </text:span><text:span text:style-name="_35_641">i</text:span><text:span text:style-name="_38_41">n</text:span><text:span text:style-name="_32_271"> </text:span><text:span text:style-name="_36_516">m</text:span><text:span text:style-name="_31_591">a</text:span><text:span text:style-name="_34_021">n</text:span><text:span text:style-name="_35_378">y</text:span><text:span text:style-name="_32_1"> </text:span><text:span text:style-name="_33_038">c</text:span><text:span text:style-name="_36_181">a</text:span><text:span text:style-name="_35_74">s</text:span><text:span text:style-name="_33_031">e</text:span><text:span text:style-name="_35_701">s</text:span><text:span text:style-name="_32_131">,</text:span><text:span text:style-name="_32_271"> </text:span><text:span text:style-name="_35_971">o</text:span><text:span text:style-name="_31_501">f</text:span><text:span text:style-name="_32_261"> </text:span><text:span text:style-name="_35_731">t</text:span><text:span text:style-name="_31_021">h</text:span><text:span text:style-name="_33_271">e</text:span><text:span text:style-name="_34_521"> </text:span><text:span text:style-name="_31_501">b</text:span><text:span text:style-name="_33_811">e</text:span><text:span text:style-name="_35_731">n</text:span><text:span text:style-name="_31_321">e</text:span><text:span text:style-name="_33_302">f</text:span><text:span text:style-name="_35_371">i</text:span><text:span text:style-name="_37_90">t</text:span><text:span text:style-name="_34_441">s</text:span><text:span text:style-name="_34_521"> </text:span><text:span text:style-name="_32_101">o</text:span><text:span text:style-name="_33_271">f</text:span><text:span text:style-name="_34_521"> </text:span><text:span text:style-name="_38_71">T</text:span><text:span text:style-name="_34_261">r</text:span><text:span text:style-name="_36_181">i</text:span><text:span text:style-name="_36_01">a</text:span><text:span text:style-name="_33_901">l</text:span><text:span text:style-name="_34_511"> </text:span><text:span text:style-name="_31_501">b</text:span><text:span text:style-name="_33_001">y</text:span><text:span text:style-name="_34_511"> </text:span><text:span text:style-name="_31_051">J</text:span><text:span text:style-name="_34_021">u</text:span><text:span text:style-name="_35_619">r</text:span><text:span text:style-name="_31_204">y</text:span><text:span text:style-name="_33_121">:</text:span></text:p>
      <text:p text:style-name="P1"><text:span text:style-name="_31_291">F</text:span><text:span text:style-name="_33_721">o</text:span><text:span text:style-name="_36_091">r</text:span><text:span text:style-name="_32_1"> </text:span><text:span text:style-name="_33_550">t</text:span><text:span text:style-name="_36_543">r</text:span><text:span text:style-name="_31_771">a</text:span><text:span text:style-name="_33_271">n</text:span><text:span text:style-name="_35_558">s</text:span><text:span text:style-name="_31_471">p</text:span><text:span text:style-name="_32_821">o</text:span><text:span text:style-name="_36_423">r</text:span><text:span text:style-name="_38_41">t</text:span><text:span text:style-name="_32_821">i</text:span><text:span text:style-name="_35_551">n</text:span><text:span text:style-name="_32_131">g</text:span><text:span text:style-name="_32_261"> </text:span><text:span text:style-name="_35_731">u</text:span><text:span text:style-name="_31_051">s</text:span><text:span text:style-name="_32_271"> </text:span><text:span text:style-name="_35_071">b</text:span><text:span text:style-name="_31_231">e</text:span><text:span text:style-name="_34_171">y</text:span><text:span text:style-name="_35_551">o</text:span><text:span text:style-name="_31_321">n</text:span><text:span text:style-name="_34_381">d</text:span><text:span text:style-name="_34_521"> </text:span><text:span text:style-name="_31_501">S</text:span><text:span text:style-name="_34_261">e</text:span><text:span text:style-name="_35_101">a</text:span><text:span text:style-name="_35_71">s</text:span><text:span text:style-name="_32_271"> </text:span><text:span text:style-name="_35_161">t</text:span><text:span text:style-name="_31_471">o</text:span><text:span text:style-name="_32_271"> </text:span><text:span text:style-name="_36_511">b</text:span><text:span text:style-name="_37_81">e</text:span><text:span text:style-name="_32_271"> </text:span><text:span text:style-name="_36_520">t</text:span><text:span text:style-name="_32_223">r</text:span><text:span text:style-name="_33_001">i</text:span><text:span text:style-name="_36_421">e</text:span><text:span text:style-name="_31_141">d</text:span><text:span text:style-name="_32_261"> </text:span><text:span text:style-name="_36_250">f</text:span><text:span text:style-name="_31_591">o</text:span><text:span text:style-name="_33_903">r</text:span><text:span text:style-name="_34_511"> </text:span><text:span text:style-name="_31_231">a</text:span><text:span text:style-name="_34_294">s</text:span><text:span text:style-name="_36_248">s</text:span><text:span text:style-name="_31_921">u</text:span><text:span text:style-name="_33_361">m</text:span><text:span text:style-name="_36_001">e</text:span><text:span text:style-name="_31_231">d</text:span><text:span text:style-name="_32_271"> </text:span><text:span text:style-name="_36_451">o</text:span><text:span text:style-name="_31_690">f</text:span><text:span text:style-name="_33_932">f</text:span><text:span text:style-name="_35_551">e</text:span><text:span text:style-name="_31_141">n</text:span><text:span text:style-name="_33_844">c</text:span><text:span text:style-name="_35_071">e</text:span><text:span text:style-name="_31_958">s</text:span></text:p>
      <text:p text:style-name="P1"><text:span text:style-name="_35_191">F</text:span><text:span text:style-name="_31_111">o</text:span><text:span text:style-name="_32_941">r</text:span><text:span text:style-name="_34_521"> </text:span><text:span text:style-name="_31_681">a</text:span><text:span text:style-name="_34_021">b</text:span><text:span text:style-name="_35_791">o</text:span><text:span text:style-name="_31_771">l</text:span><text:span text:style-name="_33_301">i</text:span><text:span text:style-name="_35_821">s</text:span><text:span text:style-name="_32_041">h</text:span><text:span text:style-name="_33_541">i</text:span><text:span text:style-name="_35_191">n</text:span><text:span text:style-name="_31_201">g</text:span><text:span text:style-name="_32_271"> </text:span><text:span text:style-name="_35_611">t</text:span><text:span text:style-name="_31_141">h</text:span><text:span text:style-name="_34_021">e</text:span><text:span text:style-name="_34_511"> </text:span><text:span text:style-name="_38_50">f</text:span><text:span text:style-name="_32_913">r</text:span><text:span text:style-name="_35_611">e</text:span><text:span text:style-name="_35_71">e</text:span><text:span text:style-name="_32_271"> </text:span><text:span text:style-name="_35_071">S</text:span><text:span text:style-name="_32_044">y</text:span><text:span text:style-name="_33_548">s</text:span><text:span text:style-name="_35_792">t</text:span><text:span text:style-name="_31_111">e</text:span><text:span text:style-name="_34_207">m</text:span><text:span text:style-name="_34_511"> </text:span><text:span text:style-name="_31_141">o</text:span><text:span text:style-name="_34_381">f</text:span><text:span text:style-name="_34_521"> </text:span><text:span text:style-name="_31_561">E</text:span><text:span text:style-name="_33_121">n</text:span><text:span text:style-name="_35_191">g</text:span><text:span text:style-name="_31_321">l</text:span><text:span text:style-name="_33_541">i</text:span><text:span text:style-name="_36_151">s</text:span><text:span text:style-name="_32_131">h</text:span><text:span text:style-name="_32_271"> </text:span><text:span text:style-name="_36_151">L</text:span><text:span text:style-name="_31_651">a</text:span><text:span text:style-name="_33_487">w</text:span><text:span text:style-name="_36_514">s</text:span><text:span text:style-name="_32_1"> </text:span><text:span text:style-name="_33_541">i</text:span><text:span text:style-name="_35_611">n</text:span><text:span text:style-name="_31_1"> </text:span><text:span text:style-name="_33_271">a</text:span><text:span text:style-name="_34_511"> </text:span><text:span text:style-name="_31_771">n</text:span><text:span text:style-name="_34_351">e</text:span><text:span text:style-name="_36_061">i</text:span><text:span text:style-name="_38_41">g</text:span><text:span text:style-name="_33_841">h</text:span><text:span text:style-name="_36_511">b</text:span><text:span text:style-name="_38_41">o</text:span><text:span text:style-name="_32_911">u</text:span><text:span text:style-name="_36_541">r</text:span><text:span text:style-name="_35_71">i</text:span><text:span text:style-name="_33_001">n</text:span><text:span text:style-name="_36_691">g</text:span><text:span text:style-name="_32_1"> </text:span><text:span text:style-name="_32_941">P</text:span><text:span text:style-name="_35_169">r</text:span><text:span text:style-name="_32_131">o</text:span><text:span text:style-name="_33_574">v</text:span><text:span text:style-name="_36_631">i</text:span><text:span text:style-name="_31_561">n</text:span><text:span text:style-name="_34_441">c</text:span><text:span text:style-name="_36_541">e</text:span><text:span text:style-name="_36_01">,</text:span><text:span text:style-name="_32_271"> </text:span><text:span text:style-name="_36_421">e</text:span><text:span text:style-name="_31_058">s</text:span><text:span text:style-name="_33_032">t</text:span><text:span text:style-name="_35_281">a</text:span><text:span text:style-name="_31_111">b</text:span><text:span text:style-name="_33_931">l</text:span><text:span text:style-name="_35_791">i</text:span><text:span text:style-name="_38_41">s</text:span><text:span text:style-name="_33_361">h</text:span><text:span text:style-name="_35_701">i</text:span><text:span text:style-name="_32_041">n</text:span><text:span text:style-name="_32_911">g</text:span><text:span text:style-name="_34_511"> </text:span><text:span text:style-name="_31_120">t</text:span><text:span text:style-name="_33_361">h</text:span><text:span text:style-name="_36_541">e</text:span><text:span text:style-name="_31_743">r</text:span><text:span text:style-name="_34_381">e</text:span><text:span text:style-name="_35_641">i</text:span><text:span text:style-name="_32_191">n</text:span><text:span text:style-name="_32_261"> </text:span><text:span text:style-name="_36_001">a</text:span><text:span text:style-name="_32_101">n</text:span><text:span text:style-name="_32_271"> </text:span><text:span text:style-name="_35_341">A</text:span><text:span text:style-name="_35_79">r</text:span><text:span text:style-name="_33_751">b</text:span><text:span text:style-name="_35_701">i</text:span><text:span text:style-name="_31_742">t</text:span><text:span text:style-name="_33_999">r</text:span><text:span text:style-name="_36_451">a</text:span><text:span text:style-name="_31_683">r</text:span><text:span text:style-name="_33_571">y</text:span><text:span text:style-name="_34_521"> </text:span><text:span text:style-name="_31_561">g</text:span><text:span text:style-name="_34_201">o</text:span><text:span text:style-name="_35_734">v</text:span><text:span text:style-name="_31_651">e</text:span><text:span text:style-name="_33_939">r</text:span><text:span text:style-name="_36_091">n</text:span><text:span text:style-name="_31_117">m</text:span><text:span text:style-name="_34_201">e</text:span><text:span text:style-name="_35_641">n</text:span><text:span text:style-name="_36_92">t</text:span><text:span text:style-name="_34_471">,</text:span><text:span text:style-name="_34_511"> </text:span><text:span text:style-name="_32_041">a</text:span><text:span text:style-name="_33_571">n</text:span><text:span text:style-name="_35_101">d</text:span><text:span text:style-name="_31_1"> </text:span><text:span text:style-name="_33_541">e</text:span><text:span text:style-name="_35_251">n</text:span><text:span text:style-name="_31_021">l</text:span><text:span text:style-name="_32_911">a</text:span><text:span text:style-name="_35_971">r</text:span><text:span text:style-name="_31_111">g</text:span><text:span text:style-name="_33_721">i</text:span><text:span text:style-name="_35_281">n</text:span><text:span text:style-name="_31_501">g</text:span><text:span text:style-name="_32_261"> </text:span><text:span text:style-name="_36_151">i</text:span><text:span text:style-name="_32_200">t</text:span><text:span text:style-name="_34_204">s</text:span><text:span text:style-name="_34_521"> </text:span><text:span text:style-name="_32_011">B</text:span><text:span text:style-name="_33_301">o</text:span><text:span text:style-name="_36_601">u</text:span><text:span text:style-name="_32_131">n</text:span><text:span text:style-name="_34_021">d</text:span><text:span text:style-name="_35_191">a</text:span><text:span text:style-name="_36_69">r</text:span><text:span text:style-name="_33_931">i</text:span><text:span text:style-name="_36_631">e</text:span><text:span text:style-name="_31_774">s</text:span><text:span text:style-name="_32_261"> </text:span><text:span text:style-name="_36_541">s</text:span><text:span text:style-name="_32_041">o</text:span><text:span text:style-name="_32_271"> </text:span><text:span text:style-name="_36_721">a</text:span><text:span text:style-name="_31_561">s</text:span><text:span text:style-name="_32_261"> </text:span><text:span text:style-name="_35_341">t</text:span><text:span text:style-name="_31_111">o</text:span><text:span text:style-name="_32_271"> </text:span><text:span text:style-name="_35_733">r</text:span><text:span text:style-name="_31_021">e</text:span><text:span text:style-name="_33_451">n</text:span><text:span text:style-name="_36_151">d</text:span><text:span text:style-name="_31_651">e</text:span><text:span text:style-name="_32_949">r</text:span><text:span text:style-name="_34_511"> </text:span><text:span text:style-name="_31_741">i</text:span><text:span text:style-name="_33_271">t</text:span><text:span text:style-name="_34_521"> </text:span><text:span text:style-name="_32_221">a</text:span><text:span text:style-name="_33_091">t</text:span><text:span text:style-name="_34_521"> </text:span><text:span text:style-name="_32_101">o</text:span><text:span text:style-name="_33_121">n</text:span><text:span text:style-name="_35_521">c</text:span><text:span text:style-name="_36_01">e</text:span><text:span text:style-name="_32_271"> </text:span><text:span text:style-name="_35_611">a</text:span><text:span text:style-name="_31_561">n</text:span><text:span text:style-name="_32_271"> </text:span><text:span text:style-name="_35_971">e</text:span><text:span text:style-name="_31_114">x</text:span><text:span text:style-name="_33_361">a</text:span><text:span text:style-name="_36_097">m</text:span><text:span text:style-name="_31_231">p</text:span><text:span text:style-name="_34_471">l</text:span><text:span text:style-name="_35_551">e</text:span><text:span text:style-name="_31_1"> </text:span><text:span text:style-name="_34_021">a</text:span><text:span text:style-name="_36_541">n</text:span><text:span text:style-name="_31_051">d</text:span><text:span text:style-name="_32_271"> </text:span><text:span text:style-name="_35_612">f</text:span><text:span text:style-name="_31_561">i</text:span><text:span text:style-name="_33_310">t</text:span><text:span text:style-name="_34_521"> </text:span><text:span text:style-name="_36_91">i</text:span><text:span text:style-name="_33_271">n</text:span><text:span text:style-name="_35_288">s</text:span><text:span text:style-name="_31_952">t</text:span><text:span text:style-name="_33_099">r</text:span><text:span text:style-name="_36_601">u</text:span><text:span text:style-name="_32_046">m</text:span><text:span text:style-name="_34_381">e</text:span><text:span text:style-name="_35_731">n</text:span><text:span text:style-name="_31_921">t</text:span><text:span text:style-name="_32_271"> </text:span><text:span text:style-name="_35_740">f</text:span><text:span text:style-name="_31_591">o</text:span><text:span text:style-name="_33_903">r</text:span><text:span text:style-name="_34_521"> </text:span><text:span text:style-name="_32_101">i</text:span><text:span text:style-name="_33_361">n</text:span><text:span text:style-name="_36_182">t</text:span><text:span text:style-name="_37_59">r</text:span><text:span text:style-name="_34_351">o</text:span><text:span text:style-name="_35_341">d</text:span><text:span text:style-name="_31_471">u</text:span><text:span text:style-name="_34_201">c</text:span><text:span text:style-name="_35_341">i</text:span><text:span text:style-name="_31_951">n</text:span><text:span text:style-name="_33_481">g</text:span><text:span text:style-name="_34_521"> </text:span><text:span text:style-name="_31_651">t</text:span><text:span text:style-name="_32_851">h</text:span><text:span text:style-name="_35_641">e</text:span><text:span text:style-name="_32_1"> </text:span><text:span text:style-name="_34_294">s</text:span><text:span text:style-name="_36_091">a</text:span><text:span text:style-name="_31_327">m</text:span><text:span text:style-name="_34_441">e</text:span><text:span text:style-name="_34_511"> </text:span><text:span text:style-name="_32_041">a</text:span><text:span text:style-name="_33_361">b</text:span><text:span text:style-name="_36_098">s</text:span><text:span text:style-name="_31_141">o</text:span><text:span text:style-name="_33_811">l</text:span><text:span text:style-name="_36_721">u</text:span><text:span text:style-name="_31_742">t</text:span><text:span text:style-name="_33_391">e</text:span><text:span text:style-name="_34_521"> </text:span><text:span text:style-name="_31_141">r</text:span><text:span text:style-name="_32_941">u</text:span><text:span text:style-name="_36_061">l</text:span><text:span text:style-name="_31_651">e</text:span><text:span text:style-name="_32_261"> </text:span><text:span text:style-name="_36_721">i</text:span><text:span text:style-name="_31_051">n</text:span><text:span text:style-name="_33_721">t</text:span><text:span text:style-name="_35_731">o</text:span><text:span text:style-name="_32_1"> </text:span><text:span text:style-name="_34_210">t</text:span><text:span text:style-name="_35_611">h</text:span><text:span text:style-name="_31_771">e</text:span><text:span text:style-name="_32_824">s</text:span><text:span text:style-name="_35_791">e</text:span><text:span text:style-name="_32_1"> </text:span><text:span text:style-name="_34_441">C</text:span><text:span text:style-name="_36_421">o</text:span><text:span text:style-name="_31_321">l</text:span><text:span text:style-name="_33_451">o</text:span><text:span text:style-name="_35_731">n</text:span><text:span text:style-name="_32_221">i</text:span><text:span text:style-name="_33_001">e</text:span><text:span text:style-name="_35_701">s</text:span><text:span text:style-name="_31_201">:</text:span></text:p>
      <text:p text:style-name="P1"><text:span text:style-name="_35_791">F</text:span><text:span text:style-name="_31_021">o</text:span><text:span text:style-name="_33_931">r</text:span><text:span text:style-name="_34_511"> </text:span><text:span text:style-name="_31_562">t</text:span><text:span text:style-name="_34_381">a</text:span><text:span text:style-name="_35_378">k</text:span><text:span text:style-name="_31_201">i</text:span><text:span text:style-name="_33_031">n</text:span><text:span text:style-name="_35_191">g</text:span><text:span text:style-name="_32_1"> </text:span><text:span text:style-name="_33_811">a</text:span><text:span text:style-name="_35_795">w</text:span><text:span text:style-name="_31_771">a</text:span><text:span text:style-name="_34_208">y</text:span><text:span text:style-name="_34_521"> </text:span><text:span text:style-name="_38_41">o</text:span><text:span text:style-name="_33_991">u</text:span><text:span text:style-name="_35_101">r</text:span><text:span text:style-name="_32_1"> </text:span><text:span text:style-name="_33_451">C</text:span><text:span text:style-name="_36_001">h</text:span><text:span text:style-name="_31_681">a</text:span><text:span text:style-name="_33_753">r</text:span><text:span text:style-name="_36_070">t</text:span><text:span text:style-name="_31_141">e</text:span><text:span text:style-name="_33_549">r</text:span><text:span text:style-name="_35_164">s</text:span><text:span text:style-name="_37_81">,</text:span><text:span text:style-name="_32_271"> </text:span><text:span text:style-name="_35_971">a</text:span><text:span text:style-name="_31_741">b</text:span><text:span text:style-name="_33_901">o</text:span><text:span text:style-name="_36_061">l</text:span><text:span text:style-name="_31_951">i</text:span><text:span text:style-name="_33_121">s</text:span><text:span text:style-name="_35_281">h</text:span><text:span text:style-name="_37_51">i</text:span><text:span text:style-name="_34_471">n</text:span><text:span text:style-name="_36_421">g</text:span><text:span text:style-name="_32_1"> </text:span><text:span text:style-name="_34_381">o</text:span><text:span text:style-name="_36_271">u</text:span><text:span text:style-name="_36_61">r</text:span><text:span text:style-name="_32_261"> </text:span><text:span text:style-name="_35_557">m</text:span><text:span text:style-name="_31_561">o</text:span><text:span text:style-name="_33_814">s</text:span><text:span text:style-name="_36_601">t</text:span><text:span text:style-name="_31_1"> </text:span><text:span text:style-name="_34_351">v</text:span><text:span text:style-name="_35_341">a</text:span><text:span text:style-name="_31_741">l</text:span><text:span text:style-name="_33_451">u</text:span><text:span text:style-name="_35_371">a</text:span><text:span text:style-name="_35_71">b</text:span><text:span text:style-name="_33_361">l</text:span><text:span text:style-name="_35_341">e</text:span><text:span text:style-name="_31_1"> </text:span><text:span text:style-name="_33_451">L</text:span><text:span text:style-name="_35_551">a</text:span><text:span text:style-name="_32_137">w</text:span><text:span text:style-name="_33_934">s</text:span><text:span text:style-name="_35_641">,</text:span><text:span text:style-name="_32_1"> </text:span><text:span text:style-name="_33_361">a</text:span><text:span text:style-name="_35_701">n</text:span><text:span text:style-name="_36_61">d</text:span><text:span text:style-name="_32_261"> </text:span><text:span text:style-name="_36_001">n</text:span><text:span text:style-name="_36_91">e</text:span><text:span text:style-name="_33_001">u</text:span><text:span text:style-name="_35_800">t</text:span><text:span text:style-name="_32_191">e</text:span><text:span text:style-name="_33_573">r</text:span><text:span text:style-name="_36_061">i</text:span><text:span text:style-name="_32_131">n</text:span><text:span text:style-name="_33_901">g</text:span><text:span text:style-name="_34_511"> </text:span><text:span text:style-name="_38_41">b</text:span><text:span text:style-name="_34_261">a</text:span><text:span text:style-name="_35_524">s</text:span><text:span text:style-name="_31_201">i</text:span><text:span text:style-name="_33_938">c</text:span><text:span text:style-name="_36_691">a</text:span><text:span text:style-name="_31_951">l</text:span><text:span text:style-name="_33_901">l</text:span><text:span text:style-name="_35_281">y</text:span><text:span text:style-name="_32_1"> </text:span><text:span text:style-name="_34_351">t</text:span><text:span text:style-name="_35_551">h</text:span><text:span text:style-name="_31_771">e</text:span><text:span text:style-name="_32_271"> </text:span><text:span text:style-name="_36_691">F</text:span><text:span text:style-name="_31_591">o</text:span><text:span text:style-name="_33_309">r</text:span><text:span text:style-name="_35_286">m</text:span><text:span text:style-name="_36_01">s</text:span><text:span text:style-name="_32_261"> </text:span><text:span text:style-name="_36_631">o</text:span><text:span text:style-name="_35_71">f</text:span><text:span text:style-name="_32_261"> </text:span><text:span text:style-name="_36_691">o</text:span><text:span text:style-name="_31_321">u</text:span><text:span text:style-name="_34_441">r</text:span><text:span text:style-name="_34_521"> </text:span><text:span text:style-name="_32_191">G</text:span><text:span text:style-name="_34_261">o</text:span><text:span text:style-name="_36_428">v</text:span><text:span text:style-name="_31_291">e</text:span><text:span text:style-name="_33_093">r</text:span><text:span text:style-name="_36_421">n</text:span><text:span text:style-name="_31_926">m</text:span><text:span text:style-name="_33_391">e</text:span><text:span text:style-name="_36_601">n</text:span><text:span text:style-name="_31_660">t</text:span><text:span text:style-name="_34_381">s</text:span><text:span text:style-name="_36_451">:</text:span></text:p>
      <text:p text:style-name="P1"><text:span text:style-name="_34_291">F</text:span><text:span text:style-name="_35_821">o</text:span><text:span text:style-name="_32_221">r</text:span><text:span text:style-name="_32_271"> </text:span><text:span text:style-name="_36_274">s</text:span><text:span text:style-name="_36_01">u</text:span><text:span text:style-name="_33_398">s</text:span><text:span text:style-name="_36_271">p</text:span><text:span text:style-name="_36_61">e</text:span><text:span text:style-name="_34_171">n</text:span><text:span text:style-name="_36_241">d</text:span><text:span text:style-name="_31_201">i</text:span><text:span text:style-name="_33_271">n</text:span><text:span text:style-name="_36_631">g</text:span><text:span text:style-name="_32_1"> </text:span><text:span text:style-name="_34_021">o</text:span><text:span text:style-name="_35_251">u</text:span><text:span text:style-name="_31_141">r</text:span><text:span text:style-name="_32_261"> </text:span><text:span text:style-name="_35_551">o</text:span><text:span text:style-name="_31_051">w</text:span><text:span text:style-name="_33_751">n</text:span><text:span text:style-name="_34_521"> </text:span><text:span text:style-name="_37_51">L</text:span><text:span text:style-name="_33_121">e</text:span><text:span text:style-name="_35_791">g</text:span><text:span text:style-name="_31_921">i</text:span><text:span text:style-name="_34_384">s</text:span><text:span text:style-name="_35_281">l</text:span><text:span text:style-name="_31_321">a</text:span><text:span text:style-name="_33_400">t</text:span><text:span text:style-name="_35_731">u</text:span><text:span text:style-name="_31_143">r</text:span><text:span text:style-name="_33_091">e</text:span><text:span text:style-name="_35_618">s</text:span><text:span text:style-name="_31_921">,</text:span><text:span text:style-name="_32_271"> </text:span><text:span text:style-name="_35_101">a</text:span><text:span text:style-name="_32_131">n</text:span><text:span text:style-name="_34_351">d</text:span><text:span text:style-name="_34_511"> </text:span><text:span text:style-name="_38_71">d</text:span><text:span text:style-name="_33_571">e</text:span><text:span text:style-name="_36_454">c</text:span><text:span text:style-name="_31_291">l</text:span><text:span text:style-name="_33_991">a</text:span><text:span text:style-name="_36_279">r</text:span><text:span text:style-name="_31_111">i</text:span><text:span text:style-name="_33_931">n</text:span><text:span text:style-name="_36_061">g</text:span><text:span text:style-name="_32_1"> </text:span><text:span text:style-name="_33_482">t</text:span><text:span text:style-name="_35_521">h</text:span><text:span text:style-name="_31_561">e</text:span><text:span text:style-name="_33_007">m</text:span><text:span text:style-name="_36_604">s</text:span><text:span text:style-name="_32_011">e</text:span><text:span text:style-name="_34_381">l</text:span><text:span text:style-name="_36_068">v</text:span><text:span text:style-name="_31_771">e</text:span><text:span text:style-name="_33_301">s</text:span><text:span text:style-name="_34_521"> </text:span><text:span text:style-name="_38_71">i</text:span><text:span text:style-name="_34_171">n</text:span><text:span text:style-name="_36_278">v</text:span><text:span text:style-name="_31_921">e</text:span><text:span text:style-name="_33_934">s</text:span><text:span text:style-name="_35_521">t</text:span><text:span text:style-name="_36_61">e</text:span><text:span text:style-name="_32_941">d</text:span><text:span text:style-name="_34_521"> </text:span><text:span text:style-name="_31_297">w</text:span><text:span text:style-name="_33_541">i</text:span><text:span text:style-name="_36_242">t</text:span><text:span text:style-name="_31_141">h</text:span><text:span text:style-name="_32_271"> </text:span><text:span text:style-name="_35_551">p</text:span><text:span text:style-name="_31_111">o</text:span><text:span text:style-name="_33_097">w</text:span><text:span text:style-name="_36_151">e</text:span><text:span text:style-name="_32_103">r</text:span><text:span text:style-name="_32_271"> </text:span><text:span text:style-name="_35_641">t</text:span><text:span text:style-name="_36_91">o</text:span><text:span text:style-name="_32_271"> </text:span><text:span text:style-name="_35_701">l</text:span><text:span text:style-name="_31_741">e</text:span><text:span text:style-name="_33_391">g</text:span><text:span text:style-name="_36_691">i</text:span><text:span text:style-name="_32_018">s</text:span><text:span text:style-name="_33_481">l</text:span><text:span text:style-name="_35_551">a</text:span><text:span text:style-name="_31_502">t</text:span><text:span text:style-name="_33_271">e</text:span><text:span text:style-name="_34_511"> </text:span><text:span text:style-name="_31_240">f</text:span><text:span text:style-name="_34_261">o</text:span><text:span text:style-name="_35_283">r</text:span><text:span text:style-name="_31_1"> </text:span><text:span text:style-name="_33_991">u</text:span><text:span text:style-name="_35_161">s</text:span><text:span text:style-name="_32_1"> </text:span><text:span text:style-name="_33_931">i</text:span><text:span text:style-name="_36_691">n</text:span><text:span text:style-name="_32_1"> </text:span><text:span text:style-name="_34_171">a</text:span><text:span text:style-name="_35_641">l</text:span><text:span text:style-name="_31_771">l</text:span><text:span text:style-name="_32_261"> </text:span><text:span text:style-name="_36_638">c</text:span><text:span text:style-name="_31_501">a</text:span><text:span text:style-name="_33_754">s</text:span><text:span text:style-name="_35_701">e</text:span><text:span text:style-name="_31_231">s</text:span><text:span text:style-name="_32_261"> </text:span><text:span text:style-name="_36_245">w</text:span><text:span text:style-name="_31_471">h</text:span><text:span text:style-name="_34_471">a</text:span><text:span text:style-name="_36_430">t</text:span><text:span text:style-name="_32_048">s</text:span><text:span text:style-name="_32_821">o</text:span><text:span text:style-name="_35_731">e</text:span><text:span text:style-name="_31_594">v</text:span><text:span text:style-name="_33_721">e</text:span><text:span text:style-name="_36_001">r</text:span><text:span text:style-name="_32_221">.</text:span></text:p>
      <text:p text:style-name="P1"><text:span text:style-name="_35_971">H</text:span><text:span text:style-name="_31_921">e</text:span><text:span text:style-name="_32_271"> </text:span><text:span text:style-name="_36_541">h</text:span><text:span text:style-name="_38_71">a</text:span><text:span text:style-name="_33_841">s</text:span><text:span text:style-name="_34_521"> </text:span><text:span text:style-name="_31_051">a</text:span><text:span text:style-name="_32_821">b</text:span><text:span text:style-name="_35_161">d</text:span><text:span text:style-name="_31_771">i</text:span><text:span text:style-name="_33_008">c</text:span><text:span text:style-name="_35_251">a</text:span><text:span text:style-name="_37_52">t</text:span><text:span text:style-name="_33_001">e</text:span><text:span text:style-name="_35_731">d</text:span><text:span text:style-name="_31_1"> </text:span><text:span text:style-name="_34_351">G</text:span><text:span text:style-name="_35_071">o</text:span><text:span text:style-name="_32_104">v</text:span><text:span text:style-name="_33_301">e</text:span><text:span text:style-name="_36_099">r</text:span><text:span text:style-name="_37_81">n</text:span><text:span text:style-name="_33_936">m</text:span><text:span text:style-name="_36_271">e</text:span><text:span text:style-name="_31_141">n</text:span><text:span text:style-name="_34_270">t</text:span><text:span text:style-name="_34_511"> </text:span><text:span text:style-name="_31_231">h</text:span><text:span text:style-name="_33_361">e</text:span><text:span text:style-name="_35_701">r</text:span><text:span text:style-name="_31_501">e</text:span><text:span text:style-name="_32_851">,</text:span><text:span text:style-name="_34_511"> </text:span><text:span text:style-name="_36_61">b</text:span><text:span text:style-name="_34_351">y</text:span><text:span text:style-name="_34_511"> </text:span><text:span text:style-name="_31_681">d</text:span><text:span text:style-name="_33_391">e</text:span><text:span text:style-name="_36_244">c</text:span><text:span text:style-name="_31_471">l</text:span><text:span text:style-name="_33_901">a</text:span><text:span text:style-name="_35_289">r</text:span><text:span text:style-name="_31_111">i</text:span><text:span text:style-name="_33_811">n</text:span><text:span text:style-name="_36_511">g</text:span><text:span text:style-name="_31_1"> </text:span><text:span text:style-name="_33_121">u</text:span><text:span text:style-name="_36_721">s</text:span><text:span text:style-name="_32_1"> </text:span><text:span text:style-name="_33_391">o</text:span><text:span text:style-name="_35_161">u</text:span><text:span text:style-name="_31_111">t</text:span><text:span text:style-name="_32_271"> </text:span><text:span text:style-name="_35_551">o</text:span><text:span text:style-name="_31_231">f</text:span><text:span text:style-name="_32_271"> </text:span><text:span text:style-name="_35_791">h</text:span><text:span text:style-name="_31_111">i</text:span><text:span text:style-name="_33_391">s</text:span><text:span text:style-name="_34_521"> </text:span><text:span text:style-name="_31_651">P</text:span><text:span text:style-name="_34_263">r</text:span><text:span text:style-name="_35_281">o</text:span><text:span text:style-name="_31_150">t</text:span><text:span text:style-name="_33_571">e</text:span><text:span text:style-name="_36_274">c</text:span><text:span text:style-name="_31_600">t</text:span><text:span text:style-name="_32_821">i</text:span><text:span text:style-name="_35_701">o</text:span><text:span text:style-name="_37_51">n</text:span><text:span text:style-name="_32_271"> </text:span><text:span text:style-name="_36_631">a</text:span><text:span text:style-name="_31_501">n</text:span><text:span text:style-name="_33_361">d</text:span><text:span text:style-name="_34_521"> </text:span><text:span text:style-name="_32_041">w</text:span><text:span text:style-name="_34_201">a</text:span><text:span text:style-name="_36_091">g</text:span><text:span text:style-name="_32_221">i</text:span><text:span text:style-name="_33_901">n</text:span><text:span text:style-name="_36_601">g</text:span><text:span text:style-name="_31_1"> </text:span><text:span text:style-name="_33_571">W</text:span><text:span text:style-name="_35_821">a</text:span><text:span text:style-name="_31_741">r</text:span><text:span text:style-name="_32_271"> </text:span><text:span text:style-name="_36_631">a</text:span><text:span text:style-name="_31_651">g</text:span><text:span text:style-name="_33_811">a</text:span><text:span text:style-name="_35_641">i</text:span><text:span text:style-name="_31_111">n</text:span><text:span text:style-name="_34_174">s</text:span><text:span text:style-name="_35_350">t</text:span><text:span text:style-name="_31_1"> </text:span><text:span text:style-name="_34_351">u</text:span><text:span text:style-name="_36_001">s</text:span><text:span text:style-name="_31_771">.</text:span></text:p>
      <text:p text:style-name="P1"><text:span text:style-name="_35_821">H</text:span><text:span text:style-name="_31_591">e</text:span><text:span text:style-name="_32_261"> </text:span><text:span text:style-name="_36_091">h</text:span><text:span text:style-name="_32_011">a</text:span><text:span text:style-name="_34_171">s</text:span><text:span text:style-name="_34_521"> </text:span><text:span text:style-name="_32_191">p</text:span><text:span text:style-name="_33_751">l</text:span><text:span text:style-name="_36_601">u</text:span><text:span text:style-name="_31_651">n</text:span><text:span text:style-name="_34_171">d</text:span><text:span text:style-name="_36_511">e</text:span><text:span text:style-name="_31_111">r</text:span><text:span text:style-name="_34_291">e</text:span><text:span text:style-name="_36_271">d</text:span><text:span text:style-name="_32_1"> </text:span><text:span text:style-name="_34_351">o</text:span><text:span text:style-name="_35_551">u</text:span><text:span text:style-name="_32_101">r</text:span><text:span text:style-name="_32_261"> </text:span><text:span text:style-name="_36_694">s</text:span><text:span text:style-name="_31_051">e</text:span><text:span text:style-name="_34_381">a</text:span><text:span text:style-name="_35_798">s</text:span><text:span text:style-name="_32_101">,</text:span><text:span text:style-name="_32_261"> </text:span><text:span text:style-name="_35_731">r</text:span><text:span text:style-name="_31_951">a</text:span><text:span text:style-name="_33_841">p</text:span><text:span text:style-name="_36_691">e</text:span><text:span text:style-name="_31_051">d</text:span><text:span text:style-name="_32_271"> </text:span><text:span text:style-name="_35_371">o</text:span><text:span text:style-name="_31_021">u</text:span><text:span text:style-name="_33_451">r</text:span><text:span text:style-name="_34_521"> </text:span><text:span text:style-name="_31_741">C</text:span><text:span text:style-name="_32_941">o</text:span><text:span text:style-name="_35_791">a</text:span><text:span text:style-name="_31_324">s</text:span><text:span text:style-name="_33_910">t</text:span><text:span text:style-name="_35_071">s</text:span><text:span text:style-name="_31_681">,</text:span><text:span text:style-name="_32_261"> </text:span><text:span text:style-name="_36_451">b</text:span><text:span text:style-name="_31_951">u</text:span><text:span text:style-name="_33_549">r</text:span><text:span text:style-name="_36_601">n</text:span><text:span text:style-name="_36_62">t</text:span><text:span text:style-name="_32_271"> </text:span><text:span text:style-name="_36_691">o</text:span><text:span text:style-name="_32_221">u</text:span><text:span text:style-name="_33_541">r</text:span><text:span text:style-name="_34_511"> </text:span><text:span text:style-name="_32_012">t</text:span><text:span text:style-name="_34_441">o</text:span><text:span text:style-name="_36_247">w</text:span><text:span text:style-name="_31_771">n</text:span><text:span text:style-name="_33_721">s</text:span><text:span text:style-name="_36_541">,</text:span><text:span text:style-name="_31_1"> </text:span><text:span text:style-name="_33_301">a</text:span><text:span text:style-name="_35_521">n</text:span><text:span text:style-name="_32_011">d</text:span><text:span text:style-name="_32_271"> </text:span><text:span text:style-name="_35_341">d</text:span><text:span text:style-name="_31_141">e</text:span><text:span text:style-name="_33_128">s</text:span><text:span text:style-name="_35_552">t</text:span><text:span text:style-name="_31_959">r</text:span><text:span text:style-name="_32_911">o</text:span><text:span text:style-name="_36_634">y</text:span><text:span text:style-name="_32_131">e</text:span><text:span text:style-name="_33_721">d</text:span><text:span text:style-name="_34_511"> </text:span><text:span text:style-name="_31_051">t</text:span><text:span text:style-name="_34_201">h</text:span><text:span text:style-name="_36_061">e</text:span><text:span text:style-name="_31_1"> </text:span><text:span text:style-name="_34_201">l</text:span><text:span text:style-name="_36_541">i</text:span><text:span text:style-name="_36_94">v</text:span><text:span text:style-name="_33_121">e</text:span><text:span text:style-name="_35_198">s</text:span><text:span text:style-name="_31_1"> </text:span><text:span text:style-name="_32_911">o</text:span><text:span text:style-name="_35_731">f</text:span><text:span text:style-name="_31_1"> </text:span><text:span text:style-name="_33_721">o</text:span><text:span text:style-name="_35_071">u</text:span><text:span text:style-name="_37_81">r</text:span><text:span text:style-name="_32_261"> </text:span><text:span text:style-name="_36_181">p</text:span><text:span text:style-name="_31_051">e</text:span><text:span text:style-name="_32_941">o</text:span><text:span text:style-name="_36_541">p</text:span><text:span text:style-name="_31_501">l</text:span><text:span text:style-name="_32_821">e</text:span><text:span text:style-name="_36_091">.</text:span></text:p>
      <text:p text:style-name="P1"><text:span text:style-name="_33_751">H</text:span><text:span text:style-name="_36_421">e</text:span><text:span text:style-name="_32_1"> </text:span><text:span text:style-name="_33_031">i</text:span><text:span text:style-name="_36_601">s</text:span><text:span text:style-name="_31_1"> </text:span><text:span text:style-name="_32_941">a</text:span><text:span text:style-name="_35_251">t</text:span><text:span text:style-name="_32_1"> </text:span><text:span text:style-name="_33_482">t</text:span><text:span text:style-name="_36_601">h</text:span><text:span text:style-name="_38_71">i</text:span><text:span text:style-name="_34_448">s</text:span><text:span text:style-name="_34_511"> </text:span><text:span text:style-name="_31_330">t</text:span><text:span text:style-name="_32_821">i</text:span><text:span text:style-name="_35_526">m</text:span><text:span text:style-name="_35_71">e</text:span><text:span text:style-name="_32_261"> </text:span><text:span text:style-name="_35_290">t</text:span><text:span text:style-name="_31_563">r</text:span><text:span text:style-name="_33_361">a</text:span><text:span text:style-name="_35_251">n</text:span><text:span text:style-name="_31_208">s</text:span><text:span text:style-name="_33_751">p</text:span><text:span text:style-name="_35_191">o</text:span><text:span text:style-name="_31_143">r</text:span><text:span text:style-name="_34_471">t</text:span><text:span text:style-name="_35_341">i</text:span><text:span text:style-name="_38_41">n</text:span><text:span text:style-name="_33_571">g</text:span><text:span text:style-name="_34_511"> </text:span><text:span text:style-name="_37_51">l</text:span><text:span text:style-name="_33_841">a</text:span><text:span text:style-name="_36_601">r</text:span><text:span text:style-name="_31_111">g</text:span><text:span text:style-name="_33_301">e</text:span><text:span text:style-name="_34_511"> </text:span><text:span text:style-name="_38_41">A</text:span><text:span text:style-name="_34_209">r</text:span><text:span text:style-name="_36_606">m</text:span><text:span text:style-name="_32_221">i</text:span><text:span text:style-name="_33_901">e</text:span><text:span text:style-name="_35_551">s</text:span><text:span text:style-name="_31_1"> </text:span><text:span text:style-name="_34_171">o</text:span><text:span text:style-name="_35_371">f</text:span><text:span text:style-name="_32_1"> </text:span><text:span text:style-name="_33_932">f</text:span><text:span text:style-name="_36_091">o</text:span><text:span text:style-name="_32_019">r</text:span><text:span text:style-name="_33_751">e</text:span><text:span text:style-name="_35_161">i</text:span><text:span text:style-name="_38_41">g</text:span><text:span text:style-name="_34_171">n</text:span><text:span text:style-name="_34_511"> </text:span><text:span text:style-name="_31_231">M</text:span><text:span text:style-name="_32_821">e</text:span><text:span text:style-name="_35_979">r</text:span><text:span text:style-name="_32_014">c</text:span><text:span text:style-name="_32_911">e</text:span><text:span text:style-name="_35_971">n</text:span><text:span text:style-name="_31_501">a</text:span><text:span text:style-name="_33_309">r</text:span><text:span text:style-name="_36_061">i</text:span><text:span text:style-name="_31_051">e</text:span><text:span text:style-name="_33_004">s</text:span><text:span text:style-name="_34_511"> </text:span><text:span text:style-name="_31_201">t</text:span><text:span text:style-name="_34_021">o</text:span><text:span text:style-name="_34_511"> </text:span><text:span text:style-name="_31_958">c</text:span><text:span text:style-name="_33_811">o</text:span><text:span text:style-name="_36_096">m</text:span><text:span text:style-name="_38_71">p</text:span><text:span text:style-name="_34_171">l</text:span><text:span text:style-name="_36_091">e</text:span><text:span text:style-name="_32_041">a</text:span><text:span text:style-name="_32_941">t</text:span><text:span text:style-name="_34_511"> </text:span><text:span text:style-name="_31_771">t</text:span><text:span text:style-name="_33_001">h</text:span><text:span text:style-name="_36_151">e</text:span><text:span text:style-name="_32_1"> </text:span><text:span text:style-name="_33_457">w</text:span><text:span text:style-name="_35_641">o</text:span><text:span text:style-name="_32_133">r</text:span><text:span text:style-name="_33_574">k</text:span><text:span text:style-name="_35_198">s</text:span><text:span text:style-name="_31_1"> </text:span><text:span text:style-name="_32_911">o</text:span><text:span text:style-name="_35_101">f</text:span><text:span text:style-name="_31_1"> </text:span><text:span text:style-name="_33_811">d</text:span><text:span text:style-name="_36_091">e</text:span><text:span text:style-name="_38_41">a</text:span><text:span text:style-name="_34_201">t</text:span><text:span text:style-name="_36_271">h</text:span><text:span text:style-name="_31_201">,</text:span><text:span text:style-name="_32_261"> </text:span><text:span text:style-name="_36_421">d</text:span><text:span text:style-name="_31_651">e</text:span><text:span text:style-name="_33_728">s</text:span><text:span text:style-name="_35_641">o</text:span><text:span text:style-name="_31_651">l</text:span><text:span text:style-name="_32_821">a</text:span><text:span text:style-name="_36_452">t</text:span><text:span text:style-name="_32_101">i</text:span><text:span text:style-name="_34_021">o</text:span><text:span text:style-name="_36_091">n</text:span><text:span text:style-name="_32_1"> </text:span><text:span text:style-name="_33_361">a</text:span><text:span text:style-name="_36_691">n</text:span><text:span text:style-name="_31_501">d</text:span><text:span text:style-name="_32_261"> </text:span><text:span text:style-name="_35_192">t</text:span><text:span text:style-name="_38_48">y</text:span><text:span text:style-name="_34_179">r</text:span><text:span text:style-name="_36_691">a</text:span><text:span text:style-name="_32_041">n</text:span><text:span text:style-name="_33_751">n</text:span><text:span text:style-name="_36_604">y</text:span><text:span text:style-name="_31_291">,</text:span><text:span text:style-name="_32_271"> </text:span><text:span text:style-name="_36_151">a</text:span><text:span text:style-name="_31_591">l</text:span><text:span text:style-name="_33_759">r</text:span><text:span text:style-name="_35_161">e</text:span><text:span text:style-name="_37_51">a</text:span><text:span text:style-name="_33_391">d</text:span><text:span text:style-name="_35_644">y</text:span><text:span text:style-name="_31_1"> </text:span><text:span text:style-name="_33_121">b</text:span><text:span text:style-name="_35_161">e</text:span><text:span text:style-name="_31_591">g</text:span><text:span text:style-name="_33_091">u</text:span><text:span text:style-name="_35_521">n</text:span><text:span text:style-name="_31_1"> </text:span><text:span text:style-name="_33_575">w</text:span><text:span text:style-name="_35_821">i</text:span><text:span text:style-name="_36_10">t</text:span><text:span text:style-name="_34_381">h</text:span><text:span text:style-name="_34_511"> </text:span><text:span text:style-name="_32_228">c</text:span><text:span text:style-name="_33_091">i</text:span><text:span text:style-name="_35_073">r</text:span><text:span text:style-name="_32_044">c</text:span><text:span text:style-name="_32_821">u</text:span><text:span text:style-name="_36_007">m</text:span><text:span text:style-name="_31_054">s</text:span><text:span text:style-name="_33_010">t</text:span><text:span text:style-name="_35_071">a</text:span><text:span text:style-name="_31_291">n</text:span><text:span text:style-name="_33_308">c</text:span><text:span text:style-name="_36_541">e</text:span><text:span text:style-name="_31_564">s</text:span><text:span text:style-name="_32_261"> </text:span><text:span text:style-name="_35_971">o</text:span><text:span text:style-name="_32_131">f</text:span><text:span text:style-name="_32_271"> </text:span><text:span text:style-name="_36_241">C</text:span><text:span text:style-name="_31_209">r</text:span><text:span text:style-name="_34_291">u</text:span><text:span text:style-name="_35_341">e</text:span><text:span text:style-name="_31_051">l</text:span><text:span text:style-name="_34_172">t</text:span><text:span text:style-name="_36_151">y</text:span><text:span text:style-name="_31_1"> </text:span><text:span text:style-name="_33_031">&amp;</text:span><text:span text:style-name="_34_521"> </text:span><text:span text:style-name="_32_011">p</text:span><text:span text:style-name="_34_291">e</text:span><text:span text:style-name="_36_453">r</text:span><text:span text:style-name="_31_780">f</text:span><text:span text:style-name="_33_841">i</text:span><text:span text:style-name="_35_611">d</text:span><text:span text:style-name="_31_471">y</text:span><text:span text:style-name="_32_271"> </text:span><text:span text:style-name="_36_518">s</text:span><text:span text:style-name="_31_234">c</text:span><text:span text:style-name="_33_541">a</text:span><text:span text:style-name="_36_639">r</text:span><text:span text:style-name="_31_654">c</text:span><text:span text:style-name="_32_851">e</text:span><text:span text:style-name="_35_731">l</text:span><text:span text:style-name="_31_471">y</text:span><text:span text:style-name="_32_261"> </text:span><text:span text:style-name="_36_721">p</text:span><text:span text:style-name="_31_231">a</text:span><text:span text:style-name="_33_901">r</text:span><text:span text:style-name="_36_721">a</text:span><text:span text:style-name="_31_291">l</text:span><text:span text:style-name="_33_091">l</text:span><text:span text:style-name="_36_511">e</text:span><text:span text:style-name="_31_561">l</text:span><text:span text:style-name="_33_991">e</text:span><text:span text:style-name="_35_251">d</text:span><text:span text:style-name="_32_1"> </text:span><text:span text:style-name="_34_021">i</text:span><text:span text:style-name="_35_791">n</text:span><text:span text:style-name="_32_1"> </text:span><text:span text:style-name="_33_451">t</text:span><text:span text:style-name="_35_551">h</text:span><text:span text:style-name="_31_741">e</text:span><text:span text:style-name="_32_261"> </text:span><text:span text:style-name="_35_106">m</text:span><text:span text:style-name="_31_021">o</text:span><text:span text:style-name="_33_758">s</text:span><text:span text:style-name="_35_641">t</text:span><text:span text:style-name="_31_1"> </text:span><text:span text:style-name="_34_351">b</text:span><text:span text:style-name="_35_791">a</text:span><text:span text:style-name="_32_133">r</text:span><text:span text:style-name="_33_121">b</text:span><text:span text:style-name="_35_821">a</text:span><text:span text:style-name="_35_79">r</text:span><text:span text:style-name="_33_931">o</text:span><text:span text:style-name="_36_421">u</text:span><text:span text:style-name="_38_71">s</text:span><text:span text:style-name="_32_261"> </text:span><text:span text:style-name="_35_551">a</text:span><text:span text:style-name="_36_61">g</text:span><text:span text:style-name="_33_751">e</text:span><text:span text:style-name="_35_791">s</text:span><text:span text:style-name="_31_321">,</text:span><text:span text:style-name="_32_271"> </text:span><text:span text:style-name="_36_421">a</text:span><text:span text:style-name="_37_81">n</text:span><text:span text:style-name="_33_721">d</text:span><text:span text:style-name="_34_521"> </text:span><text:span text:style-name="_31_237">w</text:span><text:span text:style-name="_33_121">h</text:span><text:span text:style-name="_36_421">o</text:span><text:span text:style-name="_31_951">l</text:span><text:span text:style-name="_33_361">l</text:span><text:span text:style-name="_35_794">y</text:span><text:span text:style-name="_31_1"> </text:span><text:span text:style-name="_32_851">u</text:span><text:span text:style-name="_36_091">n</text:span><text:span text:style-name="_32_137">w</text:span><text:span text:style-name="_33_841">o</text:span><text:span text:style-name="_35_193">r</text:span><text:span text:style-name="_32_020">t</text:span><text:span text:style-name="_33_451">h</text:span><text:span text:style-name="_35_284">y</text:span><text:span text:style-name="_32_1"> </text:span><text:span text:style-name="_32_941">t</text:span><text:span text:style-name="_35_641">h</text:span><text:span text:style-name="_31_051">e</text:span><text:span text:style-name="_32_271"> </text:span><text:span text:style-name="_35_701">H</text:span><text:span text:style-name="_37_81">e</text:span><text:span text:style-name="_32_911">a</text:span><text:span text:style-name="_36_241">d</text:span><text:span text:style-name="_31_1"> </text:span><text:span text:style-name="_34_291">o</text:span><text:span text:style-name="_36_421">f</text:span><text:span text:style-name="_32_1"> </text:span><text:span text:style-name="_33_301">a</text:span><text:span text:style-name="_34_511"> </text:span><text:span text:style-name="_32_044">c</text:span><text:span text:style-name="_34_201">i</text:span><text:span text:style-name="_36_638">v</text:span><text:span text:style-name="_31_501">i</text:span><text:span text:style-name="_34_201">l</text:span><text:span text:style-name="_36_061">i</text:span><text:span text:style-name="_31_501">z</text:span><text:span text:style-name="_33_991">e</text:span><text:span text:style-name="_36_511">d</text:span><text:span text:style-name="_31_1"> </text:span><text:span text:style-name="_34_351">n</text:span><text:span text:style-name="_35_371">a</text:span><text:span text:style-name="_36_91">t</text:span><text:span text:style-name="_32_851">i</text:span><text:span text:style-name="_35_821">o</text:span><text:span text:style-name="_32_101">n</text:span><text:span text:style-name="_33_571">.</text:span></text:p>
      <text:p text:style-name="P1"><text:span text:style-name="_37_81">H</text:span><text:span text:style-name="_33_031">e</text:span><text:span text:style-name="_34_521"> </text:span><text:span text:style-name="_31_591">h</text:span><text:span text:style-name="_33_001">a</text:span><text:span text:style-name="_36_511">s</text:span><text:span text:style-name="_31_1"> </text:span><text:span text:style-name="_33_364">c</text:span><text:span text:style-name="_36_721">o</text:span><text:span text:style-name="_32_221">n</text:span><text:span text:style-name="_33_488">s</text:span><text:span text:style-name="_36_182">t</text:span><text:span text:style-name="_32_229">r</text:span><text:span text:style-name="_33_301">a</text:span><text:span text:style-name="_35_701">i</text:span><text:span text:style-name="_31_591">n</text:span><text:span text:style-name="_33_811">e</text:span><text:span text:style-name="_35_281">d</text:span><text:span text:style-name="_32_1"> </text:span><text:span text:style-name="_34_471">o</text:span><text:span text:style-name="_35_521">u</text:span><text:span text:style-name="_31_681">r</text:span><text:span text:style-name="_32_261"> </text:span><text:span text:style-name="_36_100">f</text:span><text:span text:style-name="_31_771">e</text:span><text:span text:style-name="_33_571">l</text:span><text:span text:style-name="_36_181">l</text:span><text:span text:style-name="_31_291">o</text:span><text:span text:style-name="_34_385">w</text:span><text:span text:style-name="_34_511"> </text:span><text:span text:style-name="_36_01">C</text:span><text:span text:style-name="_32_851">i</text:span><text:span text:style-name="_36_010">t</text:span><text:span text:style-name="_31_021">i</text:span><text:span text:style-name="_33_814">z</text:span><text:span text:style-name="_35_251">e</text:span><text:span text:style-name="_31_651">n</text:span><text:span text:style-name="_33_031">s</text:span><text:span text:style-name="_34_511"> </text:span><text:span text:style-name="_37_82">t</text:span><text:span text:style-name="_33_931">a</text:span><text:span text:style-name="_35_108">k</text:span><text:span text:style-name="_31_111">e</text:span><text:span text:style-name="_32_851">n</text:span><text:span text:style-name="_34_511"> </text:span><text:span text:style-name="_31_141">C</text:span><text:span text:style-name="_33_721">a</text:span><text:span text:style-name="_35_341">p</text:span><text:span text:style-name="_32_102">t</text:span><text:span text:style-name="_34_441">i</text:span><text:span text:style-name="_36_188">v</text:span><text:span text:style-name="_32_221">e</text:span><text:span text:style-name="_32_271"> </text:span><text:span text:style-name="_35_071">o</text:span><text:span text:style-name="_32_011">n</text:span><text:span text:style-name="_32_261"> </text:span><text:span text:style-name="_36_061">t</text:span><text:span text:style-name="_37_81">h</text:span><text:span text:style-name="_33_031">e</text:span><text:span text:style-name="_34_521"> </text:span><text:span text:style-name="_31_681">h</text:span><text:span text:style-name="_34_291">i</text:span><text:span text:style-name="_35_701">g</text:span><text:span text:style-name="_36_61">h</text:span><text:span text:style-name="_32_271"> </text:span><text:span text:style-name="_36_061">S</text:span><text:span text:style-name="_31_231">e</text:span><text:span text:style-name="_34_291">a</text:span><text:span text:style-name="_35_071">s</text:span><text:span text:style-name="_31_1"> </text:span><text:span text:style-name="_33_001">t</text:span><text:span text:style-name="_35_551">o</text:span><text:span text:style-name="_32_1"> </text:span><text:span text:style-name="_33_091">b</text:span><text:span text:style-name="_35_071">e</text:span><text:span text:style-name="_32_041">a</text:span><text:span text:style-name="_34_171">r</text:span><text:span text:style-name="_34_521"> </text:span><text:span text:style-name="_31_561">A</text:span><text:span text:style-name="_33_273">r</text:span><text:span text:style-name="_36_457">m</text:span><text:span text:style-name="_31_201">s</text:span><text:span text:style-name="_32_261"> </text:span><text:span text:style-name="_36_631">a</text:span><text:span text:style-name="_36_91">g</text:span><text:span text:style-name="_32_821">a</text:span><text:span text:style-name="_35_791">i</text:span><text:span text:style-name="_31_771">n</text:span><text:span text:style-name="_33_034">s</text:span><text:span text:style-name="_35_800">t</text:span><text:span text:style-name="_32_1"> </text:span><text:span text:style-name="_33_032">t</text:span><text:span text:style-name="_35_071">h</text:span><text:span text:style-name="_31_561">e</text:span><text:span text:style-name="_32_851">i</text:span><text:span text:style-name="_35_619">r</text:span><text:span text:style-name="_32_1"> </text:span><text:span text:style-name="_34_471">C</text:span><text:span text:style-name="_35_101">o</text:span><text:span text:style-name="_38_71">u</text:span><text:span text:style-name="_32_911">n</text:span><text:span text:style-name="_35_702">t</text:span><text:span text:style-name="_31_569">r</text:span><text:span text:style-name="_33_391">y</text:span><text:span text:style-name="_35_821">,</text:span><text:span text:style-name="_32_1"> </text:span><text:span text:style-name="_33_991">t</text:span><text:span text:style-name="_35_101">o</text:span><text:span text:style-name="_31_1"> </text:span><text:span text:style-name="_33_721">b</text:span><text:span text:style-name="_35_791">e</text:span><text:span text:style-name="_31_474">c</text:span><text:span text:style-name="_33_931">o</text:span><text:span text:style-name="_35_377">m</text:span><text:span text:style-name="_38_41">e</text:span><text:span text:style-name="_32_271"> </text:span><text:span text:style-name="_35_101">t</text:span><text:span text:style-name="_31_921">h</text:span><text:span text:style-name="_34_381">e</text:span><text:span text:style-name="_34_511"> </text:span><text:span text:style-name="_31_681">e</text:span><text:span text:style-name="_34_174">x</text:span><text:span text:style-name="_36_271">e</text:span><text:span text:style-name="_37_58">c</text:span><text:span text:style-name="_33_091">u</text:span><text:span text:style-name="_36_422">t</text:span><text:span text:style-name="_31_651">i</text:span><text:span text:style-name="_33_901">o</text:span><text:span text:style-name="_35_731">n</text:span><text:span text:style-name="_31_291">e</text:span><text:span text:style-name="_34_179">r</text:span><text:span text:style-name="_35_101">s</text:span><text:span text:style-name="_31_1"> </text:span><text:span text:style-name="_33_031">o</text:span><text:span text:style-name="_35_071">f</text:span><text:span text:style-name="_32_1"> </text:span><text:span text:style-name="_33_542">t</text:span><text:span text:style-name="_36_241">h</text:span><text:span text:style-name="_32_191">e</text:span><text:span text:style-name="_34_291">i</text:span><text:span text:style-name="_36_159">r</text:span><text:span text:style-name="_32_1"> </text:span><text:span text:style-name="_34_210">f</text:span><text:span text:style-name="_36_453">r</text:span><text:span text:style-name="_32_191">i</text:span><text:span text:style-name="_33_541">e</text:span><text:span text:style-name="_35_371">n</text:span><text:span text:style-name="_38_41">d</text:span><text:span text:style-name="_33_001">s</text:span><text:span text:style-name="_34_511"> </text:span><text:span text:style-name="_32_131">a</text:span><text:span text:style-name="_33_541">n</text:span><text:span text:style-name="_35_641">d</text:span><text:span text:style-name="_31_1"> </text:span><text:span text:style-name="_33_571">B</text:span><text:span text:style-name="_35_073">r</text:span><text:span text:style-name="_32_131">e</text:span><text:span text:style-name="_34_210">t</text:span><text:span text:style-name="_35_791">h</text:span><text:span text:style-name="_31_561">r</text:span><text:span text:style-name="_34_171">e</text:span><text:span text:style-name="_35_971">n</text:span><text:span text:style-name="_36_61">,</text:span><text:span text:style-name="_32_271"> </text:span><text:span text:style-name="_36_271">o</text:span><text:span text:style-name="_36_61">r</text:span><text:span text:style-name="_32_271"> </text:span><text:span text:style-name="_35_731">t</text:span><text:span text:style-name="_32_011">o</text:span><text:span text:style-name="_32_261"> </text:span><text:span text:style-name="_36_721">f</text:span><text:span text:style-name="_31_591">a</text:span><text:span text:style-name="_32_851">l</text:span><text:span text:style-name="_36_241">l</text:span><text:span text:style-name="_32_1"> </text:span><text:span text:style-name="_34_210">t</text:span><text:span text:style-name="_36_241">h</text:span><text:span text:style-name="_36_01">e</text:span><text:span text:style-name="_33_096">m</text:span><text:span text:style-name="_35_528">s</text:span><text:span text:style-name="_31_291">e</text:span><text:span text:style-name="_33_901">l</text:span><text:span text:style-name="_35_614">v</text:span><text:span text:style-name="_36_61">e</text:span><text:span text:style-name="_33_541">s</text:span><text:span text:style-name="_34_511"> </text:span><text:span text:style-name="_31_771">b</text:span><text:span text:style-name="_33_541">y</text:span><text:span text:style-name="_34_511"> </text:span><text:span text:style-name="_31_120">t</text:span><text:span text:style-name="_33_451">h</text:span><text:span text:style-name="_36_601">e</text:span><text:span text:style-name="_31_501">i</text:span><text:span text:style-name="_33_843">r</text:span><text:span text:style-name="_34_521"> </text:span><text:span text:style-name="_31_651">H</text:span><text:span text:style-name="_33_001">a</text:span><text:span text:style-name="_35_281">n</text:span><text:span text:style-name="_36_91">d</text:span><text:span text:style-name="_34_171">s</text:span><text:span text:style-name="_36_511">.</text:span></text:p>
      <text:p text:style-name="P1"><text:span text:style-name="_34_021">H</text:span><text:span text:style-name="_35_371">e</text:span><text:span text:style-name="_32_1"> </text:span><text:span text:style-name="_32_941">h</text:span><text:span text:style-name="_35_161">a</text:span><text:span text:style-name="_31_291">s</text:span><text:span text:style-name="_32_261"> </text:span><text:span text:style-name="_36_511">e</text:span><text:span text:style-name="_36_68">x</text:span><text:span text:style-name="_34_174">c</text:span><text:span text:style-name="_36_691">i</text:span><text:span text:style-name="_38_41">t</text:span><text:span text:style-name="_33_541">e</text:span><text:span text:style-name="_36_421">d</text:span><text:span text:style-name="_32_1"> </text:span><text:span text:style-name="_34_021">d</text:span><text:span text:style-name="_36_601">o</text:span><text:span text:style-name="_31_956">m</text:span><text:span text:style-name="_33_391">e</text:span><text:span text:style-name="_35_618">s</text:span><text:span text:style-name="_37_82">t</text:span><text:span text:style-name="_33_301">i</text:span><text:span text:style-name="_36_638">c</text:span><text:span text:style-name="_32_1"> </text:span><text:span text:style-name="_34_291">i</text:span><text:span text:style-name="_35_641">n</text:span><text:span text:style-name="_32_018">s</text:span><text:span text:style-name="_33_931">u</text:span><text:span text:style-name="_36_723">r</text:span><text:span text:style-name="_31_119">r</text:span><text:span text:style-name="_33_841">e</text:span><text:span text:style-name="_35_524">c</text:span><text:span text:style-name="_36_62">t</text:span><text:span text:style-name="_32_821">i</text:span><text:span text:style-name="_35_191">o</text:span><text:span text:style-name="_36_91">n</text:span><text:span text:style-name="_34_028">s</text:span><text:span text:style-name="_34_511"> </text:span><text:span text:style-name="_35_71">a</text:span><text:span text:style-name="_33_007">m</text:span><text:span text:style-name="_35_521">o</text:span><text:span text:style-name="_31_951">n</text:span><text:span text:style-name="_33_361">g</text:span><text:span text:style-name="_36_604">s</text:span><text:span text:style-name="_35_71">t</text:span><text:span text:style-name="_32_271"> </text:span><text:span text:style-name="_35_521">u</text:span><text:span text:style-name="_31_591">s</text:span><text:span text:style-name="_33_721">,</text:span><text:span text:style-name="_34_511"> </text:span><text:span text:style-name="_31_771">a</text:span><text:span text:style-name="_33_721">n</text:span><text:span text:style-name="_36_091">d</text:span><text:span text:style-name="_31_1"> </text:span><text:span text:style-name="_34_441">h</text:span><text:span text:style-name="_35_251">a</text:span><text:span text:style-name="_32_011">s</text:span><text:span text:style-name="_32_271"> </text:span><text:span text:style-name="_35_971">e</text:span><text:span text:style-name="_35_71">n</text:span><text:span text:style-name="_34_291">d</text:span><text:span text:style-name="_35_341">e</text:span><text:span text:style-name="_31_021">a</text:span><text:span text:style-name="_33_994">v</text:span><text:span text:style-name="_36_181">o</text:span><text:span text:style-name="_31_111">u</text:span><text:span text:style-name="_33_129">r</text:span><text:span text:style-name="_35_731">e</text:span><text:span text:style-name="_31_111">d</text:span><text:span text:style-name="_32_261"> </text:span><text:span text:style-name="_35_611">t</text:span><text:span text:style-name="_32_041">o</text:span><text:span text:style-name="_32_271"> </text:span><text:span text:style-name="_35_611">b</text:span><text:span text:style-name="_31_681">r</text:span><text:span text:style-name="_32_941">i</text:span><text:span text:style-name="_35_371">n</text:span><text:span text:style-name="_32_011">g</text:span><text:span text:style-name="_32_271"> </text:span><text:span text:style-name="_35_641">o</text:span><text:span text:style-name="_31_321">n</text:span><text:span text:style-name="_32_271"> </text:span><text:span text:style-name="_35_071">t</text:span><text:span text:style-name="_31_501">h</text:span><text:span text:style-name="_34_441">e</text:span><text:span text:style-name="_34_521"> </text:span><text:span text:style-name="_31_501">i</text:span><text:span text:style-name="_34_021">n</text:span><text:span text:style-name="_35_071">h</text:span><text:span text:style-name="_31_051">a</text:span><text:span text:style-name="_34_441">b</text:span><text:span text:style-name="_36_181">i</text:span><text:span text:style-name="_31_210">t</text:span><text:span text:style-name="_32_821">a</text:span><text:span text:style-name="_35_281">n</text:span><text:span text:style-name="_31_232">t</text:span><text:span text:style-name="_33_721">s</text:span><text:span text:style-name="_34_521"> </text:span><text:span text:style-name="_31_111">o</text:span><text:span text:style-name="_33_991">f</text:span><text:span text:style-name="_34_511"> </text:span><text:span text:style-name="_31_771">o</text:span><text:span text:style-name="_34_351">u</text:span><text:span text:style-name="_35_821">r</text:span><text:span text:style-name="_31_1"> </text:span><text:span text:style-name="_33_812">f</text:span><text:span text:style-name="_36_549">r</text:span><text:span text:style-name="_31_951">o</text:span><text:span text:style-name="_34_441">n</text:span><text:span text:style-name="_36_422">t</text:span><text:span text:style-name="_31_921">i</text:span><text:span text:style-name="_33_991">e</text:span><text:span text:style-name="_35_259">r</text:span><text:span text:style-name="_31_771">s</text:span><text:span text:style-name="_32_911">,</text:span><text:span text:style-name="_34_521"> </text:span><text:span text:style-name="_31_501">t</text:span><text:span text:style-name="_32_911">h</text:span><text:span text:style-name="_36_001">e</text:span><text:span text:style-name="_32_1"> </text:span><text:span text:style-name="_34_356">m</text:span><text:span text:style-name="_35_791">e</text:span><text:span text:style-name="_32_019">r</text:span><text:span text:style-name="_34_024">c</text:span><text:span text:style-name="_36_061">i</text:span><text:span text:style-name="_31_321">l</text:span><text:span text:style-name="_33_931">e</text:span><text:span text:style-name="_35_378">s</text:span><text:span text:style-name="_31_321">s</text:span><text:span text:style-name="_32_271"> </text:span><text:span text:style-name="_35_281">I</text:span><text:span text:style-name="_31_321">n</text:span><text:span text:style-name="_34_021">d</text:span><text:span text:style-name="_35_641">i</text:span><text:span text:style-name="_31_591">a</text:span><text:span text:style-name="_33_001">n</text:span><text:span text:style-name="_34_511"> </text:span><text:span text:style-name="_35_71">S</text:span><text:span text:style-name="_32_821">a</text:span><text:span text:style-name="_35_974">v</text:span><text:span text:style-name="_31_141">a</text:span><text:span text:style-name="_33_751">g</text:span><text:span text:style-name="_35_071">e</text:span><text:span text:style-name="_32_198">s</text:span><text:span text:style-name="_34_441">,</text:span><text:span text:style-name="_34_521"> </text:span><text:span text:style-name="_31_115">w</text:span><text:span text:style-name="_33_991">h</text:span><text:span text:style-name="_35_191">o</text:span><text:span text:style-name="_37_58">s</text:span><text:span text:style-name="_33_391">e</text:span><text:span text:style-name="_34_521"> </text:span><text:span text:style-name="_31_954">k</text:span><text:span text:style-name="_33_841">n</text:span><text:span text:style-name="_35_821">o</text:span><text:span text:style-name="_32_227">w</text:span><text:span text:style-name="_33_751">n</text:span><text:span text:style-name="_34_521"> </text:span><text:span text:style-name="_31_141">r</text:span><text:span text:style-name="_33_841">u</text:span><text:span text:style-name="_36_181">l</text:span><text:span text:style-name="_31_921">e</text:span><text:span text:style-name="_32_271"> </text:span><text:span text:style-name="_35_071">o</text:span><text:span text:style-name="_31_651">f</text:span><text:span text:style-name="_32_261"> </text:span><text:span text:style-name="_36_725">w</text:span><text:span text:style-name="_31_501">a</text:span><text:span text:style-name="_34_269">r</text:span><text:span text:style-name="_35_980">f</text:span><text:span text:style-name="_32_221">a</text:span><text:span text:style-name="_33_483">r</text:span><text:span text:style-name="_36_601">e</text:span><text:span text:style-name="_38_41">,</text:span><text:span text:style-name="_32_271"> </text:span><text:span text:style-name="_35_971">i</text:span><text:span text:style-name="_31_321">s</text:span><text:span text:style-name="_32_271"> </text:span><text:span text:style-name="_36_181">a</text:span><text:span text:style-name="_31_921">n</text:span><text:span text:style-name="_32_271"> </text:span><text:span text:style-name="_35_373">r</text:span><text:span text:style-name="_32_221">u</text:span><text:span text:style-name="_34_261">n</text:span>-<text:span text:style-name="_31_231">o</text:span><text:span text:style-name="_33_130">f</text:span>-<text:span text:style-name="_38_72">t</text:span><text:span text:style-name="_32_821">h</text:span><text:span text:style-name="_35_641">e</text:span>-<text:span text:style-name="_34_207">m</text:span><text:span text:style-name="_35_971">i</text:span><text:span text:style-name="_31_921">n</text:span><text:span text:style-name="_33_031">e</text:span><text:span text:style-name="_34_511"> </text:span><text:span text:style-name="_38_41">d</text:span><text:span text:style-name="_33_271">e</text:span><text:span text:style-name="_36_694">s</text:span><text:span text:style-name="_36_10">t</text:span><text:span text:style-name="_34_269">r</text:span><text:span text:style-name="_36_001">u</text:span><text:span text:style-name="_31_594">c</text:span><text:span text:style-name="_32_821">t</text:span><text:span text:style-name="_36_421">i</text:span><text:span text:style-name="_32_101">o</text:span><text:span text:style-name="_34_381">n</text:span><text:span text:style-name="_34_511"> </text:span><text:span text:style-name="_37_51">o</text:span><text:span text:style-name="_33_721">f</text:span><text:span text:style-name="_34_511"> </text:span><text:span text:style-name="_31_291">a</text:span><text:span text:style-name="_33_001">l</text:span><text:span text:style-name="_36_271">l</text:span><text:span text:style-name="_32_1"> </text:span><text:span text:style-name="_33_451">a</text:span><text:span text:style-name="_35_521">g</text:span><text:span text:style-name="_35_71">e</text:span><text:span text:style-name="_34_441">s</text:span><text:span text:style-name="_36_631">,</text:span><text:span text:style-name="_32_1"> </text:span><text:span text:style-name="_33_844">s</text:span><text:span text:style-name="_36_181">e</text:span><text:span text:style-name="_38_48">x</text:span><text:span text:style-name="_33_991">e</text:span><text:span text:style-name="_36_631">s</text:span><text:span text:style-name="_32_1"> </text:span><text:span text:style-name="_34_441">a</text:span><text:span text:style-name="_36_061">n</text:span><text:span text:style-name="_36_01">d</text:span><text:span text:style-name="_32_261"> </text:span><text:span text:style-name="_35_824">c</text:span><text:span text:style-name="_32_011">o</text:span><text:span text:style-name="_32_911">n</text:span><text:span text:style-name="_35_101">d</text:span><text:span text:style-name="_38_71">i</text:span><text:span text:style-name="_33_100">t</text:span><text:span text:style-name="_36_601">i</text:span><text:span text:style-name="_31_471">o</text:span><text:span text:style-name="_33_091">n</text:span><text:span text:style-name="_35_341">s</text:span><text:span text:style-name="_31_591">.</text:span></text:p>
      <text:p text:style-name="P1"><text:soft-page-break/><text:span text:style-name="_35_371">I</text:span><text:span text:style-name="_32_131">n</text:span><text:span text:style-name="_32_271"> </text:span><text:span text:style-name="_35_371">e</text:span><text:span text:style-name="_35_78">v</text:span><text:span text:style-name="_33_931">e</text:span><text:span text:style-name="_35_823">r</text:span><text:span text:style-name="_31_501">y</text:span><text:span text:style-name="_32_261"> </text:span><text:span text:style-name="_35_648">s</text:span><text:span text:style-name="_31_292">t</text:span><text:span text:style-name="_34_351">a</text:span><text:span text:style-name="_35_611">g</text:span><text:span text:style-name="_37_51">e</text:span><text:span text:style-name="_32_261"> </text:span><text:span text:style-name="_35_281">o</text:span><text:span text:style-name="_38_71">f</text:span><text:span text:style-name="_32_261"> </text:span><text:span text:style-name="_36_550">t</text:span><text:span text:style-name="_31_051">h</text:span><text:span text:style-name="_33_391">e</text:span><text:span text:style-name="_36_514">s</text:span><text:span text:style-name="_31_021">e</text:span><text:span text:style-name="_32_271"> </text:span><text:span text:style-name="_35_101">O</text:span><text:span text:style-name="_32_131">p</text:span><text:span text:style-name="_33_721">p</text:span><text:span text:style-name="_36_453">r</text:span><text:span text:style-name="_36_61">e</text:span><text:span text:style-name="_34_208">s</text:span><text:span text:style-name="_36_154">s</text:span><text:span text:style-name="_32_011">i</text:span><text:span text:style-name="_34_261">o</text:span><text:span text:style-name="_36_691">n</text:span><text:span text:style-name="_36_68">s</text:span><text:span text:style-name="_32_271"> </text:span><text:span text:style-name="_36_451">W</text:span><text:span text:style-name="_32_131">e</text:span><text:span text:style-name="_32_261"> </text:span><text:span text:style-name="_36_721">h</text:span><text:span text:style-name="_31_741">a</text:span><text:span text:style-name="_33_271">v</text:span><text:span text:style-name="_35_101">e</text:span><text:span text:style-name="_32_1"> </text:span><text:span text:style-name="_33_811">P</text:span><text:span text:style-name="_36_151">e</text:span><text:span text:style-name="_32_192">t</text:span><text:span text:style-name="_33_571">i</text:span><text:span text:style-name="_35_110">t</text:span><text:span text:style-name="_31_021">i</text:span><text:span text:style-name="_33_451">o</text:span><text:span text:style-name="_36_151">n</text:span><text:span text:style-name="_31_651">e</text:span><text:span text:style-name="_32_851">d</text:span><text:span text:style-name="_34_521"> </text:span><text:span text:style-name="_32_102">f</text:span><text:span text:style-name="_33_391">o</text:span><text:span text:style-name="_35_649">r</text:span><text:span text:style-name="_31_1"> </text:span><text:span text:style-name="_34_261">R</text:span><text:span text:style-name="_36_721">e</text:span><text:span text:style-name="_36_91">d</text:span><text:span text:style-name="_33_033">r</text:span><text:span text:style-name="_35_731">e</text:span><text:span text:style-name="_31_328">s</text:span><text:span text:style-name="_33_301">s</text:span><text:span text:style-name="_34_521"> </text:span><text:span text:style-name="_31_021">i</text:span><text:span text:style-name="_34_171">n</text:span><text:span text:style-name="_34_511"> </text:span><text:span text:style-name="_31_951">t</text:span><text:span text:style-name="_33_541">h</text:span><text:span text:style-name="_36_181">e</text:span><text:span text:style-name="_32_1"> </text:span><text:span text:style-name="_34_177">m</text:span><text:span text:style-name="_35_971">o</text:span><text:span text:style-name="_31_234">s</text:span><text:span text:style-name="_34_261">t</text:span><text:span text:style-name="_34_521"> </text:span><text:span text:style-name="_31_471">h</text:span><text:span text:style-name="_33_451">u</text:span><text:span text:style-name="_35_341">m</text:span><text:span text:style-name="_37_81">b</text:span><text:span text:style-name="_33_811">l</text:span><text:span text:style-name="_36_151">e</text:span><text:span text:style-name="_32_1"> </text:span><text:span text:style-name="_33_400">t</text:span><text:span text:style-name="_36_421">e</text:span><text:span text:style-name="_31_023">r</text:span><text:span text:style-name="_34_447">m</text:span><text:span text:style-name="_35_614">s</text:span><text:span text:style-name="_31_051">:</text:span><text:span text:style-name="_32_271"> </text:span><text:span text:style-name="_36_511">O</text:span><text:span text:style-name="_31_321">u</text:span><text:span text:style-name="_32_911">r</text:span><text:span text:style-name="_34_511"> </text:span><text:span text:style-name="_32_223">r</text:span><text:span text:style-name="_33_391">e</text:span><text:span text:style-name="_35_108">c</text:span><text:span text:style-name="_31_921">u</text:span><text:span text:style-name="_32_823">r</text:span><text:span text:style-name="_36_459">r</text:span><text:span text:style-name="_31_561">e</text:span><text:span text:style-name="_33_991">n</text:span><text:span text:style-name="_35_731">t</text:span><text:span text:style-name="_32_1"> </text:span><text:span text:style-name="_32_911">P</text:span><text:span text:style-name="_36_421">e</text:span><text:span text:style-name="_31_112">t</text:span><text:span text:style-name="_32_851">i</text:span><text:span text:style-name="_35_530">t</text:span><text:span text:style-name="_36_61">i</text:span><text:span text:style-name="_33_721">o</text:span><text:span text:style-name="_35_191">n</text:span><text:span text:style-name="_31_051">s</text:span><text:span text:style-name="_32_271"> </text:span><text:span text:style-name="_35_701">h</text:span><text:span text:style-name="_32_191">a</text:span><text:span text:style-name="_33_481">v</text:span><text:span text:style-name="_36_631">e</text:span><text:span text:style-name="_31_1"> </text:span><text:span text:style-name="_33_271">b</text:span><text:span text:style-name="_35_521">e</text:span><text:span text:style-name="_37_51">e</text:span><text:span text:style-name="_32_941">n</text:span><text:span text:style-name="_34_521"> </text:span><text:span text:style-name="_31_561">a</text:span><text:span text:style-name="_34_201">n</text:span><text:span text:style-name="_35_378">s</text:span><text:span text:style-name="_31_325">w</text:span><text:span text:style-name="_34_441">e</text:span><text:span text:style-name="_36_601">r</text:span><text:span text:style-name="_32_191">e</text:span><text:span text:style-name="_34_171">d</text:span><text:span text:style-name="_34_511"> </text:span><text:span text:style-name="_31_231">o</text:span><text:span text:style-name="_33_001">n</text:span><text:span text:style-name="_35_701">l</text:span><text:span text:style-name="_31_471">y</text:span><text:span text:style-name="_32_271"> </text:span><text:span text:style-name="_36_001">b</text:span><text:span text:style-name="_31_771">y</text:span><text:span text:style-name="_32_271"> </text:span><text:span text:style-name="_36_249">r</text:span><text:span text:style-name="_31_681">e</text:span><text:span text:style-name="_33_091">p</text:span><text:span text:style-name="_35_611">e</text:span><text:span text:style-name="_31_321">a</text:span><text:span text:style-name="_33_482">t</text:span><text:span text:style-name="_35_191">e</text:span><text:span text:style-name="_37_51">d</text:span><text:span text:style-name="_32_271"> </text:span><text:span text:style-name="_35_791">i</text:span><text:span text:style-name="_31_231">n</text:span><text:span text:style-name="_33_541">j</text:span><text:span text:style-name="_36_601">u</text:span><text:span text:style-name="_38_79">r</text:span><text:span text:style-name="_33_274">y</text:span><text:span text:style-name="_35_281">.</text:span><text:span text:style-name="_31_1"> </text:span><text:span text:style-name="_32_821">A</text:span><text:span text:style-name="_34_511"> </text:span><text:span text:style-name="_31_321">P</text:span><text:span text:style-name="_33_489">r</text:span><text:span text:style-name="_36_541">i</text:span><text:span text:style-name="_32_041">n</text:span><text:span text:style-name="_33_574">c</text:span><text:span text:style-name="_36_511">e</text:span><text:span text:style-name="_32_1"> </text:span><text:span text:style-name="_33_095">w</text:span><text:span text:style-name="_35_791">h</text:span><text:span text:style-name="_31_231">o</text:span><text:span text:style-name="_33_128">s</text:span><text:span text:style-name="_36_151">e</text:span><text:span text:style-name="_32_1"> </text:span><text:span text:style-name="_33_004">c</text:span><text:span text:style-name="_36_421">h</text:span><text:span text:style-name="_31_471">a</text:span><text:span text:style-name="_33_729">r</text:span><text:span text:style-name="_36_511">a</text:span><text:span text:style-name="_31_508">c</text:span><text:span text:style-name="_33_752">t</text:span><text:span text:style-name="_36_721">e</text:span><text:span text:style-name="_31_291">r</text:span><text:span text:style-name="_32_271"> </text:span><text:span text:style-name="_36_181">i</text:span><text:span text:style-name="_31_681">s</text:span><text:span text:style-name="_32_271"> </text:span><text:span text:style-name="_36_160">t</text:span><text:span text:style-name="_31_231">h</text:span><text:span text:style-name="_34_021">u</text:span><text:span text:style-name="_36_004">s</text:span><text:span text:style-name="_31_1"> </text:span><text:span text:style-name="_34_447">m</text:span><text:span text:style-name="_35_281">a</text:span><text:span text:style-name="_31_773">r</text:span><text:span text:style-name="_33_301">k</text:span><text:span text:style-name="_36_241">e</text:span><text:span text:style-name="_32_041">d</text:span><text:span text:style-name="_32_271"> </text:span><text:span text:style-name="_35_821">b</text:span><text:span text:style-name="_31_681">y</text:span><text:span text:style-name="_32_261"> </text:span><text:span text:style-name="_35_791">e</text:span><text:span text:style-name="_31_148">v</text:span><text:span text:style-name="_33_811">e</text:span><text:span text:style-name="_35_823">r</text:span><text:span text:style-name="_32_131">y</text:span><text:span text:style-name="_32_271"> </text:span><text:span text:style-name="_36_241">a</text:span><text:span text:style-name="_31_958">c</text:span><text:span text:style-name="_33_752">t</text:span><text:span text:style-name="_34_511"> </text:span><text:span text:style-name="_31_295">w</text:span><text:span text:style-name="_34_171">h</text:span><text:span text:style-name="_35_971">i</text:span><text:span text:style-name="_31_568">c</text:span><text:span text:style-name="_33_751">h</text:span><text:span text:style-name="_34_521"> </text:span><text:span text:style-name="_31_147">m</text:span><text:span text:style-name="_34_201">a</text:span><text:span text:style-name="_36_454">y</text:span><text:span text:style-name="_31_1"> </text:span><text:span text:style-name="_33_361">d</text:span><text:span text:style-name="_35_371">e</text:span><text:span text:style-name="_31_471">f</text:span><text:span text:style-name="_32_851">i</text:span><text:span text:style-name="_36_541">n</text:span><text:span text:style-name="_31_111">e</text:span><text:span text:style-name="_32_271"> </text:span><text:span text:style-name="_36_271">a</text:span><text:span text:style-name="_31_1"> </text:span><text:span text:style-name="_33_751">T</text:span><text:span text:style-name="_35_618">y</text:span><text:span text:style-name="_31_953">r</text:span><text:span text:style-name="_32_941">a</text:span><text:span text:style-name="_36_691">n</text:span><text:span text:style-name="_31_201">t</text:span><text:span text:style-name="_32_821">,</text:span><text:span text:style-name="_34_521"> </text:span><text:span text:style-name="_31_771">i</text:span><text:span text:style-name="_33_001">s</text:span><text:span text:style-name="_34_521"> </text:span><text:span text:style-name="_35_71">u</text:span><text:span text:style-name="_34_021">n</text:span><text:span text:style-name="_35_612">f</text:span><text:span text:style-name="_36_01">i</text:span><text:span text:style-name="_33_730">t</text:span><text:span text:style-name="_34_521"> </text:span><text:span text:style-name="_32_191">t</text:span><text:span text:style-name="_34_381">o</text:span><text:span text:style-name="_34_511"> </text:span><text:span text:style-name="_35_71">b</text:span><text:span text:style-name="_33_031">e</text:span><text:span text:style-name="_34_511"> </text:span><text:span text:style-name="_32_011">t</text:span><text:span text:style-name="_34_201">h</text:span><text:span text:style-name="_35_821">e</text:span><text:span text:style-name="_31_1"> </text:span><text:span text:style-name="_33_543">r</text:span><text:span text:style-name="_36_271">u</text:span><text:span text:style-name="_31_051">l</text:span><text:span text:style-name="_34_441">e</text:span><text:span text:style-name="_36_099">r</text:span><text:span text:style-name="_31_1"> </text:span><text:span text:style-name="_32_851">o</text:span><text:span text:style-name="_35_551">f</text:span><text:span text:style-name="_32_1"> </text:span><text:span text:style-name="_34_471">a</text:span><text:span text:style-name="_34_521"> </text:span><text:span text:style-name="_32_132">f</text:span><text:span text:style-name="_34_299">r</text:span><text:span text:style-name="_36_151">e</text:span><text:span text:style-name="_36_01">e</text:span><text:span text:style-name="_32_261"> </text:span><text:span text:style-name="_36_061">p</text:span><text:span text:style-name="_31_771">e</text:span><text:span text:style-name="_32_851">o</text:span><text:span text:style-name="_35_551">p</text:span><text:span text:style-name="_37_81">l</text:span><text:span text:style-name="_33_811">e</text:span><text:span text:style-name="_35_251">.</text:span></text:p>
      <text:p text:style-name="P1"><text:span text:style-name="_33_811">N</text:span><text:span text:style-name="_35_611">o</text:span><text:span text:style-name="_36_61">r</text:span><text:span text:style-name="_32_261"> </text:span><text:span text:style-name="_36_451">h</text:span><text:span text:style-name="_31_141">a</text:span><text:span text:style-name="_33_091">v</text:span><text:span text:style-name="_36_241">e</text:span><text:span text:style-name="_31_1"> </text:span><text:span text:style-name="_33_451">W</text:span><text:span text:style-name="_36_511">e</text:span><text:span text:style-name="_31_1"> </text:span><text:span text:style-name="_34_021">b</text:span><text:span text:style-name="_36_151">e</text:span><text:span text:style-name="_36_91">e</text:span><text:span text:style-name="_34_291">n</text:span><text:span text:style-name="_34_511"> </text:span><text:span text:style-name="_31_057">w</text:span><text:span text:style-name="_33_301">a</text:span><text:span text:style-name="_36_451">n</text:span><text:span text:style-name="_36_62">t</text:span><text:span text:style-name="_33_271">i</text:span><text:span text:style-name="_36_181">n</text:span><text:span text:style-name="_36_91">g</text:span><text:span text:style-name="_32_261"> </text:span><text:span text:style-name="_36_541">i</text:span><text:span text:style-name="_31_111">n</text:span><text:span text:style-name="_32_271"> </text:span><text:span text:style-name="_36_511">a</text:span><text:span text:style-name="_32_192">t</text:span><text:span text:style-name="_33_580">t</text:span><text:span text:style-name="_36_061">e</text:span><text:span text:style-name="_31_951">n</text:span><text:span text:style-name="_32_912">t</text:span><text:span text:style-name="_36_001">i</text:span><text:span text:style-name="_31_201">o</text:span><text:span text:style-name="_33_301">n</text:span><text:span text:style-name="_36_068">s</text:span><text:span text:style-name="_31_1"> </text:span><text:span text:style-name="_34_021">t</text:span><text:span text:style-name="_35_101">o</text:span><text:span text:style-name="_31_1"> </text:span><text:span text:style-name="_32_821">o</text:span><text:span text:style-name="_35_791">u</text:span><text:span text:style-name="_38_71">r</text:span><text:span text:style-name="_32_271"> </text:span><text:span text:style-name="_36_061">B</text:span><text:span text:style-name="_36_93">r</text:span><text:span text:style-name="_34_441">i</text:span><text:span text:style-name="_36_700">t</text:span><text:span text:style-name="_31_652">t</text:span><text:span text:style-name="_34_021">i</text:span><text:span text:style-name="_36_428">s</text:span><text:span text:style-name="_31_291">h</text:span><text:span text:style-name="_32_261"> </text:span><text:span text:style-name="_35_371">b</text:span><text:span text:style-name="_36_93">r</text:span><text:span text:style-name="_32_941">e</text:span><text:span text:style-name="_35_080">t</text:span><text:span text:style-name="_31_201">h</text:span><text:span text:style-name="_32_821">r</text:span><text:span text:style-name="_36_541">e</text:span><text:span text:style-name="_31_501">n</text:span><text:span text:style-name="_34_171">.</text:span><text:span text:style-name="_34_521"> </text:span><text:span text:style-name="_35_71">W</text:span><text:span text:style-name="_33_571">e</text:span><text:span text:style-name="_34_511"> </text:span><text:span text:style-name="_36_01">h</text:span><text:span text:style-name="_33_841">a</text:span><text:span text:style-name="_36_091">v</text:span><text:span text:style-name="_31_291">e</text:span><text:span text:style-name="_32_271"> </text:span><text:span text:style-name="_35_195">w</text:span><text:span text:style-name="_35_71">a</text:span><text:span text:style-name="_33_909">r</text:span><text:span text:style-name="_35_371">n</text:span><text:span text:style-name="_35_71">e</text:span><text:span text:style-name="_33_091">d</text:span><text:span text:style-name="_34_511"> </text:span><text:span text:style-name="_31_322">t</text:span><text:span text:style-name="_33_901">h</text:span><text:span text:style-name="_36_541">e</text:span><text:span text:style-name="_32_047">m</text:span><text:span text:style-name="_32_261"> </text:span><text:span text:style-name="_36_190">f</text:span><text:span text:style-name="_31_233">r</text:span><text:span text:style-name="_33_571">o</text:span><text:span text:style-name="_36_181">m</text:span><text:span text:style-name="_31_1"> </text:span><text:span text:style-name="_33_452">t</text:span><text:span text:style-name="_36_241">i</text:span><text:span text:style-name="_31_477">m</text:span><text:span text:style-name="_33_571">e</text:span><text:span text:style-name="_34_511"> </text:span><text:span text:style-name="_32_191">t</text:span><text:span text:style-name="_33_121">o</text:span><text:span text:style-name="_34_511"> </text:span><text:span text:style-name="_32_140">t</text:span><text:span text:style-name="_34_441">i</text:span><text:span text:style-name="_35_196">m</text:span><text:span text:style-name="_31_951">e</text:span><text:span text:style-name="_32_261"> </text:span><text:span text:style-name="_35_521">o</text:span><text:span text:style-name="_32_221">f</text:span><text:span text:style-name="_32_261"> </text:span><text:span text:style-name="_35_071">a</text:span><text:span text:style-name="_35_72">t</text:span><text:span text:style-name="_34_210">t</text:span><text:span text:style-name="_35_281">e</text:span><text:span text:style-name="_31_056">m</text:span><text:span text:style-name="_32_911">p</text:span><text:span text:style-name="_35_710">t</text:span><text:span text:style-name="_32_011">s</text:span><text:span text:style-name="_32_271"> </text:span><text:span text:style-name="_36_721">b</text:span><text:span text:style-name="_38_41">y</text:span><text:span text:style-name="_32_261"> </text:span><text:span text:style-name="_35_740">t</text:span><text:span text:style-name="_31_951">h</text:span><text:span text:style-name="_33_001">e</text:span><text:span text:style-name="_35_821">i</text:span><text:span text:style-name="_31_233">r</text:span><text:span text:style-name="_32_271"> </text:span><text:span text:style-name="_35_371">l</text:span><text:span text:style-name="_38_71">e</text:span><text:span text:style-name="_33_991">g</text:span><text:span text:style-name="_35_101">i</text:span><text:span text:style-name="_31_234">s</text:span><text:span text:style-name="_33_391">l</text:span><text:span text:style-name="_35_371">a</text:span><text:span text:style-name="_31_570">t</text:span><text:span text:style-name="_34_351">u</text:span><text:span text:style-name="_36_541">r</text:span><text:span text:style-name="_31_951">e</text:span><text:span text:style-name="_32_261"> </text:span><text:span text:style-name="_35_971">t</text:span><text:span text:style-name="_31_921">o</text:span><text:span text:style-name="_32_271"> </text:span><text:span text:style-name="_36_151">e</text:span><text:span text:style-name="_31_508">x</text:span><text:span text:style-name="_33_002">t</text:span><text:span text:style-name="_36_421">e</text:span><text:span text:style-name="_37_51">n</text:span><text:span text:style-name="_33_931">d</text:span><text:span text:style-name="_34_521"> </text:span><text:span text:style-name="_31_321">a</text:span><text:span text:style-name="_33_391">n</text:span><text:span text:style-name="_34_511"> </text:span><text:span text:style-name="_32_041">u</text:span><text:span text:style-name="_33_391">n</text:span><text:span text:style-name="_35_611">j</text:span><text:span text:style-name="_32_041">u</text:span><text:span text:style-name="_33_934">s</text:span><text:span text:style-name="_36_730">t</text:span><text:span text:style-name="_35_71">i</text:span><text:span text:style-name="_33_091">f</text:span><text:span text:style-name="_35_281">i</text:span><text:span text:style-name="_31_741">a</text:span><text:span text:style-name="_34_351">b</text:span><text:span text:style-name="_35_191">l</text:span><text:span text:style-name="_31_231">e</text:span><text:span text:style-name="_32_271"> </text:span><text:span text:style-name="_35_701">j</text:span><text:span text:style-name="_32_101">u</text:span><text:span text:style-name="_32_949">r</text:span><text:span text:style-name="_35_971">i</text:span><text:span text:style-name="_37_84">s</text:span><text:span text:style-name="_34_201">d</text:span><text:span text:style-name="_35_191">i</text:span><text:span text:style-name="_32_194">c</text:span><text:span text:style-name="_32_920">t</text:span><text:span text:style-name="_36_271">i</text:span><text:span text:style-name="_32_041">o</text:span><text:span text:style-name="_33_391">n</text:span><text:span text:style-name="_34_511"> </text:span><text:span text:style-name="_32_101">o</text:span><text:span text:style-name="_32_854">v</text:span><text:span text:style-name="_35_101">e</text:span><text:span text:style-name="_31_029">r</text:span><text:span text:style-name="_32_271"> </text:span><text:span text:style-name="_35_071">u</text:span><text:span text:style-name="_31_471">s</text:span><text:span text:style-name="_33_841">.</text:span><text:span text:style-name="_34_521"> </text:span><text:span text:style-name="_32_041">W</text:span><text:span text:style-name="_33_991">e</text:span><text:span text:style-name="_34_521"> </text:span><text:span text:style-name="_31_471">h</text:span><text:span text:style-name="_32_821">a</text:span><text:span text:style-name="_36_061">v</text:span><text:span text:style-name="_31_741">e</text:span><text:span text:style-name="_32_271"> </text:span><text:span text:style-name="_35_649">r</text:span><text:span text:style-name="_32_131">e</text:span><text:span text:style-name="_33_006">m</text:span><text:span text:style-name="_36_601">i</text:span><text:span text:style-name="_31_921">n</text:span><text:span text:style-name="_34_171">d</text:span><text:span text:style-name="_36_001">e</text:span><text:span text:style-name="_31_681">d</text:span><text:span text:style-name="_32_261"> </text:span><text:span text:style-name="_35_980">t</text:span><text:span text:style-name="_32_131">h</text:span><text:span text:style-name="_33_571">e</text:span><text:span text:style-name="_36_066">m</text:span><text:span text:style-name="_32_1"> </text:span><text:span text:style-name="_33_541">o</text:span><text:span text:style-name="_36_631">f</text:span><text:span text:style-name="_32_1"> </text:span><text:span text:style-name="_34_441">t</text:span><text:span text:style-name="_36_421">h</text:span><text:span text:style-name="_31_771">e</text:span><text:span text:style-name="_32_271"> </text:span><text:span text:style-name="_36_604">c</text:span><text:span text:style-name="_32_101">i</text:span><text:span text:style-name="_33_999">r</text:span><text:span text:style-name="_36_188">c</text:span><text:span text:style-name="_32_101">u</text:span><text:span text:style-name="_33_756">m</text:span><text:span text:style-name="_35_378">s</text:span><text:span text:style-name="_32_132">t</text:span><text:span text:style-name="_34_201">a</text:span><text:span text:style-name="_35_371">n</text:span><text:span text:style-name="_32_044">c</text:span><text:span text:style-name="_34_441">e</text:span><text:span text:style-name="_35_258">s</text:span><text:span text:style-name="_31_1"> </text:span><text:span text:style-name="_33_031">o</text:span><text:span text:style-name="_35_191">f</text:span><text:span text:style-name="_32_1"> </text:span><text:span text:style-name="_33_841">o</text:span><text:span text:style-name="_35_611">u</text:span><text:span text:style-name="_37_51">r</text:span><text:span text:style-name="_32_271"> </text:span><text:span text:style-name="_35_191">o</text:span><text:span text:style-name="_32_011">u</text:span><text:span text:style-name="_33_010">t</text:span>-<text:span text:style-name="_31_686">m</text:span><text:span text:style-name="_32_851">i</text:span><text:span text:style-name="_35_971">g</text:span><text:span text:style-name="_31_023">r</text:span><text:span text:style-name="_33_901">a</text:span><text:span text:style-name="_35_080">t</text:span><text:span text:style-name="_38_41">i</text:span><text:span text:style-name="_32_821">o</text:span><text:span text:style-name="_36_271">n</text:span><text:span text:style-name="_32_1"> </text:span><text:span text:style-name="_33_001">a</text:span><text:span text:style-name="_36_151">n</text:span><text:span text:style-name="_31_291">d</text:span><text:span text:style-name="_32_271"> </text:span><text:span text:style-name="_35_254">s</text:span><text:span text:style-name="_38_71">e</text:span><text:span text:style-name="_33_400">t</text:span><text:span text:style-name="_35_620">t</text:span><text:span text:style-name="_35_71">l</text:span><text:span text:style-name="_33_001">e</text:span><text:span text:style-name="_35_106">m</text:span><text:span text:style-name="_32_011">e</text:span><text:span text:style-name="_33_451">n</text:span><text:span text:style-name="_35_371">t</text:span><text:span text:style-name="_31_1"> </text:span><text:span text:style-name="_34_351">h</text:span><text:span text:style-name="_36_241">e</text:span><text:span text:style-name="_31_021">r</text:span><text:span text:style-name="_33_091">e</text:span><text:span text:style-name="_35_161">.</text:span><text:span text:style-name="_32_1"> </text:span><text:span text:style-name="_33_481">W</text:span><text:span text:style-name="_35_821">e</text:span><text:span text:style-name="_32_1"> </text:span><text:span text:style-name="_33_391">h</text:span><text:span text:style-name="_36_001">a</text:span><text:span text:style-name="_31_291">v</text:span><text:span text:style-name="_33_391">e</text:span><text:span text:style-name="_34_521"> </text:span><text:span text:style-name="_35_71">a</text:span><text:span text:style-name="_33_931">p</text:span><text:span text:style-name="_36_691">p</text:span><text:span text:style-name="_32_101">e</text:span><text:span text:style-name="_33_481">a</text:span><text:span text:style-name="_35_611">l</text:span><text:span text:style-name="_31_561">e</text:span><text:span text:style-name="_34_201">d</text:span><text:span text:style-name="_34_511"> </text:span><text:span text:style-name="_32_011">t</text:span><text:span text:style-name="_33_451">o</text:span><text:span text:style-name="_34_511"> </text:span><text:span text:style-name="_31_030">t</text:span><text:span text:style-name="_33_721">h</text:span><text:span text:style-name="_35_101">e</text:span><text:span text:style-name="_31_771">i</text:span><text:span text:style-name="_33_273">r</text:span><text:span text:style-name="_34_521"> </text:span><text:span text:style-name="_31_021">n</text:span><text:span text:style-name="_32_941">a</text:span><text:span text:style-name="_35_972">t</text:span><text:span text:style-name="_36_01">i</text:span><text:span text:style-name="_33_458">v</text:span><text:span text:style-name="_36_691">e</text:span><text:span text:style-name="_31_1"> </text:span><text:span text:style-name="_34_471">j</text:span><text:span text:style-name="_35_611">u</text:span><text:span text:style-name="_31_684">s</text:span><text:span text:style-name="_32_920">t</text:span><text:span text:style-name="_35_641">i</text:span><text:span text:style-name="_32_221">c</text:span><text:span text:style-name="_34_351">e</text:span><text:span text:style-name="_34_521"> </text:span><text:span text:style-name="_37_81">a</text:span><text:span text:style-name="_33_451">n</text:span><text:span text:style-name="_35_101">d</text:span><text:span text:style-name="_32_1"> </text:span><text:span text:style-name="_33_487">m</text:span><text:span text:style-name="_36_601">a</text:span><text:span text:style-name="_31_771">g</text:span><text:span text:style-name="_32_911">n</text:span><text:span text:style-name="_36_151">a</text:span><text:span text:style-name="_31_471">n</text:span><text:span text:style-name="_33_541">i</text:span><text:span text:style-name="_35_706">m</text:span><text:span text:style-name="_32_131">i</text:span><text:span text:style-name="_32_830">t</text:span><text:span text:style-name="_35_614">y</text:span><text:span text:style-name="_31_501">,</text:span><text:span text:style-name="_32_271"> </text:span><text:span text:style-name="_36_241">a</text:span><text:span text:style-name="_31_741">n</text:span><text:span text:style-name="_34_471">d</text:span><text:span text:style-name="_34_521"> </text:span><text:span text:style-name="_31_051">w</text:span><text:span text:style-name="_32_911">e</text:span><text:span text:style-name="_34_511"> </text:span><text:span text:style-name="_36_01">h</text:span><text:span text:style-name="_32_941">a</text:span><text:span text:style-name="_35_251">v</text:span><text:span text:style-name="_31_051">e</text:span><text:span text:style-name="_32_271"> </text:span><text:span text:style-name="_36_094">c</text:span><text:span text:style-name="_32_041">o</text:span><text:span text:style-name="_32_821">n</text:span><text:span text:style-name="_35_821">j</text:span><text:span text:style-name="_31_201">u</text:span><text:span text:style-name="_34_449">r</text:span><text:span text:style-name="_36_151">e</text:span><text:span text:style-name="_31_471">d</text:span><text:span text:style-name="_32_261"> </text:span><text:span text:style-name="_35_972">t</text:span><text:span text:style-name="_31_651">h</text:span><text:span text:style-name="_34_441">e</text:span><text:span text:style-name="_35_707">m</text:span><text:span text:style-name="_32_1"> </text:span><text:span text:style-name="_33_121">b</text:span><text:span text:style-name="_35_641">y</text:span><text:span text:style-name="_31_1"> </text:span><text:span text:style-name="_33_931">t</text:span><text:span text:style-name="_36_691">h</text:span><text:span text:style-name="_36_01">e</text:span><text:span text:style-name="_32_271"> </text:span><text:span text:style-name="_36_460">t</text:span><text:span text:style-name="_32_011">i</text:span><text:span text:style-name="_33_721">e</text:span><text:span text:style-name="_35_284">s</text:span><text:span text:style-name="_31_1"> </text:span><text:span text:style-name="_33_451">o</text:span><text:span text:style-name="_36_691">f</text:span><text:span text:style-name="_31_1"> </text:span><text:span text:style-name="_33_721">o</text:span><text:span text:style-name="_36_151">u</text:span><text:span text:style-name="_31_651">r</text:span><text:span text:style-name="_32_261"> </text:span><text:span text:style-name="_36_008">c</text:span><text:span text:style-name="_31_501">o</text:span><text:span text:style-name="_33_576">m</text:span><text:span text:style-name="_36_691">m</text:span><text:span text:style-name="_31_471">o</text:span><text:span text:style-name="_34_381">n</text:span><text:span text:style-name="_34_521"> </text:span><text:span text:style-name="_31_118">k</text:span><text:span text:style-name="_34_471">i</text:span><text:span text:style-name="_36_601">n</text:span><text:span text:style-name="_31_021">d</text:span><text:span text:style-name="_32_943">r</text:span><text:span text:style-name="_35_281">e</text:span><text:span text:style-name="_31_021">d</text:span><text:span text:style-name="_32_261"> </text:span><text:span text:style-name="_36_001">t</text:span><text:span text:style-name="_31_951">o</text:span><text:span text:style-name="_32_271"> </text:span><text:span text:style-name="_36_631">d</text:span><text:span text:style-name="_31_561">i</text:span><text:span text:style-name="_33_398">s</text:span><text:span text:style-name="_36_091">a</text:span><text:span text:style-name="_32_134">v</text:span><text:span text:style-name="_32_821">o</text:span><text:span text:style-name="_36_541">w</text:span><text:span text:style-name="_32_1"> </text:span><text:span text:style-name="_33_010">t</text:span><text:span text:style-name="_36_631">h</text:span><text:span text:style-name="_32_131">e</text:span><text:span text:style-name="_34_024">s</text:span><text:span text:style-name="_36_541">e</text:span><text:span text:style-name="_31_1"> </text:span><text:span text:style-name="_34_021">u</text:span><text:span text:style-name="_36_514">s</text:span><text:span text:style-name="_36_01">u</text:span><text:span text:style-name="_33_849">r</text:span><text:span text:style-name="_36_091">p</text:span><text:span text:style-name="_36_01">a</text:span><text:span text:style-name="_33_490">t</text:span><text:span text:style-name="_35_551">i</text:span><text:span text:style-name="_31_921">o</text:span><text:span text:style-name="_32_851">n</text:span><text:span text:style-name="_36_604">s</text:span><text:span text:style-name="_38_41">,</text:span><text:span text:style-name="_32_271"> </text:span><text:span text:style-name="_35_075">w</text:span><text:span text:style-name="_32_191">h</text:span><text:span text:style-name="_33_361">i</text:span><text:span text:style-name="_36_548">c</text:span><text:span text:style-name="_31_051">h</text:span><text:span text:style-name="_34_381">,</text:span><text:span text:style-name="_34_511"> </text:span><text:span text:style-name="_31_111">w</text:span><text:span text:style-name="_33_001">o</text:span><text:span text:style-name="_35_101">u</text:span><text:span text:style-name="_32_041">l</text:span><text:span text:style-name="_32_851">d</text:span><text:span text:style-name="_34_511"> </text:span><text:span text:style-name="_36_01">i</text:span><text:span text:style-name="_34_171">n</text:span><text:span text:style-name="_35_071">e</text:span><text:span text:style-name="_31_294">v</text:span><text:span text:style-name="_34_351">i</text:span><text:span text:style-name="_35_980">t</text:span><text:span text:style-name="_38_71">a</text:span><text:span text:style-name="_33_301">b</text:span><text:span text:style-name="_35_191">l</text:span><text:span text:style-name="_32_101">y</text:span><text:span text:style-name="_32_261"> </text:span><text:span text:style-name="_36_601">i</text:span><text:span text:style-name="_32_221">n</text:span><text:span text:style-name="_34_270">t</text:span><text:span text:style-name="_36_601">e</text:span><text:span text:style-name="_31_053">r</text:span><text:span text:style-name="_32_913">r</text:span><text:span text:style-name="_36_421">u</text:span><text:span text:style-name="_31_291">p</text:span><text:span text:style-name="_33_730">t</text:span><text:span text:style-name="_34_511"> </text:span><text:span text:style-name="_31_231">o</text:span><text:span text:style-name="_34_471">u</text:span><text:span text:style-name="_36_151">r</text:span><text:span text:style-name="_31_1"> </text:span><text:span text:style-name="_33_454">c</text:span><text:span text:style-name="_36_511">o</text:span><text:span text:style-name="_36_91">n</text:span><text:span text:style-name="_34_021">n</text:span><text:span text:style-name="_36_511">e</text:span><text:span text:style-name="_31_748">c</text:span><text:span text:style-name="_34_000">t</text:span><text:span text:style-name="_35_611">i</text:span><text:span text:style-name="_31_021">o</text:span><text:span text:style-name="_33_811">n</text:span><text:span text:style-name="_36_454">s</text:span><text:span text:style-name="_31_1"> </text:span><text:span text:style-name="_34_261">a</text:span><text:span text:style-name="_36_691">n</text:span><text:span text:style-name="_37_51">d</text:span><text:span text:style-name="_32_261"> </text:span><text:span text:style-name="_35_108">c</text:span><text:span text:style-name="_32_011">o</text:span><text:span text:style-name="_34_443">r</text:span><text:span text:style-name="_35_649">r</text:span><text:span text:style-name="_36_61">e</text:span><text:span text:style-name="_33_994">s</text:span><text:span text:style-name="_36_151">p</text:span><text:span text:style-name="_32_101">o</text:span><text:span text:style-name="_33_301">n</text:span><text:span text:style-name="_35_521">d</text:span><text:span text:style-name="_31_051">e</text:span><text:span text:style-name="_32_941">n</text:span><text:span text:style-name="_35_341">c</text:span><text:span text:style-name="_32_131">e</text:span><text:span text:style-name="_33_841">.</text:span><text:span text:style-name="_34_521"> </text:span><text:span text:style-name="_31_561">T</text:span><text:span text:style-name="_33_841">h</text:span><text:span text:style-name="_36_541">e</text:span><text:span text:style-name="_31_291">y</text:span><text:span text:style-name="_32_261"> </text:span><text:span text:style-name="_36_061">t</text:span><text:span text:style-name="_31_681">o</text:span><text:span text:style-name="_33_991">o</text:span><text:span text:style-name="_34_521"> </text:span><text:span text:style-name="_31_141">h</text:span><text:span text:style-name="_34_291">a</text:span><text:span text:style-name="_35_281">v</text:span><text:span text:style-name="_32_221">e</text:span><text:span text:style-name="_32_271"> </text:span><text:span text:style-name="_35_251">b</text:span><text:span text:style-name="_37_81">e</text:span><text:span text:style-name="_33_571">e</text:span><text:span text:style-name="_35_821">n</text:span><text:span text:style-name="_31_1"> </text:span><text:span text:style-name="_33_481">d</text:span><text:span text:style-name="_36_061">e</text:span><text:span text:style-name="_38_71">a</text:span><text:span text:style-name="_33_901">f</text:span><text:span text:style-name="_34_521"> </text:span><text:span text:style-name="_36_91">t</text:span><text:span text:style-name="_32_821">o</text:span><text:span text:style-name="_34_521"> </text:span><text:span text:style-name="_31_291">t</text:span><text:span text:style-name="_33_931">h</text:span><text:span text:style-name="_36_181">e</text:span><text:span text:style-name="_31_1"> </text:span><text:span text:style-name="_33_454">v</text:span><text:span text:style-name="_35_521">o</text:span><text:span text:style-name="_31_771">i</text:span><text:span text:style-name="_34_268">c</text:span><text:span text:style-name="_35_191">e</text:span><text:span text:style-name="_32_1"> </text:span><text:span text:style-name="_32_821">o</text:span><text:span text:style-name="_35_191">f</text:span><text:span text:style-name="_31_1"> </text:span><text:span text:style-name="_34_381">j</text:span><text:span text:style-name="_35_701">u</text:span><text:span text:style-name="_37_88">s</text:span><text:span text:style-name="_33_002">t</text:span><text:span text:style-name="_36_001">i</text:span><text:span text:style-name="_31_111">c</text:span><text:span text:style-name="_33_841">e</text:span><text:span text:style-name="_34_521"> </text:span><text:span text:style-name="_31_231">a</text:span><text:span text:style-name="_34_471">n</text:span><text:span text:style-name="_36_271">d</text:span><text:span text:style-name="_32_1"> </text:span><text:span text:style-name="_34_291">o</text:span><text:span text:style-name="_36_721">f</text:span><text:span text:style-name="_31_1"> </text:span><text:span text:style-name="_33_938">c</text:span><text:span text:style-name="_35_251">o</text:span><text:span text:style-name="_31_501">n</text:span><text:span text:style-name="_34_264">s</text:span><text:span text:style-name="_36_721">a</text:span><text:span text:style-name="_31_051">n</text:span><text:span text:style-name="_34_021">g</text:span><text:span text:style-name="_35_821">u</text:span><text:span text:style-name="_37_81">i</text:span><text:span text:style-name="_33_361">n</text:span><text:span text:style-name="_36_091">i</text:span><text:span text:style-name="_38_50">t</text:span><text:span text:style-name="_34_384">y</text:span><text:span text:style-name="_35_251">.</text:span><text:span text:style-name="_31_1"> </text:span><text:span text:style-name="_33_031">W</text:span><text:span text:style-name="_35_251">e</text:span><text:span text:style-name="_32_1"> </text:span><text:span text:style-name="_34_477">m</text:span><text:span text:style-name="_35_281">u</text:span><text:span text:style-name="_31_744">s</text:span><text:span text:style-name="_32_851">t</text:span><text:span text:style-name="_36_151">,</text:span><text:span text:style-name="_32_1"> </text:span><text:span text:style-name="_34_390">t</text:span><text:span text:style-name="_35_191">h</text:span><text:span text:style-name="_32_131">e</text:span><text:span text:style-name="_33_993">r</text:span><text:span text:style-name="_36_691">e</text:span><text:span text:style-name="_36_10">f</text:span><text:span text:style-name="_32_821">o</text:span><text:span text:style-name="_36_093">r</text:span><text:span text:style-name="_37_81">e</text:span><text:span text:style-name="_33_361">,</text:span><text:span text:style-name="_34_521"> </text:span><text:span text:style-name="_31_741">a</text:span><text:span text:style-name="_32_914">c</text:span><text:span text:style-name="_36_181">q</text:span><text:span text:style-name="_31_321">u</text:span><text:span text:style-name="_32_941">i</text:span><text:span text:style-name="_36_241">e</text:span><text:span text:style-name="_31_778">s</text:span><text:span text:style-name="_33_571">c</text:span><text:span text:style-name="_35_791">e</text:span><text:span text:style-name="_32_1"> </text:span><text:span text:style-name="_33_301">i</text:span><text:span text:style-name="_36_451">n</text:span><text:span text:style-name="_31_1"> </text:span><text:span text:style-name="_34_351">t</text:span><text:span text:style-name="_35_371">h</text:span><text:span text:style-name="_32_011">e</text:span><text:span text:style-name="_32_271"> </text:span><text:span text:style-name="_36_601">n</text:span><text:span text:style-name="_31_591">e</text:span><text:span text:style-name="_33_274">c</text:span><text:span text:style-name="_35_161">e</text:span><text:span text:style-name="_31_748">s</text:span><text:span text:style-name="_34_354">s</text:span><text:span text:style-name="_36_241">i</text:span><text:span text:style-name="_31_780">t</text:span><text:span text:style-name="_33_901">y</text:span><text:span text:style-name="_35_161">,</text:span><text:span text:style-name="_31_1"> </text:span><text:span text:style-name="_34_205">w</text:span><text:span text:style-name="_36_451">h</text:span><text:span text:style-name="_31_681">i</text:span><text:span text:style-name="_34_028">c</text:span><text:span text:style-name="_35_161">h</text:span><text:span text:style-name="_31_1"> </text:span><text:span text:style-name="_33_991">d</text:span><text:span text:style-name="_36_601">e</text:span><text:span text:style-name="_38_71">n</text:span><text:span text:style-name="_33_901">o</text:span><text:span text:style-name="_36_421">u</text:span><text:span text:style-name="_31_561">n</text:span><text:span text:style-name="_33_124">c</text:span><text:span text:style-name="_35_791">e</text:span><text:span text:style-name="_31_118">s</text:span><text:span text:style-name="_32_261"> </text:span><text:span text:style-name="_36_091">o</text:span><text:span text:style-name="_31_501">u</text:span><text:span text:style-name="_33_901">r</text:span><text:span text:style-name="_34_521"> </text:span><text:span text:style-name="_36_91">S</text:span><text:span text:style-name="_34_021">e</text:span><text:span text:style-name="_35_551">p</text:span><text:span text:style-name="_32_011">a</text:span><text:span text:style-name="_33_729">r</text:span><text:span text:style-name="_35_371">a</text:span><text:span text:style-name="_32_102">t</text:span><text:span text:style-name="_34_171">i</text:span><text:span text:style-name="_35_281">o</text:span><text:span text:style-name="_35_71">n</text:span><text:span text:style-name="_33_001">,</text:span><text:span text:style-name="_34_511"> </text:span><text:span text:style-name="_31_111">a</text:span><text:span text:style-name="_33_301">n</text:span><text:span text:style-name="_35_821">d</text:span><text:span text:style-name="_32_1"> </text:span><text:span text:style-name="_33_721">h</text:span><text:span text:style-name="_36_271">o</text:span><text:span text:style-name="_32_191">l</text:span><text:span text:style-name="_33_001">d</text:span><text:span text:style-name="_34_521"> </text:span><text:span text:style-name="_31_292">t</text:span><text:span text:style-name="_34_201">h</text:span><text:span text:style-name="_36_001">e</text:span><text:span text:style-name="_31_147">m</text:span><text:span text:style-name="_34_171">,</text:span><text:span text:style-name="_34_511"> </text:span><text:span text:style-name="_31_471">a</text:span><text:span text:style-name="_34_381">s</text:span><text:span text:style-name="_34_511"> </text:span><text:span text:style-name="_31_141">w</text:span><text:span text:style-name="_33_391">e</text:span><text:span text:style-name="_34_521"> </text:span><text:span text:style-name="_31_021">h</text:span><text:span text:style-name="_33_991">o</text:span><text:span text:style-name="_36_451">l</text:span><text:span text:style-name="_31_111">d</text:span><text:span text:style-name="_32_271"> </text:span><text:span text:style-name="_35_191">t</text:span><text:span text:style-name="_31_051">h</text:span><text:span text:style-name="_33_841">e</text:span><text:span text:style-name="_34_521"> </text:span><text:span text:style-name="_35_73">r</text:span><text:span text:style-name="_33_811">e</text:span><text:span text:style-name="_35_738">s</text:span><text:span text:style-name="_31_681">t</text:span><text:span text:style-name="_32_261"> </text:span><text:span text:style-name="_35_731">o</text:span><text:span text:style-name="_31_591">f</text:span><text:span text:style-name="_32_261"> </text:span><text:span text:style-name="_36_607">m</text:span><text:span text:style-name="_32_041">a</text:span><text:span text:style-name="_34_471">n</text:span><text:span text:style-name="_35_644">k</text:span><text:span text:style-name="_31_321">i</text:span><text:span text:style-name="_33_091">n</text:span><text:span text:style-name="_36_451">d</text:span><text:span text:style-name="_32_191">,</text:span><text:span text:style-name="_32_271"> </text:span><text:span text:style-name="_35_251">E</text:span><text:span text:style-name="_31_231">n</text:span><text:span text:style-name="_33_901">e</text:span><text:span text:style-name="_35_107">m</text:span><text:span text:style-name="_37_81">i</text:span><text:span text:style-name="_34_441">e</text:span><text:span text:style-name="_35_974">s</text:span><text:span text:style-name="_32_1"> </text:span><text:span text:style-name="_33_571">i</text:span><text:span text:style-name="_36_271">n</text:span><text:span text:style-name="_31_1"> </text:span><text:span text:style-name="_32_851">W</text:span><text:span text:style-name="_35_611">a</text:span><text:span text:style-name="_31_231">r</text:span><text:span text:style-name="_32_851">,</text:span><text:span text:style-name="_34_521"> </text:span><text:span text:style-name="_38_71">i</text:span><text:span text:style-name="_34_291">n</text:span><text:span text:style-name="_34_521"> </text:span><text:span text:style-name="_31_321">P</text:span><text:span text:style-name="_34_171">e</text:span><text:span text:style-name="_35_371">a</text:span><text:span text:style-name="_31_771">c</text:span><text:span text:style-name="_34_471">e</text:span><text:span text:style-name="_34_521"> </text:span><text:span text:style-name="_32_221">F</text:span><text:span text:style-name="_33_759">r</text:span><text:span text:style-name="_36_511">i</text:span><text:span text:style-name="_31_921">e</text:span><text:span text:style-name="_33_001">n</text:span><text:span text:style-name="_36_061">d</text:span><text:span text:style-name="_38_74">s</text:span><text:span text:style-name="_33_271">.</text:span></text:p>
      <text:p text:style-name="P1"><text:span text:style-name="_31_471">W</text:span><text:span text:style-name="_34_291">e</text:span><text:span text:style-name="_35_701">,</text:span><text:span text:style-name="_31_1"> </text:span><text:span text:style-name="_33_722">t</text:span><text:span text:style-name="_36_001">h</text:span><text:span text:style-name="_31_561">e</text:span><text:span text:style-name="_33_009">r</text:span><text:span text:style-name="_36_721">e</text:span><text:span text:style-name="_31_322">f</text:span><text:span text:style-name="_33_811">o</text:span><text:span text:style-name="_35_829">r</text:span><text:span text:style-name="_32_131">e</text:span><text:span text:style-name="_33_901">,</text:span><text:span text:style-name="_34_521"> </text:span><text:span text:style-name="_31_021">t</text:span><text:span text:style-name="_34_201">h</text:span><text:span text:style-name="_35_191">e</text:span><text:span text:style-name="_32_1"> </text:span><text:span text:style-name="_33_841">R</text:span><text:span text:style-name="_36_151">e</text:span><text:span text:style-name="_31_501">p</text:span><text:span text:style-name="_33_099">r</text:span><text:span text:style-name="_36_151">e</text:span><text:span text:style-name="_31_114">s</text:span><text:span text:style-name="_34_261">e</text:span><text:span text:style-name="_35_071">n</text:span><text:span text:style-name="_31_930">t</text:span><text:span text:style-name="_33_121">a</text:span><text:span text:style-name="_36_092">t</text:span><text:span text:style-name="_38_41">i</text:span><text:span text:style-name="_33_814">v</text:span><text:span text:style-name="_36_541">e</text:span><text:span text:style-name="_31_118">s</text:span><text:span text:style-name="_32_271"> </text:span><text:span text:style-name="_36_001">o</text:span><text:span text:style-name="_31_291">f</text:span><text:span text:style-name="_32_261"> </text:span><text:span text:style-name="_36_151">t</text:span><text:span text:style-name="_31_561">h</text:span><text:span text:style-name="_34_171">e</text:span><text:span text:style-name="_34_511"> </text:span><text:span text:style-name="_32_131">u</text:span><text:span text:style-name="_33_721">n</text:span><text:span text:style-name="_35_611">i</text:span><text:span text:style-name="_31_741">t</text:span><text:span text:style-name="_34_171">e</text:span><text:span text:style-name="_36_421">d</text:span><text:span text:style-name="_31_1"> </text:span><text:span text:style-name="_33_091">S</text:span><text:span text:style-name="_35_620">t</text:span><text:span text:style-name="_36_61">a</text:span><text:span text:style-name="_33_542">t</text:span><text:span text:style-name="_36_631">e</text:span><text:span text:style-name="_32_131">s</text:span><text:span text:style-name="_32_271"> </text:span><text:span text:style-name="_35_791">o</text:span><text:span text:style-name="_32_191">f</text:span><text:span text:style-name="_32_261"> </text:span><text:span text:style-name="_35_281">A</text:span><text:span text:style-name="_31_686">m</text:span><text:span text:style-name="_33_841">e</text:span><text:span text:style-name="_35_739">r</text:span><text:span text:style-name="_32_011">i</text:span><text:span text:style-name="_33_571">c</text:span><text:span text:style-name="_36_151">a</text:span><text:span text:style-name="_32_101">,</text:span><text:span text:style-name="_32_261"> </text:span><text:span text:style-name="_35_551">i</text:span><text:span text:style-name="_31_921">n</text:span><text:span text:style-name="_32_271"> </text:span><text:span text:style-name="_36_241">G</text:span><text:span text:style-name="_31_051">e</text:span><text:span text:style-name="_34_351">n</text:span><text:span text:style-name="_35_731">e</text:span><text:span text:style-name="_31_561">r</text:span><text:span text:style-name="_33_121">a</text:span><text:span text:style-name="_36_151">l</text:span><text:span text:style-name="_32_1"> </text:span><text:span text:style-name="_33_451">C</text:span><text:span text:style-name="_36_511">o</text:span><text:span text:style-name="_36_01">n</text:span><text:span text:style-name="_33_121">g</text:span><text:span text:style-name="_35_259">r</text:span><text:span text:style-name="_32_131">e</text:span><text:span text:style-name="_33_814">s</text:span><text:span text:style-name="_36_631">s</text:span><text:span text:style-name="_31_141">,</text:span><text:span text:style-name="_32_261"> </text:span><text:span text:style-name="_36_631">A</text:span><text:span text:style-name="_31_508">s</text:span><text:span text:style-name="_34_444">s</text:span><text:span text:style-name="_35_731">e</text:span><text:span text:style-name="_31_651">m</text:span><text:span text:style-name="_34_201">b</text:span><text:span text:style-name="_36_691">l</text:span><text:span text:style-name="_31_051">e</text:span><text:span text:style-name="_32_851">d</text:span><text:span text:style-name="_35_641">,</text:span><text:span text:style-name="_31_1"> </text:span><text:span text:style-name="_33_481">a</text:span><text:span text:style-name="_36_181">p</text:span><text:span text:style-name="_31_771">p</text:span><text:span text:style-name="_33_271">e</text:span><text:span text:style-name="_36_721">a</text:span><text:span text:style-name="_32_221">l</text:span><text:span text:style-name="_33_991">i</text:span><text:span text:style-name="_35_731">n</text:span><text:span text:style-name="_32_191">g</text:span><text:span text:style-name="_32_261"> </text:span><text:span text:style-name="_35_731">t</text:span><text:span text:style-name="_32_011">o</text:span><text:span text:style-name="_32_271"> </text:span><text:span text:style-name="_36_601">t</text:span><text:span text:style-name="_32_011">h</text:span><text:span text:style-name="_33_811">e</text:span><text:span text:style-name="_34_511"> </text:span><text:span text:style-name="_31_141">S</text:span><text:span text:style-name="_33_841">u</text:span><text:span text:style-name="_36_271">p</text:span><text:span text:style-name="_36_99">r</text:span><text:span text:style-name="_32_821">e</text:span><text:span text:style-name="_35_706">m</text:span><text:span text:style-name="_32_131">e</text:span><text:span text:style-name="_32_261"> </text:span><text:span text:style-name="_35_281">J</text:span><text:span text:style-name="_31_141">u</text:span><text:span text:style-name="_34_021">d</text:span><text:span text:style-name="_35_521">g</text:span><text:span text:style-name="_37_51">e</text:span><text:span text:style-name="_32_261"> </text:span><text:span text:style-name="_35_551">o</text:span><text:span text:style-name="_37_51">f</text:span><text:span text:style-name="_32_271"> </text:span><text:span text:style-name="_36_181">t</text:span><text:span text:style-name="_31_021">h</text:span><text:span text:style-name="_34_441">e</text:span><text:span text:style-name="_34_511"> </text:span><text:span text:style-name="_38_77">w</text:span><text:span text:style-name="_34_351">o</text:span><text:span text:style-name="_36_183">r</text:span><text:span text:style-name="_36_61">l</text:span><text:span text:style-name="_34_471">d</text:span><text:span text:style-name="_34_511"> </text:span><text:span text:style-name="_31_690">f</text:span><text:span text:style-name="_33_811">o</text:span><text:span text:style-name="_36_513">r</text:span><text:span text:style-name="_31_1"> </text:span><text:span text:style-name="_32_911">t</text:span><text:span text:style-name="_35_251">h</text:span><text:span text:style-name="_37_51">e</text:span><text:span text:style-name="_32_271"> </text:span><text:span text:style-name="_36_519">r</text:span><text:span text:style-name="_31_741">e</text:span><text:span text:style-name="_34_264">c</text:span><text:span text:style-name="_35_170">t</text:span><text:span text:style-name="_31_141">i</text:span><text:span text:style-name="_33_362">t</text:span><text:span text:style-name="_35_161">u</text:span><text:span text:style-name="_32_221">d</text:span><text:span text:style-name="_33_751">e</text:span><text:span text:style-name="_34_511"> </text:span><text:span text:style-name="_31_771">o</text:span><text:span text:style-name="_32_911">f</text:span><text:span text:style-name="_34_511"> </text:span><text:span text:style-name="_32_191">o</text:span><text:span text:style-name="_33_271">u</text:span><text:span text:style-name="_36_421">r</text:span><text:span text:style-name="_31_1"> </text:span><text:span text:style-name="_34_021">i</text:span><text:span text:style-name="_35_161">n</text:span><text:span text:style-name="_31_300">t</text:span><text:span text:style-name="_33_571">e</text:span><text:span text:style-name="_35_101">n</text:span><text:span text:style-name="_32_012">t</text:span><text:span text:style-name="_33_001">i</text:span><text:span text:style-name="_35_281">o</text:span><text:span text:style-name="_38_41">n</text:span><text:span text:style-name="_33_091">s</text:span><text:span text:style-name="_35_971">,</text:span><text:span text:style-name="_32_1"> </text:span><text:span text:style-name="_34_201">d</text:span><text:span text:style-name="_35_071">o</text:span><text:span text:style-name="_31_771">,</text:span><text:span text:style-name="_32_261"> </text:span><text:span text:style-name="_35_101">i</text:span><text:span text:style-name="_31_651">n</text:span><text:span text:style-name="_32_261"> </text:span><text:span text:style-name="_36_691">t</text:span><text:span text:style-name="_31_591">h</text:span><text:span text:style-name="_33_121">e</text:span><text:span text:style-name="_34_511"> </text:span><text:span text:style-name="_31_291">N</text:span><text:span text:style-name="_34_381">a</text:span><text:span text:style-name="_36_601">m</text:span><text:span text:style-name="_31_561">e</text:span><text:span text:style-name="_33_541">,</text:span><text:span text:style-name="_34_511"> </text:span><text:span text:style-name="_31_321">a</text:span><text:span text:style-name="_34_201">n</text:span><text:span text:style-name="_36_691">d</text:span><text:span text:style-name="_31_1"> </text:span><text:span text:style-name="_33_841">b</text:span><text:span text:style-name="_35_071">y</text:span><text:span text:style-name="_31_1"> </text:span><text:span text:style-name="_34_471">A</text:span><text:span text:style-name="_36_631">u</text:span><text:span text:style-name="_31_112">t</text:span><text:span text:style-name="_33_121">h</text:span><text:span text:style-name="_35_071">o</text:span><text:span text:style-name="_32_229">r</text:span><text:span text:style-name="_33_571">i</text:span><text:span text:style-name="_36_272">t</text:span><text:span text:style-name="_31_118">y</text:span><text:span text:style-name="_32_271"> </text:span><text:span text:style-name="_36_001">o</text:span><text:span text:style-name="_31_051">f</text:span><text:span text:style-name="_32_271"> </text:span><text:span text:style-name="_36_061">t</text:span><text:span text:style-name="_31_021">h</text:span><text:span text:style-name="_34_201">e</text:span><text:span text:style-name="_34_511"> </text:span><text:span text:style-name="_31_321">g</text:span><text:span text:style-name="_33_721">o</text:span><text:span text:style-name="_35_611">o</text:span><text:span text:style-name="_31_291">d</text:span><text:span text:style-name="_32_261"> </text:span><text:span text:style-name="_36_691">P</text:span><text:span text:style-name="_31_021">e</text:span><text:span text:style-name="_33_541">o</text:span><text:span text:style-name="_36_151">p</text:span><text:span text:style-name="_36_01">l</text:span><text:span text:style-name="_33_481">e</text:span><text:span text:style-name="_34_521"> </text:span><text:span text:style-name="_31_051">o</text:span><text:span text:style-name="_33_991">f</text:span><text:span text:style-name="_34_511"> </text:span><text:span text:style-name="_32_140">t</text:span><text:span text:style-name="_33_751">h</text:span><text:span text:style-name="_35_641">e</text:span><text:span text:style-name="_31_024">s</text:span><text:span text:style-name="_34_021">e</text:span><text:span text:style-name="_34_521"> </text:span><text:span text:style-name="_31_201">C</text:span><text:span text:style-name="_33_271">o</text:span><text:span text:style-name="_35_611">l</text:span><text:span text:style-name="_31_741">o</text:span><text:span text:style-name="_33_091">n</text:span><text:span text:style-name="_35_731">i</text:span><text:span text:style-name="_38_71">e</text:span><text:span text:style-name="_34_021">s</text:span><text:span text:style-name="_36_631">,</text:span><text:span text:style-name="_32_1"> </text:span><text:span text:style-name="_33_844">s</text:span><text:span text:style-name="_36_631">o</text:span><text:span text:style-name="_38_41">l</text:span><text:span text:style-name="_33_571">e</text:span><text:span text:style-name="_35_167">m</text:span><text:span text:style-name="_31_021">n</text:span><text:span text:style-name="_33_541">l</text:span><text:span text:style-name="_35_071">y</text:span><text:span text:style-name="_32_1"> </text:span><text:span text:style-name="_33_451">p</text:span><text:span text:style-name="_35_191">u</text:span><text:span text:style-name="_31_231">b</text:span><text:span text:style-name="_34_381">l</text:span><text:span text:style-name="_36_721">i</text:span><text:span text:style-name="_31_231">s</text:span><text:span text:style-name="_33_121">h</text:span><text:span text:style-name="_34_511"> </text:span><text:span text:style-name="_32_011">a</text:span><text:span text:style-name="_34_471">n</text:span><text:span text:style-name="_36_541">d</text:span><text:span text:style-name="_32_1"> </text:span><text:span text:style-name="_33_541">d</text:span><text:span text:style-name="_35_101">e</text:span><text:span text:style-name="_32_014">c</text:span><text:span text:style-name="_34_021">l</text:span><text:span text:style-name="_35_971">a</text:span><text:span text:style-name="_31_209">r</text:span><text:span text:style-name="_33_541">e</text:span><text:span text:style-name="_36_061">,</text:span><text:span text:style-name="_31_1"> </text:span><text:span text:style-name="_33_271">T</text:span><text:span text:style-name="_35_251">h</text:span><text:span text:style-name="_31_771">a</text:span><text:span text:style-name="_33_301">t</text:span><text:span text:style-name="_34_511"> </text:span><text:span text:style-name="_36_70">t</text:span><text:span text:style-name="_33_811">h</text:span><text:span text:style-name="_35_191">e</text:span><text:span text:style-name="_31_474">s</text:span><text:span text:style-name="_34_261">e</text:span><text:span text:style-name="_34_521"> </text:span><text:span text:style-name="_38_41">U</text:span><text:span text:style-name="_33_031">n</text:span><text:span text:style-name="_35_281">i</text:span><text:span text:style-name="_31_561">t</text:span><text:span text:style-name="_33_301">e</text:span><text:span text:style-name="_36_721">d</text:span><text:span text:style-name="_31_1"> </text:span><text:span text:style-name="_33_751">C</text:span><text:span text:style-name="_36_721">o</text:span><text:span text:style-name="_31_201">l</text:span><text:span text:style-name="_33_481">o</text:span><text:span text:style-name="_36_691">n</text:span><text:span text:style-name="_32_041">i</text:span><text:span text:style-name="_34_201">e</text:span><text:span text:style-name="_35_371">s</text:span><text:span text:style-name="_32_1"> </text:span><text:span text:style-name="_33_391">a</text:span><text:span text:style-name="_35_551">r</text:span><text:span text:style-name="_31_231">e</text:span><text:span text:style-name="_33_931">,</text:span><text:span text:style-name="_34_521"> </text:span><text:span text:style-name="_31_501">a</text:span><text:span text:style-name="_33_001">n</text:span><text:span text:style-name="_35_971">d</text:span><text:span text:style-name="_31_1"> </text:span><text:span text:style-name="_33_541">o</text:span><text:span text:style-name="_35_821">f</text:span><text:span text:style-name="_31_1"> </text:span><text:span text:style-name="_34_381">R</text:span><text:span text:style-name="_36_421">i</text:span><text:span text:style-name="_36_61">g</text:span><text:span text:style-name="_33_481">h</text:span><text:span text:style-name="_35_371">t</text:span><text:span text:style-name="_31_1"> </text:span><text:span text:style-name="_33_541">o</text:span><text:span text:style-name="_35_101">u</text:span><text:span text:style-name="_31_321">g</text:span><text:span text:style-name="_33_901">h</text:span><text:span text:style-name="_36_181">t</text:span><text:span text:style-name="_32_1"> </text:span><text:span text:style-name="_33_811">t</text:span><text:span text:style-name="_35_611">o</text:span><text:span text:style-name="_32_1"> </text:span><text:span text:style-name="_33_721">b</text:span><text:span text:style-name="_35_071">e</text:span><text:span text:style-name="_32_1"> </text:span><text:span text:style-name="_33_991">F</text:span><text:span text:style-name="_35_641">r</text:span><text:span text:style-name="_38_41">e</text:span><text:span text:style-name="_33_481">e</text:span><text:span text:style-name="_34_521"> </text:span><text:span text:style-name="_37_81">a</text:span><text:span text:style-name="_34_261">n</text:span><text:span text:style-name="_35_821">d</text:span><text:span text:style-name="_31_1"> </text:span><text:span text:style-name="_33_361">I</text:span><text:span text:style-name="_35_281">n</text:span><text:span text:style-name="_32_191">d</text:span><text:span text:style-name="_34_201">e</text:span><text:span text:style-name="_35_611">p</text:span><text:span text:style-name="_38_41">e</text:span><text:span text:style-name="_32_851">n</text:span><text:span text:style-name="_35_551">d</text:span><text:span text:style-name="_31_561">e</text:span><text:span text:style-name="_34_471">n</text:span><text:span text:style-name="_35_191">t</text:span><text:span text:style-name="_32_1"> </text:span><text:span text:style-name="_34_201">S</text:span><text:span text:style-name="_36_152">t</text:span><text:span text:style-name="_31_951">a</text:span><text:span text:style-name="_33_940">t</text:span><text:span text:style-name="_36_271">e</text:span><text:span text:style-name="_32_191">s</text:span><text:span text:style-name="_33_931">;</text:span><text:span text:style-name="_34_511"> </text:span><text:span text:style-name="_38_80">t</text:span><text:span text:style-name="_34_471">h</text:span><text:span text:style-name="_35_701">a</text:span><text:span text:style-name="_38_72">t</text:span><text:span text:style-name="_32_271"> </text:span><text:span text:style-name="_35_612">t</text:span><text:span text:style-name="_31_231">h</text:span><text:span text:style-name="_33_031">e</text:span><text:span text:style-name="_35_828">y</text:span><text:span text:style-name="_32_1"> </text:span><text:span text:style-name="_33_811">a</text:span><text:span text:style-name="_35_551">r</text:span><text:span text:style-name="_31_471">e</text:span><text:span text:style-name="_32_261"> </text:span><text:span text:style-name="_35_341">A</text:span><text:span text:style-name="_31_021">b</text:span><text:span text:style-name="_33_728">s</text:span><text:span text:style-name="_36_181">o</text:span><text:span text:style-name="_31_591">l</text:span><text:span text:style-name="_34_294">v</text:span><text:span text:style-name="_35_731">e</text:span><text:span text:style-name="_32_041">d</text:span><text:span text:style-name="_32_261"> </text:span><text:span text:style-name="_35_192">f</text:span><text:span text:style-name="_31_239">r</text:span><text:span text:style-name="_33_931">o</text:span><text:span text:style-name="_36_091">m</text:span><text:span text:style-name="_32_1"> </text:span><text:span text:style-name="_32_941">a</text:span><text:span text:style-name="_35_101">l</text:span><text:span text:style-name="_36_01">l</text:span><text:span text:style-name="_32_261"> </text:span><text:span text:style-name="_36_451">A</text:span><text:span text:style-name="_38_71">l</text:span><text:span text:style-name="_34_471">l</text:span><text:span text:style-name="_36_061">e</text:span><text:span text:style-name="_37_81">g</text:span><text:span text:style-name="_34_441">i</text:span><text:span text:style-name="_35_641">a</text:span><text:span text:style-name="_31_561">n</text:span><text:span text:style-name="_33_451">c</text:span><text:span text:style-name="_36_721">e</text:span><text:span text:style-name="_32_1"> </text:span><text:span text:style-name="_34_441">t</text:span><text:span text:style-name="_35_971">o</text:span><text:span text:style-name="_31_1"> </text:span><text:span text:style-name="_33_571">t</text:span><text:span text:style-name="_35_791">h</text:span><text:span text:style-name="_31_561">e</text:span><text:span text:style-name="_32_261"> </text:span><text:span text:style-name="_35_281">B</text:span><text:span text:style-name="_31_233">r</text:span><text:span text:style-name="_33_901">i</text:span><text:span text:style-name="_36_610">t</text:span><text:span text:style-name="_31_201">i</text:span><text:span text:style-name="_34_291">s</text:span><text:span text:style-name="_35_071">h</text:span><text:span text:style-name="_31_1"> </text:span><text:span text:style-name="_33_721">C</text:span><text:span text:style-name="_35_193">r</text:span><text:span text:style-name="_31_021">o</text:span><text:span text:style-name="_33_367">w</text:span><text:span text:style-name="_35_701">n</text:span><text:span text:style-name="_31_771">,</text:span><text:span text:style-name="_32_271"> </text:span><text:span text:style-name="_35_521">a</text:span><text:span text:style-name="_32_101">n</text:span><text:span text:style-name="_32_851">d</text:span><text:span text:style-name="_34_511"> </text:span><text:span text:style-name="_31_750">t</text:span><text:span text:style-name="_34_351">h</text:span><text:span text:style-name="_35_551">a</text:span><text:span text:style-name="_32_132">t</text:span><text:span text:style-name="_32_271"> </text:span><text:span text:style-name="_36_001">a</text:span><text:span text:style-name="_31_291">l</text:span><text:span text:style-name="_34_291">l</text:span><text:span text:style-name="_34_521"> </text:span><text:span text:style-name="_31_771">p</text:span><text:span text:style-name="_33_571">o</text:span><text:span text:style-name="_36_421">l</text:span><text:span text:style-name="_32_191">i</text:span><text:span text:style-name="_33_992">t</text:span><text:span text:style-name="_35_281">i</text:span><text:span text:style-name="_31_478">c</text:span><text:span text:style-name="_33_841">a</text:span><text:span text:style-name="_36_001">l</text:span><text:span text:style-name="_31_1"> </text:span><text:span text:style-name="_33_758">c</text:span><text:span text:style-name="_35_191">o</text:span><text:span text:style-name="_31_591">n</text:span><text:span text:style-name="_33_541">n</text:span><text:span text:style-name="_35_521">e</text:span><text:span text:style-name="_31_114">c</text:span><text:span text:style-name="_34_471">t</text:span><text:span text:style-name="_35_641">i</text:span><text:span text:style-name="_32_101">o</text:span><text:span text:style-name="_33_841">n</text:span><text:span text:style-name="_34_521"> </text:span><text:span text:style-name="_31_651">b</text:span><text:span text:style-name="_33_721">e</text:span><text:span text:style-name="_36_542">t</text:span><text:span text:style-name="_32_227">w</text:span><text:span text:style-name="_34_021">e</text:span><text:span text:style-name="_36_691">e</text:span><text:span text:style-name="_31_591">n</text:span><text:span text:style-name="_32_261"> </text:span><text:span text:style-name="_35_260">t</text:span><text:span text:style-name="_32_221">h</text:span><text:span text:style-name="_33_361">e</text:span><text:span text:style-name="_36_606">m</text:span><text:span text:style-name="_32_1"> </text:span><text:span text:style-name="_33_991">a</text:span><text:span text:style-name="_36_541">n</text:span><text:span text:style-name="_36_61">d</text:span><text:span text:style-name="_32_261"> </text:span><text:span text:style-name="_36_181">t</text:span><text:span text:style-name="_38_41">h</text:span><text:span text:style-name="_33_931">e</text:span><text:span text:style-name="_34_521"> </text:span><text:span text:style-name="_31_951">S</text:span><text:span text:style-name="_33_400">t</text:span><text:span text:style-name="_36_601">a</text:span><text:span text:style-name="_31_202">t</text:span><text:span text:style-name="_32_851">e</text:span><text:span text:style-name="_34_521"> </text:span><text:span text:style-name="_31_681">o</text:span><text:span text:style-name="_33_991">f</text:span><text:span text:style-name="_34_511"> </text:span><text:span text:style-name="_36_01">G</text:span><text:span text:style-name="_32_853">r</text:span><text:span text:style-name="_35_731">e</text:span><text:span text:style-name="_31_771">a</text:span><text:span text:style-name="_32_860">t</text:span><text:span text:style-name="_34_511"> </text:span><text:span text:style-name="_31_141">B</text:span><text:span text:style-name="_33_489">r</text:span><text:span text:style-name="_36_691">i</text:span><text:span text:style-name="_32_012">t</text:span><text:span text:style-name="_33_451">a</text:span><text:span text:style-name="_35_611">i</text:span><text:span text:style-name="_32_221">n</text:span><text:span text:style-name="_32_941">,</text:span><text:span text:style-name="_34_511"> </text:span><text:span text:style-name="_32_131">i</text:span><text:span text:style-name="_32_941">s</text:span><text:span text:style-name="_34_521"> </text:span><text:span text:style-name="_31_111">a</text:span><text:span text:style-name="_33_751">n</text:span><text:span text:style-name="_36_241">d</text:span><text:span text:style-name="_31_1"> </text:span><text:span text:style-name="_32_911">o</text:span><text:span text:style-name="_36_541">u</text:span><text:span text:style-name="_37_51">g</text:span><text:span text:style-name="_33_931">h</text:span><text:span text:style-name="_35_071">t</text:span><text:span text:style-name="_31_1"> </text:span><text:span text:style-name="_32_941">t</text:span><text:span text:style-name="_35_731">o</text:span><text:span text:style-name="_32_1"> </text:span><text:span text:style-name="_33_481">b</text:span><text:span text:style-name="_36_271">e</text:span><text:span text:style-name="_31_1"> </text:span><text:span text:style-name="_33_310">t</text:span><text:span text:style-name="_35_341">o</text:span><text:span text:style-name="_38_72">t</text:span><text:span text:style-name="_34_351">a</text:span><text:span text:style-name="_35_521">l</text:span><text:span text:style-name="_31_681">l</text:span><text:span text:style-name="_33_091">y</text:span><text:span text:style-name="_34_511"> </text:span><text:span text:style-name="_36_91">d</text:span><text:span text:style-name="_33_541">i</text:span><text:span text:style-name="_35_824">s</text:span><text:span text:style-name="_38_78">s</text:span><text:span text:style-name="_33_541">o</text:span><text:span text:style-name="_35_191">l</text:span><text:span text:style-name="_38_41">v</text:span><text:span text:style-name="_33_751">e</text:span><text:span text:style-name="_35_701">d</text:span><text:span text:style-name="_38_41">;</text:span><text:span text:style-name="_32_261"> </text:span><text:span text:style-name="_35_551">a</text:span><text:span text:style-name="_31_201">n</text:span><text:span text:style-name="_34_351">d</text:span><text:span text:style-name="_34_521"> </text:span><text:span text:style-name="_31_930">t</text:span><text:span text:style-name="_33_301">h</text:span><text:span text:style-name="_36_721">a</text:span><text:span text:style-name="_31_562">t</text:span><text:span text:style-name="_32_271"> </text:span><text:span text:style-name="_35_341">a</text:span><text:span text:style-name="_36_01">s</text:span><text:span text:style-name="_32_271"> </text:span><text:span text:style-name="_36_421">F</text:span><text:span text:style-name="_31_921">r</text:span><text:span text:style-name="_32_911">e</text:span><text:span text:style-name="_35_611">e</text:span><text:span text:style-name="_32_1"> </text:span><text:span text:style-name="_33_841">a</text:span><text:span text:style-name="_35_071">n</text:span><text:span text:style-name="_37_81">d</text:span><text:span text:style-name="_32_261"> </text:span><text:span text:style-name="_36_151">I</text:span><text:span text:style-name="_31_291">n</text:span><text:span text:style-name="_33_391">d</text:span><text:span text:style-name="_35_101">e</text:span><text:span text:style-name="_32_101">p</text:span><text:span text:style-name="_33_811">e</text:span><text:span text:style-name="_35_731">n</text:span><text:span text:style-name="_31_471">d</text:span><text:span text:style-name="_32_821">e</text:span><text:span text:style-name="_35_101">n</text:span><text:span text:style-name="_37_51">t</text:span><text:span text:style-name="_32_261"> </text:span><text:span text:style-name="_36_451">S</text:span><text:span text:style-name="_35_72">t</text:span><text:span text:style-name="_34_471">a</text:span><text:span text:style-name="_36_160">t</text:span><text:span text:style-name="_31_111">e</text:span><text:span text:style-name="_33_931">s</text:span><text:span text:style-name="_36_721">,</text:span><text:span text:style-name="_32_1"> </text:span><text:span text:style-name="_33_572">t</text:span><text:span text:style-name="_35_791">h</text:span><text:span text:style-name="_31_681">e</text:span><text:span text:style-name="_33_848">y</text:span><text:span text:style-name="_34_521"> </text:span><text:span text:style-name="_31_561">h</text:span><text:span text:style-name="_33_391">a</text:span><text:span text:style-name="_35_701">v</text:span><text:span text:style-name="_31_921">e</text:span><text:span text:style-name="_32_271"> </text:span><text:span text:style-name="_36_511">f</text:span><text:span text:style-name="_31_951">u</text:span><text:span text:style-name="_34_021">l</text:span><text:span text:style-name="_35_371">l</text:span><text:span text:style-name="_32_1"> </text:span><text:span text:style-name="_33_991">P</text:span><text:span text:style-name="_36_601">o</text:span><text:span text:style-name="_31_325">w</text:span><text:span text:style-name="_34_261">e</text:span><text:span text:style-name="_35_799">r</text:span><text:span text:style-name="_31_1"> </text:span><text:span text:style-name="_33_721">t</text:span><text:span text:style-name="_36_151">o</text:span><text:span text:style-name="_31_1"> </text:span><text:span text:style-name="_33_721">l</text:span><text:span text:style-name="_35_161">e</text:span><text:span text:style-name="_38_44">v</text:span><text:span text:style-name="_33_758">y</text:span><text:span text:style-name="_34_521"> </text:span><text:span text:style-name="_32_101">W</text:span><text:span text:style-name="_33_391">a</text:span><text:span text:style-name="_35_731">r</text:span><text:span text:style-name="_37_51">,</text:span><text:span text:style-name="_32_261"> </text:span><text:span text:style-name="_35_794">c</text:span><text:span text:style-name="_31_771">o</text:span><text:span text:style-name="_34_291">n</text:span><text:span text:style-name="_36_158">c</text:span><text:span text:style-name="_31_501">l</text:span><text:span text:style-name="_32_851">u</text:span><text:span text:style-name="_36_601">d</text:span><text:span text:style-name="_38_41">e</text:span><text:span text:style-name="_32_261"> </text:span><text:span text:style-name="_35_611">P</text:span><text:span text:style-name="_31_111">e</text:span><text:span text:style-name="_32_911">a</text:span><text:span text:style-name="_36_271">c</text:span><text:span text:style-name="_31_141">e</text:span><text:span text:style-name="_33_541">,</text:span><text:span text:style-name="_34_521"> </text:span><text:span text:style-name="_31_478">c</text:span><text:span text:style-name="_33_901">o</text:span><text:span text:style-name="_35_191">n</text:span><text:span text:style-name="_37_82">t</text:span><text:span text:style-name="_33_393">r</text:span><text:span text:style-name="_35_641">a</text:span><text:span text:style-name="_32_018">c</text:span><text:span text:style-name="_32_911">t</text:span><text:span text:style-name="_34_511"> </text:span><text:span text:style-name="_31_501">A</text:span><text:span text:style-name="_32_941">l</text:span><text:span text:style-name="_36_691">l</text:span><text:span text:style-name="_31_291">i</text:span><text:span text:style-name="_33_841">a</text:span><text:span text:style-name="_36_271">n</text:span><text:span text:style-name="_31_658">c</text:span><text:span text:style-name="_33_361">e</text:span><text:span text:style-name="_35_104">s</text:span><text:span text:style-name="_31_501">,</text:span><text:span text:style-name="_32_271"> </text:span><text:span text:style-name="_35_701">e</text:span><text:span text:style-name="_31_204">s</text:span><text:span text:style-name="_33_580">t</text:span><text:span text:style-name="_36_061">a</text:span><text:span text:style-name="_31_771">b</text:span><text:span text:style-name="_33_991">l</text:span><text:span text:style-name="_35_161">i</text:span><text:span text:style-name="_31_771">s</text:span><text:span text:style-name="_33_091">h</text:span><text:span text:style-name="_34_521"> </text:span><text:span text:style-name="_31_501">C</text:span><text:span text:style-name="_33_001">o</text:span><text:span text:style-name="_36_696">m</text:span><text:span text:style-name="_31_957">m</text:span><text:span text:style-name="_32_821">e</text:span><text:span text:style-name="_36_099">r</text:span><text:span text:style-name="_37_54">c</text:span><text:span text:style-name="_33_361">e</text:span><text:span text:style-name="_35_161">,</text:span><text:span text:style-name="_31_1"> </text:span><text:span text:style-name="_32_821">a</text:span><text:span text:style-name="_36_721">n</text:span><text:span text:style-name="_31_471">d</text:span><text:span text:style-name="_32_271"> </text:span><text:span text:style-name="_36_601">t</text:span><text:span text:style-name="_31_201">o</text:span><text:span text:style-name="_32_271"> </text:span><text:span text:style-name="_36_271">d</text:span><text:span text:style-name="_31_561">o</text:span><text:span text:style-name="_32_271"> </text:span><text:span text:style-name="_35_101">a</text:span><text:span text:style-name="_38_71">l</text:span><text:span text:style-name="_32_941">l</text:span><text:span text:style-name="_34_511"> </text:span><text:span text:style-name="_31_651">o</text:span><text:span text:style-name="_33_482">t</text:span><text:span text:style-name="_35_251">h</text:span><text:span text:style-name="_31_951">e</text:span><text:span text:style-name="_34_179">r</text:span><text:span text:style-name="_34_511"> </text:span><text:span text:style-name="_31_231">A</text:span><text:span text:style-name="_32_914">c</text:span><text:span text:style-name="_35_110">t</text:span><text:span text:style-name="_36_91">s</text:span><text:span text:style-name="_32_261"> </text:span><text:span text:style-name="_35_161">a</text:span><text:span text:style-name="_31_201">n</text:span><text:span text:style-name="_33_931">d</text:span><text:span text:style-name="_34_521"> </text:span><text:span text:style-name="_36_61">T</text:span><text:span text:style-name="_34_201">h</text:span><text:span text:style-name="_35_521">i</text:span><text:span text:style-name="_31_141">n</text:span><text:span text:style-name="_33_091">g</text:span><text:span text:style-name="_35_371">s</text:span><text:span text:style-name="_32_1"> </text:span><text:span text:style-name="_32_857">w</text:span><text:span text:style-name="_36_241">h</text:span><text:span text:style-name="_31_141">i</text:span><text:span text:style-name="_33_094">c</text:span><text:span text:style-name="_36_451">h</text:span><text:span text:style-name="_32_1"> </text:span><text:span text:style-name="_34_261">I</text:span><text:span text:style-name="_36_541">n</text:span><text:span text:style-name="_32_011">d</text:span><text:span text:style-name="_32_821">e</text:span><text:span text:style-name="_36_451">p</text:span><text:span text:style-name="_32_191">e</text:span><text:span text:style-name="_34_261">n</text:span><text:span text:style-name="_35_371">d</text:span><text:span text:style-name="_36_61">e</text:span><text:span text:style-name="_33_931">n</text:span><text:span text:style-name="_36_061">t</text:span><text:span text:style-name="_32_1"> </text:span><text:span text:style-name="_33_301">S</text:span><text:span text:style-name="_35_732">t</text:span><text:span text:style-name="_31_681">a</text:span><text:span text:style-name="_34_030">t</text:span><text:span text:style-name="_36_421">e</text:span><text:span text:style-name="_31_201">s</text:span><text:span text:style-name="_32_261"> </text:span><text:span text:style-name="_35_377">m</text:span><text:span text:style-name="_37_51">a</text:span><text:span text:style-name="_33_124">y</text:span><text:span text:style-name="_34_521"> </text:span><text:span text:style-name="_31_141">o</text:span><text:span text:style-name="_34_351">f</text:span><text:span text:style-name="_34_521"> </text:span><text:span text:style-name="_31_923">r</text:span><text:span text:style-name="_33_451">i</text:span><text:span text:style-name="_36_511">g</text:span><text:span text:style-name="_36_01">h</text:span><text:span text:style-name="_33_040">t</text:span><text:span text:style-name="_34_511"> </text:span><text:span text:style-name="_32_041">d</text:span><text:span text:style-name="_32_911">o</text:span><text:span text:style-name="_36_181">.</text:span><text:span text:style-name="_32_1"> </text:span><text:span text:style-name="_34_381">A</text:span><text:span text:style-name="_36_511">n</text:span><text:span text:style-name="_32_011">d</text:span><text:span text:style-name="_32_261"> </text:span><text:span text:style-name="_35_260">f</text:span><text:span text:style-name="_32_011">o</text:span><text:span text:style-name="_33_753">r</text:span><text:span text:style-name="_34_521"> </text:span><text:span text:style-name="_36_91">t</text:span><text:span text:style-name="_32_851">h</text:span><text:span text:style-name="_36_061">e</text:span><text:span text:style-name="_31_1"> </text:span><text:span text:style-name="_33_308">s</text:span><text:span text:style-name="_35_611">u</text:span><text:span text:style-name="_38_41">p</text:span><text:span text:style-name="_34_291">p</text:span><text:span text:style-name="_35_521">o</text:span><text:span text:style-name="_37_53">r</text:span><text:span text:style-name="_32_941">t</text:span><text:span text:style-name="_34_521"> </text:span><text:span text:style-name="_31_021">o</text:span><text:span text:style-name="_34_441">f</text:span><text:span text:style-name="_34_521"> </text:span><text:span text:style-name="_36_92">t</text:span><text:span text:style-name="_33_901">h</text:span><text:span text:style-name="_35_551">i</text:span><text:span text:style-name="_31_148">s</text:span><text:span text:style-name="_32_271"> </text:span><text:span text:style-name="_35_551">D</text:span><text:span text:style-name="_31_591">e</text:span><text:span text:style-name="_33_488">c</text:span><text:span text:style-name="_35_371">l</text:span><text:span text:style-name="_31_921">a</text:span><text:span text:style-name="_34_203">r</text:span><text:span text:style-name="_36_601">a</text:span><text:span text:style-name="_32_041">t</text:span><text:span text:style-name="_33_991">i</text:span><text:span text:style-name="_35_101">o</text:span><text:span text:style-name="_31_921">n</text:span><text:span text:style-name="_32_821">,</text:span><text:span text:style-name="_34_521"> </text:span><text:span text:style-name="_31_115">w</text:span><text:span text:style-name="_33_121">i</text:span><text:span text:style-name="_35_260">t</text:span><text:span text:style-name="_32_191">h</text:span><text:span text:style-name="_32_261"> </text:span><text:span text:style-name="_35_071">a</text:span><text:span text:style-name="_31_1"> </text:span><text:span text:style-name="_33_992">f</text:span><text:span text:style-name="_35_701">i</text:span><text:span text:style-name="_31_929">r</text:span><text:span text:style-name="_34_261">m</text:span><text:span text:style-name="_34_511"> </text:span><text:span text:style-name="_35_79">r</text:span><text:span text:style-name="_34_171">e</text:span><text:span text:style-name="_35_251">l</text:span><text:span text:style-name="_36_01">i</text:span><text:span text:style-name="_33_121">a</text:span><text:span text:style-name="_35_791">n</text:span><text:span text:style-name="_31_474">c</text:span><text:span text:style-name="_34_441">e</text:span><text:span text:style-name="_34_521"> </text:span><text:span text:style-name="_31_651">o</text:span><text:span text:style-name="_34_291">n</text:span><text:span text:style-name="_34_511"> </text:span><text:span text:style-name="_31_141">t</text:span><text:span text:style-name="_34_351">h</text:span><text:span text:style-name="_36_091">e</text:span><text:span text:style-name="_31_1"> </text:span><text:span text:style-name="_33_001">p</text:span><text:span text:style-name="_36_723">r</text:span><text:span text:style-name="_32_101">o</text:span><text:span text:style-name="_33_280">t</text:span><text:span text:style-name="_36_601">e</text:span><text:span text:style-name="_31_658">c</text:span><text:span text:style-name="_33_542">t</text:span><text:span text:style-name="_36_271">i</text:span><text:span text:style-name="_31_951">o</text:span><text:span text:style-name="_33_091">n</text:span><text:span text:style-name="_34_521"> </text:span><text:span text:style-name="_31_681">o</text:span><text:span text:style-name="_34_021">f</text:span><text:span text:style-name="_34_521"> </text:span><text:span text:style-name="_32_101">d</text:span><text:span text:style-name="_34_351">i</text:span><text:span text:style-name="_35_731">v</text:span><text:span text:style-name="_31_501">i</text:span><text:span text:style-name="_33_481">n</text:span><text:span text:style-name="_36_511">e</text:span><text:span text:style-name="_31_1"> </text:span><text:span text:style-name="_34_441">P</text:span><text:span text:style-name="_35_613">r</text:span><text:span text:style-name="_31_141">o</text:span><text:span text:style-name="_32_828">v</text:span><text:span text:style-name="_36_601">i</text:span><text:span text:style-name="_31_231">d</text:span><text:span text:style-name="_34_261">e</text:span><text:span text:style-name="_35_071">n</text:span><text:span text:style-name="_32_191">c</text:span><text:span text:style-name="_33_091">e</text:span><text:span text:style-name="_36_181">,</text:span><text:span text:style-name="_32_1"> </text:span><text:span text:style-name="_33_811">w</text:span><text:span text:style-name="_35_701">e</text:span><text:span text:style-name="_31_1"> </text:span><text:span text:style-name="_32_916">m</text:span><text:span text:style-name="_35_251">u</text:span><text:span text:style-name="_32_110">t</text:span><text:span text:style-name="_33_991">u</text:span><text:span text:style-name="_35_821">a</text:span><text:span text:style-name="_31_681">l</text:span><text:span text:style-name="_34_351">l</text:span><text:span text:style-name="_36_511">y</text:span><text:span text:style-name="_32_1"> </text:span><text:span text:style-name="_33_481">p</text:span><text:span text:style-name="_35_551">l</text:span><text:span text:style-name="_32_131">e</text:span><text:span text:style-name="_33_391">d</text:span><text:span text:style-name="_36_451">g</text:span><text:span text:style-name="_36_91">e</text:span><text:span text:style-name="_32_271"> </text:span><text:span text:style-name="_35_101">t</text:span><text:span text:style-name="_32_191">o</text:span><text:span text:style-name="_32_261"> </text:span><text:span text:style-name="_36_061">e</text:span><text:span text:style-name="_31_291">a</text:span><text:span text:style-name="_33_811">c</text:span><text:span text:style-name="_36_541">h</text:span><text:span text:style-name="_31_1"> </text:span><text:span text:style-name="_33_931">o</text:span><text:span text:style-name="_35_620">t</text:span><text:span text:style-name="_36_01">h</text:span><text:span text:style-name="_34_291">e</text:span><text:span text:style-name="_35_073">r</text:span><text:span text:style-name="_32_1"> </text:span><text:span text:style-name="_33_841">o</text:span><text:span text:style-name="_35_701">u</text:span><text:span text:style-name="_36_01">r</text:span><text:span text:style-name="_32_261"> </text:span><text:span text:style-name="_36_061">L</text:span><text:span text:style-name="_31_951">i</text:span><text:span text:style-name="_34_204">v</text:span><text:span text:style-name="_35_161">e</text:span><text:span text:style-name="_32_048">s</text:span><text:span text:style-name="_34_441">,</text:span><text:span text:style-name="_34_511"> </text:span><text:span text:style-name="_32_041">o</text:span><text:span text:style-name="_34_021">u</text:span><text:span text:style-name="_35_281">r</text:span><text:span text:style-name="_31_1"> </text:span><text:span text:style-name="_33_361">F</text:span><text:span text:style-name="_35_971">o</text:span><text:span text:style-name="_32_199">r</text:span><text:span text:style-name="_33_752">t</text:span><text:span text:style-name="_36_721">u</text:span><text:span text:style-name="_31_741">n</text:span><text:span text:style-name="_33_571">e</text:span><text:span text:style-name="_35_281">s</text:span><text:span text:style-name="_31_1"> </text:span><text:span text:style-name="_33_451">a</text:span><text:span text:style-name="_35_191">n</text:span><text:span text:style-name="_31_321">d</text:span><text:span text:style-name="_32_261"> </text:span><text:span text:style-name="_36_631">o</text:span><text:span text:style-name="_31_141">u</text:span><text:span text:style-name="_33_541">r</text:span><text:span text:style-name="_34_521"> </text:span><text:span text:style-name="_31_594">s</text:span><text:span text:style-name="_33_361">a</text:span><text:span text:style-name="_36_098">c</text:span><text:span text:style-name="_31_111">r</text:span><text:span text:style-name="_33_481">e</text:span><text:span text:style-name="_36_181">d</text:span><text:span text:style-name="_32_1"> </text:span><text:span text:style-name="_32_941">H</text:span><text:span text:style-name="_35_521">o</text:span><text:span text:style-name="_32_221">n</text:span><text:span text:style-name="_34_291">o</text:span><text:span text:style-name="_36_721">r</text:span><text:span text:style-name="_36_0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5%"/>
    </style:style>
    <style:style style:name="_33_" style:display-name="3" style:family="text">
      <style:text-properties style:text-scale="96%"/>
    </style:style>
    <style:style style:name="_34_" style:display-name="4" style:family="text">
      <style:text-properties style:text-scale="97%"/>
    </style:style>
    <style:style style:name="_35_" style:display-name="5" style:family="text">
      <style:text-properties style:text-scale="98%"/>
    </style:style>
    <style:style style:name="_36_" style:display-name="6" style:family="text">
      <style:text-properties style:text-scale="99%"/>
    </style:style>
    <style:style style:name="_37_" style:display-name="7" style:family="text">
      <style:text-properties style:text-scale="102%"/>
    </style:style>
    <style:style style:name="_38_" style:display-name="8" style:family="text">
      <style:text-properties style:text-scale="103%"/>
    </style:style>
    <style:style style:name="_39_" style:display-name="9" style:family="text">
      <style:text-properties style:text-scale="105%"/>
    </style:style>
    <style:style style:name="_31_0" style:display-name="10" style:family="text">
      <style:text-properties style:text-scale="106%"/>
    </style:style>
    <style:style style:name="_31_1" style:display-name="11" style:family="text">
      <style:text-properties fo:letter-spacing="normal"/>
    </style:style>
    <style:style style:name="_31_2" style:display-name="12" style:family="text">
      <style:text-properties fo:letter-spacing="normal" style:text-scale="95%"/>
    </style:style>
    <style:style style:name="_31_3" style:display-name="13" style:family="text">
      <style:text-properties fo:letter-spacing="normal" style:text-scale="96%"/>
    </style:style>
    <style:style style:name="_31_4" style:display-name="14" style:family="text">
      <style:text-properties fo:letter-spacing="normal" style:text-scale="97%"/>
    </style:style>
    <style:style style:name="_31_5" style:display-name="15" style:family="text">
      <style:text-properties fo:letter-spacing="normal" style:text-scale="98%"/>
    </style:style>
    <style:style style:name="_31_6" style:display-name="16" style:family="text">
      <style:text-properties fo:letter-spacing="normal" style:text-scale="99%"/>
    </style:style>
    <style:style style:name="_31_7" style:display-name="17" style:family="text">
      <style:text-properties fo:letter-spacing="normal" style:text-scale="102%"/>
    </style:style>
    <style:style style:name="_31_8" style:display-name="18" style:family="text">
      <style:text-properties fo:letter-spacing="normal" style:text-scale="103%"/>
    </style:style>
    <style:style style:name="_31_9" style:display-name="19" style:family="text">
      <style:text-properties fo:letter-spacing="normal" style:text-scale="105%"/>
    </style:style>
    <style:style style:name="_32_0" style:display-name="20" style:family="text">
      <style:text-properties fo:letter-spacing="normal" style:text-scale="106%"/>
    </style:style>
    <style:style style:name="_32_1" style:display-name="21" style:family="text">
      <style:text-properties fo:letter-spacing="0.0311in"/>
    </style:style>
    <style:style style:name="_32_2" style:display-name="22" style:family="text">
      <style:text-properties fo:letter-spacing="0.0311in" style:text-scale="95%"/>
    </style:style>
    <style:style style:name="_32_3" style:display-name="23" style:family="text">
      <style:text-properties fo:letter-spacing="0.0311in" style:text-scale="96%"/>
    </style:style>
    <style:style style:name="_32_4" style:display-name="24" style:family="text">
      <style:text-properties fo:letter-spacing="0.0311in" style:text-scale="97%"/>
    </style:style>
    <style:style style:name="_32_5" style:display-name="25" style:family="text">
      <style:text-properties fo:letter-spacing="0.0311in" style:text-scale="98%"/>
    </style:style>
    <style:style style:name="_32_6" style:display-name="26" style:family="text">
      <style:text-properties fo:letter-spacing="0.0311in" style:text-scale="99%"/>
    </style:style>
    <style:style style:name="_32_7" style:display-name="27" style:family="text">
      <style:text-properties fo:letter-spacing="0.0311in" style:text-scale="102%"/>
    </style:style>
    <style:style style:name="_32_8" style:display-name="28" style:family="text">
      <style:text-properties fo:letter-spacing="0.0311in" style:text-scale="103%"/>
    </style:style>
    <style:style style:name="_32_9" style:display-name="29" style:family="text">
      <style:text-properties fo:letter-spacing="0.0311in" style:text-scale="105%"/>
    </style:style>
    <style:style style:name="_33_0" style:display-name="30" style:family="text">
      <style:text-properties fo:letter-spacing="0.0311in" style:text-scale="106%"/>
    </style:style>
    <style:style style:name="_33_1" style:display-name="31" style:family="text">
      <style:text-properties style:text-position="0% 100%"/>
    </style:style>
    <style:style style:name="_33_2" style:display-name="32" style:family="text">
      <style:text-properties style:text-position="0% 100%" style:text-scale="95%"/>
    </style:style>
    <style:style style:name="_33_3" style:display-name="33" style:family="text">
      <style:text-properties style:text-position="0% 100%" style:text-scale="96%"/>
    </style:style>
    <style:style style:name="_33_4" style:display-name="34" style:family="text">
      <style:text-properties style:text-position="0% 100%" style:text-scale="97%"/>
    </style:style>
    <style:style style:name="_33_5" style:display-name="35" style:family="text">
      <style:text-properties style:text-position="0% 100%" style:text-scale="98%"/>
    </style:style>
    <style:style style:name="_33_6" style:display-name="36" style:family="text">
      <style:text-properties style:text-position="0% 100%" style:text-scale="99%"/>
    </style:style>
    <style:style style:name="_33_7" style:display-name="37" style:family="text">
      <style:text-properties style:text-position="0% 100%" style:text-scale="102%"/>
    </style:style>
    <style:style style:name="_33_8" style:display-name="38" style:family="text">
      <style:text-properties style:text-position="0% 100%" style:text-scale="103%"/>
    </style:style>
    <style:style style:name="_33_9" style:display-name="39" style:family="text">
      <style:text-properties style:text-position="0% 100%" style:text-scale="105%"/>
    </style:style>
    <style:style style:name="_34_0" style:display-name="40" style:family="text">
      <style:text-properties style:text-position="0% 100%" style:text-scale="106%"/>
    </style:style>
    <style:style style:name="_34_1" style:display-name="41" style:family="text">
      <style:text-properties style:text-position="0% 100%" fo:letter-spacing="normal"/>
    </style:style>
    <style:style style:name="_34_2" style:display-name="42" style:family="text">
      <style:text-properties style:text-position="0% 100%" fo:letter-spacing="normal" style:text-scale="95%"/>
    </style:style>
    <style:style style:name="_34_3" style:display-name="43" style:family="text">
      <style:text-properties style:text-position="0% 100%" fo:letter-spacing="normal" style:text-scale="96%"/>
    </style:style>
    <style:style style:name="_34_4" style:display-name="44" style:family="text">
      <style:text-properties style:text-position="0% 100%" fo:letter-spacing="normal" style:text-scale="97%"/>
    </style:style>
    <style:style style:name="_34_5" style:display-name="45" style:family="text">
      <style:text-properties style:text-position="0% 100%" fo:letter-spacing="normal" style:text-scale="98%"/>
    </style:style>
    <style:style style:name="_34_6" style:display-name="46" style:family="text">
      <style:text-properties style:text-position="0% 100%" fo:letter-spacing="normal" style:text-scale="99%"/>
    </style:style>
    <style:style style:name="_34_7" style:display-name="47" style:family="text">
      <style:text-properties style:text-position="0% 100%" fo:letter-spacing="normal" style:text-scale="102%"/>
    </style:style>
    <style:style style:name="_34_8" style:display-name="48" style:family="text">
      <style:text-properties style:text-position="0% 100%" fo:letter-spacing="normal" style:text-scale="103%"/>
    </style:style>
    <style:style style:name="_34_9" style:display-name="49" style:family="text">
      <style:text-properties style:text-position="0% 100%" fo:letter-spacing="normal" style:text-scale="105%"/>
    </style:style>
    <style:style style:name="_35_0" style:display-name="50" style:family="text">
      <style:text-properties style:text-position="0% 100%" fo:letter-spacing="normal" style:text-scale="106%"/>
    </style:style>
    <style:style style:name="_35_1" style:display-name="51" style:family="text">
      <style:text-properties style:text-position="0% 100%" fo:letter-spacing="0.0311in"/>
    </style:style>
    <style:style style:name="_35_2" style:display-name="52" style:family="text">
      <style:text-properties style:text-position="0% 100%" fo:letter-spacing="0.0311in" style:text-scale="95%"/>
    </style:style>
    <style:style style:name="_35_3" style:display-name="53" style:family="text">
      <style:text-properties style:text-position="0% 100%" fo:letter-spacing="0.0311in" style:text-scale="96%"/>
    </style:style>
    <style:style style:name="_35_4" style:display-name="54" style:family="text">
      <style:text-properties style:text-position="0% 100%" fo:letter-spacing="0.0311in" style:text-scale="97%"/>
    </style:style>
    <style:style style:name="_35_5" style:display-name="55" style:family="text">
      <style:text-properties style:text-position="0% 100%" fo:letter-spacing="0.0311in" style:text-scale="98%"/>
    </style:style>
    <style:style style:name="_35_6" style:display-name="56" style:family="text">
      <style:text-properties style:text-position="0% 100%" fo:letter-spacing="0.0311in" style:text-scale="99%"/>
    </style:style>
    <style:style style:name="_35_7" style:display-name="57" style:family="text">
      <style:text-properties style:text-position="0% 100%" fo:letter-spacing="0.0311in" style:text-scale="102%"/>
    </style:style>
    <style:style style:name="_35_8" style:display-name="58" style:family="text">
      <style:text-properties style:text-position="0% 100%" fo:letter-spacing="0.0311in" style:text-scale="103%"/>
    </style:style>
    <style:style style:name="_35_9" style:display-name="59" style:family="text">
      <style:text-properties style:text-position="0% 100%" fo:letter-spacing="0.0311in" style:text-scale="105%"/>
    </style:style>
    <style:style style:name="_36_0" style:display-name="60" style:family="text">
      <style:text-properties style:text-position="0% 100%" fo:letter-spacing="0.0311in" style:text-scale="106%"/>
    </style:style>
    <style:style style:name="_36_1" style:display-name="61" style:family="text">
      <style:text-properties style:text-position="2% 100%"/>
    </style:style>
    <style:style style:name="_36_2" style:display-name="62" style:family="text">
      <style:text-properties style:text-position="2% 100%" style:text-scale="95%"/>
    </style:style>
    <style:style style:name="_36_3" style:display-name="63" style:family="text">
      <style:text-properties style:text-position="2% 100%" style:text-scale="96%"/>
    </style:style>
    <style:style style:name="_36_4" style:display-name="64" style:family="text">
      <style:text-properties style:text-position="2% 100%" style:text-scale="97%"/>
    </style:style>
    <style:style style:name="_36_5" style:display-name="65" style:family="text">
      <style:text-properties style:text-position="2% 100%" style:text-scale="98%"/>
    </style:style>
    <style:style style:name="_36_6" style:display-name="66" style:family="text">
      <style:text-properties style:text-position="2% 100%" style:text-scale="99%"/>
    </style:style>
    <style:style style:name="_36_7" style:display-name="67" style:family="text">
      <style:text-properties style:text-position="2% 100%" style:text-scale="102%"/>
    </style:style>
    <style:style style:name="_36_8" style:display-name="68" style:family="text">
      <style:text-properties style:text-position="2% 100%" style:text-scale="103%"/>
    </style:style>
    <style:style style:name="_36_9" style:display-name="69" style:family="text">
      <style:text-properties style:text-position="2% 100%" style:text-scale="105%"/>
    </style:style>
    <style:style style:name="_37_0" style:display-name="70" style:family="text">
      <style:text-properties style:text-position="2% 100%" style:text-scale="106%"/>
    </style:style>
    <style:style style:name="_37_1" style:display-name="71" style:family="text">
      <style:text-properties style:text-position="2% 100%" fo:letter-spacing="normal"/>
    </style:style>
    <style:style style:name="_37_2" style:display-name="72" style:family="text">
      <style:text-properties style:text-position="2% 100%" fo:letter-spacing="normal" style:text-scale="95%"/>
    </style:style>
    <style:style style:name="_37_3" style:display-name="73" style:family="text">
      <style:text-properties style:text-position="2% 100%" fo:letter-spacing="normal" style:text-scale="96%"/>
    </style:style>
    <style:style style:name="_37_4" style:display-name="74" style:family="text">
      <style:text-properties style:text-position="2% 100%" fo:letter-spacing="normal" style:text-scale="97%"/>
    </style:style>
    <style:style style:name="_37_5" style:display-name="75" style:family="text">
      <style:text-properties style:text-position="2% 100%" fo:letter-spacing="normal" style:text-scale="98%"/>
    </style:style>
    <style:style style:name="_37_6" style:display-name="76" style:family="text">
      <style:text-properties style:text-position="2% 100%" fo:letter-spacing="normal" style:text-scale="99%"/>
    </style:style>
    <style:style style:name="_37_7" style:display-name="77" style:family="text">
      <style:text-properties style:text-position="2% 100%" fo:letter-spacing="normal" style:text-scale="102%"/>
    </style:style>
    <style:style style:name="_37_8" style:display-name="78" style:family="text">
      <style:text-properties style:text-position="2% 100%" fo:letter-spacing="normal" style:text-scale="103%"/>
    </style:style>
    <style:style style:name="_37_9" style:display-name="79" style:family="text">
      <style:text-properties style:text-position="2% 100%" fo:letter-spacing="normal" style:text-scale="105%"/>
    </style:style>
    <style:style style:name="_38_0" style:display-name="80" style:family="text">
      <style:text-properties style:text-position="2% 100%" fo:letter-spacing="normal" style:text-scale="106%"/>
    </style:style>
    <style:style style:name="_38_1" style:display-name="81" style:family="text">
      <style:text-properties style:text-position="2% 100%" fo:letter-spacing="0.0311in"/>
    </style:style>
    <style:style style:name="_38_2" style:display-name="82" style:family="text">
      <style:text-properties style:text-position="2% 100%" fo:letter-spacing="0.0311in" style:text-scale="95%"/>
    </style:style>
    <style:style style:name="_38_3" style:display-name="83" style:family="text">
      <style:text-properties style:text-position="2% 100%" fo:letter-spacing="0.0311in" style:text-scale="96%"/>
    </style:style>
    <style:style style:name="_38_4" style:display-name="84" style:family="text">
      <style:text-properties style:text-position="2% 100%" fo:letter-spacing="0.0311in" style:text-scale="97%"/>
    </style:style>
    <style:style style:name="_38_5" style:display-name="85" style:family="text">
      <style:text-properties style:text-position="2% 100%" fo:letter-spacing="0.0311in" style:text-scale="98%"/>
    </style:style>
    <style:style style:name="_38_6" style:display-name="86" style:family="text">
      <style:text-properties style:text-position="2% 100%" fo:letter-spacing="0.0311in" style:text-scale="99%"/>
    </style:style>
    <style:style style:name="_38_7" style:display-name="87" style:family="text">
      <style:text-properties style:text-position="2% 100%" fo:letter-spacing="0.0311in" style:text-scale="102%"/>
    </style:style>
    <style:style style:name="_38_8" style:display-name="88" style:family="text">
      <style:text-properties style:text-position="2% 100%" fo:letter-spacing="0.0311in" style:text-scale="103%"/>
    </style:style>
    <style:style style:name="_38_9" style:display-name="89" style:family="text">
      <style:text-properties style:text-position="2% 100%" fo:letter-spacing="0.0311in" style:text-scale="105%"/>
    </style:style>
    <style:style style:name="_39_0" style:display-name="90" style:family="text">
      <style:text-properties style:text-position="2% 100%" fo:letter-spacing="0.0311in" style:text-scale="106%"/>
    </style:style>
    <style:style style:name="_39_1" style:display-name="91" style:family="text">
      <style:text-properties fo:background-color="#f9f9ff"/>
    </style:style>
    <style:style style:name="_39_2" style:display-name="92" style:family="text">
      <style:text-properties fo:background-color="#f9f9ff" style:text-scale="95%"/>
    </style:style>
    <style:style style:name="_39_3" style:display-name="93" style:family="text">
      <style:text-properties fo:background-color="#f9f9ff" style:text-scale="96%"/>
    </style:style>
    <style:style style:name="_39_4" style:display-name="94" style:family="text">
      <style:text-properties fo:background-color="#f9f9ff" style:text-scale="97%"/>
    </style:style>
    <style:style style:name="_39_5" style:display-name="95" style:family="text">
      <style:text-properties fo:background-color="#f9f9ff" style:text-scale="98%"/>
    </style:style>
    <style:style style:name="_39_6" style:display-name="96" style:family="text">
      <style:text-properties fo:background-color="#f9f9ff" style:text-scale="99%"/>
    </style:style>
    <style:style style:name="_39_7" style:display-name="97" style:family="text">
      <style:text-properties fo:background-color="#f9f9ff" style:text-scale="102%"/>
    </style:style>
    <style:style style:name="_39_8" style:display-name="98" style:family="text">
      <style:text-properties fo:background-color="#f9f9ff" style:text-scale="103%"/>
    </style:style>
    <style:style style:name="_39_9" style:display-name="99" style:family="text">
      <style:text-properties fo:background-color="#f9f9ff" style:text-scale="105%"/>
    </style:style>
    <style:style style:name="_31_00" style:display-name="100" style:family="text">
      <style:text-properties fo:background-color="#f9f9ff" style:text-scale="106%"/>
    </style:style>
    <style:style style:name="_31_01" style:display-name="101" style:family="text">
      <style:text-properties fo:letter-spacing="normal" fo:background-color="#f9f9ff"/>
    </style:style>
    <style:style style:name="_31_02" style:display-name="102" style:family="text">
      <style:text-properties fo:letter-spacing="normal" fo:background-color="#f9f9ff" style:text-scale="95%"/>
    </style:style>
    <style:style style:name="_31_03" style:display-name="103" style:family="text">
      <style:text-properties fo:letter-spacing="normal" fo:background-color="#f9f9ff" style:text-scale="96%"/>
    </style:style>
    <style:style style:name="_31_04" style:display-name="104" style:family="text">
      <style:text-properties fo:letter-spacing="normal" fo:background-color="#f9f9ff" style:text-scale="97%"/>
    </style:style>
    <style:style style:name="_31_05" style:display-name="105" style:family="text">
      <style:text-properties fo:letter-spacing="normal" fo:background-color="#f9f9ff" style:text-scale="98%"/>
    </style:style>
    <style:style style:name="_31_06" style:display-name="106" style:family="text">
      <style:text-properties fo:letter-spacing="normal" fo:background-color="#f9f9ff" style:text-scale="99%"/>
    </style:style>
    <style:style style:name="_31_07" style:display-name="107" style:family="text">
      <style:text-properties fo:letter-spacing="normal" fo:background-color="#f9f9ff" style:text-scale="102%"/>
    </style:style>
    <style:style style:name="_31_08" style:display-name="108" style:family="text">
      <style:text-properties fo:letter-spacing="normal" fo:background-color="#f9f9ff" style:text-scale="103%"/>
    </style:style>
    <style:style style:name="_31_09" style:display-name="109" style:family="text">
      <style:text-properties fo:letter-spacing="normal" fo:background-color="#f9f9ff" style:text-scale="105%"/>
    </style:style>
    <style:style style:name="_31_10" style:display-name="110" style:family="text">
      <style:text-properties fo:letter-spacing="normal" fo:background-color="#f9f9ff" style:text-scale="106%"/>
    </style:style>
    <style:style style:name="_31_11" style:display-name="111" style:family="text">
      <style:text-properties fo:letter-spacing="0.0311in" fo:background-color="#f9f9ff"/>
    </style:style>
    <style:style style:name="_31_12" style:display-name="112" style:family="text">
      <style:text-properties fo:letter-spacing="0.0311in" fo:background-color="#f9f9ff" style:text-scale="95%"/>
    </style:style>
    <style:style style:name="_31_13" style:display-name="113" style:family="text">
      <style:text-properties fo:letter-spacing="0.0311in" fo:background-color="#f9f9ff" style:text-scale="96%"/>
    </style:style>
    <style:style style:name="_31_14" style:display-name="114" style:family="text">
      <style:text-properties fo:letter-spacing="0.0311in" fo:background-color="#f9f9ff" style:text-scale="97%"/>
    </style:style>
    <style:style style:name="_31_15" style:display-name="115" style:family="text">
      <style:text-properties fo:letter-spacing="0.0311in" fo:background-color="#f9f9ff" style:text-scale="98%"/>
    </style:style>
    <style:style style:name="_31_16" style:display-name="116" style:family="text">
      <style:text-properties fo:letter-spacing="0.0311in" fo:background-color="#f9f9ff" style:text-scale="99%"/>
    </style:style>
    <style:style style:name="_31_17" style:display-name="117" style:family="text">
      <style:text-properties fo:letter-spacing="0.0311in" fo:background-color="#f9f9ff" style:text-scale="102%"/>
    </style:style>
    <style:style style:name="_31_18" style:display-name="118" style:family="text">
      <style:text-properties fo:letter-spacing="0.0311in" fo:background-color="#f9f9ff" style:text-scale="103%"/>
    </style:style>
    <style:style style:name="_31_19" style:display-name="119" style:family="text">
      <style:text-properties fo:letter-spacing="0.0311in" fo:background-color="#f9f9ff" style:text-scale="105%"/>
    </style:style>
    <style:style style:name="_31_20" style:display-name="120" style:family="text">
      <style:text-properties fo:letter-spacing="0.0311in" fo:background-color="#f9f9ff" style:text-scale="106%"/>
    </style:style>
    <style:style style:name="_31_21" style:display-name="121" style:family="text">
      <style:text-properties style:text-position="0% 100%" fo:background-color="#f9f9ff"/>
    </style:style>
    <style:style style:name="_31_22" style:display-name="122" style:family="text">
      <style:text-properties style:text-position="0% 100%" fo:background-color="#f9f9ff" style:text-scale="95%"/>
    </style:style>
    <style:style style:name="_31_23" style:display-name="123" style:family="text">
      <style:text-properties style:text-position="0% 100%" fo:background-color="#f9f9ff" style:text-scale="96%"/>
    </style:style>
    <style:style style:name="_31_24" style:display-name="124" style:family="text">
      <style:text-properties style:text-position="0% 100%" fo:background-color="#f9f9ff" style:text-scale="97%"/>
    </style:style>
    <style:style style:name="_31_25" style:display-name="125" style:family="text">
      <style:text-properties style:text-position="0% 100%" fo:background-color="#f9f9ff" style:text-scale="98%"/>
    </style:style>
    <style:style style:name="_31_26" style:display-name="126" style:family="text">
      <style:text-properties style:text-position="0% 100%" fo:background-color="#f9f9ff" style:text-scale="99%"/>
    </style:style>
    <style:style style:name="_31_27" style:display-name="127" style:family="text">
      <style:text-properties style:text-position="0% 100%" fo:background-color="#f9f9ff" style:text-scale="102%"/>
    </style:style>
    <style:style style:name="_31_28" style:display-name="128" style:family="text">
      <style:text-properties style:text-position="0% 100%" fo:background-color="#f9f9ff" style:text-scale="103%"/>
    </style:style>
    <style:style style:name="_31_29" style:display-name="129" style:family="text">
      <style:text-properties style:text-position="0% 100%" fo:background-color="#f9f9ff" style:text-scale="105%"/>
    </style:style>
    <style:style style:name="_31_30" style:display-name="130" style:family="text">
      <style:text-properties style:text-position="0% 100%" fo:background-color="#f9f9ff" style:text-scale="106%"/>
    </style:style>
    <style:style style:name="_31_31" style:display-name="131" style:family="text">
      <style:text-properties style:text-position="0% 100%" fo:letter-spacing="normal" fo:background-color="#f9f9ff"/>
    </style:style>
    <style:style style:name="_31_32" style:display-name="132" style:family="text">
      <style:text-properties style:text-position="0% 100%" fo:letter-spacing="normal" fo:background-color="#f9f9ff" style:text-scale="95%"/>
    </style:style>
    <style:style style:name="_31_33" style:display-name="133" style:family="text">
      <style:text-properties style:text-position="0% 100%" fo:letter-spacing="normal" fo:background-color="#f9f9ff" style:text-scale="96%"/>
    </style:style>
    <style:style style:name="_31_34" style:display-name="134" style:family="text">
      <style:text-properties style:text-position="0% 100%" fo:letter-spacing="normal" fo:background-color="#f9f9ff" style:text-scale="97%"/>
    </style:style>
    <style:style style:name="_31_35" style:display-name="135" style:family="text">
      <style:text-properties style:text-position="0% 100%" fo:letter-spacing="normal" fo:background-color="#f9f9ff" style:text-scale="98%"/>
    </style:style>
    <style:style style:name="_31_36" style:display-name="136" style:family="text">
      <style:text-properties style:text-position="0% 100%" fo:letter-spacing="normal" fo:background-color="#f9f9ff" style:text-scale="99%"/>
    </style:style>
    <style:style style:name="_31_37" style:display-name="137" style:family="text">
      <style:text-properties style:text-position="0% 100%" fo:letter-spacing="normal" fo:background-color="#f9f9ff" style:text-scale="102%"/>
    </style:style>
    <style:style style:name="_31_38" style:display-name="138" style:family="text">
      <style:text-properties style:text-position="0% 100%" fo:letter-spacing="normal" fo:background-color="#f9f9ff" style:text-scale="103%"/>
    </style:style>
    <style:style style:name="_31_39" style:display-name="139" style:family="text">
      <style:text-properties style:text-position="0% 100%" fo:letter-spacing="normal" fo:background-color="#f9f9ff" style:text-scale="105%"/>
    </style:style>
    <style:style style:name="_31_40" style:display-name="140" style:family="text">
      <style:text-properties style:text-position="0% 100%" fo:letter-spacing="normal" fo:background-color="#f9f9ff" style:text-scale="106%"/>
    </style:style>
    <style:style style:name="_31_41" style:display-name="141" style:family="text">
      <style:text-properties style:text-position="0% 100%" fo:letter-spacing="0.0311in" fo:background-color="#f9f9ff"/>
    </style:style>
    <style:style style:name="_31_42" style:display-name="142" style:family="text">
      <style:text-properties style:text-position="0% 100%" fo:letter-spacing="0.0311in" fo:background-color="#f9f9ff" style:text-scale="95%"/>
    </style:style>
    <style:style style:name="_31_43" style:display-name="143" style:family="text">
      <style:text-properties style:text-position="0% 100%" fo:letter-spacing="0.0311in" fo:background-color="#f9f9ff" style:text-scale="96%"/>
    </style:style>
    <style:style style:name="_31_44" style:display-name="144" style:family="text">
      <style:text-properties style:text-position="0% 100%" fo:letter-spacing="0.0311in" fo:background-color="#f9f9ff" style:text-scale="97%"/>
    </style:style>
    <style:style style:name="_31_45" style:display-name="145" style:family="text">
      <style:text-properties style:text-position="0% 100%" fo:letter-spacing="0.0311in" fo:background-color="#f9f9ff" style:text-scale="98%"/>
    </style:style>
    <style:style style:name="_31_46" style:display-name="146" style:family="text">
      <style:text-properties style:text-position="0% 100%" fo:letter-spacing="0.0311in" fo:background-color="#f9f9ff" style:text-scale="99%"/>
    </style:style>
    <style:style style:name="_31_47" style:display-name="147" style:family="text">
      <style:text-properties style:text-position="0% 100%" fo:letter-spacing="0.0311in" fo:background-color="#f9f9ff" style:text-scale="102%"/>
    </style:style>
    <style:style style:name="_31_48" style:display-name="148" style:family="text">
      <style:text-properties style:text-position="0% 100%" fo:letter-spacing="0.0311in" fo:background-color="#f9f9ff" style:text-scale="103%"/>
    </style:style>
    <style:style style:name="_31_49" style:display-name="149" style:family="text">
      <style:text-properties style:text-position="0% 100%" fo:letter-spacing="0.0311in" fo:background-color="#f9f9ff" style:text-scale="105%"/>
    </style:style>
    <style:style style:name="_31_50" style:display-name="150" style:family="text">
      <style:text-properties style:text-position="0% 100%" fo:letter-spacing="0.0311in" fo:background-color="#f9f9ff" style:text-scale="106%"/>
    </style:style>
    <style:style style:name="_31_51" style:display-name="151" style:family="text">
      <style:text-properties style:text-position="2% 100%" fo:background-color="#f9f9ff"/>
    </style:style>
    <style:style style:name="_31_52" style:display-name="152" style:family="text">
      <style:text-properties style:text-position="2% 100%" fo:background-color="#f9f9ff" style:text-scale="95%"/>
    </style:style>
    <style:style style:name="_31_53" style:display-name="153" style:family="text">
      <style:text-properties style:text-position="2% 100%" fo:background-color="#f9f9ff" style:text-scale="96%"/>
    </style:style>
    <style:style style:name="_31_54" style:display-name="154" style:family="text">
      <style:text-properties style:text-position="2% 100%" fo:background-color="#f9f9ff" style:text-scale="97%"/>
    </style:style>
    <style:style style:name="_31_55" style:display-name="155" style:family="text">
      <style:text-properties style:text-position="2% 100%" fo:background-color="#f9f9ff" style:text-scale="98%"/>
    </style:style>
    <style:style style:name="_31_56" style:display-name="156" style:family="text">
      <style:text-properties style:text-position="2% 100%" fo:background-color="#f9f9ff" style:text-scale="99%"/>
    </style:style>
    <style:style style:name="_31_57" style:display-name="157" style:family="text">
      <style:text-properties style:text-position="2% 100%" fo:background-color="#f9f9ff" style:text-scale="102%"/>
    </style:style>
    <style:style style:name="_31_58" style:display-name="158" style:family="text">
      <style:text-properties style:text-position="2% 100%" fo:background-color="#f9f9ff" style:text-scale="103%"/>
    </style:style>
    <style:style style:name="_31_59" style:display-name="159" style:family="text">
      <style:text-properties style:text-position="2% 100%" fo:background-color="#f9f9ff" style:text-scale="105%"/>
    </style:style>
    <style:style style:name="_31_60" style:display-name="160" style:family="text">
      <style:text-properties style:text-position="2% 100%" fo:background-color="#f9f9ff" style:text-scale="106%"/>
    </style:style>
    <style:style style:name="_31_61" style:display-name="161" style:family="text">
      <style:text-properties style:text-position="2% 100%" fo:letter-spacing="normal" fo:background-color="#f9f9ff"/>
    </style:style>
    <style:style style:name="_31_62" style:display-name="162" style:family="text">
      <style:text-properties style:text-position="2% 100%" fo:letter-spacing="normal" fo:background-color="#f9f9ff" style:text-scale="95%"/>
    </style:style>
    <style:style style:name="_31_63" style:display-name="163" style:family="text">
      <style:text-properties style:text-position="2% 100%" fo:letter-spacing="normal" fo:background-color="#f9f9ff" style:text-scale="96%"/>
    </style:style>
    <style:style style:name="_31_64" style:display-name="164" style:family="text">
      <style:text-properties style:text-position="2% 100%" fo:letter-spacing="normal" fo:background-color="#f9f9ff" style:text-scale="97%"/>
    </style:style>
    <style:style style:name="_31_65" style:display-name="165" style:family="text">
      <style:text-properties style:text-position="2% 100%" fo:letter-spacing="normal" fo:background-color="#f9f9ff" style:text-scale="98%"/>
    </style:style>
    <style:style style:name="_31_66" style:display-name="166" style:family="text">
      <style:text-properties style:text-position="2% 100%" fo:letter-spacing="normal" fo:background-color="#f9f9ff" style:text-scale="99%"/>
    </style:style>
    <style:style style:name="_31_67" style:display-name="167" style:family="text">
      <style:text-properties style:text-position="2% 100%" fo:letter-spacing="normal" fo:background-color="#f9f9ff" style:text-scale="102%"/>
    </style:style>
    <style:style style:name="_31_68" style:display-name="168" style:family="text">
      <style:text-properties style:text-position="2% 100%" fo:letter-spacing="normal" fo:background-color="#f9f9ff" style:text-scale="103%"/>
    </style:style>
    <style:style style:name="_31_69" style:display-name="169" style:family="text">
      <style:text-properties style:text-position="2% 100%" fo:letter-spacing="normal" fo:background-color="#f9f9ff" style:text-scale="105%"/>
    </style:style>
    <style:style style:name="_31_70" style:display-name="170" style:family="text">
      <style:text-properties style:text-position="2% 100%" fo:letter-spacing="normal" fo:background-color="#f9f9ff" style:text-scale="106%"/>
    </style:style>
    <style:style style:name="_31_71" style:display-name="171" style:family="text">
      <style:text-properties style:text-position="2% 100%" fo:letter-spacing="0.0311in" fo:background-color="#f9f9ff"/>
    </style:style>
    <style:style style:name="_31_72" style:display-name="172" style:family="text">
      <style:text-properties style:text-position="2% 100%" fo:letter-spacing="0.0311in" fo:background-color="#f9f9ff" style:text-scale="95%"/>
    </style:style>
    <style:style style:name="_31_73" style:display-name="173" style:family="text">
      <style:text-properties style:text-position="2% 100%" fo:letter-spacing="0.0311in" fo:background-color="#f9f9ff" style:text-scale="96%"/>
    </style:style>
    <style:style style:name="_31_74" style:display-name="174" style:family="text">
      <style:text-properties style:text-position="2% 100%" fo:letter-spacing="0.0311in" fo:background-color="#f9f9ff" style:text-scale="97%"/>
    </style:style>
    <style:style style:name="_31_75" style:display-name="175" style:family="text">
      <style:text-properties style:text-position="2% 100%" fo:letter-spacing="0.0311in" fo:background-color="#f9f9ff" style:text-scale="98%"/>
    </style:style>
    <style:style style:name="_31_76" style:display-name="176" style:family="text">
      <style:text-properties style:text-position="2% 100%" fo:letter-spacing="0.0311in" fo:background-color="#f9f9ff" style:text-scale="99%"/>
    </style:style>
    <style:style style:name="_31_77" style:display-name="177" style:family="text">
      <style:text-properties style:text-position="2% 100%" fo:letter-spacing="0.0311in" fo:background-color="#f9f9ff" style:text-scale="102%"/>
    </style:style>
    <style:style style:name="_31_78" style:display-name="178" style:family="text">
      <style:text-properties style:text-position="2% 100%" fo:letter-spacing="0.0311in" fo:background-color="#f9f9ff" style:text-scale="103%"/>
    </style:style>
    <style:style style:name="_31_79" style:display-name="179" style:family="text">
      <style:text-properties style:text-position="2% 100%" fo:letter-spacing="0.0311in" fo:background-color="#f9f9ff" style:text-scale="105%"/>
    </style:style>
    <style:style style:name="_31_80" style:display-name="180" style:family="text">
      <style:text-properties style:text-position="2% 100%" fo:letter-spacing="0.0311in" fo:background-color="#f9f9ff" style:text-scale="106%"/>
    </style:style>
    <style:style style:name="_31_81" style:display-name="181" style:family="text">
      <style:text-properties fo:background-color="#f9fdff"/>
    </style:style>
    <style:style style:name="_31_82" style:display-name="182" style:family="text">
      <style:text-properties fo:background-color="#f9fdff" style:text-scale="95%"/>
    </style:style>
    <style:style style:name="_31_83" style:display-name="183" style:family="text">
      <style:text-properties fo:background-color="#f9fdff" style:text-scale="96%"/>
    </style:style>
    <style:style style:name="_31_84" style:display-name="184" style:family="text">
      <style:text-properties fo:background-color="#f9fdff" style:text-scale="97%"/>
    </style:style>
    <style:style style:name="_31_85" style:display-name="185" style:family="text">
      <style:text-properties fo:background-color="#f9fdff" style:text-scale="98%"/>
    </style:style>
    <style:style style:name="_31_86" style:display-name="186" style:family="text">
      <style:text-properties fo:background-color="#f9fdff" style:text-scale="99%"/>
    </style:style>
    <style:style style:name="_31_87" style:display-name="187" style:family="text">
      <style:text-properties fo:background-color="#f9fdff" style:text-scale="102%"/>
    </style:style>
    <style:style style:name="_31_88" style:display-name="188" style:family="text">
      <style:text-properties fo:background-color="#f9fdff" style:text-scale="103%"/>
    </style:style>
    <style:style style:name="_31_89" style:display-name="189" style:family="text">
      <style:text-properties fo:background-color="#f9fdff" style:text-scale="105%"/>
    </style:style>
    <style:style style:name="_31_90" style:display-name="190" style:family="text">
      <style:text-properties fo:background-color="#f9fdff" style:text-scale="106%"/>
    </style:style>
    <style:style style:name="_31_91" style:display-name="191" style:family="text">
      <style:text-properties fo:letter-spacing="normal" fo:background-color="#f9fdff"/>
    </style:style>
    <style:style style:name="_31_92" style:display-name="192" style:family="text">
      <style:text-properties fo:letter-spacing="normal" fo:background-color="#f9fdff" style:text-scale="95%"/>
    </style:style>
    <style:style style:name="_31_93" style:display-name="193" style:family="text">
      <style:text-properties fo:letter-spacing="normal" fo:background-color="#f9fdff" style:text-scale="96%"/>
    </style:style>
    <style:style style:name="_31_94" style:display-name="194" style:family="text">
      <style:text-properties fo:letter-spacing="normal" fo:background-color="#f9fdff" style:text-scale="97%"/>
    </style:style>
    <style:style style:name="_31_95" style:display-name="195" style:family="text">
      <style:text-properties fo:letter-spacing="normal" fo:background-color="#f9fdff" style:text-scale="98%"/>
    </style:style>
    <style:style style:name="_31_96" style:display-name="196" style:family="text">
      <style:text-properties fo:letter-spacing="normal" fo:background-color="#f9fdff" style:text-scale="99%"/>
    </style:style>
    <style:style style:name="_31_97" style:display-name="197" style:family="text">
      <style:text-properties fo:letter-spacing="normal" fo:background-color="#f9fdff" style:text-scale="102%"/>
    </style:style>
    <style:style style:name="_31_98" style:display-name="198" style:family="text">
      <style:text-properties fo:letter-spacing="normal" fo:background-color="#f9fdff" style:text-scale="103%"/>
    </style:style>
    <style:style style:name="_31_99" style:display-name="199" style:family="text">
      <style:text-properties fo:letter-spacing="normal" fo:background-color="#f9fdff" style:text-scale="105%"/>
    </style:style>
    <style:style style:name="_32_00" style:display-name="200" style:family="text">
      <style:text-properties fo:letter-spacing="normal" fo:background-color="#f9fdff" style:text-scale="106%"/>
    </style:style>
    <style:style style:name="_32_01" style:display-name="201" style:family="text">
      <style:text-properties fo:letter-spacing="0.0311in" fo:background-color="#f9fdff"/>
    </style:style>
    <style:style style:name="_32_02" style:display-name="202" style:family="text">
      <style:text-properties fo:letter-spacing="0.0311in" fo:background-color="#f9fdff" style:text-scale="95%"/>
    </style:style>
    <style:style style:name="_32_03" style:display-name="203" style:family="text">
      <style:text-properties fo:letter-spacing="0.0311in" fo:background-color="#f9fdff" style:text-scale="96%"/>
    </style:style>
    <style:style style:name="_32_04" style:display-name="204" style:family="text">
      <style:text-properties fo:letter-spacing="0.0311in" fo:background-color="#f9fdff" style:text-scale="97%"/>
    </style:style>
    <style:style style:name="_32_05" style:display-name="205" style:family="text">
      <style:text-properties fo:letter-spacing="0.0311in" fo:background-color="#f9fdff" style:text-scale="98%"/>
    </style:style>
    <style:style style:name="_32_06" style:display-name="206" style:family="text">
      <style:text-properties fo:letter-spacing="0.0311in" fo:background-color="#f9fdff" style:text-scale="99%"/>
    </style:style>
    <style:style style:name="_32_07" style:display-name="207" style:family="text">
      <style:text-properties fo:letter-spacing="0.0311in" fo:background-color="#f9fdff" style:text-scale="102%"/>
    </style:style>
    <style:style style:name="_32_08" style:display-name="208" style:family="text">
      <style:text-properties fo:letter-spacing="0.0311in" fo:background-color="#f9fdff" style:text-scale="103%"/>
    </style:style>
    <style:style style:name="_32_09" style:display-name="209" style:family="text">
      <style:text-properties fo:letter-spacing="0.0311in" fo:background-color="#f9fdff" style:text-scale="105%"/>
    </style:style>
    <style:style style:name="_32_10" style:display-name="210" style:family="text">
      <style:text-properties fo:letter-spacing="0.0311in" fo:background-color="#f9fdff" style:text-scale="106%"/>
    </style:style>
    <style:style style:name="_32_11" style:display-name="211" style:family="text">
      <style:text-properties style:text-position="0% 100%" fo:background-color="#f9fdff"/>
    </style:style>
    <style:style style:name="_32_12" style:display-name="212" style:family="text">
      <style:text-properties style:text-position="0% 100%" fo:background-color="#f9fdff" style:text-scale="95%"/>
    </style:style>
    <style:style style:name="_32_13" style:display-name="213" style:family="text">
      <style:text-properties style:text-position="0% 100%" fo:background-color="#f9fdff" style:text-scale="96%"/>
    </style:style>
    <style:style style:name="_32_14" style:display-name="214" style:family="text">
      <style:text-properties style:text-position="0% 100%" fo:background-color="#f9fdff" style:text-scale="97%"/>
    </style:style>
    <style:style style:name="_32_15" style:display-name="215" style:family="text">
      <style:text-properties style:text-position="0% 100%" fo:background-color="#f9fdff" style:text-scale="98%"/>
    </style:style>
    <style:style style:name="_32_16" style:display-name="216" style:family="text">
      <style:text-properties style:text-position="0% 100%" fo:background-color="#f9fdff" style:text-scale="99%"/>
    </style:style>
    <style:style style:name="_32_17" style:display-name="217" style:family="text">
      <style:text-properties style:text-position="0% 100%" fo:background-color="#f9fdff" style:text-scale="102%"/>
    </style:style>
    <style:style style:name="_32_18" style:display-name="218" style:family="text">
      <style:text-properties style:text-position="0% 100%" fo:background-color="#f9fdff" style:text-scale="103%"/>
    </style:style>
    <style:style style:name="_32_19" style:display-name="219" style:family="text">
      <style:text-properties style:text-position="0% 100%" fo:background-color="#f9fdff" style:text-scale="105%"/>
    </style:style>
    <style:style style:name="_32_20" style:display-name="220" style:family="text">
      <style:text-properties style:text-position="0% 100%" fo:background-color="#f9fdff" style:text-scale="106%"/>
    </style:style>
    <style:style style:name="_32_21" style:display-name="221" style:family="text">
      <style:text-properties style:text-position="0% 100%" fo:letter-spacing="normal" fo:background-color="#f9fdff"/>
    </style:style>
    <style:style style:name="_32_22" style:display-name="222" style:family="text">
      <style:text-properties style:text-position="0% 100%" fo:letter-spacing="normal" fo:background-color="#f9fdff" style:text-scale="95%"/>
    </style:style>
    <style:style style:name="_32_23" style:display-name="223" style:family="text">
      <style:text-properties style:text-position="0% 100%" fo:letter-spacing="normal" fo:background-color="#f9fdff" style:text-scale="96%"/>
    </style:style>
    <style:style style:name="_32_24" style:display-name="224" style:family="text">
      <style:text-properties style:text-position="0% 100%" fo:letter-spacing="normal" fo:background-color="#f9fdff" style:text-scale="97%"/>
    </style:style>
    <style:style style:name="_32_25" style:display-name="225" style:family="text">
      <style:text-properties style:text-position="0% 100%" fo:letter-spacing="normal" fo:background-color="#f9fdff" style:text-scale="98%"/>
    </style:style>
    <style:style style:name="_32_26" style:display-name="226" style:family="text">
      <style:text-properties style:text-position="0% 100%" fo:letter-spacing="normal" fo:background-color="#f9fdff" style:text-scale="99%"/>
    </style:style>
    <style:style style:name="_32_27" style:display-name="227" style:family="text">
      <style:text-properties style:text-position="0% 100%" fo:letter-spacing="normal" fo:background-color="#f9fdff" style:text-scale="102%"/>
    </style:style>
    <style:style style:name="_32_28" style:display-name="228" style:family="text">
      <style:text-properties style:text-position="0% 100%" fo:letter-spacing="normal" fo:background-color="#f9fdff" style:text-scale="103%"/>
    </style:style>
    <style:style style:name="_32_29" style:display-name="229" style:family="text">
      <style:text-properties style:text-position="0% 100%" fo:letter-spacing="normal" fo:background-color="#f9fdff" style:text-scale="105%"/>
    </style:style>
    <style:style style:name="_32_30" style:display-name="230" style:family="text">
      <style:text-properties style:text-position="0% 100%" fo:letter-spacing="normal" fo:background-color="#f9fdff" style:text-scale="106%"/>
    </style:style>
    <style:style style:name="_32_31" style:display-name="231" style:family="text">
      <style:text-properties style:text-position="0% 100%" fo:letter-spacing="0.0311in" fo:background-color="#f9fdff"/>
    </style:style>
    <style:style style:name="_32_32" style:display-name="232" style:family="text">
      <style:text-properties style:text-position="0% 100%" fo:letter-spacing="0.0311in" fo:background-color="#f9fdff" style:text-scale="95%"/>
    </style:style>
    <style:style style:name="_32_33" style:display-name="233" style:family="text">
      <style:text-properties style:text-position="0% 100%" fo:letter-spacing="0.0311in" fo:background-color="#f9fdff" style:text-scale="96%"/>
    </style:style>
    <style:style style:name="_32_34" style:display-name="234" style:family="text">
      <style:text-properties style:text-position="0% 100%" fo:letter-spacing="0.0311in" fo:background-color="#f9fdff" style:text-scale="97%"/>
    </style:style>
    <style:style style:name="_32_35" style:display-name="235" style:family="text">
      <style:text-properties style:text-position="0% 100%" fo:letter-spacing="0.0311in" fo:background-color="#f9fdff" style:text-scale="98%"/>
    </style:style>
    <style:style style:name="_32_36" style:display-name="236" style:family="text">
      <style:text-properties style:text-position="0% 100%" fo:letter-spacing="0.0311in" fo:background-color="#f9fdff" style:text-scale="99%"/>
    </style:style>
    <style:style style:name="_32_37" style:display-name="237" style:family="text">
      <style:text-properties style:text-position="0% 100%" fo:letter-spacing="0.0311in" fo:background-color="#f9fdff" style:text-scale="102%"/>
    </style:style>
    <style:style style:name="_32_38" style:display-name="238" style:family="text">
      <style:text-properties style:text-position="0% 100%" fo:letter-spacing="0.0311in" fo:background-color="#f9fdff" style:text-scale="103%"/>
    </style:style>
    <style:style style:name="_32_39" style:display-name="239" style:family="text">
      <style:text-properties style:text-position="0% 100%" fo:letter-spacing="0.0311in" fo:background-color="#f9fdff" style:text-scale="105%"/>
    </style:style>
    <style:style style:name="_32_40" style:display-name="240" style:family="text">
      <style:text-properties style:text-position="0% 100%" fo:letter-spacing="0.0311in" fo:background-color="#f9fdff" style:text-scale="106%"/>
    </style:style>
    <style:style style:name="_32_41" style:display-name="241" style:family="text">
      <style:text-properties style:text-position="2% 100%" fo:background-color="#f9fdff"/>
    </style:style>
    <style:style style:name="_32_42" style:display-name="242" style:family="text">
      <style:text-properties style:text-position="2% 100%" fo:background-color="#f9fdff" style:text-scale="95%"/>
    </style:style>
    <style:style style:name="_32_43" style:display-name="243" style:family="text">
      <style:text-properties style:text-position="2% 100%" fo:background-color="#f9fdff" style:text-scale="96%"/>
    </style:style>
    <style:style style:name="_32_44" style:display-name="244" style:family="text">
      <style:text-properties style:text-position="2% 100%" fo:background-color="#f9fdff" style:text-scale="97%"/>
    </style:style>
    <style:style style:name="_32_45" style:display-name="245" style:family="text">
      <style:text-properties style:text-position="2% 100%" fo:background-color="#f9fdff" style:text-scale="98%"/>
    </style:style>
    <style:style style:name="_32_46" style:display-name="246" style:family="text">
      <style:text-properties style:text-position="2% 100%" fo:background-color="#f9fdff" style:text-scale="99%"/>
    </style:style>
    <style:style style:name="_32_47" style:display-name="247" style:family="text">
      <style:text-properties style:text-position="2% 100%" fo:background-color="#f9fdff" style:text-scale="102%"/>
    </style:style>
    <style:style style:name="_32_48" style:display-name="248" style:family="text">
      <style:text-properties style:text-position="2% 100%" fo:background-color="#f9fdff" style:text-scale="103%"/>
    </style:style>
    <style:style style:name="_32_49" style:display-name="249" style:family="text">
      <style:text-properties style:text-position="2% 100%" fo:background-color="#f9fdff" style:text-scale="105%"/>
    </style:style>
    <style:style style:name="_32_50" style:display-name="250" style:family="text">
      <style:text-properties style:text-position="2% 100%" fo:background-color="#f9fdff" style:text-scale="106%"/>
    </style:style>
    <style:style style:name="_32_51" style:display-name="251" style:family="text">
      <style:text-properties style:text-position="2% 100%" fo:letter-spacing="normal" fo:background-color="#f9fdff"/>
    </style:style>
    <style:style style:name="_32_52" style:display-name="252" style:family="text">
      <style:text-properties style:text-position="2% 100%" fo:letter-spacing="normal" fo:background-color="#f9fdff" style:text-scale="95%"/>
    </style:style>
    <style:style style:name="_32_53" style:display-name="253" style:family="text">
      <style:text-properties style:text-position="2% 100%" fo:letter-spacing="normal" fo:background-color="#f9fdff" style:text-scale="96%"/>
    </style:style>
    <style:style style:name="_32_54" style:display-name="254" style:family="text">
      <style:text-properties style:text-position="2% 100%" fo:letter-spacing="normal" fo:background-color="#f9fdff" style:text-scale="97%"/>
    </style:style>
    <style:style style:name="_32_55" style:display-name="255" style:family="text">
      <style:text-properties style:text-position="2% 100%" fo:letter-spacing="normal" fo:background-color="#f9fdff" style:text-scale="98%"/>
    </style:style>
    <style:style style:name="_32_56" style:display-name="256" style:family="text">
      <style:text-properties style:text-position="2% 100%" fo:letter-spacing="normal" fo:background-color="#f9fdff" style:text-scale="99%"/>
    </style:style>
    <style:style style:name="_32_57" style:display-name="257" style:family="text">
      <style:text-properties style:text-position="2% 100%" fo:letter-spacing="normal" fo:background-color="#f9fdff" style:text-scale="102%"/>
    </style:style>
    <style:style style:name="_32_58" style:display-name="258" style:family="text">
      <style:text-properties style:text-position="2% 100%" fo:letter-spacing="normal" fo:background-color="#f9fdff" style:text-scale="103%"/>
    </style:style>
    <style:style style:name="_32_59" style:display-name="259" style:family="text">
      <style:text-properties style:text-position="2% 100%" fo:letter-spacing="normal" fo:background-color="#f9fdff" style:text-scale="105%"/>
    </style:style>
    <style:style style:name="_32_60" style:display-name="260" style:family="text">
      <style:text-properties style:text-position="2% 100%" fo:letter-spacing="normal" fo:background-color="#f9fdff" style:text-scale="106%"/>
    </style:style>
    <style:style style:name="_32_61" style:display-name="261" style:family="text">
      <style:text-properties style:text-position="2% 100%" fo:letter-spacing="0.0311in" fo:background-color="#f9fdff"/>
    </style:style>
    <style:style style:name="_32_62" style:display-name="262" style:family="text">
      <style:text-properties style:text-position="2% 100%" fo:letter-spacing="0.0311in" fo:background-color="#f9fdff" style:text-scale="95%"/>
    </style:style>
    <style:style style:name="_32_63" style:display-name="263" style:family="text">
      <style:text-properties style:text-position="2% 100%" fo:letter-spacing="0.0311in" fo:background-color="#f9fdff" style:text-scale="96%"/>
    </style:style>
    <style:style style:name="_32_64" style:display-name="264" style:family="text">
      <style:text-properties style:text-position="2% 100%" fo:letter-spacing="0.0311in" fo:background-color="#f9fdff" style:text-scale="97%"/>
    </style:style>
    <style:style style:name="_32_65" style:display-name="265" style:family="text">
      <style:text-properties style:text-position="2% 100%" fo:letter-spacing="0.0311in" fo:background-color="#f9fdff" style:text-scale="98%"/>
    </style:style>
    <style:style style:name="_32_66" style:display-name="266" style:family="text">
      <style:text-properties style:text-position="2% 100%" fo:letter-spacing="0.0311in" fo:background-color="#f9fdff" style:text-scale="99%"/>
    </style:style>
    <style:style style:name="_32_67" style:display-name="267" style:family="text">
      <style:text-properties style:text-position="2% 100%" fo:letter-spacing="0.0311in" fo:background-color="#f9fdff" style:text-scale="102%"/>
    </style:style>
    <style:style style:name="_32_68" style:display-name="268" style:family="text">
      <style:text-properties style:text-position="2% 100%" fo:letter-spacing="0.0311in" fo:background-color="#f9fdff" style:text-scale="103%"/>
    </style:style>
    <style:style style:name="_32_69" style:display-name="269" style:family="text">
      <style:text-properties style:text-position="2% 100%" fo:letter-spacing="0.0311in" fo:background-color="#f9fdff" style:text-scale="105%"/>
    </style:style>
    <style:style style:name="_32_70" style:display-name="270" style:family="text">
      <style:text-properties style:text-position="2% 100%" fo:letter-spacing="0.0311in" fo:background-color="#f9fdff" style:text-scale="106%"/>
    </style:style>
    <style:style style:name="_32_71" style:display-name="271" style:family="text">
      <style:text-properties fo:background-color="#fdf9ff"/>
    </style:style>
    <style:style style:name="_32_72" style:display-name="272" style:family="text">
      <style:text-properties fo:background-color="#fdf9ff" style:text-scale="95%"/>
    </style:style>
    <style:style style:name="_32_73" style:display-name="273" style:family="text">
      <style:text-properties fo:background-color="#fdf9ff" style:text-scale="96%"/>
    </style:style>
    <style:style style:name="_32_74" style:display-name="274" style:family="text">
      <style:text-properties fo:background-color="#fdf9ff" style:text-scale="97%"/>
    </style:style>
    <style:style style:name="_32_75" style:display-name="275" style:family="text">
      <style:text-properties fo:background-color="#fdf9ff" style:text-scale="98%"/>
    </style:style>
    <style:style style:name="_32_76" style:display-name="276" style:family="text">
      <style:text-properties fo:background-color="#fdf9ff" style:text-scale="99%"/>
    </style:style>
    <style:style style:name="_32_77" style:display-name="277" style:family="text">
      <style:text-properties fo:background-color="#fdf9ff" style:text-scale="102%"/>
    </style:style>
    <style:style style:name="_32_78" style:display-name="278" style:family="text">
      <style:text-properties fo:background-color="#fdf9ff" style:text-scale="103%"/>
    </style:style>
    <style:style style:name="_32_79" style:display-name="279" style:family="text">
      <style:text-properties fo:background-color="#fdf9ff" style:text-scale="105%"/>
    </style:style>
    <style:style style:name="_32_80" style:display-name="280" style:family="text">
      <style:text-properties fo:background-color="#fdf9ff" style:text-scale="106%"/>
    </style:style>
    <style:style style:name="_32_81" style:display-name="281" style:family="text">
      <style:text-properties fo:letter-spacing="normal" fo:background-color="#fdf9ff"/>
    </style:style>
    <style:style style:name="_32_82" style:display-name="282" style:family="text">
      <style:text-properties fo:letter-spacing="normal" fo:background-color="#fdf9ff" style:text-scale="95%"/>
    </style:style>
    <style:style style:name="_32_83" style:display-name="283" style:family="text">
      <style:text-properties fo:letter-spacing="normal" fo:background-color="#fdf9ff" style:text-scale="96%"/>
    </style:style>
    <style:style style:name="_32_84" style:display-name="284" style:family="text">
      <style:text-properties fo:letter-spacing="normal" fo:background-color="#fdf9ff" style:text-scale="97%"/>
    </style:style>
    <style:style style:name="_32_85" style:display-name="285" style:family="text">
      <style:text-properties fo:letter-spacing="normal" fo:background-color="#fdf9ff" style:text-scale="98%"/>
    </style:style>
    <style:style style:name="_32_86" style:display-name="286" style:family="text">
      <style:text-properties fo:letter-spacing="normal" fo:background-color="#fdf9ff" style:text-scale="99%"/>
    </style:style>
    <style:style style:name="_32_87" style:display-name="287" style:family="text">
      <style:text-properties fo:letter-spacing="normal" fo:background-color="#fdf9ff" style:text-scale="102%"/>
    </style:style>
    <style:style style:name="_32_88" style:display-name="288" style:family="text">
      <style:text-properties fo:letter-spacing="normal" fo:background-color="#fdf9ff" style:text-scale="103%"/>
    </style:style>
    <style:style style:name="_32_89" style:display-name="289" style:family="text">
      <style:text-properties fo:letter-spacing="normal" fo:background-color="#fdf9ff" style:text-scale="105%"/>
    </style:style>
    <style:style style:name="_32_90" style:display-name="290" style:family="text">
      <style:text-properties fo:letter-spacing="normal" fo:background-color="#fdf9ff" style:text-scale="106%"/>
    </style:style>
    <style:style style:name="_32_91" style:display-name="291" style:family="text">
      <style:text-properties fo:letter-spacing="0.0311in" fo:background-color="#fdf9ff"/>
    </style:style>
    <style:style style:name="_32_92" style:display-name="292" style:family="text">
      <style:text-properties fo:letter-spacing="0.0311in" fo:background-color="#fdf9ff" style:text-scale="95%"/>
    </style:style>
    <style:style style:name="_32_93" style:display-name="293" style:family="text">
      <style:text-properties fo:letter-spacing="0.0311in" fo:background-color="#fdf9ff" style:text-scale="96%"/>
    </style:style>
    <style:style style:name="_32_94" style:display-name="294" style:family="text">
      <style:text-properties fo:letter-spacing="0.0311in" fo:background-color="#fdf9ff" style:text-scale="97%"/>
    </style:style>
    <style:style style:name="_32_95" style:display-name="295" style:family="text">
      <style:text-properties fo:letter-spacing="0.0311in" fo:background-color="#fdf9ff" style:text-scale="98%"/>
    </style:style>
    <style:style style:name="_32_96" style:display-name="296" style:family="text">
      <style:text-properties fo:letter-spacing="0.0311in" fo:background-color="#fdf9ff" style:text-scale="99%"/>
    </style:style>
    <style:style style:name="_32_97" style:display-name="297" style:family="text">
      <style:text-properties fo:letter-spacing="0.0311in" fo:background-color="#fdf9ff" style:text-scale="102%"/>
    </style:style>
    <style:style style:name="_32_98" style:display-name="298" style:family="text">
      <style:text-properties fo:letter-spacing="0.0311in" fo:background-color="#fdf9ff" style:text-scale="103%"/>
    </style:style>
    <style:style style:name="_32_99" style:display-name="299" style:family="text">
      <style:text-properties fo:letter-spacing="0.0311in" fo:background-color="#fdf9ff" style:text-scale="105%"/>
    </style:style>
    <style:style style:name="_33_00" style:display-name="300" style:family="text">
      <style:text-properties fo:letter-spacing="0.0311in" fo:background-color="#fdf9ff" style:text-scale="106%"/>
    </style:style>
    <style:style style:name="_33_01" style:display-name="301" style:family="text">
      <style:text-properties style:text-position="0% 100%" fo:background-color="#fdf9ff"/>
    </style:style>
    <style:style style:name="_33_02" style:display-name="302" style:family="text">
      <style:text-properties style:text-position="0% 100%" fo:background-color="#fdf9ff" style:text-scale="95%"/>
    </style:style>
    <style:style style:name="_33_03" style:display-name="303" style:family="text">
      <style:text-properties style:text-position="0% 100%" fo:background-color="#fdf9ff" style:text-scale="96%"/>
    </style:style>
    <style:style style:name="_33_04" style:display-name="304" style:family="text">
      <style:text-properties style:text-position="0% 100%" fo:background-color="#fdf9ff" style:text-scale="97%"/>
    </style:style>
    <style:style style:name="_33_05" style:display-name="305" style:family="text">
      <style:text-properties style:text-position="0% 100%" fo:background-color="#fdf9ff" style:text-scale="98%"/>
    </style:style>
    <style:style style:name="_33_06" style:display-name="306" style:family="text">
      <style:text-properties style:text-position="0% 100%" fo:background-color="#fdf9ff" style:text-scale="99%"/>
    </style:style>
    <style:style style:name="_33_07" style:display-name="307" style:family="text">
      <style:text-properties style:text-position="0% 100%" fo:background-color="#fdf9ff" style:text-scale="102%"/>
    </style:style>
    <style:style style:name="_33_08" style:display-name="308" style:family="text">
      <style:text-properties style:text-position="0% 100%" fo:background-color="#fdf9ff" style:text-scale="103%"/>
    </style:style>
    <style:style style:name="_33_09" style:display-name="309" style:family="text">
      <style:text-properties style:text-position="0% 100%" fo:background-color="#fdf9ff" style:text-scale="105%"/>
    </style:style>
    <style:style style:name="_33_10" style:display-name="310" style:family="text">
      <style:text-properties style:text-position="0% 100%" fo:background-color="#fdf9ff" style:text-scale="106%"/>
    </style:style>
    <style:style style:name="_33_11" style:display-name="311" style:family="text">
      <style:text-properties style:text-position="0% 100%" fo:letter-spacing="normal" fo:background-color="#fdf9ff"/>
    </style:style>
    <style:style style:name="_33_12" style:display-name="312" style:family="text">
      <style:text-properties style:text-position="0% 100%" fo:letter-spacing="normal" fo:background-color="#fdf9ff" style:text-scale="95%"/>
    </style:style>
    <style:style style:name="_33_13" style:display-name="313" style:family="text">
      <style:text-properties style:text-position="0% 100%" fo:letter-spacing="normal" fo:background-color="#fdf9ff" style:text-scale="96%"/>
    </style:style>
    <style:style style:name="_33_14" style:display-name="314" style:family="text">
      <style:text-properties style:text-position="0% 100%" fo:letter-spacing="normal" fo:background-color="#fdf9ff" style:text-scale="97%"/>
    </style:style>
    <style:style style:name="_33_15" style:display-name="315" style:family="text">
      <style:text-properties style:text-position="0% 100%" fo:letter-spacing="normal" fo:background-color="#fdf9ff" style:text-scale="98%"/>
    </style:style>
    <style:style style:name="_33_16" style:display-name="316" style:family="text">
      <style:text-properties style:text-position="0% 100%" fo:letter-spacing="normal" fo:background-color="#fdf9ff" style:text-scale="99%"/>
    </style:style>
    <style:style style:name="_33_17" style:display-name="317" style:family="text">
      <style:text-properties style:text-position="0% 100%" fo:letter-spacing="normal" fo:background-color="#fdf9ff" style:text-scale="102%"/>
    </style:style>
    <style:style style:name="_33_18" style:display-name="318" style:family="text">
      <style:text-properties style:text-position="0% 100%" fo:letter-spacing="normal" fo:background-color="#fdf9ff" style:text-scale="103%"/>
    </style:style>
    <style:style style:name="_33_19" style:display-name="319" style:family="text">
      <style:text-properties style:text-position="0% 100%" fo:letter-spacing="normal" fo:background-color="#fdf9ff" style:text-scale="105%"/>
    </style:style>
    <style:style style:name="_33_20" style:display-name="320" style:family="text">
      <style:text-properties style:text-position="0% 100%" fo:letter-spacing="normal" fo:background-color="#fdf9ff" style:text-scale="106%"/>
    </style:style>
    <style:style style:name="_33_21" style:display-name="321" style:family="text">
      <style:text-properties style:text-position="0% 100%" fo:letter-spacing="0.0311in" fo:background-color="#fdf9ff"/>
    </style:style>
    <style:style style:name="_33_22" style:display-name="322" style:family="text">
      <style:text-properties style:text-position="0% 100%" fo:letter-spacing="0.0311in" fo:background-color="#fdf9ff" style:text-scale="95%"/>
    </style:style>
    <style:style style:name="_33_23" style:display-name="323" style:family="text">
      <style:text-properties style:text-position="0% 100%" fo:letter-spacing="0.0311in" fo:background-color="#fdf9ff" style:text-scale="96%"/>
    </style:style>
    <style:style style:name="_33_24" style:display-name="324" style:family="text">
      <style:text-properties style:text-position="0% 100%" fo:letter-spacing="0.0311in" fo:background-color="#fdf9ff" style:text-scale="97%"/>
    </style:style>
    <style:style style:name="_33_25" style:display-name="325" style:family="text">
      <style:text-properties style:text-position="0% 100%" fo:letter-spacing="0.0311in" fo:background-color="#fdf9ff" style:text-scale="98%"/>
    </style:style>
    <style:style style:name="_33_26" style:display-name="326" style:family="text">
      <style:text-properties style:text-position="0% 100%" fo:letter-spacing="0.0311in" fo:background-color="#fdf9ff" style:text-scale="99%"/>
    </style:style>
    <style:style style:name="_33_27" style:display-name="327" style:family="text">
      <style:text-properties style:text-position="0% 100%" fo:letter-spacing="0.0311in" fo:background-color="#fdf9ff" style:text-scale="102%"/>
    </style:style>
    <style:style style:name="_33_28" style:display-name="328" style:family="text">
      <style:text-properties style:text-position="0% 100%" fo:letter-spacing="0.0311in" fo:background-color="#fdf9ff" style:text-scale="103%"/>
    </style:style>
    <style:style style:name="_33_29" style:display-name="329" style:family="text">
      <style:text-properties style:text-position="0% 100%" fo:letter-spacing="0.0311in" fo:background-color="#fdf9ff" style:text-scale="105%"/>
    </style:style>
    <style:style style:name="_33_30" style:display-name="330" style:family="text">
      <style:text-properties style:text-position="0% 100%" fo:letter-spacing="0.0311in" fo:background-color="#fdf9ff" style:text-scale="106%"/>
    </style:style>
    <style:style style:name="_33_31" style:display-name="331" style:family="text">
      <style:text-properties style:text-position="2% 100%" fo:background-color="#fdf9ff"/>
    </style:style>
    <style:style style:name="_33_32" style:display-name="332" style:family="text">
      <style:text-properties style:text-position="2% 100%" fo:background-color="#fdf9ff" style:text-scale="95%"/>
    </style:style>
    <style:style style:name="_33_33" style:display-name="333" style:family="text">
      <style:text-properties style:text-position="2% 100%" fo:background-color="#fdf9ff" style:text-scale="96%"/>
    </style:style>
    <style:style style:name="_33_34" style:display-name="334" style:family="text">
      <style:text-properties style:text-position="2% 100%" fo:background-color="#fdf9ff" style:text-scale="97%"/>
    </style:style>
    <style:style style:name="_33_35" style:display-name="335" style:family="text">
      <style:text-properties style:text-position="2% 100%" fo:background-color="#fdf9ff" style:text-scale="98%"/>
    </style:style>
    <style:style style:name="_33_36" style:display-name="336" style:family="text">
      <style:text-properties style:text-position="2% 100%" fo:background-color="#fdf9ff" style:text-scale="99%"/>
    </style:style>
    <style:style style:name="_33_37" style:display-name="337" style:family="text">
      <style:text-properties style:text-position="2% 100%" fo:background-color="#fdf9ff" style:text-scale="102%"/>
    </style:style>
    <style:style style:name="_33_38" style:display-name="338" style:family="text">
      <style:text-properties style:text-position="2% 100%" fo:background-color="#fdf9ff" style:text-scale="103%"/>
    </style:style>
    <style:style style:name="_33_39" style:display-name="339" style:family="text">
      <style:text-properties style:text-position="2% 100%" fo:background-color="#fdf9ff" style:text-scale="105%"/>
    </style:style>
    <style:style style:name="_33_40" style:display-name="340" style:family="text">
      <style:text-properties style:text-position="2% 100%" fo:background-color="#fdf9ff" style:text-scale="106%"/>
    </style:style>
    <style:style style:name="_33_41" style:display-name="341" style:family="text">
      <style:text-properties style:text-position="2% 100%" fo:letter-spacing="normal" fo:background-color="#fdf9ff"/>
    </style:style>
    <style:style style:name="_33_42" style:display-name="342" style:family="text">
      <style:text-properties style:text-position="2% 100%" fo:letter-spacing="normal" fo:background-color="#fdf9ff" style:text-scale="95%"/>
    </style:style>
    <style:style style:name="_33_43" style:display-name="343" style:family="text">
      <style:text-properties style:text-position="2% 100%" fo:letter-spacing="normal" fo:background-color="#fdf9ff" style:text-scale="96%"/>
    </style:style>
    <style:style style:name="_33_44" style:display-name="344" style:family="text">
      <style:text-properties style:text-position="2% 100%" fo:letter-spacing="normal" fo:background-color="#fdf9ff" style:text-scale="97%"/>
    </style:style>
    <style:style style:name="_33_45" style:display-name="345" style:family="text">
      <style:text-properties style:text-position="2% 100%" fo:letter-spacing="normal" fo:background-color="#fdf9ff" style:text-scale="98%"/>
    </style:style>
    <style:style style:name="_33_46" style:display-name="346" style:family="text">
      <style:text-properties style:text-position="2% 100%" fo:letter-spacing="normal" fo:background-color="#fdf9ff" style:text-scale="99%"/>
    </style:style>
    <style:style style:name="_33_47" style:display-name="347" style:family="text">
      <style:text-properties style:text-position="2% 100%" fo:letter-spacing="normal" fo:background-color="#fdf9ff" style:text-scale="102%"/>
    </style:style>
    <style:style style:name="_33_48" style:display-name="348" style:family="text">
      <style:text-properties style:text-position="2% 100%" fo:letter-spacing="normal" fo:background-color="#fdf9ff" style:text-scale="103%"/>
    </style:style>
    <style:style style:name="_33_49" style:display-name="349" style:family="text">
      <style:text-properties style:text-position="2% 100%" fo:letter-spacing="normal" fo:background-color="#fdf9ff" style:text-scale="105%"/>
    </style:style>
    <style:style style:name="_33_50" style:display-name="350" style:family="text">
      <style:text-properties style:text-position="2% 100%" fo:letter-spacing="normal" fo:background-color="#fdf9ff" style:text-scale="106%"/>
    </style:style>
    <style:style style:name="_33_51" style:display-name="351" style:family="text">
      <style:text-properties style:text-position="2% 100%" fo:letter-spacing="0.0311in" fo:background-color="#fdf9ff"/>
    </style:style>
    <style:style style:name="_33_52" style:display-name="352" style:family="text">
      <style:text-properties style:text-position="2% 100%" fo:letter-spacing="0.0311in" fo:background-color="#fdf9ff" style:text-scale="95%"/>
    </style:style>
    <style:style style:name="_33_53" style:display-name="353" style:family="text">
      <style:text-properties style:text-position="2% 100%" fo:letter-spacing="0.0311in" fo:background-color="#fdf9ff" style:text-scale="96%"/>
    </style:style>
    <style:style style:name="_33_54" style:display-name="354" style:family="text">
      <style:text-properties style:text-position="2% 100%" fo:letter-spacing="0.0311in" fo:background-color="#fdf9ff" style:text-scale="97%"/>
    </style:style>
    <style:style style:name="_33_55" style:display-name="355" style:family="text">
      <style:text-properties style:text-position="2% 100%" fo:letter-spacing="0.0311in" fo:background-color="#fdf9ff" style:text-scale="98%"/>
    </style:style>
    <style:style style:name="_33_56" style:display-name="356" style:family="text">
      <style:text-properties style:text-position="2% 100%" fo:letter-spacing="0.0311in" fo:background-color="#fdf9ff" style:text-scale="99%"/>
    </style:style>
    <style:style style:name="_33_57" style:display-name="357" style:family="text">
      <style:text-properties style:text-position="2% 100%" fo:letter-spacing="0.0311in" fo:background-color="#fdf9ff" style:text-scale="102%"/>
    </style:style>
    <style:style style:name="_33_58" style:display-name="358" style:family="text">
      <style:text-properties style:text-position="2% 100%" fo:letter-spacing="0.0311in" fo:background-color="#fdf9ff" style:text-scale="103%"/>
    </style:style>
    <style:style style:name="_33_59" style:display-name="359" style:family="text">
      <style:text-properties style:text-position="2% 100%" fo:letter-spacing="0.0311in" fo:background-color="#fdf9ff" style:text-scale="105%"/>
    </style:style>
    <style:style style:name="_33_60" style:display-name="360" style:family="text">
      <style:text-properties style:text-position="2% 100%" fo:letter-spacing="0.0311in" fo:background-color="#fdf9ff" style:text-scale="106%"/>
    </style:style>
    <style:style style:name="_33_61" style:display-name="361" style:family="text">
      <style:text-properties fo:background-color="#fdfdff"/>
    </style:style>
    <style:style style:name="_33_62" style:display-name="362" style:family="text">
      <style:text-properties fo:background-color="#fdfdff" style:text-scale="95%"/>
    </style:style>
    <style:style style:name="_33_63" style:display-name="363" style:family="text">
      <style:text-properties fo:background-color="#fdfdff" style:text-scale="96%"/>
    </style:style>
    <style:style style:name="_33_64" style:display-name="364" style:family="text">
      <style:text-properties fo:background-color="#fdfdff" style:text-scale="97%"/>
    </style:style>
    <style:style style:name="_33_65" style:display-name="365" style:family="text">
      <style:text-properties fo:background-color="#fdfdff" style:text-scale="98%"/>
    </style:style>
    <style:style style:name="_33_66" style:display-name="366" style:family="text">
      <style:text-properties fo:background-color="#fdfdff" style:text-scale="99%"/>
    </style:style>
    <style:style style:name="_33_67" style:display-name="367" style:family="text">
      <style:text-properties fo:background-color="#fdfdff" style:text-scale="102%"/>
    </style:style>
    <style:style style:name="_33_68" style:display-name="368" style:family="text">
      <style:text-properties fo:background-color="#fdfdff" style:text-scale="103%"/>
    </style:style>
    <style:style style:name="_33_69" style:display-name="369" style:family="text">
      <style:text-properties fo:background-color="#fdfdff" style:text-scale="105%"/>
    </style:style>
    <style:style style:name="_33_70" style:display-name="370" style:family="text">
      <style:text-properties fo:background-color="#fdfdff" style:text-scale="106%"/>
    </style:style>
    <style:style style:name="_33_71" style:display-name="371" style:family="text">
      <style:text-properties fo:letter-spacing="normal" fo:background-color="#fdfdff"/>
    </style:style>
    <style:style style:name="_33_72" style:display-name="372" style:family="text">
      <style:text-properties fo:letter-spacing="normal" fo:background-color="#fdfdff" style:text-scale="95%"/>
    </style:style>
    <style:style style:name="_33_73" style:display-name="373" style:family="text">
      <style:text-properties fo:letter-spacing="normal" fo:background-color="#fdfdff" style:text-scale="96%"/>
    </style:style>
    <style:style style:name="_33_74" style:display-name="374" style:family="text">
      <style:text-properties fo:letter-spacing="normal" fo:background-color="#fdfdff" style:text-scale="97%"/>
    </style:style>
    <style:style style:name="_33_75" style:display-name="375" style:family="text">
      <style:text-properties fo:letter-spacing="normal" fo:background-color="#fdfdff" style:text-scale="98%"/>
    </style:style>
    <style:style style:name="_33_76" style:display-name="376" style:family="text">
      <style:text-properties fo:letter-spacing="normal" fo:background-color="#fdfdff" style:text-scale="99%"/>
    </style:style>
    <style:style style:name="_33_77" style:display-name="377" style:family="text">
      <style:text-properties fo:letter-spacing="normal" fo:background-color="#fdfdff" style:text-scale="102%"/>
    </style:style>
    <style:style style:name="_33_78" style:display-name="378" style:family="text">
      <style:text-properties fo:letter-spacing="normal" fo:background-color="#fdfdff" style:text-scale="103%"/>
    </style:style>
    <style:style style:name="_33_79" style:display-name="379" style:family="text">
      <style:text-properties fo:letter-spacing="normal" fo:background-color="#fdfdff" style:text-scale="105%"/>
    </style:style>
    <style:style style:name="_33_80" style:display-name="380" style:family="text">
      <style:text-properties fo:letter-spacing="normal" fo:background-color="#fdfdff" style:text-scale="106%"/>
    </style:style>
    <style:style style:name="_33_81" style:display-name="381" style:family="text">
      <style:text-properties fo:letter-spacing="0.0311in" fo:background-color="#fdfdff"/>
    </style:style>
    <style:style style:name="_33_82" style:display-name="382" style:family="text">
      <style:text-properties fo:letter-spacing="0.0311in" fo:background-color="#fdfdff" style:text-scale="95%"/>
    </style:style>
    <style:style style:name="_33_83" style:display-name="383" style:family="text">
      <style:text-properties fo:letter-spacing="0.0311in" fo:background-color="#fdfdff" style:text-scale="96%"/>
    </style:style>
    <style:style style:name="_33_84" style:display-name="384" style:family="text">
      <style:text-properties fo:letter-spacing="0.0311in" fo:background-color="#fdfdff" style:text-scale="97%"/>
    </style:style>
    <style:style style:name="_33_85" style:display-name="385" style:family="text">
      <style:text-properties fo:letter-spacing="0.0311in" fo:background-color="#fdfdff" style:text-scale="98%"/>
    </style:style>
    <style:style style:name="_33_86" style:display-name="386" style:family="text">
      <style:text-properties fo:letter-spacing="0.0311in" fo:background-color="#fdfdff" style:text-scale="99%"/>
    </style:style>
    <style:style style:name="_33_87" style:display-name="387" style:family="text">
      <style:text-properties fo:letter-spacing="0.0311in" fo:background-color="#fdfdff" style:text-scale="102%"/>
    </style:style>
    <style:style style:name="_33_88" style:display-name="388" style:family="text">
      <style:text-properties fo:letter-spacing="0.0311in" fo:background-color="#fdfdff" style:text-scale="103%"/>
    </style:style>
    <style:style style:name="_33_89" style:display-name="389" style:family="text">
      <style:text-properties fo:letter-spacing="0.0311in" fo:background-color="#fdfdff" style:text-scale="105%"/>
    </style:style>
    <style:style style:name="_33_90" style:display-name="390" style:family="text">
      <style:text-properties fo:letter-spacing="0.0311in" fo:background-color="#fdfdff" style:text-scale="106%"/>
    </style:style>
    <style:style style:name="_33_91" style:display-name="391" style:family="text">
      <style:text-properties style:text-position="0% 100%" fo:background-color="#fdfdff"/>
    </style:style>
    <style:style style:name="_33_92" style:display-name="392" style:family="text">
      <style:text-properties style:text-position="0% 100%" fo:background-color="#fdfdff" style:text-scale="95%"/>
    </style:style>
    <style:style style:name="_33_93" style:display-name="393" style:family="text">
      <style:text-properties style:text-position="0% 100%" fo:background-color="#fdfdff" style:text-scale="96%"/>
    </style:style>
    <style:style style:name="_33_94" style:display-name="394" style:family="text">
      <style:text-properties style:text-position="0% 100%" fo:background-color="#fdfdff" style:text-scale="97%"/>
    </style:style>
    <style:style style:name="_33_95" style:display-name="395" style:family="text">
      <style:text-properties style:text-position="0% 100%" fo:background-color="#fdfdff" style:text-scale="98%"/>
    </style:style>
    <style:style style:name="_33_96" style:display-name="396" style:family="text">
      <style:text-properties style:text-position="0% 100%" fo:background-color="#fdfdff" style:text-scale="99%"/>
    </style:style>
    <style:style style:name="_33_97" style:display-name="397" style:family="text">
      <style:text-properties style:text-position="0% 100%" fo:background-color="#fdfdff" style:text-scale="102%"/>
    </style:style>
    <style:style style:name="_33_98" style:display-name="398" style:family="text">
      <style:text-properties style:text-position="0% 100%" fo:background-color="#fdfdff" style:text-scale="103%"/>
    </style:style>
    <style:style style:name="_33_99" style:display-name="399" style:family="text">
      <style:text-properties style:text-position="0% 100%" fo:background-color="#fdfdff" style:text-scale="105%"/>
    </style:style>
    <style:style style:name="_34_00" style:display-name="400" style:family="text">
      <style:text-properties style:text-position="0% 100%" fo:background-color="#fdfdff" style:text-scale="106%"/>
    </style:style>
    <style:style style:name="_34_01" style:display-name="401" style:family="text">
      <style:text-properties style:text-position="0% 100%" fo:letter-spacing="normal" fo:background-color="#fdfdff"/>
    </style:style>
    <style:style style:name="_34_02" style:display-name="402" style:family="text">
      <style:text-properties style:text-position="0% 100%" fo:letter-spacing="normal" fo:background-color="#fdfdff" style:text-scale="95%"/>
    </style:style>
    <style:style style:name="_34_03" style:display-name="403" style:family="text">
      <style:text-properties style:text-position="0% 100%" fo:letter-spacing="normal" fo:background-color="#fdfdff" style:text-scale="96%"/>
    </style:style>
    <style:style style:name="_34_04" style:display-name="404" style:family="text">
      <style:text-properties style:text-position="0% 100%" fo:letter-spacing="normal" fo:background-color="#fdfdff" style:text-scale="97%"/>
    </style:style>
    <style:style style:name="_34_05" style:display-name="405" style:family="text">
      <style:text-properties style:text-position="0% 100%" fo:letter-spacing="normal" fo:background-color="#fdfdff" style:text-scale="98%"/>
    </style:style>
    <style:style style:name="_34_06" style:display-name="406" style:family="text">
      <style:text-properties style:text-position="0% 100%" fo:letter-spacing="normal" fo:background-color="#fdfdff" style:text-scale="99%"/>
    </style:style>
    <style:style style:name="_34_07" style:display-name="407" style:family="text">
      <style:text-properties style:text-position="0% 100%" fo:letter-spacing="normal" fo:background-color="#fdfdff" style:text-scale="102%"/>
    </style:style>
    <style:style style:name="_34_08" style:display-name="408" style:family="text">
      <style:text-properties style:text-position="0% 100%" fo:letter-spacing="normal" fo:background-color="#fdfdff" style:text-scale="103%"/>
    </style:style>
    <style:style style:name="_34_09" style:display-name="409" style:family="text">
      <style:text-properties style:text-position="0% 100%" fo:letter-spacing="normal" fo:background-color="#fdfdff" style:text-scale="105%"/>
    </style:style>
    <style:style style:name="_34_10" style:display-name="410" style:family="text">
      <style:text-properties style:text-position="0% 100%" fo:letter-spacing="normal" fo:background-color="#fdfdff" style:text-scale="106%"/>
    </style:style>
    <style:style style:name="_34_11" style:display-name="411" style:family="text">
      <style:text-properties style:text-position="0% 100%" fo:letter-spacing="0.0311in" fo:background-color="#fdfdff"/>
    </style:style>
    <style:style style:name="_34_12" style:display-name="412" style:family="text">
      <style:text-properties style:text-position="0% 100%" fo:letter-spacing="0.0311in" fo:background-color="#fdfdff" style:text-scale="95%"/>
    </style:style>
    <style:style style:name="_34_13" style:display-name="413" style:family="text">
      <style:text-properties style:text-position="0% 100%" fo:letter-spacing="0.0311in" fo:background-color="#fdfdff" style:text-scale="96%"/>
    </style:style>
    <style:style style:name="_34_14" style:display-name="414" style:family="text">
      <style:text-properties style:text-position="0% 100%" fo:letter-spacing="0.0311in" fo:background-color="#fdfdff" style:text-scale="97%"/>
    </style:style>
    <style:style style:name="_34_15" style:display-name="415" style:family="text">
      <style:text-properties style:text-position="0% 100%" fo:letter-spacing="0.0311in" fo:background-color="#fdfdff" style:text-scale="98%"/>
    </style:style>
    <style:style style:name="_34_16" style:display-name="416" style:family="text">
      <style:text-properties style:text-position="0% 100%" fo:letter-spacing="0.0311in" fo:background-color="#fdfdff" style:text-scale="99%"/>
    </style:style>
    <style:style style:name="_34_17" style:display-name="417" style:family="text">
      <style:text-properties style:text-position="0% 100%" fo:letter-spacing="0.0311in" fo:background-color="#fdfdff" style:text-scale="102%"/>
    </style:style>
    <style:style style:name="_34_18" style:display-name="418" style:family="text">
      <style:text-properties style:text-position="0% 100%" fo:letter-spacing="0.0311in" fo:background-color="#fdfdff" style:text-scale="103%"/>
    </style:style>
    <style:style style:name="_34_19" style:display-name="419" style:family="text">
      <style:text-properties style:text-position="0% 100%" fo:letter-spacing="0.0311in" fo:background-color="#fdfdff" style:text-scale="105%"/>
    </style:style>
    <style:style style:name="_34_20" style:display-name="420" style:family="text">
      <style:text-properties style:text-position="0% 100%" fo:letter-spacing="0.0311in" fo:background-color="#fdfdff" style:text-scale="106%"/>
    </style:style>
    <style:style style:name="_34_21" style:display-name="421" style:family="text">
      <style:text-properties style:text-position="2% 100%" fo:background-color="#fdfdff"/>
    </style:style>
    <style:style style:name="_34_22" style:display-name="422" style:family="text">
      <style:text-properties style:text-position="2% 100%" fo:background-color="#fdfdff" style:text-scale="95%"/>
    </style:style>
    <style:style style:name="_34_23" style:display-name="423" style:family="text">
      <style:text-properties style:text-position="2% 100%" fo:background-color="#fdfdff" style:text-scale="96%"/>
    </style:style>
    <style:style style:name="_34_24" style:display-name="424" style:family="text">
      <style:text-properties style:text-position="2% 100%" fo:background-color="#fdfdff" style:text-scale="97%"/>
    </style:style>
    <style:style style:name="_34_25" style:display-name="425" style:family="text">
      <style:text-properties style:text-position="2% 100%" fo:background-color="#fdfdff" style:text-scale="98%"/>
    </style:style>
    <style:style style:name="_34_26" style:display-name="426" style:family="text">
      <style:text-properties style:text-position="2% 100%" fo:background-color="#fdfdff" style:text-scale="99%"/>
    </style:style>
    <style:style style:name="_34_27" style:display-name="427" style:family="text">
      <style:text-properties style:text-position="2% 100%" fo:background-color="#fdfdff" style:text-scale="102%"/>
    </style:style>
    <style:style style:name="_34_28" style:display-name="428" style:family="text">
      <style:text-properties style:text-position="2% 100%" fo:background-color="#fdfdff" style:text-scale="103%"/>
    </style:style>
    <style:style style:name="_34_29" style:display-name="429" style:family="text">
      <style:text-properties style:text-position="2% 100%" fo:background-color="#fdfdff" style:text-scale="105%"/>
    </style:style>
    <style:style style:name="_34_30" style:display-name="430" style:family="text">
      <style:text-properties style:text-position="2% 100%" fo:background-color="#fdfdff" style:text-scale="106%"/>
    </style:style>
    <style:style style:name="_34_31" style:display-name="431" style:family="text">
      <style:text-properties style:text-position="2% 100%" fo:letter-spacing="normal" fo:background-color="#fdfdff"/>
    </style:style>
    <style:style style:name="_34_32" style:display-name="432" style:family="text">
      <style:text-properties style:text-position="2% 100%" fo:letter-spacing="normal" fo:background-color="#fdfdff" style:text-scale="95%"/>
    </style:style>
    <style:style style:name="_34_33" style:display-name="433" style:family="text">
      <style:text-properties style:text-position="2% 100%" fo:letter-spacing="normal" fo:background-color="#fdfdff" style:text-scale="96%"/>
    </style:style>
    <style:style style:name="_34_34" style:display-name="434" style:family="text">
      <style:text-properties style:text-position="2% 100%" fo:letter-spacing="normal" fo:background-color="#fdfdff" style:text-scale="97%"/>
    </style:style>
    <style:style style:name="_34_35" style:display-name="435" style:family="text">
      <style:text-properties style:text-position="2% 100%" fo:letter-spacing="normal" fo:background-color="#fdfdff" style:text-scale="98%"/>
    </style:style>
    <style:style style:name="_34_36" style:display-name="436" style:family="text">
      <style:text-properties style:text-position="2% 100%" fo:letter-spacing="normal" fo:background-color="#fdfdff" style:text-scale="99%"/>
    </style:style>
    <style:style style:name="_34_37" style:display-name="437" style:family="text">
      <style:text-properties style:text-position="2% 100%" fo:letter-spacing="normal" fo:background-color="#fdfdff" style:text-scale="102%"/>
    </style:style>
    <style:style style:name="_34_38" style:display-name="438" style:family="text">
      <style:text-properties style:text-position="2% 100%" fo:letter-spacing="normal" fo:background-color="#fdfdff" style:text-scale="103%"/>
    </style:style>
    <style:style style:name="_34_39" style:display-name="439" style:family="text">
      <style:text-properties style:text-position="2% 100%" fo:letter-spacing="normal" fo:background-color="#fdfdff" style:text-scale="105%"/>
    </style:style>
    <style:style style:name="_34_40" style:display-name="440" style:family="text">
      <style:text-properties style:text-position="2% 100%" fo:letter-spacing="normal" fo:background-color="#fdfdff" style:text-scale="106%"/>
    </style:style>
    <style:style style:name="_34_41" style:display-name="441" style:family="text">
      <style:text-properties style:text-position="2% 100%" fo:letter-spacing="0.0311in" fo:background-color="#fdfdff"/>
    </style:style>
    <style:style style:name="_34_42" style:display-name="442" style:family="text">
      <style:text-properties style:text-position="2% 100%" fo:letter-spacing="0.0311in" fo:background-color="#fdfdff" style:text-scale="95%"/>
    </style:style>
    <style:style style:name="_34_43" style:display-name="443" style:family="text">
      <style:text-properties style:text-position="2% 100%" fo:letter-spacing="0.0311in" fo:background-color="#fdfdff" style:text-scale="96%"/>
    </style:style>
    <style:style style:name="_34_44" style:display-name="444" style:family="text">
      <style:text-properties style:text-position="2% 100%" fo:letter-spacing="0.0311in" fo:background-color="#fdfdff" style:text-scale="97%"/>
    </style:style>
    <style:style style:name="_34_45" style:display-name="445" style:family="text">
      <style:text-properties style:text-position="2% 100%" fo:letter-spacing="0.0311in" fo:background-color="#fdfdff" style:text-scale="98%"/>
    </style:style>
    <style:style style:name="_34_46" style:display-name="446" style:family="text">
      <style:text-properties style:text-position="2% 100%" fo:letter-spacing="0.0311in" fo:background-color="#fdfdff" style:text-scale="99%"/>
    </style:style>
    <style:style style:name="_34_47" style:display-name="447" style:family="text">
      <style:text-properties style:text-position="2% 100%" fo:letter-spacing="0.0311in" fo:background-color="#fdfdff" style:text-scale="102%"/>
    </style:style>
    <style:style style:name="_34_48" style:display-name="448" style:family="text">
      <style:text-properties style:text-position="2% 100%" fo:letter-spacing="0.0311in" fo:background-color="#fdfdff" style:text-scale="103%"/>
    </style:style>
    <style:style style:name="_34_49" style:display-name="449" style:family="text">
      <style:text-properties style:text-position="2% 100%" fo:letter-spacing="0.0311in" fo:background-color="#fdfdff" style:text-scale="105%"/>
    </style:style>
    <style:style style:name="_34_50" style:display-name="450" style:family="text">
      <style:text-properties style:text-position="2% 100%" fo:letter-spacing="0.0311in" fo:background-color="#fdfdff" style:text-scale="106%"/>
    </style:style>
    <style:style style:name="_34_51" style:display-name="451" style:family="text">
      <style:text-properties fo:color="#020200"/>
    </style:style>
    <style:style style:name="_34_52" style:display-name="452" style:family="text">
      <style:text-properties fo:color="#020200" style:text-scale="95%"/>
    </style:style>
    <style:style style:name="_34_53" style:display-name="453" style:family="text">
      <style:text-properties fo:color="#020200" style:text-scale="96%"/>
    </style:style>
    <style:style style:name="_34_54" style:display-name="454" style:family="text">
      <style:text-properties fo:color="#020200" style:text-scale="97%"/>
    </style:style>
    <style:style style:name="_34_55" style:display-name="455" style:family="text">
      <style:text-properties fo:color="#020200" style:text-scale="98%"/>
    </style:style>
    <style:style style:name="_34_56" style:display-name="456" style:family="text">
      <style:text-properties fo:color="#020200" style:text-scale="99%"/>
    </style:style>
    <style:style style:name="_34_57" style:display-name="457" style:family="text">
      <style:text-properties fo:color="#020200" style:text-scale="102%"/>
    </style:style>
    <style:style style:name="_34_58" style:display-name="458" style:family="text">
      <style:text-properties fo:color="#020200" style:text-scale="103%"/>
    </style:style>
    <style:style style:name="_34_59" style:display-name="459" style:family="text">
      <style:text-properties fo:color="#020200" style:text-scale="105%"/>
    </style:style>
    <style:style style:name="_34_60" style:display-name="460" style:family="text">
      <style:text-properties fo:color="#020200" style:text-scale="106%"/>
    </style:style>
    <style:style style:name="_34_61" style:display-name="461" style:family="text">
      <style:text-properties fo:color="#020200" fo:letter-spacing="normal"/>
    </style:style>
    <style:style style:name="_34_62" style:display-name="462" style:family="text">
      <style:text-properties fo:color="#020200" fo:letter-spacing="normal" style:text-scale="95%"/>
    </style:style>
    <style:style style:name="_34_63" style:display-name="463" style:family="text">
      <style:text-properties fo:color="#020200" fo:letter-spacing="normal" style:text-scale="96%"/>
    </style:style>
    <style:style style:name="_34_64" style:display-name="464" style:family="text">
      <style:text-properties fo:color="#020200" fo:letter-spacing="normal" style:text-scale="97%"/>
    </style:style>
    <style:style style:name="_34_65" style:display-name="465" style:family="text">
      <style:text-properties fo:color="#020200" fo:letter-spacing="normal" style:text-scale="98%"/>
    </style:style>
    <style:style style:name="_34_66" style:display-name="466" style:family="text">
      <style:text-properties fo:color="#020200" fo:letter-spacing="normal" style:text-scale="99%"/>
    </style:style>
    <style:style style:name="_34_67" style:display-name="467" style:family="text">
      <style:text-properties fo:color="#020200" fo:letter-spacing="normal" style:text-scale="102%"/>
    </style:style>
    <style:style style:name="_34_68" style:display-name="468" style:family="text">
      <style:text-properties fo:color="#020200" fo:letter-spacing="normal" style:text-scale="103%"/>
    </style:style>
    <style:style style:name="_34_69" style:display-name="469" style:family="text">
      <style:text-properties fo:color="#020200" fo:letter-spacing="normal" style:text-scale="105%"/>
    </style:style>
    <style:style style:name="_34_70" style:display-name="470" style:family="text">
      <style:text-properties fo:color="#020200" fo:letter-spacing="normal" style:text-scale="106%"/>
    </style:style>
    <style:style style:name="_34_71" style:display-name="471" style:family="text">
      <style:text-properties fo:color="#020200" fo:letter-spacing="0.0311in"/>
    </style:style>
    <style:style style:name="_34_72" style:display-name="472" style:family="text">
      <style:text-properties fo:color="#020200" fo:letter-spacing="0.0311in" style:text-scale="95%"/>
    </style:style>
    <style:style style:name="_34_73" style:display-name="473" style:family="text">
      <style:text-properties fo:color="#020200" fo:letter-spacing="0.0311in" style:text-scale="96%"/>
    </style:style>
    <style:style style:name="_34_74" style:display-name="474" style:family="text">
      <style:text-properties fo:color="#020200" fo:letter-spacing="0.0311in" style:text-scale="97%"/>
    </style:style>
    <style:style style:name="_34_75" style:display-name="475" style:family="text">
      <style:text-properties fo:color="#020200" fo:letter-spacing="0.0311in" style:text-scale="98%"/>
    </style:style>
    <style:style style:name="_34_76" style:display-name="476" style:family="text">
      <style:text-properties fo:color="#020200" fo:letter-spacing="0.0311in" style:text-scale="99%"/>
    </style:style>
    <style:style style:name="_34_77" style:display-name="477" style:family="text">
      <style:text-properties fo:color="#020200" fo:letter-spacing="0.0311in" style:text-scale="102%"/>
    </style:style>
    <style:style style:name="_34_78" style:display-name="478" style:family="text">
      <style:text-properties fo:color="#020200" fo:letter-spacing="0.0311in" style:text-scale="103%"/>
    </style:style>
    <style:style style:name="_34_79" style:display-name="479" style:family="text">
      <style:text-properties fo:color="#020200" fo:letter-spacing="0.0311in" style:text-scale="105%"/>
    </style:style>
    <style:style style:name="_34_80" style:display-name="480" style:family="text">
      <style:text-properties fo:color="#020200" fo:letter-spacing="0.0311in" style:text-scale="106%"/>
    </style:style>
    <style:style style:name="_34_81" style:display-name="481" style:family="text">
      <style:text-properties fo:color="#020200" style:text-position="0% 100%"/>
    </style:style>
    <style:style style:name="_34_82" style:display-name="482" style:family="text">
      <style:text-properties fo:color="#020200" style:text-position="0% 100%" style:text-scale="95%"/>
    </style:style>
    <style:style style:name="_34_83" style:display-name="483" style:family="text">
      <style:text-properties fo:color="#020200" style:text-position="0% 100%" style:text-scale="96%"/>
    </style:style>
    <style:style style:name="_34_84" style:display-name="484" style:family="text">
      <style:text-properties fo:color="#020200" style:text-position="0% 100%" style:text-scale="97%"/>
    </style:style>
    <style:style style:name="_34_85" style:display-name="485" style:family="text">
      <style:text-properties fo:color="#020200" style:text-position="0% 100%" style:text-scale="98%"/>
    </style:style>
    <style:style style:name="_34_86" style:display-name="486" style:family="text">
      <style:text-properties fo:color="#020200" style:text-position="0% 100%" style:text-scale="99%"/>
    </style:style>
    <style:style style:name="_34_87" style:display-name="487" style:family="text">
      <style:text-properties fo:color="#020200" style:text-position="0% 100%" style:text-scale="102%"/>
    </style:style>
    <style:style style:name="_34_88" style:display-name="488" style:family="text">
      <style:text-properties fo:color="#020200" style:text-position="0% 100%" style:text-scale="103%"/>
    </style:style>
    <style:style style:name="_34_89" style:display-name="489" style:family="text">
      <style:text-properties fo:color="#020200" style:text-position="0% 100%" style:text-scale="105%"/>
    </style:style>
    <style:style style:name="_34_90" style:display-name="490" style:family="text">
      <style:text-properties fo:color="#020200" style:text-position="0% 100%" style:text-scale="106%"/>
    </style:style>
    <style:style style:name="_34_91" style:display-name="491" style:family="text">
      <style:text-properties fo:color="#020200" style:text-position="0% 100%" fo:letter-spacing="normal"/>
    </style:style>
    <style:style style:name="_34_92" style:display-name="492" style:family="text">
      <style:text-properties fo:color="#020200" style:text-position="0% 100%" fo:letter-spacing="normal" style:text-scale="95%"/>
    </style:style>
    <style:style style:name="_34_93" style:display-name="493" style:family="text">
      <style:text-properties fo:color="#020200" style:text-position="0% 100%" fo:letter-spacing="normal" style:text-scale="96%"/>
    </style:style>
    <style:style style:name="_34_94" style:display-name="494" style:family="text">
      <style:text-properties fo:color="#020200" style:text-position="0% 100%" fo:letter-spacing="normal" style:text-scale="97%"/>
    </style:style>
    <style:style style:name="_34_95" style:display-name="495" style:family="text">
      <style:text-properties fo:color="#020200" style:text-position="0% 100%" fo:letter-spacing="normal" style:text-scale="98%"/>
    </style:style>
    <style:style style:name="_34_96" style:display-name="496" style:family="text">
      <style:text-properties fo:color="#020200" style:text-position="0% 100%" fo:letter-spacing="normal" style:text-scale="99%"/>
    </style:style>
    <style:style style:name="_34_97" style:display-name="497" style:family="text">
      <style:text-properties fo:color="#020200" style:text-position="0% 100%" fo:letter-spacing="normal" style:text-scale="102%"/>
    </style:style>
    <style:style style:name="_34_98" style:display-name="498" style:family="text">
      <style:text-properties fo:color="#020200" style:text-position="0% 100%" fo:letter-spacing="normal" style:text-scale="103%"/>
    </style:style>
    <style:style style:name="_34_99" style:display-name="499" style:family="text">
      <style:text-properties fo:color="#020200" style:text-position="0% 100%" fo:letter-spacing="normal" style:text-scale="105%"/>
    </style:style>
    <style:style style:name="_35_00" style:display-name="500" style:family="text">
      <style:text-properties fo:color="#020200" style:text-position="0% 100%" fo:letter-spacing="normal" style:text-scale="106%"/>
    </style:style>
    <style:style style:name="_35_01" style:display-name="501" style:family="text">
      <style:text-properties fo:color="#020200" style:text-position="0% 100%" fo:letter-spacing="0.0311in"/>
    </style:style>
    <style:style style:name="_35_02" style:display-name="502" style:family="text">
      <style:text-properties fo:color="#020200" style:text-position="0% 100%" fo:letter-spacing="0.0311in" style:text-scale="95%"/>
    </style:style>
    <style:style style:name="_35_03" style:display-name="503" style:family="text">
      <style:text-properties fo:color="#020200" style:text-position="0% 100%" fo:letter-spacing="0.0311in" style:text-scale="96%"/>
    </style:style>
    <style:style style:name="_35_04" style:display-name="504" style:family="text">
      <style:text-properties fo:color="#020200" style:text-position="0% 100%" fo:letter-spacing="0.0311in" style:text-scale="97%"/>
    </style:style>
    <style:style style:name="_35_05" style:display-name="505" style:family="text">
      <style:text-properties fo:color="#020200" style:text-position="0% 100%" fo:letter-spacing="0.0311in" style:text-scale="98%"/>
    </style:style>
    <style:style style:name="_35_06" style:display-name="506" style:family="text">
      <style:text-properties fo:color="#020200" style:text-position="0% 100%" fo:letter-spacing="0.0311in" style:text-scale="99%"/>
    </style:style>
    <style:style style:name="_35_07" style:display-name="507" style:family="text">
      <style:text-properties fo:color="#020200" style:text-position="0% 100%" fo:letter-spacing="0.0311in" style:text-scale="102%"/>
    </style:style>
    <style:style style:name="_35_08" style:display-name="508" style:family="text">
      <style:text-properties fo:color="#020200" style:text-position="0% 100%" fo:letter-spacing="0.0311in" style:text-scale="103%"/>
    </style:style>
    <style:style style:name="_35_09" style:display-name="509" style:family="text">
      <style:text-properties fo:color="#020200" style:text-position="0% 100%" fo:letter-spacing="0.0311in" style:text-scale="105%"/>
    </style:style>
    <style:style style:name="_35_10" style:display-name="510" style:family="text">
      <style:text-properties fo:color="#020200" style:text-position="0% 100%" fo:letter-spacing="0.0311in" style:text-scale="106%"/>
    </style:style>
    <style:style style:name="_35_11" style:display-name="511" style:family="text">
      <style:text-properties fo:color="#020200" style:text-position="2% 100%"/>
    </style:style>
    <style:style style:name="_35_12" style:display-name="512" style:family="text">
      <style:text-properties fo:color="#020200" style:text-position="2% 100%" style:text-scale="95%"/>
    </style:style>
    <style:style style:name="_35_13" style:display-name="513" style:family="text">
      <style:text-properties fo:color="#020200" style:text-position="2% 100%" style:text-scale="96%"/>
    </style:style>
    <style:style style:name="_35_14" style:display-name="514" style:family="text">
      <style:text-properties fo:color="#020200" style:text-position="2% 100%" style:text-scale="97%"/>
    </style:style>
    <style:style style:name="_35_15" style:display-name="515" style:family="text">
      <style:text-properties fo:color="#020200" style:text-position="2% 100%" style:text-scale="98%"/>
    </style:style>
    <style:style style:name="_35_16" style:display-name="516" style:family="text">
      <style:text-properties fo:color="#020200" style:text-position="2% 100%" style:text-scale="99%"/>
    </style:style>
    <style:style style:name="_35_17" style:display-name="517" style:family="text">
      <style:text-properties fo:color="#020200" style:text-position="2% 100%" style:text-scale="102%"/>
    </style:style>
    <style:style style:name="_35_18" style:display-name="518" style:family="text">
      <style:text-properties fo:color="#020200" style:text-position="2% 100%" style:text-scale="103%"/>
    </style:style>
    <style:style style:name="_35_19" style:display-name="519" style:family="text">
      <style:text-properties fo:color="#020200" style:text-position="2% 100%" style:text-scale="105%"/>
    </style:style>
    <style:style style:name="_35_20" style:display-name="520" style:family="text">
      <style:text-properties fo:color="#020200" style:text-position="2% 100%" style:text-scale="106%"/>
    </style:style>
    <style:style style:name="_35_21" style:display-name="521" style:family="text">
      <style:text-properties fo:color="#020200" style:text-position="2% 100%" fo:letter-spacing="normal"/>
    </style:style>
    <style:style style:name="_35_22" style:display-name="522" style:family="text">
      <style:text-properties fo:color="#020200" style:text-position="2% 100%" fo:letter-spacing="normal" style:text-scale="95%"/>
    </style:style>
    <style:style style:name="_35_23" style:display-name="523" style:family="text">
      <style:text-properties fo:color="#020200" style:text-position="2% 100%" fo:letter-spacing="normal" style:text-scale="96%"/>
    </style:style>
    <style:style style:name="_35_24" style:display-name="524" style:family="text">
      <style:text-properties fo:color="#020200" style:text-position="2% 100%" fo:letter-spacing="normal" style:text-scale="97%"/>
    </style:style>
    <style:style style:name="_35_25" style:display-name="525" style:family="text">
      <style:text-properties fo:color="#020200" style:text-position="2% 100%" fo:letter-spacing="normal" style:text-scale="98%"/>
    </style:style>
    <style:style style:name="_35_26" style:display-name="526" style:family="text">
      <style:text-properties fo:color="#020200" style:text-position="2% 100%" fo:letter-spacing="normal" style:text-scale="99%"/>
    </style:style>
    <style:style style:name="_35_27" style:display-name="527" style:family="text">
      <style:text-properties fo:color="#020200" style:text-position="2% 100%" fo:letter-spacing="normal" style:text-scale="102%"/>
    </style:style>
    <style:style style:name="_35_28" style:display-name="528" style:family="text">
      <style:text-properties fo:color="#020200" style:text-position="2% 100%" fo:letter-spacing="normal" style:text-scale="103%"/>
    </style:style>
    <style:style style:name="_35_29" style:display-name="529" style:family="text">
      <style:text-properties fo:color="#020200" style:text-position="2% 100%" fo:letter-spacing="normal" style:text-scale="105%"/>
    </style:style>
    <style:style style:name="_35_30" style:display-name="530" style:family="text">
      <style:text-properties fo:color="#020200" style:text-position="2% 100%" fo:letter-spacing="normal" style:text-scale="106%"/>
    </style:style>
    <style:style style:name="_35_31" style:display-name="531" style:family="text">
      <style:text-properties fo:color="#020200" style:text-position="2% 100%" fo:letter-spacing="0.0311in"/>
    </style:style>
    <style:style style:name="_35_32" style:display-name="532" style:family="text">
      <style:text-properties fo:color="#020200" style:text-position="2% 100%" fo:letter-spacing="0.0311in" style:text-scale="95%"/>
    </style:style>
    <style:style style:name="_35_33" style:display-name="533" style:family="text">
      <style:text-properties fo:color="#020200" style:text-position="2% 100%" fo:letter-spacing="0.0311in" style:text-scale="96%"/>
    </style:style>
    <style:style style:name="_35_34" style:display-name="534" style:family="text">
      <style:text-properties fo:color="#020200" style:text-position="2% 100%" fo:letter-spacing="0.0311in" style:text-scale="97%"/>
    </style:style>
    <style:style style:name="_35_35" style:display-name="535" style:family="text">
      <style:text-properties fo:color="#020200" style:text-position="2% 100%" fo:letter-spacing="0.0311in" style:text-scale="98%"/>
    </style:style>
    <style:style style:name="_35_36" style:display-name="536" style:family="text">
      <style:text-properties fo:color="#020200" style:text-position="2% 100%" fo:letter-spacing="0.0311in" style:text-scale="99%"/>
    </style:style>
    <style:style style:name="_35_37" style:display-name="537" style:family="text">
      <style:text-properties fo:color="#020200" style:text-position="2% 100%" fo:letter-spacing="0.0311in" style:text-scale="102%"/>
    </style:style>
    <style:style style:name="_35_38" style:display-name="538" style:family="text">
      <style:text-properties fo:color="#020200" style:text-position="2% 100%" fo:letter-spacing="0.0311in" style:text-scale="103%"/>
    </style:style>
    <style:style style:name="_35_39" style:display-name="539" style:family="text">
      <style:text-properties fo:color="#020200" style:text-position="2% 100%" fo:letter-spacing="0.0311in" style:text-scale="105%"/>
    </style:style>
    <style:style style:name="_35_40" style:display-name="540" style:family="text">
      <style:text-properties fo:color="#020200" style:text-position="2% 100%" fo:letter-spacing="0.0311in" style:text-scale="106%"/>
    </style:style>
    <style:style style:name="_35_41" style:display-name="541" style:family="text">
      <style:text-properties fo:color="#020200" fo:background-color="#f9f9ff"/>
    </style:style>
    <style:style style:name="_35_42" style:display-name="542" style:family="text">
      <style:text-properties fo:color="#020200" fo:background-color="#f9f9ff" style:text-scale="95%"/>
    </style:style>
    <style:style style:name="_35_43" style:display-name="543" style:family="text">
      <style:text-properties fo:color="#020200" fo:background-color="#f9f9ff" style:text-scale="96%"/>
    </style:style>
    <style:style style:name="_35_44" style:display-name="544" style:family="text">
      <style:text-properties fo:color="#020200" fo:background-color="#f9f9ff" style:text-scale="97%"/>
    </style:style>
    <style:style style:name="_35_45" style:display-name="545" style:family="text">
      <style:text-properties fo:color="#020200" fo:background-color="#f9f9ff" style:text-scale="98%"/>
    </style:style>
    <style:style style:name="_35_46" style:display-name="546" style:family="text">
      <style:text-properties fo:color="#020200" fo:background-color="#f9f9ff" style:text-scale="99%"/>
    </style:style>
    <style:style style:name="_35_47" style:display-name="547" style:family="text">
      <style:text-properties fo:color="#020200" fo:background-color="#f9f9ff" style:text-scale="102%"/>
    </style:style>
    <style:style style:name="_35_48" style:display-name="548" style:family="text">
      <style:text-properties fo:color="#020200" fo:background-color="#f9f9ff" style:text-scale="103%"/>
    </style:style>
    <style:style style:name="_35_49" style:display-name="549" style:family="text">
      <style:text-properties fo:color="#020200" fo:background-color="#f9f9ff" style:text-scale="105%"/>
    </style:style>
    <style:style style:name="_35_50" style:display-name="550" style:family="text">
      <style:text-properties fo:color="#020200" fo:background-color="#f9f9ff" style:text-scale="106%"/>
    </style:style>
    <style:style style:name="_35_51" style:display-name="551" style:family="text">
      <style:text-properties fo:color="#020200" fo:letter-spacing="normal" fo:background-color="#f9f9ff"/>
    </style:style>
    <style:style style:name="_35_52" style:display-name="552" style:family="text">
      <style:text-properties fo:color="#020200" fo:letter-spacing="normal" fo:background-color="#f9f9ff" style:text-scale="95%"/>
    </style:style>
    <style:style style:name="_35_53" style:display-name="553" style:family="text">
      <style:text-properties fo:color="#020200" fo:letter-spacing="normal" fo:background-color="#f9f9ff" style:text-scale="96%"/>
    </style:style>
    <style:style style:name="_35_54" style:display-name="554" style:family="text">
      <style:text-properties fo:color="#020200" fo:letter-spacing="normal" fo:background-color="#f9f9ff" style:text-scale="97%"/>
    </style:style>
    <style:style style:name="_35_55" style:display-name="555" style:family="text">
      <style:text-properties fo:color="#020200" fo:letter-spacing="normal" fo:background-color="#f9f9ff" style:text-scale="98%"/>
    </style:style>
    <style:style style:name="_35_56" style:display-name="556" style:family="text">
      <style:text-properties fo:color="#020200" fo:letter-spacing="normal" fo:background-color="#f9f9ff" style:text-scale="99%"/>
    </style:style>
    <style:style style:name="_35_57" style:display-name="557" style:family="text">
      <style:text-properties fo:color="#020200" fo:letter-spacing="normal" fo:background-color="#f9f9ff" style:text-scale="102%"/>
    </style:style>
    <style:style style:name="_35_58" style:display-name="558" style:family="text">
      <style:text-properties fo:color="#020200" fo:letter-spacing="normal" fo:background-color="#f9f9ff" style:text-scale="103%"/>
    </style:style>
    <style:style style:name="_35_59" style:display-name="559" style:family="text">
      <style:text-properties fo:color="#020200" fo:letter-spacing="normal" fo:background-color="#f9f9ff" style:text-scale="105%"/>
    </style:style>
    <style:style style:name="_35_60" style:display-name="560" style:family="text">
      <style:text-properties fo:color="#020200" fo:letter-spacing="normal" fo:background-color="#f9f9ff" style:text-scale="106%"/>
    </style:style>
    <style:style style:name="_35_61" style:display-name="561" style:family="text">
      <style:text-properties fo:color="#020200" fo:letter-spacing="0.0311in" fo:background-color="#f9f9ff"/>
    </style:style>
    <style:style style:name="_35_62" style:display-name="562" style:family="text">
      <style:text-properties fo:color="#020200" fo:letter-spacing="0.0311in" fo:background-color="#f9f9ff" style:text-scale="95%"/>
    </style:style>
    <style:style style:name="_35_63" style:display-name="563" style:family="text">
      <style:text-properties fo:color="#020200" fo:letter-spacing="0.0311in" fo:background-color="#f9f9ff" style:text-scale="96%"/>
    </style:style>
    <style:style style:name="_35_64" style:display-name="564" style:family="text">
      <style:text-properties fo:color="#020200" fo:letter-spacing="0.0311in" fo:background-color="#f9f9ff" style:text-scale="97%"/>
    </style:style>
    <style:style style:name="_35_65" style:display-name="565" style:family="text">
      <style:text-properties fo:color="#020200" fo:letter-spacing="0.0311in" fo:background-color="#f9f9ff" style:text-scale="98%"/>
    </style:style>
    <style:style style:name="_35_66" style:display-name="566" style:family="text">
      <style:text-properties fo:color="#020200" fo:letter-spacing="0.0311in" fo:background-color="#f9f9ff" style:text-scale="99%"/>
    </style:style>
    <style:style style:name="_35_67" style:display-name="567" style:family="text">
      <style:text-properties fo:color="#020200" fo:letter-spacing="0.0311in" fo:background-color="#f9f9ff" style:text-scale="102%"/>
    </style:style>
    <style:style style:name="_35_68" style:display-name="568" style:family="text">
      <style:text-properties fo:color="#020200" fo:letter-spacing="0.0311in" fo:background-color="#f9f9ff" style:text-scale="103%"/>
    </style:style>
    <style:style style:name="_35_69" style:display-name="569" style:family="text">
      <style:text-properties fo:color="#020200" fo:letter-spacing="0.0311in" fo:background-color="#f9f9ff" style:text-scale="105%"/>
    </style:style>
    <style:style style:name="_35_70" style:display-name="570" style:family="text">
      <style:text-properties fo:color="#020200" fo:letter-spacing="0.0311in" fo:background-color="#f9f9ff" style:text-scale="106%"/>
    </style:style>
    <style:style style:name="_35_71" style:display-name="571" style:family="text">
      <style:text-properties fo:color="#020200" style:text-position="0% 100%" fo:background-color="#f9f9ff"/>
    </style:style>
    <style:style style:name="_35_72" style:display-name="572" style:family="text">
      <style:text-properties fo:color="#020200" style:text-position="0% 100%" fo:background-color="#f9f9ff" style:text-scale="95%"/>
    </style:style>
    <style:style style:name="_35_73" style:display-name="573" style:family="text">
      <style:text-properties fo:color="#020200" style:text-position="0% 100%" fo:background-color="#f9f9ff" style:text-scale="96%"/>
    </style:style>
    <style:style style:name="_35_74" style:display-name="574" style:family="text">
      <style:text-properties fo:color="#020200" style:text-position="0% 100%" fo:background-color="#f9f9ff" style:text-scale="97%"/>
    </style:style>
    <style:style style:name="_35_75" style:display-name="575" style:family="text">
      <style:text-properties fo:color="#020200" style:text-position="0% 100%" fo:background-color="#f9f9ff" style:text-scale="98%"/>
    </style:style>
    <style:style style:name="_35_76" style:display-name="576" style:family="text">
      <style:text-properties fo:color="#020200" style:text-position="0% 100%" fo:background-color="#f9f9ff" style:text-scale="99%"/>
    </style:style>
    <style:style style:name="_35_77" style:display-name="577" style:family="text">
      <style:text-properties fo:color="#020200" style:text-position="0% 100%" fo:background-color="#f9f9ff" style:text-scale="102%"/>
    </style:style>
    <style:style style:name="_35_78" style:display-name="578" style:family="text">
      <style:text-properties fo:color="#020200" style:text-position="0% 100%" fo:background-color="#f9f9ff" style:text-scale="103%"/>
    </style:style>
    <style:style style:name="_35_79" style:display-name="579" style:family="text">
      <style:text-properties fo:color="#020200" style:text-position="0% 100%" fo:background-color="#f9f9ff" style:text-scale="105%"/>
    </style:style>
    <style:style style:name="_35_80" style:display-name="580" style:family="text">
      <style:text-properties fo:color="#020200" style:text-position="0% 100%" fo:background-color="#f9f9ff" style:text-scale="106%"/>
    </style:style>
    <style:style style:name="_35_81" style:display-name="581" style:family="text">
      <style:text-properties fo:color="#020200" style:text-position="0% 100%" fo:letter-spacing="normal" fo:background-color="#f9f9ff"/>
    </style:style>
    <style:style style:name="_35_82" style:display-name="582" style:family="text">
      <style:text-properties fo:color="#020200" style:text-position="0% 100%" fo:letter-spacing="normal" fo:background-color="#f9f9ff" style:text-scale="95%"/>
    </style:style>
    <style:style style:name="_35_83" style:display-name="583" style:family="text">
      <style:text-properties fo:color="#020200" style:text-position="0% 100%" fo:letter-spacing="normal" fo:background-color="#f9f9ff" style:text-scale="96%"/>
    </style:style>
    <style:style style:name="_35_84" style:display-name="584" style:family="text">
      <style:text-properties fo:color="#020200" style:text-position="0% 100%" fo:letter-spacing="normal" fo:background-color="#f9f9ff" style:text-scale="97%"/>
    </style:style>
    <style:style style:name="_35_85" style:display-name="585" style:family="text">
      <style:text-properties fo:color="#020200" style:text-position="0% 100%" fo:letter-spacing="normal" fo:background-color="#f9f9ff" style:text-scale="98%"/>
    </style:style>
    <style:style style:name="_35_86" style:display-name="586" style:family="text">
      <style:text-properties fo:color="#020200" style:text-position="0% 100%" fo:letter-spacing="normal" fo:background-color="#f9f9ff" style:text-scale="99%"/>
    </style:style>
    <style:style style:name="_35_87" style:display-name="587" style:family="text">
      <style:text-properties fo:color="#020200" style:text-position="0% 100%" fo:letter-spacing="normal" fo:background-color="#f9f9ff" style:text-scale="102%"/>
    </style:style>
    <style:style style:name="_35_88" style:display-name="588" style:family="text">
      <style:text-properties fo:color="#020200" style:text-position="0% 100%" fo:letter-spacing="normal" fo:background-color="#f9f9ff" style:text-scale="103%"/>
    </style:style>
    <style:style style:name="_35_89" style:display-name="589" style:family="text">
      <style:text-properties fo:color="#020200" style:text-position="0% 100%" fo:letter-spacing="normal" fo:background-color="#f9f9ff" style:text-scale="105%"/>
    </style:style>
    <style:style style:name="_35_90" style:display-name="590" style:family="text">
      <style:text-properties fo:color="#020200" style:text-position="0% 100%" fo:letter-spacing="normal" fo:background-color="#f9f9ff" style:text-scale="106%"/>
    </style:style>
    <style:style style:name="_35_91" style:display-name="591" style:family="text">
      <style:text-properties fo:color="#020200" style:text-position="0% 100%" fo:letter-spacing="0.0311in" fo:background-color="#f9f9ff"/>
    </style:style>
    <style:style style:name="_35_92" style:display-name="592" style:family="text">
      <style:text-properties fo:color="#020200" style:text-position="0% 100%" fo:letter-spacing="0.0311in" fo:background-color="#f9f9ff" style:text-scale="95%"/>
    </style:style>
    <style:style style:name="_35_93" style:display-name="593" style:family="text">
      <style:text-properties fo:color="#020200" style:text-position="0% 100%" fo:letter-spacing="0.0311in" fo:background-color="#f9f9ff" style:text-scale="96%"/>
    </style:style>
    <style:style style:name="_35_94" style:display-name="594" style:family="text">
      <style:text-properties fo:color="#020200" style:text-position="0% 100%" fo:letter-spacing="0.0311in" fo:background-color="#f9f9ff" style:text-scale="97%"/>
    </style:style>
    <style:style style:name="_35_95" style:display-name="595" style:family="text">
      <style:text-properties fo:color="#020200" style:text-position="0% 100%" fo:letter-spacing="0.0311in" fo:background-color="#f9f9ff" style:text-scale="98%"/>
    </style:style>
    <style:style style:name="_35_96" style:display-name="596" style:family="text">
      <style:text-properties fo:color="#020200" style:text-position="0% 100%" fo:letter-spacing="0.0311in" fo:background-color="#f9f9ff" style:text-scale="99%"/>
    </style:style>
    <style:style style:name="_35_97" style:display-name="597" style:family="text">
      <style:text-properties fo:color="#020200" style:text-position="0% 100%" fo:letter-spacing="0.0311in" fo:background-color="#f9f9ff" style:text-scale="102%"/>
    </style:style>
    <style:style style:name="_35_98" style:display-name="598" style:family="text">
      <style:text-properties fo:color="#020200" style:text-position="0% 100%" fo:letter-spacing="0.0311in" fo:background-color="#f9f9ff" style:text-scale="103%"/>
    </style:style>
    <style:style style:name="_35_99" style:display-name="599" style:family="text">
      <style:text-properties fo:color="#020200" style:text-position="0% 100%" fo:letter-spacing="0.0311in" fo:background-color="#f9f9ff" style:text-scale="105%"/>
    </style:style>
    <style:style style:name="_36_00" style:display-name="600" style:family="text">
      <style:text-properties fo:color="#020200" style:text-position="0% 100%" fo:letter-spacing="0.0311in" fo:background-color="#f9f9ff" style:text-scale="106%"/>
    </style:style>
    <style:style style:name="_36_01" style:display-name="601" style:family="text">
      <style:text-properties fo:color="#020200" style:text-position="2% 100%" fo:background-color="#f9f9ff"/>
    </style:style>
    <style:style style:name="_36_02" style:display-name="602" style:family="text">
      <style:text-properties fo:color="#020200" style:text-position="2% 100%" fo:background-color="#f9f9ff" style:text-scale="95%"/>
    </style:style>
    <style:style style:name="_36_03" style:display-name="603" style:family="text">
      <style:text-properties fo:color="#020200" style:text-position="2% 100%" fo:background-color="#f9f9ff" style:text-scale="96%"/>
    </style:style>
    <style:style style:name="_36_04" style:display-name="604" style:family="text">
      <style:text-properties fo:color="#020200" style:text-position="2% 100%" fo:background-color="#f9f9ff" style:text-scale="97%"/>
    </style:style>
    <style:style style:name="_36_05" style:display-name="605" style:family="text">
      <style:text-properties fo:color="#020200" style:text-position="2% 100%" fo:background-color="#f9f9ff" style:text-scale="98%"/>
    </style:style>
    <style:style style:name="_36_06" style:display-name="606" style:family="text">
      <style:text-properties fo:color="#020200" style:text-position="2% 100%" fo:background-color="#f9f9ff" style:text-scale="99%"/>
    </style:style>
    <style:style style:name="_36_07" style:display-name="607" style:family="text">
      <style:text-properties fo:color="#020200" style:text-position="2% 100%" fo:background-color="#f9f9ff" style:text-scale="102%"/>
    </style:style>
    <style:style style:name="_36_08" style:display-name="608" style:family="text">
      <style:text-properties fo:color="#020200" style:text-position="2% 100%" fo:background-color="#f9f9ff" style:text-scale="103%"/>
    </style:style>
    <style:style style:name="_36_09" style:display-name="609" style:family="text">
      <style:text-properties fo:color="#020200" style:text-position="2% 100%" fo:background-color="#f9f9ff" style:text-scale="105%"/>
    </style:style>
    <style:style style:name="_36_10" style:display-name="610" style:family="text">
      <style:text-properties fo:color="#020200" style:text-position="2% 100%" fo:background-color="#f9f9ff" style:text-scale="106%"/>
    </style:style>
    <style:style style:name="_36_11" style:display-name="611" style:family="text">
      <style:text-properties fo:color="#020200" style:text-position="2% 100%" fo:letter-spacing="normal" fo:background-color="#f9f9ff"/>
    </style:style>
    <style:style style:name="_36_12" style:display-name="612" style:family="text">
      <style:text-properties fo:color="#020200" style:text-position="2% 100%" fo:letter-spacing="normal" fo:background-color="#f9f9ff" style:text-scale="95%"/>
    </style:style>
    <style:style style:name="_36_13" style:display-name="613" style:family="text">
      <style:text-properties fo:color="#020200" style:text-position="2% 100%" fo:letter-spacing="normal" fo:background-color="#f9f9ff" style:text-scale="96%"/>
    </style:style>
    <style:style style:name="_36_14" style:display-name="614" style:family="text">
      <style:text-properties fo:color="#020200" style:text-position="2% 100%" fo:letter-spacing="normal" fo:background-color="#f9f9ff" style:text-scale="97%"/>
    </style:style>
    <style:style style:name="_36_15" style:display-name="615" style:family="text">
      <style:text-properties fo:color="#020200" style:text-position="2% 100%" fo:letter-spacing="normal" fo:background-color="#f9f9ff" style:text-scale="98%"/>
    </style:style>
    <style:style style:name="_36_16" style:display-name="616" style:family="text">
      <style:text-properties fo:color="#020200" style:text-position="2% 100%" fo:letter-spacing="normal" fo:background-color="#f9f9ff" style:text-scale="99%"/>
    </style:style>
    <style:style style:name="_36_17" style:display-name="617" style:family="text">
      <style:text-properties fo:color="#020200" style:text-position="2% 100%" fo:letter-spacing="normal" fo:background-color="#f9f9ff" style:text-scale="102%"/>
    </style:style>
    <style:style style:name="_36_18" style:display-name="618" style:family="text">
      <style:text-properties fo:color="#020200" style:text-position="2% 100%" fo:letter-spacing="normal" fo:background-color="#f9f9ff" style:text-scale="103%"/>
    </style:style>
    <style:style style:name="_36_19" style:display-name="619" style:family="text">
      <style:text-properties fo:color="#020200" style:text-position="2% 100%" fo:letter-spacing="normal" fo:background-color="#f9f9ff" style:text-scale="105%"/>
    </style:style>
    <style:style style:name="_36_20" style:display-name="620" style:family="text">
      <style:text-properties fo:color="#020200" style:text-position="2% 100%" fo:letter-spacing="normal" fo:background-color="#f9f9ff" style:text-scale="106%"/>
    </style:style>
    <style:style style:name="_36_21" style:display-name="621" style:family="text">
      <style:text-properties fo:color="#020200" style:text-position="2% 100%" fo:letter-spacing="0.0311in" fo:background-color="#f9f9ff"/>
    </style:style>
    <style:style style:name="_36_22" style:display-name="622" style:family="text">
      <style:text-properties fo:color="#020200" style:text-position="2% 100%" fo:letter-spacing="0.0311in" fo:background-color="#f9f9ff" style:text-scale="95%"/>
    </style:style>
    <style:style style:name="_36_23" style:display-name="623" style:family="text">
      <style:text-properties fo:color="#020200" style:text-position="2% 100%" fo:letter-spacing="0.0311in" fo:background-color="#f9f9ff" style:text-scale="96%"/>
    </style:style>
    <style:style style:name="_36_24" style:display-name="624" style:family="text">
      <style:text-properties fo:color="#020200" style:text-position="2% 100%" fo:letter-spacing="0.0311in" fo:background-color="#f9f9ff" style:text-scale="97%"/>
    </style:style>
    <style:style style:name="_36_25" style:display-name="625" style:family="text">
      <style:text-properties fo:color="#020200" style:text-position="2% 100%" fo:letter-spacing="0.0311in" fo:background-color="#f9f9ff" style:text-scale="98%"/>
    </style:style>
    <style:style style:name="_36_26" style:display-name="626" style:family="text">
      <style:text-properties fo:color="#020200" style:text-position="2% 100%" fo:letter-spacing="0.0311in" fo:background-color="#f9f9ff" style:text-scale="99%"/>
    </style:style>
    <style:style style:name="_36_27" style:display-name="627" style:family="text">
      <style:text-properties fo:color="#020200" style:text-position="2% 100%" fo:letter-spacing="0.0311in" fo:background-color="#f9f9ff" style:text-scale="102%"/>
    </style:style>
    <style:style style:name="_36_28" style:display-name="628" style:family="text">
      <style:text-properties fo:color="#020200" style:text-position="2% 100%" fo:letter-spacing="0.0311in" fo:background-color="#f9f9ff" style:text-scale="103%"/>
    </style:style>
    <style:style style:name="_36_29" style:display-name="629" style:family="text">
      <style:text-properties fo:color="#020200" style:text-position="2% 100%" fo:letter-spacing="0.0311in" fo:background-color="#f9f9ff" style:text-scale="105%"/>
    </style:style>
    <style:style style:name="_36_30" style:display-name="630" style:family="text">
      <style:text-properties fo:color="#020200" style:text-position="2% 100%" fo:letter-spacing="0.0311in" fo:background-color="#f9f9ff" style:text-scale="106%"/>
    </style:style>
    <style:style style:name="_36_31" style:display-name="631" style:family="text">
      <style:text-properties fo:color="#020200" fo:background-color="#f9fdff"/>
    </style:style>
    <style:style style:name="_36_32" style:display-name="632" style:family="text">
      <style:text-properties fo:color="#020200" fo:background-color="#f9fdff" style:text-scale="95%"/>
    </style:style>
    <style:style style:name="_36_33" style:display-name="633" style:family="text">
      <style:text-properties fo:color="#020200" fo:background-color="#f9fdff" style:text-scale="96%"/>
    </style:style>
    <style:style style:name="_36_34" style:display-name="634" style:family="text">
      <style:text-properties fo:color="#020200" fo:background-color="#f9fdff" style:text-scale="97%"/>
    </style:style>
    <style:style style:name="_36_35" style:display-name="635" style:family="text">
      <style:text-properties fo:color="#020200" fo:background-color="#f9fdff" style:text-scale="98%"/>
    </style:style>
    <style:style style:name="_36_36" style:display-name="636" style:family="text">
      <style:text-properties fo:color="#020200" fo:background-color="#f9fdff" style:text-scale="99%"/>
    </style:style>
    <style:style style:name="_36_37" style:display-name="637" style:family="text">
      <style:text-properties fo:color="#020200" fo:background-color="#f9fdff" style:text-scale="102%"/>
    </style:style>
    <style:style style:name="_36_38" style:display-name="638" style:family="text">
      <style:text-properties fo:color="#020200" fo:background-color="#f9fdff" style:text-scale="103%"/>
    </style:style>
    <style:style style:name="_36_39" style:display-name="639" style:family="text">
      <style:text-properties fo:color="#020200" fo:background-color="#f9fdff" style:text-scale="105%"/>
    </style:style>
    <style:style style:name="_36_40" style:display-name="640" style:family="text">
      <style:text-properties fo:color="#020200" fo:background-color="#f9fdff" style:text-scale="106%"/>
    </style:style>
    <style:style style:name="_36_41" style:display-name="641" style:family="text">
      <style:text-properties fo:color="#020200" fo:letter-spacing="normal" fo:background-color="#f9fdff"/>
    </style:style>
    <style:style style:name="_36_42" style:display-name="642" style:family="text">
      <style:text-properties fo:color="#020200" fo:letter-spacing="normal" fo:background-color="#f9fdff" style:text-scale="95%"/>
    </style:style>
    <style:style style:name="_36_43" style:display-name="643" style:family="text">
      <style:text-properties fo:color="#020200" fo:letter-spacing="normal" fo:background-color="#f9fdff" style:text-scale="96%"/>
    </style:style>
    <style:style style:name="_36_44" style:display-name="644" style:family="text">
      <style:text-properties fo:color="#020200" fo:letter-spacing="normal" fo:background-color="#f9fdff" style:text-scale="97%"/>
    </style:style>
    <style:style style:name="_36_45" style:display-name="645" style:family="text">
      <style:text-properties fo:color="#020200" fo:letter-spacing="normal" fo:background-color="#f9fdff" style:text-scale="98%"/>
    </style:style>
    <style:style style:name="_36_46" style:display-name="646" style:family="text">
      <style:text-properties fo:color="#020200" fo:letter-spacing="normal" fo:background-color="#f9fdff" style:text-scale="99%"/>
    </style:style>
    <style:style style:name="_36_47" style:display-name="647" style:family="text">
      <style:text-properties fo:color="#020200" fo:letter-spacing="normal" fo:background-color="#f9fdff" style:text-scale="102%"/>
    </style:style>
    <style:style style:name="_36_48" style:display-name="648" style:family="text">
      <style:text-properties fo:color="#020200" fo:letter-spacing="normal" fo:background-color="#f9fdff" style:text-scale="103%"/>
    </style:style>
    <style:style style:name="_36_49" style:display-name="649" style:family="text">
      <style:text-properties fo:color="#020200" fo:letter-spacing="normal" fo:background-color="#f9fdff" style:text-scale="105%"/>
    </style:style>
    <style:style style:name="_36_50" style:display-name="650" style:family="text">
      <style:text-properties fo:color="#020200" fo:letter-spacing="normal" fo:background-color="#f9fdff" style:text-scale="106%"/>
    </style:style>
    <style:style style:name="_36_51" style:display-name="651" style:family="text">
      <style:text-properties fo:color="#020200" fo:letter-spacing="0.0311in" fo:background-color="#f9fdff"/>
    </style:style>
    <style:style style:name="_36_52" style:display-name="652" style:family="text">
      <style:text-properties fo:color="#020200" fo:letter-spacing="0.0311in" fo:background-color="#f9fdff" style:text-scale="95%"/>
    </style:style>
    <style:style style:name="_36_53" style:display-name="653" style:family="text">
      <style:text-properties fo:color="#020200" fo:letter-spacing="0.0311in" fo:background-color="#f9fdff" style:text-scale="96%"/>
    </style:style>
    <style:style style:name="_36_54" style:display-name="654" style:family="text">
      <style:text-properties fo:color="#020200" fo:letter-spacing="0.0311in" fo:background-color="#f9fdff" style:text-scale="97%"/>
    </style:style>
    <style:style style:name="_36_55" style:display-name="655" style:family="text">
      <style:text-properties fo:color="#020200" fo:letter-spacing="0.0311in" fo:background-color="#f9fdff" style:text-scale="98%"/>
    </style:style>
    <style:style style:name="_36_56" style:display-name="656" style:family="text">
      <style:text-properties fo:color="#020200" fo:letter-spacing="0.0311in" fo:background-color="#f9fdff" style:text-scale="99%"/>
    </style:style>
    <style:style style:name="_36_57" style:display-name="657" style:family="text">
      <style:text-properties fo:color="#020200" fo:letter-spacing="0.0311in" fo:background-color="#f9fdff" style:text-scale="102%"/>
    </style:style>
    <style:style style:name="_36_58" style:display-name="658" style:family="text">
      <style:text-properties fo:color="#020200" fo:letter-spacing="0.0311in" fo:background-color="#f9fdff" style:text-scale="103%"/>
    </style:style>
    <style:style style:name="_36_59" style:display-name="659" style:family="text">
      <style:text-properties fo:color="#020200" fo:letter-spacing="0.0311in" fo:background-color="#f9fdff" style:text-scale="105%"/>
    </style:style>
    <style:style style:name="_36_60" style:display-name="660" style:family="text">
      <style:text-properties fo:color="#020200" fo:letter-spacing="0.0311in" fo:background-color="#f9fdff" style:text-scale="106%"/>
    </style:style>
    <style:style style:name="_36_61" style:display-name="661" style:family="text">
      <style:text-properties fo:color="#020200" style:text-position="0% 100%" fo:background-color="#f9fdff"/>
    </style:style>
    <style:style style:name="_36_62" style:display-name="662" style:family="text">
      <style:text-properties fo:color="#020200" style:text-position="0% 100%" fo:background-color="#f9fdff" style:text-scale="95%"/>
    </style:style>
    <style:style style:name="_36_63" style:display-name="663" style:family="text">
      <style:text-properties fo:color="#020200" style:text-position="0% 100%" fo:background-color="#f9fdff" style:text-scale="96%"/>
    </style:style>
    <style:style style:name="_36_64" style:display-name="664" style:family="text">
      <style:text-properties fo:color="#020200" style:text-position="0% 100%" fo:background-color="#f9fdff" style:text-scale="97%"/>
    </style:style>
    <style:style style:name="_36_65" style:display-name="665" style:family="text">
      <style:text-properties fo:color="#020200" style:text-position="0% 100%" fo:background-color="#f9fdff" style:text-scale="98%"/>
    </style:style>
    <style:style style:name="_36_66" style:display-name="666" style:family="text">
      <style:text-properties fo:color="#020200" style:text-position="0% 100%" fo:background-color="#f9fdff" style:text-scale="99%"/>
    </style:style>
    <style:style style:name="_36_67" style:display-name="667" style:family="text">
      <style:text-properties fo:color="#020200" style:text-position="0% 100%" fo:background-color="#f9fdff" style:text-scale="102%"/>
    </style:style>
    <style:style style:name="_36_68" style:display-name="668" style:family="text">
      <style:text-properties fo:color="#020200" style:text-position="0% 100%" fo:background-color="#f9fdff" style:text-scale="103%"/>
    </style:style>
    <style:style style:name="_36_69" style:display-name="669" style:family="text">
      <style:text-properties fo:color="#020200" style:text-position="0% 100%" fo:background-color="#f9fdff" style:text-scale="105%"/>
    </style:style>
    <style:style style:name="_36_70" style:display-name="670" style:family="text">
      <style:text-properties fo:color="#020200" style:text-position="0% 100%" fo:background-color="#f9fdff" style:text-scale="106%"/>
    </style:style>
    <style:style style:name="_36_71" style:display-name="671" style:family="text">
      <style:text-properties fo:color="#020200" style:text-position="0% 100%" fo:letter-spacing="normal" fo:background-color="#f9fdff"/>
    </style:style>
    <style:style style:name="_36_72" style:display-name="672" style:family="text">
      <style:text-properties fo:color="#020200" style:text-position="0% 100%" fo:letter-spacing="normal" fo:background-color="#f9fdff" style:text-scale="95%"/>
    </style:style>
    <style:style style:name="_36_73" style:display-name="673" style:family="text">
      <style:text-properties fo:color="#020200" style:text-position="0% 100%" fo:letter-spacing="normal" fo:background-color="#f9fdff" style:text-scale="96%"/>
    </style:style>
    <style:style style:name="_36_74" style:display-name="674" style:family="text">
      <style:text-properties fo:color="#020200" style:text-position="0% 100%" fo:letter-spacing="normal" fo:background-color="#f9fdff" style:text-scale="97%"/>
    </style:style>
    <style:style style:name="_36_75" style:display-name="675" style:family="text">
      <style:text-properties fo:color="#020200" style:text-position="0% 100%" fo:letter-spacing="normal" fo:background-color="#f9fdff" style:text-scale="98%"/>
    </style:style>
    <style:style style:name="_36_76" style:display-name="676" style:family="text">
      <style:text-properties fo:color="#020200" style:text-position="0% 100%" fo:letter-spacing="normal" fo:background-color="#f9fdff" style:text-scale="99%"/>
    </style:style>
    <style:style style:name="_36_77" style:display-name="677" style:family="text">
      <style:text-properties fo:color="#020200" style:text-position="0% 100%" fo:letter-spacing="normal" fo:background-color="#f9fdff" style:text-scale="102%"/>
    </style:style>
    <style:style style:name="_36_78" style:display-name="678" style:family="text">
      <style:text-properties fo:color="#020200" style:text-position="0% 100%" fo:letter-spacing="normal" fo:background-color="#f9fdff" style:text-scale="103%"/>
    </style:style>
    <style:style style:name="_36_79" style:display-name="679" style:family="text">
      <style:text-properties fo:color="#020200" style:text-position="0% 100%" fo:letter-spacing="normal" fo:background-color="#f9fdff" style:text-scale="105%"/>
    </style:style>
    <style:style style:name="_36_80" style:display-name="680" style:family="text">
      <style:text-properties fo:color="#020200" style:text-position="0% 100%" fo:letter-spacing="normal" fo:background-color="#f9fdff" style:text-scale="106%"/>
    </style:style>
    <style:style style:name="_36_81" style:display-name="681" style:family="text">
      <style:text-properties fo:color="#020200" style:text-position="0% 100%" fo:letter-spacing="0.0311in" fo:background-color="#f9fdff"/>
    </style:style>
    <style:style style:name="_36_82" style:display-name="682" style:family="text">
      <style:text-properties fo:color="#020200" style:text-position="0% 100%" fo:letter-spacing="0.0311in" fo:background-color="#f9fdff" style:text-scale="95%"/>
    </style:style>
    <style:style style:name="_36_83" style:display-name="683" style:family="text">
      <style:text-properties fo:color="#020200" style:text-position="0% 100%" fo:letter-spacing="0.0311in" fo:background-color="#f9fdff" style:text-scale="96%"/>
    </style:style>
    <style:style style:name="_36_84" style:display-name="684" style:family="text">
      <style:text-properties fo:color="#020200" style:text-position="0% 100%" fo:letter-spacing="0.0311in" fo:background-color="#f9fdff" style:text-scale="97%"/>
    </style:style>
    <style:style style:name="_36_85" style:display-name="685" style:family="text">
      <style:text-properties fo:color="#020200" style:text-position="0% 100%" fo:letter-spacing="0.0311in" fo:background-color="#f9fdff" style:text-scale="98%"/>
    </style:style>
    <style:style style:name="_36_86" style:display-name="686" style:family="text">
      <style:text-properties fo:color="#020200" style:text-position="0% 100%" fo:letter-spacing="0.0311in" fo:background-color="#f9fdff" style:text-scale="99%"/>
    </style:style>
    <style:style style:name="_36_87" style:display-name="687" style:family="text">
      <style:text-properties fo:color="#020200" style:text-position="0% 100%" fo:letter-spacing="0.0311in" fo:background-color="#f9fdff" style:text-scale="102%"/>
    </style:style>
    <style:style style:name="_36_88" style:display-name="688" style:family="text">
      <style:text-properties fo:color="#020200" style:text-position="0% 100%" fo:letter-spacing="0.0311in" fo:background-color="#f9fdff" style:text-scale="103%"/>
    </style:style>
    <style:style style:name="_36_89" style:display-name="689" style:family="text">
      <style:text-properties fo:color="#020200" style:text-position="0% 100%" fo:letter-spacing="0.0311in" fo:background-color="#f9fdff" style:text-scale="105%"/>
    </style:style>
    <style:style style:name="_36_90" style:display-name="690" style:family="text">
      <style:text-properties fo:color="#020200" style:text-position="0% 100%" fo:letter-spacing="0.0311in" fo:background-color="#f9fdff" style:text-scale="106%"/>
    </style:style>
    <style:style style:name="_36_91" style:display-name="691" style:family="text">
      <style:text-properties fo:color="#020200" style:text-position="2% 100%" fo:background-color="#f9fdff"/>
    </style:style>
    <style:style style:name="_36_92" style:display-name="692" style:family="text">
      <style:text-properties fo:color="#020200" style:text-position="2% 100%" fo:background-color="#f9fdff" style:text-scale="95%"/>
    </style:style>
    <style:style style:name="_36_93" style:display-name="693" style:family="text">
      <style:text-properties fo:color="#020200" style:text-position="2% 100%" fo:background-color="#f9fdff" style:text-scale="96%"/>
    </style:style>
    <style:style style:name="_36_94" style:display-name="694" style:family="text">
      <style:text-properties fo:color="#020200" style:text-position="2% 100%" fo:background-color="#f9fdff" style:text-scale="97%"/>
    </style:style>
    <style:style style:name="_36_95" style:display-name="695" style:family="text">
      <style:text-properties fo:color="#020200" style:text-position="2% 100%" fo:background-color="#f9fdff" style:text-scale="98%"/>
    </style:style>
    <style:style style:name="_36_96" style:display-name="696" style:family="text">
      <style:text-properties fo:color="#020200" style:text-position="2% 100%" fo:background-color="#f9fdff" style:text-scale="99%"/>
    </style:style>
    <style:style style:name="_36_97" style:display-name="697" style:family="text">
      <style:text-properties fo:color="#020200" style:text-position="2% 100%" fo:background-color="#f9fdff" style:text-scale="102%"/>
    </style:style>
    <style:style style:name="_36_98" style:display-name="698" style:family="text">
      <style:text-properties fo:color="#020200" style:text-position="2% 100%" fo:background-color="#f9fdff" style:text-scale="103%"/>
    </style:style>
    <style:style style:name="_36_99" style:display-name="699" style:family="text">
      <style:text-properties fo:color="#020200" style:text-position="2% 100%" fo:background-color="#f9fdff" style:text-scale="105%"/>
    </style:style>
    <style:style style:name="_37_00" style:display-name="700" style:family="text">
      <style:text-properties fo:color="#020200" style:text-position="2% 100%" fo:background-color="#f9fdff" style:text-scale="106%"/>
    </style:style>
    <style:style style:name="_37_01" style:display-name="701" style:family="text">
      <style:text-properties fo:color="#020200" style:text-position="2% 100%" fo:letter-spacing="normal" fo:background-color="#f9fdff"/>
    </style:style>
    <style:style style:name="_37_02" style:display-name="702" style:family="text">
      <style:text-properties fo:color="#020200" style:text-position="2% 100%" fo:letter-spacing="normal" fo:background-color="#f9fdff" style:text-scale="95%"/>
    </style:style>
    <style:style style:name="_37_03" style:display-name="703" style:family="text">
      <style:text-properties fo:color="#020200" style:text-position="2% 100%" fo:letter-spacing="normal" fo:background-color="#f9fdff" style:text-scale="96%"/>
    </style:style>
    <style:style style:name="_37_04" style:display-name="704" style:family="text">
      <style:text-properties fo:color="#020200" style:text-position="2% 100%" fo:letter-spacing="normal" fo:background-color="#f9fdff" style:text-scale="97%"/>
    </style:style>
    <style:style style:name="_37_05" style:display-name="705" style:family="text">
      <style:text-properties fo:color="#020200" style:text-position="2% 100%" fo:letter-spacing="normal" fo:background-color="#f9fdff" style:text-scale="98%"/>
    </style:style>
    <style:style style:name="_37_06" style:display-name="706" style:family="text">
      <style:text-properties fo:color="#020200" style:text-position="2% 100%" fo:letter-spacing="normal" fo:background-color="#f9fdff" style:text-scale="99%"/>
    </style:style>
    <style:style style:name="_37_07" style:display-name="707" style:family="text">
      <style:text-properties fo:color="#020200" style:text-position="2% 100%" fo:letter-spacing="normal" fo:background-color="#f9fdff" style:text-scale="102%"/>
    </style:style>
    <style:style style:name="_37_08" style:display-name="708" style:family="text">
      <style:text-properties fo:color="#020200" style:text-position="2% 100%" fo:letter-spacing="normal" fo:background-color="#f9fdff" style:text-scale="103%"/>
    </style:style>
    <style:style style:name="_37_09" style:display-name="709" style:family="text">
      <style:text-properties fo:color="#020200" style:text-position="2% 100%" fo:letter-spacing="normal" fo:background-color="#f9fdff" style:text-scale="105%"/>
    </style:style>
    <style:style style:name="_37_10" style:display-name="710" style:family="text">
      <style:text-properties fo:color="#020200" style:text-position="2% 100%" fo:letter-spacing="normal" fo:background-color="#f9fdff" style:text-scale="106%"/>
    </style:style>
    <style:style style:name="_37_11" style:display-name="711" style:family="text">
      <style:text-properties fo:color="#020200" style:text-position="2% 100%" fo:letter-spacing="0.0311in" fo:background-color="#f9fdff"/>
    </style:style>
    <style:style style:name="_37_12" style:display-name="712" style:family="text">
      <style:text-properties fo:color="#020200" style:text-position="2% 100%" fo:letter-spacing="0.0311in" fo:background-color="#f9fdff" style:text-scale="95%"/>
    </style:style>
    <style:style style:name="_37_13" style:display-name="713" style:family="text">
      <style:text-properties fo:color="#020200" style:text-position="2% 100%" fo:letter-spacing="0.0311in" fo:background-color="#f9fdff" style:text-scale="96%"/>
    </style:style>
    <style:style style:name="_37_14" style:display-name="714" style:family="text">
      <style:text-properties fo:color="#020200" style:text-position="2% 100%" fo:letter-spacing="0.0311in" fo:background-color="#f9fdff" style:text-scale="97%"/>
    </style:style>
    <style:style style:name="_37_15" style:display-name="715" style:family="text">
      <style:text-properties fo:color="#020200" style:text-position="2% 100%" fo:letter-spacing="0.0311in" fo:background-color="#f9fdff" style:text-scale="98%"/>
    </style:style>
    <style:style style:name="_37_16" style:display-name="716" style:family="text">
      <style:text-properties fo:color="#020200" style:text-position="2% 100%" fo:letter-spacing="0.0311in" fo:background-color="#f9fdff" style:text-scale="99%"/>
    </style:style>
    <style:style style:name="_37_17" style:display-name="717" style:family="text">
      <style:text-properties fo:color="#020200" style:text-position="2% 100%" fo:letter-spacing="0.0311in" fo:background-color="#f9fdff" style:text-scale="102%"/>
    </style:style>
    <style:style style:name="_37_18" style:display-name="718" style:family="text">
      <style:text-properties fo:color="#020200" style:text-position="2% 100%" fo:letter-spacing="0.0311in" fo:background-color="#f9fdff" style:text-scale="103%"/>
    </style:style>
    <style:style style:name="_37_19" style:display-name="719" style:family="text">
      <style:text-properties fo:color="#020200" style:text-position="2% 100%" fo:letter-spacing="0.0311in" fo:background-color="#f9fdff" style:text-scale="105%"/>
    </style:style>
    <style:style style:name="_37_20" style:display-name="720" style:family="text">
      <style:text-properties fo:color="#020200" style:text-position="2% 100%" fo:letter-spacing="0.0311in" fo:background-color="#f9fdff" style:text-scale="106%"/>
    </style:style>
    <style:style style:name="_37_21" style:display-name="721" style:family="text">
      <style:text-properties fo:color="#020200" fo:background-color="#fdf9ff"/>
    </style:style>
    <style:style style:name="_37_22" style:display-name="722" style:family="text">
      <style:text-properties fo:color="#020200" fo:background-color="#fdf9ff" style:text-scale="95%"/>
    </style:style>
    <style:style style:name="_37_23" style:display-name="723" style:family="text">
      <style:text-properties fo:color="#020200" fo:background-color="#fdf9ff" style:text-scale="96%"/>
    </style:style>
    <style:style style:name="_37_24" style:display-name="724" style:family="text">
      <style:text-properties fo:color="#020200" fo:background-color="#fdf9ff" style:text-scale="97%"/>
    </style:style>
    <style:style style:name="_37_25" style:display-name="725" style:family="text">
      <style:text-properties fo:color="#020200" fo:background-color="#fdf9ff" style:text-scale="98%"/>
    </style:style>
    <style:style style:name="_37_26" style:display-name="726" style:family="text">
      <style:text-properties fo:color="#020200" fo:background-color="#fdf9ff" style:text-scale="99%"/>
    </style:style>
    <style:style style:name="_37_27" style:display-name="727" style:family="text">
      <style:text-properties fo:color="#020200" fo:background-color="#fdf9ff" style:text-scale="102%"/>
    </style:style>
    <style:style style:name="_37_28" style:display-name="728" style:family="text">
      <style:text-properties fo:color="#020200" fo:background-color="#fdf9ff" style:text-scale="103%"/>
    </style:style>
    <style:style style:name="_37_29" style:display-name="729" style:family="text">
      <style:text-properties fo:color="#020200" fo:background-color="#fdf9ff" style:text-scale="105%"/>
    </style:style>
    <style:style style:name="_37_30" style:display-name="730" style:family="text">
      <style:text-properties fo:color="#020200" fo:background-color="#fdf9ff" style:text-scale="106%"/>
    </style:style>
    <style:style style:name="_37_31" style:display-name="731" style:family="text">
      <style:text-properties fo:color="#020200" fo:letter-spacing="normal" fo:background-color="#fdf9ff"/>
    </style:style>
    <style:style style:name="_37_32" style:display-name="732" style:family="text">
      <style:text-properties fo:color="#020200" fo:letter-spacing="normal" fo:background-color="#fdf9ff" style:text-scale="95%"/>
    </style:style>
    <style:style style:name="_37_33" style:display-name="733" style:family="text">
      <style:text-properties fo:color="#020200" fo:letter-spacing="normal" fo:background-color="#fdf9ff" style:text-scale="96%"/>
    </style:style>
    <style:style style:name="_37_34" style:display-name="734" style:family="text">
      <style:text-properties fo:color="#020200" fo:letter-spacing="normal" fo:background-color="#fdf9ff" style:text-scale="97%"/>
    </style:style>
    <style:style style:name="_37_35" style:display-name="735" style:family="text">
      <style:text-properties fo:color="#020200" fo:letter-spacing="normal" fo:background-color="#fdf9ff" style:text-scale="98%"/>
    </style:style>
    <style:style style:name="_37_36" style:display-name="736" style:family="text">
      <style:text-properties fo:color="#020200" fo:letter-spacing="normal" fo:background-color="#fdf9ff" style:text-scale="99%"/>
    </style:style>
    <style:style style:name="_37_37" style:display-name="737" style:family="text">
      <style:text-properties fo:color="#020200" fo:letter-spacing="normal" fo:background-color="#fdf9ff" style:text-scale="102%"/>
    </style:style>
    <style:style style:name="_37_38" style:display-name="738" style:family="text">
      <style:text-properties fo:color="#020200" fo:letter-spacing="normal" fo:background-color="#fdf9ff" style:text-scale="103%"/>
    </style:style>
    <style:style style:name="_37_39" style:display-name="739" style:family="text">
      <style:text-properties fo:color="#020200" fo:letter-spacing="normal" fo:background-color="#fdf9ff" style:text-scale="105%"/>
    </style:style>
    <style:style style:name="_37_40" style:display-name="740" style:family="text">
      <style:text-properties fo:color="#020200" fo:letter-spacing="normal" fo:background-color="#fdf9ff" style:text-scale="106%"/>
    </style:style>
    <style:style style:name="_37_41" style:display-name="741" style:family="text">
      <style:text-properties fo:color="#020200" fo:letter-spacing="0.0311in" fo:background-color="#fdf9ff"/>
    </style:style>
    <style:style style:name="_37_42" style:display-name="742" style:family="text">
      <style:text-properties fo:color="#020200" fo:letter-spacing="0.0311in" fo:background-color="#fdf9ff" style:text-scale="95%"/>
    </style:style>
    <style:style style:name="_37_43" style:display-name="743" style:family="text">
      <style:text-properties fo:color="#020200" fo:letter-spacing="0.0311in" fo:background-color="#fdf9ff" style:text-scale="96%"/>
    </style:style>
    <style:style style:name="_37_44" style:display-name="744" style:family="text">
      <style:text-properties fo:color="#020200" fo:letter-spacing="0.0311in" fo:background-color="#fdf9ff" style:text-scale="97%"/>
    </style:style>
    <style:style style:name="_37_45" style:display-name="745" style:family="text">
      <style:text-properties fo:color="#020200" fo:letter-spacing="0.0311in" fo:background-color="#fdf9ff" style:text-scale="98%"/>
    </style:style>
    <style:style style:name="_37_46" style:display-name="746" style:family="text">
      <style:text-properties fo:color="#020200" fo:letter-spacing="0.0311in" fo:background-color="#fdf9ff" style:text-scale="99%"/>
    </style:style>
    <style:style style:name="_37_47" style:display-name="747" style:family="text">
      <style:text-properties fo:color="#020200" fo:letter-spacing="0.0311in" fo:background-color="#fdf9ff" style:text-scale="102%"/>
    </style:style>
    <style:style style:name="_37_48" style:display-name="748" style:family="text">
      <style:text-properties fo:color="#020200" fo:letter-spacing="0.0311in" fo:background-color="#fdf9ff" style:text-scale="103%"/>
    </style:style>
    <style:style style:name="_37_49" style:display-name="749" style:family="text">
      <style:text-properties fo:color="#020200" fo:letter-spacing="0.0311in" fo:background-color="#fdf9ff" style:text-scale="105%"/>
    </style:style>
    <style:style style:name="_37_50" style:display-name="750" style:family="text">
      <style:text-properties fo:color="#020200" fo:letter-spacing="0.0311in" fo:background-color="#fdf9ff" style:text-scale="106%"/>
    </style:style>
    <style:style style:name="_37_51" style:display-name="751" style:family="text">
      <style:text-properties fo:color="#020200" style:text-position="0% 100%" fo:background-color="#fdf9ff"/>
    </style:style>
    <style:style style:name="_37_52" style:display-name="752" style:family="text">
      <style:text-properties fo:color="#020200" style:text-position="0% 100%" fo:background-color="#fdf9ff" style:text-scale="95%"/>
    </style:style>
    <style:style style:name="_37_53" style:display-name="753" style:family="text">
      <style:text-properties fo:color="#020200" style:text-position="0% 100%" fo:background-color="#fdf9ff" style:text-scale="96%"/>
    </style:style>
    <style:style style:name="_37_54" style:display-name="754" style:family="text">
      <style:text-properties fo:color="#020200" style:text-position="0% 100%" fo:background-color="#fdf9ff" style:text-scale="97%"/>
    </style:style>
    <style:style style:name="_37_55" style:display-name="755" style:family="text">
      <style:text-properties fo:color="#020200" style:text-position="0% 100%" fo:background-color="#fdf9ff" style:text-scale="98%"/>
    </style:style>
    <style:style style:name="_37_56" style:display-name="756" style:family="text">
      <style:text-properties fo:color="#020200" style:text-position="0% 100%" fo:background-color="#fdf9ff" style:text-scale="99%"/>
    </style:style>
    <style:style style:name="_37_57" style:display-name="757" style:family="text">
      <style:text-properties fo:color="#020200" style:text-position="0% 100%" fo:background-color="#fdf9ff" style:text-scale="102%"/>
    </style:style>
    <style:style style:name="_37_58" style:display-name="758" style:family="text">
      <style:text-properties fo:color="#020200" style:text-position="0% 100%" fo:background-color="#fdf9ff" style:text-scale="103%"/>
    </style:style>
    <style:style style:name="_37_59" style:display-name="759" style:family="text">
      <style:text-properties fo:color="#020200" style:text-position="0% 100%" fo:background-color="#fdf9ff" style:text-scale="105%"/>
    </style:style>
    <style:style style:name="_37_60" style:display-name="760" style:family="text">
      <style:text-properties fo:color="#020200" style:text-position="0% 100%" fo:background-color="#fdf9ff" style:text-scale="106%"/>
    </style:style>
    <style:style style:name="_37_61" style:display-name="761" style:family="text">
      <style:text-properties fo:color="#020200" style:text-position="0% 100%" fo:letter-spacing="normal" fo:background-color="#fdf9ff"/>
    </style:style>
    <style:style style:name="_37_62" style:display-name="762" style:family="text">
      <style:text-properties fo:color="#020200" style:text-position="0% 100%" fo:letter-spacing="normal" fo:background-color="#fdf9ff" style:text-scale="95%"/>
    </style:style>
    <style:style style:name="_37_63" style:display-name="763" style:family="text">
      <style:text-properties fo:color="#020200" style:text-position="0% 100%" fo:letter-spacing="normal" fo:background-color="#fdf9ff" style:text-scale="96%"/>
    </style:style>
    <style:style style:name="_37_64" style:display-name="764" style:family="text">
      <style:text-properties fo:color="#020200" style:text-position="0% 100%" fo:letter-spacing="normal" fo:background-color="#fdf9ff" style:text-scale="97%"/>
    </style:style>
    <style:style style:name="_37_65" style:display-name="765" style:family="text">
      <style:text-properties fo:color="#020200" style:text-position="0% 100%" fo:letter-spacing="normal" fo:background-color="#fdf9ff" style:text-scale="98%"/>
    </style:style>
    <style:style style:name="_37_66" style:display-name="766" style:family="text">
      <style:text-properties fo:color="#020200" style:text-position="0% 100%" fo:letter-spacing="normal" fo:background-color="#fdf9ff" style:text-scale="99%"/>
    </style:style>
    <style:style style:name="_37_67" style:display-name="767" style:family="text">
      <style:text-properties fo:color="#020200" style:text-position="0% 100%" fo:letter-spacing="normal" fo:background-color="#fdf9ff" style:text-scale="102%"/>
    </style:style>
    <style:style style:name="_37_68" style:display-name="768" style:family="text">
      <style:text-properties fo:color="#020200" style:text-position="0% 100%" fo:letter-spacing="normal" fo:background-color="#fdf9ff" style:text-scale="103%"/>
    </style:style>
    <style:style style:name="_37_69" style:display-name="769" style:family="text">
      <style:text-properties fo:color="#020200" style:text-position="0% 100%" fo:letter-spacing="normal" fo:background-color="#fdf9ff" style:text-scale="105%"/>
    </style:style>
    <style:style style:name="_37_70" style:display-name="770" style:family="text">
      <style:text-properties fo:color="#020200" style:text-position="0% 100%" fo:letter-spacing="normal" fo:background-color="#fdf9ff" style:text-scale="106%"/>
    </style:style>
    <style:style style:name="_37_71" style:display-name="771" style:family="text">
      <style:text-properties fo:color="#020200" style:text-position="0% 100%" fo:letter-spacing="0.0311in" fo:background-color="#fdf9ff"/>
    </style:style>
    <style:style style:name="_37_72" style:display-name="772" style:family="text">
      <style:text-properties fo:color="#020200" style:text-position="0% 100%" fo:letter-spacing="0.0311in" fo:background-color="#fdf9ff" style:text-scale="95%"/>
    </style:style>
    <style:style style:name="_37_73" style:display-name="773" style:family="text">
      <style:text-properties fo:color="#020200" style:text-position="0% 100%" fo:letter-spacing="0.0311in" fo:background-color="#fdf9ff" style:text-scale="96%"/>
    </style:style>
    <style:style style:name="_37_74" style:display-name="774" style:family="text">
      <style:text-properties fo:color="#020200" style:text-position="0% 100%" fo:letter-spacing="0.0311in" fo:background-color="#fdf9ff" style:text-scale="97%"/>
    </style:style>
    <style:style style:name="_37_75" style:display-name="775" style:family="text">
      <style:text-properties fo:color="#020200" style:text-position="0% 100%" fo:letter-spacing="0.0311in" fo:background-color="#fdf9ff" style:text-scale="98%"/>
    </style:style>
    <style:style style:name="_37_76" style:display-name="776" style:family="text">
      <style:text-properties fo:color="#020200" style:text-position="0% 100%" fo:letter-spacing="0.0311in" fo:background-color="#fdf9ff" style:text-scale="99%"/>
    </style:style>
    <style:style style:name="_37_77" style:display-name="777" style:family="text">
      <style:text-properties fo:color="#020200" style:text-position="0% 100%" fo:letter-spacing="0.0311in" fo:background-color="#fdf9ff" style:text-scale="102%"/>
    </style:style>
    <style:style style:name="_37_78" style:display-name="778" style:family="text">
      <style:text-properties fo:color="#020200" style:text-position="0% 100%" fo:letter-spacing="0.0311in" fo:background-color="#fdf9ff" style:text-scale="103%"/>
    </style:style>
    <style:style style:name="_37_79" style:display-name="779" style:family="text">
      <style:text-properties fo:color="#020200" style:text-position="0% 100%" fo:letter-spacing="0.0311in" fo:background-color="#fdf9ff" style:text-scale="105%"/>
    </style:style>
    <style:style style:name="_37_80" style:display-name="780" style:family="text">
      <style:text-properties fo:color="#020200" style:text-position="0% 100%" fo:letter-spacing="0.0311in" fo:background-color="#fdf9ff" style:text-scale="106%"/>
    </style:style>
    <style:style style:name="_37_81" style:display-name="781" style:family="text">
      <style:text-properties fo:color="#020200" style:text-position="2% 100%" fo:background-color="#fdf9ff"/>
    </style:style>
    <style:style style:name="_37_82" style:display-name="782" style:family="text">
      <style:text-properties fo:color="#020200" style:text-position="2% 100%" fo:background-color="#fdf9ff" style:text-scale="95%"/>
    </style:style>
    <style:style style:name="_37_83" style:display-name="783" style:family="text">
      <style:text-properties fo:color="#020200" style:text-position="2% 100%" fo:background-color="#fdf9ff" style:text-scale="96%"/>
    </style:style>
    <style:style style:name="_37_84" style:display-name="784" style:family="text">
      <style:text-properties fo:color="#020200" style:text-position="2% 100%" fo:background-color="#fdf9ff" style:text-scale="97%"/>
    </style:style>
    <style:style style:name="_37_85" style:display-name="785" style:family="text">
      <style:text-properties fo:color="#020200" style:text-position="2% 100%" fo:background-color="#fdf9ff" style:text-scale="98%"/>
    </style:style>
    <style:style style:name="_37_86" style:display-name="786" style:family="text">
      <style:text-properties fo:color="#020200" style:text-position="2% 100%" fo:background-color="#fdf9ff" style:text-scale="99%"/>
    </style:style>
    <style:style style:name="_37_87" style:display-name="787" style:family="text">
      <style:text-properties fo:color="#020200" style:text-position="2% 100%" fo:background-color="#fdf9ff" style:text-scale="102%"/>
    </style:style>
    <style:style style:name="_37_88" style:display-name="788" style:family="text">
      <style:text-properties fo:color="#020200" style:text-position="2% 100%" fo:background-color="#fdf9ff" style:text-scale="103%"/>
    </style:style>
    <style:style style:name="_37_89" style:display-name="789" style:family="text">
      <style:text-properties fo:color="#020200" style:text-position="2% 100%" fo:background-color="#fdf9ff" style:text-scale="105%"/>
    </style:style>
    <style:style style:name="_37_90" style:display-name="790" style:family="text">
      <style:text-properties fo:color="#020200" style:text-position="2% 100%" fo:background-color="#fdf9ff" style:text-scale="106%"/>
    </style:style>
    <style:style style:name="_37_91" style:display-name="791" style:family="text">
      <style:text-properties fo:color="#020200" style:text-position="2% 100%" fo:letter-spacing="normal" fo:background-color="#fdf9ff"/>
    </style:style>
    <style:style style:name="_37_92" style:display-name="792" style:family="text">
      <style:text-properties fo:color="#020200" style:text-position="2% 100%" fo:letter-spacing="normal" fo:background-color="#fdf9ff" style:text-scale="95%"/>
    </style:style>
    <style:style style:name="_37_93" style:display-name="793" style:family="text">
      <style:text-properties fo:color="#020200" style:text-position="2% 100%" fo:letter-spacing="normal" fo:background-color="#fdf9ff" style:text-scale="96%"/>
    </style:style>
    <style:style style:name="_37_94" style:display-name="794" style:family="text">
      <style:text-properties fo:color="#020200" style:text-position="2% 100%" fo:letter-spacing="normal" fo:background-color="#fdf9ff" style:text-scale="97%"/>
    </style:style>
    <style:style style:name="_37_95" style:display-name="795" style:family="text">
      <style:text-properties fo:color="#020200" style:text-position="2% 100%" fo:letter-spacing="normal" fo:background-color="#fdf9ff" style:text-scale="98%"/>
    </style:style>
    <style:style style:name="_37_96" style:display-name="796" style:family="text">
      <style:text-properties fo:color="#020200" style:text-position="2% 100%" fo:letter-spacing="normal" fo:background-color="#fdf9ff" style:text-scale="99%"/>
    </style:style>
    <style:style style:name="_37_97" style:display-name="797" style:family="text">
      <style:text-properties fo:color="#020200" style:text-position="2% 100%" fo:letter-spacing="normal" fo:background-color="#fdf9ff" style:text-scale="102%"/>
    </style:style>
    <style:style style:name="_37_98" style:display-name="798" style:family="text">
      <style:text-properties fo:color="#020200" style:text-position="2% 100%" fo:letter-spacing="normal" fo:background-color="#fdf9ff" style:text-scale="103%"/>
    </style:style>
    <style:style style:name="_37_99" style:display-name="799" style:family="text">
      <style:text-properties fo:color="#020200" style:text-position="2% 100%" fo:letter-spacing="normal" fo:background-color="#fdf9ff" style:text-scale="105%"/>
    </style:style>
    <style:style style:name="_38_00" style:display-name="800" style:family="text">
      <style:text-properties fo:color="#020200" style:text-position="2% 100%" fo:letter-spacing="normal" fo:background-color="#fdf9ff" style:text-scale="106%"/>
    </style:style>
    <style:style style:name="_38_01" style:display-name="801" style:family="text">
      <style:text-properties fo:color="#020200" style:text-position="2% 100%" fo:letter-spacing="0.0311in" fo:background-color="#fdf9ff"/>
    </style:style>
    <style:style style:name="_38_02" style:display-name="802" style:family="text">
      <style:text-properties fo:color="#020200" style:text-position="2% 100%" fo:letter-spacing="0.0311in" fo:background-color="#fdf9ff" style:text-scale="95%"/>
    </style:style>
    <style:style style:name="_38_03" style:display-name="803" style:family="text">
      <style:text-properties fo:color="#020200" style:text-position="2% 100%" fo:letter-spacing="0.0311in" fo:background-color="#fdf9ff" style:text-scale="96%"/>
    </style:style>
    <style:style style:name="_38_04" style:display-name="804" style:family="text">
      <style:text-properties fo:color="#020200" style:text-position="2% 100%" fo:letter-spacing="0.0311in" fo:background-color="#fdf9ff" style:text-scale="97%"/>
    </style:style>
    <style:style style:name="_38_05" style:display-name="805" style:family="text">
      <style:text-properties fo:color="#020200" style:text-position="2% 100%" fo:letter-spacing="0.0311in" fo:background-color="#fdf9ff" style:text-scale="98%"/>
    </style:style>
    <style:style style:name="_38_06" style:display-name="806" style:family="text">
      <style:text-properties fo:color="#020200" style:text-position="2% 100%" fo:letter-spacing="0.0311in" fo:background-color="#fdf9ff" style:text-scale="99%"/>
    </style:style>
    <style:style style:name="_38_07" style:display-name="807" style:family="text">
      <style:text-properties fo:color="#020200" style:text-position="2% 100%" fo:letter-spacing="0.0311in" fo:background-color="#fdf9ff" style:text-scale="102%"/>
    </style:style>
    <style:style style:name="_38_08" style:display-name="808" style:family="text">
      <style:text-properties fo:color="#020200" style:text-position="2% 100%" fo:letter-spacing="0.0311in" fo:background-color="#fdf9ff" style:text-scale="103%"/>
    </style:style>
    <style:style style:name="_38_09" style:display-name="809" style:family="text">
      <style:text-properties fo:color="#020200" style:text-position="2% 100%" fo:letter-spacing="0.0311in" fo:background-color="#fdf9ff" style:text-scale="105%"/>
    </style:style>
    <style:style style:name="_38_10" style:display-name="810" style:family="text">
      <style:text-properties fo:color="#020200" style:text-position="2% 100%" fo:letter-spacing="0.0311in" fo:background-color="#fdf9ff" style:text-scale="106%"/>
    </style:style>
    <style:style style:name="_38_11" style:display-name="811" style:family="text">
      <style:text-properties fo:color="#020200" fo:background-color="#fdfdff"/>
    </style:style>
    <style:style style:name="_38_12" style:display-name="812" style:family="text">
      <style:text-properties fo:color="#020200" fo:background-color="#fdfdff" style:text-scale="95%"/>
    </style:style>
    <style:style style:name="_38_13" style:display-name="813" style:family="text">
      <style:text-properties fo:color="#020200" fo:background-color="#fdfdff" style:text-scale="96%"/>
    </style:style>
    <style:style style:name="_38_14" style:display-name="814" style:family="text">
      <style:text-properties fo:color="#020200" fo:background-color="#fdfdff" style:text-scale="97%"/>
    </style:style>
    <style:style style:name="_38_15" style:display-name="815" style:family="text">
      <style:text-properties fo:color="#020200" fo:background-color="#fdfdff" style:text-scale="98%"/>
    </style:style>
    <style:style style:name="_38_16" style:display-name="816" style:family="text">
      <style:text-properties fo:color="#020200" fo:background-color="#fdfdff" style:text-scale="99%"/>
    </style:style>
    <style:style style:name="_38_17" style:display-name="817" style:family="text">
      <style:text-properties fo:color="#020200" fo:background-color="#fdfdff" style:text-scale="102%"/>
    </style:style>
    <style:style style:name="_38_18" style:display-name="818" style:family="text">
      <style:text-properties fo:color="#020200" fo:background-color="#fdfdff" style:text-scale="103%"/>
    </style:style>
    <style:style style:name="_38_19" style:display-name="819" style:family="text">
      <style:text-properties fo:color="#020200" fo:background-color="#fdfdff" style:text-scale="105%"/>
    </style:style>
    <style:style style:name="_38_20" style:display-name="820" style:family="text">
      <style:text-properties fo:color="#020200" fo:background-color="#fdfdff" style:text-scale="106%"/>
    </style:style>
    <style:style style:name="_38_21" style:display-name="821" style:family="text">
      <style:text-properties fo:color="#020200" fo:letter-spacing="normal" fo:background-color="#fdfdff"/>
    </style:style>
    <style:style style:name="_38_22" style:display-name="822" style:family="text">
      <style:text-properties fo:color="#020200" fo:letter-spacing="normal" fo:background-color="#fdfdff" style:text-scale="95%"/>
    </style:style>
    <style:style style:name="_38_23" style:display-name="823" style:family="text">
      <style:text-properties fo:color="#020200" fo:letter-spacing="normal" fo:background-color="#fdfdff" style:text-scale="96%"/>
    </style:style>
    <style:style style:name="_38_24" style:display-name="824" style:family="text">
      <style:text-properties fo:color="#020200" fo:letter-spacing="normal" fo:background-color="#fdfdff" style:text-scale="97%"/>
    </style:style>
    <style:style style:name="_38_25" style:display-name="825" style:family="text">
      <style:text-properties fo:color="#020200" fo:letter-spacing="normal" fo:background-color="#fdfdff" style:text-scale="98%"/>
    </style:style>
    <style:style style:name="_38_26" style:display-name="826" style:family="text">
      <style:text-properties fo:color="#020200" fo:letter-spacing="normal" fo:background-color="#fdfdff" style:text-scale="99%"/>
    </style:style>
    <style:style style:name="_38_27" style:display-name="827" style:family="text">
      <style:text-properties fo:color="#020200" fo:letter-spacing="normal" fo:background-color="#fdfdff" style:text-scale="102%"/>
    </style:style>
    <style:style style:name="_38_28" style:display-name="828" style:family="text">
      <style:text-properties fo:color="#020200" fo:letter-spacing="normal" fo:background-color="#fdfdff" style:text-scale="103%"/>
    </style:style>
    <style:style style:name="_38_29" style:display-name="829" style:family="text">
      <style:text-properties fo:color="#020200" fo:letter-spacing="normal" fo:background-color="#fdfdff" style:text-scale="105%"/>
    </style:style>
    <style:style style:name="_38_30" style:display-name="830" style:family="text">
      <style:text-properties fo:color="#020200" fo:letter-spacing="normal" fo:background-color="#fdfdff" style:text-scale="106%"/>
    </style:style>
    <style:style style:name="_38_31" style:display-name="831" style:family="text">
      <style:text-properties fo:color="#020200" fo:letter-spacing="0.0311in" fo:background-color="#fdfdff"/>
    </style:style>
    <style:style style:name="_38_32" style:display-name="832" style:family="text">
      <style:text-properties fo:color="#020200" fo:letter-spacing="0.0311in" fo:background-color="#fdfdff" style:text-scale="95%"/>
    </style:style>
    <style:style style:name="_38_33" style:display-name="833" style:family="text">
      <style:text-properties fo:color="#020200" fo:letter-spacing="0.0311in" fo:background-color="#fdfdff" style:text-scale="96%"/>
    </style:style>
    <style:style style:name="_38_34" style:display-name="834" style:family="text">
      <style:text-properties fo:color="#020200" fo:letter-spacing="0.0311in" fo:background-color="#fdfdff" style:text-scale="97%"/>
    </style:style>
    <style:style style:name="_38_35" style:display-name="835" style:family="text">
      <style:text-properties fo:color="#020200" fo:letter-spacing="0.0311in" fo:background-color="#fdfdff" style:text-scale="98%"/>
    </style:style>
    <style:style style:name="_38_36" style:display-name="836" style:family="text">
      <style:text-properties fo:color="#020200" fo:letter-spacing="0.0311in" fo:background-color="#fdfdff" style:text-scale="99%"/>
    </style:style>
    <style:style style:name="_38_37" style:display-name="837" style:family="text">
      <style:text-properties fo:color="#020200" fo:letter-spacing="0.0311in" fo:background-color="#fdfdff" style:text-scale="102%"/>
    </style:style>
    <style:style style:name="_38_38" style:display-name="838" style:family="text">
      <style:text-properties fo:color="#020200" fo:letter-spacing="0.0311in" fo:background-color="#fdfdff" style:text-scale="103%"/>
    </style:style>
    <style:style style:name="_38_39" style:display-name="839" style:family="text">
      <style:text-properties fo:color="#020200" fo:letter-spacing="0.0311in" fo:background-color="#fdfdff" style:text-scale="105%"/>
    </style:style>
    <style:style style:name="_38_40" style:display-name="840" style:family="text">
      <style:text-properties fo:color="#020200" fo:letter-spacing="0.0311in" fo:background-color="#fdfdff" style:text-scale="106%"/>
    </style:style>
    <style:style style:name="_38_41" style:display-name="841" style:family="text">
      <style:text-properties fo:color="#020200" style:text-position="0% 100%" fo:background-color="#fdfdff"/>
    </style:style>
    <style:style style:name="_38_42" style:display-name="842" style:family="text">
      <style:text-properties fo:color="#020200" style:text-position="0% 100%" fo:background-color="#fdfdff" style:text-scale="95%"/>
    </style:style>
    <style:style style:name="_38_43" style:display-name="843" style:family="text">
      <style:text-properties fo:color="#020200" style:text-position="0% 100%" fo:background-color="#fdfdff" style:text-scale="96%"/>
    </style:style>
    <style:style style:name="_38_44" style:display-name="844" style:family="text">
      <style:text-properties fo:color="#020200" style:text-position="0% 100%" fo:background-color="#fdfdff" style:text-scale="97%"/>
    </style:style>
    <style:style style:name="_38_45" style:display-name="845" style:family="text">
      <style:text-properties fo:color="#020200" style:text-position="0% 100%" fo:background-color="#fdfdff" style:text-scale="98%"/>
    </style:style>
    <style:style style:name="_38_46" style:display-name="846" style:family="text">
      <style:text-properties fo:color="#020200" style:text-position="0% 100%" fo:background-color="#fdfdff" style:text-scale="99%"/>
    </style:style>
    <style:style style:name="_38_47" style:display-name="847" style:family="text">
      <style:text-properties fo:color="#020200" style:text-position="0% 100%" fo:background-color="#fdfdff" style:text-scale="102%"/>
    </style:style>
    <style:style style:name="_38_48" style:display-name="848" style:family="text">
      <style:text-properties fo:color="#020200" style:text-position="0% 100%" fo:background-color="#fdfdff" style:text-scale="103%"/>
    </style:style>
    <style:style style:name="_38_49" style:display-name="849" style:family="text">
      <style:text-properties fo:color="#020200" style:text-position="0% 100%" fo:background-color="#fdfdff" style:text-scale="105%"/>
    </style:style>
    <style:style style:name="_38_50" style:display-name="850" style:family="text">
      <style:text-properties fo:color="#020200" style:text-position="0% 100%" fo:background-color="#fdfdff" style:text-scale="106%"/>
    </style:style>
    <style:style style:name="_38_51" style:display-name="851" style:family="text">
      <style:text-properties fo:color="#020200" style:text-position="0% 100%" fo:letter-spacing="normal" fo:background-color="#fdfdff"/>
    </style:style>
    <style:style style:name="_38_52" style:display-name="852" style:family="text">
      <style:text-properties fo:color="#020200" style:text-position="0% 100%" fo:letter-spacing="normal" fo:background-color="#fdfdff" style:text-scale="95%"/>
    </style:style>
    <style:style style:name="_38_53" style:display-name="853" style:family="text">
      <style:text-properties fo:color="#020200" style:text-position="0% 100%" fo:letter-spacing="normal" fo:background-color="#fdfdff" style:text-scale="96%"/>
    </style:style>
    <style:style style:name="_38_54" style:display-name="854" style:family="text">
      <style:text-properties fo:color="#020200" style:text-position="0% 100%" fo:letter-spacing="normal" fo:background-color="#fdfdff" style:text-scale="97%"/>
    </style:style>
    <style:style style:name="_38_55" style:display-name="855" style:family="text">
      <style:text-properties fo:color="#020200" style:text-position="0% 100%" fo:letter-spacing="normal" fo:background-color="#fdfdff" style:text-scale="98%"/>
    </style:style>
    <style:style style:name="_38_56" style:display-name="856" style:family="text">
      <style:text-properties fo:color="#020200" style:text-position="0% 100%" fo:letter-spacing="normal" fo:background-color="#fdfdff" style:text-scale="99%"/>
    </style:style>
    <style:style style:name="_38_57" style:display-name="857" style:family="text">
      <style:text-properties fo:color="#020200" style:text-position="0% 100%" fo:letter-spacing="normal" fo:background-color="#fdfdff" style:text-scale="102%"/>
    </style:style>
    <style:style style:name="_38_58" style:display-name="858" style:family="text">
      <style:text-properties fo:color="#020200" style:text-position="0% 100%" fo:letter-spacing="normal" fo:background-color="#fdfdff" style:text-scale="103%"/>
    </style:style>
    <style:style style:name="_38_59" style:display-name="859" style:family="text">
      <style:text-properties fo:color="#020200" style:text-position="0% 100%" fo:letter-spacing="normal" fo:background-color="#fdfdff" style:text-scale="105%"/>
    </style:style>
    <style:style style:name="_38_60" style:display-name="860" style:family="text">
      <style:text-properties fo:color="#020200" style:text-position="0% 100%" fo:letter-spacing="normal" fo:background-color="#fdfdff" style:text-scale="106%"/>
    </style:style>
    <style:style style:name="_38_61" style:display-name="861" style:family="text">
      <style:text-properties fo:color="#020200" style:text-position="0% 100%" fo:letter-spacing="0.0311in" fo:background-color="#fdfdff"/>
    </style:style>
    <style:style style:name="_38_62" style:display-name="862" style:family="text">
      <style:text-properties fo:color="#020200" style:text-position="0% 100%" fo:letter-spacing="0.0311in" fo:background-color="#fdfdff" style:text-scale="95%"/>
    </style:style>
    <style:style style:name="_38_63" style:display-name="863" style:family="text">
      <style:text-properties fo:color="#020200" style:text-position="0% 100%" fo:letter-spacing="0.0311in" fo:background-color="#fdfdff" style:text-scale="96%"/>
    </style:style>
    <style:style style:name="_38_64" style:display-name="864" style:family="text">
      <style:text-properties fo:color="#020200" style:text-position="0% 100%" fo:letter-spacing="0.0311in" fo:background-color="#fdfdff" style:text-scale="97%"/>
    </style:style>
    <style:style style:name="_38_65" style:display-name="865" style:family="text">
      <style:text-properties fo:color="#020200" style:text-position="0% 100%" fo:letter-spacing="0.0311in" fo:background-color="#fdfdff" style:text-scale="98%"/>
    </style:style>
    <style:style style:name="_38_66" style:display-name="866" style:family="text">
      <style:text-properties fo:color="#020200" style:text-position="0% 100%" fo:letter-spacing="0.0311in" fo:background-color="#fdfdff" style:text-scale="99%"/>
    </style:style>
    <style:style style:name="_38_67" style:display-name="867" style:family="text">
      <style:text-properties fo:color="#020200" style:text-position="0% 100%" fo:letter-spacing="0.0311in" fo:background-color="#fdfdff" style:text-scale="102%"/>
    </style:style>
    <style:style style:name="_38_68" style:display-name="868" style:family="text">
      <style:text-properties fo:color="#020200" style:text-position="0% 100%" fo:letter-spacing="0.0311in" fo:background-color="#fdfdff" style:text-scale="103%"/>
    </style:style>
    <style:style style:name="_38_69" style:display-name="869" style:family="text">
      <style:text-properties fo:color="#020200" style:text-position="0% 100%" fo:letter-spacing="0.0311in" fo:background-color="#fdfdff" style:text-scale="105%"/>
    </style:style>
    <style:style style:name="_38_70" style:display-name="870" style:family="text">
      <style:text-properties fo:color="#020200" style:text-position="0% 100%" fo:letter-spacing="0.0311in" fo:background-color="#fdfdff" style:text-scale="106%"/>
    </style:style>
    <style:style style:name="_38_71" style:display-name="871" style:family="text">
      <style:text-properties fo:color="#020200" style:text-position="2% 100%" fo:background-color="#fdfdff"/>
    </style:style>
    <style:style style:name="_38_72" style:display-name="872" style:family="text">
      <style:text-properties fo:color="#020200" style:text-position="2% 100%" fo:background-color="#fdfdff" style:text-scale="95%"/>
    </style:style>
    <style:style style:name="_38_73" style:display-name="873" style:family="text">
      <style:text-properties fo:color="#020200" style:text-position="2% 100%" fo:background-color="#fdfdff" style:text-scale="96%"/>
    </style:style>
    <style:style style:name="_38_74" style:display-name="874" style:family="text">
      <style:text-properties fo:color="#020200" style:text-position="2% 100%" fo:background-color="#fdfdff" style:text-scale="97%"/>
    </style:style>
    <style:style style:name="_38_75" style:display-name="875" style:family="text">
      <style:text-properties fo:color="#020200" style:text-position="2% 100%" fo:background-color="#fdfdff" style:text-scale="98%"/>
    </style:style>
    <style:style style:name="_38_76" style:display-name="876" style:family="text">
      <style:text-properties fo:color="#020200" style:text-position="2% 100%" fo:background-color="#fdfdff" style:text-scale="99%"/>
    </style:style>
    <style:style style:name="_38_77" style:display-name="877" style:family="text">
      <style:text-properties fo:color="#020200" style:text-position="2% 100%" fo:background-color="#fdfdff" style:text-scale="102%"/>
    </style:style>
    <style:style style:name="_38_78" style:display-name="878" style:family="text">
      <style:text-properties fo:color="#020200" style:text-position="2% 100%" fo:background-color="#fdfdff" style:text-scale="103%"/>
    </style:style>
    <style:style style:name="_38_79" style:display-name="879" style:family="text">
      <style:text-properties fo:color="#020200" style:text-position="2% 100%" fo:background-color="#fdfdff" style:text-scale="105%"/>
    </style:style>
    <style:style style:name="_38_80" style:display-name="880" style:family="text">
      <style:text-properties fo:color="#020200" style:text-position="2% 100%" fo:background-color="#fdfdff" style:text-scale="106%"/>
    </style:style>
    <style:style style:name="_38_81" style:display-name="881" style:family="text">
      <style:text-properties fo:color="#020200" style:text-position="2% 100%" fo:letter-spacing="normal" fo:background-color="#fdfdff"/>
    </style:style>
    <style:style style:name="_38_82" style:display-name="882" style:family="text">
      <style:text-properties fo:color="#020200" style:text-position="2% 100%" fo:letter-spacing="normal" fo:background-color="#fdfdff" style:text-scale="95%"/>
    </style:style>
    <style:style style:name="_38_83" style:display-name="883" style:family="text">
      <style:text-properties fo:color="#020200" style:text-position="2% 100%" fo:letter-spacing="normal" fo:background-color="#fdfdff" style:text-scale="96%"/>
    </style:style>
    <style:style style:name="_38_84" style:display-name="884" style:family="text">
      <style:text-properties fo:color="#020200" style:text-position="2% 100%" fo:letter-spacing="normal" fo:background-color="#fdfdff" style:text-scale="97%"/>
    </style:style>
    <style:style style:name="_38_85" style:display-name="885" style:family="text">
      <style:text-properties fo:color="#020200" style:text-position="2% 100%" fo:letter-spacing="normal" fo:background-color="#fdfdff" style:text-scale="98%"/>
    </style:style>
    <style:style style:name="_38_86" style:display-name="886" style:family="text">
      <style:text-properties fo:color="#020200" style:text-position="2% 100%" fo:letter-spacing="normal" fo:background-color="#fdfdff" style:text-scale="99%"/>
    </style:style>
    <style:style style:name="_38_87" style:display-name="887" style:family="text">
      <style:text-properties fo:color="#020200" style:text-position="2% 100%" fo:letter-spacing="normal" fo:background-color="#fdfdff" style:text-scale="102%"/>
    </style:style>
    <style:style style:name="_38_88" style:display-name="888" style:family="text">
      <style:text-properties fo:color="#020200" style:text-position="2% 100%" fo:letter-spacing="normal" fo:background-color="#fdfdff" style:text-scale="103%"/>
    </style:style>
    <style:style style:name="_38_89" style:display-name="889" style:family="text">
      <style:text-properties fo:color="#020200" style:text-position="2% 100%" fo:letter-spacing="normal" fo:background-color="#fdfdff" style:text-scale="105%"/>
    </style:style>
    <style:style style:name="_38_90" style:display-name="890" style:family="text">
      <style:text-properties fo:color="#020200" style:text-position="2% 100%" fo:letter-spacing="normal" fo:background-color="#fdfdff" style:text-scale="106%"/>
    </style:style>
    <style:style style:name="_38_91" style:display-name="891" style:family="text">
      <style:text-properties fo:color="#020200" style:text-position="2% 100%" fo:letter-spacing="0.0311in" fo:background-color="#fdfdff"/>
    </style:style>
    <style:style style:name="_38_92" style:display-name="892" style:family="text">
      <style:text-properties fo:color="#020200" style:text-position="2% 100%" fo:letter-spacing="0.0311in" fo:background-color="#fdfdff" style:text-scale="95%"/>
    </style:style>
    <style:style style:name="_38_93" style:display-name="893" style:family="text">
      <style:text-properties fo:color="#020200" style:text-position="2% 100%" fo:letter-spacing="0.0311in" fo:background-color="#fdfdff" style:text-scale="96%"/>
    </style:style>
    <style:style style:name="_38_94" style:display-name="894" style:family="text">
      <style:text-properties fo:color="#020200" style:text-position="2% 100%" fo:letter-spacing="0.0311in" fo:background-color="#fdfdff" style:text-scale="97%"/>
    </style:style>
    <style:style style:name="_38_95" style:display-name="895" style:family="text">
      <style:text-properties fo:color="#020200" style:text-position="2% 100%" fo:letter-spacing="0.0311in" fo:background-color="#fdfdff" style:text-scale="98%"/>
    </style:style>
    <style:style style:name="_38_96" style:display-name="896" style:family="text">
      <style:text-properties fo:color="#020200" style:text-position="2% 100%" fo:letter-spacing="0.0311in" fo:background-color="#fdfdff" style:text-scale="99%"/>
    </style:style>
    <style:style style:name="_38_97" style:display-name="897" style:family="text">
      <style:text-properties fo:color="#020200" style:text-position="2% 100%" fo:letter-spacing="0.0311in" fo:background-color="#fdfdff" style:text-scale="102%"/>
    </style:style>
    <style:style style:name="_38_98" style:display-name="898" style:family="text">
      <style:text-properties fo:color="#020200" style:text-position="2% 100%" fo:letter-spacing="0.0311in" fo:background-color="#fdfdff" style:text-scale="103%"/>
    </style:style>
    <style:style style:name="_38_99" style:display-name="899" style:family="text">
      <style:text-properties fo:color="#020200" style:text-position="2% 100%" fo:letter-spacing="0.0311in" fo:background-color="#fdfdff" style:text-scale="105%"/>
    </style:style>
    <style:style style:name="_39_00" style:display-name="900" style:family="text">
      <style:text-properties fo:color="#020200" style:text-position="2% 100%" fo:letter-spacing="0.0311in" fo:background-color="#fdfdff" style:text-scale="106%"/>
    </style:style>
    <style:style style:name="_39_01" style:display-name="901" style:family="text">
      <style:text-properties fo:color="#020600"/>
    </style:style>
    <style:style style:name="_39_02" style:display-name="902" style:family="text">
      <style:text-properties fo:color="#020600" style:text-scale="95%"/>
    </style:style>
    <style:style style:name="_39_03" style:display-name="903" style:family="text">
      <style:text-properties fo:color="#020600" style:text-scale="96%"/>
    </style:style>
    <style:style style:name="_39_04" style:display-name="904" style:family="text">
      <style:text-properties fo:color="#020600" style:text-scale="97%"/>
    </style:style>
    <style:style style:name="_39_05" style:display-name="905" style:family="text">
      <style:text-properties fo:color="#020600" style:text-scale="98%"/>
    </style:style>
    <style:style style:name="_39_06" style:display-name="906" style:family="text">
      <style:text-properties fo:color="#020600" style:text-scale="99%"/>
    </style:style>
    <style:style style:name="_39_07" style:display-name="907" style:family="text">
      <style:text-properties fo:color="#020600" style:text-scale="102%"/>
    </style:style>
    <style:style style:name="_39_08" style:display-name="908" style:family="text">
      <style:text-properties fo:color="#020600" style:text-scale="103%"/>
    </style:style>
    <style:style style:name="_39_09" style:display-name="909" style:family="text">
      <style:text-properties fo:color="#020600" style:text-scale="105%"/>
    </style:style>
    <style:style style:name="_39_10" style:display-name="910" style:family="text">
      <style:text-properties fo:color="#020600" style:text-scale="106%"/>
    </style:style>
    <style:style style:name="_39_11" style:display-name="911" style:family="text">
      <style:text-properties fo:color="#020600" fo:letter-spacing="normal"/>
    </style:style>
    <style:style style:name="_39_12" style:display-name="912" style:family="text">
      <style:text-properties fo:color="#020600" fo:letter-spacing="normal" style:text-scale="95%"/>
    </style:style>
    <style:style style:name="_39_13" style:display-name="913" style:family="text">
      <style:text-properties fo:color="#020600" fo:letter-spacing="normal" style:text-scale="96%"/>
    </style:style>
    <style:style style:name="_39_14" style:display-name="914" style:family="text">
      <style:text-properties fo:color="#020600" fo:letter-spacing="normal" style:text-scale="97%"/>
    </style:style>
    <style:style style:name="_39_15" style:display-name="915" style:family="text">
      <style:text-properties fo:color="#020600" fo:letter-spacing="normal" style:text-scale="98%"/>
    </style:style>
    <style:style style:name="_39_16" style:display-name="916" style:family="text">
      <style:text-properties fo:color="#020600" fo:letter-spacing="normal" style:text-scale="99%"/>
    </style:style>
    <style:style style:name="_39_17" style:display-name="917" style:family="text">
      <style:text-properties fo:color="#020600" fo:letter-spacing="normal" style:text-scale="102%"/>
    </style:style>
    <style:style style:name="_39_18" style:display-name="918" style:family="text">
      <style:text-properties fo:color="#020600" fo:letter-spacing="normal" style:text-scale="103%"/>
    </style:style>
    <style:style style:name="_39_19" style:display-name="919" style:family="text">
      <style:text-properties fo:color="#020600" fo:letter-spacing="normal" style:text-scale="105%"/>
    </style:style>
    <style:style style:name="_39_20" style:display-name="920" style:family="text">
      <style:text-properties fo:color="#020600" fo:letter-spacing="normal" style:text-scale="106%"/>
    </style:style>
    <style:style style:name="_39_21" style:display-name="921" style:family="text">
      <style:text-properties fo:color="#020600" fo:letter-spacing="0.0311in"/>
    </style:style>
    <style:style style:name="_39_22" style:display-name="922" style:family="text">
      <style:text-properties fo:color="#020600" fo:letter-spacing="0.0311in" style:text-scale="95%"/>
    </style:style>
    <style:style style:name="_39_23" style:display-name="923" style:family="text">
      <style:text-properties fo:color="#020600" fo:letter-spacing="0.0311in" style:text-scale="96%"/>
    </style:style>
    <style:style style:name="_39_24" style:display-name="924" style:family="text">
      <style:text-properties fo:color="#020600" fo:letter-spacing="0.0311in" style:text-scale="97%"/>
    </style:style>
    <style:style style:name="_39_25" style:display-name="925" style:family="text">
      <style:text-properties fo:color="#020600" fo:letter-spacing="0.0311in" style:text-scale="98%"/>
    </style:style>
    <style:style style:name="_39_26" style:display-name="926" style:family="text">
      <style:text-properties fo:color="#020600" fo:letter-spacing="0.0311in" style:text-scale="99%"/>
    </style:style>
    <style:style style:name="_39_27" style:display-name="927" style:family="text">
      <style:text-properties fo:color="#020600" fo:letter-spacing="0.0311in" style:text-scale="102%"/>
    </style:style>
    <style:style style:name="_39_28" style:display-name="928" style:family="text">
      <style:text-properties fo:color="#020600" fo:letter-spacing="0.0311in" style:text-scale="103%"/>
    </style:style>
    <style:style style:name="_39_29" style:display-name="929" style:family="text">
      <style:text-properties fo:color="#020600" fo:letter-spacing="0.0311in" style:text-scale="105%"/>
    </style:style>
    <style:style style:name="_39_30" style:display-name="930" style:family="text">
      <style:text-properties fo:color="#020600" fo:letter-spacing="0.0311in" style:text-scale="106%"/>
    </style:style>
    <style:style style:name="_39_31" style:display-name="931" style:family="text">
      <style:text-properties fo:color="#020600" style:text-position="0% 100%"/>
    </style:style>
    <style:style style:name="_39_32" style:display-name="932" style:family="text">
      <style:text-properties fo:color="#020600" style:text-position="0% 100%" style:text-scale="95%"/>
    </style:style>
    <style:style style:name="_39_33" style:display-name="933" style:family="text">
      <style:text-properties fo:color="#020600" style:text-position="0% 100%" style:text-scale="96%"/>
    </style:style>
    <style:style style:name="_39_34" style:display-name="934" style:family="text">
      <style:text-properties fo:color="#020600" style:text-position="0% 100%" style:text-scale="97%"/>
    </style:style>
    <style:style style:name="_39_35" style:display-name="935" style:family="text">
      <style:text-properties fo:color="#020600" style:text-position="0% 100%" style:text-scale="98%"/>
    </style:style>
    <style:style style:name="_39_36" style:display-name="936" style:family="text">
      <style:text-properties fo:color="#020600" style:text-position="0% 100%" style:text-scale="99%"/>
    </style:style>
    <style:style style:name="_39_37" style:display-name="937" style:family="text">
      <style:text-properties fo:color="#020600" style:text-position="0% 100%" style:text-scale="102%"/>
    </style:style>
    <style:style style:name="_39_38" style:display-name="938" style:family="text">
      <style:text-properties fo:color="#020600" style:text-position="0% 100%" style:text-scale="103%"/>
    </style:style>
    <style:style style:name="_39_39" style:display-name="939" style:family="text">
      <style:text-properties fo:color="#020600" style:text-position="0% 100%" style:text-scale="105%"/>
    </style:style>
    <style:style style:name="_39_40" style:display-name="940" style:family="text">
      <style:text-properties fo:color="#020600" style:text-position="0% 100%" style:text-scale="106%"/>
    </style:style>
    <style:style style:name="_39_41" style:display-name="941" style:family="text">
      <style:text-properties fo:color="#020600" style:text-position="0% 100%" fo:letter-spacing="normal"/>
    </style:style>
    <style:style style:name="_39_42" style:display-name="942" style:family="text">
      <style:text-properties fo:color="#020600" style:text-position="0% 100%" fo:letter-spacing="normal" style:text-scale="95%"/>
    </style:style>
    <style:style style:name="_39_43" style:display-name="943" style:family="text">
      <style:text-properties fo:color="#020600" style:text-position="0% 100%" fo:letter-spacing="normal" style:text-scale="96%"/>
    </style:style>
    <style:style style:name="_39_44" style:display-name="944" style:family="text">
      <style:text-properties fo:color="#020600" style:text-position="0% 100%" fo:letter-spacing="normal" style:text-scale="97%"/>
    </style:style>
    <style:style style:name="_39_45" style:display-name="945" style:family="text">
      <style:text-properties fo:color="#020600" style:text-position="0% 100%" fo:letter-spacing="normal" style:text-scale="98%"/>
    </style:style>
    <style:style style:name="_39_46" style:display-name="946" style:family="text">
      <style:text-properties fo:color="#020600" style:text-position="0% 100%" fo:letter-spacing="normal" style:text-scale="99%"/>
    </style:style>
    <style:style style:name="_39_47" style:display-name="947" style:family="text">
      <style:text-properties fo:color="#020600" style:text-position="0% 100%" fo:letter-spacing="normal" style:text-scale="102%"/>
    </style:style>
    <style:style style:name="_39_48" style:display-name="948" style:family="text">
      <style:text-properties fo:color="#020600" style:text-position="0% 100%" fo:letter-spacing="normal" style:text-scale="103%"/>
    </style:style>
    <style:style style:name="_39_49" style:display-name="949" style:family="text">
      <style:text-properties fo:color="#020600" style:text-position="0% 100%" fo:letter-spacing="normal" style:text-scale="105%"/>
    </style:style>
    <style:style style:name="_39_50" style:display-name="950" style:family="text">
      <style:text-properties fo:color="#020600" style:text-position="0% 100%" fo:letter-spacing="normal" style:text-scale="106%"/>
    </style:style>
    <style:style style:name="_39_51" style:display-name="951" style:family="text">
      <style:text-properties fo:color="#020600" style:text-position="0% 100%" fo:letter-spacing="0.0311in"/>
    </style:style>
    <style:style style:name="_39_52" style:display-name="952" style:family="text">
      <style:text-properties fo:color="#020600" style:text-position="0% 100%" fo:letter-spacing="0.0311in" style:text-scale="95%"/>
    </style:style>
    <style:style style:name="_39_53" style:display-name="953" style:family="text">
      <style:text-properties fo:color="#020600" style:text-position="0% 100%" fo:letter-spacing="0.0311in" style:text-scale="96%"/>
    </style:style>
    <style:style style:name="_39_54" style:display-name="954" style:family="text">
      <style:text-properties fo:color="#020600" style:text-position="0% 100%" fo:letter-spacing="0.0311in" style:text-scale="97%"/>
    </style:style>
    <style:style style:name="_39_55" style:display-name="955" style:family="text">
      <style:text-properties fo:color="#020600" style:text-position="0% 100%" fo:letter-spacing="0.0311in" style:text-scale="98%"/>
    </style:style>
    <style:style style:name="_39_56" style:display-name="956" style:family="text">
      <style:text-properties fo:color="#020600" style:text-position="0% 100%" fo:letter-spacing="0.0311in" style:text-scale="99%"/>
    </style:style>
    <style:style style:name="_39_57" style:display-name="957" style:family="text">
      <style:text-properties fo:color="#020600" style:text-position="0% 100%" fo:letter-spacing="0.0311in" style:text-scale="102%"/>
    </style:style>
    <style:style style:name="_39_58" style:display-name="958" style:family="text">
      <style:text-properties fo:color="#020600" style:text-position="0% 100%" fo:letter-spacing="0.0311in" style:text-scale="103%"/>
    </style:style>
    <style:style style:name="_39_59" style:display-name="959" style:family="text">
      <style:text-properties fo:color="#020600" style:text-position="0% 100%" fo:letter-spacing="0.0311in" style:text-scale="105%"/>
    </style:style>
    <style:style style:name="_39_60" style:display-name="960" style:family="text">
      <style:text-properties fo:color="#020600" style:text-position="0% 100%" fo:letter-spacing="0.0311in" style:text-scale="106%"/>
    </style:style>
    <style:style style:name="_39_61" style:display-name="961" style:family="text">
      <style:text-properties fo:color="#020600" style:text-position="2% 100%"/>
    </style:style>
    <style:style style:name="_39_62" style:display-name="962" style:family="text">
      <style:text-properties fo:color="#020600" style:text-position="2% 100%" style:text-scale="95%"/>
    </style:style>
    <style:style style:name="_39_63" style:display-name="963" style:family="text">
      <style:text-properties fo:color="#020600" style:text-position="2% 100%" style:text-scale="96%"/>
    </style:style>
    <style:style style:name="_39_64" style:display-name="964" style:family="text">
      <style:text-properties fo:color="#020600" style:text-position="2% 100%" style:text-scale="97%"/>
    </style:style>
    <style:style style:name="_39_65" style:display-name="965" style:family="text">
      <style:text-properties fo:color="#020600" style:text-position="2% 100%" style:text-scale="98%"/>
    </style:style>
    <style:style style:name="_39_66" style:display-name="966" style:family="text">
      <style:text-properties fo:color="#020600" style:text-position="2% 100%" style:text-scale="99%"/>
    </style:style>
    <style:style style:name="_39_67" style:display-name="967" style:family="text">
      <style:text-properties fo:color="#020600" style:text-position="2% 100%" style:text-scale="102%"/>
    </style:style>
    <style:style style:name="_39_68" style:display-name="968" style:family="text">
      <style:text-properties fo:color="#020600" style:text-position="2% 100%" style:text-scale="103%"/>
    </style:style>
    <style:style style:name="_39_69" style:display-name="969" style:family="text">
      <style:text-properties fo:color="#020600" style:text-position="2% 100%" style:text-scale="105%"/>
    </style:style>
    <style:style style:name="_39_70" style:display-name="970" style:family="text">
      <style:text-properties fo:color="#020600" style:text-position="2% 100%" style:text-scale="106%"/>
    </style:style>
    <style:style style:name="_39_71" style:display-name="971" style:family="text">
      <style:text-properties fo:color="#020600" style:text-position="2% 100%" fo:letter-spacing="normal"/>
    </style:style>
    <style:style style:name="_39_72" style:display-name="972" style:family="text">
      <style:text-properties fo:color="#020600" style:text-position="2% 100%" fo:letter-spacing="normal" style:text-scale="95%"/>
    </style:style>
    <style:style style:name="_39_73" style:display-name="973" style:family="text">
      <style:text-properties fo:color="#020600" style:text-position="2% 100%" fo:letter-spacing="normal" style:text-scale="96%"/>
    </style:style>
    <style:style style:name="_39_74" style:display-name="974" style:family="text">
      <style:text-properties fo:color="#020600" style:text-position="2% 100%" fo:letter-spacing="normal" style:text-scale="97%"/>
    </style:style>
    <style:style style:name="_39_75" style:display-name="975" style:family="text">
      <style:text-properties fo:color="#020600" style:text-position="2% 100%" fo:letter-spacing="normal" style:text-scale="98%"/>
    </style:style>
    <style:style style:name="_39_76" style:display-name="976" style:family="text">
      <style:text-properties fo:color="#020600" style:text-position="2% 100%" fo:letter-spacing="normal" style:text-scale="99%"/>
    </style:style>
    <style:style style:name="_39_77" style:display-name="977" style:family="text">
      <style:text-properties fo:color="#020600" style:text-position="2% 100%" fo:letter-spacing="normal" style:text-scale="102%"/>
    </style:style>
    <style:style style:name="_39_78" style:display-name="978" style:family="text">
      <style:text-properties fo:color="#020600" style:text-position="2% 100%" fo:letter-spacing="normal" style:text-scale="103%"/>
    </style:style>
    <style:style style:name="_39_79" style:display-name="979" style:family="text">
      <style:text-properties fo:color="#020600" style:text-position="2% 100%" fo:letter-spacing="normal" style:text-scale="105%"/>
    </style:style>
    <style:style style:name="_39_80" style:display-name="980" style:family="text">
      <style:text-properties fo:color="#020600" style:text-position="2% 100%" fo:letter-spacing="normal" style:text-scale="106%"/>
    </style:style>
    <style:style style:name="_39_81" style:display-name="981" style:family="text">
      <style:text-properties fo:color="#020600" style:text-position="2% 100%" fo:letter-spacing="0.0311in"/>
    </style:style>
    <style:style style:name="_39_82" style:display-name="982" style:family="text">
      <style:text-properties fo:color="#020600" style:text-position="2% 100%" fo:letter-spacing="0.0311in" style:text-scale="95%"/>
    </style:style>
    <style:style style:name="_39_83" style:display-name="983" style:family="text">
      <style:text-properties fo:color="#020600" style:text-position="2% 100%" fo:letter-spacing="0.0311in" style:text-scale="96%"/>
    </style:style>
    <style:style style:name="_39_84" style:display-name="984" style:family="text">
      <style:text-properties fo:color="#020600" style:text-position="2% 100%" fo:letter-spacing="0.0311in" style:text-scale="97%"/>
    </style:style>
    <style:style style:name="_39_85" style:display-name="985" style:family="text">
      <style:text-properties fo:color="#020600" style:text-position="2% 100%" fo:letter-spacing="0.0311in" style:text-scale="98%"/>
    </style:style>
    <style:style style:name="_39_86" style:display-name="986" style:family="text">
      <style:text-properties fo:color="#020600" style:text-position="2% 100%" fo:letter-spacing="0.0311in" style:text-scale="99%"/>
    </style:style>
    <style:style style:name="_39_87" style:display-name="987" style:family="text">
      <style:text-properties fo:color="#020600" style:text-position="2% 100%" fo:letter-spacing="0.0311in" style:text-scale="102%"/>
    </style:style>
    <style:style style:name="_39_88" style:display-name="988" style:family="text">
      <style:text-properties fo:color="#020600" style:text-position="2% 100%" fo:letter-spacing="0.0311in" style:text-scale="103%"/>
    </style:style>
    <style:style style:name="_39_89" style:display-name="989" style:family="text">
      <style:text-properties fo:color="#020600" style:text-position="2% 100%" fo:letter-spacing="0.0311in" style:text-scale="105%"/>
    </style:style>
    <style:style style:name="_39_90" style:display-name="990" style:family="text">
      <style:text-properties fo:color="#020600" style:text-position="2% 100%" fo:letter-spacing="0.0311in" style:text-scale="106%"/>
    </style:style>
    <style:style style:name="_39_91" style:display-name="991" style:family="text">
      <style:text-properties fo:color="#020600" fo:background-color="#f9f9ff"/>
    </style:style>
    <style:style style:name="_39_92" style:display-name="992" style:family="text">
      <style:text-properties fo:color="#020600" fo:background-color="#f9f9ff" style:text-scale="95%"/>
    </style:style>
    <style:style style:name="_39_93" style:display-name="993" style:family="text">
      <style:text-properties fo:color="#020600" fo:background-color="#f9f9ff" style:text-scale="96%"/>
    </style:style>
    <style:style style:name="_39_94" style:display-name="994" style:family="text">
      <style:text-properties fo:color="#020600" fo:background-color="#f9f9ff" style:text-scale="97%"/>
    </style:style>
    <style:style style:name="_39_95" style:display-name="995" style:family="text">
      <style:text-properties fo:color="#020600" fo:background-color="#f9f9ff" style:text-scale="98%"/>
    </style:style>
    <style:style style:name="_39_96" style:display-name="996" style:family="text">
      <style:text-properties fo:color="#020600" fo:background-color="#f9f9ff" style:text-scale="99%"/>
    </style:style>
    <style:style style:name="_39_97" style:display-name="997" style:family="text">
      <style:text-properties fo:color="#020600" fo:background-color="#f9f9ff" style:text-scale="102%"/>
    </style:style>
    <style:style style:name="_39_98" style:display-name="998" style:family="text">
      <style:text-properties fo:color="#020600" fo:background-color="#f9f9ff" style:text-scale="103%"/>
    </style:style>
    <style:style style:name="_39_99" style:display-name="999" style:family="text">
      <style:text-properties fo:color="#020600" fo:background-color="#f9f9ff" style:text-scale="105%"/>
    </style:style>
    <style:style style:name="_31_000" style:display-name="1000" style:family="text">
      <style:text-properties fo:color="#020600" fo:background-color="#f9f9ff" style:text-scale="106%"/>
    </style:style>
    <style:style style:name="_31_001" style:display-name="1001" style:family="text">
      <style:text-properties fo:color="#020600" fo:letter-spacing="normal" fo:background-color="#f9f9ff"/>
    </style:style>
    <style:style style:name="_31_002" style:display-name="1002" style:family="text">
      <style:text-properties fo:color="#020600" fo:letter-spacing="normal" fo:background-color="#f9f9ff" style:text-scale="95%"/>
    </style:style>
    <style:style style:name="_31_003" style:display-name="1003" style:family="text">
      <style:text-properties fo:color="#020600" fo:letter-spacing="normal" fo:background-color="#f9f9ff" style:text-scale="96%"/>
    </style:style>
    <style:style style:name="_31_004" style:display-name="1004" style:family="text">
      <style:text-properties fo:color="#020600" fo:letter-spacing="normal" fo:background-color="#f9f9ff" style:text-scale="97%"/>
    </style:style>
    <style:style style:name="_31_005" style:display-name="1005" style:family="text">
      <style:text-properties fo:color="#020600" fo:letter-spacing="normal" fo:background-color="#f9f9ff" style:text-scale="98%"/>
    </style:style>
    <style:style style:name="_31_006" style:display-name="1006" style:family="text">
      <style:text-properties fo:color="#020600" fo:letter-spacing="normal" fo:background-color="#f9f9ff" style:text-scale="99%"/>
    </style:style>
    <style:style style:name="_31_007" style:display-name="1007" style:family="text">
      <style:text-properties fo:color="#020600" fo:letter-spacing="normal" fo:background-color="#f9f9ff" style:text-scale="102%"/>
    </style:style>
    <style:style style:name="_31_008" style:display-name="1008" style:family="text">
      <style:text-properties fo:color="#020600" fo:letter-spacing="normal" fo:background-color="#f9f9ff" style:text-scale="103%"/>
    </style:style>
    <style:style style:name="_31_009" style:display-name="1009" style:family="text">
      <style:text-properties fo:color="#020600" fo:letter-spacing="normal" fo:background-color="#f9f9ff" style:text-scale="105%"/>
    </style:style>
    <style:style style:name="_31_010" style:display-name="1010" style:family="text">
      <style:text-properties fo:color="#020600" fo:letter-spacing="normal" fo:background-color="#f9f9ff" style:text-scale="106%"/>
    </style:style>
    <style:style style:name="_31_011" style:display-name="1011" style:family="text">
      <style:text-properties fo:color="#020600" fo:letter-spacing="0.0311in" fo:background-color="#f9f9ff"/>
    </style:style>
    <style:style style:name="_31_012" style:display-name="1012" style:family="text">
      <style:text-properties fo:color="#020600" fo:letter-spacing="0.0311in" fo:background-color="#f9f9ff" style:text-scale="95%"/>
    </style:style>
    <style:style style:name="_31_013" style:display-name="1013" style:family="text">
      <style:text-properties fo:color="#020600" fo:letter-spacing="0.0311in" fo:background-color="#f9f9ff" style:text-scale="96%"/>
    </style:style>
    <style:style style:name="_31_014" style:display-name="1014" style:family="text">
      <style:text-properties fo:color="#020600" fo:letter-spacing="0.0311in" fo:background-color="#f9f9ff" style:text-scale="97%"/>
    </style:style>
    <style:style style:name="_31_015" style:display-name="1015" style:family="text">
      <style:text-properties fo:color="#020600" fo:letter-spacing="0.0311in" fo:background-color="#f9f9ff" style:text-scale="98%"/>
    </style:style>
    <style:style style:name="_31_016" style:display-name="1016" style:family="text">
      <style:text-properties fo:color="#020600" fo:letter-spacing="0.0311in" fo:background-color="#f9f9ff" style:text-scale="99%"/>
    </style:style>
    <style:style style:name="_31_017" style:display-name="1017" style:family="text">
      <style:text-properties fo:color="#020600" fo:letter-spacing="0.0311in" fo:background-color="#f9f9ff" style:text-scale="102%"/>
    </style:style>
    <style:style style:name="_31_018" style:display-name="1018" style:family="text">
      <style:text-properties fo:color="#020600" fo:letter-spacing="0.0311in" fo:background-color="#f9f9ff" style:text-scale="103%"/>
    </style:style>
    <style:style style:name="_31_019" style:display-name="1019" style:family="text">
      <style:text-properties fo:color="#020600" fo:letter-spacing="0.0311in" fo:background-color="#f9f9ff" style:text-scale="105%"/>
    </style:style>
    <style:style style:name="_31_020" style:display-name="1020" style:family="text">
      <style:text-properties fo:color="#020600" fo:letter-spacing="0.0311in" fo:background-color="#f9f9ff" style:text-scale="106%"/>
    </style:style>
    <style:style style:name="_31_021" style:display-name="1021" style:family="text">
      <style:text-properties fo:color="#020600" style:text-position="0% 100%" fo:background-color="#f9f9ff"/>
    </style:style>
    <style:style style:name="_31_022" style:display-name="1022" style:family="text">
      <style:text-properties fo:color="#020600" style:text-position="0% 100%" fo:background-color="#f9f9ff" style:text-scale="95%"/>
    </style:style>
    <style:style style:name="_31_023" style:display-name="1023" style:family="text">
      <style:text-properties fo:color="#020600" style:text-position="0% 100%" fo:background-color="#f9f9ff" style:text-scale="96%"/>
    </style:style>
    <style:style style:name="_31_024" style:display-name="1024" style:family="text">
      <style:text-properties fo:color="#020600" style:text-position="0% 100%" fo:background-color="#f9f9ff" style:text-scale="97%"/>
    </style:style>
    <style:style style:name="_31_025" style:display-name="1025" style:family="text">
      <style:text-properties fo:color="#020600" style:text-position="0% 100%" fo:background-color="#f9f9ff" style:text-scale="98%"/>
    </style:style>
    <style:style style:name="_31_026" style:display-name="1026" style:family="text">
      <style:text-properties fo:color="#020600" style:text-position="0% 100%" fo:background-color="#f9f9ff" style:text-scale="99%"/>
    </style:style>
    <style:style style:name="_31_027" style:display-name="1027" style:family="text">
      <style:text-properties fo:color="#020600" style:text-position="0% 100%" fo:background-color="#f9f9ff" style:text-scale="102%"/>
    </style:style>
    <style:style style:name="_31_028" style:display-name="1028" style:family="text">
      <style:text-properties fo:color="#020600" style:text-position="0% 100%" fo:background-color="#f9f9ff" style:text-scale="103%"/>
    </style:style>
    <style:style style:name="_31_029" style:display-name="1029" style:family="text">
      <style:text-properties fo:color="#020600" style:text-position="0% 100%" fo:background-color="#f9f9ff" style:text-scale="105%"/>
    </style:style>
    <style:style style:name="_31_030" style:display-name="1030" style:family="text">
      <style:text-properties fo:color="#020600" style:text-position="0% 100%" fo:background-color="#f9f9ff" style:text-scale="106%"/>
    </style:style>
    <style:style style:name="_31_031" style:display-name="1031" style:family="text">
      <style:text-properties fo:color="#020600" style:text-position="0% 100%" fo:letter-spacing="normal" fo:background-color="#f9f9ff"/>
    </style:style>
    <style:style style:name="_31_032" style:display-name="1032" style:family="text">
      <style:text-properties fo:color="#020600" style:text-position="0% 100%" fo:letter-spacing="normal" fo:background-color="#f9f9ff" style:text-scale="95%"/>
    </style:style>
    <style:style style:name="_31_033" style:display-name="1033" style:family="text">
      <style:text-properties fo:color="#020600" style:text-position="0% 100%" fo:letter-spacing="normal" fo:background-color="#f9f9ff" style:text-scale="96%"/>
    </style:style>
    <style:style style:name="_31_034" style:display-name="1034" style:family="text">
      <style:text-properties fo:color="#020600" style:text-position="0% 100%" fo:letter-spacing="normal" fo:background-color="#f9f9ff" style:text-scale="97%"/>
    </style:style>
    <style:style style:name="_31_035" style:display-name="1035" style:family="text">
      <style:text-properties fo:color="#020600" style:text-position="0% 100%" fo:letter-spacing="normal" fo:background-color="#f9f9ff" style:text-scale="98%"/>
    </style:style>
    <style:style style:name="_31_036" style:display-name="1036" style:family="text">
      <style:text-properties fo:color="#020600" style:text-position="0% 100%" fo:letter-spacing="normal" fo:background-color="#f9f9ff" style:text-scale="99%"/>
    </style:style>
    <style:style style:name="_31_037" style:display-name="1037" style:family="text">
      <style:text-properties fo:color="#020600" style:text-position="0% 100%" fo:letter-spacing="normal" fo:background-color="#f9f9ff" style:text-scale="102%"/>
    </style:style>
    <style:style style:name="_31_038" style:display-name="1038" style:family="text">
      <style:text-properties fo:color="#020600" style:text-position="0% 100%" fo:letter-spacing="normal" fo:background-color="#f9f9ff" style:text-scale="103%"/>
    </style:style>
    <style:style style:name="_31_039" style:display-name="1039" style:family="text">
      <style:text-properties fo:color="#020600" style:text-position="0% 100%" fo:letter-spacing="normal" fo:background-color="#f9f9ff" style:text-scale="105%"/>
    </style:style>
    <style:style style:name="_31_040" style:display-name="1040" style:family="text">
      <style:text-properties fo:color="#020600" style:text-position="0% 100%" fo:letter-spacing="normal" fo:background-color="#f9f9ff" style:text-scale="106%"/>
    </style:style>
    <style:style style:name="_31_041" style:display-name="1041" style:family="text">
      <style:text-properties fo:color="#020600" style:text-position="0% 100%" fo:letter-spacing="0.0311in" fo:background-color="#f9f9ff"/>
    </style:style>
    <style:style style:name="_31_042" style:display-name="1042" style:family="text">
      <style:text-properties fo:color="#020600" style:text-position="0% 100%" fo:letter-spacing="0.0311in" fo:background-color="#f9f9ff" style:text-scale="95%"/>
    </style:style>
    <style:style style:name="_31_043" style:display-name="1043" style:family="text">
      <style:text-properties fo:color="#020600" style:text-position="0% 100%" fo:letter-spacing="0.0311in" fo:background-color="#f9f9ff" style:text-scale="96%"/>
    </style:style>
    <style:style style:name="_31_044" style:display-name="1044" style:family="text">
      <style:text-properties fo:color="#020600" style:text-position="0% 100%" fo:letter-spacing="0.0311in" fo:background-color="#f9f9ff" style:text-scale="97%"/>
    </style:style>
    <style:style style:name="_31_045" style:display-name="1045" style:family="text">
      <style:text-properties fo:color="#020600" style:text-position="0% 100%" fo:letter-spacing="0.0311in" fo:background-color="#f9f9ff" style:text-scale="98%"/>
    </style:style>
    <style:style style:name="_31_046" style:display-name="1046" style:family="text">
      <style:text-properties fo:color="#020600" style:text-position="0% 100%" fo:letter-spacing="0.0311in" fo:background-color="#f9f9ff" style:text-scale="99%"/>
    </style:style>
    <style:style style:name="_31_047" style:display-name="1047" style:family="text">
      <style:text-properties fo:color="#020600" style:text-position="0% 100%" fo:letter-spacing="0.0311in" fo:background-color="#f9f9ff" style:text-scale="102%"/>
    </style:style>
    <style:style style:name="_31_048" style:display-name="1048" style:family="text">
      <style:text-properties fo:color="#020600" style:text-position="0% 100%" fo:letter-spacing="0.0311in" fo:background-color="#f9f9ff" style:text-scale="103%"/>
    </style:style>
    <style:style style:name="_31_049" style:display-name="1049" style:family="text">
      <style:text-properties fo:color="#020600" style:text-position="0% 100%" fo:letter-spacing="0.0311in" fo:background-color="#f9f9ff" style:text-scale="105%"/>
    </style:style>
    <style:style style:name="_31_050" style:display-name="1050" style:family="text">
      <style:text-properties fo:color="#020600" style:text-position="0% 100%" fo:letter-spacing="0.0311in" fo:background-color="#f9f9ff" style:text-scale="106%"/>
    </style:style>
    <style:style style:name="_31_051" style:display-name="1051" style:family="text">
      <style:text-properties fo:color="#020600" style:text-position="2% 100%" fo:background-color="#f9f9ff"/>
    </style:style>
    <style:style style:name="_31_052" style:display-name="1052" style:family="text">
      <style:text-properties fo:color="#020600" style:text-position="2% 100%" fo:background-color="#f9f9ff" style:text-scale="95%"/>
    </style:style>
    <style:style style:name="_31_053" style:display-name="1053" style:family="text">
      <style:text-properties fo:color="#020600" style:text-position="2% 100%" fo:background-color="#f9f9ff" style:text-scale="96%"/>
    </style:style>
    <style:style style:name="_31_054" style:display-name="1054" style:family="text">
      <style:text-properties fo:color="#020600" style:text-position="2% 100%" fo:background-color="#f9f9ff" style:text-scale="97%"/>
    </style:style>
    <style:style style:name="_31_055" style:display-name="1055" style:family="text">
      <style:text-properties fo:color="#020600" style:text-position="2% 100%" fo:background-color="#f9f9ff" style:text-scale="98%"/>
    </style:style>
    <style:style style:name="_31_056" style:display-name="1056" style:family="text">
      <style:text-properties fo:color="#020600" style:text-position="2% 100%" fo:background-color="#f9f9ff" style:text-scale="99%"/>
    </style:style>
    <style:style style:name="_31_057" style:display-name="1057" style:family="text">
      <style:text-properties fo:color="#020600" style:text-position="2% 100%" fo:background-color="#f9f9ff" style:text-scale="102%"/>
    </style:style>
    <style:style style:name="_31_058" style:display-name="1058" style:family="text">
      <style:text-properties fo:color="#020600" style:text-position="2% 100%" fo:background-color="#f9f9ff" style:text-scale="103%"/>
    </style:style>
    <style:style style:name="_31_059" style:display-name="1059" style:family="text">
      <style:text-properties fo:color="#020600" style:text-position="2% 100%" fo:background-color="#f9f9ff" style:text-scale="105%"/>
    </style:style>
    <style:style style:name="_31_060" style:display-name="1060" style:family="text">
      <style:text-properties fo:color="#020600" style:text-position="2% 100%" fo:background-color="#f9f9ff" style:text-scale="106%"/>
    </style:style>
    <style:style style:name="_31_061" style:display-name="1061" style:family="text">
      <style:text-properties fo:color="#020600" style:text-position="2% 100%" fo:letter-spacing="normal" fo:background-color="#f9f9ff"/>
    </style:style>
    <style:style style:name="_31_062" style:display-name="1062" style:family="text">
      <style:text-properties fo:color="#020600" style:text-position="2% 100%" fo:letter-spacing="normal" fo:background-color="#f9f9ff" style:text-scale="95%"/>
    </style:style>
    <style:style style:name="_31_063" style:display-name="1063" style:family="text">
      <style:text-properties fo:color="#020600" style:text-position="2% 100%" fo:letter-spacing="normal" fo:background-color="#f9f9ff" style:text-scale="96%"/>
    </style:style>
    <style:style style:name="_31_064" style:display-name="1064" style:family="text">
      <style:text-properties fo:color="#020600" style:text-position="2% 100%" fo:letter-spacing="normal" fo:background-color="#f9f9ff" style:text-scale="97%"/>
    </style:style>
    <style:style style:name="_31_065" style:display-name="1065" style:family="text">
      <style:text-properties fo:color="#020600" style:text-position="2% 100%" fo:letter-spacing="normal" fo:background-color="#f9f9ff" style:text-scale="98%"/>
    </style:style>
    <style:style style:name="_31_066" style:display-name="1066" style:family="text">
      <style:text-properties fo:color="#020600" style:text-position="2% 100%" fo:letter-spacing="normal" fo:background-color="#f9f9ff" style:text-scale="99%"/>
    </style:style>
    <style:style style:name="_31_067" style:display-name="1067" style:family="text">
      <style:text-properties fo:color="#020600" style:text-position="2% 100%" fo:letter-spacing="normal" fo:background-color="#f9f9ff" style:text-scale="102%"/>
    </style:style>
    <style:style style:name="_31_068" style:display-name="1068" style:family="text">
      <style:text-properties fo:color="#020600" style:text-position="2% 100%" fo:letter-spacing="normal" fo:background-color="#f9f9ff" style:text-scale="103%"/>
    </style:style>
    <style:style style:name="_31_069" style:display-name="1069" style:family="text">
      <style:text-properties fo:color="#020600" style:text-position="2% 100%" fo:letter-spacing="normal" fo:background-color="#f9f9ff" style:text-scale="105%"/>
    </style:style>
    <style:style style:name="_31_070" style:display-name="1070" style:family="text">
      <style:text-properties fo:color="#020600" style:text-position="2% 100%" fo:letter-spacing="normal" fo:background-color="#f9f9ff" style:text-scale="106%"/>
    </style:style>
    <style:style style:name="_31_071" style:display-name="1071" style:family="text">
      <style:text-properties fo:color="#020600" style:text-position="2% 100%" fo:letter-spacing="0.0311in" fo:background-color="#f9f9ff"/>
    </style:style>
    <style:style style:name="_31_072" style:display-name="1072" style:family="text">
      <style:text-properties fo:color="#020600" style:text-position="2% 100%" fo:letter-spacing="0.0311in" fo:background-color="#f9f9ff" style:text-scale="95%"/>
    </style:style>
    <style:style style:name="_31_073" style:display-name="1073" style:family="text">
      <style:text-properties fo:color="#020600" style:text-position="2% 100%" fo:letter-spacing="0.0311in" fo:background-color="#f9f9ff" style:text-scale="96%"/>
    </style:style>
    <style:style style:name="_31_074" style:display-name="1074" style:family="text">
      <style:text-properties fo:color="#020600" style:text-position="2% 100%" fo:letter-spacing="0.0311in" fo:background-color="#f9f9ff" style:text-scale="97%"/>
    </style:style>
    <style:style style:name="_31_075" style:display-name="1075" style:family="text">
      <style:text-properties fo:color="#020600" style:text-position="2% 100%" fo:letter-spacing="0.0311in" fo:background-color="#f9f9ff" style:text-scale="98%"/>
    </style:style>
    <style:style style:name="_31_076" style:display-name="1076" style:family="text">
      <style:text-properties fo:color="#020600" style:text-position="2% 100%" fo:letter-spacing="0.0311in" fo:background-color="#f9f9ff" style:text-scale="99%"/>
    </style:style>
    <style:style style:name="_31_077" style:display-name="1077" style:family="text">
      <style:text-properties fo:color="#020600" style:text-position="2% 100%" fo:letter-spacing="0.0311in" fo:background-color="#f9f9ff" style:text-scale="102%"/>
    </style:style>
    <style:style style:name="_31_078" style:display-name="1078" style:family="text">
      <style:text-properties fo:color="#020600" style:text-position="2% 100%" fo:letter-spacing="0.0311in" fo:background-color="#f9f9ff" style:text-scale="103%"/>
    </style:style>
    <style:style style:name="_31_079" style:display-name="1079" style:family="text">
      <style:text-properties fo:color="#020600" style:text-position="2% 100%" fo:letter-spacing="0.0311in" fo:background-color="#f9f9ff" style:text-scale="105%"/>
    </style:style>
    <style:style style:name="_31_080" style:display-name="1080" style:family="text">
      <style:text-properties fo:color="#020600" style:text-position="2% 100%" fo:letter-spacing="0.0311in" fo:background-color="#f9f9ff" style:text-scale="106%"/>
    </style:style>
    <style:style style:name="_31_081" style:display-name="1081" style:family="text">
      <style:text-properties fo:color="#020600" fo:background-color="#f9fdff"/>
    </style:style>
    <style:style style:name="_31_082" style:display-name="1082" style:family="text">
      <style:text-properties fo:color="#020600" fo:background-color="#f9fdff" style:text-scale="95%"/>
    </style:style>
    <style:style style:name="_31_083" style:display-name="1083" style:family="text">
      <style:text-properties fo:color="#020600" fo:background-color="#f9fdff" style:text-scale="96%"/>
    </style:style>
    <style:style style:name="_31_084" style:display-name="1084" style:family="text">
      <style:text-properties fo:color="#020600" fo:background-color="#f9fdff" style:text-scale="97%"/>
    </style:style>
    <style:style style:name="_31_085" style:display-name="1085" style:family="text">
      <style:text-properties fo:color="#020600" fo:background-color="#f9fdff" style:text-scale="98%"/>
    </style:style>
    <style:style style:name="_31_086" style:display-name="1086" style:family="text">
      <style:text-properties fo:color="#020600" fo:background-color="#f9fdff" style:text-scale="99%"/>
    </style:style>
    <style:style style:name="_31_087" style:display-name="1087" style:family="text">
      <style:text-properties fo:color="#020600" fo:background-color="#f9fdff" style:text-scale="102%"/>
    </style:style>
    <style:style style:name="_31_088" style:display-name="1088" style:family="text">
      <style:text-properties fo:color="#020600" fo:background-color="#f9fdff" style:text-scale="103%"/>
    </style:style>
    <style:style style:name="_31_089" style:display-name="1089" style:family="text">
      <style:text-properties fo:color="#020600" fo:background-color="#f9fdff" style:text-scale="105%"/>
    </style:style>
    <style:style style:name="_31_090" style:display-name="1090" style:family="text">
      <style:text-properties fo:color="#020600" fo:background-color="#f9fdff" style:text-scale="106%"/>
    </style:style>
    <style:style style:name="_31_091" style:display-name="1091" style:family="text">
      <style:text-properties fo:color="#020600" fo:letter-spacing="normal" fo:background-color="#f9fdff"/>
    </style:style>
    <style:style style:name="_31_092" style:display-name="1092" style:family="text">
      <style:text-properties fo:color="#020600" fo:letter-spacing="normal" fo:background-color="#f9fdff" style:text-scale="95%"/>
    </style:style>
    <style:style style:name="_31_093" style:display-name="1093" style:family="text">
      <style:text-properties fo:color="#020600" fo:letter-spacing="normal" fo:background-color="#f9fdff" style:text-scale="96%"/>
    </style:style>
    <style:style style:name="_31_094" style:display-name="1094" style:family="text">
      <style:text-properties fo:color="#020600" fo:letter-spacing="normal" fo:background-color="#f9fdff" style:text-scale="97%"/>
    </style:style>
    <style:style style:name="_31_095" style:display-name="1095" style:family="text">
      <style:text-properties fo:color="#020600" fo:letter-spacing="normal" fo:background-color="#f9fdff" style:text-scale="98%"/>
    </style:style>
    <style:style style:name="_31_096" style:display-name="1096" style:family="text">
      <style:text-properties fo:color="#020600" fo:letter-spacing="normal" fo:background-color="#f9fdff" style:text-scale="99%"/>
    </style:style>
    <style:style style:name="_31_097" style:display-name="1097" style:family="text">
      <style:text-properties fo:color="#020600" fo:letter-spacing="normal" fo:background-color="#f9fdff" style:text-scale="102%"/>
    </style:style>
    <style:style style:name="_31_098" style:display-name="1098" style:family="text">
      <style:text-properties fo:color="#020600" fo:letter-spacing="normal" fo:background-color="#f9fdff" style:text-scale="103%"/>
    </style:style>
    <style:style style:name="_31_099" style:display-name="1099" style:family="text">
      <style:text-properties fo:color="#020600" fo:letter-spacing="normal" fo:background-color="#f9fdff" style:text-scale="105%"/>
    </style:style>
    <style:style style:name="_31_100" style:display-name="1100" style:family="text">
      <style:text-properties fo:color="#020600" fo:letter-spacing="normal" fo:background-color="#f9fdff" style:text-scale="106%"/>
    </style:style>
    <style:style style:name="_31_101" style:display-name="1101" style:family="text">
      <style:text-properties fo:color="#020600" fo:letter-spacing="0.0311in" fo:background-color="#f9fdff"/>
    </style:style>
    <style:style style:name="_31_102" style:display-name="1102" style:family="text">
      <style:text-properties fo:color="#020600" fo:letter-spacing="0.0311in" fo:background-color="#f9fdff" style:text-scale="95%"/>
    </style:style>
    <style:style style:name="_31_103" style:display-name="1103" style:family="text">
      <style:text-properties fo:color="#020600" fo:letter-spacing="0.0311in" fo:background-color="#f9fdff" style:text-scale="96%"/>
    </style:style>
    <style:style style:name="_31_104" style:display-name="1104" style:family="text">
      <style:text-properties fo:color="#020600" fo:letter-spacing="0.0311in" fo:background-color="#f9fdff" style:text-scale="97%"/>
    </style:style>
    <style:style style:name="_31_105" style:display-name="1105" style:family="text">
      <style:text-properties fo:color="#020600" fo:letter-spacing="0.0311in" fo:background-color="#f9fdff" style:text-scale="98%"/>
    </style:style>
    <style:style style:name="_31_106" style:display-name="1106" style:family="text">
      <style:text-properties fo:color="#020600" fo:letter-spacing="0.0311in" fo:background-color="#f9fdff" style:text-scale="99%"/>
    </style:style>
    <style:style style:name="_31_107" style:display-name="1107" style:family="text">
      <style:text-properties fo:color="#020600" fo:letter-spacing="0.0311in" fo:background-color="#f9fdff" style:text-scale="102%"/>
    </style:style>
    <style:style style:name="_31_108" style:display-name="1108" style:family="text">
      <style:text-properties fo:color="#020600" fo:letter-spacing="0.0311in" fo:background-color="#f9fdff" style:text-scale="103%"/>
    </style:style>
    <style:style style:name="_31_109" style:display-name="1109" style:family="text">
      <style:text-properties fo:color="#020600" fo:letter-spacing="0.0311in" fo:background-color="#f9fdff" style:text-scale="105%"/>
    </style:style>
    <style:style style:name="_31_110" style:display-name="1110" style:family="text">
      <style:text-properties fo:color="#020600" fo:letter-spacing="0.0311in" fo:background-color="#f9fdff" style:text-scale="106%"/>
    </style:style>
    <style:style style:name="_31_111" style:display-name="1111" style:family="text">
      <style:text-properties fo:color="#020600" style:text-position="0% 100%" fo:background-color="#f9fdff"/>
    </style:style>
    <style:style style:name="_31_112" style:display-name="1112" style:family="text">
      <style:text-properties fo:color="#020600" style:text-position="0% 100%" fo:background-color="#f9fdff" style:text-scale="95%"/>
    </style:style>
    <style:style style:name="_31_113" style:display-name="1113" style:family="text">
      <style:text-properties fo:color="#020600" style:text-position="0% 100%" fo:background-color="#f9fdff" style:text-scale="96%"/>
    </style:style>
    <style:style style:name="_31_114" style:display-name="1114" style:family="text">
      <style:text-properties fo:color="#020600" style:text-position="0% 100%" fo:background-color="#f9fdff" style:text-scale="97%"/>
    </style:style>
    <style:style style:name="_31_115" style:display-name="1115" style:family="text">
      <style:text-properties fo:color="#020600" style:text-position="0% 100%" fo:background-color="#f9fdff" style:text-scale="98%"/>
    </style:style>
    <style:style style:name="_31_116" style:display-name="1116" style:family="text">
      <style:text-properties fo:color="#020600" style:text-position="0% 100%" fo:background-color="#f9fdff" style:text-scale="99%"/>
    </style:style>
    <style:style style:name="_31_117" style:display-name="1117" style:family="text">
      <style:text-properties fo:color="#020600" style:text-position="0% 100%" fo:background-color="#f9fdff" style:text-scale="102%"/>
    </style:style>
    <style:style style:name="_31_118" style:display-name="1118" style:family="text">
      <style:text-properties fo:color="#020600" style:text-position="0% 100%" fo:background-color="#f9fdff" style:text-scale="103%"/>
    </style:style>
    <style:style style:name="_31_119" style:display-name="1119" style:family="text">
      <style:text-properties fo:color="#020600" style:text-position="0% 100%" fo:background-color="#f9fdff" style:text-scale="105%"/>
    </style:style>
    <style:style style:name="_31_120" style:display-name="1120" style:family="text">
      <style:text-properties fo:color="#020600" style:text-position="0% 100%" fo:background-color="#f9fdff" style:text-scale="106%"/>
    </style:style>
    <style:style style:name="_31_121" style:display-name="1121" style:family="text">
      <style:text-properties fo:color="#020600" style:text-position="0% 100%" fo:letter-spacing="normal" fo:background-color="#f9fdff"/>
    </style:style>
    <style:style style:name="_31_122" style:display-name="1122" style:family="text">
      <style:text-properties fo:color="#020600" style:text-position="0% 100%" fo:letter-spacing="normal" fo:background-color="#f9fdff" style:text-scale="95%"/>
    </style:style>
    <style:style style:name="_31_123" style:display-name="1123" style:family="text">
      <style:text-properties fo:color="#020600" style:text-position="0% 100%" fo:letter-spacing="normal" fo:background-color="#f9fdff" style:text-scale="96%"/>
    </style:style>
    <style:style style:name="_31_124" style:display-name="1124" style:family="text">
      <style:text-properties fo:color="#020600" style:text-position="0% 100%" fo:letter-spacing="normal" fo:background-color="#f9fdff" style:text-scale="97%"/>
    </style:style>
    <style:style style:name="_31_125" style:display-name="1125" style:family="text">
      <style:text-properties fo:color="#020600" style:text-position="0% 100%" fo:letter-spacing="normal" fo:background-color="#f9fdff" style:text-scale="98%"/>
    </style:style>
    <style:style style:name="_31_126" style:display-name="1126" style:family="text">
      <style:text-properties fo:color="#020600" style:text-position="0% 100%" fo:letter-spacing="normal" fo:background-color="#f9fdff" style:text-scale="99%"/>
    </style:style>
    <style:style style:name="_31_127" style:display-name="1127" style:family="text">
      <style:text-properties fo:color="#020600" style:text-position="0% 100%" fo:letter-spacing="normal" fo:background-color="#f9fdff" style:text-scale="102%"/>
    </style:style>
    <style:style style:name="_31_128" style:display-name="1128" style:family="text">
      <style:text-properties fo:color="#020600" style:text-position="0% 100%" fo:letter-spacing="normal" fo:background-color="#f9fdff" style:text-scale="103%"/>
    </style:style>
    <style:style style:name="_31_129" style:display-name="1129" style:family="text">
      <style:text-properties fo:color="#020600" style:text-position="0% 100%" fo:letter-spacing="normal" fo:background-color="#f9fdff" style:text-scale="105%"/>
    </style:style>
    <style:style style:name="_31_130" style:display-name="1130" style:family="text">
      <style:text-properties fo:color="#020600" style:text-position="0% 100%" fo:letter-spacing="normal" fo:background-color="#f9fdff" style:text-scale="106%"/>
    </style:style>
    <style:style style:name="_31_131" style:display-name="1131" style:family="text">
      <style:text-properties fo:color="#020600" style:text-position="0% 100%" fo:letter-spacing="0.0311in" fo:background-color="#f9fdff"/>
    </style:style>
    <style:style style:name="_31_132" style:display-name="1132" style:family="text">
      <style:text-properties fo:color="#020600" style:text-position="0% 100%" fo:letter-spacing="0.0311in" fo:background-color="#f9fdff" style:text-scale="95%"/>
    </style:style>
    <style:style style:name="_31_133" style:display-name="1133" style:family="text">
      <style:text-properties fo:color="#020600" style:text-position="0% 100%" fo:letter-spacing="0.0311in" fo:background-color="#f9fdff" style:text-scale="96%"/>
    </style:style>
    <style:style style:name="_31_134" style:display-name="1134" style:family="text">
      <style:text-properties fo:color="#020600" style:text-position="0% 100%" fo:letter-spacing="0.0311in" fo:background-color="#f9fdff" style:text-scale="97%"/>
    </style:style>
    <style:style style:name="_31_135" style:display-name="1135" style:family="text">
      <style:text-properties fo:color="#020600" style:text-position="0% 100%" fo:letter-spacing="0.0311in" fo:background-color="#f9fdff" style:text-scale="98%"/>
    </style:style>
    <style:style style:name="_31_136" style:display-name="1136" style:family="text">
      <style:text-properties fo:color="#020600" style:text-position="0% 100%" fo:letter-spacing="0.0311in" fo:background-color="#f9fdff" style:text-scale="99%"/>
    </style:style>
    <style:style style:name="_31_137" style:display-name="1137" style:family="text">
      <style:text-properties fo:color="#020600" style:text-position="0% 100%" fo:letter-spacing="0.0311in" fo:background-color="#f9fdff" style:text-scale="102%"/>
    </style:style>
    <style:style style:name="_31_138" style:display-name="1138" style:family="text">
      <style:text-properties fo:color="#020600" style:text-position="0% 100%" fo:letter-spacing="0.0311in" fo:background-color="#f9fdff" style:text-scale="103%"/>
    </style:style>
    <style:style style:name="_31_139" style:display-name="1139" style:family="text">
      <style:text-properties fo:color="#020600" style:text-position="0% 100%" fo:letter-spacing="0.0311in" fo:background-color="#f9fdff" style:text-scale="105%"/>
    </style:style>
    <style:style style:name="_31_140" style:display-name="1140" style:family="text">
      <style:text-properties fo:color="#020600" style:text-position="0% 100%" fo:letter-spacing="0.0311in" fo:background-color="#f9fdff" style:text-scale="106%"/>
    </style:style>
    <style:style style:name="_31_141" style:display-name="1141" style:family="text">
      <style:text-properties fo:color="#020600" style:text-position="2% 100%" fo:background-color="#f9fdff"/>
    </style:style>
    <style:style style:name="_31_142" style:display-name="1142" style:family="text">
      <style:text-properties fo:color="#020600" style:text-position="2% 100%" fo:background-color="#f9fdff" style:text-scale="95%"/>
    </style:style>
    <style:style style:name="_31_143" style:display-name="1143" style:family="text">
      <style:text-properties fo:color="#020600" style:text-position="2% 100%" fo:background-color="#f9fdff" style:text-scale="96%"/>
    </style:style>
    <style:style style:name="_31_144" style:display-name="1144" style:family="text">
      <style:text-properties fo:color="#020600" style:text-position="2% 100%" fo:background-color="#f9fdff" style:text-scale="97%"/>
    </style:style>
    <style:style style:name="_31_145" style:display-name="1145" style:family="text">
      <style:text-properties fo:color="#020600" style:text-position="2% 100%" fo:background-color="#f9fdff" style:text-scale="98%"/>
    </style:style>
    <style:style style:name="_31_146" style:display-name="1146" style:family="text">
      <style:text-properties fo:color="#020600" style:text-position="2% 100%" fo:background-color="#f9fdff" style:text-scale="99%"/>
    </style:style>
    <style:style style:name="_31_147" style:display-name="1147" style:family="text">
      <style:text-properties fo:color="#020600" style:text-position="2% 100%" fo:background-color="#f9fdff" style:text-scale="102%"/>
    </style:style>
    <style:style style:name="_31_148" style:display-name="1148" style:family="text">
      <style:text-properties fo:color="#020600" style:text-position="2% 100%" fo:background-color="#f9fdff" style:text-scale="103%"/>
    </style:style>
    <style:style style:name="_31_149" style:display-name="1149" style:family="text">
      <style:text-properties fo:color="#020600" style:text-position="2% 100%" fo:background-color="#f9fdff" style:text-scale="105%"/>
    </style:style>
    <style:style style:name="_31_150" style:display-name="1150" style:family="text">
      <style:text-properties fo:color="#020600" style:text-position="2% 100%" fo:background-color="#f9fdff" style:text-scale="106%"/>
    </style:style>
    <style:style style:name="_31_151" style:display-name="1151" style:family="text">
      <style:text-properties fo:color="#020600" style:text-position="2% 100%" fo:letter-spacing="normal" fo:background-color="#f9fdff"/>
    </style:style>
    <style:style style:name="_31_152" style:display-name="1152" style:family="text">
      <style:text-properties fo:color="#020600" style:text-position="2% 100%" fo:letter-spacing="normal" fo:background-color="#f9fdff" style:text-scale="95%"/>
    </style:style>
    <style:style style:name="_31_153" style:display-name="1153" style:family="text">
      <style:text-properties fo:color="#020600" style:text-position="2% 100%" fo:letter-spacing="normal" fo:background-color="#f9fdff" style:text-scale="96%"/>
    </style:style>
    <style:style style:name="_31_154" style:display-name="1154" style:family="text">
      <style:text-properties fo:color="#020600" style:text-position="2% 100%" fo:letter-spacing="normal" fo:background-color="#f9fdff" style:text-scale="97%"/>
    </style:style>
    <style:style style:name="_31_155" style:display-name="1155" style:family="text">
      <style:text-properties fo:color="#020600" style:text-position="2% 100%" fo:letter-spacing="normal" fo:background-color="#f9fdff" style:text-scale="98%"/>
    </style:style>
    <style:style style:name="_31_156" style:display-name="1156" style:family="text">
      <style:text-properties fo:color="#020600" style:text-position="2% 100%" fo:letter-spacing="normal" fo:background-color="#f9fdff" style:text-scale="99%"/>
    </style:style>
    <style:style style:name="_31_157" style:display-name="1157" style:family="text">
      <style:text-properties fo:color="#020600" style:text-position="2% 100%" fo:letter-spacing="normal" fo:background-color="#f9fdff" style:text-scale="102%"/>
    </style:style>
    <style:style style:name="_31_158" style:display-name="1158" style:family="text">
      <style:text-properties fo:color="#020600" style:text-position="2% 100%" fo:letter-spacing="normal" fo:background-color="#f9fdff" style:text-scale="103%"/>
    </style:style>
    <style:style style:name="_31_159" style:display-name="1159" style:family="text">
      <style:text-properties fo:color="#020600" style:text-position="2% 100%" fo:letter-spacing="normal" fo:background-color="#f9fdff" style:text-scale="105%"/>
    </style:style>
    <style:style style:name="_31_160" style:display-name="1160" style:family="text">
      <style:text-properties fo:color="#020600" style:text-position="2% 100%" fo:letter-spacing="normal" fo:background-color="#f9fdff" style:text-scale="106%"/>
    </style:style>
    <style:style style:name="_31_161" style:display-name="1161" style:family="text">
      <style:text-properties fo:color="#020600" style:text-position="2% 100%" fo:letter-spacing="0.0311in" fo:background-color="#f9fdff"/>
    </style:style>
    <style:style style:name="_31_162" style:display-name="1162" style:family="text">
      <style:text-properties fo:color="#020600" style:text-position="2% 100%" fo:letter-spacing="0.0311in" fo:background-color="#f9fdff" style:text-scale="95%"/>
    </style:style>
    <style:style style:name="_31_163" style:display-name="1163" style:family="text">
      <style:text-properties fo:color="#020600" style:text-position="2% 100%" fo:letter-spacing="0.0311in" fo:background-color="#f9fdff" style:text-scale="96%"/>
    </style:style>
    <style:style style:name="_31_164" style:display-name="1164" style:family="text">
      <style:text-properties fo:color="#020600" style:text-position="2% 100%" fo:letter-spacing="0.0311in" fo:background-color="#f9fdff" style:text-scale="97%"/>
    </style:style>
    <style:style style:name="_31_165" style:display-name="1165" style:family="text">
      <style:text-properties fo:color="#020600" style:text-position="2% 100%" fo:letter-spacing="0.0311in" fo:background-color="#f9fdff" style:text-scale="98%"/>
    </style:style>
    <style:style style:name="_31_166" style:display-name="1166" style:family="text">
      <style:text-properties fo:color="#020600" style:text-position="2% 100%" fo:letter-spacing="0.0311in" fo:background-color="#f9fdff" style:text-scale="99%"/>
    </style:style>
    <style:style style:name="_31_167" style:display-name="1167" style:family="text">
      <style:text-properties fo:color="#020600" style:text-position="2% 100%" fo:letter-spacing="0.0311in" fo:background-color="#f9fdff" style:text-scale="102%"/>
    </style:style>
    <style:style style:name="_31_168" style:display-name="1168" style:family="text">
      <style:text-properties fo:color="#020600" style:text-position="2% 100%" fo:letter-spacing="0.0311in" fo:background-color="#f9fdff" style:text-scale="103%"/>
    </style:style>
    <style:style style:name="_31_169" style:display-name="1169" style:family="text">
      <style:text-properties fo:color="#020600" style:text-position="2% 100%" fo:letter-spacing="0.0311in" fo:background-color="#f9fdff" style:text-scale="105%"/>
    </style:style>
    <style:style style:name="_31_170" style:display-name="1170" style:family="text">
      <style:text-properties fo:color="#020600" style:text-position="2% 100%" fo:letter-spacing="0.0311in" fo:background-color="#f9fdff" style:text-scale="106%"/>
    </style:style>
    <style:style style:name="_31_171" style:display-name="1171" style:family="text">
      <style:text-properties fo:color="#020600" fo:background-color="#fdf9ff"/>
    </style:style>
    <style:style style:name="_31_172" style:display-name="1172" style:family="text">
      <style:text-properties fo:color="#020600" fo:background-color="#fdf9ff" style:text-scale="95%"/>
    </style:style>
    <style:style style:name="_31_173" style:display-name="1173" style:family="text">
      <style:text-properties fo:color="#020600" fo:background-color="#fdf9ff" style:text-scale="96%"/>
    </style:style>
    <style:style style:name="_31_174" style:display-name="1174" style:family="text">
      <style:text-properties fo:color="#020600" fo:background-color="#fdf9ff" style:text-scale="97%"/>
    </style:style>
    <style:style style:name="_31_175" style:display-name="1175" style:family="text">
      <style:text-properties fo:color="#020600" fo:background-color="#fdf9ff" style:text-scale="98%"/>
    </style:style>
    <style:style style:name="_31_176" style:display-name="1176" style:family="text">
      <style:text-properties fo:color="#020600" fo:background-color="#fdf9ff" style:text-scale="99%"/>
    </style:style>
    <style:style style:name="_31_177" style:display-name="1177" style:family="text">
      <style:text-properties fo:color="#020600" fo:background-color="#fdf9ff" style:text-scale="102%"/>
    </style:style>
    <style:style style:name="_31_178" style:display-name="1178" style:family="text">
      <style:text-properties fo:color="#020600" fo:background-color="#fdf9ff" style:text-scale="103%"/>
    </style:style>
    <style:style style:name="_31_179" style:display-name="1179" style:family="text">
      <style:text-properties fo:color="#020600" fo:background-color="#fdf9ff" style:text-scale="105%"/>
    </style:style>
    <style:style style:name="_31_180" style:display-name="1180" style:family="text">
      <style:text-properties fo:color="#020600" fo:background-color="#fdf9ff" style:text-scale="106%"/>
    </style:style>
    <style:style style:name="_31_181" style:display-name="1181" style:family="text">
      <style:text-properties fo:color="#020600" fo:letter-spacing="normal" fo:background-color="#fdf9ff"/>
    </style:style>
    <style:style style:name="_31_182" style:display-name="1182" style:family="text">
      <style:text-properties fo:color="#020600" fo:letter-spacing="normal" fo:background-color="#fdf9ff" style:text-scale="95%"/>
    </style:style>
    <style:style style:name="_31_183" style:display-name="1183" style:family="text">
      <style:text-properties fo:color="#020600" fo:letter-spacing="normal" fo:background-color="#fdf9ff" style:text-scale="96%"/>
    </style:style>
    <style:style style:name="_31_184" style:display-name="1184" style:family="text">
      <style:text-properties fo:color="#020600" fo:letter-spacing="normal" fo:background-color="#fdf9ff" style:text-scale="97%"/>
    </style:style>
    <style:style style:name="_31_185" style:display-name="1185" style:family="text">
      <style:text-properties fo:color="#020600" fo:letter-spacing="normal" fo:background-color="#fdf9ff" style:text-scale="98%"/>
    </style:style>
    <style:style style:name="_31_186" style:display-name="1186" style:family="text">
      <style:text-properties fo:color="#020600" fo:letter-spacing="normal" fo:background-color="#fdf9ff" style:text-scale="99%"/>
    </style:style>
    <style:style style:name="_31_187" style:display-name="1187" style:family="text">
      <style:text-properties fo:color="#020600" fo:letter-spacing="normal" fo:background-color="#fdf9ff" style:text-scale="102%"/>
    </style:style>
    <style:style style:name="_31_188" style:display-name="1188" style:family="text">
      <style:text-properties fo:color="#020600" fo:letter-spacing="normal" fo:background-color="#fdf9ff" style:text-scale="103%"/>
    </style:style>
    <style:style style:name="_31_189" style:display-name="1189" style:family="text">
      <style:text-properties fo:color="#020600" fo:letter-spacing="normal" fo:background-color="#fdf9ff" style:text-scale="105%"/>
    </style:style>
    <style:style style:name="_31_190" style:display-name="1190" style:family="text">
      <style:text-properties fo:color="#020600" fo:letter-spacing="normal" fo:background-color="#fdf9ff" style:text-scale="106%"/>
    </style:style>
    <style:style style:name="_31_191" style:display-name="1191" style:family="text">
      <style:text-properties fo:color="#020600" fo:letter-spacing="0.0311in" fo:background-color="#fdf9ff"/>
    </style:style>
    <style:style style:name="_31_192" style:display-name="1192" style:family="text">
      <style:text-properties fo:color="#020600" fo:letter-spacing="0.0311in" fo:background-color="#fdf9ff" style:text-scale="95%"/>
    </style:style>
    <style:style style:name="_31_193" style:display-name="1193" style:family="text">
      <style:text-properties fo:color="#020600" fo:letter-spacing="0.0311in" fo:background-color="#fdf9ff" style:text-scale="96%"/>
    </style:style>
    <style:style style:name="_31_194" style:display-name="1194" style:family="text">
      <style:text-properties fo:color="#020600" fo:letter-spacing="0.0311in" fo:background-color="#fdf9ff" style:text-scale="97%"/>
    </style:style>
    <style:style style:name="_31_195" style:display-name="1195" style:family="text">
      <style:text-properties fo:color="#020600" fo:letter-spacing="0.0311in" fo:background-color="#fdf9ff" style:text-scale="98%"/>
    </style:style>
    <style:style style:name="_31_196" style:display-name="1196" style:family="text">
      <style:text-properties fo:color="#020600" fo:letter-spacing="0.0311in" fo:background-color="#fdf9ff" style:text-scale="99%"/>
    </style:style>
    <style:style style:name="_31_197" style:display-name="1197" style:family="text">
      <style:text-properties fo:color="#020600" fo:letter-spacing="0.0311in" fo:background-color="#fdf9ff" style:text-scale="102%"/>
    </style:style>
    <style:style style:name="_31_198" style:display-name="1198" style:family="text">
      <style:text-properties fo:color="#020600" fo:letter-spacing="0.0311in" fo:background-color="#fdf9ff" style:text-scale="103%"/>
    </style:style>
    <style:style style:name="_31_199" style:display-name="1199" style:family="text">
      <style:text-properties fo:color="#020600" fo:letter-spacing="0.0311in" fo:background-color="#fdf9ff" style:text-scale="105%"/>
    </style:style>
    <style:style style:name="_31_200" style:display-name="1200" style:family="text">
      <style:text-properties fo:color="#020600" fo:letter-spacing="0.0311in" fo:background-color="#fdf9ff" style:text-scale="106%"/>
    </style:style>
    <style:style style:name="_31_201" style:display-name="1201" style:family="text">
      <style:text-properties fo:color="#020600" style:text-position="0% 100%" fo:background-color="#fdf9ff"/>
    </style:style>
    <style:style style:name="_31_202" style:display-name="1202" style:family="text">
      <style:text-properties fo:color="#020600" style:text-position="0% 100%" fo:background-color="#fdf9ff" style:text-scale="95%"/>
    </style:style>
    <style:style style:name="_31_203" style:display-name="1203" style:family="text">
      <style:text-properties fo:color="#020600" style:text-position="0% 100%" fo:background-color="#fdf9ff" style:text-scale="96%"/>
    </style:style>
    <style:style style:name="_31_204" style:display-name="1204" style:family="text">
      <style:text-properties fo:color="#020600" style:text-position="0% 100%" fo:background-color="#fdf9ff" style:text-scale="97%"/>
    </style:style>
    <style:style style:name="_31_205" style:display-name="1205" style:family="text">
      <style:text-properties fo:color="#020600" style:text-position="0% 100%" fo:background-color="#fdf9ff" style:text-scale="98%"/>
    </style:style>
    <style:style style:name="_31_206" style:display-name="1206" style:family="text">
      <style:text-properties fo:color="#020600" style:text-position="0% 100%" fo:background-color="#fdf9ff" style:text-scale="99%"/>
    </style:style>
    <style:style style:name="_31_207" style:display-name="1207" style:family="text">
      <style:text-properties fo:color="#020600" style:text-position="0% 100%" fo:background-color="#fdf9ff" style:text-scale="102%"/>
    </style:style>
    <style:style style:name="_31_208" style:display-name="1208" style:family="text">
      <style:text-properties fo:color="#020600" style:text-position="0% 100%" fo:background-color="#fdf9ff" style:text-scale="103%"/>
    </style:style>
    <style:style style:name="_31_209" style:display-name="1209" style:family="text">
      <style:text-properties fo:color="#020600" style:text-position="0% 100%" fo:background-color="#fdf9ff" style:text-scale="105%"/>
    </style:style>
    <style:style style:name="_31_210" style:display-name="1210" style:family="text">
      <style:text-properties fo:color="#020600" style:text-position="0% 100%" fo:background-color="#fdf9ff" style:text-scale="106%"/>
    </style:style>
    <style:style style:name="_31_211" style:display-name="1211" style:family="text">
      <style:text-properties fo:color="#020600" style:text-position="0% 100%" fo:letter-spacing="normal" fo:background-color="#fdf9ff"/>
    </style:style>
    <style:style style:name="_31_212" style:display-name="1212" style:family="text">
      <style:text-properties fo:color="#020600" style:text-position="0% 100%" fo:letter-spacing="normal" fo:background-color="#fdf9ff" style:text-scale="95%"/>
    </style:style>
    <style:style style:name="_31_213" style:display-name="1213" style:family="text">
      <style:text-properties fo:color="#020600" style:text-position="0% 100%" fo:letter-spacing="normal" fo:background-color="#fdf9ff" style:text-scale="96%"/>
    </style:style>
    <style:style style:name="_31_214" style:display-name="1214" style:family="text">
      <style:text-properties fo:color="#020600" style:text-position="0% 100%" fo:letter-spacing="normal" fo:background-color="#fdf9ff" style:text-scale="97%"/>
    </style:style>
    <style:style style:name="_31_215" style:display-name="1215" style:family="text">
      <style:text-properties fo:color="#020600" style:text-position="0% 100%" fo:letter-spacing="normal" fo:background-color="#fdf9ff" style:text-scale="98%"/>
    </style:style>
    <style:style style:name="_31_216" style:display-name="1216" style:family="text">
      <style:text-properties fo:color="#020600" style:text-position="0% 100%" fo:letter-spacing="normal" fo:background-color="#fdf9ff" style:text-scale="99%"/>
    </style:style>
    <style:style style:name="_31_217" style:display-name="1217" style:family="text">
      <style:text-properties fo:color="#020600" style:text-position="0% 100%" fo:letter-spacing="normal" fo:background-color="#fdf9ff" style:text-scale="102%"/>
    </style:style>
    <style:style style:name="_31_218" style:display-name="1218" style:family="text">
      <style:text-properties fo:color="#020600" style:text-position="0% 100%" fo:letter-spacing="normal" fo:background-color="#fdf9ff" style:text-scale="103%"/>
    </style:style>
    <style:style style:name="_31_219" style:display-name="1219" style:family="text">
      <style:text-properties fo:color="#020600" style:text-position="0% 100%" fo:letter-spacing="normal" fo:background-color="#fdf9ff" style:text-scale="105%"/>
    </style:style>
    <style:style style:name="_31_220" style:display-name="1220" style:family="text">
      <style:text-properties fo:color="#020600" style:text-position="0% 100%" fo:letter-spacing="normal" fo:background-color="#fdf9ff" style:text-scale="106%"/>
    </style:style>
    <style:style style:name="_31_221" style:display-name="1221" style:family="text">
      <style:text-properties fo:color="#020600" style:text-position="0% 100%" fo:letter-spacing="0.0311in" fo:background-color="#fdf9ff"/>
    </style:style>
    <style:style style:name="_31_222" style:display-name="1222" style:family="text">
      <style:text-properties fo:color="#020600" style:text-position="0% 100%" fo:letter-spacing="0.0311in" fo:background-color="#fdf9ff" style:text-scale="95%"/>
    </style:style>
    <style:style style:name="_31_223" style:display-name="1223" style:family="text">
      <style:text-properties fo:color="#020600" style:text-position="0% 100%" fo:letter-spacing="0.0311in" fo:background-color="#fdf9ff" style:text-scale="96%"/>
    </style:style>
    <style:style style:name="_31_224" style:display-name="1224" style:family="text">
      <style:text-properties fo:color="#020600" style:text-position="0% 100%" fo:letter-spacing="0.0311in" fo:background-color="#fdf9ff" style:text-scale="97%"/>
    </style:style>
    <style:style style:name="_31_225" style:display-name="1225" style:family="text">
      <style:text-properties fo:color="#020600" style:text-position="0% 100%" fo:letter-spacing="0.0311in" fo:background-color="#fdf9ff" style:text-scale="98%"/>
    </style:style>
    <style:style style:name="_31_226" style:display-name="1226" style:family="text">
      <style:text-properties fo:color="#020600" style:text-position="0% 100%" fo:letter-spacing="0.0311in" fo:background-color="#fdf9ff" style:text-scale="99%"/>
    </style:style>
    <style:style style:name="_31_227" style:display-name="1227" style:family="text">
      <style:text-properties fo:color="#020600" style:text-position="0% 100%" fo:letter-spacing="0.0311in" fo:background-color="#fdf9ff" style:text-scale="102%"/>
    </style:style>
    <style:style style:name="_31_228" style:display-name="1228" style:family="text">
      <style:text-properties fo:color="#020600" style:text-position="0% 100%" fo:letter-spacing="0.0311in" fo:background-color="#fdf9ff" style:text-scale="103%"/>
    </style:style>
    <style:style style:name="_31_229" style:display-name="1229" style:family="text">
      <style:text-properties fo:color="#020600" style:text-position="0% 100%" fo:letter-spacing="0.0311in" fo:background-color="#fdf9ff" style:text-scale="105%"/>
    </style:style>
    <style:style style:name="_31_230" style:display-name="1230" style:family="text">
      <style:text-properties fo:color="#020600" style:text-position="0% 100%" fo:letter-spacing="0.0311in" fo:background-color="#fdf9ff" style:text-scale="106%"/>
    </style:style>
    <style:style style:name="_31_231" style:display-name="1231" style:family="text">
      <style:text-properties fo:color="#020600" style:text-position="2% 100%" fo:background-color="#fdf9ff"/>
    </style:style>
    <style:style style:name="_31_232" style:display-name="1232" style:family="text">
      <style:text-properties fo:color="#020600" style:text-position="2% 100%" fo:background-color="#fdf9ff" style:text-scale="95%"/>
    </style:style>
    <style:style style:name="_31_233" style:display-name="1233" style:family="text">
      <style:text-properties fo:color="#020600" style:text-position="2% 100%" fo:background-color="#fdf9ff" style:text-scale="96%"/>
    </style:style>
    <style:style style:name="_31_234" style:display-name="1234" style:family="text">
      <style:text-properties fo:color="#020600" style:text-position="2% 100%" fo:background-color="#fdf9ff" style:text-scale="97%"/>
    </style:style>
    <style:style style:name="_31_235" style:display-name="1235" style:family="text">
      <style:text-properties fo:color="#020600" style:text-position="2% 100%" fo:background-color="#fdf9ff" style:text-scale="98%"/>
    </style:style>
    <style:style style:name="_31_236" style:display-name="1236" style:family="text">
      <style:text-properties fo:color="#020600" style:text-position="2% 100%" fo:background-color="#fdf9ff" style:text-scale="99%"/>
    </style:style>
    <style:style style:name="_31_237" style:display-name="1237" style:family="text">
      <style:text-properties fo:color="#020600" style:text-position="2% 100%" fo:background-color="#fdf9ff" style:text-scale="102%"/>
    </style:style>
    <style:style style:name="_31_238" style:display-name="1238" style:family="text">
      <style:text-properties fo:color="#020600" style:text-position="2% 100%" fo:background-color="#fdf9ff" style:text-scale="103%"/>
    </style:style>
    <style:style style:name="_31_239" style:display-name="1239" style:family="text">
      <style:text-properties fo:color="#020600" style:text-position="2% 100%" fo:background-color="#fdf9ff" style:text-scale="105%"/>
    </style:style>
    <style:style style:name="_31_240" style:display-name="1240" style:family="text">
      <style:text-properties fo:color="#020600" style:text-position="2% 100%" fo:background-color="#fdf9ff" style:text-scale="106%"/>
    </style:style>
    <style:style style:name="_31_241" style:display-name="1241" style:family="text">
      <style:text-properties fo:color="#020600" style:text-position="2% 100%" fo:letter-spacing="normal" fo:background-color="#fdf9ff"/>
    </style:style>
    <style:style style:name="_31_242" style:display-name="1242" style:family="text">
      <style:text-properties fo:color="#020600" style:text-position="2% 100%" fo:letter-spacing="normal" fo:background-color="#fdf9ff" style:text-scale="95%"/>
    </style:style>
    <style:style style:name="_31_243" style:display-name="1243" style:family="text">
      <style:text-properties fo:color="#020600" style:text-position="2% 100%" fo:letter-spacing="normal" fo:background-color="#fdf9ff" style:text-scale="96%"/>
    </style:style>
    <style:style style:name="_31_244" style:display-name="1244" style:family="text">
      <style:text-properties fo:color="#020600" style:text-position="2% 100%" fo:letter-spacing="normal" fo:background-color="#fdf9ff" style:text-scale="97%"/>
    </style:style>
    <style:style style:name="_31_245" style:display-name="1245" style:family="text">
      <style:text-properties fo:color="#020600" style:text-position="2% 100%" fo:letter-spacing="normal" fo:background-color="#fdf9ff" style:text-scale="98%"/>
    </style:style>
    <style:style style:name="_31_246" style:display-name="1246" style:family="text">
      <style:text-properties fo:color="#020600" style:text-position="2% 100%" fo:letter-spacing="normal" fo:background-color="#fdf9ff" style:text-scale="99%"/>
    </style:style>
    <style:style style:name="_31_247" style:display-name="1247" style:family="text">
      <style:text-properties fo:color="#020600" style:text-position="2% 100%" fo:letter-spacing="normal" fo:background-color="#fdf9ff" style:text-scale="102%"/>
    </style:style>
    <style:style style:name="_31_248" style:display-name="1248" style:family="text">
      <style:text-properties fo:color="#020600" style:text-position="2% 100%" fo:letter-spacing="normal" fo:background-color="#fdf9ff" style:text-scale="103%"/>
    </style:style>
    <style:style style:name="_31_249" style:display-name="1249" style:family="text">
      <style:text-properties fo:color="#020600" style:text-position="2% 100%" fo:letter-spacing="normal" fo:background-color="#fdf9ff" style:text-scale="105%"/>
    </style:style>
    <style:style style:name="_31_250" style:display-name="1250" style:family="text">
      <style:text-properties fo:color="#020600" style:text-position="2% 100%" fo:letter-spacing="normal" fo:background-color="#fdf9ff" style:text-scale="106%"/>
    </style:style>
    <style:style style:name="_31_251" style:display-name="1251" style:family="text">
      <style:text-properties fo:color="#020600" style:text-position="2% 100%" fo:letter-spacing="0.0311in" fo:background-color="#fdf9ff"/>
    </style:style>
    <style:style style:name="_31_252" style:display-name="1252" style:family="text">
      <style:text-properties fo:color="#020600" style:text-position="2% 100%" fo:letter-spacing="0.0311in" fo:background-color="#fdf9ff" style:text-scale="95%"/>
    </style:style>
    <style:style style:name="_31_253" style:display-name="1253" style:family="text">
      <style:text-properties fo:color="#020600" style:text-position="2% 100%" fo:letter-spacing="0.0311in" fo:background-color="#fdf9ff" style:text-scale="96%"/>
    </style:style>
    <style:style style:name="_31_254" style:display-name="1254" style:family="text">
      <style:text-properties fo:color="#020600" style:text-position="2% 100%" fo:letter-spacing="0.0311in" fo:background-color="#fdf9ff" style:text-scale="97%"/>
    </style:style>
    <style:style style:name="_31_255" style:display-name="1255" style:family="text">
      <style:text-properties fo:color="#020600" style:text-position="2% 100%" fo:letter-spacing="0.0311in" fo:background-color="#fdf9ff" style:text-scale="98%"/>
    </style:style>
    <style:style style:name="_31_256" style:display-name="1256" style:family="text">
      <style:text-properties fo:color="#020600" style:text-position="2% 100%" fo:letter-spacing="0.0311in" fo:background-color="#fdf9ff" style:text-scale="99%"/>
    </style:style>
    <style:style style:name="_31_257" style:display-name="1257" style:family="text">
      <style:text-properties fo:color="#020600" style:text-position="2% 100%" fo:letter-spacing="0.0311in" fo:background-color="#fdf9ff" style:text-scale="102%"/>
    </style:style>
    <style:style style:name="_31_258" style:display-name="1258" style:family="text">
      <style:text-properties fo:color="#020600" style:text-position="2% 100%" fo:letter-spacing="0.0311in" fo:background-color="#fdf9ff" style:text-scale="103%"/>
    </style:style>
    <style:style style:name="_31_259" style:display-name="1259" style:family="text">
      <style:text-properties fo:color="#020600" style:text-position="2% 100%" fo:letter-spacing="0.0311in" fo:background-color="#fdf9ff" style:text-scale="105%"/>
    </style:style>
    <style:style style:name="_31_260" style:display-name="1260" style:family="text">
      <style:text-properties fo:color="#020600" style:text-position="2% 100%" fo:letter-spacing="0.0311in" fo:background-color="#fdf9ff" style:text-scale="106%"/>
    </style:style>
    <style:style style:name="_31_261" style:display-name="1261" style:family="text">
      <style:text-properties fo:color="#020600" fo:background-color="#fdfdff"/>
    </style:style>
    <style:style style:name="_31_262" style:display-name="1262" style:family="text">
      <style:text-properties fo:color="#020600" fo:background-color="#fdfdff" style:text-scale="95%"/>
    </style:style>
    <style:style style:name="_31_263" style:display-name="1263" style:family="text">
      <style:text-properties fo:color="#020600" fo:background-color="#fdfdff" style:text-scale="96%"/>
    </style:style>
    <style:style style:name="_31_264" style:display-name="1264" style:family="text">
      <style:text-properties fo:color="#020600" fo:background-color="#fdfdff" style:text-scale="97%"/>
    </style:style>
    <style:style style:name="_31_265" style:display-name="1265" style:family="text">
      <style:text-properties fo:color="#020600" fo:background-color="#fdfdff" style:text-scale="98%"/>
    </style:style>
    <style:style style:name="_31_266" style:display-name="1266" style:family="text">
      <style:text-properties fo:color="#020600" fo:background-color="#fdfdff" style:text-scale="99%"/>
    </style:style>
    <style:style style:name="_31_267" style:display-name="1267" style:family="text">
      <style:text-properties fo:color="#020600" fo:background-color="#fdfdff" style:text-scale="102%"/>
    </style:style>
    <style:style style:name="_31_268" style:display-name="1268" style:family="text">
      <style:text-properties fo:color="#020600" fo:background-color="#fdfdff" style:text-scale="103%"/>
    </style:style>
    <style:style style:name="_31_269" style:display-name="1269" style:family="text">
      <style:text-properties fo:color="#020600" fo:background-color="#fdfdff" style:text-scale="105%"/>
    </style:style>
    <style:style style:name="_31_270" style:display-name="1270" style:family="text">
      <style:text-properties fo:color="#020600" fo:background-color="#fdfdff" style:text-scale="106%"/>
    </style:style>
    <style:style style:name="_31_271" style:display-name="1271" style:family="text">
      <style:text-properties fo:color="#020600" fo:letter-spacing="normal" fo:background-color="#fdfdff"/>
    </style:style>
    <style:style style:name="_31_272" style:display-name="1272" style:family="text">
      <style:text-properties fo:color="#020600" fo:letter-spacing="normal" fo:background-color="#fdfdff" style:text-scale="95%"/>
    </style:style>
    <style:style style:name="_31_273" style:display-name="1273" style:family="text">
      <style:text-properties fo:color="#020600" fo:letter-spacing="normal" fo:background-color="#fdfdff" style:text-scale="96%"/>
    </style:style>
    <style:style style:name="_31_274" style:display-name="1274" style:family="text">
      <style:text-properties fo:color="#020600" fo:letter-spacing="normal" fo:background-color="#fdfdff" style:text-scale="97%"/>
    </style:style>
    <style:style style:name="_31_275" style:display-name="1275" style:family="text">
      <style:text-properties fo:color="#020600" fo:letter-spacing="normal" fo:background-color="#fdfdff" style:text-scale="98%"/>
    </style:style>
    <style:style style:name="_31_276" style:display-name="1276" style:family="text">
      <style:text-properties fo:color="#020600" fo:letter-spacing="normal" fo:background-color="#fdfdff" style:text-scale="99%"/>
    </style:style>
    <style:style style:name="_31_277" style:display-name="1277" style:family="text">
      <style:text-properties fo:color="#020600" fo:letter-spacing="normal" fo:background-color="#fdfdff" style:text-scale="102%"/>
    </style:style>
    <style:style style:name="_31_278" style:display-name="1278" style:family="text">
      <style:text-properties fo:color="#020600" fo:letter-spacing="normal" fo:background-color="#fdfdff" style:text-scale="103%"/>
    </style:style>
    <style:style style:name="_31_279" style:display-name="1279" style:family="text">
      <style:text-properties fo:color="#020600" fo:letter-spacing="normal" fo:background-color="#fdfdff" style:text-scale="105%"/>
    </style:style>
    <style:style style:name="_31_280" style:display-name="1280" style:family="text">
      <style:text-properties fo:color="#020600" fo:letter-spacing="normal" fo:background-color="#fdfdff" style:text-scale="106%"/>
    </style:style>
    <style:style style:name="_31_281" style:display-name="1281" style:family="text">
      <style:text-properties fo:color="#020600" fo:letter-spacing="0.0311in" fo:background-color="#fdfdff"/>
    </style:style>
    <style:style style:name="_31_282" style:display-name="1282" style:family="text">
      <style:text-properties fo:color="#020600" fo:letter-spacing="0.0311in" fo:background-color="#fdfdff" style:text-scale="95%"/>
    </style:style>
    <style:style style:name="_31_283" style:display-name="1283" style:family="text">
      <style:text-properties fo:color="#020600" fo:letter-spacing="0.0311in" fo:background-color="#fdfdff" style:text-scale="96%"/>
    </style:style>
    <style:style style:name="_31_284" style:display-name="1284" style:family="text">
      <style:text-properties fo:color="#020600" fo:letter-spacing="0.0311in" fo:background-color="#fdfdff" style:text-scale="97%"/>
    </style:style>
    <style:style style:name="_31_285" style:display-name="1285" style:family="text">
      <style:text-properties fo:color="#020600" fo:letter-spacing="0.0311in" fo:background-color="#fdfdff" style:text-scale="98%"/>
    </style:style>
    <style:style style:name="_31_286" style:display-name="1286" style:family="text">
      <style:text-properties fo:color="#020600" fo:letter-spacing="0.0311in" fo:background-color="#fdfdff" style:text-scale="99%"/>
    </style:style>
    <style:style style:name="_31_287" style:display-name="1287" style:family="text">
      <style:text-properties fo:color="#020600" fo:letter-spacing="0.0311in" fo:background-color="#fdfdff" style:text-scale="102%"/>
    </style:style>
    <style:style style:name="_31_288" style:display-name="1288" style:family="text">
      <style:text-properties fo:color="#020600" fo:letter-spacing="0.0311in" fo:background-color="#fdfdff" style:text-scale="103%"/>
    </style:style>
    <style:style style:name="_31_289" style:display-name="1289" style:family="text">
      <style:text-properties fo:color="#020600" fo:letter-spacing="0.0311in" fo:background-color="#fdfdff" style:text-scale="105%"/>
    </style:style>
    <style:style style:name="_31_290" style:display-name="1290" style:family="text">
      <style:text-properties fo:color="#020600" fo:letter-spacing="0.0311in" fo:background-color="#fdfdff" style:text-scale="106%"/>
    </style:style>
    <style:style style:name="_31_291" style:display-name="1291" style:family="text">
      <style:text-properties fo:color="#020600" style:text-position="0% 100%" fo:background-color="#fdfdff"/>
    </style:style>
    <style:style style:name="_31_292" style:display-name="1292" style:family="text">
      <style:text-properties fo:color="#020600" style:text-position="0% 100%" fo:background-color="#fdfdff" style:text-scale="95%"/>
    </style:style>
    <style:style style:name="_31_293" style:display-name="1293" style:family="text">
      <style:text-properties fo:color="#020600" style:text-position="0% 100%" fo:background-color="#fdfdff" style:text-scale="96%"/>
    </style:style>
    <style:style style:name="_31_294" style:display-name="1294" style:family="text">
      <style:text-properties fo:color="#020600" style:text-position="0% 100%" fo:background-color="#fdfdff" style:text-scale="97%"/>
    </style:style>
    <style:style style:name="_31_295" style:display-name="1295" style:family="text">
      <style:text-properties fo:color="#020600" style:text-position="0% 100%" fo:background-color="#fdfdff" style:text-scale="98%"/>
    </style:style>
    <style:style style:name="_31_296" style:display-name="1296" style:family="text">
      <style:text-properties fo:color="#020600" style:text-position="0% 100%" fo:background-color="#fdfdff" style:text-scale="99%"/>
    </style:style>
    <style:style style:name="_31_297" style:display-name="1297" style:family="text">
      <style:text-properties fo:color="#020600" style:text-position="0% 100%" fo:background-color="#fdfdff" style:text-scale="102%"/>
    </style:style>
    <style:style style:name="_31_298" style:display-name="1298" style:family="text">
      <style:text-properties fo:color="#020600" style:text-position="0% 100%" fo:background-color="#fdfdff" style:text-scale="103%"/>
    </style:style>
    <style:style style:name="_31_299" style:display-name="1299" style:family="text">
      <style:text-properties fo:color="#020600" style:text-position="0% 100%" fo:background-color="#fdfdff" style:text-scale="105%"/>
    </style:style>
    <style:style style:name="_31_300" style:display-name="1300" style:family="text">
      <style:text-properties fo:color="#020600" style:text-position="0% 100%" fo:background-color="#fdfdff" style:text-scale="106%"/>
    </style:style>
    <style:style style:name="_31_301" style:display-name="1301" style:family="text">
      <style:text-properties fo:color="#020600" style:text-position="0% 100%" fo:letter-spacing="normal" fo:background-color="#fdfdff"/>
    </style:style>
    <style:style style:name="_31_302" style:display-name="1302" style:family="text">
      <style:text-properties fo:color="#020600" style:text-position="0% 100%" fo:letter-spacing="normal" fo:background-color="#fdfdff" style:text-scale="95%"/>
    </style:style>
    <style:style style:name="_31_303" style:display-name="1303" style:family="text">
      <style:text-properties fo:color="#020600" style:text-position="0% 100%" fo:letter-spacing="normal" fo:background-color="#fdfdff" style:text-scale="96%"/>
    </style:style>
    <style:style style:name="_31_304" style:display-name="1304" style:family="text">
      <style:text-properties fo:color="#020600" style:text-position="0% 100%" fo:letter-spacing="normal" fo:background-color="#fdfdff" style:text-scale="97%"/>
    </style:style>
    <style:style style:name="_31_305" style:display-name="1305" style:family="text">
      <style:text-properties fo:color="#020600" style:text-position="0% 100%" fo:letter-spacing="normal" fo:background-color="#fdfdff" style:text-scale="98%"/>
    </style:style>
    <style:style style:name="_31_306" style:display-name="1306" style:family="text">
      <style:text-properties fo:color="#020600" style:text-position="0% 100%" fo:letter-spacing="normal" fo:background-color="#fdfdff" style:text-scale="99%"/>
    </style:style>
    <style:style style:name="_31_307" style:display-name="1307" style:family="text">
      <style:text-properties fo:color="#020600" style:text-position="0% 100%" fo:letter-spacing="normal" fo:background-color="#fdfdff" style:text-scale="102%"/>
    </style:style>
    <style:style style:name="_31_308" style:display-name="1308" style:family="text">
      <style:text-properties fo:color="#020600" style:text-position="0% 100%" fo:letter-spacing="normal" fo:background-color="#fdfdff" style:text-scale="103%"/>
    </style:style>
    <style:style style:name="_31_309" style:display-name="1309" style:family="text">
      <style:text-properties fo:color="#020600" style:text-position="0% 100%" fo:letter-spacing="normal" fo:background-color="#fdfdff" style:text-scale="105%"/>
    </style:style>
    <style:style style:name="_31_310" style:display-name="1310" style:family="text">
      <style:text-properties fo:color="#020600" style:text-position="0% 100%" fo:letter-spacing="normal" fo:background-color="#fdfdff" style:text-scale="106%"/>
    </style:style>
    <style:style style:name="_31_311" style:display-name="1311" style:family="text">
      <style:text-properties fo:color="#020600" style:text-position="0% 100%" fo:letter-spacing="0.0311in" fo:background-color="#fdfdff"/>
    </style:style>
    <style:style style:name="_31_312" style:display-name="1312" style:family="text">
      <style:text-properties fo:color="#020600" style:text-position="0% 100%" fo:letter-spacing="0.0311in" fo:background-color="#fdfdff" style:text-scale="95%"/>
    </style:style>
    <style:style style:name="_31_313" style:display-name="1313" style:family="text">
      <style:text-properties fo:color="#020600" style:text-position="0% 100%" fo:letter-spacing="0.0311in" fo:background-color="#fdfdff" style:text-scale="96%"/>
    </style:style>
    <style:style style:name="_31_314" style:display-name="1314" style:family="text">
      <style:text-properties fo:color="#020600" style:text-position="0% 100%" fo:letter-spacing="0.0311in" fo:background-color="#fdfdff" style:text-scale="97%"/>
    </style:style>
    <style:style style:name="_31_315" style:display-name="1315" style:family="text">
      <style:text-properties fo:color="#020600" style:text-position="0% 100%" fo:letter-spacing="0.0311in" fo:background-color="#fdfdff" style:text-scale="98%"/>
    </style:style>
    <style:style style:name="_31_316" style:display-name="1316" style:family="text">
      <style:text-properties fo:color="#020600" style:text-position="0% 100%" fo:letter-spacing="0.0311in" fo:background-color="#fdfdff" style:text-scale="99%"/>
    </style:style>
    <style:style style:name="_31_317" style:display-name="1317" style:family="text">
      <style:text-properties fo:color="#020600" style:text-position="0% 100%" fo:letter-spacing="0.0311in" fo:background-color="#fdfdff" style:text-scale="102%"/>
    </style:style>
    <style:style style:name="_31_318" style:display-name="1318" style:family="text">
      <style:text-properties fo:color="#020600" style:text-position="0% 100%" fo:letter-spacing="0.0311in" fo:background-color="#fdfdff" style:text-scale="103%"/>
    </style:style>
    <style:style style:name="_31_319" style:display-name="1319" style:family="text">
      <style:text-properties fo:color="#020600" style:text-position="0% 100%" fo:letter-spacing="0.0311in" fo:background-color="#fdfdff" style:text-scale="105%"/>
    </style:style>
    <style:style style:name="_31_320" style:display-name="1320" style:family="text">
      <style:text-properties fo:color="#020600" style:text-position="0% 100%" fo:letter-spacing="0.0311in" fo:background-color="#fdfdff" style:text-scale="106%"/>
    </style:style>
    <style:style style:name="_31_321" style:display-name="1321" style:family="text">
      <style:text-properties fo:color="#020600" style:text-position="2% 100%" fo:background-color="#fdfdff"/>
    </style:style>
    <style:style style:name="_31_322" style:display-name="1322" style:family="text">
      <style:text-properties fo:color="#020600" style:text-position="2% 100%" fo:background-color="#fdfdff" style:text-scale="95%"/>
    </style:style>
    <style:style style:name="_31_323" style:display-name="1323" style:family="text">
      <style:text-properties fo:color="#020600" style:text-position="2% 100%" fo:background-color="#fdfdff" style:text-scale="96%"/>
    </style:style>
    <style:style style:name="_31_324" style:display-name="1324" style:family="text">
      <style:text-properties fo:color="#020600" style:text-position="2% 100%" fo:background-color="#fdfdff" style:text-scale="97%"/>
    </style:style>
    <style:style style:name="_31_325" style:display-name="1325" style:family="text">
      <style:text-properties fo:color="#020600" style:text-position="2% 100%" fo:background-color="#fdfdff" style:text-scale="98%"/>
    </style:style>
    <style:style style:name="_31_326" style:display-name="1326" style:family="text">
      <style:text-properties fo:color="#020600" style:text-position="2% 100%" fo:background-color="#fdfdff" style:text-scale="99%"/>
    </style:style>
    <style:style style:name="_31_327" style:display-name="1327" style:family="text">
      <style:text-properties fo:color="#020600" style:text-position="2% 100%" fo:background-color="#fdfdff" style:text-scale="102%"/>
    </style:style>
    <style:style style:name="_31_328" style:display-name="1328" style:family="text">
      <style:text-properties fo:color="#020600" style:text-position="2% 100%" fo:background-color="#fdfdff" style:text-scale="103%"/>
    </style:style>
    <style:style style:name="_31_329" style:display-name="1329" style:family="text">
      <style:text-properties fo:color="#020600" style:text-position="2% 100%" fo:background-color="#fdfdff" style:text-scale="105%"/>
    </style:style>
    <style:style style:name="_31_330" style:display-name="1330" style:family="text">
      <style:text-properties fo:color="#020600" style:text-position="2% 100%" fo:background-color="#fdfdff" style:text-scale="106%"/>
    </style:style>
    <style:style style:name="_31_331" style:display-name="1331" style:family="text">
      <style:text-properties fo:color="#020600" style:text-position="2% 100%" fo:letter-spacing="normal" fo:background-color="#fdfdff"/>
    </style:style>
    <style:style style:name="_31_332" style:display-name="1332" style:family="text">
      <style:text-properties fo:color="#020600" style:text-position="2% 100%" fo:letter-spacing="normal" fo:background-color="#fdfdff" style:text-scale="95%"/>
    </style:style>
    <style:style style:name="_31_333" style:display-name="1333" style:family="text">
      <style:text-properties fo:color="#020600" style:text-position="2% 100%" fo:letter-spacing="normal" fo:background-color="#fdfdff" style:text-scale="96%"/>
    </style:style>
    <style:style style:name="_31_334" style:display-name="1334" style:family="text">
      <style:text-properties fo:color="#020600" style:text-position="2% 100%" fo:letter-spacing="normal" fo:background-color="#fdfdff" style:text-scale="97%"/>
    </style:style>
    <style:style style:name="_31_335" style:display-name="1335" style:family="text">
      <style:text-properties fo:color="#020600" style:text-position="2% 100%" fo:letter-spacing="normal" fo:background-color="#fdfdff" style:text-scale="98%"/>
    </style:style>
    <style:style style:name="_31_336" style:display-name="1336" style:family="text">
      <style:text-properties fo:color="#020600" style:text-position="2% 100%" fo:letter-spacing="normal" fo:background-color="#fdfdff" style:text-scale="99%"/>
    </style:style>
    <style:style style:name="_31_337" style:display-name="1337" style:family="text">
      <style:text-properties fo:color="#020600" style:text-position="2% 100%" fo:letter-spacing="normal" fo:background-color="#fdfdff" style:text-scale="102%"/>
    </style:style>
    <style:style style:name="_31_338" style:display-name="1338" style:family="text">
      <style:text-properties fo:color="#020600" style:text-position="2% 100%" fo:letter-spacing="normal" fo:background-color="#fdfdff" style:text-scale="103%"/>
    </style:style>
    <style:style style:name="_31_339" style:display-name="1339" style:family="text">
      <style:text-properties fo:color="#020600" style:text-position="2% 100%" fo:letter-spacing="normal" fo:background-color="#fdfdff" style:text-scale="105%"/>
    </style:style>
    <style:style style:name="_31_340" style:display-name="1340" style:family="text">
      <style:text-properties fo:color="#020600" style:text-position="2% 100%" fo:letter-spacing="normal" fo:background-color="#fdfdff" style:text-scale="106%"/>
    </style:style>
    <style:style style:name="_31_341" style:display-name="1341" style:family="text">
      <style:text-properties fo:color="#020600" style:text-position="2% 100%" fo:letter-spacing="0.0311in" fo:background-color="#fdfdff"/>
    </style:style>
    <style:style style:name="_31_342" style:display-name="1342" style:family="text">
      <style:text-properties fo:color="#020600" style:text-position="2% 100%" fo:letter-spacing="0.0311in" fo:background-color="#fdfdff" style:text-scale="95%"/>
    </style:style>
    <style:style style:name="_31_343" style:display-name="1343" style:family="text">
      <style:text-properties fo:color="#020600" style:text-position="2% 100%" fo:letter-spacing="0.0311in" fo:background-color="#fdfdff" style:text-scale="96%"/>
    </style:style>
    <style:style style:name="_31_344" style:display-name="1344" style:family="text">
      <style:text-properties fo:color="#020600" style:text-position="2% 100%" fo:letter-spacing="0.0311in" fo:background-color="#fdfdff" style:text-scale="97%"/>
    </style:style>
    <style:style style:name="_31_345" style:display-name="1345" style:family="text">
      <style:text-properties fo:color="#020600" style:text-position="2% 100%" fo:letter-spacing="0.0311in" fo:background-color="#fdfdff" style:text-scale="98%"/>
    </style:style>
    <style:style style:name="_31_346" style:display-name="1346" style:family="text">
      <style:text-properties fo:color="#020600" style:text-position="2% 100%" fo:letter-spacing="0.0311in" fo:background-color="#fdfdff" style:text-scale="99%"/>
    </style:style>
    <style:style style:name="_31_347" style:display-name="1347" style:family="text">
      <style:text-properties fo:color="#020600" style:text-position="2% 100%" fo:letter-spacing="0.0311in" fo:background-color="#fdfdff" style:text-scale="102%"/>
    </style:style>
    <style:style style:name="_31_348" style:display-name="1348" style:family="text">
      <style:text-properties fo:color="#020600" style:text-position="2% 100%" fo:letter-spacing="0.0311in" fo:background-color="#fdfdff" style:text-scale="103%"/>
    </style:style>
    <style:style style:name="_31_349" style:display-name="1349" style:family="text">
      <style:text-properties fo:color="#020600" style:text-position="2% 100%" fo:letter-spacing="0.0311in" fo:background-color="#fdfdff" style:text-scale="105%"/>
    </style:style>
    <style:style style:name="_31_350" style:display-name="1350" style:family="text">
      <style:text-properties fo:color="#020600" style:text-position="2% 100%" fo:letter-spacing="0.0311in" fo:background-color="#fdfdff" style:text-scale="106%"/>
    </style:style>
    <style:style style:name="_31_351" style:display-name="1351" style:family="text">
      <style:text-properties fo:color="#060200"/>
    </style:style>
    <style:style style:name="_31_352" style:display-name="1352" style:family="text">
      <style:text-properties fo:color="#060200" style:text-scale="95%"/>
    </style:style>
    <style:style style:name="_31_353" style:display-name="1353" style:family="text">
      <style:text-properties fo:color="#060200" style:text-scale="96%"/>
    </style:style>
    <style:style style:name="_31_354" style:display-name="1354" style:family="text">
      <style:text-properties fo:color="#060200" style:text-scale="97%"/>
    </style:style>
    <style:style style:name="_31_355" style:display-name="1355" style:family="text">
      <style:text-properties fo:color="#060200" style:text-scale="98%"/>
    </style:style>
    <style:style style:name="_31_356" style:display-name="1356" style:family="text">
      <style:text-properties fo:color="#060200" style:text-scale="99%"/>
    </style:style>
    <style:style style:name="_31_357" style:display-name="1357" style:family="text">
      <style:text-properties fo:color="#060200" style:text-scale="102%"/>
    </style:style>
    <style:style style:name="_31_358" style:display-name="1358" style:family="text">
      <style:text-properties fo:color="#060200" style:text-scale="103%"/>
    </style:style>
    <style:style style:name="_31_359" style:display-name="1359" style:family="text">
      <style:text-properties fo:color="#060200" style:text-scale="105%"/>
    </style:style>
    <style:style style:name="_31_360" style:display-name="1360" style:family="text">
      <style:text-properties fo:color="#060200" style:text-scale="106%"/>
    </style:style>
    <style:style style:name="_31_361" style:display-name="1361" style:family="text">
      <style:text-properties fo:color="#060200" fo:letter-spacing="normal"/>
    </style:style>
    <style:style style:name="_31_362" style:display-name="1362" style:family="text">
      <style:text-properties fo:color="#060200" fo:letter-spacing="normal" style:text-scale="95%"/>
    </style:style>
    <style:style style:name="_31_363" style:display-name="1363" style:family="text">
      <style:text-properties fo:color="#060200" fo:letter-spacing="normal" style:text-scale="96%"/>
    </style:style>
    <style:style style:name="_31_364" style:display-name="1364" style:family="text">
      <style:text-properties fo:color="#060200" fo:letter-spacing="normal" style:text-scale="97%"/>
    </style:style>
    <style:style style:name="_31_365" style:display-name="1365" style:family="text">
      <style:text-properties fo:color="#060200" fo:letter-spacing="normal" style:text-scale="98%"/>
    </style:style>
    <style:style style:name="_31_366" style:display-name="1366" style:family="text">
      <style:text-properties fo:color="#060200" fo:letter-spacing="normal" style:text-scale="99%"/>
    </style:style>
    <style:style style:name="_31_367" style:display-name="1367" style:family="text">
      <style:text-properties fo:color="#060200" fo:letter-spacing="normal" style:text-scale="102%"/>
    </style:style>
    <style:style style:name="_31_368" style:display-name="1368" style:family="text">
      <style:text-properties fo:color="#060200" fo:letter-spacing="normal" style:text-scale="103%"/>
    </style:style>
    <style:style style:name="_31_369" style:display-name="1369" style:family="text">
      <style:text-properties fo:color="#060200" fo:letter-spacing="normal" style:text-scale="105%"/>
    </style:style>
    <style:style style:name="_31_370" style:display-name="1370" style:family="text">
      <style:text-properties fo:color="#060200" fo:letter-spacing="normal" style:text-scale="106%"/>
    </style:style>
    <style:style style:name="_31_371" style:display-name="1371" style:family="text">
      <style:text-properties fo:color="#060200" fo:letter-spacing="0.0311in"/>
    </style:style>
    <style:style style:name="_31_372" style:display-name="1372" style:family="text">
      <style:text-properties fo:color="#060200" fo:letter-spacing="0.0311in" style:text-scale="95%"/>
    </style:style>
    <style:style style:name="_31_373" style:display-name="1373" style:family="text">
      <style:text-properties fo:color="#060200" fo:letter-spacing="0.0311in" style:text-scale="96%"/>
    </style:style>
    <style:style style:name="_31_374" style:display-name="1374" style:family="text">
      <style:text-properties fo:color="#060200" fo:letter-spacing="0.0311in" style:text-scale="97%"/>
    </style:style>
    <style:style style:name="_31_375" style:display-name="1375" style:family="text">
      <style:text-properties fo:color="#060200" fo:letter-spacing="0.0311in" style:text-scale="98%"/>
    </style:style>
    <style:style style:name="_31_376" style:display-name="1376" style:family="text">
      <style:text-properties fo:color="#060200" fo:letter-spacing="0.0311in" style:text-scale="99%"/>
    </style:style>
    <style:style style:name="_31_377" style:display-name="1377" style:family="text">
      <style:text-properties fo:color="#060200" fo:letter-spacing="0.0311in" style:text-scale="102%"/>
    </style:style>
    <style:style style:name="_31_378" style:display-name="1378" style:family="text">
      <style:text-properties fo:color="#060200" fo:letter-spacing="0.0311in" style:text-scale="103%"/>
    </style:style>
    <style:style style:name="_31_379" style:display-name="1379" style:family="text">
      <style:text-properties fo:color="#060200" fo:letter-spacing="0.0311in" style:text-scale="105%"/>
    </style:style>
    <style:style style:name="_31_380" style:display-name="1380" style:family="text">
      <style:text-properties fo:color="#060200" fo:letter-spacing="0.0311in" style:text-scale="106%"/>
    </style:style>
    <style:style style:name="_31_381" style:display-name="1381" style:family="text">
      <style:text-properties fo:color="#060200" style:text-position="0% 100%"/>
    </style:style>
    <style:style style:name="_31_382" style:display-name="1382" style:family="text">
      <style:text-properties fo:color="#060200" style:text-position="0% 100%" style:text-scale="95%"/>
    </style:style>
    <style:style style:name="_31_383" style:display-name="1383" style:family="text">
      <style:text-properties fo:color="#060200" style:text-position="0% 100%" style:text-scale="96%"/>
    </style:style>
    <style:style style:name="_31_384" style:display-name="1384" style:family="text">
      <style:text-properties fo:color="#060200" style:text-position="0% 100%" style:text-scale="97%"/>
    </style:style>
    <style:style style:name="_31_385" style:display-name="1385" style:family="text">
      <style:text-properties fo:color="#060200" style:text-position="0% 100%" style:text-scale="98%"/>
    </style:style>
    <style:style style:name="_31_386" style:display-name="1386" style:family="text">
      <style:text-properties fo:color="#060200" style:text-position="0% 100%" style:text-scale="99%"/>
    </style:style>
    <style:style style:name="_31_387" style:display-name="1387" style:family="text">
      <style:text-properties fo:color="#060200" style:text-position="0% 100%" style:text-scale="102%"/>
    </style:style>
    <style:style style:name="_31_388" style:display-name="1388" style:family="text">
      <style:text-properties fo:color="#060200" style:text-position="0% 100%" style:text-scale="103%"/>
    </style:style>
    <style:style style:name="_31_389" style:display-name="1389" style:family="text">
      <style:text-properties fo:color="#060200" style:text-position="0% 100%" style:text-scale="105%"/>
    </style:style>
    <style:style style:name="_31_390" style:display-name="1390" style:family="text">
      <style:text-properties fo:color="#060200" style:text-position="0% 100%" style:text-scale="106%"/>
    </style:style>
    <style:style style:name="_31_391" style:display-name="1391" style:family="text">
      <style:text-properties fo:color="#060200" style:text-position="0% 100%" fo:letter-spacing="normal"/>
    </style:style>
    <style:style style:name="_31_392" style:display-name="1392" style:family="text">
      <style:text-properties fo:color="#060200" style:text-position="0% 100%" fo:letter-spacing="normal" style:text-scale="95%"/>
    </style:style>
    <style:style style:name="_31_393" style:display-name="1393" style:family="text">
      <style:text-properties fo:color="#060200" style:text-position="0% 100%" fo:letter-spacing="normal" style:text-scale="96%"/>
    </style:style>
    <style:style style:name="_31_394" style:display-name="1394" style:family="text">
      <style:text-properties fo:color="#060200" style:text-position="0% 100%" fo:letter-spacing="normal" style:text-scale="97%"/>
    </style:style>
    <style:style style:name="_31_395" style:display-name="1395" style:family="text">
      <style:text-properties fo:color="#060200" style:text-position="0% 100%" fo:letter-spacing="normal" style:text-scale="98%"/>
    </style:style>
    <style:style style:name="_31_396" style:display-name="1396" style:family="text">
      <style:text-properties fo:color="#060200" style:text-position="0% 100%" fo:letter-spacing="normal" style:text-scale="99%"/>
    </style:style>
    <style:style style:name="_31_397" style:display-name="1397" style:family="text">
      <style:text-properties fo:color="#060200" style:text-position="0% 100%" fo:letter-spacing="normal" style:text-scale="102%"/>
    </style:style>
    <style:style style:name="_31_398" style:display-name="1398" style:family="text">
      <style:text-properties fo:color="#060200" style:text-position="0% 100%" fo:letter-spacing="normal" style:text-scale="103%"/>
    </style:style>
    <style:style style:name="_31_399" style:display-name="1399" style:family="text">
      <style:text-properties fo:color="#060200" style:text-position="0% 100%" fo:letter-spacing="normal" style:text-scale="105%"/>
    </style:style>
    <style:style style:name="_31_400" style:display-name="1400" style:family="text">
      <style:text-properties fo:color="#060200" style:text-position="0% 100%" fo:letter-spacing="normal" style:text-scale="106%"/>
    </style:style>
    <style:style style:name="_31_401" style:display-name="1401" style:family="text">
      <style:text-properties fo:color="#060200" style:text-position="0% 100%" fo:letter-spacing="0.0311in"/>
    </style:style>
    <style:style style:name="_31_402" style:display-name="1402" style:family="text">
      <style:text-properties fo:color="#060200" style:text-position="0% 100%" fo:letter-spacing="0.0311in" style:text-scale="95%"/>
    </style:style>
    <style:style style:name="_31_403" style:display-name="1403" style:family="text">
      <style:text-properties fo:color="#060200" style:text-position="0% 100%" fo:letter-spacing="0.0311in" style:text-scale="96%"/>
    </style:style>
    <style:style style:name="_31_404" style:display-name="1404" style:family="text">
      <style:text-properties fo:color="#060200" style:text-position="0% 100%" fo:letter-spacing="0.0311in" style:text-scale="97%"/>
    </style:style>
    <style:style style:name="_31_405" style:display-name="1405" style:family="text">
      <style:text-properties fo:color="#060200" style:text-position="0% 100%" fo:letter-spacing="0.0311in" style:text-scale="98%"/>
    </style:style>
    <style:style style:name="_31_406" style:display-name="1406" style:family="text">
      <style:text-properties fo:color="#060200" style:text-position="0% 100%" fo:letter-spacing="0.0311in" style:text-scale="99%"/>
    </style:style>
    <style:style style:name="_31_407" style:display-name="1407" style:family="text">
      <style:text-properties fo:color="#060200" style:text-position="0% 100%" fo:letter-spacing="0.0311in" style:text-scale="102%"/>
    </style:style>
    <style:style style:name="_31_408" style:display-name="1408" style:family="text">
      <style:text-properties fo:color="#060200" style:text-position="0% 100%" fo:letter-spacing="0.0311in" style:text-scale="103%"/>
    </style:style>
    <style:style style:name="_31_409" style:display-name="1409" style:family="text">
      <style:text-properties fo:color="#060200" style:text-position="0% 100%" fo:letter-spacing="0.0311in" style:text-scale="105%"/>
    </style:style>
    <style:style style:name="_31_410" style:display-name="1410" style:family="text">
      <style:text-properties fo:color="#060200" style:text-position="0% 100%" fo:letter-spacing="0.0311in" style:text-scale="106%"/>
    </style:style>
    <style:style style:name="_31_411" style:display-name="1411" style:family="text">
      <style:text-properties fo:color="#060200" style:text-position="2% 100%"/>
    </style:style>
    <style:style style:name="_31_412" style:display-name="1412" style:family="text">
      <style:text-properties fo:color="#060200" style:text-position="2% 100%" style:text-scale="95%"/>
    </style:style>
    <style:style style:name="_31_413" style:display-name="1413" style:family="text">
      <style:text-properties fo:color="#060200" style:text-position="2% 100%" style:text-scale="96%"/>
    </style:style>
    <style:style style:name="_31_414" style:display-name="1414" style:family="text">
      <style:text-properties fo:color="#060200" style:text-position="2% 100%" style:text-scale="97%"/>
    </style:style>
    <style:style style:name="_31_415" style:display-name="1415" style:family="text">
      <style:text-properties fo:color="#060200" style:text-position="2% 100%" style:text-scale="98%"/>
    </style:style>
    <style:style style:name="_31_416" style:display-name="1416" style:family="text">
      <style:text-properties fo:color="#060200" style:text-position="2% 100%" style:text-scale="99%"/>
    </style:style>
    <style:style style:name="_31_417" style:display-name="1417" style:family="text">
      <style:text-properties fo:color="#060200" style:text-position="2% 100%" style:text-scale="102%"/>
    </style:style>
    <style:style style:name="_31_418" style:display-name="1418" style:family="text">
      <style:text-properties fo:color="#060200" style:text-position="2% 100%" style:text-scale="103%"/>
    </style:style>
    <style:style style:name="_31_419" style:display-name="1419" style:family="text">
      <style:text-properties fo:color="#060200" style:text-position="2% 100%" style:text-scale="105%"/>
    </style:style>
    <style:style style:name="_31_420" style:display-name="1420" style:family="text">
      <style:text-properties fo:color="#060200" style:text-position="2% 100%" style:text-scale="106%"/>
    </style:style>
    <style:style style:name="_31_421" style:display-name="1421" style:family="text">
      <style:text-properties fo:color="#060200" style:text-position="2% 100%" fo:letter-spacing="normal"/>
    </style:style>
    <style:style style:name="_31_422" style:display-name="1422" style:family="text">
      <style:text-properties fo:color="#060200" style:text-position="2% 100%" fo:letter-spacing="normal" style:text-scale="95%"/>
    </style:style>
    <style:style style:name="_31_423" style:display-name="1423" style:family="text">
      <style:text-properties fo:color="#060200" style:text-position="2% 100%" fo:letter-spacing="normal" style:text-scale="96%"/>
    </style:style>
    <style:style style:name="_31_424" style:display-name="1424" style:family="text">
      <style:text-properties fo:color="#060200" style:text-position="2% 100%" fo:letter-spacing="normal" style:text-scale="97%"/>
    </style:style>
    <style:style style:name="_31_425" style:display-name="1425" style:family="text">
      <style:text-properties fo:color="#060200" style:text-position="2% 100%" fo:letter-spacing="normal" style:text-scale="98%"/>
    </style:style>
    <style:style style:name="_31_426" style:display-name="1426" style:family="text">
      <style:text-properties fo:color="#060200" style:text-position="2% 100%" fo:letter-spacing="normal" style:text-scale="99%"/>
    </style:style>
    <style:style style:name="_31_427" style:display-name="1427" style:family="text">
      <style:text-properties fo:color="#060200" style:text-position="2% 100%" fo:letter-spacing="normal" style:text-scale="102%"/>
    </style:style>
    <style:style style:name="_31_428" style:display-name="1428" style:family="text">
      <style:text-properties fo:color="#060200" style:text-position="2% 100%" fo:letter-spacing="normal" style:text-scale="103%"/>
    </style:style>
    <style:style style:name="_31_429" style:display-name="1429" style:family="text">
      <style:text-properties fo:color="#060200" style:text-position="2% 100%" fo:letter-spacing="normal" style:text-scale="105%"/>
    </style:style>
    <style:style style:name="_31_430" style:display-name="1430" style:family="text">
      <style:text-properties fo:color="#060200" style:text-position="2% 100%" fo:letter-spacing="normal" style:text-scale="106%"/>
    </style:style>
    <style:style style:name="_31_431" style:display-name="1431" style:family="text">
      <style:text-properties fo:color="#060200" style:text-position="2% 100%" fo:letter-spacing="0.0311in"/>
    </style:style>
    <style:style style:name="_31_432" style:display-name="1432" style:family="text">
      <style:text-properties fo:color="#060200" style:text-position="2% 100%" fo:letter-spacing="0.0311in" style:text-scale="95%"/>
    </style:style>
    <style:style style:name="_31_433" style:display-name="1433" style:family="text">
      <style:text-properties fo:color="#060200" style:text-position="2% 100%" fo:letter-spacing="0.0311in" style:text-scale="96%"/>
    </style:style>
    <style:style style:name="_31_434" style:display-name="1434" style:family="text">
      <style:text-properties fo:color="#060200" style:text-position="2% 100%" fo:letter-spacing="0.0311in" style:text-scale="97%"/>
    </style:style>
    <style:style style:name="_31_435" style:display-name="1435" style:family="text">
      <style:text-properties fo:color="#060200" style:text-position="2% 100%" fo:letter-spacing="0.0311in" style:text-scale="98%"/>
    </style:style>
    <style:style style:name="_31_436" style:display-name="1436" style:family="text">
      <style:text-properties fo:color="#060200" style:text-position="2% 100%" fo:letter-spacing="0.0311in" style:text-scale="99%"/>
    </style:style>
    <style:style style:name="_31_437" style:display-name="1437" style:family="text">
      <style:text-properties fo:color="#060200" style:text-position="2% 100%" fo:letter-spacing="0.0311in" style:text-scale="102%"/>
    </style:style>
    <style:style style:name="_31_438" style:display-name="1438" style:family="text">
      <style:text-properties fo:color="#060200" style:text-position="2% 100%" fo:letter-spacing="0.0311in" style:text-scale="103%"/>
    </style:style>
    <style:style style:name="_31_439" style:display-name="1439" style:family="text">
      <style:text-properties fo:color="#060200" style:text-position="2% 100%" fo:letter-spacing="0.0311in" style:text-scale="105%"/>
    </style:style>
    <style:style style:name="_31_440" style:display-name="1440" style:family="text">
      <style:text-properties fo:color="#060200" style:text-position="2% 100%" fo:letter-spacing="0.0311in" style:text-scale="106%"/>
    </style:style>
    <style:style style:name="_31_441" style:display-name="1441" style:family="text">
      <style:text-properties fo:color="#060200" fo:background-color="#f9f9ff"/>
    </style:style>
    <style:style style:name="_31_442" style:display-name="1442" style:family="text">
      <style:text-properties fo:color="#060200" fo:background-color="#f9f9ff" style:text-scale="95%"/>
    </style:style>
    <style:style style:name="_31_443" style:display-name="1443" style:family="text">
      <style:text-properties fo:color="#060200" fo:background-color="#f9f9ff" style:text-scale="96%"/>
    </style:style>
    <style:style style:name="_31_444" style:display-name="1444" style:family="text">
      <style:text-properties fo:color="#060200" fo:background-color="#f9f9ff" style:text-scale="97%"/>
    </style:style>
    <style:style style:name="_31_445" style:display-name="1445" style:family="text">
      <style:text-properties fo:color="#060200" fo:background-color="#f9f9ff" style:text-scale="98%"/>
    </style:style>
    <style:style style:name="_31_446" style:display-name="1446" style:family="text">
      <style:text-properties fo:color="#060200" fo:background-color="#f9f9ff" style:text-scale="99%"/>
    </style:style>
    <style:style style:name="_31_447" style:display-name="1447" style:family="text">
      <style:text-properties fo:color="#060200" fo:background-color="#f9f9ff" style:text-scale="102%"/>
    </style:style>
    <style:style style:name="_31_448" style:display-name="1448" style:family="text">
      <style:text-properties fo:color="#060200" fo:background-color="#f9f9ff" style:text-scale="103%"/>
    </style:style>
    <style:style style:name="_31_449" style:display-name="1449" style:family="text">
      <style:text-properties fo:color="#060200" fo:background-color="#f9f9ff" style:text-scale="105%"/>
    </style:style>
    <style:style style:name="_31_450" style:display-name="1450" style:family="text">
      <style:text-properties fo:color="#060200" fo:background-color="#f9f9ff" style:text-scale="106%"/>
    </style:style>
    <style:style style:name="_31_451" style:display-name="1451" style:family="text">
      <style:text-properties fo:color="#060200" fo:letter-spacing="normal" fo:background-color="#f9f9ff"/>
    </style:style>
    <style:style style:name="_31_452" style:display-name="1452" style:family="text">
      <style:text-properties fo:color="#060200" fo:letter-spacing="normal" fo:background-color="#f9f9ff" style:text-scale="95%"/>
    </style:style>
    <style:style style:name="_31_453" style:display-name="1453" style:family="text">
      <style:text-properties fo:color="#060200" fo:letter-spacing="normal" fo:background-color="#f9f9ff" style:text-scale="96%"/>
    </style:style>
    <style:style style:name="_31_454" style:display-name="1454" style:family="text">
      <style:text-properties fo:color="#060200" fo:letter-spacing="normal" fo:background-color="#f9f9ff" style:text-scale="97%"/>
    </style:style>
    <style:style style:name="_31_455" style:display-name="1455" style:family="text">
      <style:text-properties fo:color="#060200" fo:letter-spacing="normal" fo:background-color="#f9f9ff" style:text-scale="98%"/>
    </style:style>
    <style:style style:name="_31_456" style:display-name="1456" style:family="text">
      <style:text-properties fo:color="#060200" fo:letter-spacing="normal" fo:background-color="#f9f9ff" style:text-scale="99%"/>
    </style:style>
    <style:style style:name="_31_457" style:display-name="1457" style:family="text">
      <style:text-properties fo:color="#060200" fo:letter-spacing="normal" fo:background-color="#f9f9ff" style:text-scale="102%"/>
    </style:style>
    <style:style style:name="_31_458" style:display-name="1458" style:family="text">
      <style:text-properties fo:color="#060200" fo:letter-spacing="normal" fo:background-color="#f9f9ff" style:text-scale="103%"/>
    </style:style>
    <style:style style:name="_31_459" style:display-name="1459" style:family="text">
      <style:text-properties fo:color="#060200" fo:letter-spacing="normal" fo:background-color="#f9f9ff" style:text-scale="105%"/>
    </style:style>
    <style:style style:name="_31_460" style:display-name="1460" style:family="text">
      <style:text-properties fo:color="#060200" fo:letter-spacing="normal" fo:background-color="#f9f9ff" style:text-scale="106%"/>
    </style:style>
    <style:style style:name="_31_461" style:display-name="1461" style:family="text">
      <style:text-properties fo:color="#060200" fo:letter-spacing="0.0311in" fo:background-color="#f9f9ff"/>
    </style:style>
    <style:style style:name="_31_462" style:display-name="1462" style:family="text">
      <style:text-properties fo:color="#060200" fo:letter-spacing="0.0311in" fo:background-color="#f9f9ff" style:text-scale="95%"/>
    </style:style>
    <style:style style:name="_31_463" style:display-name="1463" style:family="text">
      <style:text-properties fo:color="#060200" fo:letter-spacing="0.0311in" fo:background-color="#f9f9ff" style:text-scale="96%"/>
    </style:style>
    <style:style style:name="_31_464" style:display-name="1464" style:family="text">
      <style:text-properties fo:color="#060200" fo:letter-spacing="0.0311in" fo:background-color="#f9f9ff" style:text-scale="97%"/>
    </style:style>
    <style:style style:name="_31_465" style:display-name="1465" style:family="text">
      <style:text-properties fo:color="#060200" fo:letter-spacing="0.0311in" fo:background-color="#f9f9ff" style:text-scale="98%"/>
    </style:style>
    <style:style style:name="_31_466" style:display-name="1466" style:family="text">
      <style:text-properties fo:color="#060200" fo:letter-spacing="0.0311in" fo:background-color="#f9f9ff" style:text-scale="99%"/>
    </style:style>
    <style:style style:name="_31_467" style:display-name="1467" style:family="text">
      <style:text-properties fo:color="#060200" fo:letter-spacing="0.0311in" fo:background-color="#f9f9ff" style:text-scale="102%"/>
    </style:style>
    <style:style style:name="_31_468" style:display-name="1468" style:family="text">
      <style:text-properties fo:color="#060200" fo:letter-spacing="0.0311in" fo:background-color="#f9f9ff" style:text-scale="103%"/>
    </style:style>
    <style:style style:name="_31_469" style:display-name="1469" style:family="text">
      <style:text-properties fo:color="#060200" fo:letter-spacing="0.0311in" fo:background-color="#f9f9ff" style:text-scale="105%"/>
    </style:style>
    <style:style style:name="_31_470" style:display-name="1470" style:family="text">
      <style:text-properties fo:color="#060200" fo:letter-spacing="0.0311in" fo:background-color="#f9f9ff" style:text-scale="106%"/>
    </style:style>
    <style:style style:name="_31_471" style:display-name="1471" style:family="text">
      <style:text-properties fo:color="#060200" style:text-position="0% 100%" fo:background-color="#f9f9ff"/>
    </style:style>
    <style:style style:name="_31_472" style:display-name="1472" style:family="text">
      <style:text-properties fo:color="#060200" style:text-position="0% 100%" fo:background-color="#f9f9ff" style:text-scale="95%"/>
    </style:style>
    <style:style style:name="_31_473" style:display-name="1473" style:family="text">
      <style:text-properties fo:color="#060200" style:text-position="0% 100%" fo:background-color="#f9f9ff" style:text-scale="96%"/>
    </style:style>
    <style:style style:name="_31_474" style:display-name="1474" style:family="text">
      <style:text-properties fo:color="#060200" style:text-position="0% 100%" fo:background-color="#f9f9ff" style:text-scale="97%"/>
    </style:style>
    <style:style style:name="_31_475" style:display-name="1475" style:family="text">
      <style:text-properties fo:color="#060200" style:text-position="0% 100%" fo:background-color="#f9f9ff" style:text-scale="98%"/>
    </style:style>
    <style:style style:name="_31_476" style:display-name="1476" style:family="text">
      <style:text-properties fo:color="#060200" style:text-position="0% 100%" fo:background-color="#f9f9ff" style:text-scale="99%"/>
    </style:style>
    <style:style style:name="_31_477" style:display-name="1477" style:family="text">
      <style:text-properties fo:color="#060200" style:text-position="0% 100%" fo:background-color="#f9f9ff" style:text-scale="102%"/>
    </style:style>
    <style:style style:name="_31_478" style:display-name="1478" style:family="text">
      <style:text-properties fo:color="#060200" style:text-position="0% 100%" fo:background-color="#f9f9ff" style:text-scale="103%"/>
    </style:style>
    <style:style style:name="_31_479" style:display-name="1479" style:family="text">
      <style:text-properties fo:color="#060200" style:text-position="0% 100%" fo:background-color="#f9f9ff" style:text-scale="105%"/>
    </style:style>
    <style:style style:name="_31_480" style:display-name="1480" style:family="text">
      <style:text-properties fo:color="#060200" style:text-position="0% 100%" fo:background-color="#f9f9ff" style:text-scale="106%"/>
    </style:style>
    <style:style style:name="_31_481" style:display-name="1481" style:family="text">
      <style:text-properties fo:color="#060200" style:text-position="0% 100%" fo:letter-spacing="normal" fo:background-color="#f9f9ff"/>
    </style:style>
    <style:style style:name="_31_482" style:display-name="1482" style:family="text">
      <style:text-properties fo:color="#060200" style:text-position="0% 100%" fo:letter-spacing="normal" fo:background-color="#f9f9ff" style:text-scale="95%"/>
    </style:style>
    <style:style style:name="_31_483" style:display-name="1483" style:family="text">
      <style:text-properties fo:color="#060200" style:text-position="0% 100%" fo:letter-spacing="normal" fo:background-color="#f9f9ff" style:text-scale="96%"/>
    </style:style>
    <style:style style:name="_31_484" style:display-name="1484" style:family="text">
      <style:text-properties fo:color="#060200" style:text-position="0% 100%" fo:letter-spacing="normal" fo:background-color="#f9f9ff" style:text-scale="97%"/>
    </style:style>
    <style:style style:name="_31_485" style:display-name="1485" style:family="text">
      <style:text-properties fo:color="#060200" style:text-position="0% 100%" fo:letter-spacing="normal" fo:background-color="#f9f9ff" style:text-scale="98%"/>
    </style:style>
    <style:style style:name="_31_486" style:display-name="1486" style:family="text">
      <style:text-properties fo:color="#060200" style:text-position="0% 100%" fo:letter-spacing="normal" fo:background-color="#f9f9ff" style:text-scale="99%"/>
    </style:style>
    <style:style style:name="_31_487" style:display-name="1487" style:family="text">
      <style:text-properties fo:color="#060200" style:text-position="0% 100%" fo:letter-spacing="normal" fo:background-color="#f9f9ff" style:text-scale="102%"/>
    </style:style>
    <style:style style:name="_31_488" style:display-name="1488" style:family="text">
      <style:text-properties fo:color="#060200" style:text-position="0% 100%" fo:letter-spacing="normal" fo:background-color="#f9f9ff" style:text-scale="103%"/>
    </style:style>
    <style:style style:name="_31_489" style:display-name="1489" style:family="text">
      <style:text-properties fo:color="#060200" style:text-position="0% 100%" fo:letter-spacing="normal" fo:background-color="#f9f9ff" style:text-scale="105%"/>
    </style:style>
    <style:style style:name="_31_490" style:display-name="1490" style:family="text">
      <style:text-properties fo:color="#060200" style:text-position="0% 100%" fo:letter-spacing="normal" fo:background-color="#f9f9ff" style:text-scale="106%"/>
    </style:style>
    <style:style style:name="_31_491" style:display-name="1491" style:family="text">
      <style:text-properties fo:color="#060200" style:text-position="0% 100%" fo:letter-spacing="0.0311in" fo:background-color="#f9f9ff"/>
    </style:style>
    <style:style style:name="_31_492" style:display-name="1492" style:family="text">
      <style:text-properties fo:color="#060200" style:text-position="0% 100%" fo:letter-spacing="0.0311in" fo:background-color="#f9f9ff" style:text-scale="95%"/>
    </style:style>
    <style:style style:name="_31_493" style:display-name="1493" style:family="text">
      <style:text-properties fo:color="#060200" style:text-position="0% 100%" fo:letter-spacing="0.0311in" fo:background-color="#f9f9ff" style:text-scale="96%"/>
    </style:style>
    <style:style style:name="_31_494" style:display-name="1494" style:family="text">
      <style:text-properties fo:color="#060200" style:text-position="0% 100%" fo:letter-spacing="0.0311in" fo:background-color="#f9f9ff" style:text-scale="97%"/>
    </style:style>
    <style:style style:name="_31_495" style:display-name="1495" style:family="text">
      <style:text-properties fo:color="#060200" style:text-position="0% 100%" fo:letter-spacing="0.0311in" fo:background-color="#f9f9ff" style:text-scale="98%"/>
    </style:style>
    <style:style style:name="_31_496" style:display-name="1496" style:family="text">
      <style:text-properties fo:color="#060200" style:text-position="0% 100%" fo:letter-spacing="0.0311in" fo:background-color="#f9f9ff" style:text-scale="99%"/>
    </style:style>
    <style:style style:name="_31_497" style:display-name="1497" style:family="text">
      <style:text-properties fo:color="#060200" style:text-position="0% 100%" fo:letter-spacing="0.0311in" fo:background-color="#f9f9ff" style:text-scale="102%"/>
    </style:style>
    <style:style style:name="_31_498" style:display-name="1498" style:family="text">
      <style:text-properties fo:color="#060200" style:text-position="0% 100%" fo:letter-spacing="0.0311in" fo:background-color="#f9f9ff" style:text-scale="103%"/>
    </style:style>
    <style:style style:name="_31_499" style:display-name="1499" style:family="text">
      <style:text-properties fo:color="#060200" style:text-position="0% 100%" fo:letter-spacing="0.0311in" fo:background-color="#f9f9ff" style:text-scale="105%"/>
    </style:style>
    <style:style style:name="_31_500" style:display-name="1500" style:family="text">
      <style:text-properties fo:color="#060200" style:text-position="0% 100%" fo:letter-spacing="0.0311in" fo:background-color="#f9f9ff" style:text-scale="106%"/>
    </style:style>
    <style:style style:name="_31_501" style:display-name="1501" style:family="text">
      <style:text-properties fo:color="#060200" style:text-position="2% 100%" fo:background-color="#f9f9ff"/>
    </style:style>
    <style:style style:name="_31_502" style:display-name="1502" style:family="text">
      <style:text-properties fo:color="#060200" style:text-position="2% 100%" fo:background-color="#f9f9ff" style:text-scale="95%"/>
    </style:style>
    <style:style style:name="_31_503" style:display-name="1503" style:family="text">
      <style:text-properties fo:color="#060200" style:text-position="2% 100%" fo:background-color="#f9f9ff" style:text-scale="96%"/>
    </style:style>
    <style:style style:name="_31_504" style:display-name="1504" style:family="text">
      <style:text-properties fo:color="#060200" style:text-position="2% 100%" fo:background-color="#f9f9ff" style:text-scale="97%"/>
    </style:style>
    <style:style style:name="_31_505" style:display-name="1505" style:family="text">
      <style:text-properties fo:color="#060200" style:text-position="2% 100%" fo:background-color="#f9f9ff" style:text-scale="98%"/>
    </style:style>
    <style:style style:name="_31_506" style:display-name="1506" style:family="text">
      <style:text-properties fo:color="#060200" style:text-position="2% 100%" fo:background-color="#f9f9ff" style:text-scale="99%"/>
    </style:style>
    <style:style style:name="_31_507" style:display-name="1507" style:family="text">
      <style:text-properties fo:color="#060200" style:text-position="2% 100%" fo:background-color="#f9f9ff" style:text-scale="102%"/>
    </style:style>
    <style:style style:name="_31_508" style:display-name="1508" style:family="text">
      <style:text-properties fo:color="#060200" style:text-position="2% 100%" fo:background-color="#f9f9ff" style:text-scale="103%"/>
    </style:style>
    <style:style style:name="_31_509" style:display-name="1509" style:family="text">
      <style:text-properties fo:color="#060200" style:text-position="2% 100%" fo:background-color="#f9f9ff" style:text-scale="105%"/>
    </style:style>
    <style:style style:name="_31_510" style:display-name="1510" style:family="text">
      <style:text-properties fo:color="#060200" style:text-position="2% 100%" fo:background-color="#f9f9ff" style:text-scale="106%"/>
    </style:style>
    <style:style style:name="_31_511" style:display-name="1511" style:family="text">
      <style:text-properties fo:color="#060200" style:text-position="2% 100%" fo:letter-spacing="normal" fo:background-color="#f9f9ff"/>
    </style:style>
    <style:style style:name="_31_512" style:display-name="1512" style:family="text">
      <style:text-properties fo:color="#060200" style:text-position="2% 100%" fo:letter-spacing="normal" fo:background-color="#f9f9ff" style:text-scale="95%"/>
    </style:style>
    <style:style style:name="_31_513" style:display-name="1513" style:family="text">
      <style:text-properties fo:color="#060200" style:text-position="2% 100%" fo:letter-spacing="normal" fo:background-color="#f9f9ff" style:text-scale="96%"/>
    </style:style>
    <style:style style:name="_31_514" style:display-name="1514" style:family="text">
      <style:text-properties fo:color="#060200" style:text-position="2% 100%" fo:letter-spacing="normal" fo:background-color="#f9f9ff" style:text-scale="97%"/>
    </style:style>
    <style:style style:name="_31_515" style:display-name="1515" style:family="text">
      <style:text-properties fo:color="#060200" style:text-position="2% 100%" fo:letter-spacing="normal" fo:background-color="#f9f9ff" style:text-scale="98%"/>
    </style:style>
    <style:style style:name="_31_516" style:display-name="1516" style:family="text">
      <style:text-properties fo:color="#060200" style:text-position="2% 100%" fo:letter-spacing="normal" fo:background-color="#f9f9ff" style:text-scale="99%"/>
    </style:style>
    <style:style style:name="_31_517" style:display-name="1517" style:family="text">
      <style:text-properties fo:color="#060200" style:text-position="2% 100%" fo:letter-spacing="normal" fo:background-color="#f9f9ff" style:text-scale="102%"/>
    </style:style>
    <style:style style:name="_31_518" style:display-name="1518" style:family="text">
      <style:text-properties fo:color="#060200" style:text-position="2% 100%" fo:letter-spacing="normal" fo:background-color="#f9f9ff" style:text-scale="103%"/>
    </style:style>
    <style:style style:name="_31_519" style:display-name="1519" style:family="text">
      <style:text-properties fo:color="#060200" style:text-position="2% 100%" fo:letter-spacing="normal" fo:background-color="#f9f9ff" style:text-scale="105%"/>
    </style:style>
    <style:style style:name="_31_520" style:display-name="1520" style:family="text">
      <style:text-properties fo:color="#060200" style:text-position="2% 100%" fo:letter-spacing="normal" fo:background-color="#f9f9ff" style:text-scale="106%"/>
    </style:style>
    <style:style style:name="_31_521" style:display-name="1521" style:family="text">
      <style:text-properties fo:color="#060200" style:text-position="2% 100%" fo:letter-spacing="0.0311in" fo:background-color="#f9f9ff"/>
    </style:style>
    <style:style style:name="_31_522" style:display-name="1522" style:family="text">
      <style:text-properties fo:color="#060200" style:text-position="2% 100%" fo:letter-spacing="0.0311in" fo:background-color="#f9f9ff" style:text-scale="95%"/>
    </style:style>
    <style:style style:name="_31_523" style:display-name="1523" style:family="text">
      <style:text-properties fo:color="#060200" style:text-position="2% 100%" fo:letter-spacing="0.0311in" fo:background-color="#f9f9ff" style:text-scale="96%"/>
    </style:style>
    <style:style style:name="_31_524" style:display-name="1524" style:family="text">
      <style:text-properties fo:color="#060200" style:text-position="2% 100%" fo:letter-spacing="0.0311in" fo:background-color="#f9f9ff" style:text-scale="97%"/>
    </style:style>
    <style:style style:name="_31_525" style:display-name="1525" style:family="text">
      <style:text-properties fo:color="#060200" style:text-position="2% 100%" fo:letter-spacing="0.0311in" fo:background-color="#f9f9ff" style:text-scale="98%"/>
    </style:style>
    <style:style style:name="_31_526" style:display-name="1526" style:family="text">
      <style:text-properties fo:color="#060200" style:text-position="2% 100%" fo:letter-spacing="0.0311in" fo:background-color="#f9f9ff" style:text-scale="99%"/>
    </style:style>
    <style:style style:name="_31_527" style:display-name="1527" style:family="text">
      <style:text-properties fo:color="#060200" style:text-position="2% 100%" fo:letter-spacing="0.0311in" fo:background-color="#f9f9ff" style:text-scale="102%"/>
    </style:style>
    <style:style style:name="_31_528" style:display-name="1528" style:family="text">
      <style:text-properties fo:color="#060200" style:text-position="2% 100%" fo:letter-spacing="0.0311in" fo:background-color="#f9f9ff" style:text-scale="103%"/>
    </style:style>
    <style:style style:name="_31_529" style:display-name="1529" style:family="text">
      <style:text-properties fo:color="#060200" style:text-position="2% 100%" fo:letter-spacing="0.0311in" fo:background-color="#f9f9ff" style:text-scale="105%"/>
    </style:style>
    <style:style style:name="_31_530" style:display-name="1530" style:family="text">
      <style:text-properties fo:color="#060200" style:text-position="2% 100%" fo:letter-spacing="0.0311in" fo:background-color="#f9f9ff" style:text-scale="106%"/>
    </style:style>
    <style:style style:name="_31_531" style:display-name="1531" style:family="text">
      <style:text-properties fo:color="#060200" fo:background-color="#f9fdff"/>
    </style:style>
    <style:style style:name="_31_532" style:display-name="1532" style:family="text">
      <style:text-properties fo:color="#060200" fo:background-color="#f9fdff" style:text-scale="95%"/>
    </style:style>
    <style:style style:name="_31_533" style:display-name="1533" style:family="text">
      <style:text-properties fo:color="#060200" fo:background-color="#f9fdff" style:text-scale="96%"/>
    </style:style>
    <style:style style:name="_31_534" style:display-name="1534" style:family="text">
      <style:text-properties fo:color="#060200" fo:background-color="#f9fdff" style:text-scale="97%"/>
    </style:style>
    <style:style style:name="_31_535" style:display-name="1535" style:family="text">
      <style:text-properties fo:color="#060200" fo:background-color="#f9fdff" style:text-scale="98%"/>
    </style:style>
    <style:style style:name="_31_536" style:display-name="1536" style:family="text">
      <style:text-properties fo:color="#060200" fo:background-color="#f9fdff" style:text-scale="99%"/>
    </style:style>
    <style:style style:name="_31_537" style:display-name="1537" style:family="text">
      <style:text-properties fo:color="#060200" fo:background-color="#f9fdff" style:text-scale="102%"/>
    </style:style>
    <style:style style:name="_31_538" style:display-name="1538" style:family="text">
      <style:text-properties fo:color="#060200" fo:background-color="#f9fdff" style:text-scale="103%"/>
    </style:style>
    <style:style style:name="_31_539" style:display-name="1539" style:family="text">
      <style:text-properties fo:color="#060200" fo:background-color="#f9fdff" style:text-scale="105%"/>
    </style:style>
    <style:style style:name="_31_540" style:display-name="1540" style:family="text">
      <style:text-properties fo:color="#060200" fo:background-color="#f9fdff" style:text-scale="106%"/>
    </style:style>
    <style:style style:name="_31_541" style:display-name="1541" style:family="text">
      <style:text-properties fo:color="#060200" fo:letter-spacing="normal" fo:background-color="#f9fdff"/>
    </style:style>
    <style:style style:name="_31_542" style:display-name="1542" style:family="text">
      <style:text-properties fo:color="#060200" fo:letter-spacing="normal" fo:background-color="#f9fdff" style:text-scale="95%"/>
    </style:style>
    <style:style style:name="_31_543" style:display-name="1543" style:family="text">
      <style:text-properties fo:color="#060200" fo:letter-spacing="normal" fo:background-color="#f9fdff" style:text-scale="96%"/>
    </style:style>
    <style:style style:name="_31_544" style:display-name="1544" style:family="text">
      <style:text-properties fo:color="#060200" fo:letter-spacing="normal" fo:background-color="#f9fdff" style:text-scale="97%"/>
    </style:style>
    <style:style style:name="_31_545" style:display-name="1545" style:family="text">
      <style:text-properties fo:color="#060200" fo:letter-spacing="normal" fo:background-color="#f9fdff" style:text-scale="98%"/>
    </style:style>
    <style:style style:name="_31_546" style:display-name="1546" style:family="text">
      <style:text-properties fo:color="#060200" fo:letter-spacing="normal" fo:background-color="#f9fdff" style:text-scale="99%"/>
    </style:style>
    <style:style style:name="_31_547" style:display-name="1547" style:family="text">
      <style:text-properties fo:color="#060200" fo:letter-spacing="normal" fo:background-color="#f9fdff" style:text-scale="102%"/>
    </style:style>
    <style:style style:name="_31_548" style:display-name="1548" style:family="text">
      <style:text-properties fo:color="#060200" fo:letter-spacing="normal" fo:background-color="#f9fdff" style:text-scale="103%"/>
    </style:style>
    <style:style style:name="_31_549" style:display-name="1549" style:family="text">
      <style:text-properties fo:color="#060200" fo:letter-spacing="normal" fo:background-color="#f9fdff" style:text-scale="105%"/>
    </style:style>
    <style:style style:name="_31_550" style:display-name="1550" style:family="text">
      <style:text-properties fo:color="#060200" fo:letter-spacing="normal" fo:background-color="#f9fdff" style:text-scale="106%"/>
    </style:style>
    <style:style style:name="_31_551" style:display-name="1551" style:family="text">
      <style:text-properties fo:color="#060200" fo:letter-spacing="0.0311in" fo:background-color="#f9fdff"/>
    </style:style>
    <style:style style:name="_31_552" style:display-name="1552" style:family="text">
      <style:text-properties fo:color="#060200" fo:letter-spacing="0.0311in" fo:background-color="#f9fdff" style:text-scale="95%"/>
    </style:style>
    <style:style style:name="_31_553" style:display-name="1553" style:family="text">
      <style:text-properties fo:color="#060200" fo:letter-spacing="0.0311in" fo:background-color="#f9fdff" style:text-scale="96%"/>
    </style:style>
    <style:style style:name="_31_554" style:display-name="1554" style:family="text">
      <style:text-properties fo:color="#060200" fo:letter-spacing="0.0311in" fo:background-color="#f9fdff" style:text-scale="97%"/>
    </style:style>
    <style:style style:name="_31_555" style:display-name="1555" style:family="text">
      <style:text-properties fo:color="#060200" fo:letter-spacing="0.0311in" fo:background-color="#f9fdff" style:text-scale="98%"/>
    </style:style>
    <style:style style:name="_31_556" style:display-name="1556" style:family="text">
      <style:text-properties fo:color="#060200" fo:letter-spacing="0.0311in" fo:background-color="#f9fdff" style:text-scale="99%"/>
    </style:style>
    <style:style style:name="_31_557" style:display-name="1557" style:family="text">
      <style:text-properties fo:color="#060200" fo:letter-spacing="0.0311in" fo:background-color="#f9fdff" style:text-scale="102%"/>
    </style:style>
    <style:style style:name="_31_558" style:display-name="1558" style:family="text">
      <style:text-properties fo:color="#060200" fo:letter-spacing="0.0311in" fo:background-color="#f9fdff" style:text-scale="103%"/>
    </style:style>
    <style:style style:name="_31_559" style:display-name="1559" style:family="text">
      <style:text-properties fo:color="#060200" fo:letter-spacing="0.0311in" fo:background-color="#f9fdff" style:text-scale="105%"/>
    </style:style>
    <style:style style:name="_31_560" style:display-name="1560" style:family="text">
      <style:text-properties fo:color="#060200" fo:letter-spacing="0.0311in" fo:background-color="#f9fdff" style:text-scale="106%"/>
    </style:style>
    <style:style style:name="_31_561" style:display-name="1561" style:family="text">
      <style:text-properties fo:color="#060200" style:text-position="0% 100%" fo:background-color="#f9fdff"/>
    </style:style>
    <style:style style:name="_31_562" style:display-name="1562" style:family="text">
      <style:text-properties fo:color="#060200" style:text-position="0% 100%" fo:background-color="#f9fdff" style:text-scale="95%"/>
    </style:style>
    <style:style style:name="_31_563" style:display-name="1563" style:family="text">
      <style:text-properties fo:color="#060200" style:text-position="0% 100%" fo:background-color="#f9fdff" style:text-scale="96%"/>
    </style:style>
    <style:style style:name="_31_564" style:display-name="1564" style:family="text">
      <style:text-properties fo:color="#060200" style:text-position="0% 100%" fo:background-color="#f9fdff" style:text-scale="97%"/>
    </style:style>
    <style:style style:name="_31_565" style:display-name="1565" style:family="text">
      <style:text-properties fo:color="#060200" style:text-position="0% 100%" fo:background-color="#f9fdff" style:text-scale="98%"/>
    </style:style>
    <style:style style:name="_31_566" style:display-name="1566" style:family="text">
      <style:text-properties fo:color="#060200" style:text-position="0% 100%" fo:background-color="#f9fdff" style:text-scale="99%"/>
    </style:style>
    <style:style style:name="_31_567" style:display-name="1567" style:family="text">
      <style:text-properties fo:color="#060200" style:text-position="0% 100%" fo:background-color="#f9fdff" style:text-scale="102%"/>
    </style:style>
    <style:style style:name="_31_568" style:display-name="1568" style:family="text">
      <style:text-properties fo:color="#060200" style:text-position="0% 100%" fo:background-color="#f9fdff" style:text-scale="103%"/>
    </style:style>
    <style:style style:name="_31_569" style:display-name="1569" style:family="text">
      <style:text-properties fo:color="#060200" style:text-position="0% 100%" fo:background-color="#f9fdff" style:text-scale="105%"/>
    </style:style>
    <style:style style:name="_31_570" style:display-name="1570" style:family="text">
      <style:text-properties fo:color="#060200" style:text-position="0% 100%" fo:background-color="#f9fdff" style:text-scale="106%"/>
    </style:style>
    <style:style style:name="_31_571" style:display-name="1571" style:family="text">
      <style:text-properties fo:color="#060200" style:text-position="0% 100%" fo:letter-spacing="normal" fo:background-color="#f9fdff"/>
    </style:style>
    <style:style style:name="_31_572" style:display-name="1572" style:family="text">
      <style:text-properties fo:color="#060200" style:text-position="0% 100%" fo:letter-spacing="normal" fo:background-color="#f9fdff" style:text-scale="95%"/>
    </style:style>
    <style:style style:name="_31_573" style:display-name="1573" style:family="text">
      <style:text-properties fo:color="#060200" style:text-position="0% 100%" fo:letter-spacing="normal" fo:background-color="#f9fdff" style:text-scale="96%"/>
    </style:style>
    <style:style style:name="_31_574" style:display-name="1574" style:family="text">
      <style:text-properties fo:color="#060200" style:text-position="0% 100%" fo:letter-spacing="normal" fo:background-color="#f9fdff" style:text-scale="97%"/>
    </style:style>
    <style:style style:name="_31_575" style:display-name="1575" style:family="text">
      <style:text-properties fo:color="#060200" style:text-position="0% 100%" fo:letter-spacing="normal" fo:background-color="#f9fdff" style:text-scale="98%"/>
    </style:style>
    <style:style style:name="_31_576" style:display-name="1576" style:family="text">
      <style:text-properties fo:color="#060200" style:text-position="0% 100%" fo:letter-spacing="normal" fo:background-color="#f9fdff" style:text-scale="99%"/>
    </style:style>
    <style:style style:name="_31_577" style:display-name="1577" style:family="text">
      <style:text-properties fo:color="#060200" style:text-position="0% 100%" fo:letter-spacing="normal" fo:background-color="#f9fdff" style:text-scale="102%"/>
    </style:style>
    <style:style style:name="_31_578" style:display-name="1578" style:family="text">
      <style:text-properties fo:color="#060200" style:text-position="0% 100%" fo:letter-spacing="normal" fo:background-color="#f9fdff" style:text-scale="103%"/>
    </style:style>
    <style:style style:name="_31_579" style:display-name="1579" style:family="text">
      <style:text-properties fo:color="#060200" style:text-position="0% 100%" fo:letter-spacing="normal" fo:background-color="#f9fdff" style:text-scale="105%"/>
    </style:style>
    <style:style style:name="_31_580" style:display-name="1580" style:family="text">
      <style:text-properties fo:color="#060200" style:text-position="0% 100%" fo:letter-spacing="normal" fo:background-color="#f9fdff" style:text-scale="106%"/>
    </style:style>
    <style:style style:name="_31_581" style:display-name="1581" style:family="text">
      <style:text-properties fo:color="#060200" style:text-position="0% 100%" fo:letter-spacing="0.0311in" fo:background-color="#f9fdff"/>
    </style:style>
    <style:style style:name="_31_582" style:display-name="1582" style:family="text">
      <style:text-properties fo:color="#060200" style:text-position="0% 100%" fo:letter-spacing="0.0311in" fo:background-color="#f9fdff" style:text-scale="95%"/>
    </style:style>
    <style:style style:name="_31_583" style:display-name="1583" style:family="text">
      <style:text-properties fo:color="#060200" style:text-position="0% 100%" fo:letter-spacing="0.0311in" fo:background-color="#f9fdff" style:text-scale="96%"/>
    </style:style>
    <style:style style:name="_31_584" style:display-name="1584" style:family="text">
      <style:text-properties fo:color="#060200" style:text-position="0% 100%" fo:letter-spacing="0.0311in" fo:background-color="#f9fdff" style:text-scale="97%"/>
    </style:style>
    <style:style style:name="_31_585" style:display-name="1585" style:family="text">
      <style:text-properties fo:color="#060200" style:text-position="0% 100%" fo:letter-spacing="0.0311in" fo:background-color="#f9fdff" style:text-scale="98%"/>
    </style:style>
    <style:style style:name="_31_586" style:display-name="1586" style:family="text">
      <style:text-properties fo:color="#060200" style:text-position="0% 100%" fo:letter-spacing="0.0311in" fo:background-color="#f9fdff" style:text-scale="99%"/>
    </style:style>
    <style:style style:name="_31_587" style:display-name="1587" style:family="text">
      <style:text-properties fo:color="#060200" style:text-position="0% 100%" fo:letter-spacing="0.0311in" fo:background-color="#f9fdff" style:text-scale="102%"/>
    </style:style>
    <style:style style:name="_31_588" style:display-name="1588" style:family="text">
      <style:text-properties fo:color="#060200" style:text-position="0% 100%" fo:letter-spacing="0.0311in" fo:background-color="#f9fdff" style:text-scale="103%"/>
    </style:style>
    <style:style style:name="_31_589" style:display-name="1589" style:family="text">
      <style:text-properties fo:color="#060200" style:text-position="0% 100%" fo:letter-spacing="0.0311in" fo:background-color="#f9fdff" style:text-scale="105%"/>
    </style:style>
    <style:style style:name="_31_590" style:display-name="1590" style:family="text">
      <style:text-properties fo:color="#060200" style:text-position="0% 100%" fo:letter-spacing="0.0311in" fo:background-color="#f9fdff" style:text-scale="106%"/>
    </style:style>
    <style:style style:name="_31_591" style:display-name="1591" style:family="text">
      <style:text-properties fo:color="#060200" style:text-position="2% 100%" fo:background-color="#f9fdff"/>
    </style:style>
    <style:style style:name="_31_592" style:display-name="1592" style:family="text">
      <style:text-properties fo:color="#060200" style:text-position="2% 100%" fo:background-color="#f9fdff" style:text-scale="95%"/>
    </style:style>
    <style:style style:name="_31_593" style:display-name="1593" style:family="text">
      <style:text-properties fo:color="#060200" style:text-position="2% 100%" fo:background-color="#f9fdff" style:text-scale="96%"/>
    </style:style>
    <style:style style:name="_31_594" style:display-name="1594" style:family="text">
      <style:text-properties fo:color="#060200" style:text-position="2% 100%" fo:background-color="#f9fdff" style:text-scale="97%"/>
    </style:style>
    <style:style style:name="_31_595" style:display-name="1595" style:family="text">
      <style:text-properties fo:color="#060200" style:text-position="2% 100%" fo:background-color="#f9fdff" style:text-scale="98%"/>
    </style:style>
    <style:style style:name="_31_596" style:display-name="1596" style:family="text">
      <style:text-properties fo:color="#060200" style:text-position="2% 100%" fo:background-color="#f9fdff" style:text-scale="99%"/>
    </style:style>
    <style:style style:name="_31_597" style:display-name="1597" style:family="text">
      <style:text-properties fo:color="#060200" style:text-position="2% 100%" fo:background-color="#f9fdff" style:text-scale="102%"/>
    </style:style>
    <style:style style:name="_31_598" style:display-name="1598" style:family="text">
      <style:text-properties fo:color="#060200" style:text-position="2% 100%" fo:background-color="#f9fdff" style:text-scale="103%"/>
    </style:style>
    <style:style style:name="_31_599" style:display-name="1599" style:family="text">
      <style:text-properties fo:color="#060200" style:text-position="2% 100%" fo:background-color="#f9fdff" style:text-scale="105%"/>
    </style:style>
    <style:style style:name="_31_600" style:display-name="1600" style:family="text">
      <style:text-properties fo:color="#060200" style:text-position="2% 100%" fo:background-color="#f9fdff" style:text-scale="106%"/>
    </style:style>
    <style:style style:name="_31_601" style:display-name="1601" style:family="text">
      <style:text-properties fo:color="#060200" style:text-position="2% 100%" fo:letter-spacing="normal" fo:background-color="#f9fdff"/>
    </style:style>
    <style:style style:name="_31_602" style:display-name="1602" style:family="text">
      <style:text-properties fo:color="#060200" style:text-position="2% 100%" fo:letter-spacing="normal" fo:background-color="#f9fdff" style:text-scale="95%"/>
    </style:style>
    <style:style style:name="_31_603" style:display-name="1603" style:family="text">
      <style:text-properties fo:color="#060200" style:text-position="2% 100%" fo:letter-spacing="normal" fo:background-color="#f9fdff" style:text-scale="96%"/>
    </style:style>
    <style:style style:name="_31_604" style:display-name="1604" style:family="text">
      <style:text-properties fo:color="#060200" style:text-position="2% 100%" fo:letter-spacing="normal" fo:background-color="#f9fdff" style:text-scale="97%"/>
    </style:style>
    <style:style style:name="_31_605" style:display-name="1605" style:family="text">
      <style:text-properties fo:color="#060200" style:text-position="2% 100%" fo:letter-spacing="normal" fo:background-color="#f9fdff" style:text-scale="98%"/>
    </style:style>
    <style:style style:name="_31_606" style:display-name="1606" style:family="text">
      <style:text-properties fo:color="#060200" style:text-position="2% 100%" fo:letter-spacing="normal" fo:background-color="#f9fdff" style:text-scale="99%"/>
    </style:style>
    <style:style style:name="_31_607" style:display-name="1607" style:family="text">
      <style:text-properties fo:color="#060200" style:text-position="2% 100%" fo:letter-spacing="normal" fo:background-color="#f9fdff" style:text-scale="102%"/>
    </style:style>
    <style:style style:name="_31_608" style:display-name="1608" style:family="text">
      <style:text-properties fo:color="#060200" style:text-position="2% 100%" fo:letter-spacing="normal" fo:background-color="#f9fdff" style:text-scale="103%"/>
    </style:style>
    <style:style style:name="_31_609" style:display-name="1609" style:family="text">
      <style:text-properties fo:color="#060200" style:text-position="2% 100%" fo:letter-spacing="normal" fo:background-color="#f9fdff" style:text-scale="105%"/>
    </style:style>
    <style:style style:name="_31_610" style:display-name="1610" style:family="text">
      <style:text-properties fo:color="#060200" style:text-position="2% 100%" fo:letter-spacing="normal" fo:background-color="#f9fdff" style:text-scale="106%"/>
    </style:style>
    <style:style style:name="_31_611" style:display-name="1611" style:family="text">
      <style:text-properties fo:color="#060200" style:text-position="2% 100%" fo:letter-spacing="0.0311in" fo:background-color="#f9fdff"/>
    </style:style>
    <style:style style:name="_31_612" style:display-name="1612" style:family="text">
      <style:text-properties fo:color="#060200" style:text-position="2% 100%" fo:letter-spacing="0.0311in" fo:background-color="#f9fdff" style:text-scale="95%"/>
    </style:style>
    <style:style style:name="_31_613" style:display-name="1613" style:family="text">
      <style:text-properties fo:color="#060200" style:text-position="2% 100%" fo:letter-spacing="0.0311in" fo:background-color="#f9fdff" style:text-scale="96%"/>
    </style:style>
    <style:style style:name="_31_614" style:display-name="1614" style:family="text">
      <style:text-properties fo:color="#060200" style:text-position="2% 100%" fo:letter-spacing="0.0311in" fo:background-color="#f9fdff" style:text-scale="97%"/>
    </style:style>
    <style:style style:name="_31_615" style:display-name="1615" style:family="text">
      <style:text-properties fo:color="#060200" style:text-position="2% 100%" fo:letter-spacing="0.0311in" fo:background-color="#f9fdff" style:text-scale="98%"/>
    </style:style>
    <style:style style:name="_31_616" style:display-name="1616" style:family="text">
      <style:text-properties fo:color="#060200" style:text-position="2% 100%" fo:letter-spacing="0.0311in" fo:background-color="#f9fdff" style:text-scale="99%"/>
    </style:style>
    <style:style style:name="_31_617" style:display-name="1617" style:family="text">
      <style:text-properties fo:color="#060200" style:text-position="2% 100%" fo:letter-spacing="0.0311in" fo:background-color="#f9fdff" style:text-scale="102%"/>
    </style:style>
    <style:style style:name="_31_618" style:display-name="1618" style:family="text">
      <style:text-properties fo:color="#060200" style:text-position="2% 100%" fo:letter-spacing="0.0311in" fo:background-color="#f9fdff" style:text-scale="103%"/>
    </style:style>
    <style:style style:name="_31_619" style:display-name="1619" style:family="text">
      <style:text-properties fo:color="#060200" style:text-position="2% 100%" fo:letter-spacing="0.0311in" fo:background-color="#f9fdff" style:text-scale="105%"/>
    </style:style>
    <style:style style:name="_31_620" style:display-name="1620" style:family="text">
      <style:text-properties fo:color="#060200" style:text-position="2% 100%" fo:letter-spacing="0.0311in" fo:background-color="#f9fdff" style:text-scale="106%"/>
    </style:style>
    <style:style style:name="_31_621" style:display-name="1621" style:family="text">
      <style:text-properties fo:color="#060200" fo:background-color="#fdf9ff"/>
    </style:style>
    <style:style style:name="_31_622" style:display-name="1622" style:family="text">
      <style:text-properties fo:color="#060200" fo:background-color="#fdf9ff" style:text-scale="95%"/>
    </style:style>
    <style:style style:name="_31_623" style:display-name="1623" style:family="text">
      <style:text-properties fo:color="#060200" fo:background-color="#fdf9ff" style:text-scale="96%"/>
    </style:style>
    <style:style style:name="_31_624" style:display-name="1624" style:family="text">
      <style:text-properties fo:color="#060200" fo:background-color="#fdf9ff" style:text-scale="97%"/>
    </style:style>
    <style:style style:name="_31_625" style:display-name="1625" style:family="text">
      <style:text-properties fo:color="#060200" fo:background-color="#fdf9ff" style:text-scale="98%"/>
    </style:style>
    <style:style style:name="_31_626" style:display-name="1626" style:family="text">
      <style:text-properties fo:color="#060200" fo:background-color="#fdf9ff" style:text-scale="99%"/>
    </style:style>
    <style:style style:name="_31_627" style:display-name="1627" style:family="text">
      <style:text-properties fo:color="#060200" fo:background-color="#fdf9ff" style:text-scale="102%"/>
    </style:style>
    <style:style style:name="_31_628" style:display-name="1628" style:family="text">
      <style:text-properties fo:color="#060200" fo:background-color="#fdf9ff" style:text-scale="103%"/>
    </style:style>
    <style:style style:name="_31_629" style:display-name="1629" style:family="text">
      <style:text-properties fo:color="#060200" fo:background-color="#fdf9ff" style:text-scale="105%"/>
    </style:style>
    <style:style style:name="_31_630" style:display-name="1630" style:family="text">
      <style:text-properties fo:color="#060200" fo:background-color="#fdf9ff" style:text-scale="106%"/>
    </style:style>
    <style:style style:name="_31_631" style:display-name="1631" style:family="text">
      <style:text-properties fo:color="#060200" fo:letter-spacing="normal" fo:background-color="#fdf9ff"/>
    </style:style>
    <style:style style:name="_31_632" style:display-name="1632" style:family="text">
      <style:text-properties fo:color="#060200" fo:letter-spacing="normal" fo:background-color="#fdf9ff" style:text-scale="95%"/>
    </style:style>
    <style:style style:name="_31_633" style:display-name="1633" style:family="text">
      <style:text-properties fo:color="#060200" fo:letter-spacing="normal" fo:background-color="#fdf9ff" style:text-scale="96%"/>
    </style:style>
    <style:style style:name="_31_634" style:display-name="1634" style:family="text">
      <style:text-properties fo:color="#060200" fo:letter-spacing="normal" fo:background-color="#fdf9ff" style:text-scale="97%"/>
    </style:style>
    <style:style style:name="_31_635" style:display-name="1635" style:family="text">
      <style:text-properties fo:color="#060200" fo:letter-spacing="normal" fo:background-color="#fdf9ff" style:text-scale="98%"/>
    </style:style>
    <style:style style:name="_31_636" style:display-name="1636" style:family="text">
      <style:text-properties fo:color="#060200" fo:letter-spacing="normal" fo:background-color="#fdf9ff" style:text-scale="99%"/>
    </style:style>
    <style:style style:name="_31_637" style:display-name="1637" style:family="text">
      <style:text-properties fo:color="#060200" fo:letter-spacing="normal" fo:background-color="#fdf9ff" style:text-scale="102%"/>
    </style:style>
    <style:style style:name="_31_638" style:display-name="1638" style:family="text">
      <style:text-properties fo:color="#060200" fo:letter-spacing="normal" fo:background-color="#fdf9ff" style:text-scale="103%"/>
    </style:style>
    <style:style style:name="_31_639" style:display-name="1639" style:family="text">
      <style:text-properties fo:color="#060200" fo:letter-spacing="normal" fo:background-color="#fdf9ff" style:text-scale="105%"/>
    </style:style>
    <style:style style:name="_31_640" style:display-name="1640" style:family="text">
      <style:text-properties fo:color="#060200" fo:letter-spacing="normal" fo:background-color="#fdf9ff" style:text-scale="106%"/>
    </style:style>
    <style:style style:name="_31_641" style:display-name="1641" style:family="text">
      <style:text-properties fo:color="#060200" fo:letter-spacing="0.0311in" fo:background-color="#fdf9ff"/>
    </style:style>
    <style:style style:name="_31_642" style:display-name="1642" style:family="text">
      <style:text-properties fo:color="#060200" fo:letter-spacing="0.0311in" fo:background-color="#fdf9ff" style:text-scale="95%"/>
    </style:style>
    <style:style style:name="_31_643" style:display-name="1643" style:family="text">
      <style:text-properties fo:color="#060200" fo:letter-spacing="0.0311in" fo:background-color="#fdf9ff" style:text-scale="96%"/>
    </style:style>
    <style:style style:name="_31_644" style:display-name="1644" style:family="text">
      <style:text-properties fo:color="#060200" fo:letter-spacing="0.0311in" fo:background-color="#fdf9ff" style:text-scale="97%"/>
    </style:style>
    <style:style style:name="_31_645" style:display-name="1645" style:family="text">
      <style:text-properties fo:color="#060200" fo:letter-spacing="0.0311in" fo:background-color="#fdf9ff" style:text-scale="98%"/>
    </style:style>
    <style:style style:name="_31_646" style:display-name="1646" style:family="text">
      <style:text-properties fo:color="#060200" fo:letter-spacing="0.0311in" fo:background-color="#fdf9ff" style:text-scale="99%"/>
    </style:style>
    <style:style style:name="_31_647" style:display-name="1647" style:family="text">
      <style:text-properties fo:color="#060200" fo:letter-spacing="0.0311in" fo:background-color="#fdf9ff" style:text-scale="102%"/>
    </style:style>
    <style:style style:name="_31_648" style:display-name="1648" style:family="text">
      <style:text-properties fo:color="#060200" fo:letter-spacing="0.0311in" fo:background-color="#fdf9ff" style:text-scale="103%"/>
    </style:style>
    <style:style style:name="_31_649" style:display-name="1649" style:family="text">
      <style:text-properties fo:color="#060200" fo:letter-spacing="0.0311in" fo:background-color="#fdf9ff" style:text-scale="105%"/>
    </style:style>
    <style:style style:name="_31_650" style:display-name="1650" style:family="text">
      <style:text-properties fo:color="#060200" fo:letter-spacing="0.0311in" fo:background-color="#fdf9ff" style:text-scale="106%"/>
    </style:style>
    <style:style style:name="_31_651" style:display-name="1651" style:family="text">
      <style:text-properties fo:color="#060200" style:text-position="0% 100%" fo:background-color="#fdf9ff"/>
    </style:style>
    <style:style style:name="_31_652" style:display-name="1652" style:family="text">
      <style:text-properties fo:color="#060200" style:text-position="0% 100%" fo:background-color="#fdf9ff" style:text-scale="95%"/>
    </style:style>
    <style:style style:name="_31_653" style:display-name="1653" style:family="text">
      <style:text-properties fo:color="#060200" style:text-position="0% 100%" fo:background-color="#fdf9ff" style:text-scale="96%"/>
    </style:style>
    <style:style style:name="_31_654" style:display-name="1654" style:family="text">
      <style:text-properties fo:color="#060200" style:text-position="0% 100%" fo:background-color="#fdf9ff" style:text-scale="97%"/>
    </style:style>
    <style:style style:name="_31_655" style:display-name="1655" style:family="text">
      <style:text-properties fo:color="#060200" style:text-position="0% 100%" fo:background-color="#fdf9ff" style:text-scale="98%"/>
    </style:style>
    <style:style style:name="_31_656" style:display-name="1656" style:family="text">
      <style:text-properties fo:color="#060200" style:text-position="0% 100%" fo:background-color="#fdf9ff" style:text-scale="99%"/>
    </style:style>
    <style:style style:name="_31_657" style:display-name="1657" style:family="text">
      <style:text-properties fo:color="#060200" style:text-position="0% 100%" fo:background-color="#fdf9ff" style:text-scale="102%"/>
    </style:style>
    <style:style style:name="_31_658" style:display-name="1658" style:family="text">
      <style:text-properties fo:color="#060200" style:text-position="0% 100%" fo:background-color="#fdf9ff" style:text-scale="103%"/>
    </style:style>
    <style:style style:name="_31_659" style:display-name="1659" style:family="text">
      <style:text-properties fo:color="#060200" style:text-position="0% 100%" fo:background-color="#fdf9ff" style:text-scale="105%"/>
    </style:style>
    <style:style style:name="_31_660" style:display-name="1660" style:family="text">
      <style:text-properties fo:color="#060200" style:text-position="0% 100%" fo:background-color="#fdf9ff" style:text-scale="106%"/>
    </style:style>
    <style:style style:name="_31_661" style:display-name="1661" style:family="text">
      <style:text-properties fo:color="#060200" style:text-position="0% 100%" fo:letter-spacing="normal" fo:background-color="#fdf9ff"/>
    </style:style>
    <style:style style:name="_31_662" style:display-name="1662" style:family="text">
      <style:text-properties fo:color="#060200" style:text-position="0% 100%" fo:letter-spacing="normal" fo:background-color="#fdf9ff" style:text-scale="95%"/>
    </style:style>
    <style:style style:name="_31_663" style:display-name="1663" style:family="text">
      <style:text-properties fo:color="#060200" style:text-position="0% 100%" fo:letter-spacing="normal" fo:background-color="#fdf9ff" style:text-scale="96%"/>
    </style:style>
    <style:style style:name="_31_664" style:display-name="1664" style:family="text">
      <style:text-properties fo:color="#060200" style:text-position="0% 100%" fo:letter-spacing="normal" fo:background-color="#fdf9ff" style:text-scale="97%"/>
    </style:style>
    <style:style style:name="_31_665" style:display-name="1665" style:family="text">
      <style:text-properties fo:color="#060200" style:text-position="0% 100%" fo:letter-spacing="normal" fo:background-color="#fdf9ff" style:text-scale="98%"/>
    </style:style>
    <style:style style:name="_31_666" style:display-name="1666" style:family="text">
      <style:text-properties fo:color="#060200" style:text-position="0% 100%" fo:letter-spacing="normal" fo:background-color="#fdf9ff" style:text-scale="99%"/>
    </style:style>
    <style:style style:name="_31_667" style:display-name="1667" style:family="text">
      <style:text-properties fo:color="#060200" style:text-position="0% 100%" fo:letter-spacing="normal" fo:background-color="#fdf9ff" style:text-scale="102%"/>
    </style:style>
    <style:style style:name="_31_668" style:display-name="1668" style:family="text">
      <style:text-properties fo:color="#060200" style:text-position="0% 100%" fo:letter-spacing="normal" fo:background-color="#fdf9ff" style:text-scale="103%"/>
    </style:style>
    <style:style style:name="_31_669" style:display-name="1669" style:family="text">
      <style:text-properties fo:color="#060200" style:text-position="0% 100%" fo:letter-spacing="normal" fo:background-color="#fdf9ff" style:text-scale="105%"/>
    </style:style>
    <style:style style:name="_31_670" style:display-name="1670" style:family="text">
      <style:text-properties fo:color="#060200" style:text-position="0% 100%" fo:letter-spacing="normal" fo:background-color="#fdf9ff" style:text-scale="106%"/>
    </style:style>
    <style:style style:name="_31_671" style:display-name="1671" style:family="text">
      <style:text-properties fo:color="#060200" style:text-position="0% 100%" fo:letter-spacing="0.0311in" fo:background-color="#fdf9ff"/>
    </style:style>
    <style:style style:name="_31_672" style:display-name="1672" style:family="text">
      <style:text-properties fo:color="#060200" style:text-position="0% 100%" fo:letter-spacing="0.0311in" fo:background-color="#fdf9ff" style:text-scale="95%"/>
    </style:style>
    <style:style style:name="_31_673" style:display-name="1673" style:family="text">
      <style:text-properties fo:color="#060200" style:text-position="0% 100%" fo:letter-spacing="0.0311in" fo:background-color="#fdf9ff" style:text-scale="96%"/>
    </style:style>
    <style:style style:name="_31_674" style:display-name="1674" style:family="text">
      <style:text-properties fo:color="#060200" style:text-position="0% 100%" fo:letter-spacing="0.0311in" fo:background-color="#fdf9ff" style:text-scale="97%"/>
    </style:style>
    <style:style style:name="_31_675" style:display-name="1675" style:family="text">
      <style:text-properties fo:color="#060200" style:text-position="0% 100%" fo:letter-spacing="0.0311in" fo:background-color="#fdf9ff" style:text-scale="98%"/>
    </style:style>
    <style:style style:name="_31_676" style:display-name="1676" style:family="text">
      <style:text-properties fo:color="#060200" style:text-position="0% 100%" fo:letter-spacing="0.0311in" fo:background-color="#fdf9ff" style:text-scale="99%"/>
    </style:style>
    <style:style style:name="_31_677" style:display-name="1677" style:family="text">
      <style:text-properties fo:color="#060200" style:text-position="0% 100%" fo:letter-spacing="0.0311in" fo:background-color="#fdf9ff" style:text-scale="102%"/>
    </style:style>
    <style:style style:name="_31_678" style:display-name="1678" style:family="text">
      <style:text-properties fo:color="#060200" style:text-position="0% 100%" fo:letter-spacing="0.0311in" fo:background-color="#fdf9ff" style:text-scale="103%"/>
    </style:style>
    <style:style style:name="_31_679" style:display-name="1679" style:family="text">
      <style:text-properties fo:color="#060200" style:text-position="0% 100%" fo:letter-spacing="0.0311in" fo:background-color="#fdf9ff" style:text-scale="105%"/>
    </style:style>
    <style:style style:name="_31_680" style:display-name="1680" style:family="text">
      <style:text-properties fo:color="#060200" style:text-position="0% 100%" fo:letter-spacing="0.0311in" fo:background-color="#fdf9ff" style:text-scale="106%"/>
    </style:style>
    <style:style style:name="_31_681" style:display-name="1681" style:family="text">
      <style:text-properties fo:color="#060200" style:text-position="2% 100%" fo:background-color="#fdf9ff"/>
    </style:style>
    <style:style style:name="_31_682" style:display-name="1682" style:family="text">
      <style:text-properties fo:color="#060200" style:text-position="2% 100%" fo:background-color="#fdf9ff" style:text-scale="95%"/>
    </style:style>
    <style:style style:name="_31_683" style:display-name="1683" style:family="text">
      <style:text-properties fo:color="#060200" style:text-position="2% 100%" fo:background-color="#fdf9ff" style:text-scale="96%"/>
    </style:style>
    <style:style style:name="_31_684" style:display-name="1684" style:family="text">
      <style:text-properties fo:color="#060200" style:text-position="2% 100%" fo:background-color="#fdf9ff" style:text-scale="97%"/>
    </style:style>
    <style:style style:name="_31_685" style:display-name="1685" style:family="text">
      <style:text-properties fo:color="#060200" style:text-position="2% 100%" fo:background-color="#fdf9ff" style:text-scale="98%"/>
    </style:style>
    <style:style style:name="_31_686" style:display-name="1686" style:family="text">
      <style:text-properties fo:color="#060200" style:text-position="2% 100%" fo:background-color="#fdf9ff" style:text-scale="99%"/>
    </style:style>
    <style:style style:name="_31_687" style:display-name="1687" style:family="text">
      <style:text-properties fo:color="#060200" style:text-position="2% 100%" fo:background-color="#fdf9ff" style:text-scale="102%"/>
    </style:style>
    <style:style style:name="_31_688" style:display-name="1688" style:family="text">
      <style:text-properties fo:color="#060200" style:text-position="2% 100%" fo:background-color="#fdf9ff" style:text-scale="103%"/>
    </style:style>
    <style:style style:name="_31_689" style:display-name="1689" style:family="text">
      <style:text-properties fo:color="#060200" style:text-position="2% 100%" fo:background-color="#fdf9ff" style:text-scale="105%"/>
    </style:style>
    <style:style style:name="_31_690" style:display-name="1690" style:family="text">
      <style:text-properties fo:color="#060200" style:text-position="2% 100%" fo:background-color="#fdf9ff" style:text-scale="106%"/>
    </style:style>
    <style:style style:name="_31_691" style:display-name="1691" style:family="text">
      <style:text-properties fo:color="#060200" style:text-position="2% 100%" fo:letter-spacing="normal" fo:background-color="#fdf9ff"/>
    </style:style>
    <style:style style:name="_31_692" style:display-name="1692" style:family="text">
      <style:text-properties fo:color="#060200" style:text-position="2% 100%" fo:letter-spacing="normal" fo:background-color="#fdf9ff" style:text-scale="95%"/>
    </style:style>
    <style:style style:name="_31_693" style:display-name="1693" style:family="text">
      <style:text-properties fo:color="#060200" style:text-position="2% 100%" fo:letter-spacing="normal" fo:background-color="#fdf9ff" style:text-scale="96%"/>
    </style:style>
    <style:style style:name="_31_694" style:display-name="1694" style:family="text">
      <style:text-properties fo:color="#060200" style:text-position="2% 100%" fo:letter-spacing="normal" fo:background-color="#fdf9ff" style:text-scale="97%"/>
    </style:style>
    <style:style style:name="_31_695" style:display-name="1695" style:family="text">
      <style:text-properties fo:color="#060200" style:text-position="2% 100%" fo:letter-spacing="normal" fo:background-color="#fdf9ff" style:text-scale="98%"/>
    </style:style>
    <style:style style:name="_31_696" style:display-name="1696" style:family="text">
      <style:text-properties fo:color="#060200" style:text-position="2% 100%" fo:letter-spacing="normal" fo:background-color="#fdf9ff" style:text-scale="99%"/>
    </style:style>
    <style:style style:name="_31_697" style:display-name="1697" style:family="text">
      <style:text-properties fo:color="#060200" style:text-position="2% 100%" fo:letter-spacing="normal" fo:background-color="#fdf9ff" style:text-scale="102%"/>
    </style:style>
    <style:style style:name="_31_698" style:display-name="1698" style:family="text">
      <style:text-properties fo:color="#060200" style:text-position="2% 100%" fo:letter-spacing="normal" fo:background-color="#fdf9ff" style:text-scale="103%"/>
    </style:style>
    <style:style style:name="_31_699" style:display-name="1699" style:family="text">
      <style:text-properties fo:color="#060200" style:text-position="2% 100%" fo:letter-spacing="normal" fo:background-color="#fdf9ff" style:text-scale="105%"/>
    </style:style>
    <style:style style:name="_31_700" style:display-name="1700" style:family="text">
      <style:text-properties fo:color="#060200" style:text-position="2% 100%" fo:letter-spacing="normal" fo:background-color="#fdf9ff" style:text-scale="106%"/>
    </style:style>
    <style:style style:name="_31_701" style:display-name="1701" style:family="text">
      <style:text-properties fo:color="#060200" style:text-position="2% 100%" fo:letter-spacing="0.0311in" fo:background-color="#fdf9ff"/>
    </style:style>
    <style:style style:name="_31_702" style:display-name="1702" style:family="text">
      <style:text-properties fo:color="#060200" style:text-position="2% 100%" fo:letter-spacing="0.0311in" fo:background-color="#fdf9ff" style:text-scale="95%"/>
    </style:style>
    <style:style style:name="_31_703" style:display-name="1703" style:family="text">
      <style:text-properties fo:color="#060200" style:text-position="2% 100%" fo:letter-spacing="0.0311in" fo:background-color="#fdf9ff" style:text-scale="96%"/>
    </style:style>
    <style:style style:name="_31_704" style:display-name="1704" style:family="text">
      <style:text-properties fo:color="#060200" style:text-position="2% 100%" fo:letter-spacing="0.0311in" fo:background-color="#fdf9ff" style:text-scale="97%"/>
    </style:style>
    <style:style style:name="_31_705" style:display-name="1705" style:family="text">
      <style:text-properties fo:color="#060200" style:text-position="2% 100%" fo:letter-spacing="0.0311in" fo:background-color="#fdf9ff" style:text-scale="98%"/>
    </style:style>
    <style:style style:name="_31_706" style:display-name="1706" style:family="text">
      <style:text-properties fo:color="#060200" style:text-position="2% 100%" fo:letter-spacing="0.0311in" fo:background-color="#fdf9ff" style:text-scale="99%"/>
    </style:style>
    <style:style style:name="_31_707" style:display-name="1707" style:family="text">
      <style:text-properties fo:color="#060200" style:text-position="2% 100%" fo:letter-spacing="0.0311in" fo:background-color="#fdf9ff" style:text-scale="102%"/>
    </style:style>
    <style:style style:name="_31_708" style:display-name="1708" style:family="text">
      <style:text-properties fo:color="#060200" style:text-position="2% 100%" fo:letter-spacing="0.0311in" fo:background-color="#fdf9ff" style:text-scale="103%"/>
    </style:style>
    <style:style style:name="_31_709" style:display-name="1709" style:family="text">
      <style:text-properties fo:color="#060200" style:text-position="2% 100%" fo:letter-spacing="0.0311in" fo:background-color="#fdf9ff" style:text-scale="105%"/>
    </style:style>
    <style:style style:name="_31_710" style:display-name="1710" style:family="text">
      <style:text-properties fo:color="#060200" style:text-position="2% 100%" fo:letter-spacing="0.0311in" fo:background-color="#fdf9ff" style:text-scale="106%"/>
    </style:style>
    <style:style style:name="_31_711" style:display-name="1711" style:family="text">
      <style:text-properties fo:color="#060200" fo:background-color="#fdfdff"/>
    </style:style>
    <style:style style:name="_31_712" style:display-name="1712" style:family="text">
      <style:text-properties fo:color="#060200" fo:background-color="#fdfdff" style:text-scale="95%"/>
    </style:style>
    <style:style style:name="_31_713" style:display-name="1713" style:family="text">
      <style:text-properties fo:color="#060200" fo:background-color="#fdfdff" style:text-scale="96%"/>
    </style:style>
    <style:style style:name="_31_714" style:display-name="1714" style:family="text">
      <style:text-properties fo:color="#060200" fo:background-color="#fdfdff" style:text-scale="97%"/>
    </style:style>
    <style:style style:name="_31_715" style:display-name="1715" style:family="text">
      <style:text-properties fo:color="#060200" fo:background-color="#fdfdff" style:text-scale="98%"/>
    </style:style>
    <style:style style:name="_31_716" style:display-name="1716" style:family="text">
      <style:text-properties fo:color="#060200" fo:background-color="#fdfdff" style:text-scale="99%"/>
    </style:style>
    <style:style style:name="_31_717" style:display-name="1717" style:family="text">
      <style:text-properties fo:color="#060200" fo:background-color="#fdfdff" style:text-scale="102%"/>
    </style:style>
    <style:style style:name="_31_718" style:display-name="1718" style:family="text">
      <style:text-properties fo:color="#060200" fo:background-color="#fdfdff" style:text-scale="103%"/>
    </style:style>
    <style:style style:name="_31_719" style:display-name="1719" style:family="text">
      <style:text-properties fo:color="#060200" fo:background-color="#fdfdff" style:text-scale="105%"/>
    </style:style>
    <style:style style:name="_31_720" style:display-name="1720" style:family="text">
      <style:text-properties fo:color="#060200" fo:background-color="#fdfdff" style:text-scale="106%"/>
    </style:style>
    <style:style style:name="_31_721" style:display-name="1721" style:family="text">
      <style:text-properties fo:color="#060200" fo:letter-spacing="normal" fo:background-color="#fdfdff"/>
    </style:style>
    <style:style style:name="_31_722" style:display-name="1722" style:family="text">
      <style:text-properties fo:color="#060200" fo:letter-spacing="normal" fo:background-color="#fdfdff" style:text-scale="95%"/>
    </style:style>
    <style:style style:name="_31_723" style:display-name="1723" style:family="text">
      <style:text-properties fo:color="#060200" fo:letter-spacing="normal" fo:background-color="#fdfdff" style:text-scale="96%"/>
    </style:style>
    <style:style style:name="_31_724" style:display-name="1724" style:family="text">
      <style:text-properties fo:color="#060200" fo:letter-spacing="normal" fo:background-color="#fdfdff" style:text-scale="97%"/>
    </style:style>
    <style:style style:name="_31_725" style:display-name="1725" style:family="text">
      <style:text-properties fo:color="#060200" fo:letter-spacing="normal" fo:background-color="#fdfdff" style:text-scale="98%"/>
    </style:style>
    <style:style style:name="_31_726" style:display-name="1726" style:family="text">
      <style:text-properties fo:color="#060200" fo:letter-spacing="normal" fo:background-color="#fdfdff" style:text-scale="99%"/>
    </style:style>
    <style:style style:name="_31_727" style:display-name="1727" style:family="text">
      <style:text-properties fo:color="#060200" fo:letter-spacing="normal" fo:background-color="#fdfdff" style:text-scale="102%"/>
    </style:style>
    <style:style style:name="_31_728" style:display-name="1728" style:family="text">
      <style:text-properties fo:color="#060200" fo:letter-spacing="normal" fo:background-color="#fdfdff" style:text-scale="103%"/>
    </style:style>
    <style:style style:name="_31_729" style:display-name="1729" style:family="text">
      <style:text-properties fo:color="#060200" fo:letter-spacing="normal" fo:background-color="#fdfdff" style:text-scale="105%"/>
    </style:style>
    <style:style style:name="_31_730" style:display-name="1730" style:family="text">
      <style:text-properties fo:color="#060200" fo:letter-spacing="normal" fo:background-color="#fdfdff" style:text-scale="106%"/>
    </style:style>
    <style:style style:name="_31_731" style:display-name="1731" style:family="text">
      <style:text-properties fo:color="#060200" fo:letter-spacing="0.0311in" fo:background-color="#fdfdff"/>
    </style:style>
    <style:style style:name="_31_732" style:display-name="1732" style:family="text">
      <style:text-properties fo:color="#060200" fo:letter-spacing="0.0311in" fo:background-color="#fdfdff" style:text-scale="95%"/>
    </style:style>
    <style:style style:name="_31_733" style:display-name="1733" style:family="text">
      <style:text-properties fo:color="#060200" fo:letter-spacing="0.0311in" fo:background-color="#fdfdff" style:text-scale="96%"/>
    </style:style>
    <style:style style:name="_31_734" style:display-name="1734" style:family="text">
      <style:text-properties fo:color="#060200" fo:letter-spacing="0.0311in" fo:background-color="#fdfdff" style:text-scale="97%"/>
    </style:style>
    <style:style style:name="_31_735" style:display-name="1735" style:family="text">
      <style:text-properties fo:color="#060200" fo:letter-spacing="0.0311in" fo:background-color="#fdfdff" style:text-scale="98%"/>
    </style:style>
    <style:style style:name="_31_736" style:display-name="1736" style:family="text">
      <style:text-properties fo:color="#060200" fo:letter-spacing="0.0311in" fo:background-color="#fdfdff" style:text-scale="99%"/>
    </style:style>
    <style:style style:name="_31_737" style:display-name="1737" style:family="text">
      <style:text-properties fo:color="#060200" fo:letter-spacing="0.0311in" fo:background-color="#fdfdff" style:text-scale="102%"/>
    </style:style>
    <style:style style:name="_31_738" style:display-name="1738" style:family="text">
      <style:text-properties fo:color="#060200" fo:letter-spacing="0.0311in" fo:background-color="#fdfdff" style:text-scale="103%"/>
    </style:style>
    <style:style style:name="_31_739" style:display-name="1739" style:family="text">
      <style:text-properties fo:color="#060200" fo:letter-spacing="0.0311in" fo:background-color="#fdfdff" style:text-scale="105%"/>
    </style:style>
    <style:style style:name="_31_740" style:display-name="1740" style:family="text">
      <style:text-properties fo:color="#060200" fo:letter-spacing="0.0311in" fo:background-color="#fdfdff" style:text-scale="106%"/>
    </style:style>
    <style:style style:name="_31_741" style:display-name="1741" style:family="text">
      <style:text-properties fo:color="#060200" style:text-position="0% 100%" fo:background-color="#fdfdff"/>
    </style:style>
    <style:style style:name="_31_742" style:display-name="1742" style:family="text">
      <style:text-properties fo:color="#060200" style:text-position="0% 100%" fo:background-color="#fdfdff" style:text-scale="95%"/>
    </style:style>
    <style:style style:name="_31_743" style:display-name="1743" style:family="text">
      <style:text-properties fo:color="#060200" style:text-position="0% 100%" fo:background-color="#fdfdff" style:text-scale="96%"/>
    </style:style>
    <style:style style:name="_31_744" style:display-name="1744" style:family="text">
      <style:text-properties fo:color="#060200" style:text-position="0% 100%" fo:background-color="#fdfdff" style:text-scale="97%"/>
    </style:style>
    <style:style style:name="_31_745" style:display-name="1745" style:family="text">
      <style:text-properties fo:color="#060200" style:text-position="0% 100%" fo:background-color="#fdfdff" style:text-scale="98%"/>
    </style:style>
    <style:style style:name="_31_746" style:display-name="1746" style:family="text">
      <style:text-properties fo:color="#060200" style:text-position="0% 100%" fo:background-color="#fdfdff" style:text-scale="99%"/>
    </style:style>
    <style:style style:name="_31_747" style:display-name="1747" style:family="text">
      <style:text-properties fo:color="#060200" style:text-position="0% 100%" fo:background-color="#fdfdff" style:text-scale="102%"/>
    </style:style>
    <style:style style:name="_31_748" style:display-name="1748" style:family="text">
      <style:text-properties fo:color="#060200" style:text-position="0% 100%" fo:background-color="#fdfdff" style:text-scale="103%"/>
    </style:style>
    <style:style style:name="_31_749" style:display-name="1749" style:family="text">
      <style:text-properties fo:color="#060200" style:text-position="0% 100%" fo:background-color="#fdfdff" style:text-scale="105%"/>
    </style:style>
    <style:style style:name="_31_750" style:display-name="1750" style:family="text">
      <style:text-properties fo:color="#060200" style:text-position="0% 100%" fo:background-color="#fdfdff" style:text-scale="106%"/>
    </style:style>
    <style:style style:name="_31_751" style:display-name="1751" style:family="text">
      <style:text-properties fo:color="#060200" style:text-position="0% 100%" fo:letter-spacing="normal" fo:background-color="#fdfdff"/>
    </style:style>
    <style:style style:name="_31_752" style:display-name="1752" style:family="text">
      <style:text-properties fo:color="#060200" style:text-position="0% 100%" fo:letter-spacing="normal" fo:background-color="#fdfdff" style:text-scale="95%"/>
    </style:style>
    <style:style style:name="_31_753" style:display-name="1753" style:family="text">
      <style:text-properties fo:color="#060200" style:text-position="0% 100%" fo:letter-spacing="normal" fo:background-color="#fdfdff" style:text-scale="96%"/>
    </style:style>
    <style:style style:name="_31_754" style:display-name="1754" style:family="text">
      <style:text-properties fo:color="#060200" style:text-position="0% 100%" fo:letter-spacing="normal" fo:background-color="#fdfdff" style:text-scale="97%"/>
    </style:style>
    <style:style style:name="_31_755" style:display-name="1755" style:family="text">
      <style:text-properties fo:color="#060200" style:text-position="0% 100%" fo:letter-spacing="normal" fo:background-color="#fdfdff" style:text-scale="98%"/>
    </style:style>
    <style:style style:name="_31_756" style:display-name="1756" style:family="text">
      <style:text-properties fo:color="#060200" style:text-position="0% 100%" fo:letter-spacing="normal" fo:background-color="#fdfdff" style:text-scale="99%"/>
    </style:style>
    <style:style style:name="_31_757" style:display-name="1757" style:family="text">
      <style:text-properties fo:color="#060200" style:text-position="0% 100%" fo:letter-spacing="normal" fo:background-color="#fdfdff" style:text-scale="102%"/>
    </style:style>
    <style:style style:name="_31_758" style:display-name="1758" style:family="text">
      <style:text-properties fo:color="#060200" style:text-position="0% 100%" fo:letter-spacing="normal" fo:background-color="#fdfdff" style:text-scale="103%"/>
    </style:style>
    <style:style style:name="_31_759" style:display-name="1759" style:family="text">
      <style:text-properties fo:color="#060200" style:text-position="0% 100%" fo:letter-spacing="normal" fo:background-color="#fdfdff" style:text-scale="105%"/>
    </style:style>
    <style:style style:name="_31_760" style:display-name="1760" style:family="text">
      <style:text-properties fo:color="#060200" style:text-position="0% 100%" fo:letter-spacing="normal" fo:background-color="#fdfdff" style:text-scale="106%"/>
    </style:style>
    <style:style style:name="_31_761" style:display-name="1761" style:family="text">
      <style:text-properties fo:color="#060200" style:text-position="0% 100%" fo:letter-spacing="0.0311in" fo:background-color="#fdfdff"/>
    </style:style>
    <style:style style:name="_31_762" style:display-name="1762" style:family="text">
      <style:text-properties fo:color="#060200" style:text-position="0% 100%" fo:letter-spacing="0.0311in" fo:background-color="#fdfdff" style:text-scale="95%"/>
    </style:style>
    <style:style style:name="_31_763" style:display-name="1763" style:family="text">
      <style:text-properties fo:color="#060200" style:text-position="0% 100%" fo:letter-spacing="0.0311in" fo:background-color="#fdfdff" style:text-scale="96%"/>
    </style:style>
    <style:style style:name="_31_764" style:display-name="1764" style:family="text">
      <style:text-properties fo:color="#060200" style:text-position="0% 100%" fo:letter-spacing="0.0311in" fo:background-color="#fdfdff" style:text-scale="97%"/>
    </style:style>
    <style:style style:name="_31_765" style:display-name="1765" style:family="text">
      <style:text-properties fo:color="#060200" style:text-position="0% 100%" fo:letter-spacing="0.0311in" fo:background-color="#fdfdff" style:text-scale="98%"/>
    </style:style>
    <style:style style:name="_31_766" style:display-name="1766" style:family="text">
      <style:text-properties fo:color="#060200" style:text-position="0% 100%" fo:letter-spacing="0.0311in" fo:background-color="#fdfdff" style:text-scale="99%"/>
    </style:style>
    <style:style style:name="_31_767" style:display-name="1767" style:family="text">
      <style:text-properties fo:color="#060200" style:text-position="0% 100%" fo:letter-spacing="0.0311in" fo:background-color="#fdfdff" style:text-scale="102%"/>
    </style:style>
    <style:style style:name="_31_768" style:display-name="1768" style:family="text">
      <style:text-properties fo:color="#060200" style:text-position="0% 100%" fo:letter-spacing="0.0311in" fo:background-color="#fdfdff" style:text-scale="103%"/>
    </style:style>
    <style:style style:name="_31_769" style:display-name="1769" style:family="text">
      <style:text-properties fo:color="#060200" style:text-position="0% 100%" fo:letter-spacing="0.0311in" fo:background-color="#fdfdff" style:text-scale="105%"/>
    </style:style>
    <style:style style:name="_31_770" style:display-name="1770" style:family="text">
      <style:text-properties fo:color="#060200" style:text-position="0% 100%" fo:letter-spacing="0.0311in" fo:background-color="#fdfdff" style:text-scale="106%"/>
    </style:style>
    <style:style style:name="_31_771" style:display-name="1771" style:family="text">
      <style:text-properties fo:color="#060200" style:text-position="2% 100%" fo:background-color="#fdfdff"/>
    </style:style>
    <style:style style:name="_31_772" style:display-name="1772" style:family="text">
      <style:text-properties fo:color="#060200" style:text-position="2% 100%" fo:background-color="#fdfdff" style:text-scale="95%"/>
    </style:style>
    <style:style style:name="_31_773" style:display-name="1773" style:family="text">
      <style:text-properties fo:color="#060200" style:text-position="2% 100%" fo:background-color="#fdfdff" style:text-scale="96%"/>
    </style:style>
    <style:style style:name="_31_774" style:display-name="1774" style:family="text">
      <style:text-properties fo:color="#060200" style:text-position="2% 100%" fo:background-color="#fdfdff" style:text-scale="97%"/>
    </style:style>
    <style:style style:name="_31_775" style:display-name="1775" style:family="text">
      <style:text-properties fo:color="#060200" style:text-position="2% 100%" fo:background-color="#fdfdff" style:text-scale="98%"/>
    </style:style>
    <style:style style:name="_31_776" style:display-name="1776" style:family="text">
      <style:text-properties fo:color="#060200" style:text-position="2% 100%" fo:background-color="#fdfdff" style:text-scale="99%"/>
    </style:style>
    <style:style style:name="_31_777" style:display-name="1777" style:family="text">
      <style:text-properties fo:color="#060200" style:text-position="2% 100%" fo:background-color="#fdfdff" style:text-scale="102%"/>
    </style:style>
    <style:style style:name="_31_778" style:display-name="1778" style:family="text">
      <style:text-properties fo:color="#060200" style:text-position="2% 100%" fo:background-color="#fdfdff" style:text-scale="103%"/>
    </style:style>
    <style:style style:name="_31_779" style:display-name="1779" style:family="text">
      <style:text-properties fo:color="#060200" style:text-position="2% 100%" fo:background-color="#fdfdff" style:text-scale="105%"/>
    </style:style>
    <style:style style:name="_31_780" style:display-name="1780" style:family="text">
      <style:text-properties fo:color="#060200" style:text-position="2% 100%" fo:background-color="#fdfdff" style:text-scale="106%"/>
    </style:style>
    <style:style style:name="_31_781" style:display-name="1781" style:family="text">
      <style:text-properties fo:color="#060200" style:text-position="2% 100%" fo:letter-spacing="normal" fo:background-color="#fdfdff"/>
    </style:style>
    <style:style style:name="_31_782" style:display-name="1782" style:family="text">
      <style:text-properties fo:color="#060200" style:text-position="2% 100%" fo:letter-spacing="normal" fo:background-color="#fdfdff" style:text-scale="95%"/>
    </style:style>
    <style:style style:name="_31_783" style:display-name="1783" style:family="text">
      <style:text-properties fo:color="#060200" style:text-position="2% 100%" fo:letter-spacing="normal" fo:background-color="#fdfdff" style:text-scale="96%"/>
    </style:style>
    <style:style style:name="_31_784" style:display-name="1784" style:family="text">
      <style:text-properties fo:color="#060200" style:text-position="2% 100%" fo:letter-spacing="normal" fo:background-color="#fdfdff" style:text-scale="97%"/>
    </style:style>
    <style:style style:name="_31_785" style:display-name="1785" style:family="text">
      <style:text-properties fo:color="#060200" style:text-position="2% 100%" fo:letter-spacing="normal" fo:background-color="#fdfdff" style:text-scale="98%"/>
    </style:style>
    <style:style style:name="_31_786" style:display-name="1786" style:family="text">
      <style:text-properties fo:color="#060200" style:text-position="2% 100%" fo:letter-spacing="normal" fo:background-color="#fdfdff" style:text-scale="99%"/>
    </style:style>
    <style:style style:name="_31_787" style:display-name="1787" style:family="text">
      <style:text-properties fo:color="#060200" style:text-position="2% 100%" fo:letter-spacing="normal" fo:background-color="#fdfdff" style:text-scale="102%"/>
    </style:style>
    <style:style style:name="_31_788" style:display-name="1788" style:family="text">
      <style:text-properties fo:color="#060200" style:text-position="2% 100%" fo:letter-spacing="normal" fo:background-color="#fdfdff" style:text-scale="103%"/>
    </style:style>
    <style:style style:name="_31_789" style:display-name="1789" style:family="text">
      <style:text-properties fo:color="#060200" style:text-position="2% 100%" fo:letter-spacing="normal" fo:background-color="#fdfdff" style:text-scale="105%"/>
    </style:style>
    <style:style style:name="_31_790" style:display-name="1790" style:family="text">
      <style:text-properties fo:color="#060200" style:text-position="2% 100%" fo:letter-spacing="normal" fo:background-color="#fdfdff" style:text-scale="106%"/>
    </style:style>
    <style:style style:name="_31_791" style:display-name="1791" style:family="text">
      <style:text-properties fo:color="#060200" style:text-position="2% 100%" fo:letter-spacing="0.0311in" fo:background-color="#fdfdff"/>
    </style:style>
    <style:style style:name="_31_792" style:display-name="1792" style:family="text">
      <style:text-properties fo:color="#060200" style:text-position="2% 100%" fo:letter-spacing="0.0311in" fo:background-color="#fdfdff" style:text-scale="95%"/>
    </style:style>
    <style:style style:name="_31_793" style:display-name="1793" style:family="text">
      <style:text-properties fo:color="#060200" style:text-position="2% 100%" fo:letter-spacing="0.0311in" fo:background-color="#fdfdff" style:text-scale="96%"/>
    </style:style>
    <style:style style:name="_31_794" style:display-name="1794" style:family="text">
      <style:text-properties fo:color="#060200" style:text-position="2% 100%" fo:letter-spacing="0.0311in" fo:background-color="#fdfdff" style:text-scale="97%"/>
    </style:style>
    <style:style style:name="_31_795" style:display-name="1795" style:family="text">
      <style:text-properties fo:color="#060200" style:text-position="2% 100%" fo:letter-spacing="0.0311in" fo:background-color="#fdfdff" style:text-scale="98%"/>
    </style:style>
    <style:style style:name="_31_796" style:display-name="1796" style:family="text">
      <style:text-properties fo:color="#060200" style:text-position="2% 100%" fo:letter-spacing="0.0311in" fo:background-color="#fdfdff" style:text-scale="99%"/>
    </style:style>
    <style:style style:name="_31_797" style:display-name="1797" style:family="text">
      <style:text-properties fo:color="#060200" style:text-position="2% 100%" fo:letter-spacing="0.0311in" fo:background-color="#fdfdff" style:text-scale="102%"/>
    </style:style>
    <style:style style:name="_31_798" style:display-name="1798" style:family="text">
      <style:text-properties fo:color="#060200" style:text-position="2% 100%" fo:letter-spacing="0.0311in" fo:background-color="#fdfdff" style:text-scale="103%"/>
    </style:style>
    <style:style style:name="_31_799" style:display-name="1799" style:family="text">
      <style:text-properties fo:color="#060200" style:text-position="2% 100%" fo:letter-spacing="0.0311in" fo:background-color="#fdfdff" style:text-scale="105%"/>
    </style:style>
    <style:style style:name="_31_800" style:display-name="1800" style:family="text">
      <style:text-properties fo:color="#060200" style:text-position="2% 100%" fo:letter-spacing="0.0311in" fo:background-color="#fdfdff" style:text-scale="106%"/>
    </style:style>
    <style:style style:name="_31_801" style:display-name="1801" style:family="text">
      <style:text-properties fo:color="#060600"/>
    </style:style>
    <style:style style:name="_31_802" style:display-name="1802" style:family="text">
      <style:text-properties fo:color="#060600" style:text-scale="95%"/>
    </style:style>
    <style:style style:name="_31_803" style:display-name="1803" style:family="text">
      <style:text-properties fo:color="#060600" style:text-scale="96%"/>
    </style:style>
    <style:style style:name="_31_804" style:display-name="1804" style:family="text">
      <style:text-properties fo:color="#060600" style:text-scale="97%"/>
    </style:style>
    <style:style style:name="_31_805" style:display-name="1805" style:family="text">
      <style:text-properties fo:color="#060600" style:text-scale="98%"/>
    </style:style>
    <style:style style:name="_31_806" style:display-name="1806" style:family="text">
      <style:text-properties fo:color="#060600" style:text-scale="99%"/>
    </style:style>
    <style:style style:name="_31_807" style:display-name="1807" style:family="text">
      <style:text-properties fo:color="#060600" style:text-scale="102%"/>
    </style:style>
    <style:style style:name="_31_808" style:display-name="1808" style:family="text">
      <style:text-properties fo:color="#060600" style:text-scale="103%"/>
    </style:style>
    <style:style style:name="_31_809" style:display-name="1809" style:family="text">
      <style:text-properties fo:color="#060600" style:text-scale="105%"/>
    </style:style>
    <style:style style:name="_31_810" style:display-name="1810" style:family="text">
      <style:text-properties fo:color="#060600" style:text-scale="106%"/>
    </style:style>
    <style:style style:name="_31_811" style:display-name="1811" style:family="text">
      <style:text-properties fo:color="#060600" fo:letter-spacing="normal"/>
    </style:style>
    <style:style style:name="_31_812" style:display-name="1812" style:family="text">
      <style:text-properties fo:color="#060600" fo:letter-spacing="normal" style:text-scale="95%"/>
    </style:style>
    <style:style style:name="_31_813" style:display-name="1813" style:family="text">
      <style:text-properties fo:color="#060600" fo:letter-spacing="normal" style:text-scale="96%"/>
    </style:style>
    <style:style style:name="_31_814" style:display-name="1814" style:family="text">
      <style:text-properties fo:color="#060600" fo:letter-spacing="normal" style:text-scale="97%"/>
    </style:style>
    <style:style style:name="_31_815" style:display-name="1815" style:family="text">
      <style:text-properties fo:color="#060600" fo:letter-spacing="normal" style:text-scale="98%"/>
    </style:style>
    <style:style style:name="_31_816" style:display-name="1816" style:family="text">
      <style:text-properties fo:color="#060600" fo:letter-spacing="normal" style:text-scale="99%"/>
    </style:style>
    <style:style style:name="_31_817" style:display-name="1817" style:family="text">
      <style:text-properties fo:color="#060600" fo:letter-spacing="normal" style:text-scale="102%"/>
    </style:style>
    <style:style style:name="_31_818" style:display-name="1818" style:family="text">
      <style:text-properties fo:color="#060600" fo:letter-spacing="normal" style:text-scale="103%"/>
    </style:style>
    <style:style style:name="_31_819" style:display-name="1819" style:family="text">
      <style:text-properties fo:color="#060600" fo:letter-spacing="normal" style:text-scale="105%"/>
    </style:style>
    <style:style style:name="_31_820" style:display-name="1820" style:family="text">
      <style:text-properties fo:color="#060600" fo:letter-spacing="normal" style:text-scale="106%"/>
    </style:style>
    <style:style style:name="_31_821" style:display-name="1821" style:family="text">
      <style:text-properties fo:color="#060600" fo:letter-spacing="0.0311in"/>
    </style:style>
    <style:style style:name="_31_822" style:display-name="1822" style:family="text">
      <style:text-properties fo:color="#060600" fo:letter-spacing="0.0311in" style:text-scale="95%"/>
    </style:style>
    <style:style style:name="_31_823" style:display-name="1823" style:family="text">
      <style:text-properties fo:color="#060600" fo:letter-spacing="0.0311in" style:text-scale="96%"/>
    </style:style>
    <style:style style:name="_31_824" style:display-name="1824" style:family="text">
      <style:text-properties fo:color="#060600" fo:letter-spacing="0.0311in" style:text-scale="97%"/>
    </style:style>
    <style:style style:name="_31_825" style:display-name="1825" style:family="text">
      <style:text-properties fo:color="#060600" fo:letter-spacing="0.0311in" style:text-scale="98%"/>
    </style:style>
    <style:style style:name="_31_826" style:display-name="1826" style:family="text">
      <style:text-properties fo:color="#060600" fo:letter-spacing="0.0311in" style:text-scale="99%"/>
    </style:style>
    <style:style style:name="_31_827" style:display-name="1827" style:family="text">
      <style:text-properties fo:color="#060600" fo:letter-spacing="0.0311in" style:text-scale="102%"/>
    </style:style>
    <style:style style:name="_31_828" style:display-name="1828" style:family="text">
      <style:text-properties fo:color="#060600" fo:letter-spacing="0.0311in" style:text-scale="103%"/>
    </style:style>
    <style:style style:name="_31_829" style:display-name="1829" style:family="text">
      <style:text-properties fo:color="#060600" fo:letter-spacing="0.0311in" style:text-scale="105%"/>
    </style:style>
    <style:style style:name="_31_830" style:display-name="1830" style:family="text">
      <style:text-properties fo:color="#060600" fo:letter-spacing="0.0311in" style:text-scale="106%"/>
    </style:style>
    <style:style style:name="_31_831" style:display-name="1831" style:family="text">
      <style:text-properties fo:color="#060600" style:text-position="0% 100%"/>
    </style:style>
    <style:style style:name="_31_832" style:display-name="1832" style:family="text">
      <style:text-properties fo:color="#060600" style:text-position="0% 100%" style:text-scale="95%"/>
    </style:style>
    <style:style style:name="_31_833" style:display-name="1833" style:family="text">
      <style:text-properties fo:color="#060600" style:text-position="0% 100%" style:text-scale="96%"/>
    </style:style>
    <style:style style:name="_31_834" style:display-name="1834" style:family="text">
      <style:text-properties fo:color="#060600" style:text-position="0% 100%" style:text-scale="97%"/>
    </style:style>
    <style:style style:name="_31_835" style:display-name="1835" style:family="text">
      <style:text-properties fo:color="#060600" style:text-position="0% 100%" style:text-scale="98%"/>
    </style:style>
    <style:style style:name="_31_836" style:display-name="1836" style:family="text">
      <style:text-properties fo:color="#060600" style:text-position="0% 100%" style:text-scale="99%"/>
    </style:style>
    <style:style style:name="_31_837" style:display-name="1837" style:family="text">
      <style:text-properties fo:color="#060600" style:text-position="0% 100%" style:text-scale="102%"/>
    </style:style>
    <style:style style:name="_31_838" style:display-name="1838" style:family="text">
      <style:text-properties fo:color="#060600" style:text-position="0% 100%" style:text-scale="103%"/>
    </style:style>
    <style:style style:name="_31_839" style:display-name="1839" style:family="text">
      <style:text-properties fo:color="#060600" style:text-position="0% 100%" style:text-scale="105%"/>
    </style:style>
    <style:style style:name="_31_840" style:display-name="1840" style:family="text">
      <style:text-properties fo:color="#060600" style:text-position="0% 100%" style:text-scale="106%"/>
    </style:style>
    <style:style style:name="_31_841" style:display-name="1841" style:family="text">
      <style:text-properties fo:color="#060600" style:text-position="0% 100%" fo:letter-spacing="normal"/>
    </style:style>
    <style:style style:name="_31_842" style:display-name="1842" style:family="text">
      <style:text-properties fo:color="#060600" style:text-position="0% 100%" fo:letter-spacing="normal" style:text-scale="95%"/>
    </style:style>
    <style:style style:name="_31_843" style:display-name="1843" style:family="text">
      <style:text-properties fo:color="#060600" style:text-position="0% 100%" fo:letter-spacing="normal" style:text-scale="96%"/>
    </style:style>
    <style:style style:name="_31_844" style:display-name="1844" style:family="text">
      <style:text-properties fo:color="#060600" style:text-position="0% 100%" fo:letter-spacing="normal" style:text-scale="97%"/>
    </style:style>
    <style:style style:name="_31_845" style:display-name="1845" style:family="text">
      <style:text-properties fo:color="#060600" style:text-position="0% 100%" fo:letter-spacing="normal" style:text-scale="98%"/>
    </style:style>
    <style:style style:name="_31_846" style:display-name="1846" style:family="text">
      <style:text-properties fo:color="#060600" style:text-position="0% 100%" fo:letter-spacing="normal" style:text-scale="99%"/>
    </style:style>
    <style:style style:name="_31_847" style:display-name="1847" style:family="text">
      <style:text-properties fo:color="#060600" style:text-position="0% 100%" fo:letter-spacing="normal" style:text-scale="102%"/>
    </style:style>
    <style:style style:name="_31_848" style:display-name="1848" style:family="text">
      <style:text-properties fo:color="#060600" style:text-position="0% 100%" fo:letter-spacing="normal" style:text-scale="103%"/>
    </style:style>
    <style:style style:name="_31_849" style:display-name="1849" style:family="text">
      <style:text-properties fo:color="#060600" style:text-position="0% 100%" fo:letter-spacing="normal" style:text-scale="105%"/>
    </style:style>
    <style:style style:name="_31_850" style:display-name="1850" style:family="text">
      <style:text-properties fo:color="#060600" style:text-position="0% 100%" fo:letter-spacing="normal" style:text-scale="106%"/>
    </style:style>
    <style:style style:name="_31_851" style:display-name="1851" style:family="text">
      <style:text-properties fo:color="#060600" style:text-position="0% 100%" fo:letter-spacing="0.0311in"/>
    </style:style>
    <style:style style:name="_31_852" style:display-name="1852" style:family="text">
      <style:text-properties fo:color="#060600" style:text-position="0% 100%" fo:letter-spacing="0.0311in" style:text-scale="95%"/>
    </style:style>
    <style:style style:name="_31_853" style:display-name="1853" style:family="text">
      <style:text-properties fo:color="#060600" style:text-position="0% 100%" fo:letter-spacing="0.0311in" style:text-scale="96%"/>
    </style:style>
    <style:style style:name="_31_854" style:display-name="1854" style:family="text">
      <style:text-properties fo:color="#060600" style:text-position="0% 100%" fo:letter-spacing="0.0311in" style:text-scale="97%"/>
    </style:style>
    <style:style style:name="_31_855" style:display-name="1855" style:family="text">
      <style:text-properties fo:color="#060600" style:text-position="0% 100%" fo:letter-spacing="0.0311in" style:text-scale="98%"/>
    </style:style>
    <style:style style:name="_31_856" style:display-name="1856" style:family="text">
      <style:text-properties fo:color="#060600" style:text-position="0% 100%" fo:letter-spacing="0.0311in" style:text-scale="99%"/>
    </style:style>
    <style:style style:name="_31_857" style:display-name="1857" style:family="text">
      <style:text-properties fo:color="#060600" style:text-position="0% 100%" fo:letter-spacing="0.0311in" style:text-scale="102%"/>
    </style:style>
    <style:style style:name="_31_858" style:display-name="1858" style:family="text">
      <style:text-properties fo:color="#060600" style:text-position="0% 100%" fo:letter-spacing="0.0311in" style:text-scale="103%"/>
    </style:style>
    <style:style style:name="_31_859" style:display-name="1859" style:family="text">
      <style:text-properties fo:color="#060600" style:text-position="0% 100%" fo:letter-spacing="0.0311in" style:text-scale="105%"/>
    </style:style>
    <style:style style:name="_31_860" style:display-name="1860" style:family="text">
      <style:text-properties fo:color="#060600" style:text-position="0% 100%" fo:letter-spacing="0.0311in" style:text-scale="106%"/>
    </style:style>
    <style:style style:name="_31_861" style:display-name="1861" style:family="text">
      <style:text-properties fo:color="#060600" style:text-position="2% 100%"/>
    </style:style>
    <style:style style:name="_31_862" style:display-name="1862" style:family="text">
      <style:text-properties fo:color="#060600" style:text-position="2% 100%" style:text-scale="95%"/>
    </style:style>
    <style:style style:name="_31_863" style:display-name="1863" style:family="text">
      <style:text-properties fo:color="#060600" style:text-position="2% 100%" style:text-scale="96%"/>
    </style:style>
    <style:style style:name="_31_864" style:display-name="1864" style:family="text">
      <style:text-properties fo:color="#060600" style:text-position="2% 100%" style:text-scale="97%"/>
    </style:style>
    <style:style style:name="_31_865" style:display-name="1865" style:family="text">
      <style:text-properties fo:color="#060600" style:text-position="2% 100%" style:text-scale="98%"/>
    </style:style>
    <style:style style:name="_31_866" style:display-name="1866" style:family="text">
      <style:text-properties fo:color="#060600" style:text-position="2% 100%" style:text-scale="99%"/>
    </style:style>
    <style:style style:name="_31_867" style:display-name="1867" style:family="text">
      <style:text-properties fo:color="#060600" style:text-position="2% 100%" style:text-scale="102%"/>
    </style:style>
    <style:style style:name="_31_868" style:display-name="1868" style:family="text">
      <style:text-properties fo:color="#060600" style:text-position="2% 100%" style:text-scale="103%"/>
    </style:style>
    <style:style style:name="_31_869" style:display-name="1869" style:family="text">
      <style:text-properties fo:color="#060600" style:text-position="2% 100%" style:text-scale="105%"/>
    </style:style>
    <style:style style:name="_31_870" style:display-name="1870" style:family="text">
      <style:text-properties fo:color="#060600" style:text-position="2% 100%" style:text-scale="106%"/>
    </style:style>
    <style:style style:name="_31_871" style:display-name="1871" style:family="text">
      <style:text-properties fo:color="#060600" style:text-position="2% 100%" fo:letter-spacing="normal"/>
    </style:style>
    <style:style style:name="_31_872" style:display-name="1872" style:family="text">
      <style:text-properties fo:color="#060600" style:text-position="2% 100%" fo:letter-spacing="normal" style:text-scale="95%"/>
    </style:style>
    <style:style style:name="_31_873" style:display-name="1873" style:family="text">
      <style:text-properties fo:color="#060600" style:text-position="2% 100%" fo:letter-spacing="normal" style:text-scale="96%"/>
    </style:style>
    <style:style style:name="_31_874" style:display-name="1874" style:family="text">
      <style:text-properties fo:color="#060600" style:text-position="2% 100%" fo:letter-spacing="normal" style:text-scale="97%"/>
    </style:style>
    <style:style style:name="_31_875" style:display-name="1875" style:family="text">
      <style:text-properties fo:color="#060600" style:text-position="2% 100%" fo:letter-spacing="normal" style:text-scale="98%"/>
    </style:style>
    <style:style style:name="_31_876" style:display-name="1876" style:family="text">
      <style:text-properties fo:color="#060600" style:text-position="2% 100%" fo:letter-spacing="normal" style:text-scale="99%"/>
    </style:style>
    <style:style style:name="_31_877" style:display-name="1877" style:family="text">
      <style:text-properties fo:color="#060600" style:text-position="2% 100%" fo:letter-spacing="normal" style:text-scale="102%"/>
    </style:style>
    <style:style style:name="_31_878" style:display-name="1878" style:family="text">
      <style:text-properties fo:color="#060600" style:text-position="2% 100%" fo:letter-spacing="normal" style:text-scale="103%"/>
    </style:style>
    <style:style style:name="_31_879" style:display-name="1879" style:family="text">
      <style:text-properties fo:color="#060600" style:text-position="2% 100%" fo:letter-spacing="normal" style:text-scale="105%"/>
    </style:style>
    <style:style style:name="_31_880" style:display-name="1880" style:family="text">
      <style:text-properties fo:color="#060600" style:text-position="2% 100%" fo:letter-spacing="normal" style:text-scale="106%"/>
    </style:style>
    <style:style style:name="_31_881" style:display-name="1881" style:family="text">
      <style:text-properties fo:color="#060600" style:text-position="2% 100%" fo:letter-spacing="0.0311in"/>
    </style:style>
    <style:style style:name="_31_882" style:display-name="1882" style:family="text">
      <style:text-properties fo:color="#060600" style:text-position="2% 100%" fo:letter-spacing="0.0311in" style:text-scale="95%"/>
    </style:style>
    <style:style style:name="_31_883" style:display-name="1883" style:family="text">
      <style:text-properties fo:color="#060600" style:text-position="2% 100%" fo:letter-spacing="0.0311in" style:text-scale="96%"/>
    </style:style>
    <style:style style:name="_31_884" style:display-name="1884" style:family="text">
      <style:text-properties fo:color="#060600" style:text-position="2% 100%" fo:letter-spacing="0.0311in" style:text-scale="97%"/>
    </style:style>
    <style:style style:name="_31_885" style:display-name="1885" style:family="text">
      <style:text-properties fo:color="#060600" style:text-position="2% 100%" fo:letter-spacing="0.0311in" style:text-scale="98%"/>
    </style:style>
    <style:style style:name="_31_886" style:display-name="1886" style:family="text">
      <style:text-properties fo:color="#060600" style:text-position="2% 100%" fo:letter-spacing="0.0311in" style:text-scale="99%"/>
    </style:style>
    <style:style style:name="_31_887" style:display-name="1887" style:family="text">
      <style:text-properties fo:color="#060600" style:text-position="2% 100%" fo:letter-spacing="0.0311in" style:text-scale="102%"/>
    </style:style>
    <style:style style:name="_31_888" style:display-name="1888" style:family="text">
      <style:text-properties fo:color="#060600" style:text-position="2% 100%" fo:letter-spacing="0.0311in" style:text-scale="103%"/>
    </style:style>
    <style:style style:name="_31_889" style:display-name="1889" style:family="text">
      <style:text-properties fo:color="#060600" style:text-position="2% 100%" fo:letter-spacing="0.0311in" style:text-scale="105%"/>
    </style:style>
    <style:style style:name="_31_890" style:display-name="1890" style:family="text">
      <style:text-properties fo:color="#060600" style:text-position="2% 100%" fo:letter-spacing="0.0311in" style:text-scale="106%"/>
    </style:style>
    <style:style style:name="_31_891" style:display-name="1891" style:family="text">
      <style:text-properties fo:color="#060600" fo:background-color="#f9f9ff"/>
    </style:style>
    <style:style style:name="_31_892" style:display-name="1892" style:family="text">
      <style:text-properties fo:color="#060600" fo:background-color="#f9f9ff" style:text-scale="95%"/>
    </style:style>
    <style:style style:name="_31_893" style:display-name="1893" style:family="text">
      <style:text-properties fo:color="#060600" fo:background-color="#f9f9ff" style:text-scale="96%"/>
    </style:style>
    <style:style style:name="_31_894" style:display-name="1894" style:family="text">
      <style:text-properties fo:color="#060600" fo:background-color="#f9f9ff" style:text-scale="97%"/>
    </style:style>
    <style:style style:name="_31_895" style:display-name="1895" style:family="text">
      <style:text-properties fo:color="#060600" fo:background-color="#f9f9ff" style:text-scale="98%"/>
    </style:style>
    <style:style style:name="_31_896" style:display-name="1896" style:family="text">
      <style:text-properties fo:color="#060600" fo:background-color="#f9f9ff" style:text-scale="99%"/>
    </style:style>
    <style:style style:name="_31_897" style:display-name="1897" style:family="text">
      <style:text-properties fo:color="#060600" fo:background-color="#f9f9ff" style:text-scale="102%"/>
    </style:style>
    <style:style style:name="_31_898" style:display-name="1898" style:family="text">
      <style:text-properties fo:color="#060600" fo:background-color="#f9f9ff" style:text-scale="103%"/>
    </style:style>
    <style:style style:name="_31_899" style:display-name="1899" style:family="text">
      <style:text-properties fo:color="#060600" fo:background-color="#f9f9ff" style:text-scale="105%"/>
    </style:style>
    <style:style style:name="_31_900" style:display-name="1900" style:family="text">
      <style:text-properties fo:color="#060600" fo:background-color="#f9f9ff" style:text-scale="106%"/>
    </style:style>
    <style:style style:name="_31_901" style:display-name="1901" style:family="text">
      <style:text-properties fo:color="#060600" fo:letter-spacing="normal" fo:background-color="#f9f9ff"/>
    </style:style>
    <style:style style:name="_31_902" style:display-name="1902" style:family="text">
      <style:text-properties fo:color="#060600" fo:letter-spacing="normal" fo:background-color="#f9f9ff" style:text-scale="95%"/>
    </style:style>
    <style:style style:name="_31_903" style:display-name="1903" style:family="text">
      <style:text-properties fo:color="#060600" fo:letter-spacing="normal" fo:background-color="#f9f9ff" style:text-scale="96%"/>
    </style:style>
    <style:style style:name="_31_904" style:display-name="1904" style:family="text">
      <style:text-properties fo:color="#060600" fo:letter-spacing="normal" fo:background-color="#f9f9ff" style:text-scale="97%"/>
    </style:style>
    <style:style style:name="_31_905" style:display-name="1905" style:family="text">
      <style:text-properties fo:color="#060600" fo:letter-spacing="normal" fo:background-color="#f9f9ff" style:text-scale="98%"/>
    </style:style>
    <style:style style:name="_31_906" style:display-name="1906" style:family="text">
      <style:text-properties fo:color="#060600" fo:letter-spacing="normal" fo:background-color="#f9f9ff" style:text-scale="99%"/>
    </style:style>
    <style:style style:name="_31_907" style:display-name="1907" style:family="text">
      <style:text-properties fo:color="#060600" fo:letter-spacing="normal" fo:background-color="#f9f9ff" style:text-scale="102%"/>
    </style:style>
    <style:style style:name="_31_908" style:display-name="1908" style:family="text">
      <style:text-properties fo:color="#060600" fo:letter-spacing="normal" fo:background-color="#f9f9ff" style:text-scale="103%"/>
    </style:style>
    <style:style style:name="_31_909" style:display-name="1909" style:family="text">
      <style:text-properties fo:color="#060600" fo:letter-spacing="normal" fo:background-color="#f9f9ff" style:text-scale="105%"/>
    </style:style>
    <style:style style:name="_31_910" style:display-name="1910" style:family="text">
      <style:text-properties fo:color="#060600" fo:letter-spacing="normal" fo:background-color="#f9f9ff" style:text-scale="106%"/>
    </style:style>
    <style:style style:name="_31_911" style:display-name="1911" style:family="text">
      <style:text-properties fo:color="#060600" fo:letter-spacing="0.0311in" fo:background-color="#f9f9ff"/>
    </style:style>
    <style:style style:name="_31_912" style:display-name="1912" style:family="text">
      <style:text-properties fo:color="#060600" fo:letter-spacing="0.0311in" fo:background-color="#f9f9ff" style:text-scale="95%"/>
    </style:style>
    <style:style style:name="_31_913" style:display-name="1913" style:family="text">
      <style:text-properties fo:color="#060600" fo:letter-spacing="0.0311in" fo:background-color="#f9f9ff" style:text-scale="96%"/>
    </style:style>
    <style:style style:name="_31_914" style:display-name="1914" style:family="text">
      <style:text-properties fo:color="#060600" fo:letter-spacing="0.0311in" fo:background-color="#f9f9ff" style:text-scale="97%"/>
    </style:style>
    <style:style style:name="_31_915" style:display-name="1915" style:family="text">
      <style:text-properties fo:color="#060600" fo:letter-spacing="0.0311in" fo:background-color="#f9f9ff" style:text-scale="98%"/>
    </style:style>
    <style:style style:name="_31_916" style:display-name="1916" style:family="text">
      <style:text-properties fo:color="#060600" fo:letter-spacing="0.0311in" fo:background-color="#f9f9ff" style:text-scale="99%"/>
    </style:style>
    <style:style style:name="_31_917" style:display-name="1917" style:family="text">
      <style:text-properties fo:color="#060600" fo:letter-spacing="0.0311in" fo:background-color="#f9f9ff" style:text-scale="102%"/>
    </style:style>
    <style:style style:name="_31_918" style:display-name="1918" style:family="text">
      <style:text-properties fo:color="#060600" fo:letter-spacing="0.0311in" fo:background-color="#f9f9ff" style:text-scale="103%"/>
    </style:style>
    <style:style style:name="_31_919" style:display-name="1919" style:family="text">
      <style:text-properties fo:color="#060600" fo:letter-spacing="0.0311in" fo:background-color="#f9f9ff" style:text-scale="105%"/>
    </style:style>
    <style:style style:name="_31_920" style:display-name="1920" style:family="text">
      <style:text-properties fo:color="#060600" fo:letter-spacing="0.0311in" fo:background-color="#f9f9ff" style:text-scale="106%"/>
    </style:style>
    <style:style style:name="_31_921" style:display-name="1921" style:family="text">
      <style:text-properties fo:color="#060600" style:text-position="0% 100%" fo:background-color="#f9f9ff"/>
    </style:style>
    <style:style style:name="_31_922" style:display-name="1922" style:family="text">
      <style:text-properties fo:color="#060600" style:text-position="0% 100%" fo:background-color="#f9f9ff" style:text-scale="95%"/>
    </style:style>
    <style:style style:name="_31_923" style:display-name="1923" style:family="text">
      <style:text-properties fo:color="#060600" style:text-position="0% 100%" fo:background-color="#f9f9ff" style:text-scale="96%"/>
    </style:style>
    <style:style style:name="_31_924" style:display-name="1924" style:family="text">
      <style:text-properties fo:color="#060600" style:text-position="0% 100%" fo:background-color="#f9f9ff" style:text-scale="97%"/>
    </style:style>
    <style:style style:name="_31_925" style:display-name="1925" style:family="text">
      <style:text-properties fo:color="#060600" style:text-position="0% 100%" fo:background-color="#f9f9ff" style:text-scale="98%"/>
    </style:style>
    <style:style style:name="_31_926" style:display-name="1926" style:family="text">
      <style:text-properties fo:color="#060600" style:text-position="0% 100%" fo:background-color="#f9f9ff" style:text-scale="99%"/>
    </style:style>
    <style:style style:name="_31_927" style:display-name="1927" style:family="text">
      <style:text-properties fo:color="#060600" style:text-position="0% 100%" fo:background-color="#f9f9ff" style:text-scale="102%"/>
    </style:style>
    <style:style style:name="_31_928" style:display-name="1928" style:family="text">
      <style:text-properties fo:color="#060600" style:text-position="0% 100%" fo:background-color="#f9f9ff" style:text-scale="103%"/>
    </style:style>
    <style:style style:name="_31_929" style:display-name="1929" style:family="text">
      <style:text-properties fo:color="#060600" style:text-position="0% 100%" fo:background-color="#f9f9ff" style:text-scale="105%"/>
    </style:style>
    <style:style style:name="_31_930" style:display-name="1930" style:family="text">
      <style:text-properties fo:color="#060600" style:text-position="0% 100%" fo:background-color="#f9f9ff" style:text-scale="106%"/>
    </style:style>
    <style:style style:name="_31_931" style:display-name="1931" style:family="text">
      <style:text-properties fo:color="#060600" style:text-position="0% 100%" fo:letter-spacing="normal" fo:background-color="#f9f9ff"/>
    </style:style>
    <style:style style:name="_31_932" style:display-name="1932" style:family="text">
      <style:text-properties fo:color="#060600" style:text-position="0% 100%" fo:letter-spacing="normal" fo:background-color="#f9f9ff" style:text-scale="95%"/>
    </style:style>
    <style:style style:name="_31_933" style:display-name="1933" style:family="text">
      <style:text-properties fo:color="#060600" style:text-position="0% 100%" fo:letter-spacing="normal" fo:background-color="#f9f9ff" style:text-scale="96%"/>
    </style:style>
    <style:style style:name="_31_934" style:display-name="1934" style:family="text">
      <style:text-properties fo:color="#060600" style:text-position="0% 100%" fo:letter-spacing="normal" fo:background-color="#f9f9ff" style:text-scale="97%"/>
    </style:style>
    <style:style style:name="_31_935" style:display-name="1935" style:family="text">
      <style:text-properties fo:color="#060600" style:text-position="0% 100%" fo:letter-spacing="normal" fo:background-color="#f9f9ff" style:text-scale="98%"/>
    </style:style>
    <style:style style:name="_31_936" style:display-name="1936" style:family="text">
      <style:text-properties fo:color="#060600" style:text-position="0% 100%" fo:letter-spacing="normal" fo:background-color="#f9f9ff" style:text-scale="99%"/>
    </style:style>
    <style:style style:name="_31_937" style:display-name="1937" style:family="text">
      <style:text-properties fo:color="#060600" style:text-position="0% 100%" fo:letter-spacing="normal" fo:background-color="#f9f9ff" style:text-scale="102%"/>
    </style:style>
    <style:style style:name="_31_938" style:display-name="1938" style:family="text">
      <style:text-properties fo:color="#060600" style:text-position="0% 100%" fo:letter-spacing="normal" fo:background-color="#f9f9ff" style:text-scale="103%"/>
    </style:style>
    <style:style style:name="_31_939" style:display-name="1939" style:family="text">
      <style:text-properties fo:color="#060600" style:text-position="0% 100%" fo:letter-spacing="normal" fo:background-color="#f9f9ff" style:text-scale="105%"/>
    </style:style>
    <style:style style:name="_31_940" style:display-name="1940" style:family="text">
      <style:text-properties fo:color="#060600" style:text-position="0% 100%" fo:letter-spacing="normal" fo:background-color="#f9f9ff" style:text-scale="106%"/>
    </style:style>
    <style:style style:name="_31_941" style:display-name="1941" style:family="text">
      <style:text-properties fo:color="#060600" style:text-position="0% 100%" fo:letter-spacing="0.0311in" fo:background-color="#f9f9ff"/>
    </style:style>
    <style:style style:name="_31_942" style:display-name="1942" style:family="text">
      <style:text-properties fo:color="#060600" style:text-position="0% 100%" fo:letter-spacing="0.0311in" fo:background-color="#f9f9ff" style:text-scale="95%"/>
    </style:style>
    <style:style style:name="_31_943" style:display-name="1943" style:family="text">
      <style:text-properties fo:color="#060600" style:text-position="0% 100%" fo:letter-spacing="0.0311in" fo:background-color="#f9f9ff" style:text-scale="96%"/>
    </style:style>
    <style:style style:name="_31_944" style:display-name="1944" style:family="text">
      <style:text-properties fo:color="#060600" style:text-position="0% 100%" fo:letter-spacing="0.0311in" fo:background-color="#f9f9ff" style:text-scale="97%"/>
    </style:style>
    <style:style style:name="_31_945" style:display-name="1945" style:family="text">
      <style:text-properties fo:color="#060600" style:text-position="0% 100%" fo:letter-spacing="0.0311in" fo:background-color="#f9f9ff" style:text-scale="98%"/>
    </style:style>
    <style:style style:name="_31_946" style:display-name="1946" style:family="text">
      <style:text-properties fo:color="#060600" style:text-position="0% 100%" fo:letter-spacing="0.0311in" fo:background-color="#f9f9ff" style:text-scale="99%"/>
    </style:style>
    <style:style style:name="_31_947" style:display-name="1947" style:family="text">
      <style:text-properties fo:color="#060600" style:text-position="0% 100%" fo:letter-spacing="0.0311in" fo:background-color="#f9f9ff" style:text-scale="102%"/>
    </style:style>
    <style:style style:name="_31_948" style:display-name="1948" style:family="text">
      <style:text-properties fo:color="#060600" style:text-position="0% 100%" fo:letter-spacing="0.0311in" fo:background-color="#f9f9ff" style:text-scale="103%"/>
    </style:style>
    <style:style style:name="_31_949" style:display-name="1949" style:family="text">
      <style:text-properties fo:color="#060600" style:text-position="0% 100%" fo:letter-spacing="0.0311in" fo:background-color="#f9f9ff" style:text-scale="105%"/>
    </style:style>
    <style:style style:name="_31_950" style:display-name="1950" style:family="text">
      <style:text-properties fo:color="#060600" style:text-position="0% 100%" fo:letter-spacing="0.0311in" fo:background-color="#f9f9ff" style:text-scale="106%"/>
    </style:style>
    <style:style style:name="_31_951" style:display-name="1951" style:family="text">
      <style:text-properties fo:color="#060600" style:text-position="2% 100%" fo:background-color="#f9f9ff"/>
    </style:style>
    <style:style style:name="_31_952" style:display-name="1952" style:family="text">
      <style:text-properties fo:color="#060600" style:text-position="2% 100%" fo:background-color="#f9f9ff" style:text-scale="95%"/>
    </style:style>
    <style:style style:name="_31_953" style:display-name="1953" style:family="text">
      <style:text-properties fo:color="#060600" style:text-position="2% 100%" fo:background-color="#f9f9ff" style:text-scale="96%"/>
    </style:style>
    <style:style style:name="_31_954" style:display-name="1954" style:family="text">
      <style:text-properties fo:color="#060600" style:text-position="2% 100%" fo:background-color="#f9f9ff" style:text-scale="97%"/>
    </style:style>
    <style:style style:name="_31_955" style:display-name="1955" style:family="text">
      <style:text-properties fo:color="#060600" style:text-position="2% 100%" fo:background-color="#f9f9ff" style:text-scale="98%"/>
    </style:style>
    <style:style style:name="_31_956" style:display-name="1956" style:family="text">
      <style:text-properties fo:color="#060600" style:text-position="2% 100%" fo:background-color="#f9f9ff" style:text-scale="99%"/>
    </style:style>
    <style:style style:name="_31_957" style:display-name="1957" style:family="text">
      <style:text-properties fo:color="#060600" style:text-position="2% 100%" fo:background-color="#f9f9ff" style:text-scale="102%"/>
    </style:style>
    <style:style style:name="_31_958" style:display-name="1958" style:family="text">
      <style:text-properties fo:color="#060600" style:text-position="2% 100%" fo:background-color="#f9f9ff" style:text-scale="103%"/>
    </style:style>
    <style:style style:name="_31_959" style:display-name="1959" style:family="text">
      <style:text-properties fo:color="#060600" style:text-position="2% 100%" fo:background-color="#f9f9ff" style:text-scale="105%"/>
    </style:style>
    <style:style style:name="_31_960" style:display-name="1960" style:family="text">
      <style:text-properties fo:color="#060600" style:text-position="2% 100%" fo:background-color="#f9f9ff" style:text-scale="106%"/>
    </style:style>
    <style:style style:name="_31_961" style:display-name="1961" style:family="text">
      <style:text-properties fo:color="#060600" style:text-position="2% 100%" fo:letter-spacing="normal" fo:background-color="#f9f9ff"/>
    </style:style>
    <style:style style:name="_31_962" style:display-name="1962" style:family="text">
      <style:text-properties fo:color="#060600" style:text-position="2% 100%" fo:letter-spacing="normal" fo:background-color="#f9f9ff" style:text-scale="95%"/>
    </style:style>
    <style:style style:name="_31_963" style:display-name="1963" style:family="text">
      <style:text-properties fo:color="#060600" style:text-position="2% 100%" fo:letter-spacing="normal" fo:background-color="#f9f9ff" style:text-scale="96%"/>
    </style:style>
    <style:style style:name="_31_964" style:display-name="1964" style:family="text">
      <style:text-properties fo:color="#060600" style:text-position="2% 100%" fo:letter-spacing="normal" fo:background-color="#f9f9ff" style:text-scale="97%"/>
    </style:style>
    <style:style style:name="_31_965" style:display-name="1965" style:family="text">
      <style:text-properties fo:color="#060600" style:text-position="2% 100%" fo:letter-spacing="normal" fo:background-color="#f9f9ff" style:text-scale="98%"/>
    </style:style>
    <style:style style:name="_31_966" style:display-name="1966" style:family="text">
      <style:text-properties fo:color="#060600" style:text-position="2% 100%" fo:letter-spacing="normal" fo:background-color="#f9f9ff" style:text-scale="99%"/>
    </style:style>
    <style:style style:name="_31_967" style:display-name="1967" style:family="text">
      <style:text-properties fo:color="#060600" style:text-position="2% 100%" fo:letter-spacing="normal" fo:background-color="#f9f9ff" style:text-scale="102%"/>
    </style:style>
    <style:style style:name="_31_968" style:display-name="1968" style:family="text">
      <style:text-properties fo:color="#060600" style:text-position="2% 100%" fo:letter-spacing="normal" fo:background-color="#f9f9ff" style:text-scale="103%"/>
    </style:style>
    <style:style style:name="_31_969" style:display-name="1969" style:family="text">
      <style:text-properties fo:color="#060600" style:text-position="2% 100%" fo:letter-spacing="normal" fo:background-color="#f9f9ff" style:text-scale="105%"/>
    </style:style>
    <style:style style:name="_31_970" style:display-name="1970" style:family="text">
      <style:text-properties fo:color="#060600" style:text-position="2% 100%" fo:letter-spacing="normal" fo:background-color="#f9f9ff" style:text-scale="106%"/>
    </style:style>
    <style:style style:name="_31_971" style:display-name="1971" style:family="text">
      <style:text-properties fo:color="#060600" style:text-position="2% 100%" fo:letter-spacing="0.0311in" fo:background-color="#f9f9ff"/>
    </style:style>
    <style:style style:name="_31_972" style:display-name="1972" style:family="text">
      <style:text-properties fo:color="#060600" style:text-position="2% 100%" fo:letter-spacing="0.0311in" fo:background-color="#f9f9ff" style:text-scale="95%"/>
    </style:style>
    <style:style style:name="_31_973" style:display-name="1973" style:family="text">
      <style:text-properties fo:color="#060600" style:text-position="2% 100%" fo:letter-spacing="0.0311in" fo:background-color="#f9f9ff" style:text-scale="96%"/>
    </style:style>
    <style:style style:name="_31_974" style:display-name="1974" style:family="text">
      <style:text-properties fo:color="#060600" style:text-position="2% 100%" fo:letter-spacing="0.0311in" fo:background-color="#f9f9ff" style:text-scale="97%"/>
    </style:style>
    <style:style style:name="_31_975" style:display-name="1975" style:family="text">
      <style:text-properties fo:color="#060600" style:text-position="2% 100%" fo:letter-spacing="0.0311in" fo:background-color="#f9f9ff" style:text-scale="98%"/>
    </style:style>
    <style:style style:name="_31_976" style:display-name="1976" style:family="text">
      <style:text-properties fo:color="#060600" style:text-position="2% 100%" fo:letter-spacing="0.0311in" fo:background-color="#f9f9ff" style:text-scale="99%"/>
    </style:style>
    <style:style style:name="_31_977" style:display-name="1977" style:family="text">
      <style:text-properties fo:color="#060600" style:text-position="2% 100%" fo:letter-spacing="0.0311in" fo:background-color="#f9f9ff" style:text-scale="102%"/>
    </style:style>
    <style:style style:name="_31_978" style:display-name="1978" style:family="text">
      <style:text-properties fo:color="#060600" style:text-position="2% 100%" fo:letter-spacing="0.0311in" fo:background-color="#f9f9ff" style:text-scale="103%"/>
    </style:style>
    <style:style style:name="_31_979" style:display-name="1979" style:family="text">
      <style:text-properties fo:color="#060600" style:text-position="2% 100%" fo:letter-spacing="0.0311in" fo:background-color="#f9f9ff" style:text-scale="105%"/>
    </style:style>
    <style:style style:name="_31_980" style:display-name="1980" style:family="text">
      <style:text-properties fo:color="#060600" style:text-position="2% 100%" fo:letter-spacing="0.0311in" fo:background-color="#f9f9ff" style:text-scale="106%"/>
    </style:style>
    <style:style style:name="_31_981" style:display-name="1981" style:family="text">
      <style:text-properties fo:color="#060600" fo:background-color="#f9fdff"/>
    </style:style>
    <style:style style:name="_31_982" style:display-name="1982" style:family="text">
      <style:text-properties fo:color="#060600" fo:background-color="#f9fdff" style:text-scale="95%"/>
    </style:style>
    <style:style style:name="_31_983" style:display-name="1983" style:family="text">
      <style:text-properties fo:color="#060600" fo:background-color="#f9fdff" style:text-scale="96%"/>
    </style:style>
    <style:style style:name="_31_984" style:display-name="1984" style:family="text">
      <style:text-properties fo:color="#060600" fo:background-color="#f9fdff" style:text-scale="97%"/>
    </style:style>
    <style:style style:name="_31_985" style:display-name="1985" style:family="text">
      <style:text-properties fo:color="#060600" fo:background-color="#f9fdff" style:text-scale="98%"/>
    </style:style>
    <style:style style:name="_31_986" style:display-name="1986" style:family="text">
      <style:text-properties fo:color="#060600" fo:background-color="#f9fdff" style:text-scale="99%"/>
    </style:style>
    <style:style style:name="_31_987" style:display-name="1987" style:family="text">
      <style:text-properties fo:color="#060600" fo:background-color="#f9fdff" style:text-scale="102%"/>
    </style:style>
    <style:style style:name="_31_988" style:display-name="1988" style:family="text">
      <style:text-properties fo:color="#060600" fo:background-color="#f9fdff" style:text-scale="103%"/>
    </style:style>
    <style:style style:name="_31_989" style:display-name="1989" style:family="text">
      <style:text-properties fo:color="#060600" fo:background-color="#f9fdff" style:text-scale="105%"/>
    </style:style>
    <style:style style:name="_31_990" style:display-name="1990" style:family="text">
      <style:text-properties fo:color="#060600" fo:background-color="#f9fdff" style:text-scale="106%"/>
    </style:style>
    <style:style style:name="_31_991" style:display-name="1991" style:family="text">
      <style:text-properties fo:color="#060600" fo:letter-spacing="normal" fo:background-color="#f9fdff"/>
    </style:style>
    <style:style style:name="_31_992" style:display-name="1992" style:family="text">
      <style:text-properties fo:color="#060600" fo:letter-spacing="normal" fo:background-color="#f9fdff" style:text-scale="95%"/>
    </style:style>
    <style:style style:name="_31_993" style:display-name="1993" style:family="text">
      <style:text-properties fo:color="#060600" fo:letter-spacing="normal" fo:background-color="#f9fdff" style:text-scale="96%"/>
    </style:style>
    <style:style style:name="_31_994" style:display-name="1994" style:family="text">
      <style:text-properties fo:color="#060600" fo:letter-spacing="normal" fo:background-color="#f9fdff" style:text-scale="97%"/>
    </style:style>
    <style:style style:name="_31_995" style:display-name="1995" style:family="text">
      <style:text-properties fo:color="#060600" fo:letter-spacing="normal" fo:background-color="#f9fdff" style:text-scale="98%"/>
    </style:style>
    <style:style style:name="_31_996" style:display-name="1996" style:family="text">
      <style:text-properties fo:color="#060600" fo:letter-spacing="normal" fo:background-color="#f9fdff" style:text-scale="99%"/>
    </style:style>
    <style:style style:name="_31_997" style:display-name="1997" style:family="text">
      <style:text-properties fo:color="#060600" fo:letter-spacing="normal" fo:background-color="#f9fdff" style:text-scale="102%"/>
    </style:style>
    <style:style style:name="_31_998" style:display-name="1998" style:family="text">
      <style:text-properties fo:color="#060600" fo:letter-spacing="normal" fo:background-color="#f9fdff" style:text-scale="103%"/>
    </style:style>
    <style:style style:name="_31_999" style:display-name="1999" style:family="text">
      <style:text-properties fo:color="#060600" fo:letter-spacing="normal" fo:background-color="#f9fdff" style:text-scale="105%"/>
    </style:style>
    <style:style style:name="_32_000" style:display-name="2000" style:family="text">
      <style:text-properties fo:color="#060600" fo:letter-spacing="normal" fo:background-color="#f9fdff" style:text-scale="106%"/>
    </style:style>
    <style:style style:name="_32_001" style:display-name="2001" style:family="text">
      <style:text-properties fo:color="#060600" fo:letter-spacing="0.0311in" fo:background-color="#f9fdff"/>
    </style:style>
    <style:style style:name="_32_002" style:display-name="2002" style:family="text">
      <style:text-properties fo:color="#060600" fo:letter-spacing="0.0311in" fo:background-color="#f9fdff" style:text-scale="95%"/>
    </style:style>
    <style:style style:name="_32_003" style:display-name="2003" style:family="text">
      <style:text-properties fo:color="#060600" fo:letter-spacing="0.0311in" fo:background-color="#f9fdff" style:text-scale="96%"/>
    </style:style>
    <style:style style:name="_32_004" style:display-name="2004" style:family="text">
      <style:text-properties fo:color="#060600" fo:letter-spacing="0.0311in" fo:background-color="#f9fdff" style:text-scale="97%"/>
    </style:style>
    <style:style style:name="_32_005" style:display-name="2005" style:family="text">
      <style:text-properties fo:color="#060600" fo:letter-spacing="0.0311in" fo:background-color="#f9fdff" style:text-scale="98%"/>
    </style:style>
    <style:style style:name="_32_006" style:display-name="2006" style:family="text">
      <style:text-properties fo:color="#060600" fo:letter-spacing="0.0311in" fo:background-color="#f9fdff" style:text-scale="99%"/>
    </style:style>
    <style:style style:name="_32_007" style:display-name="2007" style:family="text">
      <style:text-properties fo:color="#060600" fo:letter-spacing="0.0311in" fo:background-color="#f9fdff" style:text-scale="102%"/>
    </style:style>
    <style:style style:name="_32_008" style:display-name="2008" style:family="text">
      <style:text-properties fo:color="#060600" fo:letter-spacing="0.0311in" fo:background-color="#f9fdff" style:text-scale="103%"/>
    </style:style>
    <style:style style:name="_32_009" style:display-name="2009" style:family="text">
      <style:text-properties fo:color="#060600" fo:letter-spacing="0.0311in" fo:background-color="#f9fdff" style:text-scale="105%"/>
    </style:style>
    <style:style style:name="_32_010" style:display-name="2010" style:family="text">
      <style:text-properties fo:color="#060600" fo:letter-spacing="0.0311in" fo:background-color="#f9fdff" style:text-scale="106%"/>
    </style:style>
    <style:style style:name="_32_011" style:display-name="2011" style:family="text">
      <style:text-properties fo:color="#060600" style:text-position="0% 100%" fo:background-color="#f9fdff"/>
    </style:style>
    <style:style style:name="_32_012" style:display-name="2012" style:family="text">
      <style:text-properties fo:color="#060600" style:text-position="0% 100%" fo:background-color="#f9fdff" style:text-scale="95%"/>
    </style:style>
    <style:style style:name="_32_013" style:display-name="2013" style:family="text">
      <style:text-properties fo:color="#060600" style:text-position="0% 100%" fo:background-color="#f9fdff" style:text-scale="96%"/>
    </style:style>
    <style:style style:name="_32_014" style:display-name="2014" style:family="text">
      <style:text-properties fo:color="#060600" style:text-position="0% 100%" fo:background-color="#f9fdff" style:text-scale="97%"/>
    </style:style>
    <style:style style:name="_32_015" style:display-name="2015" style:family="text">
      <style:text-properties fo:color="#060600" style:text-position="0% 100%" fo:background-color="#f9fdff" style:text-scale="98%"/>
    </style:style>
    <style:style style:name="_32_016" style:display-name="2016" style:family="text">
      <style:text-properties fo:color="#060600" style:text-position="0% 100%" fo:background-color="#f9fdff" style:text-scale="99%"/>
    </style:style>
    <style:style style:name="_32_017" style:display-name="2017" style:family="text">
      <style:text-properties fo:color="#060600" style:text-position="0% 100%" fo:background-color="#f9fdff" style:text-scale="102%"/>
    </style:style>
    <style:style style:name="_32_018" style:display-name="2018" style:family="text">
      <style:text-properties fo:color="#060600" style:text-position="0% 100%" fo:background-color="#f9fdff" style:text-scale="103%"/>
    </style:style>
    <style:style style:name="_32_019" style:display-name="2019" style:family="text">
      <style:text-properties fo:color="#060600" style:text-position="0% 100%" fo:background-color="#f9fdff" style:text-scale="105%"/>
    </style:style>
    <style:style style:name="_32_020" style:display-name="2020" style:family="text">
      <style:text-properties fo:color="#060600" style:text-position="0% 100%" fo:background-color="#f9fdff" style:text-scale="106%"/>
    </style:style>
    <style:style style:name="_32_021" style:display-name="2021" style:family="text">
      <style:text-properties fo:color="#060600" style:text-position="0% 100%" fo:letter-spacing="normal" fo:background-color="#f9fdff"/>
    </style:style>
    <style:style style:name="_32_022" style:display-name="2022" style:family="text">
      <style:text-properties fo:color="#060600" style:text-position="0% 100%" fo:letter-spacing="normal" fo:background-color="#f9fdff" style:text-scale="95%"/>
    </style:style>
    <style:style style:name="_32_023" style:display-name="2023" style:family="text">
      <style:text-properties fo:color="#060600" style:text-position="0% 100%" fo:letter-spacing="normal" fo:background-color="#f9fdff" style:text-scale="96%"/>
    </style:style>
    <style:style style:name="_32_024" style:display-name="2024" style:family="text">
      <style:text-properties fo:color="#060600" style:text-position="0% 100%" fo:letter-spacing="normal" fo:background-color="#f9fdff" style:text-scale="97%"/>
    </style:style>
    <style:style style:name="_32_025" style:display-name="2025" style:family="text">
      <style:text-properties fo:color="#060600" style:text-position="0% 100%" fo:letter-spacing="normal" fo:background-color="#f9fdff" style:text-scale="98%"/>
    </style:style>
    <style:style style:name="_32_026" style:display-name="2026" style:family="text">
      <style:text-properties fo:color="#060600" style:text-position="0% 100%" fo:letter-spacing="normal" fo:background-color="#f9fdff" style:text-scale="99%"/>
    </style:style>
    <style:style style:name="_32_027" style:display-name="2027" style:family="text">
      <style:text-properties fo:color="#060600" style:text-position="0% 100%" fo:letter-spacing="normal" fo:background-color="#f9fdff" style:text-scale="102%"/>
    </style:style>
    <style:style style:name="_32_028" style:display-name="2028" style:family="text">
      <style:text-properties fo:color="#060600" style:text-position="0% 100%" fo:letter-spacing="normal" fo:background-color="#f9fdff" style:text-scale="103%"/>
    </style:style>
    <style:style style:name="_32_029" style:display-name="2029" style:family="text">
      <style:text-properties fo:color="#060600" style:text-position="0% 100%" fo:letter-spacing="normal" fo:background-color="#f9fdff" style:text-scale="105%"/>
    </style:style>
    <style:style style:name="_32_030" style:display-name="2030" style:family="text">
      <style:text-properties fo:color="#060600" style:text-position="0% 100%" fo:letter-spacing="normal" fo:background-color="#f9fdff" style:text-scale="106%"/>
    </style:style>
    <style:style style:name="_32_031" style:display-name="2031" style:family="text">
      <style:text-properties fo:color="#060600" style:text-position="0% 100%" fo:letter-spacing="0.0311in" fo:background-color="#f9fdff"/>
    </style:style>
    <style:style style:name="_32_032" style:display-name="2032" style:family="text">
      <style:text-properties fo:color="#060600" style:text-position="0% 100%" fo:letter-spacing="0.0311in" fo:background-color="#f9fdff" style:text-scale="95%"/>
    </style:style>
    <style:style style:name="_32_033" style:display-name="2033" style:family="text">
      <style:text-properties fo:color="#060600" style:text-position="0% 100%" fo:letter-spacing="0.0311in" fo:background-color="#f9fdff" style:text-scale="96%"/>
    </style:style>
    <style:style style:name="_32_034" style:display-name="2034" style:family="text">
      <style:text-properties fo:color="#060600" style:text-position="0% 100%" fo:letter-spacing="0.0311in" fo:background-color="#f9fdff" style:text-scale="97%"/>
    </style:style>
    <style:style style:name="_32_035" style:display-name="2035" style:family="text">
      <style:text-properties fo:color="#060600" style:text-position="0% 100%" fo:letter-spacing="0.0311in" fo:background-color="#f9fdff" style:text-scale="98%"/>
    </style:style>
    <style:style style:name="_32_036" style:display-name="2036" style:family="text">
      <style:text-properties fo:color="#060600" style:text-position="0% 100%" fo:letter-spacing="0.0311in" fo:background-color="#f9fdff" style:text-scale="99%"/>
    </style:style>
    <style:style style:name="_32_037" style:display-name="2037" style:family="text">
      <style:text-properties fo:color="#060600" style:text-position="0% 100%" fo:letter-spacing="0.0311in" fo:background-color="#f9fdff" style:text-scale="102%"/>
    </style:style>
    <style:style style:name="_32_038" style:display-name="2038" style:family="text">
      <style:text-properties fo:color="#060600" style:text-position="0% 100%" fo:letter-spacing="0.0311in" fo:background-color="#f9fdff" style:text-scale="103%"/>
    </style:style>
    <style:style style:name="_32_039" style:display-name="2039" style:family="text">
      <style:text-properties fo:color="#060600" style:text-position="0% 100%" fo:letter-spacing="0.0311in" fo:background-color="#f9fdff" style:text-scale="105%"/>
    </style:style>
    <style:style style:name="_32_040" style:display-name="2040" style:family="text">
      <style:text-properties fo:color="#060600" style:text-position="0% 100%" fo:letter-spacing="0.0311in" fo:background-color="#f9fdff" style:text-scale="106%"/>
    </style:style>
    <style:style style:name="_32_041" style:display-name="2041" style:family="text">
      <style:text-properties fo:color="#060600" style:text-position="2% 100%" fo:background-color="#f9fdff"/>
    </style:style>
    <style:style style:name="_32_042" style:display-name="2042" style:family="text">
      <style:text-properties fo:color="#060600" style:text-position="2% 100%" fo:background-color="#f9fdff" style:text-scale="95%"/>
    </style:style>
    <style:style style:name="_32_043" style:display-name="2043" style:family="text">
      <style:text-properties fo:color="#060600" style:text-position="2% 100%" fo:background-color="#f9fdff" style:text-scale="96%"/>
    </style:style>
    <style:style style:name="_32_044" style:display-name="2044" style:family="text">
      <style:text-properties fo:color="#060600" style:text-position="2% 100%" fo:background-color="#f9fdff" style:text-scale="97%"/>
    </style:style>
    <style:style style:name="_32_045" style:display-name="2045" style:family="text">
      <style:text-properties fo:color="#060600" style:text-position="2% 100%" fo:background-color="#f9fdff" style:text-scale="98%"/>
    </style:style>
    <style:style style:name="_32_046" style:display-name="2046" style:family="text">
      <style:text-properties fo:color="#060600" style:text-position="2% 100%" fo:background-color="#f9fdff" style:text-scale="99%"/>
    </style:style>
    <style:style style:name="_32_047" style:display-name="2047" style:family="text">
      <style:text-properties fo:color="#060600" style:text-position="2% 100%" fo:background-color="#f9fdff" style:text-scale="102%"/>
    </style:style>
    <style:style style:name="_32_048" style:display-name="2048" style:family="text">
      <style:text-properties fo:color="#060600" style:text-position="2% 100%" fo:background-color="#f9fdff" style:text-scale="103%"/>
    </style:style>
    <style:style style:name="_32_049" style:display-name="2049" style:family="text">
      <style:text-properties fo:color="#060600" style:text-position="2% 100%" fo:background-color="#f9fdff" style:text-scale="105%"/>
    </style:style>
    <style:style style:name="_32_050" style:display-name="2050" style:family="text">
      <style:text-properties fo:color="#060600" style:text-position="2% 100%" fo:background-color="#f9fdff" style:text-scale="106%"/>
    </style:style>
    <style:style style:name="_32_051" style:display-name="2051" style:family="text">
      <style:text-properties fo:color="#060600" style:text-position="2% 100%" fo:letter-spacing="normal" fo:background-color="#f9fdff"/>
    </style:style>
    <style:style style:name="_32_052" style:display-name="2052" style:family="text">
      <style:text-properties fo:color="#060600" style:text-position="2% 100%" fo:letter-spacing="normal" fo:background-color="#f9fdff" style:text-scale="95%"/>
    </style:style>
    <style:style style:name="_32_053" style:display-name="2053" style:family="text">
      <style:text-properties fo:color="#060600" style:text-position="2% 100%" fo:letter-spacing="normal" fo:background-color="#f9fdff" style:text-scale="96%"/>
    </style:style>
    <style:style style:name="_32_054" style:display-name="2054" style:family="text">
      <style:text-properties fo:color="#060600" style:text-position="2% 100%" fo:letter-spacing="normal" fo:background-color="#f9fdff" style:text-scale="97%"/>
    </style:style>
    <style:style style:name="_32_055" style:display-name="2055" style:family="text">
      <style:text-properties fo:color="#060600" style:text-position="2% 100%" fo:letter-spacing="normal" fo:background-color="#f9fdff" style:text-scale="98%"/>
    </style:style>
    <style:style style:name="_32_056" style:display-name="2056" style:family="text">
      <style:text-properties fo:color="#060600" style:text-position="2% 100%" fo:letter-spacing="normal" fo:background-color="#f9fdff" style:text-scale="99%"/>
    </style:style>
    <style:style style:name="_32_057" style:display-name="2057" style:family="text">
      <style:text-properties fo:color="#060600" style:text-position="2% 100%" fo:letter-spacing="normal" fo:background-color="#f9fdff" style:text-scale="102%"/>
    </style:style>
    <style:style style:name="_32_058" style:display-name="2058" style:family="text">
      <style:text-properties fo:color="#060600" style:text-position="2% 100%" fo:letter-spacing="normal" fo:background-color="#f9fdff" style:text-scale="103%"/>
    </style:style>
    <style:style style:name="_32_059" style:display-name="2059" style:family="text">
      <style:text-properties fo:color="#060600" style:text-position="2% 100%" fo:letter-spacing="normal" fo:background-color="#f9fdff" style:text-scale="105%"/>
    </style:style>
    <style:style style:name="_32_060" style:display-name="2060" style:family="text">
      <style:text-properties fo:color="#060600" style:text-position="2% 100%" fo:letter-spacing="normal" fo:background-color="#f9fdff" style:text-scale="106%"/>
    </style:style>
    <style:style style:name="_32_061" style:display-name="2061" style:family="text">
      <style:text-properties fo:color="#060600" style:text-position="2% 100%" fo:letter-spacing="0.0311in" fo:background-color="#f9fdff"/>
    </style:style>
    <style:style style:name="_32_062" style:display-name="2062" style:family="text">
      <style:text-properties fo:color="#060600" style:text-position="2% 100%" fo:letter-spacing="0.0311in" fo:background-color="#f9fdff" style:text-scale="95%"/>
    </style:style>
    <style:style style:name="_32_063" style:display-name="2063" style:family="text">
      <style:text-properties fo:color="#060600" style:text-position="2% 100%" fo:letter-spacing="0.0311in" fo:background-color="#f9fdff" style:text-scale="96%"/>
    </style:style>
    <style:style style:name="_32_064" style:display-name="2064" style:family="text">
      <style:text-properties fo:color="#060600" style:text-position="2% 100%" fo:letter-spacing="0.0311in" fo:background-color="#f9fdff" style:text-scale="97%"/>
    </style:style>
    <style:style style:name="_32_065" style:display-name="2065" style:family="text">
      <style:text-properties fo:color="#060600" style:text-position="2% 100%" fo:letter-spacing="0.0311in" fo:background-color="#f9fdff" style:text-scale="98%"/>
    </style:style>
    <style:style style:name="_32_066" style:display-name="2066" style:family="text">
      <style:text-properties fo:color="#060600" style:text-position="2% 100%" fo:letter-spacing="0.0311in" fo:background-color="#f9fdff" style:text-scale="99%"/>
    </style:style>
    <style:style style:name="_32_067" style:display-name="2067" style:family="text">
      <style:text-properties fo:color="#060600" style:text-position="2% 100%" fo:letter-spacing="0.0311in" fo:background-color="#f9fdff" style:text-scale="102%"/>
    </style:style>
    <style:style style:name="_32_068" style:display-name="2068" style:family="text">
      <style:text-properties fo:color="#060600" style:text-position="2% 100%" fo:letter-spacing="0.0311in" fo:background-color="#f9fdff" style:text-scale="103%"/>
    </style:style>
    <style:style style:name="_32_069" style:display-name="2069" style:family="text">
      <style:text-properties fo:color="#060600" style:text-position="2% 100%" fo:letter-spacing="0.0311in" fo:background-color="#f9fdff" style:text-scale="105%"/>
    </style:style>
    <style:style style:name="_32_070" style:display-name="2070" style:family="text">
      <style:text-properties fo:color="#060600" style:text-position="2% 100%" fo:letter-spacing="0.0311in" fo:background-color="#f9fdff" style:text-scale="106%"/>
    </style:style>
    <style:style style:name="_32_071" style:display-name="2071" style:family="text">
      <style:text-properties fo:color="#060600" fo:background-color="#fdf9ff"/>
    </style:style>
    <style:style style:name="_32_072" style:display-name="2072" style:family="text">
      <style:text-properties fo:color="#060600" fo:background-color="#fdf9ff" style:text-scale="95%"/>
    </style:style>
    <style:style style:name="_32_073" style:display-name="2073" style:family="text">
      <style:text-properties fo:color="#060600" fo:background-color="#fdf9ff" style:text-scale="96%"/>
    </style:style>
    <style:style style:name="_32_074" style:display-name="2074" style:family="text">
      <style:text-properties fo:color="#060600" fo:background-color="#fdf9ff" style:text-scale="97%"/>
    </style:style>
    <style:style style:name="_32_075" style:display-name="2075" style:family="text">
      <style:text-properties fo:color="#060600" fo:background-color="#fdf9ff" style:text-scale="98%"/>
    </style:style>
    <style:style style:name="_32_076" style:display-name="2076" style:family="text">
      <style:text-properties fo:color="#060600" fo:background-color="#fdf9ff" style:text-scale="99%"/>
    </style:style>
    <style:style style:name="_32_077" style:display-name="2077" style:family="text">
      <style:text-properties fo:color="#060600" fo:background-color="#fdf9ff" style:text-scale="102%"/>
    </style:style>
    <style:style style:name="_32_078" style:display-name="2078" style:family="text">
      <style:text-properties fo:color="#060600" fo:background-color="#fdf9ff" style:text-scale="103%"/>
    </style:style>
    <style:style style:name="_32_079" style:display-name="2079" style:family="text">
      <style:text-properties fo:color="#060600" fo:background-color="#fdf9ff" style:text-scale="105%"/>
    </style:style>
    <style:style style:name="_32_080" style:display-name="2080" style:family="text">
      <style:text-properties fo:color="#060600" fo:background-color="#fdf9ff" style:text-scale="106%"/>
    </style:style>
    <style:style style:name="_32_081" style:display-name="2081" style:family="text">
      <style:text-properties fo:color="#060600" fo:letter-spacing="normal" fo:background-color="#fdf9ff"/>
    </style:style>
    <style:style style:name="_32_082" style:display-name="2082" style:family="text">
      <style:text-properties fo:color="#060600" fo:letter-spacing="normal" fo:background-color="#fdf9ff" style:text-scale="95%"/>
    </style:style>
    <style:style style:name="_32_083" style:display-name="2083" style:family="text">
      <style:text-properties fo:color="#060600" fo:letter-spacing="normal" fo:background-color="#fdf9ff" style:text-scale="96%"/>
    </style:style>
    <style:style style:name="_32_084" style:display-name="2084" style:family="text">
      <style:text-properties fo:color="#060600" fo:letter-spacing="normal" fo:background-color="#fdf9ff" style:text-scale="97%"/>
    </style:style>
    <style:style style:name="_32_085" style:display-name="2085" style:family="text">
      <style:text-properties fo:color="#060600" fo:letter-spacing="normal" fo:background-color="#fdf9ff" style:text-scale="98%"/>
    </style:style>
    <style:style style:name="_32_086" style:display-name="2086" style:family="text">
      <style:text-properties fo:color="#060600" fo:letter-spacing="normal" fo:background-color="#fdf9ff" style:text-scale="99%"/>
    </style:style>
    <style:style style:name="_32_087" style:display-name="2087" style:family="text">
      <style:text-properties fo:color="#060600" fo:letter-spacing="normal" fo:background-color="#fdf9ff" style:text-scale="102%"/>
    </style:style>
    <style:style style:name="_32_088" style:display-name="2088" style:family="text">
      <style:text-properties fo:color="#060600" fo:letter-spacing="normal" fo:background-color="#fdf9ff" style:text-scale="103%"/>
    </style:style>
    <style:style style:name="_32_089" style:display-name="2089" style:family="text">
      <style:text-properties fo:color="#060600" fo:letter-spacing="normal" fo:background-color="#fdf9ff" style:text-scale="105%"/>
    </style:style>
    <style:style style:name="_32_090" style:display-name="2090" style:family="text">
      <style:text-properties fo:color="#060600" fo:letter-spacing="normal" fo:background-color="#fdf9ff" style:text-scale="106%"/>
    </style:style>
    <style:style style:name="_32_091" style:display-name="2091" style:family="text">
      <style:text-properties fo:color="#060600" fo:letter-spacing="0.0311in" fo:background-color="#fdf9ff"/>
    </style:style>
    <style:style style:name="_32_092" style:display-name="2092" style:family="text">
      <style:text-properties fo:color="#060600" fo:letter-spacing="0.0311in" fo:background-color="#fdf9ff" style:text-scale="95%"/>
    </style:style>
    <style:style style:name="_32_093" style:display-name="2093" style:family="text">
      <style:text-properties fo:color="#060600" fo:letter-spacing="0.0311in" fo:background-color="#fdf9ff" style:text-scale="96%"/>
    </style:style>
    <style:style style:name="_32_094" style:display-name="2094" style:family="text">
      <style:text-properties fo:color="#060600" fo:letter-spacing="0.0311in" fo:background-color="#fdf9ff" style:text-scale="97%"/>
    </style:style>
    <style:style style:name="_32_095" style:display-name="2095" style:family="text">
      <style:text-properties fo:color="#060600" fo:letter-spacing="0.0311in" fo:background-color="#fdf9ff" style:text-scale="98%"/>
    </style:style>
    <style:style style:name="_32_096" style:display-name="2096" style:family="text">
      <style:text-properties fo:color="#060600" fo:letter-spacing="0.0311in" fo:background-color="#fdf9ff" style:text-scale="99%"/>
    </style:style>
    <style:style style:name="_32_097" style:display-name="2097" style:family="text">
      <style:text-properties fo:color="#060600" fo:letter-spacing="0.0311in" fo:background-color="#fdf9ff" style:text-scale="102%"/>
    </style:style>
    <style:style style:name="_32_098" style:display-name="2098" style:family="text">
      <style:text-properties fo:color="#060600" fo:letter-spacing="0.0311in" fo:background-color="#fdf9ff" style:text-scale="103%"/>
    </style:style>
    <style:style style:name="_32_099" style:display-name="2099" style:family="text">
      <style:text-properties fo:color="#060600" fo:letter-spacing="0.0311in" fo:background-color="#fdf9ff" style:text-scale="105%"/>
    </style:style>
    <style:style style:name="_32_100" style:display-name="2100" style:family="text">
      <style:text-properties fo:color="#060600" fo:letter-spacing="0.0311in" fo:background-color="#fdf9ff" style:text-scale="106%"/>
    </style:style>
    <style:style style:name="_32_101" style:display-name="2101" style:family="text">
      <style:text-properties fo:color="#060600" style:text-position="0% 100%" fo:background-color="#fdf9ff"/>
    </style:style>
    <style:style style:name="_32_102" style:display-name="2102" style:family="text">
      <style:text-properties fo:color="#060600" style:text-position="0% 100%" fo:background-color="#fdf9ff" style:text-scale="95%"/>
    </style:style>
    <style:style style:name="_32_103" style:display-name="2103" style:family="text">
      <style:text-properties fo:color="#060600" style:text-position="0% 100%" fo:background-color="#fdf9ff" style:text-scale="96%"/>
    </style:style>
    <style:style style:name="_32_104" style:display-name="2104" style:family="text">
      <style:text-properties fo:color="#060600" style:text-position="0% 100%" fo:background-color="#fdf9ff" style:text-scale="97%"/>
    </style:style>
    <style:style style:name="_32_105" style:display-name="2105" style:family="text">
      <style:text-properties fo:color="#060600" style:text-position="0% 100%" fo:background-color="#fdf9ff" style:text-scale="98%"/>
    </style:style>
    <style:style style:name="_32_106" style:display-name="2106" style:family="text">
      <style:text-properties fo:color="#060600" style:text-position="0% 100%" fo:background-color="#fdf9ff" style:text-scale="99%"/>
    </style:style>
    <style:style style:name="_32_107" style:display-name="2107" style:family="text">
      <style:text-properties fo:color="#060600" style:text-position="0% 100%" fo:background-color="#fdf9ff" style:text-scale="102%"/>
    </style:style>
    <style:style style:name="_32_108" style:display-name="2108" style:family="text">
      <style:text-properties fo:color="#060600" style:text-position="0% 100%" fo:background-color="#fdf9ff" style:text-scale="103%"/>
    </style:style>
    <style:style style:name="_32_109" style:display-name="2109" style:family="text">
      <style:text-properties fo:color="#060600" style:text-position="0% 100%" fo:background-color="#fdf9ff" style:text-scale="105%"/>
    </style:style>
    <style:style style:name="_32_110" style:display-name="2110" style:family="text">
      <style:text-properties fo:color="#060600" style:text-position="0% 100%" fo:background-color="#fdf9ff" style:text-scale="106%"/>
    </style:style>
    <style:style style:name="_32_111" style:display-name="2111" style:family="text">
      <style:text-properties fo:color="#060600" style:text-position="0% 100%" fo:letter-spacing="normal" fo:background-color="#fdf9ff"/>
    </style:style>
    <style:style style:name="_32_112" style:display-name="2112" style:family="text">
      <style:text-properties fo:color="#060600" style:text-position="0% 100%" fo:letter-spacing="normal" fo:background-color="#fdf9ff" style:text-scale="95%"/>
    </style:style>
    <style:style style:name="_32_113" style:display-name="2113" style:family="text">
      <style:text-properties fo:color="#060600" style:text-position="0% 100%" fo:letter-spacing="normal" fo:background-color="#fdf9ff" style:text-scale="96%"/>
    </style:style>
    <style:style style:name="_32_114" style:display-name="2114" style:family="text">
      <style:text-properties fo:color="#060600" style:text-position="0% 100%" fo:letter-spacing="normal" fo:background-color="#fdf9ff" style:text-scale="97%"/>
    </style:style>
    <style:style style:name="_32_115" style:display-name="2115" style:family="text">
      <style:text-properties fo:color="#060600" style:text-position="0% 100%" fo:letter-spacing="normal" fo:background-color="#fdf9ff" style:text-scale="98%"/>
    </style:style>
    <style:style style:name="_32_116" style:display-name="2116" style:family="text">
      <style:text-properties fo:color="#060600" style:text-position="0% 100%" fo:letter-spacing="normal" fo:background-color="#fdf9ff" style:text-scale="99%"/>
    </style:style>
    <style:style style:name="_32_117" style:display-name="2117" style:family="text">
      <style:text-properties fo:color="#060600" style:text-position="0% 100%" fo:letter-spacing="normal" fo:background-color="#fdf9ff" style:text-scale="102%"/>
    </style:style>
    <style:style style:name="_32_118" style:display-name="2118" style:family="text">
      <style:text-properties fo:color="#060600" style:text-position="0% 100%" fo:letter-spacing="normal" fo:background-color="#fdf9ff" style:text-scale="103%"/>
    </style:style>
    <style:style style:name="_32_119" style:display-name="2119" style:family="text">
      <style:text-properties fo:color="#060600" style:text-position="0% 100%" fo:letter-spacing="normal" fo:background-color="#fdf9ff" style:text-scale="105%"/>
    </style:style>
    <style:style style:name="_32_120" style:display-name="2120" style:family="text">
      <style:text-properties fo:color="#060600" style:text-position="0% 100%" fo:letter-spacing="normal" fo:background-color="#fdf9ff" style:text-scale="106%"/>
    </style:style>
    <style:style style:name="_32_121" style:display-name="2121" style:family="text">
      <style:text-properties fo:color="#060600" style:text-position="0% 100%" fo:letter-spacing="0.0311in" fo:background-color="#fdf9ff"/>
    </style:style>
    <style:style style:name="_32_122" style:display-name="2122" style:family="text">
      <style:text-properties fo:color="#060600" style:text-position="0% 100%" fo:letter-spacing="0.0311in" fo:background-color="#fdf9ff" style:text-scale="95%"/>
    </style:style>
    <style:style style:name="_32_123" style:display-name="2123" style:family="text">
      <style:text-properties fo:color="#060600" style:text-position="0% 100%" fo:letter-spacing="0.0311in" fo:background-color="#fdf9ff" style:text-scale="96%"/>
    </style:style>
    <style:style style:name="_32_124" style:display-name="2124" style:family="text">
      <style:text-properties fo:color="#060600" style:text-position="0% 100%" fo:letter-spacing="0.0311in" fo:background-color="#fdf9ff" style:text-scale="97%"/>
    </style:style>
    <style:style style:name="_32_125" style:display-name="2125" style:family="text">
      <style:text-properties fo:color="#060600" style:text-position="0% 100%" fo:letter-spacing="0.0311in" fo:background-color="#fdf9ff" style:text-scale="98%"/>
    </style:style>
    <style:style style:name="_32_126" style:display-name="2126" style:family="text">
      <style:text-properties fo:color="#060600" style:text-position="0% 100%" fo:letter-spacing="0.0311in" fo:background-color="#fdf9ff" style:text-scale="99%"/>
    </style:style>
    <style:style style:name="_32_127" style:display-name="2127" style:family="text">
      <style:text-properties fo:color="#060600" style:text-position="0% 100%" fo:letter-spacing="0.0311in" fo:background-color="#fdf9ff" style:text-scale="102%"/>
    </style:style>
    <style:style style:name="_32_128" style:display-name="2128" style:family="text">
      <style:text-properties fo:color="#060600" style:text-position="0% 100%" fo:letter-spacing="0.0311in" fo:background-color="#fdf9ff" style:text-scale="103%"/>
    </style:style>
    <style:style style:name="_32_129" style:display-name="2129" style:family="text">
      <style:text-properties fo:color="#060600" style:text-position="0% 100%" fo:letter-spacing="0.0311in" fo:background-color="#fdf9ff" style:text-scale="105%"/>
    </style:style>
    <style:style style:name="_32_130" style:display-name="2130" style:family="text">
      <style:text-properties fo:color="#060600" style:text-position="0% 100%" fo:letter-spacing="0.0311in" fo:background-color="#fdf9ff" style:text-scale="106%"/>
    </style:style>
    <style:style style:name="_32_131" style:display-name="2131" style:family="text">
      <style:text-properties fo:color="#060600" style:text-position="2% 100%" fo:background-color="#fdf9ff"/>
    </style:style>
    <style:style style:name="_32_132" style:display-name="2132" style:family="text">
      <style:text-properties fo:color="#060600" style:text-position="2% 100%" fo:background-color="#fdf9ff" style:text-scale="95%"/>
    </style:style>
    <style:style style:name="_32_133" style:display-name="2133" style:family="text">
      <style:text-properties fo:color="#060600" style:text-position="2% 100%" fo:background-color="#fdf9ff" style:text-scale="96%"/>
    </style:style>
    <style:style style:name="_32_134" style:display-name="2134" style:family="text">
      <style:text-properties fo:color="#060600" style:text-position="2% 100%" fo:background-color="#fdf9ff" style:text-scale="97%"/>
    </style:style>
    <style:style style:name="_32_135" style:display-name="2135" style:family="text">
      <style:text-properties fo:color="#060600" style:text-position="2% 100%" fo:background-color="#fdf9ff" style:text-scale="98%"/>
    </style:style>
    <style:style style:name="_32_136" style:display-name="2136" style:family="text">
      <style:text-properties fo:color="#060600" style:text-position="2% 100%" fo:background-color="#fdf9ff" style:text-scale="99%"/>
    </style:style>
    <style:style style:name="_32_137" style:display-name="2137" style:family="text">
      <style:text-properties fo:color="#060600" style:text-position="2% 100%" fo:background-color="#fdf9ff" style:text-scale="102%"/>
    </style:style>
    <style:style style:name="_32_138" style:display-name="2138" style:family="text">
      <style:text-properties fo:color="#060600" style:text-position="2% 100%" fo:background-color="#fdf9ff" style:text-scale="103%"/>
    </style:style>
    <style:style style:name="_32_139" style:display-name="2139" style:family="text">
      <style:text-properties fo:color="#060600" style:text-position="2% 100%" fo:background-color="#fdf9ff" style:text-scale="105%"/>
    </style:style>
    <style:style style:name="_32_140" style:display-name="2140" style:family="text">
      <style:text-properties fo:color="#060600" style:text-position="2% 100%" fo:background-color="#fdf9ff" style:text-scale="106%"/>
    </style:style>
    <style:style style:name="_32_141" style:display-name="2141" style:family="text">
      <style:text-properties fo:color="#060600" style:text-position="2% 100%" fo:letter-spacing="normal" fo:background-color="#fdf9ff"/>
    </style:style>
    <style:style style:name="_32_142" style:display-name="2142" style:family="text">
      <style:text-properties fo:color="#060600" style:text-position="2% 100%" fo:letter-spacing="normal" fo:background-color="#fdf9ff" style:text-scale="95%"/>
    </style:style>
    <style:style style:name="_32_143" style:display-name="2143" style:family="text">
      <style:text-properties fo:color="#060600" style:text-position="2% 100%" fo:letter-spacing="normal" fo:background-color="#fdf9ff" style:text-scale="96%"/>
    </style:style>
    <style:style style:name="_32_144" style:display-name="2144" style:family="text">
      <style:text-properties fo:color="#060600" style:text-position="2% 100%" fo:letter-spacing="normal" fo:background-color="#fdf9ff" style:text-scale="97%"/>
    </style:style>
    <style:style style:name="_32_145" style:display-name="2145" style:family="text">
      <style:text-properties fo:color="#060600" style:text-position="2% 100%" fo:letter-spacing="normal" fo:background-color="#fdf9ff" style:text-scale="98%"/>
    </style:style>
    <style:style style:name="_32_146" style:display-name="2146" style:family="text">
      <style:text-properties fo:color="#060600" style:text-position="2% 100%" fo:letter-spacing="normal" fo:background-color="#fdf9ff" style:text-scale="99%"/>
    </style:style>
    <style:style style:name="_32_147" style:display-name="2147" style:family="text">
      <style:text-properties fo:color="#060600" style:text-position="2% 100%" fo:letter-spacing="normal" fo:background-color="#fdf9ff" style:text-scale="102%"/>
    </style:style>
    <style:style style:name="_32_148" style:display-name="2148" style:family="text">
      <style:text-properties fo:color="#060600" style:text-position="2% 100%" fo:letter-spacing="normal" fo:background-color="#fdf9ff" style:text-scale="103%"/>
    </style:style>
    <style:style style:name="_32_149" style:display-name="2149" style:family="text">
      <style:text-properties fo:color="#060600" style:text-position="2% 100%" fo:letter-spacing="normal" fo:background-color="#fdf9ff" style:text-scale="105%"/>
    </style:style>
    <style:style style:name="_32_150" style:display-name="2150" style:family="text">
      <style:text-properties fo:color="#060600" style:text-position="2% 100%" fo:letter-spacing="normal" fo:background-color="#fdf9ff" style:text-scale="106%"/>
    </style:style>
    <style:style style:name="_32_151" style:display-name="2151" style:family="text">
      <style:text-properties fo:color="#060600" style:text-position="2% 100%" fo:letter-spacing="0.0311in" fo:background-color="#fdf9ff"/>
    </style:style>
    <style:style style:name="_32_152" style:display-name="2152" style:family="text">
      <style:text-properties fo:color="#060600" style:text-position="2% 100%" fo:letter-spacing="0.0311in" fo:background-color="#fdf9ff" style:text-scale="95%"/>
    </style:style>
    <style:style style:name="_32_153" style:display-name="2153" style:family="text">
      <style:text-properties fo:color="#060600" style:text-position="2% 100%" fo:letter-spacing="0.0311in" fo:background-color="#fdf9ff" style:text-scale="96%"/>
    </style:style>
    <style:style style:name="_32_154" style:display-name="2154" style:family="text">
      <style:text-properties fo:color="#060600" style:text-position="2% 100%" fo:letter-spacing="0.0311in" fo:background-color="#fdf9ff" style:text-scale="97%"/>
    </style:style>
    <style:style style:name="_32_155" style:display-name="2155" style:family="text">
      <style:text-properties fo:color="#060600" style:text-position="2% 100%" fo:letter-spacing="0.0311in" fo:background-color="#fdf9ff" style:text-scale="98%"/>
    </style:style>
    <style:style style:name="_32_156" style:display-name="2156" style:family="text">
      <style:text-properties fo:color="#060600" style:text-position="2% 100%" fo:letter-spacing="0.0311in" fo:background-color="#fdf9ff" style:text-scale="99%"/>
    </style:style>
    <style:style style:name="_32_157" style:display-name="2157" style:family="text">
      <style:text-properties fo:color="#060600" style:text-position="2% 100%" fo:letter-spacing="0.0311in" fo:background-color="#fdf9ff" style:text-scale="102%"/>
    </style:style>
    <style:style style:name="_32_158" style:display-name="2158" style:family="text">
      <style:text-properties fo:color="#060600" style:text-position="2% 100%" fo:letter-spacing="0.0311in" fo:background-color="#fdf9ff" style:text-scale="103%"/>
    </style:style>
    <style:style style:name="_32_159" style:display-name="2159" style:family="text">
      <style:text-properties fo:color="#060600" style:text-position="2% 100%" fo:letter-spacing="0.0311in" fo:background-color="#fdf9ff" style:text-scale="105%"/>
    </style:style>
    <style:style style:name="_32_160" style:display-name="2160" style:family="text">
      <style:text-properties fo:color="#060600" style:text-position="2% 100%" fo:letter-spacing="0.0311in" fo:background-color="#fdf9ff" style:text-scale="106%"/>
    </style:style>
    <style:style style:name="_32_161" style:display-name="2161" style:family="text">
      <style:text-properties fo:color="#060600" fo:background-color="#fdfdff"/>
    </style:style>
    <style:style style:name="_32_162" style:display-name="2162" style:family="text">
      <style:text-properties fo:color="#060600" fo:background-color="#fdfdff" style:text-scale="95%"/>
    </style:style>
    <style:style style:name="_32_163" style:display-name="2163" style:family="text">
      <style:text-properties fo:color="#060600" fo:background-color="#fdfdff" style:text-scale="96%"/>
    </style:style>
    <style:style style:name="_32_164" style:display-name="2164" style:family="text">
      <style:text-properties fo:color="#060600" fo:background-color="#fdfdff" style:text-scale="97%"/>
    </style:style>
    <style:style style:name="_32_165" style:display-name="2165" style:family="text">
      <style:text-properties fo:color="#060600" fo:background-color="#fdfdff" style:text-scale="98%"/>
    </style:style>
    <style:style style:name="_32_166" style:display-name="2166" style:family="text">
      <style:text-properties fo:color="#060600" fo:background-color="#fdfdff" style:text-scale="99%"/>
    </style:style>
    <style:style style:name="_32_167" style:display-name="2167" style:family="text">
      <style:text-properties fo:color="#060600" fo:background-color="#fdfdff" style:text-scale="102%"/>
    </style:style>
    <style:style style:name="_32_168" style:display-name="2168" style:family="text">
      <style:text-properties fo:color="#060600" fo:background-color="#fdfdff" style:text-scale="103%"/>
    </style:style>
    <style:style style:name="_32_169" style:display-name="2169" style:family="text">
      <style:text-properties fo:color="#060600" fo:background-color="#fdfdff" style:text-scale="105%"/>
    </style:style>
    <style:style style:name="_32_170" style:display-name="2170" style:family="text">
      <style:text-properties fo:color="#060600" fo:background-color="#fdfdff" style:text-scale="106%"/>
    </style:style>
    <style:style style:name="_32_171" style:display-name="2171" style:family="text">
      <style:text-properties fo:color="#060600" fo:letter-spacing="normal" fo:background-color="#fdfdff"/>
    </style:style>
    <style:style style:name="_32_172" style:display-name="2172" style:family="text">
      <style:text-properties fo:color="#060600" fo:letter-spacing="normal" fo:background-color="#fdfdff" style:text-scale="95%"/>
    </style:style>
    <style:style style:name="_32_173" style:display-name="2173" style:family="text">
      <style:text-properties fo:color="#060600" fo:letter-spacing="normal" fo:background-color="#fdfdff" style:text-scale="96%"/>
    </style:style>
    <style:style style:name="_32_174" style:display-name="2174" style:family="text">
      <style:text-properties fo:color="#060600" fo:letter-spacing="normal" fo:background-color="#fdfdff" style:text-scale="97%"/>
    </style:style>
    <style:style style:name="_32_175" style:display-name="2175" style:family="text">
      <style:text-properties fo:color="#060600" fo:letter-spacing="normal" fo:background-color="#fdfdff" style:text-scale="98%"/>
    </style:style>
    <style:style style:name="_32_176" style:display-name="2176" style:family="text">
      <style:text-properties fo:color="#060600" fo:letter-spacing="normal" fo:background-color="#fdfdff" style:text-scale="99%"/>
    </style:style>
    <style:style style:name="_32_177" style:display-name="2177" style:family="text">
      <style:text-properties fo:color="#060600" fo:letter-spacing="normal" fo:background-color="#fdfdff" style:text-scale="102%"/>
    </style:style>
    <style:style style:name="_32_178" style:display-name="2178" style:family="text">
      <style:text-properties fo:color="#060600" fo:letter-spacing="normal" fo:background-color="#fdfdff" style:text-scale="103%"/>
    </style:style>
    <style:style style:name="_32_179" style:display-name="2179" style:family="text">
      <style:text-properties fo:color="#060600" fo:letter-spacing="normal" fo:background-color="#fdfdff" style:text-scale="105%"/>
    </style:style>
    <style:style style:name="_32_180" style:display-name="2180" style:family="text">
      <style:text-properties fo:color="#060600" fo:letter-spacing="normal" fo:background-color="#fdfdff" style:text-scale="106%"/>
    </style:style>
    <style:style style:name="_32_181" style:display-name="2181" style:family="text">
      <style:text-properties fo:color="#060600" fo:letter-spacing="0.0311in" fo:background-color="#fdfdff"/>
    </style:style>
    <style:style style:name="_32_182" style:display-name="2182" style:family="text">
      <style:text-properties fo:color="#060600" fo:letter-spacing="0.0311in" fo:background-color="#fdfdff" style:text-scale="95%"/>
    </style:style>
    <style:style style:name="_32_183" style:display-name="2183" style:family="text">
      <style:text-properties fo:color="#060600" fo:letter-spacing="0.0311in" fo:background-color="#fdfdff" style:text-scale="96%"/>
    </style:style>
    <style:style style:name="_32_184" style:display-name="2184" style:family="text">
      <style:text-properties fo:color="#060600" fo:letter-spacing="0.0311in" fo:background-color="#fdfdff" style:text-scale="97%"/>
    </style:style>
    <style:style style:name="_32_185" style:display-name="2185" style:family="text">
      <style:text-properties fo:color="#060600" fo:letter-spacing="0.0311in" fo:background-color="#fdfdff" style:text-scale="98%"/>
    </style:style>
    <style:style style:name="_32_186" style:display-name="2186" style:family="text">
      <style:text-properties fo:color="#060600" fo:letter-spacing="0.0311in" fo:background-color="#fdfdff" style:text-scale="99%"/>
    </style:style>
    <style:style style:name="_32_187" style:display-name="2187" style:family="text">
      <style:text-properties fo:color="#060600" fo:letter-spacing="0.0311in" fo:background-color="#fdfdff" style:text-scale="102%"/>
    </style:style>
    <style:style style:name="_32_188" style:display-name="2188" style:family="text">
      <style:text-properties fo:color="#060600" fo:letter-spacing="0.0311in" fo:background-color="#fdfdff" style:text-scale="103%"/>
    </style:style>
    <style:style style:name="_32_189" style:display-name="2189" style:family="text">
      <style:text-properties fo:color="#060600" fo:letter-spacing="0.0311in" fo:background-color="#fdfdff" style:text-scale="105%"/>
    </style:style>
    <style:style style:name="_32_190" style:display-name="2190" style:family="text">
      <style:text-properties fo:color="#060600" fo:letter-spacing="0.0311in" fo:background-color="#fdfdff" style:text-scale="106%"/>
    </style:style>
    <style:style style:name="_32_191" style:display-name="2191" style:family="text">
      <style:text-properties fo:color="#060600" style:text-position="0% 100%" fo:background-color="#fdfdff"/>
    </style:style>
    <style:style style:name="_32_192" style:display-name="2192" style:family="text">
      <style:text-properties fo:color="#060600" style:text-position="0% 100%" fo:background-color="#fdfdff" style:text-scale="95%"/>
    </style:style>
    <style:style style:name="_32_193" style:display-name="2193" style:family="text">
      <style:text-properties fo:color="#060600" style:text-position="0% 100%" fo:background-color="#fdfdff" style:text-scale="96%"/>
    </style:style>
    <style:style style:name="_32_194" style:display-name="2194" style:family="text">
      <style:text-properties fo:color="#060600" style:text-position="0% 100%" fo:background-color="#fdfdff" style:text-scale="97%"/>
    </style:style>
    <style:style style:name="_32_195" style:display-name="2195" style:family="text">
      <style:text-properties fo:color="#060600" style:text-position="0% 100%" fo:background-color="#fdfdff" style:text-scale="98%"/>
    </style:style>
    <style:style style:name="_32_196" style:display-name="2196" style:family="text">
      <style:text-properties fo:color="#060600" style:text-position="0% 100%" fo:background-color="#fdfdff" style:text-scale="99%"/>
    </style:style>
    <style:style style:name="_32_197" style:display-name="2197" style:family="text">
      <style:text-properties fo:color="#060600" style:text-position="0% 100%" fo:background-color="#fdfdff" style:text-scale="102%"/>
    </style:style>
    <style:style style:name="_32_198" style:display-name="2198" style:family="text">
      <style:text-properties fo:color="#060600" style:text-position="0% 100%" fo:background-color="#fdfdff" style:text-scale="103%"/>
    </style:style>
    <style:style style:name="_32_199" style:display-name="2199" style:family="text">
      <style:text-properties fo:color="#060600" style:text-position="0% 100%" fo:background-color="#fdfdff" style:text-scale="105%"/>
    </style:style>
    <style:style style:name="_32_200" style:display-name="2200" style:family="text">
      <style:text-properties fo:color="#060600" style:text-position="0% 100%" fo:background-color="#fdfdff" style:text-scale="106%"/>
    </style:style>
    <style:style style:name="_32_201" style:display-name="2201" style:family="text">
      <style:text-properties fo:color="#060600" style:text-position="0% 100%" fo:letter-spacing="normal" fo:background-color="#fdfdff"/>
    </style:style>
    <style:style style:name="_32_202" style:display-name="2202" style:family="text">
      <style:text-properties fo:color="#060600" style:text-position="0% 100%" fo:letter-spacing="normal" fo:background-color="#fdfdff" style:text-scale="95%"/>
    </style:style>
    <style:style style:name="_32_203" style:display-name="2203" style:family="text">
      <style:text-properties fo:color="#060600" style:text-position="0% 100%" fo:letter-spacing="normal" fo:background-color="#fdfdff" style:text-scale="96%"/>
    </style:style>
    <style:style style:name="_32_204" style:display-name="2204" style:family="text">
      <style:text-properties fo:color="#060600" style:text-position="0% 100%" fo:letter-spacing="normal" fo:background-color="#fdfdff" style:text-scale="97%"/>
    </style:style>
    <style:style style:name="_32_205" style:display-name="2205" style:family="text">
      <style:text-properties fo:color="#060600" style:text-position="0% 100%" fo:letter-spacing="normal" fo:background-color="#fdfdff" style:text-scale="98%"/>
    </style:style>
    <style:style style:name="_32_206" style:display-name="2206" style:family="text">
      <style:text-properties fo:color="#060600" style:text-position="0% 100%" fo:letter-spacing="normal" fo:background-color="#fdfdff" style:text-scale="99%"/>
    </style:style>
    <style:style style:name="_32_207" style:display-name="2207" style:family="text">
      <style:text-properties fo:color="#060600" style:text-position="0% 100%" fo:letter-spacing="normal" fo:background-color="#fdfdff" style:text-scale="102%"/>
    </style:style>
    <style:style style:name="_32_208" style:display-name="2208" style:family="text">
      <style:text-properties fo:color="#060600" style:text-position="0% 100%" fo:letter-spacing="normal" fo:background-color="#fdfdff" style:text-scale="103%"/>
    </style:style>
    <style:style style:name="_32_209" style:display-name="2209" style:family="text">
      <style:text-properties fo:color="#060600" style:text-position="0% 100%" fo:letter-spacing="normal" fo:background-color="#fdfdff" style:text-scale="105%"/>
    </style:style>
    <style:style style:name="_32_210" style:display-name="2210" style:family="text">
      <style:text-properties fo:color="#060600" style:text-position="0% 100%" fo:letter-spacing="normal" fo:background-color="#fdfdff" style:text-scale="106%"/>
    </style:style>
    <style:style style:name="_32_211" style:display-name="2211" style:family="text">
      <style:text-properties fo:color="#060600" style:text-position="0% 100%" fo:letter-spacing="0.0311in" fo:background-color="#fdfdff"/>
    </style:style>
    <style:style style:name="_32_212" style:display-name="2212" style:family="text">
      <style:text-properties fo:color="#060600" style:text-position="0% 100%" fo:letter-spacing="0.0311in" fo:background-color="#fdfdff" style:text-scale="95%"/>
    </style:style>
    <style:style style:name="_32_213" style:display-name="2213" style:family="text">
      <style:text-properties fo:color="#060600" style:text-position="0% 100%" fo:letter-spacing="0.0311in" fo:background-color="#fdfdff" style:text-scale="96%"/>
    </style:style>
    <style:style style:name="_32_214" style:display-name="2214" style:family="text">
      <style:text-properties fo:color="#060600" style:text-position="0% 100%" fo:letter-spacing="0.0311in" fo:background-color="#fdfdff" style:text-scale="97%"/>
    </style:style>
    <style:style style:name="_32_215" style:display-name="2215" style:family="text">
      <style:text-properties fo:color="#060600" style:text-position="0% 100%" fo:letter-spacing="0.0311in" fo:background-color="#fdfdff" style:text-scale="98%"/>
    </style:style>
    <style:style style:name="_32_216" style:display-name="2216" style:family="text">
      <style:text-properties fo:color="#060600" style:text-position="0% 100%" fo:letter-spacing="0.0311in" fo:background-color="#fdfdff" style:text-scale="99%"/>
    </style:style>
    <style:style style:name="_32_217" style:display-name="2217" style:family="text">
      <style:text-properties fo:color="#060600" style:text-position="0% 100%" fo:letter-spacing="0.0311in" fo:background-color="#fdfdff" style:text-scale="102%"/>
    </style:style>
    <style:style style:name="_32_218" style:display-name="2218" style:family="text">
      <style:text-properties fo:color="#060600" style:text-position="0% 100%" fo:letter-spacing="0.0311in" fo:background-color="#fdfdff" style:text-scale="103%"/>
    </style:style>
    <style:style style:name="_32_219" style:display-name="2219" style:family="text">
      <style:text-properties fo:color="#060600" style:text-position="0% 100%" fo:letter-spacing="0.0311in" fo:background-color="#fdfdff" style:text-scale="105%"/>
    </style:style>
    <style:style style:name="_32_220" style:display-name="2220" style:family="text">
      <style:text-properties fo:color="#060600" style:text-position="0% 100%" fo:letter-spacing="0.0311in" fo:background-color="#fdfdff" style:text-scale="106%"/>
    </style:style>
    <style:style style:name="_32_221" style:display-name="2221" style:family="text">
      <style:text-properties fo:color="#060600" style:text-position="2% 100%" fo:background-color="#fdfdff"/>
    </style:style>
    <style:style style:name="_32_222" style:display-name="2222" style:family="text">
      <style:text-properties fo:color="#060600" style:text-position="2% 100%" fo:background-color="#fdfdff" style:text-scale="95%"/>
    </style:style>
    <style:style style:name="_32_223" style:display-name="2223" style:family="text">
      <style:text-properties fo:color="#060600" style:text-position="2% 100%" fo:background-color="#fdfdff" style:text-scale="96%"/>
    </style:style>
    <style:style style:name="_32_224" style:display-name="2224" style:family="text">
      <style:text-properties fo:color="#060600" style:text-position="2% 100%" fo:background-color="#fdfdff" style:text-scale="97%"/>
    </style:style>
    <style:style style:name="_32_225" style:display-name="2225" style:family="text">
      <style:text-properties fo:color="#060600" style:text-position="2% 100%" fo:background-color="#fdfdff" style:text-scale="98%"/>
    </style:style>
    <style:style style:name="_32_226" style:display-name="2226" style:family="text">
      <style:text-properties fo:color="#060600" style:text-position="2% 100%" fo:background-color="#fdfdff" style:text-scale="99%"/>
    </style:style>
    <style:style style:name="_32_227" style:display-name="2227" style:family="text">
      <style:text-properties fo:color="#060600" style:text-position="2% 100%" fo:background-color="#fdfdff" style:text-scale="102%"/>
    </style:style>
    <style:style style:name="_32_228" style:display-name="2228" style:family="text">
      <style:text-properties fo:color="#060600" style:text-position="2% 100%" fo:background-color="#fdfdff" style:text-scale="103%"/>
    </style:style>
    <style:style style:name="_32_229" style:display-name="2229" style:family="text">
      <style:text-properties fo:color="#060600" style:text-position="2% 100%" fo:background-color="#fdfdff" style:text-scale="105%"/>
    </style:style>
    <style:style style:name="_32_230" style:display-name="2230" style:family="text">
      <style:text-properties fo:color="#060600" style:text-position="2% 100%" fo:background-color="#fdfdff" style:text-scale="106%"/>
    </style:style>
    <style:style style:name="_32_231" style:display-name="2231" style:family="text">
      <style:text-properties fo:color="#060600" style:text-position="2% 100%" fo:letter-spacing="normal" fo:background-color="#fdfdff"/>
    </style:style>
    <style:style style:name="_32_232" style:display-name="2232" style:family="text">
      <style:text-properties fo:color="#060600" style:text-position="2% 100%" fo:letter-spacing="normal" fo:background-color="#fdfdff" style:text-scale="95%"/>
    </style:style>
    <style:style style:name="_32_233" style:display-name="2233" style:family="text">
      <style:text-properties fo:color="#060600" style:text-position="2% 100%" fo:letter-spacing="normal" fo:background-color="#fdfdff" style:text-scale="96%"/>
    </style:style>
    <style:style style:name="_32_234" style:display-name="2234" style:family="text">
      <style:text-properties fo:color="#060600" style:text-position="2% 100%" fo:letter-spacing="normal" fo:background-color="#fdfdff" style:text-scale="97%"/>
    </style:style>
    <style:style style:name="_32_235" style:display-name="2235" style:family="text">
      <style:text-properties fo:color="#060600" style:text-position="2% 100%" fo:letter-spacing="normal" fo:background-color="#fdfdff" style:text-scale="98%"/>
    </style:style>
    <style:style style:name="_32_236" style:display-name="2236" style:family="text">
      <style:text-properties fo:color="#060600" style:text-position="2% 100%" fo:letter-spacing="normal" fo:background-color="#fdfdff" style:text-scale="99%"/>
    </style:style>
    <style:style style:name="_32_237" style:display-name="2237" style:family="text">
      <style:text-properties fo:color="#060600" style:text-position="2% 100%" fo:letter-spacing="normal" fo:background-color="#fdfdff" style:text-scale="102%"/>
    </style:style>
    <style:style style:name="_32_238" style:display-name="2238" style:family="text">
      <style:text-properties fo:color="#060600" style:text-position="2% 100%" fo:letter-spacing="normal" fo:background-color="#fdfdff" style:text-scale="103%"/>
    </style:style>
    <style:style style:name="_32_239" style:display-name="2239" style:family="text">
      <style:text-properties fo:color="#060600" style:text-position="2% 100%" fo:letter-spacing="normal" fo:background-color="#fdfdff" style:text-scale="105%"/>
    </style:style>
    <style:style style:name="_32_240" style:display-name="2240" style:family="text">
      <style:text-properties fo:color="#060600" style:text-position="2% 100%" fo:letter-spacing="normal" fo:background-color="#fdfdff" style:text-scale="106%"/>
    </style:style>
    <style:style style:name="_32_241" style:display-name="2241" style:family="text">
      <style:text-properties fo:color="#060600" style:text-position="2% 100%" fo:letter-spacing="0.0311in" fo:background-color="#fdfdff"/>
    </style:style>
    <style:style style:name="_32_242" style:display-name="2242" style:family="text">
      <style:text-properties fo:color="#060600" style:text-position="2% 100%" fo:letter-spacing="0.0311in" fo:background-color="#fdfdff" style:text-scale="95%"/>
    </style:style>
    <style:style style:name="_32_243" style:display-name="2243" style:family="text">
      <style:text-properties fo:color="#060600" style:text-position="2% 100%" fo:letter-spacing="0.0311in" fo:background-color="#fdfdff" style:text-scale="96%"/>
    </style:style>
    <style:style style:name="_32_244" style:display-name="2244" style:family="text">
      <style:text-properties fo:color="#060600" style:text-position="2% 100%" fo:letter-spacing="0.0311in" fo:background-color="#fdfdff" style:text-scale="97%"/>
    </style:style>
    <style:style style:name="_32_245" style:display-name="2245" style:family="text">
      <style:text-properties fo:color="#060600" style:text-position="2% 100%" fo:letter-spacing="0.0311in" fo:background-color="#fdfdff" style:text-scale="98%"/>
    </style:style>
    <style:style style:name="_32_246" style:display-name="2246" style:family="text">
      <style:text-properties fo:color="#060600" style:text-position="2% 100%" fo:letter-spacing="0.0311in" fo:background-color="#fdfdff" style:text-scale="99%"/>
    </style:style>
    <style:style style:name="_32_247" style:display-name="2247" style:family="text">
      <style:text-properties fo:color="#060600" style:text-position="2% 100%" fo:letter-spacing="0.0311in" fo:background-color="#fdfdff" style:text-scale="102%"/>
    </style:style>
    <style:style style:name="_32_248" style:display-name="2248" style:family="text">
      <style:text-properties fo:color="#060600" style:text-position="2% 100%" fo:letter-spacing="0.0311in" fo:background-color="#fdfdff" style:text-scale="103%"/>
    </style:style>
    <style:style style:name="_32_249" style:display-name="2249" style:family="text">
      <style:text-properties fo:color="#060600" style:text-position="2% 100%" fo:letter-spacing="0.0311in" fo:background-color="#fdfdff" style:text-scale="105%"/>
    </style:style>
    <style:style style:name="_32_250" style:display-name="2250" style:family="text">
      <style:text-properties fo:color="#060600" style:text-position="2% 100%" fo:letter-spacing="0.0311in" fo:background-color="#fdfdff" style:text-scale="106%"/>
    </style:style>
    <style:style style:name="_32_251" style:display-name="2251" style:family="text"/>
    <style:style style:name="_32_252" style:display-name="2252" style:family="text">
      <style:text-properties style:text-scale="95%"/>
    </style:style>
    <style:style style:name="_32_253" style:display-name="2253" style:family="text">
      <style:text-properties style:text-scale="96%"/>
    </style:style>
    <style:style style:name="_32_254" style:display-name="2254" style:family="text">
      <style:text-properties style:text-scale="97%"/>
    </style:style>
    <style:style style:name="_32_255" style:display-name="2255" style:family="text">
      <style:text-properties style:text-scale="98%"/>
    </style:style>
    <style:style style:name="_32_256" style:display-name="2256" style:family="text">
      <style:text-properties style:text-scale="99%"/>
    </style:style>
    <style:style style:name="_32_257" style:display-name="2257" style:family="text">
      <style:text-properties style:text-scale="102%"/>
    </style:style>
    <style:style style:name="_32_258" style:display-name="2258" style:family="text">
      <style:text-properties style:text-scale="103%"/>
    </style:style>
    <style:style style:name="_32_259" style:display-name="2259" style:family="text">
      <style:text-properties style:text-scale="105%"/>
    </style:style>
    <style:style style:name="_32_260" style:display-name="2260" style:family="text">
      <style:text-properties style:text-scale="106%"/>
    </style:style>
    <style:style style:name="_32_261" style:display-name="2261" style:family="text">
      <style:text-properties fo:letter-spacing="normal"/>
    </style:style>
    <style:style style:name="_32_262" style:display-name="2262" style:family="text">
      <style:text-properties fo:letter-spacing="normal" style:text-scale="95%"/>
    </style:style>
    <style:style style:name="_32_263" style:display-name="2263" style:family="text">
      <style:text-properties fo:letter-spacing="normal" style:text-scale="96%"/>
    </style:style>
    <style:style style:name="_32_264" style:display-name="2264" style:family="text">
      <style:text-properties fo:letter-spacing="normal" style:text-scale="97%"/>
    </style:style>
    <style:style style:name="_32_265" style:display-name="2265" style:family="text">
      <style:text-properties fo:letter-spacing="normal" style:text-scale="98%"/>
    </style:style>
    <style:style style:name="_32_266" style:display-name="2266" style:family="text">
      <style:text-properties fo:letter-spacing="normal" style:text-scale="99%"/>
    </style:style>
    <style:style style:name="_32_267" style:display-name="2267" style:family="text">
      <style:text-properties fo:letter-spacing="normal" style:text-scale="102%"/>
    </style:style>
    <style:style style:name="_32_268" style:display-name="2268" style:family="text">
      <style:text-properties fo:letter-spacing="normal" style:text-scale="103%"/>
    </style:style>
    <style:style style:name="_32_269" style:display-name="2269" style:family="text">
      <style:text-properties fo:letter-spacing="normal" style:text-scale="105%"/>
    </style:style>
    <style:style style:name="_32_270" style:display-name="2270" style:family="text">
      <style:text-properties fo:letter-spacing="normal" style:text-scale="106%"/>
    </style:style>
    <style:style style:name="_32_271" style:display-name="2271" style:family="text">
      <style:text-properties fo:letter-spacing="0.0311in"/>
    </style:style>
    <style:style style:name="_32_272" style:display-name="2272" style:family="text">
      <style:text-properties fo:letter-spacing="0.0311in" style:text-scale="95%"/>
    </style:style>
    <style:style style:name="_32_273" style:display-name="2273" style:family="text">
      <style:text-properties fo:letter-spacing="0.0311in" style:text-scale="96%"/>
    </style:style>
    <style:style style:name="_32_274" style:display-name="2274" style:family="text">
      <style:text-properties fo:letter-spacing="0.0311in" style:text-scale="97%"/>
    </style:style>
    <style:style style:name="_32_275" style:display-name="2275" style:family="text">
      <style:text-properties fo:letter-spacing="0.0311in" style:text-scale="98%"/>
    </style:style>
    <style:style style:name="_32_276" style:display-name="2276" style:family="text">
      <style:text-properties fo:letter-spacing="0.0311in" style:text-scale="99%"/>
    </style:style>
    <style:style style:name="_32_277" style:display-name="2277" style:family="text">
      <style:text-properties fo:letter-spacing="0.0311in" style:text-scale="102%"/>
    </style:style>
    <style:style style:name="_32_278" style:display-name="2278" style:family="text">
      <style:text-properties fo:letter-spacing="0.0311in" style:text-scale="103%"/>
    </style:style>
    <style:style style:name="_32_279" style:display-name="2279" style:family="text">
      <style:text-properties fo:letter-spacing="0.0311in" style:text-scale="105%"/>
    </style:style>
    <style:style style:name="_32_280" style:display-name="2280" style:family="text">
      <style:text-properties fo:letter-spacing="0.0311in" style:text-scale="106%"/>
    </style:style>
    <style:style style:name="_32_281" style:display-name="2281" style:family="text">
      <style:text-properties style:text-position="0% 100%"/>
    </style:style>
    <style:style style:name="_32_282" style:display-name="2282" style:family="text">
      <style:text-properties style:text-position="0% 100%" style:text-scale="95%"/>
    </style:style>
    <style:style style:name="_32_283" style:display-name="2283" style:family="text">
      <style:text-properties style:text-position="0% 100%" style:text-scale="96%"/>
    </style:style>
    <style:style style:name="_32_284" style:display-name="2284" style:family="text">
      <style:text-properties style:text-position="0% 100%" style:text-scale="97%"/>
    </style:style>
    <style:style style:name="_32_285" style:display-name="2285" style:family="text">
      <style:text-properties style:text-position="0% 100%" style:text-scale="98%"/>
    </style:style>
    <style:style style:name="_32_286" style:display-name="2286" style:family="text">
      <style:text-properties style:text-position="0% 100%" style:text-scale="99%"/>
    </style:style>
    <style:style style:name="_32_287" style:display-name="2287" style:family="text">
      <style:text-properties style:text-position="0% 100%" style:text-scale="102%"/>
    </style:style>
    <style:style style:name="_32_288" style:display-name="2288" style:family="text">
      <style:text-properties style:text-position="0% 100%" style:text-scale="103%"/>
    </style:style>
    <style:style style:name="_32_289" style:display-name="2289" style:family="text">
      <style:text-properties style:text-position="0% 100%" style:text-scale="105%"/>
    </style:style>
    <style:style style:name="_32_290" style:display-name="2290" style:family="text">
      <style:text-properties style:text-position="0% 100%" style:text-scale="106%"/>
    </style:style>
    <style:style style:name="_32_291" style:display-name="2291" style:family="text">
      <style:text-properties style:text-position="0% 100%" fo:letter-spacing="normal"/>
    </style:style>
    <style:style style:name="_32_292" style:display-name="2292" style:family="text">
      <style:text-properties style:text-position="0% 100%" fo:letter-spacing="normal" style:text-scale="95%"/>
    </style:style>
    <style:style style:name="_32_293" style:display-name="2293" style:family="text">
      <style:text-properties style:text-position="0% 100%" fo:letter-spacing="normal" style:text-scale="96%"/>
    </style:style>
    <style:style style:name="_32_294" style:display-name="2294" style:family="text">
      <style:text-properties style:text-position="0% 100%" fo:letter-spacing="normal" style:text-scale="97%"/>
    </style:style>
    <style:style style:name="_32_295" style:display-name="2295" style:family="text">
      <style:text-properties style:text-position="0% 100%" fo:letter-spacing="normal" style:text-scale="98%"/>
    </style:style>
    <style:style style:name="_32_296" style:display-name="2296" style:family="text">
      <style:text-properties style:text-position="0% 100%" fo:letter-spacing="normal" style:text-scale="99%"/>
    </style:style>
    <style:style style:name="_32_297" style:display-name="2297" style:family="text">
      <style:text-properties style:text-position="0% 100%" fo:letter-spacing="normal" style:text-scale="102%"/>
    </style:style>
    <style:style style:name="_32_298" style:display-name="2298" style:family="text">
      <style:text-properties style:text-position="0% 100%" fo:letter-spacing="normal" style:text-scale="103%"/>
    </style:style>
    <style:style style:name="_32_299" style:display-name="2299" style:family="text">
      <style:text-properties style:text-position="0% 100%" fo:letter-spacing="normal" style:text-scale="105%"/>
    </style:style>
    <style:style style:name="_32_300" style:display-name="2300" style:family="text">
      <style:text-properties style:text-position="0% 100%" fo:letter-spacing="normal" style:text-scale="106%"/>
    </style:style>
    <style:style style:name="_32_301" style:display-name="2301" style:family="text">
      <style:text-properties style:text-position="0% 100%" fo:letter-spacing="0.0311in"/>
    </style:style>
    <style:style style:name="_32_302" style:display-name="2302" style:family="text">
      <style:text-properties style:text-position="0% 100%" fo:letter-spacing="0.0311in" style:text-scale="95%"/>
    </style:style>
    <style:style style:name="_32_303" style:display-name="2303" style:family="text">
      <style:text-properties style:text-position="0% 100%" fo:letter-spacing="0.0311in" style:text-scale="96%"/>
    </style:style>
    <style:style style:name="_32_304" style:display-name="2304" style:family="text">
      <style:text-properties style:text-position="0% 100%" fo:letter-spacing="0.0311in" style:text-scale="97%"/>
    </style:style>
    <style:style style:name="_32_305" style:display-name="2305" style:family="text">
      <style:text-properties style:text-position="0% 100%" fo:letter-spacing="0.0311in" style:text-scale="98%"/>
    </style:style>
    <style:style style:name="_32_306" style:display-name="2306" style:family="text">
      <style:text-properties style:text-position="0% 100%" fo:letter-spacing="0.0311in" style:text-scale="99%"/>
    </style:style>
    <style:style style:name="_32_307" style:display-name="2307" style:family="text">
      <style:text-properties style:text-position="0% 100%" fo:letter-spacing="0.0311in" style:text-scale="102%"/>
    </style:style>
    <style:style style:name="_32_308" style:display-name="2308" style:family="text">
      <style:text-properties style:text-position="0% 100%" fo:letter-spacing="0.0311in" style:text-scale="103%"/>
    </style:style>
    <style:style style:name="_32_309" style:display-name="2309" style:family="text">
      <style:text-properties style:text-position="0% 100%" fo:letter-spacing="0.0311in" style:text-scale="105%"/>
    </style:style>
    <style:style style:name="_32_310" style:display-name="2310" style:family="text">
      <style:text-properties style:text-position="0% 100%" fo:letter-spacing="0.0311in" style:text-scale="106%"/>
    </style:style>
    <style:style style:name="_32_311" style:display-name="2311" style:family="text">
      <style:text-properties style:text-position="2% 100%"/>
    </style:style>
    <style:style style:name="_32_312" style:display-name="2312" style:family="text">
      <style:text-properties style:text-position="2% 100%" style:text-scale="95%"/>
    </style:style>
    <style:style style:name="_32_313" style:display-name="2313" style:family="text">
      <style:text-properties style:text-position="2% 100%" style:text-scale="96%"/>
    </style:style>
    <style:style style:name="_32_314" style:display-name="2314" style:family="text">
      <style:text-properties style:text-position="2% 100%" style:text-scale="97%"/>
    </style:style>
    <style:style style:name="_32_315" style:display-name="2315" style:family="text">
      <style:text-properties style:text-position="2% 100%" style:text-scale="98%"/>
    </style:style>
    <style:style style:name="_32_316" style:display-name="2316" style:family="text">
      <style:text-properties style:text-position="2% 100%" style:text-scale="99%"/>
    </style:style>
    <style:style style:name="_32_317" style:display-name="2317" style:family="text">
      <style:text-properties style:text-position="2% 100%" style:text-scale="102%"/>
    </style:style>
    <style:style style:name="_32_318" style:display-name="2318" style:family="text">
      <style:text-properties style:text-position="2% 100%" style:text-scale="103%"/>
    </style:style>
    <style:style style:name="_32_319" style:display-name="2319" style:family="text">
      <style:text-properties style:text-position="2% 100%" style:text-scale="105%"/>
    </style:style>
    <style:style style:name="_32_320" style:display-name="2320" style:family="text">
      <style:text-properties style:text-position="2% 100%" style:text-scale="106%"/>
    </style:style>
    <style:style style:name="_32_321" style:display-name="2321" style:family="text">
      <style:text-properties style:text-position="2% 100%" fo:letter-spacing="normal"/>
    </style:style>
    <style:style style:name="_32_322" style:display-name="2322" style:family="text">
      <style:text-properties style:text-position="2% 100%" fo:letter-spacing="normal" style:text-scale="95%"/>
    </style:style>
    <style:style style:name="_32_323" style:display-name="2323" style:family="text">
      <style:text-properties style:text-position="2% 100%" fo:letter-spacing="normal" style:text-scale="96%"/>
    </style:style>
    <style:style style:name="_32_324" style:display-name="2324" style:family="text">
      <style:text-properties style:text-position="2% 100%" fo:letter-spacing="normal" style:text-scale="97%"/>
    </style:style>
    <style:style style:name="_32_325" style:display-name="2325" style:family="text">
      <style:text-properties style:text-position="2% 100%" fo:letter-spacing="normal" style:text-scale="98%"/>
    </style:style>
    <style:style style:name="_32_326" style:display-name="2326" style:family="text">
      <style:text-properties style:text-position="2% 100%" fo:letter-spacing="normal" style:text-scale="99%"/>
    </style:style>
    <style:style style:name="_32_327" style:display-name="2327" style:family="text">
      <style:text-properties style:text-position="2% 100%" fo:letter-spacing="normal" style:text-scale="102%"/>
    </style:style>
    <style:style style:name="_32_328" style:display-name="2328" style:family="text">
      <style:text-properties style:text-position="2% 100%" fo:letter-spacing="normal" style:text-scale="103%"/>
    </style:style>
    <style:style style:name="_32_329" style:display-name="2329" style:family="text">
      <style:text-properties style:text-position="2% 100%" fo:letter-spacing="normal" style:text-scale="105%"/>
    </style:style>
    <style:style style:name="_32_330" style:display-name="2330" style:family="text">
      <style:text-properties style:text-position="2% 100%" fo:letter-spacing="normal" style:text-scale="106%"/>
    </style:style>
    <style:style style:name="_32_331" style:display-name="2331" style:family="text">
      <style:text-properties style:text-position="2% 100%" fo:letter-spacing="0.0311in"/>
    </style:style>
    <style:style style:name="_32_332" style:display-name="2332" style:family="text">
      <style:text-properties style:text-position="2% 100%" fo:letter-spacing="0.0311in" style:text-scale="95%"/>
    </style:style>
    <style:style style:name="_32_333" style:display-name="2333" style:family="text">
      <style:text-properties style:text-position="2% 100%" fo:letter-spacing="0.0311in" style:text-scale="96%"/>
    </style:style>
    <style:style style:name="_32_334" style:display-name="2334" style:family="text">
      <style:text-properties style:text-position="2% 100%" fo:letter-spacing="0.0311in" style:text-scale="97%"/>
    </style:style>
    <style:style style:name="_32_335" style:display-name="2335" style:family="text">
      <style:text-properties style:text-position="2% 100%" fo:letter-spacing="0.0311in" style:text-scale="98%"/>
    </style:style>
    <style:style style:name="_32_336" style:display-name="2336" style:family="text">
      <style:text-properties style:text-position="2% 100%" fo:letter-spacing="0.0311in" style:text-scale="99%"/>
    </style:style>
    <style:style style:name="_32_337" style:display-name="2337" style:family="text">
      <style:text-properties style:text-position="2% 100%" fo:letter-spacing="0.0311in" style:text-scale="102%"/>
    </style:style>
    <style:style style:name="_32_338" style:display-name="2338" style:family="text">
      <style:text-properties style:text-position="2% 100%" fo:letter-spacing="0.0311in" style:text-scale="103%"/>
    </style:style>
    <style:style style:name="_32_339" style:display-name="2339" style:family="text">
      <style:text-properties style:text-position="2% 100%" fo:letter-spacing="0.0311in" style:text-scale="105%"/>
    </style:style>
    <style:style style:name="_32_340" style:display-name="2340" style:family="text">
      <style:text-properties style:text-position="2% 100%" fo:letter-spacing="0.0311in" style:text-scale="106%"/>
    </style:style>
    <style:style style:name="_32_341" style:display-name="2341" style:family="text">
      <style:text-properties fo:background-color="#f9f9ff"/>
    </style:style>
    <style:style style:name="_32_342" style:display-name="2342" style:family="text">
      <style:text-properties fo:background-color="#f9f9ff" style:text-scale="95%"/>
    </style:style>
    <style:style style:name="_32_343" style:display-name="2343" style:family="text">
      <style:text-properties fo:background-color="#f9f9ff" style:text-scale="96%"/>
    </style:style>
    <style:style style:name="_32_344" style:display-name="2344" style:family="text">
      <style:text-properties fo:background-color="#f9f9ff" style:text-scale="97%"/>
    </style:style>
    <style:style style:name="_32_345" style:display-name="2345" style:family="text">
      <style:text-properties fo:background-color="#f9f9ff" style:text-scale="98%"/>
    </style:style>
    <style:style style:name="_32_346" style:display-name="2346" style:family="text">
      <style:text-properties fo:background-color="#f9f9ff" style:text-scale="99%"/>
    </style:style>
    <style:style style:name="_32_347" style:display-name="2347" style:family="text">
      <style:text-properties fo:background-color="#f9f9ff" style:text-scale="102%"/>
    </style:style>
    <style:style style:name="_32_348" style:display-name="2348" style:family="text">
      <style:text-properties fo:background-color="#f9f9ff" style:text-scale="103%"/>
    </style:style>
    <style:style style:name="_32_349" style:display-name="2349" style:family="text">
      <style:text-properties fo:background-color="#f9f9ff" style:text-scale="105%"/>
    </style:style>
    <style:style style:name="_32_350" style:display-name="2350" style:family="text">
      <style:text-properties fo:background-color="#f9f9ff" style:text-scale="106%"/>
    </style:style>
    <style:style style:name="_32_351" style:display-name="2351" style:family="text">
      <style:text-properties fo:letter-spacing="normal" fo:background-color="#f9f9ff"/>
    </style:style>
    <style:style style:name="_32_352" style:display-name="2352" style:family="text">
      <style:text-properties fo:letter-spacing="normal" fo:background-color="#f9f9ff" style:text-scale="95%"/>
    </style:style>
    <style:style style:name="_32_353" style:display-name="2353" style:family="text">
      <style:text-properties fo:letter-spacing="normal" fo:background-color="#f9f9ff" style:text-scale="96%"/>
    </style:style>
    <style:style style:name="_32_354" style:display-name="2354" style:family="text">
      <style:text-properties fo:letter-spacing="normal" fo:background-color="#f9f9ff" style:text-scale="97%"/>
    </style:style>
    <style:style style:name="_32_355" style:display-name="2355" style:family="text">
      <style:text-properties fo:letter-spacing="normal" fo:background-color="#f9f9ff" style:text-scale="98%"/>
    </style:style>
    <style:style style:name="_32_356" style:display-name="2356" style:family="text">
      <style:text-properties fo:letter-spacing="normal" fo:background-color="#f9f9ff" style:text-scale="99%"/>
    </style:style>
    <style:style style:name="_32_357" style:display-name="2357" style:family="text">
      <style:text-properties fo:letter-spacing="normal" fo:background-color="#f9f9ff" style:text-scale="102%"/>
    </style:style>
    <style:style style:name="_32_358" style:display-name="2358" style:family="text">
      <style:text-properties fo:letter-spacing="normal" fo:background-color="#f9f9ff" style:text-scale="103%"/>
    </style:style>
    <style:style style:name="_32_359" style:display-name="2359" style:family="text">
      <style:text-properties fo:letter-spacing="normal" fo:background-color="#f9f9ff" style:text-scale="105%"/>
    </style:style>
    <style:style style:name="_32_360" style:display-name="2360" style:family="text">
      <style:text-properties fo:letter-spacing="normal" fo:background-color="#f9f9ff" style:text-scale="106%"/>
    </style:style>
    <style:style style:name="_32_361" style:display-name="2361" style:family="text">
      <style:text-properties fo:letter-spacing="0.0311in" fo:background-color="#f9f9ff"/>
    </style:style>
    <style:style style:name="_32_362" style:display-name="2362" style:family="text">
      <style:text-properties fo:letter-spacing="0.0311in" fo:background-color="#f9f9ff" style:text-scale="95%"/>
    </style:style>
    <style:style style:name="_32_363" style:display-name="2363" style:family="text">
      <style:text-properties fo:letter-spacing="0.0311in" fo:background-color="#f9f9ff" style:text-scale="96%"/>
    </style:style>
    <style:style style:name="_32_364" style:display-name="2364" style:family="text">
      <style:text-properties fo:letter-spacing="0.0311in" fo:background-color="#f9f9ff" style:text-scale="97%"/>
    </style:style>
    <style:style style:name="_32_365" style:display-name="2365" style:family="text">
      <style:text-properties fo:letter-spacing="0.0311in" fo:background-color="#f9f9ff" style:text-scale="98%"/>
    </style:style>
    <style:style style:name="_32_366" style:display-name="2366" style:family="text">
      <style:text-properties fo:letter-spacing="0.0311in" fo:background-color="#f9f9ff" style:text-scale="99%"/>
    </style:style>
    <style:style style:name="_32_367" style:display-name="2367" style:family="text">
      <style:text-properties fo:letter-spacing="0.0311in" fo:background-color="#f9f9ff" style:text-scale="102%"/>
    </style:style>
    <style:style style:name="_32_368" style:display-name="2368" style:family="text">
      <style:text-properties fo:letter-spacing="0.0311in" fo:background-color="#f9f9ff" style:text-scale="103%"/>
    </style:style>
    <style:style style:name="_32_369" style:display-name="2369" style:family="text">
      <style:text-properties fo:letter-spacing="0.0311in" fo:background-color="#f9f9ff" style:text-scale="105%"/>
    </style:style>
    <style:style style:name="_32_370" style:display-name="2370" style:family="text">
      <style:text-properties fo:letter-spacing="0.0311in" fo:background-color="#f9f9ff" style:text-scale="106%"/>
    </style:style>
    <style:style style:name="_32_371" style:display-name="2371" style:family="text">
      <style:text-properties style:text-position="0% 100%" fo:background-color="#f9f9ff"/>
    </style:style>
    <style:style style:name="_32_372" style:display-name="2372" style:family="text">
      <style:text-properties style:text-position="0% 100%" fo:background-color="#f9f9ff" style:text-scale="95%"/>
    </style:style>
    <style:style style:name="_32_373" style:display-name="2373" style:family="text">
      <style:text-properties style:text-position="0% 100%" fo:background-color="#f9f9ff" style:text-scale="96%"/>
    </style:style>
    <style:style style:name="_32_374" style:display-name="2374" style:family="text">
      <style:text-properties style:text-position="0% 100%" fo:background-color="#f9f9ff" style:text-scale="97%"/>
    </style:style>
    <style:style style:name="_32_375" style:display-name="2375" style:family="text">
      <style:text-properties style:text-position="0% 100%" fo:background-color="#f9f9ff" style:text-scale="98%"/>
    </style:style>
    <style:style style:name="_32_376" style:display-name="2376" style:family="text">
      <style:text-properties style:text-position="0% 100%" fo:background-color="#f9f9ff" style:text-scale="99%"/>
    </style:style>
    <style:style style:name="_32_377" style:display-name="2377" style:family="text">
      <style:text-properties style:text-position="0% 100%" fo:background-color="#f9f9ff" style:text-scale="102%"/>
    </style:style>
    <style:style style:name="_32_378" style:display-name="2378" style:family="text">
      <style:text-properties style:text-position="0% 100%" fo:background-color="#f9f9ff" style:text-scale="103%"/>
    </style:style>
    <style:style style:name="_32_379" style:display-name="2379" style:family="text">
      <style:text-properties style:text-position="0% 100%" fo:background-color="#f9f9ff" style:text-scale="105%"/>
    </style:style>
    <style:style style:name="_32_380" style:display-name="2380" style:family="text">
      <style:text-properties style:text-position="0% 100%" fo:background-color="#f9f9ff" style:text-scale="106%"/>
    </style:style>
    <style:style style:name="_32_381" style:display-name="2381" style:family="text">
      <style:text-properties style:text-position="0% 100%" fo:letter-spacing="normal" fo:background-color="#f9f9ff"/>
    </style:style>
    <style:style style:name="_32_382" style:display-name="2382" style:family="text">
      <style:text-properties style:text-position="0% 100%" fo:letter-spacing="normal" fo:background-color="#f9f9ff" style:text-scale="95%"/>
    </style:style>
    <style:style style:name="_32_383" style:display-name="2383" style:family="text">
      <style:text-properties style:text-position="0% 100%" fo:letter-spacing="normal" fo:background-color="#f9f9ff" style:text-scale="96%"/>
    </style:style>
    <style:style style:name="_32_384" style:display-name="2384" style:family="text">
      <style:text-properties style:text-position="0% 100%" fo:letter-spacing="normal" fo:background-color="#f9f9ff" style:text-scale="97%"/>
    </style:style>
    <style:style style:name="_32_385" style:display-name="2385" style:family="text">
      <style:text-properties style:text-position="0% 100%" fo:letter-spacing="normal" fo:background-color="#f9f9ff" style:text-scale="98%"/>
    </style:style>
    <style:style style:name="_32_386" style:display-name="2386" style:family="text">
      <style:text-properties style:text-position="0% 100%" fo:letter-spacing="normal" fo:background-color="#f9f9ff" style:text-scale="99%"/>
    </style:style>
    <style:style style:name="_32_387" style:display-name="2387" style:family="text">
      <style:text-properties style:text-position="0% 100%" fo:letter-spacing="normal" fo:background-color="#f9f9ff" style:text-scale="102%"/>
    </style:style>
    <style:style style:name="_32_388" style:display-name="2388" style:family="text">
      <style:text-properties style:text-position="0% 100%" fo:letter-spacing="normal" fo:background-color="#f9f9ff" style:text-scale="103%"/>
    </style:style>
    <style:style style:name="_32_389" style:display-name="2389" style:family="text">
      <style:text-properties style:text-position="0% 100%" fo:letter-spacing="normal" fo:background-color="#f9f9ff" style:text-scale="105%"/>
    </style:style>
    <style:style style:name="_32_390" style:display-name="2390" style:family="text">
      <style:text-properties style:text-position="0% 100%" fo:letter-spacing="normal" fo:background-color="#f9f9ff" style:text-scale="106%"/>
    </style:style>
    <style:style style:name="_32_391" style:display-name="2391" style:family="text">
      <style:text-properties style:text-position="0% 100%" fo:letter-spacing="0.0311in" fo:background-color="#f9f9ff"/>
    </style:style>
    <style:style style:name="_32_392" style:display-name="2392" style:family="text">
      <style:text-properties style:text-position="0% 100%" fo:letter-spacing="0.0311in" fo:background-color="#f9f9ff" style:text-scale="95%"/>
    </style:style>
    <style:style style:name="_32_393" style:display-name="2393" style:family="text">
      <style:text-properties style:text-position="0% 100%" fo:letter-spacing="0.0311in" fo:background-color="#f9f9ff" style:text-scale="96%"/>
    </style:style>
    <style:style style:name="_32_394" style:display-name="2394" style:family="text">
      <style:text-properties style:text-position="0% 100%" fo:letter-spacing="0.0311in" fo:background-color="#f9f9ff" style:text-scale="97%"/>
    </style:style>
    <style:style style:name="_32_395" style:display-name="2395" style:family="text">
      <style:text-properties style:text-position="0% 100%" fo:letter-spacing="0.0311in" fo:background-color="#f9f9ff" style:text-scale="98%"/>
    </style:style>
    <style:style style:name="_32_396" style:display-name="2396" style:family="text">
      <style:text-properties style:text-position="0% 100%" fo:letter-spacing="0.0311in" fo:background-color="#f9f9ff" style:text-scale="99%"/>
    </style:style>
    <style:style style:name="_32_397" style:display-name="2397" style:family="text">
      <style:text-properties style:text-position="0% 100%" fo:letter-spacing="0.0311in" fo:background-color="#f9f9ff" style:text-scale="102%"/>
    </style:style>
    <style:style style:name="_32_398" style:display-name="2398" style:family="text">
      <style:text-properties style:text-position="0% 100%" fo:letter-spacing="0.0311in" fo:background-color="#f9f9ff" style:text-scale="103%"/>
    </style:style>
    <style:style style:name="_32_399" style:display-name="2399" style:family="text">
      <style:text-properties style:text-position="0% 100%" fo:letter-spacing="0.0311in" fo:background-color="#f9f9ff" style:text-scale="105%"/>
    </style:style>
    <style:style style:name="_32_400" style:display-name="2400" style:family="text">
      <style:text-properties style:text-position="0% 100%" fo:letter-spacing="0.0311in" fo:background-color="#f9f9ff" style:text-scale="106%"/>
    </style:style>
    <style:style style:name="_32_401" style:display-name="2401" style:family="text">
      <style:text-properties style:text-position="2% 100%" fo:background-color="#f9f9ff"/>
    </style:style>
    <style:style style:name="_32_402" style:display-name="2402" style:family="text">
      <style:text-properties style:text-position="2% 100%" fo:background-color="#f9f9ff" style:text-scale="95%"/>
    </style:style>
    <style:style style:name="_32_403" style:display-name="2403" style:family="text">
      <style:text-properties style:text-position="2% 100%" fo:background-color="#f9f9ff" style:text-scale="96%"/>
    </style:style>
    <style:style style:name="_32_404" style:display-name="2404" style:family="text">
      <style:text-properties style:text-position="2% 100%" fo:background-color="#f9f9ff" style:text-scale="97%"/>
    </style:style>
    <style:style style:name="_32_405" style:display-name="2405" style:family="text">
      <style:text-properties style:text-position="2% 100%" fo:background-color="#f9f9ff" style:text-scale="98%"/>
    </style:style>
    <style:style style:name="_32_406" style:display-name="2406" style:family="text">
      <style:text-properties style:text-position="2% 100%" fo:background-color="#f9f9ff" style:text-scale="99%"/>
    </style:style>
    <style:style style:name="_32_407" style:display-name="2407" style:family="text">
      <style:text-properties style:text-position="2% 100%" fo:background-color="#f9f9ff" style:text-scale="102%"/>
    </style:style>
    <style:style style:name="_32_408" style:display-name="2408" style:family="text">
      <style:text-properties style:text-position="2% 100%" fo:background-color="#f9f9ff" style:text-scale="103%"/>
    </style:style>
    <style:style style:name="_32_409" style:display-name="2409" style:family="text">
      <style:text-properties style:text-position="2% 100%" fo:background-color="#f9f9ff" style:text-scale="105%"/>
    </style:style>
    <style:style style:name="_32_410" style:display-name="2410" style:family="text">
      <style:text-properties style:text-position="2% 100%" fo:background-color="#f9f9ff" style:text-scale="106%"/>
    </style:style>
    <style:style style:name="_32_411" style:display-name="2411" style:family="text">
      <style:text-properties style:text-position="2% 100%" fo:letter-spacing="normal" fo:background-color="#f9f9ff"/>
    </style:style>
    <style:style style:name="_32_412" style:display-name="2412" style:family="text">
      <style:text-properties style:text-position="2% 100%" fo:letter-spacing="normal" fo:background-color="#f9f9ff" style:text-scale="95%"/>
    </style:style>
    <style:style style:name="_32_413" style:display-name="2413" style:family="text">
      <style:text-properties style:text-position="2% 100%" fo:letter-spacing="normal" fo:background-color="#f9f9ff" style:text-scale="96%"/>
    </style:style>
    <style:style style:name="_32_414" style:display-name="2414" style:family="text">
      <style:text-properties style:text-position="2% 100%" fo:letter-spacing="normal" fo:background-color="#f9f9ff" style:text-scale="97%"/>
    </style:style>
    <style:style style:name="_32_415" style:display-name="2415" style:family="text">
      <style:text-properties style:text-position="2% 100%" fo:letter-spacing="normal" fo:background-color="#f9f9ff" style:text-scale="98%"/>
    </style:style>
    <style:style style:name="_32_416" style:display-name="2416" style:family="text">
      <style:text-properties style:text-position="2% 100%" fo:letter-spacing="normal" fo:background-color="#f9f9ff" style:text-scale="99%"/>
    </style:style>
    <style:style style:name="_32_417" style:display-name="2417" style:family="text">
      <style:text-properties style:text-position="2% 100%" fo:letter-spacing="normal" fo:background-color="#f9f9ff" style:text-scale="102%"/>
    </style:style>
    <style:style style:name="_32_418" style:display-name="2418" style:family="text">
      <style:text-properties style:text-position="2% 100%" fo:letter-spacing="normal" fo:background-color="#f9f9ff" style:text-scale="103%"/>
    </style:style>
    <style:style style:name="_32_419" style:display-name="2419" style:family="text">
      <style:text-properties style:text-position="2% 100%" fo:letter-spacing="normal" fo:background-color="#f9f9ff" style:text-scale="105%"/>
    </style:style>
    <style:style style:name="_32_420" style:display-name="2420" style:family="text">
      <style:text-properties style:text-position="2% 100%" fo:letter-spacing="normal" fo:background-color="#f9f9ff" style:text-scale="106%"/>
    </style:style>
    <style:style style:name="_32_421" style:display-name="2421" style:family="text">
      <style:text-properties style:text-position="2% 100%" fo:letter-spacing="0.0311in" fo:background-color="#f9f9ff"/>
    </style:style>
    <style:style style:name="_32_422" style:display-name="2422" style:family="text">
      <style:text-properties style:text-position="2% 100%" fo:letter-spacing="0.0311in" fo:background-color="#f9f9ff" style:text-scale="95%"/>
    </style:style>
    <style:style style:name="_32_423" style:display-name="2423" style:family="text">
      <style:text-properties style:text-position="2% 100%" fo:letter-spacing="0.0311in" fo:background-color="#f9f9ff" style:text-scale="96%"/>
    </style:style>
    <style:style style:name="_32_424" style:display-name="2424" style:family="text">
      <style:text-properties style:text-position="2% 100%" fo:letter-spacing="0.0311in" fo:background-color="#f9f9ff" style:text-scale="97%"/>
    </style:style>
    <style:style style:name="_32_425" style:display-name="2425" style:family="text">
      <style:text-properties style:text-position="2% 100%" fo:letter-spacing="0.0311in" fo:background-color="#f9f9ff" style:text-scale="98%"/>
    </style:style>
    <style:style style:name="_32_426" style:display-name="2426" style:family="text">
      <style:text-properties style:text-position="2% 100%" fo:letter-spacing="0.0311in" fo:background-color="#f9f9ff" style:text-scale="99%"/>
    </style:style>
    <style:style style:name="_32_427" style:display-name="2427" style:family="text">
      <style:text-properties style:text-position="2% 100%" fo:letter-spacing="0.0311in" fo:background-color="#f9f9ff" style:text-scale="102%"/>
    </style:style>
    <style:style style:name="_32_428" style:display-name="2428" style:family="text">
      <style:text-properties style:text-position="2% 100%" fo:letter-spacing="0.0311in" fo:background-color="#f9f9ff" style:text-scale="103%"/>
    </style:style>
    <style:style style:name="_32_429" style:display-name="2429" style:family="text">
      <style:text-properties style:text-position="2% 100%" fo:letter-spacing="0.0311in" fo:background-color="#f9f9ff" style:text-scale="105%"/>
    </style:style>
    <style:style style:name="_32_430" style:display-name="2430" style:family="text">
      <style:text-properties style:text-position="2% 100%" fo:letter-spacing="0.0311in" fo:background-color="#f9f9ff" style:text-scale="106%"/>
    </style:style>
    <style:style style:name="_32_431" style:display-name="2431" style:family="text">
      <style:text-properties fo:background-color="#f9fdff"/>
    </style:style>
    <style:style style:name="_32_432" style:display-name="2432" style:family="text">
      <style:text-properties fo:background-color="#f9fdff" style:text-scale="95%"/>
    </style:style>
    <style:style style:name="_32_433" style:display-name="2433" style:family="text">
      <style:text-properties fo:background-color="#f9fdff" style:text-scale="96%"/>
    </style:style>
    <style:style style:name="_32_434" style:display-name="2434" style:family="text">
      <style:text-properties fo:background-color="#f9fdff" style:text-scale="97%"/>
    </style:style>
    <style:style style:name="_32_435" style:display-name="2435" style:family="text">
      <style:text-properties fo:background-color="#f9fdff" style:text-scale="98%"/>
    </style:style>
    <style:style style:name="_32_436" style:display-name="2436" style:family="text">
      <style:text-properties fo:background-color="#f9fdff" style:text-scale="99%"/>
    </style:style>
    <style:style style:name="_32_437" style:display-name="2437" style:family="text">
      <style:text-properties fo:background-color="#f9fdff" style:text-scale="102%"/>
    </style:style>
    <style:style style:name="_32_438" style:display-name="2438" style:family="text">
      <style:text-properties fo:background-color="#f9fdff" style:text-scale="103%"/>
    </style:style>
    <style:style style:name="_32_439" style:display-name="2439" style:family="text">
      <style:text-properties fo:background-color="#f9fdff" style:text-scale="105%"/>
    </style:style>
    <style:style style:name="_32_440" style:display-name="2440" style:family="text">
      <style:text-properties fo:background-color="#f9fdff" style:text-scale="106%"/>
    </style:style>
    <style:style style:name="_32_441" style:display-name="2441" style:family="text">
      <style:text-properties fo:letter-spacing="normal" fo:background-color="#f9fdff"/>
    </style:style>
    <style:style style:name="_32_442" style:display-name="2442" style:family="text">
      <style:text-properties fo:letter-spacing="normal" fo:background-color="#f9fdff" style:text-scale="95%"/>
    </style:style>
    <style:style style:name="_32_443" style:display-name="2443" style:family="text">
      <style:text-properties fo:letter-spacing="normal" fo:background-color="#f9fdff" style:text-scale="96%"/>
    </style:style>
    <style:style style:name="_32_444" style:display-name="2444" style:family="text">
      <style:text-properties fo:letter-spacing="normal" fo:background-color="#f9fdff" style:text-scale="97%"/>
    </style:style>
    <style:style style:name="_32_445" style:display-name="2445" style:family="text">
      <style:text-properties fo:letter-spacing="normal" fo:background-color="#f9fdff" style:text-scale="98%"/>
    </style:style>
    <style:style style:name="_32_446" style:display-name="2446" style:family="text">
      <style:text-properties fo:letter-spacing="normal" fo:background-color="#f9fdff" style:text-scale="99%"/>
    </style:style>
    <style:style style:name="_32_447" style:display-name="2447" style:family="text">
      <style:text-properties fo:letter-spacing="normal" fo:background-color="#f9fdff" style:text-scale="102%"/>
    </style:style>
    <style:style style:name="_32_448" style:display-name="2448" style:family="text">
      <style:text-properties fo:letter-spacing="normal" fo:background-color="#f9fdff" style:text-scale="103%"/>
    </style:style>
    <style:style style:name="_32_449" style:display-name="2449" style:family="text">
      <style:text-properties fo:letter-spacing="normal" fo:background-color="#f9fdff" style:text-scale="105%"/>
    </style:style>
    <style:style style:name="_32_450" style:display-name="2450" style:family="text">
      <style:text-properties fo:letter-spacing="normal" fo:background-color="#f9fdff" style:text-scale="106%"/>
    </style:style>
    <style:style style:name="_32_451" style:display-name="2451" style:family="text">
      <style:text-properties fo:letter-spacing="0.0311in" fo:background-color="#f9fdff"/>
    </style:style>
    <style:style style:name="_32_452" style:display-name="2452" style:family="text">
      <style:text-properties fo:letter-spacing="0.0311in" fo:background-color="#f9fdff" style:text-scale="95%"/>
    </style:style>
    <style:style style:name="_32_453" style:display-name="2453" style:family="text">
      <style:text-properties fo:letter-spacing="0.0311in" fo:background-color="#f9fdff" style:text-scale="96%"/>
    </style:style>
    <style:style style:name="_32_454" style:display-name="2454" style:family="text">
      <style:text-properties fo:letter-spacing="0.0311in" fo:background-color="#f9fdff" style:text-scale="97%"/>
    </style:style>
    <style:style style:name="_32_455" style:display-name="2455" style:family="text">
      <style:text-properties fo:letter-spacing="0.0311in" fo:background-color="#f9fdff" style:text-scale="98%"/>
    </style:style>
    <style:style style:name="_32_456" style:display-name="2456" style:family="text">
      <style:text-properties fo:letter-spacing="0.0311in" fo:background-color="#f9fdff" style:text-scale="99%"/>
    </style:style>
    <style:style style:name="_32_457" style:display-name="2457" style:family="text">
      <style:text-properties fo:letter-spacing="0.0311in" fo:background-color="#f9fdff" style:text-scale="102%"/>
    </style:style>
    <style:style style:name="_32_458" style:display-name="2458" style:family="text">
      <style:text-properties fo:letter-spacing="0.0311in" fo:background-color="#f9fdff" style:text-scale="103%"/>
    </style:style>
    <style:style style:name="_32_459" style:display-name="2459" style:family="text">
      <style:text-properties fo:letter-spacing="0.0311in" fo:background-color="#f9fdff" style:text-scale="105%"/>
    </style:style>
    <style:style style:name="_32_460" style:display-name="2460" style:family="text">
      <style:text-properties fo:letter-spacing="0.0311in" fo:background-color="#f9fdff" style:text-scale="106%"/>
    </style:style>
    <style:style style:name="_32_461" style:display-name="2461" style:family="text">
      <style:text-properties style:text-position="0% 100%" fo:background-color="#f9fdff"/>
    </style:style>
    <style:style style:name="_32_462" style:display-name="2462" style:family="text">
      <style:text-properties style:text-position="0% 100%" fo:background-color="#f9fdff" style:text-scale="95%"/>
    </style:style>
    <style:style style:name="_32_463" style:display-name="2463" style:family="text">
      <style:text-properties style:text-position="0% 100%" fo:background-color="#f9fdff" style:text-scale="96%"/>
    </style:style>
    <style:style style:name="_32_464" style:display-name="2464" style:family="text">
      <style:text-properties style:text-position="0% 100%" fo:background-color="#f9fdff" style:text-scale="97%"/>
    </style:style>
    <style:style style:name="_32_465" style:display-name="2465" style:family="text">
      <style:text-properties style:text-position="0% 100%" fo:background-color="#f9fdff" style:text-scale="98%"/>
    </style:style>
    <style:style style:name="_32_466" style:display-name="2466" style:family="text">
      <style:text-properties style:text-position="0% 100%" fo:background-color="#f9fdff" style:text-scale="99%"/>
    </style:style>
    <style:style style:name="_32_467" style:display-name="2467" style:family="text">
      <style:text-properties style:text-position="0% 100%" fo:background-color="#f9fdff" style:text-scale="102%"/>
    </style:style>
    <style:style style:name="_32_468" style:display-name="2468" style:family="text">
      <style:text-properties style:text-position="0% 100%" fo:background-color="#f9fdff" style:text-scale="103%"/>
    </style:style>
    <style:style style:name="_32_469" style:display-name="2469" style:family="text">
      <style:text-properties style:text-position="0% 100%" fo:background-color="#f9fdff" style:text-scale="105%"/>
    </style:style>
    <style:style style:name="_32_470" style:display-name="2470" style:family="text">
      <style:text-properties style:text-position="0% 100%" fo:background-color="#f9fdff" style:text-scale="106%"/>
    </style:style>
    <style:style style:name="_32_471" style:display-name="2471" style:family="text">
      <style:text-properties style:text-position="0% 100%" fo:letter-spacing="normal" fo:background-color="#f9fdff"/>
    </style:style>
    <style:style style:name="_32_472" style:display-name="2472" style:family="text">
      <style:text-properties style:text-position="0% 100%" fo:letter-spacing="normal" fo:background-color="#f9fdff" style:text-scale="95%"/>
    </style:style>
    <style:style style:name="_32_473" style:display-name="2473" style:family="text">
      <style:text-properties style:text-position="0% 100%" fo:letter-spacing="normal" fo:background-color="#f9fdff" style:text-scale="96%"/>
    </style:style>
    <style:style style:name="_32_474" style:display-name="2474" style:family="text">
      <style:text-properties style:text-position="0% 100%" fo:letter-spacing="normal" fo:background-color="#f9fdff" style:text-scale="97%"/>
    </style:style>
    <style:style style:name="_32_475" style:display-name="2475" style:family="text">
      <style:text-properties style:text-position="0% 100%" fo:letter-spacing="normal" fo:background-color="#f9fdff" style:text-scale="98%"/>
    </style:style>
    <style:style style:name="_32_476" style:display-name="2476" style:family="text">
      <style:text-properties style:text-position="0% 100%" fo:letter-spacing="normal" fo:background-color="#f9fdff" style:text-scale="99%"/>
    </style:style>
    <style:style style:name="_32_477" style:display-name="2477" style:family="text">
      <style:text-properties style:text-position="0% 100%" fo:letter-spacing="normal" fo:background-color="#f9fdff" style:text-scale="102%"/>
    </style:style>
    <style:style style:name="_32_478" style:display-name="2478" style:family="text">
      <style:text-properties style:text-position="0% 100%" fo:letter-spacing="normal" fo:background-color="#f9fdff" style:text-scale="103%"/>
    </style:style>
    <style:style style:name="_32_479" style:display-name="2479" style:family="text">
      <style:text-properties style:text-position="0% 100%" fo:letter-spacing="normal" fo:background-color="#f9fdff" style:text-scale="105%"/>
    </style:style>
    <style:style style:name="_32_480" style:display-name="2480" style:family="text">
      <style:text-properties style:text-position="0% 100%" fo:letter-spacing="normal" fo:background-color="#f9fdff" style:text-scale="106%"/>
    </style:style>
    <style:style style:name="_32_481" style:display-name="2481" style:family="text">
      <style:text-properties style:text-position="0% 100%" fo:letter-spacing="0.0311in" fo:background-color="#f9fdff"/>
    </style:style>
    <style:style style:name="_32_482" style:display-name="2482" style:family="text">
      <style:text-properties style:text-position="0% 100%" fo:letter-spacing="0.0311in" fo:background-color="#f9fdff" style:text-scale="95%"/>
    </style:style>
    <style:style style:name="_32_483" style:display-name="2483" style:family="text">
      <style:text-properties style:text-position="0% 100%" fo:letter-spacing="0.0311in" fo:background-color="#f9fdff" style:text-scale="96%"/>
    </style:style>
    <style:style style:name="_32_484" style:display-name="2484" style:family="text">
      <style:text-properties style:text-position="0% 100%" fo:letter-spacing="0.0311in" fo:background-color="#f9fdff" style:text-scale="97%"/>
    </style:style>
    <style:style style:name="_32_485" style:display-name="2485" style:family="text">
      <style:text-properties style:text-position="0% 100%" fo:letter-spacing="0.0311in" fo:background-color="#f9fdff" style:text-scale="98%"/>
    </style:style>
    <style:style style:name="_32_486" style:display-name="2486" style:family="text">
      <style:text-properties style:text-position="0% 100%" fo:letter-spacing="0.0311in" fo:background-color="#f9fdff" style:text-scale="99%"/>
    </style:style>
    <style:style style:name="_32_487" style:display-name="2487" style:family="text">
      <style:text-properties style:text-position="0% 100%" fo:letter-spacing="0.0311in" fo:background-color="#f9fdff" style:text-scale="102%"/>
    </style:style>
    <style:style style:name="_32_488" style:display-name="2488" style:family="text">
      <style:text-properties style:text-position="0% 100%" fo:letter-spacing="0.0311in" fo:background-color="#f9fdff" style:text-scale="103%"/>
    </style:style>
    <style:style style:name="_32_489" style:display-name="2489" style:family="text">
      <style:text-properties style:text-position="0% 100%" fo:letter-spacing="0.0311in" fo:background-color="#f9fdff" style:text-scale="105%"/>
    </style:style>
    <style:style style:name="_32_490" style:display-name="2490" style:family="text">
      <style:text-properties style:text-position="0% 100%" fo:letter-spacing="0.0311in" fo:background-color="#f9fdff" style:text-scale="106%"/>
    </style:style>
    <style:style style:name="_32_491" style:display-name="2491" style:family="text">
      <style:text-properties style:text-position="2% 100%" fo:background-color="#f9fdff"/>
    </style:style>
    <style:style style:name="_32_492" style:display-name="2492" style:family="text">
      <style:text-properties style:text-position="2% 100%" fo:background-color="#f9fdff" style:text-scale="95%"/>
    </style:style>
    <style:style style:name="_32_493" style:display-name="2493" style:family="text">
      <style:text-properties style:text-position="2% 100%" fo:background-color="#f9fdff" style:text-scale="96%"/>
    </style:style>
    <style:style style:name="_32_494" style:display-name="2494" style:family="text">
      <style:text-properties style:text-position="2% 100%" fo:background-color="#f9fdff" style:text-scale="97%"/>
    </style:style>
    <style:style style:name="_32_495" style:display-name="2495" style:family="text">
      <style:text-properties style:text-position="2% 100%" fo:background-color="#f9fdff" style:text-scale="98%"/>
    </style:style>
    <style:style style:name="_32_496" style:display-name="2496" style:family="text">
      <style:text-properties style:text-position="2% 100%" fo:background-color="#f9fdff" style:text-scale="99%"/>
    </style:style>
    <style:style style:name="_32_497" style:display-name="2497" style:family="text">
      <style:text-properties style:text-position="2% 100%" fo:background-color="#f9fdff" style:text-scale="102%"/>
    </style:style>
    <style:style style:name="_32_498" style:display-name="2498" style:family="text">
      <style:text-properties style:text-position="2% 100%" fo:background-color="#f9fdff" style:text-scale="103%"/>
    </style:style>
    <style:style style:name="_32_499" style:display-name="2499" style:family="text">
      <style:text-properties style:text-position="2% 100%" fo:background-color="#f9fdff" style:text-scale="105%"/>
    </style:style>
    <style:style style:name="_32_500" style:display-name="2500" style:family="text">
      <style:text-properties style:text-position="2% 100%" fo:background-color="#f9fdff" style:text-scale="106%"/>
    </style:style>
    <style:style style:name="_32_501" style:display-name="2501" style:family="text">
      <style:text-properties style:text-position="2% 100%" fo:letter-spacing="normal" fo:background-color="#f9fdff"/>
    </style:style>
    <style:style style:name="_32_502" style:display-name="2502" style:family="text">
      <style:text-properties style:text-position="2% 100%" fo:letter-spacing="normal" fo:background-color="#f9fdff" style:text-scale="95%"/>
    </style:style>
    <style:style style:name="_32_503" style:display-name="2503" style:family="text">
      <style:text-properties style:text-position="2% 100%" fo:letter-spacing="normal" fo:background-color="#f9fdff" style:text-scale="96%"/>
    </style:style>
    <style:style style:name="_32_504" style:display-name="2504" style:family="text">
      <style:text-properties style:text-position="2% 100%" fo:letter-spacing="normal" fo:background-color="#f9fdff" style:text-scale="97%"/>
    </style:style>
    <style:style style:name="_32_505" style:display-name="2505" style:family="text">
      <style:text-properties style:text-position="2% 100%" fo:letter-spacing="normal" fo:background-color="#f9fdff" style:text-scale="98%"/>
    </style:style>
    <style:style style:name="_32_506" style:display-name="2506" style:family="text">
      <style:text-properties style:text-position="2% 100%" fo:letter-spacing="normal" fo:background-color="#f9fdff" style:text-scale="99%"/>
    </style:style>
    <style:style style:name="_32_507" style:display-name="2507" style:family="text">
      <style:text-properties style:text-position="2% 100%" fo:letter-spacing="normal" fo:background-color="#f9fdff" style:text-scale="102%"/>
    </style:style>
    <style:style style:name="_32_508" style:display-name="2508" style:family="text">
      <style:text-properties style:text-position="2% 100%" fo:letter-spacing="normal" fo:background-color="#f9fdff" style:text-scale="103%"/>
    </style:style>
    <style:style style:name="_32_509" style:display-name="2509" style:family="text">
      <style:text-properties style:text-position="2% 100%" fo:letter-spacing="normal" fo:background-color="#f9fdff" style:text-scale="105%"/>
    </style:style>
    <style:style style:name="_32_510" style:display-name="2510" style:family="text">
      <style:text-properties style:text-position="2% 100%" fo:letter-spacing="normal" fo:background-color="#f9fdff" style:text-scale="106%"/>
    </style:style>
    <style:style style:name="_32_511" style:display-name="2511" style:family="text">
      <style:text-properties style:text-position="2% 100%" fo:letter-spacing="0.0311in" fo:background-color="#f9fdff"/>
    </style:style>
    <style:style style:name="_32_512" style:display-name="2512" style:family="text">
      <style:text-properties style:text-position="2% 100%" fo:letter-spacing="0.0311in" fo:background-color="#f9fdff" style:text-scale="95%"/>
    </style:style>
    <style:style style:name="_32_513" style:display-name="2513" style:family="text">
      <style:text-properties style:text-position="2% 100%" fo:letter-spacing="0.0311in" fo:background-color="#f9fdff" style:text-scale="96%"/>
    </style:style>
    <style:style style:name="_32_514" style:display-name="2514" style:family="text">
      <style:text-properties style:text-position="2% 100%" fo:letter-spacing="0.0311in" fo:background-color="#f9fdff" style:text-scale="97%"/>
    </style:style>
    <style:style style:name="_32_515" style:display-name="2515" style:family="text">
      <style:text-properties style:text-position="2% 100%" fo:letter-spacing="0.0311in" fo:background-color="#f9fdff" style:text-scale="98%"/>
    </style:style>
    <style:style style:name="_32_516" style:display-name="2516" style:family="text">
      <style:text-properties style:text-position="2% 100%" fo:letter-spacing="0.0311in" fo:background-color="#f9fdff" style:text-scale="99%"/>
    </style:style>
    <style:style style:name="_32_517" style:display-name="2517" style:family="text">
      <style:text-properties style:text-position="2% 100%" fo:letter-spacing="0.0311in" fo:background-color="#f9fdff" style:text-scale="102%"/>
    </style:style>
    <style:style style:name="_32_518" style:display-name="2518" style:family="text">
      <style:text-properties style:text-position="2% 100%" fo:letter-spacing="0.0311in" fo:background-color="#f9fdff" style:text-scale="103%"/>
    </style:style>
    <style:style style:name="_32_519" style:display-name="2519" style:family="text">
      <style:text-properties style:text-position="2% 100%" fo:letter-spacing="0.0311in" fo:background-color="#f9fdff" style:text-scale="105%"/>
    </style:style>
    <style:style style:name="_32_520" style:display-name="2520" style:family="text">
      <style:text-properties style:text-position="2% 100%" fo:letter-spacing="0.0311in" fo:background-color="#f9fdff" style:text-scale="106%"/>
    </style:style>
    <style:style style:name="_32_521" style:display-name="2521" style:family="text">
      <style:text-properties fo:background-color="#fdf9ff"/>
    </style:style>
    <style:style style:name="_32_522" style:display-name="2522" style:family="text">
      <style:text-properties fo:background-color="#fdf9ff" style:text-scale="95%"/>
    </style:style>
    <style:style style:name="_32_523" style:display-name="2523" style:family="text">
      <style:text-properties fo:background-color="#fdf9ff" style:text-scale="96%"/>
    </style:style>
    <style:style style:name="_32_524" style:display-name="2524" style:family="text">
      <style:text-properties fo:background-color="#fdf9ff" style:text-scale="97%"/>
    </style:style>
    <style:style style:name="_32_525" style:display-name="2525" style:family="text">
      <style:text-properties fo:background-color="#fdf9ff" style:text-scale="98%"/>
    </style:style>
    <style:style style:name="_32_526" style:display-name="2526" style:family="text">
      <style:text-properties fo:background-color="#fdf9ff" style:text-scale="99%"/>
    </style:style>
    <style:style style:name="_32_527" style:display-name="2527" style:family="text">
      <style:text-properties fo:background-color="#fdf9ff" style:text-scale="102%"/>
    </style:style>
    <style:style style:name="_32_528" style:display-name="2528" style:family="text">
      <style:text-properties fo:background-color="#fdf9ff" style:text-scale="103%"/>
    </style:style>
    <style:style style:name="_32_529" style:display-name="2529" style:family="text">
      <style:text-properties fo:background-color="#fdf9ff" style:text-scale="105%"/>
    </style:style>
    <style:style style:name="_32_530" style:display-name="2530" style:family="text">
      <style:text-properties fo:background-color="#fdf9ff" style:text-scale="106%"/>
    </style:style>
    <style:style style:name="_32_531" style:display-name="2531" style:family="text">
      <style:text-properties fo:letter-spacing="normal" fo:background-color="#fdf9ff"/>
    </style:style>
    <style:style style:name="_32_532" style:display-name="2532" style:family="text">
      <style:text-properties fo:letter-spacing="normal" fo:background-color="#fdf9ff" style:text-scale="95%"/>
    </style:style>
    <style:style style:name="_32_533" style:display-name="2533" style:family="text">
      <style:text-properties fo:letter-spacing="normal" fo:background-color="#fdf9ff" style:text-scale="96%"/>
    </style:style>
    <style:style style:name="_32_534" style:display-name="2534" style:family="text">
      <style:text-properties fo:letter-spacing="normal" fo:background-color="#fdf9ff" style:text-scale="97%"/>
    </style:style>
    <style:style style:name="_32_535" style:display-name="2535" style:family="text">
      <style:text-properties fo:letter-spacing="normal" fo:background-color="#fdf9ff" style:text-scale="98%"/>
    </style:style>
    <style:style style:name="_32_536" style:display-name="2536" style:family="text">
      <style:text-properties fo:letter-spacing="normal" fo:background-color="#fdf9ff" style:text-scale="99%"/>
    </style:style>
    <style:style style:name="_32_537" style:display-name="2537" style:family="text">
      <style:text-properties fo:letter-spacing="normal" fo:background-color="#fdf9ff" style:text-scale="102%"/>
    </style:style>
    <style:style style:name="_32_538" style:display-name="2538" style:family="text">
      <style:text-properties fo:letter-spacing="normal" fo:background-color="#fdf9ff" style:text-scale="103%"/>
    </style:style>
    <style:style style:name="_32_539" style:display-name="2539" style:family="text">
      <style:text-properties fo:letter-spacing="normal" fo:background-color="#fdf9ff" style:text-scale="105%"/>
    </style:style>
    <style:style style:name="_32_540" style:display-name="2540" style:family="text">
      <style:text-properties fo:letter-spacing="normal" fo:background-color="#fdf9ff" style:text-scale="106%"/>
    </style:style>
    <style:style style:name="_32_541" style:display-name="2541" style:family="text">
      <style:text-properties fo:letter-spacing="0.0311in" fo:background-color="#fdf9ff"/>
    </style:style>
    <style:style style:name="_32_542" style:display-name="2542" style:family="text">
      <style:text-properties fo:letter-spacing="0.0311in" fo:background-color="#fdf9ff" style:text-scale="95%"/>
    </style:style>
    <style:style style:name="_32_543" style:display-name="2543" style:family="text">
      <style:text-properties fo:letter-spacing="0.0311in" fo:background-color="#fdf9ff" style:text-scale="96%"/>
    </style:style>
    <style:style style:name="_32_544" style:display-name="2544" style:family="text">
      <style:text-properties fo:letter-spacing="0.0311in" fo:background-color="#fdf9ff" style:text-scale="97%"/>
    </style:style>
    <style:style style:name="_32_545" style:display-name="2545" style:family="text">
      <style:text-properties fo:letter-spacing="0.0311in" fo:background-color="#fdf9ff" style:text-scale="98%"/>
    </style:style>
    <style:style style:name="_32_546" style:display-name="2546" style:family="text">
      <style:text-properties fo:letter-spacing="0.0311in" fo:background-color="#fdf9ff" style:text-scale="99%"/>
    </style:style>
    <style:style style:name="_32_547" style:display-name="2547" style:family="text">
      <style:text-properties fo:letter-spacing="0.0311in" fo:background-color="#fdf9ff" style:text-scale="102%"/>
    </style:style>
    <style:style style:name="_32_548" style:display-name="2548" style:family="text">
      <style:text-properties fo:letter-spacing="0.0311in" fo:background-color="#fdf9ff" style:text-scale="103%"/>
    </style:style>
    <style:style style:name="_32_549" style:display-name="2549" style:family="text">
      <style:text-properties fo:letter-spacing="0.0311in" fo:background-color="#fdf9ff" style:text-scale="105%"/>
    </style:style>
    <style:style style:name="_32_550" style:display-name="2550" style:family="text">
      <style:text-properties fo:letter-spacing="0.0311in" fo:background-color="#fdf9ff" style:text-scale="106%"/>
    </style:style>
    <style:style style:name="_32_551" style:display-name="2551" style:family="text">
      <style:text-properties style:text-position="0% 100%" fo:background-color="#fdf9ff"/>
    </style:style>
    <style:style style:name="_32_552" style:display-name="2552" style:family="text">
      <style:text-properties style:text-position="0% 100%" fo:background-color="#fdf9ff" style:text-scale="95%"/>
    </style:style>
    <style:style style:name="_32_553" style:display-name="2553" style:family="text">
      <style:text-properties style:text-position="0% 100%" fo:background-color="#fdf9ff" style:text-scale="96%"/>
    </style:style>
    <style:style style:name="_32_554" style:display-name="2554" style:family="text">
      <style:text-properties style:text-position="0% 100%" fo:background-color="#fdf9ff" style:text-scale="97%"/>
    </style:style>
    <style:style style:name="_32_555" style:display-name="2555" style:family="text">
      <style:text-properties style:text-position="0% 100%" fo:background-color="#fdf9ff" style:text-scale="98%"/>
    </style:style>
    <style:style style:name="_32_556" style:display-name="2556" style:family="text">
      <style:text-properties style:text-position="0% 100%" fo:background-color="#fdf9ff" style:text-scale="99%"/>
    </style:style>
    <style:style style:name="_32_557" style:display-name="2557" style:family="text">
      <style:text-properties style:text-position="0% 100%" fo:background-color="#fdf9ff" style:text-scale="102%"/>
    </style:style>
    <style:style style:name="_32_558" style:display-name="2558" style:family="text">
      <style:text-properties style:text-position="0% 100%" fo:background-color="#fdf9ff" style:text-scale="103%"/>
    </style:style>
    <style:style style:name="_32_559" style:display-name="2559" style:family="text">
      <style:text-properties style:text-position="0% 100%" fo:background-color="#fdf9ff" style:text-scale="105%"/>
    </style:style>
    <style:style style:name="_32_560" style:display-name="2560" style:family="text">
      <style:text-properties style:text-position="0% 100%" fo:background-color="#fdf9ff" style:text-scale="106%"/>
    </style:style>
    <style:style style:name="_32_561" style:display-name="2561" style:family="text">
      <style:text-properties style:text-position="0% 100%" fo:letter-spacing="normal" fo:background-color="#fdf9ff"/>
    </style:style>
    <style:style style:name="_32_562" style:display-name="2562" style:family="text">
      <style:text-properties style:text-position="0% 100%" fo:letter-spacing="normal" fo:background-color="#fdf9ff" style:text-scale="95%"/>
    </style:style>
    <style:style style:name="_32_563" style:display-name="2563" style:family="text">
      <style:text-properties style:text-position="0% 100%" fo:letter-spacing="normal" fo:background-color="#fdf9ff" style:text-scale="96%"/>
    </style:style>
    <style:style style:name="_32_564" style:display-name="2564" style:family="text">
      <style:text-properties style:text-position="0% 100%" fo:letter-spacing="normal" fo:background-color="#fdf9ff" style:text-scale="97%"/>
    </style:style>
    <style:style style:name="_32_565" style:display-name="2565" style:family="text">
      <style:text-properties style:text-position="0% 100%" fo:letter-spacing="normal" fo:background-color="#fdf9ff" style:text-scale="98%"/>
    </style:style>
    <style:style style:name="_32_566" style:display-name="2566" style:family="text">
      <style:text-properties style:text-position="0% 100%" fo:letter-spacing="normal" fo:background-color="#fdf9ff" style:text-scale="99%"/>
    </style:style>
    <style:style style:name="_32_567" style:display-name="2567" style:family="text">
      <style:text-properties style:text-position="0% 100%" fo:letter-spacing="normal" fo:background-color="#fdf9ff" style:text-scale="102%"/>
    </style:style>
    <style:style style:name="_32_568" style:display-name="2568" style:family="text">
      <style:text-properties style:text-position="0% 100%" fo:letter-spacing="normal" fo:background-color="#fdf9ff" style:text-scale="103%"/>
    </style:style>
    <style:style style:name="_32_569" style:display-name="2569" style:family="text">
      <style:text-properties style:text-position="0% 100%" fo:letter-spacing="normal" fo:background-color="#fdf9ff" style:text-scale="105%"/>
    </style:style>
    <style:style style:name="_32_570" style:display-name="2570" style:family="text">
      <style:text-properties style:text-position="0% 100%" fo:letter-spacing="normal" fo:background-color="#fdf9ff" style:text-scale="106%"/>
    </style:style>
    <style:style style:name="_32_571" style:display-name="2571" style:family="text">
      <style:text-properties style:text-position="0% 100%" fo:letter-spacing="0.0311in" fo:background-color="#fdf9ff"/>
    </style:style>
    <style:style style:name="_32_572" style:display-name="2572" style:family="text">
      <style:text-properties style:text-position="0% 100%" fo:letter-spacing="0.0311in" fo:background-color="#fdf9ff" style:text-scale="95%"/>
    </style:style>
    <style:style style:name="_32_573" style:display-name="2573" style:family="text">
      <style:text-properties style:text-position="0% 100%" fo:letter-spacing="0.0311in" fo:background-color="#fdf9ff" style:text-scale="96%"/>
    </style:style>
    <style:style style:name="_32_574" style:display-name="2574" style:family="text">
      <style:text-properties style:text-position="0% 100%" fo:letter-spacing="0.0311in" fo:background-color="#fdf9ff" style:text-scale="97%"/>
    </style:style>
    <style:style style:name="_32_575" style:display-name="2575" style:family="text">
      <style:text-properties style:text-position="0% 100%" fo:letter-spacing="0.0311in" fo:background-color="#fdf9ff" style:text-scale="98%"/>
    </style:style>
    <style:style style:name="_32_576" style:display-name="2576" style:family="text">
      <style:text-properties style:text-position="0% 100%" fo:letter-spacing="0.0311in" fo:background-color="#fdf9ff" style:text-scale="99%"/>
    </style:style>
    <style:style style:name="_32_577" style:display-name="2577" style:family="text">
      <style:text-properties style:text-position="0% 100%" fo:letter-spacing="0.0311in" fo:background-color="#fdf9ff" style:text-scale="102%"/>
    </style:style>
    <style:style style:name="_32_578" style:display-name="2578" style:family="text">
      <style:text-properties style:text-position="0% 100%" fo:letter-spacing="0.0311in" fo:background-color="#fdf9ff" style:text-scale="103%"/>
    </style:style>
    <style:style style:name="_32_579" style:display-name="2579" style:family="text">
      <style:text-properties style:text-position="0% 100%" fo:letter-spacing="0.0311in" fo:background-color="#fdf9ff" style:text-scale="105%"/>
    </style:style>
    <style:style style:name="_32_580" style:display-name="2580" style:family="text">
      <style:text-properties style:text-position="0% 100%" fo:letter-spacing="0.0311in" fo:background-color="#fdf9ff" style:text-scale="106%"/>
    </style:style>
    <style:style style:name="_32_581" style:display-name="2581" style:family="text">
      <style:text-properties style:text-position="2% 100%" fo:background-color="#fdf9ff"/>
    </style:style>
    <style:style style:name="_32_582" style:display-name="2582" style:family="text">
      <style:text-properties style:text-position="2% 100%" fo:background-color="#fdf9ff" style:text-scale="95%"/>
    </style:style>
    <style:style style:name="_32_583" style:display-name="2583" style:family="text">
      <style:text-properties style:text-position="2% 100%" fo:background-color="#fdf9ff" style:text-scale="96%"/>
    </style:style>
    <style:style style:name="_32_584" style:display-name="2584" style:family="text">
      <style:text-properties style:text-position="2% 100%" fo:background-color="#fdf9ff" style:text-scale="97%"/>
    </style:style>
    <style:style style:name="_32_585" style:display-name="2585" style:family="text">
      <style:text-properties style:text-position="2% 100%" fo:background-color="#fdf9ff" style:text-scale="98%"/>
    </style:style>
    <style:style style:name="_32_586" style:display-name="2586" style:family="text">
      <style:text-properties style:text-position="2% 100%" fo:background-color="#fdf9ff" style:text-scale="99%"/>
    </style:style>
    <style:style style:name="_32_587" style:display-name="2587" style:family="text">
      <style:text-properties style:text-position="2% 100%" fo:background-color="#fdf9ff" style:text-scale="102%"/>
    </style:style>
    <style:style style:name="_32_588" style:display-name="2588" style:family="text">
      <style:text-properties style:text-position="2% 100%" fo:background-color="#fdf9ff" style:text-scale="103%"/>
    </style:style>
    <style:style style:name="_32_589" style:display-name="2589" style:family="text">
      <style:text-properties style:text-position="2% 100%" fo:background-color="#fdf9ff" style:text-scale="105%"/>
    </style:style>
    <style:style style:name="_32_590" style:display-name="2590" style:family="text">
      <style:text-properties style:text-position="2% 100%" fo:background-color="#fdf9ff" style:text-scale="106%"/>
    </style:style>
    <style:style style:name="_32_591" style:display-name="2591" style:family="text">
      <style:text-properties style:text-position="2% 100%" fo:letter-spacing="normal" fo:background-color="#fdf9ff"/>
    </style:style>
    <style:style style:name="_32_592" style:display-name="2592" style:family="text">
      <style:text-properties style:text-position="2% 100%" fo:letter-spacing="normal" fo:background-color="#fdf9ff" style:text-scale="95%"/>
    </style:style>
    <style:style style:name="_32_593" style:display-name="2593" style:family="text">
      <style:text-properties style:text-position="2% 100%" fo:letter-spacing="normal" fo:background-color="#fdf9ff" style:text-scale="96%"/>
    </style:style>
    <style:style style:name="_32_594" style:display-name="2594" style:family="text">
      <style:text-properties style:text-position="2% 100%" fo:letter-spacing="normal" fo:background-color="#fdf9ff" style:text-scale="97%"/>
    </style:style>
    <style:style style:name="_32_595" style:display-name="2595" style:family="text">
      <style:text-properties style:text-position="2% 100%" fo:letter-spacing="normal" fo:background-color="#fdf9ff" style:text-scale="98%"/>
    </style:style>
    <style:style style:name="_32_596" style:display-name="2596" style:family="text">
      <style:text-properties style:text-position="2% 100%" fo:letter-spacing="normal" fo:background-color="#fdf9ff" style:text-scale="99%"/>
    </style:style>
    <style:style style:name="_32_597" style:display-name="2597" style:family="text">
      <style:text-properties style:text-position="2% 100%" fo:letter-spacing="normal" fo:background-color="#fdf9ff" style:text-scale="102%"/>
    </style:style>
    <style:style style:name="_32_598" style:display-name="2598" style:family="text">
      <style:text-properties style:text-position="2% 100%" fo:letter-spacing="normal" fo:background-color="#fdf9ff" style:text-scale="103%"/>
    </style:style>
    <style:style style:name="_32_599" style:display-name="2599" style:family="text">
      <style:text-properties style:text-position="2% 100%" fo:letter-spacing="normal" fo:background-color="#fdf9ff" style:text-scale="105%"/>
    </style:style>
    <style:style style:name="_32_600" style:display-name="2600" style:family="text">
      <style:text-properties style:text-position="2% 100%" fo:letter-spacing="normal" fo:background-color="#fdf9ff" style:text-scale="106%"/>
    </style:style>
    <style:style style:name="_32_601" style:display-name="2601" style:family="text">
      <style:text-properties style:text-position="2% 100%" fo:letter-spacing="0.0311in" fo:background-color="#fdf9ff"/>
    </style:style>
    <style:style style:name="_32_602" style:display-name="2602" style:family="text">
      <style:text-properties style:text-position="2% 100%" fo:letter-spacing="0.0311in" fo:background-color="#fdf9ff" style:text-scale="95%"/>
    </style:style>
    <style:style style:name="_32_603" style:display-name="2603" style:family="text">
      <style:text-properties style:text-position="2% 100%" fo:letter-spacing="0.0311in" fo:background-color="#fdf9ff" style:text-scale="96%"/>
    </style:style>
    <style:style style:name="_32_604" style:display-name="2604" style:family="text">
      <style:text-properties style:text-position="2% 100%" fo:letter-spacing="0.0311in" fo:background-color="#fdf9ff" style:text-scale="97%"/>
    </style:style>
    <style:style style:name="_32_605" style:display-name="2605" style:family="text">
      <style:text-properties style:text-position="2% 100%" fo:letter-spacing="0.0311in" fo:background-color="#fdf9ff" style:text-scale="98%"/>
    </style:style>
    <style:style style:name="_32_606" style:display-name="2606" style:family="text">
      <style:text-properties style:text-position="2% 100%" fo:letter-spacing="0.0311in" fo:background-color="#fdf9ff" style:text-scale="99%"/>
    </style:style>
    <style:style style:name="_32_607" style:display-name="2607" style:family="text">
      <style:text-properties style:text-position="2% 100%" fo:letter-spacing="0.0311in" fo:background-color="#fdf9ff" style:text-scale="102%"/>
    </style:style>
    <style:style style:name="_32_608" style:display-name="2608" style:family="text">
      <style:text-properties style:text-position="2% 100%" fo:letter-spacing="0.0311in" fo:background-color="#fdf9ff" style:text-scale="103%"/>
    </style:style>
    <style:style style:name="_32_609" style:display-name="2609" style:family="text">
      <style:text-properties style:text-position="2% 100%" fo:letter-spacing="0.0311in" fo:background-color="#fdf9ff" style:text-scale="105%"/>
    </style:style>
    <style:style style:name="_32_610" style:display-name="2610" style:family="text">
      <style:text-properties style:text-position="2% 100%" fo:letter-spacing="0.0311in" fo:background-color="#fdf9ff" style:text-scale="106%"/>
    </style:style>
    <style:style style:name="_32_611" style:display-name="2611" style:family="text">
      <style:text-properties fo:background-color="#fdfdff"/>
    </style:style>
    <style:style style:name="_32_612" style:display-name="2612" style:family="text">
      <style:text-properties fo:background-color="#fdfdff" style:text-scale="95%"/>
    </style:style>
    <style:style style:name="_32_613" style:display-name="2613" style:family="text">
      <style:text-properties fo:background-color="#fdfdff" style:text-scale="96%"/>
    </style:style>
    <style:style style:name="_32_614" style:display-name="2614" style:family="text">
      <style:text-properties fo:background-color="#fdfdff" style:text-scale="97%"/>
    </style:style>
    <style:style style:name="_32_615" style:display-name="2615" style:family="text">
      <style:text-properties fo:background-color="#fdfdff" style:text-scale="98%"/>
    </style:style>
    <style:style style:name="_32_616" style:display-name="2616" style:family="text">
      <style:text-properties fo:background-color="#fdfdff" style:text-scale="99%"/>
    </style:style>
    <style:style style:name="_32_617" style:display-name="2617" style:family="text">
      <style:text-properties fo:background-color="#fdfdff" style:text-scale="102%"/>
    </style:style>
    <style:style style:name="_32_618" style:display-name="2618" style:family="text">
      <style:text-properties fo:background-color="#fdfdff" style:text-scale="103%"/>
    </style:style>
    <style:style style:name="_32_619" style:display-name="2619" style:family="text">
      <style:text-properties fo:background-color="#fdfdff" style:text-scale="105%"/>
    </style:style>
    <style:style style:name="_32_620" style:display-name="2620" style:family="text">
      <style:text-properties fo:background-color="#fdfdff" style:text-scale="106%"/>
    </style:style>
    <style:style style:name="_32_621" style:display-name="2621" style:family="text">
      <style:text-properties fo:letter-spacing="normal" fo:background-color="#fdfdff"/>
    </style:style>
    <style:style style:name="_32_622" style:display-name="2622" style:family="text">
      <style:text-properties fo:letter-spacing="normal" fo:background-color="#fdfdff" style:text-scale="95%"/>
    </style:style>
    <style:style style:name="_32_623" style:display-name="2623" style:family="text">
      <style:text-properties fo:letter-spacing="normal" fo:background-color="#fdfdff" style:text-scale="96%"/>
    </style:style>
    <style:style style:name="_32_624" style:display-name="2624" style:family="text">
      <style:text-properties fo:letter-spacing="normal" fo:background-color="#fdfdff" style:text-scale="97%"/>
    </style:style>
    <style:style style:name="_32_625" style:display-name="2625" style:family="text">
      <style:text-properties fo:letter-spacing="normal" fo:background-color="#fdfdff" style:text-scale="98%"/>
    </style:style>
    <style:style style:name="_32_626" style:display-name="2626" style:family="text">
      <style:text-properties fo:letter-spacing="normal" fo:background-color="#fdfdff" style:text-scale="99%"/>
    </style:style>
    <style:style style:name="_32_627" style:display-name="2627" style:family="text">
      <style:text-properties fo:letter-spacing="normal" fo:background-color="#fdfdff" style:text-scale="102%"/>
    </style:style>
    <style:style style:name="_32_628" style:display-name="2628" style:family="text">
      <style:text-properties fo:letter-spacing="normal" fo:background-color="#fdfdff" style:text-scale="103%"/>
    </style:style>
    <style:style style:name="_32_629" style:display-name="2629" style:family="text">
      <style:text-properties fo:letter-spacing="normal" fo:background-color="#fdfdff" style:text-scale="105%"/>
    </style:style>
    <style:style style:name="_32_630" style:display-name="2630" style:family="text">
      <style:text-properties fo:letter-spacing="normal" fo:background-color="#fdfdff" style:text-scale="106%"/>
    </style:style>
    <style:style style:name="_32_631" style:display-name="2631" style:family="text">
      <style:text-properties fo:letter-spacing="0.0311in" fo:background-color="#fdfdff"/>
    </style:style>
    <style:style style:name="_32_632" style:display-name="2632" style:family="text">
      <style:text-properties fo:letter-spacing="0.0311in" fo:background-color="#fdfdff" style:text-scale="95%"/>
    </style:style>
    <style:style style:name="_32_633" style:display-name="2633" style:family="text">
      <style:text-properties fo:letter-spacing="0.0311in" fo:background-color="#fdfdff" style:text-scale="96%"/>
    </style:style>
    <style:style style:name="_32_634" style:display-name="2634" style:family="text">
      <style:text-properties fo:letter-spacing="0.0311in" fo:background-color="#fdfdff" style:text-scale="97%"/>
    </style:style>
    <style:style style:name="_32_635" style:display-name="2635" style:family="text">
      <style:text-properties fo:letter-spacing="0.0311in" fo:background-color="#fdfdff" style:text-scale="98%"/>
    </style:style>
    <style:style style:name="_32_636" style:display-name="2636" style:family="text">
      <style:text-properties fo:letter-spacing="0.0311in" fo:background-color="#fdfdff" style:text-scale="99%"/>
    </style:style>
    <style:style style:name="_32_637" style:display-name="2637" style:family="text">
      <style:text-properties fo:letter-spacing="0.0311in" fo:background-color="#fdfdff" style:text-scale="102%"/>
    </style:style>
    <style:style style:name="_32_638" style:display-name="2638" style:family="text">
      <style:text-properties fo:letter-spacing="0.0311in" fo:background-color="#fdfdff" style:text-scale="103%"/>
    </style:style>
    <style:style style:name="_32_639" style:display-name="2639" style:family="text">
      <style:text-properties fo:letter-spacing="0.0311in" fo:background-color="#fdfdff" style:text-scale="105%"/>
    </style:style>
    <style:style style:name="_32_640" style:display-name="2640" style:family="text">
      <style:text-properties fo:letter-spacing="0.0311in" fo:background-color="#fdfdff" style:text-scale="106%"/>
    </style:style>
    <style:style style:name="_32_641" style:display-name="2641" style:family="text">
      <style:text-properties style:text-position="0% 100%" fo:background-color="#fdfdff"/>
    </style:style>
    <style:style style:name="_32_642" style:display-name="2642" style:family="text">
      <style:text-properties style:text-position="0% 100%" fo:background-color="#fdfdff" style:text-scale="95%"/>
    </style:style>
    <style:style style:name="_32_643" style:display-name="2643" style:family="text">
      <style:text-properties style:text-position="0% 100%" fo:background-color="#fdfdff" style:text-scale="96%"/>
    </style:style>
    <style:style style:name="_32_644" style:display-name="2644" style:family="text">
      <style:text-properties style:text-position="0% 100%" fo:background-color="#fdfdff" style:text-scale="97%"/>
    </style:style>
    <style:style style:name="_32_645" style:display-name="2645" style:family="text">
      <style:text-properties style:text-position="0% 100%" fo:background-color="#fdfdff" style:text-scale="98%"/>
    </style:style>
    <style:style style:name="_32_646" style:display-name="2646" style:family="text">
      <style:text-properties style:text-position="0% 100%" fo:background-color="#fdfdff" style:text-scale="99%"/>
    </style:style>
    <style:style style:name="_32_647" style:display-name="2647" style:family="text">
      <style:text-properties style:text-position="0% 100%" fo:background-color="#fdfdff" style:text-scale="102%"/>
    </style:style>
    <style:style style:name="_32_648" style:display-name="2648" style:family="text">
      <style:text-properties style:text-position="0% 100%" fo:background-color="#fdfdff" style:text-scale="103%"/>
    </style:style>
    <style:style style:name="_32_649" style:display-name="2649" style:family="text">
      <style:text-properties style:text-position="0% 100%" fo:background-color="#fdfdff" style:text-scale="105%"/>
    </style:style>
    <style:style style:name="_32_650" style:display-name="2650" style:family="text">
      <style:text-properties style:text-position="0% 100%" fo:background-color="#fdfdff" style:text-scale="106%"/>
    </style:style>
    <style:style style:name="_32_651" style:display-name="2651" style:family="text">
      <style:text-properties style:text-position="0% 100%" fo:letter-spacing="normal" fo:background-color="#fdfdff"/>
    </style:style>
    <style:style style:name="_32_652" style:display-name="2652" style:family="text">
      <style:text-properties style:text-position="0% 100%" fo:letter-spacing="normal" fo:background-color="#fdfdff" style:text-scale="95%"/>
    </style:style>
    <style:style style:name="_32_653" style:display-name="2653" style:family="text">
      <style:text-properties style:text-position="0% 100%" fo:letter-spacing="normal" fo:background-color="#fdfdff" style:text-scale="96%"/>
    </style:style>
    <style:style style:name="_32_654" style:display-name="2654" style:family="text">
      <style:text-properties style:text-position="0% 100%" fo:letter-spacing="normal" fo:background-color="#fdfdff" style:text-scale="97%"/>
    </style:style>
    <style:style style:name="_32_655" style:display-name="2655" style:family="text">
      <style:text-properties style:text-position="0% 100%" fo:letter-spacing="normal" fo:background-color="#fdfdff" style:text-scale="98%"/>
    </style:style>
    <style:style style:name="_32_656" style:display-name="2656" style:family="text">
      <style:text-properties style:text-position="0% 100%" fo:letter-spacing="normal" fo:background-color="#fdfdff" style:text-scale="99%"/>
    </style:style>
    <style:style style:name="_32_657" style:display-name="2657" style:family="text">
      <style:text-properties style:text-position="0% 100%" fo:letter-spacing="normal" fo:background-color="#fdfdff" style:text-scale="102%"/>
    </style:style>
    <style:style style:name="_32_658" style:display-name="2658" style:family="text">
      <style:text-properties style:text-position="0% 100%" fo:letter-spacing="normal" fo:background-color="#fdfdff" style:text-scale="103%"/>
    </style:style>
    <style:style style:name="_32_659" style:display-name="2659" style:family="text">
      <style:text-properties style:text-position="0% 100%" fo:letter-spacing="normal" fo:background-color="#fdfdff" style:text-scale="105%"/>
    </style:style>
    <style:style style:name="_32_660" style:display-name="2660" style:family="text">
      <style:text-properties style:text-position="0% 100%" fo:letter-spacing="normal" fo:background-color="#fdfdff" style:text-scale="106%"/>
    </style:style>
    <style:style style:name="_32_661" style:display-name="2661" style:family="text">
      <style:text-properties style:text-position="0% 100%" fo:letter-spacing="0.0311in" fo:background-color="#fdfdff"/>
    </style:style>
    <style:style style:name="_32_662" style:display-name="2662" style:family="text">
      <style:text-properties style:text-position="0% 100%" fo:letter-spacing="0.0311in" fo:background-color="#fdfdff" style:text-scale="95%"/>
    </style:style>
    <style:style style:name="_32_663" style:display-name="2663" style:family="text">
      <style:text-properties style:text-position="0% 100%" fo:letter-spacing="0.0311in" fo:background-color="#fdfdff" style:text-scale="96%"/>
    </style:style>
    <style:style style:name="_32_664" style:display-name="2664" style:family="text">
      <style:text-properties style:text-position="0% 100%" fo:letter-spacing="0.0311in" fo:background-color="#fdfdff" style:text-scale="97%"/>
    </style:style>
    <style:style style:name="_32_665" style:display-name="2665" style:family="text">
      <style:text-properties style:text-position="0% 100%" fo:letter-spacing="0.0311in" fo:background-color="#fdfdff" style:text-scale="98%"/>
    </style:style>
    <style:style style:name="_32_666" style:display-name="2666" style:family="text">
      <style:text-properties style:text-position="0% 100%" fo:letter-spacing="0.0311in" fo:background-color="#fdfdff" style:text-scale="99%"/>
    </style:style>
    <style:style style:name="_32_667" style:display-name="2667" style:family="text">
      <style:text-properties style:text-position="0% 100%" fo:letter-spacing="0.0311in" fo:background-color="#fdfdff" style:text-scale="102%"/>
    </style:style>
    <style:style style:name="_32_668" style:display-name="2668" style:family="text">
      <style:text-properties style:text-position="0% 100%" fo:letter-spacing="0.0311in" fo:background-color="#fdfdff" style:text-scale="103%"/>
    </style:style>
    <style:style style:name="_32_669" style:display-name="2669" style:family="text">
      <style:text-properties style:text-position="0% 100%" fo:letter-spacing="0.0311in" fo:background-color="#fdfdff" style:text-scale="105%"/>
    </style:style>
    <style:style style:name="_32_670" style:display-name="2670" style:family="text">
      <style:text-properties style:text-position="0% 100%" fo:letter-spacing="0.0311in" fo:background-color="#fdfdff" style:text-scale="106%"/>
    </style:style>
    <style:style style:name="_32_671" style:display-name="2671" style:family="text">
      <style:text-properties style:text-position="2% 100%" fo:background-color="#fdfdff"/>
    </style:style>
    <style:style style:name="_32_672" style:display-name="2672" style:family="text">
      <style:text-properties style:text-position="2% 100%" fo:background-color="#fdfdff" style:text-scale="95%"/>
    </style:style>
    <style:style style:name="_32_673" style:display-name="2673" style:family="text">
      <style:text-properties style:text-position="2% 100%" fo:background-color="#fdfdff" style:text-scale="96%"/>
    </style:style>
    <style:style style:name="_32_674" style:display-name="2674" style:family="text">
      <style:text-properties style:text-position="2% 100%" fo:background-color="#fdfdff" style:text-scale="97%"/>
    </style:style>
    <style:style style:name="_32_675" style:display-name="2675" style:family="text">
      <style:text-properties style:text-position="2% 100%" fo:background-color="#fdfdff" style:text-scale="98%"/>
    </style:style>
    <style:style style:name="_32_676" style:display-name="2676" style:family="text">
      <style:text-properties style:text-position="2% 100%" fo:background-color="#fdfdff" style:text-scale="99%"/>
    </style:style>
    <style:style style:name="_32_677" style:display-name="2677" style:family="text">
      <style:text-properties style:text-position="2% 100%" fo:background-color="#fdfdff" style:text-scale="102%"/>
    </style:style>
    <style:style style:name="_32_678" style:display-name="2678" style:family="text">
      <style:text-properties style:text-position="2% 100%" fo:background-color="#fdfdff" style:text-scale="103%"/>
    </style:style>
    <style:style style:name="_32_679" style:display-name="2679" style:family="text">
      <style:text-properties style:text-position="2% 100%" fo:background-color="#fdfdff" style:text-scale="105%"/>
    </style:style>
    <style:style style:name="_32_680" style:display-name="2680" style:family="text">
      <style:text-properties style:text-position="2% 100%" fo:background-color="#fdfdff" style:text-scale="106%"/>
    </style:style>
    <style:style style:name="_32_681" style:display-name="2681" style:family="text">
      <style:text-properties style:text-position="2% 100%" fo:letter-spacing="normal" fo:background-color="#fdfdff"/>
    </style:style>
    <style:style style:name="_32_682" style:display-name="2682" style:family="text">
      <style:text-properties style:text-position="2% 100%" fo:letter-spacing="normal" fo:background-color="#fdfdff" style:text-scale="95%"/>
    </style:style>
    <style:style style:name="_32_683" style:display-name="2683" style:family="text">
      <style:text-properties style:text-position="2% 100%" fo:letter-spacing="normal" fo:background-color="#fdfdff" style:text-scale="96%"/>
    </style:style>
    <style:style style:name="_32_684" style:display-name="2684" style:family="text">
      <style:text-properties style:text-position="2% 100%" fo:letter-spacing="normal" fo:background-color="#fdfdff" style:text-scale="97%"/>
    </style:style>
    <style:style style:name="_32_685" style:display-name="2685" style:family="text">
      <style:text-properties style:text-position="2% 100%" fo:letter-spacing="normal" fo:background-color="#fdfdff" style:text-scale="98%"/>
    </style:style>
    <style:style style:name="_32_686" style:display-name="2686" style:family="text">
      <style:text-properties style:text-position="2% 100%" fo:letter-spacing="normal" fo:background-color="#fdfdff" style:text-scale="99%"/>
    </style:style>
    <style:style style:name="_32_687" style:display-name="2687" style:family="text">
      <style:text-properties style:text-position="2% 100%" fo:letter-spacing="normal" fo:background-color="#fdfdff" style:text-scale="102%"/>
    </style:style>
    <style:style style:name="_32_688" style:display-name="2688" style:family="text">
      <style:text-properties style:text-position="2% 100%" fo:letter-spacing="normal" fo:background-color="#fdfdff" style:text-scale="103%"/>
    </style:style>
    <style:style style:name="_32_689" style:display-name="2689" style:family="text">
      <style:text-properties style:text-position="2% 100%" fo:letter-spacing="normal" fo:background-color="#fdfdff" style:text-scale="105%"/>
    </style:style>
    <style:style style:name="_32_690" style:display-name="2690" style:family="text">
      <style:text-properties style:text-position="2% 100%" fo:letter-spacing="normal" fo:background-color="#fdfdff" style:text-scale="106%"/>
    </style:style>
    <style:style style:name="_32_691" style:display-name="2691" style:family="text">
      <style:text-properties style:text-position="2% 100%" fo:letter-spacing="0.0311in" fo:background-color="#fdfdff"/>
    </style:style>
    <style:style style:name="_32_692" style:display-name="2692" style:family="text">
      <style:text-properties style:text-position="2% 100%" fo:letter-spacing="0.0311in" fo:background-color="#fdfdff" style:text-scale="95%"/>
    </style:style>
    <style:style style:name="_32_693" style:display-name="2693" style:family="text">
      <style:text-properties style:text-position="2% 100%" fo:letter-spacing="0.0311in" fo:background-color="#fdfdff" style:text-scale="96%"/>
    </style:style>
    <style:style style:name="_32_694" style:display-name="2694" style:family="text">
      <style:text-properties style:text-position="2% 100%" fo:letter-spacing="0.0311in" fo:background-color="#fdfdff" style:text-scale="97%"/>
    </style:style>
    <style:style style:name="_32_695" style:display-name="2695" style:family="text">
      <style:text-properties style:text-position="2% 100%" fo:letter-spacing="0.0311in" fo:background-color="#fdfdff" style:text-scale="98%"/>
    </style:style>
    <style:style style:name="_32_696" style:display-name="2696" style:family="text">
      <style:text-properties style:text-position="2% 100%" fo:letter-spacing="0.0311in" fo:background-color="#fdfdff" style:text-scale="99%"/>
    </style:style>
    <style:style style:name="_32_697" style:display-name="2697" style:family="text">
      <style:text-properties style:text-position="2% 100%" fo:letter-spacing="0.0311in" fo:background-color="#fdfdff" style:text-scale="102%"/>
    </style:style>
    <style:style style:name="_32_698" style:display-name="2698" style:family="text">
      <style:text-properties style:text-position="2% 100%" fo:letter-spacing="0.0311in" fo:background-color="#fdfdff" style:text-scale="103%"/>
    </style:style>
    <style:style style:name="_32_699" style:display-name="2699" style:family="text">
      <style:text-properties style:text-position="2% 100%" fo:letter-spacing="0.0311in" fo:background-color="#fdfdff" style:text-scale="105%"/>
    </style:style>
    <style:style style:name="_32_700" style:display-name="2700" style:family="text">
      <style:text-properties style:text-position="2% 100%" fo:letter-spacing="0.0311in" fo:background-color="#fdfdff" style:text-scale="106%"/>
    </style:style>
    <style:style style:name="_32_701" style:display-name="2701" style:family="text">
      <style:text-properties fo:color="#020200"/>
    </style:style>
    <style:style style:name="_32_702" style:display-name="2702" style:family="text">
      <style:text-properties fo:color="#020200" style:text-scale="95%"/>
    </style:style>
    <style:style style:name="_32_703" style:display-name="2703" style:family="text">
      <style:text-properties fo:color="#020200" style:text-scale="96%"/>
    </style:style>
    <style:style style:name="_32_704" style:display-name="2704" style:family="text">
      <style:text-properties fo:color="#020200" style:text-scale="97%"/>
    </style:style>
    <style:style style:name="_32_705" style:display-name="2705" style:family="text">
      <style:text-properties fo:color="#020200" style:text-scale="98%"/>
    </style:style>
    <style:style style:name="_32_706" style:display-name="2706" style:family="text">
      <style:text-properties fo:color="#020200" style:text-scale="99%"/>
    </style:style>
    <style:style style:name="_32_707" style:display-name="2707" style:family="text">
      <style:text-properties fo:color="#020200" style:text-scale="102%"/>
    </style:style>
    <style:style style:name="_32_708" style:display-name="2708" style:family="text">
      <style:text-properties fo:color="#020200" style:text-scale="103%"/>
    </style:style>
    <style:style style:name="_32_709" style:display-name="2709" style:family="text">
      <style:text-properties fo:color="#020200" style:text-scale="105%"/>
    </style:style>
    <style:style style:name="_32_710" style:display-name="2710" style:family="text">
      <style:text-properties fo:color="#020200" style:text-scale="106%"/>
    </style:style>
    <style:style style:name="_32_711" style:display-name="2711" style:family="text">
      <style:text-properties fo:color="#020200" fo:letter-spacing="normal"/>
    </style:style>
    <style:style style:name="_32_712" style:display-name="2712" style:family="text">
      <style:text-properties fo:color="#020200" fo:letter-spacing="normal" style:text-scale="95%"/>
    </style:style>
    <style:style style:name="_32_713" style:display-name="2713" style:family="text">
      <style:text-properties fo:color="#020200" fo:letter-spacing="normal" style:text-scale="96%"/>
    </style:style>
    <style:style style:name="_32_714" style:display-name="2714" style:family="text">
      <style:text-properties fo:color="#020200" fo:letter-spacing="normal" style:text-scale="97%"/>
    </style:style>
    <style:style style:name="_32_715" style:display-name="2715" style:family="text">
      <style:text-properties fo:color="#020200" fo:letter-spacing="normal" style:text-scale="98%"/>
    </style:style>
    <style:style style:name="_32_716" style:display-name="2716" style:family="text">
      <style:text-properties fo:color="#020200" fo:letter-spacing="normal" style:text-scale="99%"/>
    </style:style>
    <style:style style:name="_32_717" style:display-name="2717" style:family="text">
      <style:text-properties fo:color="#020200" fo:letter-spacing="normal" style:text-scale="102%"/>
    </style:style>
    <style:style style:name="_32_718" style:display-name="2718" style:family="text">
      <style:text-properties fo:color="#020200" fo:letter-spacing="normal" style:text-scale="103%"/>
    </style:style>
    <style:style style:name="_32_719" style:display-name="2719" style:family="text">
      <style:text-properties fo:color="#020200" fo:letter-spacing="normal" style:text-scale="105%"/>
    </style:style>
    <style:style style:name="_32_720" style:display-name="2720" style:family="text">
      <style:text-properties fo:color="#020200" fo:letter-spacing="normal" style:text-scale="106%"/>
    </style:style>
    <style:style style:name="_32_721" style:display-name="2721" style:family="text">
      <style:text-properties fo:color="#020200" fo:letter-spacing="0.0311in"/>
    </style:style>
    <style:style style:name="_32_722" style:display-name="2722" style:family="text">
      <style:text-properties fo:color="#020200" fo:letter-spacing="0.0311in" style:text-scale="95%"/>
    </style:style>
    <style:style style:name="_32_723" style:display-name="2723" style:family="text">
      <style:text-properties fo:color="#020200" fo:letter-spacing="0.0311in" style:text-scale="96%"/>
    </style:style>
    <style:style style:name="_32_724" style:display-name="2724" style:family="text">
      <style:text-properties fo:color="#020200" fo:letter-spacing="0.0311in" style:text-scale="97%"/>
    </style:style>
    <style:style style:name="_32_725" style:display-name="2725" style:family="text">
      <style:text-properties fo:color="#020200" fo:letter-spacing="0.0311in" style:text-scale="98%"/>
    </style:style>
    <style:style style:name="_32_726" style:display-name="2726" style:family="text">
      <style:text-properties fo:color="#020200" fo:letter-spacing="0.0311in" style:text-scale="99%"/>
    </style:style>
    <style:style style:name="_32_727" style:display-name="2727" style:family="text">
      <style:text-properties fo:color="#020200" fo:letter-spacing="0.0311in" style:text-scale="102%"/>
    </style:style>
    <style:style style:name="_32_728" style:display-name="2728" style:family="text">
      <style:text-properties fo:color="#020200" fo:letter-spacing="0.0311in" style:text-scale="103%"/>
    </style:style>
    <style:style style:name="_32_729" style:display-name="2729" style:family="text">
      <style:text-properties fo:color="#020200" fo:letter-spacing="0.0311in" style:text-scale="105%"/>
    </style:style>
    <style:style style:name="_32_730" style:display-name="2730" style:family="text">
      <style:text-properties fo:color="#020200" fo:letter-spacing="0.0311in" style:text-scale="106%"/>
    </style:style>
    <style:style style:name="_32_731" style:display-name="2731" style:family="text">
      <style:text-properties fo:color="#020200" style:text-position="0% 100%"/>
    </style:style>
    <style:style style:name="_32_732" style:display-name="2732" style:family="text">
      <style:text-properties fo:color="#020200" style:text-position="0% 100%" style:text-scale="95%"/>
    </style:style>
    <style:style style:name="_32_733" style:display-name="2733" style:family="text">
      <style:text-properties fo:color="#020200" style:text-position="0% 100%" style:text-scale="96%"/>
    </style:style>
    <style:style style:name="_32_734" style:display-name="2734" style:family="text">
      <style:text-properties fo:color="#020200" style:text-position="0% 100%" style:text-scale="97%"/>
    </style:style>
    <style:style style:name="_32_735" style:display-name="2735" style:family="text">
      <style:text-properties fo:color="#020200" style:text-position="0% 100%" style:text-scale="98%"/>
    </style:style>
    <style:style style:name="_32_736" style:display-name="2736" style:family="text">
      <style:text-properties fo:color="#020200" style:text-position="0% 100%" style:text-scale="99%"/>
    </style:style>
    <style:style style:name="_32_737" style:display-name="2737" style:family="text">
      <style:text-properties fo:color="#020200" style:text-position="0% 100%" style:text-scale="102%"/>
    </style:style>
    <style:style style:name="_32_738" style:display-name="2738" style:family="text">
      <style:text-properties fo:color="#020200" style:text-position="0% 100%" style:text-scale="103%"/>
    </style:style>
    <style:style style:name="_32_739" style:display-name="2739" style:family="text">
      <style:text-properties fo:color="#020200" style:text-position="0% 100%" style:text-scale="105%"/>
    </style:style>
    <style:style style:name="_32_740" style:display-name="2740" style:family="text">
      <style:text-properties fo:color="#020200" style:text-position="0% 100%" style:text-scale="106%"/>
    </style:style>
    <style:style style:name="_32_741" style:display-name="2741" style:family="text">
      <style:text-properties fo:color="#020200" style:text-position="0% 100%" fo:letter-spacing="normal"/>
    </style:style>
    <style:style style:name="_32_742" style:display-name="2742" style:family="text">
      <style:text-properties fo:color="#020200" style:text-position="0% 100%" fo:letter-spacing="normal" style:text-scale="95%"/>
    </style:style>
    <style:style style:name="_32_743" style:display-name="2743" style:family="text">
      <style:text-properties fo:color="#020200" style:text-position="0% 100%" fo:letter-spacing="normal" style:text-scale="96%"/>
    </style:style>
    <style:style style:name="_32_744" style:display-name="2744" style:family="text">
      <style:text-properties fo:color="#020200" style:text-position="0% 100%" fo:letter-spacing="normal" style:text-scale="97%"/>
    </style:style>
    <style:style style:name="_32_745" style:display-name="2745" style:family="text">
      <style:text-properties fo:color="#020200" style:text-position="0% 100%" fo:letter-spacing="normal" style:text-scale="98%"/>
    </style:style>
    <style:style style:name="_32_746" style:display-name="2746" style:family="text">
      <style:text-properties fo:color="#020200" style:text-position="0% 100%" fo:letter-spacing="normal" style:text-scale="99%"/>
    </style:style>
    <style:style style:name="_32_747" style:display-name="2747" style:family="text">
      <style:text-properties fo:color="#020200" style:text-position="0% 100%" fo:letter-spacing="normal" style:text-scale="102%"/>
    </style:style>
    <style:style style:name="_32_748" style:display-name="2748" style:family="text">
      <style:text-properties fo:color="#020200" style:text-position="0% 100%" fo:letter-spacing="normal" style:text-scale="103%"/>
    </style:style>
    <style:style style:name="_32_749" style:display-name="2749" style:family="text">
      <style:text-properties fo:color="#020200" style:text-position="0% 100%" fo:letter-spacing="normal" style:text-scale="105%"/>
    </style:style>
    <style:style style:name="_32_750" style:display-name="2750" style:family="text">
      <style:text-properties fo:color="#020200" style:text-position="0% 100%" fo:letter-spacing="normal" style:text-scale="106%"/>
    </style:style>
    <style:style style:name="_32_751" style:display-name="2751" style:family="text">
      <style:text-properties fo:color="#020200" style:text-position="0% 100%" fo:letter-spacing="0.0311in"/>
    </style:style>
    <style:style style:name="_32_752" style:display-name="2752" style:family="text">
      <style:text-properties fo:color="#020200" style:text-position="0% 100%" fo:letter-spacing="0.0311in" style:text-scale="95%"/>
    </style:style>
    <style:style style:name="_32_753" style:display-name="2753" style:family="text">
      <style:text-properties fo:color="#020200" style:text-position="0% 100%" fo:letter-spacing="0.0311in" style:text-scale="96%"/>
    </style:style>
    <style:style style:name="_32_754" style:display-name="2754" style:family="text">
      <style:text-properties fo:color="#020200" style:text-position="0% 100%" fo:letter-spacing="0.0311in" style:text-scale="97%"/>
    </style:style>
    <style:style style:name="_32_755" style:display-name="2755" style:family="text">
      <style:text-properties fo:color="#020200" style:text-position="0% 100%" fo:letter-spacing="0.0311in" style:text-scale="98%"/>
    </style:style>
    <style:style style:name="_32_756" style:display-name="2756" style:family="text">
      <style:text-properties fo:color="#020200" style:text-position="0% 100%" fo:letter-spacing="0.0311in" style:text-scale="99%"/>
    </style:style>
    <style:style style:name="_32_757" style:display-name="2757" style:family="text">
      <style:text-properties fo:color="#020200" style:text-position="0% 100%" fo:letter-spacing="0.0311in" style:text-scale="102%"/>
    </style:style>
    <style:style style:name="_32_758" style:display-name="2758" style:family="text">
      <style:text-properties fo:color="#020200" style:text-position="0% 100%" fo:letter-spacing="0.0311in" style:text-scale="103%"/>
    </style:style>
    <style:style style:name="_32_759" style:display-name="2759" style:family="text">
      <style:text-properties fo:color="#020200" style:text-position="0% 100%" fo:letter-spacing="0.0311in" style:text-scale="105%"/>
    </style:style>
    <style:style style:name="_32_760" style:display-name="2760" style:family="text">
      <style:text-properties fo:color="#020200" style:text-position="0% 100%" fo:letter-spacing="0.0311in" style:text-scale="106%"/>
    </style:style>
    <style:style style:name="_32_761" style:display-name="2761" style:family="text">
      <style:text-properties fo:color="#020200" style:text-position="2% 100%"/>
    </style:style>
    <style:style style:name="_32_762" style:display-name="2762" style:family="text">
      <style:text-properties fo:color="#020200" style:text-position="2% 100%" style:text-scale="95%"/>
    </style:style>
    <style:style style:name="_32_763" style:display-name="2763" style:family="text">
      <style:text-properties fo:color="#020200" style:text-position="2% 100%" style:text-scale="96%"/>
    </style:style>
    <style:style style:name="_32_764" style:display-name="2764" style:family="text">
      <style:text-properties fo:color="#020200" style:text-position="2% 100%" style:text-scale="97%"/>
    </style:style>
    <style:style style:name="_32_765" style:display-name="2765" style:family="text">
      <style:text-properties fo:color="#020200" style:text-position="2% 100%" style:text-scale="98%"/>
    </style:style>
    <style:style style:name="_32_766" style:display-name="2766" style:family="text">
      <style:text-properties fo:color="#020200" style:text-position="2% 100%" style:text-scale="99%"/>
    </style:style>
    <style:style style:name="_32_767" style:display-name="2767" style:family="text">
      <style:text-properties fo:color="#020200" style:text-position="2% 100%" style:text-scale="102%"/>
    </style:style>
    <style:style style:name="_32_768" style:display-name="2768" style:family="text">
      <style:text-properties fo:color="#020200" style:text-position="2% 100%" style:text-scale="103%"/>
    </style:style>
    <style:style style:name="_32_769" style:display-name="2769" style:family="text">
      <style:text-properties fo:color="#020200" style:text-position="2% 100%" style:text-scale="105%"/>
    </style:style>
    <style:style style:name="_32_770" style:display-name="2770" style:family="text">
      <style:text-properties fo:color="#020200" style:text-position="2% 100%" style:text-scale="106%"/>
    </style:style>
    <style:style style:name="_32_771" style:display-name="2771" style:family="text">
      <style:text-properties fo:color="#020200" style:text-position="2% 100%" fo:letter-spacing="normal"/>
    </style:style>
    <style:style style:name="_32_772" style:display-name="2772" style:family="text">
      <style:text-properties fo:color="#020200" style:text-position="2% 100%" fo:letter-spacing="normal" style:text-scale="95%"/>
    </style:style>
    <style:style style:name="_32_773" style:display-name="2773" style:family="text">
      <style:text-properties fo:color="#020200" style:text-position="2% 100%" fo:letter-spacing="normal" style:text-scale="96%"/>
    </style:style>
    <style:style style:name="_32_774" style:display-name="2774" style:family="text">
      <style:text-properties fo:color="#020200" style:text-position="2% 100%" fo:letter-spacing="normal" style:text-scale="97%"/>
    </style:style>
    <style:style style:name="_32_775" style:display-name="2775" style:family="text">
      <style:text-properties fo:color="#020200" style:text-position="2% 100%" fo:letter-spacing="normal" style:text-scale="98%"/>
    </style:style>
    <style:style style:name="_32_776" style:display-name="2776" style:family="text">
      <style:text-properties fo:color="#020200" style:text-position="2% 100%" fo:letter-spacing="normal" style:text-scale="99%"/>
    </style:style>
    <style:style style:name="_32_777" style:display-name="2777" style:family="text">
      <style:text-properties fo:color="#020200" style:text-position="2% 100%" fo:letter-spacing="normal" style:text-scale="102%"/>
    </style:style>
    <style:style style:name="_32_778" style:display-name="2778" style:family="text">
      <style:text-properties fo:color="#020200" style:text-position="2% 100%" fo:letter-spacing="normal" style:text-scale="103%"/>
    </style:style>
    <style:style style:name="_32_779" style:display-name="2779" style:family="text">
      <style:text-properties fo:color="#020200" style:text-position="2% 100%" fo:letter-spacing="normal" style:text-scale="105%"/>
    </style:style>
    <style:style style:name="_32_780" style:display-name="2780" style:family="text">
      <style:text-properties fo:color="#020200" style:text-position="2% 100%" fo:letter-spacing="normal" style:text-scale="106%"/>
    </style:style>
    <style:style style:name="_32_781" style:display-name="2781" style:family="text">
      <style:text-properties fo:color="#020200" style:text-position="2% 100%" fo:letter-spacing="0.0311in"/>
    </style:style>
    <style:style style:name="_32_782" style:display-name="2782" style:family="text">
      <style:text-properties fo:color="#020200" style:text-position="2% 100%" fo:letter-spacing="0.0311in" style:text-scale="95%"/>
    </style:style>
    <style:style style:name="_32_783" style:display-name="2783" style:family="text">
      <style:text-properties fo:color="#020200" style:text-position="2% 100%" fo:letter-spacing="0.0311in" style:text-scale="96%"/>
    </style:style>
    <style:style style:name="_32_784" style:display-name="2784" style:family="text">
      <style:text-properties fo:color="#020200" style:text-position="2% 100%" fo:letter-spacing="0.0311in" style:text-scale="97%"/>
    </style:style>
    <style:style style:name="_32_785" style:display-name="2785" style:family="text">
      <style:text-properties fo:color="#020200" style:text-position="2% 100%" fo:letter-spacing="0.0311in" style:text-scale="98%"/>
    </style:style>
    <style:style style:name="_32_786" style:display-name="2786" style:family="text">
      <style:text-properties fo:color="#020200" style:text-position="2% 100%" fo:letter-spacing="0.0311in" style:text-scale="99%"/>
    </style:style>
    <style:style style:name="_32_787" style:display-name="2787" style:family="text">
      <style:text-properties fo:color="#020200" style:text-position="2% 100%" fo:letter-spacing="0.0311in" style:text-scale="102%"/>
    </style:style>
    <style:style style:name="_32_788" style:display-name="2788" style:family="text">
      <style:text-properties fo:color="#020200" style:text-position="2% 100%" fo:letter-spacing="0.0311in" style:text-scale="103%"/>
    </style:style>
    <style:style style:name="_32_789" style:display-name="2789" style:family="text">
      <style:text-properties fo:color="#020200" style:text-position="2% 100%" fo:letter-spacing="0.0311in" style:text-scale="105%"/>
    </style:style>
    <style:style style:name="_32_790" style:display-name="2790" style:family="text">
      <style:text-properties fo:color="#020200" style:text-position="2% 100%" fo:letter-spacing="0.0311in" style:text-scale="106%"/>
    </style:style>
    <style:style style:name="_32_791" style:display-name="2791" style:family="text">
      <style:text-properties fo:color="#020200" fo:background-color="#f9f9ff"/>
    </style:style>
    <style:style style:name="_32_792" style:display-name="2792" style:family="text">
      <style:text-properties fo:color="#020200" fo:background-color="#f9f9ff" style:text-scale="95%"/>
    </style:style>
    <style:style style:name="_32_793" style:display-name="2793" style:family="text">
      <style:text-properties fo:color="#020200" fo:background-color="#f9f9ff" style:text-scale="96%"/>
    </style:style>
    <style:style style:name="_32_794" style:display-name="2794" style:family="text">
      <style:text-properties fo:color="#020200" fo:background-color="#f9f9ff" style:text-scale="97%"/>
    </style:style>
    <style:style style:name="_32_795" style:display-name="2795" style:family="text">
      <style:text-properties fo:color="#020200" fo:background-color="#f9f9ff" style:text-scale="98%"/>
    </style:style>
    <style:style style:name="_32_796" style:display-name="2796" style:family="text">
      <style:text-properties fo:color="#020200" fo:background-color="#f9f9ff" style:text-scale="99%"/>
    </style:style>
    <style:style style:name="_32_797" style:display-name="2797" style:family="text">
      <style:text-properties fo:color="#020200" fo:background-color="#f9f9ff" style:text-scale="102%"/>
    </style:style>
    <style:style style:name="_32_798" style:display-name="2798" style:family="text">
      <style:text-properties fo:color="#020200" fo:background-color="#f9f9ff" style:text-scale="103%"/>
    </style:style>
    <style:style style:name="_32_799" style:display-name="2799" style:family="text">
      <style:text-properties fo:color="#020200" fo:background-color="#f9f9ff" style:text-scale="105%"/>
    </style:style>
    <style:style style:name="_32_800" style:display-name="2800" style:family="text">
      <style:text-properties fo:color="#020200" fo:background-color="#f9f9ff" style:text-scale="106%"/>
    </style:style>
    <style:style style:name="_32_801" style:display-name="2801" style:family="text">
      <style:text-properties fo:color="#020200" fo:letter-spacing="normal" fo:background-color="#f9f9ff"/>
    </style:style>
    <style:style style:name="_32_802" style:display-name="2802" style:family="text">
      <style:text-properties fo:color="#020200" fo:letter-spacing="normal" fo:background-color="#f9f9ff" style:text-scale="95%"/>
    </style:style>
    <style:style style:name="_32_803" style:display-name="2803" style:family="text">
      <style:text-properties fo:color="#020200" fo:letter-spacing="normal" fo:background-color="#f9f9ff" style:text-scale="96%"/>
    </style:style>
    <style:style style:name="_32_804" style:display-name="2804" style:family="text">
      <style:text-properties fo:color="#020200" fo:letter-spacing="normal" fo:background-color="#f9f9ff" style:text-scale="97%"/>
    </style:style>
    <style:style style:name="_32_805" style:display-name="2805" style:family="text">
      <style:text-properties fo:color="#020200" fo:letter-spacing="normal" fo:background-color="#f9f9ff" style:text-scale="98%"/>
    </style:style>
    <style:style style:name="_32_806" style:display-name="2806" style:family="text">
      <style:text-properties fo:color="#020200" fo:letter-spacing="normal" fo:background-color="#f9f9ff" style:text-scale="99%"/>
    </style:style>
    <style:style style:name="_32_807" style:display-name="2807" style:family="text">
      <style:text-properties fo:color="#020200" fo:letter-spacing="normal" fo:background-color="#f9f9ff" style:text-scale="102%"/>
    </style:style>
    <style:style style:name="_32_808" style:display-name="2808" style:family="text">
      <style:text-properties fo:color="#020200" fo:letter-spacing="normal" fo:background-color="#f9f9ff" style:text-scale="103%"/>
    </style:style>
    <style:style style:name="_32_809" style:display-name="2809" style:family="text">
      <style:text-properties fo:color="#020200" fo:letter-spacing="normal" fo:background-color="#f9f9ff" style:text-scale="105%"/>
    </style:style>
    <style:style style:name="_32_810" style:display-name="2810" style:family="text">
      <style:text-properties fo:color="#020200" fo:letter-spacing="normal" fo:background-color="#f9f9ff" style:text-scale="106%"/>
    </style:style>
    <style:style style:name="_32_811" style:display-name="2811" style:family="text">
      <style:text-properties fo:color="#020200" fo:letter-spacing="0.0311in" fo:background-color="#f9f9ff"/>
    </style:style>
    <style:style style:name="_32_812" style:display-name="2812" style:family="text">
      <style:text-properties fo:color="#020200" fo:letter-spacing="0.0311in" fo:background-color="#f9f9ff" style:text-scale="95%"/>
    </style:style>
    <style:style style:name="_32_813" style:display-name="2813" style:family="text">
      <style:text-properties fo:color="#020200" fo:letter-spacing="0.0311in" fo:background-color="#f9f9ff" style:text-scale="96%"/>
    </style:style>
    <style:style style:name="_32_814" style:display-name="2814" style:family="text">
      <style:text-properties fo:color="#020200" fo:letter-spacing="0.0311in" fo:background-color="#f9f9ff" style:text-scale="97%"/>
    </style:style>
    <style:style style:name="_32_815" style:display-name="2815" style:family="text">
      <style:text-properties fo:color="#020200" fo:letter-spacing="0.0311in" fo:background-color="#f9f9ff" style:text-scale="98%"/>
    </style:style>
    <style:style style:name="_32_816" style:display-name="2816" style:family="text">
      <style:text-properties fo:color="#020200" fo:letter-spacing="0.0311in" fo:background-color="#f9f9ff" style:text-scale="99%"/>
    </style:style>
    <style:style style:name="_32_817" style:display-name="2817" style:family="text">
      <style:text-properties fo:color="#020200" fo:letter-spacing="0.0311in" fo:background-color="#f9f9ff" style:text-scale="102%"/>
    </style:style>
    <style:style style:name="_32_818" style:display-name="2818" style:family="text">
      <style:text-properties fo:color="#020200" fo:letter-spacing="0.0311in" fo:background-color="#f9f9ff" style:text-scale="103%"/>
    </style:style>
    <style:style style:name="_32_819" style:display-name="2819" style:family="text">
      <style:text-properties fo:color="#020200" fo:letter-spacing="0.0311in" fo:background-color="#f9f9ff" style:text-scale="105%"/>
    </style:style>
    <style:style style:name="_32_820" style:display-name="2820" style:family="text">
      <style:text-properties fo:color="#020200" fo:letter-spacing="0.0311in" fo:background-color="#f9f9ff" style:text-scale="106%"/>
    </style:style>
    <style:style style:name="_32_821" style:display-name="2821" style:family="text">
      <style:text-properties fo:color="#020200" style:text-position="0% 100%" fo:background-color="#f9f9ff"/>
    </style:style>
    <style:style style:name="_32_822" style:display-name="2822" style:family="text">
      <style:text-properties fo:color="#020200" style:text-position="0% 100%" fo:background-color="#f9f9ff" style:text-scale="95%"/>
    </style:style>
    <style:style style:name="_32_823" style:display-name="2823" style:family="text">
      <style:text-properties fo:color="#020200" style:text-position="0% 100%" fo:background-color="#f9f9ff" style:text-scale="96%"/>
    </style:style>
    <style:style style:name="_32_824" style:display-name="2824" style:family="text">
      <style:text-properties fo:color="#020200" style:text-position="0% 100%" fo:background-color="#f9f9ff" style:text-scale="97%"/>
    </style:style>
    <style:style style:name="_32_825" style:display-name="2825" style:family="text">
      <style:text-properties fo:color="#020200" style:text-position="0% 100%" fo:background-color="#f9f9ff" style:text-scale="98%"/>
    </style:style>
    <style:style style:name="_32_826" style:display-name="2826" style:family="text">
      <style:text-properties fo:color="#020200" style:text-position="0% 100%" fo:background-color="#f9f9ff" style:text-scale="99%"/>
    </style:style>
    <style:style style:name="_32_827" style:display-name="2827" style:family="text">
      <style:text-properties fo:color="#020200" style:text-position="0% 100%" fo:background-color="#f9f9ff" style:text-scale="102%"/>
    </style:style>
    <style:style style:name="_32_828" style:display-name="2828" style:family="text">
      <style:text-properties fo:color="#020200" style:text-position="0% 100%" fo:background-color="#f9f9ff" style:text-scale="103%"/>
    </style:style>
    <style:style style:name="_32_829" style:display-name="2829" style:family="text">
      <style:text-properties fo:color="#020200" style:text-position="0% 100%" fo:background-color="#f9f9ff" style:text-scale="105%"/>
    </style:style>
    <style:style style:name="_32_830" style:display-name="2830" style:family="text">
      <style:text-properties fo:color="#020200" style:text-position="0% 100%" fo:background-color="#f9f9ff" style:text-scale="106%"/>
    </style:style>
    <style:style style:name="_32_831" style:display-name="2831" style:family="text">
      <style:text-properties fo:color="#020200" style:text-position="0% 100%" fo:letter-spacing="normal" fo:background-color="#f9f9ff"/>
    </style:style>
    <style:style style:name="_32_832" style:display-name="2832" style:family="text">
      <style:text-properties fo:color="#020200" style:text-position="0% 100%" fo:letter-spacing="normal" fo:background-color="#f9f9ff" style:text-scale="95%"/>
    </style:style>
    <style:style style:name="_32_833" style:display-name="2833" style:family="text">
      <style:text-properties fo:color="#020200" style:text-position="0% 100%" fo:letter-spacing="normal" fo:background-color="#f9f9ff" style:text-scale="96%"/>
    </style:style>
    <style:style style:name="_32_834" style:display-name="2834" style:family="text">
      <style:text-properties fo:color="#020200" style:text-position="0% 100%" fo:letter-spacing="normal" fo:background-color="#f9f9ff" style:text-scale="97%"/>
    </style:style>
    <style:style style:name="_32_835" style:display-name="2835" style:family="text">
      <style:text-properties fo:color="#020200" style:text-position="0% 100%" fo:letter-spacing="normal" fo:background-color="#f9f9ff" style:text-scale="98%"/>
    </style:style>
    <style:style style:name="_32_836" style:display-name="2836" style:family="text">
      <style:text-properties fo:color="#020200" style:text-position="0% 100%" fo:letter-spacing="normal" fo:background-color="#f9f9ff" style:text-scale="99%"/>
    </style:style>
    <style:style style:name="_32_837" style:display-name="2837" style:family="text">
      <style:text-properties fo:color="#020200" style:text-position="0% 100%" fo:letter-spacing="normal" fo:background-color="#f9f9ff" style:text-scale="102%"/>
    </style:style>
    <style:style style:name="_32_838" style:display-name="2838" style:family="text">
      <style:text-properties fo:color="#020200" style:text-position="0% 100%" fo:letter-spacing="normal" fo:background-color="#f9f9ff" style:text-scale="103%"/>
    </style:style>
    <style:style style:name="_32_839" style:display-name="2839" style:family="text">
      <style:text-properties fo:color="#020200" style:text-position="0% 100%" fo:letter-spacing="normal" fo:background-color="#f9f9ff" style:text-scale="105%"/>
    </style:style>
    <style:style style:name="_32_840" style:display-name="2840" style:family="text">
      <style:text-properties fo:color="#020200" style:text-position="0% 100%" fo:letter-spacing="normal" fo:background-color="#f9f9ff" style:text-scale="106%"/>
    </style:style>
    <style:style style:name="_32_841" style:display-name="2841" style:family="text">
      <style:text-properties fo:color="#020200" style:text-position="0% 100%" fo:letter-spacing="0.0311in" fo:background-color="#f9f9ff"/>
    </style:style>
    <style:style style:name="_32_842" style:display-name="2842" style:family="text">
      <style:text-properties fo:color="#020200" style:text-position="0% 100%" fo:letter-spacing="0.0311in" fo:background-color="#f9f9ff" style:text-scale="95%"/>
    </style:style>
    <style:style style:name="_32_843" style:display-name="2843" style:family="text">
      <style:text-properties fo:color="#020200" style:text-position="0% 100%" fo:letter-spacing="0.0311in" fo:background-color="#f9f9ff" style:text-scale="96%"/>
    </style:style>
    <style:style style:name="_32_844" style:display-name="2844" style:family="text">
      <style:text-properties fo:color="#020200" style:text-position="0% 100%" fo:letter-spacing="0.0311in" fo:background-color="#f9f9ff" style:text-scale="97%"/>
    </style:style>
    <style:style style:name="_32_845" style:display-name="2845" style:family="text">
      <style:text-properties fo:color="#020200" style:text-position="0% 100%" fo:letter-spacing="0.0311in" fo:background-color="#f9f9ff" style:text-scale="98%"/>
    </style:style>
    <style:style style:name="_32_846" style:display-name="2846" style:family="text">
      <style:text-properties fo:color="#020200" style:text-position="0% 100%" fo:letter-spacing="0.0311in" fo:background-color="#f9f9ff" style:text-scale="99%"/>
    </style:style>
    <style:style style:name="_32_847" style:display-name="2847" style:family="text">
      <style:text-properties fo:color="#020200" style:text-position="0% 100%" fo:letter-spacing="0.0311in" fo:background-color="#f9f9ff" style:text-scale="102%"/>
    </style:style>
    <style:style style:name="_32_848" style:display-name="2848" style:family="text">
      <style:text-properties fo:color="#020200" style:text-position="0% 100%" fo:letter-spacing="0.0311in" fo:background-color="#f9f9ff" style:text-scale="103%"/>
    </style:style>
    <style:style style:name="_32_849" style:display-name="2849" style:family="text">
      <style:text-properties fo:color="#020200" style:text-position="0% 100%" fo:letter-spacing="0.0311in" fo:background-color="#f9f9ff" style:text-scale="105%"/>
    </style:style>
    <style:style style:name="_32_850" style:display-name="2850" style:family="text">
      <style:text-properties fo:color="#020200" style:text-position="0% 100%" fo:letter-spacing="0.0311in" fo:background-color="#f9f9ff" style:text-scale="106%"/>
    </style:style>
    <style:style style:name="_32_851" style:display-name="2851" style:family="text">
      <style:text-properties fo:color="#020200" style:text-position="2% 100%" fo:background-color="#f9f9ff"/>
    </style:style>
    <style:style style:name="_32_852" style:display-name="2852" style:family="text">
      <style:text-properties fo:color="#020200" style:text-position="2% 100%" fo:background-color="#f9f9ff" style:text-scale="95%"/>
    </style:style>
    <style:style style:name="_32_853" style:display-name="2853" style:family="text">
      <style:text-properties fo:color="#020200" style:text-position="2% 100%" fo:background-color="#f9f9ff" style:text-scale="96%"/>
    </style:style>
    <style:style style:name="_32_854" style:display-name="2854" style:family="text">
      <style:text-properties fo:color="#020200" style:text-position="2% 100%" fo:background-color="#f9f9ff" style:text-scale="97%"/>
    </style:style>
    <style:style style:name="_32_855" style:display-name="2855" style:family="text">
      <style:text-properties fo:color="#020200" style:text-position="2% 100%" fo:background-color="#f9f9ff" style:text-scale="98%"/>
    </style:style>
    <style:style style:name="_32_856" style:display-name="2856" style:family="text">
      <style:text-properties fo:color="#020200" style:text-position="2% 100%" fo:background-color="#f9f9ff" style:text-scale="99%"/>
    </style:style>
    <style:style style:name="_32_857" style:display-name="2857" style:family="text">
      <style:text-properties fo:color="#020200" style:text-position="2% 100%" fo:background-color="#f9f9ff" style:text-scale="102%"/>
    </style:style>
    <style:style style:name="_32_858" style:display-name="2858" style:family="text">
      <style:text-properties fo:color="#020200" style:text-position="2% 100%" fo:background-color="#f9f9ff" style:text-scale="103%"/>
    </style:style>
    <style:style style:name="_32_859" style:display-name="2859" style:family="text">
      <style:text-properties fo:color="#020200" style:text-position="2% 100%" fo:background-color="#f9f9ff" style:text-scale="105%"/>
    </style:style>
    <style:style style:name="_32_860" style:display-name="2860" style:family="text">
      <style:text-properties fo:color="#020200" style:text-position="2% 100%" fo:background-color="#f9f9ff" style:text-scale="106%"/>
    </style:style>
    <style:style style:name="_32_861" style:display-name="2861" style:family="text">
      <style:text-properties fo:color="#020200" style:text-position="2% 100%" fo:letter-spacing="normal" fo:background-color="#f9f9ff"/>
    </style:style>
    <style:style style:name="_32_862" style:display-name="2862" style:family="text">
      <style:text-properties fo:color="#020200" style:text-position="2% 100%" fo:letter-spacing="normal" fo:background-color="#f9f9ff" style:text-scale="95%"/>
    </style:style>
    <style:style style:name="_32_863" style:display-name="2863" style:family="text">
      <style:text-properties fo:color="#020200" style:text-position="2% 100%" fo:letter-spacing="normal" fo:background-color="#f9f9ff" style:text-scale="96%"/>
    </style:style>
    <style:style style:name="_32_864" style:display-name="2864" style:family="text">
      <style:text-properties fo:color="#020200" style:text-position="2% 100%" fo:letter-spacing="normal" fo:background-color="#f9f9ff" style:text-scale="97%"/>
    </style:style>
    <style:style style:name="_32_865" style:display-name="2865" style:family="text">
      <style:text-properties fo:color="#020200" style:text-position="2% 100%" fo:letter-spacing="normal" fo:background-color="#f9f9ff" style:text-scale="98%"/>
    </style:style>
    <style:style style:name="_32_866" style:display-name="2866" style:family="text">
      <style:text-properties fo:color="#020200" style:text-position="2% 100%" fo:letter-spacing="normal" fo:background-color="#f9f9ff" style:text-scale="99%"/>
    </style:style>
    <style:style style:name="_32_867" style:display-name="2867" style:family="text">
      <style:text-properties fo:color="#020200" style:text-position="2% 100%" fo:letter-spacing="normal" fo:background-color="#f9f9ff" style:text-scale="102%"/>
    </style:style>
    <style:style style:name="_32_868" style:display-name="2868" style:family="text">
      <style:text-properties fo:color="#020200" style:text-position="2% 100%" fo:letter-spacing="normal" fo:background-color="#f9f9ff" style:text-scale="103%"/>
    </style:style>
    <style:style style:name="_32_869" style:display-name="2869" style:family="text">
      <style:text-properties fo:color="#020200" style:text-position="2% 100%" fo:letter-spacing="normal" fo:background-color="#f9f9ff" style:text-scale="105%"/>
    </style:style>
    <style:style style:name="_32_870" style:display-name="2870" style:family="text">
      <style:text-properties fo:color="#020200" style:text-position="2% 100%" fo:letter-spacing="normal" fo:background-color="#f9f9ff" style:text-scale="106%"/>
    </style:style>
    <style:style style:name="_32_871" style:display-name="2871" style:family="text">
      <style:text-properties fo:color="#020200" style:text-position="2% 100%" fo:letter-spacing="0.0311in" fo:background-color="#f9f9ff"/>
    </style:style>
    <style:style style:name="_32_872" style:display-name="2872" style:family="text">
      <style:text-properties fo:color="#020200" style:text-position="2% 100%" fo:letter-spacing="0.0311in" fo:background-color="#f9f9ff" style:text-scale="95%"/>
    </style:style>
    <style:style style:name="_32_873" style:display-name="2873" style:family="text">
      <style:text-properties fo:color="#020200" style:text-position="2% 100%" fo:letter-spacing="0.0311in" fo:background-color="#f9f9ff" style:text-scale="96%"/>
    </style:style>
    <style:style style:name="_32_874" style:display-name="2874" style:family="text">
      <style:text-properties fo:color="#020200" style:text-position="2% 100%" fo:letter-spacing="0.0311in" fo:background-color="#f9f9ff" style:text-scale="97%"/>
    </style:style>
    <style:style style:name="_32_875" style:display-name="2875" style:family="text">
      <style:text-properties fo:color="#020200" style:text-position="2% 100%" fo:letter-spacing="0.0311in" fo:background-color="#f9f9ff" style:text-scale="98%"/>
    </style:style>
    <style:style style:name="_32_876" style:display-name="2876" style:family="text">
      <style:text-properties fo:color="#020200" style:text-position="2% 100%" fo:letter-spacing="0.0311in" fo:background-color="#f9f9ff" style:text-scale="99%"/>
    </style:style>
    <style:style style:name="_32_877" style:display-name="2877" style:family="text">
      <style:text-properties fo:color="#020200" style:text-position="2% 100%" fo:letter-spacing="0.0311in" fo:background-color="#f9f9ff" style:text-scale="102%"/>
    </style:style>
    <style:style style:name="_32_878" style:display-name="2878" style:family="text">
      <style:text-properties fo:color="#020200" style:text-position="2% 100%" fo:letter-spacing="0.0311in" fo:background-color="#f9f9ff" style:text-scale="103%"/>
    </style:style>
    <style:style style:name="_32_879" style:display-name="2879" style:family="text">
      <style:text-properties fo:color="#020200" style:text-position="2% 100%" fo:letter-spacing="0.0311in" fo:background-color="#f9f9ff" style:text-scale="105%"/>
    </style:style>
    <style:style style:name="_32_880" style:display-name="2880" style:family="text">
      <style:text-properties fo:color="#020200" style:text-position="2% 100%" fo:letter-spacing="0.0311in" fo:background-color="#f9f9ff" style:text-scale="106%"/>
    </style:style>
    <style:style style:name="_32_881" style:display-name="2881" style:family="text">
      <style:text-properties fo:color="#020200" fo:background-color="#f9fdff"/>
    </style:style>
    <style:style style:name="_32_882" style:display-name="2882" style:family="text">
      <style:text-properties fo:color="#020200" fo:background-color="#f9fdff" style:text-scale="95%"/>
    </style:style>
    <style:style style:name="_32_883" style:display-name="2883" style:family="text">
      <style:text-properties fo:color="#020200" fo:background-color="#f9fdff" style:text-scale="96%"/>
    </style:style>
    <style:style style:name="_32_884" style:display-name="2884" style:family="text">
      <style:text-properties fo:color="#020200" fo:background-color="#f9fdff" style:text-scale="97%"/>
    </style:style>
    <style:style style:name="_32_885" style:display-name="2885" style:family="text">
      <style:text-properties fo:color="#020200" fo:background-color="#f9fdff" style:text-scale="98%"/>
    </style:style>
    <style:style style:name="_32_886" style:display-name="2886" style:family="text">
      <style:text-properties fo:color="#020200" fo:background-color="#f9fdff" style:text-scale="99%"/>
    </style:style>
    <style:style style:name="_32_887" style:display-name="2887" style:family="text">
      <style:text-properties fo:color="#020200" fo:background-color="#f9fdff" style:text-scale="102%"/>
    </style:style>
    <style:style style:name="_32_888" style:display-name="2888" style:family="text">
      <style:text-properties fo:color="#020200" fo:background-color="#f9fdff" style:text-scale="103%"/>
    </style:style>
    <style:style style:name="_32_889" style:display-name="2889" style:family="text">
      <style:text-properties fo:color="#020200" fo:background-color="#f9fdff" style:text-scale="105%"/>
    </style:style>
    <style:style style:name="_32_890" style:display-name="2890" style:family="text">
      <style:text-properties fo:color="#020200" fo:background-color="#f9fdff" style:text-scale="106%"/>
    </style:style>
    <style:style style:name="_32_891" style:display-name="2891" style:family="text">
      <style:text-properties fo:color="#020200" fo:letter-spacing="normal" fo:background-color="#f9fdff"/>
    </style:style>
    <style:style style:name="_32_892" style:display-name="2892" style:family="text">
      <style:text-properties fo:color="#020200" fo:letter-spacing="normal" fo:background-color="#f9fdff" style:text-scale="95%"/>
    </style:style>
    <style:style style:name="_32_893" style:display-name="2893" style:family="text">
      <style:text-properties fo:color="#020200" fo:letter-spacing="normal" fo:background-color="#f9fdff" style:text-scale="96%"/>
    </style:style>
    <style:style style:name="_32_894" style:display-name="2894" style:family="text">
      <style:text-properties fo:color="#020200" fo:letter-spacing="normal" fo:background-color="#f9fdff" style:text-scale="97%"/>
    </style:style>
    <style:style style:name="_32_895" style:display-name="2895" style:family="text">
      <style:text-properties fo:color="#020200" fo:letter-spacing="normal" fo:background-color="#f9fdff" style:text-scale="98%"/>
    </style:style>
    <style:style style:name="_32_896" style:display-name="2896" style:family="text">
      <style:text-properties fo:color="#020200" fo:letter-spacing="normal" fo:background-color="#f9fdff" style:text-scale="99%"/>
    </style:style>
    <style:style style:name="_32_897" style:display-name="2897" style:family="text">
      <style:text-properties fo:color="#020200" fo:letter-spacing="normal" fo:background-color="#f9fdff" style:text-scale="102%"/>
    </style:style>
    <style:style style:name="_32_898" style:display-name="2898" style:family="text">
      <style:text-properties fo:color="#020200" fo:letter-spacing="normal" fo:background-color="#f9fdff" style:text-scale="103%"/>
    </style:style>
    <style:style style:name="_32_899" style:display-name="2899" style:family="text">
      <style:text-properties fo:color="#020200" fo:letter-spacing="normal" fo:background-color="#f9fdff" style:text-scale="105%"/>
    </style:style>
    <style:style style:name="_32_900" style:display-name="2900" style:family="text">
      <style:text-properties fo:color="#020200" fo:letter-spacing="normal" fo:background-color="#f9fdff" style:text-scale="106%"/>
    </style:style>
    <style:style style:name="_32_901" style:display-name="2901" style:family="text">
      <style:text-properties fo:color="#020200" fo:letter-spacing="0.0311in" fo:background-color="#f9fdff"/>
    </style:style>
    <style:style style:name="_32_902" style:display-name="2902" style:family="text">
      <style:text-properties fo:color="#020200" fo:letter-spacing="0.0311in" fo:background-color="#f9fdff" style:text-scale="95%"/>
    </style:style>
    <style:style style:name="_32_903" style:display-name="2903" style:family="text">
      <style:text-properties fo:color="#020200" fo:letter-spacing="0.0311in" fo:background-color="#f9fdff" style:text-scale="96%"/>
    </style:style>
    <style:style style:name="_32_904" style:display-name="2904" style:family="text">
      <style:text-properties fo:color="#020200" fo:letter-spacing="0.0311in" fo:background-color="#f9fdff" style:text-scale="97%"/>
    </style:style>
    <style:style style:name="_32_905" style:display-name="2905" style:family="text">
      <style:text-properties fo:color="#020200" fo:letter-spacing="0.0311in" fo:background-color="#f9fdff" style:text-scale="98%"/>
    </style:style>
    <style:style style:name="_32_906" style:display-name="2906" style:family="text">
      <style:text-properties fo:color="#020200" fo:letter-spacing="0.0311in" fo:background-color="#f9fdff" style:text-scale="99%"/>
    </style:style>
    <style:style style:name="_32_907" style:display-name="2907" style:family="text">
      <style:text-properties fo:color="#020200" fo:letter-spacing="0.0311in" fo:background-color="#f9fdff" style:text-scale="102%"/>
    </style:style>
    <style:style style:name="_32_908" style:display-name="2908" style:family="text">
      <style:text-properties fo:color="#020200" fo:letter-spacing="0.0311in" fo:background-color="#f9fdff" style:text-scale="103%"/>
    </style:style>
    <style:style style:name="_32_909" style:display-name="2909" style:family="text">
      <style:text-properties fo:color="#020200" fo:letter-spacing="0.0311in" fo:background-color="#f9fdff" style:text-scale="105%"/>
    </style:style>
    <style:style style:name="_32_910" style:display-name="2910" style:family="text">
      <style:text-properties fo:color="#020200" fo:letter-spacing="0.0311in" fo:background-color="#f9fdff" style:text-scale="106%"/>
    </style:style>
    <style:style style:name="_32_911" style:display-name="2911" style:family="text">
      <style:text-properties fo:color="#020200" style:text-position="0% 100%" fo:background-color="#f9fdff"/>
    </style:style>
    <style:style style:name="_32_912" style:display-name="2912" style:family="text">
      <style:text-properties fo:color="#020200" style:text-position="0% 100%" fo:background-color="#f9fdff" style:text-scale="95%"/>
    </style:style>
    <style:style style:name="_32_913" style:display-name="2913" style:family="text">
      <style:text-properties fo:color="#020200" style:text-position="0% 100%" fo:background-color="#f9fdff" style:text-scale="96%"/>
    </style:style>
    <style:style style:name="_32_914" style:display-name="2914" style:family="text">
      <style:text-properties fo:color="#020200" style:text-position="0% 100%" fo:background-color="#f9fdff" style:text-scale="97%"/>
    </style:style>
    <style:style style:name="_32_915" style:display-name="2915" style:family="text">
      <style:text-properties fo:color="#020200" style:text-position="0% 100%" fo:background-color="#f9fdff" style:text-scale="98%"/>
    </style:style>
    <style:style style:name="_32_916" style:display-name="2916" style:family="text">
      <style:text-properties fo:color="#020200" style:text-position="0% 100%" fo:background-color="#f9fdff" style:text-scale="99%"/>
    </style:style>
    <style:style style:name="_32_917" style:display-name="2917" style:family="text">
      <style:text-properties fo:color="#020200" style:text-position="0% 100%" fo:background-color="#f9fdff" style:text-scale="102%"/>
    </style:style>
    <style:style style:name="_32_918" style:display-name="2918" style:family="text">
      <style:text-properties fo:color="#020200" style:text-position="0% 100%" fo:background-color="#f9fdff" style:text-scale="103%"/>
    </style:style>
    <style:style style:name="_32_919" style:display-name="2919" style:family="text">
      <style:text-properties fo:color="#020200" style:text-position="0% 100%" fo:background-color="#f9fdff" style:text-scale="105%"/>
    </style:style>
    <style:style style:name="_32_920" style:display-name="2920" style:family="text">
      <style:text-properties fo:color="#020200" style:text-position="0% 100%" fo:background-color="#f9fdff" style:text-scale="106%"/>
    </style:style>
    <style:style style:name="_32_921" style:display-name="2921" style:family="text">
      <style:text-properties fo:color="#020200" style:text-position="0% 100%" fo:letter-spacing="normal" fo:background-color="#f9fdff"/>
    </style:style>
    <style:style style:name="_32_922" style:display-name="2922" style:family="text">
      <style:text-properties fo:color="#020200" style:text-position="0% 100%" fo:letter-spacing="normal" fo:background-color="#f9fdff" style:text-scale="95%"/>
    </style:style>
    <style:style style:name="_32_923" style:display-name="2923" style:family="text">
      <style:text-properties fo:color="#020200" style:text-position="0% 100%" fo:letter-spacing="normal" fo:background-color="#f9fdff" style:text-scale="96%"/>
    </style:style>
    <style:style style:name="_32_924" style:display-name="2924" style:family="text">
      <style:text-properties fo:color="#020200" style:text-position="0% 100%" fo:letter-spacing="normal" fo:background-color="#f9fdff" style:text-scale="97%"/>
    </style:style>
    <style:style style:name="_32_925" style:display-name="2925" style:family="text">
      <style:text-properties fo:color="#020200" style:text-position="0% 100%" fo:letter-spacing="normal" fo:background-color="#f9fdff" style:text-scale="98%"/>
    </style:style>
    <style:style style:name="_32_926" style:display-name="2926" style:family="text">
      <style:text-properties fo:color="#020200" style:text-position="0% 100%" fo:letter-spacing="normal" fo:background-color="#f9fdff" style:text-scale="99%"/>
    </style:style>
    <style:style style:name="_32_927" style:display-name="2927" style:family="text">
      <style:text-properties fo:color="#020200" style:text-position="0% 100%" fo:letter-spacing="normal" fo:background-color="#f9fdff" style:text-scale="102%"/>
    </style:style>
    <style:style style:name="_32_928" style:display-name="2928" style:family="text">
      <style:text-properties fo:color="#020200" style:text-position="0% 100%" fo:letter-spacing="normal" fo:background-color="#f9fdff" style:text-scale="103%"/>
    </style:style>
    <style:style style:name="_32_929" style:display-name="2929" style:family="text">
      <style:text-properties fo:color="#020200" style:text-position="0% 100%" fo:letter-spacing="normal" fo:background-color="#f9fdff" style:text-scale="105%"/>
    </style:style>
    <style:style style:name="_32_930" style:display-name="2930" style:family="text">
      <style:text-properties fo:color="#020200" style:text-position="0% 100%" fo:letter-spacing="normal" fo:background-color="#f9fdff" style:text-scale="106%"/>
    </style:style>
    <style:style style:name="_32_931" style:display-name="2931" style:family="text">
      <style:text-properties fo:color="#020200" style:text-position="0% 100%" fo:letter-spacing="0.0311in" fo:background-color="#f9fdff"/>
    </style:style>
    <style:style style:name="_32_932" style:display-name="2932" style:family="text">
      <style:text-properties fo:color="#020200" style:text-position="0% 100%" fo:letter-spacing="0.0311in" fo:background-color="#f9fdff" style:text-scale="95%"/>
    </style:style>
    <style:style style:name="_32_933" style:display-name="2933" style:family="text">
      <style:text-properties fo:color="#020200" style:text-position="0% 100%" fo:letter-spacing="0.0311in" fo:background-color="#f9fdff" style:text-scale="96%"/>
    </style:style>
    <style:style style:name="_32_934" style:display-name="2934" style:family="text">
      <style:text-properties fo:color="#020200" style:text-position="0% 100%" fo:letter-spacing="0.0311in" fo:background-color="#f9fdff" style:text-scale="97%"/>
    </style:style>
    <style:style style:name="_32_935" style:display-name="2935" style:family="text">
      <style:text-properties fo:color="#020200" style:text-position="0% 100%" fo:letter-spacing="0.0311in" fo:background-color="#f9fdff" style:text-scale="98%"/>
    </style:style>
    <style:style style:name="_32_936" style:display-name="2936" style:family="text">
      <style:text-properties fo:color="#020200" style:text-position="0% 100%" fo:letter-spacing="0.0311in" fo:background-color="#f9fdff" style:text-scale="99%"/>
    </style:style>
    <style:style style:name="_32_937" style:display-name="2937" style:family="text">
      <style:text-properties fo:color="#020200" style:text-position="0% 100%" fo:letter-spacing="0.0311in" fo:background-color="#f9fdff" style:text-scale="102%"/>
    </style:style>
    <style:style style:name="_32_938" style:display-name="2938" style:family="text">
      <style:text-properties fo:color="#020200" style:text-position="0% 100%" fo:letter-spacing="0.0311in" fo:background-color="#f9fdff" style:text-scale="103%"/>
    </style:style>
    <style:style style:name="_32_939" style:display-name="2939" style:family="text">
      <style:text-properties fo:color="#020200" style:text-position="0% 100%" fo:letter-spacing="0.0311in" fo:background-color="#f9fdff" style:text-scale="105%"/>
    </style:style>
    <style:style style:name="_32_940" style:display-name="2940" style:family="text">
      <style:text-properties fo:color="#020200" style:text-position="0% 100%" fo:letter-spacing="0.0311in" fo:background-color="#f9fdff" style:text-scale="106%"/>
    </style:style>
    <style:style style:name="_32_941" style:display-name="2941" style:family="text">
      <style:text-properties fo:color="#020200" style:text-position="2% 100%" fo:background-color="#f9fdff"/>
    </style:style>
    <style:style style:name="_32_942" style:display-name="2942" style:family="text">
      <style:text-properties fo:color="#020200" style:text-position="2% 100%" fo:background-color="#f9fdff" style:text-scale="95%"/>
    </style:style>
    <style:style style:name="_32_943" style:display-name="2943" style:family="text">
      <style:text-properties fo:color="#020200" style:text-position="2% 100%" fo:background-color="#f9fdff" style:text-scale="96%"/>
    </style:style>
    <style:style style:name="_32_944" style:display-name="2944" style:family="text">
      <style:text-properties fo:color="#020200" style:text-position="2% 100%" fo:background-color="#f9fdff" style:text-scale="97%"/>
    </style:style>
    <style:style style:name="_32_945" style:display-name="2945" style:family="text">
      <style:text-properties fo:color="#020200" style:text-position="2% 100%" fo:background-color="#f9fdff" style:text-scale="98%"/>
    </style:style>
    <style:style style:name="_32_946" style:display-name="2946" style:family="text">
      <style:text-properties fo:color="#020200" style:text-position="2% 100%" fo:background-color="#f9fdff" style:text-scale="99%"/>
    </style:style>
    <style:style style:name="_32_947" style:display-name="2947" style:family="text">
      <style:text-properties fo:color="#020200" style:text-position="2% 100%" fo:background-color="#f9fdff" style:text-scale="102%"/>
    </style:style>
    <style:style style:name="_32_948" style:display-name="2948" style:family="text">
      <style:text-properties fo:color="#020200" style:text-position="2% 100%" fo:background-color="#f9fdff" style:text-scale="103%"/>
    </style:style>
    <style:style style:name="_32_949" style:display-name="2949" style:family="text">
      <style:text-properties fo:color="#020200" style:text-position="2% 100%" fo:background-color="#f9fdff" style:text-scale="105%"/>
    </style:style>
    <style:style style:name="_32_950" style:display-name="2950" style:family="text">
      <style:text-properties fo:color="#020200" style:text-position="2% 100%" fo:background-color="#f9fdff" style:text-scale="106%"/>
    </style:style>
    <style:style style:name="_32_951" style:display-name="2951" style:family="text">
      <style:text-properties fo:color="#020200" style:text-position="2% 100%" fo:letter-spacing="normal" fo:background-color="#f9fdff"/>
    </style:style>
    <style:style style:name="_32_952" style:display-name="2952" style:family="text">
      <style:text-properties fo:color="#020200" style:text-position="2% 100%" fo:letter-spacing="normal" fo:background-color="#f9fdff" style:text-scale="95%"/>
    </style:style>
    <style:style style:name="_32_953" style:display-name="2953" style:family="text">
      <style:text-properties fo:color="#020200" style:text-position="2% 100%" fo:letter-spacing="normal" fo:background-color="#f9fdff" style:text-scale="96%"/>
    </style:style>
    <style:style style:name="_32_954" style:display-name="2954" style:family="text">
      <style:text-properties fo:color="#020200" style:text-position="2% 100%" fo:letter-spacing="normal" fo:background-color="#f9fdff" style:text-scale="97%"/>
    </style:style>
    <style:style style:name="_32_955" style:display-name="2955" style:family="text">
      <style:text-properties fo:color="#020200" style:text-position="2% 100%" fo:letter-spacing="normal" fo:background-color="#f9fdff" style:text-scale="98%"/>
    </style:style>
    <style:style style:name="_32_956" style:display-name="2956" style:family="text">
      <style:text-properties fo:color="#020200" style:text-position="2% 100%" fo:letter-spacing="normal" fo:background-color="#f9fdff" style:text-scale="99%"/>
    </style:style>
    <style:style style:name="_32_957" style:display-name="2957" style:family="text">
      <style:text-properties fo:color="#020200" style:text-position="2% 100%" fo:letter-spacing="normal" fo:background-color="#f9fdff" style:text-scale="102%"/>
    </style:style>
    <style:style style:name="_32_958" style:display-name="2958" style:family="text">
      <style:text-properties fo:color="#020200" style:text-position="2% 100%" fo:letter-spacing="normal" fo:background-color="#f9fdff" style:text-scale="103%"/>
    </style:style>
    <style:style style:name="_32_959" style:display-name="2959" style:family="text">
      <style:text-properties fo:color="#020200" style:text-position="2% 100%" fo:letter-spacing="normal" fo:background-color="#f9fdff" style:text-scale="105%"/>
    </style:style>
    <style:style style:name="_32_960" style:display-name="2960" style:family="text">
      <style:text-properties fo:color="#020200" style:text-position="2% 100%" fo:letter-spacing="normal" fo:background-color="#f9fdff" style:text-scale="106%"/>
    </style:style>
    <style:style style:name="_32_961" style:display-name="2961" style:family="text">
      <style:text-properties fo:color="#020200" style:text-position="2% 100%" fo:letter-spacing="0.0311in" fo:background-color="#f9fdff"/>
    </style:style>
    <style:style style:name="_32_962" style:display-name="2962" style:family="text">
      <style:text-properties fo:color="#020200" style:text-position="2% 100%" fo:letter-spacing="0.0311in" fo:background-color="#f9fdff" style:text-scale="95%"/>
    </style:style>
    <style:style style:name="_32_963" style:display-name="2963" style:family="text">
      <style:text-properties fo:color="#020200" style:text-position="2% 100%" fo:letter-spacing="0.0311in" fo:background-color="#f9fdff" style:text-scale="96%"/>
    </style:style>
    <style:style style:name="_32_964" style:display-name="2964" style:family="text">
      <style:text-properties fo:color="#020200" style:text-position="2% 100%" fo:letter-spacing="0.0311in" fo:background-color="#f9fdff" style:text-scale="97%"/>
    </style:style>
    <style:style style:name="_32_965" style:display-name="2965" style:family="text">
      <style:text-properties fo:color="#020200" style:text-position="2% 100%" fo:letter-spacing="0.0311in" fo:background-color="#f9fdff" style:text-scale="98%"/>
    </style:style>
    <style:style style:name="_32_966" style:display-name="2966" style:family="text">
      <style:text-properties fo:color="#020200" style:text-position="2% 100%" fo:letter-spacing="0.0311in" fo:background-color="#f9fdff" style:text-scale="99%"/>
    </style:style>
    <style:style style:name="_32_967" style:display-name="2967" style:family="text">
      <style:text-properties fo:color="#020200" style:text-position="2% 100%" fo:letter-spacing="0.0311in" fo:background-color="#f9fdff" style:text-scale="102%"/>
    </style:style>
    <style:style style:name="_32_968" style:display-name="2968" style:family="text">
      <style:text-properties fo:color="#020200" style:text-position="2% 100%" fo:letter-spacing="0.0311in" fo:background-color="#f9fdff" style:text-scale="103%"/>
    </style:style>
    <style:style style:name="_32_969" style:display-name="2969" style:family="text">
      <style:text-properties fo:color="#020200" style:text-position="2% 100%" fo:letter-spacing="0.0311in" fo:background-color="#f9fdff" style:text-scale="105%"/>
    </style:style>
    <style:style style:name="_32_970" style:display-name="2970" style:family="text">
      <style:text-properties fo:color="#020200" style:text-position="2% 100%" fo:letter-spacing="0.0311in" fo:background-color="#f9fdff" style:text-scale="106%"/>
    </style:style>
    <style:style style:name="_32_971" style:display-name="2971" style:family="text">
      <style:text-properties fo:color="#020200" fo:background-color="#fdf9ff"/>
    </style:style>
    <style:style style:name="_32_972" style:display-name="2972" style:family="text">
      <style:text-properties fo:color="#020200" fo:background-color="#fdf9ff" style:text-scale="95%"/>
    </style:style>
    <style:style style:name="_32_973" style:display-name="2973" style:family="text">
      <style:text-properties fo:color="#020200" fo:background-color="#fdf9ff" style:text-scale="96%"/>
    </style:style>
    <style:style style:name="_32_974" style:display-name="2974" style:family="text">
      <style:text-properties fo:color="#020200" fo:background-color="#fdf9ff" style:text-scale="97%"/>
    </style:style>
    <style:style style:name="_32_975" style:display-name="2975" style:family="text">
      <style:text-properties fo:color="#020200" fo:background-color="#fdf9ff" style:text-scale="98%"/>
    </style:style>
    <style:style style:name="_32_976" style:display-name="2976" style:family="text">
      <style:text-properties fo:color="#020200" fo:background-color="#fdf9ff" style:text-scale="99%"/>
    </style:style>
    <style:style style:name="_32_977" style:display-name="2977" style:family="text">
      <style:text-properties fo:color="#020200" fo:background-color="#fdf9ff" style:text-scale="102%"/>
    </style:style>
    <style:style style:name="_32_978" style:display-name="2978" style:family="text">
      <style:text-properties fo:color="#020200" fo:background-color="#fdf9ff" style:text-scale="103%"/>
    </style:style>
    <style:style style:name="_32_979" style:display-name="2979" style:family="text">
      <style:text-properties fo:color="#020200" fo:background-color="#fdf9ff" style:text-scale="105%"/>
    </style:style>
    <style:style style:name="_32_980" style:display-name="2980" style:family="text">
      <style:text-properties fo:color="#020200" fo:background-color="#fdf9ff" style:text-scale="106%"/>
    </style:style>
    <style:style style:name="_32_981" style:display-name="2981" style:family="text">
      <style:text-properties fo:color="#020200" fo:letter-spacing="normal" fo:background-color="#fdf9ff"/>
    </style:style>
    <style:style style:name="_32_982" style:display-name="2982" style:family="text">
      <style:text-properties fo:color="#020200" fo:letter-spacing="normal" fo:background-color="#fdf9ff" style:text-scale="95%"/>
    </style:style>
    <style:style style:name="_32_983" style:display-name="2983" style:family="text">
      <style:text-properties fo:color="#020200" fo:letter-spacing="normal" fo:background-color="#fdf9ff" style:text-scale="96%"/>
    </style:style>
    <style:style style:name="_32_984" style:display-name="2984" style:family="text">
      <style:text-properties fo:color="#020200" fo:letter-spacing="normal" fo:background-color="#fdf9ff" style:text-scale="97%"/>
    </style:style>
    <style:style style:name="_32_985" style:display-name="2985" style:family="text">
      <style:text-properties fo:color="#020200" fo:letter-spacing="normal" fo:background-color="#fdf9ff" style:text-scale="98%"/>
    </style:style>
    <style:style style:name="_32_986" style:display-name="2986" style:family="text">
      <style:text-properties fo:color="#020200" fo:letter-spacing="normal" fo:background-color="#fdf9ff" style:text-scale="99%"/>
    </style:style>
    <style:style style:name="_32_987" style:display-name="2987" style:family="text">
      <style:text-properties fo:color="#020200" fo:letter-spacing="normal" fo:background-color="#fdf9ff" style:text-scale="102%"/>
    </style:style>
    <style:style style:name="_32_988" style:display-name="2988" style:family="text">
      <style:text-properties fo:color="#020200" fo:letter-spacing="normal" fo:background-color="#fdf9ff" style:text-scale="103%"/>
    </style:style>
    <style:style style:name="_32_989" style:display-name="2989" style:family="text">
      <style:text-properties fo:color="#020200" fo:letter-spacing="normal" fo:background-color="#fdf9ff" style:text-scale="105%"/>
    </style:style>
    <style:style style:name="_32_990" style:display-name="2990" style:family="text">
      <style:text-properties fo:color="#020200" fo:letter-spacing="normal" fo:background-color="#fdf9ff" style:text-scale="106%"/>
    </style:style>
    <style:style style:name="_32_991" style:display-name="2991" style:family="text">
      <style:text-properties fo:color="#020200" fo:letter-spacing="0.0311in" fo:background-color="#fdf9ff"/>
    </style:style>
    <style:style style:name="_32_992" style:display-name="2992" style:family="text">
      <style:text-properties fo:color="#020200" fo:letter-spacing="0.0311in" fo:background-color="#fdf9ff" style:text-scale="95%"/>
    </style:style>
    <style:style style:name="_32_993" style:display-name="2993" style:family="text">
      <style:text-properties fo:color="#020200" fo:letter-spacing="0.0311in" fo:background-color="#fdf9ff" style:text-scale="96%"/>
    </style:style>
    <style:style style:name="_32_994" style:display-name="2994" style:family="text">
      <style:text-properties fo:color="#020200" fo:letter-spacing="0.0311in" fo:background-color="#fdf9ff" style:text-scale="97%"/>
    </style:style>
    <style:style style:name="_32_995" style:display-name="2995" style:family="text">
      <style:text-properties fo:color="#020200" fo:letter-spacing="0.0311in" fo:background-color="#fdf9ff" style:text-scale="98%"/>
    </style:style>
    <style:style style:name="_32_996" style:display-name="2996" style:family="text">
      <style:text-properties fo:color="#020200" fo:letter-spacing="0.0311in" fo:background-color="#fdf9ff" style:text-scale="99%"/>
    </style:style>
    <style:style style:name="_32_997" style:display-name="2997" style:family="text">
      <style:text-properties fo:color="#020200" fo:letter-spacing="0.0311in" fo:background-color="#fdf9ff" style:text-scale="102%"/>
    </style:style>
    <style:style style:name="_32_998" style:display-name="2998" style:family="text">
      <style:text-properties fo:color="#020200" fo:letter-spacing="0.0311in" fo:background-color="#fdf9ff" style:text-scale="103%"/>
    </style:style>
    <style:style style:name="_32_999" style:display-name="2999" style:family="text">
      <style:text-properties fo:color="#020200" fo:letter-spacing="0.0311in" fo:background-color="#fdf9ff" style:text-scale="105%"/>
    </style:style>
    <style:style style:name="_33_000" style:display-name="3000" style:family="text">
      <style:text-properties fo:color="#020200" fo:letter-spacing="0.0311in" fo:background-color="#fdf9ff" style:text-scale="106%"/>
    </style:style>
    <style:style style:name="_33_001" style:display-name="3001" style:family="text">
      <style:text-properties fo:color="#020200" style:text-position="0% 100%" fo:background-color="#fdf9ff"/>
    </style:style>
    <style:style style:name="_33_002" style:display-name="3002" style:family="text">
      <style:text-properties fo:color="#020200" style:text-position="0% 100%" fo:background-color="#fdf9ff" style:text-scale="95%"/>
    </style:style>
    <style:style style:name="_33_003" style:display-name="3003" style:family="text">
      <style:text-properties fo:color="#020200" style:text-position="0% 100%" fo:background-color="#fdf9ff" style:text-scale="96%"/>
    </style:style>
    <style:style style:name="_33_004" style:display-name="3004" style:family="text">
      <style:text-properties fo:color="#020200" style:text-position="0% 100%" fo:background-color="#fdf9ff" style:text-scale="97%"/>
    </style:style>
    <style:style style:name="_33_005" style:display-name="3005" style:family="text">
      <style:text-properties fo:color="#020200" style:text-position="0% 100%" fo:background-color="#fdf9ff" style:text-scale="98%"/>
    </style:style>
    <style:style style:name="_33_006" style:display-name="3006" style:family="text">
      <style:text-properties fo:color="#020200" style:text-position="0% 100%" fo:background-color="#fdf9ff" style:text-scale="99%"/>
    </style:style>
    <style:style style:name="_33_007" style:display-name="3007" style:family="text">
      <style:text-properties fo:color="#020200" style:text-position="0% 100%" fo:background-color="#fdf9ff" style:text-scale="102%"/>
    </style:style>
    <style:style style:name="_33_008" style:display-name="3008" style:family="text">
      <style:text-properties fo:color="#020200" style:text-position="0% 100%" fo:background-color="#fdf9ff" style:text-scale="103%"/>
    </style:style>
    <style:style style:name="_33_009" style:display-name="3009" style:family="text">
      <style:text-properties fo:color="#020200" style:text-position="0% 100%" fo:background-color="#fdf9ff" style:text-scale="105%"/>
    </style:style>
    <style:style style:name="_33_010" style:display-name="3010" style:family="text">
      <style:text-properties fo:color="#020200" style:text-position="0% 100%" fo:background-color="#fdf9ff" style:text-scale="106%"/>
    </style:style>
    <style:style style:name="_33_011" style:display-name="3011" style:family="text">
      <style:text-properties fo:color="#020200" style:text-position="0% 100%" fo:letter-spacing="normal" fo:background-color="#fdf9ff"/>
    </style:style>
    <style:style style:name="_33_012" style:display-name="3012" style:family="text">
      <style:text-properties fo:color="#020200" style:text-position="0% 100%" fo:letter-spacing="normal" fo:background-color="#fdf9ff" style:text-scale="95%"/>
    </style:style>
    <style:style style:name="_33_013" style:display-name="3013" style:family="text">
      <style:text-properties fo:color="#020200" style:text-position="0% 100%" fo:letter-spacing="normal" fo:background-color="#fdf9ff" style:text-scale="96%"/>
    </style:style>
    <style:style style:name="_33_014" style:display-name="3014" style:family="text">
      <style:text-properties fo:color="#020200" style:text-position="0% 100%" fo:letter-spacing="normal" fo:background-color="#fdf9ff" style:text-scale="97%"/>
    </style:style>
    <style:style style:name="_33_015" style:display-name="3015" style:family="text">
      <style:text-properties fo:color="#020200" style:text-position="0% 100%" fo:letter-spacing="normal" fo:background-color="#fdf9ff" style:text-scale="98%"/>
    </style:style>
    <style:style style:name="_33_016" style:display-name="3016" style:family="text">
      <style:text-properties fo:color="#020200" style:text-position="0% 100%" fo:letter-spacing="normal" fo:background-color="#fdf9ff" style:text-scale="99%"/>
    </style:style>
    <style:style style:name="_33_017" style:display-name="3017" style:family="text">
      <style:text-properties fo:color="#020200" style:text-position="0% 100%" fo:letter-spacing="normal" fo:background-color="#fdf9ff" style:text-scale="102%"/>
    </style:style>
    <style:style style:name="_33_018" style:display-name="3018" style:family="text">
      <style:text-properties fo:color="#020200" style:text-position="0% 100%" fo:letter-spacing="normal" fo:background-color="#fdf9ff" style:text-scale="103%"/>
    </style:style>
    <style:style style:name="_33_019" style:display-name="3019" style:family="text">
      <style:text-properties fo:color="#020200" style:text-position="0% 100%" fo:letter-spacing="normal" fo:background-color="#fdf9ff" style:text-scale="105%"/>
    </style:style>
    <style:style style:name="_33_020" style:display-name="3020" style:family="text">
      <style:text-properties fo:color="#020200" style:text-position="0% 100%" fo:letter-spacing="normal" fo:background-color="#fdf9ff" style:text-scale="106%"/>
    </style:style>
    <style:style style:name="_33_021" style:display-name="3021" style:family="text">
      <style:text-properties fo:color="#020200" style:text-position="0% 100%" fo:letter-spacing="0.0311in" fo:background-color="#fdf9ff"/>
    </style:style>
    <style:style style:name="_33_022" style:display-name="3022" style:family="text">
      <style:text-properties fo:color="#020200" style:text-position="0% 100%" fo:letter-spacing="0.0311in" fo:background-color="#fdf9ff" style:text-scale="95%"/>
    </style:style>
    <style:style style:name="_33_023" style:display-name="3023" style:family="text">
      <style:text-properties fo:color="#020200" style:text-position="0% 100%" fo:letter-spacing="0.0311in" fo:background-color="#fdf9ff" style:text-scale="96%"/>
    </style:style>
    <style:style style:name="_33_024" style:display-name="3024" style:family="text">
      <style:text-properties fo:color="#020200" style:text-position="0% 100%" fo:letter-spacing="0.0311in" fo:background-color="#fdf9ff" style:text-scale="97%"/>
    </style:style>
    <style:style style:name="_33_025" style:display-name="3025" style:family="text">
      <style:text-properties fo:color="#020200" style:text-position="0% 100%" fo:letter-spacing="0.0311in" fo:background-color="#fdf9ff" style:text-scale="98%"/>
    </style:style>
    <style:style style:name="_33_026" style:display-name="3026" style:family="text">
      <style:text-properties fo:color="#020200" style:text-position="0% 100%" fo:letter-spacing="0.0311in" fo:background-color="#fdf9ff" style:text-scale="99%"/>
    </style:style>
    <style:style style:name="_33_027" style:display-name="3027" style:family="text">
      <style:text-properties fo:color="#020200" style:text-position="0% 100%" fo:letter-spacing="0.0311in" fo:background-color="#fdf9ff" style:text-scale="102%"/>
    </style:style>
    <style:style style:name="_33_028" style:display-name="3028" style:family="text">
      <style:text-properties fo:color="#020200" style:text-position="0% 100%" fo:letter-spacing="0.0311in" fo:background-color="#fdf9ff" style:text-scale="103%"/>
    </style:style>
    <style:style style:name="_33_029" style:display-name="3029" style:family="text">
      <style:text-properties fo:color="#020200" style:text-position="0% 100%" fo:letter-spacing="0.0311in" fo:background-color="#fdf9ff" style:text-scale="105%"/>
    </style:style>
    <style:style style:name="_33_030" style:display-name="3030" style:family="text">
      <style:text-properties fo:color="#020200" style:text-position="0% 100%" fo:letter-spacing="0.0311in" fo:background-color="#fdf9ff" style:text-scale="106%"/>
    </style:style>
    <style:style style:name="_33_031" style:display-name="3031" style:family="text">
      <style:text-properties fo:color="#020200" style:text-position="2% 100%" fo:background-color="#fdf9ff"/>
    </style:style>
    <style:style style:name="_33_032" style:display-name="3032" style:family="text">
      <style:text-properties fo:color="#020200" style:text-position="2% 100%" fo:background-color="#fdf9ff" style:text-scale="95%"/>
    </style:style>
    <style:style style:name="_33_033" style:display-name="3033" style:family="text">
      <style:text-properties fo:color="#020200" style:text-position="2% 100%" fo:background-color="#fdf9ff" style:text-scale="96%"/>
    </style:style>
    <style:style style:name="_33_034" style:display-name="3034" style:family="text">
      <style:text-properties fo:color="#020200" style:text-position="2% 100%" fo:background-color="#fdf9ff" style:text-scale="97%"/>
    </style:style>
    <style:style style:name="_33_035" style:display-name="3035" style:family="text">
      <style:text-properties fo:color="#020200" style:text-position="2% 100%" fo:background-color="#fdf9ff" style:text-scale="98%"/>
    </style:style>
    <style:style style:name="_33_036" style:display-name="3036" style:family="text">
      <style:text-properties fo:color="#020200" style:text-position="2% 100%" fo:background-color="#fdf9ff" style:text-scale="99%"/>
    </style:style>
    <style:style style:name="_33_037" style:display-name="3037" style:family="text">
      <style:text-properties fo:color="#020200" style:text-position="2% 100%" fo:background-color="#fdf9ff" style:text-scale="102%"/>
    </style:style>
    <style:style style:name="_33_038" style:display-name="3038" style:family="text">
      <style:text-properties fo:color="#020200" style:text-position="2% 100%" fo:background-color="#fdf9ff" style:text-scale="103%"/>
    </style:style>
    <style:style style:name="_33_039" style:display-name="3039" style:family="text">
      <style:text-properties fo:color="#020200" style:text-position="2% 100%" fo:background-color="#fdf9ff" style:text-scale="105%"/>
    </style:style>
    <style:style style:name="_33_040" style:display-name="3040" style:family="text">
      <style:text-properties fo:color="#020200" style:text-position="2% 100%" fo:background-color="#fdf9ff" style:text-scale="106%"/>
    </style:style>
    <style:style style:name="_33_041" style:display-name="3041" style:family="text">
      <style:text-properties fo:color="#020200" style:text-position="2% 100%" fo:letter-spacing="normal" fo:background-color="#fdf9ff"/>
    </style:style>
    <style:style style:name="_33_042" style:display-name="3042" style:family="text">
      <style:text-properties fo:color="#020200" style:text-position="2% 100%" fo:letter-spacing="normal" fo:background-color="#fdf9ff" style:text-scale="95%"/>
    </style:style>
    <style:style style:name="_33_043" style:display-name="3043" style:family="text">
      <style:text-properties fo:color="#020200" style:text-position="2% 100%" fo:letter-spacing="normal" fo:background-color="#fdf9ff" style:text-scale="96%"/>
    </style:style>
    <style:style style:name="_33_044" style:display-name="3044" style:family="text">
      <style:text-properties fo:color="#020200" style:text-position="2% 100%" fo:letter-spacing="normal" fo:background-color="#fdf9ff" style:text-scale="97%"/>
    </style:style>
    <style:style style:name="_33_045" style:display-name="3045" style:family="text">
      <style:text-properties fo:color="#020200" style:text-position="2% 100%" fo:letter-spacing="normal" fo:background-color="#fdf9ff" style:text-scale="98%"/>
    </style:style>
    <style:style style:name="_33_046" style:display-name="3046" style:family="text">
      <style:text-properties fo:color="#020200" style:text-position="2% 100%" fo:letter-spacing="normal" fo:background-color="#fdf9ff" style:text-scale="99%"/>
    </style:style>
    <style:style style:name="_33_047" style:display-name="3047" style:family="text">
      <style:text-properties fo:color="#020200" style:text-position="2% 100%" fo:letter-spacing="normal" fo:background-color="#fdf9ff" style:text-scale="102%"/>
    </style:style>
    <style:style style:name="_33_048" style:display-name="3048" style:family="text">
      <style:text-properties fo:color="#020200" style:text-position="2% 100%" fo:letter-spacing="normal" fo:background-color="#fdf9ff" style:text-scale="103%"/>
    </style:style>
    <style:style style:name="_33_049" style:display-name="3049" style:family="text">
      <style:text-properties fo:color="#020200" style:text-position="2% 100%" fo:letter-spacing="normal" fo:background-color="#fdf9ff" style:text-scale="105%"/>
    </style:style>
    <style:style style:name="_33_050" style:display-name="3050" style:family="text">
      <style:text-properties fo:color="#020200" style:text-position="2% 100%" fo:letter-spacing="normal" fo:background-color="#fdf9ff" style:text-scale="106%"/>
    </style:style>
    <style:style style:name="_33_051" style:display-name="3051" style:family="text">
      <style:text-properties fo:color="#020200" style:text-position="2% 100%" fo:letter-spacing="0.0311in" fo:background-color="#fdf9ff"/>
    </style:style>
    <style:style style:name="_33_052" style:display-name="3052" style:family="text">
      <style:text-properties fo:color="#020200" style:text-position="2% 100%" fo:letter-spacing="0.0311in" fo:background-color="#fdf9ff" style:text-scale="95%"/>
    </style:style>
    <style:style style:name="_33_053" style:display-name="3053" style:family="text">
      <style:text-properties fo:color="#020200" style:text-position="2% 100%" fo:letter-spacing="0.0311in" fo:background-color="#fdf9ff" style:text-scale="96%"/>
    </style:style>
    <style:style style:name="_33_054" style:display-name="3054" style:family="text">
      <style:text-properties fo:color="#020200" style:text-position="2% 100%" fo:letter-spacing="0.0311in" fo:background-color="#fdf9ff" style:text-scale="97%"/>
    </style:style>
    <style:style style:name="_33_055" style:display-name="3055" style:family="text">
      <style:text-properties fo:color="#020200" style:text-position="2% 100%" fo:letter-spacing="0.0311in" fo:background-color="#fdf9ff" style:text-scale="98%"/>
    </style:style>
    <style:style style:name="_33_056" style:display-name="3056" style:family="text">
      <style:text-properties fo:color="#020200" style:text-position="2% 100%" fo:letter-spacing="0.0311in" fo:background-color="#fdf9ff" style:text-scale="99%"/>
    </style:style>
    <style:style style:name="_33_057" style:display-name="3057" style:family="text">
      <style:text-properties fo:color="#020200" style:text-position="2% 100%" fo:letter-spacing="0.0311in" fo:background-color="#fdf9ff" style:text-scale="102%"/>
    </style:style>
    <style:style style:name="_33_058" style:display-name="3058" style:family="text">
      <style:text-properties fo:color="#020200" style:text-position="2% 100%" fo:letter-spacing="0.0311in" fo:background-color="#fdf9ff" style:text-scale="103%"/>
    </style:style>
    <style:style style:name="_33_059" style:display-name="3059" style:family="text">
      <style:text-properties fo:color="#020200" style:text-position="2% 100%" fo:letter-spacing="0.0311in" fo:background-color="#fdf9ff" style:text-scale="105%"/>
    </style:style>
    <style:style style:name="_33_060" style:display-name="3060" style:family="text">
      <style:text-properties fo:color="#020200" style:text-position="2% 100%" fo:letter-spacing="0.0311in" fo:background-color="#fdf9ff" style:text-scale="106%"/>
    </style:style>
    <style:style style:name="_33_061" style:display-name="3061" style:family="text">
      <style:text-properties fo:color="#020200" fo:background-color="#fdfdff"/>
    </style:style>
    <style:style style:name="_33_062" style:display-name="3062" style:family="text">
      <style:text-properties fo:color="#020200" fo:background-color="#fdfdff" style:text-scale="95%"/>
    </style:style>
    <style:style style:name="_33_063" style:display-name="3063" style:family="text">
      <style:text-properties fo:color="#020200" fo:background-color="#fdfdff" style:text-scale="96%"/>
    </style:style>
    <style:style style:name="_33_064" style:display-name="3064" style:family="text">
      <style:text-properties fo:color="#020200" fo:background-color="#fdfdff" style:text-scale="97%"/>
    </style:style>
    <style:style style:name="_33_065" style:display-name="3065" style:family="text">
      <style:text-properties fo:color="#020200" fo:background-color="#fdfdff" style:text-scale="98%"/>
    </style:style>
    <style:style style:name="_33_066" style:display-name="3066" style:family="text">
      <style:text-properties fo:color="#020200" fo:background-color="#fdfdff" style:text-scale="99%"/>
    </style:style>
    <style:style style:name="_33_067" style:display-name="3067" style:family="text">
      <style:text-properties fo:color="#020200" fo:background-color="#fdfdff" style:text-scale="102%"/>
    </style:style>
    <style:style style:name="_33_068" style:display-name="3068" style:family="text">
      <style:text-properties fo:color="#020200" fo:background-color="#fdfdff" style:text-scale="103%"/>
    </style:style>
    <style:style style:name="_33_069" style:display-name="3069" style:family="text">
      <style:text-properties fo:color="#020200" fo:background-color="#fdfdff" style:text-scale="105%"/>
    </style:style>
    <style:style style:name="_33_070" style:display-name="3070" style:family="text">
      <style:text-properties fo:color="#020200" fo:background-color="#fdfdff" style:text-scale="106%"/>
    </style:style>
    <style:style style:name="_33_071" style:display-name="3071" style:family="text">
      <style:text-properties fo:color="#020200" fo:letter-spacing="normal" fo:background-color="#fdfdff"/>
    </style:style>
    <style:style style:name="_33_072" style:display-name="3072" style:family="text">
      <style:text-properties fo:color="#020200" fo:letter-spacing="normal" fo:background-color="#fdfdff" style:text-scale="95%"/>
    </style:style>
    <style:style style:name="_33_073" style:display-name="3073" style:family="text">
      <style:text-properties fo:color="#020200" fo:letter-spacing="normal" fo:background-color="#fdfdff" style:text-scale="96%"/>
    </style:style>
    <style:style style:name="_33_074" style:display-name="3074" style:family="text">
      <style:text-properties fo:color="#020200" fo:letter-spacing="normal" fo:background-color="#fdfdff" style:text-scale="97%"/>
    </style:style>
    <style:style style:name="_33_075" style:display-name="3075" style:family="text">
      <style:text-properties fo:color="#020200" fo:letter-spacing="normal" fo:background-color="#fdfdff" style:text-scale="98%"/>
    </style:style>
    <style:style style:name="_33_076" style:display-name="3076" style:family="text">
      <style:text-properties fo:color="#020200" fo:letter-spacing="normal" fo:background-color="#fdfdff" style:text-scale="99%"/>
    </style:style>
    <style:style style:name="_33_077" style:display-name="3077" style:family="text">
      <style:text-properties fo:color="#020200" fo:letter-spacing="normal" fo:background-color="#fdfdff" style:text-scale="102%"/>
    </style:style>
    <style:style style:name="_33_078" style:display-name="3078" style:family="text">
      <style:text-properties fo:color="#020200" fo:letter-spacing="normal" fo:background-color="#fdfdff" style:text-scale="103%"/>
    </style:style>
    <style:style style:name="_33_079" style:display-name="3079" style:family="text">
      <style:text-properties fo:color="#020200" fo:letter-spacing="normal" fo:background-color="#fdfdff" style:text-scale="105%"/>
    </style:style>
    <style:style style:name="_33_080" style:display-name="3080" style:family="text">
      <style:text-properties fo:color="#020200" fo:letter-spacing="normal" fo:background-color="#fdfdff" style:text-scale="106%"/>
    </style:style>
    <style:style style:name="_33_081" style:display-name="3081" style:family="text">
      <style:text-properties fo:color="#020200" fo:letter-spacing="0.0311in" fo:background-color="#fdfdff"/>
    </style:style>
    <style:style style:name="_33_082" style:display-name="3082" style:family="text">
      <style:text-properties fo:color="#020200" fo:letter-spacing="0.0311in" fo:background-color="#fdfdff" style:text-scale="95%"/>
    </style:style>
    <style:style style:name="_33_083" style:display-name="3083" style:family="text">
      <style:text-properties fo:color="#020200" fo:letter-spacing="0.0311in" fo:background-color="#fdfdff" style:text-scale="96%"/>
    </style:style>
    <style:style style:name="_33_084" style:display-name="3084" style:family="text">
      <style:text-properties fo:color="#020200" fo:letter-spacing="0.0311in" fo:background-color="#fdfdff" style:text-scale="97%"/>
    </style:style>
    <style:style style:name="_33_085" style:display-name="3085" style:family="text">
      <style:text-properties fo:color="#020200" fo:letter-spacing="0.0311in" fo:background-color="#fdfdff" style:text-scale="98%"/>
    </style:style>
    <style:style style:name="_33_086" style:display-name="3086" style:family="text">
      <style:text-properties fo:color="#020200" fo:letter-spacing="0.0311in" fo:background-color="#fdfdff" style:text-scale="99%"/>
    </style:style>
    <style:style style:name="_33_087" style:display-name="3087" style:family="text">
      <style:text-properties fo:color="#020200" fo:letter-spacing="0.0311in" fo:background-color="#fdfdff" style:text-scale="102%"/>
    </style:style>
    <style:style style:name="_33_088" style:display-name="3088" style:family="text">
      <style:text-properties fo:color="#020200" fo:letter-spacing="0.0311in" fo:background-color="#fdfdff" style:text-scale="103%"/>
    </style:style>
    <style:style style:name="_33_089" style:display-name="3089" style:family="text">
      <style:text-properties fo:color="#020200" fo:letter-spacing="0.0311in" fo:background-color="#fdfdff" style:text-scale="105%"/>
    </style:style>
    <style:style style:name="_33_090" style:display-name="3090" style:family="text">
      <style:text-properties fo:color="#020200" fo:letter-spacing="0.0311in" fo:background-color="#fdfdff" style:text-scale="106%"/>
    </style:style>
    <style:style style:name="_33_091" style:display-name="3091" style:family="text">
      <style:text-properties fo:color="#020200" style:text-position="0% 100%" fo:background-color="#fdfdff"/>
    </style:style>
    <style:style style:name="_33_092" style:display-name="3092" style:family="text">
      <style:text-properties fo:color="#020200" style:text-position="0% 100%" fo:background-color="#fdfdff" style:text-scale="95%"/>
    </style:style>
    <style:style style:name="_33_093" style:display-name="3093" style:family="text">
      <style:text-properties fo:color="#020200" style:text-position="0% 100%" fo:background-color="#fdfdff" style:text-scale="96%"/>
    </style:style>
    <style:style style:name="_33_094" style:display-name="3094" style:family="text">
      <style:text-properties fo:color="#020200" style:text-position="0% 100%" fo:background-color="#fdfdff" style:text-scale="97%"/>
    </style:style>
    <style:style style:name="_33_095" style:display-name="3095" style:family="text">
      <style:text-properties fo:color="#020200" style:text-position="0% 100%" fo:background-color="#fdfdff" style:text-scale="98%"/>
    </style:style>
    <style:style style:name="_33_096" style:display-name="3096" style:family="text">
      <style:text-properties fo:color="#020200" style:text-position="0% 100%" fo:background-color="#fdfdff" style:text-scale="99%"/>
    </style:style>
    <style:style style:name="_33_097" style:display-name="3097" style:family="text">
      <style:text-properties fo:color="#020200" style:text-position="0% 100%" fo:background-color="#fdfdff" style:text-scale="102%"/>
    </style:style>
    <style:style style:name="_33_098" style:display-name="3098" style:family="text">
      <style:text-properties fo:color="#020200" style:text-position="0% 100%" fo:background-color="#fdfdff" style:text-scale="103%"/>
    </style:style>
    <style:style style:name="_33_099" style:display-name="3099" style:family="text">
      <style:text-properties fo:color="#020200" style:text-position="0% 100%" fo:background-color="#fdfdff" style:text-scale="105%"/>
    </style:style>
    <style:style style:name="_33_100" style:display-name="3100" style:family="text">
      <style:text-properties fo:color="#020200" style:text-position="0% 100%" fo:background-color="#fdfdff" style:text-scale="106%"/>
    </style:style>
    <style:style style:name="_33_101" style:display-name="3101" style:family="text">
      <style:text-properties fo:color="#020200" style:text-position="0% 100%" fo:letter-spacing="normal" fo:background-color="#fdfdff"/>
    </style:style>
    <style:style style:name="_33_102" style:display-name="3102" style:family="text">
      <style:text-properties fo:color="#020200" style:text-position="0% 100%" fo:letter-spacing="normal" fo:background-color="#fdfdff" style:text-scale="95%"/>
    </style:style>
    <style:style style:name="_33_103" style:display-name="3103" style:family="text">
      <style:text-properties fo:color="#020200" style:text-position="0% 100%" fo:letter-spacing="normal" fo:background-color="#fdfdff" style:text-scale="96%"/>
    </style:style>
    <style:style style:name="_33_104" style:display-name="3104" style:family="text">
      <style:text-properties fo:color="#020200" style:text-position="0% 100%" fo:letter-spacing="normal" fo:background-color="#fdfdff" style:text-scale="97%"/>
    </style:style>
    <style:style style:name="_33_105" style:display-name="3105" style:family="text">
      <style:text-properties fo:color="#020200" style:text-position="0% 100%" fo:letter-spacing="normal" fo:background-color="#fdfdff" style:text-scale="98%"/>
    </style:style>
    <style:style style:name="_33_106" style:display-name="3106" style:family="text">
      <style:text-properties fo:color="#020200" style:text-position="0% 100%" fo:letter-spacing="normal" fo:background-color="#fdfdff" style:text-scale="99%"/>
    </style:style>
    <style:style style:name="_33_107" style:display-name="3107" style:family="text">
      <style:text-properties fo:color="#020200" style:text-position="0% 100%" fo:letter-spacing="normal" fo:background-color="#fdfdff" style:text-scale="102%"/>
    </style:style>
    <style:style style:name="_33_108" style:display-name="3108" style:family="text">
      <style:text-properties fo:color="#020200" style:text-position="0% 100%" fo:letter-spacing="normal" fo:background-color="#fdfdff" style:text-scale="103%"/>
    </style:style>
    <style:style style:name="_33_109" style:display-name="3109" style:family="text">
      <style:text-properties fo:color="#020200" style:text-position="0% 100%" fo:letter-spacing="normal" fo:background-color="#fdfdff" style:text-scale="105%"/>
    </style:style>
    <style:style style:name="_33_110" style:display-name="3110" style:family="text">
      <style:text-properties fo:color="#020200" style:text-position="0% 100%" fo:letter-spacing="normal" fo:background-color="#fdfdff" style:text-scale="106%"/>
    </style:style>
    <style:style style:name="_33_111" style:display-name="3111" style:family="text">
      <style:text-properties fo:color="#020200" style:text-position="0% 100%" fo:letter-spacing="0.0311in" fo:background-color="#fdfdff"/>
    </style:style>
    <style:style style:name="_33_112" style:display-name="3112" style:family="text">
      <style:text-properties fo:color="#020200" style:text-position="0% 100%" fo:letter-spacing="0.0311in" fo:background-color="#fdfdff" style:text-scale="95%"/>
    </style:style>
    <style:style style:name="_33_113" style:display-name="3113" style:family="text">
      <style:text-properties fo:color="#020200" style:text-position="0% 100%" fo:letter-spacing="0.0311in" fo:background-color="#fdfdff" style:text-scale="96%"/>
    </style:style>
    <style:style style:name="_33_114" style:display-name="3114" style:family="text">
      <style:text-properties fo:color="#020200" style:text-position="0% 100%" fo:letter-spacing="0.0311in" fo:background-color="#fdfdff" style:text-scale="97%"/>
    </style:style>
    <style:style style:name="_33_115" style:display-name="3115" style:family="text">
      <style:text-properties fo:color="#020200" style:text-position="0% 100%" fo:letter-spacing="0.0311in" fo:background-color="#fdfdff" style:text-scale="98%"/>
    </style:style>
    <style:style style:name="_33_116" style:display-name="3116" style:family="text">
      <style:text-properties fo:color="#020200" style:text-position="0% 100%" fo:letter-spacing="0.0311in" fo:background-color="#fdfdff" style:text-scale="99%"/>
    </style:style>
    <style:style style:name="_33_117" style:display-name="3117" style:family="text">
      <style:text-properties fo:color="#020200" style:text-position="0% 100%" fo:letter-spacing="0.0311in" fo:background-color="#fdfdff" style:text-scale="102%"/>
    </style:style>
    <style:style style:name="_33_118" style:display-name="3118" style:family="text">
      <style:text-properties fo:color="#020200" style:text-position="0% 100%" fo:letter-spacing="0.0311in" fo:background-color="#fdfdff" style:text-scale="103%"/>
    </style:style>
    <style:style style:name="_33_119" style:display-name="3119" style:family="text">
      <style:text-properties fo:color="#020200" style:text-position="0% 100%" fo:letter-spacing="0.0311in" fo:background-color="#fdfdff" style:text-scale="105%"/>
    </style:style>
    <style:style style:name="_33_120" style:display-name="3120" style:family="text">
      <style:text-properties fo:color="#020200" style:text-position="0% 100%" fo:letter-spacing="0.0311in" fo:background-color="#fdfdff" style:text-scale="106%"/>
    </style:style>
    <style:style style:name="_33_121" style:display-name="3121" style:family="text">
      <style:text-properties fo:color="#020200" style:text-position="2% 100%" fo:background-color="#fdfdff"/>
    </style:style>
    <style:style style:name="_33_122" style:display-name="3122" style:family="text">
      <style:text-properties fo:color="#020200" style:text-position="2% 100%" fo:background-color="#fdfdff" style:text-scale="95%"/>
    </style:style>
    <style:style style:name="_33_123" style:display-name="3123" style:family="text">
      <style:text-properties fo:color="#020200" style:text-position="2% 100%" fo:background-color="#fdfdff" style:text-scale="96%"/>
    </style:style>
    <style:style style:name="_33_124" style:display-name="3124" style:family="text">
      <style:text-properties fo:color="#020200" style:text-position="2% 100%" fo:background-color="#fdfdff" style:text-scale="97%"/>
    </style:style>
    <style:style style:name="_33_125" style:display-name="3125" style:family="text">
      <style:text-properties fo:color="#020200" style:text-position="2% 100%" fo:background-color="#fdfdff" style:text-scale="98%"/>
    </style:style>
    <style:style style:name="_33_126" style:display-name="3126" style:family="text">
      <style:text-properties fo:color="#020200" style:text-position="2% 100%" fo:background-color="#fdfdff" style:text-scale="99%"/>
    </style:style>
    <style:style style:name="_33_127" style:display-name="3127" style:family="text">
      <style:text-properties fo:color="#020200" style:text-position="2% 100%" fo:background-color="#fdfdff" style:text-scale="102%"/>
    </style:style>
    <style:style style:name="_33_128" style:display-name="3128" style:family="text">
      <style:text-properties fo:color="#020200" style:text-position="2% 100%" fo:background-color="#fdfdff" style:text-scale="103%"/>
    </style:style>
    <style:style style:name="_33_129" style:display-name="3129" style:family="text">
      <style:text-properties fo:color="#020200" style:text-position="2% 100%" fo:background-color="#fdfdff" style:text-scale="105%"/>
    </style:style>
    <style:style style:name="_33_130" style:display-name="3130" style:family="text">
      <style:text-properties fo:color="#020200" style:text-position="2% 100%" fo:background-color="#fdfdff" style:text-scale="106%"/>
    </style:style>
    <style:style style:name="_33_131" style:display-name="3131" style:family="text">
      <style:text-properties fo:color="#020200" style:text-position="2% 100%" fo:letter-spacing="normal" fo:background-color="#fdfdff"/>
    </style:style>
    <style:style style:name="_33_132" style:display-name="3132" style:family="text">
      <style:text-properties fo:color="#020200" style:text-position="2% 100%" fo:letter-spacing="normal" fo:background-color="#fdfdff" style:text-scale="95%"/>
    </style:style>
    <style:style style:name="_33_133" style:display-name="3133" style:family="text">
      <style:text-properties fo:color="#020200" style:text-position="2% 100%" fo:letter-spacing="normal" fo:background-color="#fdfdff" style:text-scale="96%"/>
    </style:style>
    <style:style style:name="_33_134" style:display-name="3134" style:family="text">
      <style:text-properties fo:color="#020200" style:text-position="2% 100%" fo:letter-spacing="normal" fo:background-color="#fdfdff" style:text-scale="97%"/>
    </style:style>
    <style:style style:name="_33_135" style:display-name="3135" style:family="text">
      <style:text-properties fo:color="#020200" style:text-position="2% 100%" fo:letter-spacing="normal" fo:background-color="#fdfdff" style:text-scale="98%"/>
    </style:style>
    <style:style style:name="_33_136" style:display-name="3136" style:family="text">
      <style:text-properties fo:color="#020200" style:text-position="2% 100%" fo:letter-spacing="normal" fo:background-color="#fdfdff" style:text-scale="99%"/>
    </style:style>
    <style:style style:name="_33_137" style:display-name="3137" style:family="text">
      <style:text-properties fo:color="#020200" style:text-position="2% 100%" fo:letter-spacing="normal" fo:background-color="#fdfdff" style:text-scale="102%"/>
    </style:style>
    <style:style style:name="_33_138" style:display-name="3138" style:family="text">
      <style:text-properties fo:color="#020200" style:text-position="2% 100%" fo:letter-spacing="normal" fo:background-color="#fdfdff" style:text-scale="103%"/>
    </style:style>
    <style:style style:name="_33_139" style:display-name="3139" style:family="text">
      <style:text-properties fo:color="#020200" style:text-position="2% 100%" fo:letter-spacing="normal" fo:background-color="#fdfdff" style:text-scale="105%"/>
    </style:style>
    <style:style style:name="_33_140" style:display-name="3140" style:family="text">
      <style:text-properties fo:color="#020200" style:text-position="2% 100%" fo:letter-spacing="normal" fo:background-color="#fdfdff" style:text-scale="106%"/>
    </style:style>
    <style:style style:name="_33_141" style:display-name="3141" style:family="text">
      <style:text-properties fo:color="#020200" style:text-position="2% 100%" fo:letter-spacing="0.0311in" fo:background-color="#fdfdff"/>
    </style:style>
    <style:style style:name="_33_142" style:display-name="3142" style:family="text">
      <style:text-properties fo:color="#020200" style:text-position="2% 100%" fo:letter-spacing="0.0311in" fo:background-color="#fdfdff" style:text-scale="95%"/>
    </style:style>
    <style:style style:name="_33_143" style:display-name="3143" style:family="text">
      <style:text-properties fo:color="#020200" style:text-position="2% 100%" fo:letter-spacing="0.0311in" fo:background-color="#fdfdff" style:text-scale="96%"/>
    </style:style>
    <style:style style:name="_33_144" style:display-name="3144" style:family="text">
      <style:text-properties fo:color="#020200" style:text-position="2% 100%" fo:letter-spacing="0.0311in" fo:background-color="#fdfdff" style:text-scale="97%"/>
    </style:style>
    <style:style style:name="_33_145" style:display-name="3145" style:family="text">
      <style:text-properties fo:color="#020200" style:text-position="2% 100%" fo:letter-spacing="0.0311in" fo:background-color="#fdfdff" style:text-scale="98%"/>
    </style:style>
    <style:style style:name="_33_146" style:display-name="3146" style:family="text">
      <style:text-properties fo:color="#020200" style:text-position="2% 100%" fo:letter-spacing="0.0311in" fo:background-color="#fdfdff" style:text-scale="99%"/>
    </style:style>
    <style:style style:name="_33_147" style:display-name="3147" style:family="text">
      <style:text-properties fo:color="#020200" style:text-position="2% 100%" fo:letter-spacing="0.0311in" fo:background-color="#fdfdff" style:text-scale="102%"/>
    </style:style>
    <style:style style:name="_33_148" style:display-name="3148" style:family="text">
      <style:text-properties fo:color="#020200" style:text-position="2% 100%" fo:letter-spacing="0.0311in" fo:background-color="#fdfdff" style:text-scale="103%"/>
    </style:style>
    <style:style style:name="_33_149" style:display-name="3149" style:family="text">
      <style:text-properties fo:color="#020200" style:text-position="2% 100%" fo:letter-spacing="0.0311in" fo:background-color="#fdfdff" style:text-scale="105%"/>
    </style:style>
    <style:style style:name="_33_150" style:display-name="3150" style:family="text">
      <style:text-properties fo:color="#020200" style:text-position="2% 100%" fo:letter-spacing="0.0311in" fo:background-color="#fdfdff" style:text-scale="106%"/>
    </style:style>
    <style:style style:name="_33_151" style:display-name="3151" style:family="text">
      <style:text-properties fo:color="#020600"/>
    </style:style>
    <style:style style:name="_33_152" style:display-name="3152" style:family="text">
      <style:text-properties fo:color="#020600" style:text-scale="95%"/>
    </style:style>
    <style:style style:name="_33_153" style:display-name="3153" style:family="text">
      <style:text-properties fo:color="#020600" style:text-scale="96%"/>
    </style:style>
    <style:style style:name="_33_154" style:display-name="3154" style:family="text">
      <style:text-properties fo:color="#020600" style:text-scale="97%"/>
    </style:style>
    <style:style style:name="_33_155" style:display-name="3155" style:family="text">
      <style:text-properties fo:color="#020600" style:text-scale="98%"/>
    </style:style>
    <style:style style:name="_33_156" style:display-name="3156" style:family="text">
      <style:text-properties fo:color="#020600" style:text-scale="99%"/>
    </style:style>
    <style:style style:name="_33_157" style:display-name="3157" style:family="text">
      <style:text-properties fo:color="#020600" style:text-scale="102%"/>
    </style:style>
    <style:style style:name="_33_158" style:display-name="3158" style:family="text">
      <style:text-properties fo:color="#020600" style:text-scale="103%"/>
    </style:style>
    <style:style style:name="_33_159" style:display-name="3159" style:family="text">
      <style:text-properties fo:color="#020600" style:text-scale="105%"/>
    </style:style>
    <style:style style:name="_33_160" style:display-name="3160" style:family="text">
      <style:text-properties fo:color="#020600" style:text-scale="106%"/>
    </style:style>
    <style:style style:name="_33_161" style:display-name="3161" style:family="text">
      <style:text-properties fo:color="#020600" fo:letter-spacing="normal"/>
    </style:style>
    <style:style style:name="_33_162" style:display-name="3162" style:family="text">
      <style:text-properties fo:color="#020600" fo:letter-spacing="normal" style:text-scale="95%"/>
    </style:style>
    <style:style style:name="_33_163" style:display-name="3163" style:family="text">
      <style:text-properties fo:color="#020600" fo:letter-spacing="normal" style:text-scale="96%"/>
    </style:style>
    <style:style style:name="_33_164" style:display-name="3164" style:family="text">
      <style:text-properties fo:color="#020600" fo:letter-spacing="normal" style:text-scale="97%"/>
    </style:style>
    <style:style style:name="_33_165" style:display-name="3165" style:family="text">
      <style:text-properties fo:color="#020600" fo:letter-spacing="normal" style:text-scale="98%"/>
    </style:style>
    <style:style style:name="_33_166" style:display-name="3166" style:family="text">
      <style:text-properties fo:color="#020600" fo:letter-spacing="normal" style:text-scale="99%"/>
    </style:style>
    <style:style style:name="_33_167" style:display-name="3167" style:family="text">
      <style:text-properties fo:color="#020600" fo:letter-spacing="normal" style:text-scale="102%"/>
    </style:style>
    <style:style style:name="_33_168" style:display-name="3168" style:family="text">
      <style:text-properties fo:color="#020600" fo:letter-spacing="normal" style:text-scale="103%"/>
    </style:style>
    <style:style style:name="_33_169" style:display-name="3169" style:family="text">
      <style:text-properties fo:color="#020600" fo:letter-spacing="normal" style:text-scale="105%"/>
    </style:style>
    <style:style style:name="_33_170" style:display-name="3170" style:family="text">
      <style:text-properties fo:color="#020600" fo:letter-spacing="normal" style:text-scale="106%"/>
    </style:style>
    <style:style style:name="_33_171" style:display-name="3171" style:family="text">
      <style:text-properties fo:color="#020600" fo:letter-spacing="0.0311in"/>
    </style:style>
    <style:style style:name="_33_172" style:display-name="3172" style:family="text">
      <style:text-properties fo:color="#020600" fo:letter-spacing="0.0311in" style:text-scale="95%"/>
    </style:style>
    <style:style style:name="_33_173" style:display-name="3173" style:family="text">
      <style:text-properties fo:color="#020600" fo:letter-spacing="0.0311in" style:text-scale="96%"/>
    </style:style>
    <style:style style:name="_33_174" style:display-name="3174" style:family="text">
      <style:text-properties fo:color="#020600" fo:letter-spacing="0.0311in" style:text-scale="97%"/>
    </style:style>
    <style:style style:name="_33_175" style:display-name="3175" style:family="text">
      <style:text-properties fo:color="#020600" fo:letter-spacing="0.0311in" style:text-scale="98%"/>
    </style:style>
    <style:style style:name="_33_176" style:display-name="3176" style:family="text">
      <style:text-properties fo:color="#020600" fo:letter-spacing="0.0311in" style:text-scale="99%"/>
    </style:style>
    <style:style style:name="_33_177" style:display-name="3177" style:family="text">
      <style:text-properties fo:color="#020600" fo:letter-spacing="0.0311in" style:text-scale="102%"/>
    </style:style>
    <style:style style:name="_33_178" style:display-name="3178" style:family="text">
      <style:text-properties fo:color="#020600" fo:letter-spacing="0.0311in" style:text-scale="103%"/>
    </style:style>
    <style:style style:name="_33_179" style:display-name="3179" style:family="text">
      <style:text-properties fo:color="#020600" fo:letter-spacing="0.0311in" style:text-scale="105%"/>
    </style:style>
    <style:style style:name="_33_180" style:display-name="3180" style:family="text">
      <style:text-properties fo:color="#020600" fo:letter-spacing="0.0311in" style:text-scale="106%"/>
    </style:style>
    <style:style style:name="_33_181" style:display-name="3181" style:family="text">
      <style:text-properties fo:color="#020600" style:text-position="0% 100%"/>
    </style:style>
    <style:style style:name="_33_182" style:display-name="3182" style:family="text">
      <style:text-properties fo:color="#020600" style:text-position="0% 100%" style:text-scale="95%"/>
    </style:style>
    <style:style style:name="_33_183" style:display-name="3183" style:family="text">
      <style:text-properties fo:color="#020600" style:text-position="0% 100%" style:text-scale="96%"/>
    </style:style>
    <style:style style:name="_33_184" style:display-name="3184" style:family="text">
      <style:text-properties fo:color="#020600" style:text-position="0% 100%" style:text-scale="97%"/>
    </style:style>
    <style:style style:name="_33_185" style:display-name="3185" style:family="text">
      <style:text-properties fo:color="#020600" style:text-position="0% 100%" style:text-scale="98%"/>
    </style:style>
    <style:style style:name="_33_186" style:display-name="3186" style:family="text">
      <style:text-properties fo:color="#020600" style:text-position="0% 100%" style:text-scale="99%"/>
    </style:style>
    <style:style style:name="_33_187" style:display-name="3187" style:family="text">
      <style:text-properties fo:color="#020600" style:text-position="0% 100%" style:text-scale="102%"/>
    </style:style>
    <style:style style:name="_33_188" style:display-name="3188" style:family="text">
      <style:text-properties fo:color="#020600" style:text-position="0% 100%" style:text-scale="103%"/>
    </style:style>
    <style:style style:name="_33_189" style:display-name="3189" style:family="text">
      <style:text-properties fo:color="#020600" style:text-position="0% 100%" style:text-scale="105%"/>
    </style:style>
    <style:style style:name="_33_190" style:display-name="3190" style:family="text">
      <style:text-properties fo:color="#020600" style:text-position="0% 100%" style:text-scale="106%"/>
    </style:style>
    <style:style style:name="_33_191" style:display-name="3191" style:family="text">
      <style:text-properties fo:color="#020600" style:text-position="0% 100%" fo:letter-spacing="normal"/>
    </style:style>
    <style:style style:name="_33_192" style:display-name="3192" style:family="text">
      <style:text-properties fo:color="#020600" style:text-position="0% 100%" fo:letter-spacing="normal" style:text-scale="95%"/>
    </style:style>
    <style:style style:name="_33_193" style:display-name="3193" style:family="text">
      <style:text-properties fo:color="#020600" style:text-position="0% 100%" fo:letter-spacing="normal" style:text-scale="96%"/>
    </style:style>
    <style:style style:name="_33_194" style:display-name="3194" style:family="text">
      <style:text-properties fo:color="#020600" style:text-position="0% 100%" fo:letter-spacing="normal" style:text-scale="97%"/>
    </style:style>
    <style:style style:name="_33_195" style:display-name="3195" style:family="text">
      <style:text-properties fo:color="#020600" style:text-position="0% 100%" fo:letter-spacing="normal" style:text-scale="98%"/>
    </style:style>
    <style:style style:name="_33_196" style:display-name="3196" style:family="text">
      <style:text-properties fo:color="#020600" style:text-position="0% 100%" fo:letter-spacing="normal" style:text-scale="99%"/>
    </style:style>
    <style:style style:name="_33_197" style:display-name="3197" style:family="text">
      <style:text-properties fo:color="#020600" style:text-position="0% 100%" fo:letter-spacing="normal" style:text-scale="102%"/>
    </style:style>
    <style:style style:name="_33_198" style:display-name="3198" style:family="text">
      <style:text-properties fo:color="#020600" style:text-position="0% 100%" fo:letter-spacing="normal" style:text-scale="103%"/>
    </style:style>
    <style:style style:name="_33_199" style:display-name="3199" style:family="text">
      <style:text-properties fo:color="#020600" style:text-position="0% 100%" fo:letter-spacing="normal" style:text-scale="105%"/>
    </style:style>
    <style:style style:name="_33_200" style:display-name="3200" style:family="text">
      <style:text-properties fo:color="#020600" style:text-position="0% 100%" fo:letter-spacing="normal" style:text-scale="106%"/>
    </style:style>
    <style:style style:name="_33_201" style:display-name="3201" style:family="text">
      <style:text-properties fo:color="#020600" style:text-position="0% 100%" fo:letter-spacing="0.0311in"/>
    </style:style>
    <style:style style:name="_33_202" style:display-name="3202" style:family="text">
      <style:text-properties fo:color="#020600" style:text-position="0% 100%" fo:letter-spacing="0.0311in" style:text-scale="95%"/>
    </style:style>
    <style:style style:name="_33_203" style:display-name="3203" style:family="text">
      <style:text-properties fo:color="#020600" style:text-position="0% 100%" fo:letter-spacing="0.0311in" style:text-scale="96%"/>
    </style:style>
    <style:style style:name="_33_204" style:display-name="3204" style:family="text">
      <style:text-properties fo:color="#020600" style:text-position="0% 100%" fo:letter-spacing="0.0311in" style:text-scale="97%"/>
    </style:style>
    <style:style style:name="_33_205" style:display-name="3205" style:family="text">
      <style:text-properties fo:color="#020600" style:text-position="0% 100%" fo:letter-spacing="0.0311in" style:text-scale="98%"/>
    </style:style>
    <style:style style:name="_33_206" style:display-name="3206" style:family="text">
      <style:text-properties fo:color="#020600" style:text-position="0% 100%" fo:letter-spacing="0.0311in" style:text-scale="99%"/>
    </style:style>
    <style:style style:name="_33_207" style:display-name="3207" style:family="text">
      <style:text-properties fo:color="#020600" style:text-position="0% 100%" fo:letter-spacing="0.0311in" style:text-scale="102%"/>
    </style:style>
    <style:style style:name="_33_208" style:display-name="3208" style:family="text">
      <style:text-properties fo:color="#020600" style:text-position="0% 100%" fo:letter-spacing="0.0311in" style:text-scale="103%"/>
    </style:style>
    <style:style style:name="_33_209" style:display-name="3209" style:family="text">
      <style:text-properties fo:color="#020600" style:text-position="0% 100%" fo:letter-spacing="0.0311in" style:text-scale="105%"/>
    </style:style>
    <style:style style:name="_33_210" style:display-name="3210" style:family="text">
      <style:text-properties fo:color="#020600" style:text-position="0% 100%" fo:letter-spacing="0.0311in" style:text-scale="106%"/>
    </style:style>
    <style:style style:name="_33_211" style:display-name="3211" style:family="text">
      <style:text-properties fo:color="#020600" style:text-position="2% 100%"/>
    </style:style>
    <style:style style:name="_33_212" style:display-name="3212" style:family="text">
      <style:text-properties fo:color="#020600" style:text-position="2% 100%" style:text-scale="95%"/>
    </style:style>
    <style:style style:name="_33_213" style:display-name="3213" style:family="text">
      <style:text-properties fo:color="#020600" style:text-position="2% 100%" style:text-scale="96%"/>
    </style:style>
    <style:style style:name="_33_214" style:display-name="3214" style:family="text">
      <style:text-properties fo:color="#020600" style:text-position="2% 100%" style:text-scale="97%"/>
    </style:style>
    <style:style style:name="_33_215" style:display-name="3215" style:family="text">
      <style:text-properties fo:color="#020600" style:text-position="2% 100%" style:text-scale="98%"/>
    </style:style>
    <style:style style:name="_33_216" style:display-name="3216" style:family="text">
      <style:text-properties fo:color="#020600" style:text-position="2% 100%" style:text-scale="99%"/>
    </style:style>
    <style:style style:name="_33_217" style:display-name="3217" style:family="text">
      <style:text-properties fo:color="#020600" style:text-position="2% 100%" style:text-scale="102%"/>
    </style:style>
    <style:style style:name="_33_218" style:display-name="3218" style:family="text">
      <style:text-properties fo:color="#020600" style:text-position="2% 100%" style:text-scale="103%"/>
    </style:style>
    <style:style style:name="_33_219" style:display-name="3219" style:family="text">
      <style:text-properties fo:color="#020600" style:text-position="2% 100%" style:text-scale="105%"/>
    </style:style>
    <style:style style:name="_33_220" style:display-name="3220" style:family="text">
      <style:text-properties fo:color="#020600" style:text-position="2% 100%" style:text-scale="106%"/>
    </style:style>
    <style:style style:name="_33_221" style:display-name="3221" style:family="text">
      <style:text-properties fo:color="#020600" style:text-position="2% 100%" fo:letter-spacing="normal"/>
    </style:style>
    <style:style style:name="_33_222" style:display-name="3222" style:family="text">
      <style:text-properties fo:color="#020600" style:text-position="2% 100%" fo:letter-spacing="normal" style:text-scale="95%"/>
    </style:style>
    <style:style style:name="_33_223" style:display-name="3223" style:family="text">
      <style:text-properties fo:color="#020600" style:text-position="2% 100%" fo:letter-spacing="normal" style:text-scale="96%"/>
    </style:style>
    <style:style style:name="_33_224" style:display-name="3224" style:family="text">
      <style:text-properties fo:color="#020600" style:text-position="2% 100%" fo:letter-spacing="normal" style:text-scale="97%"/>
    </style:style>
    <style:style style:name="_33_225" style:display-name="3225" style:family="text">
      <style:text-properties fo:color="#020600" style:text-position="2% 100%" fo:letter-spacing="normal" style:text-scale="98%"/>
    </style:style>
    <style:style style:name="_33_226" style:display-name="3226" style:family="text">
      <style:text-properties fo:color="#020600" style:text-position="2% 100%" fo:letter-spacing="normal" style:text-scale="99%"/>
    </style:style>
    <style:style style:name="_33_227" style:display-name="3227" style:family="text">
      <style:text-properties fo:color="#020600" style:text-position="2% 100%" fo:letter-spacing="normal" style:text-scale="102%"/>
    </style:style>
    <style:style style:name="_33_228" style:display-name="3228" style:family="text">
      <style:text-properties fo:color="#020600" style:text-position="2% 100%" fo:letter-spacing="normal" style:text-scale="103%"/>
    </style:style>
    <style:style style:name="_33_229" style:display-name="3229" style:family="text">
      <style:text-properties fo:color="#020600" style:text-position="2% 100%" fo:letter-spacing="normal" style:text-scale="105%"/>
    </style:style>
    <style:style style:name="_33_230" style:display-name="3230" style:family="text">
      <style:text-properties fo:color="#020600" style:text-position="2% 100%" fo:letter-spacing="normal" style:text-scale="106%"/>
    </style:style>
    <style:style style:name="_33_231" style:display-name="3231" style:family="text">
      <style:text-properties fo:color="#020600" style:text-position="2% 100%" fo:letter-spacing="0.0311in"/>
    </style:style>
    <style:style style:name="_33_232" style:display-name="3232" style:family="text">
      <style:text-properties fo:color="#020600" style:text-position="2% 100%" fo:letter-spacing="0.0311in" style:text-scale="95%"/>
    </style:style>
    <style:style style:name="_33_233" style:display-name="3233" style:family="text">
      <style:text-properties fo:color="#020600" style:text-position="2% 100%" fo:letter-spacing="0.0311in" style:text-scale="96%"/>
    </style:style>
    <style:style style:name="_33_234" style:display-name="3234" style:family="text">
      <style:text-properties fo:color="#020600" style:text-position="2% 100%" fo:letter-spacing="0.0311in" style:text-scale="97%"/>
    </style:style>
    <style:style style:name="_33_235" style:display-name="3235" style:family="text">
      <style:text-properties fo:color="#020600" style:text-position="2% 100%" fo:letter-spacing="0.0311in" style:text-scale="98%"/>
    </style:style>
    <style:style style:name="_33_236" style:display-name="3236" style:family="text">
      <style:text-properties fo:color="#020600" style:text-position="2% 100%" fo:letter-spacing="0.0311in" style:text-scale="99%"/>
    </style:style>
    <style:style style:name="_33_237" style:display-name="3237" style:family="text">
      <style:text-properties fo:color="#020600" style:text-position="2% 100%" fo:letter-spacing="0.0311in" style:text-scale="102%"/>
    </style:style>
    <style:style style:name="_33_238" style:display-name="3238" style:family="text">
      <style:text-properties fo:color="#020600" style:text-position="2% 100%" fo:letter-spacing="0.0311in" style:text-scale="103%"/>
    </style:style>
    <style:style style:name="_33_239" style:display-name="3239" style:family="text">
      <style:text-properties fo:color="#020600" style:text-position="2% 100%" fo:letter-spacing="0.0311in" style:text-scale="105%"/>
    </style:style>
    <style:style style:name="_33_240" style:display-name="3240" style:family="text">
      <style:text-properties fo:color="#020600" style:text-position="2% 100%" fo:letter-spacing="0.0311in" style:text-scale="106%"/>
    </style:style>
    <style:style style:name="_33_241" style:display-name="3241" style:family="text">
      <style:text-properties fo:color="#020600" fo:background-color="#f9f9ff"/>
    </style:style>
    <style:style style:name="_33_242" style:display-name="3242" style:family="text">
      <style:text-properties fo:color="#020600" fo:background-color="#f9f9ff" style:text-scale="95%"/>
    </style:style>
    <style:style style:name="_33_243" style:display-name="3243" style:family="text">
      <style:text-properties fo:color="#020600" fo:background-color="#f9f9ff" style:text-scale="96%"/>
    </style:style>
    <style:style style:name="_33_244" style:display-name="3244" style:family="text">
      <style:text-properties fo:color="#020600" fo:background-color="#f9f9ff" style:text-scale="97%"/>
    </style:style>
    <style:style style:name="_33_245" style:display-name="3245" style:family="text">
      <style:text-properties fo:color="#020600" fo:background-color="#f9f9ff" style:text-scale="98%"/>
    </style:style>
    <style:style style:name="_33_246" style:display-name="3246" style:family="text">
      <style:text-properties fo:color="#020600" fo:background-color="#f9f9ff" style:text-scale="99%"/>
    </style:style>
    <style:style style:name="_33_247" style:display-name="3247" style:family="text">
      <style:text-properties fo:color="#020600" fo:background-color="#f9f9ff" style:text-scale="102%"/>
    </style:style>
    <style:style style:name="_33_248" style:display-name="3248" style:family="text">
      <style:text-properties fo:color="#020600" fo:background-color="#f9f9ff" style:text-scale="103%"/>
    </style:style>
    <style:style style:name="_33_249" style:display-name="3249" style:family="text">
      <style:text-properties fo:color="#020600" fo:background-color="#f9f9ff" style:text-scale="105%"/>
    </style:style>
    <style:style style:name="_33_250" style:display-name="3250" style:family="text">
      <style:text-properties fo:color="#020600" fo:background-color="#f9f9ff" style:text-scale="106%"/>
    </style:style>
    <style:style style:name="_33_251" style:display-name="3251" style:family="text">
      <style:text-properties fo:color="#020600" fo:letter-spacing="normal" fo:background-color="#f9f9ff"/>
    </style:style>
    <style:style style:name="_33_252" style:display-name="3252" style:family="text">
      <style:text-properties fo:color="#020600" fo:letter-spacing="normal" fo:background-color="#f9f9ff" style:text-scale="95%"/>
    </style:style>
    <style:style style:name="_33_253" style:display-name="3253" style:family="text">
      <style:text-properties fo:color="#020600" fo:letter-spacing="normal" fo:background-color="#f9f9ff" style:text-scale="96%"/>
    </style:style>
    <style:style style:name="_33_254" style:display-name="3254" style:family="text">
      <style:text-properties fo:color="#020600" fo:letter-spacing="normal" fo:background-color="#f9f9ff" style:text-scale="97%"/>
    </style:style>
    <style:style style:name="_33_255" style:display-name="3255" style:family="text">
      <style:text-properties fo:color="#020600" fo:letter-spacing="normal" fo:background-color="#f9f9ff" style:text-scale="98%"/>
    </style:style>
    <style:style style:name="_33_256" style:display-name="3256" style:family="text">
      <style:text-properties fo:color="#020600" fo:letter-spacing="normal" fo:background-color="#f9f9ff" style:text-scale="99%"/>
    </style:style>
    <style:style style:name="_33_257" style:display-name="3257" style:family="text">
      <style:text-properties fo:color="#020600" fo:letter-spacing="normal" fo:background-color="#f9f9ff" style:text-scale="102%"/>
    </style:style>
    <style:style style:name="_33_258" style:display-name="3258" style:family="text">
      <style:text-properties fo:color="#020600" fo:letter-spacing="normal" fo:background-color="#f9f9ff" style:text-scale="103%"/>
    </style:style>
    <style:style style:name="_33_259" style:display-name="3259" style:family="text">
      <style:text-properties fo:color="#020600" fo:letter-spacing="normal" fo:background-color="#f9f9ff" style:text-scale="105%"/>
    </style:style>
    <style:style style:name="_33_260" style:display-name="3260" style:family="text">
      <style:text-properties fo:color="#020600" fo:letter-spacing="normal" fo:background-color="#f9f9ff" style:text-scale="106%"/>
    </style:style>
    <style:style style:name="_33_261" style:display-name="3261" style:family="text">
      <style:text-properties fo:color="#020600" fo:letter-spacing="0.0311in" fo:background-color="#f9f9ff"/>
    </style:style>
    <style:style style:name="_33_262" style:display-name="3262" style:family="text">
      <style:text-properties fo:color="#020600" fo:letter-spacing="0.0311in" fo:background-color="#f9f9ff" style:text-scale="95%"/>
    </style:style>
    <style:style style:name="_33_263" style:display-name="3263" style:family="text">
      <style:text-properties fo:color="#020600" fo:letter-spacing="0.0311in" fo:background-color="#f9f9ff" style:text-scale="96%"/>
    </style:style>
    <style:style style:name="_33_264" style:display-name="3264" style:family="text">
      <style:text-properties fo:color="#020600" fo:letter-spacing="0.0311in" fo:background-color="#f9f9ff" style:text-scale="97%"/>
    </style:style>
    <style:style style:name="_33_265" style:display-name="3265" style:family="text">
      <style:text-properties fo:color="#020600" fo:letter-spacing="0.0311in" fo:background-color="#f9f9ff" style:text-scale="98%"/>
    </style:style>
    <style:style style:name="_33_266" style:display-name="3266" style:family="text">
      <style:text-properties fo:color="#020600" fo:letter-spacing="0.0311in" fo:background-color="#f9f9ff" style:text-scale="99%"/>
    </style:style>
    <style:style style:name="_33_267" style:display-name="3267" style:family="text">
      <style:text-properties fo:color="#020600" fo:letter-spacing="0.0311in" fo:background-color="#f9f9ff" style:text-scale="102%"/>
    </style:style>
    <style:style style:name="_33_268" style:display-name="3268" style:family="text">
      <style:text-properties fo:color="#020600" fo:letter-spacing="0.0311in" fo:background-color="#f9f9ff" style:text-scale="103%"/>
    </style:style>
    <style:style style:name="_33_269" style:display-name="3269" style:family="text">
      <style:text-properties fo:color="#020600" fo:letter-spacing="0.0311in" fo:background-color="#f9f9ff" style:text-scale="105%"/>
    </style:style>
    <style:style style:name="_33_270" style:display-name="3270" style:family="text">
      <style:text-properties fo:color="#020600" fo:letter-spacing="0.0311in" fo:background-color="#f9f9ff" style:text-scale="106%"/>
    </style:style>
    <style:style style:name="_33_271" style:display-name="3271" style:family="text">
      <style:text-properties fo:color="#020600" style:text-position="0% 100%" fo:background-color="#f9f9ff"/>
    </style:style>
    <style:style style:name="_33_272" style:display-name="3272" style:family="text">
      <style:text-properties fo:color="#020600" style:text-position="0% 100%" fo:background-color="#f9f9ff" style:text-scale="95%"/>
    </style:style>
    <style:style style:name="_33_273" style:display-name="3273" style:family="text">
      <style:text-properties fo:color="#020600" style:text-position="0% 100%" fo:background-color="#f9f9ff" style:text-scale="96%"/>
    </style:style>
    <style:style style:name="_33_274" style:display-name="3274" style:family="text">
      <style:text-properties fo:color="#020600" style:text-position="0% 100%" fo:background-color="#f9f9ff" style:text-scale="97%"/>
    </style:style>
    <style:style style:name="_33_275" style:display-name="3275" style:family="text">
      <style:text-properties fo:color="#020600" style:text-position="0% 100%" fo:background-color="#f9f9ff" style:text-scale="98%"/>
    </style:style>
    <style:style style:name="_33_276" style:display-name="3276" style:family="text">
      <style:text-properties fo:color="#020600" style:text-position="0% 100%" fo:background-color="#f9f9ff" style:text-scale="99%"/>
    </style:style>
    <style:style style:name="_33_277" style:display-name="3277" style:family="text">
      <style:text-properties fo:color="#020600" style:text-position="0% 100%" fo:background-color="#f9f9ff" style:text-scale="102%"/>
    </style:style>
    <style:style style:name="_33_278" style:display-name="3278" style:family="text">
      <style:text-properties fo:color="#020600" style:text-position="0% 100%" fo:background-color="#f9f9ff" style:text-scale="103%"/>
    </style:style>
    <style:style style:name="_33_279" style:display-name="3279" style:family="text">
      <style:text-properties fo:color="#020600" style:text-position="0% 100%" fo:background-color="#f9f9ff" style:text-scale="105%"/>
    </style:style>
    <style:style style:name="_33_280" style:display-name="3280" style:family="text">
      <style:text-properties fo:color="#020600" style:text-position="0% 100%" fo:background-color="#f9f9ff" style:text-scale="106%"/>
    </style:style>
    <style:style style:name="_33_281" style:display-name="3281" style:family="text">
      <style:text-properties fo:color="#020600" style:text-position="0% 100%" fo:letter-spacing="normal" fo:background-color="#f9f9ff"/>
    </style:style>
    <style:style style:name="_33_282" style:display-name="3282" style:family="text">
      <style:text-properties fo:color="#020600" style:text-position="0% 100%" fo:letter-spacing="normal" fo:background-color="#f9f9ff" style:text-scale="95%"/>
    </style:style>
    <style:style style:name="_33_283" style:display-name="3283" style:family="text">
      <style:text-properties fo:color="#020600" style:text-position="0% 100%" fo:letter-spacing="normal" fo:background-color="#f9f9ff" style:text-scale="96%"/>
    </style:style>
    <style:style style:name="_33_284" style:display-name="3284" style:family="text">
      <style:text-properties fo:color="#020600" style:text-position="0% 100%" fo:letter-spacing="normal" fo:background-color="#f9f9ff" style:text-scale="97%"/>
    </style:style>
    <style:style style:name="_33_285" style:display-name="3285" style:family="text">
      <style:text-properties fo:color="#020600" style:text-position="0% 100%" fo:letter-spacing="normal" fo:background-color="#f9f9ff" style:text-scale="98%"/>
    </style:style>
    <style:style style:name="_33_286" style:display-name="3286" style:family="text">
      <style:text-properties fo:color="#020600" style:text-position="0% 100%" fo:letter-spacing="normal" fo:background-color="#f9f9ff" style:text-scale="99%"/>
    </style:style>
    <style:style style:name="_33_287" style:display-name="3287" style:family="text">
      <style:text-properties fo:color="#020600" style:text-position="0% 100%" fo:letter-spacing="normal" fo:background-color="#f9f9ff" style:text-scale="102%"/>
    </style:style>
    <style:style style:name="_33_288" style:display-name="3288" style:family="text">
      <style:text-properties fo:color="#020600" style:text-position="0% 100%" fo:letter-spacing="normal" fo:background-color="#f9f9ff" style:text-scale="103%"/>
    </style:style>
    <style:style style:name="_33_289" style:display-name="3289" style:family="text">
      <style:text-properties fo:color="#020600" style:text-position="0% 100%" fo:letter-spacing="normal" fo:background-color="#f9f9ff" style:text-scale="105%"/>
    </style:style>
    <style:style style:name="_33_290" style:display-name="3290" style:family="text">
      <style:text-properties fo:color="#020600" style:text-position="0% 100%" fo:letter-spacing="normal" fo:background-color="#f9f9ff" style:text-scale="106%"/>
    </style:style>
    <style:style style:name="_33_291" style:display-name="3291" style:family="text">
      <style:text-properties fo:color="#020600" style:text-position="0% 100%" fo:letter-spacing="0.0311in" fo:background-color="#f9f9ff"/>
    </style:style>
    <style:style style:name="_33_292" style:display-name="3292" style:family="text">
      <style:text-properties fo:color="#020600" style:text-position="0% 100%" fo:letter-spacing="0.0311in" fo:background-color="#f9f9ff" style:text-scale="95%"/>
    </style:style>
    <style:style style:name="_33_293" style:display-name="3293" style:family="text">
      <style:text-properties fo:color="#020600" style:text-position="0% 100%" fo:letter-spacing="0.0311in" fo:background-color="#f9f9ff" style:text-scale="96%"/>
    </style:style>
    <style:style style:name="_33_294" style:display-name="3294" style:family="text">
      <style:text-properties fo:color="#020600" style:text-position="0% 100%" fo:letter-spacing="0.0311in" fo:background-color="#f9f9ff" style:text-scale="97%"/>
    </style:style>
    <style:style style:name="_33_295" style:display-name="3295" style:family="text">
      <style:text-properties fo:color="#020600" style:text-position="0% 100%" fo:letter-spacing="0.0311in" fo:background-color="#f9f9ff" style:text-scale="98%"/>
    </style:style>
    <style:style style:name="_33_296" style:display-name="3296" style:family="text">
      <style:text-properties fo:color="#020600" style:text-position="0% 100%" fo:letter-spacing="0.0311in" fo:background-color="#f9f9ff" style:text-scale="99%"/>
    </style:style>
    <style:style style:name="_33_297" style:display-name="3297" style:family="text">
      <style:text-properties fo:color="#020600" style:text-position="0% 100%" fo:letter-spacing="0.0311in" fo:background-color="#f9f9ff" style:text-scale="102%"/>
    </style:style>
    <style:style style:name="_33_298" style:display-name="3298" style:family="text">
      <style:text-properties fo:color="#020600" style:text-position="0% 100%" fo:letter-spacing="0.0311in" fo:background-color="#f9f9ff" style:text-scale="103%"/>
    </style:style>
    <style:style style:name="_33_299" style:display-name="3299" style:family="text">
      <style:text-properties fo:color="#020600" style:text-position="0% 100%" fo:letter-spacing="0.0311in" fo:background-color="#f9f9ff" style:text-scale="105%"/>
    </style:style>
    <style:style style:name="_33_300" style:display-name="3300" style:family="text">
      <style:text-properties fo:color="#020600" style:text-position="0% 100%" fo:letter-spacing="0.0311in" fo:background-color="#f9f9ff" style:text-scale="106%"/>
    </style:style>
    <style:style style:name="_33_301" style:display-name="3301" style:family="text">
      <style:text-properties fo:color="#020600" style:text-position="2% 100%" fo:background-color="#f9f9ff"/>
    </style:style>
    <style:style style:name="_33_302" style:display-name="3302" style:family="text">
      <style:text-properties fo:color="#020600" style:text-position="2% 100%" fo:background-color="#f9f9ff" style:text-scale="95%"/>
    </style:style>
    <style:style style:name="_33_303" style:display-name="3303" style:family="text">
      <style:text-properties fo:color="#020600" style:text-position="2% 100%" fo:background-color="#f9f9ff" style:text-scale="96%"/>
    </style:style>
    <style:style style:name="_33_304" style:display-name="3304" style:family="text">
      <style:text-properties fo:color="#020600" style:text-position="2% 100%" fo:background-color="#f9f9ff" style:text-scale="97%"/>
    </style:style>
    <style:style style:name="_33_305" style:display-name="3305" style:family="text">
      <style:text-properties fo:color="#020600" style:text-position="2% 100%" fo:background-color="#f9f9ff" style:text-scale="98%"/>
    </style:style>
    <style:style style:name="_33_306" style:display-name="3306" style:family="text">
      <style:text-properties fo:color="#020600" style:text-position="2% 100%" fo:background-color="#f9f9ff" style:text-scale="99%"/>
    </style:style>
    <style:style style:name="_33_307" style:display-name="3307" style:family="text">
      <style:text-properties fo:color="#020600" style:text-position="2% 100%" fo:background-color="#f9f9ff" style:text-scale="102%"/>
    </style:style>
    <style:style style:name="_33_308" style:display-name="3308" style:family="text">
      <style:text-properties fo:color="#020600" style:text-position="2% 100%" fo:background-color="#f9f9ff" style:text-scale="103%"/>
    </style:style>
    <style:style style:name="_33_309" style:display-name="3309" style:family="text">
      <style:text-properties fo:color="#020600" style:text-position="2% 100%" fo:background-color="#f9f9ff" style:text-scale="105%"/>
    </style:style>
    <style:style style:name="_33_310" style:display-name="3310" style:family="text">
      <style:text-properties fo:color="#020600" style:text-position="2% 100%" fo:background-color="#f9f9ff" style:text-scale="106%"/>
    </style:style>
    <style:style style:name="_33_311" style:display-name="3311" style:family="text">
      <style:text-properties fo:color="#020600" style:text-position="2% 100%" fo:letter-spacing="normal" fo:background-color="#f9f9ff"/>
    </style:style>
    <style:style style:name="_33_312" style:display-name="3312" style:family="text">
      <style:text-properties fo:color="#020600" style:text-position="2% 100%" fo:letter-spacing="normal" fo:background-color="#f9f9ff" style:text-scale="95%"/>
    </style:style>
    <style:style style:name="_33_313" style:display-name="3313" style:family="text">
      <style:text-properties fo:color="#020600" style:text-position="2% 100%" fo:letter-spacing="normal" fo:background-color="#f9f9ff" style:text-scale="96%"/>
    </style:style>
    <style:style style:name="_33_314" style:display-name="3314" style:family="text">
      <style:text-properties fo:color="#020600" style:text-position="2% 100%" fo:letter-spacing="normal" fo:background-color="#f9f9ff" style:text-scale="97%"/>
    </style:style>
    <style:style style:name="_33_315" style:display-name="3315" style:family="text">
      <style:text-properties fo:color="#020600" style:text-position="2% 100%" fo:letter-spacing="normal" fo:background-color="#f9f9ff" style:text-scale="98%"/>
    </style:style>
    <style:style style:name="_33_316" style:display-name="3316" style:family="text">
      <style:text-properties fo:color="#020600" style:text-position="2% 100%" fo:letter-spacing="normal" fo:background-color="#f9f9ff" style:text-scale="99%"/>
    </style:style>
    <style:style style:name="_33_317" style:display-name="3317" style:family="text">
      <style:text-properties fo:color="#020600" style:text-position="2% 100%" fo:letter-spacing="normal" fo:background-color="#f9f9ff" style:text-scale="102%"/>
    </style:style>
    <style:style style:name="_33_318" style:display-name="3318" style:family="text">
      <style:text-properties fo:color="#020600" style:text-position="2% 100%" fo:letter-spacing="normal" fo:background-color="#f9f9ff" style:text-scale="103%"/>
    </style:style>
    <style:style style:name="_33_319" style:display-name="3319" style:family="text">
      <style:text-properties fo:color="#020600" style:text-position="2% 100%" fo:letter-spacing="normal" fo:background-color="#f9f9ff" style:text-scale="105%"/>
    </style:style>
    <style:style style:name="_33_320" style:display-name="3320" style:family="text">
      <style:text-properties fo:color="#020600" style:text-position="2% 100%" fo:letter-spacing="normal" fo:background-color="#f9f9ff" style:text-scale="106%"/>
    </style:style>
    <style:style style:name="_33_321" style:display-name="3321" style:family="text">
      <style:text-properties fo:color="#020600" style:text-position="2% 100%" fo:letter-spacing="0.0311in" fo:background-color="#f9f9ff"/>
    </style:style>
    <style:style style:name="_33_322" style:display-name="3322" style:family="text">
      <style:text-properties fo:color="#020600" style:text-position="2% 100%" fo:letter-spacing="0.0311in" fo:background-color="#f9f9ff" style:text-scale="95%"/>
    </style:style>
    <style:style style:name="_33_323" style:display-name="3323" style:family="text">
      <style:text-properties fo:color="#020600" style:text-position="2% 100%" fo:letter-spacing="0.0311in" fo:background-color="#f9f9ff" style:text-scale="96%"/>
    </style:style>
    <style:style style:name="_33_324" style:display-name="3324" style:family="text">
      <style:text-properties fo:color="#020600" style:text-position="2% 100%" fo:letter-spacing="0.0311in" fo:background-color="#f9f9ff" style:text-scale="97%"/>
    </style:style>
    <style:style style:name="_33_325" style:display-name="3325" style:family="text">
      <style:text-properties fo:color="#020600" style:text-position="2% 100%" fo:letter-spacing="0.0311in" fo:background-color="#f9f9ff" style:text-scale="98%"/>
    </style:style>
    <style:style style:name="_33_326" style:display-name="3326" style:family="text">
      <style:text-properties fo:color="#020600" style:text-position="2% 100%" fo:letter-spacing="0.0311in" fo:background-color="#f9f9ff" style:text-scale="99%"/>
    </style:style>
    <style:style style:name="_33_327" style:display-name="3327" style:family="text">
      <style:text-properties fo:color="#020600" style:text-position="2% 100%" fo:letter-spacing="0.0311in" fo:background-color="#f9f9ff" style:text-scale="102%"/>
    </style:style>
    <style:style style:name="_33_328" style:display-name="3328" style:family="text">
      <style:text-properties fo:color="#020600" style:text-position="2% 100%" fo:letter-spacing="0.0311in" fo:background-color="#f9f9ff" style:text-scale="103%"/>
    </style:style>
    <style:style style:name="_33_329" style:display-name="3329" style:family="text">
      <style:text-properties fo:color="#020600" style:text-position="2% 100%" fo:letter-spacing="0.0311in" fo:background-color="#f9f9ff" style:text-scale="105%"/>
    </style:style>
    <style:style style:name="_33_330" style:display-name="3330" style:family="text">
      <style:text-properties fo:color="#020600" style:text-position="2% 100%" fo:letter-spacing="0.0311in" fo:background-color="#f9f9ff" style:text-scale="106%"/>
    </style:style>
    <style:style style:name="_33_331" style:display-name="3331" style:family="text">
      <style:text-properties fo:color="#020600" fo:background-color="#f9fdff"/>
    </style:style>
    <style:style style:name="_33_332" style:display-name="3332" style:family="text">
      <style:text-properties fo:color="#020600" fo:background-color="#f9fdff" style:text-scale="95%"/>
    </style:style>
    <style:style style:name="_33_333" style:display-name="3333" style:family="text">
      <style:text-properties fo:color="#020600" fo:background-color="#f9fdff" style:text-scale="96%"/>
    </style:style>
    <style:style style:name="_33_334" style:display-name="3334" style:family="text">
      <style:text-properties fo:color="#020600" fo:background-color="#f9fdff" style:text-scale="97%"/>
    </style:style>
    <style:style style:name="_33_335" style:display-name="3335" style:family="text">
      <style:text-properties fo:color="#020600" fo:background-color="#f9fdff" style:text-scale="98%"/>
    </style:style>
    <style:style style:name="_33_336" style:display-name="3336" style:family="text">
      <style:text-properties fo:color="#020600" fo:background-color="#f9fdff" style:text-scale="99%"/>
    </style:style>
    <style:style style:name="_33_337" style:display-name="3337" style:family="text">
      <style:text-properties fo:color="#020600" fo:background-color="#f9fdff" style:text-scale="102%"/>
    </style:style>
    <style:style style:name="_33_338" style:display-name="3338" style:family="text">
      <style:text-properties fo:color="#020600" fo:background-color="#f9fdff" style:text-scale="103%"/>
    </style:style>
    <style:style style:name="_33_339" style:display-name="3339" style:family="text">
      <style:text-properties fo:color="#020600" fo:background-color="#f9fdff" style:text-scale="105%"/>
    </style:style>
    <style:style style:name="_33_340" style:display-name="3340" style:family="text">
      <style:text-properties fo:color="#020600" fo:background-color="#f9fdff" style:text-scale="106%"/>
    </style:style>
    <style:style style:name="_33_341" style:display-name="3341" style:family="text">
      <style:text-properties fo:color="#020600" fo:letter-spacing="normal" fo:background-color="#f9fdff"/>
    </style:style>
    <style:style style:name="_33_342" style:display-name="3342" style:family="text">
      <style:text-properties fo:color="#020600" fo:letter-spacing="normal" fo:background-color="#f9fdff" style:text-scale="95%"/>
    </style:style>
    <style:style style:name="_33_343" style:display-name="3343" style:family="text">
      <style:text-properties fo:color="#020600" fo:letter-spacing="normal" fo:background-color="#f9fdff" style:text-scale="96%"/>
    </style:style>
    <style:style style:name="_33_344" style:display-name="3344" style:family="text">
      <style:text-properties fo:color="#020600" fo:letter-spacing="normal" fo:background-color="#f9fdff" style:text-scale="97%"/>
    </style:style>
    <style:style style:name="_33_345" style:display-name="3345" style:family="text">
      <style:text-properties fo:color="#020600" fo:letter-spacing="normal" fo:background-color="#f9fdff" style:text-scale="98%"/>
    </style:style>
    <style:style style:name="_33_346" style:display-name="3346" style:family="text">
      <style:text-properties fo:color="#020600" fo:letter-spacing="normal" fo:background-color="#f9fdff" style:text-scale="99%"/>
    </style:style>
    <style:style style:name="_33_347" style:display-name="3347" style:family="text">
      <style:text-properties fo:color="#020600" fo:letter-spacing="normal" fo:background-color="#f9fdff" style:text-scale="102%"/>
    </style:style>
    <style:style style:name="_33_348" style:display-name="3348" style:family="text">
      <style:text-properties fo:color="#020600" fo:letter-spacing="normal" fo:background-color="#f9fdff" style:text-scale="103%"/>
    </style:style>
    <style:style style:name="_33_349" style:display-name="3349" style:family="text">
      <style:text-properties fo:color="#020600" fo:letter-spacing="normal" fo:background-color="#f9fdff" style:text-scale="105%"/>
    </style:style>
    <style:style style:name="_33_350" style:display-name="3350" style:family="text">
      <style:text-properties fo:color="#020600" fo:letter-spacing="normal" fo:background-color="#f9fdff" style:text-scale="106%"/>
    </style:style>
    <style:style style:name="_33_351" style:display-name="3351" style:family="text">
      <style:text-properties fo:color="#020600" fo:letter-spacing="0.0311in" fo:background-color="#f9fdff"/>
    </style:style>
    <style:style style:name="_33_352" style:display-name="3352" style:family="text">
      <style:text-properties fo:color="#020600" fo:letter-spacing="0.0311in" fo:background-color="#f9fdff" style:text-scale="95%"/>
    </style:style>
    <style:style style:name="_33_353" style:display-name="3353" style:family="text">
      <style:text-properties fo:color="#020600" fo:letter-spacing="0.0311in" fo:background-color="#f9fdff" style:text-scale="96%"/>
    </style:style>
    <style:style style:name="_33_354" style:display-name="3354" style:family="text">
      <style:text-properties fo:color="#020600" fo:letter-spacing="0.0311in" fo:background-color="#f9fdff" style:text-scale="97%"/>
    </style:style>
    <style:style style:name="_33_355" style:display-name="3355" style:family="text">
      <style:text-properties fo:color="#020600" fo:letter-spacing="0.0311in" fo:background-color="#f9fdff" style:text-scale="98%"/>
    </style:style>
    <style:style style:name="_33_356" style:display-name="3356" style:family="text">
      <style:text-properties fo:color="#020600" fo:letter-spacing="0.0311in" fo:background-color="#f9fdff" style:text-scale="99%"/>
    </style:style>
    <style:style style:name="_33_357" style:display-name="3357" style:family="text">
      <style:text-properties fo:color="#020600" fo:letter-spacing="0.0311in" fo:background-color="#f9fdff" style:text-scale="102%"/>
    </style:style>
    <style:style style:name="_33_358" style:display-name="3358" style:family="text">
      <style:text-properties fo:color="#020600" fo:letter-spacing="0.0311in" fo:background-color="#f9fdff" style:text-scale="103%"/>
    </style:style>
    <style:style style:name="_33_359" style:display-name="3359" style:family="text">
      <style:text-properties fo:color="#020600" fo:letter-spacing="0.0311in" fo:background-color="#f9fdff" style:text-scale="105%"/>
    </style:style>
    <style:style style:name="_33_360" style:display-name="3360" style:family="text">
      <style:text-properties fo:color="#020600" fo:letter-spacing="0.0311in" fo:background-color="#f9fdff" style:text-scale="106%"/>
    </style:style>
    <style:style style:name="_33_361" style:display-name="3361" style:family="text">
      <style:text-properties fo:color="#020600" style:text-position="0% 100%" fo:background-color="#f9fdff"/>
    </style:style>
    <style:style style:name="_33_362" style:display-name="3362" style:family="text">
      <style:text-properties fo:color="#020600" style:text-position="0% 100%" fo:background-color="#f9fdff" style:text-scale="95%"/>
    </style:style>
    <style:style style:name="_33_363" style:display-name="3363" style:family="text">
      <style:text-properties fo:color="#020600" style:text-position="0% 100%" fo:background-color="#f9fdff" style:text-scale="96%"/>
    </style:style>
    <style:style style:name="_33_364" style:display-name="3364" style:family="text">
      <style:text-properties fo:color="#020600" style:text-position="0% 100%" fo:background-color="#f9fdff" style:text-scale="97%"/>
    </style:style>
    <style:style style:name="_33_365" style:display-name="3365" style:family="text">
      <style:text-properties fo:color="#020600" style:text-position="0% 100%" fo:background-color="#f9fdff" style:text-scale="98%"/>
    </style:style>
    <style:style style:name="_33_366" style:display-name="3366" style:family="text">
      <style:text-properties fo:color="#020600" style:text-position="0% 100%" fo:background-color="#f9fdff" style:text-scale="99%"/>
    </style:style>
    <style:style style:name="_33_367" style:display-name="3367" style:family="text">
      <style:text-properties fo:color="#020600" style:text-position="0% 100%" fo:background-color="#f9fdff" style:text-scale="102%"/>
    </style:style>
    <style:style style:name="_33_368" style:display-name="3368" style:family="text">
      <style:text-properties fo:color="#020600" style:text-position="0% 100%" fo:background-color="#f9fdff" style:text-scale="103%"/>
    </style:style>
    <style:style style:name="_33_369" style:display-name="3369" style:family="text">
      <style:text-properties fo:color="#020600" style:text-position="0% 100%" fo:background-color="#f9fdff" style:text-scale="105%"/>
    </style:style>
    <style:style style:name="_33_370" style:display-name="3370" style:family="text">
      <style:text-properties fo:color="#020600" style:text-position="0% 100%" fo:background-color="#f9fdff" style:text-scale="106%"/>
    </style:style>
    <style:style style:name="_33_371" style:display-name="3371" style:family="text">
      <style:text-properties fo:color="#020600" style:text-position="0% 100%" fo:letter-spacing="normal" fo:background-color="#f9fdff"/>
    </style:style>
    <style:style style:name="_33_372" style:display-name="3372" style:family="text">
      <style:text-properties fo:color="#020600" style:text-position="0% 100%" fo:letter-spacing="normal" fo:background-color="#f9fdff" style:text-scale="95%"/>
    </style:style>
    <style:style style:name="_33_373" style:display-name="3373" style:family="text">
      <style:text-properties fo:color="#020600" style:text-position="0% 100%" fo:letter-spacing="normal" fo:background-color="#f9fdff" style:text-scale="96%"/>
    </style:style>
    <style:style style:name="_33_374" style:display-name="3374" style:family="text">
      <style:text-properties fo:color="#020600" style:text-position="0% 100%" fo:letter-spacing="normal" fo:background-color="#f9fdff" style:text-scale="97%"/>
    </style:style>
    <style:style style:name="_33_375" style:display-name="3375" style:family="text">
      <style:text-properties fo:color="#020600" style:text-position="0% 100%" fo:letter-spacing="normal" fo:background-color="#f9fdff" style:text-scale="98%"/>
    </style:style>
    <style:style style:name="_33_376" style:display-name="3376" style:family="text">
      <style:text-properties fo:color="#020600" style:text-position="0% 100%" fo:letter-spacing="normal" fo:background-color="#f9fdff" style:text-scale="99%"/>
    </style:style>
    <style:style style:name="_33_377" style:display-name="3377" style:family="text">
      <style:text-properties fo:color="#020600" style:text-position="0% 100%" fo:letter-spacing="normal" fo:background-color="#f9fdff" style:text-scale="102%"/>
    </style:style>
    <style:style style:name="_33_378" style:display-name="3378" style:family="text">
      <style:text-properties fo:color="#020600" style:text-position="0% 100%" fo:letter-spacing="normal" fo:background-color="#f9fdff" style:text-scale="103%"/>
    </style:style>
    <style:style style:name="_33_379" style:display-name="3379" style:family="text">
      <style:text-properties fo:color="#020600" style:text-position="0% 100%" fo:letter-spacing="normal" fo:background-color="#f9fdff" style:text-scale="105%"/>
    </style:style>
    <style:style style:name="_33_380" style:display-name="3380" style:family="text">
      <style:text-properties fo:color="#020600" style:text-position="0% 100%" fo:letter-spacing="normal" fo:background-color="#f9fdff" style:text-scale="106%"/>
    </style:style>
    <style:style style:name="_33_381" style:display-name="3381" style:family="text">
      <style:text-properties fo:color="#020600" style:text-position="0% 100%" fo:letter-spacing="0.0311in" fo:background-color="#f9fdff"/>
    </style:style>
    <style:style style:name="_33_382" style:display-name="3382" style:family="text">
      <style:text-properties fo:color="#020600" style:text-position="0% 100%" fo:letter-spacing="0.0311in" fo:background-color="#f9fdff" style:text-scale="95%"/>
    </style:style>
    <style:style style:name="_33_383" style:display-name="3383" style:family="text">
      <style:text-properties fo:color="#020600" style:text-position="0% 100%" fo:letter-spacing="0.0311in" fo:background-color="#f9fdff" style:text-scale="96%"/>
    </style:style>
    <style:style style:name="_33_384" style:display-name="3384" style:family="text">
      <style:text-properties fo:color="#020600" style:text-position="0% 100%" fo:letter-spacing="0.0311in" fo:background-color="#f9fdff" style:text-scale="97%"/>
    </style:style>
    <style:style style:name="_33_385" style:display-name="3385" style:family="text">
      <style:text-properties fo:color="#020600" style:text-position="0% 100%" fo:letter-spacing="0.0311in" fo:background-color="#f9fdff" style:text-scale="98%"/>
    </style:style>
    <style:style style:name="_33_386" style:display-name="3386" style:family="text">
      <style:text-properties fo:color="#020600" style:text-position="0% 100%" fo:letter-spacing="0.0311in" fo:background-color="#f9fdff" style:text-scale="99%"/>
    </style:style>
    <style:style style:name="_33_387" style:display-name="3387" style:family="text">
      <style:text-properties fo:color="#020600" style:text-position="0% 100%" fo:letter-spacing="0.0311in" fo:background-color="#f9fdff" style:text-scale="102%"/>
    </style:style>
    <style:style style:name="_33_388" style:display-name="3388" style:family="text">
      <style:text-properties fo:color="#020600" style:text-position="0% 100%" fo:letter-spacing="0.0311in" fo:background-color="#f9fdff" style:text-scale="103%"/>
    </style:style>
    <style:style style:name="_33_389" style:display-name="3389" style:family="text">
      <style:text-properties fo:color="#020600" style:text-position="0% 100%" fo:letter-spacing="0.0311in" fo:background-color="#f9fdff" style:text-scale="105%"/>
    </style:style>
    <style:style style:name="_33_390" style:display-name="3390" style:family="text">
      <style:text-properties fo:color="#020600" style:text-position="0% 100%" fo:letter-spacing="0.0311in" fo:background-color="#f9fdff" style:text-scale="106%"/>
    </style:style>
    <style:style style:name="_33_391" style:display-name="3391" style:family="text">
      <style:text-properties fo:color="#020600" style:text-position="2% 100%" fo:background-color="#f9fdff"/>
    </style:style>
    <style:style style:name="_33_392" style:display-name="3392" style:family="text">
      <style:text-properties fo:color="#020600" style:text-position="2% 100%" fo:background-color="#f9fdff" style:text-scale="95%"/>
    </style:style>
    <style:style style:name="_33_393" style:display-name="3393" style:family="text">
      <style:text-properties fo:color="#020600" style:text-position="2% 100%" fo:background-color="#f9fdff" style:text-scale="96%"/>
    </style:style>
    <style:style style:name="_33_394" style:display-name="3394" style:family="text">
      <style:text-properties fo:color="#020600" style:text-position="2% 100%" fo:background-color="#f9fdff" style:text-scale="97%"/>
    </style:style>
    <style:style style:name="_33_395" style:display-name="3395" style:family="text">
      <style:text-properties fo:color="#020600" style:text-position="2% 100%" fo:background-color="#f9fdff" style:text-scale="98%"/>
    </style:style>
    <style:style style:name="_33_396" style:display-name="3396" style:family="text">
      <style:text-properties fo:color="#020600" style:text-position="2% 100%" fo:background-color="#f9fdff" style:text-scale="99%"/>
    </style:style>
    <style:style style:name="_33_397" style:display-name="3397" style:family="text">
      <style:text-properties fo:color="#020600" style:text-position="2% 100%" fo:background-color="#f9fdff" style:text-scale="102%"/>
    </style:style>
    <style:style style:name="_33_398" style:display-name="3398" style:family="text">
      <style:text-properties fo:color="#020600" style:text-position="2% 100%" fo:background-color="#f9fdff" style:text-scale="103%"/>
    </style:style>
    <style:style style:name="_33_399" style:display-name="3399" style:family="text">
      <style:text-properties fo:color="#020600" style:text-position="2% 100%" fo:background-color="#f9fdff" style:text-scale="105%"/>
    </style:style>
    <style:style style:name="_33_400" style:display-name="3400" style:family="text">
      <style:text-properties fo:color="#020600" style:text-position="2% 100%" fo:background-color="#f9fdff" style:text-scale="106%"/>
    </style:style>
    <style:style style:name="_33_401" style:display-name="3401" style:family="text">
      <style:text-properties fo:color="#020600" style:text-position="2% 100%" fo:letter-spacing="normal" fo:background-color="#f9fdff"/>
    </style:style>
    <style:style style:name="_33_402" style:display-name="3402" style:family="text">
      <style:text-properties fo:color="#020600" style:text-position="2% 100%" fo:letter-spacing="normal" fo:background-color="#f9fdff" style:text-scale="95%"/>
    </style:style>
    <style:style style:name="_33_403" style:display-name="3403" style:family="text">
      <style:text-properties fo:color="#020600" style:text-position="2% 100%" fo:letter-spacing="normal" fo:background-color="#f9fdff" style:text-scale="96%"/>
    </style:style>
    <style:style style:name="_33_404" style:display-name="3404" style:family="text">
      <style:text-properties fo:color="#020600" style:text-position="2% 100%" fo:letter-spacing="normal" fo:background-color="#f9fdff" style:text-scale="97%"/>
    </style:style>
    <style:style style:name="_33_405" style:display-name="3405" style:family="text">
      <style:text-properties fo:color="#020600" style:text-position="2% 100%" fo:letter-spacing="normal" fo:background-color="#f9fdff" style:text-scale="98%"/>
    </style:style>
    <style:style style:name="_33_406" style:display-name="3406" style:family="text">
      <style:text-properties fo:color="#020600" style:text-position="2% 100%" fo:letter-spacing="normal" fo:background-color="#f9fdff" style:text-scale="99%"/>
    </style:style>
    <style:style style:name="_33_407" style:display-name="3407" style:family="text">
      <style:text-properties fo:color="#020600" style:text-position="2% 100%" fo:letter-spacing="normal" fo:background-color="#f9fdff" style:text-scale="102%"/>
    </style:style>
    <style:style style:name="_33_408" style:display-name="3408" style:family="text">
      <style:text-properties fo:color="#020600" style:text-position="2% 100%" fo:letter-spacing="normal" fo:background-color="#f9fdff" style:text-scale="103%"/>
    </style:style>
    <style:style style:name="_33_409" style:display-name="3409" style:family="text">
      <style:text-properties fo:color="#020600" style:text-position="2% 100%" fo:letter-spacing="normal" fo:background-color="#f9fdff" style:text-scale="105%"/>
    </style:style>
    <style:style style:name="_33_410" style:display-name="3410" style:family="text">
      <style:text-properties fo:color="#020600" style:text-position="2% 100%" fo:letter-spacing="normal" fo:background-color="#f9fdff" style:text-scale="106%"/>
    </style:style>
    <style:style style:name="_33_411" style:display-name="3411" style:family="text">
      <style:text-properties fo:color="#020600" style:text-position="2% 100%" fo:letter-spacing="0.0311in" fo:background-color="#f9fdff"/>
    </style:style>
    <style:style style:name="_33_412" style:display-name="3412" style:family="text">
      <style:text-properties fo:color="#020600" style:text-position="2% 100%" fo:letter-spacing="0.0311in" fo:background-color="#f9fdff" style:text-scale="95%"/>
    </style:style>
    <style:style style:name="_33_413" style:display-name="3413" style:family="text">
      <style:text-properties fo:color="#020600" style:text-position="2% 100%" fo:letter-spacing="0.0311in" fo:background-color="#f9fdff" style:text-scale="96%"/>
    </style:style>
    <style:style style:name="_33_414" style:display-name="3414" style:family="text">
      <style:text-properties fo:color="#020600" style:text-position="2% 100%" fo:letter-spacing="0.0311in" fo:background-color="#f9fdff" style:text-scale="97%"/>
    </style:style>
    <style:style style:name="_33_415" style:display-name="3415" style:family="text">
      <style:text-properties fo:color="#020600" style:text-position="2% 100%" fo:letter-spacing="0.0311in" fo:background-color="#f9fdff" style:text-scale="98%"/>
    </style:style>
    <style:style style:name="_33_416" style:display-name="3416" style:family="text">
      <style:text-properties fo:color="#020600" style:text-position="2% 100%" fo:letter-spacing="0.0311in" fo:background-color="#f9fdff" style:text-scale="99%"/>
    </style:style>
    <style:style style:name="_33_417" style:display-name="3417" style:family="text">
      <style:text-properties fo:color="#020600" style:text-position="2% 100%" fo:letter-spacing="0.0311in" fo:background-color="#f9fdff" style:text-scale="102%"/>
    </style:style>
    <style:style style:name="_33_418" style:display-name="3418" style:family="text">
      <style:text-properties fo:color="#020600" style:text-position="2% 100%" fo:letter-spacing="0.0311in" fo:background-color="#f9fdff" style:text-scale="103%"/>
    </style:style>
    <style:style style:name="_33_419" style:display-name="3419" style:family="text">
      <style:text-properties fo:color="#020600" style:text-position="2% 100%" fo:letter-spacing="0.0311in" fo:background-color="#f9fdff" style:text-scale="105%"/>
    </style:style>
    <style:style style:name="_33_420" style:display-name="3420" style:family="text">
      <style:text-properties fo:color="#020600" style:text-position="2% 100%" fo:letter-spacing="0.0311in" fo:background-color="#f9fdff" style:text-scale="106%"/>
    </style:style>
    <style:style style:name="_33_421" style:display-name="3421" style:family="text">
      <style:text-properties fo:color="#020600" fo:background-color="#fdf9ff"/>
    </style:style>
    <style:style style:name="_33_422" style:display-name="3422" style:family="text">
      <style:text-properties fo:color="#020600" fo:background-color="#fdf9ff" style:text-scale="95%"/>
    </style:style>
    <style:style style:name="_33_423" style:display-name="3423" style:family="text">
      <style:text-properties fo:color="#020600" fo:background-color="#fdf9ff" style:text-scale="96%"/>
    </style:style>
    <style:style style:name="_33_424" style:display-name="3424" style:family="text">
      <style:text-properties fo:color="#020600" fo:background-color="#fdf9ff" style:text-scale="97%"/>
    </style:style>
    <style:style style:name="_33_425" style:display-name="3425" style:family="text">
      <style:text-properties fo:color="#020600" fo:background-color="#fdf9ff" style:text-scale="98%"/>
    </style:style>
    <style:style style:name="_33_426" style:display-name="3426" style:family="text">
      <style:text-properties fo:color="#020600" fo:background-color="#fdf9ff" style:text-scale="99%"/>
    </style:style>
    <style:style style:name="_33_427" style:display-name="3427" style:family="text">
      <style:text-properties fo:color="#020600" fo:background-color="#fdf9ff" style:text-scale="102%"/>
    </style:style>
    <style:style style:name="_33_428" style:display-name="3428" style:family="text">
      <style:text-properties fo:color="#020600" fo:background-color="#fdf9ff" style:text-scale="103%"/>
    </style:style>
    <style:style style:name="_33_429" style:display-name="3429" style:family="text">
      <style:text-properties fo:color="#020600" fo:background-color="#fdf9ff" style:text-scale="105%"/>
    </style:style>
    <style:style style:name="_33_430" style:display-name="3430" style:family="text">
      <style:text-properties fo:color="#020600" fo:background-color="#fdf9ff" style:text-scale="106%"/>
    </style:style>
    <style:style style:name="_33_431" style:display-name="3431" style:family="text">
      <style:text-properties fo:color="#020600" fo:letter-spacing="normal" fo:background-color="#fdf9ff"/>
    </style:style>
    <style:style style:name="_33_432" style:display-name="3432" style:family="text">
      <style:text-properties fo:color="#020600" fo:letter-spacing="normal" fo:background-color="#fdf9ff" style:text-scale="95%"/>
    </style:style>
    <style:style style:name="_33_433" style:display-name="3433" style:family="text">
      <style:text-properties fo:color="#020600" fo:letter-spacing="normal" fo:background-color="#fdf9ff" style:text-scale="96%"/>
    </style:style>
    <style:style style:name="_33_434" style:display-name="3434" style:family="text">
      <style:text-properties fo:color="#020600" fo:letter-spacing="normal" fo:background-color="#fdf9ff" style:text-scale="97%"/>
    </style:style>
    <style:style style:name="_33_435" style:display-name="3435" style:family="text">
      <style:text-properties fo:color="#020600" fo:letter-spacing="normal" fo:background-color="#fdf9ff" style:text-scale="98%"/>
    </style:style>
    <style:style style:name="_33_436" style:display-name="3436" style:family="text">
      <style:text-properties fo:color="#020600" fo:letter-spacing="normal" fo:background-color="#fdf9ff" style:text-scale="99%"/>
    </style:style>
    <style:style style:name="_33_437" style:display-name="3437" style:family="text">
      <style:text-properties fo:color="#020600" fo:letter-spacing="normal" fo:background-color="#fdf9ff" style:text-scale="102%"/>
    </style:style>
    <style:style style:name="_33_438" style:display-name="3438" style:family="text">
      <style:text-properties fo:color="#020600" fo:letter-spacing="normal" fo:background-color="#fdf9ff" style:text-scale="103%"/>
    </style:style>
    <style:style style:name="_33_439" style:display-name="3439" style:family="text">
      <style:text-properties fo:color="#020600" fo:letter-spacing="normal" fo:background-color="#fdf9ff" style:text-scale="105%"/>
    </style:style>
    <style:style style:name="_33_440" style:display-name="3440" style:family="text">
      <style:text-properties fo:color="#020600" fo:letter-spacing="normal" fo:background-color="#fdf9ff" style:text-scale="106%"/>
    </style:style>
    <style:style style:name="_33_441" style:display-name="3441" style:family="text">
      <style:text-properties fo:color="#020600" fo:letter-spacing="0.0311in" fo:background-color="#fdf9ff"/>
    </style:style>
    <style:style style:name="_33_442" style:display-name="3442" style:family="text">
      <style:text-properties fo:color="#020600" fo:letter-spacing="0.0311in" fo:background-color="#fdf9ff" style:text-scale="95%"/>
    </style:style>
    <style:style style:name="_33_443" style:display-name="3443" style:family="text">
      <style:text-properties fo:color="#020600" fo:letter-spacing="0.0311in" fo:background-color="#fdf9ff" style:text-scale="96%"/>
    </style:style>
    <style:style style:name="_33_444" style:display-name="3444" style:family="text">
      <style:text-properties fo:color="#020600" fo:letter-spacing="0.0311in" fo:background-color="#fdf9ff" style:text-scale="97%"/>
    </style:style>
    <style:style style:name="_33_445" style:display-name="3445" style:family="text">
      <style:text-properties fo:color="#020600" fo:letter-spacing="0.0311in" fo:background-color="#fdf9ff" style:text-scale="98%"/>
    </style:style>
    <style:style style:name="_33_446" style:display-name="3446" style:family="text">
      <style:text-properties fo:color="#020600" fo:letter-spacing="0.0311in" fo:background-color="#fdf9ff" style:text-scale="99%"/>
    </style:style>
    <style:style style:name="_33_447" style:display-name="3447" style:family="text">
      <style:text-properties fo:color="#020600" fo:letter-spacing="0.0311in" fo:background-color="#fdf9ff" style:text-scale="102%"/>
    </style:style>
    <style:style style:name="_33_448" style:display-name="3448" style:family="text">
      <style:text-properties fo:color="#020600" fo:letter-spacing="0.0311in" fo:background-color="#fdf9ff" style:text-scale="103%"/>
    </style:style>
    <style:style style:name="_33_449" style:display-name="3449" style:family="text">
      <style:text-properties fo:color="#020600" fo:letter-spacing="0.0311in" fo:background-color="#fdf9ff" style:text-scale="105%"/>
    </style:style>
    <style:style style:name="_33_450" style:display-name="3450" style:family="text">
      <style:text-properties fo:color="#020600" fo:letter-spacing="0.0311in" fo:background-color="#fdf9ff" style:text-scale="106%"/>
    </style:style>
    <style:style style:name="_33_451" style:display-name="3451" style:family="text">
      <style:text-properties fo:color="#020600" style:text-position="0% 100%" fo:background-color="#fdf9ff"/>
    </style:style>
    <style:style style:name="_33_452" style:display-name="3452" style:family="text">
      <style:text-properties fo:color="#020600" style:text-position="0% 100%" fo:background-color="#fdf9ff" style:text-scale="95%"/>
    </style:style>
    <style:style style:name="_33_453" style:display-name="3453" style:family="text">
      <style:text-properties fo:color="#020600" style:text-position="0% 100%" fo:background-color="#fdf9ff" style:text-scale="96%"/>
    </style:style>
    <style:style style:name="_33_454" style:display-name="3454" style:family="text">
      <style:text-properties fo:color="#020600" style:text-position="0% 100%" fo:background-color="#fdf9ff" style:text-scale="97%"/>
    </style:style>
    <style:style style:name="_33_455" style:display-name="3455" style:family="text">
      <style:text-properties fo:color="#020600" style:text-position="0% 100%" fo:background-color="#fdf9ff" style:text-scale="98%"/>
    </style:style>
    <style:style style:name="_33_456" style:display-name="3456" style:family="text">
      <style:text-properties fo:color="#020600" style:text-position="0% 100%" fo:background-color="#fdf9ff" style:text-scale="99%"/>
    </style:style>
    <style:style style:name="_33_457" style:display-name="3457" style:family="text">
      <style:text-properties fo:color="#020600" style:text-position="0% 100%" fo:background-color="#fdf9ff" style:text-scale="102%"/>
    </style:style>
    <style:style style:name="_33_458" style:display-name="3458" style:family="text">
      <style:text-properties fo:color="#020600" style:text-position="0% 100%" fo:background-color="#fdf9ff" style:text-scale="103%"/>
    </style:style>
    <style:style style:name="_33_459" style:display-name="3459" style:family="text">
      <style:text-properties fo:color="#020600" style:text-position="0% 100%" fo:background-color="#fdf9ff" style:text-scale="105%"/>
    </style:style>
    <style:style style:name="_33_460" style:display-name="3460" style:family="text">
      <style:text-properties fo:color="#020600" style:text-position="0% 100%" fo:background-color="#fdf9ff" style:text-scale="106%"/>
    </style:style>
    <style:style style:name="_33_461" style:display-name="3461" style:family="text">
      <style:text-properties fo:color="#020600" style:text-position="0% 100%" fo:letter-spacing="normal" fo:background-color="#fdf9ff"/>
    </style:style>
    <style:style style:name="_33_462" style:display-name="3462" style:family="text">
      <style:text-properties fo:color="#020600" style:text-position="0% 100%" fo:letter-spacing="normal" fo:background-color="#fdf9ff" style:text-scale="95%"/>
    </style:style>
    <style:style style:name="_33_463" style:display-name="3463" style:family="text">
      <style:text-properties fo:color="#020600" style:text-position="0% 100%" fo:letter-spacing="normal" fo:background-color="#fdf9ff" style:text-scale="96%"/>
    </style:style>
    <style:style style:name="_33_464" style:display-name="3464" style:family="text">
      <style:text-properties fo:color="#020600" style:text-position="0% 100%" fo:letter-spacing="normal" fo:background-color="#fdf9ff" style:text-scale="97%"/>
    </style:style>
    <style:style style:name="_33_465" style:display-name="3465" style:family="text">
      <style:text-properties fo:color="#020600" style:text-position="0% 100%" fo:letter-spacing="normal" fo:background-color="#fdf9ff" style:text-scale="98%"/>
    </style:style>
    <style:style style:name="_33_466" style:display-name="3466" style:family="text">
      <style:text-properties fo:color="#020600" style:text-position="0% 100%" fo:letter-spacing="normal" fo:background-color="#fdf9ff" style:text-scale="99%"/>
    </style:style>
    <style:style style:name="_33_467" style:display-name="3467" style:family="text">
      <style:text-properties fo:color="#020600" style:text-position="0% 100%" fo:letter-spacing="normal" fo:background-color="#fdf9ff" style:text-scale="102%"/>
    </style:style>
    <style:style style:name="_33_468" style:display-name="3468" style:family="text">
      <style:text-properties fo:color="#020600" style:text-position="0% 100%" fo:letter-spacing="normal" fo:background-color="#fdf9ff" style:text-scale="103%"/>
    </style:style>
    <style:style style:name="_33_469" style:display-name="3469" style:family="text">
      <style:text-properties fo:color="#020600" style:text-position="0% 100%" fo:letter-spacing="normal" fo:background-color="#fdf9ff" style:text-scale="105%"/>
    </style:style>
    <style:style style:name="_33_470" style:display-name="3470" style:family="text">
      <style:text-properties fo:color="#020600" style:text-position="0% 100%" fo:letter-spacing="normal" fo:background-color="#fdf9ff" style:text-scale="106%"/>
    </style:style>
    <style:style style:name="_33_471" style:display-name="3471" style:family="text">
      <style:text-properties fo:color="#020600" style:text-position="0% 100%" fo:letter-spacing="0.0311in" fo:background-color="#fdf9ff"/>
    </style:style>
    <style:style style:name="_33_472" style:display-name="3472" style:family="text">
      <style:text-properties fo:color="#020600" style:text-position="0% 100%" fo:letter-spacing="0.0311in" fo:background-color="#fdf9ff" style:text-scale="95%"/>
    </style:style>
    <style:style style:name="_33_473" style:display-name="3473" style:family="text">
      <style:text-properties fo:color="#020600" style:text-position="0% 100%" fo:letter-spacing="0.0311in" fo:background-color="#fdf9ff" style:text-scale="96%"/>
    </style:style>
    <style:style style:name="_33_474" style:display-name="3474" style:family="text">
      <style:text-properties fo:color="#020600" style:text-position="0% 100%" fo:letter-spacing="0.0311in" fo:background-color="#fdf9ff" style:text-scale="97%"/>
    </style:style>
    <style:style style:name="_33_475" style:display-name="3475" style:family="text">
      <style:text-properties fo:color="#020600" style:text-position="0% 100%" fo:letter-spacing="0.0311in" fo:background-color="#fdf9ff" style:text-scale="98%"/>
    </style:style>
    <style:style style:name="_33_476" style:display-name="3476" style:family="text">
      <style:text-properties fo:color="#020600" style:text-position="0% 100%" fo:letter-spacing="0.0311in" fo:background-color="#fdf9ff" style:text-scale="99%"/>
    </style:style>
    <style:style style:name="_33_477" style:display-name="3477" style:family="text">
      <style:text-properties fo:color="#020600" style:text-position="0% 100%" fo:letter-spacing="0.0311in" fo:background-color="#fdf9ff" style:text-scale="102%"/>
    </style:style>
    <style:style style:name="_33_478" style:display-name="3478" style:family="text">
      <style:text-properties fo:color="#020600" style:text-position="0% 100%" fo:letter-spacing="0.0311in" fo:background-color="#fdf9ff" style:text-scale="103%"/>
    </style:style>
    <style:style style:name="_33_479" style:display-name="3479" style:family="text">
      <style:text-properties fo:color="#020600" style:text-position="0% 100%" fo:letter-spacing="0.0311in" fo:background-color="#fdf9ff" style:text-scale="105%"/>
    </style:style>
    <style:style style:name="_33_480" style:display-name="3480" style:family="text">
      <style:text-properties fo:color="#020600" style:text-position="0% 100%" fo:letter-spacing="0.0311in" fo:background-color="#fdf9ff" style:text-scale="106%"/>
    </style:style>
    <style:style style:name="_33_481" style:display-name="3481" style:family="text">
      <style:text-properties fo:color="#020600" style:text-position="2% 100%" fo:background-color="#fdf9ff"/>
    </style:style>
    <style:style style:name="_33_482" style:display-name="3482" style:family="text">
      <style:text-properties fo:color="#020600" style:text-position="2% 100%" fo:background-color="#fdf9ff" style:text-scale="95%"/>
    </style:style>
    <style:style style:name="_33_483" style:display-name="3483" style:family="text">
      <style:text-properties fo:color="#020600" style:text-position="2% 100%" fo:background-color="#fdf9ff" style:text-scale="96%"/>
    </style:style>
    <style:style style:name="_33_484" style:display-name="3484" style:family="text">
      <style:text-properties fo:color="#020600" style:text-position="2% 100%" fo:background-color="#fdf9ff" style:text-scale="97%"/>
    </style:style>
    <style:style style:name="_33_485" style:display-name="3485" style:family="text">
      <style:text-properties fo:color="#020600" style:text-position="2% 100%" fo:background-color="#fdf9ff" style:text-scale="98%"/>
    </style:style>
    <style:style style:name="_33_486" style:display-name="3486" style:family="text">
      <style:text-properties fo:color="#020600" style:text-position="2% 100%" fo:background-color="#fdf9ff" style:text-scale="99%"/>
    </style:style>
    <style:style style:name="_33_487" style:display-name="3487" style:family="text">
      <style:text-properties fo:color="#020600" style:text-position="2% 100%" fo:background-color="#fdf9ff" style:text-scale="102%"/>
    </style:style>
    <style:style style:name="_33_488" style:display-name="3488" style:family="text">
      <style:text-properties fo:color="#020600" style:text-position="2% 100%" fo:background-color="#fdf9ff" style:text-scale="103%"/>
    </style:style>
    <style:style style:name="_33_489" style:display-name="3489" style:family="text">
      <style:text-properties fo:color="#020600" style:text-position="2% 100%" fo:background-color="#fdf9ff" style:text-scale="105%"/>
    </style:style>
    <style:style style:name="_33_490" style:display-name="3490" style:family="text">
      <style:text-properties fo:color="#020600" style:text-position="2% 100%" fo:background-color="#fdf9ff" style:text-scale="106%"/>
    </style:style>
    <style:style style:name="_33_491" style:display-name="3491" style:family="text">
      <style:text-properties fo:color="#020600" style:text-position="2% 100%" fo:letter-spacing="normal" fo:background-color="#fdf9ff"/>
    </style:style>
    <style:style style:name="_33_492" style:display-name="3492" style:family="text">
      <style:text-properties fo:color="#020600" style:text-position="2% 100%" fo:letter-spacing="normal" fo:background-color="#fdf9ff" style:text-scale="95%"/>
    </style:style>
    <style:style style:name="_33_493" style:display-name="3493" style:family="text">
      <style:text-properties fo:color="#020600" style:text-position="2% 100%" fo:letter-spacing="normal" fo:background-color="#fdf9ff" style:text-scale="96%"/>
    </style:style>
    <style:style style:name="_33_494" style:display-name="3494" style:family="text">
      <style:text-properties fo:color="#020600" style:text-position="2% 100%" fo:letter-spacing="normal" fo:background-color="#fdf9ff" style:text-scale="97%"/>
    </style:style>
    <style:style style:name="_33_495" style:display-name="3495" style:family="text">
      <style:text-properties fo:color="#020600" style:text-position="2% 100%" fo:letter-spacing="normal" fo:background-color="#fdf9ff" style:text-scale="98%"/>
    </style:style>
    <style:style style:name="_33_496" style:display-name="3496" style:family="text">
      <style:text-properties fo:color="#020600" style:text-position="2% 100%" fo:letter-spacing="normal" fo:background-color="#fdf9ff" style:text-scale="99%"/>
    </style:style>
    <style:style style:name="_33_497" style:display-name="3497" style:family="text">
      <style:text-properties fo:color="#020600" style:text-position="2% 100%" fo:letter-spacing="normal" fo:background-color="#fdf9ff" style:text-scale="102%"/>
    </style:style>
    <style:style style:name="_33_498" style:display-name="3498" style:family="text">
      <style:text-properties fo:color="#020600" style:text-position="2% 100%" fo:letter-spacing="normal" fo:background-color="#fdf9ff" style:text-scale="103%"/>
    </style:style>
    <style:style style:name="_33_499" style:display-name="3499" style:family="text">
      <style:text-properties fo:color="#020600" style:text-position="2% 100%" fo:letter-spacing="normal" fo:background-color="#fdf9ff" style:text-scale="105%"/>
    </style:style>
    <style:style style:name="_33_500" style:display-name="3500" style:family="text">
      <style:text-properties fo:color="#020600" style:text-position="2% 100%" fo:letter-spacing="normal" fo:background-color="#fdf9ff" style:text-scale="106%"/>
    </style:style>
    <style:style style:name="_33_501" style:display-name="3501" style:family="text">
      <style:text-properties fo:color="#020600" style:text-position="2% 100%" fo:letter-spacing="0.0311in" fo:background-color="#fdf9ff"/>
    </style:style>
    <style:style style:name="_33_502" style:display-name="3502" style:family="text">
      <style:text-properties fo:color="#020600" style:text-position="2% 100%" fo:letter-spacing="0.0311in" fo:background-color="#fdf9ff" style:text-scale="95%"/>
    </style:style>
    <style:style style:name="_33_503" style:display-name="3503" style:family="text">
      <style:text-properties fo:color="#020600" style:text-position="2% 100%" fo:letter-spacing="0.0311in" fo:background-color="#fdf9ff" style:text-scale="96%"/>
    </style:style>
    <style:style style:name="_33_504" style:display-name="3504" style:family="text">
      <style:text-properties fo:color="#020600" style:text-position="2% 100%" fo:letter-spacing="0.0311in" fo:background-color="#fdf9ff" style:text-scale="97%"/>
    </style:style>
    <style:style style:name="_33_505" style:display-name="3505" style:family="text">
      <style:text-properties fo:color="#020600" style:text-position="2% 100%" fo:letter-spacing="0.0311in" fo:background-color="#fdf9ff" style:text-scale="98%"/>
    </style:style>
    <style:style style:name="_33_506" style:display-name="3506" style:family="text">
      <style:text-properties fo:color="#020600" style:text-position="2% 100%" fo:letter-spacing="0.0311in" fo:background-color="#fdf9ff" style:text-scale="99%"/>
    </style:style>
    <style:style style:name="_33_507" style:display-name="3507" style:family="text">
      <style:text-properties fo:color="#020600" style:text-position="2% 100%" fo:letter-spacing="0.0311in" fo:background-color="#fdf9ff" style:text-scale="102%"/>
    </style:style>
    <style:style style:name="_33_508" style:display-name="3508" style:family="text">
      <style:text-properties fo:color="#020600" style:text-position="2% 100%" fo:letter-spacing="0.0311in" fo:background-color="#fdf9ff" style:text-scale="103%"/>
    </style:style>
    <style:style style:name="_33_509" style:display-name="3509" style:family="text">
      <style:text-properties fo:color="#020600" style:text-position="2% 100%" fo:letter-spacing="0.0311in" fo:background-color="#fdf9ff" style:text-scale="105%"/>
    </style:style>
    <style:style style:name="_33_510" style:display-name="3510" style:family="text">
      <style:text-properties fo:color="#020600" style:text-position="2% 100%" fo:letter-spacing="0.0311in" fo:background-color="#fdf9ff" style:text-scale="106%"/>
    </style:style>
    <style:style style:name="_33_511" style:display-name="3511" style:family="text">
      <style:text-properties fo:color="#020600" fo:background-color="#fdfdff"/>
    </style:style>
    <style:style style:name="_33_512" style:display-name="3512" style:family="text">
      <style:text-properties fo:color="#020600" fo:background-color="#fdfdff" style:text-scale="95%"/>
    </style:style>
    <style:style style:name="_33_513" style:display-name="3513" style:family="text">
      <style:text-properties fo:color="#020600" fo:background-color="#fdfdff" style:text-scale="96%"/>
    </style:style>
    <style:style style:name="_33_514" style:display-name="3514" style:family="text">
      <style:text-properties fo:color="#020600" fo:background-color="#fdfdff" style:text-scale="97%"/>
    </style:style>
    <style:style style:name="_33_515" style:display-name="3515" style:family="text">
      <style:text-properties fo:color="#020600" fo:background-color="#fdfdff" style:text-scale="98%"/>
    </style:style>
    <style:style style:name="_33_516" style:display-name="3516" style:family="text">
      <style:text-properties fo:color="#020600" fo:background-color="#fdfdff" style:text-scale="99%"/>
    </style:style>
    <style:style style:name="_33_517" style:display-name="3517" style:family="text">
      <style:text-properties fo:color="#020600" fo:background-color="#fdfdff" style:text-scale="102%"/>
    </style:style>
    <style:style style:name="_33_518" style:display-name="3518" style:family="text">
      <style:text-properties fo:color="#020600" fo:background-color="#fdfdff" style:text-scale="103%"/>
    </style:style>
    <style:style style:name="_33_519" style:display-name="3519" style:family="text">
      <style:text-properties fo:color="#020600" fo:background-color="#fdfdff" style:text-scale="105%"/>
    </style:style>
    <style:style style:name="_33_520" style:display-name="3520" style:family="text">
      <style:text-properties fo:color="#020600" fo:background-color="#fdfdff" style:text-scale="106%"/>
    </style:style>
    <style:style style:name="_33_521" style:display-name="3521" style:family="text">
      <style:text-properties fo:color="#020600" fo:letter-spacing="normal" fo:background-color="#fdfdff"/>
    </style:style>
    <style:style style:name="_33_522" style:display-name="3522" style:family="text">
      <style:text-properties fo:color="#020600" fo:letter-spacing="normal" fo:background-color="#fdfdff" style:text-scale="95%"/>
    </style:style>
    <style:style style:name="_33_523" style:display-name="3523" style:family="text">
      <style:text-properties fo:color="#020600" fo:letter-spacing="normal" fo:background-color="#fdfdff" style:text-scale="96%"/>
    </style:style>
    <style:style style:name="_33_524" style:display-name="3524" style:family="text">
      <style:text-properties fo:color="#020600" fo:letter-spacing="normal" fo:background-color="#fdfdff" style:text-scale="97%"/>
    </style:style>
    <style:style style:name="_33_525" style:display-name="3525" style:family="text">
      <style:text-properties fo:color="#020600" fo:letter-spacing="normal" fo:background-color="#fdfdff" style:text-scale="98%"/>
    </style:style>
    <style:style style:name="_33_526" style:display-name="3526" style:family="text">
      <style:text-properties fo:color="#020600" fo:letter-spacing="normal" fo:background-color="#fdfdff" style:text-scale="99%"/>
    </style:style>
    <style:style style:name="_33_527" style:display-name="3527" style:family="text">
      <style:text-properties fo:color="#020600" fo:letter-spacing="normal" fo:background-color="#fdfdff" style:text-scale="102%"/>
    </style:style>
    <style:style style:name="_33_528" style:display-name="3528" style:family="text">
      <style:text-properties fo:color="#020600" fo:letter-spacing="normal" fo:background-color="#fdfdff" style:text-scale="103%"/>
    </style:style>
    <style:style style:name="_33_529" style:display-name="3529" style:family="text">
      <style:text-properties fo:color="#020600" fo:letter-spacing="normal" fo:background-color="#fdfdff" style:text-scale="105%"/>
    </style:style>
    <style:style style:name="_33_530" style:display-name="3530" style:family="text">
      <style:text-properties fo:color="#020600" fo:letter-spacing="normal" fo:background-color="#fdfdff" style:text-scale="106%"/>
    </style:style>
    <style:style style:name="_33_531" style:display-name="3531" style:family="text">
      <style:text-properties fo:color="#020600" fo:letter-spacing="0.0311in" fo:background-color="#fdfdff"/>
    </style:style>
    <style:style style:name="_33_532" style:display-name="3532" style:family="text">
      <style:text-properties fo:color="#020600" fo:letter-spacing="0.0311in" fo:background-color="#fdfdff" style:text-scale="95%"/>
    </style:style>
    <style:style style:name="_33_533" style:display-name="3533" style:family="text">
      <style:text-properties fo:color="#020600" fo:letter-spacing="0.0311in" fo:background-color="#fdfdff" style:text-scale="96%"/>
    </style:style>
    <style:style style:name="_33_534" style:display-name="3534" style:family="text">
      <style:text-properties fo:color="#020600" fo:letter-spacing="0.0311in" fo:background-color="#fdfdff" style:text-scale="97%"/>
    </style:style>
    <style:style style:name="_33_535" style:display-name="3535" style:family="text">
      <style:text-properties fo:color="#020600" fo:letter-spacing="0.0311in" fo:background-color="#fdfdff" style:text-scale="98%"/>
    </style:style>
    <style:style style:name="_33_536" style:display-name="3536" style:family="text">
      <style:text-properties fo:color="#020600" fo:letter-spacing="0.0311in" fo:background-color="#fdfdff" style:text-scale="99%"/>
    </style:style>
    <style:style style:name="_33_537" style:display-name="3537" style:family="text">
      <style:text-properties fo:color="#020600" fo:letter-spacing="0.0311in" fo:background-color="#fdfdff" style:text-scale="102%"/>
    </style:style>
    <style:style style:name="_33_538" style:display-name="3538" style:family="text">
      <style:text-properties fo:color="#020600" fo:letter-spacing="0.0311in" fo:background-color="#fdfdff" style:text-scale="103%"/>
    </style:style>
    <style:style style:name="_33_539" style:display-name="3539" style:family="text">
      <style:text-properties fo:color="#020600" fo:letter-spacing="0.0311in" fo:background-color="#fdfdff" style:text-scale="105%"/>
    </style:style>
    <style:style style:name="_33_540" style:display-name="3540" style:family="text">
      <style:text-properties fo:color="#020600" fo:letter-spacing="0.0311in" fo:background-color="#fdfdff" style:text-scale="106%"/>
    </style:style>
    <style:style style:name="_33_541" style:display-name="3541" style:family="text">
      <style:text-properties fo:color="#020600" style:text-position="0% 100%" fo:background-color="#fdfdff"/>
    </style:style>
    <style:style style:name="_33_542" style:display-name="3542" style:family="text">
      <style:text-properties fo:color="#020600" style:text-position="0% 100%" fo:background-color="#fdfdff" style:text-scale="95%"/>
    </style:style>
    <style:style style:name="_33_543" style:display-name="3543" style:family="text">
      <style:text-properties fo:color="#020600" style:text-position="0% 100%" fo:background-color="#fdfdff" style:text-scale="96%"/>
    </style:style>
    <style:style style:name="_33_544" style:display-name="3544" style:family="text">
      <style:text-properties fo:color="#020600" style:text-position="0% 100%" fo:background-color="#fdfdff" style:text-scale="97%"/>
    </style:style>
    <style:style style:name="_33_545" style:display-name="3545" style:family="text">
      <style:text-properties fo:color="#020600" style:text-position="0% 100%" fo:background-color="#fdfdff" style:text-scale="98%"/>
    </style:style>
    <style:style style:name="_33_546" style:display-name="3546" style:family="text">
      <style:text-properties fo:color="#020600" style:text-position="0% 100%" fo:background-color="#fdfdff" style:text-scale="99%"/>
    </style:style>
    <style:style style:name="_33_547" style:display-name="3547" style:family="text">
      <style:text-properties fo:color="#020600" style:text-position="0% 100%" fo:background-color="#fdfdff" style:text-scale="102%"/>
    </style:style>
    <style:style style:name="_33_548" style:display-name="3548" style:family="text">
      <style:text-properties fo:color="#020600" style:text-position="0% 100%" fo:background-color="#fdfdff" style:text-scale="103%"/>
    </style:style>
    <style:style style:name="_33_549" style:display-name="3549" style:family="text">
      <style:text-properties fo:color="#020600" style:text-position="0% 100%" fo:background-color="#fdfdff" style:text-scale="105%"/>
    </style:style>
    <style:style style:name="_33_550" style:display-name="3550" style:family="text">
      <style:text-properties fo:color="#020600" style:text-position="0% 100%" fo:background-color="#fdfdff" style:text-scale="106%"/>
    </style:style>
    <style:style style:name="_33_551" style:display-name="3551" style:family="text">
      <style:text-properties fo:color="#020600" style:text-position="0% 100%" fo:letter-spacing="normal" fo:background-color="#fdfdff"/>
    </style:style>
    <style:style style:name="_33_552" style:display-name="3552" style:family="text">
      <style:text-properties fo:color="#020600" style:text-position="0% 100%" fo:letter-spacing="normal" fo:background-color="#fdfdff" style:text-scale="95%"/>
    </style:style>
    <style:style style:name="_33_553" style:display-name="3553" style:family="text">
      <style:text-properties fo:color="#020600" style:text-position="0% 100%" fo:letter-spacing="normal" fo:background-color="#fdfdff" style:text-scale="96%"/>
    </style:style>
    <style:style style:name="_33_554" style:display-name="3554" style:family="text">
      <style:text-properties fo:color="#020600" style:text-position="0% 100%" fo:letter-spacing="normal" fo:background-color="#fdfdff" style:text-scale="97%"/>
    </style:style>
    <style:style style:name="_33_555" style:display-name="3555" style:family="text">
      <style:text-properties fo:color="#020600" style:text-position="0% 100%" fo:letter-spacing="normal" fo:background-color="#fdfdff" style:text-scale="98%"/>
    </style:style>
    <style:style style:name="_33_556" style:display-name="3556" style:family="text">
      <style:text-properties fo:color="#020600" style:text-position="0% 100%" fo:letter-spacing="normal" fo:background-color="#fdfdff" style:text-scale="99%"/>
    </style:style>
    <style:style style:name="_33_557" style:display-name="3557" style:family="text">
      <style:text-properties fo:color="#020600" style:text-position="0% 100%" fo:letter-spacing="normal" fo:background-color="#fdfdff" style:text-scale="102%"/>
    </style:style>
    <style:style style:name="_33_558" style:display-name="3558" style:family="text">
      <style:text-properties fo:color="#020600" style:text-position="0% 100%" fo:letter-spacing="normal" fo:background-color="#fdfdff" style:text-scale="103%"/>
    </style:style>
    <style:style style:name="_33_559" style:display-name="3559" style:family="text">
      <style:text-properties fo:color="#020600" style:text-position="0% 100%" fo:letter-spacing="normal" fo:background-color="#fdfdff" style:text-scale="105%"/>
    </style:style>
    <style:style style:name="_33_560" style:display-name="3560" style:family="text">
      <style:text-properties fo:color="#020600" style:text-position="0% 100%" fo:letter-spacing="normal" fo:background-color="#fdfdff" style:text-scale="106%"/>
    </style:style>
    <style:style style:name="_33_561" style:display-name="3561" style:family="text">
      <style:text-properties fo:color="#020600" style:text-position="0% 100%" fo:letter-spacing="0.0311in" fo:background-color="#fdfdff"/>
    </style:style>
    <style:style style:name="_33_562" style:display-name="3562" style:family="text">
      <style:text-properties fo:color="#020600" style:text-position="0% 100%" fo:letter-spacing="0.0311in" fo:background-color="#fdfdff" style:text-scale="95%"/>
    </style:style>
    <style:style style:name="_33_563" style:display-name="3563" style:family="text">
      <style:text-properties fo:color="#020600" style:text-position="0% 100%" fo:letter-spacing="0.0311in" fo:background-color="#fdfdff" style:text-scale="96%"/>
    </style:style>
    <style:style style:name="_33_564" style:display-name="3564" style:family="text">
      <style:text-properties fo:color="#020600" style:text-position="0% 100%" fo:letter-spacing="0.0311in" fo:background-color="#fdfdff" style:text-scale="97%"/>
    </style:style>
    <style:style style:name="_33_565" style:display-name="3565" style:family="text">
      <style:text-properties fo:color="#020600" style:text-position="0% 100%" fo:letter-spacing="0.0311in" fo:background-color="#fdfdff" style:text-scale="98%"/>
    </style:style>
    <style:style style:name="_33_566" style:display-name="3566" style:family="text">
      <style:text-properties fo:color="#020600" style:text-position="0% 100%" fo:letter-spacing="0.0311in" fo:background-color="#fdfdff" style:text-scale="99%"/>
    </style:style>
    <style:style style:name="_33_567" style:display-name="3567" style:family="text">
      <style:text-properties fo:color="#020600" style:text-position="0% 100%" fo:letter-spacing="0.0311in" fo:background-color="#fdfdff" style:text-scale="102%"/>
    </style:style>
    <style:style style:name="_33_568" style:display-name="3568" style:family="text">
      <style:text-properties fo:color="#020600" style:text-position="0% 100%" fo:letter-spacing="0.0311in" fo:background-color="#fdfdff" style:text-scale="103%"/>
    </style:style>
    <style:style style:name="_33_569" style:display-name="3569" style:family="text">
      <style:text-properties fo:color="#020600" style:text-position="0% 100%" fo:letter-spacing="0.0311in" fo:background-color="#fdfdff" style:text-scale="105%"/>
    </style:style>
    <style:style style:name="_33_570" style:display-name="3570" style:family="text">
      <style:text-properties fo:color="#020600" style:text-position="0% 100%" fo:letter-spacing="0.0311in" fo:background-color="#fdfdff" style:text-scale="106%"/>
    </style:style>
    <style:style style:name="_33_571" style:display-name="3571" style:family="text">
      <style:text-properties fo:color="#020600" style:text-position="2% 100%" fo:background-color="#fdfdff"/>
    </style:style>
    <style:style style:name="_33_572" style:display-name="3572" style:family="text">
      <style:text-properties fo:color="#020600" style:text-position="2% 100%" fo:background-color="#fdfdff" style:text-scale="95%"/>
    </style:style>
    <style:style style:name="_33_573" style:display-name="3573" style:family="text">
      <style:text-properties fo:color="#020600" style:text-position="2% 100%" fo:background-color="#fdfdff" style:text-scale="96%"/>
    </style:style>
    <style:style style:name="_33_574" style:display-name="3574" style:family="text">
      <style:text-properties fo:color="#020600" style:text-position="2% 100%" fo:background-color="#fdfdff" style:text-scale="97%"/>
    </style:style>
    <style:style style:name="_33_575" style:display-name="3575" style:family="text">
      <style:text-properties fo:color="#020600" style:text-position="2% 100%" fo:background-color="#fdfdff" style:text-scale="98%"/>
    </style:style>
    <style:style style:name="_33_576" style:display-name="3576" style:family="text">
      <style:text-properties fo:color="#020600" style:text-position="2% 100%" fo:background-color="#fdfdff" style:text-scale="99%"/>
    </style:style>
    <style:style style:name="_33_577" style:display-name="3577" style:family="text">
      <style:text-properties fo:color="#020600" style:text-position="2% 100%" fo:background-color="#fdfdff" style:text-scale="102%"/>
    </style:style>
    <style:style style:name="_33_578" style:display-name="3578" style:family="text">
      <style:text-properties fo:color="#020600" style:text-position="2% 100%" fo:background-color="#fdfdff" style:text-scale="103%"/>
    </style:style>
    <style:style style:name="_33_579" style:display-name="3579" style:family="text">
      <style:text-properties fo:color="#020600" style:text-position="2% 100%" fo:background-color="#fdfdff" style:text-scale="105%"/>
    </style:style>
    <style:style style:name="_33_580" style:display-name="3580" style:family="text">
      <style:text-properties fo:color="#020600" style:text-position="2% 100%" fo:background-color="#fdfdff" style:text-scale="106%"/>
    </style:style>
    <style:style style:name="_33_581" style:display-name="3581" style:family="text">
      <style:text-properties fo:color="#020600" style:text-position="2% 100%" fo:letter-spacing="normal" fo:background-color="#fdfdff"/>
    </style:style>
    <style:style style:name="_33_582" style:display-name="3582" style:family="text">
      <style:text-properties fo:color="#020600" style:text-position="2% 100%" fo:letter-spacing="normal" fo:background-color="#fdfdff" style:text-scale="95%"/>
    </style:style>
    <style:style style:name="_33_583" style:display-name="3583" style:family="text">
      <style:text-properties fo:color="#020600" style:text-position="2% 100%" fo:letter-spacing="normal" fo:background-color="#fdfdff" style:text-scale="96%"/>
    </style:style>
    <style:style style:name="_33_584" style:display-name="3584" style:family="text">
      <style:text-properties fo:color="#020600" style:text-position="2% 100%" fo:letter-spacing="normal" fo:background-color="#fdfdff" style:text-scale="97%"/>
    </style:style>
    <style:style style:name="_33_585" style:display-name="3585" style:family="text">
      <style:text-properties fo:color="#020600" style:text-position="2% 100%" fo:letter-spacing="normal" fo:background-color="#fdfdff" style:text-scale="98%"/>
    </style:style>
    <style:style style:name="_33_586" style:display-name="3586" style:family="text">
      <style:text-properties fo:color="#020600" style:text-position="2% 100%" fo:letter-spacing="normal" fo:background-color="#fdfdff" style:text-scale="99%"/>
    </style:style>
    <style:style style:name="_33_587" style:display-name="3587" style:family="text">
      <style:text-properties fo:color="#020600" style:text-position="2% 100%" fo:letter-spacing="normal" fo:background-color="#fdfdff" style:text-scale="102%"/>
    </style:style>
    <style:style style:name="_33_588" style:display-name="3588" style:family="text">
      <style:text-properties fo:color="#020600" style:text-position="2% 100%" fo:letter-spacing="normal" fo:background-color="#fdfdff" style:text-scale="103%"/>
    </style:style>
    <style:style style:name="_33_589" style:display-name="3589" style:family="text">
      <style:text-properties fo:color="#020600" style:text-position="2% 100%" fo:letter-spacing="normal" fo:background-color="#fdfdff" style:text-scale="105%"/>
    </style:style>
    <style:style style:name="_33_590" style:display-name="3590" style:family="text">
      <style:text-properties fo:color="#020600" style:text-position="2% 100%" fo:letter-spacing="normal" fo:background-color="#fdfdff" style:text-scale="106%"/>
    </style:style>
    <style:style style:name="_33_591" style:display-name="3591" style:family="text">
      <style:text-properties fo:color="#020600" style:text-position="2% 100%" fo:letter-spacing="0.0311in" fo:background-color="#fdfdff"/>
    </style:style>
    <style:style style:name="_33_592" style:display-name="3592" style:family="text">
      <style:text-properties fo:color="#020600" style:text-position="2% 100%" fo:letter-spacing="0.0311in" fo:background-color="#fdfdff" style:text-scale="95%"/>
    </style:style>
    <style:style style:name="_33_593" style:display-name="3593" style:family="text">
      <style:text-properties fo:color="#020600" style:text-position="2% 100%" fo:letter-spacing="0.0311in" fo:background-color="#fdfdff" style:text-scale="96%"/>
    </style:style>
    <style:style style:name="_33_594" style:display-name="3594" style:family="text">
      <style:text-properties fo:color="#020600" style:text-position="2% 100%" fo:letter-spacing="0.0311in" fo:background-color="#fdfdff" style:text-scale="97%"/>
    </style:style>
    <style:style style:name="_33_595" style:display-name="3595" style:family="text">
      <style:text-properties fo:color="#020600" style:text-position="2% 100%" fo:letter-spacing="0.0311in" fo:background-color="#fdfdff" style:text-scale="98%"/>
    </style:style>
    <style:style style:name="_33_596" style:display-name="3596" style:family="text">
      <style:text-properties fo:color="#020600" style:text-position="2% 100%" fo:letter-spacing="0.0311in" fo:background-color="#fdfdff" style:text-scale="99%"/>
    </style:style>
    <style:style style:name="_33_597" style:display-name="3597" style:family="text">
      <style:text-properties fo:color="#020600" style:text-position="2% 100%" fo:letter-spacing="0.0311in" fo:background-color="#fdfdff" style:text-scale="102%"/>
    </style:style>
    <style:style style:name="_33_598" style:display-name="3598" style:family="text">
      <style:text-properties fo:color="#020600" style:text-position="2% 100%" fo:letter-spacing="0.0311in" fo:background-color="#fdfdff" style:text-scale="103%"/>
    </style:style>
    <style:style style:name="_33_599" style:display-name="3599" style:family="text">
      <style:text-properties fo:color="#020600" style:text-position="2% 100%" fo:letter-spacing="0.0311in" fo:background-color="#fdfdff" style:text-scale="105%"/>
    </style:style>
    <style:style style:name="_33_600" style:display-name="3600" style:family="text">
      <style:text-properties fo:color="#020600" style:text-position="2% 100%" fo:letter-spacing="0.0311in" fo:background-color="#fdfdff" style:text-scale="106%"/>
    </style:style>
    <style:style style:name="_33_601" style:display-name="3601" style:family="text">
      <style:text-properties fo:color="#060200"/>
    </style:style>
    <style:style style:name="_33_602" style:display-name="3602" style:family="text">
      <style:text-properties fo:color="#060200" style:text-scale="95%"/>
    </style:style>
    <style:style style:name="_33_603" style:display-name="3603" style:family="text">
      <style:text-properties fo:color="#060200" style:text-scale="96%"/>
    </style:style>
    <style:style style:name="_33_604" style:display-name="3604" style:family="text">
      <style:text-properties fo:color="#060200" style:text-scale="97%"/>
    </style:style>
    <style:style style:name="_33_605" style:display-name="3605" style:family="text">
      <style:text-properties fo:color="#060200" style:text-scale="98%"/>
    </style:style>
    <style:style style:name="_33_606" style:display-name="3606" style:family="text">
      <style:text-properties fo:color="#060200" style:text-scale="99%"/>
    </style:style>
    <style:style style:name="_33_607" style:display-name="3607" style:family="text">
      <style:text-properties fo:color="#060200" style:text-scale="102%"/>
    </style:style>
    <style:style style:name="_33_608" style:display-name="3608" style:family="text">
      <style:text-properties fo:color="#060200" style:text-scale="103%"/>
    </style:style>
    <style:style style:name="_33_609" style:display-name="3609" style:family="text">
      <style:text-properties fo:color="#060200" style:text-scale="105%"/>
    </style:style>
    <style:style style:name="_33_610" style:display-name="3610" style:family="text">
      <style:text-properties fo:color="#060200" style:text-scale="106%"/>
    </style:style>
    <style:style style:name="_33_611" style:display-name="3611" style:family="text">
      <style:text-properties fo:color="#060200" fo:letter-spacing="normal"/>
    </style:style>
    <style:style style:name="_33_612" style:display-name="3612" style:family="text">
      <style:text-properties fo:color="#060200" fo:letter-spacing="normal" style:text-scale="95%"/>
    </style:style>
    <style:style style:name="_33_613" style:display-name="3613" style:family="text">
      <style:text-properties fo:color="#060200" fo:letter-spacing="normal" style:text-scale="96%"/>
    </style:style>
    <style:style style:name="_33_614" style:display-name="3614" style:family="text">
      <style:text-properties fo:color="#060200" fo:letter-spacing="normal" style:text-scale="97%"/>
    </style:style>
    <style:style style:name="_33_615" style:display-name="3615" style:family="text">
      <style:text-properties fo:color="#060200" fo:letter-spacing="normal" style:text-scale="98%"/>
    </style:style>
    <style:style style:name="_33_616" style:display-name="3616" style:family="text">
      <style:text-properties fo:color="#060200" fo:letter-spacing="normal" style:text-scale="99%"/>
    </style:style>
    <style:style style:name="_33_617" style:display-name="3617" style:family="text">
      <style:text-properties fo:color="#060200" fo:letter-spacing="normal" style:text-scale="102%"/>
    </style:style>
    <style:style style:name="_33_618" style:display-name="3618" style:family="text">
      <style:text-properties fo:color="#060200" fo:letter-spacing="normal" style:text-scale="103%"/>
    </style:style>
    <style:style style:name="_33_619" style:display-name="3619" style:family="text">
      <style:text-properties fo:color="#060200" fo:letter-spacing="normal" style:text-scale="105%"/>
    </style:style>
    <style:style style:name="_33_620" style:display-name="3620" style:family="text">
      <style:text-properties fo:color="#060200" fo:letter-spacing="normal" style:text-scale="106%"/>
    </style:style>
    <style:style style:name="_33_621" style:display-name="3621" style:family="text">
      <style:text-properties fo:color="#060200" fo:letter-spacing="0.0311in"/>
    </style:style>
    <style:style style:name="_33_622" style:display-name="3622" style:family="text">
      <style:text-properties fo:color="#060200" fo:letter-spacing="0.0311in" style:text-scale="95%"/>
    </style:style>
    <style:style style:name="_33_623" style:display-name="3623" style:family="text">
      <style:text-properties fo:color="#060200" fo:letter-spacing="0.0311in" style:text-scale="96%"/>
    </style:style>
    <style:style style:name="_33_624" style:display-name="3624" style:family="text">
      <style:text-properties fo:color="#060200" fo:letter-spacing="0.0311in" style:text-scale="97%"/>
    </style:style>
    <style:style style:name="_33_625" style:display-name="3625" style:family="text">
      <style:text-properties fo:color="#060200" fo:letter-spacing="0.0311in" style:text-scale="98%"/>
    </style:style>
    <style:style style:name="_33_626" style:display-name="3626" style:family="text">
      <style:text-properties fo:color="#060200" fo:letter-spacing="0.0311in" style:text-scale="99%"/>
    </style:style>
    <style:style style:name="_33_627" style:display-name="3627" style:family="text">
      <style:text-properties fo:color="#060200" fo:letter-spacing="0.0311in" style:text-scale="102%"/>
    </style:style>
    <style:style style:name="_33_628" style:display-name="3628" style:family="text">
      <style:text-properties fo:color="#060200" fo:letter-spacing="0.0311in" style:text-scale="103%"/>
    </style:style>
    <style:style style:name="_33_629" style:display-name="3629" style:family="text">
      <style:text-properties fo:color="#060200" fo:letter-spacing="0.0311in" style:text-scale="105%"/>
    </style:style>
    <style:style style:name="_33_630" style:display-name="3630" style:family="text">
      <style:text-properties fo:color="#060200" fo:letter-spacing="0.0311in" style:text-scale="106%"/>
    </style:style>
    <style:style style:name="_33_631" style:display-name="3631" style:family="text">
      <style:text-properties fo:color="#060200" style:text-position="0% 100%"/>
    </style:style>
    <style:style style:name="_33_632" style:display-name="3632" style:family="text">
      <style:text-properties fo:color="#060200" style:text-position="0% 100%" style:text-scale="95%"/>
    </style:style>
    <style:style style:name="_33_633" style:display-name="3633" style:family="text">
      <style:text-properties fo:color="#060200" style:text-position="0% 100%" style:text-scale="96%"/>
    </style:style>
    <style:style style:name="_33_634" style:display-name="3634" style:family="text">
      <style:text-properties fo:color="#060200" style:text-position="0% 100%" style:text-scale="97%"/>
    </style:style>
    <style:style style:name="_33_635" style:display-name="3635" style:family="text">
      <style:text-properties fo:color="#060200" style:text-position="0% 100%" style:text-scale="98%"/>
    </style:style>
    <style:style style:name="_33_636" style:display-name="3636" style:family="text">
      <style:text-properties fo:color="#060200" style:text-position="0% 100%" style:text-scale="99%"/>
    </style:style>
    <style:style style:name="_33_637" style:display-name="3637" style:family="text">
      <style:text-properties fo:color="#060200" style:text-position="0% 100%" style:text-scale="102%"/>
    </style:style>
    <style:style style:name="_33_638" style:display-name="3638" style:family="text">
      <style:text-properties fo:color="#060200" style:text-position="0% 100%" style:text-scale="103%"/>
    </style:style>
    <style:style style:name="_33_639" style:display-name="3639" style:family="text">
      <style:text-properties fo:color="#060200" style:text-position="0% 100%" style:text-scale="105%"/>
    </style:style>
    <style:style style:name="_33_640" style:display-name="3640" style:family="text">
      <style:text-properties fo:color="#060200" style:text-position="0% 100%" style:text-scale="106%"/>
    </style:style>
    <style:style style:name="_33_641" style:display-name="3641" style:family="text">
      <style:text-properties fo:color="#060200" style:text-position="0% 100%" fo:letter-spacing="normal"/>
    </style:style>
    <style:style style:name="_33_642" style:display-name="3642" style:family="text">
      <style:text-properties fo:color="#060200" style:text-position="0% 100%" fo:letter-spacing="normal" style:text-scale="95%"/>
    </style:style>
    <style:style style:name="_33_643" style:display-name="3643" style:family="text">
      <style:text-properties fo:color="#060200" style:text-position="0% 100%" fo:letter-spacing="normal" style:text-scale="96%"/>
    </style:style>
    <style:style style:name="_33_644" style:display-name="3644" style:family="text">
      <style:text-properties fo:color="#060200" style:text-position="0% 100%" fo:letter-spacing="normal" style:text-scale="97%"/>
    </style:style>
    <style:style style:name="_33_645" style:display-name="3645" style:family="text">
      <style:text-properties fo:color="#060200" style:text-position="0% 100%" fo:letter-spacing="normal" style:text-scale="98%"/>
    </style:style>
    <style:style style:name="_33_646" style:display-name="3646" style:family="text">
      <style:text-properties fo:color="#060200" style:text-position="0% 100%" fo:letter-spacing="normal" style:text-scale="99%"/>
    </style:style>
    <style:style style:name="_33_647" style:display-name="3647" style:family="text">
      <style:text-properties fo:color="#060200" style:text-position="0% 100%" fo:letter-spacing="normal" style:text-scale="102%"/>
    </style:style>
    <style:style style:name="_33_648" style:display-name="3648" style:family="text">
      <style:text-properties fo:color="#060200" style:text-position="0% 100%" fo:letter-spacing="normal" style:text-scale="103%"/>
    </style:style>
    <style:style style:name="_33_649" style:display-name="3649" style:family="text">
      <style:text-properties fo:color="#060200" style:text-position="0% 100%" fo:letter-spacing="normal" style:text-scale="105%"/>
    </style:style>
    <style:style style:name="_33_650" style:display-name="3650" style:family="text">
      <style:text-properties fo:color="#060200" style:text-position="0% 100%" fo:letter-spacing="normal" style:text-scale="106%"/>
    </style:style>
    <style:style style:name="_33_651" style:display-name="3651" style:family="text">
      <style:text-properties fo:color="#060200" style:text-position="0% 100%" fo:letter-spacing="0.0311in"/>
    </style:style>
    <style:style style:name="_33_652" style:display-name="3652" style:family="text">
      <style:text-properties fo:color="#060200" style:text-position="0% 100%" fo:letter-spacing="0.0311in" style:text-scale="95%"/>
    </style:style>
    <style:style style:name="_33_653" style:display-name="3653" style:family="text">
      <style:text-properties fo:color="#060200" style:text-position="0% 100%" fo:letter-spacing="0.0311in" style:text-scale="96%"/>
    </style:style>
    <style:style style:name="_33_654" style:display-name="3654" style:family="text">
      <style:text-properties fo:color="#060200" style:text-position="0% 100%" fo:letter-spacing="0.0311in" style:text-scale="97%"/>
    </style:style>
    <style:style style:name="_33_655" style:display-name="3655" style:family="text">
      <style:text-properties fo:color="#060200" style:text-position="0% 100%" fo:letter-spacing="0.0311in" style:text-scale="98%"/>
    </style:style>
    <style:style style:name="_33_656" style:display-name="3656" style:family="text">
      <style:text-properties fo:color="#060200" style:text-position="0% 100%" fo:letter-spacing="0.0311in" style:text-scale="99%"/>
    </style:style>
    <style:style style:name="_33_657" style:display-name="3657" style:family="text">
      <style:text-properties fo:color="#060200" style:text-position="0% 100%" fo:letter-spacing="0.0311in" style:text-scale="102%"/>
    </style:style>
    <style:style style:name="_33_658" style:display-name="3658" style:family="text">
      <style:text-properties fo:color="#060200" style:text-position="0% 100%" fo:letter-spacing="0.0311in" style:text-scale="103%"/>
    </style:style>
    <style:style style:name="_33_659" style:display-name="3659" style:family="text">
      <style:text-properties fo:color="#060200" style:text-position="0% 100%" fo:letter-spacing="0.0311in" style:text-scale="105%"/>
    </style:style>
    <style:style style:name="_33_660" style:display-name="3660" style:family="text">
      <style:text-properties fo:color="#060200" style:text-position="0% 100%" fo:letter-spacing="0.0311in" style:text-scale="106%"/>
    </style:style>
    <style:style style:name="_33_661" style:display-name="3661" style:family="text">
      <style:text-properties fo:color="#060200" style:text-position="2% 100%"/>
    </style:style>
    <style:style style:name="_33_662" style:display-name="3662" style:family="text">
      <style:text-properties fo:color="#060200" style:text-position="2% 100%" style:text-scale="95%"/>
    </style:style>
    <style:style style:name="_33_663" style:display-name="3663" style:family="text">
      <style:text-properties fo:color="#060200" style:text-position="2% 100%" style:text-scale="96%"/>
    </style:style>
    <style:style style:name="_33_664" style:display-name="3664" style:family="text">
      <style:text-properties fo:color="#060200" style:text-position="2% 100%" style:text-scale="97%"/>
    </style:style>
    <style:style style:name="_33_665" style:display-name="3665" style:family="text">
      <style:text-properties fo:color="#060200" style:text-position="2% 100%" style:text-scale="98%"/>
    </style:style>
    <style:style style:name="_33_666" style:display-name="3666" style:family="text">
      <style:text-properties fo:color="#060200" style:text-position="2% 100%" style:text-scale="99%"/>
    </style:style>
    <style:style style:name="_33_667" style:display-name="3667" style:family="text">
      <style:text-properties fo:color="#060200" style:text-position="2% 100%" style:text-scale="102%"/>
    </style:style>
    <style:style style:name="_33_668" style:display-name="3668" style:family="text">
      <style:text-properties fo:color="#060200" style:text-position="2% 100%" style:text-scale="103%"/>
    </style:style>
    <style:style style:name="_33_669" style:display-name="3669" style:family="text">
      <style:text-properties fo:color="#060200" style:text-position="2% 100%" style:text-scale="105%"/>
    </style:style>
    <style:style style:name="_33_670" style:display-name="3670" style:family="text">
      <style:text-properties fo:color="#060200" style:text-position="2% 100%" style:text-scale="106%"/>
    </style:style>
    <style:style style:name="_33_671" style:display-name="3671" style:family="text">
      <style:text-properties fo:color="#060200" style:text-position="2% 100%" fo:letter-spacing="normal"/>
    </style:style>
    <style:style style:name="_33_672" style:display-name="3672" style:family="text">
      <style:text-properties fo:color="#060200" style:text-position="2% 100%" fo:letter-spacing="normal" style:text-scale="95%"/>
    </style:style>
    <style:style style:name="_33_673" style:display-name="3673" style:family="text">
      <style:text-properties fo:color="#060200" style:text-position="2% 100%" fo:letter-spacing="normal" style:text-scale="96%"/>
    </style:style>
    <style:style style:name="_33_674" style:display-name="3674" style:family="text">
      <style:text-properties fo:color="#060200" style:text-position="2% 100%" fo:letter-spacing="normal" style:text-scale="97%"/>
    </style:style>
    <style:style style:name="_33_675" style:display-name="3675" style:family="text">
      <style:text-properties fo:color="#060200" style:text-position="2% 100%" fo:letter-spacing="normal" style:text-scale="98%"/>
    </style:style>
    <style:style style:name="_33_676" style:display-name="3676" style:family="text">
      <style:text-properties fo:color="#060200" style:text-position="2% 100%" fo:letter-spacing="normal" style:text-scale="99%"/>
    </style:style>
    <style:style style:name="_33_677" style:display-name="3677" style:family="text">
      <style:text-properties fo:color="#060200" style:text-position="2% 100%" fo:letter-spacing="normal" style:text-scale="102%"/>
    </style:style>
    <style:style style:name="_33_678" style:display-name="3678" style:family="text">
      <style:text-properties fo:color="#060200" style:text-position="2% 100%" fo:letter-spacing="normal" style:text-scale="103%"/>
    </style:style>
    <style:style style:name="_33_679" style:display-name="3679" style:family="text">
      <style:text-properties fo:color="#060200" style:text-position="2% 100%" fo:letter-spacing="normal" style:text-scale="105%"/>
    </style:style>
    <style:style style:name="_33_680" style:display-name="3680" style:family="text">
      <style:text-properties fo:color="#060200" style:text-position="2% 100%" fo:letter-spacing="normal" style:text-scale="106%"/>
    </style:style>
    <style:style style:name="_33_681" style:display-name="3681" style:family="text">
      <style:text-properties fo:color="#060200" style:text-position="2% 100%" fo:letter-spacing="0.0311in"/>
    </style:style>
    <style:style style:name="_33_682" style:display-name="3682" style:family="text">
      <style:text-properties fo:color="#060200" style:text-position="2% 100%" fo:letter-spacing="0.0311in" style:text-scale="95%"/>
    </style:style>
    <style:style style:name="_33_683" style:display-name="3683" style:family="text">
      <style:text-properties fo:color="#060200" style:text-position="2% 100%" fo:letter-spacing="0.0311in" style:text-scale="96%"/>
    </style:style>
    <style:style style:name="_33_684" style:display-name="3684" style:family="text">
      <style:text-properties fo:color="#060200" style:text-position="2% 100%" fo:letter-spacing="0.0311in" style:text-scale="97%"/>
    </style:style>
    <style:style style:name="_33_685" style:display-name="3685" style:family="text">
      <style:text-properties fo:color="#060200" style:text-position="2% 100%" fo:letter-spacing="0.0311in" style:text-scale="98%"/>
    </style:style>
    <style:style style:name="_33_686" style:display-name="3686" style:family="text">
      <style:text-properties fo:color="#060200" style:text-position="2% 100%" fo:letter-spacing="0.0311in" style:text-scale="99%"/>
    </style:style>
    <style:style style:name="_33_687" style:display-name="3687" style:family="text">
      <style:text-properties fo:color="#060200" style:text-position="2% 100%" fo:letter-spacing="0.0311in" style:text-scale="102%"/>
    </style:style>
    <style:style style:name="_33_688" style:display-name="3688" style:family="text">
      <style:text-properties fo:color="#060200" style:text-position="2% 100%" fo:letter-spacing="0.0311in" style:text-scale="103%"/>
    </style:style>
    <style:style style:name="_33_689" style:display-name="3689" style:family="text">
      <style:text-properties fo:color="#060200" style:text-position="2% 100%" fo:letter-spacing="0.0311in" style:text-scale="105%"/>
    </style:style>
    <style:style style:name="_33_690" style:display-name="3690" style:family="text">
      <style:text-properties fo:color="#060200" style:text-position="2% 100%" fo:letter-spacing="0.0311in" style:text-scale="106%"/>
    </style:style>
    <style:style style:name="_33_691" style:display-name="3691" style:family="text">
      <style:text-properties fo:color="#060200" fo:background-color="#f9f9ff"/>
    </style:style>
    <style:style style:name="_33_692" style:display-name="3692" style:family="text">
      <style:text-properties fo:color="#060200" fo:background-color="#f9f9ff" style:text-scale="95%"/>
    </style:style>
    <style:style style:name="_33_693" style:display-name="3693" style:family="text">
      <style:text-properties fo:color="#060200" fo:background-color="#f9f9ff" style:text-scale="96%"/>
    </style:style>
    <style:style style:name="_33_694" style:display-name="3694" style:family="text">
      <style:text-properties fo:color="#060200" fo:background-color="#f9f9ff" style:text-scale="97%"/>
    </style:style>
    <style:style style:name="_33_695" style:display-name="3695" style:family="text">
      <style:text-properties fo:color="#060200" fo:background-color="#f9f9ff" style:text-scale="98%"/>
    </style:style>
    <style:style style:name="_33_696" style:display-name="3696" style:family="text">
      <style:text-properties fo:color="#060200" fo:background-color="#f9f9ff" style:text-scale="99%"/>
    </style:style>
    <style:style style:name="_33_697" style:display-name="3697" style:family="text">
      <style:text-properties fo:color="#060200" fo:background-color="#f9f9ff" style:text-scale="102%"/>
    </style:style>
    <style:style style:name="_33_698" style:display-name="3698" style:family="text">
      <style:text-properties fo:color="#060200" fo:background-color="#f9f9ff" style:text-scale="103%"/>
    </style:style>
    <style:style style:name="_33_699" style:display-name="3699" style:family="text">
      <style:text-properties fo:color="#060200" fo:background-color="#f9f9ff" style:text-scale="105%"/>
    </style:style>
    <style:style style:name="_33_700" style:display-name="3700" style:family="text">
      <style:text-properties fo:color="#060200" fo:background-color="#f9f9ff" style:text-scale="106%"/>
    </style:style>
    <style:style style:name="_33_701" style:display-name="3701" style:family="text">
      <style:text-properties fo:color="#060200" fo:letter-spacing="normal" fo:background-color="#f9f9ff"/>
    </style:style>
    <style:style style:name="_33_702" style:display-name="3702" style:family="text">
      <style:text-properties fo:color="#060200" fo:letter-spacing="normal" fo:background-color="#f9f9ff" style:text-scale="95%"/>
    </style:style>
    <style:style style:name="_33_703" style:display-name="3703" style:family="text">
      <style:text-properties fo:color="#060200" fo:letter-spacing="normal" fo:background-color="#f9f9ff" style:text-scale="96%"/>
    </style:style>
    <style:style style:name="_33_704" style:display-name="3704" style:family="text">
      <style:text-properties fo:color="#060200" fo:letter-spacing="normal" fo:background-color="#f9f9ff" style:text-scale="97%"/>
    </style:style>
    <style:style style:name="_33_705" style:display-name="3705" style:family="text">
      <style:text-properties fo:color="#060200" fo:letter-spacing="normal" fo:background-color="#f9f9ff" style:text-scale="98%"/>
    </style:style>
    <style:style style:name="_33_706" style:display-name="3706" style:family="text">
      <style:text-properties fo:color="#060200" fo:letter-spacing="normal" fo:background-color="#f9f9ff" style:text-scale="99%"/>
    </style:style>
    <style:style style:name="_33_707" style:display-name="3707" style:family="text">
      <style:text-properties fo:color="#060200" fo:letter-spacing="normal" fo:background-color="#f9f9ff" style:text-scale="102%"/>
    </style:style>
    <style:style style:name="_33_708" style:display-name="3708" style:family="text">
      <style:text-properties fo:color="#060200" fo:letter-spacing="normal" fo:background-color="#f9f9ff" style:text-scale="103%"/>
    </style:style>
    <style:style style:name="_33_709" style:display-name="3709" style:family="text">
      <style:text-properties fo:color="#060200" fo:letter-spacing="normal" fo:background-color="#f9f9ff" style:text-scale="105%"/>
    </style:style>
    <style:style style:name="_33_710" style:display-name="3710" style:family="text">
      <style:text-properties fo:color="#060200" fo:letter-spacing="normal" fo:background-color="#f9f9ff" style:text-scale="106%"/>
    </style:style>
    <style:style style:name="_33_711" style:display-name="3711" style:family="text">
      <style:text-properties fo:color="#060200" fo:letter-spacing="0.0311in" fo:background-color="#f9f9ff"/>
    </style:style>
    <style:style style:name="_33_712" style:display-name="3712" style:family="text">
      <style:text-properties fo:color="#060200" fo:letter-spacing="0.0311in" fo:background-color="#f9f9ff" style:text-scale="95%"/>
    </style:style>
    <style:style style:name="_33_713" style:display-name="3713" style:family="text">
      <style:text-properties fo:color="#060200" fo:letter-spacing="0.0311in" fo:background-color="#f9f9ff" style:text-scale="96%"/>
    </style:style>
    <style:style style:name="_33_714" style:display-name="3714" style:family="text">
      <style:text-properties fo:color="#060200" fo:letter-spacing="0.0311in" fo:background-color="#f9f9ff" style:text-scale="97%"/>
    </style:style>
    <style:style style:name="_33_715" style:display-name="3715" style:family="text">
      <style:text-properties fo:color="#060200" fo:letter-spacing="0.0311in" fo:background-color="#f9f9ff" style:text-scale="98%"/>
    </style:style>
    <style:style style:name="_33_716" style:display-name="3716" style:family="text">
      <style:text-properties fo:color="#060200" fo:letter-spacing="0.0311in" fo:background-color="#f9f9ff" style:text-scale="99%"/>
    </style:style>
    <style:style style:name="_33_717" style:display-name="3717" style:family="text">
      <style:text-properties fo:color="#060200" fo:letter-spacing="0.0311in" fo:background-color="#f9f9ff" style:text-scale="102%"/>
    </style:style>
    <style:style style:name="_33_718" style:display-name="3718" style:family="text">
      <style:text-properties fo:color="#060200" fo:letter-spacing="0.0311in" fo:background-color="#f9f9ff" style:text-scale="103%"/>
    </style:style>
    <style:style style:name="_33_719" style:display-name="3719" style:family="text">
      <style:text-properties fo:color="#060200" fo:letter-spacing="0.0311in" fo:background-color="#f9f9ff" style:text-scale="105%"/>
    </style:style>
    <style:style style:name="_33_720" style:display-name="3720" style:family="text">
      <style:text-properties fo:color="#060200" fo:letter-spacing="0.0311in" fo:background-color="#f9f9ff" style:text-scale="106%"/>
    </style:style>
    <style:style style:name="_33_721" style:display-name="3721" style:family="text">
      <style:text-properties fo:color="#060200" style:text-position="0% 100%" fo:background-color="#f9f9ff"/>
    </style:style>
    <style:style style:name="_33_722" style:display-name="3722" style:family="text">
      <style:text-properties fo:color="#060200" style:text-position="0% 100%" fo:background-color="#f9f9ff" style:text-scale="95%"/>
    </style:style>
    <style:style style:name="_33_723" style:display-name="3723" style:family="text">
      <style:text-properties fo:color="#060200" style:text-position="0% 100%" fo:background-color="#f9f9ff" style:text-scale="96%"/>
    </style:style>
    <style:style style:name="_33_724" style:display-name="3724" style:family="text">
      <style:text-properties fo:color="#060200" style:text-position="0% 100%" fo:background-color="#f9f9ff" style:text-scale="97%"/>
    </style:style>
    <style:style style:name="_33_725" style:display-name="3725" style:family="text">
      <style:text-properties fo:color="#060200" style:text-position="0% 100%" fo:background-color="#f9f9ff" style:text-scale="98%"/>
    </style:style>
    <style:style style:name="_33_726" style:display-name="3726" style:family="text">
      <style:text-properties fo:color="#060200" style:text-position="0% 100%" fo:background-color="#f9f9ff" style:text-scale="99%"/>
    </style:style>
    <style:style style:name="_33_727" style:display-name="3727" style:family="text">
      <style:text-properties fo:color="#060200" style:text-position="0% 100%" fo:background-color="#f9f9ff" style:text-scale="102%"/>
    </style:style>
    <style:style style:name="_33_728" style:display-name="3728" style:family="text">
      <style:text-properties fo:color="#060200" style:text-position="0% 100%" fo:background-color="#f9f9ff" style:text-scale="103%"/>
    </style:style>
    <style:style style:name="_33_729" style:display-name="3729" style:family="text">
      <style:text-properties fo:color="#060200" style:text-position="0% 100%" fo:background-color="#f9f9ff" style:text-scale="105%"/>
    </style:style>
    <style:style style:name="_33_730" style:display-name="3730" style:family="text">
      <style:text-properties fo:color="#060200" style:text-position="0% 100%" fo:background-color="#f9f9ff" style:text-scale="106%"/>
    </style:style>
    <style:style style:name="_33_731" style:display-name="3731" style:family="text">
      <style:text-properties fo:color="#060200" style:text-position="0% 100%" fo:letter-spacing="normal" fo:background-color="#f9f9ff"/>
    </style:style>
    <style:style style:name="_33_732" style:display-name="3732" style:family="text">
      <style:text-properties fo:color="#060200" style:text-position="0% 100%" fo:letter-spacing="normal" fo:background-color="#f9f9ff" style:text-scale="95%"/>
    </style:style>
    <style:style style:name="_33_733" style:display-name="3733" style:family="text">
      <style:text-properties fo:color="#060200" style:text-position="0% 100%" fo:letter-spacing="normal" fo:background-color="#f9f9ff" style:text-scale="96%"/>
    </style:style>
    <style:style style:name="_33_734" style:display-name="3734" style:family="text">
      <style:text-properties fo:color="#060200" style:text-position="0% 100%" fo:letter-spacing="normal" fo:background-color="#f9f9ff" style:text-scale="97%"/>
    </style:style>
    <style:style style:name="_33_735" style:display-name="3735" style:family="text">
      <style:text-properties fo:color="#060200" style:text-position="0% 100%" fo:letter-spacing="normal" fo:background-color="#f9f9ff" style:text-scale="98%"/>
    </style:style>
    <style:style style:name="_33_736" style:display-name="3736" style:family="text">
      <style:text-properties fo:color="#060200" style:text-position="0% 100%" fo:letter-spacing="normal" fo:background-color="#f9f9ff" style:text-scale="99%"/>
    </style:style>
    <style:style style:name="_33_737" style:display-name="3737" style:family="text">
      <style:text-properties fo:color="#060200" style:text-position="0% 100%" fo:letter-spacing="normal" fo:background-color="#f9f9ff" style:text-scale="102%"/>
    </style:style>
    <style:style style:name="_33_738" style:display-name="3738" style:family="text">
      <style:text-properties fo:color="#060200" style:text-position="0% 100%" fo:letter-spacing="normal" fo:background-color="#f9f9ff" style:text-scale="103%"/>
    </style:style>
    <style:style style:name="_33_739" style:display-name="3739" style:family="text">
      <style:text-properties fo:color="#060200" style:text-position="0% 100%" fo:letter-spacing="normal" fo:background-color="#f9f9ff" style:text-scale="105%"/>
    </style:style>
    <style:style style:name="_33_740" style:display-name="3740" style:family="text">
      <style:text-properties fo:color="#060200" style:text-position="0% 100%" fo:letter-spacing="normal" fo:background-color="#f9f9ff" style:text-scale="106%"/>
    </style:style>
    <style:style style:name="_33_741" style:display-name="3741" style:family="text">
      <style:text-properties fo:color="#060200" style:text-position="0% 100%" fo:letter-spacing="0.0311in" fo:background-color="#f9f9ff"/>
    </style:style>
    <style:style style:name="_33_742" style:display-name="3742" style:family="text">
      <style:text-properties fo:color="#060200" style:text-position="0% 100%" fo:letter-spacing="0.0311in" fo:background-color="#f9f9ff" style:text-scale="95%"/>
    </style:style>
    <style:style style:name="_33_743" style:display-name="3743" style:family="text">
      <style:text-properties fo:color="#060200" style:text-position="0% 100%" fo:letter-spacing="0.0311in" fo:background-color="#f9f9ff" style:text-scale="96%"/>
    </style:style>
    <style:style style:name="_33_744" style:display-name="3744" style:family="text">
      <style:text-properties fo:color="#060200" style:text-position="0% 100%" fo:letter-spacing="0.0311in" fo:background-color="#f9f9ff" style:text-scale="97%"/>
    </style:style>
    <style:style style:name="_33_745" style:display-name="3745" style:family="text">
      <style:text-properties fo:color="#060200" style:text-position="0% 100%" fo:letter-spacing="0.0311in" fo:background-color="#f9f9ff" style:text-scale="98%"/>
    </style:style>
    <style:style style:name="_33_746" style:display-name="3746" style:family="text">
      <style:text-properties fo:color="#060200" style:text-position="0% 100%" fo:letter-spacing="0.0311in" fo:background-color="#f9f9ff" style:text-scale="99%"/>
    </style:style>
    <style:style style:name="_33_747" style:display-name="3747" style:family="text">
      <style:text-properties fo:color="#060200" style:text-position="0% 100%" fo:letter-spacing="0.0311in" fo:background-color="#f9f9ff" style:text-scale="102%"/>
    </style:style>
    <style:style style:name="_33_748" style:display-name="3748" style:family="text">
      <style:text-properties fo:color="#060200" style:text-position="0% 100%" fo:letter-spacing="0.0311in" fo:background-color="#f9f9ff" style:text-scale="103%"/>
    </style:style>
    <style:style style:name="_33_749" style:display-name="3749" style:family="text">
      <style:text-properties fo:color="#060200" style:text-position="0% 100%" fo:letter-spacing="0.0311in" fo:background-color="#f9f9ff" style:text-scale="105%"/>
    </style:style>
    <style:style style:name="_33_750" style:display-name="3750" style:family="text">
      <style:text-properties fo:color="#060200" style:text-position="0% 100%" fo:letter-spacing="0.0311in" fo:background-color="#f9f9ff" style:text-scale="106%"/>
    </style:style>
    <style:style style:name="_33_751" style:display-name="3751" style:family="text">
      <style:text-properties fo:color="#060200" style:text-position="2% 100%" fo:background-color="#f9f9ff"/>
    </style:style>
    <style:style style:name="_33_752" style:display-name="3752" style:family="text">
      <style:text-properties fo:color="#060200" style:text-position="2% 100%" fo:background-color="#f9f9ff" style:text-scale="95%"/>
    </style:style>
    <style:style style:name="_33_753" style:display-name="3753" style:family="text">
      <style:text-properties fo:color="#060200" style:text-position="2% 100%" fo:background-color="#f9f9ff" style:text-scale="96%"/>
    </style:style>
    <style:style style:name="_33_754" style:display-name="3754" style:family="text">
      <style:text-properties fo:color="#060200" style:text-position="2% 100%" fo:background-color="#f9f9ff" style:text-scale="97%"/>
    </style:style>
    <style:style style:name="_33_755" style:display-name="3755" style:family="text">
      <style:text-properties fo:color="#060200" style:text-position="2% 100%" fo:background-color="#f9f9ff" style:text-scale="98%"/>
    </style:style>
    <style:style style:name="_33_756" style:display-name="3756" style:family="text">
      <style:text-properties fo:color="#060200" style:text-position="2% 100%" fo:background-color="#f9f9ff" style:text-scale="99%"/>
    </style:style>
    <style:style style:name="_33_757" style:display-name="3757" style:family="text">
      <style:text-properties fo:color="#060200" style:text-position="2% 100%" fo:background-color="#f9f9ff" style:text-scale="102%"/>
    </style:style>
    <style:style style:name="_33_758" style:display-name="3758" style:family="text">
      <style:text-properties fo:color="#060200" style:text-position="2% 100%" fo:background-color="#f9f9ff" style:text-scale="103%"/>
    </style:style>
    <style:style style:name="_33_759" style:display-name="3759" style:family="text">
      <style:text-properties fo:color="#060200" style:text-position="2% 100%" fo:background-color="#f9f9ff" style:text-scale="105%"/>
    </style:style>
    <style:style style:name="_33_760" style:display-name="3760" style:family="text">
      <style:text-properties fo:color="#060200" style:text-position="2% 100%" fo:background-color="#f9f9ff" style:text-scale="106%"/>
    </style:style>
    <style:style style:name="_33_761" style:display-name="3761" style:family="text">
      <style:text-properties fo:color="#060200" style:text-position="2% 100%" fo:letter-spacing="normal" fo:background-color="#f9f9ff"/>
    </style:style>
    <style:style style:name="_33_762" style:display-name="3762" style:family="text">
      <style:text-properties fo:color="#060200" style:text-position="2% 100%" fo:letter-spacing="normal" fo:background-color="#f9f9ff" style:text-scale="95%"/>
    </style:style>
    <style:style style:name="_33_763" style:display-name="3763" style:family="text">
      <style:text-properties fo:color="#060200" style:text-position="2% 100%" fo:letter-spacing="normal" fo:background-color="#f9f9ff" style:text-scale="96%"/>
    </style:style>
    <style:style style:name="_33_764" style:display-name="3764" style:family="text">
      <style:text-properties fo:color="#060200" style:text-position="2% 100%" fo:letter-spacing="normal" fo:background-color="#f9f9ff" style:text-scale="97%"/>
    </style:style>
    <style:style style:name="_33_765" style:display-name="3765" style:family="text">
      <style:text-properties fo:color="#060200" style:text-position="2% 100%" fo:letter-spacing="normal" fo:background-color="#f9f9ff" style:text-scale="98%"/>
    </style:style>
    <style:style style:name="_33_766" style:display-name="3766" style:family="text">
      <style:text-properties fo:color="#060200" style:text-position="2% 100%" fo:letter-spacing="normal" fo:background-color="#f9f9ff" style:text-scale="99%"/>
    </style:style>
    <style:style style:name="_33_767" style:display-name="3767" style:family="text">
      <style:text-properties fo:color="#060200" style:text-position="2% 100%" fo:letter-spacing="normal" fo:background-color="#f9f9ff" style:text-scale="102%"/>
    </style:style>
    <style:style style:name="_33_768" style:display-name="3768" style:family="text">
      <style:text-properties fo:color="#060200" style:text-position="2% 100%" fo:letter-spacing="normal" fo:background-color="#f9f9ff" style:text-scale="103%"/>
    </style:style>
    <style:style style:name="_33_769" style:display-name="3769" style:family="text">
      <style:text-properties fo:color="#060200" style:text-position="2% 100%" fo:letter-spacing="normal" fo:background-color="#f9f9ff" style:text-scale="105%"/>
    </style:style>
    <style:style style:name="_33_770" style:display-name="3770" style:family="text">
      <style:text-properties fo:color="#060200" style:text-position="2% 100%" fo:letter-spacing="normal" fo:background-color="#f9f9ff" style:text-scale="106%"/>
    </style:style>
    <style:style style:name="_33_771" style:display-name="3771" style:family="text">
      <style:text-properties fo:color="#060200" style:text-position="2% 100%" fo:letter-spacing="0.0311in" fo:background-color="#f9f9ff"/>
    </style:style>
    <style:style style:name="_33_772" style:display-name="3772" style:family="text">
      <style:text-properties fo:color="#060200" style:text-position="2% 100%" fo:letter-spacing="0.0311in" fo:background-color="#f9f9ff" style:text-scale="95%"/>
    </style:style>
    <style:style style:name="_33_773" style:display-name="3773" style:family="text">
      <style:text-properties fo:color="#060200" style:text-position="2% 100%" fo:letter-spacing="0.0311in" fo:background-color="#f9f9ff" style:text-scale="96%"/>
    </style:style>
    <style:style style:name="_33_774" style:display-name="3774" style:family="text">
      <style:text-properties fo:color="#060200" style:text-position="2% 100%" fo:letter-spacing="0.0311in" fo:background-color="#f9f9ff" style:text-scale="97%"/>
    </style:style>
    <style:style style:name="_33_775" style:display-name="3775" style:family="text">
      <style:text-properties fo:color="#060200" style:text-position="2% 100%" fo:letter-spacing="0.0311in" fo:background-color="#f9f9ff" style:text-scale="98%"/>
    </style:style>
    <style:style style:name="_33_776" style:display-name="3776" style:family="text">
      <style:text-properties fo:color="#060200" style:text-position="2% 100%" fo:letter-spacing="0.0311in" fo:background-color="#f9f9ff" style:text-scale="99%"/>
    </style:style>
    <style:style style:name="_33_777" style:display-name="3777" style:family="text">
      <style:text-properties fo:color="#060200" style:text-position="2% 100%" fo:letter-spacing="0.0311in" fo:background-color="#f9f9ff" style:text-scale="102%"/>
    </style:style>
    <style:style style:name="_33_778" style:display-name="3778" style:family="text">
      <style:text-properties fo:color="#060200" style:text-position="2% 100%" fo:letter-spacing="0.0311in" fo:background-color="#f9f9ff" style:text-scale="103%"/>
    </style:style>
    <style:style style:name="_33_779" style:display-name="3779" style:family="text">
      <style:text-properties fo:color="#060200" style:text-position="2% 100%" fo:letter-spacing="0.0311in" fo:background-color="#f9f9ff" style:text-scale="105%"/>
    </style:style>
    <style:style style:name="_33_780" style:display-name="3780" style:family="text">
      <style:text-properties fo:color="#060200" style:text-position="2% 100%" fo:letter-spacing="0.0311in" fo:background-color="#f9f9ff" style:text-scale="106%"/>
    </style:style>
    <style:style style:name="_33_781" style:display-name="3781" style:family="text">
      <style:text-properties fo:color="#060200" fo:background-color="#f9fdff"/>
    </style:style>
    <style:style style:name="_33_782" style:display-name="3782" style:family="text">
      <style:text-properties fo:color="#060200" fo:background-color="#f9fdff" style:text-scale="95%"/>
    </style:style>
    <style:style style:name="_33_783" style:display-name="3783" style:family="text">
      <style:text-properties fo:color="#060200" fo:background-color="#f9fdff" style:text-scale="96%"/>
    </style:style>
    <style:style style:name="_33_784" style:display-name="3784" style:family="text">
      <style:text-properties fo:color="#060200" fo:background-color="#f9fdff" style:text-scale="97%"/>
    </style:style>
    <style:style style:name="_33_785" style:display-name="3785" style:family="text">
      <style:text-properties fo:color="#060200" fo:background-color="#f9fdff" style:text-scale="98%"/>
    </style:style>
    <style:style style:name="_33_786" style:display-name="3786" style:family="text">
      <style:text-properties fo:color="#060200" fo:background-color="#f9fdff" style:text-scale="99%"/>
    </style:style>
    <style:style style:name="_33_787" style:display-name="3787" style:family="text">
      <style:text-properties fo:color="#060200" fo:background-color="#f9fdff" style:text-scale="102%"/>
    </style:style>
    <style:style style:name="_33_788" style:display-name="3788" style:family="text">
      <style:text-properties fo:color="#060200" fo:background-color="#f9fdff" style:text-scale="103%"/>
    </style:style>
    <style:style style:name="_33_789" style:display-name="3789" style:family="text">
      <style:text-properties fo:color="#060200" fo:background-color="#f9fdff" style:text-scale="105%"/>
    </style:style>
    <style:style style:name="_33_790" style:display-name="3790" style:family="text">
      <style:text-properties fo:color="#060200" fo:background-color="#f9fdff" style:text-scale="106%"/>
    </style:style>
    <style:style style:name="_33_791" style:display-name="3791" style:family="text">
      <style:text-properties fo:color="#060200" fo:letter-spacing="normal" fo:background-color="#f9fdff"/>
    </style:style>
    <style:style style:name="_33_792" style:display-name="3792" style:family="text">
      <style:text-properties fo:color="#060200" fo:letter-spacing="normal" fo:background-color="#f9fdff" style:text-scale="95%"/>
    </style:style>
    <style:style style:name="_33_793" style:display-name="3793" style:family="text">
      <style:text-properties fo:color="#060200" fo:letter-spacing="normal" fo:background-color="#f9fdff" style:text-scale="96%"/>
    </style:style>
    <style:style style:name="_33_794" style:display-name="3794" style:family="text">
      <style:text-properties fo:color="#060200" fo:letter-spacing="normal" fo:background-color="#f9fdff" style:text-scale="97%"/>
    </style:style>
    <style:style style:name="_33_795" style:display-name="3795" style:family="text">
      <style:text-properties fo:color="#060200" fo:letter-spacing="normal" fo:background-color="#f9fdff" style:text-scale="98%"/>
    </style:style>
    <style:style style:name="_33_796" style:display-name="3796" style:family="text">
      <style:text-properties fo:color="#060200" fo:letter-spacing="normal" fo:background-color="#f9fdff" style:text-scale="99%"/>
    </style:style>
    <style:style style:name="_33_797" style:display-name="3797" style:family="text">
      <style:text-properties fo:color="#060200" fo:letter-spacing="normal" fo:background-color="#f9fdff" style:text-scale="102%"/>
    </style:style>
    <style:style style:name="_33_798" style:display-name="3798" style:family="text">
      <style:text-properties fo:color="#060200" fo:letter-spacing="normal" fo:background-color="#f9fdff" style:text-scale="103%"/>
    </style:style>
    <style:style style:name="_33_799" style:display-name="3799" style:family="text">
      <style:text-properties fo:color="#060200" fo:letter-spacing="normal" fo:background-color="#f9fdff" style:text-scale="105%"/>
    </style:style>
    <style:style style:name="_33_800" style:display-name="3800" style:family="text">
      <style:text-properties fo:color="#060200" fo:letter-spacing="normal" fo:background-color="#f9fdff" style:text-scale="106%"/>
    </style:style>
    <style:style style:name="_33_801" style:display-name="3801" style:family="text">
      <style:text-properties fo:color="#060200" fo:letter-spacing="0.0311in" fo:background-color="#f9fdff"/>
    </style:style>
    <style:style style:name="_33_802" style:display-name="3802" style:family="text">
      <style:text-properties fo:color="#060200" fo:letter-spacing="0.0311in" fo:background-color="#f9fdff" style:text-scale="95%"/>
    </style:style>
    <style:style style:name="_33_803" style:display-name="3803" style:family="text">
      <style:text-properties fo:color="#060200" fo:letter-spacing="0.0311in" fo:background-color="#f9fdff" style:text-scale="96%"/>
    </style:style>
    <style:style style:name="_33_804" style:display-name="3804" style:family="text">
      <style:text-properties fo:color="#060200" fo:letter-spacing="0.0311in" fo:background-color="#f9fdff" style:text-scale="97%"/>
    </style:style>
    <style:style style:name="_33_805" style:display-name="3805" style:family="text">
      <style:text-properties fo:color="#060200" fo:letter-spacing="0.0311in" fo:background-color="#f9fdff" style:text-scale="98%"/>
    </style:style>
    <style:style style:name="_33_806" style:display-name="3806" style:family="text">
      <style:text-properties fo:color="#060200" fo:letter-spacing="0.0311in" fo:background-color="#f9fdff" style:text-scale="99%"/>
    </style:style>
    <style:style style:name="_33_807" style:display-name="3807" style:family="text">
      <style:text-properties fo:color="#060200" fo:letter-spacing="0.0311in" fo:background-color="#f9fdff" style:text-scale="102%"/>
    </style:style>
    <style:style style:name="_33_808" style:display-name="3808" style:family="text">
      <style:text-properties fo:color="#060200" fo:letter-spacing="0.0311in" fo:background-color="#f9fdff" style:text-scale="103%"/>
    </style:style>
    <style:style style:name="_33_809" style:display-name="3809" style:family="text">
      <style:text-properties fo:color="#060200" fo:letter-spacing="0.0311in" fo:background-color="#f9fdff" style:text-scale="105%"/>
    </style:style>
    <style:style style:name="_33_810" style:display-name="3810" style:family="text">
      <style:text-properties fo:color="#060200" fo:letter-spacing="0.0311in" fo:background-color="#f9fdff" style:text-scale="106%"/>
    </style:style>
    <style:style style:name="_33_811" style:display-name="3811" style:family="text">
      <style:text-properties fo:color="#060200" style:text-position="0% 100%" fo:background-color="#f9fdff"/>
    </style:style>
    <style:style style:name="_33_812" style:display-name="3812" style:family="text">
      <style:text-properties fo:color="#060200" style:text-position="0% 100%" fo:background-color="#f9fdff" style:text-scale="95%"/>
    </style:style>
    <style:style style:name="_33_813" style:display-name="3813" style:family="text">
      <style:text-properties fo:color="#060200" style:text-position="0% 100%" fo:background-color="#f9fdff" style:text-scale="96%"/>
    </style:style>
    <style:style style:name="_33_814" style:display-name="3814" style:family="text">
      <style:text-properties fo:color="#060200" style:text-position="0% 100%" fo:background-color="#f9fdff" style:text-scale="97%"/>
    </style:style>
    <style:style style:name="_33_815" style:display-name="3815" style:family="text">
      <style:text-properties fo:color="#060200" style:text-position="0% 100%" fo:background-color="#f9fdff" style:text-scale="98%"/>
    </style:style>
    <style:style style:name="_33_816" style:display-name="3816" style:family="text">
      <style:text-properties fo:color="#060200" style:text-position="0% 100%" fo:background-color="#f9fdff" style:text-scale="99%"/>
    </style:style>
    <style:style style:name="_33_817" style:display-name="3817" style:family="text">
      <style:text-properties fo:color="#060200" style:text-position="0% 100%" fo:background-color="#f9fdff" style:text-scale="102%"/>
    </style:style>
    <style:style style:name="_33_818" style:display-name="3818" style:family="text">
      <style:text-properties fo:color="#060200" style:text-position="0% 100%" fo:background-color="#f9fdff" style:text-scale="103%"/>
    </style:style>
    <style:style style:name="_33_819" style:display-name="3819" style:family="text">
      <style:text-properties fo:color="#060200" style:text-position="0% 100%" fo:background-color="#f9fdff" style:text-scale="105%"/>
    </style:style>
    <style:style style:name="_33_820" style:display-name="3820" style:family="text">
      <style:text-properties fo:color="#060200" style:text-position="0% 100%" fo:background-color="#f9fdff" style:text-scale="106%"/>
    </style:style>
    <style:style style:name="_33_821" style:display-name="3821" style:family="text">
      <style:text-properties fo:color="#060200" style:text-position="0% 100%" fo:letter-spacing="normal" fo:background-color="#f9fdff"/>
    </style:style>
    <style:style style:name="_33_822" style:display-name="3822" style:family="text">
      <style:text-properties fo:color="#060200" style:text-position="0% 100%" fo:letter-spacing="normal" fo:background-color="#f9fdff" style:text-scale="95%"/>
    </style:style>
    <style:style style:name="_33_823" style:display-name="3823" style:family="text">
      <style:text-properties fo:color="#060200" style:text-position="0% 100%" fo:letter-spacing="normal" fo:background-color="#f9fdff" style:text-scale="96%"/>
    </style:style>
    <style:style style:name="_33_824" style:display-name="3824" style:family="text">
      <style:text-properties fo:color="#060200" style:text-position="0% 100%" fo:letter-spacing="normal" fo:background-color="#f9fdff" style:text-scale="97%"/>
    </style:style>
    <style:style style:name="_33_825" style:display-name="3825" style:family="text">
      <style:text-properties fo:color="#060200" style:text-position="0% 100%" fo:letter-spacing="normal" fo:background-color="#f9fdff" style:text-scale="98%"/>
    </style:style>
    <style:style style:name="_33_826" style:display-name="3826" style:family="text">
      <style:text-properties fo:color="#060200" style:text-position="0% 100%" fo:letter-spacing="normal" fo:background-color="#f9fdff" style:text-scale="99%"/>
    </style:style>
    <style:style style:name="_33_827" style:display-name="3827" style:family="text">
      <style:text-properties fo:color="#060200" style:text-position="0% 100%" fo:letter-spacing="normal" fo:background-color="#f9fdff" style:text-scale="102%"/>
    </style:style>
    <style:style style:name="_33_828" style:display-name="3828" style:family="text">
      <style:text-properties fo:color="#060200" style:text-position="0% 100%" fo:letter-spacing="normal" fo:background-color="#f9fdff" style:text-scale="103%"/>
    </style:style>
    <style:style style:name="_33_829" style:display-name="3829" style:family="text">
      <style:text-properties fo:color="#060200" style:text-position="0% 100%" fo:letter-spacing="normal" fo:background-color="#f9fdff" style:text-scale="105%"/>
    </style:style>
    <style:style style:name="_33_830" style:display-name="3830" style:family="text">
      <style:text-properties fo:color="#060200" style:text-position="0% 100%" fo:letter-spacing="normal" fo:background-color="#f9fdff" style:text-scale="106%"/>
    </style:style>
    <style:style style:name="_33_831" style:display-name="3831" style:family="text">
      <style:text-properties fo:color="#060200" style:text-position="0% 100%" fo:letter-spacing="0.0311in" fo:background-color="#f9fdff"/>
    </style:style>
    <style:style style:name="_33_832" style:display-name="3832" style:family="text">
      <style:text-properties fo:color="#060200" style:text-position="0% 100%" fo:letter-spacing="0.0311in" fo:background-color="#f9fdff" style:text-scale="95%"/>
    </style:style>
    <style:style style:name="_33_833" style:display-name="3833" style:family="text">
      <style:text-properties fo:color="#060200" style:text-position="0% 100%" fo:letter-spacing="0.0311in" fo:background-color="#f9fdff" style:text-scale="96%"/>
    </style:style>
    <style:style style:name="_33_834" style:display-name="3834" style:family="text">
      <style:text-properties fo:color="#060200" style:text-position="0% 100%" fo:letter-spacing="0.0311in" fo:background-color="#f9fdff" style:text-scale="97%"/>
    </style:style>
    <style:style style:name="_33_835" style:display-name="3835" style:family="text">
      <style:text-properties fo:color="#060200" style:text-position="0% 100%" fo:letter-spacing="0.0311in" fo:background-color="#f9fdff" style:text-scale="98%"/>
    </style:style>
    <style:style style:name="_33_836" style:display-name="3836" style:family="text">
      <style:text-properties fo:color="#060200" style:text-position="0% 100%" fo:letter-spacing="0.0311in" fo:background-color="#f9fdff" style:text-scale="99%"/>
    </style:style>
    <style:style style:name="_33_837" style:display-name="3837" style:family="text">
      <style:text-properties fo:color="#060200" style:text-position="0% 100%" fo:letter-spacing="0.0311in" fo:background-color="#f9fdff" style:text-scale="102%"/>
    </style:style>
    <style:style style:name="_33_838" style:display-name="3838" style:family="text">
      <style:text-properties fo:color="#060200" style:text-position="0% 100%" fo:letter-spacing="0.0311in" fo:background-color="#f9fdff" style:text-scale="103%"/>
    </style:style>
    <style:style style:name="_33_839" style:display-name="3839" style:family="text">
      <style:text-properties fo:color="#060200" style:text-position="0% 100%" fo:letter-spacing="0.0311in" fo:background-color="#f9fdff" style:text-scale="105%"/>
    </style:style>
    <style:style style:name="_33_840" style:display-name="3840" style:family="text">
      <style:text-properties fo:color="#060200" style:text-position="0% 100%" fo:letter-spacing="0.0311in" fo:background-color="#f9fdff" style:text-scale="106%"/>
    </style:style>
    <style:style style:name="_33_841" style:display-name="3841" style:family="text">
      <style:text-properties fo:color="#060200" style:text-position="2% 100%" fo:background-color="#f9fdff"/>
    </style:style>
    <style:style style:name="_33_842" style:display-name="3842" style:family="text">
      <style:text-properties fo:color="#060200" style:text-position="2% 100%" fo:background-color="#f9fdff" style:text-scale="95%"/>
    </style:style>
    <style:style style:name="_33_843" style:display-name="3843" style:family="text">
      <style:text-properties fo:color="#060200" style:text-position="2% 100%" fo:background-color="#f9fdff" style:text-scale="96%"/>
    </style:style>
    <style:style style:name="_33_844" style:display-name="3844" style:family="text">
      <style:text-properties fo:color="#060200" style:text-position="2% 100%" fo:background-color="#f9fdff" style:text-scale="97%"/>
    </style:style>
    <style:style style:name="_33_845" style:display-name="3845" style:family="text">
      <style:text-properties fo:color="#060200" style:text-position="2% 100%" fo:background-color="#f9fdff" style:text-scale="98%"/>
    </style:style>
    <style:style style:name="_33_846" style:display-name="3846" style:family="text">
      <style:text-properties fo:color="#060200" style:text-position="2% 100%" fo:background-color="#f9fdff" style:text-scale="99%"/>
    </style:style>
    <style:style style:name="_33_847" style:display-name="3847" style:family="text">
      <style:text-properties fo:color="#060200" style:text-position="2% 100%" fo:background-color="#f9fdff" style:text-scale="102%"/>
    </style:style>
    <style:style style:name="_33_848" style:display-name="3848" style:family="text">
      <style:text-properties fo:color="#060200" style:text-position="2% 100%" fo:background-color="#f9fdff" style:text-scale="103%"/>
    </style:style>
    <style:style style:name="_33_849" style:display-name="3849" style:family="text">
      <style:text-properties fo:color="#060200" style:text-position="2% 100%" fo:background-color="#f9fdff" style:text-scale="105%"/>
    </style:style>
    <style:style style:name="_33_850" style:display-name="3850" style:family="text">
      <style:text-properties fo:color="#060200" style:text-position="2% 100%" fo:background-color="#f9fdff" style:text-scale="106%"/>
    </style:style>
    <style:style style:name="_33_851" style:display-name="3851" style:family="text">
      <style:text-properties fo:color="#060200" style:text-position="2% 100%" fo:letter-spacing="normal" fo:background-color="#f9fdff"/>
    </style:style>
    <style:style style:name="_33_852" style:display-name="3852" style:family="text">
      <style:text-properties fo:color="#060200" style:text-position="2% 100%" fo:letter-spacing="normal" fo:background-color="#f9fdff" style:text-scale="95%"/>
    </style:style>
    <style:style style:name="_33_853" style:display-name="3853" style:family="text">
      <style:text-properties fo:color="#060200" style:text-position="2% 100%" fo:letter-spacing="normal" fo:background-color="#f9fdff" style:text-scale="96%"/>
    </style:style>
    <style:style style:name="_33_854" style:display-name="3854" style:family="text">
      <style:text-properties fo:color="#060200" style:text-position="2% 100%" fo:letter-spacing="normal" fo:background-color="#f9fdff" style:text-scale="97%"/>
    </style:style>
    <style:style style:name="_33_855" style:display-name="3855" style:family="text">
      <style:text-properties fo:color="#060200" style:text-position="2% 100%" fo:letter-spacing="normal" fo:background-color="#f9fdff" style:text-scale="98%"/>
    </style:style>
    <style:style style:name="_33_856" style:display-name="3856" style:family="text">
      <style:text-properties fo:color="#060200" style:text-position="2% 100%" fo:letter-spacing="normal" fo:background-color="#f9fdff" style:text-scale="99%"/>
    </style:style>
    <style:style style:name="_33_857" style:display-name="3857" style:family="text">
      <style:text-properties fo:color="#060200" style:text-position="2% 100%" fo:letter-spacing="normal" fo:background-color="#f9fdff" style:text-scale="102%"/>
    </style:style>
    <style:style style:name="_33_858" style:display-name="3858" style:family="text">
      <style:text-properties fo:color="#060200" style:text-position="2% 100%" fo:letter-spacing="normal" fo:background-color="#f9fdff" style:text-scale="103%"/>
    </style:style>
    <style:style style:name="_33_859" style:display-name="3859" style:family="text">
      <style:text-properties fo:color="#060200" style:text-position="2% 100%" fo:letter-spacing="normal" fo:background-color="#f9fdff" style:text-scale="105%"/>
    </style:style>
    <style:style style:name="_33_860" style:display-name="3860" style:family="text">
      <style:text-properties fo:color="#060200" style:text-position="2% 100%" fo:letter-spacing="normal" fo:background-color="#f9fdff" style:text-scale="106%"/>
    </style:style>
    <style:style style:name="_33_861" style:display-name="3861" style:family="text">
      <style:text-properties fo:color="#060200" style:text-position="2% 100%" fo:letter-spacing="0.0311in" fo:background-color="#f9fdff"/>
    </style:style>
    <style:style style:name="_33_862" style:display-name="3862" style:family="text">
      <style:text-properties fo:color="#060200" style:text-position="2% 100%" fo:letter-spacing="0.0311in" fo:background-color="#f9fdff" style:text-scale="95%"/>
    </style:style>
    <style:style style:name="_33_863" style:display-name="3863" style:family="text">
      <style:text-properties fo:color="#060200" style:text-position="2% 100%" fo:letter-spacing="0.0311in" fo:background-color="#f9fdff" style:text-scale="96%"/>
    </style:style>
    <style:style style:name="_33_864" style:display-name="3864" style:family="text">
      <style:text-properties fo:color="#060200" style:text-position="2% 100%" fo:letter-spacing="0.0311in" fo:background-color="#f9fdff" style:text-scale="97%"/>
    </style:style>
    <style:style style:name="_33_865" style:display-name="3865" style:family="text">
      <style:text-properties fo:color="#060200" style:text-position="2% 100%" fo:letter-spacing="0.0311in" fo:background-color="#f9fdff" style:text-scale="98%"/>
    </style:style>
    <style:style style:name="_33_866" style:display-name="3866" style:family="text">
      <style:text-properties fo:color="#060200" style:text-position="2% 100%" fo:letter-spacing="0.0311in" fo:background-color="#f9fdff" style:text-scale="99%"/>
    </style:style>
    <style:style style:name="_33_867" style:display-name="3867" style:family="text">
      <style:text-properties fo:color="#060200" style:text-position="2% 100%" fo:letter-spacing="0.0311in" fo:background-color="#f9fdff" style:text-scale="102%"/>
    </style:style>
    <style:style style:name="_33_868" style:display-name="3868" style:family="text">
      <style:text-properties fo:color="#060200" style:text-position="2% 100%" fo:letter-spacing="0.0311in" fo:background-color="#f9fdff" style:text-scale="103%"/>
    </style:style>
    <style:style style:name="_33_869" style:display-name="3869" style:family="text">
      <style:text-properties fo:color="#060200" style:text-position="2% 100%" fo:letter-spacing="0.0311in" fo:background-color="#f9fdff" style:text-scale="105%"/>
    </style:style>
    <style:style style:name="_33_870" style:display-name="3870" style:family="text">
      <style:text-properties fo:color="#060200" style:text-position="2% 100%" fo:letter-spacing="0.0311in" fo:background-color="#f9fdff" style:text-scale="106%"/>
    </style:style>
    <style:style style:name="_33_871" style:display-name="3871" style:family="text">
      <style:text-properties fo:color="#060200" fo:background-color="#fdf9ff"/>
    </style:style>
    <style:style style:name="_33_872" style:display-name="3872" style:family="text">
      <style:text-properties fo:color="#060200" fo:background-color="#fdf9ff" style:text-scale="95%"/>
    </style:style>
    <style:style style:name="_33_873" style:display-name="3873" style:family="text">
      <style:text-properties fo:color="#060200" fo:background-color="#fdf9ff" style:text-scale="96%"/>
    </style:style>
    <style:style style:name="_33_874" style:display-name="3874" style:family="text">
      <style:text-properties fo:color="#060200" fo:background-color="#fdf9ff" style:text-scale="97%"/>
    </style:style>
    <style:style style:name="_33_875" style:display-name="3875" style:family="text">
      <style:text-properties fo:color="#060200" fo:background-color="#fdf9ff" style:text-scale="98%"/>
    </style:style>
    <style:style style:name="_33_876" style:display-name="3876" style:family="text">
      <style:text-properties fo:color="#060200" fo:background-color="#fdf9ff" style:text-scale="99%"/>
    </style:style>
    <style:style style:name="_33_877" style:display-name="3877" style:family="text">
      <style:text-properties fo:color="#060200" fo:background-color="#fdf9ff" style:text-scale="102%"/>
    </style:style>
    <style:style style:name="_33_878" style:display-name="3878" style:family="text">
      <style:text-properties fo:color="#060200" fo:background-color="#fdf9ff" style:text-scale="103%"/>
    </style:style>
    <style:style style:name="_33_879" style:display-name="3879" style:family="text">
      <style:text-properties fo:color="#060200" fo:background-color="#fdf9ff" style:text-scale="105%"/>
    </style:style>
    <style:style style:name="_33_880" style:display-name="3880" style:family="text">
      <style:text-properties fo:color="#060200" fo:background-color="#fdf9ff" style:text-scale="106%"/>
    </style:style>
    <style:style style:name="_33_881" style:display-name="3881" style:family="text">
      <style:text-properties fo:color="#060200" fo:letter-spacing="normal" fo:background-color="#fdf9ff"/>
    </style:style>
    <style:style style:name="_33_882" style:display-name="3882" style:family="text">
      <style:text-properties fo:color="#060200" fo:letter-spacing="normal" fo:background-color="#fdf9ff" style:text-scale="95%"/>
    </style:style>
    <style:style style:name="_33_883" style:display-name="3883" style:family="text">
      <style:text-properties fo:color="#060200" fo:letter-spacing="normal" fo:background-color="#fdf9ff" style:text-scale="96%"/>
    </style:style>
    <style:style style:name="_33_884" style:display-name="3884" style:family="text">
      <style:text-properties fo:color="#060200" fo:letter-spacing="normal" fo:background-color="#fdf9ff" style:text-scale="97%"/>
    </style:style>
    <style:style style:name="_33_885" style:display-name="3885" style:family="text">
      <style:text-properties fo:color="#060200" fo:letter-spacing="normal" fo:background-color="#fdf9ff" style:text-scale="98%"/>
    </style:style>
    <style:style style:name="_33_886" style:display-name="3886" style:family="text">
      <style:text-properties fo:color="#060200" fo:letter-spacing="normal" fo:background-color="#fdf9ff" style:text-scale="99%"/>
    </style:style>
    <style:style style:name="_33_887" style:display-name="3887" style:family="text">
      <style:text-properties fo:color="#060200" fo:letter-spacing="normal" fo:background-color="#fdf9ff" style:text-scale="102%"/>
    </style:style>
    <style:style style:name="_33_888" style:display-name="3888" style:family="text">
      <style:text-properties fo:color="#060200" fo:letter-spacing="normal" fo:background-color="#fdf9ff" style:text-scale="103%"/>
    </style:style>
    <style:style style:name="_33_889" style:display-name="3889" style:family="text">
      <style:text-properties fo:color="#060200" fo:letter-spacing="normal" fo:background-color="#fdf9ff" style:text-scale="105%"/>
    </style:style>
    <style:style style:name="_33_890" style:display-name="3890" style:family="text">
      <style:text-properties fo:color="#060200" fo:letter-spacing="normal" fo:background-color="#fdf9ff" style:text-scale="106%"/>
    </style:style>
    <style:style style:name="_33_891" style:display-name="3891" style:family="text">
      <style:text-properties fo:color="#060200" fo:letter-spacing="0.0311in" fo:background-color="#fdf9ff"/>
    </style:style>
    <style:style style:name="_33_892" style:display-name="3892" style:family="text">
      <style:text-properties fo:color="#060200" fo:letter-spacing="0.0311in" fo:background-color="#fdf9ff" style:text-scale="95%"/>
    </style:style>
    <style:style style:name="_33_893" style:display-name="3893" style:family="text">
      <style:text-properties fo:color="#060200" fo:letter-spacing="0.0311in" fo:background-color="#fdf9ff" style:text-scale="96%"/>
    </style:style>
    <style:style style:name="_33_894" style:display-name="3894" style:family="text">
      <style:text-properties fo:color="#060200" fo:letter-spacing="0.0311in" fo:background-color="#fdf9ff" style:text-scale="97%"/>
    </style:style>
    <style:style style:name="_33_895" style:display-name="3895" style:family="text">
      <style:text-properties fo:color="#060200" fo:letter-spacing="0.0311in" fo:background-color="#fdf9ff" style:text-scale="98%"/>
    </style:style>
    <style:style style:name="_33_896" style:display-name="3896" style:family="text">
      <style:text-properties fo:color="#060200" fo:letter-spacing="0.0311in" fo:background-color="#fdf9ff" style:text-scale="99%"/>
    </style:style>
    <style:style style:name="_33_897" style:display-name="3897" style:family="text">
      <style:text-properties fo:color="#060200" fo:letter-spacing="0.0311in" fo:background-color="#fdf9ff" style:text-scale="102%"/>
    </style:style>
    <style:style style:name="_33_898" style:display-name="3898" style:family="text">
      <style:text-properties fo:color="#060200" fo:letter-spacing="0.0311in" fo:background-color="#fdf9ff" style:text-scale="103%"/>
    </style:style>
    <style:style style:name="_33_899" style:display-name="3899" style:family="text">
      <style:text-properties fo:color="#060200" fo:letter-spacing="0.0311in" fo:background-color="#fdf9ff" style:text-scale="105%"/>
    </style:style>
    <style:style style:name="_33_900" style:display-name="3900" style:family="text">
      <style:text-properties fo:color="#060200" fo:letter-spacing="0.0311in" fo:background-color="#fdf9ff" style:text-scale="106%"/>
    </style:style>
    <style:style style:name="_33_901" style:display-name="3901" style:family="text">
      <style:text-properties fo:color="#060200" style:text-position="0% 100%" fo:background-color="#fdf9ff"/>
    </style:style>
    <style:style style:name="_33_902" style:display-name="3902" style:family="text">
      <style:text-properties fo:color="#060200" style:text-position="0% 100%" fo:background-color="#fdf9ff" style:text-scale="95%"/>
    </style:style>
    <style:style style:name="_33_903" style:display-name="3903" style:family="text">
      <style:text-properties fo:color="#060200" style:text-position="0% 100%" fo:background-color="#fdf9ff" style:text-scale="96%"/>
    </style:style>
    <style:style style:name="_33_904" style:display-name="3904" style:family="text">
      <style:text-properties fo:color="#060200" style:text-position="0% 100%" fo:background-color="#fdf9ff" style:text-scale="97%"/>
    </style:style>
    <style:style style:name="_33_905" style:display-name="3905" style:family="text">
      <style:text-properties fo:color="#060200" style:text-position="0% 100%" fo:background-color="#fdf9ff" style:text-scale="98%"/>
    </style:style>
    <style:style style:name="_33_906" style:display-name="3906" style:family="text">
      <style:text-properties fo:color="#060200" style:text-position="0% 100%" fo:background-color="#fdf9ff" style:text-scale="99%"/>
    </style:style>
    <style:style style:name="_33_907" style:display-name="3907" style:family="text">
      <style:text-properties fo:color="#060200" style:text-position="0% 100%" fo:background-color="#fdf9ff" style:text-scale="102%"/>
    </style:style>
    <style:style style:name="_33_908" style:display-name="3908" style:family="text">
      <style:text-properties fo:color="#060200" style:text-position="0% 100%" fo:background-color="#fdf9ff" style:text-scale="103%"/>
    </style:style>
    <style:style style:name="_33_909" style:display-name="3909" style:family="text">
      <style:text-properties fo:color="#060200" style:text-position="0% 100%" fo:background-color="#fdf9ff" style:text-scale="105%"/>
    </style:style>
    <style:style style:name="_33_910" style:display-name="3910" style:family="text">
      <style:text-properties fo:color="#060200" style:text-position="0% 100%" fo:background-color="#fdf9ff" style:text-scale="106%"/>
    </style:style>
    <style:style style:name="_33_911" style:display-name="3911" style:family="text">
      <style:text-properties fo:color="#060200" style:text-position="0% 100%" fo:letter-spacing="normal" fo:background-color="#fdf9ff"/>
    </style:style>
    <style:style style:name="_33_912" style:display-name="3912" style:family="text">
      <style:text-properties fo:color="#060200" style:text-position="0% 100%" fo:letter-spacing="normal" fo:background-color="#fdf9ff" style:text-scale="95%"/>
    </style:style>
    <style:style style:name="_33_913" style:display-name="3913" style:family="text">
      <style:text-properties fo:color="#060200" style:text-position="0% 100%" fo:letter-spacing="normal" fo:background-color="#fdf9ff" style:text-scale="96%"/>
    </style:style>
    <style:style style:name="_33_914" style:display-name="3914" style:family="text">
      <style:text-properties fo:color="#060200" style:text-position="0% 100%" fo:letter-spacing="normal" fo:background-color="#fdf9ff" style:text-scale="97%"/>
    </style:style>
    <style:style style:name="_33_915" style:display-name="3915" style:family="text">
      <style:text-properties fo:color="#060200" style:text-position="0% 100%" fo:letter-spacing="normal" fo:background-color="#fdf9ff" style:text-scale="98%"/>
    </style:style>
    <style:style style:name="_33_916" style:display-name="3916" style:family="text">
      <style:text-properties fo:color="#060200" style:text-position="0% 100%" fo:letter-spacing="normal" fo:background-color="#fdf9ff" style:text-scale="99%"/>
    </style:style>
    <style:style style:name="_33_917" style:display-name="3917" style:family="text">
      <style:text-properties fo:color="#060200" style:text-position="0% 100%" fo:letter-spacing="normal" fo:background-color="#fdf9ff" style:text-scale="102%"/>
    </style:style>
    <style:style style:name="_33_918" style:display-name="3918" style:family="text">
      <style:text-properties fo:color="#060200" style:text-position="0% 100%" fo:letter-spacing="normal" fo:background-color="#fdf9ff" style:text-scale="103%"/>
    </style:style>
    <style:style style:name="_33_919" style:display-name="3919" style:family="text">
      <style:text-properties fo:color="#060200" style:text-position="0% 100%" fo:letter-spacing="normal" fo:background-color="#fdf9ff" style:text-scale="105%"/>
    </style:style>
    <style:style style:name="_33_920" style:display-name="3920" style:family="text">
      <style:text-properties fo:color="#060200" style:text-position="0% 100%" fo:letter-spacing="normal" fo:background-color="#fdf9ff" style:text-scale="106%"/>
    </style:style>
    <style:style style:name="_33_921" style:display-name="3921" style:family="text">
      <style:text-properties fo:color="#060200" style:text-position="0% 100%" fo:letter-spacing="0.0311in" fo:background-color="#fdf9ff"/>
    </style:style>
    <style:style style:name="_33_922" style:display-name="3922" style:family="text">
      <style:text-properties fo:color="#060200" style:text-position="0% 100%" fo:letter-spacing="0.0311in" fo:background-color="#fdf9ff" style:text-scale="95%"/>
    </style:style>
    <style:style style:name="_33_923" style:display-name="3923" style:family="text">
      <style:text-properties fo:color="#060200" style:text-position="0% 100%" fo:letter-spacing="0.0311in" fo:background-color="#fdf9ff" style:text-scale="96%"/>
    </style:style>
    <style:style style:name="_33_924" style:display-name="3924" style:family="text">
      <style:text-properties fo:color="#060200" style:text-position="0% 100%" fo:letter-spacing="0.0311in" fo:background-color="#fdf9ff" style:text-scale="97%"/>
    </style:style>
    <style:style style:name="_33_925" style:display-name="3925" style:family="text">
      <style:text-properties fo:color="#060200" style:text-position="0% 100%" fo:letter-spacing="0.0311in" fo:background-color="#fdf9ff" style:text-scale="98%"/>
    </style:style>
    <style:style style:name="_33_926" style:display-name="3926" style:family="text">
      <style:text-properties fo:color="#060200" style:text-position="0% 100%" fo:letter-spacing="0.0311in" fo:background-color="#fdf9ff" style:text-scale="99%"/>
    </style:style>
    <style:style style:name="_33_927" style:display-name="3927" style:family="text">
      <style:text-properties fo:color="#060200" style:text-position="0% 100%" fo:letter-spacing="0.0311in" fo:background-color="#fdf9ff" style:text-scale="102%"/>
    </style:style>
    <style:style style:name="_33_928" style:display-name="3928" style:family="text">
      <style:text-properties fo:color="#060200" style:text-position="0% 100%" fo:letter-spacing="0.0311in" fo:background-color="#fdf9ff" style:text-scale="103%"/>
    </style:style>
    <style:style style:name="_33_929" style:display-name="3929" style:family="text">
      <style:text-properties fo:color="#060200" style:text-position="0% 100%" fo:letter-spacing="0.0311in" fo:background-color="#fdf9ff" style:text-scale="105%"/>
    </style:style>
    <style:style style:name="_33_930" style:display-name="3930" style:family="text">
      <style:text-properties fo:color="#060200" style:text-position="0% 100%" fo:letter-spacing="0.0311in" fo:background-color="#fdf9ff" style:text-scale="106%"/>
    </style:style>
    <style:style style:name="_33_931" style:display-name="3931" style:family="text">
      <style:text-properties fo:color="#060200" style:text-position="2% 100%" fo:background-color="#fdf9ff"/>
    </style:style>
    <style:style style:name="_33_932" style:display-name="3932" style:family="text">
      <style:text-properties fo:color="#060200" style:text-position="2% 100%" fo:background-color="#fdf9ff" style:text-scale="95%"/>
    </style:style>
    <style:style style:name="_33_933" style:display-name="3933" style:family="text">
      <style:text-properties fo:color="#060200" style:text-position="2% 100%" fo:background-color="#fdf9ff" style:text-scale="96%"/>
    </style:style>
    <style:style style:name="_33_934" style:display-name="3934" style:family="text">
      <style:text-properties fo:color="#060200" style:text-position="2% 100%" fo:background-color="#fdf9ff" style:text-scale="97%"/>
    </style:style>
    <style:style style:name="_33_935" style:display-name="3935" style:family="text">
      <style:text-properties fo:color="#060200" style:text-position="2% 100%" fo:background-color="#fdf9ff" style:text-scale="98%"/>
    </style:style>
    <style:style style:name="_33_936" style:display-name="3936" style:family="text">
      <style:text-properties fo:color="#060200" style:text-position="2% 100%" fo:background-color="#fdf9ff" style:text-scale="99%"/>
    </style:style>
    <style:style style:name="_33_937" style:display-name="3937" style:family="text">
      <style:text-properties fo:color="#060200" style:text-position="2% 100%" fo:background-color="#fdf9ff" style:text-scale="102%"/>
    </style:style>
    <style:style style:name="_33_938" style:display-name="3938" style:family="text">
      <style:text-properties fo:color="#060200" style:text-position="2% 100%" fo:background-color="#fdf9ff" style:text-scale="103%"/>
    </style:style>
    <style:style style:name="_33_939" style:display-name="3939" style:family="text">
      <style:text-properties fo:color="#060200" style:text-position="2% 100%" fo:background-color="#fdf9ff" style:text-scale="105%"/>
    </style:style>
    <style:style style:name="_33_940" style:display-name="3940" style:family="text">
      <style:text-properties fo:color="#060200" style:text-position="2% 100%" fo:background-color="#fdf9ff" style:text-scale="106%"/>
    </style:style>
    <style:style style:name="_33_941" style:display-name="3941" style:family="text">
      <style:text-properties fo:color="#060200" style:text-position="2% 100%" fo:letter-spacing="normal" fo:background-color="#fdf9ff"/>
    </style:style>
    <style:style style:name="_33_942" style:display-name="3942" style:family="text">
      <style:text-properties fo:color="#060200" style:text-position="2% 100%" fo:letter-spacing="normal" fo:background-color="#fdf9ff" style:text-scale="95%"/>
    </style:style>
    <style:style style:name="_33_943" style:display-name="3943" style:family="text">
      <style:text-properties fo:color="#060200" style:text-position="2% 100%" fo:letter-spacing="normal" fo:background-color="#fdf9ff" style:text-scale="96%"/>
    </style:style>
    <style:style style:name="_33_944" style:display-name="3944" style:family="text">
      <style:text-properties fo:color="#060200" style:text-position="2% 100%" fo:letter-spacing="normal" fo:background-color="#fdf9ff" style:text-scale="97%"/>
    </style:style>
    <style:style style:name="_33_945" style:display-name="3945" style:family="text">
      <style:text-properties fo:color="#060200" style:text-position="2% 100%" fo:letter-spacing="normal" fo:background-color="#fdf9ff" style:text-scale="98%"/>
    </style:style>
    <style:style style:name="_33_946" style:display-name="3946" style:family="text">
      <style:text-properties fo:color="#060200" style:text-position="2% 100%" fo:letter-spacing="normal" fo:background-color="#fdf9ff" style:text-scale="99%"/>
    </style:style>
    <style:style style:name="_33_947" style:display-name="3947" style:family="text">
      <style:text-properties fo:color="#060200" style:text-position="2% 100%" fo:letter-spacing="normal" fo:background-color="#fdf9ff" style:text-scale="102%"/>
    </style:style>
    <style:style style:name="_33_948" style:display-name="3948" style:family="text">
      <style:text-properties fo:color="#060200" style:text-position="2% 100%" fo:letter-spacing="normal" fo:background-color="#fdf9ff" style:text-scale="103%"/>
    </style:style>
    <style:style style:name="_33_949" style:display-name="3949" style:family="text">
      <style:text-properties fo:color="#060200" style:text-position="2% 100%" fo:letter-spacing="normal" fo:background-color="#fdf9ff" style:text-scale="105%"/>
    </style:style>
    <style:style style:name="_33_950" style:display-name="3950" style:family="text">
      <style:text-properties fo:color="#060200" style:text-position="2% 100%" fo:letter-spacing="normal" fo:background-color="#fdf9ff" style:text-scale="106%"/>
    </style:style>
    <style:style style:name="_33_951" style:display-name="3951" style:family="text">
      <style:text-properties fo:color="#060200" style:text-position="2% 100%" fo:letter-spacing="0.0311in" fo:background-color="#fdf9ff"/>
    </style:style>
    <style:style style:name="_33_952" style:display-name="3952" style:family="text">
      <style:text-properties fo:color="#060200" style:text-position="2% 100%" fo:letter-spacing="0.0311in" fo:background-color="#fdf9ff" style:text-scale="95%"/>
    </style:style>
    <style:style style:name="_33_953" style:display-name="3953" style:family="text">
      <style:text-properties fo:color="#060200" style:text-position="2% 100%" fo:letter-spacing="0.0311in" fo:background-color="#fdf9ff" style:text-scale="96%"/>
    </style:style>
    <style:style style:name="_33_954" style:display-name="3954" style:family="text">
      <style:text-properties fo:color="#060200" style:text-position="2% 100%" fo:letter-spacing="0.0311in" fo:background-color="#fdf9ff" style:text-scale="97%"/>
    </style:style>
    <style:style style:name="_33_955" style:display-name="3955" style:family="text">
      <style:text-properties fo:color="#060200" style:text-position="2% 100%" fo:letter-spacing="0.0311in" fo:background-color="#fdf9ff" style:text-scale="98%"/>
    </style:style>
    <style:style style:name="_33_956" style:display-name="3956" style:family="text">
      <style:text-properties fo:color="#060200" style:text-position="2% 100%" fo:letter-spacing="0.0311in" fo:background-color="#fdf9ff" style:text-scale="99%"/>
    </style:style>
    <style:style style:name="_33_957" style:display-name="3957" style:family="text">
      <style:text-properties fo:color="#060200" style:text-position="2% 100%" fo:letter-spacing="0.0311in" fo:background-color="#fdf9ff" style:text-scale="102%"/>
    </style:style>
    <style:style style:name="_33_958" style:display-name="3958" style:family="text">
      <style:text-properties fo:color="#060200" style:text-position="2% 100%" fo:letter-spacing="0.0311in" fo:background-color="#fdf9ff" style:text-scale="103%"/>
    </style:style>
    <style:style style:name="_33_959" style:display-name="3959" style:family="text">
      <style:text-properties fo:color="#060200" style:text-position="2% 100%" fo:letter-spacing="0.0311in" fo:background-color="#fdf9ff" style:text-scale="105%"/>
    </style:style>
    <style:style style:name="_33_960" style:display-name="3960" style:family="text">
      <style:text-properties fo:color="#060200" style:text-position="2% 100%" fo:letter-spacing="0.0311in" fo:background-color="#fdf9ff" style:text-scale="106%"/>
    </style:style>
    <style:style style:name="_33_961" style:display-name="3961" style:family="text">
      <style:text-properties fo:color="#060200" fo:background-color="#fdfdff"/>
    </style:style>
    <style:style style:name="_33_962" style:display-name="3962" style:family="text">
      <style:text-properties fo:color="#060200" fo:background-color="#fdfdff" style:text-scale="95%"/>
    </style:style>
    <style:style style:name="_33_963" style:display-name="3963" style:family="text">
      <style:text-properties fo:color="#060200" fo:background-color="#fdfdff" style:text-scale="96%"/>
    </style:style>
    <style:style style:name="_33_964" style:display-name="3964" style:family="text">
      <style:text-properties fo:color="#060200" fo:background-color="#fdfdff" style:text-scale="97%"/>
    </style:style>
    <style:style style:name="_33_965" style:display-name="3965" style:family="text">
      <style:text-properties fo:color="#060200" fo:background-color="#fdfdff" style:text-scale="98%"/>
    </style:style>
    <style:style style:name="_33_966" style:display-name="3966" style:family="text">
      <style:text-properties fo:color="#060200" fo:background-color="#fdfdff" style:text-scale="99%"/>
    </style:style>
    <style:style style:name="_33_967" style:display-name="3967" style:family="text">
      <style:text-properties fo:color="#060200" fo:background-color="#fdfdff" style:text-scale="102%"/>
    </style:style>
    <style:style style:name="_33_968" style:display-name="3968" style:family="text">
      <style:text-properties fo:color="#060200" fo:background-color="#fdfdff" style:text-scale="103%"/>
    </style:style>
    <style:style style:name="_33_969" style:display-name="3969" style:family="text">
      <style:text-properties fo:color="#060200" fo:background-color="#fdfdff" style:text-scale="105%"/>
    </style:style>
    <style:style style:name="_33_970" style:display-name="3970" style:family="text">
      <style:text-properties fo:color="#060200" fo:background-color="#fdfdff" style:text-scale="106%"/>
    </style:style>
    <style:style style:name="_33_971" style:display-name="3971" style:family="text">
      <style:text-properties fo:color="#060200" fo:letter-spacing="normal" fo:background-color="#fdfdff"/>
    </style:style>
    <style:style style:name="_33_972" style:display-name="3972" style:family="text">
      <style:text-properties fo:color="#060200" fo:letter-spacing="normal" fo:background-color="#fdfdff" style:text-scale="95%"/>
    </style:style>
    <style:style style:name="_33_973" style:display-name="3973" style:family="text">
      <style:text-properties fo:color="#060200" fo:letter-spacing="normal" fo:background-color="#fdfdff" style:text-scale="96%"/>
    </style:style>
    <style:style style:name="_33_974" style:display-name="3974" style:family="text">
      <style:text-properties fo:color="#060200" fo:letter-spacing="normal" fo:background-color="#fdfdff" style:text-scale="97%"/>
    </style:style>
    <style:style style:name="_33_975" style:display-name="3975" style:family="text">
      <style:text-properties fo:color="#060200" fo:letter-spacing="normal" fo:background-color="#fdfdff" style:text-scale="98%"/>
    </style:style>
    <style:style style:name="_33_976" style:display-name="3976" style:family="text">
      <style:text-properties fo:color="#060200" fo:letter-spacing="normal" fo:background-color="#fdfdff" style:text-scale="99%"/>
    </style:style>
    <style:style style:name="_33_977" style:display-name="3977" style:family="text">
      <style:text-properties fo:color="#060200" fo:letter-spacing="normal" fo:background-color="#fdfdff" style:text-scale="102%"/>
    </style:style>
    <style:style style:name="_33_978" style:display-name="3978" style:family="text">
      <style:text-properties fo:color="#060200" fo:letter-spacing="normal" fo:background-color="#fdfdff" style:text-scale="103%"/>
    </style:style>
    <style:style style:name="_33_979" style:display-name="3979" style:family="text">
      <style:text-properties fo:color="#060200" fo:letter-spacing="normal" fo:background-color="#fdfdff" style:text-scale="105%"/>
    </style:style>
    <style:style style:name="_33_980" style:display-name="3980" style:family="text">
      <style:text-properties fo:color="#060200" fo:letter-spacing="normal" fo:background-color="#fdfdff" style:text-scale="106%"/>
    </style:style>
    <style:style style:name="_33_981" style:display-name="3981" style:family="text">
      <style:text-properties fo:color="#060200" fo:letter-spacing="0.0311in" fo:background-color="#fdfdff"/>
    </style:style>
    <style:style style:name="_33_982" style:display-name="3982" style:family="text">
      <style:text-properties fo:color="#060200" fo:letter-spacing="0.0311in" fo:background-color="#fdfdff" style:text-scale="95%"/>
    </style:style>
    <style:style style:name="_33_983" style:display-name="3983" style:family="text">
      <style:text-properties fo:color="#060200" fo:letter-spacing="0.0311in" fo:background-color="#fdfdff" style:text-scale="96%"/>
    </style:style>
    <style:style style:name="_33_984" style:display-name="3984" style:family="text">
      <style:text-properties fo:color="#060200" fo:letter-spacing="0.0311in" fo:background-color="#fdfdff" style:text-scale="97%"/>
    </style:style>
    <style:style style:name="_33_985" style:display-name="3985" style:family="text">
      <style:text-properties fo:color="#060200" fo:letter-spacing="0.0311in" fo:background-color="#fdfdff" style:text-scale="98%"/>
    </style:style>
    <style:style style:name="_33_986" style:display-name="3986" style:family="text">
      <style:text-properties fo:color="#060200" fo:letter-spacing="0.0311in" fo:background-color="#fdfdff" style:text-scale="99%"/>
    </style:style>
    <style:style style:name="_33_987" style:display-name="3987" style:family="text">
      <style:text-properties fo:color="#060200" fo:letter-spacing="0.0311in" fo:background-color="#fdfdff" style:text-scale="102%"/>
    </style:style>
    <style:style style:name="_33_988" style:display-name="3988" style:family="text">
      <style:text-properties fo:color="#060200" fo:letter-spacing="0.0311in" fo:background-color="#fdfdff" style:text-scale="103%"/>
    </style:style>
    <style:style style:name="_33_989" style:display-name="3989" style:family="text">
      <style:text-properties fo:color="#060200" fo:letter-spacing="0.0311in" fo:background-color="#fdfdff" style:text-scale="105%"/>
    </style:style>
    <style:style style:name="_33_990" style:display-name="3990" style:family="text">
      <style:text-properties fo:color="#060200" fo:letter-spacing="0.0311in" fo:background-color="#fdfdff" style:text-scale="106%"/>
    </style:style>
    <style:style style:name="_33_991" style:display-name="3991" style:family="text">
      <style:text-properties fo:color="#060200" style:text-position="0% 100%" fo:background-color="#fdfdff"/>
    </style:style>
    <style:style style:name="_33_992" style:display-name="3992" style:family="text">
      <style:text-properties fo:color="#060200" style:text-position="0% 100%" fo:background-color="#fdfdff" style:text-scale="95%"/>
    </style:style>
    <style:style style:name="_33_993" style:display-name="3993" style:family="text">
      <style:text-properties fo:color="#060200" style:text-position="0% 100%" fo:background-color="#fdfdff" style:text-scale="96%"/>
    </style:style>
    <style:style style:name="_33_994" style:display-name="3994" style:family="text">
      <style:text-properties fo:color="#060200" style:text-position="0% 100%" fo:background-color="#fdfdff" style:text-scale="97%"/>
    </style:style>
    <style:style style:name="_33_995" style:display-name="3995" style:family="text">
      <style:text-properties fo:color="#060200" style:text-position="0% 100%" fo:background-color="#fdfdff" style:text-scale="98%"/>
    </style:style>
    <style:style style:name="_33_996" style:display-name="3996" style:family="text">
      <style:text-properties fo:color="#060200" style:text-position="0% 100%" fo:background-color="#fdfdff" style:text-scale="99%"/>
    </style:style>
    <style:style style:name="_33_997" style:display-name="3997" style:family="text">
      <style:text-properties fo:color="#060200" style:text-position="0% 100%" fo:background-color="#fdfdff" style:text-scale="102%"/>
    </style:style>
    <style:style style:name="_33_998" style:display-name="3998" style:family="text">
      <style:text-properties fo:color="#060200" style:text-position="0% 100%" fo:background-color="#fdfdff" style:text-scale="103%"/>
    </style:style>
    <style:style style:name="_33_999" style:display-name="3999" style:family="text">
      <style:text-properties fo:color="#060200" style:text-position="0% 100%" fo:background-color="#fdfdff" style:text-scale="105%"/>
    </style:style>
    <style:style style:name="_34_000" style:display-name="4000" style:family="text">
      <style:text-properties fo:color="#060200" style:text-position="0% 100%" fo:background-color="#fdfdff" style:text-scale="106%"/>
    </style:style>
    <style:style style:name="_34_001" style:display-name="4001" style:family="text">
      <style:text-properties fo:color="#060200" style:text-position="0% 100%" fo:letter-spacing="normal" fo:background-color="#fdfdff"/>
    </style:style>
    <style:style style:name="_34_002" style:display-name="4002" style:family="text">
      <style:text-properties fo:color="#060200" style:text-position="0% 100%" fo:letter-spacing="normal" fo:background-color="#fdfdff" style:text-scale="95%"/>
    </style:style>
    <style:style style:name="_34_003" style:display-name="4003" style:family="text">
      <style:text-properties fo:color="#060200" style:text-position="0% 100%" fo:letter-spacing="normal" fo:background-color="#fdfdff" style:text-scale="96%"/>
    </style:style>
    <style:style style:name="_34_004" style:display-name="4004" style:family="text">
      <style:text-properties fo:color="#060200" style:text-position="0% 100%" fo:letter-spacing="normal" fo:background-color="#fdfdff" style:text-scale="97%"/>
    </style:style>
    <style:style style:name="_34_005" style:display-name="4005" style:family="text">
      <style:text-properties fo:color="#060200" style:text-position="0% 100%" fo:letter-spacing="normal" fo:background-color="#fdfdff" style:text-scale="98%"/>
    </style:style>
    <style:style style:name="_34_006" style:display-name="4006" style:family="text">
      <style:text-properties fo:color="#060200" style:text-position="0% 100%" fo:letter-spacing="normal" fo:background-color="#fdfdff" style:text-scale="99%"/>
    </style:style>
    <style:style style:name="_34_007" style:display-name="4007" style:family="text">
      <style:text-properties fo:color="#060200" style:text-position="0% 100%" fo:letter-spacing="normal" fo:background-color="#fdfdff" style:text-scale="102%"/>
    </style:style>
    <style:style style:name="_34_008" style:display-name="4008" style:family="text">
      <style:text-properties fo:color="#060200" style:text-position="0% 100%" fo:letter-spacing="normal" fo:background-color="#fdfdff" style:text-scale="103%"/>
    </style:style>
    <style:style style:name="_34_009" style:display-name="4009" style:family="text">
      <style:text-properties fo:color="#060200" style:text-position="0% 100%" fo:letter-spacing="normal" fo:background-color="#fdfdff" style:text-scale="105%"/>
    </style:style>
    <style:style style:name="_34_010" style:display-name="4010" style:family="text">
      <style:text-properties fo:color="#060200" style:text-position="0% 100%" fo:letter-spacing="normal" fo:background-color="#fdfdff" style:text-scale="106%"/>
    </style:style>
    <style:style style:name="_34_011" style:display-name="4011" style:family="text">
      <style:text-properties fo:color="#060200" style:text-position="0% 100%" fo:letter-spacing="0.0311in" fo:background-color="#fdfdff"/>
    </style:style>
    <style:style style:name="_34_012" style:display-name="4012" style:family="text">
      <style:text-properties fo:color="#060200" style:text-position="0% 100%" fo:letter-spacing="0.0311in" fo:background-color="#fdfdff" style:text-scale="95%"/>
    </style:style>
    <style:style style:name="_34_013" style:display-name="4013" style:family="text">
      <style:text-properties fo:color="#060200" style:text-position="0% 100%" fo:letter-spacing="0.0311in" fo:background-color="#fdfdff" style:text-scale="96%"/>
    </style:style>
    <style:style style:name="_34_014" style:display-name="4014" style:family="text">
      <style:text-properties fo:color="#060200" style:text-position="0% 100%" fo:letter-spacing="0.0311in" fo:background-color="#fdfdff" style:text-scale="97%"/>
    </style:style>
    <style:style style:name="_34_015" style:display-name="4015" style:family="text">
      <style:text-properties fo:color="#060200" style:text-position="0% 100%" fo:letter-spacing="0.0311in" fo:background-color="#fdfdff" style:text-scale="98%"/>
    </style:style>
    <style:style style:name="_34_016" style:display-name="4016" style:family="text">
      <style:text-properties fo:color="#060200" style:text-position="0% 100%" fo:letter-spacing="0.0311in" fo:background-color="#fdfdff" style:text-scale="99%"/>
    </style:style>
    <style:style style:name="_34_017" style:display-name="4017" style:family="text">
      <style:text-properties fo:color="#060200" style:text-position="0% 100%" fo:letter-spacing="0.0311in" fo:background-color="#fdfdff" style:text-scale="102%"/>
    </style:style>
    <style:style style:name="_34_018" style:display-name="4018" style:family="text">
      <style:text-properties fo:color="#060200" style:text-position="0% 100%" fo:letter-spacing="0.0311in" fo:background-color="#fdfdff" style:text-scale="103%"/>
    </style:style>
    <style:style style:name="_34_019" style:display-name="4019" style:family="text">
      <style:text-properties fo:color="#060200" style:text-position="0% 100%" fo:letter-spacing="0.0311in" fo:background-color="#fdfdff" style:text-scale="105%"/>
    </style:style>
    <style:style style:name="_34_020" style:display-name="4020" style:family="text">
      <style:text-properties fo:color="#060200" style:text-position="0% 100%" fo:letter-spacing="0.0311in" fo:background-color="#fdfdff" style:text-scale="106%"/>
    </style:style>
    <style:style style:name="_34_021" style:display-name="4021" style:family="text">
      <style:text-properties fo:color="#060200" style:text-position="2% 100%" fo:background-color="#fdfdff"/>
    </style:style>
    <style:style style:name="_34_022" style:display-name="4022" style:family="text">
      <style:text-properties fo:color="#060200" style:text-position="2% 100%" fo:background-color="#fdfdff" style:text-scale="95%"/>
    </style:style>
    <style:style style:name="_34_023" style:display-name="4023" style:family="text">
      <style:text-properties fo:color="#060200" style:text-position="2% 100%" fo:background-color="#fdfdff" style:text-scale="96%"/>
    </style:style>
    <style:style style:name="_34_024" style:display-name="4024" style:family="text">
      <style:text-properties fo:color="#060200" style:text-position="2% 100%" fo:background-color="#fdfdff" style:text-scale="97%"/>
    </style:style>
    <style:style style:name="_34_025" style:display-name="4025" style:family="text">
      <style:text-properties fo:color="#060200" style:text-position="2% 100%" fo:background-color="#fdfdff" style:text-scale="98%"/>
    </style:style>
    <style:style style:name="_34_026" style:display-name="4026" style:family="text">
      <style:text-properties fo:color="#060200" style:text-position="2% 100%" fo:background-color="#fdfdff" style:text-scale="99%"/>
    </style:style>
    <style:style style:name="_34_027" style:display-name="4027" style:family="text">
      <style:text-properties fo:color="#060200" style:text-position="2% 100%" fo:background-color="#fdfdff" style:text-scale="102%"/>
    </style:style>
    <style:style style:name="_34_028" style:display-name="4028" style:family="text">
      <style:text-properties fo:color="#060200" style:text-position="2% 100%" fo:background-color="#fdfdff" style:text-scale="103%"/>
    </style:style>
    <style:style style:name="_34_029" style:display-name="4029" style:family="text">
      <style:text-properties fo:color="#060200" style:text-position="2% 100%" fo:background-color="#fdfdff" style:text-scale="105%"/>
    </style:style>
    <style:style style:name="_34_030" style:display-name="4030" style:family="text">
      <style:text-properties fo:color="#060200" style:text-position="2% 100%" fo:background-color="#fdfdff" style:text-scale="106%"/>
    </style:style>
    <style:style style:name="_34_031" style:display-name="4031" style:family="text">
      <style:text-properties fo:color="#060200" style:text-position="2% 100%" fo:letter-spacing="normal" fo:background-color="#fdfdff"/>
    </style:style>
    <style:style style:name="_34_032" style:display-name="4032" style:family="text">
      <style:text-properties fo:color="#060200" style:text-position="2% 100%" fo:letter-spacing="normal" fo:background-color="#fdfdff" style:text-scale="95%"/>
    </style:style>
    <style:style style:name="_34_033" style:display-name="4033" style:family="text">
      <style:text-properties fo:color="#060200" style:text-position="2% 100%" fo:letter-spacing="normal" fo:background-color="#fdfdff" style:text-scale="96%"/>
    </style:style>
    <style:style style:name="_34_034" style:display-name="4034" style:family="text">
      <style:text-properties fo:color="#060200" style:text-position="2% 100%" fo:letter-spacing="normal" fo:background-color="#fdfdff" style:text-scale="97%"/>
    </style:style>
    <style:style style:name="_34_035" style:display-name="4035" style:family="text">
      <style:text-properties fo:color="#060200" style:text-position="2% 100%" fo:letter-spacing="normal" fo:background-color="#fdfdff" style:text-scale="98%"/>
    </style:style>
    <style:style style:name="_34_036" style:display-name="4036" style:family="text">
      <style:text-properties fo:color="#060200" style:text-position="2% 100%" fo:letter-spacing="normal" fo:background-color="#fdfdff" style:text-scale="99%"/>
    </style:style>
    <style:style style:name="_34_037" style:display-name="4037" style:family="text">
      <style:text-properties fo:color="#060200" style:text-position="2% 100%" fo:letter-spacing="normal" fo:background-color="#fdfdff" style:text-scale="102%"/>
    </style:style>
    <style:style style:name="_34_038" style:display-name="4038" style:family="text">
      <style:text-properties fo:color="#060200" style:text-position="2% 100%" fo:letter-spacing="normal" fo:background-color="#fdfdff" style:text-scale="103%"/>
    </style:style>
    <style:style style:name="_34_039" style:display-name="4039" style:family="text">
      <style:text-properties fo:color="#060200" style:text-position="2% 100%" fo:letter-spacing="normal" fo:background-color="#fdfdff" style:text-scale="105%"/>
    </style:style>
    <style:style style:name="_34_040" style:display-name="4040" style:family="text">
      <style:text-properties fo:color="#060200" style:text-position="2% 100%" fo:letter-spacing="normal" fo:background-color="#fdfdff" style:text-scale="106%"/>
    </style:style>
    <style:style style:name="_34_041" style:display-name="4041" style:family="text">
      <style:text-properties fo:color="#060200" style:text-position="2% 100%" fo:letter-spacing="0.0311in" fo:background-color="#fdfdff"/>
    </style:style>
    <style:style style:name="_34_042" style:display-name="4042" style:family="text">
      <style:text-properties fo:color="#060200" style:text-position="2% 100%" fo:letter-spacing="0.0311in" fo:background-color="#fdfdff" style:text-scale="95%"/>
    </style:style>
    <style:style style:name="_34_043" style:display-name="4043" style:family="text">
      <style:text-properties fo:color="#060200" style:text-position="2% 100%" fo:letter-spacing="0.0311in" fo:background-color="#fdfdff" style:text-scale="96%"/>
    </style:style>
    <style:style style:name="_34_044" style:display-name="4044" style:family="text">
      <style:text-properties fo:color="#060200" style:text-position="2% 100%" fo:letter-spacing="0.0311in" fo:background-color="#fdfdff" style:text-scale="97%"/>
    </style:style>
    <style:style style:name="_34_045" style:display-name="4045" style:family="text">
      <style:text-properties fo:color="#060200" style:text-position="2% 100%" fo:letter-spacing="0.0311in" fo:background-color="#fdfdff" style:text-scale="98%"/>
    </style:style>
    <style:style style:name="_34_046" style:display-name="4046" style:family="text">
      <style:text-properties fo:color="#060200" style:text-position="2% 100%" fo:letter-spacing="0.0311in" fo:background-color="#fdfdff" style:text-scale="99%"/>
    </style:style>
    <style:style style:name="_34_047" style:display-name="4047" style:family="text">
      <style:text-properties fo:color="#060200" style:text-position="2% 100%" fo:letter-spacing="0.0311in" fo:background-color="#fdfdff" style:text-scale="102%"/>
    </style:style>
    <style:style style:name="_34_048" style:display-name="4048" style:family="text">
      <style:text-properties fo:color="#060200" style:text-position="2% 100%" fo:letter-spacing="0.0311in" fo:background-color="#fdfdff" style:text-scale="103%"/>
    </style:style>
    <style:style style:name="_34_049" style:display-name="4049" style:family="text">
      <style:text-properties fo:color="#060200" style:text-position="2% 100%" fo:letter-spacing="0.0311in" fo:background-color="#fdfdff" style:text-scale="105%"/>
    </style:style>
    <style:style style:name="_34_050" style:display-name="4050" style:family="text">
      <style:text-properties fo:color="#060200" style:text-position="2% 100%" fo:letter-spacing="0.0311in" fo:background-color="#fdfdff" style:text-scale="106%"/>
    </style:style>
    <style:style style:name="_34_051" style:display-name="4051" style:family="text">
      <style:text-properties fo:color="#060600"/>
    </style:style>
    <style:style style:name="_34_052" style:display-name="4052" style:family="text">
      <style:text-properties fo:color="#060600" style:text-scale="95%"/>
    </style:style>
    <style:style style:name="_34_053" style:display-name="4053" style:family="text">
      <style:text-properties fo:color="#060600" style:text-scale="96%"/>
    </style:style>
    <style:style style:name="_34_054" style:display-name="4054" style:family="text">
      <style:text-properties fo:color="#060600" style:text-scale="97%"/>
    </style:style>
    <style:style style:name="_34_055" style:display-name="4055" style:family="text">
      <style:text-properties fo:color="#060600" style:text-scale="98%"/>
    </style:style>
    <style:style style:name="_34_056" style:display-name="4056" style:family="text">
      <style:text-properties fo:color="#060600" style:text-scale="99%"/>
    </style:style>
    <style:style style:name="_34_057" style:display-name="4057" style:family="text">
      <style:text-properties fo:color="#060600" style:text-scale="102%"/>
    </style:style>
    <style:style style:name="_34_058" style:display-name="4058" style:family="text">
      <style:text-properties fo:color="#060600" style:text-scale="103%"/>
    </style:style>
    <style:style style:name="_34_059" style:display-name="4059" style:family="text">
      <style:text-properties fo:color="#060600" style:text-scale="105%"/>
    </style:style>
    <style:style style:name="_34_060" style:display-name="4060" style:family="text">
      <style:text-properties fo:color="#060600" style:text-scale="106%"/>
    </style:style>
    <style:style style:name="_34_061" style:display-name="4061" style:family="text">
      <style:text-properties fo:color="#060600" fo:letter-spacing="normal"/>
    </style:style>
    <style:style style:name="_34_062" style:display-name="4062" style:family="text">
      <style:text-properties fo:color="#060600" fo:letter-spacing="normal" style:text-scale="95%"/>
    </style:style>
    <style:style style:name="_34_063" style:display-name="4063" style:family="text">
      <style:text-properties fo:color="#060600" fo:letter-spacing="normal" style:text-scale="96%"/>
    </style:style>
    <style:style style:name="_34_064" style:display-name="4064" style:family="text">
      <style:text-properties fo:color="#060600" fo:letter-spacing="normal" style:text-scale="97%"/>
    </style:style>
    <style:style style:name="_34_065" style:display-name="4065" style:family="text">
      <style:text-properties fo:color="#060600" fo:letter-spacing="normal" style:text-scale="98%"/>
    </style:style>
    <style:style style:name="_34_066" style:display-name="4066" style:family="text">
      <style:text-properties fo:color="#060600" fo:letter-spacing="normal" style:text-scale="99%"/>
    </style:style>
    <style:style style:name="_34_067" style:display-name="4067" style:family="text">
      <style:text-properties fo:color="#060600" fo:letter-spacing="normal" style:text-scale="102%"/>
    </style:style>
    <style:style style:name="_34_068" style:display-name="4068" style:family="text">
      <style:text-properties fo:color="#060600" fo:letter-spacing="normal" style:text-scale="103%"/>
    </style:style>
    <style:style style:name="_34_069" style:display-name="4069" style:family="text">
      <style:text-properties fo:color="#060600" fo:letter-spacing="normal" style:text-scale="105%"/>
    </style:style>
    <style:style style:name="_34_070" style:display-name="4070" style:family="text">
      <style:text-properties fo:color="#060600" fo:letter-spacing="normal" style:text-scale="106%"/>
    </style:style>
    <style:style style:name="_34_071" style:display-name="4071" style:family="text">
      <style:text-properties fo:color="#060600" fo:letter-spacing="0.0311in"/>
    </style:style>
    <style:style style:name="_34_072" style:display-name="4072" style:family="text">
      <style:text-properties fo:color="#060600" fo:letter-spacing="0.0311in" style:text-scale="95%"/>
    </style:style>
    <style:style style:name="_34_073" style:display-name="4073" style:family="text">
      <style:text-properties fo:color="#060600" fo:letter-spacing="0.0311in" style:text-scale="96%"/>
    </style:style>
    <style:style style:name="_34_074" style:display-name="4074" style:family="text">
      <style:text-properties fo:color="#060600" fo:letter-spacing="0.0311in" style:text-scale="97%"/>
    </style:style>
    <style:style style:name="_34_075" style:display-name="4075" style:family="text">
      <style:text-properties fo:color="#060600" fo:letter-spacing="0.0311in" style:text-scale="98%"/>
    </style:style>
    <style:style style:name="_34_076" style:display-name="4076" style:family="text">
      <style:text-properties fo:color="#060600" fo:letter-spacing="0.0311in" style:text-scale="99%"/>
    </style:style>
    <style:style style:name="_34_077" style:display-name="4077" style:family="text">
      <style:text-properties fo:color="#060600" fo:letter-spacing="0.0311in" style:text-scale="102%"/>
    </style:style>
    <style:style style:name="_34_078" style:display-name="4078" style:family="text">
      <style:text-properties fo:color="#060600" fo:letter-spacing="0.0311in" style:text-scale="103%"/>
    </style:style>
    <style:style style:name="_34_079" style:display-name="4079" style:family="text">
      <style:text-properties fo:color="#060600" fo:letter-spacing="0.0311in" style:text-scale="105%"/>
    </style:style>
    <style:style style:name="_34_080" style:display-name="4080" style:family="text">
      <style:text-properties fo:color="#060600" fo:letter-spacing="0.0311in" style:text-scale="106%"/>
    </style:style>
    <style:style style:name="_34_081" style:display-name="4081" style:family="text">
      <style:text-properties fo:color="#060600" style:text-position="0% 100%"/>
    </style:style>
    <style:style style:name="_34_082" style:display-name="4082" style:family="text">
      <style:text-properties fo:color="#060600" style:text-position="0% 100%" style:text-scale="95%"/>
    </style:style>
    <style:style style:name="_34_083" style:display-name="4083" style:family="text">
      <style:text-properties fo:color="#060600" style:text-position="0% 100%" style:text-scale="96%"/>
    </style:style>
    <style:style style:name="_34_084" style:display-name="4084" style:family="text">
      <style:text-properties fo:color="#060600" style:text-position="0% 100%" style:text-scale="97%"/>
    </style:style>
    <style:style style:name="_34_085" style:display-name="4085" style:family="text">
      <style:text-properties fo:color="#060600" style:text-position="0% 100%" style:text-scale="98%"/>
    </style:style>
    <style:style style:name="_34_086" style:display-name="4086" style:family="text">
      <style:text-properties fo:color="#060600" style:text-position="0% 100%" style:text-scale="99%"/>
    </style:style>
    <style:style style:name="_34_087" style:display-name="4087" style:family="text">
      <style:text-properties fo:color="#060600" style:text-position="0% 100%" style:text-scale="102%"/>
    </style:style>
    <style:style style:name="_34_088" style:display-name="4088" style:family="text">
      <style:text-properties fo:color="#060600" style:text-position="0% 100%" style:text-scale="103%"/>
    </style:style>
    <style:style style:name="_34_089" style:display-name="4089" style:family="text">
      <style:text-properties fo:color="#060600" style:text-position="0% 100%" style:text-scale="105%"/>
    </style:style>
    <style:style style:name="_34_090" style:display-name="4090" style:family="text">
      <style:text-properties fo:color="#060600" style:text-position="0% 100%" style:text-scale="106%"/>
    </style:style>
    <style:style style:name="_34_091" style:display-name="4091" style:family="text">
      <style:text-properties fo:color="#060600" style:text-position="0% 100%" fo:letter-spacing="normal"/>
    </style:style>
    <style:style style:name="_34_092" style:display-name="4092" style:family="text">
      <style:text-properties fo:color="#060600" style:text-position="0% 100%" fo:letter-spacing="normal" style:text-scale="95%"/>
    </style:style>
    <style:style style:name="_34_093" style:display-name="4093" style:family="text">
      <style:text-properties fo:color="#060600" style:text-position="0% 100%" fo:letter-spacing="normal" style:text-scale="96%"/>
    </style:style>
    <style:style style:name="_34_094" style:display-name="4094" style:family="text">
      <style:text-properties fo:color="#060600" style:text-position="0% 100%" fo:letter-spacing="normal" style:text-scale="97%"/>
    </style:style>
    <style:style style:name="_34_095" style:display-name="4095" style:family="text">
      <style:text-properties fo:color="#060600" style:text-position="0% 100%" fo:letter-spacing="normal" style:text-scale="98%"/>
    </style:style>
    <style:style style:name="_34_096" style:display-name="4096" style:family="text">
      <style:text-properties fo:color="#060600" style:text-position="0% 100%" fo:letter-spacing="normal" style:text-scale="99%"/>
    </style:style>
    <style:style style:name="_34_097" style:display-name="4097" style:family="text">
      <style:text-properties fo:color="#060600" style:text-position="0% 100%" fo:letter-spacing="normal" style:text-scale="102%"/>
    </style:style>
    <style:style style:name="_34_098" style:display-name="4098" style:family="text">
      <style:text-properties fo:color="#060600" style:text-position="0% 100%" fo:letter-spacing="normal" style:text-scale="103%"/>
    </style:style>
    <style:style style:name="_34_099" style:display-name="4099" style:family="text">
      <style:text-properties fo:color="#060600" style:text-position="0% 100%" fo:letter-spacing="normal" style:text-scale="105%"/>
    </style:style>
    <style:style style:name="_34_100" style:display-name="4100" style:family="text">
      <style:text-properties fo:color="#060600" style:text-position="0% 100%" fo:letter-spacing="normal" style:text-scale="106%"/>
    </style:style>
    <style:style style:name="_34_101" style:display-name="4101" style:family="text">
      <style:text-properties fo:color="#060600" style:text-position="0% 100%" fo:letter-spacing="0.0311in"/>
    </style:style>
    <style:style style:name="_34_102" style:display-name="4102" style:family="text">
      <style:text-properties fo:color="#060600" style:text-position="0% 100%" fo:letter-spacing="0.0311in" style:text-scale="95%"/>
    </style:style>
    <style:style style:name="_34_103" style:display-name="4103" style:family="text">
      <style:text-properties fo:color="#060600" style:text-position="0% 100%" fo:letter-spacing="0.0311in" style:text-scale="96%"/>
    </style:style>
    <style:style style:name="_34_104" style:display-name="4104" style:family="text">
      <style:text-properties fo:color="#060600" style:text-position="0% 100%" fo:letter-spacing="0.0311in" style:text-scale="97%"/>
    </style:style>
    <style:style style:name="_34_105" style:display-name="4105" style:family="text">
      <style:text-properties fo:color="#060600" style:text-position="0% 100%" fo:letter-spacing="0.0311in" style:text-scale="98%"/>
    </style:style>
    <style:style style:name="_34_106" style:display-name="4106" style:family="text">
      <style:text-properties fo:color="#060600" style:text-position="0% 100%" fo:letter-spacing="0.0311in" style:text-scale="99%"/>
    </style:style>
    <style:style style:name="_34_107" style:display-name="4107" style:family="text">
      <style:text-properties fo:color="#060600" style:text-position="0% 100%" fo:letter-spacing="0.0311in" style:text-scale="102%"/>
    </style:style>
    <style:style style:name="_34_108" style:display-name="4108" style:family="text">
      <style:text-properties fo:color="#060600" style:text-position="0% 100%" fo:letter-spacing="0.0311in" style:text-scale="103%"/>
    </style:style>
    <style:style style:name="_34_109" style:display-name="4109" style:family="text">
      <style:text-properties fo:color="#060600" style:text-position="0% 100%" fo:letter-spacing="0.0311in" style:text-scale="105%"/>
    </style:style>
    <style:style style:name="_34_110" style:display-name="4110" style:family="text">
      <style:text-properties fo:color="#060600" style:text-position="0% 100%" fo:letter-spacing="0.0311in" style:text-scale="106%"/>
    </style:style>
    <style:style style:name="_34_111" style:display-name="4111" style:family="text">
      <style:text-properties fo:color="#060600" style:text-position="2% 100%"/>
    </style:style>
    <style:style style:name="_34_112" style:display-name="4112" style:family="text">
      <style:text-properties fo:color="#060600" style:text-position="2% 100%" style:text-scale="95%"/>
    </style:style>
    <style:style style:name="_34_113" style:display-name="4113" style:family="text">
      <style:text-properties fo:color="#060600" style:text-position="2% 100%" style:text-scale="96%"/>
    </style:style>
    <style:style style:name="_34_114" style:display-name="4114" style:family="text">
      <style:text-properties fo:color="#060600" style:text-position="2% 100%" style:text-scale="97%"/>
    </style:style>
    <style:style style:name="_34_115" style:display-name="4115" style:family="text">
      <style:text-properties fo:color="#060600" style:text-position="2% 100%" style:text-scale="98%"/>
    </style:style>
    <style:style style:name="_34_116" style:display-name="4116" style:family="text">
      <style:text-properties fo:color="#060600" style:text-position="2% 100%" style:text-scale="99%"/>
    </style:style>
    <style:style style:name="_34_117" style:display-name="4117" style:family="text">
      <style:text-properties fo:color="#060600" style:text-position="2% 100%" style:text-scale="102%"/>
    </style:style>
    <style:style style:name="_34_118" style:display-name="4118" style:family="text">
      <style:text-properties fo:color="#060600" style:text-position="2% 100%" style:text-scale="103%"/>
    </style:style>
    <style:style style:name="_34_119" style:display-name="4119" style:family="text">
      <style:text-properties fo:color="#060600" style:text-position="2% 100%" style:text-scale="105%"/>
    </style:style>
    <style:style style:name="_34_120" style:display-name="4120" style:family="text">
      <style:text-properties fo:color="#060600" style:text-position="2% 100%" style:text-scale="106%"/>
    </style:style>
    <style:style style:name="_34_121" style:display-name="4121" style:family="text">
      <style:text-properties fo:color="#060600" style:text-position="2% 100%" fo:letter-spacing="normal"/>
    </style:style>
    <style:style style:name="_34_122" style:display-name="4122" style:family="text">
      <style:text-properties fo:color="#060600" style:text-position="2% 100%" fo:letter-spacing="normal" style:text-scale="95%"/>
    </style:style>
    <style:style style:name="_34_123" style:display-name="4123" style:family="text">
      <style:text-properties fo:color="#060600" style:text-position="2% 100%" fo:letter-spacing="normal" style:text-scale="96%"/>
    </style:style>
    <style:style style:name="_34_124" style:display-name="4124" style:family="text">
      <style:text-properties fo:color="#060600" style:text-position="2% 100%" fo:letter-spacing="normal" style:text-scale="97%"/>
    </style:style>
    <style:style style:name="_34_125" style:display-name="4125" style:family="text">
      <style:text-properties fo:color="#060600" style:text-position="2% 100%" fo:letter-spacing="normal" style:text-scale="98%"/>
    </style:style>
    <style:style style:name="_34_126" style:display-name="4126" style:family="text">
      <style:text-properties fo:color="#060600" style:text-position="2% 100%" fo:letter-spacing="normal" style:text-scale="99%"/>
    </style:style>
    <style:style style:name="_34_127" style:display-name="4127" style:family="text">
      <style:text-properties fo:color="#060600" style:text-position="2% 100%" fo:letter-spacing="normal" style:text-scale="102%"/>
    </style:style>
    <style:style style:name="_34_128" style:display-name="4128" style:family="text">
      <style:text-properties fo:color="#060600" style:text-position="2% 100%" fo:letter-spacing="normal" style:text-scale="103%"/>
    </style:style>
    <style:style style:name="_34_129" style:display-name="4129" style:family="text">
      <style:text-properties fo:color="#060600" style:text-position="2% 100%" fo:letter-spacing="normal" style:text-scale="105%"/>
    </style:style>
    <style:style style:name="_34_130" style:display-name="4130" style:family="text">
      <style:text-properties fo:color="#060600" style:text-position="2% 100%" fo:letter-spacing="normal" style:text-scale="106%"/>
    </style:style>
    <style:style style:name="_34_131" style:display-name="4131" style:family="text">
      <style:text-properties fo:color="#060600" style:text-position="2% 100%" fo:letter-spacing="0.0311in"/>
    </style:style>
    <style:style style:name="_34_132" style:display-name="4132" style:family="text">
      <style:text-properties fo:color="#060600" style:text-position="2% 100%" fo:letter-spacing="0.0311in" style:text-scale="95%"/>
    </style:style>
    <style:style style:name="_34_133" style:display-name="4133" style:family="text">
      <style:text-properties fo:color="#060600" style:text-position="2% 100%" fo:letter-spacing="0.0311in" style:text-scale="96%"/>
    </style:style>
    <style:style style:name="_34_134" style:display-name="4134" style:family="text">
      <style:text-properties fo:color="#060600" style:text-position="2% 100%" fo:letter-spacing="0.0311in" style:text-scale="97%"/>
    </style:style>
    <style:style style:name="_34_135" style:display-name="4135" style:family="text">
      <style:text-properties fo:color="#060600" style:text-position="2% 100%" fo:letter-spacing="0.0311in" style:text-scale="98%"/>
    </style:style>
    <style:style style:name="_34_136" style:display-name="4136" style:family="text">
      <style:text-properties fo:color="#060600" style:text-position="2% 100%" fo:letter-spacing="0.0311in" style:text-scale="99%"/>
    </style:style>
    <style:style style:name="_34_137" style:display-name="4137" style:family="text">
      <style:text-properties fo:color="#060600" style:text-position="2% 100%" fo:letter-spacing="0.0311in" style:text-scale="102%"/>
    </style:style>
    <style:style style:name="_34_138" style:display-name="4138" style:family="text">
      <style:text-properties fo:color="#060600" style:text-position="2% 100%" fo:letter-spacing="0.0311in" style:text-scale="103%"/>
    </style:style>
    <style:style style:name="_34_139" style:display-name="4139" style:family="text">
      <style:text-properties fo:color="#060600" style:text-position="2% 100%" fo:letter-spacing="0.0311in" style:text-scale="105%"/>
    </style:style>
    <style:style style:name="_34_140" style:display-name="4140" style:family="text">
      <style:text-properties fo:color="#060600" style:text-position="2% 100%" fo:letter-spacing="0.0311in" style:text-scale="106%"/>
    </style:style>
    <style:style style:name="_34_141" style:display-name="4141" style:family="text">
      <style:text-properties fo:color="#060600" fo:background-color="#f9f9ff"/>
    </style:style>
    <style:style style:name="_34_142" style:display-name="4142" style:family="text">
      <style:text-properties fo:color="#060600" fo:background-color="#f9f9ff" style:text-scale="95%"/>
    </style:style>
    <style:style style:name="_34_143" style:display-name="4143" style:family="text">
      <style:text-properties fo:color="#060600" fo:background-color="#f9f9ff" style:text-scale="96%"/>
    </style:style>
    <style:style style:name="_34_144" style:display-name="4144" style:family="text">
      <style:text-properties fo:color="#060600" fo:background-color="#f9f9ff" style:text-scale="97%"/>
    </style:style>
    <style:style style:name="_34_145" style:display-name="4145" style:family="text">
      <style:text-properties fo:color="#060600" fo:background-color="#f9f9ff" style:text-scale="98%"/>
    </style:style>
    <style:style style:name="_34_146" style:display-name="4146" style:family="text">
      <style:text-properties fo:color="#060600" fo:background-color="#f9f9ff" style:text-scale="99%"/>
    </style:style>
    <style:style style:name="_34_147" style:display-name="4147" style:family="text">
      <style:text-properties fo:color="#060600" fo:background-color="#f9f9ff" style:text-scale="102%"/>
    </style:style>
    <style:style style:name="_34_148" style:display-name="4148" style:family="text">
      <style:text-properties fo:color="#060600" fo:background-color="#f9f9ff" style:text-scale="103%"/>
    </style:style>
    <style:style style:name="_34_149" style:display-name="4149" style:family="text">
      <style:text-properties fo:color="#060600" fo:background-color="#f9f9ff" style:text-scale="105%"/>
    </style:style>
    <style:style style:name="_34_150" style:display-name="4150" style:family="text">
      <style:text-properties fo:color="#060600" fo:background-color="#f9f9ff" style:text-scale="106%"/>
    </style:style>
    <style:style style:name="_34_151" style:display-name="4151" style:family="text">
      <style:text-properties fo:color="#060600" fo:letter-spacing="normal" fo:background-color="#f9f9ff"/>
    </style:style>
    <style:style style:name="_34_152" style:display-name="4152" style:family="text">
      <style:text-properties fo:color="#060600" fo:letter-spacing="normal" fo:background-color="#f9f9ff" style:text-scale="95%"/>
    </style:style>
    <style:style style:name="_34_153" style:display-name="4153" style:family="text">
      <style:text-properties fo:color="#060600" fo:letter-spacing="normal" fo:background-color="#f9f9ff" style:text-scale="96%"/>
    </style:style>
    <style:style style:name="_34_154" style:display-name="4154" style:family="text">
      <style:text-properties fo:color="#060600" fo:letter-spacing="normal" fo:background-color="#f9f9ff" style:text-scale="97%"/>
    </style:style>
    <style:style style:name="_34_155" style:display-name="4155" style:family="text">
      <style:text-properties fo:color="#060600" fo:letter-spacing="normal" fo:background-color="#f9f9ff" style:text-scale="98%"/>
    </style:style>
    <style:style style:name="_34_156" style:display-name="4156" style:family="text">
      <style:text-properties fo:color="#060600" fo:letter-spacing="normal" fo:background-color="#f9f9ff" style:text-scale="99%"/>
    </style:style>
    <style:style style:name="_34_157" style:display-name="4157" style:family="text">
      <style:text-properties fo:color="#060600" fo:letter-spacing="normal" fo:background-color="#f9f9ff" style:text-scale="102%"/>
    </style:style>
    <style:style style:name="_34_158" style:display-name="4158" style:family="text">
      <style:text-properties fo:color="#060600" fo:letter-spacing="normal" fo:background-color="#f9f9ff" style:text-scale="103%"/>
    </style:style>
    <style:style style:name="_34_159" style:display-name="4159" style:family="text">
      <style:text-properties fo:color="#060600" fo:letter-spacing="normal" fo:background-color="#f9f9ff" style:text-scale="105%"/>
    </style:style>
    <style:style style:name="_34_160" style:display-name="4160" style:family="text">
      <style:text-properties fo:color="#060600" fo:letter-spacing="normal" fo:background-color="#f9f9ff" style:text-scale="106%"/>
    </style:style>
    <style:style style:name="_34_161" style:display-name="4161" style:family="text">
      <style:text-properties fo:color="#060600" fo:letter-spacing="0.0311in" fo:background-color="#f9f9ff"/>
    </style:style>
    <style:style style:name="_34_162" style:display-name="4162" style:family="text">
      <style:text-properties fo:color="#060600" fo:letter-spacing="0.0311in" fo:background-color="#f9f9ff" style:text-scale="95%"/>
    </style:style>
    <style:style style:name="_34_163" style:display-name="4163" style:family="text">
      <style:text-properties fo:color="#060600" fo:letter-spacing="0.0311in" fo:background-color="#f9f9ff" style:text-scale="96%"/>
    </style:style>
    <style:style style:name="_34_164" style:display-name="4164" style:family="text">
      <style:text-properties fo:color="#060600" fo:letter-spacing="0.0311in" fo:background-color="#f9f9ff" style:text-scale="97%"/>
    </style:style>
    <style:style style:name="_34_165" style:display-name="4165" style:family="text">
      <style:text-properties fo:color="#060600" fo:letter-spacing="0.0311in" fo:background-color="#f9f9ff" style:text-scale="98%"/>
    </style:style>
    <style:style style:name="_34_166" style:display-name="4166" style:family="text">
      <style:text-properties fo:color="#060600" fo:letter-spacing="0.0311in" fo:background-color="#f9f9ff" style:text-scale="99%"/>
    </style:style>
    <style:style style:name="_34_167" style:display-name="4167" style:family="text">
      <style:text-properties fo:color="#060600" fo:letter-spacing="0.0311in" fo:background-color="#f9f9ff" style:text-scale="102%"/>
    </style:style>
    <style:style style:name="_34_168" style:display-name="4168" style:family="text">
      <style:text-properties fo:color="#060600" fo:letter-spacing="0.0311in" fo:background-color="#f9f9ff" style:text-scale="103%"/>
    </style:style>
    <style:style style:name="_34_169" style:display-name="4169" style:family="text">
      <style:text-properties fo:color="#060600" fo:letter-spacing="0.0311in" fo:background-color="#f9f9ff" style:text-scale="105%"/>
    </style:style>
    <style:style style:name="_34_170" style:display-name="4170" style:family="text">
      <style:text-properties fo:color="#060600" fo:letter-spacing="0.0311in" fo:background-color="#f9f9ff" style:text-scale="106%"/>
    </style:style>
    <style:style style:name="_34_171" style:display-name="4171" style:family="text">
      <style:text-properties fo:color="#060600" style:text-position="0% 100%" fo:background-color="#f9f9ff"/>
    </style:style>
    <style:style style:name="_34_172" style:display-name="4172" style:family="text">
      <style:text-properties fo:color="#060600" style:text-position="0% 100%" fo:background-color="#f9f9ff" style:text-scale="95%"/>
    </style:style>
    <style:style style:name="_34_173" style:display-name="4173" style:family="text">
      <style:text-properties fo:color="#060600" style:text-position="0% 100%" fo:background-color="#f9f9ff" style:text-scale="96%"/>
    </style:style>
    <style:style style:name="_34_174" style:display-name="4174" style:family="text">
      <style:text-properties fo:color="#060600" style:text-position="0% 100%" fo:background-color="#f9f9ff" style:text-scale="97%"/>
    </style:style>
    <style:style style:name="_34_175" style:display-name="4175" style:family="text">
      <style:text-properties fo:color="#060600" style:text-position="0% 100%" fo:background-color="#f9f9ff" style:text-scale="98%"/>
    </style:style>
    <style:style style:name="_34_176" style:display-name="4176" style:family="text">
      <style:text-properties fo:color="#060600" style:text-position="0% 100%" fo:background-color="#f9f9ff" style:text-scale="99%"/>
    </style:style>
    <style:style style:name="_34_177" style:display-name="4177" style:family="text">
      <style:text-properties fo:color="#060600" style:text-position="0% 100%" fo:background-color="#f9f9ff" style:text-scale="102%"/>
    </style:style>
    <style:style style:name="_34_178" style:display-name="4178" style:family="text">
      <style:text-properties fo:color="#060600" style:text-position="0% 100%" fo:background-color="#f9f9ff" style:text-scale="103%"/>
    </style:style>
    <style:style style:name="_34_179" style:display-name="4179" style:family="text">
      <style:text-properties fo:color="#060600" style:text-position="0% 100%" fo:background-color="#f9f9ff" style:text-scale="105%"/>
    </style:style>
    <style:style style:name="_34_180" style:display-name="4180" style:family="text">
      <style:text-properties fo:color="#060600" style:text-position="0% 100%" fo:background-color="#f9f9ff" style:text-scale="106%"/>
    </style:style>
    <style:style style:name="_34_181" style:display-name="4181" style:family="text">
      <style:text-properties fo:color="#060600" style:text-position="0% 100%" fo:letter-spacing="normal" fo:background-color="#f9f9ff"/>
    </style:style>
    <style:style style:name="_34_182" style:display-name="4182" style:family="text">
      <style:text-properties fo:color="#060600" style:text-position="0% 100%" fo:letter-spacing="normal" fo:background-color="#f9f9ff" style:text-scale="95%"/>
    </style:style>
    <style:style style:name="_34_183" style:display-name="4183" style:family="text">
      <style:text-properties fo:color="#060600" style:text-position="0% 100%" fo:letter-spacing="normal" fo:background-color="#f9f9ff" style:text-scale="96%"/>
    </style:style>
    <style:style style:name="_34_184" style:display-name="4184" style:family="text">
      <style:text-properties fo:color="#060600" style:text-position="0% 100%" fo:letter-spacing="normal" fo:background-color="#f9f9ff" style:text-scale="97%"/>
    </style:style>
    <style:style style:name="_34_185" style:display-name="4185" style:family="text">
      <style:text-properties fo:color="#060600" style:text-position="0% 100%" fo:letter-spacing="normal" fo:background-color="#f9f9ff" style:text-scale="98%"/>
    </style:style>
    <style:style style:name="_34_186" style:display-name="4186" style:family="text">
      <style:text-properties fo:color="#060600" style:text-position="0% 100%" fo:letter-spacing="normal" fo:background-color="#f9f9ff" style:text-scale="99%"/>
    </style:style>
    <style:style style:name="_34_187" style:display-name="4187" style:family="text">
      <style:text-properties fo:color="#060600" style:text-position="0% 100%" fo:letter-spacing="normal" fo:background-color="#f9f9ff" style:text-scale="102%"/>
    </style:style>
    <style:style style:name="_34_188" style:display-name="4188" style:family="text">
      <style:text-properties fo:color="#060600" style:text-position="0% 100%" fo:letter-spacing="normal" fo:background-color="#f9f9ff" style:text-scale="103%"/>
    </style:style>
    <style:style style:name="_34_189" style:display-name="4189" style:family="text">
      <style:text-properties fo:color="#060600" style:text-position="0% 100%" fo:letter-spacing="normal" fo:background-color="#f9f9ff" style:text-scale="105%"/>
    </style:style>
    <style:style style:name="_34_190" style:display-name="4190" style:family="text">
      <style:text-properties fo:color="#060600" style:text-position="0% 100%" fo:letter-spacing="normal" fo:background-color="#f9f9ff" style:text-scale="106%"/>
    </style:style>
    <style:style style:name="_34_191" style:display-name="4191" style:family="text">
      <style:text-properties fo:color="#060600" style:text-position="0% 100%" fo:letter-spacing="0.0311in" fo:background-color="#f9f9ff"/>
    </style:style>
    <style:style style:name="_34_192" style:display-name="4192" style:family="text">
      <style:text-properties fo:color="#060600" style:text-position="0% 100%" fo:letter-spacing="0.0311in" fo:background-color="#f9f9ff" style:text-scale="95%"/>
    </style:style>
    <style:style style:name="_34_193" style:display-name="4193" style:family="text">
      <style:text-properties fo:color="#060600" style:text-position="0% 100%" fo:letter-spacing="0.0311in" fo:background-color="#f9f9ff" style:text-scale="96%"/>
    </style:style>
    <style:style style:name="_34_194" style:display-name="4194" style:family="text">
      <style:text-properties fo:color="#060600" style:text-position="0% 100%" fo:letter-spacing="0.0311in" fo:background-color="#f9f9ff" style:text-scale="97%"/>
    </style:style>
    <style:style style:name="_34_195" style:display-name="4195" style:family="text">
      <style:text-properties fo:color="#060600" style:text-position="0% 100%" fo:letter-spacing="0.0311in" fo:background-color="#f9f9ff" style:text-scale="98%"/>
    </style:style>
    <style:style style:name="_34_196" style:display-name="4196" style:family="text">
      <style:text-properties fo:color="#060600" style:text-position="0% 100%" fo:letter-spacing="0.0311in" fo:background-color="#f9f9ff" style:text-scale="99%"/>
    </style:style>
    <style:style style:name="_34_197" style:display-name="4197" style:family="text">
      <style:text-properties fo:color="#060600" style:text-position="0% 100%" fo:letter-spacing="0.0311in" fo:background-color="#f9f9ff" style:text-scale="102%"/>
    </style:style>
    <style:style style:name="_34_198" style:display-name="4198" style:family="text">
      <style:text-properties fo:color="#060600" style:text-position="0% 100%" fo:letter-spacing="0.0311in" fo:background-color="#f9f9ff" style:text-scale="103%"/>
    </style:style>
    <style:style style:name="_34_199" style:display-name="4199" style:family="text">
      <style:text-properties fo:color="#060600" style:text-position="0% 100%" fo:letter-spacing="0.0311in" fo:background-color="#f9f9ff" style:text-scale="105%"/>
    </style:style>
    <style:style style:name="_34_200" style:display-name="4200" style:family="text">
      <style:text-properties fo:color="#060600" style:text-position="0% 100%" fo:letter-spacing="0.0311in" fo:background-color="#f9f9ff" style:text-scale="106%"/>
    </style:style>
    <style:style style:name="_34_201" style:display-name="4201" style:family="text">
      <style:text-properties fo:color="#060600" style:text-position="2% 100%" fo:background-color="#f9f9ff"/>
    </style:style>
    <style:style style:name="_34_202" style:display-name="4202" style:family="text">
      <style:text-properties fo:color="#060600" style:text-position="2% 100%" fo:background-color="#f9f9ff" style:text-scale="95%"/>
    </style:style>
    <style:style style:name="_34_203" style:display-name="4203" style:family="text">
      <style:text-properties fo:color="#060600" style:text-position="2% 100%" fo:background-color="#f9f9ff" style:text-scale="96%"/>
    </style:style>
    <style:style style:name="_34_204" style:display-name="4204" style:family="text">
      <style:text-properties fo:color="#060600" style:text-position="2% 100%" fo:background-color="#f9f9ff" style:text-scale="97%"/>
    </style:style>
    <style:style style:name="_34_205" style:display-name="4205" style:family="text">
      <style:text-properties fo:color="#060600" style:text-position="2% 100%" fo:background-color="#f9f9ff" style:text-scale="98%"/>
    </style:style>
    <style:style style:name="_34_206" style:display-name="4206" style:family="text">
      <style:text-properties fo:color="#060600" style:text-position="2% 100%" fo:background-color="#f9f9ff" style:text-scale="99%"/>
    </style:style>
    <style:style style:name="_34_207" style:display-name="4207" style:family="text">
      <style:text-properties fo:color="#060600" style:text-position="2% 100%" fo:background-color="#f9f9ff" style:text-scale="102%"/>
    </style:style>
    <style:style style:name="_34_208" style:display-name="4208" style:family="text">
      <style:text-properties fo:color="#060600" style:text-position="2% 100%" fo:background-color="#f9f9ff" style:text-scale="103%"/>
    </style:style>
    <style:style style:name="_34_209" style:display-name="4209" style:family="text">
      <style:text-properties fo:color="#060600" style:text-position="2% 100%" fo:background-color="#f9f9ff" style:text-scale="105%"/>
    </style:style>
    <style:style style:name="_34_210" style:display-name="4210" style:family="text">
      <style:text-properties fo:color="#060600" style:text-position="2% 100%" fo:background-color="#f9f9ff" style:text-scale="106%"/>
    </style:style>
    <style:style style:name="_34_211" style:display-name="4211" style:family="text">
      <style:text-properties fo:color="#060600" style:text-position="2% 100%" fo:letter-spacing="normal" fo:background-color="#f9f9ff"/>
    </style:style>
    <style:style style:name="_34_212" style:display-name="4212" style:family="text">
      <style:text-properties fo:color="#060600" style:text-position="2% 100%" fo:letter-spacing="normal" fo:background-color="#f9f9ff" style:text-scale="95%"/>
    </style:style>
    <style:style style:name="_34_213" style:display-name="4213" style:family="text">
      <style:text-properties fo:color="#060600" style:text-position="2% 100%" fo:letter-spacing="normal" fo:background-color="#f9f9ff" style:text-scale="96%"/>
    </style:style>
    <style:style style:name="_34_214" style:display-name="4214" style:family="text">
      <style:text-properties fo:color="#060600" style:text-position="2% 100%" fo:letter-spacing="normal" fo:background-color="#f9f9ff" style:text-scale="97%"/>
    </style:style>
    <style:style style:name="_34_215" style:display-name="4215" style:family="text">
      <style:text-properties fo:color="#060600" style:text-position="2% 100%" fo:letter-spacing="normal" fo:background-color="#f9f9ff" style:text-scale="98%"/>
    </style:style>
    <style:style style:name="_34_216" style:display-name="4216" style:family="text">
      <style:text-properties fo:color="#060600" style:text-position="2% 100%" fo:letter-spacing="normal" fo:background-color="#f9f9ff" style:text-scale="99%"/>
    </style:style>
    <style:style style:name="_34_217" style:display-name="4217" style:family="text">
      <style:text-properties fo:color="#060600" style:text-position="2% 100%" fo:letter-spacing="normal" fo:background-color="#f9f9ff" style:text-scale="102%"/>
    </style:style>
    <style:style style:name="_34_218" style:display-name="4218" style:family="text">
      <style:text-properties fo:color="#060600" style:text-position="2% 100%" fo:letter-spacing="normal" fo:background-color="#f9f9ff" style:text-scale="103%"/>
    </style:style>
    <style:style style:name="_34_219" style:display-name="4219" style:family="text">
      <style:text-properties fo:color="#060600" style:text-position="2% 100%" fo:letter-spacing="normal" fo:background-color="#f9f9ff" style:text-scale="105%"/>
    </style:style>
    <style:style style:name="_34_220" style:display-name="4220" style:family="text">
      <style:text-properties fo:color="#060600" style:text-position="2% 100%" fo:letter-spacing="normal" fo:background-color="#f9f9ff" style:text-scale="106%"/>
    </style:style>
    <style:style style:name="_34_221" style:display-name="4221" style:family="text">
      <style:text-properties fo:color="#060600" style:text-position="2% 100%" fo:letter-spacing="0.0311in" fo:background-color="#f9f9ff"/>
    </style:style>
    <style:style style:name="_34_222" style:display-name="4222" style:family="text">
      <style:text-properties fo:color="#060600" style:text-position="2% 100%" fo:letter-spacing="0.0311in" fo:background-color="#f9f9ff" style:text-scale="95%"/>
    </style:style>
    <style:style style:name="_34_223" style:display-name="4223" style:family="text">
      <style:text-properties fo:color="#060600" style:text-position="2% 100%" fo:letter-spacing="0.0311in" fo:background-color="#f9f9ff" style:text-scale="96%"/>
    </style:style>
    <style:style style:name="_34_224" style:display-name="4224" style:family="text">
      <style:text-properties fo:color="#060600" style:text-position="2% 100%" fo:letter-spacing="0.0311in" fo:background-color="#f9f9ff" style:text-scale="97%"/>
    </style:style>
    <style:style style:name="_34_225" style:display-name="4225" style:family="text">
      <style:text-properties fo:color="#060600" style:text-position="2% 100%" fo:letter-spacing="0.0311in" fo:background-color="#f9f9ff" style:text-scale="98%"/>
    </style:style>
    <style:style style:name="_34_226" style:display-name="4226" style:family="text">
      <style:text-properties fo:color="#060600" style:text-position="2% 100%" fo:letter-spacing="0.0311in" fo:background-color="#f9f9ff" style:text-scale="99%"/>
    </style:style>
    <style:style style:name="_34_227" style:display-name="4227" style:family="text">
      <style:text-properties fo:color="#060600" style:text-position="2% 100%" fo:letter-spacing="0.0311in" fo:background-color="#f9f9ff" style:text-scale="102%"/>
    </style:style>
    <style:style style:name="_34_228" style:display-name="4228" style:family="text">
      <style:text-properties fo:color="#060600" style:text-position="2% 100%" fo:letter-spacing="0.0311in" fo:background-color="#f9f9ff" style:text-scale="103%"/>
    </style:style>
    <style:style style:name="_34_229" style:display-name="4229" style:family="text">
      <style:text-properties fo:color="#060600" style:text-position="2% 100%" fo:letter-spacing="0.0311in" fo:background-color="#f9f9ff" style:text-scale="105%"/>
    </style:style>
    <style:style style:name="_34_230" style:display-name="4230" style:family="text">
      <style:text-properties fo:color="#060600" style:text-position="2% 100%" fo:letter-spacing="0.0311in" fo:background-color="#f9f9ff" style:text-scale="106%"/>
    </style:style>
    <style:style style:name="_34_231" style:display-name="4231" style:family="text">
      <style:text-properties fo:color="#060600" fo:background-color="#f9fdff"/>
    </style:style>
    <style:style style:name="_34_232" style:display-name="4232" style:family="text">
      <style:text-properties fo:color="#060600" fo:background-color="#f9fdff" style:text-scale="95%"/>
    </style:style>
    <style:style style:name="_34_233" style:display-name="4233" style:family="text">
      <style:text-properties fo:color="#060600" fo:background-color="#f9fdff" style:text-scale="96%"/>
    </style:style>
    <style:style style:name="_34_234" style:display-name="4234" style:family="text">
      <style:text-properties fo:color="#060600" fo:background-color="#f9fdff" style:text-scale="97%"/>
    </style:style>
    <style:style style:name="_34_235" style:display-name="4235" style:family="text">
      <style:text-properties fo:color="#060600" fo:background-color="#f9fdff" style:text-scale="98%"/>
    </style:style>
    <style:style style:name="_34_236" style:display-name="4236" style:family="text">
      <style:text-properties fo:color="#060600" fo:background-color="#f9fdff" style:text-scale="99%"/>
    </style:style>
    <style:style style:name="_34_237" style:display-name="4237" style:family="text">
      <style:text-properties fo:color="#060600" fo:background-color="#f9fdff" style:text-scale="102%"/>
    </style:style>
    <style:style style:name="_34_238" style:display-name="4238" style:family="text">
      <style:text-properties fo:color="#060600" fo:background-color="#f9fdff" style:text-scale="103%"/>
    </style:style>
    <style:style style:name="_34_239" style:display-name="4239" style:family="text">
      <style:text-properties fo:color="#060600" fo:background-color="#f9fdff" style:text-scale="105%"/>
    </style:style>
    <style:style style:name="_34_240" style:display-name="4240" style:family="text">
      <style:text-properties fo:color="#060600" fo:background-color="#f9fdff" style:text-scale="106%"/>
    </style:style>
    <style:style style:name="_34_241" style:display-name="4241" style:family="text">
      <style:text-properties fo:color="#060600" fo:letter-spacing="normal" fo:background-color="#f9fdff"/>
    </style:style>
    <style:style style:name="_34_242" style:display-name="4242" style:family="text">
      <style:text-properties fo:color="#060600" fo:letter-spacing="normal" fo:background-color="#f9fdff" style:text-scale="95%"/>
    </style:style>
    <style:style style:name="_34_243" style:display-name="4243" style:family="text">
      <style:text-properties fo:color="#060600" fo:letter-spacing="normal" fo:background-color="#f9fdff" style:text-scale="96%"/>
    </style:style>
    <style:style style:name="_34_244" style:display-name="4244" style:family="text">
      <style:text-properties fo:color="#060600" fo:letter-spacing="normal" fo:background-color="#f9fdff" style:text-scale="97%"/>
    </style:style>
    <style:style style:name="_34_245" style:display-name="4245" style:family="text">
      <style:text-properties fo:color="#060600" fo:letter-spacing="normal" fo:background-color="#f9fdff" style:text-scale="98%"/>
    </style:style>
    <style:style style:name="_34_246" style:display-name="4246" style:family="text">
      <style:text-properties fo:color="#060600" fo:letter-spacing="normal" fo:background-color="#f9fdff" style:text-scale="99%"/>
    </style:style>
    <style:style style:name="_34_247" style:display-name="4247" style:family="text">
      <style:text-properties fo:color="#060600" fo:letter-spacing="normal" fo:background-color="#f9fdff" style:text-scale="102%"/>
    </style:style>
    <style:style style:name="_34_248" style:display-name="4248" style:family="text">
      <style:text-properties fo:color="#060600" fo:letter-spacing="normal" fo:background-color="#f9fdff" style:text-scale="103%"/>
    </style:style>
    <style:style style:name="_34_249" style:display-name="4249" style:family="text">
      <style:text-properties fo:color="#060600" fo:letter-spacing="normal" fo:background-color="#f9fdff" style:text-scale="105%"/>
    </style:style>
    <style:style style:name="_34_250" style:display-name="4250" style:family="text">
      <style:text-properties fo:color="#060600" fo:letter-spacing="normal" fo:background-color="#f9fdff" style:text-scale="106%"/>
    </style:style>
    <style:style style:name="_34_251" style:display-name="4251" style:family="text">
      <style:text-properties fo:color="#060600" fo:letter-spacing="0.0311in" fo:background-color="#f9fdff"/>
    </style:style>
    <style:style style:name="_34_252" style:display-name="4252" style:family="text">
      <style:text-properties fo:color="#060600" fo:letter-spacing="0.0311in" fo:background-color="#f9fdff" style:text-scale="95%"/>
    </style:style>
    <style:style style:name="_34_253" style:display-name="4253" style:family="text">
      <style:text-properties fo:color="#060600" fo:letter-spacing="0.0311in" fo:background-color="#f9fdff" style:text-scale="96%"/>
    </style:style>
    <style:style style:name="_34_254" style:display-name="4254" style:family="text">
      <style:text-properties fo:color="#060600" fo:letter-spacing="0.0311in" fo:background-color="#f9fdff" style:text-scale="97%"/>
    </style:style>
    <style:style style:name="_34_255" style:display-name="4255" style:family="text">
      <style:text-properties fo:color="#060600" fo:letter-spacing="0.0311in" fo:background-color="#f9fdff" style:text-scale="98%"/>
    </style:style>
    <style:style style:name="_34_256" style:display-name="4256" style:family="text">
      <style:text-properties fo:color="#060600" fo:letter-spacing="0.0311in" fo:background-color="#f9fdff" style:text-scale="99%"/>
    </style:style>
    <style:style style:name="_34_257" style:display-name="4257" style:family="text">
      <style:text-properties fo:color="#060600" fo:letter-spacing="0.0311in" fo:background-color="#f9fdff" style:text-scale="102%"/>
    </style:style>
    <style:style style:name="_34_258" style:display-name="4258" style:family="text">
      <style:text-properties fo:color="#060600" fo:letter-spacing="0.0311in" fo:background-color="#f9fdff" style:text-scale="103%"/>
    </style:style>
    <style:style style:name="_34_259" style:display-name="4259" style:family="text">
      <style:text-properties fo:color="#060600" fo:letter-spacing="0.0311in" fo:background-color="#f9fdff" style:text-scale="105%"/>
    </style:style>
    <style:style style:name="_34_260" style:display-name="4260" style:family="text">
      <style:text-properties fo:color="#060600" fo:letter-spacing="0.0311in" fo:background-color="#f9fdff" style:text-scale="106%"/>
    </style:style>
    <style:style style:name="_34_261" style:display-name="4261" style:family="text">
      <style:text-properties fo:color="#060600" style:text-position="0% 100%" fo:background-color="#f9fdff"/>
    </style:style>
    <style:style style:name="_34_262" style:display-name="4262" style:family="text">
      <style:text-properties fo:color="#060600" style:text-position="0% 100%" fo:background-color="#f9fdff" style:text-scale="95%"/>
    </style:style>
    <style:style style:name="_34_263" style:display-name="4263" style:family="text">
      <style:text-properties fo:color="#060600" style:text-position="0% 100%" fo:background-color="#f9fdff" style:text-scale="96%"/>
    </style:style>
    <style:style style:name="_34_264" style:display-name="4264" style:family="text">
      <style:text-properties fo:color="#060600" style:text-position="0% 100%" fo:background-color="#f9fdff" style:text-scale="97%"/>
    </style:style>
    <style:style style:name="_34_265" style:display-name="4265" style:family="text">
      <style:text-properties fo:color="#060600" style:text-position="0% 100%" fo:background-color="#f9fdff" style:text-scale="98%"/>
    </style:style>
    <style:style style:name="_34_266" style:display-name="4266" style:family="text">
      <style:text-properties fo:color="#060600" style:text-position="0% 100%" fo:background-color="#f9fdff" style:text-scale="99%"/>
    </style:style>
    <style:style style:name="_34_267" style:display-name="4267" style:family="text">
      <style:text-properties fo:color="#060600" style:text-position="0% 100%" fo:background-color="#f9fdff" style:text-scale="102%"/>
    </style:style>
    <style:style style:name="_34_268" style:display-name="4268" style:family="text">
      <style:text-properties fo:color="#060600" style:text-position="0% 100%" fo:background-color="#f9fdff" style:text-scale="103%"/>
    </style:style>
    <style:style style:name="_34_269" style:display-name="4269" style:family="text">
      <style:text-properties fo:color="#060600" style:text-position="0% 100%" fo:background-color="#f9fdff" style:text-scale="105%"/>
    </style:style>
    <style:style style:name="_34_270" style:display-name="4270" style:family="text">
      <style:text-properties fo:color="#060600" style:text-position="0% 100%" fo:background-color="#f9fdff" style:text-scale="106%"/>
    </style:style>
    <style:style style:name="_34_271" style:display-name="4271" style:family="text">
      <style:text-properties fo:color="#060600" style:text-position="0% 100%" fo:letter-spacing="normal" fo:background-color="#f9fdff"/>
    </style:style>
    <style:style style:name="_34_272" style:display-name="4272" style:family="text">
      <style:text-properties fo:color="#060600" style:text-position="0% 100%" fo:letter-spacing="normal" fo:background-color="#f9fdff" style:text-scale="95%"/>
    </style:style>
    <style:style style:name="_34_273" style:display-name="4273" style:family="text">
      <style:text-properties fo:color="#060600" style:text-position="0% 100%" fo:letter-spacing="normal" fo:background-color="#f9fdff" style:text-scale="96%"/>
    </style:style>
    <style:style style:name="_34_274" style:display-name="4274" style:family="text">
      <style:text-properties fo:color="#060600" style:text-position="0% 100%" fo:letter-spacing="normal" fo:background-color="#f9fdff" style:text-scale="97%"/>
    </style:style>
    <style:style style:name="_34_275" style:display-name="4275" style:family="text">
      <style:text-properties fo:color="#060600" style:text-position="0% 100%" fo:letter-spacing="normal" fo:background-color="#f9fdff" style:text-scale="98%"/>
    </style:style>
    <style:style style:name="_34_276" style:display-name="4276" style:family="text">
      <style:text-properties fo:color="#060600" style:text-position="0% 100%" fo:letter-spacing="normal" fo:background-color="#f9fdff" style:text-scale="99%"/>
    </style:style>
    <style:style style:name="_34_277" style:display-name="4277" style:family="text">
      <style:text-properties fo:color="#060600" style:text-position="0% 100%" fo:letter-spacing="normal" fo:background-color="#f9fdff" style:text-scale="102%"/>
    </style:style>
    <style:style style:name="_34_278" style:display-name="4278" style:family="text">
      <style:text-properties fo:color="#060600" style:text-position="0% 100%" fo:letter-spacing="normal" fo:background-color="#f9fdff" style:text-scale="103%"/>
    </style:style>
    <style:style style:name="_34_279" style:display-name="4279" style:family="text">
      <style:text-properties fo:color="#060600" style:text-position="0% 100%" fo:letter-spacing="normal" fo:background-color="#f9fdff" style:text-scale="105%"/>
    </style:style>
    <style:style style:name="_34_280" style:display-name="4280" style:family="text">
      <style:text-properties fo:color="#060600" style:text-position="0% 100%" fo:letter-spacing="normal" fo:background-color="#f9fdff" style:text-scale="106%"/>
    </style:style>
    <style:style style:name="_34_281" style:display-name="4281" style:family="text">
      <style:text-properties fo:color="#060600" style:text-position="0% 100%" fo:letter-spacing="0.0311in" fo:background-color="#f9fdff"/>
    </style:style>
    <style:style style:name="_34_282" style:display-name="4282" style:family="text">
      <style:text-properties fo:color="#060600" style:text-position="0% 100%" fo:letter-spacing="0.0311in" fo:background-color="#f9fdff" style:text-scale="95%"/>
    </style:style>
    <style:style style:name="_34_283" style:display-name="4283" style:family="text">
      <style:text-properties fo:color="#060600" style:text-position="0% 100%" fo:letter-spacing="0.0311in" fo:background-color="#f9fdff" style:text-scale="96%"/>
    </style:style>
    <style:style style:name="_34_284" style:display-name="4284" style:family="text">
      <style:text-properties fo:color="#060600" style:text-position="0% 100%" fo:letter-spacing="0.0311in" fo:background-color="#f9fdff" style:text-scale="97%"/>
    </style:style>
    <style:style style:name="_34_285" style:display-name="4285" style:family="text">
      <style:text-properties fo:color="#060600" style:text-position="0% 100%" fo:letter-spacing="0.0311in" fo:background-color="#f9fdff" style:text-scale="98%"/>
    </style:style>
    <style:style style:name="_34_286" style:display-name="4286" style:family="text">
      <style:text-properties fo:color="#060600" style:text-position="0% 100%" fo:letter-spacing="0.0311in" fo:background-color="#f9fdff" style:text-scale="99%"/>
    </style:style>
    <style:style style:name="_34_287" style:display-name="4287" style:family="text">
      <style:text-properties fo:color="#060600" style:text-position="0% 100%" fo:letter-spacing="0.0311in" fo:background-color="#f9fdff" style:text-scale="102%"/>
    </style:style>
    <style:style style:name="_34_288" style:display-name="4288" style:family="text">
      <style:text-properties fo:color="#060600" style:text-position="0% 100%" fo:letter-spacing="0.0311in" fo:background-color="#f9fdff" style:text-scale="103%"/>
    </style:style>
    <style:style style:name="_34_289" style:display-name="4289" style:family="text">
      <style:text-properties fo:color="#060600" style:text-position="0% 100%" fo:letter-spacing="0.0311in" fo:background-color="#f9fdff" style:text-scale="105%"/>
    </style:style>
    <style:style style:name="_34_290" style:display-name="4290" style:family="text">
      <style:text-properties fo:color="#060600" style:text-position="0% 100%" fo:letter-spacing="0.0311in" fo:background-color="#f9fdff" style:text-scale="106%"/>
    </style:style>
    <style:style style:name="_34_291" style:display-name="4291" style:family="text">
      <style:text-properties fo:color="#060600" style:text-position="2% 100%" fo:background-color="#f9fdff"/>
    </style:style>
    <style:style style:name="_34_292" style:display-name="4292" style:family="text">
      <style:text-properties fo:color="#060600" style:text-position="2% 100%" fo:background-color="#f9fdff" style:text-scale="95%"/>
    </style:style>
    <style:style style:name="_34_293" style:display-name="4293" style:family="text">
      <style:text-properties fo:color="#060600" style:text-position="2% 100%" fo:background-color="#f9fdff" style:text-scale="96%"/>
    </style:style>
    <style:style style:name="_34_294" style:display-name="4294" style:family="text">
      <style:text-properties fo:color="#060600" style:text-position="2% 100%" fo:background-color="#f9fdff" style:text-scale="97%"/>
    </style:style>
    <style:style style:name="_34_295" style:display-name="4295" style:family="text">
      <style:text-properties fo:color="#060600" style:text-position="2% 100%" fo:background-color="#f9fdff" style:text-scale="98%"/>
    </style:style>
    <style:style style:name="_34_296" style:display-name="4296" style:family="text">
      <style:text-properties fo:color="#060600" style:text-position="2% 100%" fo:background-color="#f9fdff" style:text-scale="99%"/>
    </style:style>
    <style:style style:name="_34_297" style:display-name="4297" style:family="text">
      <style:text-properties fo:color="#060600" style:text-position="2% 100%" fo:background-color="#f9fdff" style:text-scale="102%"/>
    </style:style>
    <style:style style:name="_34_298" style:display-name="4298" style:family="text">
      <style:text-properties fo:color="#060600" style:text-position="2% 100%" fo:background-color="#f9fdff" style:text-scale="103%"/>
    </style:style>
    <style:style style:name="_34_299" style:display-name="4299" style:family="text">
      <style:text-properties fo:color="#060600" style:text-position="2% 100%" fo:background-color="#f9fdff" style:text-scale="105%"/>
    </style:style>
    <style:style style:name="_34_300" style:display-name="4300" style:family="text">
      <style:text-properties fo:color="#060600" style:text-position="2% 100%" fo:background-color="#f9fdff" style:text-scale="106%"/>
    </style:style>
    <style:style style:name="_34_301" style:display-name="4301" style:family="text">
      <style:text-properties fo:color="#060600" style:text-position="2% 100%" fo:letter-spacing="normal" fo:background-color="#f9fdff"/>
    </style:style>
    <style:style style:name="_34_302" style:display-name="4302" style:family="text">
      <style:text-properties fo:color="#060600" style:text-position="2% 100%" fo:letter-spacing="normal" fo:background-color="#f9fdff" style:text-scale="95%"/>
    </style:style>
    <style:style style:name="_34_303" style:display-name="4303" style:family="text">
      <style:text-properties fo:color="#060600" style:text-position="2% 100%" fo:letter-spacing="normal" fo:background-color="#f9fdff" style:text-scale="96%"/>
    </style:style>
    <style:style style:name="_34_304" style:display-name="4304" style:family="text">
      <style:text-properties fo:color="#060600" style:text-position="2% 100%" fo:letter-spacing="normal" fo:background-color="#f9fdff" style:text-scale="97%"/>
    </style:style>
    <style:style style:name="_34_305" style:display-name="4305" style:family="text">
      <style:text-properties fo:color="#060600" style:text-position="2% 100%" fo:letter-spacing="normal" fo:background-color="#f9fdff" style:text-scale="98%"/>
    </style:style>
    <style:style style:name="_34_306" style:display-name="4306" style:family="text">
      <style:text-properties fo:color="#060600" style:text-position="2% 100%" fo:letter-spacing="normal" fo:background-color="#f9fdff" style:text-scale="99%"/>
    </style:style>
    <style:style style:name="_34_307" style:display-name="4307" style:family="text">
      <style:text-properties fo:color="#060600" style:text-position="2% 100%" fo:letter-spacing="normal" fo:background-color="#f9fdff" style:text-scale="102%"/>
    </style:style>
    <style:style style:name="_34_308" style:display-name="4308" style:family="text">
      <style:text-properties fo:color="#060600" style:text-position="2% 100%" fo:letter-spacing="normal" fo:background-color="#f9fdff" style:text-scale="103%"/>
    </style:style>
    <style:style style:name="_34_309" style:display-name="4309" style:family="text">
      <style:text-properties fo:color="#060600" style:text-position="2% 100%" fo:letter-spacing="normal" fo:background-color="#f9fdff" style:text-scale="105%"/>
    </style:style>
    <style:style style:name="_34_310" style:display-name="4310" style:family="text">
      <style:text-properties fo:color="#060600" style:text-position="2% 100%" fo:letter-spacing="normal" fo:background-color="#f9fdff" style:text-scale="106%"/>
    </style:style>
    <style:style style:name="_34_311" style:display-name="4311" style:family="text">
      <style:text-properties fo:color="#060600" style:text-position="2% 100%" fo:letter-spacing="0.0311in" fo:background-color="#f9fdff"/>
    </style:style>
    <style:style style:name="_34_312" style:display-name="4312" style:family="text">
      <style:text-properties fo:color="#060600" style:text-position="2% 100%" fo:letter-spacing="0.0311in" fo:background-color="#f9fdff" style:text-scale="95%"/>
    </style:style>
    <style:style style:name="_34_313" style:display-name="4313" style:family="text">
      <style:text-properties fo:color="#060600" style:text-position="2% 100%" fo:letter-spacing="0.0311in" fo:background-color="#f9fdff" style:text-scale="96%"/>
    </style:style>
    <style:style style:name="_34_314" style:display-name="4314" style:family="text">
      <style:text-properties fo:color="#060600" style:text-position="2% 100%" fo:letter-spacing="0.0311in" fo:background-color="#f9fdff" style:text-scale="97%"/>
    </style:style>
    <style:style style:name="_34_315" style:display-name="4315" style:family="text">
      <style:text-properties fo:color="#060600" style:text-position="2% 100%" fo:letter-spacing="0.0311in" fo:background-color="#f9fdff" style:text-scale="98%"/>
    </style:style>
    <style:style style:name="_34_316" style:display-name="4316" style:family="text">
      <style:text-properties fo:color="#060600" style:text-position="2% 100%" fo:letter-spacing="0.0311in" fo:background-color="#f9fdff" style:text-scale="99%"/>
    </style:style>
    <style:style style:name="_34_317" style:display-name="4317" style:family="text">
      <style:text-properties fo:color="#060600" style:text-position="2% 100%" fo:letter-spacing="0.0311in" fo:background-color="#f9fdff" style:text-scale="102%"/>
    </style:style>
    <style:style style:name="_34_318" style:display-name="4318" style:family="text">
      <style:text-properties fo:color="#060600" style:text-position="2% 100%" fo:letter-spacing="0.0311in" fo:background-color="#f9fdff" style:text-scale="103%"/>
    </style:style>
    <style:style style:name="_34_319" style:display-name="4319" style:family="text">
      <style:text-properties fo:color="#060600" style:text-position="2% 100%" fo:letter-spacing="0.0311in" fo:background-color="#f9fdff" style:text-scale="105%"/>
    </style:style>
    <style:style style:name="_34_320" style:display-name="4320" style:family="text">
      <style:text-properties fo:color="#060600" style:text-position="2% 100%" fo:letter-spacing="0.0311in" fo:background-color="#f9fdff" style:text-scale="106%"/>
    </style:style>
    <style:style style:name="_34_321" style:display-name="4321" style:family="text">
      <style:text-properties fo:color="#060600" fo:background-color="#fdf9ff"/>
    </style:style>
    <style:style style:name="_34_322" style:display-name="4322" style:family="text">
      <style:text-properties fo:color="#060600" fo:background-color="#fdf9ff" style:text-scale="95%"/>
    </style:style>
    <style:style style:name="_34_323" style:display-name="4323" style:family="text">
      <style:text-properties fo:color="#060600" fo:background-color="#fdf9ff" style:text-scale="96%"/>
    </style:style>
    <style:style style:name="_34_324" style:display-name="4324" style:family="text">
      <style:text-properties fo:color="#060600" fo:background-color="#fdf9ff" style:text-scale="97%"/>
    </style:style>
    <style:style style:name="_34_325" style:display-name="4325" style:family="text">
      <style:text-properties fo:color="#060600" fo:background-color="#fdf9ff" style:text-scale="98%"/>
    </style:style>
    <style:style style:name="_34_326" style:display-name="4326" style:family="text">
      <style:text-properties fo:color="#060600" fo:background-color="#fdf9ff" style:text-scale="99%"/>
    </style:style>
    <style:style style:name="_34_327" style:display-name="4327" style:family="text">
      <style:text-properties fo:color="#060600" fo:background-color="#fdf9ff" style:text-scale="102%"/>
    </style:style>
    <style:style style:name="_34_328" style:display-name="4328" style:family="text">
      <style:text-properties fo:color="#060600" fo:background-color="#fdf9ff" style:text-scale="103%"/>
    </style:style>
    <style:style style:name="_34_329" style:display-name="4329" style:family="text">
      <style:text-properties fo:color="#060600" fo:background-color="#fdf9ff" style:text-scale="105%"/>
    </style:style>
    <style:style style:name="_34_330" style:display-name="4330" style:family="text">
      <style:text-properties fo:color="#060600" fo:background-color="#fdf9ff" style:text-scale="106%"/>
    </style:style>
    <style:style style:name="_34_331" style:display-name="4331" style:family="text">
      <style:text-properties fo:color="#060600" fo:letter-spacing="normal" fo:background-color="#fdf9ff"/>
    </style:style>
    <style:style style:name="_34_332" style:display-name="4332" style:family="text">
      <style:text-properties fo:color="#060600" fo:letter-spacing="normal" fo:background-color="#fdf9ff" style:text-scale="95%"/>
    </style:style>
    <style:style style:name="_34_333" style:display-name="4333" style:family="text">
      <style:text-properties fo:color="#060600" fo:letter-spacing="normal" fo:background-color="#fdf9ff" style:text-scale="96%"/>
    </style:style>
    <style:style style:name="_34_334" style:display-name="4334" style:family="text">
      <style:text-properties fo:color="#060600" fo:letter-spacing="normal" fo:background-color="#fdf9ff" style:text-scale="97%"/>
    </style:style>
    <style:style style:name="_34_335" style:display-name="4335" style:family="text">
      <style:text-properties fo:color="#060600" fo:letter-spacing="normal" fo:background-color="#fdf9ff" style:text-scale="98%"/>
    </style:style>
    <style:style style:name="_34_336" style:display-name="4336" style:family="text">
      <style:text-properties fo:color="#060600" fo:letter-spacing="normal" fo:background-color="#fdf9ff" style:text-scale="99%"/>
    </style:style>
    <style:style style:name="_34_337" style:display-name="4337" style:family="text">
      <style:text-properties fo:color="#060600" fo:letter-spacing="normal" fo:background-color="#fdf9ff" style:text-scale="102%"/>
    </style:style>
    <style:style style:name="_34_338" style:display-name="4338" style:family="text">
      <style:text-properties fo:color="#060600" fo:letter-spacing="normal" fo:background-color="#fdf9ff" style:text-scale="103%"/>
    </style:style>
    <style:style style:name="_34_339" style:display-name="4339" style:family="text">
      <style:text-properties fo:color="#060600" fo:letter-spacing="normal" fo:background-color="#fdf9ff" style:text-scale="105%"/>
    </style:style>
    <style:style style:name="_34_340" style:display-name="4340" style:family="text">
      <style:text-properties fo:color="#060600" fo:letter-spacing="normal" fo:background-color="#fdf9ff" style:text-scale="106%"/>
    </style:style>
    <style:style style:name="_34_341" style:display-name="4341" style:family="text">
      <style:text-properties fo:color="#060600" fo:letter-spacing="0.0311in" fo:background-color="#fdf9ff"/>
    </style:style>
    <style:style style:name="_34_342" style:display-name="4342" style:family="text">
      <style:text-properties fo:color="#060600" fo:letter-spacing="0.0311in" fo:background-color="#fdf9ff" style:text-scale="95%"/>
    </style:style>
    <style:style style:name="_34_343" style:display-name="4343" style:family="text">
      <style:text-properties fo:color="#060600" fo:letter-spacing="0.0311in" fo:background-color="#fdf9ff" style:text-scale="96%"/>
    </style:style>
    <style:style style:name="_34_344" style:display-name="4344" style:family="text">
      <style:text-properties fo:color="#060600" fo:letter-spacing="0.0311in" fo:background-color="#fdf9ff" style:text-scale="97%"/>
    </style:style>
    <style:style style:name="_34_345" style:display-name="4345" style:family="text">
      <style:text-properties fo:color="#060600" fo:letter-spacing="0.0311in" fo:background-color="#fdf9ff" style:text-scale="98%"/>
    </style:style>
    <style:style style:name="_34_346" style:display-name="4346" style:family="text">
      <style:text-properties fo:color="#060600" fo:letter-spacing="0.0311in" fo:background-color="#fdf9ff" style:text-scale="99%"/>
    </style:style>
    <style:style style:name="_34_347" style:display-name="4347" style:family="text">
      <style:text-properties fo:color="#060600" fo:letter-spacing="0.0311in" fo:background-color="#fdf9ff" style:text-scale="102%"/>
    </style:style>
    <style:style style:name="_34_348" style:display-name="4348" style:family="text">
      <style:text-properties fo:color="#060600" fo:letter-spacing="0.0311in" fo:background-color="#fdf9ff" style:text-scale="103%"/>
    </style:style>
    <style:style style:name="_34_349" style:display-name="4349" style:family="text">
      <style:text-properties fo:color="#060600" fo:letter-spacing="0.0311in" fo:background-color="#fdf9ff" style:text-scale="105%"/>
    </style:style>
    <style:style style:name="_34_350" style:display-name="4350" style:family="text">
      <style:text-properties fo:color="#060600" fo:letter-spacing="0.0311in" fo:background-color="#fdf9ff" style:text-scale="106%"/>
    </style:style>
    <style:style style:name="_34_351" style:display-name="4351" style:family="text">
      <style:text-properties fo:color="#060600" style:text-position="0% 100%" fo:background-color="#fdf9ff"/>
    </style:style>
    <style:style style:name="_34_352" style:display-name="4352" style:family="text">
      <style:text-properties fo:color="#060600" style:text-position="0% 100%" fo:background-color="#fdf9ff" style:text-scale="95%"/>
    </style:style>
    <style:style style:name="_34_353" style:display-name="4353" style:family="text">
      <style:text-properties fo:color="#060600" style:text-position="0% 100%" fo:background-color="#fdf9ff" style:text-scale="96%"/>
    </style:style>
    <style:style style:name="_34_354" style:display-name="4354" style:family="text">
      <style:text-properties fo:color="#060600" style:text-position="0% 100%" fo:background-color="#fdf9ff" style:text-scale="97%"/>
    </style:style>
    <style:style style:name="_34_355" style:display-name="4355" style:family="text">
      <style:text-properties fo:color="#060600" style:text-position="0% 100%" fo:background-color="#fdf9ff" style:text-scale="98%"/>
    </style:style>
    <style:style style:name="_34_356" style:display-name="4356" style:family="text">
      <style:text-properties fo:color="#060600" style:text-position="0% 100%" fo:background-color="#fdf9ff" style:text-scale="99%"/>
    </style:style>
    <style:style style:name="_34_357" style:display-name="4357" style:family="text">
      <style:text-properties fo:color="#060600" style:text-position="0% 100%" fo:background-color="#fdf9ff" style:text-scale="102%"/>
    </style:style>
    <style:style style:name="_34_358" style:display-name="4358" style:family="text">
      <style:text-properties fo:color="#060600" style:text-position="0% 100%" fo:background-color="#fdf9ff" style:text-scale="103%"/>
    </style:style>
    <style:style style:name="_34_359" style:display-name="4359" style:family="text">
      <style:text-properties fo:color="#060600" style:text-position="0% 100%" fo:background-color="#fdf9ff" style:text-scale="105%"/>
    </style:style>
    <style:style style:name="_34_360" style:display-name="4360" style:family="text">
      <style:text-properties fo:color="#060600" style:text-position="0% 100%" fo:background-color="#fdf9ff" style:text-scale="106%"/>
    </style:style>
    <style:style style:name="_34_361" style:display-name="4361" style:family="text">
      <style:text-properties fo:color="#060600" style:text-position="0% 100%" fo:letter-spacing="normal" fo:background-color="#fdf9ff"/>
    </style:style>
    <style:style style:name="_34_362" style:display-name="4362" style:family="text">
      <style:text-properties fo:color="#060600" style:text-position="0% 100%" fo:letter-spacing="normal" fo:background-color="#fdf9ff" style:text-scale="95%"/>
    </style:style>
    <style:style style:name="_34_363" style:display-name="4363" style:family="text">
      <style:text-properties fo:color="#060600" style:text-position="0% 100%" fo:letter-spacing="normal" fo:background-color="#fdf9ff" style:text-scale="96%"/>
    </style:style>
    <style:style style:name="_34_364" style:display-name="4364" style:family="text">
      <style:text-properties fo:color="#060600" style:text-position="0% 100%" fo:letter-spacing="normal" fo:background-color="#fdf9ff" style:text-scale="97%"/>
    </style:style>
    <style:style style:name="_34_365" style:display-name="4365" style:family="text">
      <style:text-properties fo:color="#060600" style:text-position="0% 100%" fo:letter-spacing="normal" fo:background-color="#fdf9ff" style:text-scale="98%"/>
    </style:style>
    <style:style style:name="_34_366" style:display-name="4366" style:family="text">
      <style:text-properties fo:color="#060600" style:text-position="0% 100%" fo:letter-spacing="normal" fo:background-color="#fdf9ff" style:text-scale="99%"/>
    </style:style>
    <style:style style:name="_34_367" style:display-name="4367" style:family="text">
      <style:text-properties fo:color="#060600" style:text-position="0% 100%" fo:letter-spacing="normal" fo:background-color="#fdf9ff" style:text-scale="102%"/>
    </style:style>
    <style:style style:name="_34_368" style:display-name="4368" style:family="text">
      <style:text-properties fo:color="#060600" style:text-position="0% 100%" fo:letter-spacing="normal" fo:background-color="#fdf9ff" style:text-scale="103%"/>
    </style:style>
    <style:style style:name="_34_369" style:display-name="4369" style:family="text">
      <style:text-properties fo:color="#060600" style:text-position="0% 100%" fo:letter-spacing="normal" fo:background-color="#fdf9ff" style:text-scale="105%"/>
    </style:style>
    <style:style style:name="_34_370" style:display-name="4370" style:family="text">
      <style:text-properties fo:color="#060600" style:text-position="0% 100%" fo:letter-spacing="normal" fo:background-color="#fdf9ff" style:text-scale="106%"/>
    </style:style>
    <style:style style:name="_34_371" style:display-name="4371" style:family="text">
      <style:text-properties fo:color="#060600" style:text-position="0% 100%" fo:letter-spacing="0.0311in" fo:background-color="#fdf9ff"/>
    </style:style>
    <style:style style:name="_34_372" style:display-name="4372" style:family="text">
      <style:text-properties fo:color="#060600" style:text-position="0% 100%" fo:letter-spacing="0.0311in" fo:background-color="#fdf9ff" style:text-scale="95%"/>
    </style:style>
    <style:style style:name="_34_373" style:display-name="4373" style:family="text">
      <style:text-properties fo:color="#060600" style:text-position="0% 100%" fo:letter-spacing="0.0311in" fo:background-color="#fdf9ff" style:text-scale="96%"/>
    </style:style>
    <style:style style:name="_34_374" style:display-name="4374" style:family="text">
      <style:text-properties fo:color="#060600" style:text-position="0% 100%" fo:letter-spacing="0.0311in" fo:background-color="#fdf9ff" style:text-scale="97%"/>
    </style:style>
    <style:style style:name="_34_375" style:display-name="4375" style:family="text">
      <style:text-properties fo:color="#060600" style:text-position="0% 100%" fo:letter-spacing="0.0311in" fo:background-color="#fdf9ff" style:text-scale="98%"/>
    </style:style>
    <style:style style:name="_34_376" style:display-name="4376" style:family="text">
      <style:text-properties fo:color="#060600" style:text-position="0% 100%" fo:letter-spacing="0.0311in" fo:background-color="#fdf9ff" style:text-scale="99%"/>
    </style:style>
    <style:style style:name="_34_377" style:display-name="4377" style:family="text">
      <style:text-properties fo:color="#060600" style:text-position="0% 100%" fo:letter-spacing="0.0311in" fo:background-color="#fdf9ff" style:text-scale="102%"/>
    </style:style>
    <style:style style:name="_34_378" style:display-name="4378" style:family="text">
      <style:text-properties fo:color="#060600" style:text-position="0% 100%" fo:letter-spacing="0.0311in" fo:background-color="#fdf9ff" style:text-scale="103%"/>
    </style:style>
    <style:style style:name="_34_379" style:display-name="4379" style:family="text">
      <style:text-properties fo:color="#060600" style:text-position="0% 100%" fo:letter-spacing="0.0311in" fo:background-color="#fdf9ff" style:text-scale="105%"/>
    </style:style>
    <style:style style:name="_34_380" style:display-name="4380" style:family="text">
      <style:text-properties fo:color="#060600" style:text-position="0% 100%" fo:letter-spacing="0.0311in" fo:background-color="#fdf9ff" style:text-scale="106%"/>
    </style:style>
    <style:style style:name="_34_381" style:display-name="4381" style:family="text">
      <style:text-properties fo:color="#060600" style:text-position="2% 100%" fo:background-color="#fdf9ff"/>
    </style:style>
    <style:style style:name="_34_382" style:display-name="4382" style:family="text">
      <style:text-properties fo:color="#060600" style:text-position="2% 100%" fo:background-color="#fdf9ff" style:text-scale="95%"/>
    </style:style>
    <style:style style:name="_34_383" style:display-name="4383" style:family="text">
      <style:text-properties fo:color="#060600" style:text-position="2% 100%" fo:background-color="#fdf9ff" style:text-scale="96%"/>
    </style:style>
    <style:style style:name="_34_384" style:display-name="4384" style:family="text">
      <style:text-properties fo:color="#060600" style:text-position="2% 100%" fo:background-color="#fdf9ff" style:text-scale="97%"/>
    </style:style>
    <style:style style:name="_34_385" style:display-name="4385" style:family="text">
      <style:text-properties fo:color="#060600" style:text-position="2% 100%" fo:background-color="#fdf9ff" style:text-scale="98%"/>
    </style:style>
    <style:style style:name="_34_386" style:display-name="4386" style:family="text">
      <style:text-properties fo:color="#060600" style:text-position="2% 100%" fo:background-color="#fdf9ff" style:text-scale="99%"/>
    </style:style>
    <style:style style:name="_34_387" style:display-name="4387" style:family="text">
      <style:text-properties fo:color="#060600" style:text-position="2% 100%" fo:background-color="#fdf9ff" style:text-scale="102%"/>
    </style:style>
    <style:style style:name="_34_388" style:display-name="4388" style:family="text">
      <style:text-properties fo:color="#060600" style:text-position="2% 100%" fo:background-color="#fdf9ff" style:text-scale="103%"/>
    </style:style>
    <style:style style:name="_34_389" style:display-name="4389" style:family="text">
      <style:text-properties fo:color="#060600" style:text-position="2% 100%" fo:background-color="#fdf9ff" style:text-scale="105%"/>
    </style:style>
    <style:style style:name="_34_390" style:display-name="4390" style:family="text">
      <style:text-properties fo:color="#060600" style:text-position="2% 100%" fo:background-color="#fdf9ff" style:text-scale="106%"/>
    </style:style>
    <style:style style:name="_34_391" style:display-name="4391" style:family="text">
      <style:text-properties fo:color="#060600" style:text-position="2% 100%" fo:letter-spacing="normal" fo:background-color="#fdf9ff"/>
    </style:style>
    <style:style style:name="_34_392" style:display-name="4392" style:family="text">
      <style:text-properties fo:color="#060600" style:text-position="2% 100%" fo:letter-spacing="normal" fo:background-color="#fdf9ff" style:text-scale="95%"/>
    </style:style>
    <style:style style:name="_34_393" style:display-name="4393" style:family="text">
      <style:text-properties fo:color="#060600" style:text-position="2% 100%" fo:letter-spacing="normal" fo:background-color="#fdf9ff" style:text-scale="96%"/>
    </style:style>
    <style:style style:name="_34_394" style:display-name="4394" style:family="text">
      <style:text-properties fo:color="#060600" style:text-position="2% 100%" fo:letter-spacing="normal" fo:background-color="#fdf9ff" style:text-scale="97%"/>
    </style:style>
    <style:style style:name="_34_395" style:display-name="4395" style:family="text">
      <style:text-properties fo:color="#060600" style:text-position="2% 100%" fo:letter-spacing="normal" fo:background-color="#fdf9ff" style:text-scale="98%"/>
    </style:style>
    <style:style style:name="_34_396" style:display-name="4396" style:family="text">
      <style:text-properties fo:color="#060600" style:text-position="2% 100%" fo:letter-spacing="normal" fo:background-color="#fdf9ff" style:text-scale="99%"/>
    </style:style>
    <style:style style:name="_34_397" style:display-name="4397" style:family="text">
      <style:text-properties fo:color="#060600" style:text-position="2% 100%" fo:letter-spacing="normal" fo:background-color="#fdf9ff" style:text-scale="102%"/>
    </style:style>
    <style:style style:name="_34_398" style:display-name="4398" style:family="text">
      <style:text-properties fo:color="#060600" style:text-position="2% 100%" fo:letter-spacing="normal" fo:background-color="#fdf9ff" style:text-scale="103%"/>
    </style:style>
    <style:style style:name="_34_399" style:display-name="4399" style:family="text">
      <style:text-properties fo:color="#060600" style:text-position="2% 100%" fo:letter-spacing="normal" fo:background-color="#fdf9ff" style:text-scale="105%"/>
    </style:style>
    <style:style style:name="_34_400" style:display-name="4400" style:family="text">
      <style:text-properties fo:color="#060600" style:text-position="2% 100%" fo:letter-spacing="normal" fo:background-color="#fdf9ff" style:text-scale="106%"/>
    </style:style>
    <style:style style:name="_34_401" style:display-name="4401" style:family="text">
      <style:text-properties fo:color="#060600" style:text-position="2% 100%" fo:letter-spacing="0.0311in" fo:background-color="#fdf9ff"/>
    </style:style>
    <style:style style:name="_34_402" style:display-name="4402" style:family="text">
      <style:text-properties fo:color="#060600" style:text-position="2% 100%" fo:letter-spacing="0.0311in" fo:background-color="#fdf9ff" style:text-scale="95%"/>
    </style:style>
    <style:style style:name="_34_403" style:display-name="4403" style:family="text">
      <style:text-properties fo:color="#060600" style:text-position="2% 100%" fo:letter-spacing="0.0311in" fo:background-color="#fdf9ff" style:text-scale="96%"/>
    </style:style>
    <style:style style:name="_34_404" style:display-name="4404" style:family="text">
      <style:text-properties fo:color="#060600" style:text-position="2% 100%" fo:letter-spacing="0.0311in" fo:background-color="#fdf9ff" style:text-scale="97%"/>
    </style:style>
    <style:style style:name="_34_405" style:display-name="4405" style:family="text">
      <style:text-properties fo:color="#060600" style:text-position="2% 100%" fo:letter-spacing="0.0311in" fo:background-color="#fdf9ff" style:text-scale="98%"/>
    </style:style>
    <style:style style:name="_34_406" style:display-name="4406" style:family="text">
      <style:text-properties fo:color="#060600" style:text-position="2% 100%" fo:letter-spacing="0.0311in" fo:background-color="#fdf9ff" style:text-scale="99%"/>
    </style:style>
    <style:style style:name="_34_407" style:display-name="4407" style:family="text">
      <style:text-properties fo:color="#060600" style:text-position="2% 100%" fo:letter-spacing="0.0311in" fo:background-color="#fdf9ff" style:text-scale="102%"/>
    </style:style>
    <style:style style:name="_34_408" style:display-name="4408" style:family="text">
      <style:text-properties fo:color="#060600" style:text-position="2% 100%" fo:letter-spacing="0.0311in" fo:background-color="#fdf9ff" style:text-scale="103%"/>
    </style:style>
    <style:style style:name="_34_409" style:display-name="4409" style:family="text">
      <style:text-properties fo:color="#060600" style:text-position="2% 100%" fo:letter-spacing="0.0311in" fo:background-color="#fdf9ff" style:text-scale="105%"/>
    </style:style>
    <style:style style:name="_34_410" style:display-name="4410" style:family="text">
      <style:text-properties fo:color="#060600" style:text-position="2% 100%" fo:letter-spacing="0.0311in" fo:background-color="#fdf9ff" style:text-scale="106%"/>
    </style:style>
    <style:style style:name="_34_411" style:display-name="4411" style:family="text">
      <style:text-properties fo:color="#060600" fo:background-color="#fdfdff"/>
    </style:style>
    <style:style style:name="_34_412" style:display-name="4412" style:family="text">
      <style:text-properties fo:color="#060600" fo:background-color="#fdfdff" style:text-scale="95%"/>
    </style:style>
    <style:style style:name="_34_413" style:display-name="4413" style:family="text">
      <style:text-properties fo:color="#060600" fo:background-color="#fdfdff" style:text-scale="96%"/>
    </style:style>
    <style:style style:name="_34_414" style:display-name="4414" style:family="text">
      <style:text-properties fo:color="#060600" fo:background-color="#fdfdff" style:text-scale="97%"/>
    </style:style>
    <style:style style:name="_34_415" style:display-name="4415" style:family="text">
      <style:text-properties fo:color="#060600" fo:background-color="#fdfdff" style:text-scale="98%"/>
    </style:style>
    <style:style style:name="_34_416" style:display-name="4416" style:family="text">
      <style:text-properties fo:color="#060600" fo:background-color="#fdfdff" style:text-scale="99%"/>
    </style:style>
    <style:style style:name="_34_417" style:display-name="4417" style:family="text">
      <style:text-properties fo:color="#060600" fo:background-color="#fdfdff" style:text-scale="102%"/>
    </style:style>
    <style:style style:name="_34_418" style:display-name="4418" style:family="text">
      <style:text-properties fo:color="#060600" fo:background-color="#fdfdff" style:text-scale="103%"/>
    </style:style>
    <style:style style:name="_34_419" style:display-name="4419" style:family="text">
      <style:text-properties fo:color="#060600" fo:background-color="#fdfdff" style:text-scale="105%"/>
    </style:style>
    <style:style style:name="_34_420" style:display-name="4420" style:family="text">
      <style:text-properties fo:color="#060600" fo:background-color="#fdfdff" style:text-scale="106%"/>
    </style:style>
    <style:style style:name="_34_421" style:display-name="4421" style:family="text">
      <style:text-properties fo:color="#060600" fo:letter-spacing="normal" fo:background-color="#fdfdff"/>
    </style:style>
    <style:style style:name="_34_422" style:display-name="4422" style:family="text">
      <style:text-properties fo:color="#060600" fo:letter-spacing="normal" fo:background-color="#fdfdff" style:text-scale="95%"/>
    </style:style>
    <style:style style:name="_34_423" style:display-name="4423" style:family="text">
      <style:text-properties fo:color="#060600" fo:letter-spacing="normal" fo:background-color="#fdfdff" style:text-scale="96%"/>
    </style:style>
    <style:style style:name="_34_424" style:display-name="4424" style:family="text">
      <style:text-properties fo:color="#060600" fo:letter-spacing="normal" fo:background-color="#fdfdff" style:text-scale="97%"/>
    </style:style>
    <style:style style:name="_34_425" style:display-name="4425" style:family="text">
      <style:text-properties fo:color="#060600" fo:letter-spacing="normal" fo:background-color="#fdfdff" style:text-scale="98%"/>
    </style:style>
    <style:style style:name="_34_426" style:display-name="4426" style:family="text">
      <style:text-properties fo:color="#060600" fo:letter-spacing="normal" fo:background-color="#fdfdff" style:text-scale="99%"/>
    </style:style>
    <style:style style:name="_34_427" style:display-name="4427" style:family="text">
      <style:text-properties fo:color="#060600" fo:letter-spacing="normal" fo:background-color="#fdfdff" style:text-scale="102%"/>
    </style:style>
    <style:style style:name="_34_428" style:display-name="4428" style:family="text">
      <style:text-properties fo:color="#060600" fo:letter-spacing="normal" fo:background-color="#fdfdff" style:text-scale="103%"/>
    </style:style>
    <style:style style:name="_34_429" style:display-name="4429" style:family="text">
      <style:text-properties fo:color="#060600" fo:letter-spacing="normal" fo:background-color="#fdfdff" style:text-scale="105%"/>
    </style:style>
    <style:style style:name="_34_430" style:display-name="4430" style:family="text">
      <style:text-properties fo:color="#060600" fo:letter-spacing="normal" fo:background-color="#fdfdff" style:text-scale="106%"/>
    </style:style>
    <style:style style:name="_34_431" style:display-name="4431" style:family="text">
      <style:text-properties fo:color="#060600" fo:letter-spacing="0.0311in" fo:background-color="#fdfdff"/>
    </style:style>
    <style:style style:name="_34_432" style:display-name="4432" style:family="text">
      <style:text-properties fo:color="#060600" fo:letter-spacing="0.0311in" fo:background-color="#fdfdff" style:text-scale="95%"/>
    </style:style>
    <style:style style:name="_34_433" style:display-name="4433" style:family="text">
      <style:text-properties fo:color="#060600" fo:letter-spacing="0.0311in" fo:background-color="#fdfdff" style:text-scale="96%"/>
    </style:style>
    <style:style style:name="_34_434" style:display-name="4434" style:family="text">
      <style:text-properties fo:color="#060600" fo:letter-spacing="0.0311in" fo:background-color="#fdfdff" style:text-scale="97%"/>
    </style:style>
    <style:style style:name="_34_435" style:display-name="4435" style:family="text">
      <style:text-properties fo:color="#060600" fo:letter-spacing="0.0311in" fo:background-color="#fdfdff" style:text-scale="98%"/>
    </style:style>
    <style:style style:name="_34_436" style:display-name="4436" style:family="text">
      <style:text-properties fo:color="#060600" fo:letter-spacing="0.0311in" fo:background-color="#fdfdff" style:text-scale="99%"/>
    </style:style>
    <style:style style:name="_34_437" style:display-name="4437" style:family="text">
      <style:text-properties fo:color="#060600" fo:letter-spacing="0.0311in" fo:background-color="#fdfdff" style:text-scale="102%"/>
    </style:style>
    <style:style style:name="_34_438" style:display-name="4438" style:family="text">
      <style:text-properties fo:color="#060600" fo:letter-spacing="0.0311in" fo:background-color="#fdfdff" style:text-scale="103%"/>
    </style:style>
    <style:style style:name="_34_439" style:display-name="4439" style:family="text">
      <style:text-properties fo:color="#060600" fo:letter-spacing="0.0311in" fo:background-color="#fdfdff" style:text-scale="105%"/>
    </style:style>
    <style:style style:name="_34_440" style:display-name="4440" style:family="text">
      <style:text-properties fo:color="#060600" fo:letter-spacing="0.0311in" fo:background-color="#fdfdff" style:text-scale="106%"/>
    </style:style>
    <style:style style:name="_34_441" style:display-name="4441" style:family="text">
      <style:text-properties fo:color="#060600" style:text-position="0% 100%" fo:background-color="#fdfdff"/>
    </style:style>
    <style:style style:name="_34_442" style:display-name="4442" style:family="text">
      <style:text-properties fo:color="#060600" style:text-position="0% 100%" fo:background-color="#fdfdff" style:text-scale="95%"/>
    </style:style>
    <style:style style:name="_34_443" style:display-name="4443" style:family="text">
      <style:text-properties fo:color="#060600" style:text-position="0% 100%" fo:background-color="#fdfdff" style:text-scale="96%"/>
    </style:style>
    <style:style style:name="_34_444" style:display-name="4444" style:family="text">
      <style:text-properties fo:color="#060600" style:text-position="0% 100%" fo:background-color="#fdfdff" style:text-scale="97%"/>
    </style:style>
    <style:style style:name="_34_445" style:display-name="4445" style:family="text">
      <style:text-properties fo:color="#060600" style:text-position="0% 100%" fo:background-color="#fdfdff" style:text-scale="98%"/>
    </style:style>
    <style:style style:name="_34_446" style:display-name="4446" style:family="text">
      <style:text-properties fo:color="#060600" style:text-position="0% 100%" fo:background-color="#fdfdff" style:text-scale="99%"/>
    </style:style>
    <style:style style:name="_34_447" style:display-name="4447" style:family="text">
      <style:text-properties fo:color="#060600" style:text-position="0% 100%" fo:background-color="#fdfdff" style:text-scale="102%"/>
    </style:style>
    <style:style style:name="_34_448" style:display-name="4448" style:family="text">
      <style:text-properties fo:color="#060600" style:text-position="0% 100%" fo:background-color="#fdfdff" style:text-scale="103%"/>
    </style:style>
    <style:style style:name="_34_449" style:display-name="4449" style:family="text">
      <style:text-properties fo:color="#060600" style:text-position="0% 100%" fo:background-color="#fdfdff" style:text-scale="105%"/>
    </style:style>
    <style:style style:name="_34_450" style:display-name="4450" style:family="text">
      <style:text-properties fo:color="#060600" style:text-position="0% 100%" fo:background-color="#fdfdff" style:text-scale="106%"/>
    </style:style>
    <style:style style:name="_34_451" style:display-name="4451" style:family="text">
      <style:text-properties fo:color="#060600" style:text-position="0% 100%" fo:letter-spacing="normal" fo:background-color="#fdfdff"/>
    </style:style>
    <style:style style:name="_34_452" style:display-name="4452" style:family="text">
      <style:text-properties fo:color="#060600" style:text-position="0% 100%" fo:letter-spacing="normal" fo:background-color="#fdfdff" style:text-scale="95%"/>
    </style:style>
    <style:style style:name="_34_453" style:display-name="4453" style:family="text">
      <style:text-properties fo:color="#060600" style:text-position="0% 100%" fo:letter-spacing="normal" fo:background-color="#fdfdff" style:text-scale="96%"/>
    </style:style>
    <style:style style:name="_34_454" style:display-name="4454" style:family="text">
      <style:text-properties fo:color="#060600" style:text-position="0% 100%" fo:letter-spacing="normal" fo:background-color="#fdfdff" style:text-scale="97%"/>
    </style:style>
    <style:style style:name="_34_455" style:display-name="4455" style:family="text">
      <style:text-properties fo:color="#060600" style:text-position="0% 100%" fo:letter-spacing="normal" fo:background-color="#fdfdff" style:text-scale="98%"/>
    </style:style>
    <style:style style:name="_34_456" style:display-name="4456" style:family="text">
      <style:text-properties fo:color="#060600" style:text-position="0% 100%" fo:letter-spacing="normal" fo:background-color="#fdfdff" style:text-scale="99%"/>
    </style:style>
    <style:style style:name="_34_457" style:display-name="4457" style:family="text">
      <style:text-properties fo:color="#060600" style:text-position="0% 100%" fo:letter-spacing="normal" fo:background-color="#fdfdff" style:text-scale="102%"/>
    </style:style>
    <style:style style:name="_34_458" style:display-name="4458" style:family="text">
      <style:text-properties fo:color="#060600" style:text-position="0% 100%" fo:letter-spacing="normal" fo:background-color="#fdfdff" style:text-scale="103%"/>
    </style:style>
    <style:style style:name="_34_459" style:display-name="4459" style:family="text">
      <style:text-properties fo:color="#060600" style:text-position="0% 100%" fo:letter-spacing="normal" fo:background-color="#fdfdff" style:text-scale="105%"/>
    </style:style>
    <style:style style:name="_34_460" style:display-name="4460" style:family="text">
      <style:text-properties fo:color="#060600" style:text-position="0% 100%" fo:letter-spacing="normal" fo:background-color="#fdfdff" style:text-scale="106%"/>
    </style:style>
    <style:style style:name="_34_461" style:display-name="4461" style:family="text">
      <style:text-properties fo:color="#060600" style:text-position="0% 100%" fo:letter-spacing="0.0311in" fo:background-color="#fdfdff"/>
    </style:style>
    <style:style style:name="_34_462" style:display-name="4462" style:family="text">
      <style:text-properties fo:color="#060600" style:text-position="0% 100%" fo:letter-spacing="0.0311in" fo:background-color="#fdfdff" style:text-scale="95%"/>
    </style:style>
    <style:style style:name="_34_463" style:display-name="4463" style:family="text">
      <style:text-properties fo:color="#060600" style:text-position="0% 100%" fo:letter-spacing="0.0311in" fo:background-color="#fdfdff" style:text-scale="96%"/>
    </style:style>
    <style:style style:name="_34_464" style:display-name="4464" style:family="text">
      <style:text-properties fo:color="#060600" style:text-position="0% 100%" fo:letter-spacing="0.0311in" fo:background-color="#fdfdff" style:text-scale="97%"/>
    </style:style>
    <style:style style:name="_34_465" style:display-name="4465" style:family="text">
      <style:text-properties fo:color="#060600" style:text-position="0% 100%" fo:letter-spacing="0.0311in" fo:background-color="#fdfdff" style:text-scale="98%"/>
    </style:style>
    <style:style style:name="_34_466" style:display-name="4466" style:family="text">
      <style:text-properties fo:color="#060600" style:text-position="0% 100%" fo:letter-spacing="0.0311in" fo:background-color="#fdfdff" style:text-scale="99%"/>
    </style:style>
    <style:style style:name="_34_467" style:display-name="4467" style:family="text">
      <style:text-properties fo:color="#060600" style:text-position="0% 100%" fo:letter-spacing="0.0311in" fo:background-color="#fdfdff" style:text-scale="102%"/>
    </style:style>
    <style:style style:name="_34_468" style:display-name="4468" style:family="text">
      <style:text-properties fo:color="#060600" style:text-position="0% 100%" fo:letter-spacing="0.0311in" fo:background-color="#fdfdff" style:text-scale="103%"/>
    </style:style>
    <style:style style:name="_34_469" style:display-name="4469" style:family="text">
      <style:text-properties fo:color="#060600" style:text-position="0% 100%" fo:letter-spacing="0.0311in" fo:background-color="#fdfdff" style:text-scale="105%"/>
    </style:style>
    <style:style style:name="_34_470" style:display-name="4470" style:family="text">
      <style:text-properties fo:color="#060600" style:text-position="0% 100%" fo:letter-spacing="0.0311in" fo:background-color="#fdfdff" style:text-scale="106%"/>
    </style:style>
    <style:style style:name="_34_471" style:display-name="4471" style:family="text">
      <style:text-properties fo:color="#060600" style:text-position="2% 100%" fo:background-color="#fdfdff"/>
    </style:style>
    <style:style style:name="_34_472" style:display-name="4472" style:family="text">
      <style:text-properties fo:color="#060600" style:text-position="2% 100%" fo:background-color="#fdfdff" style:text-scale="95%"/>
    </style:style>
    <style:style style:name="_34_473" style:display-name="4473" style:family="text">
      <style:text-properties fo:color="#060600" style:text-position="2% 100%" fo:background-color="#fdfdff" style:text-scale="96%"/>
    </style:style>
    <style:style style:name="_34_474" style:display-name="4474" style:family="text">
      <style:text-properties fo:color="#060600" style:text-position="2% 100%" fo:background-color="#fdfdff" style:text-scale="97%"/>
    </style:style>
    <style:style style:name="_34_475" style:display-name="4475" style:family="text">
      <style:text-properties fo:color="#060600" style:text-position="2% 100%" fo:background-color="#fdfdff" style:text-scale="98%"/>
    </style:style>
    <style:style style:name="_34_476" style:display-name="4476" style:family="text">
      <style:text-properties fo:color="#060600" style:text-position="2% 100%" fo:background-color="#fdfdff" style:text-scale="99%"/>
    </style:style>
    <style:style style:name="_34_477" style:display-name="4477" style:family="text">
      <style:text-properties fo:color="#060600" style:text-position="2% 100%" fo:background-color="#fdfdff" style:text-scale="102%"/>
    </style:style>
    <style:style style:name="_34_478" style:display-name="4478" style:family="text">
      <style:text-properties fo:color="#060600" style:text-position="2% 100%" fo:background-color="#fdfdff" style:text-scale="103%"/>
    </style:style>
    <style:style style:name="_34_479" style:display-name="4479" style:family="text">
      <style:text-properties fo:color="#060600" style:text-position="2% 100%" fo:background-color="#fdfdff" style:text-scale="105%"/>
    </style:style>
    <style:style style:name="_34_480" style:display-name="4480" style:family="text">
      <style:text-properties fo:color="#060600" style:text-position="2% 100%" fo:background-color="#fdfdff" style:text-scale="106%"/>
    </style:style>
    <style:style style:name="_34_481" style:display-name="4481" style:family="text">
      <style:text-properties fo:color="#060600" style:text-position="2% 100%" fo:letter-spacing="normal" fo:background-color="#fdfdff"/>
    </style:style>
    <style:style style:name="_34_482" style:display-name="4482" style:family="text">
      <style:text-properties fo:color="#060600" style:text-position="2% 100%" fo:letter-spacing="normal" fo:background-color="#fdfdff" style:text-scale="95%"/>
    </style:style>
    <style:style style:name="_34_483" style:display-name="4483" style:family="text">
      <style:text-properties fo:color="#060600" style:text-position="2% 100%" fo:letter-spacing="normal" fo:background-color="#fdfdff" style:text-scale="96%"/>
    </style:style>
    <style:style style:name="_34_484" style:display-name="4484" style:family="text">
      <style:text-properties fo:color="#060600" style:text-position="2% 100%" fo:letter-spacing="normal" fo:background-color="#fdfdff" style:text-scale="97%"/>
    </style:style>
    <style:style style:name="_34_485" style:display-name="4485" style:family="text">
      <style:text-properties fo:color="#060600" style:text-position="2% 100%" fo:letter-spacing="normal" fo:background-color="#fdfdff" style:text-scale="98%"/>
    </style:style>
    <style:style style:name="_34_486" style:display-name="4486" style:family="text">
      <style:text-properties fo:color="#060600" style:text-position="2% 100%" fo:letter-spacing="normal" fo:background-color="#fdfdff" style:text-scale="99%"/>
    </style:style>
    <style:style style:name="_34_487" style:display-name="4487" style:family="text">
      <style:text-properties fo:color="#060600" style:text-position="2% 100%" fo:letter-spacing="normal" fo:background-color="#fdfdff" style:text-scale="102%"/>
    </style:style>
    <style:style style:name="_34_488" style:display-name="4488" style:family="text">
      <style:text-properties fo:color="#060600" style:text-position="2% 100%" fo:letter-spacing="normal" fo:background-color="#fdfdff" style:text-scale="103%"/>
    </style:style>
    <style:style style:name="_34_489" style:display-name="4489" style:family="text">
      <style:text-properties fo:color="#060600" style:text-position="2% 100%" fo:letter-spacing="normal" fo:background-color="#fdfdff" style:text-scale="105%"/>
    </style:style>
    <style:style style:name="_34_490" style:display-name="4490" style:family="text">
      <style:text-properties fo:color="#060600" style:text-position="2% 100%" fo:letter-spacing="normal" fo:background-color="#fdfdff" style:text-scale="106%"/>
    </style:style>
    <style:style style:name="_34_491" style:display-name="4491" style:family="text">
      <style:text-properties fo:color="#060600" style:text-position="2% 100%" fo:letter-spacing="0.0311in" fo:background-color="#fdfdff"/>
    </style:style>
    <style:style style:name="_34_492" style:display-name="4492" style:family="text">
      <style:text-properties fo:color="#060600" style:text-position="2% 100%" fo:letter-spacing="0.0311in" fo:background-color="#fdfdff" style:text-scale="95%"/>
    </style:style>
    <style:style style:name="_34_493" style:display-name="4493" style:family="text">
      <style:text-properties fo:color="#060600" style:text-position="2% 100%" fo:letter-spacing="0.0311in" fo:background-color="#fdfdff" style:text-scale="96%"/>
    </style:style>
    <style:style style:name="_34_494" style:display-name="4494" style:family="text">
      <style:text-properties fo:color="#060600" style:text-position="2% 100%" fo:letter-spacing="0.0311in" fo:background-color="#fdfdff" style:text-scale="97%"/>
    </style:style>
    <style:style style:name="_34_495" style:display-name="4495" style:family="text">
      <style:text-properties fo:color="#060600" style:text-position="2% 100%" fo:letter-spacing="0.0311in" fo:background-color="#fdfdff" style:text-scale="98%"/>
    </style:style>
    <style:style style:name="_34_496" style:display-name="4496" style:family="text">
      <style:text-properties fo:color="#060600" style:text-position="2% 100%" fo:letter-spacing="0.0311in" fo:background-color="#fdfdff" style:text-scale="99%"/>
    </style:style>
    <style:style style:name="_34_497" style:display-name="4497" style:family="text">
      <style:text-properties fo:color="#060600" style:text-position="2% 100%" fo:letter-spacing="0.0311in" fo:background-color="#fdfdff" style:text-scale="102%"/>
    </style:style>
    <style:style style:name="_34_498" style:display-name="4498" style:family="text">
      <style:text-properties fo:color="#060600" style:text-position="2% 100%" fo:letter-spacing="0.0311in" fo:background-color="#fdfdff" style:text-scale="103%"/>
    </style:style>
    <style:style style:name="_34_499" style:display-name="4499" style:family="text">
      <style:text-properties fo:color="#060600" style:text-position="2% 100%" fo:letter-spacing="0.0311in" fo:background-color="#fdfdff" style:text-scale="105%"/>
    </style:style>
    <style:style style:name="_34_500" style:display-name="4500" style:family="text">
      <style:text-properties fo:color="#060600" style:text-position="2% 100%" fo:letter-spacing="0.0311in" fo:background-color="#fdfdff" style:text-scale="106%"/>
    </style:style>
    <style:style style:name="_34_501" style:display-name="4501" style:family="text"/>
    <style:style style:name="_34_502" style:display-name="4502" style:family="text">
      <style:text-properties style:text-scale="95%"/>
    </style:style>
    <style:style style:name="_34_503" style:display-name="4503" style:family="text">
      <style:text-properties style:text-scale="96%"/>
    </style:style>
    <style:style style:name="_34_504" style:display-name="4504" style:family="text">
      <style:text-properties style:text-scale="97%"/>
    </style:style>
    <style:style style:name="_34_505" style:display-name="4505" style:family="text">
      <style:text-properties style:text-scale="98%"/>
    </style:style>
    <style:style style:name="_34_506" style:display-name="4506" style:family="text">
      <style:text-properties style:text-scale="99%"/>
    </style:style>
    <style:style style:name="_34_507" style:display-name="4507" style:family="text">
      <style:text-properties style:text-scale="102%"/>
    </style:style>
    <style:style style:name="_34_508" style:display-name="4508" style:family="text">
      <style:text-properties style:text-scale="103%"/>
    </style:style>
    <style:style style:name="_34_509" style:display-name="4509" style:family="text">
      <style:text-properties style:text-scale="105%"/>
    </style:style>
    <style:style style:name="_34_510" style:display-name="4510" style:family="text">
      <style:text-properties style:text-scale="106%"/>
    </style:style>
    <style:style style:name="_34_511" style:display-name="4511" style:family="text">
      <style:text-properties fo:letter-spacing="normal"/>
    </style:style>
    <style:style style:name="_34_512" style:display-name="4512" style:family="text">
      <style:text-properties fo:letter-spacing="normal" style:text-scale="95%"/>
    </style:style>
    <style:style style:name="_34_513" style:display-name="4513" style:family="text">
      <style:text-properties fo:letter-spacing="normal" style:text-scale="96%"/>
    </style:style>
    <style:style style:name="_34_514" style:display-name="4514" style:family="text">
      <style:text-properties fo:letter-spacing="normal" style:text-scale="97%"/>
    </style:style>
    <style:style style:name="_34_515" style:display-name="4515" style:family="text">
      <style:text-properties fo:letter-spacing="normal" style:text-scale="98%"/>
    </style:style>
    <style:style style:name="_34_516" style:display-name="4516" style:family="text">
      <style:text-properties fo:letter-spacing="normal" style:text-scale="99%"/>
    </style:style>
    <style:style style:name="_34_517" style:display-name="4517" style:family="text">
      <style:text-properties fo:letter-spacing="normal" style:text-scale="102%"/>
    </style:style>
    <style:style style:name="_34_518" style:display-name="4518" style:family="text">
      <style:text-properties fo:letter-spacing="normal" style:text-scale="103%"/>
    </style:style>
    <style:style style:name="_34_519" style:display-name="4519" style:family="text">
      <style:text-properties fo:letter-spacing="normal" style:text-scale="105%"/>
    </style:style>
    <style:style style:name="_34_520" style:display-name="4520" style:family="text">
      <style:text-properties fo:letter-spacing="normal" style:text-scale="106%"/>
    </style:style>
    <style:style style:name="_34_521" style:display-name="4521" style:family="text">
      <style:text-properties fo:letter-spacing="0.0311in"/>
    </style:style>
    <style:style style:name="_34_522" style:display-name="4522" style:family="text">
      <style:text-properties fo:letter-spacing="0.0311in" style:text-scale="95%"/>
    </style:style>
    <style:style style:name="_34_523" style:display-name="4523" style:family="text">
      <style:text-properties fo:letter-spacing="0.0311in" style:text-scale="96%"/>
    </style:style>
    <style:style style:name="_34_524" style:display-name="4524" style:family="text">
      <style:text-properties fo:letter-spacing="0.0311in" style:text-scale="97%"/>
    </style:style>
    <style:style style:name="_34_525" style:display-name="4525" style:family="text">
      <style:text-properties fo:letter-spacing="0.0311in" style:text-scale="98%"/>
    </style:style>
    <style:style style:name="_34_526" style:display-name="4526" style:family="text">
      <style:text-properties fo:letter-spacing="0.0311in" style:text-scale="99%"/>
    </style:style>
    <style:style style:name="_34_527" style:display-name="4527" style:family="text">
      <style:text-properties fo:letter-spacing="0.0311in" style:text-scale="102%"/>
    </style:style>
    <style:style style:name="_34_528" style:display-name="4528" style:family="text">
      <style:text-properties fo:letter-spacing="0.0311in" style:text-scale="103%"/>
    </style:style>
    <style:style style:name="_34_529" style:display-name="4529" style:family="text">
      <style:text-properties fo:letter-spacing="0.0311in" style:text-scale="105%"/>
    </style:style>
    <style:style style:name="_34_530" style:display-name="4530" style:family="text">
      <style:text-properties fo:letter-spacing="0.0311in" style:text-scale="106%"/>
    </style:style>
    <style:style style:name="_34_531" style:display-name="4531" style:family="text">
      <style:text-properties style:text-position="0% 100%"/>
    </style:style>
    <style:style style:name="_34_532" style:display-name="4532" style:family="text">
      <style:text-properties style:text-position="0% 100%" style:text-scale="95%"/>
    </style:style>
    <style:style style:name="_34_533" style:display-name="4533" style:family="text">
      <style:text-properties style:text-position="0% 100%" style:text-scale="96%"/>
    </style:style>
    <style:style style:name="_34_534" style:display-name="4534" style:family="text">
      <style:text-properties style:text-position="0% 100%" style:text-scale="97%"/>
    </style:style>
    <style:style style:name="_34_535" style:display-name="4535" style:family="text">
      <style:text-properties style:text-position="0% 100%" style:text-scale="98%"/>
    </style:style>
    <style:style style:name="_34_536" style:display-name="4536" style:family="text">
      <style:text-properties style:text-position="0% 100%" style:text-scale="99%"/>
    </style:style>
    <style:style style:name="_34_537" style:display-name="4537" style:family="text">
      <style:text-properties style:text-position="0% 100%" style:text-scale="102%"/>
    </style:style>
    <style:style style:name="_34_538" style:display-name="4538" style:family="text">
      <style:text-properties style:text-position="0% 100%" style:text-scale="103%"/>
    </style:style>
    <style:style style:name="_34_539" style:display-name="4539" style:family="text">
      <style:text-properties style:text-position="0% 100%" style:text-scale="105%"/>
    </style:style>
    <style:style style:name="_34_540" style:display-name="4540" style:family="text">
      <style:text-properties style:text-position="0% 100%" style:text-scale="106%"/>
    </style:style>
    <style:style style:name="_34_541" style:display-name="4541" style:family="text">
      <style:text-properties style:text-position="0% 100%" fo:letter-spacing="normal"/>
    </style:style>
    <style:style style:name="_34_542" style:display-name="4542" style:family="text">
      <style:text-properties style:text-position="0% 100%" fo:letter-spacing="normal" style:text-scale="95%"/>
    </style:style>
    <style:style style:name="_34_543" style:display-name="4543" style:family="text">
      <style:text-properties style:text-position="0% 100%" fo:letter-spacing="normal" style:text-scale="96%"/>
    </style:style>
    <style:style style:name="_34_544" style:display-name="4544" style:family="text">
      <style:text-properties style:text-position="0% 100%" fo:letter-spacing="normal" style:text-scale="97%"/>
    </style:style>
    <style:style style:name="_34_545" style:display-name="4545" style:family="text">
      <style:text-properties style:text-position="0% 100%" fo:letter-spacing="normal" style:text-scale="98%"/>
    </style:style>
    <style:style style:name="_34_546" style:display-name="4546" style:family="text">
      <style:text-properties style:text-position="0% 100%" fo:letter-spacing="normal" style:text-scale="99%"/>
    </style:style>
    <style:style style:name="_34_547" style:display-name="4547" style:family="text">
      <style:text-properties style:text-position="0% 100%" fo:letter-spacing="normal" style:text-scale="102%"/>
    </style:style>
    <style:style style:name="_34_548" style:display-name="4548" style:family="text">
      <style:text-properties style:text-position="0% 100%" fo:letter-spacing="normal" style:text-scale="103%"/>
    </style:style>
    <style:style style:name="_34_549" style:display-name="4549" style:family="text">
      <style:text-properties style:text-position="0% 100%" fo:letter-spacing="normal" style:text-scale="105%"/>
    </style:style>
    <style:style style:name="_34_550" style:display-name="4550" style:family="text">
      <style:text-properties style:text-position="0% 100%" fo:letter-spacing="normal" style:text-scale="106%"/>
    </style:style>
    <style:style style:name="_34_551" style:display-name="4551" style:family="text">
      <style:text-properties style:text-position="0% 100%" fo:letter-spacing="0.0311in"/>
    </style:style>
    <style:style style:name="_34_552" style:display-name="4552" style:family="text">
      <style:text-properties style:text-position="0% 100%" fo:letter-spacing="0.0311in" style:text-scale="95%"/>
    </style:style>
    <style:style style:name="_34_553" style:display-name="4553" style:family="text">
      <style:text-properties style:text-position="0% 100%" fo:letter-spacing="0.0311in" style:text-scale="96%"/>
    </style:style>
    <style:style style:name="_34_554" style:display-name="4554" style:family="text">
      <style:text-properties style:text-position="0% 100%" fo:letter-spacing="0.0311in" style:text-scale="97%"/>
    </style:style>
    <style:style style:name="_34_555" style:display-name="4555" style:family="text">
      <style:text-properties style:text-position="0% 100%" fo:letter-spacing="0.0311in" style:text-scale="98%"/>
    </style:style>
    <style:style style:name="_34_556" style:display-name="4556" style:family="text">
      <style:text-properties style:text-position="0% 100%" fo:letter-spacing="0.0311in" style:text-scale="99%"/>
    </style:style>
    <style:style style:name="_34_557" style:display-name="4557" style:family="text">
      <style:text-properties style:text-position="0% 100%" fo:letter-spacing="0.0311in" style:text-scale="102%"/>
    </style:style>
    <style:style style:name="_34_558" style:display-name="4558" style:family="text">
      <style:text-properties style:text-position="0% 100%" fo:letter-spacing="0.0311in" style:text-scale="103%"/>
    </style:style>
    <style:style style:name="_34_559" style:display-name="4559" style:family="text">
      <style:text-properties style:text-position="0% 100%" fo:letter-spacing="0.0311in" style:text-scale="105%"/>
    </style:style>
    <style:style style:name="_34_560" style:display-name="4560" style:family="text">
      <style:text-properties style:text-position="0% 100%" fo:letter-spacing="0.0311in" style:text-scale="106%"/>
    </style:style>
    <style:style style:name="_34_561" style:display-name="4561" style:family="text">
      <style:text-properties style:text-position="2% 100%"/>
    </style:style>
    <style:style style:name="_34_562" style:display-name="4562" style:family="text">
      <style:text-properties style:text-position="2% 100%" style:text-scale="95%"/>
    </style:style>
    <style:style style:name="_34_563" style:display-name="4563" style:family="text">
      <style:text-properties style:text-position="2% 100%" style:text-scale="96%"/>
    </style:style>
    <style:style style:name="_34_564" style:display-name="4564" style:family="text">
      <style:text-properties style:text-position="2% 100%" style:text-scale="97%"/>
    </style:style>
    <style:style style:name="_34_565" style:display-name="4565" style:family="text">
      <style:text-properties style:text-position="2% 100%" style:text-scale="98%"/>
    </style:style>
    <style:style style:name="_34_566" style:display-name="4566" style:family="text">
      <style:text-properties style:text-position="2% 100%" style:text-scale="99%"/>
    </style:style>
    <style:style style:name="_34_567" style:display-name="4567" style:family="text">
      <style:text-properties style:text-position="2% 100%" style:text-scale="102%"/>
    </style:style>
    <style:style style:name="_34_568" style:display-name="4568" style:family="text">
      <style:text-properties style:text-position="2% 100%" style:text-scale="103%"/>
    </style:style>
    <style:style style:name="_34_569" style:display-name="4569" style:family="text">
      <style:text-properties style:text-position="2% 100%" style:text-scale="105%"/>
    </style:style>
    <style:style style:name="_34_570" style:display-name="4570" style:family="text">
      <style:text-properties style:text-position="2% 100%" style:text-scale="106%"/>
    </style:style>
    <style:style style:name="_34_571" style:display-name="4571" style:family="text">
      <style:text-properties style:text-position="2% 100%" fo:letter-spacing="normal"/>
    </style:style>
    <style:style style:name="_34_572" style:display-name="4572" style:family="text">
      <style:text-properties style:text-position="2% 100%" fo:letter-spacing="normal" style:text-scale="95%"/>
    </style:style>
    <style:style style:name="_34_573" style:display-name="4573" style:family="text">
      <style:text-properties style:text-position="2% 100%" fo:letter-spacing="normal" style:text-scale="96%"/>
    </style:style>
    <style:style style:name="_34_574" style:display-name="4574" style:family="text">
      <style:text-properties style:text-position="2% 100%" fo:letter-spacing="normal" style:text-scale="97%"/>
    </style:style>
    <style:style style:name="_34_575" style:display-name="4575" style:family="text">
      <style:text-properties style:text-position="2% 100%" fo:letter-spacing="normal" style:text-scale="98%"/>
    </style:style>
    <style:style style:name="_34_576" style:display-name="4576" style:family="text">
      <style:text-properties style:text-position="2% 100%" fo:letter-spacing="normal" style:text-scale="99%"/>
    </style:style>
    <style:style style:name="_34_577" style:display-name="4577" style:family="text">
      <style:text-properties style:text-position="2% 100%" fo:letter-spacing="normal" style:text-scale="102%"/>
    </style:style>
    <style:style style:name="_34_578" style:display-name="4578" style:family="text">
      <style:text-properties style:text-position="2% 100%" fo:letter-spacing="normal" style:text-scale="103%"/>
    </style:style>
    <style:style style:name="_34_579" style:display-name="4579" style:family="text">
      <style:text-properties style:text-position="2% 100%" fo:letter-spacing="normal" style:text-scale="105%"/>
    </style:style>
    <style:style style:name="_34_580" style:display-name="4580" style:family="text">
      <style:text-properties style:text-position="2% 100%" fo:letter-spacing="normal" style:text-scale="106%"/>
    </style:style>
    <style:style style:name="_34_581" style:display-name="4581" style:family="text">
      <style:text-properties style:text-position="2% 100%" fo:letter-spacing="0.0311in"/>
    </style:style>
    <style:style style:name="_34_582" style:display-name="4582" style:family="text">
      <style:text-properties style:text-position="2% 100%" fo:letter-spacing="0.0311in" style:text-scale="95%"/>
    </style:style>
    <style:style style:name="_34_583" style:display-name="4583" style:family="text">
      <style:text-properties style:text-position="2% 100%" fo:letter-spacing="0.0311in" style:text-scale="96%"/>
    </style:style>
    <style:style style:name="_34_584" style:display-name="4584" style:family="text">
      <style:text-properties style:text-position="2% 100%" fo:letter-spacing="0.0311in" style:text-scale="97%"/>
    </style:style>
    <style:style style:name="_34_585" style:display-name="4585" style:family="text">
      <style:text-properties style:text-position="2% 100%" fo:letter-spacing="0.0311in" style:text-scale="98%"/>
    </style:style>
    <style:style style:name="_34_586" style:display-name="4586" style:family="text">
      <style:text-properties style:text-position="2% 100%" fo:letter-spacing="0.0311in" style:text-scale="99%"/>
    </style:style>
    <style:style style:name="_34_587" style:display-name="4587" style:family="text">
      <style:text-properties style:text-position="2% 100%" fo:letter-spacing="0.0311in" style:text-scale="102%"/>
    </style:style>
    <style:style style:name="_34_588" style:display-name="4588" style:family="text">
      <style:text-properties style:text-position="2% 100%" fo:letter-spacing="0.0311in" style:text-scale="103%"/>
    </style:style>
    <style:style style:name="_34_589" style:display-name="4589" style:family="text">
      <style:text-properties style:text-position="2% 100%" fo:letter-spacing="0.0311in" style:text-scale="105%"/>
    </style:style>
    <style:style style:name="_34_590" style:display-name="4590" style:family="text">
      <style:text-properties style:text-position="2% 100%" fo:letter-spacing="0.0311in" style:text-scale="106%"/>
    </style:style>
    <style:style style:name="_34_591" style:display-name="4591" style:family="text">
      <style:text-properties fo:background-color="#f9f9ff"/>
    </style:style>
    <style:style style:name="_34_592" style:display-name="4592" style:family="text">
      <style:text-properties fo:background-color="#f9f9ff" style:text-scale="95%"/>
    </style:style>
    <style:style style:name="_34_593" style:display-name="4593" style:family="text">
      <style:text-properties fo:background-color="#f9f9ff" style:text-scale="96%"/>
    </style:style>
    <style:style style:name="_34_594" style:display-name="4594" style:family="text">
      <style:text-properties fo:background-color="#f9f9ff" style:text-scale="97%"/>
    </style:style>
    <style:style style:name="_34_595" style:display-name="4595" style:family="text">
      <style:text-properties fo:background-color="#f9f9ff" style:text-scale="98%"/>
    </style:style>
    <style:style style:name="_34_596" style:display-name="4596" style:family="text">
      <style:text-properties fo:background-color="#f9f9ff" style:text-scale="99%"/>
    </style:style>
    <style:style style:name="_34_597" style:display-name="4597" style:family="text">
      <style:text-properties fo:background-color="#f9f9ff" style:text-scale="102%"/>
    </style:style>
    <style:style style:name="_34_598" style:display-name="4598" style:family="text">
      <style:text-properties fo:background-color="#f9f9ff" style:text-scale="103%"/>
    </style:style>
    <style:style style:name="_34_599" style:display-name="4599" style:family="text">
      <style:text-properties fo:background-color="#f9f9ff" style:text-scale="105%"/>
    </style:style>
    <style:style style:name="_34_600" style:display-name="4600" style:family="text">
      <style:text-properties fo:background-color="#f9f9ff" style:text-scale="106%"/>
    </style:style>
    <style:style style:name="_34_601" style:display-name="4601" style:family="text">
      <style:text-properties fo:letter-spacing="normal" fo:background-color="#f9f9ff"/>
    </style:style>
    <style:style style:name="_34_602" style:display-name="4602" style:family="text">
      <style:text-properties fo:letter-spacing="normal" fo:background-color="#f9f9ff" style:text-scale="95%"/>
    </style:style>
    <style:style style:name="_34_603" style:display-name="4603" style:family="text">
      <style:text-properties fo:letter-spacing="normal" fo:background-color="#f9f9ff" style:text-scale="96%"/>
    </style:style>
    <style:style style:name="_34_604" style:display-name="4604" style:family="text">
      <style:text-properties fo:letter-spacing="normal" fo:background-color="#f9f9ff" style:text-scale="97%"/>
    </style:style>
    <style:style style:name="_34_605" style:display-name="4605" style:family="text">
      <style:text-properties fo:letter-spacing="normal" fo:background-color="#f9f9ff" style:text-scale="98%"/>
    </style:style>
    <style:style style:name="_34_606" style:display-name="4606" style:family="text">
      <style:text-properties fo:letter-spacing="normal" fo:background-color="#f9f9ff" style:text-scale="99%"/>
    </style:style>
    <style:style style:name="_34_607" style:display-name="4607" style:family="text">
      <style:text-properties fo:letter-spacing="normal" fo:background-color="#f9f9ff" style:text-scale="102%"/>
    </style:style>
    <style:style style:name="_34_608" style:display-name="4608" style:family="text">
      <style:text-properties fo:letter-spacing="normal" fo:background-color="#f9f9ff" style:text-scale="103%"/>
    </style:style>
    <style:style style:name="_34_609" style:display-name="4609" style:family="text">
      <style:text-properties fo:letter-spacing="normal" fo:background-color="#f9f9ff" style:text-scale="105%"/>
    </style:style>
    <style:style style:name="_34_610" style:display-name="4610" style:family="text">
      <style:text-properties fo:letter-spacing="normal" fo:background-color="#f9f9ff" style:text-scale="106%"/>
    </style:style>
    <style:style style:name="_34_611" style:display-name="4611" style:family="text">
      <style:text-properties fo:letter-spacing="0.0311in" fo:background-color="#f9f9ff"/>
    </style:style>
    <style:style style:name="_34_612" style:display-name="4612" style:family="text">
      <style:text-properties fo:letter-spacing="0.0311in" fo:background-color="#f9f9ff" style:text-scale="95%"/>
    </style:style>
    <style:style style:name="_34_613" style:display-name="4613" style:family="text">
      <style:text-properties fo:letter-spacing="0.0311in" fo:background-color="#f9f9ff" style:text-scale="96%"/>
    </style:style>
    <style:style style:name="_34_614" style:display-name="4614" style:family="text">
      <style:text-properties fo:letter-spacing="0.0311in" fo:background-color="#f9f9ff" style:text-scale="97%"/>
    </style:style>
    <style:style style:name="_34_615" style:display-name="4615" style:family="text">
      <style:text-properties fo:letter-spacing="0.0311in" fo:background-color="#f9f9ff" style:text-scale="98%"/>
    </style:style>
    <style:style style:name="_34_616" style:display-name="4616" style:family="text">
      <style:text-properties fo:letter-spacing="0.0311in" fo:background-color="#f9f9ff" style:text-scale="99%"/>
    </style:style>
    <style:style style:name="_34_617" style:display-name="4617" style:family="text">
      <style:text-properties fo:letter-spacing="0.0311in" fo:background-color="#f9f9ff" style:text-scale="102%"/>
    </style:style>
    <style:style style:name="_34_618" style:display-name="4618" style:family="text">
      <style:text-properties fo:letter-spacing="0.0311in" fo:background-color="#f9f9ff" style:text-scale="103%"/>
    </style:style>
    <style:style style:name="_34_619" style:display-name="4619" style:family="text">
      <style:text-properties fo:letter-spacing="0.0311in" fo:background-color="#f9f9ff" style:text-scale="105%"/>
    </style:style>
    <style:style style:name="_34_620" style:display-name="4620" style:family="text">
      <style:text-properties fo:letter-spacing="0.0311in" fo:background-color="#f9f9ff" style:text-scale="106%"/>
    </style:style>
    <style:style style:name="_34_621" style:display-name="4621" style:family="text">
      <style:text-properties style:text-position="0% 100%" fo:background-color="#f9f9ff"/>
    </style:style>
    <style:style style:name="_34_622" style:display-name="4622" style:family="text">
      <style:text-properties style:text-position="0% 100%" fo:background-color="#f9f9ff" style:text-scale="95%"/>
    </style:style>
    <style:style style:name="_34_623" style:display-name="4623" style:family="text">
      <style:text-properties style:text-position="0% 100%" fo:background-color="#f9f9ff" style:text-scale="96%"/>
    </style:style>
    <style:style style:name="_34_624" style:display-name="4624" style:family="text">
      <style:text-properties style:text-position="0% 100%" fo:background-color="#f9f9ff" style:text-scale="97%"/>
    </style:style>
    <style:style style:name="_34_625" style:display-name="4625" style:family="text">
      <style:text-properties style:text-position="0% 100%" fo:background-color="#f9f9ff" style:text-scale="98%"/>
    </style:style>
    <style:style style:name="_34_626" style:display-name="4626" style:family="text">
      <style:text-properties style:text-position="0% 100%" fo:background-color="#f9f9ff" style:text-scale="99%"/>
    </style:style>
    <style:style style:name="_34_627" style:display-name="4627" style:family="text">
      <style:text-properties style:text-position="0% 100%" fo:background-color="#f9f9ff" style:text-scale="102%"/>
    </style:style>
    <style:style style:name="_34_628" style:display-name="4628" style:family="text">
      <style:text-properties style:text-position="0% 100%" fo:background-color="#f9f9ff" style:text-scale="103%"/>
    </style:style>
    <style:style style:name="_34_629" style:display-name="4629" style:family="text">
      <style:text-properties style:text-position="0% 100%" fo:background-color="#f9f9ff" style:text-scale="105%"/>
    </style:style>
    <style:style style:name="_34_630" style:display-name="4630" style:family="text">
      <style:text-properties style:text-position="0% 100%" fo:background-color="#f9f9ff" style:text-scale="106%"/>
    </style:style>
    <style:style style:name="_34_631" style:display-name="4631" style:family="text">
      <style:text-properties style:text-position="0% 100%" fo:letter-spacing="normal" fo:background-color="#f9f9ff"/>
    </style:style>
    <style:style style:name="_34_632" style:display-name="4632" style:family="text">
      <style:text-properties style:text-position="0% 100%" fo:letter-spacing="normal" fo:background-color="#f9f9ff" style:text-scale="95%"/>
    </style:style>
    <style:style style:name="_34_633" style:display-name="4633" style:family="text">
      <style:text-properties style:text-position="0% 100%" fo:letter-spacing="normal" fo:background-color="#f9f9ff" style:text-scale="96%"/>
    </style:style>
    <style:style style:name="_34_634" style:display-name="4634" style:family="text">
      <style:text-properties style:text-position="0% 100%" fo:letter-spacing="normal" fo:background-color="#f9f9ff" style:text-scale="97%"/>
    </style:style>
    <style:style style:name="_34_635" style:display-name="4635" style:family="text">
      <style:text-properties style:text-position="0% 100%" fo:letter-spacing="normal" fo:background-color="#f9f9ff" style:text-scale="98%"/>
    </style:style>
    <style:style style:name="_34_636" style:display-name="4636" style:family="text">
      <style:text-properties style:text-position="0% 100%" fo:letter-spacing="normal" fo:background-color="#f9f9ff" style:text-scale="99%"/>
    </style:style>
    <style:style style:name="_34_637" style:display-name="4637" style:family="text">
      <style:text-properties style:text-position="0% 100%" fo:letter-spacing="normal" fo:background-color="#f9f9ff" style:text-scale="102%"/>
    </style:style>
    <style:style style:name="_34_638" style:display-name="4638" style:family="text">
      <style:text-properties style:text-position="0% 100%" fo:letter-spacing="normal" fo:background-color="#f9f9ff" style:text-scale="103%"/>
    </style:style>
    <style:style style:name="_34_639" style:display-name="4639" style:family="text">
      <style:text-properties style:text-position="0% 100%" fo:letter-spacing="normal" fo:background-color="#f9f9ff" style:text-scale="105%"/>
    </style:style>
    <style:style style:name="_34_640" style:display-name="4640" style:family="text">
      <style:text-properties style:text-position="0% 100%" fo:letter-spacing="normal" fo:background-color="#f9f9ff" style:text-scale="106%"/>
    </style:style>
    <style:style style:name="_34_641" style:display-name="4641" style:family="text">
      <style:text-properties style:text-position="0% 100%" fo:letter-spacing="0.0311in" fo:background-color="#f9f9ff"/>
    </style:style>
    <style:style style:name="_34_642" style:display-name="4642" style:family="text">
      <style:text-properties style:text-position="0% 100%" fo:letter-spacing="0.0311in" fo:background-color="#f9f9ff" style:text-scale="95%"/>
    </style:style>
    <style:style style:name="_34_643" style:display-name="4643" style:family="text">
      <style:text-properties style:text-position="0% 100%" fo:letter-spacing="0.0311in" fo:background-color="#f9f9ff" style:text-scale="96%"/>
    </style:style>
    <style:style style:name="_34_644" style:display-name="4644" style:family="text">
      <style:text-properties style:text-position="0% 100%" fo:letter-spacing="0.0311in" fo:background-color="#f9f9ff" style:text-scale="97%"/>
    </style:style>
    <style:style style:name="_34_645" style:display-name="4645" style:family="text">
      <style:text-properties style:text-position="0% 100%" fo:letter-spacing="0.0311in" fo:background-color="#f9f9ff" style:text-scale="98%"/>
    </style:style>
    <style:style style:name="_34_646" style:display-name="4646" style:family="text">
      <style:text-properties style:text-position="0% 100%" fo:letter-spacing="0.0311in" fo:background-color="#f9f9ff" style:text-scale="99%"/>
    </style:style>
    <style:style style:name="_34_647" style:display-name="4647" style:family="text">
      <style:text-properties style:text-position="0% 100%" fo:letter-spacing="0.0311in" fo:background-color="#f9f9ff" style:text-scale="102%"/>
    </style:style>
    <style:style style:name="_34_648" style:display-name="4648" style:family="text">
      <style:text-properties style:text-position="0% 100%" fo:letter-spacing="0.0311in" fo:background-color="#f9f9ff" style:text-scale="103%"/>
    </style:style>
    <style:style style:name="_34_649" style:display-name="4649" style:family="text">
      <style:text-properties style:text-position="0% 100%" fo:letter-spacing="0.0311in" fo:background-color="#f9f9ff" style:text-scale="105%"/>
    </style:style>
    <style:style style:name="_34_650" style:display-name="4650" style:family="text">
      <style:text-properties style:text-position="0% 100%" fo:letter-spacing="0.0311in" fo:background-color="#f9f9ff" style:text-scale="106%"/>
    </style:style>
    <style:style style:name="_34_651" style:display-name="4651" style:family="text">
      <style:text-properties style:text-position="2% 100%" fo:background-color="#f9f9ff"/>
    </style:style>
    <style:style style:name="_34_652" style:display-name="4652" style:family="text">
      <style:text-properties style:text-position="2% 100%" fo:background-color="#f9f9ff" style:text-scale="95%"/>
    </style:style>
    <style:style style:name="_34_653" style:display-name="4653" style:family="text">
      <style:text-properties style:text-position="2% 100%" fo:background-color="#f9f9ff" style:text-scale="96%"/>
    </style:style>
    <style:style style:name="_34_654" style:display-name="4654" style:family="text">
      <style:text-properties style:text-position="2% 100%" fo:background-color="#f9f9ff" style:text-scale="97%"/>
    </style:style>
    <style:style style:name="_34_655" style:display-name="4655" style:family="text">
      <style:text-properties style:text-position="2% 100%" fo:background-color="#f9f9ff" style:text-scale="98%"/>
    </style:style>
    <style:style style:name="_34_656" style:display-name="4656" style:family="text">
      <style:text-properties style:text-position="2% 100%" fo:background-color="#f9f9ff" style:text-scale="99%"/>
    </style:style>
    <style:style style:name="_34_657" style:display-name="4657" style:family="text">
      <style:text-properties style:text-position="2% 100%" fo:background-color="#f9f9ff" style:text-scale="102%"/>
    </style:style>
    <style:style style:name="_34_658" style:display-name="4658" style:family="text">
      <style:text-properties style:text-position="2% 100%" fo:background-color="#f9f9ff" style:text-scale="103%"/>
    </style:style>
    <style:style style:name="_34_659" style:display-name="4659" style:family="text">
      <style:text-properties style:text-position="2% 100%" fo:background-color="#f9f9ff" style:text-scale="105%"/>
    </style:style>
    <style:style style:name="_34_660" style:display-name="4660" style:family="text">
      <style:text-properties style:text-position="2% 100%" fo:background-color="#f9f9ff" style:text-scale="106%"/>
    </style:style>
    <style:style style:name="_34_661" style:display-name="4661" style:family="text">
      <style:text-properties style:text-position="2% 100%" fo:letter-spacing="normal" fo:background-color="#f9f9ff"/>
    </style:style>
    <style:style style:name="_34_662" style:display-name="4662" style:family="text">
      <style:text-properties style:text-position="2% 100%" fo:letter-spacing="normal" fo:background-color="#f9f9ff" style:text-scale="95%"/>
    </style:style>
    <style:style style:name="_34_663" style:display-name="4663" style:family="text">
      <style:text-properties style:text-position="2% 100%" fo:letter-spacing="normal" fo:background-color="#f9f9ff" style:text-scale="96%"/>
    </style:style>
    <style:style style:name="_34_664" style:display-name="4664" style:family="text">
      <style:text-properties style:text-position="2% 100%" fo:letter-spacing="normal" fo:background-color="#f9f9ff" style:text-scale="97%"/>
    </style:style>
    <style:style style:name="_34_665" style:display-name="4665" style:family="text">
      <style:text-properties style:text-position="2% 100%" fo:letter-spacing="normal" fo:background-color="#f9f9ff" style:text-scale="98%"/>
    </style:style>
    <style:style style:name="_34_666" style:display-name="4666" style:family="text">
      <style:text-properties style:text-position="2% 100%" fo:letter-spacing="normal" fo:background-color="#f9f9ff" style:text-scale="99%"/>
    </style:style>
    <style:style style:name="_34_667" style:display-name="4667" style:family="text">
      <style:text-properties style:text-position="2% 100%" fo:letter-spacing="normal" fo:background-color="#f9f9ff" style:text-scale="102%"/>
    </style:style>
    <style:style style:name="_34_668" style:display-name="4668" style:family="text">
      <style:text-properties style:text-position="2% 100%" fo:letter-spacing="normal" fo:background-color="#f9f9ff" style:text-scale="103%"/>
    </style:style>
    <style:style style:name="_34_669" style:display-name="4669" style:family="text">
      <style:text-properties style:text-position="2% 100%" fo:letter-spacing="normal" fo:background-color="#f9f9ff" style:text-scale="105%"/>
    </style:style>
    <style:style style:name="_34_670" style:display-name="4670" style:family="text">
      <style:text-properties style:text-position="2% 100%" fo:letter-spacing="normal" fo:background-color="#f9f9ff" style:text-scale="106%"/>
    </style:style>
    <style:style style:name="_34_671" style:display-name="4671" style:family="text">
      <style:text-properties style:text-position="2% 100%" fo:letter-spacing="0.0311in" fo:background-color="#f9f9ff"/>
    </style:style>
    <style:style style:name="_34_672" style:display-name="4672" style:family="text">
      <style:text-properties style:text-position="2% 100%" fo:letter-spacing="0.0311in" fo:background-color="#f9f9ff" style:text-scale="95%"/>
    </style:style>
    <style:style style:name="_34_673" style:display-name="4673" style:family="text">
      <style:text-properties style:text-position="2% 100%" fo:letter-spacing="0.0311in" fo:background-color="#f9f9ff" style:text-scale="96%"/>
    </style:style>
    <style:style style:name="_34_674" style:display-name="4674" style:family="text">
      <style:text-properties style:text-position="2% 100%" fo:letter-spacing="0.0311in" fo:background-color="#f9f9ff" style:text-scale="97%"/>
    </style:style>
    <style:style style:name="_34_675" style:display-name="4675" style:family="text">
      <style:text-properties style:text-position="2% 100%" fo:letter-spacing="0.0311in" fo:background-color="#f9f9ff" style:text-scale="98%"/>
    </style:style>
    <style:style style:name="_34_676" style:display-name="4676" style:family="text">
      <style:text-properties style:text-position="2% 100%" fo:letter-spacing="0.0311in" fo:background-color="#f9f9ff" style:text-scale="99%"/>
    </style:style>
    <style:style style:name="_34_677" style:display-name="4677" style:family="text">
      <style:text-properties style:text-position="2% 100%" fo:letter-spacing="0.0311in" fo:background-color="#f9f9ff" style:text-scale="102%"/>
    </style:style>
    <style:style style:name="_34_678" style:display-name="4678" style:family="text">
      <style:text-properties style:text-position="2% 100%" fo:letter-spacing="0.0311in" fo:background-color="#f9f9ff" style:text-scale="103%"/>
    </style:style>
    <style:style style:name="_34_679" style:display-name="4679" style:family="text">
      <style:text-properties style:text-position="2% 100%" fo:letter-spacing="0.0311in" fo:background-color="#f9f9ff" style:text-scale="105%"/>
    </style:style>
    <style:style style:name="_34_680" style:display-name="4680" style:family="text">
      <style:text-properties style:text-position="2% 100%" fo:letter-spacing="0.0311in" fo:background-color="#f9f9ff" style:text-scale="106%"/>
    </style:style>
    <style:style style:name="_34_681" style:display-name="4681" style:family="text">
      <style:text-properties fo:background-color="#f9fdff"/>
    </style:style>
    <style:style style:name="_34_682" style:display-name="4682" style:family="text">
      <style:text-properties fo:background-color="#f9fdff" style:text-scale="95%"/>
    </style:style>
    <style:style style:name="_34_683" style:display-name="4683" style:family="text">
      <style:text-properties fo:background-color="#f9fdff" style:text-scale="96%"/>
    </style:style>
    <style:style style:name="_34_684" style:display-name="4684" style:family="text">
      <style:text-properties fo:background-color="#f9fdff" style:text-scale="97%"/>
    </style:style>
    <style:style style:name="_34_685" style:display-name="4685" style:family="text">
      <style:text-properties fo:background-color="#f9fdff" style:text-scale="98%"/>
    </style:style>
    <style:style style:name="_34_686" style:display-name="4686" style:family="text">
      <style:text-properties fo:background-color="#f9fdff" style:text-scale="99%"/>
    </style:style>
    <style:style style:name="_34_687" style:display-name="4687" style:family="text">
      <style:text-properties fo:background-color="#f9fdff" style:text-scale="102%"/>
    </style:style>
    <style:style style:name="_34_688" style:display-name="4688" style:family="text">
      <style:text-properties fo:background-color="#f9fdff" style:text-scale="103%"/>
    </style:style>
    <style:style style:name="_34_689" style:display-name="4689" style:family="text">
      <style:text-properties fo:background-color="#f9fdff" style:text-scale="105%"/>
    </style:style>
    <style:style style:name="_34_690" style:display-name="4690" style:family="text">
      <style:text-properties fo:background-color="#f9fdff" style:text-scale="106%"/>
    </style:style>
    <style:style style:name="_34_691" style:display-name="4691" style:family="text">
      <style:text-properties fo:letter-spacing="normal" fo:background-color="#f9fdff"/>
    </style:style>
    <style:style style:name="_34_692" style:display-name="4692" style:family="text">
      <style:text-properties fo:letter-spacing="normal" fo:background-color="#f9fdff" style:text-scale="95%"/>
    </style:style>
    <style:style style:name="_34_693" style:display-name="4693" style:family="text">
      <style:text-properties fo:letter-spacing="normal" fo:background-color="#f9fdff" style:text-scale="96%"/>
    </style:style>
    <style:style style:name="_34_694" style:display-name="4694" style:family="text">
      <style:text-properties fo:letter-spacing="normal" fo:background-color="#f9fdff" style:text-scale="97%"/>
    </style:style>
    <style:style style:name="_34_695" style:display-name="4695" style:family="text">
      <style:text-properties fo:letter-spacing="normal" fo:background-color="#f9fdff" style:text-scale="98%"/>
    </style:style>
    <style:style style:name="_34_696" style:display-name="4696" style:family="text">
      <style:text-properties fo:letter-spacing="normal" fo:background-color="#f9fdff" style:text-scale="99%"/>
    </style:style>
    <style:style style:name="_34_697" style:display-name="4697" style:family="text">
      <style:text-properties fo:letter-spacing="normal" fo:background-color="#f9fdff" style:text-scale="102%"/>
    </style:style>
    <style:style style:name="_34_698" style:display-name="4698" style:family="text">
      <style:text-properties fo:letter-spacing="normal" fo:background-color="#f9fdff" style:text-scale="103%"/>
    </style:style>
    <style:style style:name="_34_699" style:display-name="4699" style:family="text">
      <style:text-properties fo:letter-spacing="normal" fo:background-color="#f9fdff" style:text-scale="105%"/>
    </style:style>
    <style:style style:name="_34_700" style:display-name="4700" style:family="text">
      <style:text-properties fo:letter-spacing="normal" fo:background-color="#f9fdff" style:text-scale="106%"/>
    </style:style>
    <style:style style:name="_34_701" style:display-name="4701" style:family="text">
      <style:text-properties fo:letter-spacing="0.0311in" fo:background-color="#f9fdff"/>
    </style:style>
    <style:style style:name="_34_702" style:display-name="4702" style:family="text">
      <style:text-properties fo:letter-spacing="0.0311in" fo:background-color="#f9fdff" style:text-scale="95%"/>
    </style:style>
    <style:style style:name="_34_703" style:display-name="4703" style:family="text">
      <style:text-properties fo:letter-spacing="0.0311in" fo:background-color="#f9fdff" style:text-scale="96%"/>
    </style:style>
    <style:style style:name="_34_704" style:display-name="4704" style:family="text">
      <style:text-properties fo:letter-spacing="0.0311in" fo:background-color="#f9fdff" style:text-scale="97%"/>
    </style:style>
    <style:style style:name="_34_705" style:display-name="4705" style:family="text">
      <style:text-properties fo:letter-spacing="0.0311in" fo:background-color="#f9fdff" style:text-scale="98%"/>
    </style:style>
    <style:style style:name="_34_706" style:display-name="4706" style:family="text">
      <style:text-properties fo:letter-spacing="0.0311in" fo:background-color="#f9fdff" style:text-scale="99%"/>
    </style:style>
    <style:style style:name="_34_707" style:display-name="4707" style:family="text">
      <style:text-properties fo:letter-spacing="0.0311in" fo:background-color="#f9fdff" style:text-scale="102%"/>
    </style:style>
    <style:style style:name="_34_708" style:display-name="4708" style:family="text">
      <style:text-properties fo:letter-spacing="0.0311in" fo:background-color="#f9fdff" style:text-scale="103%"/>
    </style:style>
    <style:style style:name="_34_709" style:display-name="4709" style:family="text">
      <style:text-properties fo:letter-spacing="0.0311in" fo:background-color="#f9fdff" style:text-scale="105%"/>
    </style:style>
    <style:style style:name="_34_710" style:display-name="4710" style:family="text">
      <style:text-properties fo:letter-spacing="0.0311in" fo:background-color="#f9fdff" style:text-scale="106%"/>
    </style:style>
    <style:style style:name="_34_711" style:display-name="4711" style:family="text">
      <style:text-properties style:text-position="0% 100%" fo:background-color="#f9fdff"/>
    </style:style>
    <style:style style:name="_34_712" style:display-name="4712" style:family="text">
      <style:text-properties style:text-position="0% 100%" fo:background-color="#f9fdff" style:text-scale="95%"/>
    </style:style>
    <style:style style:name="_34_713" style:display-name="4713" style:family="text">
      <style:text-properties style:text-position="0% 100%" fo:background-color="#f9fdff" style:text-scale="96%"/>
    </style:style>
    <style:style style:name="_34_714" style:display-name="4714" style:family="text">
      <style:text-properties style:text-position="0% 100%" fo:background-color="#f9fdff" style:text-scale="97%"/>
    </style:style>
    <style:style style:name="_34_715" style:display-name="4715" style:family="text">
      <style:text-properties style:text-position="0% 100%" fo:background-color="#f9fdff" style:text-scale="98%"/>
    </style:style>
    <style:style style:name="_34_716" style:display-name="4716" style:family="text">
      <style:text-properties style:text-position="0% 100%" fo:background-color="#f9fdff" style:text-scale="99%"/>
    </style:style>
    <style:style style:name="_34_717" style:display-name="4717" style:family="text">
      <style:text-properties style:text-position="0% 100%" fo:background-color="#f9fdff" style:text-scale="102%"/>
    </style:style>
    <style:style style:name="_34_718" style:display-name="4718" style:family="text">
      <style:text-properties style:text-position="0% 100%" fo:background-color="#f9fdff" style:text-scale="103%"/>
    </style:style>
    <style:style style:name="_34_719" style:display-name="4719" style:family="text">
      <style:text-properties style:text-position="0% 100%" fo:background-color="#f9fdff" style:text-scale="105%"/>
    </style:style>
    <style:style style:name="_34_720" style:display-name="4720" style:family="text">
      <style:text-properties style:text-position="0% 100%" fo:background-color="#f9fdff" style:text-scale="106%"/>
    </style:style>
    <style:style style:name="_34_721" style:display-name="4721" style:family="text">
      <style:text-properties style:text-position="0% 100%" fo:letter-spacing="normal" fo:background-color="#f9fdff"/>
    </style:style>
    <style:style style:name="_34_722" style:display-name="4722" style:family="text">
      <style:text-properties style:text-position="0% 100%" fo:letter-spacing="normal" fo:background-color="#f9fdff" style:text-scale="95%"/>
    </style:style>
    <style:style style:name="_34_723" style:display-name="4723" style:family="text">
      <style:text-properties style:text-position="0% 100%" fo:letter-spacing="normal" fo:background-color="#f9fdff" style:text-scale="96%"/>
    </style:style>
    <style:style style:name="_34_724" style:display-name="4724" style:family="text">
      <style:text-properties style:text-position="0% 100%" fo:letter-spacing="normal" fo:background-color="#f9fdff" style:text-scale="97%"/>
    </style:style>
    <style:style style:name="_34_725" style:display-name="4725" style:family="text">
      <style:text-properties style:text-position="0% 100%" fo:letter-spacing="normal" fo:background-color="#f9fdff" style:text-scale="98%"/>
    </style:style>
    <style:style style:name="_34_726" style:display-name="4726" style:family="text">
      <style:text-properties style:text-position="0% 100%" fo:letter-spacing="normal" fo:background-color="#f9fdff" style:text-scale="99%"/>
    </style:style>
    <style:style style:name="_34_727" style:display-name="4727" style:family="text">
      <style:text-properties style:text-position="0% 100%" fo:letter-spacing="normal" fo:background-color="#f9fdff" style:text-scale="102%"/>
    </style:style>
    <style:style style:name="_34_728" style:display-name="4728" style:family="text">
      <style:text-properties style:text-position="0% 100%" fo:letter-spacing="normal" fo:background-color="#f9fdff" style:text-scale="103%"/>
    </style:style>
    <style:style style:name="_34_729" style:display-name="4729" style:family="text">
      <style:text-properties style:text-position="0% 100%" fo:letter-spacing="normal" fo:background-color="#f9fdff" style:text-scale="105%"/>
    </style:style>
    <style:style style:name="_34_730" style:display-name="4730" style:family="text">
      <style:text-properties style:text-position="0% 100%" fo:letter-spacing="normal" fo:background-color="#f9fdff" style:text-scale="106%"/>
    </style:style>
    <style:style style:name="_34_731" style:display-name="4731" style:family="text">
      <style:text-properties style:text-position="0% 100%" fo:letter-spacing="0.0311in" fo:background-color="#f9fdff"/>
    </style:style>
    <style:style style:name="_34_732" style:display-name="4732" style:family="text">
      <style:text-properties style:text-position="0% 100%" fo:letter-spacing="0.0311in" fo:background-color="#f9fdff" style:text-scale="95%"/>
    </style:style>
    <style:style style:name="_34_733" style:display-name="4733" style:family="text">
      <style:text-properties style:text-position="0% 100%" fo:letter-spacing="0.0311in" fo:background-color="#f9fdff" style:text-scale="96%"/>
    </style:style>
    <style:style style:name="_34_734" style:display-name="4734" style:family="text">
      <style:text-properties style:text-position="0% 100%" fo:letter-spacing="0.0311in" fo:background-color="#f9fdff" style:text-scale="97%"/>
    </style:style>
    <style:style style:name="_34_735" style:display-name="4735" style:family="text">
      <style:text-properties style:text-position="0% 100%" fo:letter-spacing="0.0311in" fo:background-color="#f9fdff" style:text-scale="98%"/>
    </style:style>
    <style:style style:name="_34_736" style:display-name="4736" style:family="text">
      <style:text-properties style:text-position="0% 100%" fo:letter-spacing="0.0311in" fo:background-color="#f9fdff" style:text-scale="99%"/>
    </style:style>
    <style:style style:name="_34_737" style:display-name="4737" style:family="text">
      <style:text-properties style:text-position="0% 100%" fo:letter-spacing="0.0311in" fo:background-color="#f9fdff" style:text-scale="102%"/>
    </style:style>
    <style:style style:name="_34_738" style:display-name="4738" style:family="text">
      <style:text-properties style:text-position="0% 100%" fo:letter-spacing="0.0311in" fo:background-color="#f9fdff" style:text-scale="103%"/>
    </style:style>
    <style:style style:name="_34_739" style:display-name="4739" style:family="text">
      <style:text-properties style:text-position="0% 100%" fo:letter-spacing="0.0311in" fo:background-color="#f9fdff" style:text-scale="105%"/>
    </style:style>
    <style:style style:name="_34_740" style:display-name="4740" style:family="text">
      <style:text-properties style:text-position="0% 100%" fo:letter-spacing="0.0311in" fo:background-color="#f9fdff" style:text-scale="106%"/>
    </style:style>
    <style:style style:name="_34_741" style:display-name="4741" style:family="text">
      <style:text-properties style:text-position="2% 100%" fo:background-color="#f9fdff"/>
    </style:style>
    <style:style style:name="_34_742" style:display-name="4742" style:family="text">
      <style:text-properties style:text-position="2% 100%" fo:background-color="#f9fdff" style:text-scale="95%"/>
    </style:style>
    <style:style style:name="_34_743" style:display-name="4743" style:family="text">
      <style:text-properties style:text-position="2% 100%" fo:background-color="#f9fdff" style:text-scale="96%"/>
    </style:style>
    <style:style style:name="_34_744" style:display-name="4744" style:family="text">
      <style:text-properties style:text-position="2% 100%" fo:background-color="#f9fdff" style:text-scale="97%"/>
    </style:style>
    <style:style style:name="_34_745" style:display-name="4745" style:family="text">
      <style:text-properties style:text-position="2% 100%" fo:background-color="#f9fdff" style:text-scale="98%"/>
    </style:style>
    <style:style style:name="_34_746" style:display-name="4746" style:family="text">
      <style:text-properties style:text-position="2% 100%" fo:background-color="#f9fdff" style:text-scale="99%"/>
    </style:style>
    <style:style style:name="_34_747" style:display-name="4747" style:family="text">
      <style:text-properties style:text-position="2% 100%" fo:background-color="#f9fdff" style:text-scale="102%"/>
    </style:style>
    <style:style style:name="_34_748" style:display-name="4748" style:family="text">
      <style:text-properties style:text-position="2% 100%" fo:background-color="#f9fdff" style:text-scale="103%"/>
    </style:style>
    <style:style style:name="_34_749" style:display-name="4749" style:family="text">
      <style:text-properties style:text-position="2% 100%" fo:background-color="#f9fdff" style:text-scale="105%"/>
    </style:style>
    <style:style style:name="_34_750" style:display-name="4750" style:family="text">
      <style:text-properties style:text-position="2% 100%" fo:background-color="#f9fdff" style:text-scale="106%"/>
    </style:style>
    <style:style style:name="_34_751" style:display-name="4751" style:family="text">
      <style:text-properties style:text-position="2% 100%" fo:letter-spacing="normal" fo:background-color="#f9fdff"/>
    </style:style>
    <style:style style:name="_34_752" style:display-name="4752" style:family="text">
      <style:text-properties style:text-position="2% 100%" fo:letter-spacing="normal" fo:background-color="#f9fdff" style:text-scale="95%"/>
    </style:style>
    <style:style style:name="_34_753" style:display-name="4753" style:family="text">
      <style:text-properties style:text-position="2% 100%" fo:letter-spacing="normal" fo:background-color="#f9fdff" style:text-scale="96%"/>
    </style:style>
    <style:style style:name="_34_754" style:display-name="4754" style:family="text">
      <style:text-properties style:text-position="2% 100%" fo:letter-spacing="normal" fo:background-color="#f9fdff" style:text-scale="97%"/>
    </style:style>
    <style:style style:name="_34_755" style:display-name="4755" style:family="text">
      <style:text-properties style:text-position="2% 100%" fo:letter-spacing="normal" fo:background-color="#f9fdff" style:text-scale="98%"/>
    </style:style>
    <style:style style:name="_34_756" style:display-name="4756" style:family="text">
      <style:text-properties style:text-position="2% 100%" fo:letter-spacing="normal" fo:background-color="#f9fdff" style:text-scale="99%"/>
    </style:style>
    <style:style style:name="_34_757" style:display-name="4757" style:family="text">
      <style:text-properties style:text-position="2% 100%" fo:letter-spacing="normal" fo:background-color="#f9fdff" style:text-scale="102%"/>
    </style:style>
    <style:style style:name="_34_758" style:display-name="4758" style:family="text">
      <style:text-properties style:text-position="2% 100%" fo:letter-spacing="normal" fo:background-color="#f9fdff" style:text-scale="103%"/>
    </style:style>
    <style:style style:name="_34_759" style:display-name="4759" style:family="text">
      <style:text-properties style:text-position="2% 100%" fo:letter-spacing="normal" fo:background-color="#f9fdff" style:text-scale="105%"/>
    </style:style>
    <style:style style:name="_34_760" style:display-name="4760" style:family="text">
      <style:text-properties style:text-position="2% 100%" fo:letter-spacing="normal" fo:background-color="#f9fdff" style:text-scale="106%"/>
    </style:style>
    <style:style style:name="_34_761" style:display-name="4761" style:family="text">
      <style:text-properties style:text-position="2% 100%" fo:letter-spacing="0.0311in" fo:background-color="#f9fdff"/>
    </style:style>
    <style:style style:name="_34_762" style:display-name="4762" style:family="text">
      <style:text-properties style:text-position="2% 100%" fo:letter-spacing="0.0311in" fo:background-color="#f9fdff" style:text-scale="95%"/>
    </style:style>
    <style:style style:name="_34_763" style:display-name="4763" style:family="text">
      <style:text-properties style:text-position="2% 100%" fo:letter-spacing="0.0311in" fo:background-color="#f9fdff" style:text-scale="96%"/>
    </style:style>
    <style:style style:name="_34_764" style:display-name="4764" style:family="text">
      <style:text-properties style:text-position="2% 100%" fo:letter-spacing="0.0311in" fo:background-color="#f9fdff" style:text-scale="97%"/>
    </style:style>
    <style:style style:name="_34_765" style:display-name="4765" style:family="text">
      <style:text-properties style:text-position="2% 100%" fo:letter-spacing="0.0311in" fo:background-color="#f9fdff" style:text-scale="98%"/>
    </style:style>
    <style:style style:name="_34_766" style:display-name="4766" style:family="text">
      <style:text-properties style:text-position="2% 100%" fo:letter-spacing="0.0311in" fo:background-color="#f9fdff" style:text-scale="99%"/>
    </style:style>
    <style:style style:name="_34_767" style:display-name="4767" style:family="text">
      <style:text-properties style:text-position="2% 100%" fo:letter-spacing="0.0311in" fo:background-color="#f9fdff" style:text-scale="102%"/>
    </style:style>
    <style:style style:name="_34_768" style:display-name="4768" style:family="text">
      <style:text-properties style:text-position="2% 100%" fo:letter-spacing="0.0311in" fo:background-color="#f9fdff" style:text-scale="103%"/>
    </style:style>
    <style:style style:name="_34_769" style:display-name="4769" style:family="text">
      <style:text-properties style:text-position="2% 100%" fo:letter-spacing="0.0311in" fo:background-color="#f9fdff" style:text-scale="105%"/>
    </style:style>
    <style:style style:name="_34_770" style:display-name="4770" style:family="text">
      <style:text-properties style:text-position="2% 100%" fo:letter-spacing="0.0311in" fo:background-color="#f9fdff" style:text-scale="106%"/>
    </style:style>
    <style:style style:name="_34_771" style:display-name="4771" style:family="text">
      <style:text-properties fo:background-color="#fdf9ff"/>
    </style:style>
    <style:style style:name="_34_772" style:display-name="4772" style:family="text">
      <style:text-properties fo:background-color="#fdf9ff" style:text-scale="95%"/>
    </style:style>
    <style:style style:name="_34_773" style:display-name="4773" style:family="text">
      <style:text-properties fo:background-color="#fdf9ff" style:text-scale="96%"/>
    </style:style>
    <style:style style:name="_34_774" style:display-name="4774" style:family="text">
      <style:text-properties fo:background-color="#fdf9ff" style:text-scale="97%"/>
    </style:style>
    <style:style style:name="_34_775" style:display-name="4775" style:family="text">
      <style:text-properties fo:background-color="#fdf9ff" style:text-scale="98%"/>
    </style:style>
    <style:style style:name="_34_776" style:display-name="4776" style:family="text">
      <style:text-properties fo:background-color="#fdf9ff" style:text-scale="99%"/>
    </style:style>
    <style:style style:name="_34_777" style:display-name="4777" style:family="text">
      <style:text-properties fo:background-color="#fdf9ff" style:text-scale="102%"/>
    </style:style>
    <style:style style:name="_34_778" style:display-name="4778" style:family="text">
      <style:text-properties fo:background-color="#fdf9ff" style:text-scale="103%"/>
    </style:style>
    <style:style style:name="_34_779" style:display-name="4779" style:family="text">
      <style:text-properties fo:background-color="#fdf9ff" style:text-scale="105%"/>
    </style:style>
    <style:style style:name="_34_780" style:display-name="4780" style:family="text">
      <style:text-properties fo:background-color="#fdf9ff" style:text-scale="106%"/>
    </style:style>
    <style:style style:name="_34_781" style:display-name="4781" style:family="text">
      <style:text-properties fo:letter-spacing="normal" fo:background-color="#fdf9ff"/>
    </style:style>
    <style:style style:name="_34_782" style:display-name="4782" style:family="text">
      <style:text-properties fo:letter-spacing="normal" fo:background-color="#fdf9ff" style:text-scale="95%"/>
    </style:style>
    <style:style style:name="_34_783" style:display-name="4783" style:family="text">
      <style:text-properties fo:letter-spacing="normal" fo:background-color="#fdf9ff" style:text-scale="96%"/>
    </style:style>
    <style:style style:name="_34_784" style:display-name="4784" style:family="text">
      <style:text-properties fo:letter-spacing="normal" fo:background-color="#fdf9ff" style:text-scale="97%"/>
    </style:style>
    <style:style style:name="_34_785" style:display-name="4785" style:family="text">
      <style:text-properties fo:letter-spacing="normal" fo:background-color="#fdf9ff" style:text-scale="98%"/>
    </style:style>
    <style:style style:name="_34_786" style:display-name="4786" style:family="text">
      <style:text-properties fo:letter-spacing="normal" fo:background-color="#fdf9ff" style:text-scale="99%"/>
    </style:style>
    <style:style style:name="_34_787" style:display-name="4787" style:family="text">
      <style:text-properties fo:letter-spacing="normal" fo:background-color="#fdf9ff" style:text-scale="102%"/>
    </style:style>
    <style:style style:name="_34_788" style:display-name="4788" style:family="text">
      <style:text-properties fo:letter-spacing="normal" fo:background-color="#fdf9ff" style:text-scale="103%"/>
    </style:style>
    <style:style style:name="_34_789" style:display-name="4789" style:family="text">
      <style:text-properties fo:letter-spacing="normal" fo:background-color="#fdf9ff" style:text-scale="105%"/>
    </style:style>
    <style:style style:name="_34_790" style:display-name="4790" style:family="text">
      <style:text-properties fo:letter-spacing="normal" fo:background-color="#fdf9ff" style:text-scale="106%"/>
    </style:style>
    <style:style style:name="_34_791" style:display-name="4791" style:family="text">
      <style:text-properties fo:letter-spacing="0.0311in" fo:background-color="#fdf9ff"/>
    </style:style>
    <style:style style:name="_34_792" style:display-name="4792" style:family="text">
      <style:text-properties fo:letter-spacing="0.0311in" fo:background-color="#fdf9ff" style:text-scale="95%"/>
    </style:style>
    <style:style style:name="_34_793" style:display-name="4793" style:family="text">
      <style:text-properties fo:letter-spacing="0.0311in" fo:background-color="#fdf9ff" style:text-scale="96%"/>
    </style:style>
    <style:style style:name="_34_794" style:display-name="4794" style:family="text">
      <style:text-properties fo:letter-spacing="0.0311in" fo:background-color="#fdf9ff" style:text-scale="97%"/>
    </style:style>
    <style:style style:name="_34_795" style:display-name="4795" style:family="text">
      <style:text-properties fo:letter-spacing="0.0311in" fo:background-color="#fdf9ff" style:text-scale="98%"/>
    </style:style>
    <style:style style:name="_34_796" style:display-name="4796" style:family="text">
      <style:text-properties fo:letter-spacing="0.0311in" fo:background-color="#fdf9ff" style:text-scale="99%"/>
    </style:style>
    <style:style style:name="_34_797" style:display-name="4797" style:family="text">
      <style:text-properties fo:letter-spacing="0.0311in" fo:background-color="#fdf9ff" style:text-scale="102%"/>
    </style:style>
    <style:style style:name="_34_798" style:display-name="4798" style:family="text">
      <style:text-properties fo:letter-spacing="0.0311in" fo:background-color="#fdf9ff" style:text-scale="103%"/>
    </style:style>
    <style:style style:name="_34_799" style:display-name="4799" style:family="text">
      <style:text-properties fo:letter-spacing="0.0311in" fo:background-color="#fdf9ff" style:text-scale="105%"/>
    </style:style>
    <style:style style:name="_34_800" style:display-name="4800" style:family="text">
      <style:text-properties fo:letter-spacing="0.0311in" fo:background-color="#fdf9ff" style:text-scale="106%"/>
    </style:style>
    <style:style style:name="_34_801" style:display-name="4801" style:family="text">
      <style:text-properties style:text-position="0% 100%" fo:background-color="#fdf9ff"/>
    </style:style>
    <style:style style:name="_34_802" style:display-name="4802" style:family="text">
      <style:text-properties style:text-position="0% 100%" fo:background-color="#fdf9ff" style:text-scale="95%"/>
    </style:style>
    <style:style style:name="_34_803" style:display-name="4803" style:family="text">
      <style:text-properties style:text-position="0% 100%" fo:background-color="#fdf9ff" style:text-scale="96%"/>
    </style:style>
    <style:style style:name="_34_804" style:display-name="4804" style:family="text">
      <style:text-properties style:text-position="0% 100%" fo:background-color="#fdf9ff" style:text-scale="97%"/>
    </style:style>
    <style:style style:name="_34_805" style:display-name="4805" style:family="text">
      <style:text-properties style:text-position="0% 100%" fo:background-color="#fdf9ff" style:text-scale="98%"/>
    </style:style>
    <style:style style:name="_34_806" style:display-name="4806" style:family="text">
      <style:text-properties style:text-position="0% 100%" fo:background-color="#fdf9ff" style:text-scale="99%"/>
    </style:style>
    <style:style style:name="_34_807" style:display-name="4807" style:family="text">
      <style:text-properties style:text-position="0% 100%" fo:background-color="#fdf9ff" style:text-scale="102%"/>
    </style:style>
    <style:style style:name="_34_808" style:display-name="4808" style:family="text">
      <style:text-properties style:text-position="0% 100%" fo:background-color="#fdf9ff" style:text-scale="103%"/>
    </style:style>
    <style:style style:name="_34_809" style:display-name="4809" style:family="text">
      <style:text-properties style:text-position="0% 100%" fo:background-color="#fdf9ff" style:text-scale="105%"/>
    </style:style>
    <style:style style:name="_34_810" style:display-name="4810" style:family="text">
      <style:text-properties style:text-position="0% 100%" fo:background-color="#fdf9ff" style:text-scale="106%"/>
    </style:style>
    <style:style style:name="_34_811" style:display-name="4811" style:family="text">
      <style:text-properties style:text-position="0% 100%" fo:letter-spacing="normal" fo:background-color="#fdf9ff"/>
    </style:style>
    <style:style style:name="_34_812" style:display-name="4812" style:family="text">
      <style:text-properties style:text-position="0% 100%" fo:letter-spacing="normal" fo:background-color="#fdf9ff" style:text-scale="95%"/>
    </style:style>
    <style:style style:name="_34_813" style:display-name="4813" style:family="text">
      <style:text-properties style:text-position="0% 100%" fo:letter-spacing="normal" fo:background-color="#fdf9ff" style:text-scale="96%"/>
    </style:style>
    <style:style style:name="_34_814" style:display-name="4814" style:family="text">
      <style:text-properties style:text-position="0% 100%" fo:letter-spacing="normal" fo:background-color="#fdf9ff" style:text-scale="97%"/>
    </style:style>
    <style:style style:name="_34_815" style:display-name="4815" style:family="text">
      <style:text-properties style:text-position="0% 100%" fo:letter-spacing="normal" fo:background-color="#fdf9ff" style:text-scale="98%"/>
    </style:style>
    <style:style style:name="_34_816" style:display-name="4816" style:family="text">
      <style:text-properties style:text-position="0% 100%" fo:letter-spacing="normal" fo:background-color="#fdf9ff" style:text-scale="99%"/>
    </style:style>
    <style:style style:name="_34_817" style:display-name="4817" style:family="text">
      <style:text-properties style:text-position="0% 100%" fo:letter-spacing="normal" fo:background-color="#fdf9ff" style:text-scale="102%"/>
    </style:style>
    <style:style style:name="_34_818" style:display-name="4818" style:family="text">
      <style:text-properties style:text-position="0% 100%" fo:letter-spacing="normal" fo:background-color="#fdf9ff" style:text-scale="103%"/>
    </style:style>
    <style:style style:name="_34_819" style:display-name="4819" style:family="text">
      <style:text-properties style:text-position="0% 100%" fo:letter-spacing="normal" fo:background-color="#fdf9ff" style:text-scale="105%"/>
    </style:style>
    <style:style style:name="_34_820" style:display-name="4820" style:family="text">
      <style:text-properties style:text-position="0% 100%" fo:letter-spacing="normal" fo:background-color="#fdf9ff" style:text-scale="106%"/>
    </style:style>
    <style:style style:name="_34_821" style:display-name="4821" style:family="text">
      <style:text-properties style:text-position="0% 100%" fo:letter-spacing="0.0311in" fo:background-color="#fdf9ff"/>
    </style:style>
    <style:style style:name="_34_822" style:display-name="4822" style:family="text">
      <style:text-properties style:text-position="0% 100%" fo:letter-spacing="0.0311in" fo:background-color="#fdf9ff" style:text-scale="95%"/>
    </style:style>
    <style:style style:name="_34_823" style:display-name="4823" style:family="text">
      <style:text-properties style:text-position="0% 100%" fo:letter-spacing="0.0311in" fo:background-color="#fdf9ff" style:text-scale="96%"/>
    </style:style>
    <style:style style:name="_34_824" style:display-name="4824" style:family="text">
      <style:text-properties style:text-position="0% 100%" fo:letter-spacing="0.0311in" fo:background-color="#fdf9ff" style:text-scale="97%"/>
    </style:style>
    <style:style style:name="_34_825" style:display-name="4825" style:family="text">
      <style:text-properties style:text-position="0% 100%" fo:letter-spacing="0.0311in" fo:background-color="#fdf9ff" style:text-scale="98%"/>
    </style:style>
    <style:style style:name="_34_826" style:display-name="4826" style:family="text">
      <style:text-properties style:text-position="0% 100%" fo:letter-spacing="0.0311in" fo:background-color="#fdf9ff" style:text-scale="99%"/>
    </style:style>
    <style:style style:name="_34_827" style:display-name="4827" style:family="text">
      <style:text-properties style:text-position="0% 100%" fo:letter-spacing="0.0311in" fo:background-color="#fdf9ff" style:text-scale="102%"/>
    </style:style>
    <style:style style:name="_34_828" style:display-name="4828" style:family="text">
      <style:text-properties style:text-position="0% 100%" fo:letter-spacing="0.0311in" fo:background-color="#fdf9ff" style:text-scale="103%"/>
    </style:style>
    <style:style style:name="_34_829" style:display-name="4829" style:family="text">
      <style:text-properties style:text-position="0% 100%" fo:letter-spacing="0.0311in" fo:background-color="#fdf9ff" style:text-scale="105%"/>
    </style:style>
    <style:style style:name="_34_830" style:display-name="4830" style:family="text">
      <style:text-properties style:text-position="0% 100%" fo:letter-spacing="0.0311in" fo:background-color="#fdf9ff" style:text-scale="106%"/>
    </style:style>
    <style:style style:name="_34_831" style:display-name="4831" style:family="text">
      <style:text-properties style:text-position="2% 100%" fo:background-color="#fdf9ff"/>
    </style:style>
    <style:style style:name="_34_832" style:display-name="4832" style:family="text">
      <style:text-properties style:text-position="2% 100%" fo:background-color="#fdf9ff" style:text-scale="95%"/>
    </style:style>
    <style:style style:name="_34_833" style:display-name="4833" style:family="text">
      <style:text-properties style:text-position="2% 100%" fo:background-color="#fdf9ff" style:text-scale="96%"/>
    </style:style>
    <style:style style:name="_34_834" style:display-name="4834" style:family="text">
      <style:text-properties style:text-position="2% 100%" fo:background-color="#fdf9ff" style:text-scale="97%"/>
    </style:style>
    <style:style style:name="_34_835" style:display-name="4835" style:family="text">
      <style:text-properties style:text-position="2% 100%" fo:background-color="#fdf9ff" style:text-scale="98%"/>
    </style:style>
    <style:style style:name="_34_836" style:display-name="4836" style:family="text">
      <style:text-properties style:text-position="2% 100%" fo:background-color="#fdf9ff" style:text-scale="99%"/>
    </style:style>
    <style:style style:name="_34_837" style:display-name="4837" style:family="text">
      <style:text-properties style:text-position="2% 100%" fo:background-color="#fdf9ff" style:text-scale="102%"/>
    </style:style>
    <style:style style:name="_34_838" style:display-name="4838" style:family="text">
      <style:text-properties style:text-position="2% 100%" fo:background-color="#fdf9ff" style:text-scale="103%"/>
    </style:style>
    <style:style style:name="_34_839" style:display-name="4839" style:family="text">
      <style:text-properties style:text-position="2% 100%" fo:background-color="#fdf9ff" style:text-scale="105%"/>
    </style:style>
    <style:style style:name="_34_840" style:display-name="4840" style:family="text">
      <style:text-properties style:text-position="2% 100%" fo:background-color="#fdf9ff" style:text-scale="106%"/>
    </style:style>
    <style:style style:name="_34_841" style:display-name="4841" style:family="text">
      <style:text-properties style:text-position="2% 100%" fo:letter-spacing="normal" fo:background-color="#fdf9ff"/>
    </style:style>
    <style:style style:name="_34_842" style:display-name="4842" style:family="text">
      <style:text-properties style:text-position="2% 100%" fo:letter-spacing="normal" fo:background-color="#fdf9ff" style:text-scale="95%"/>
    </style:style>
    <style:style style:name="_34_843" style:display-name="4843" style:family="text">
      <style:text-properties style:text-position="2% 100%" fo:letter-spacing="normal" fo:background-color="#fdf9ff" style:text-scale="96%"/>
    </style:style>
    <style:style style:name="_34_844" style:display-name="4844" style:family="text">
      <style:text-properties style:text-position="2% 100%" fo:letter-spacing="normal" fo:background-color="#fdf9ff" style:text-scale="97%"/>
    </style:style>
    <style:style style:name="_34_845" style:display-name="4845" style:family="text">
      <style:text-properties style:text-position="2% 100%" fo:letter-spacing="normal" fo:background-color="#fdf9ff" style:text-scale="98%"/>
    </style:style>
    <style:style style:name="_34_846" style:display-name="4846" style:family="text">
      <style:text-properties style:text-position="2% 100%" fo:letter-spacing="normal" fo:background-color="#fdf9ff" style:text-scale="99%"/>
    </style:style>
    <style:style style:name="_34_847" style:display-name="4847" style:family="text">
      <style:text-properties style:text-position="2% 100%" fo:letter-spacing="normal" fo:background-color="#fdf9ff" style:text-scale="102%"/>
    </style:style>
    <style:style style:name="_34_848" style:display-name="4848" style:family="text">
      <style:text-properties style:text-position="2% 100%" fo:letter-spacing="normal" fo:background-color="#fdf9ff" style:text-scale="103%"/>
    </style:style>
    <style:style style:name="_34_849" style:display-name="4849" style:family="text">
      <style:text-properties style:text-position="2% 100%" fo:letter-spacing="normal" fo:background-color="#fdf9ff" style:text-scale="105%"/>
    </style:style>
    <style:style style:name="_34_850" style:display-name="4850" style:family="text">
      <style:text-properties style:text-position="2% 100%" fo:letter-spacing="normal" fo:background-color="#fdf9ff" style:text-scale="106%"/>
    </style:style>
    <style:style style:name="_34_851" style:display-name="4851" style:family="text">
      <style:text-properties style:text-position="2% 100%" fo:letter-spacing="0.0311in" fo:background-color="#fdf9ff"/>
    </style:style>
    <style:style style:name="_34_852" style:display-name="4852" style:family="text">
      <style:text-properties style:text-position="2% 100%" fo:letter-spacing="0.0311in" fo:background-color="#fdf9ff" style:text-scale="95%"/>
    </style:style>
    <style:style style:name="_34_853" style:display-name="4853" style:family="text">
      <style:text-properties style:text-position="2% 100%" fo:letter-spacing="0.0311in" fo:background-color="#fdf9ff" style:text-scale="96%"/>
    </style:style>
    <style:style style:name="_34_854" style:display-name="4854" style:family="text">
      <style:text-properties style:text-position="2% 100%" fo:letter-spacing="0.0311in" fo:background-color="#fdf9ff" style:text-scale="97%"/>
    </style:style>
    <style:style style:name="_34_855" style:display-name="4855" style:family="text">
      <style:text-properties style:text-position="2% 100%" fo:letter-spacing="0.0311in" fo:background-color="#fdf9ff" style:text-scale="98%"/>
    </style:style>
    <style:style style:name="_34_856" style:display-name="4856" style:family="text">
      <style:text-properties style:text-position="2% 100%" fo:letter-spacing="0.0311in" fo:background-color="#fdf9ff" style:text-scale="99%"/>
    </style:style>
    <style:style style:name="_34_857" style:display-name="4857" style:family="text">
      <style:text-properties style:text-position="2% 100%" fo:letter-spacing="0.0311in" fo:background-color="#fdf9ff" style:text-scale="102%"/>
    </style:style>
    <style:style style:name="_34_858" style:display-name="4858" style:family="text">
      <style:text-properties style:text-position="2% 100%" fo:letter-spacing="0.0311in" fo:background-color="#fdf9ff" style:text-scale="103%"/>
    </style:style>
    <style:style style:name="_34_859" style:display-name="4859" style:family="text">
      <style:text-properties style:text-position="2% 100%" fo:letter-spacing="0.0311in" fo:background-color="#fdf9ff" style:text-scale="105%"/>
    </style:style>
    <style:style style:name="_34_860" style:display-name="4860" style:family="text">
      <style:text-properties style:text-position="2% 100%" fo:letter-spacing="0.0311in" fo:background-color="#fdf9ff" style:text-scale="106%"/>
    </style:style>
    <style:style style:name="_34_861" style:display-name="4861" style:family="text">
      <style:text-properties fo:background-color="#fdfdff"/>
    </style:style>
    <style:style style:name="_34_862" style:display-name="4862" style:family="text">
      <style:text-properties fo:background-color="#fdfdff" style:text-scale="95%"/>
    </style:style>
    <style:style style:name="_34_863" style:display-name="4863" style:family="text">
      <style:text-properties fo:background-color="#fdfdff" style:text-scale="96%"/>
    </style:style>
    <style:style style:name="_34_864" style:display-name="4864" style:family="text">
      <style:text-properties fo:background-color="#fdfdff" style:text-scale="97%"/>
    </style:style>
    <style:style style:name="_34_865" style:display-name="4865" style:family="text">
      <style:text-properties fo:background-color="#fdfdff" style:text-scale="98%"/>
    </style:style>
    <style:style style:name="_34_866" style:display-name="4866" style:family="text">
      <style:text-properties fo:background-color="#fdfdff" style:text-scale="99%"/>
    </style:style>
    <style:style style:name="_34_867" style:display-name="4867" style:family="text">
      <style:text-properties fo:background-color="#fdfdff" style:text-scale="102%"/>
    </style:style>
    <style:style style:name="_34_868" style:display-name="4868" style:family="text">
      <style:text-properties fo:background-color="#fdfdff" style:text-scale="103%"/>
    </style:style>
    <style:style style:name="_34_869" style:display-name="4869" style:family="text">
      <style:text-properties fo:background-color="#fdfdff" style:text-scale="105%"/>
    </style:style>
    <style:style style:name="_34_870" style:display-name="4870" style:family="text">
      <style:text-properties fo:background-color="#fdfdff" style:text-scale="106%"/>
    </style:style>
    <style:style style:name="_34_871" style:display-name="4871" style:family="text">
      <style:text-properties fo:letter-spacing="normal" fo:background-color="#fdfdff"/>
    </style:style>
    <style:style style:name="_34_872" style:display-name="4872" style:family="text">
      <style:text-properties fo:letter-spacing="normal" fo:background-color="#fdfdff" style:text-scale="95%"/>
    </style:style>
    <style:style style:name="_34_873" style:display-name="4873" style:family="text">
      <style:text-properties fo:letter-spacing="normal" fo:background-color="#fdfdff" style:text-scale="96%"/>
    </style:style>
    <style:style style:name="_34_874" style:display-name="4874" style:family="text">
      <style:text-properties fo:letter-spacing="normal" fo:background-color="#fdfdff" style:text-scale="97%"/>
    </style:style>
    <style:style style:name="_34_875" style:display-name="4875" style:family="text">
      <style:text-properties fo:letter-spacing="normal" fo:background-color="#fdfdff" style:text-scale="98%"/>
    </style:style>
    <style:style style:name="_34_876" style:display-name="4876" style:family="text">
      <style:text-properties fo:letter-spacing="normal" fo:background-color="#fdfdff" style:text-scale="99%"/>
    </style:style>
    <style:style style:name="_34_877" style:display-name="4877" style:family="text">
      <style:text-properties fo:letter-spacing="normal" fo:background-color="#fdfdff" style:text-scale="102%"/>
    </style:style>
    <style:style style:name="_34_878" style:display-name="4878" style:family="text">
      <style:text-properties fo:letter-spacing="normal" fo:background-color="#fdfdff" style:text-scale="103%"/>
    </style:style>
    <style:style style:name="_34_879" style:display-name="4879" style:family="text">
      <style:text-properties fo:letter-spacing="normal" fo:background-color="#fdfdff" style:text-scale="105%"/>
    </style:style>
    <style:style style:name="_34_880" style:display-name="4880" style:family="text">
      <style:text-properties fo:letter-spacing="normal" fo:background-color="#fdfdff" style:text-scale="106%"/>
    </style:style>
    <style:style style:name="_34_881" style:display-name="4881" style:family="text">
      <style:text-properties fo:letter-spacing="0.0311in" fo:background-color="#fdfdff"/>
    </style:style>
    <style:style style:name="_34_882" style:display-name="4882" style:family="text">
      <style:text-properties fo:letter-spacing="0.0311in" fo:background-color="#fdfdff" style:text-scale="95%"/>
    </style:style>
    <style:style style:name="_34_883" style:display-name="4883" style:family="text">
      <style:text-properties fo:letter-spacing="0.0311in" fo:background-color="#fdfdff" style:text-scale="96%"/>
    </style:style>
    <style:style style:name="_34_884" style:display-name="4884" style:family="text">
      <style:text-properties fo:letter-spacing="0.0311in" fo:background-color="#fdfdff" style:text-scale="97%"/>
    </style:style>
    <style:style style:name="_34_885" style:display-name="4885" style:family="text">
      <style:text-properties fo:letter-spacing="0.0311in" fo:background-color="#fdfdff" style:text-scale="98%"/>
    </style:style>
    <style:style style:name="_34_886" style:display-name="4886" style:family="text">
      <style:text-properties fo:letter-spacing="0.0311in" fo:background-color="#fdfdff" style:text-scale="99%"/>
    </style:style>
    <style:style style:name="_34_887" style:display-name="4887" style:family="text">
      <style:text-properties fo:letter-spacing="0.0311in" fo:background-color="#fdfdff" style:text-scale="102%"/>
    </style:style>
    <style:style style:name="_34_888" style:display-name="4888" style:family="text">
      <style:text-properties fo:letter-spacing="0.0311in" fo:background-color="#fdfdff" style:text-scale="103%"/>
    </style:style>
    <style:style style:name="_34_889" style:display-name="4889" style:family="text">
      <style:text-properties fo:letter-spacing="0.0311in" fo:background-color="#fdfdff" style:text-scale="105%"/>
    </style:style>
    <style:style style:name="_34_890" style:display-name="4890" style:family="text">
      <style:text-properties fo:letter-spacing="0.0311in" fo:background-color="#fdfdff" style:text-scale="106%"/>
    </style:style>
    <style:style style:name="_34_891" style:display-name="4891" style:family="text">
      <style:text-properties style:text-position="0% 100%" fo:background-color="#fdfdff"/>
    </style:style>
    <style:style style:name="_34_892" style:display-name="4892" style:family="text">
      <style:text-properties style:text-position="0% 100%" fo:background-color="#fdfdff" style:text-scale="95%"/>
    </style:style>
    <style:style style:name="_34_893" style:display-name="4893" style:family="text">
      <style:text-properties style:text-position="0% 100%" fo:background-color="#fdfdff" style:text-scale="96%"/>
    </style:style>
    <style:style style:name="_34_894" style:display-name="4894" style:family="text">
      <style:text-properties style:text-position="0% 100%" fo:background-color="#fdfdff" style:text-scale="97%"/>
    </style:style>
    <style:style style:name="_34_895" style:display-name="4895" style:family="text">
      <style:text-properties style:text-position="0% 100%" fo:background-color="#fdfdff" style:text-scale="98%"/>
    </style:style>
    <style:style style:name="_34_896" style:display-name="4896" style:family="text">
      <style:text-properties style:text-position="0% 100%" fo:background-color="#fdfdff" style:text-scale="99%"/>
    </style:style>
    <style:style style:name="_34_897" style:display-name="4897" style:family="text">
      <style:text-properties style:text-position="0% 100%" fo:background-color="#fdfdff" style:text-scale="102%"/>
    </style:style>
    <style:style style:name="_34_898" style:display-name="4898" style:family="text">
      <style:text-properties style:text-position="0% 100%" fo:background-color="#fdfdff" style:text-scale="103%"/>
    </style:style>
    <style:style style:name="_34_899" style:display-name="4899" style:family="text">
      <style:text-properties style:text-position="0% 100%" fo:background-color="#fdfdff" style:text-scale="105%"/>
    </style:style>
    <style:style style:name="_34_900" style:display-name="4900" style:family="text">
      <style:text-properties style:text-position="0% 100%" fo:background-color="#fdfdff" style:text-scale="106%"/>
    </style:style>
    <style:style style:name="_34_901" style:display-name="4901" style:family="text">
      <style:text-properties style:text-position="0% 100%" fo:letter-spacing="normal" fo:background-color="#fdfdff"/>
    </style:style>
    <style:style style:name="_34_902" style:display-name="4902" style:family="text">
      <style:text-properties style:text-position="0% 100%" fo:letter-spacing="normal" fo:background-color="#fdfdff" style:text-scale="95%"/>
    </style:style>
    <style:style style:name="_34_903" style:display-name="4903" style:family="text">
      <style:text-properties style:text-position="0% 100%" fo:letter-spacing="normal" fo:background-color="#fdfdff" style:text-scale="96%"/>
    </style:style>
    <style:style style:name="_34_904" style:display-name="4904" style:family="text">
      <style:text-properties style:text-position="0% 100%" fo:letter-spacing="normal" fo:background-color="#fdfdff" style:text-scale="97%"/>
    </style:style>
    <style:style style:name="_34_905" style:display-name="4905" style:family="text">
      <style:text-properties style:text-position="0% 100%" fo:letter-spacing="normal" fo:background-color="#fdfdff" style:text-scale="98%"/>
    </style:style>
    <style:style style:name="_34_906" style:display-name="4906" style:family="text">
      <style:text-properties style:text-position="0% 100%" fo:letter-spacing="normal" fo:background-color="#fdfdff" style:text-scale="99%"/>
    </style:style>
    <style:style style:name="_34_907" style:display-name="4907" style:family="text">
      <style:text-properties style:text-position="0% 100%" fo:letter-spacing="normal" fo:background-color="#fdfdff" style:text-scale="102%"/>
    </style:style>
    <style:style style:name="_34_908" style:display-name="4908" style:family="text">
      <style:text-properties style:text-position="0% 100%" fo:letter-spacing="normal" fo:background-color="#fdfdff" style:text-scale="103%"/>
    </style:style>
    <style:style style:name="_34_909" style:display-name="4909" style:family="text">
      <style:text-properties style:text-position="0% 100%" fo:letter-spacing="normal" fo:background-color="#fdfdff" style:text-scale="105%"/>
    </style:style>
    <style:style style:name="_34_910" style:display-name="4910" style:family="text">
      <style:text-properties style:text-position="0% 100%" fo:letter-spacing="normal" fo:background-color="#fdfdff" style:text-scale="106%"/>
    </style:style>
    <style:style style:name="_34_911" style:display-name="4911" style:family="text">
      <style:text-properties style:text-position="0% 100%" fo:letter-spacing="0.0311in" fo:background-color="#fdfdff"/>
    </style:style>
    <style:style style:name="_34_912" style:display-name="4912" style:family="text">
      <style:text-properties style:text-position="0% 100%" fo:letter-spacing="0.0311in" fo:background-color="#fdfdff" style:text-scale="95%"/>
    </style:style>
    <style:style style:name="_34_913" style:display-name="4913" style:family="text">
      <style:text-properties style:text-position="0% 100%" fo:letter-spacing="0.0311in" fo:background-color="#fdfdff" style:text-scale="96%"/>
    </style:style>
    <style:style style:name="_34_914" style:display-name="4914" style:family="text">
      <style:text-properties style:text-position="0% 100%" fo:letter-spacing="0.0311in" fo:background-color="#fdfdff" style:text-scale="97%"/>
    </style:style>
    <style:style style:name="_34_915" style:display-name="4915" style:family="text">
      <style:text-properties style:text-position="0% 100%" fo:letter-spacing="0.0311in" fo:background-color="#fdfdff" style:text-scale="98%"/>
    </style:style>
    <style:style style:name="_34_916" style:display-name="4916" style:family="text">
      <style:text-properties style:text-position="0% 100%" fo:letter-spacing="0.0311in" fo:background-color="#fdfdff" style:text-scale="99%"/>
    </style:style>
    <style:style style:name="_34_917" style:display-name="4917" style:family="text">
      <style:text-properties style:text-position="0% 100%" fo:letter-spacing="0.0311in" fo:background-color="#fdfdff" style:text-scale="102%"/>
    </style:style>
    <style:style style:name="_34_918" style:display-name="4918" style:family="text">
      <style:text-properties style:text-position="0% 100%" fo:letter-spacing="0.0311in" fo:background-color="#fdfdff" style:text-scale="103%"/>
    </style:style>
    <style:style style:name="_34_919" style:display-name="4919" style:family="text">
      <style:text-properties style:text-position="0% 100%" fo:letter-spacing="0.0311in" fo:background-color="#fdfdff" style:text-scale="105%"/>
    </style:style>
    <style:style style:name="_34_920" style:display-name="4920" style:family="text">
      <style:text-properties style:text-position="0% 100%" fo:letter-spacing="0.0311in" fo:background-color="#fdfdff" style:text-scale="106%"/>
    </style:style>
    <style:style style:name="_34_921" style:display-name="4921" style:family="text">
      <style:text-properties style:text-position="2% 100%" fo:background-color="#fdfdff"/>
    </style:style>
    <style:style style:name="_34_922" style:display-name="4922" style:family="text">
      <style:text-properties style:text-position="2% 100%" fo:background-color="#fdfdff" style:text-scale="95%"/>
    </style:style>
    <style:style style:name="_34_923" style:display-name="4923" style:family="text">
      <style:text-properties style:text-position="2% 100%" fo:background-color="#fdfdff" style:text-scale="96%"/>
    </style:style>
    <style:style style:name="_34_924" style:display-name="4924" style:family="text">
      <style:text-properties style:text-position="2% 100%" fo:background-color="#fdfdff" style:text-scale="97%"/>
    </style:style>
    <style:style style:name="_34_925" style:display-name="4925" style:family="text">
      <style:text-properties style:text-position="2% 100%" fo:background-color="#fdfdff" style:text-scale="98%"/>
    </style:style>
    <style:style style:name="_34_926" style:display-name="4926" style:family="text">
      <style:text-properties style:text-position="2% 100%" fo:background-color="#fdfdff" style:text-scale="99%"/>
    </style:style>
    <style:style style:name="_34_927" style:display-name="4927" style:family="text">
      <style:text-properties style:text-position="2% 100%" fo:background-color="#fdfdff" style:text-scale="102%"/>
    </style:style>
    <style:style style:name="_34_928" style:display-name="4928" style:family="text">
      <style:text-properties style:text-position="2% 100%" fo:background-color="#fdfdff" style:text-scale="103%"/>
    </style:style>
    <style:style style:name="_34_929" style:display-name="4929" style:family="text">
      <style:text-properties style:text-position="2% 100%" fo:background-color="#fdfdff" style:text-scale="105%"/>
    </style:style>
    <style:style style:name="_34_930" style:display-name="4930" style:family="text">
      <style:text-properties style:text-position="2% 100%" fo:background-color="#fdfdff" style:text-scale="106%"/>
    </style:style>
    <style:style style:name="_34_931" style:display-name="4931" style:family="text">
      <style:text-properties style:text-position="2% 100%" fo:letter-spacing="normal" fo:background-color="#fdfdff"/>
    </style:style>
    <style:style style:name="_34_932" style:display-name="4932" style:family="text">
      <style:text-properties style:text-position="2% 100%" fo:letter-spacing="normal" fo:background-color="#fdfdff" style:text-scale="95%"/>
    </style:style>
    <style:style style:name="_34_933" style:display-name="4933" style:family="text">
      <style:text-properties style:text-position="2% 100%" fo:letter-spacing="normal" fo:background-color="#fdfdff" style:text-scale="96%"/>
    </style:style>
    <style:style style:name="_34_934" style:display-name="4934" style:family="text">
      <style:text-properties style:text-position="2% 100%" fo:letter-spacing="normal" fo:background-color="#fdfdff" style:text-scale="97%"/>
    </style:style>
    <style:style style:name="_34_935" style:display-name="4935" style:family="text">
      <style:text-properties style:text-position="2% 100%" fo:letter-spacing="normal" fo:background-color="#fdfdff" style:text-scale="98%"/>
    </style:style>
    <style:style style:name="_34_936" style:display-name="4936" style:family="text">
      <style:text-properties style:text-position="2% 100%" fo:letter-spacing="normal" fo:background-color="#fdfdff" style:text-scale="99%"/>
    </style:style>
    <style:style style:name="_34_937" style:display-name="4937" style:family="text">
      <style:text-properties style:text-position="2% 100%" fo:letter-spacing="normal" fo:background-color="#fdfdff" style:text-scale="102%"/>
    </style:style>
    <style:style style:name="_34_938" style:display-name="4938" style:family="text">
      <style:text-properties style:text-position="2% 100%" fo:letter-spacing="normal" fo:background-color="#fdfdff" style:text-scale="103%"/>
    </style:style>
    <style:style style:name="_34_939" style:display-name="4939" style:family="text">
      <style:text-properties style:text-position="2% 100%" fo:letter-spacing="normal" fo:background-color="#fdfdff" style:text-scale="105%"/>
    </style:style>
    <style:style style:name="_34_940" style:display-name="4940" style:family="text">
      <style:text-properties style:text-position="2% 100%" fo:letter-spacing="normal" fo:background-color="#fdfdff" style:text-scale="106%"/>
    </style:style>
    <style:style style:name="_34_941" style:display-name="4941" style:family="text">
      <style:text-properties style:text-position="2% 100%" fo:letter-spacing="0.0311in" fo:background-color="#fdfdff"/>
    </style:style>
    <style:style style:name="_34_942" style:display-name="4942" style:family="text">
      <style:text-properties style:text-position="2% 100%" fo:letter-spacing="0.0311in" fo:background-color="#fdfdff" style:text-scale="95%"/>
    </style:style>
    <style:style style:name="_34_943" style:display-name="4943" style:family="text">
      <style:text-properties style:text-position="2% 100%" fo:letter-spacing="0.0311in" fo:background-color="#fdfdff" style:text-scale="96%"/>
    </style:style>
    <style:style style:name="_34_944" style:display-name="4944" style:family="text">
      <style:text-properties style:text-position="2% 100%" fo:letter-spacing="0.0311in" fo:background-color="#fdfdff" style:text-scale="97%"/>
    </style:style>
    <style:style style:name="_34_945" style:display-name="4945" style:family="text">
      <style:text-properties style:text-position="2% 100%" fo:letter-spacing="0.0311in" fo:background-color="#fdfdff" style:text-scale="98%"/>
    </style:style>
    <style:style style:name="_34_946" style:display-name="4946" style:family="text">
      <style:text-properties style:text-position="2% 100%" fo:letter-spacing="0.0311in" fo:background-color="#fdfdff" style:text-scale="99%"/>
    </style:style>
    <style:style style:name="_34_947" style:display-name="4947" style:family="text">
      <style:text-properties style:text-position="2% 100%" fo:letter-spacing="0.0311in" fo:background-color="#fdfdff" style:text-scale="102%"/>
    </style:style>
    <style:style style:name="_34_948" style:display-name="4948" style:family="text">
      <style:text-properties style:text-position="2% 100%" fo:letter-spacing="0.0311in" fo:background-color="#fdfdff" style:text-scale="103%"/>
    </style:style>
    <style:style style:name="_34_949" style:display-name="4949" style:family="text">
      <style:text-properties style:text-position="2% 100%" fo:letter-spacing="0.0311in" fo:background-color="#fdfdff" style:text-scale="105%"/>
    </style:style>
    <style:style style:name="_34_950" style:display-name="4950" style:family="text">
      <style:text-properties style:text-position="2% 100%" fo:letter-spacing="0.0311in" fo:background-color="#fdfdff" style:text-scale="106%"/>
    </style:style>
    <style:style style:name="_34_951" style:display-name="4951" style:family="text">
      <style:text-properties fo:color="#020200"/>
    </style:style>
    <style:style style:name="_34_952" style:display-name="4952" style:family="text">
      <style:text-properties fo:color="#020200" style:text-scale="95%"/>
    </style:style>
    <style:style style:name="_34_953" style:display-name="4953" style:family="text">
      <style:text-properties fo:color="#020200" style:text-scale="96%"/>
    </style:style>
    <style:style style:name="_34_954" style:display-name="4954" style:family="text">
      <style:text-properties fo:color="#020200" style:text-scale="97%"/>
    </style:style>
    <style:style style:name="_34_955" style:display-name="4955" style:family="text">
      <style:text-properties fo:color="#020200" style:text-scale="98%"/>
    </style:style>
    <style:style style:name="_34_956" style:display-name="4956" style:family="text">
      <style:text-properties fo:color="#020200" style:text-scale="99%"/>
    </style:style>
    <style:style style:name="_34_957" style:display-name="4957" style:family="text">
      <style:text-properties fo:color="#020200" style:text-scale="102%"/>
    </style:style>
    <style:style style:name="_34_958" style:display-name="4958" style:family="text">
      <style:text-properties fo:color="#020200" style:text-scale="103%"/>
    </style:style>
    <style:style style:name="_34_959" style:display-name="4959" style:family="text">
      <style:text-properties fo:color="#020200" style:text-scale="105%"/>
    </style:style>
    <style:style style:name="_34_960" style:display-name="4960" style:family="text">
      <style:text-properties fo:color="#020200" style:text-scale="106%"/>
    </style:style>
    <style:style style:name="_34_961" style:display-name="4961" style:family="text">
      <style:text-properties fo:color="#020200" fo:letter-spacing="normal"/>
    </style:style>
    <style:style style:name="_34_962" style:display-name="4962" style:family="text">
      <style:text-properties fo:color="#020200" fo:letter-spacing="normal" style:text-scale="95%"/>
    </style:style>
    <style:style style:name="_34_963" style:display-name="4963" style:family="text">
      <style:text-properties fo:color="#020200" fo:letter-spacing="normal" style:text-scale="96%"/>
    </style:style>
    <style:style style:name="_34_964" style:display-name="4964" style:family="text">
      <style:text-properties fo:color="#020200" fo:letter-spacing="normal" style:text-scale="97%"/>
    </style:style>
    <style:style style:name="_34_965" style:display-name="4965" style:family="text">
      <style:text-properties fo:color="#020200" fo:letter-spacing="normal" style:text-scale="98%"/>
    </style:style>
    <style:style style:name="_34_966" style:display-name="4966" style:family="text">
      <style:text-properties fo:color="#020200" fo:letter-spacing="normal" style:text-scale="99%"/>
    </style:style>
    <style:style style:name="_34_967" style:display-name="4967" style:family="text">
      <style:text-properties fo:color="#020200" fo:letter-spacing="normal" style:text-scale="102%"/>
    </style:style>
    <style:style style:name="_34_968" style:display-name="4968" style:family="text">
      <style:text-properties fo:color="#020200" fo:letter-spacing="normal" style:text-scale="103%"/>
    </style:style>
    <style:style style:name="_34_969" style:display-name="4969" style:family="text">
      <style:text-properties fo:color="#020200" fo:letter-spacing="normal" style:text-scale="105%"/>
    </style:style>
    <style:style style:name="_34_970" style:display-name="4970" style:family="text">
      <style:text-properties fo:color="#020200" fo:letter-spacing="normal" style:text-scale="106%"/>
    </style:style>
    <style:style style:name="_34_971" style:display-name="4971" style:family="text">
      <style:text-properties fo:color="#020200" fo:letter-spacing="0.0311in"/>
    </style:style>
    <style:style style:name="_34_972" style:display-name="4972" style:family="text">
      <style:text-properties fo:color="#020200" fo:letter-spacing="0.0311in" style:text-scale="95%"/>
    </style:style>
    <style:style style:name="_34_973" style:display-name="4973" style:family="text">
      <style:text-properties fo:color="#020200" fo:letter-spacing="0.0311in" style:text-scale="96%"/>
    </style:style>
    <style:style style:name="_34_974" style:display-name="4974" style:family="text">
      <style:text-properties fo:color="#020200" fo:letter-spacing="0.0311in" style:text-scale="97%"/>
    </style:style>
    <style:style style:name="_34_975" style:display-name="4975" style:family="text">
      <style:text-properties fo:color="#020200" fo:letter-spacing="0.0311in" style:text-scale="98%"/>
    </style:style>
    <style:style style:name="_34_976" style:display-name="4976" style:family="text">
      <style:text-properties fo:color="#020200" fo:letter-spacing="0.0311in" style:text-scale="99%"/>
    </style:style>
    <style:style style:name="_34_977" style:display-name="4977" style:family="text">
      <style:text-properties fo:color="#020200" fo:letter-spacing="0.0311in" style:text-scale="102%"/>
    </style:style>
    <style:style style:name="_34_978" style:display-name="4978" style:family="text">
      <style:text-properties fo:color="#020200" fo:letter-spacing="0.0311in" style:text-scale="103%"/>
    </style:style>
    <style:style style:name="_34_979" style:display-name="4979" style:family="text">
      <style:text-properties fo:color="#020200" fo:letter-spacing="0.0311in" style:text-scale="105%"/>
    </style:style>
    <style:style style:name="_34_980" style:display-name="4980" style:family="text">
      <style:text-properties fo:color="#020200" fo:letter-spacing="0.0311in" style:text-scale="106%"/>
    </style:style>
    <style:style style:name="_34_981" style:display-name="4981" style:family="text">
      <style:text-properties fo:color="#020200" style:text-position="0% 100%"/>
    </style:style>
    <style:style style:name="_34_982" style:display-name="4982" style:family="text">
      <style:text-properties fo:color="#020200" style:text-position="0% 100%" style:text-scale="95%"/>
    </style:style>
    <style:style style:name="_34_983" style:display-name="4983" style:family="text">
      <style:text-properties fo:color="#020200" style:text-position="0% 100%" style:text-scale="96%"/>
    </style:style>
    <style:style style:name="_34_984" style:display-name="4984" style:family="text">
      <style:text-properties fo:color="#020200" style:text-position="0% 100%" style:text-scale="97%"/>
    </style:style>
    <style:style style:name="_34_985" style:display-name="4985" style:family="text">
      <style:text-properties fo:color="#020200" style:text-position="0% 100%" style:text-scale="98%"/>
    </style:style>
    <style:style style:name="_34_986" style:display-name="4986" style:family="text">
      <style:text-properties fo:color="#020200" style:text-position="0% 100%" style:text-scale="99%"/>
    </style:style>
    <style:style style:name="_34_987" style:display-name="4987" style:family="text">
      <style:text-properties fo:color="#020200" style:text-position="0% 100%" style:text-scale="102%"/>
    </style:style>
    <style:style style:name="_34_988" style:display-name="4988" style:family="text">
      <style:text-properties fo:color="#020200" style:text-position="0% 100%" style:text-scale="103%"/>
    </style:style>
    <style:style style:name="_34_989" style:display-name="4989" style:family="text">
      <style:text-properties fo:color="#020200" style:text-position="0% 100%" style:text-scale="105%"/>
    </style:style>
    <style:style style:name="_34_990" style:display-name="4990" style:family="text">
      <style:text-properties fo:color="#020200" style:text-position="0% 100%" style:text-scale="106%"/>
    </style:style>
    <style:style style:name="_34_991" style:display-name="4991" style:family="text">
      <style:text-properties fo:color="#020200" style:text-position="0% 100%" fo:letter-spacing="normal"/>
    </style:style>
    <style:style style:name="_34_992" style:display-name="4992" style:family="text">
      <style:text-properties fo:color="#020200" style:text-position="0% 100%" fo:letter-spacing="normal" style:text-scale="95%"/>
    </style:style>
    <style:style style:name="_34_993" style:display-name="4993" style:family="text">
      <style:text-properties fo:color="#020200" style:text-position="0% 100%" fo:letter-spacing="normal" style:text-scale="96%"/>
    </style:style>
    <style:style style:name="_34_994" style:display-name="4994" style:family="text">
      <style:text-properties fo:color="#020200" style:text-position="0% 100%" fo:letter-spacing="normal" style:text-scale="97%"/>
    </style:style>
    <style:style style:name="_34_995" style:display-name="4995" style:family="text">
      <style:text-properties fo:color="#020200" style:text-position="0% 100%" fo:letter-spacing="normal" style:text-scale="98%"/>
    </style:style>
    <style:style style:name="_34_996" style:display-name="4996" style:family="text">
      <style:text-properties fo:color="#020200" style:text-position="0% 100%" fo:letter-spacing="normal" style:text-scale="99%"/>
    </style:style>
    <style:style style:name="_34_997" style:display-name="4997" style:family="text">
      <style:text-properties fo:color="#020200" style:text-position="0% 100%" fo:letter-spacing="normal" style:text-scale="102%"/>
    </style:style>
    <style:style style:name="_34_998" style:display-name="4998" style:family="text">
      <style:text-properties fo:color="#020200" style:text-position="0% 100%" fo:letter-spacing="normal" style:text-scale="103%"/>
    </style:style>
    <style:style style:name="_34_999" style:display-name="4999" style:family="text">
      <style:text-properties fo:color="#020200" style:text-position="0% 100%" fo:letter-spacing="normal" style:text-scale="105%"/>
    </style:style>
    <style:style style:name="_35_000" style:display-name="5000" style:family="text">
      <style:text-properties fo:color="#020200" style:text-position="0% 100%" fo:letter-spacing="normal" style:text-scale="106%"/>
    </style:style>
    <style:style style:name="_35_001" style:display-name="5001" style:family="text">
      <style:text-properties fo:color="#020200" style:text-position="0% 100%" fo:letter-spacing="0.0311in"/>
    </style:style>
    <style:style style:name="_35_002" style:display-name="5002" style:family="text">
      <style:text-properties fo:color="#020200" style:text-position="0% 100%" fo:letter-spacing="0.0311in" style:text-scale="95%"/>
    </style:style>
    <style:style style:name="_35_003" style:display-name="5003" style:family="text">
      <style:text-properties fo:color="#020200" style:text-position="0% 100%" fo:letter-spacing="0.0311in" style:text-scale="96%"/>
    </style:style>
    <style:style style:name="_35_004" style:display-name="5004" style:family="text">
      <style:text-properties fo:color="#020200" style:text-position="0% 100%" fo:letter-spacing="0.0311in" style:text-scale="97%"/>
    </style:style>
    <style:style style:name="_35_005" style:display-name="5005" style:family="text">
      <style:text-properties fo:color="#020200" style:text-position="0% 100%" fo:letter-spacing="0.0311in" style:text-scale="98%"/>
    </style:style>
    <style:style style:name="_35_006" style:display-name="5006" style:family="text">
      <style:text-properties fo:color="#020200" style:text-position="0% 100%" fo:letter-spacing="0.0311in" style:text-scale="99%"/>
    </style:style>
    <style:style style:name="_35_007" style:display-name="5007" style:family="text">
      <style:text-properties fo:color="#020200" style:text-position="0% 100%" fo:letter-spacing="0.0311in" style:text-scale="102%"/>
    </style:style>
    <style:style style:name="_35_008" style:display-name="5008" style:family="text">
      <style:text-properties fo:color="#020200" style:text-position="0% 100%" fo:letter-spacing="0.0311in" style:text-scale="103%"/>
    </style:style>
    <style:style style:name="_35_009" style:display-name="5009" style:family="text">
      <style:text-properties fo:color="#020200" style:text-position="0% 100%" fo:letter-spacing="0.0311in" style:text-scale="105%"/>
    </style:style>
    <style:style style:name="_35_010" style:display-name="5010" style:family="text">
      <style:text-properties fo:color="#020200" style:text-position="0% 100%" fo:letter-spacing="0.0311in" style:text-scale="106%"/>
    </style:style>
    <style:style style:name="_35_011" style:display-name="5011" style:family="text">
      <style:text-properties fo:color="#020200" style:text-position="2% 100%"/>
    </style:style>
    <style:style style:name="_35_012" style:display-name="5012" style:family="text">
      <style:text-properties fo:color="#020200" style:text-position="2% 100%" style:text-scale="95%"/>
    </style:style>
    <style:style style:name="_35_013" style:display-name="5013" style:family="text">
      <style:text-properties fo:color="#020200" style:text-position="2% 100%" style:text-scale="96%"/>
    </style:style>
    <style:style style:name="_35_014" style:display-name="5014" style:family="text">
      <style:text-properties fo:color="#020200" style:text-position="2% 100%" style:text-scale="97%"/>
    </style:style>
    <style:style style:name="_35_015" style:display-name="5015" style:family="text">
      <style:text-properties fo:color="#020200" style:text-position="2% 100%" style:text-scale="98%"/>
    </style:style>
    <style:style style:name="_35_016" style:display-name="5016" style:family="text">
      <style:text-properties fo:color="#020200" style:text-position="2% 100%" style:text-scale="99%"/>
    </style:style>
    <style:style style:name="_35_017" style:display-name="5017" style:family="text">
      <style:text-properties fo:color="#020200" style:text-position="2% 100%" style:text-scale="102%"/>
    </style:style>
    <style:style style:name="_35_018" style:display-name="5018" style:family="text">
      <style:text-properties fo:color="#020200" style:text-position="2% 100%" style:text-scale="103%"/>
    </style:style>
    <style:style style:name="_35_019" style:display-name="5019" style:family="text">
      <style:text-properties fo:color="#020200" style:text-position="2% 100%" style:text-scale="105%"/>
    </style:style>
    <style:style style:name="_35_020" style:display-name="5020" style:family="text">
      <style:text-properties fo:color="#020200" style:text-position="2% 100%" style:text-scale="106%"/>
    </style:style>
    <style:style style:name="_35_021" style:display-name="5021" style:family="text">
      <style:text-properties fo:color="#020200" style:text-position="2% 100%" fo:letter-spacing="normal"/>
    </style:style>
    <style:style style:name="_35_022" style:display-name="5022" style:family="text">
      <style:text-properties fo:color="#020200" style:text-position="2% 100%" fo:letter-spacing="normal" style:text-scale="95%"/>
    </style:style>
    <style:style style:name="_35_023" style:display-name="5023" style:family="text">
      <style:text-properties fo:color="#020200" style:text-position="2% 100%" fo:letter-spacing="normal" style:text-scale="96%"/>
    </style:style>
    <style:style style:name="_35_024" style:display-name="5024" style:family="text">
      <style:text-properties fo:color="#020200" style:text-position="2% 100%" fo:letter-spacing="normal" style:text-scale="97%"/>
    </style:style>
    <style:style style:name="_35_025" style:display-name="5025" style:family="text">
      <style:text-properties fo:color="#020200" style:text-position="2% 100%" fo:letter-spacing="normal" style:text-scale="98%"/>
    </style:style>
    <style:style style:name="_35_026" style:display-name="5026" style:family="text">
      <style:text-properties fo:color="#020200" style:text-position="2% 100%" fo:letter-spacing="normal" style:text-scale="99%"/>
    </style:style>
    <style:style style:name="_35_027" style:display-name="5027" style:family="text">
      <style:text-properties fo:color="#020200" style:text-position="2% 100%" fo:letter-spacing="normal" style:text-scale="102%"/>
    </style:style>
    <style:style style:name="_35_028" style:display-name="5028" style:family="text">
      <style:text-properties fo:color="#020200" style:text-position="2% 100%" fo:letter-spacing="normal" style:text-scale="103%"/>
    </style:style>
    <style:style style:name="_35_029" style:display-name="5029" style:family="text">
      <style:text-properties fo:color="#020200" style:text-position="2% 100%" fo:letter-spacing="normal" style:text-scale="105%"/>
    </style:style>
    <style:style style:name="_35_030" style:display-name="5030" style:family="text">
      <style:text-properties fo:color="#020200" style:text-position="2% 100%" fo:letter-spacing="normal" style:text-scale="106%"/>
    </style:style>
    <style:style style:name="_35_031" style:display-name="5031" style:family="text">
      <style:text-properties fo:color="#020200" style:text-position="2% 100%" fo:letter-spacing="0.0311in"/>
    </style:style>
    <style:style style:name="_35_032" style:display-name="5032" style:family="text">
      <style:text-properties fo:color="#020200" style:text-position="2% 100%" fo:letter-spacing="0.0311in" style:text-scale="95%"/>
    </style:style>
    <style:style style:name="_35_033" style:display-name="5033" style:family="text">
      <style:text-properties fo:color="#020200" style:text-position="2% 100%" fo:letter-spacing="0.0311in" style:text-scale="96%"/>
    </style:style>
    <style:style style:name="_35_034" style:display-name="5034" style:family="text">
      <style:text-properties fo:color="#020200" style:text-position="2% 100%" fo:letter-spacing="0.0311in" style:text-scale="97%"/>
    </style:style>
    <style:style style:name="_35_035" style:display-name="5035" style:family="text">
      <style:text-properties fo:color="#020200" style:text-position="2% 100%" fo:letter-spacing="0.0311in" style:text-scale="98%"/>
    </style:style>
    <style:style style:name="_35_036" style:display-name="5036" style:family="text">
      <style:text-properties fo:color="#020200" style:text-position="2% 100%" fo:letter-spacing="0.0311in" style:text-scale="99%"/>
    </style:style>
    <style:style style:name="_35_037" style:display-name="5037" style:family="text">
      <style:text-properties fo:color="#020200" style:text-position="2% 100%" fo:letter-spacing="0.0311in" style:text-scale="102%"/>
    </style:style>
    <style:style style:name="_35_038" style:display-name="5038" style:family="text">
      <style:text-properties fo:color="#020200" style:text-position="2% 100%" fo:letter-spacing="0.0311in" style:text-scale="103%"/>
    </style:style>
    <style:style style:name="_35_039" style:display-name="5039" style:family="text">
      <style:text-properties fo:color="#020200" style:text-position="2% 100%" fo:letter-spacing="0.0311in" style:text-scale="105%"/>
    </style:style>
    <style:style style:name="_35_040" style:display-name="5040" style:family="text">
      <style:text-properties fo:color="#020200" style:text-position="2% 100%" fo:letter-spacing="0.0311in" style:text-scale="106%"/>
    </style:style>
    <style:style style:name="_35_041" style:display-name="5041" style:family="text">
      <style:text-properties fo:color="#020200" fo:background-color="#f9f9ff"/>
    </style:style>
    <style:style style:name="_35_042" style:display-name="5042" style:family="text">
      <style:text-properties fo:color="#020200" fo:background-color="#f9f9ff" style:text-scale="95%"/>
    </style:style>
    <style:style style:name="_35_043" style:display-name="5043" style:family="text">
      <style:text-properties fo:color="#020200" fo:background-color="#f9f9ff" style:text-scale="96%"/>
    </style:style>
    <style:style style:name="_35_044" style:display-name="5044" style:family="text">
      <style:text-properties fo:color="#020200" fo:background-color="#f9f9ff" style:text-scale="97%"/>
    </style:style>
    <style:style style:name="_35_045" style:display-name="5045" style:family="text">
      <style:text-properties fo:color="#020200" fo:background-color="#f9f9ff" style:text-scale="98%"/>
    </style:style>
    <style:style style:name="_35_046" style:display-name="5046" style:family="text">
      <style:text-properties fo:color="#020200" fo:background-color="#f9f9ff" style:text-scale="99%"/>
    </style:style>
    <style:style style:name="_35_047" style:display-name="5047" style:family="text">
      <style:text-properties fo:color="#020200" fo:background-color="#f9f9ff" style:text-scale="102%"/>
    </style:style>
    <style:style style:name="_35_048" style:display-name="5048" style:family="text">
      <style:text-properties fo:color="#020200" fo:background-color="#f9f9ff" style:text-scale="103%"/>
    </style:style>
    <style:style style:name="_35_049" style:display-name="5049" style:family="text">
      <style:text-properties fo:color="#020200" fo:background-color="#f9f9ff" style:text-scale="105%"/>
    </style:style>
    <style:style style:name="_35_050" style:display-name="5050" style:family="text">
      <style:text-properties fo:color="#020200" fo:background-color="#f9f9ff" style:text-scale="106%"/>
    </style:style>
    <style:style style:name="_35_051" style:display-name="5051" style:family="text">
      <style:text-properties fo:color="#020200" fo:letter-spacing="normal" fo:background-color="#f9f9ff"/>
    </style:style>
    <style:style style:name="_35_052" style:display-name="5052" style:family="text">
      <style:text-properties fo:color="#020200" fo:letter-spacing="normal" fo:background-color="#f9f9ff" style:text-scale="95%"/>
    </style:style>
    <style:style style:name="_35_053" style:display-name="5053" style:family="text">
      <style:text-properties fo:color="#020200" fo:letter-spacing="normal" fo:background-color="#f9f9ff" style:text-scale="96%"/>
    </style:style>
    <style:style style:name="_35_054" style:display-name="5054" style:family="text">
      <style:text-properties fo:color="#020200" fo:letter-spacing="normal" fo:background-color="#f9f9ff" style:text-scale="97%"/>
    </style:style>
    <style:style style:name="_35_055" style:display-name="5055" style:family="text">
      <style:text-properties fo:color="#020200" fo:letter-spacing="normal" fo:background-color="#f9f9ff" style:text-scale="98%"/>
    </style:style>
    <style:style style:name="_35_056" style:display-name="5056" style:family="text">
      <style:text-properties fo:color="#020200" fo:letter-spacing="normal" fo:background-color="#f9f9ff" style:text-scale="99%"/>
    </style:style>
    <style:style style:name="_35_057" style:display-name="5057" style:family="text">
      <style:text-properties fo:color="#020200" fo:letter-spacing="normal" fo:background-color="#f9f9ff" style:text-scale="102%"/>
    </style:style>
    <style:style style:name="_35_058" style:display-name="5058" style:family="text">
      <style:text-properties fo:color="#020200" fo:letter-spacing="normal" fo:background-color="#f9f9ff" style:text-scale="103%"/>
    </style:style>
    <style:style style:name="_35_059" style:display-name="5059" style:family="text">
      <style:text-properties fo:color="#020200" fo:letter-spacing="normal" fo:background-color="#f9f9ff" style:text-scale="105%"/>
    </style:style>
    <style:style style:name="_35_060" style:display-name="5060" style:family="text">
      <style:text-properties fo:color="#020200" fo:letter-spacing="normal" fo:background-color="#f9f9ff" style:text-scale="106%"/>
    </style:style>
    <style:style style:name="_35_061" style:display-name="5061" style:family="text">
      <style:text-properties fo:color="#020200" fo:letter-spacing="0.0311in" fo:background-color="#f9f9ff"/>
    </style:style>
    <style:style style:name="_35_062" style:display-name="5062" style:family="text">
      <style:text-properties fo:color="#020200" fo:letter-spacing="0.0311in" fo:background-color="#f9f9ff" style:text-scale="95%"/>
    </style:style>
    <style:style style:name="_35_063" style:display-name="5063" style:family="text">
      <style:text-properties fo:color="#020200" fo:letter-spacing="0.0311in" fo:background-color="#f9f9ff" style:text-scale="96%"/>
    </style:style>
    <style:style style:name="_35_064" style:display-name="5064" style:family="text">
      <style:text-properties fo:color="#020200" fo:letter-spacing="0.0311in" fo:background-color="#f9f9ff" style:text-scale="97%"/>
    </style:style>
    <style:style style:name="_35_065" style:display-name="5065" style:family="text">
      <style:text-properties fo:color="#020200" fo:letter-spacing="0.0311in" fo:background-color="#f9f9ff" style:text-scale="98%"/>
    </style:style>
    <style:style style:name="_35_066" style:display-name="5066" style:family="text">
      <style:text-properties fo:color="#020200" fo:letter-spacing="0.0311in" fo:background-color="#f9f9ff" style:text-scale="99%"/>
    </style:style>
    <style:style style:name="_35_067" style:display-name="5067" style:family="text">
      <style:text-properties fo:color="#020200" fo:letter-spacing="0.0311in" fo:background-color="#f9f9ff" style:text-scale="102%"/>
    </style:style>
    <style:style style:name="_35_068" style:display-name="5068" style:family="text">
      <style:text-properties fo:color="#020200" fo:letter-spacing="0.0311in" fo:background-color="#f9f9ff" style:text-scale="103%"/>
    </style:style>
    <style:style style:name="_35_069" style:display-name="5069" style:family="text">
      <style:text-properties fo:color="#020200" fo:letter-spacing="0.0311in" fo:background-color="#f9f9ff" style:text-scale="105%"/>
    </style:style>
    <style:style style:name="_35_070" style:display-name="5070" style:family="text">
      <style:text-properties fo:color="#020200" fo:letter-spacing="0.0311in" fo:background-color="#f9f9ff" style:text-scale="106%"/>
    </style:style>
    <style:style style:name="_35_071" style:display-name="5071" style:family="text">
      <style:text-properties fo:color="#020200" style:text-position="0% 100%" fo:background-color="#f9f9ff"/>
    </style:style>
    <style:style style:name="_35_072" style:display-name="5072" style:family="text">
      <style:text-properties fo:color="#020200" style:text-position="0% 100%" fo:background-color="#f9f9ff" style:text-scale="95%"/>
    </style:style>
    <style:style style:name="_35_073" style:display-name="5073" style:family="text">
      <style:text-properties fo:color="#020200" style:text-position="0% 100%" fo:background-color="#f9f9ff" style:text-scale="96%"/>
    </style:style>
    <style:style style:name="_35_074" style:display-name="5074" style:family="text">
      <style:text-properties fo:color="#020200" style:text-position="0% 100%" fo:background-color="#f9f9ff" style:text-scale="97%"/>
    </style:style>
    <style:style style:name="_35_075" style:display-name="5075" style:family="text">
      <style:text-properties fo:color="#020200" style:text-position="0% 100%" fo:background-color="#f9f9ff" style:text-scale="98%"/>
    </style:style>
    <style:style style:name="_35_076" style:display-name="5076" style:family="text">
      <style:text-properties fo:color="#020200" style:text-position="0% 100%" fo:background-color="#f9f9ff" style:text-scale="99%"/>
    </style:style>
    <style:style style:name="_35_077" style:display-name="5077" style:family="text">
      <style:text-properties fo:color="#020200" style:text-position="0% 100%" fo:background-color="#f9f9ff" style:text-scale="102%"/>
    </style:style>
    <style:style style:name="_35_078" style:display-name="5078" style:family="text">
      <style:text-properties fo:color="#020200" style:text-position="0% 100%" fo:background-color="#f9f9ff" style:text-scale="103%"/>
    </style:style>
    <style:style style:name="_35_079" style:display-name="5079" style:family="text">
      <style:text-properties fo:color="#020200" style:text-position="0% 100%" fo:background-color="#f9f9ff" style:text-scale="105%"/>
    </style:style>
    <style:style style:name="_35_080" style:display-name="5080" style:family="text">
      <style:text-properties fo:color="#020200" style:text-position="0% 100%" fo:background-color="#f9f9ff" style:text-scale="106%"/>
    </style:style>
    <style:style style:name="_35_081" style:display-name="5081" style:family="text">
      <style:text-properties fo:color="#020200" style:text-position="0% 100%" fo:letter-spacing="normal" fo:background-color="#f9f9ff"/>
    </style:style>
    <style:style style:name="_35_082" style:display-name="5082" style:family="text">
      <style:text-properties fo:color="#020200" style:text-position="0% 100%" fo:letter-spacing="normal" fo:background-color="#f9f9ff" style:text-scale="95%"/>
    </style:style>
    <style:style style:name="_35_083" style:display-name="5083" style:family="text">
      <style:text-properties fo:color="#020200" style:text-position="0% 100%" fo:letter-spacing="normal" fo:background-color="#f9f9ff" style:text-scale="96%"/>
    </style:style>
    <style:style style:name="_35_084" style:display-name="5084" style:family="text">
      <style:text-properties fo:color="#020200" style:text-position="0% 100%" fo:letter-spacing="normal" fo:background-color="#f9f9ff" style:text-scale="97%"/>
    </style:style>
    <style:style style:name="_35_085" style:display-name="5085" style:family="text">
      <style:text-properties fo:color="#020200" style:text-position="0% 100%" fo:letter-spacing="normal" fo:background-color="#f9f9ff" style:text-scale="98%"/>
    </style:style>
    <style:style style:name="_35_086" style:display-name="5086" style:family="text">
      <style:text-properties fo:color="#020200" style:text-position="0% 100%" fo:letter-spacing="normal" fo:background-color="#f9f9ff" style:text-scale="99%"/>
    </style:style>
    <style:style style:name="_35_087" style:display-name="5087" style:family="text">
      <style:text-properties fo:color="#020200" style:text-position="0% 100%" fo:letter-spacing="normal" fo:background-color="#f9f9ff" style:text-scale="102%"/>
    </style:style>
    <style:style style:name="_35_088" style:display-name="5088" style:family="text">
      <style:text-properties fo:color="#020200" style:text-position="0% 100%" fo:letter-spacing="normal" fo:background-color="#f9f9ff" style:text-scale="103%"/>
    </style:style>
    <style:style style:name="_35_089" style:display-name="5089" style:family="text">
      <style:text-properties fo:color="#020200" style:text-position="0% 100%" fo:letter-spacing="normal" fo:background-color="#f9f9ff" style:text-scale="105%"/>
    </style:style>
    <style:style style:name="_35_090" style:display-name="5090" style:family="text">
      <style:text-properties fo:color="#020200" style:text-position="0% 100%" fo:letter-spacing="normal" fo:background-color="#f9f9ff" style:text-scale="106%"/>
    </style:style>
    <style:style style:name="_35_091" style:display-name="5091" style:family="text">
      <style:text-properties fo:color="#020200" style:text-position="0% 100%" fo:letter-spacing="0.0311in" fo:background-color="#f9f9ff"/>
    </style:style>
    <style:style style:name="_35_092" style:display-name="5092" style:family="text">
      <style:text-properties fo:color="#020200" style:text-position="0% 100%" fo:letter-spacing="0.0311in" fo:background-color="#f9f9ff" style:text-scale="95%"/>
    </style:style>
    <style:style style:name="_35_093" style:display-name="5093" style:family="text">
      <style:text-properties fo:color="#020200" style:text-position="0% 100%" fo:letter-spacing="0.0311in" fo:background-color="#f9f9ff" style:text-scale="96%"/>
    </style:style>
    <style:style style:name="_35_094" style:display-name="5094" style:family="text">
      <style:text-properties fo:color="#020200" style:text-position="0% 100%" fo:letter-spacing="0.0311in" fo:background-color="#f9f9ff" style:text-scale="97%"/>
    </style:style>
    <style:style style:name="_35_095" style:display-name="5095" style:family="text">
      <style:text-properties fo:color="#020200" style:text-position="0% 100%" fo:letter-spacing="0.0311in" fo:background-color="#f9f9ff" style:text-scale="98%"/>
    </style:style>
    <style:style style:name="_35_096" style:display-name="5096" style:family="text">
      <style:text-properties fo:color="#020200" style:text-position="0% 100%" fo:letter-spacing="0.0311in" fo:background-color="#f9f9ff" style:text-scale="99%"/>
    </style:style>
    <style:style style:name="_35_097" style:display-name="5097" style:family="text">
      <style:text-properties fo:color="#020200" style:text-position="0% 100%" fo:letter-spacing="0.0311in" fo:background-color="#f9f9ff" style:text-scale="102%"/>
    </style:style>
    <style:style style:name="_35_098" style:display-name="5098" style:family="text">
      <style:text-properties fo:color="#020200" style:text-position="0% 100%" fo:letter-spacing="0.0311in" fo:background-color="#f9f9ff" style:text-scale="103%"/>
    </style:style>
    <style:style style:name="_35_099" style:display-name="5099" style:family="text">
      <style:text-properties fo:color="#020200" style:text-position="0% 100%" fo:letter-spacing="0.0311in" fo:background-color="#f9f9ff" style:text-scale="105%"/>
    </style:style>
    <style:style style:name="_35_100" style:display-name="5100" style:family="text">
      <style:text-properties fo:color="#020200" style:text-position="0% 100%" fo:letter-spacing="0.0311in" fo:background-color="#f9f9ff" style:text-scale="106%"/>
    </style:style>
    <style:style style:name="_35_101" style:display-name="5101" style:family="text">
      <style:text-properties fo:color="#020200" style:text-position="2% 100%" fo:background-color="#f9f9ff"/>
    </style:style>
    <style:style style:name="_35_102" style:display-name="5102" style:family="text">
      <style:text-properties fo:color="#020200" style:text-position="2% 100%" fo:background-color="#f9f9ff" style:text-scale="95%"/>
    </style:style>
    <style:style style:name="_35_103" style:display-name="5103" style:family="text">
      <style:text-properties fo:color="#020200" style:text-position="2% 100%" fo:background-color="#f9f9ff" style:text-scale="96%"/>
    </style:style>
    <style:style style:name="_35_104" style:display-name="5104" style:family="text">
      <style:text-properties fo:color="#020200" style:text-position="2% 100%" fo:background-color="#f9f9ff" style:text-scale="97%"/>
    </style:style>
    <style:style style:name="_35_105" style:display-name="5105" style:family="text">
      <style:text-properties fo:color="#020200" style:text-position="2% 100%" fo:background-color="#f9f9ff" style:text-scale="98%"/>
    </style:style>
    <style:style style:name="_35_106" style:display-name="5106" style:family="text">
      <style:text-properties fo:color="#020200" style:text-position="2% 100%" fo:background-color="#f9f9ff" style:text-scale="99%"/>
    </style:style>
    <style:style style:name="_35_107" style:display-name="5107" style:family="text">
      <style:text-properties fo:color="#020200" style:text-position="2% 100%" fo:background-color="#f9f9ff" style:text-scale="102%"/>
    </style:style>
    <style:style style:name="_35_108" style:display-name="5108" style:family="text">
      <style:text-properties fo:color="#020200" style:text-position="2% 100%" fo:background-color="#f9f9ff" style:text-scale="103%"/>
    </style:style>
    <style:style style:name="_35_109" style:display-name="5109" style:family="text">
      <style:text-properties fo:color="#020200" style:text-position="2% 100%" fo:background-color="#f9f9ff" style:text-scale="105%"/>
    </style:style>
    <style:style style:name="_35_110" style:display-name="5110" style:family="text">
      <style:text-properties fo:color="#020200" style:text-position="2% 100%" fo:background-color="#f9f9ff" style:text-scale="106%"/>
    </style:style>
    <style:style style:name="_35_111" style:display-name="5111" style:family="text">
      <style:text-properties fo:color="#020200" style:text-position="2% 100%" fo:letter-spacing="normal" fo:background-color="#f9f9ff"/>
    </style:style>
    <style:style style:name="_35_112" style:display-name="5112" style:family="text">
      <style:text-properties fo:color="#020200" style:text-position="2% 100%" fo:letter-spacing="normal" fo:background-color="#f9f9ff" style:text-scale="95%"/>
    </style:style>
    <style:style style:name="_35_113" style:display-name="5113" style:family="text">
      <style:text-properties fo:color="#020200" style:text-position="2% 100%" fo:letter-spacing="normal" fo:background-color="#f9f9ff" style:text-scale="96%"/>
    </style:style>
    <style:style style:name="_35_114" style:display-name="5114" style:family="text">
      <style:text-properties fo:color="#020200" style:text-position="2% 100%" fo:letter-spacing="normal" fo:background-color="#f9f9ff" style:text-scale="97%"/>
    </style:style>
    <style:style style:name="_35_115" style:display-name="5115" style:family="text">
      <style:text-properties fo:color="#020200" style:text-position="2% 100%" fo:letter-spacing="normal" fo:background-color="#f9f9ff" style:text-scale="98%"/>
    </style:style>
    <style:style style:name="_35_116" style:display-name="5116" style:family="text">
      <style:text-properties fo:color="#020200" style:text-position="2% 100%" fo:letter-spacing="normal" fo:background-color="#f9f9ff" style:text-scale="99%"/>
    </style:style>
    <style:style style:name="_35_117" style:display-name="5117" style:family="text">
      <style:text-properties fo:color="#020200" style:text-position="2% 100%" fo:letter-spacing="normal" fo:background-color="#f9f9ff" style:text-scale="102%"/>
    </style:style>
    <style:style style:name="_35_118" style:display-name="5118" style:family="text">
      <style:text-properties fo:color="#020200" style:text-position="2% 100%" fo:letter-spacing="normal" fo:background-color="#f9f9ff" style:text-scale="103%"/>
    </style:style>
    <style:style style:name="_35_119" style:display-name="5119" style:family="text">
      <style:text-properties fo:color="#020200" style:text-position="2% 100%" fo:letter-spacing="normal" fo:background-color="#f9f9ff" style:text-scale="105%"/>
    </style:style>
    <style:style style:name="_35_120" style:display-name="5120" style:family="text">
      <style:text-properties fo:color="#020200" style:text-position="2% 100%" fo:letter-spacing="normal" fo:background-color="#f9f9ff" style:text-scale="106%"/>
    </style:style>
    <style:style style:name="_35_121" style:display-name="5121" style:family="text">
      <style:text-properties fo:color="#020200" style:text-position="2% 100%" fo:letter-spacing="0.0311in" fo:background-color="#f9f9ff"/>
    </style:style>
    <style:style style:name="_35_122" style:display-name="5122" style:family="text">
      <style:text-properties fo:color="#020200" style:text-position="2% 100%" fo:letter-spacing="0.0311in" fo:background-color="#f9f9ff" style:text-scale="95%"/>
    </style:style>
    <style:style style:name="_35_123" style:display-name="5123" style:family="text">
      <style:text-properties fo:color="#020200" style:text-position="2% 100%" fo:letter-spacing="0.0311in" fo:background-color="#f9f9ff" style:text-scale="96%"/>
    </style:style>
    <style:style style:name="_35_124" style:display-name="5124" style:family="text">
      <style:text-properties fo:color="#020200" style:text-position="2% 100%" fo:letter-spacing="0.0311in" fo:background-color="#f9f9ff" style:text-scale="97%"/>
    </style:style>
    <style:style style:name="_35_125" style:display-name="5125" style:family="text">
      <style:text-properties fo:color="#020200" style:text-position="2% 100%" fo:letter-spacing="0.0311in" fo:background-color="#f9f9ff" style:text-scale="98%"/>
    </style:style>
    <style:style style:name="_35_126" style:display-name="5126" style:family="text">
      <style:text-properties fo:color="#020200" style:text-position="2% 100%" fo:letter-spacing="0.0311in" fo:background-color="#f9f9ff" style:text-scale="99%"/>
    </style:style>
    <style:style style:name="_35_127" style:display-name="5127" style:family="text">
      <style:text-properties fo:color="#020200" style:text-position="2% 100%" fo:letter-spacing="0.0311in" fo:background-color="#f9f9ff" style:text-scale="102%"/>
    </style:style>
    <style:style style:name="_35_128" style:display-name="5128" style:family="text">
      <style:text-properties fo:color="#020200" style:text-position="2% 100%" fo:letter-spacing="0.0311in" fo:background-color="#f9f9ff" style:text-scale="103%"/>
    </style:style>
    <style:style style:name="_35_129" style:display-name="5129" style:family="text">
      <style:text-properties fo:color="#020200" style:text-position="2% 100%" fo:letter-spacing="0.0311in" fo:background-color="#f9f9ff" style:text-scale="105%"/>
    </style:style>
    <style:style style:name="_35_130" style:display-name="5130" style:family="text">
      <style:text-properties fo:color="#020200" style:text-position="2% 100%" fo:letter-spacing="0.0311in" fo:background-color="#f9f9ff" style:text-scale="106%"/>
    </style:style>
    <style:style style:name="_35_131" style:display-name="5131" style:family="text">
      <style:text-properties fo:color="#020200" fo:background-color="#f9fdff"/>
    </style:style>
    <style:style style:name="_35_132" style:display-name="5132" style:family="text">
      <style:text-properties fo:color="#020200" fo:background-color="#f9fdff" style:text-scale="95%"/>
    </style:style>
    <style:style style:name="_35_133" style:display-name="5133" style:family="text">
      <style:text-properties fo:color="#020200" fo:background-color="#f9fdff" style:text-scale="96%"/>
    </style:style>
    <style:style style:name="_35_134" style:display-name="5134" style:family="text">
      <style:text-properties fo:color="#020200" fo:background-color="#f9fdff" style:text-scale="97%"/>
    </style:style>
    <style:style style:name="_35_135" style:display-name="5135" style:family="text">
      <style:text-properties fo:color="#020200" fo:background-color="#f9fdff" style:text-scale="98%"/>
    </style:style>
    <style:style style:name="_35_136" style:display-name="5136" style:family="text">
      <style:text-properties fo:color="#020200" fo:background-color="#f9fdff" style:text-scale="99%"/>
    </style:style>
    <style:style style:name="_35_137" style:display-name="5137" style:family="text">
      <style:text-properties fo:color="#020200" fo:background-color="#f9fdff" style:text-scale="102%"/>
    </style:style>
    <style:style style:name="_35_138" style:display-name="5138" style:family="text">
      <style:text-properties fo:color="#020200" fo:background-color="#f9fdff" style:text-scale="103%"/>
    </style:style>
    <style:style style:name="_35_139" style:display-name="5139" style:family="text">
      <style:text-properties fo:color="#020200" fo:background-color="#f9fdff" style:text-scale="105%"/>
    </style:style>
    <style:style style:name="_35_140" style:display-name="5140" style:family="text">
      <style:text-properties fo:color="#020200" fo:background-color="#f9fdff" style:text-scale="106%"/>
    </style:style>
    <style:style style:name="_35_141" style:display-name="5141" style:family="text">
      <style:text-properties fo:color="#020200" fo:letter-spacing="normal" fo:background-color="#f9fdff"/>
    </style:style>
    <style:style style:name="_35_142" style:display-name="5142" style:family="text">
      <style:text-properties fo:color="#020200" fo:letter-spacing="normal" fo:background-color="#f9fdff" style:text-scale="95%"/>
    </style:style>
    <style:style style:name="_35_143" style:display-name="5143" style:family="text">
      <style:text-properties fo:color="#020200" fo:letter-spacing="normal" fo:background-color="#f9fdff" style:text-scale="96%"/>
    </style:style>
    <style:style style:name="_35_144" style:display-name="5144" style:family="text">
      <style:text-properties fo:color="#020200" fo:letter-spacing="normal" fo:background-color="#f9fdff" style:text-scale="97%"/>
    </style:style>
    <style:style style:name="_35_145" style:display-name="5145" style:family="text">
      <style:text-properties fo:color="#020200" fo:letter-spacing="normal" fo:background-color="#f9fdff" style:text-scale="98%"/>
    </style:style>
    <style:style style:name="_35_146" style:display-name="5146" style:family="text">
      <style:text-properties fo:color="#020200" fo:letter-spacing="normal" fo:background-color="#f9fdff" style:text-scale="99%"/>
    </style:style>
    <style:style style:name="_35_147" style:display-name="5147" style:family="text">
      <style:text-properties fo:color="#020200" fo:letter-spacing="normal" fo:background-color="#f9fdff" style:text-scale="102%"/>
    </style:style>
    <style:style style:name="_35_148" style:display-name="5148" style:family="text">
      <style:text-properties fo:color="#020200" fo:letter-spacing="normal" fo:background-color="#f9fdff" style:text-scale="103%"/>
    </style:style>
    <style:style style:name="_35_149" style:display-name="5149" style:family="text">
      <style:text-properties fo:color="#020200" fo:letter-spacing="normal" fo:background-color="#f9fdff" style:text-scale="105%"/>
    </style:style>
    <style:style style:name="_35_150" style:display-name="5150" style:family="text">
      <style:text-properties fo:color="#020200" fo:letter-spacing="normal" fo:background-color="#f9fdff" style:text-scale="106%"/>
    </style:style>
    <style:style style:name="_35_151" style:display-name="5151" style:family="text">
      <style:text-properties fo:color="#020200" fo:letter-spacing="0.0311in" fo:background-color="#f9fdff"/>
    </style:style>
    <style:style style:name="_35_152" style:display-name="5152" style:family="text">
      <style:text-properties fo:color="#020200" fo:letter-spacing="0.0311in" fo:background-color="#f9fdff" style:text-scale="95%"/>
    </style:style>
    <style:style style:name="_35_153" style:display-name="5153" style:family="text">
      <style:text-properties fo:color="#020200" fo:letter-spacing="0.0311in" fo:background-color="#f9fdff" style:text-scale="96%"/>
    </style:style>
    <style:style style:name="_35_154" style:display-name="5154" style:family="text">
      <style:text-properties fo:color="#020200" fo:letter-spacing="0.0311in" fo:background-color="#f9fdff" style:text-scale="97%"/>
    </style:style>
    <style:style style:name="_35_155" style:display-name="5155" style:family="text">
      <style:text-properties fo:color="#020200" fo:letter-spacing="0.0311in" fo:background-color="#f9fdff" style:text-scale="98%"/>
    </style:style>
    <style:style style:name="_35_156" style:display-name="5156" style:family="text">
      <style:text-properties fo:color="#020200" fo:letter-spacing="0.0311in" fo:background-color="#f9fdff" style:text-scale="99%"/>
    </style:style>
    <style:style style:name="_35_157" style:display-name="5157" style:family="text">
      <style:text-properties fo:color="#020200" fo:letter-spacing="0.0311in" fo:background-color="#f9fdff" style:text-scale="102%"/>
    </style:style>
    <style:style style:name="_35_158" style:display-name="5158" style:family="text">
      <style:text-properties fo:color="#020200" fo:letter-spacing="0.0311in" fo:background-color="#f9fdff" style:text-scale="103%"/>
    </style:style>
    <style:style style:name="_35_159" style:display-name="5159" style:family="text">
      <style:text-properties fo:color="#020200" fo:letter-spacing="0.0311in" fo:background-color="#f9fdff" style:text-scale="105%"/>
    </style:style>
    <style:style style:name="_35_160" style:display-name="5160" style:family="text">
      <style:text-properties fo:color="#020200" fo:letter-spacing="0.0311in" fo:background-color="#f9fdff" style:text-scale="106%"/>
    </style:style>
    <style:style style:name="_35_161" style:display-name="5161" style:family="text">
      <style:text-properties fo:color="#020200" style:text-position="0% 100%" fo:background-color="#f9fdff"/>
    </style:style>
    <style:style style:name="_35_162" style:display-name="5162" style:family="text">
      <style:text-properties fo:color="#020200" style:text-position="0% 100%" fo:background-color="#f9fdff" style:text-scale="95%"/>
    </style:style>
    <style:style style:name="_35_163" style:display-name="5163" style:family="text">
      <style:text-properties fo:color="#020200" style:text-position="0% 100%" fo:background-color="#f9fdff" style:text-scale="96%"/>
    </style:style>
    <style:style style:name="_35_164" style:display-name="5164" style:family="text">
      <style:text-properties fo:color="#020200" style:text-position="0% 100%" fo:background-color="#f9fdff" style:text-scale="97%"/>
    </style:style>
    <style:style style:name="_35_165" style:display-name="5165" style:family="text">
      <style:text-properties fo:color="#020200" style:text-position="0% 100%" fo:background-color="#f9fdff" style:text-scale="98%"/>
    </style:style>
    <style:style style:name="_35_166" style:display-name="5166" style:family="text">
      <style:text-properties fo:color="#020200" style:text-position="0% 100%" fo:background-color="#f9fdff" style:text-scale="99%"/>
    </style:style>
    <style:style style:name="_35_167" style:display-name="5167" style:family="text">
      <style:text-properties fo:color="#020200" style:text-position="0% 100%" fo:background-color="#f9fdff" style:text-scale="102%"/>
    </style:style>
    <style:style style:name="_35_168" style:display-name="5168" style:family="text">
      <style:text-properties fo:color="#020200" style:text-position="0% 100%" fo:background-color="#f9fdff" style:text-scale="103%"/>
    </style:style>
    <style:style style:name="_35_169" style:display-name="5169" style:family="text">
      <style:text-properties fo:color="#020200" style:text-position="0% 100%" fo:background-color="#f9fdff" style:text-scale="105%"/>
    </style:style>
    <style:style style:name="_35_170" style:display-name="5170" style:family="text">
      <style:text-properties fo:color="#020200" style:text-position="0% 100%" fo:background-color="#f9fdff" style:text-scale="106%"/>
    </style:style>
    <style:style style:name="_35_171" style:display-name="5171" style:family="text">
      <style:text-properties fo:color="#020200" style:text-position="0% 100%" fo:letter-spacing="normal" fo:background-color="#f9fdff"/>
    </style:style>
    <style:style style:name="_35_172" style:display-name="5172" style:family="text">
      <style:text-properties fo:color="#020200" style:text-position="0% 100%" fo:letter-spacing="normal" fo:background-color="#f9fdff" style:text-scale="95%"/>
    </style:style>
    <style:style style:name="_35_173" style:display-name="5173" style:family="text">
      <style:text-properties fo:color="#020200" style:text-position="0% 100%" fo:letter-spacing="normal" fo:background-color="#f9fdff" style:text-scale="96%"/>
    </style:style>
    <style:style style:name="_35_174" style:display-name="5174" style:family="text">
      <style:text-properties fo:color="#020200" style:text-position="0% 100%" fo:letter-spacing="normal" fo:background-color="#f9fdff" style:text-scale="97%"/>
    </style:style>
    <style:style style:name="_35_175" style:display-name="5175" style:family="text">
      <style:text-properties fo:color="#020200" style:text-position="0% 100%" fo:letter-spacing="normal" fo:background-color="#f9fdff" style:text-scale="98%"/>
    </style:style>
    <style:style style:name="_35_176" style:display-name="5176" style:family="text">
      <style:text-properties fo:color="#020200" style:text-position="0% 100%" fo:letter-spacing="normal" fo:background-color="#f9fdff" style:text-scale="99%"/>
    </style:style>
    <style:style style:name="_35_177" style:display-name="5177" style:family="text">
      <style:text-properties fo:color="#020200" style:text-position="0% 100%" fo:letter-spacing="normal" fo:background-color="#f9fdff" style:text-scale="102%"/>
    </style:style>
    <style:style style:name="_35_178" style:display-name="5178" style:family="text">
      <style:text-properties fo:color="#020200" style:text-position="0% 100%" fo:letter-spacing="normal" fo:background-color="#f9fdff" style:text-scale="103%"/>
    </style:style>
    <style:style style:name="_35_179" style:display-name="5179" style:family="text">
      <style:text-properties fo:color="#020200" style:text-position="0% 100%" fo:letter-spacing="normal" fo:background-color="#f9fdff" style:text-scale="105%"/>
    </style:style>
    <style:style style:name="_35_180" style:display-name="5180" style:family="text">
      <style:text-properties fo:color="#020200" style:text-position="0% 100%" fo:letter-spacing="normal" fo:background-color="#f9fdff" style:text-scale="106%"/>
    </style:style>
    <style:style style:name="_35_181" style:display-name="5181" style:family="text">
      <style:text-properties fo:color="#020200" style:text-position="0% 100%" fo:letter-spacing="0.0311in" fo:background-color="#f9fdff"/>
    </style:style>
    <style:style style:name="_35_182" style:display-name="5182" style:family="text">
      <style:text-properties fo:color="#020200" style:text-position="0% 100%" fo:letter-spacing="0.0311in" fo:background-color="#f9fdff" style:text-scale="95%"/>
    </style:style>
    <style:style style:name="_35_183" style:display-name="5183" style:family="text">
      <style:text-properties fo:color="#020200" style:text-position="0% 100%" fo:letter-spacing="0.0311in" fo:background-color="#f9fdff" style:text-scale="96%"/>
    </style:style>
    <style:style style:name="_35_184" style:display-name="5184" style:family="text">
      <style:text-properties fo:color="#020200" style:text-position="0% 100%" fo:letter-spacing="0.0311in" fo:background-color="#f9fdff" style:text-scale="97%"/>
    </style:style>
    <style:style style:name="_35_185" style:display-name="5185" style:family="text">
      <style:text-properties fo:color="#020200" style:text-position="0% 100%" fo:letter-spacing="0.0311in" fo:background-color="#f9fdff" style:text-scale="98%"/>
    </style:style>
    <style:style style:name="_35_186" style:display-name="5186" style:family="text">
      <style:text-properties fo:color="#020200" style:text-position="0% 100%" fo:letter-spacing="0.0311in" fo:background-color="#f9fdff" style:text-scale="99%"/>
    </style:style>
    <style:style style:name="_35_187" style:display-name="5187" style:family="text">
      <style:text-properties fo:color="#020200" style:text-position="0% 100%" fo:letter-spacing="0.0311in" fo:background-color="#f9fdff" style:text-scale="102%"/>
    </style:style>
    <style:style style:name="_35_188" style:display-name="5188" style:family="text">
      <style:text-properties fo:color="#020200" style:text-position="0% 100%" fo:letter-spacing="0.0311in" fo:background-color="#f9fdff" style:text-scale="103%"/>
    </style:style>
    <style:style style:name="_35_189" style:display-name="5189" style:family="text">
      <style:text-properties fo:color="#020200" style:text-position="0% 100%" fo:letter-spacing="0.0311in" fo:background-color="#f9fdff" style:text-scale="105%"/>
    </style:style>
    <style:style style:name="_35_190" style:display-name="5190" style:family="text">
      <style:text-properties fo:color="#020200" style:text-position="0% 100%" fo:letter-spacing="0.0311in" fo:background-color="#f9fdff" style:text-scale="106%"/>
    </style:style>
    <style:style style:name="_35_191" style:display-name="5191" style:family="text">
      <style:text-properties fo:color="#020200" style:text-position="2% 100%" fo:background-color="#f9fdff"/>
    </style:style>
    <style:style style:name="_35_192" style:display-name="5192" style:family="text">
      <style:text-properties fo:color="#020200" style:text-position="2% 100%" fo:background-color="#f9fdff" style:text-scale="95%"/>
    </style:style>
    <style:style style:name="_35_193" style:display-name="5193" style:family="text">
      <style:text-properties fo:color="#020200" style:text-position="2% 100%" fo:background-color="#f9fdff" style:text-scale="96%"/>
    </style:style>
    <style:style style:name="_35_194" style:display-name="5194" style:family="text">
      <style:text-properties fo:color="#020200" style:text-position="2% 100%" fo:background-color="#f9fdff" style:text-scale="97%"/>
    </style:style>
    <style:style style:name="_35_195" style:display-name="5195" style:family="text">
      <style:text-properties fo:color="#020200" style:text-position="2% 100%" fo:background-color="#f9fdff" style:text-scale="98%"/>
    </style:style>
    <style:style style:name="_35_196" style:display-name="5196" style:family="text">
      <style:text-properties fo:color="#020200" style:text-position="2% 100%" fo:background-color="#f9fdff" style:text-scale="99%"/>
    </style:style>
    <style:style style:name="_35_197" style:display-name="5197" style:family="text">
      <style:text-properties fo:color="#020200" style:text-position="2% 100%" fo:background-color="#f9fdff" style:text-scale="102%"/>
    </style:style>
    <style:style style:name="_35_198" style:display-name="5198" style:family="text">
      <style:text-properties fo:color="#020200" style:text-position="2% 100%" fo:background-color="#f9fdff" style:text-scale="103%"/>
    </style:style>
    <style:style style:name="_35_199" style:display-name="5199" style:family="text">
      <style:text-properties fo:color="#020200" style:text-position="2% 100%" fo:background-color="#f9fdff" style:text-scale="105%"/>
    </style:style>
    <style:style style:name="_35_200" style:display-name="5200" style:family="text">
      <style:text-properties fo:color="#020200" style:text-position="2% 100%" fo:background-color="#f9fdff" style:text-scale="106%"/>
    </style:style>
    <style:style style:name="_35_201" style:display-name="5201" style:family="text">
      <style:text-properties fo:color="#020200" style:text-position="2% 100%" fo:letter-spacing="normal" fo:background-color="#f9fdff"/>
    </style:style>
    <style:style style:name="_35_202" style:display-name="5202" style:family="text">
      <style:text-properties fo:color="#020200" style:text-position="2% 100%" fo:letter-spacing="normal" fo:background-color="#f9fdff" style:text-scale="95%"/>
    </style:style>
    <style:style style:name="_35_203" style:display-name="5203" style:family="text">
      <style:text-properties fo:color="#020200" style:text-position="2% 100%" fo:letter-spacing="normal" fo:background-color="#f9fdff" style:text-scale="96%"/>
    </style:style>
    <style:style style:name="_35_204" style:display-name="5204" style:family="text">
      <style:text-properties fo:color="#020200" style:text-position="2% 100%" fo:letter-spacing="normal" fo:background-color="#f9fdff" style:text-scale="97%"/>
    </style:style>
    <style:style style:name="_35_205" style:display-name="5205" style:family="text">
      <style:text-properties fo:color="#020200" style:text-position="2% 100%" fo:letter-spacing="normal" fo:background-color="#f9fdff" style:text-scale="98%"/>
    </style:style>
    <style:style style:name="_35_206" style:display-name="5206" style:family="text">
      <style:text-properties fo:color="#020200" style:text-position="2% 100%" fo:letter-spacing="normal" fo:background-color="#f9fdff" style:text-scale="99%"/>
    </style:style>
    <style:style style:name="_35_207" style:display-name="5207" style:family="text">
      <style:text-properties fo:color="#020200" style:text-position="2% 100%" fo:letter-spacing="normal" fo:background-color="#f9fdff" style:text-scale="102%"/>
    </style:style>
    <style:style style:name="_35_208" style:display-name="5208" style:family="text">
      <style:text-properties fo:color="#020200" style:text-position="2% 100%" fo:letter-spacing="normal" fo:background-color="#f9fdff" style:text-scale="103%"/>
    </style:style>
    <style:style style:name="_35_209" style:display-name="5209" style:family="text">
      <style:text-properties fo:color="#020200" style:text-position="2% 100%" fo:letter-spacing="normal" fo:background-color="#f9fdff" style:text-scale="105%"/>
    </style:style>
    <style:style style:name="_35_210" style:display-name="5210" style:family="text">
      <style:text-properties fo:color="#020200" style:text-position="2% 100%" fo:letter-spacing="normal" fo:background-color="#f9fdff" style:text-scale="106%"/>
    </style:style>
    <style:style style:name="_35_211" style:display-name="5211" style:family="text">
      <style:text-properties fo:color="#020200" style:text-position="2% 100%" fo:letter-spacing="0.0311in" fo:background-color="#f9fdff"/>
    </style:style>
    <style:style style:name="_35_212" style:display-name="5212" style:family="text">
      <style:text-properties fo:color="#020200" style:text-position="2% 100%" fo:letter-spacing="0.0311in" fo:background-color="#f9fdff" style:text-scale="95%"/>
    </style:style>
    <style:style style:name="_35_213" style:display-name="5213" style:family="text">
      <style:text-properties fo:color="#020200" style:text-position="2% 100%" fo:letter-spacing="0.0311in" fo:background-color="#f9fdff" style:text-scale="96%"/>
    </style:style>
    <style:style style:name="_35_214" style:display-name="5214" style:family="text">
      <style:text-properties fo:color="#020200" style:text-position="2% 100%" fo:letter-spacing="0.0311in" fo:background-color="#f9fdff" style:text-scale="97%"/>
    </style:style>
    <style:style style:name="_35_215" style:display-name="5215" style:family="text">
      <style:text-properties fo:color="#020200" style:text-position="2% 100%" fo:letter-spacing="0.0311in" fo:background-color="#f9fdff" style:text-scale="98%"/>
    </style:style>
    <style:style style:name="_35_216" style:display-name="5216" style:family="text">
      <style:text-properties fo:color="#020200" style:text-position="2% 100%" fo:letter-spacing="0.0311in" fo:background-color="#f9fdff" style:text-scale="99%"/>
    </style:style>
    <style:style style:name="_35_217" style:display-name="5217" style:family="text">
      <style:text-properties fo:color="#020200" style:text-position="2% 100%" fo:letter-spacing="0.0311in" fo:background-color="#f9fdff" style:text-scale="102%"/>
    </style:style>
    <style:style style:name="_35_218" style:display-name="5218" style:family="text">
      <style:text-properties fo:color="#020200" style:text-position="2% 100%" fo:letter-spacing="0.0311in" fo:background-color="#f9fdff" style:text-scale="103%"/>
    </style:style>
    <style:style style:name="_35_219" style:display-name="5219" style:family="text">
      <style:text-properties fo:color="#020200" style:text-position="2% 100%" fo:letter-spacing="0.0311in" fo:background-color="#f9fdff" style:text-scale="105%"/>
    </style:style>
    <style:style style:name="_35_220" style:display-name="5220" style:family="text">
      <style:text-properties fo:color="#020200" style:text-position="2% 100%" fo:letter-spacing="0.0311in" fo:background-color="#f9fdff" style:text-scale="106%"/>
    </style:style>
    <style:style style:name="_35_221" style:display-name="5221" style:family="text">
      <style:text-properties fo:color="#020200" fo:background-color="#fdf9ff"/>
    </style:style>
    <style:style style:name="_35_222" style:display-name="5222" style:family="text">
      <style:text-properties fo:color="#020200" fo:background-color="#fdf9ff" style:text-scale="95%"/>
    </style:style>
    <style:style style:name="_35_223" style:display-name="5223" style:family="text">
      <style:text-properties fo:color="#020200" fo:background-color="#fdf9ff" style:text-scale="96%"/>
    </style:style>
    <style:style style:name="_35_224" style:display-name="5224" style:family="text">
      <style:text-properties fo:color="#020200" fo:background-color="#fdf9ff" style:text-scale="97%"/>
    </style:style>
    <style:style style:name="_35_225" style:display-name="5225" style:family="text">
      <style:text-properties fo:color="#020200" fo:background-color="#fdf9ff" style:text-scale="98%"/>
    </style:style>
    <style:style style:name="_35_226" style:display-name="5226" style:family="text">
      <style:text-properties fo:color="#020200" fo:background-color="#fdf9ff" style:text-scale="99%"/>
    </style:style>
    <style:style style:name="_35_227" style:display-name="5227" style:family="text">
      <style:text-properties fo:color="#020200" fo:background-color="#fdf9ff" style:text-scale="102%"/>
    </style:style>
    <style:style style:name="_35_228" style:display-name="5228" style:family="text">
      <style:text-properties fo:color="#020200" fo:background-color="#fdf9ff" style:text-scale="103%"/>
    </style:style>
    <style:style style:name="_35_229" style:display-name="5229" style:family="text">
      <style:text-properties fo:color="#020200" fo:background-color="#fdf9ff" style:text-scale="105%"/>
    </style:style>
    <style:style style:name="_35_230" style:display-name="5230" style:family="text">
      <style:text-properties fo:color="#020200" fo:background-color="#fdf9ff" style:text-scale="106%"/>
    </style:style>
    <style:style style:name="_35_231" style:display-name="5231" style:family="text">
      <style:text-properties fo:color="#020200" fo:letter-spacing="normal" fo:background-color="#fdf9ff"/>
    </style:style>
    <style:style style:name="_35_232" style:display-name="5232" style:family="text">
      <style:text-properties fo:color="#020200" fo:letter-spacing="normal" fo:background-color="#fdf9ff" style:text-scale="95%"/>
    </style:style>
    <style:style style:name="_35_233" style:display-name="5233" style:family="text">
      <style:text-properties fo:color="#020200" fo:letter-spacing="normal" fo:background-color="#fdf9ff" style:text-scale="96%"/>
    </style:style>
    <style:style style:name="_35_234" style:display-name="5234" style:family="text">
      <style:text-properties fo:color="#020200" fo:letter-spacing="normal" fo:background-color="#fdf9ff" style:text-scale="97%"/>
    </style:style>
    <style:style style:name="_35_235" style:display-name="5235" style:family="text">
      <style:text-properties fo:color="#020200" fo:letter-spacing="normal" fo:background-color="#fdf9ff" style:text-scale="98%"/>
    </style:style>
    <style:style style:name="_35_236" style:display-name="5236" style:family="text">
      <style:text-properties fo:color="#020200" fo:letter-spacing="normal" fo:background-color="#fdf9ff" style:text-scale="99%"/>
    </style:style>
    <style:style style:name="_35_237" style:display-name="5237" style:family="text">
      <style:text-properties fo:color="#020200" fo:letter-spacing="normal" fo:background-color="#fdf9ff" style:text-scale="102%"/>
    </style:style>
    <style:style style:name="_35_238" style:display-name="5238" style:family="text">
      <style:text-properties fo:color="#020200" fo:letter-spacing="normal" fo:background-color="#fdf9ff" style:text-scale="103%"/>
    </style:style>
    <style:style style:name="_35_239" style:display-name="5239" style:family="text">
      <style:text-properties fo:color="#020200" fo:letter-spacing="normal" fo:background-color="#fdf9ff" style:text-scale="105%"/>
    </style:style>
    <style:style style:name="_35_240" style:display-name="5240" style:family="text">
      <style:text-properties fo:color="#020200" fo:letter-spacing="normal" fo:background-color="#fdf9ff" style:text-scale="106%"/>
    </style:style>
    <style:style style:name="_35_241" style:display-name="5241" style:family="text">
      <style:text-properties fo:color="#020200" fo:letter-spacing="0.0311in" fo:background-color="#fdf9ff"/>
    </style:style>
    <style:style style:name="_35_242" style:display-name="5242" style:family="text">
      <style:text-properties fo:color="#020200" fo:letter-spacing="0.0311in" fo:background-color="#fdf9ff" style:text-scale="95%"/>
    </style:style>
    <style:style style:name="_35_243" style:display-name="5243" style:family="text">
      <style:text-properties fo:color="#020200" fo:letter-spacing="0.0311in" fo:background-color="#fdf9ff" style:text-scale="96%"/>
    </style:style>
    <style:style style:name="_35_244" style:display-name="5244" style:family="text">
      <style:text-properties fo:color="#020200" fo:letter-spacing="0.0311in" fo:background-color="#fdf9ff" style:text-scale="97%"/>
    </style:style>
    <style:style style:name="_35_245" style:display-name="5245" style:family="text">
      <style:text-properties fo:color="#020200" fo:letter-spacing="0.0311in" fo:background-color="#fdf9ff" style:text-scale="98%"/>
    </style:style>
    <style:style style:name="_35_246" style:display-name="5246" style:family="text">
      <style:text-properties fo:color="#020200" fo:letter-spacing="0.0311in" fo:background-color="#fdf9ff" style:text-scale="99%"/>
    </style:style>
    <style:style style:name="_35_247" style:display-name="5247" style:family="text">
      <style:text-properties fo:color="#020200" fo:letter-spacing="0.0311in" fo:background-color="#fdf9ff" style:text-scale="102%"/>
    </style:style>
    <style:style style:name="_35_248" style:display-name="5248" style:family="text">
      <style:text-properties fo:color="#020200" fo:letter-spacing="0.0311in" fo:background-color="#fdf9ff" style:text-scale="103%"/>
    </style:style>
    <style:style style:name="_35_249" style:display-name="5249" style:family="text">
      <style:text-properties fo:color="#020200" fo:letter-spacing="0.0311in" fo:background-color="#fdf9ff" style:text-scale="105%"/>
    </style:style>
    <style:style style:name="_35_250" style:display-name="5250" style:family="text">
      <style:text-properties fo:color="#020200" fo:letter-spacing="0.0311in" fo:background-color="#fdf9ff" style:text-scale="106%"/>
    </style:style>
    <style:style style:name="_35_251" style:display-name="5251" style:family="text">
      <style:text-properties fo:color="#020200" style:text-position="0% 100%" fo:background-color="#fdf9ff"/>
    </style:style>
    <style:style style:name="_35_252" style:display-name="5252" style:family="text">
      <style:text-properties fo:color="#020200" style:text-position="0% 100%" fo:background-color="#fdf9ff" style:text-scale="95%"/>
    </style:style>
    <style:style style:name="_35_253" style:display-name="5253" style:family="text">
      <style:text-properties fo:color="#020200" style:text-position="0% 100%" fo:background-color="#fdf9ff" style:text-scale="96%"/>
    </style:style>
    <style:style style:name="_35_254" style:display-name="5254" style:family="text">
      <style:text-properties fo:color="#020200" style:text-position="0% 100%" fo:background-color="#fdf9ff" style:text-scale="97%"/>
    </style:style>
    <style:style style:name="_35_255" style:display-name="5255" style:family="text">
      <style:text-properties fo:color="#020200" style:text-position="0% 100%" fo:background-color="#fdf9ff" style:text-scale="98%"/>
    </style:style>
    <style:style style:name="_35_256" style:display-name="5256" style:family="text">
      <style:text-properties fo:color="#020200" style:text-position="0% 100%" fo:background-color="#fdf9ff" style:text-scale="99%"/>
    </style:style>
    <style:style style:name="_35_257" style:display-name="5257" style:family="text">
      <style:text-properties fo:color="#020200" style:text-position="0% 100%" fo:background-color="#fdf9ff" style:text-scale="102%"/>
    </style:style>
    <style:style style:name="_35_258" style:display-name="5258" style:family="text">
      <style:text-properties fo:color="#020200" style:text-position="0% 100%" fo:background-color="#fdf9ff" style:text-scale="103%"/>
    </style:style>
    <style:style style:name="_35_259" style:display-name="5259" style:family="text">
      <style:text-properties fo:color="#020200" style:text-position="0% 100%" fo:background-color="#fdf9ff" style:text-scale="105%"/>
    </style:style>
    <style:style style:name="_35_260" style:display-name="5260" style:family="text">
      <style:text-properties fo:color="#020200" style:text-position="0% 100%" fo:background-color="#fdf9ff" style:text-scale="106%"/>
    </style:style>
    <style:style style:name="_35_261" style:display-name="5261" style:family="text">
      <style:text-properties fo:color="#020200" style:text-position="0% 100%" fo:letter-spacing="normal" fo:background-color="#fdf9ff"/>
    </style:style>
    <style:style style:name="_35_262" style:display-name="5262" style:family="text">
      <style:text-properties fo:color="#020200" style:text-position="0% 100%" fo:letter-spacing="normal" fo:background-color="#fdf9ff" style:text-scale="95%"/>
    </style:style>
    <style:style style:name="_35_263" style:display-name="5263" style:family="text">
      <style:text-properties fo:color="#020200" style:text-position="0% 100%" fo:letter-spacing="normal" fo:background-color="#fdf9ff" style:text-scale="96%"/>
    </style:style>
    <style:style style:name="_35_264" style:display-name="5264" style:family="text">
      <style:text-properties fo:color="#020200" style:text-position="0% 100%" fo:letter-spacing="normal" fo:background-color="#fdf9ff" style:text-scale="97%"/>
    </style:style>
    <style:style style:name="_35_265" style:display-name="5265" style:family="text">
      <style:text-properties fo:color="#020200" style:text-position="0% 100%" fo:letter-spacing="normal" fo:background-color="#fdf9ff" style:text-scale="98%"/>
    </style:style>
    <style:style style:name="_35_266" style:display-name="5266" style:family="text">
      <style:text-properties fo:color="#020200" style:text-position="0% 100%" fo:letter-spacing="normal" fo:background-color="#fdf9ff" style:text-scale="99%"/>
    </style:style>
    <style:style style:name="_35_267" style:display-name="5267" style:family="text">
      <style:text-properties fo:color="#020200" style:text-position="0% 100%" fo:letter-spacing="normal" fo:background-color="#fdf9ff" style:text-scale="102%"/>
    </style:style>
    <style:style style:name="_35_268" style:display-name="5268" style:family="text">
      <style:text-properties fo:color="#020200" style:text-position="0% 100%" fo:letter-spacing="normal" fo:background-color="#fdf9ff" style:text-scale="103%"/>
    </style:style>
    <style:style style:name="_35_269" style:display-name="5269" style:family="text">
      <style:text-properties fo:color="#020200" style:text-position="0% 100%" fo:letter-spacing="normal" fo:background-color="#fdf9ff" style:text-scale="105%"/>
    </style:style>
    <style:style style:name="_35_270" style:display-name="5270" style:family="text">
      <style:text-properties fo:color="#020200" style:text-position="0% 100%" fo:letter-spacing="normal" fo:background-color="#fdf9ff" style:text-scale="106%"/>
    </style:style>
    <style:style style:name="_35_271" style:display-name="5271" style:family="text">
      <style:text-properties fo:color="#020200" style:text-position="0% 100%" fo:letter-spacing="0.0311in" fo:background-color="#fdf9ff"/>
    </style:style>
    <style:style style:name="_35_272" style:display-name="5272" style:family="text">
      <style:text-properties fo:color="#020200" style:text-position="0% 100%" fo:letter-spacing="0.0311in" fo:background-color="#fdf9ff" style:text-scale="95%"/>
    </style:style>
    <style:style style:name="_35_273" style:display-name="5273" style:family="text">
      <style:text-properties fo:color="#020200" style:text-position="0% 100%" fo:letter-spacing="0.0311in" fo:background-color="#fdf9ff" style:text-scale="96%"/>
    </style:style>
    <style:style style:name="_35_274" style:display-name="5274" style:family="text">
      <style:text-properties fo:color="#020200" style:text-position="0% 100%" fo:letter-spacing="0.0311in" fo:background-color="#fdf9ff" style:text-scale="97%"/>
    </style:style>
    <style:style style:name="_35_275" style:display-name="5275" style:family="text">
      <style:text-properties fo:color="#020200" style:text-position="0% 100%" fo:letter-spacing="0.0311in" fo:background-color="#fdf9ff" style:text-scale="98%"/>
    </style:style>
    <style:style style:name="_35_276" style:display-name="5276" style:family="text">
      <style:text-properties fo:color="#020200" style:text-position="0% 100%" fo:letter-spacing="0.0311in" fo:background-color="#fdf9ff" style:text-scale="99%"/>
    </style:style>
    <style:style style:name="_35_277" style:display-name="5277" style:family="text">
      <style:text-properties fo:color="#020200" style:text-position="0% 100%" fo:letter-spacing="0.0311in" fo:background-color="#fdf9ff" style:text-scale="102%"/>
    </style:style>
    <style:style style:name="_35_278" style:display-name="5278" style:family="text">
      <style:text-properties fo:color="#020200" style:text-position="0% 100%" fo:letter-spacing="0.0311in" fo:background-color="#fdf9ff" style:text-scale="103%"/>
    </style:style>
    <style:style style:name="_35_279" style:display-name="5279" style:family="text">
      <style:text-properties fo:color="#020200" style:text-position="0% 100%" fo:letter-spacing="0.0311in" fo:background-color="#fdf9ff" style:text-scale="105%"/>
    </style:style>
    <style:style style:name="_35_280" style:display-name="5280" style:family="text">
      <style:text-properties fo:color="#020200" style:text-position="0% 100%" fo:letter-spacing="0.0311in" fo:background-color="#fdf9ff" style:text-scale="106%"/>
    </style:style>
    <style:style style:name="_35_281" style:display-name="5281" style:family="text">
      <style:text-properties fo:color="#020200" style:text-position="2% 100%" fo:background-color="#fdf9ff"/>
    </style:style>
    <style:style style:name="_35_282" style:display-name="5282" style:family="text">
      <style:text-properties fo:color="#020200" style:text-position="2% 100%" fo:background-color="#fdf9ff" style:text-scale="95%"/>
    </style:style>
    <style:style style:name="_35_283" style:display-name="5283" style:family="text">
      <style:text-properties fo:color="#020200" style:text-position="2% 100%" fo:background-color="#fdf9ff" style:text-scale="96%"/>
    </style:style>
    <style:style style:name="_35_284" style:display-name="5284" style:family="text">
      <style:text-properties fo:color="#020200" style:text-position="2% 100%" fo:background-color="#fdf9ff" style:text-scale="97%"/>
    </style:style>
    <style:style style:name="_35_285" style:display-name="5285" style:family="text">
      <style:text-properties fo:color="#020200" style:text-position="2% 100%" fo:background-color="#fdf9ff" style:text-scale="98%"/>
    </style:style>
    <style:style style:name="_35_286" style:display-name="5286" style:family="text">
      <style:text-properties fo:color="#020200" style:text-position="2% 100%" fo:background-color="#fdf9ff" style:text-scale="99%"/>
    </style:style>
    <style:style style:name="_35_287" style:display-name="5287" style:family="text">
      <style:text-properties fo:color="#020200" style:text-position="2% 100%" fo:background-color="#fdf9ff" style:text-scale="102%"/>
    </style:style>
    <style:style style:name="_35_288" style:display-name="5288" style:family="text">
      <style:text-properties fo:color="#020200" style:text-position="2% 100%" fo:background-color="#fdf9ff" style:text-scale="103%"/>
    </style:style>
    <style:style style:name="_35_289" style:display-name="5289" style:family="text">
      <style:text-properties fo:color="#020200" style:text-position="2% 100%" fo:background-color="#fdf9ff" style:text-scale="105%"/>
    </style:style>
    <style:style style:name="_35_290" style:display-name="5290" style:family="text">
      <style:text-properties fo:color="#020200" style:text-position="2% 100%" fo:background-color="#fdf9ff" style:text-scale="106%"/>
    </style:style>
    <style:style style:name="_35_291" style:display-name="5291" style:family="text">
      <style:text-properties fo:color="#020200" style:text-position="2% 100%" fo:letter-spacing="normal" fo:background-color="#fdf9ff"/>
    </style:style>
    <style:style style:name="_35_292" style:display-name="5292" style:family="text">
      <style:text-properties fo:color="#020200" style:text-position="2% 100%" fo:letter-spacing="normal" fo:background-color="#fdf9ff" style:text-scale="95%"/>
    </style:style>
    <style:style style:name="_35_293" style:display-name="5293" style:family="text">
      <style:text-properties fo:color="#020200" style:text-position="2% 100%" fo:letter-spacing="normal" fo:background-color="#fdf9ff" style:text-scale="96%"/>
    </style:style>
    <style:style style:name="_35_294" style:display-name="5294" style:family="text">
      <style:text-properties fo:color="#020200" style:text-position="2% 100%" fo:letter-spacing="normal" fo:background-color="#fdf9ff" style:text-scale="97%"/>
    </style:style>
    <style:style style:name="_35_295" style:display-name="5295" style:family="text">
      <style:text-properties fo:color="#020200" style:text-position="2% 100%" fo:letter-spacing="normal" fo:background-color="#fdf9ff" style:text-scale="98%"/>
    </style:style>
    <style:style style:name="_35_296" style:display-name="5296" style:family="text">
      <style:text-properties fo:color="#020200" style:text-position="2% 100%" fo:letter-spacing="normal" fo:background-color="#fdf9ff" style:text-scale="99%"/>
    </style:style>
    <style:style style:name="_35_297" style:display-name="5297" style:family="text">
      <style:text-properties fo:color="#020200" style:text-position="2% 100%" fo:letter-spacing="normal" fo:background-color="#fdf9ff" style:text-scale="102%"/>
    </style:style>
    <style:style style:name="_35_298" style:display-name="5298" style:family="text">
      <style:text-properties fo:color="#020200" style:text-position="2% 100%" fo:letter-spacing="normal" fo:background-color="#fdf9ff" style:text-scale="103%"/>
    </style:style>
    <style:style style:name="_35_299" style:display-name="5299" style:family="text">
      <style:text-properties fo:color="#020200" style:text-position="2% 100%" fo:letter-spacing="normal" fo:background-color="#fdf9ff" style:text-scale="105%"/>
    </style:style>
    <style:style style:name="_35_300" style:display-name="5300" style:family="text">
      <style:text-properties fo:color="#020200" style:text-position="2% 100%" fo:letter-spacing="normal" fo:background-color="#fdf9ff" style:text-scale="106%"/>
    </style:style>
    <style:style style:name="_35_301" style:display-name="5301" style:family="text">
      <style:text-properties fo:color="#020200" style:text-position="2% 100%" fo:letter-spacing="0.0311in" fo:background-color="#fdf9ff"/>
    </style:style>
    <style:style style:name="_35_302" style:display-name="5302" style:family="text">
      <style:text-properties fo:color="#020200" style:text-position="2% 100%" fo:letter-spacing="0.0311in" fo:background-color="#fdf9ff" style:text-scale="95%"/>
    </style:style>
    <style:style style:name="_35_303" style:display-name="5303" style:family="text">
      <style:text-properties fo:color="#020200" style:text-position="2% 100%" fo:letter-spacing="0.0311in" fo:background-color="#fdf9ff" style:text-scale="96%"/>
    </style:style>
    <style:style style:name="_35_304" style:display-name="5304" style:family="text">
      <style:text-properties fo:color="#020200" style:text-position="2% 100%" fo:letter-spacing="0.0311in" fo:background-color="#fdf9ff" style:text-scale="97%"/>
    </style:style>
    <style:style style:name="_35_305" style:display-name="5305" style:family="text">
      <style:text-properties fo:color="#020200" style:text-position="2% 100%" fo:letter-spacing="0.0311in" fo:background-color="#fdf9ff" style:text-scale="98%"/>
    </style:style>
    <style:style style:name="_35_306" style:display-name="5306" style:family="text">
      <style:text-properties fo:color="#020200" style:text-position="2% 100%" fo:letter-spacing="0.0311in" fo:background-color="#fdf9ff" style:text-scale="99%"/>
    </style:style>
    <style:style style:name="_35_307" style:display-name="5307" style:family="text">
      <style:text-properties fo:color="#020200" style:text-position="2% 100%" fo:letter-spacing="0.0311in" fo:background-color="#fdf9ff" style:text-scale="102%"/>
    </style:style>
    <style:style style:name="_35_308" style:display-name="5308" style:family="text">
      <style:text-properties fo:color="#020200" style:text-position="2% 100%" fo:letter-spacing="0.0311in" fo:background-color="#fdf9ff" style:text-scale="103%"/>
    </style:style>
    <style:style style:name="_35_309" style:display-name="5309" style:family="text">
      <style:text-properties fo:color="#020200" style:text-position="2% 100%" fo:letter-spacing="0.0311in" fo:background-color="#fdf9ff" style:text-scale="105%"/>
    </style:style>
    <style:style style:name="_35_310" style:display-name="5310" style:family="text">
      <style:text-properties fo:color="#020200" style:text-position="2% 100%" fo:letter-spacing="0.0311in" fo:background-color="#fdf9ff" style:text-scale="106%"/>
    </style:style>
    <style:style style:name="_35_311" style:display-name="5311" style:family="text">
      <style:text-properties fo:color="#020200" fo:background-color="#fdfdff"/>
    </style:style>
    <style:style style:name="_35_312" style:display-name="5312" style:family="text">
      <style:text-properties fo:color="#020200" fo:background-color="#fdfdff" style:text-scale="95%"/>
    </style:style>
    <style:style style:name="_35_313" style:display-name="5313" style:family="text">
      <style:text-properties fo:color="#020200" fo:background-color="#fdfdff" style:text-scale="96%"/>
    </style:style>
    <style:style style:name="_35_314" style:display-name="5314" style:family="text">
      <style:text-properties fo:color="#020200" fo:background-color="#fdfdff" style:text-scale="97%"/>
    </style:style>
    <style:style style:name="_35_315" style:display-name="5315" style:family="text">
      <style:text-properties fo:color="#020200" fo:background-color="#fdfdff" style:text-scale="98%"/>
    </style:style>
    <style:style style:name="_35_316" style:display-name="5316" style:family="text">
      <style:text-properties fo:color="#020200" fo:background-color="#fdfdff" style:text-scale="99%"/>
    </style:style>
    <style:style style:name="_35_317" style:display-name="5317" style:family="text">
      <style:text-properties fo:color="#020200" fo:background-color="#fdfdff" style:text-scale="102%"/>
    </style:style>
    <style:style style:name="_35_318" style:display-name="5318" style:family="text">
      <style:text-properties fo:color="#020200" fo:background-color="#fdfdff" style:text-scale="103%"/>
    </style:style>
    <style:style style:name="_35_319" style:display-name="5319" style:family="text">
      <style:text-properties fo:color="#020200" fo:background-color="#fdfdff" style:text-scale="105%"/>
    </style:style>
    <style:style style:name="_35_320" style:display-name="5320" style:family="text">
      <style:text-properties fo:color="#020200" fo:background-color="#fdfdff" style:text-scale="106%"/>
    </style:style>
    <style:style style:name="_35_321" style:display-name="5321" style:family="text">
      <style:text-properties fo:color="#020200" fo:letter-spacing="normal" fo:background-color="#fdfdff"/>
    </style:style>
    <style:style style:name="_35_322" style:display-name="5322" style:family="text">
      <style:text-properties fo:color="#020200" fo:letter-spacing="normal" fo:background-color="#fdfdff" style:text-scale="95%"/>
    </style:style>
    <style:style style:name="_35_323" style:display-name="5323" style:family="text">
      <style:text-properties fo:color="#020200" fo:letter-spacing="normal" fo:background-color="#fdfdff" style:text-scale="96%"/>
    </style:style>
    <style:style style:name="_35_324" style:display-name="5324" style:family="text">
      <style:text-properties fo:color="#020200" fo:letter-spacing="normal" fo:background-color="#fdfdff" style:text-scale="97%"/>
    </style:style>
    <style:style style:name="_35_325" style:display-name="5325" style:family="text">
      <style:text-properties fo:color="#020200" fo:letter-spacing="normal" fo:background-color="#fdfdff" style:text-scale="98%"/>
    </style:style>
    <style:style style:name="_35_326" style:display-name="5326" style:family="text">
      <style:text-properties fo:color="#020200" fo:letter-spacing="normal" fo:background-color="#fdfdff" style:text-scale="99%"/>
    </style:style>
    <style:style style:name="_35_327" style:display-name="5327" style:family="text">
      <style:text-properties fo:color="#020200" fo:letter-spacing="normal" fo:background-color="#fdfdff" style:text-scale="102%"/>
    </style:style>
    <style:style style:name="_35_328" style:display-name="5328" style:family="text">
      <style:text-properties fo:color="#020200" fo:letter-spacing="normal" fo:background-color="#fdfdff" style:text-scale="103%"/>
    </style:style>
    <style:style style:name="_35_329" style:display-name="5329" style:family="text">
      <style:text-properties fo:color="#020200" fo:letter-spacing="normal" fo:background-color="#fdfdff" style:text-scale="105%"/>
    </style:style>
    <style:style style:name="_35_330" style:display-name="5330" style:family="text">
      <style:text-properties fo:color="#020200" fo:letter-spacing="normal" fo:background-color="#fdfdff" style:text-scale="106%"/>
    </style:style>
    <style:style style:name="_35_331" style:display-name="5331" style:family="text">
      <style:text-properties fo:color="#020200" fo:letter-spacing="0.0311in" fo:background-color="#fdfdff"/>
    </style:style>
    <style:style style:name="_35_332" style:display-name="5332" style:family="text">
      <style:text-properties fo:color="#020200" fo:letter-spacing="0.0311in" fo:background-color="#fdfdff" style:text-scale="95%"/>
    </style:style>
    <style:style style:name="_35_333" style:display-name="5333" style:family="text">
      <style:text-properties fo:color="#020200" fo:letter-spacing="0.0311in" fo:background-color="#fdfdff" style:text-scale="96%"/>
    </style:style>
    <style:style style:name="_35_334" style:display-name="5334" style:family="text">
      <style:text-properties fo:color="#020200" fo:letter-spacing="0.0311in" fo:background-color="#fdfdff" style:text-scale="97%"/>
    </style:style>
    <style:style style:name="_35_335" style:display-name="5335" style:family="text">
      <style:text-properties fo:color="#020200" fo:letter-spacing="0.0311in" fo:background-color="#fdfdff" style:text-scale="98%"/>
    </style:style>
    <style:style style:name="_35_336" style:display-name="5336" style:family="text">
      <style:text-properties fo:color="#020200" fo:letter-spacing="0.0311in" fo:background-color="#fdfdff" style:text-scale="99%"/>
    </style:style>
    <style:style style:name="_35_337" style:display-name="5337" style:family="text">
      <style:text-properties fo:color="#020200" fo:letter-spacing="0.0311in" fo:background-color="#fdfdff" style:text-scale="102%"/>
    </style:style>
    <style:style style:name="_35_338" style:display-name="5338" style:family="text">
      <style:text-properties fo:color="#020200" fo:letter-spacing="0.0311in" fo:background-color="#fdfdff" style:text-scale="103%"/>
    </style:style>
    <style:style style:name="_35_339" style:display-name="5339" style:family="text">
      <style:text-properties fo:color="#020200" fo:letter-spacing="0.0311in" fo:background-color="#fdfdff" style:text-scale="105%"/>
    </style:style>
    <style:style style:name="_35_340" style:display-name="5340" style:family="text">
      <style:text-properties fo:color="#020200" fo:letter-spacing="0.0311in" fo:background-color="#fdfdff" style:text-scale="106%"/>
    </style:style>
    <style:style style:name="_35_341" style:display-name="5341" style:family="text">
      <style:text-properties fo:color="#020200" style:text-position="0% 100%" fo:background-color="#fdfdff"/>
    </style:style>
    <style:style style:name="_35_342" style:display-name="5342" style:family="text">
      <style:text-properties fo:color="#020200" style:text-position="0% 100%" fo:background-color="#fdfdff" style:text-scale="95%"/>
    </style:style>
    <style:style style:name="_35_343" style:display-name="5343" style:family="text">
      <style:text-properties fo:color="#020200" style:text-position="0% 100%" fo:background-color="#fdfdff" style:text-scale="96%"/>
    </style:style>
    <style:style style:name="_35_344" style:display-name="5344" style:family="text">
      <style:text-properties fo:color="#020200" style:text-position="0% 100%" fo:background-color="#fdfdff" style:text-scale="97%"/>
    </style:style>
    <style:style style:name="_35_345" style:display-name="5345" style:family="text">
      <style:text-properties fo:color="#020200" style:text-position="0% 100%" fo:background-color="#fdfdff" style:text-scale="98%"/>
    </style:style>
    <style:style style:name="_35_346" style:display-name="5346" style:family="text">
      <style:text-properties fo:color="#020200" style:text-position="0% 100%" fo:background-color="#fdfdff" style:text-scale="99%"/>
    </style:style>
    <style:style style:name="_35_347" style:display-name="5347" style:family="text">
      <style:text-properties fo:color="#020200" style:text-position="0% 100%" fo:background-color="#fdfdff" style:text-scale="102%"/>
    </style:style>
    <style:style style:name="_35_348" style:display-name="5348" style:family="text">
      <style:text-properties fo:color="#020200" style:text-position="0% 100%" fo:background-color="#fdfdff" style:text-scale="103%"/>
    </style:style>
    <style:style style:name="_35_349" style:display-name="5349" style:family="text">
      <style:text-properties fo:color="#020200" style:text-position="0% 100%" fo:background-color="#fdfdff" style:text-scale="105%"/>
    </style:style>
    <style:style style:name="_35_350" style:display-name="5350" style:family="text">
      <style:text-properties fo:color="#020200" style:text-position="0% 100%" fo:background-color="#fdfdff" style:text-scale="106%"/>
    </style:style>
    <style:style style:name="_35_351" style:display-name="5351" style:family="text">
      <style:text-properties fo:color="#020200" style:text-position="0% 100%" fo:letter-spacing="normal" fo:background-color="#fdfdff"/>
    </style:style>
    <style:style style:name="_35_352" style:display-name="5352" style:family="text">
      <style:text-properties fo:color="#020200" style:text-position="0% 100%" fo:letter-spacing="normal" fo:background-color="#fdfdff" style:text-scale="95%"/>
    </style:style>
    <style:style style:name="_35_353" style:display-name="5353" style:family="text">
      <style:text-properties fo:color="#020200" style:text-position="0% 100%" fo:letter-spacing="normal" fo:background-color="#fdfdff" style:text-scale="96%"/>
    </style:style>
    <style:style style:name="_35_354" style:display-name="5354" style:family="text">
      <style:text-properties fo:color="#020200" style:text-position="0% 100%" fo:letter-spacing="normal" fo:background-color="#fdfdff" style:text-scale="97%"/>
    </style:style>
    <style:style style:name="_35_355" style:display-name="5355" style:family="text">
      <style:text-properties fo:color="#020200" style:text-position="0% 100%" fo:letter-spacing="normal" fo:background-color="#fdfdff" style:text-scale="98%"/>
    </style:style>
    <style:style style:name="_35_356" style:display-name="5356" style:family="text">
      <style:text-properties fo:color="#020200" style:text-position="0% 100%" fo:letter-spacing="normal" fo:background-color="#fdfdff" style:text-scale="99%"/>
    </style:style>
    <style:style style:name="_35_357" style:display-name="5357" style:family="text">
      <style:text-properties fo:color="#020200" style:text-position="0% 100%" fo:letter-spacing="normal" fo:background-color="#fdfdff" style:text-scale="102%"/>
    </style:style>
    <style:style style:name="_35_358" style:display-name="5358" style:family="text">
      <style:text-properties fo:color="#020200" style:text-position="0% 100%" fo:letter-spacing="normal" fo:background-color="#fdfdff" style:text-scale="103%"/>
    </style:style>
    <style:style style:name="_35_359" style:display-name="5359" style:family="text">
      <style:text-properties fo:color="#020200" style:text-position="0% 100%" fo:letter-spacing="normal" fo:background-color="#fdfdff" style:text-scale="105%"/>
    </style:style>
    <style:style style:name="_35_360" style:display-name="5360" style:family="text">
      <style:text-properties fo:color="#020200" style:text-position="0% 100%" fo:letter-spacing="normal" fo:background-color="#fdfdff" style:text-scale="106%"/>
    </style:style>
    <style:style style:name="_35_361" style:display-name="5361" style:family="text">
      <style:text-properties fo:color="#020200" style:text-position="0% 100%" fo:letter-spacing="0.0311in" fo:background-color="#fdfdff"/>
    </style:style>
    <style:style style:name="_35_362" style:display-name="5362" style:family="text">
      <style:text-properties fo:color="#020200" style:text-position="0% 100%" fo:letter-spacing="0.0311in" fo:background-color="#fdfdff" style:text-scale="95%"/>
    </style:style>
    <style:style style:name="_35_363" style:display-name="5363" style:family="text">
      <style:text-properties fo:color="#020200" style:text-position="0% 100%" fo:letter-spacing="0.0311in" fo:background-color="#fdfdff" style:text-scale="96%"/>
    </style:style>
    <style:style style:name="_35_364" style:display-name="5364" style:family="text">
      <style:text-properties fo:color="#020200" style:text-position="0% 100%" fo:letter-spacing="0.0311in" fo:background-color="#fdfdff" style:text-scale="97%"/>
    </style:style>
    <style:style style:name="_35_365" style:display-name="5365" style:family="text">
      <style:text-properties fo:color="#020200" style:text-position="0% 100%" fo:letter-spacing="0.0311in" fo:background-color="#fdfdff" style:text-scale="98%"/>
    </style:style>
    <style:style style:name="_35_366" style:display-name="5366" style:family="text">
      <style:text-properties fo:color="#020200" style:text-position="0% 100%" fo:letter-spacing="0.0311in" fo:background-color="#fdfdff" style:text-scale="99%"/>
    </style:style>
    <style:style style:name="_35_367" style:display-name="5367" style:family="text">
      <style:text-properties fo:color="#020200" style:text-position="0% 100%" fo:letter-spacing="0.0311in" fo:background-color="#fdfdff" style:text-scale="102%"/>
    </style:style>
    <style:style style:name="_35_368" style:display-name="5368" style:family="text">
      <style:text-properties fo:color="#020200" style:text-position="0% 100%" fo:letter-spacing="0.0311in" fo:background-color="#fdfdff" style:text-scale="103%"/>
    </style:style>
    <style:style style:name="_35_369" style:display-name="5369" style:family="text">
      <style:text-properties fo:color="#020200" style:text-position="0% 100%" fo:letter-spacing="0.0311in" fo:background-color="#fdfdff" style:text-scale="105%"/>
    </style:style>
    <style:style style:name="_35_370" style:display-name="5370" style:family="text">
      <style:text-properties fo:color="#020200" style:text-position="0% 100%" fo:letter-spacing="0.0311in" fo:background-color="#fdfdff" style:text-scale="106%"/>
    </style:style>
    <style:style style:name="_35_371" style:display-name="5371" style:family="text">
      <style:text-properties fo:color="#020200" style:text-position="2% 100%" fo:background-color="#fdfdff"/>
    </style:style>
    <style:style style:name="_35_372" style:display-name="5372" style:family="text">
      <style:text-properties fo:color="#020200" style:text-position="2% 100%" fo:background-color="#fdfdff" style:text-scale="95%"/>
    </style:style>
    <style:style style:name="_35_373" style:display-name="5373" style:family="text">
      <style:text-properties fo:color="#020200" style:text-position="2% 100%" fo:background-color="#fdfdff" style:text-scale="96%"/>
    </style:style>
    <style:style style:name="_35_374" style:display-name="5374" style:family="text">
      <style:text-properties fo:color="#020200" style:text-position="2% 100%" fo:background-color="#fdfdff" style:text-scale="97%"/>
    </style:style>
    <style:style style:name="_35_375" style:display-name="5375" style:family="text">
      <style:text-properties fo:color="#020200" style:text-position="2% 100%" fo:background-color="#fdfdff" style:text-scale="98%"/>
    </style:style>
    <style:style style:name="_35_376" style:display-name="5376" style:family="text">
      <style:text-properties fo:color="#020200" style:text-position="2% 100%" fo:background-color="#fdfdff" style:text-scale="99%"/>
    </style:style>
    <style:style style:name="_35_377" style:display-name="5377" style:family="text">
      <style:text-properties fo:color="#020200" style:text-position="2% 100%" fo:background-color="#fdfdff" style:text-scale="102%"/>
    </style:style>
    <style:style style:name="_35_378" style:display-name="5378" style:family="text">
      <style:text-properties fo:color="#020200" style:text-position="2% 100%" fo:background-color="#fdfdff" style:text-scale="103%"/>
    </style:style>
    <style:style style:name="_35_379" style:display-name="5379" style:family="text">
      <style:text-properties fo:color="#020200" style:text-position="2% 100%" fo:background-color="#fdfdff" style:text-scale="105%"/>
    </style:style>
    <style:style style:name="_35_380" style:display-name="5380" style:family="text">
      <style:text-properties fo:color="#020200" style:text-position="2% 100%" fo:background-color="#fdfdff" style:text-scale="106%"/>
    </style:style>
    <style:style style:name="_35_381" style:display-name="5381" style:family="text">
      <style:text-properties fo:color="#020200" style:text-position="2% 100%" fo:letter-spacing="normal" fo:background-color="#fdfdff"/>
    </style:style>
    <style:style style:name="_35_382" style:display-name="5382" style:family="text">
      <style:text-properties fo:color="#020200" style:text-position="2% 100%" fo:letter-spacing="normal" fo:background-color="#fdfdff" style:text-scale="95%"/>
    </style:style>
    <style:style style:name="_35_383" style:display-name="5383" style:family="text">
      <style:text-properties fo:color="#020200" style:text-position="2% 100%" fo:letter-spacing="normal" fo:background-color="#fdfdff" style:text-scale="96%"/>
    </style:style>
    <style:style style:name="_35_384" style:display-name="5384" style:family="text">
      <style:text-properties fo:color="#020200" style:text-position="2% 100%" fo:letter-spacing="normal" fo:background-color="#fdfdff" style:text-scale="97%"/>
    </style:style>
    <style:style style:name="_35_385" style:display-name="5385" style:family="text">
      <style:text-properties fo:color="#020200" style:text-position="2% 100%" fo:letter-spacing="normal" fo:background-color="#fdfdff" style:text-scale="98%"/>
    </style:style>
    <style:style style:name="_35_386" style:display-name="5386" style:family="text">
      <style:text-properties fo:color="#020200" style:text-position="2% 100%" fo:letter-spacing="normal" fo:background-color="#fdfdff" style:text-scale="99%"/>
    </style:style>
    <style:style style:name="_35_387" style:display-name="5387" style:family="text">
      <style:text-properties fo:color="#020200" style:text-position="2% 100%" fo:letter-spacing="normal" fo:background-color="#fdfdff" style:text-scale="102%"/>
    </style:style>
    <style:style style:name="_35_388" style:display-name="5388" style:family="text">
      <style:text-properties fo:color="#020200" style:text-position="2% 100%" fo:letter-spacing="normal" fo:background-color="#fdfdff" style:text-scale="103%"/>
    </style:style>
    <style:style style:name="_35_389" style:display-name="5389" style:family="text">
      <style:text-properties fo:color="#020200" style:text-position="2% 100%" fo:letter-spacing="normal" fo:background-color="#fdfdff" style:text-scale="105%"/>
    </style:style>
    <style:style style:name="_35_390" style:display-name="5390" style:family="text">
      <style:text-properties fo:color="#020200" style:text-position="2% 100%" fo:letter-spacing="normal" fo:background-color="#fdfdff" style:text-scale="106%"/>
    </style:style>
    <style:style style:name="_35_391" style:display-name="5391" style:family="text">
      <style:text-properties fo:color="#020200" style:text-position="2% 100%" fo:letter-spacing="0.0311in" fo:background-color="#fdfdff"/>
    </style:style>
    <style:style style:name="_35_392" style:display-name="5392" style:family="text">
      <style:text-properties fo:color="#020200" style:text-position="2% 100%" fo:letter-spacing="0.0311in" fo:background-color="#fdfdff" style:text-scale="95%"/>
    </style:style>
    <style:style style:name="_35_393" style:display-name="5393" style:family="text">
      <style:text-properties fo:color="#020200" style:text-position="2% 100%" fo:letter-spacing="0.0311in" fo:background-color="#fdfdff" style:text-scale="96%"/>
    </style:style>
    <style:style style:name="_35_394" style:display-name="5394" style:family="text">
      <style:text-properties fo:color="#020200" style:text-position="2% 100%" fo:letter-spacing="0.0311in" fo:background-color="#fdfdff" style:text-scale="97%"/>
    </style:style>
    <style:style style:name="_35_395" style:display-name="5395" style:family="text">
      <style:text-properties fo:color="#020200" style:text-position="2% 100%" fo:letter-spacing="0.0311in" fo:background-color="#fdfdff" style:text-scale="98%"/>
    </style:style>
    <style:style style:name="_35_396" style:display-name="5396" style:family="text">
      <style:text-properties fo:color="#020200" style:text-position="2% 100%" fo:letter-spacing="0.0311in" fo:background-color="#fdfdff" style:text-scale="99%"/>
    </style:style>
    <style:style style:name="_35_397" style:display-name="5397" style:family="text">
      <style:text-properties fo:color="#020200" style:text-position="2% 100%" fo:letter-spacing="0.0311in" fo:background-color="#fdfdff" style:text-scale="102%"/>
    </style:style>
    <style:style style:name="_35_398" style:display-name="5398" style:family="text">
      <style:text-properties fo:color="#020200" style:text-position="2% 100%" fo:letter-spacing="0.0311in" fo:background-color="#fdfdff" style:text-scale="103%"/>
    </style:style>
    <style:style style:name="_35_399" style:display-name="5399" style:family="text">
      <style:text-properties fo:color="#020200" style:text-position="2% 100%" fo:letter-spacing="0.0311in" fo:background-color="#fdfdff" style:text-scale="105%"/>
    </style:style>
    <style:style style:name="_35_400" style:display-name="5400" style:family="text">
      <style:text-properties fo:color="#020200" style:text-position="2% 100%" fo:letter-spacing="0.0311in" fo:background-color="#fdfdff" style:text-scale="106%"/>
    </style:style>
    <style:style style:name="_35_401" style:display-name="5401" style:family="text">
      <style:text-properties fo:color="#020600"/>
    </style:style>
    <style:style style:name="_35_402" style:display-name="5402" style:family="text">
      <style:text-properties fo:color="#020600" style:text-scale="95%"/>
    </style:style>
    <style:style style:name="_35_403" style:display-name="5403" style:family="text">
      <style:text-properties fo:color="#020600" style:text-scale="96%"/>
    </style:style>
    <style:style style:name="_35_404" style:display-name="5404" style:family="text">
      <style:text-properties fo:color="#020600" style:text-scale="97%"/>
    </style:style>
    <style:style style:name="_35_405" style:display-name="5405" style:family="text">
      <style:text-properties fo:color="#020600" style:text-scale="98%"/>
    </style:style>
    <style:style style:name="_35_406" style:display-name="5406" style:family="text">
      <style:text-properties fo:color="#020600" style:text-scale="99%"/>
    </style:style>
    <style:style style:name="_35_407" style:display-name="5407" style:family="text">
      <style:text-properties fo:color="#020600" style:text-scale="102%"/>
    </style:style>
    <style:style style:name="_35_408" style:display-name="5408" style:family="text">
      <style:text-properties fo:color="#020600" style:text-scale="103%"/>
    </style:style>
    <style:style style:name="_35_409" style:display-name="5409" style:family="text">
      <style:text-properties fo:color="#020600" style:text-scale="105%"/>
    </style:style>
    <style:style style:name="_35_410" style:display-name="5410" style:family="text">
      <style:text-properties fo:color="#020600" style:text-scale="106%"/>
    </style:style>
    <style:style style:name="_35_411" style:display-name="5411" style:family="text">
      <style:text-properties fo:color="#020600" fo:letter-spacing="normal"/>
    </style:style>
    <style:style style:name="_35_412" style:display-name="5412" style:family="text">
      <style:text-properties fo:color="#020600" fo:letter-spacing="normal" style:text-scale="95%"/>
    </style:style>
    <style:style style:name="_35_413" style:display-name="5413" style:family="text">
      <style:text-properties fo:color="#020600" fo:letter-spacing="normal" style:text-scale="96%"/>
    </style:style>
    <style:style style:name="_35_414" style:display-name="5414" style:family="text">
      <style:text-properties fo:color="#020600" fo:letter-spacing="normal" style:text-scale="97%"/>
    </style:style>
    <style:style style:name="_35_415" style:display-name="5415" style:family="text">
      <style:text-properties fo:color="#020600" fo:letter-spacing="normal" style:text-scale="98%"/>
    </style:style>
    <style:style style:name="_35_416" style:display-name="5416" style:family="text">
      <style:text-properties fo:color="#020600" fo:letter-spacing="normal" style:text-scale="99%"/>
    </style:style>
    <style:style style:name="_35_417" style:display-name="5417" style:family="text">
      <style:text-properties fo:color="#020600" fo:letter-spacing="normal" style:text-scale="102%"/>
    </style:style>
    <style:style style:name="_35_418" style:display-name="5418" style:family="text">
      <style:text-properties fo:color="#020600" fo:letter-spacing="normal" style:text-scale="103%"/>
    </style:style>
    <style:style style:name="_35_419" style:display-name="5419" style:family="text">
      <style:text-properties fo:color="#020600" fo:letter-spacing="normal" style:text-scale="105%"/>
    </style:style>
    <style:style style:name="_35_420" style:display-name="5420" style:family="text">
      <style:text-properties fo:color="#020600" fo:letter-spacing="normal" style:text-scale="106%"/>
    </style:style>
    <style:style style:name="_35_421" style:display-name="5421" style:family="text">
      <style:text-properties fo:color="#020600" fo:letter-spacing="0.0311in"/>
    </style:style>
    <style:style style:name="_35_422" style:display-name="5422" style:family="text">
      <style:text-properties fo:color="#020600" fo:letter-spacing="0.0311in" style:text-scale="95%"/>
    </style:style>
    <style:style style:name="_35_423" style:display-name="5423" style:family="text">
      <style:text-properties fo:color="#020600" fo:letter-spacing="0.0311in" style:text-scale="96%"/>
    </style:style>
    <style:style style:name="_35_424" style:display-name="5424" style:family="text">
      <style:text-properties fo:color="#020600" fo:letter-spacing="0.0311in" style:text-scale="97%"/>
    </style:style>
    <style:style style:name="_35_425" style:display-name="5425" style:family="text">
      <style:text-properties fo:color="#020600" fo:letter-spacing="0.0311in" style:text-scale="98%"/>
    </style:style>
    <style:style style:name="_35_426" style:display-name="5426" style:family="text">
      <style:text-properties fo:color="#020600" fo:letter-spacing="0.0311in" style:text-scale="99%"/>
    </style:style>
    <style:style style:name="_35_427" style:display-name="5427" style:family="text">
      <style:text-properties fo:color="#020600" fo:letter-spacing="0.0311in" style:text-scale="102%"/>
    </style:style>
    <style:style style:name="_35_428" style:display-name="5428" style:family="text">
      <style:text-properties fo:color="#020600" fo:letter-spacing="0.0311in" style:text-scale="103%"/>
    </style:style>
    <style:style style:name="_35_429" style:display-name="5429" style:family="text">
      <style:text-properties fo:color="#020600" fo:letter-spacing="0.0311in" style:text-scale="105%"/>
    </style:style>
    <style:style style:name="_35_430" style:display-name="5430" style:family="text">
      <style:text-properties fo:color="#020600" fo:letter-spacing="0.0311in" style:text-scale="106%"/>
    </style:style>
    <style:style style:name="_35_431" style:display-name="5431" style:family="text">
      <style:text-properties fo:color="#020600" style:text-position="0% 100%"/>
    </style:style>
    <style:style style:name="_35_432" style:display-name="5432" style:family="text">
      <style:text-properties fo:color="#020600" style:text-position="0% 100%" style:text-scale="95%"/>
    </style:style>
    <style:style style:name="_35_433" style:display-name="5433" style:family="text">
      <style:text-properties fo:color="#020600" style:text-position="0% 100%" style:text-scale="96%"/>
    </style:style>
    <style:style style:name="_35_434" style:display-name="5434" style:family="text">
      <style:text-properties fo:color="#020600" style:text-position="0% 100%" style:text-scale="97%"/>
    </style:style>
    <style:style style:name="_35_435" style:display-name="5435" style:family="text">
      <style:text-properties fo:color="#020600" style:text-position="0% 100%" style:text-scale="98%"/>
    </style:style>
    <style:style style:name="_35_436" style:display-name="5436" style:family="text">
      <style:text-properties fo:color="#020600" style:text-position="0% 100%" style:text-scale="99%"/>
    </style:style>
    <style:style style:name="_35_437" style:display-name="5437" style:family="text">
      <style:text-properties fo:color="#020600" style:text-position="0% 100%" style:text-scale="102%"/>
    </style:style>
    <style:style style:name="_35_438" style:display-name="5438" style:family="text">
      <style:text-properties fo:color="#020600" style:text-position="0% 100%" style:text-scale="103%"/>
    </style:style>
    <style:style style:name="_35_439" style:display-name="5439" style:family="text">
      <style:text-properties fo:color="#020600" style:text-position="0% 100%" style:text-scale="105%"/>
    </style:style>
    <style:style style:name="_35_440" style:display-name="5440" style:family="text">
      <style:text-properties fo:color="#020600" style:text-position="0% 100%" style:text-scale="106%"/>
    </style:style>
    <style:style style:name="_35_441" style:display-name="5441" style:family="text">
      <style:text-properties fo:color="#020600" style:text-position="0% 100%" fo:letter-spacing="normal"/>
    </style:style>
    <style:style style:name="_35_442" style:display-name="5442" style:family="text">
      <style:text-properties fo:color="#020600" style:text-position="0% 100%" fo:letter-spacing="normal" style:text-scale="95%"/>
    </style:style>
    <style:style style:name="_35_443" style:display-name="5443" style:family="text">
      <style:text-properties fo:color="#020600" style:text-position="0% 100%" fo:letter-spacing="normal" style:text-scale="96%"/>
    </style:style>
    <style:style style:name="_35_444" style:display-name="5444" style:family="text">
      <style:text-properties fo:color="#020600" style:text-position="0% 100%" fo:letter-spacing="normal" style:text-scale="97%"/>
    </style:style>
    <style:style style:name="_35_445" style:display-name="5445" style:family="text">
      <style:text-properties fo:color="#020600" style:text-position="0% 100%" fo:letter-spacing="normal" style:text-scale="98%"/>
    </style:style>
    <style:style style:name="_35_446" style:display-name="5446" style:family="text">
      <style:text-properties fo:color="#020600" style:text-position="0% 100%" fo:letter-spacing="normal" style:text-scale="99%"/>
    </style:style>
    <style:style style:name="_35_447" style:display-name="5447" style:family="text">
      <style:text-properties fo:color="#020600" style:text-position="0% 100%" fo:letter-spacing="normal" style:text-scale="102%"/>
    </style:style>
    <style:style style:name="_35_448" style:display-name="5448" style:family="text">
      <style:text-properties fo:color="#020600" style:text-position="0% 100%" fo:letter-spacing="normal" style:text-scale="103%"/>
    </style:style>
    <style:style style:name="_35_449" style:display-name="5449" style:family="text">
      <style:text-properties fo:color="#020600" style:text-position="0% 100%" fo:letter-spacing="normal" style:text-scale="105%"/>
    </style:style>
    <style:style style:name="_35_450" style:display-name="5450" style:family="text">
      <style:text-properties fo:color="#020600" style:text-position="0% 100%" fo:letter-spacing="normal" style:text-scale="106%"/>
    </style:style>
    <style:style style:name="_35_451" style:display-name="5451" style:family="text">
      <style:text-properties fo:color="#020600" style:text-position="0% 100%" fo:letter-spacing="0.0311in"/>
    </style:style>
    <style:style style:name="_35_452" style:display-name="5452" style:family="text">
      <style:text-properties fo:color="#020600" style:text-position="0% 100%" fo:letter-spacing="0.0311in" style:text-scale="95%"/>
    </style:style>
    <style:style style:name="_35_453" style:display-name="5453" style:family="text">
      <style:text-properties fo:color="#020600" style:text-position="0% 100%" fo:letter-spacing="0.0311in" style:text-scale="96%"/>
    </style:style>
    <style:style style:name="_35_454" style:display-name="5454" style:family="text">
      <style:text-properties fo:color="#020600" style:text-position="0% 100%" fo:letter-spacing="0.0311in" style:text-scale="97%"/>
    </style:style>
    <style:style style:name="_35_455" style:display-name="5455" style:family="text">
      <style:text-properties fo:color="#020600" style:text-position="0% 100%" fo:letter-spacing="0.0311in" style:text-scale="98%"/>
    </style:style>
    <style:style style:name="_35_456" style:display-name="5456" style:family="text">
      <style:text-properties fo:color="#020600" style:text-position="0% 100%" fo:letter-spacing="0.0311in" style:text-scale="99%"/>
    </style:style>
    <style:style style:name="_35_457" style:display-name="5457" style:family="text">
      <style:text-properties fo:color="#020600" style:text-position="0% 100%" fo:letter-spacing="0.0311in" style:text-scale="102%"/>
    </style:style>
    <style:style style:name="_35_458" style:display-name="5458" style:family="text">
      <style:text-properties fo:color="#020600" style:text-position="0% 100%" fo:letter-spacing="0.0311in" style:text-scale="103%"/>
    </style:style>
    <style:style style:name="_35_459" style:display-name="5459" style:family="text">
      <style:text-properties fo:color="#020600" style:text-position="0% 100%" fo:letter-spacing="0.0311in" style:text-scale="105%"/>
    </style:style>
    <style:style style:name="_35_460" style:display-name="5460" style:family="text">
      <style:text-properties fo:color="#020600" style:text-position="0% 100%" fo:letter-spacing="0.0311in" style:text-scale="106%"/>
    </style:style>
    <style:style style:name="_35_461" style:display-name="5461" style:family="text">
      <style:text-properties fo:color="#020600" style:text-position="2% 100%"/>
    </style:style>
    <style:style style:name="_35_462" style:display-name="5462" style:family="text">
      <style:text-properties fo:color="#020600" style:text-position="2% 100%" style:text-scale="95%"/>
    </style:style>
    <style:style style:name="_35_463" style:display-name="5463" style:family="text">
      <style:text-properties fo:color="#020600" style:text-position="2% 100%" style:text-scale="96%"/>
    </style:style>
    <style:style style:name="_35_464" style:display-name="5464" style:family="text">
      <style:text-properties fo:color="#020600" style:text-position="2% 100%" style:text-scale="97%"/>
    </style:style>
    <style:style style:name="_35_465" style:display-name="5465" style:family="text">
      <style:text-properties fo:color="#020600" style:text-position="2% 100%" style:text-scale="98%"/>
    </style:style>
    <style:style style:name="_35_466" style:display-name="5466" style:family="text">
      <style:text-properties fo:color="#020600" style:text-position="2% 100%" style:text-scale="99%"/>
    </style:style>
    <style:style style:name="_35_467" style:display-name="5467" style:family="text">
      <style:text-properties fo:color="#020600" style:text-position="2% 100%" style:text-scale="102%"/>
    </style:style>
    <style:style style:name="_35_468" style:display-name="5468" style:family="text">
      <style:text-properties fo:color="#020600" style:text-position="2% 100%" style:text-scale="103%"/>
    </style:style>
    <style:style style:name="_35_469" style:display-name="5469" style:family="text">
      <style:text-properties fo:color="#020600" style:text-position="2% 100%" style:text-scale="105%"/>
    </style:style>
    <style:style style:name="_35_470" style:display-name="5470" style:family="text">
      <style:text-properties fo:color="#020600" style:text-position="2% 100%" style:text-scale="106%"/>
    </style:style>
    <style:style style:name="_35_471" style:display-name="5471" style:family="text">
      <style:text-properties fo:color="#020600" style:text-position="2% 100%" fo:letter-spacing="normal"/>
    </style:style>
    <style:style style:name="_35_472" style:display-name="5472" style:family="text">
      <style:text-properties fo:color="#020600" style:text-position="2% 100%" fo:letter-spacing="normal" style:text-scale="95%"/>
    </style:style>
    <style:style style:name="_35_473" style:display-name="5473" style:family="text">
      <style:text-properties fo:color="#020600" style:text-position="2% 100%" fo:letter-spacing="normal" style:text-scale="96%"/>
    </style:style>
    <style:style style:name="_35_474" style:display-name="5474" style:family="text">
      <style:text-properties fo:color="#020600" style:text-position="2% 100%" fo:letter-spacing="normal" style:text-scale="97%"/>
    </style:style>
    <style:style style:name="_35_475" style:display-name="5475" style:family="text">
      <style:text-properties fo:color="#020600" style:text-position="2% 100%" fo:letter-spacing="normal" style:text-scale="98%"/>
    </style:style>
    <style:style style:name="_35_476" style:display-name="5476" style:family="text">
      <style:text-properties fo:color="#020600" style:text-position="2% 100%" fo:letter-spacing="normal" style:text-scale="99%"/>
    </style:style>
    <style:style style:name="_35_477" style:display-name="5477" style:family="text">
      <style:text-properties fo:color="#020600" style:text-position="2% 100%" fo:letter-spacing="normal" style:text-scale="102%"/>
    </style:style>
    <style:style style:name="_35_478" style:display-name="5478" style:family="text">
      <style:text-properties fo:color="#020600" style:text-position="2% 100%" fo:letter-spacing="normal" style:text-scale="103%"/>
    </style:style>
    <style:style style:name="_35_479" style:display-name="5479" style:family="text">
      <style:text-properties fo:color="#020600" style:text-position="2% 100%" fo:letter-spacing="normal" style:text-scale="105%"/>
    </style:style>
    <style:style style:name="_35_480" style:display-name="5480" style:family="text">
      <style:text-properties fo:color="#020600" style:text-position="2% 100%" fo:letter-spacing="normal" style:text-scale="106%"/>
    </style:style>
    <style:style style:name="_35_481" style:display-name="5481" style:family="text">
      <style:text-properties fo:color="#020600" style:text-position="2% 100%" fo:letter-spacing="0.0311in"/>
    </style:style>
    <style:style style:name="_35_482" style:display-name="5482" style:family="text">
      <style:text-properties fo:color="#020600" style:text-position="2% 100%" fo:letter-spacing="0.0311in" style:text-scale="95%"/>
    </style:style>
    <style:style style:name="_35_483" style:display-name="5483" style:family="text">
      <style:text-properties fo:color="#020600" style:text-position="2% 100%" fo:letter-spacing="0.0311in" style:text-scale="96%"/>
    </style:style>
    <style:style style:name="_35_484" style:display-name="5484" style:family="text">
      <style:text-properties fo:color="#020600" style:text-position="2% 100%" fo:letter-spacing="0.0311in" style:text-scale="97%"/>
    </style:style>
    <style:style style:name="_35_485" style:display-name="5485" style:family="text">
      <style:text-properties fo:color="#020600" style:text-position="2% 100%" fo:letter-spacing="0.0311in" style:text-scale="98%"/>
    </style:style>
    <style:style style:name="_35_486" style:display-name="5486" style:family="text">
      <style:text-properties fo:color="#020600" style:text-position="2% 100%" fo:letter-spacing="0.0311in" style:text-scale="99%"/>
    </style:style>
    <style:style style:name="_35_487" style:display-name="5487" style:family="text">
      <style:text-properties fo:color="#020600" style:text-position="2% 100%" fo:letter-spacing="0.0311in" style:text-scale="102%"/>
    </style:style>
    <style:style style:name="_35_488" style:display-name="5488" style:family="text">
      <style:text-properties fo:color="#020600" style:text-position="2% 100%" fo:letter-spacing="0.0311in" style:text-scale="103%"/>
    </style:style>
    <style:style style:name="_35_489" style:display-name="5489" style:family="text">
      <style:text-properties fo:color="#020600" style:text-position="2% 100%" fo:letter-spacing="0.0311in" style:text-scale="105%"/>
    </style:style>
    <style:style style:name="_35_490" style:display-name="5490" style:family="text">
      <style:text-properties fo:color="#020600" style:text-position="2% 100%" fo:letter-spacing="0.0311in" style:text-scale="106%"/>
    </style:style>
    <style:style style:name="_35_491" style:display-name="5491" style:family="text">
      <style:text-properties fo:color="#020600" fo:background-color="#f9f9ff"/>
    </style:style>
    <style:style style:name="_35_492" style:display-name="5492" style:family="text">
      <style:text-properties fo:color="#020600" fo:background-color="#f9f9ff" style:text-scale="95%"/>
    </style:style>
    <style:style style:name="_35_493" style:display-name="5493" style:family="text">
      <style:text-properties fo:color="#020600" fo:background-color="#f9f9ff" style:text-scale="96%"/>
    </style:style>
    <style:style style:name="_35_494" style:display-name="5494" style:family="text">
      <style:text-properties fo:color="#020600" fo:background-color="#f9f9ff" style:text-scale="97%"/>
    </style:style>
    <style:style style:name="_35_495" style:display-name="5495" style:family="text">
      <style:text-properties fo:color="#020600" fo:background-color="#f9f9ff" style:text-scale="98%"/>
    </style:style>
    <style:style style:name="_35_496" style:display-name="5496" style:family="text">
      <style:text-properties fo:color="#020600" fo:background-color="#f9f9ff" style:text-scale="99%"/>
    </style:style>
    <style:style style:name="_35_497" style:display-name="5497" style:family="text">
      <style:text-properties fo:color="#020600" fo:background-color="#f9f9ff" style:text-scale="102%"/>
    </style:style>
    <style:style style:name="_35_498" style:display-name="5498" style:family="text">
      <style:text-properties fo:color="#020600" fo:background-color="#f9f9ff" style:text-scale="103%"/>
    </style:style>
    <style:style style:name="_35_499" style:display-name="5499" style:family="text">
      <style:text-properties fo:color="#020600" fo:background-color="#f9f9ff" style:text-scale="105%"/>
    </style:style>
    <style:style style:name="_35_500" style:display-name="5500" style:family="text">
      <style:text-properties fo:color="#020600" fo:background-color="#f9f9ff" style:text-scale="106%"/>
    </style:style>
    <style:style style:name="_35_501" style:display-name="5501" style:family="text">
      <style:text-properties fo:color="#020600" fo:letter-spacing="normal" fo:background-color="#f9f9ff"/>
    </style:style>
    <style:style style:name="_35_502" style:display-name="5502" style:family="text">
      <style:text-properties fo:color="#020600" fo:letter-spacing="normal" fo:background-color="#f9f9ff" style:text-scale="95%"/>
    </style:style>
    <style:style style:name="_35_503" style:display-name="5503" style:family="text">
      <style:text-properties fo:color="#020600" fo:letter-spacing="normal" fo:background-color="#f9f9ff" style:text-scale="96%"/>
    </style:style>
    <style:style style:name="_35_504" style:display-name="5504" style:family="text">
      <style:text-properties fo:color="#020600" fo:letter-spacing="normal" fo:background-color="#f9f9ff" style:text-scale="97%"/>
    </style:style>
    <style:style style:name="_35_505" style:display-name="5505" style:family="text">
      <style:text-properties fo:color="#020600" fo:letter-spacing="normal" fo:background-color="#f9f9ff" style:text-scale="98%"/>
    </style:style>
    <style:style style:name="_35_506" style:display-name="5506" style:family="text">
      <style:text-properties fo:color="#020600" fo:letter-spacing="normal" fo:background-color="#f9f9ff" style:text-scale="99%"/>
    </style:style>
    <style:style style:name="_35_507" style:display-name="5507" style:family="text">
      <style:text-properties fo:color="#020600" fo:letter-spacing="normal" fo:background-color="#f9f9ff" style:text-scale="102%"/>
    </style:style>
    <style:style style:name="_35_508" style:display-name="5508" style:family="text">
      <style:text-properties fo:color="#020600" fo:letter-spacing="normal" fo:background-color="#f9f9ff" style:text-scale="103%"/>
    </style:style>
    <style:style style:name="_35_509" style:display-name="5509" style:family="text">
      <style:text-properties fo:color="#020600" fo:letter-spacing="normal" fo:background-color="#f9f9ff" style:text-scale="105%"/>
    </style:style>
    <style:style style:name="_35_510" style:display-name="5510" style:family="text">
      <style:text-properties fo:color="#020600" fo:letter-spacing="normal" fo:background-color="#f9f9ff" style:text-scale="106%"/>
    </style:style>
    <style:style style:name="_35_511" style:display-name="5511" style:family="text">
      <style:text-properties fo:color="#020600" fo:letter-spacing="0.0311in" fo:background-color="#f9f9ff"/>
    </style:style>
    <style:style style:name="_35_512" style:display-name="5512" style:family="text">
      <style:text-properties fo:color="#020600" fo:letter-spacing="0.0311in" fo:background-color="#f9f9ff" style:text-scale="95%"/>
    </style:style>
    <style:style style:name="_35_513" style:display-name="5513" style:family="text">
      <style:text-properties fo:color="#020600" fo:letter-spacing="0.0311in" fo:background-color="#f9f9ff" style:text-scale="96%"/>
    </style:style>
    <style:style style:name="_35_514" style:display-name="5514" style:family="text">
      <style:text-properties fo:color="#020600" fo:letter-spacing="0.0311in" fo:background-color="#f9f9ff" style:text-scale="97%"/>
    </style:style>
    <style:style style:name="_35_515" style:display-name="5515" style:family="text">
      <style:text-properties fo:color="#020600" fo:letter-spacing="0.0311in" fo:background-color="#f9f9ff" style:text-scale="98%"/>
    </style:style>
    <style:style style:name="_35_516" style:display-name="5516" style:family="text">
      <style:text-properties fo:color="#020600" fo:letter-spacing="0.0311in" fo:background-color="#f9f9ff" style:text-scale="99%"/>
    </style:style>
    <style:style style:name="_35_517" style:display-name="5517" style:family="text">
      <style:text-properties fo:color="#020600" fo:letter-spacing="0.0311in" fo:background-color="#f9f9ff" style:text-scale="102%"/>
    </style:style>
    <style:style style:name="_35_518" style:display-name="5518" style:family="text">
      <style:text-properties fo:color="#020600" fo:letter-spacing="0.0311in" fo:background-color="#f9f9ff" style:text-scale="103%"/>
    </style:style>
    <style:style style:name="_35_519" style:display-name="5519" style:family="text">
      <style:text-properties fo:color="#020600" fo:letter-spacing="0.0311in" fo:background-color="#f9f9ff" style:text-scale="105%"/>
    </style:style>
    <style:style style:name="_35_520" style:display-name="5520" style:family="text">
      <style:text-properties fo:color="#020600" fo:letter-spacing="0.0311in" fo:background-color="#f9f9ff" style:text-scale="106%"/>
    </style:style>
    <style:style style:name="_35_521" style:display-name="5521" style:family="text">
      <style:text-properties fo:color="#020600" style:text-position="0% 100%" fo:background-color="#f9f9ff"/>
    </style:style>
    <style:style style:name="_35_522" style:display-name="5522" style:family="text">
      <style:text-properties fo:color="#020600" style:text-position="0% 100%" fo:background-color="#f9f9ff" style:text-scale="95%"/>
    </style:style>
    <style:style style:name="_35_523" style:display-name="5523" style:family="text">
      <style:text-properties fo:color="#020600" style:text-position="0% 100%" fo:background-color="#f9f9ff" style:text-scale="96%"/>
    </style:style>
    <style:style style:name="_35_524" style:display-name="5524" style:family="text">
      <style:text-properties fo:color="#020600" style:text-position="0% 100%" fo:background-color="#f9f9ff" style:text-scale="97%"/>
    </style:style>
    <style:style style:name="_35_525" style:display-name="5525" style:family="text">
      <style:text-properties fo:color="#020600" style:text-position="0% 100%" fo:background-color="#f9f9ff" style:text-scale="98%"/>
    </style:style>
    <style:style style:name="_35_526" style:display-name="5526" style:family="text">
      <style:text-properties fo:color="#020600" style:text-position="0% 100%" fo:background-color="#f9f9ff" style:text-scale="99%"/>
    </style:style>
    <style:style style:name="_35_527" style:display-name="5527" style:family="text">
      <style:text-properties fo:color="#020600" style:text-position="0% 100%" fo:background-color="#f9f9ff" style:text-scale="102%"/>
    </style:style>
    <style:style style:name="_35_528" style:display-name="5528" style:family="text">
      <style:text-properties fo:color="#020600" style:text-position="0% 100%" fo:background-color="#f9f9ff" style:text-scale="103%"/>
    </style:style>
    <style:style style:name="_35_529" style:display-name="5529" style:family="text">
      <style:text-properties fo:color="#020600" style:text-position="0% 100%" fo:background-color="#f9f9ff" style:text-scale="105%"/>
    </style:style>
    <style:style style:name="_35_530" style:display-name="5530" style:family="text">
      <style:text-properties fo:color="#020600" style:text-position="0% 100%" fo:background-color="#f9f9ff" style:text-scale="106%"/>
    </style:style>
    <style:style style:name="_35_531" style:display-name="5531" style:family="text">
      <style:text-properties fo:color="#020600" style:text-position="0% 100%" fo:letter-spacing="normal" fo:background-color="#f9f9ff"/>
    </style:style>
    <style:style style:name="_35_532" style:display-name="5532" style:family="text">
      <style:text-properties fo:color="#020600" style:text-position="0% 100%" fo:letter-spacing="normal" fo:background-color="#f9f9ff" style:text-scale="95%"/>
    </style:style>
    <style:style style:name="_35_533" style:display-name="5533" style:family="text">
      <style:text-properties fo:color="#020600" style:text-position="0% 100%" fo:letter-spacing="normal" fo:background-color="#f9f9ff" style:text-scale="96%"/>
    </style:style>
    <style:style style:name="_35_534" style:display-name="5534" style:family="text">
      <style:text-properties fo:color="#020600" style:text-position="0% 100%" fo:letter-spacing="normal" fo:background-color="#f9f9ff" style:text-scale="97%"/>
    </style:style>
    <style:style style:name="_35_535" style:display-name="5535" style:family="text">
      <style:text-properties fo:color="#020600" style:text-position="0% 100%" fo:letter-spacing="normal" fo:background-color="#f9f9ff" style:text-scale="98%"/>
    </style:style>
    <style:style style:name="_35_536" style:display-name="5536" style:family="text">
      <style:text-properties fo:color="#020600" style:text-position="0% 100%" fo:letter-spacing="normal" fo:background-color="#f9f9ff" style:text-scale="99%"/>
    </style:style>
    <style:style style:name="_35_537" style:display-name="5537" style:family="text">
      <style:text-properties fo:color="#020600" style:text-position="0% 100%" fo:letter-spacing="normal" fo:background-color="#f9f9ff" style:text-scale="102%"/>
    </style:style>
    <style:style style:name="_35_538" style:display-name="5538" style:family="text">
      <style:text-properties fo:color="#020600" style:text-position="0% 100%" fo:letter-spacing="normal" fo:background-color="#f9f9ff" style:text-scale="103%"/>
    </style:style>
    <style:style style:name="_35_539" style:display-name="5539" style:family="text">
      <style:text-properties fo:color="#020600" style:text-position="0% 100%" fo:letter-spacing="normal" fo:background-color="#f9f9ff" style:text-scale="105%"/>
    </style:style>
    <style:style style:name="_35_540" style:display-name="5540" style:family="text">
      <style:text-properties fo:color="#020600" style:text-position="0% 100%" fo:letter-spacing="normal" fo:background-color="#f9f9ff" style:text-scale="106%"/>
    </style:style>
    <style:style style:name="_35_541" style:display-name="5541" style:family="text">
      <style:text-properties fo:color="#020600" style:text-position="0% 100%" fo:letter-spacing="0.0311in" fo:background-color="#f9f9ff"/>
    </style:style>
    <style:style style:name="_35_542" style:display-name="5542" style:family="text">
      <style:text-properties fo:color="#020600" style:text-position="0% 100%" fo:letter-spacing="0.0311in" fo:background-color="#f9f9ff" style:text-scale="95%"/>
    </style:style>
    <style:style style:name="_35_543" style:display-name="5543" style:family="text">
      <style:text-properties fo:color="#020600" style:text-position="0% 100%" fo:letter-spacing="0.0311in" fo:background-color="#f9f9ff" style:text-scale="96%"/>
    </style:style>
    <style:style style:name="_35_544" style:display-name="5544" style:family="text">
      <style:text-properties fo:color="#020600" style:text-position="0% 100%" fo:letter-spacing="0.0311in" fo:background-color="#f9f9ff" style:text-scale="97%"/>
    </style:style>
    <style:style style:name="_35_545" style:display-name="5545" style:family="text">
      <style:text-properties fo:color="#020600" style:text-position="0% 100%" fo:letter-spacing="0.0311in" fo:background-color="#f9f9ff" style:text-scale="98%"/>
    </style:style>
    <style:style style:name="_35_546" style:display-name="5546" style:family="text">
      <style:text-properties fo:color="#020600" style:text-position="0% 100%" fo:letter-spacing="0.0311in" fo:background-color="#f9f9ff" style:text-scale="99%"/>
    </style:style>
    <style:style style:name="_35_547" style:display-name="5547" style:family="text">
      <style:text-properties fo:color="#020600" style:text-position="0% 100%" fo:letter-spacing="0.0311in" fo:background-color="#f9f9ff" style:text-scale="102%"/>
    </style:style>
    <style:style style:name="_35_548" style:display-name="5548" style:family="text">
      <style:text-properties fo:color="#020600" style:text-position="0% 100%" fo:letter-spacing="0.0311in" fo:background-color="#f9f9ff" style:text-scale="103%"/>
    </style:style>
    <style:style style:name="_35_549" style:display-name="5549" style:family="text">
      <style:text-properties fo:color="#020600" style:text-position="0% 100%" fo:letter-spacing="0.0311in" fo:background-color="#f9f9ff" style:text-scale="105%"/>
    </style:style>
    <style:style style:name="_35_550" style:display-name="5550" style:family="text">
      <style:text-properties fo:color="#020600" style:text-position="0% 100%" fo:letter-spacing="0.0311in" fo:background-color="#f9f9ff" style:text-scale="106%"/>
    </style:style>
    <style:style style:name="_35_551" style:display-name="5551" style:family="text">
      <style:text-properties fo:color="#020600" style:text-position="2% 100%" fo:background-color="#f9f9ff"/>
    </style:style>
    <style:style style:name="_35_552" style:display-name="5552" style:family="text">
      <style:text-properties fo:color="#020600" style:text-position="2% 100%" fo:background-color="#f9f9ff" style:text-scale="95%"/>
    </style:style>
    <style:style style:name="_35_553" style:display-name="5553" style:family="text">
      <style:text-properties fo:color="#020600" style:text-position="2% 100%" fo:background-color="#f9f9ff" style:text-scale="96%"/>
    </style:style>
    <style:style style:name="_35_554" style:display-name="5554" style:family="text">
      <style:text-properties fo:color="#020600" style:text-position="2% 100%" fo:background-color="#f9f9ff" style:text-scale="97%"/>
    </style:style>
    <style:style style:name="_35_555" style:display-name="5555" style:family="text">
      <style:text-properties fo:color="#020600" style:text-position="2% 100%" fo:background-color="#f9f9ff" style:text-scale="98%"/>
    </style:style>
    <style:style style:name="_35_556" style:display-name="5556" style:family="text">
      <style:text-properties fo:color="#020600" style:text-position="2% 100%" fo:background-color="#f9f9ff" style:text-scale="99%"/>
    </style:style>
    <style:style style:name="_35_557" style:display-name="5557" style:family="text">
      <style:text-properties fo:color="#020600" style:text-position="2% 100%" fo:background-color="#f9f9ff" style:text-scale="102%"/>
    </style:style>
    <style:style style:name="_35_558" style:display-name="5558" style:family="text">
      <style:text-properties fo:color="#020600" style:text-position="2% 100%" fo:background-color="#f9f9ff" style:text-scale="103%"/>
    </style:style>
    <style:style style:name="_35_559" style:display-name="5559" style:family="text">
      <style:text-properties fo:color="#020600" style:text-position="2% 100%" fo:background-color="#f9f9ff" style:text-scale="105%"/>
    </style:style>
    <style:style style:name="_35_560" style:display-name="5560" style:family="text">
      <style:text-properties fo:color="#020600" style:text-position="2% 100%" fo:background-color="#f9f9ff" style:text-scale="106%"/>
    </style:style>
    <style:style style:name="_35_561" style:display-name="5561" style:family="text">
      <style:text-properties fo:color="#020600" style:text-position="2% 100%" fo:letter-spacing="normal" fo:background-color="#f9f9ff"/>
    </style:style>
    <style:style style:name="_35_562" style:display-name="5562" style:family="text">
      <style:text-properties fo:color="#020600" style:text-position="2% 100%" fo:letter-spacing="normal" fo:background-color="#f9f9ff" style:text-scale="95%"/>
    </style:style>
    <style:style style:name="_35_563" style:display-name="5563" style:family="text">
      <style:text-properties fo:color="#020600" style:text-position="2% 100%" fo:letter-spacing="normal" fo:background-color="#f9f9ff" style:text-scale="96%"/>
    </style:style>
    <style:style style:name="_35_564" style:display-name="5564" style:family="text">
      <style:text-properties fo:color="#020600" style:text-position="2% 100%" fo:letter-spacing="normal" fo:background-color="#f9f9ff" style:text-scale="97%"/>
    </style:style>
    <style:style style:name="_35_565" style:display-name="5565" style:family="text">
      <style:text-properties fo:color="#020600" style:text-position="2% 100%" fo:letter-spacing="normal" fo:background-color="#f9f9ff" style:text-scale="98%"/>
    </style:style>
    <style:style style:name="_35_566" style:display-name="5566" style:family="text">
      <style:text-properties fo:color="#020600" style:text-position="2% 100%" fo:letter-spacing="normal" fo:background-color="#f9f9ff" style:text-scale="99%"/>
    </style:style>
    <style:style style:name="_35_567" style:display-name="5567" style:family="text">
      <style:text-properties fo:color="#020600" style:text-position="2% 100%" fo:letter-spacing="normal" fo:background-color="#f9f9ff" style:text-scale="102%"/>
    </style:style>
    <style:style style:name="_35_568" style:display-name="5568" style:family="text">
      <style:text-properties fo:color="#020600" style:text-position="2% 100%" fo:letter-spacing="normal" fo:background-color="#f9f9ff" style:text-scale="103%"/>
    </style:style>
    <style:style style:name="_35_569" style:display-name="5569" style:family="text">
      <style:text-properties fo:color="#020600" style:text-position="2% 100%" fo:letter-spacing="normal" fo:background-color="#f9f9ff" style:text-scale="105%"/>
    </style:style>
    <style:style style:name="_35_570" style:display-name="5570" style:family="text">
      <style:text-properties fo:color="#020600" style:text-position="2% 100%" fo:letter-spacing="normal" fo:background-color="#f9f9ff" style:text-scale="106%"/>
    </style:style>
    <style:style style:name="_35_571" style:display-name="5571" style:family="text">
      <style:text-properties fo:color="#020600" style:text-position="2% 100%" fo:letter-spacing="0.0311in" fo:background-color="#f9f9ff"/>
    </style:style>
    <style:style style:name="_35_572" style:display-name="5572" style:family="text">
      <style:text-properties fo:color="#020600" style:text-position="2% 100%" fo:letter-spacing="0.0311in" fo:background-color="#f9f9ff" style:text-scale="95%"/>
    </style:style>
    <style:style style:name="_35_573" style:display-name="5573" style:family="text">
      <style:text-properties fo:color="#020600" style:text-position="2% 100%" fo:letter-spacing="0.0311in" fo:background-color="#f9f9ff" style:text-scale="96%"/>
    </style:style>
    <style:style style:name="_35_574" style:display-name="5574" style:family="text">
      <style:text-properties fo:color="#020600" style:text-position="2% 100%" fo:letter-spacing="0.0311in" fo:background-color="#f9f9ff" style:text-scale="97%"/>
    </style:style>
    <style:style style:name="_35_575" style:display-name="5575" style:family="text">
      <style:text-properties fo:color="#020600" style:text-position="2% 100%" fo:letter-spacing="0.0311in" fo:background-color="#f9f9ff" style:text-scale="98%"/>
    </style:style>
    <style:style style:name="_35_576" style:display-name="5576" style:family="text">
      <style:text-properties fo:color="#020600" style:text-position="2% 100%" fo:letter-spacing="0.0311in" fo:background-color="#f9f9ff" style:text-scale="99%"/>
    </style:style>
    <style:style style:name="_35_577" style:display-name="5577" style:family="text">
      <style:text-properties fo:color="#020600" style:text-position="2% 100%" fo:letter-spacing="0.0311in" fo:background-color="#f9f9ff" style:text-scale="102%"/>
    </style:style>
    <style:style style:name="_35_578" style:display-name="5578" style:family="text">
      <style:text-properties fo:color="#020600" style:text-position="2% 100%" fo:letter-spacing="0.0311in" fo:background-color="#f9f9ff" style:text-scale="103%"/>
    </style:style>
    <style:style style:name="_35_579" style:display-name="5579" style:family="text">
      <style:text-properties fo:color="#020600" style:text-position="2% 100%" fo:letter-spacing="0.0311in" fo:background-color="#f9f9ff" style:text-scale="105%"/>
    </style:style>
    <style:style style:name="_35_580" style:display-name="5580" style:family="text">
      <style:text-properties fo:color="#020600" style:text-position="2% 100%" fo:letter-spacing="0.0311in" fo:background-color="#f9f9ff" style:text-scale="106%"/>
    </style:style>
    <style:style style:name="_35_581" style:display-name="5581" style:family="text">
      <style:text-properties fo:color="#020600" fo:background-color="#f9fdff"/>
    </style:style>
    <style:style style:name="_35_582" style:display-name="5582" style:family="text">
      <style:text-properties fo:color="#020600" fo:background-color="#f9fdff" style:text-scale="95%"/>
    </style:style>
    <style:style style:name="_35_583" style:display-name="5583" style:family="text">
      <style:text-properties fo:color="#020600" fo:background-color="#f9fdff" style:text-scale="96%"/>
    </style:style>
    <style:style style:name="_35_584" style:display-name="5584" style:family="text">
      <style:text-properties fo:color="#020600" fo:background-color="#f9fdff" style:text-scale="97%"/>
    </style:style>
    <style:style style:name="_35_585" style:display-name="5585" style:family="text">
      <style:text-properties fo:color="#020600" fo:background-color="#f9fdff" style:text-scale="98%"/>
    </style:style>
    <style:style style:name="_35_586" style:display-name="5586" style:family="text">
      <style:text-properties fo:color="#020600" fo:background-color="#f9fdff" style:text-scale="99%"/>
    </style:style>
    <style:style style:name="_35_587" style:display-name="5587" style:family="text">
      <style:text-properties fo:color="#020600" fo:background-color="#f9fdff" style:text-scale="102%"/>
    </style:style>
    <style:style style:name="_35_588" style:display-name="5588" style:family="text">
      <style:text-properties fo:color="#020600" fo:background-color="#f9fdff" style:text-scale="103%"/>
    </style:style>
    <style:style style:name="_35_589" style:display-name="5589" style:family="text">
      <style:text-properties fo:color="#020600" fo:background-color="#f9fdff" style:text-scale="105%"/>
    </style:style>
    <style:style style:name="_35_590" style:display-name="5590" style:family="text">
      <style:text-properties fo:color="#020600" fo:background-color="#f9fdff" style:text-scale="106%"/>
    </style:style>
    <style:style style:name="_35_591" style:display-name="5591" style:family="text">
      <style:text-properties fo:color="#020600" fo:letter-spacing="normal" fo:background-color="#f9fdff"/>
    </style:style>
    <style:style style:name="_35_592" style:display-name="5592" style:family="text">
      <style:text-properties fo:color="#020600" fo:letter-spacing="normal" fo:background-color="#f9fdff" style:text-scale="95%"/>
    </style:style>
    <style:style style:name="_35_593" style:display-name="5593" style:family="text">
      <style:text-properties fo:color="#020600" fo:letter-spacing="normal" fo:background-color="#f9fdff" style:text-scale="96%"/>
    </style:style>
    <style:style style:name="_35_594" style:display-name="5594" style:family="text">
      <style:text-properties fo:color="#020600" fo:letter-spacing="normal" fo:background-color="#f9fdff" style:text-scale="97%"/>
    </style:style>
    <style:style style:name="_35_595" style:display-name="5595" style:family="text">
      <style:text-properties fo:color="#020600" fo:letter-spacing="normal" fo:background-color="#f9fdff" style:text-scale="98%"/>
    </style:style>
    <style:style style:name="_35_596" style:display-name="5596" style:family="text">
      <style:text-properties fo:color="#020600" fo:letter-spacing="normal" fo:background-color="#f9fdff" style:text-scale="99%"/>
    </style:style>
    <style:style style:name="_35_597" style:display-name="5597" style:family="text">
      <style:text-properties fo:color="#020600" fo:letter-spacing="normal" fo:background-color="#f9fdff" style:text-scale="102%"/>
    </style:style>
    <style:style style:name="_35_598" style:display-name="5598" style:family="text">
      <style:text-properties fo:color="#020600" fo:letter-spacing="normal" fo:background-color="#f9fdff" style:text-scale="103%"/>
    </style:style>
    <style:style style:name="_35_599" style:display-name="5599" style:family="text">
      <style:text-properties fo:color="#020600" fo:letter-spacing="normal" fo:background-color="#f9fdff" style:text-scale="105%"/>
    </style:style>
    <style:style style:name="_35_600" style:display-name="5600" style:family="text">
      <style:text-properties fo:color="#020600" fo:letter-spacing="normal" fo:background-color="#f9fdff" style:text-scale="106%"/>
    </style:style>
    <style:style style:name="_35_601" style:display-name="5601" style:family="text">
      <style:text-properties fo:color="#020600" fo:letter-spacing="0.0311in" fo:background-color="#f9fdff"/>
    </style:style>
    <style:style style:name="_35_602" style:display-name="5602" style:family="text">
      <style:text-properties fo:color="#020600" fo:letter-spacing="0.0311in" fo:background-color="#f9fdff" style:text-scale="95%"/>
    </style:style>
    <style:style style:name="_35_603" style:display-name="5603" style:family="text">
      <style:text-properties fo:color="#020600" fo:letter-spacing="0.0311in" fo:background-color="#f9fdff" style:text-scale="96%"/>
    </style:style>
    <style:style style:name="_35_604" style:display-name="5604" style:family="text">
      <style:text-properties fo:color="#020600" fo:letter-spacing="0.0311in" fo:background-color="#f9fdff" style:text-scale="97%"/>
    </style:style>
    <style:style style:name="_35_605" style:display-name="5605" style:family="text">
      <style:text-properties fo:color="#020600" fo:letter-spacing="0.0311in" fo:background-color="#f9fdff" style:text-scale="98%"/>
    </style:style>
    <style:style style:name="_35_606" style:display-name="5606" style:family="text">
      <style:text-properties fo:color="#020600" fo:letter-spacing="0.0311in" fo:background-color="#f9fdff" style:text-scale="99%"/>
    </style:style>
    <style:style style:name="_35_607" style:display-name="5607" style:family="text">
      <style:text-properties fo:color="#020600" fo:letter-spacing="0.0311in" fo:background-color="#f9fdff" style:text-scale="102%"/>
    </style:style>
    <style:style style:name="_35_608" style:display-name="5608" style:family="text">
      <style:text-properties fo:color="#020600" fo:letter-spacing="0.0311in" fo:background-color="#f9fdff" style:text-scale="103%"/>
    </style:style>
    <style:style style:name="_35_609" style:display-name="5609" style:family="text">
      <style:text-properties fo:color="#020600" fo:letter-spacing="0.0311in" fo:background-color="#f9fdff" style:text-scale="105%"/>
    </style:style>
    <style:style style:name="_35_610" style:display-name="5610" style:family="text">
      <style:text-properties fo:color="#020600" fo:letter-spacing="0.0311in" fo:background-color="#f9fdff" style:text-scale="106%"/>
    </style:style>
    <style:style style:name="_35_611" style:display-name="5611" style:family="text">
      <style:text-properties fo:color="#020600" style:text-position="0% 100%" fo:background-color="#f9fdff"/>
    </style:style>
    <style:style style:name="_35_612" style:display-name="5612" style:family="text">
      <style:text-properties fo:color="#020600" style:text-position="0% 100%" fo:background-color="#f9fdff" style:text-scale="95%"/>
    </style:style>
    <style:style style:name="_35_613" style:display-name="5613" style:family="text">
      <style:text-properties fo:color="#020600" style:text-position="0% 100%" fo:background-color="#f9fdff" style:text-scale="96%"/>
    </style:style>
    <style:style style:name="_35_614" style:display-name="5614" style:family="text">
      <style:text-properties fo:color="#020600" style:text-position="0% 100%" fo:background-color="#f9fdff" style:text-scale="97%"/>
    </style:style>
    <style:style style:name="_35_615" style:display-name="5615" style:family="text">
      <style:text-properties fo:color="#020600" style:text-position="0% 100%" fo:background-color="#f9fdff" style:text-scale="98%"/>
    </style:style>
    <style:style style:name="_35_616" style:display-name="5616" style:family="text">
      <style:text-properties fo:color="#020600" style:text-position="0% 100%" fo:background-color="#f9fdff" style:text-scale="99%"/>
    </style:style>
    <style:style style:name="_35_617" style:display-name="5617" style:family="text">
      <style:text-properties fo:color="#020600" style:text-position="0% 100%" fo:background-color="#f9fdff" style:text-scale="102%"/>
    </style:style>
    <style:style style:name="_35_618" style:display-name="5618" style:family="text">
      <style:text-properties fo:color="#020600" style:text-position="0% 100%" fo:background-color="#f9fdff" style:text-scale="103%"/>
    </style:style>
    <style:style style:name="_35_619" style:display-name="5619" style:family="text">
      <style:text-properties fo:color="#020600" style:text-position="0% 100%" fo:background-color="#f9fdff" style:text-scale="105%"/>
    </style:style>
    <style:style style:name="_35_620" style:display-name="5620" style:family="text">
      <style:text-properties fo:color="#020600" style:text-position="0% 100%" fo:background-color="#f9fdff" style:text-scale="106%"/>
    </style:style>
    <style:style style:name="_35_621" style:display-name="5621" style:family="text">
      <style:text-properties fo:color="#020600" style:text-position="0% 100%" fo:letter-spacing="normal" fo:background-color="#f9fdff"/>
    </style:style>
    <style:style style:name="_35_622" style:display-name="5622" style:family="text">
      <style:text-properties fo:color="#020600" style:text-position="0% 100%" fo:letter-spacing="normal" fo:background-color="#f9fdff" style:text-scale="95%"/>
    </style:style>
    <style:style style:name="_35_623" style:display-name="5623" style:family="text">
      <style:text-properties fo:color="#020600" style:text-position="0% 100%" fo:letter-spacing="normal" fo:background-color="#f9fdff" style:text-scale="96%"/>
    </style:style>
    <style:style style:name="_35_624" style:display-name="5624" style:family="text">
      <style:text-properties fo:color="#020600" style:text-position="0% 100%" fo:letter-spacing="normal" fo:background-color="#f9fdff" style:text-scale="97%"/>
    </style:style>
    <style:style style:name="_35_625" style:display-name="5625" style:family="text">
      <style:text-properties fo:color="#020600" style:text-position="0% 100%" fo:letter-spacing="normal" fo:background-color="#f9fdff" style:text-scale="98%"/>
    </style:style>
    <style:style style:name="_35_626" style:display-name="5626" style:family="text">
      <style:text-properties fo:color="#020600" style:text-position="0% 100%" fo:letter-spacing="normal" fo:background-color="#f9fdff" style:text-scale="99%"/>
    </style:style>
    <style:style style:name="_35_627" style:display-name="5627" style:family="text">
      <style:text-properties fo:color="#020600" style:text-position="0% 100%" fo:letter-spacing="normal" fo:background-color="#f9fdff" style:text-scale="102%"/>
    </style:style>
    <style:style style:name="_35_628" style:display-name="5628" style:family="text">
      <style:text-properties fo:color="#020600" style:text-position="0% 100%" fo:letter-spacing="normal" fo:background-color="#f9fdff" style:text-scale="103%"/>
    </style:style>
    <style:style style:name="_35_629" style:display-name="5629" style:family="text">
      <style:text-properties fo:color="#020600" style:text-position="0% 100%" fo:letter-spacing="normal" fo:background-color="#f9fdff" style:text-scale="105%"/>
    </style:style>
    <style:style style:name="_35_630" style:display-name="5630" style:family="text">
      <style:text-properties fo:color="#020600" style:text-position="0% 100%" fo:letter-spacing="normal" fo:background-color="#f9fdff" style:text-scale="106%"/>
    </style:style>
    <style:style style:name="_35_631" style:display-name="5631" style:family="text">
      <style:text-properties fo:color="#020600" style:text-position="0% 100%" fo:letter-spacing="0.0311in" fo:background-color="#f9fdff"/>
    </style:style>
    <style:style style:name="_35_632" style:display-name="5632" style:family="text">
      <style:text-properties fo:color="#020600" style:text-position="0% 100%" fo:letter-spacing="0.0311in" fo:background-color="#f9fdff" style:text-scale="95%"/>
    </style:style>
    <style:style style:name="_35_633" style:display-name="5633" style:family="text">
      <style:text-properties fo:color="#020600" style:text-position="0% 100%" fo:letter-spacing="0.0311in" fo:background-color="#f9fdff" style:text-scale="96%"/>
    </style:style>
    <style:style style:name="_35_634" style:display-name="5634" style:family="text">
      <style:text-properties fo:color="#020600" style:text-position="0% 100%" fo:letter-spacing="0.0311in" fo:background-color="#f9fdff" style:text-scale="97%"/>
    </style:style>
    <style:style style:name="_35_635" style:display-name="5635" style:family="text">
      <style:text-properties fo:color="#020600" style:text-position="0% 100%" fo:letter-spacing="0.0311in" fo:background-color="#f9fdff" style:text-scale="98%"/>
    </style:style>
    <style:style style:name="_35_636" style:display-name="5636" style:family="text">
      <style:text-properties fo:color="#020600" style:text-position="0% 100%" fo:letter-spacing="0.0311in" fo:background-color="#f9fdff" style:text-scale="99%"/>
    </style:style>
    <style:style style:name="_35_637" style:display-name="5637" style:family="text">
      <style:text-properties fo:color="#020600" style:text-position="0% 100%" fo:letter-spacing="0.0311in" fo:background-color="#f9fdff" style:text-scale="102%"/>
    </style:style>
    <style:style style:name="_35_638" style:display-name="5638" style:family="text">
      <style:text-properties fo:color="#020600" style:text-position="0% 100%" fo:letter-spacing="0.0311in" fo:background-color="#f9fdff" style:text-scale="103%"/>
    </style:style>
    <style:style style:name="_35_639" style:display-name="5639" style:family="text">
      <style:text-properties fo:color="#020600" style:text-position="0% 100%" fo:letter-spacing="0.0311in" fo:background-color="#f9fdff" style:text-scale="105%"/>
    </style:style>
    <style:style style:name="_35_640" style:display-name="5640" style:family="text">
      <style:text-properties fo:color="#020600" style:text-position="0% 100%" fo:letter-spacing="0.0311in" fo:background-color="#f9fdff" style:text-scale="106%"/>
    </style:style>
    <style:style style:name="_35_641" style:display-name="5641" style:family="text">
      <style:text-properties fo:color="#020600" style:text-position="2% 100%" fo:background-color="#f9fdff"/>
    </style:style>
    <style:style style:name="_35_642" style:display-name="5642" style:family="text">
      <style:text-properties fo:color="#020600" style:text-position="2% 100%" fo:background-color="#f9fdff" style:text-scale="95%"/>
    </style:style>
    <style:style style:name="_35_643" style:display-name="5643" style:family="text">
      <style:text-properties fo:color="#020600" style:text-position="2% 100%" fo:background-color="#f9fdff" style:text-scale="96%"/>
    </style:style>
    <style:style style:name="_35_644" style:display-name="5644" style:family="text">
      <style:text-properties fo:color="#020600" style:text-position="2% 100%" fo:background-color="#f9fdff" style:text-scale="97%"/>
    </style:style>
    <style:style style:name="_35_645" style:display-name="5645" style:family="text">
      <style:text-properties fo:color="#020600" style:text-position="2% 100%" fo:background-color="#f9fdff" style:text-scale="98%"/>
    </style:style>
    <style:style style:name="_35_646" style:display-name="5646" style:family="text">
      <style:text-properties fo:color="#020600" style:text-position="2% 100%" fo:background-color="#f9fdff" style:text-scale="99%"/>
    </style:style>
    <style:style style:name="_35_647" style:display-name="5647" style:family="text">
      <style:text-properties fo:color="#020600" style:text-position="2% 100%" fo:background-color="#f9fdff" style:text-scale="102%"/>
    </style:style>
    <style:style style:name="_35_648" style:display-name="5648" style:family="text">
      <style:text-properties fo:color="#020600" style:text-position="2% 100%" fo:background-color="#f9fdff" style:text-scale="103%"/>
    </style:style>
    <style:style style:name="_35_649" style:display-name="5649" style:family="text">
      <style:text-properties fo:color="#020600" style:text-position="2% 100%" fo:background-color="#f9fdff" style:text-scale="105%"/>
    </style:style>
    <style:style style:name="_35_650" style:display-name="5650" style:family="text">
      <style:text-properties fo:color="#020600" style:text-position="2% 100%" fo:background-color="#f9fdff" style:text-scale="106%"/>
    </style:style>
    <style:style style:name="_35_651" style:display-name="5651" style:family="text">
      <style:text-properties fo:color="#020600" style:text-position="2% 100%" fo:letter-spacing="normal" fo:background-color="#f9fdff"/>
    </style:style>
    <style:style style:name="_35_652" style:display-name="5652" style:family="text">
      <style:text-properties fo:color="#020600" style:text-position="2% 100%" fo:letter-spacing="normal" fo:background-color="#f9fdff" style:text-scale="95%"/>
    </style:style>
    <style:style style:name="_35_653" style:display-name="5653" style:family="text">
      <style:text-properties fo:color="#020600" style:text-position="2% 100%" fo:letter-spacing="normal" fo:background-color="#f9fdff" style:text-scale="96%"/>
    </style:style>
    <style:style style:name="_35_654" style:display-name="5654" style:family="text">
      <style:text-properties fo:color="#020600" style:text-position="2% 100%" fo:letter-spacing="normal" fo:background-color="#f9fdff" style:text-scale="97%"/>
    </style:style>
    <style:style style:name="_35_655" style:display-name="5655" style:family="text">
      <style:text-properties fo:color="#020600" style:text-position="2% 100%" fo:letter-spacing="normal" fo:background-color="#f9fdff" style:text-scale="98%"/>
    </style:style>
    <style:style style:name="_35_656" style:display-name="5656" style:family="text">
      <style:text-properties fo:color="#020600" style:text-position="2% 100%" fo:letter-spacing="normal" fo:background-color="#f9fdff" style:text-scale="99%"/>
    </style:style>
    <style:style style:name="_35_657" style:display-name="5657" style:family="text">
      <style:text-properties fo:color="#020600" style:text-position="2% 100%" fo:letter-spacing="normal" fo:background-color="#f9fdff" style:text-scale="102%"/>
    </style:style>
    <style:style style:name="_35_658" style:display-name="5658" style:family="text">
      <style:text-properties fo:color="#020600" style:text-position="2% 100%" fo:letter-spacing="normal" fo:background-color="#f9fdff" style:text-scale="103%"/>
    </style:style>
    <style:style style:name="_35_659" style:display-name="5659" style:family="text">
      <style:text-properties fo:color="#020600" style:text-position="2% 100%" fo:letter-spacing="normal" fo:background-color="#f9fdff" style:text-scale="105%"/>
    </style:style>
    <style:style style:name="_35_660" style:display-name="5660" style:family="text">
      <style:text-properties fo:color="#020600" style:text-position="2% 100%" fo:letter-spacing="normal" fo:background-color="#f9fdff" style:text-scale="106%"/>
    </style:style>
    <style:style style:name="_35_661" style:display-name="5661" style:family="text">
      <style:text-properties fo:color="#020600" style:text-position="2% 100%" fo:letter-spacing="0.0311in" fo:background-color="#f9fdff"/>
    </style:style>
    <style:style style:name="_35_662" style:display-name="5662" style:family="text">
      <style:text-properties fo:color="#020600" style:text-position="2% 100%" fo:letter-spacing="0.0311in" fo:background-color="#f9fdff" style:text-scale="95%"/>
    </style:style>
    <style:style style:name="_35_663" style:display-name="5663" style:family="text">
      <style:text-properties fo:color="#020600" style:text-position="2% 100%" fo:letter-spacing="0.0311in" fo:background-color="#f9fdff" style:text-scale="96%"/>
    </style:style>
    <style:style style:name="_35_664" style:display-name="5664" style:family="text">
      <style:text-properties fo:color="#020600" style:text-position="2% 100%" fo:letter-spacing="0.0311in" fo:background-color="#f9fdff" style:text-scale="97%"/>
    </style:style>
    <style:style style:name="_35_665" style:display-name="5665" style:family="text">
      <style:text-properties fo:color="#020600" style:text-position="2% 100%" fo:letter-spacing="0.0311in" fo:background-color="#f9fdff" style:text-scale="98%"/>
    </style:style>
    <style:style style:name="_35_666" style:display-name="5666" style:family="text">
      <style:text-properties fo:color="#020600" style:text-position="2% 100%" fo:letter-spacing="0.0311in" fo:background-color="#f9fdff" style:text-scale="99%"/>
    </style:style>
    <style:style style:name="_35_667" style:display-name="5667" style:family="text">
      <style:text-properties fo:color="#020600" style:text-position="2% 100%" fo:letter-spacing="0.0311in" fo:background-color="#f9fdff" style:text-scale="102%"/>
    </style:style>
    <style:style style:name="_35_668" style:display-name="5668" style:family="text">
      <style:text-properties fo:color="#020600" style:text-position="2% 100%" fo:letter-spacing="0.0311in" fo:background-color="#f9fdff" style:text-scale="103%"/>
    </style:style>
    <style:style style:name="_35_669" style:display-name="5669" style:family="text">
      <style:text-properties fo:color="#020600" style:text-position="2% 100%" fo:letter-spacing="0.0311in" fo:background-color="#f9fdff" style:text-scale="105%"/>
    </style:style>
    <style:style style:name="_35_670" style:display-name="5670" style:family="text">
      <style:text-properties fo:color="#020600" style:text-position="2% 100%" fo:letter-spacing="0.0311in" fo:background-color="#f9fdff" style:text-scale="106%"/>
    </style:style>
    <style:style style:name="_35_671" style:display-name="5671" style:family="text">
      <style:text-properties fo:color="#020600" fo:background-color="#fdf9ff"/>
    </style:style>
    <style:style style:name="_35_672" style:display-name="5672" style:family="text">
      <style:text-properties fo:color="#020600" fo:background-color="#fdf9ff" style:text-scale="95%"/>
    </style:style>
    <style:style style:name="_35_673" style:display-name="5673" style:family="text">
      <style:text-properties fo:color="#020600" fo:background-color="#fdf9ff" style:text-scale="96%"/>
    </style:style>
    <style:style style:name="_35_674" style:display-name="5674" style:family="text">
      <style:text-properties fo:color="#020600" fo:background-color="#fdf9ff" style:text-scale="97%"/>
    </style:style>
    <style:style style:name="_35_675" style:display-name="5675" style:family="text">
      <style:text-properties fo:color="#020600" fo:background-color="#fdf9ff" style:text-scale="98%"/>
    </style:style>
    <style:style style:name="_35_676" style:display-name="5676" style:family="text">
      <style:text-properties fo:color="#020600" fo:background-color="#fdf9ff" style:text-scale="99%"/>
    </style:style>
    <style:style style:name="_35_677" style:display-name="5677" style:family="text">
      <style:text-properties fo:color="#020600" fo:background-color="#fdf9ff" style:text-scale="102%"/>
    </style:style>
    <style:style style:name="_35_678" style:display-name="5678" style:family="text">
      <style:text-properties fo:color="#020600" fo:background-color="#fdf9ff" style:text-scale="103%"/>
    </style:style>
    <style:style style:name="_35_679" style:display-name="5679" style:family="text">
      <style:text-properties fo:color="#020600" fo:background-color="#fdf9ff" style:text-scale="105%"/>
    </style:style>
    <style:style style:name="_35_680" style:display-name="5680" style:family="text">
      <style:text-properties fo:color="#020600" fo:background-color="#fdf9ff" style:text-scale="106%"/>
    </style:style>
    <style:style style:name="_35_681" style:display-name="5681" style:family="text">
      <style:text-properties fo:color="#020600" fo:letter-spacing="normal" fo:background-color="#fdf9ff"/>
    </style:style>
    <style:style style:name="_35_682" style:display-name="5682" style:family="text">
      <style:text-properties fo:color="#020600" fo:letter-spacing="normal" fo:background-color="#fdf9ff" style:text-scale="95%"/>
    </style:style>
    <style:style style:name="_35_683" style:display-name="5683" style:family="text">
      <style:text-properties fo:color="#020600" fo:letter-spacing="normal" fo:background-color="#fdf9ff" style:text-scale="96%"/>
    </style:style>
    <style:style style:name="_35_684" style:display-name="5684" style:family="text">
      <style:text-properties fo:color="#020600" fo:letter-spacing="normal" fo:background-color="#fdf9ff" style:text-scale="97%"/>
    </style:style>
    <style:style style:name="_35_685" style:display-name="5685" style:family="text">
      <style:text-properties fo:color="#020600" fo:letter-spacing="normal" fo:background-color="#fdf9ff" style:text-scale="98%"/>
    </style:style>
    <style:style style:name="_35_686" style:display-name="5686" style:family="text">
      <style:text-properties fo:color="#020600" fo:letter-spacing="normal" fo:background-color="#fdf9ff" style:text-scale="99%"/>
    </style:style>
    <style:style style:name="_35_687" style:display-name="5687" style:family="text">
      <style:text-properties fo:color="#020600" fo:letter-spacing="normal" fo:background-color="#fdf9ff" style:text-scale="102%"/>
    </style:style>
    <style:style style:name="_35_688" style:display-name="5688" style:family="text">
      <style:text-properties fo:color="#020600" fo:letter-spacing="normal" fo:background-color="#fdf9ff" style:text-scale="103%"/>
    </style:style>
    <style:style style:name="_35_689" style:display-name="5689" style:family="text">
      <style:text-properties fo:color="#020600" fo:letter-spacing="normal" fo:background-color="#fdf9ff" style:text-scale="105%"/>
    </style:style>
    <style:style style:name="_35_690" style:display-name="5690" style:family="text">
      <style:text-properties fo:color="#020600" fo:letter-spacing="normal" fo:background-color="#fdf9ff" style:text-scale="106%"/>
    </style:style>
    <style:style style:name="_35_691" style:display-name="5691" style:family="text">
      <style:text-properties fo:color="#020600" fo:letter-spacing="0.0311in" fo:background-color="#fdf9ff"/>
    </style:style>
    <style:style style:name="_35_692" style:display-name="5692" style:family="text">
      <style:text-properties fo:color="#020600" fo:letter-spacing="0.0311in" fo:background-color="#fdf9ff" style:text-scale="95%"/>
    </style:style>
    <style:style style:name="_35_693" style:display-name="5693" style:family="text">
      <style:text-properties fo:color="#020600" fo:letter-spacing="0.0311in" fo:background-color="#fdf9ff" style:text-scale="96%"/>
    </style:style>
    <style:style style:name="_35_694" style:display-name="5694" style:family="text">
      <style:text-properties fo:color="#020600" fo:letter-spacing="0.0311in" fo:background-color="#fdf9ff" style:text-scale="97%"/>
    </style:style>
    <style:style style:name="_35_695" style:display-name="5695" style:family="text">
      <style:text-properties fo:color="#020600" fo:letter-spacing="0.0311in" fo:background-color="#fdf9ff" style:text-scale="98%"/>
    </style:style>
    <style:style style:name="_35_696" style:display-name="5696" style:family="text">
      <style:text-properties fo:color="#020600" fo:letter-spacing="0.0311in" fo:background-color="#fdf9ff" style:text-scale="99%"/>
    </style:style>
    <style:style style:name="_35_697" style:display-name="5697" style:family="text">
      <style:text-properties fo:color="#020600" fo:letter-spacing="0.0311in" fo:background-color="#fdf9ff" style:text-scale="102%"/>
    </style:style>
    <style:style style:name="_35_698" style:display-name="5698" style:family="text">
      <style:text-properties fo:color="#020600" fo:letter-spacing="0.0311in" fo:background-color="#fdf9ff" style:text-scale="103%"/>
    </style:style>
    <style:style style:name="_35_699" style:display-name="5699" style:family="text">
      <style:text-properties fo:color="#020600" fo:letter-spacing="0.0311in" fo:background-color="#fdf9ff" style:text-scale="105%"/>
    </style:style>
    <style:style style:name="_35_700" style:display-name="5700" style:family="text">
      <style:text-properties fo:color="#020600" fo:letter-spacing="0.0311in" fo:background-color="#fdf9ff" style:text-scale="106%"/>
    </style:style>
    <style:style style:name="_35_701" style:display-name="5701" style:family="text">
      <style:text-properties fo:color="#020600" style:text-position="0% 100%" fo:background-color="#fdf9ff"/>
    </style:style>
    <style:style style:name="_35_702" style:display-name="5702" style:family="text">
      <style:text-properties fo:color="#020600" style:text-position="0% 100%" fo:background-color="#fdf9ff" style:text-scale="95%"/>
    </style:style>
    <style:style style:name="_35_703" style:display-name="5703" style:family="text">
      <style:text-properties fo:color="#020600" style:text-position="0% 100%" fo:background-color="#fdf9ff" style:text-scale="96%"/>
    </style:style>
    <style:style style:name="_35_704" style:display-name="5704" style:family="text">
      <style:text-properties fo:color="#020600" style:text-position="0% 100%" fo:background-color="#fdf9ff" style:text-scale="97%"/>
    </style:style>
    <style:style style:name="_35_705" style:display-name="5705" style:family="text">
      <style:text-properties fo:color="#020600" style:text-position="0% 100%" fo:background-color="#fdf9ff" style:text-scale="98%"/>
    </style:style>
    <style:style style:name="_35_706" style:display-name="5706" style:family="text">
      <style:text-properties fo:color="#020600" style:text-position="0% 100%" fo:background-color="#fdf9ff" style:text-scale="99%"/>
    </style:style>
    <style:style style:name="_35_707" style:display-name="5707" style:family="text">
      <style:text-properties fo:color="#020600" style:text-position="0% 100%" fo:background-color="#fdf9ff" style:text-scale="102%"/>
    </style:style>
    <style:style style:name="_35_708" style:display-name="5708" style:family="text">
      <style:text-properties fo:color="#020600" style:text-position="0% 100%" fo:background-color="#fdf9ff" style:text-scale="103%"/>
    </style:style>
    <style:style style:name="_35_709" style:display-name="5709" style:family="text">
      <style:text-properties fo:color="#020600" style:text-position="0% 100%" fo:background-color="#fdf9ff" style:text-scale="105%"/>
    </style:style>
    <style:style style:name="_35_710" style:display-name="5710" style:family="text">
      <style:text-properties fo:color="#020600" style:text-position="0% 100%" fo:background-color="#fdf9ff" style:text-scale="106%"/>
    </style:style>
    <style:style style:name="_35_711" style:display-name="5711" style:family="text">
      <style:text-properties fo:color="#020600" style:text-position="0% 100%" fo:letter-spacing="normal" fo:background-color="#fdf9ff"/>
    </style:style>
    <style:style style:name="_35_712" style:display-name="5712" style:family="text">
      <style:text-properties fo:color="#020600" style:text-position="0% 100%" fo:letter-spacing="normal" fo:background-color="#fdf9ff" style:text-scale="95%"/>
    </style:style>
    <style:style style:name="_35_713" style:display-name="5713" style:family="text">
      <style:text-properties fo:color="#020600" style:text-position="0% 100%" fo:letter-spacing="normal" fo:background-color="#fdf9ff" style:text-scale="96%"/>
    </style:style>
    <style:style style:name="_35_714" style:display-name="5714" style:family="text">
      <style:text-properties fo:color="#020600" style:text-position="0% 100%" fo:letter-spacing="normal" fo:background-color="#fdf9ff" style:text-scale="97%"/>
    </style:style>
    <style:style style:name="_35_715" style:display-name="5715" style:family="text">
      <style:text-properties fo:color="#020600" style:text-position="0% 100%" fo:letter-spacing="normal" fo:background-color="#fdf9ff" style:text-scale="98%"/>
    </style:style>
    <style:style style:name="_35_716" style:display-name="5716" style:family="text">
      <style:text-properties fo:color="#020600" style:text-position="0% 100%" fo:letter-spacing="normal" fo:background-color="#fdf9ff" style:text-scale="99%"/>
    </style:style>
    <style:style style:name="_35_717" style:display-name="5717" style:family="text">
      <style:text-properties fo:color="#020600" style:text-position="0% 100%" fo:letter-spacing="normal" fo:background-color="#fdf9ff" style:text-scale="102%"/>
    </style:style>
    <style:style style:name="_35_718" style:display-name="5718" style:family="text">
      <style:text-properties fo:color="#020600" style:text-position="0% 100%" fo:letter-spacing="normal" fo:background-color="#fdf9ff" style:text-scale="103%"/>
    </style:style>
    <style:style style:name="_35_719" style:display-name="5719" style:family="text">
      <style:text-properties fo:color="#020600" style:text-position="0% 100%" fo:letter-spacing="normal" fo:background-color="#fdf9ff" style:text-scale="105%"/>
    </style:style>
    <style:style style:name="_35_720" style:display-name="5720" style:family="text">
      <style:text-properties fo:color="#020600" style:text-position="0% 100%" fo:letter-spacing="normal" fo:background-color="#fdf9ff" style:text-scale="106%"/>
    </style:style>
    <style:style style:name="_35_721" style:display-name="5721" style:family="text">
      <style:text-properties fo:color="#020600" style:text-position="0% 100%" fo:letter-spacing="0.0311in" fo:background-color="#fdf9ff"/>
    </style:style>
    <style:style style:name="_35_722" style:display-name="5722" style:family="text">
      <style:text-properties fo:color="#020600" style:text-position="0% 100%" fo:letter-spacing="0.0311in" fo:background-color="#fdf9ff" style:text-scale="95%"/>
    </style:style>
    <style:style style:name="_35_723" style:display-name="5723" style:family="text">
      <style:text-properties fo:color="#020600" style:text-position="0% 100%" fo:letter-spacing="0.0311in" fo:background-color="#fdf9ff" style:text-scale="96%"/>
    </style:style>
    <style:style style:name="_35_724" style:display-name="5724" style:family="text">
      <style:text-properties fo:color="#020600" style:text-position="0% 100%" fo:letter-spacing="0.0311in" fo:background-color="#fdf9ff" style:text-scale="97%"/>
    </style:style>
    <style:style style:name="_35_725" style:display-name="5725" style:family="text">
      <style:text-properties fo:color="#020600" style:text-position="0% 100%" fo:letter-spacing="0.0311in" fo:background-color="#fdf9ff" style:text-scale="98%"/>
    </style:style>
    <style:style style:name="_35_726" style:display-name="5726" style:family="text">
      <style:text-properties fo:color="#020600" style:text-position="0% 100%" fo:letter-spacing="0.0311in" fo:background-color="#fdf9ff" style:text-scale="99%"/>
    </style:style>
    <style:style style:name="_35_727" style:display-name="5727" style:family="text">
      <style:text-properties fo:color="#020600" style:text-position="0% 100%" fo:letter-spacing="0.0311in" fo:background-color="#fdf9ff" style:text-scale="102%"/>
    </style:style>
    <style:style style:name="_35_728" style:display-name="5728" style:family="text">
      <style:text-properties fo:color="#020600" style:text-position="0% 100%" fo:letter-spacing="0.0311in" fo:background-color="#fdf9ff" style:text-scale="103%"/>
    </style:style>
    <style:style style:name="_35_729" style:display-name="5729" style:family="text">
      <style:text-properties fo:color="#020600" style:text-position="0% 100%" fo:letter-spacing="0.0311in" fo:background-color="#fdf9ff" style:text-scale="105%"/>
    </style:style>
    <style:style style:name="_35_730" style:display-name="5730" style:family="text">
      <style:text-properties fo:color="#020600" style:text-position="0% 100%" fo:letter-spacing="0.0311in" fo:background-color="#fdf9ff" style:text-scale="106%"/>
    </style:style>
    <style:style style:name="_35_731" style:display-name="5731" style:family="text">
      <style:text-properties fo:color="#020600" style:text-position="2% 100%" fo:background-color="#fdf9ff"/>
    </style:style>
    <style:style style:name="_35_732" style:display-name="5732" style:family="text">
      <style:text-properties fo:color="#020600" style:text-position="2% 100%" fo:background-color="#fdf9ff" style:text-scale="95%"/>
    </style:style>
    <style:style style:name="_35_733" style:display-name="5733" style:family="text">
      <style:text-properties fo:color="#020600" style:text-position="2% 100%" fo:background-color="#fdf9ff" style:text-scale="96%"/>
    </style:style>
    <style:style style:name="_35_734" style:display-name="5734" style:family="text">
      <style:text-properties fo:color="#020600" style:text-position="2% 100%" fo:background-color="#fdf9ff" style:text-scale="97%"/>
    </style:style>
    <style:style style:name="_35_735" style:display-name="5735" style:family="text">
      <style:text-properties fo:color="#020600" style:text-position="2% 100%" fo:background-color="#fdf9ff" style:text-scale="98%"/>
    </style:style>
    <style:style style:name="_35_736" style:display-name="5736" style:family="text">
      <style:text-properties fo:color="#020600" style:text-position="2% 100%" fo:background-color="#fdf9ff" style:text-scale="99%"/>
    </style:style>
    <style:style style:name="_35_737" style:display-name="5737" style:family="text">
      <style:text-properties fo:color="#020600" style:text-position="2% 100%" fo:background-color="#fdf9ff" style:text-scale="102%"/>
    </style:style>
    <style:style style:name="_35_738" style:display-name="5738" style:family="text">
      <style:text-properties fo:color="#020600" style:text-position="2% 100%" fo:background-color="#fdf9ff" style:text-scale="103%"/>
    </style:style>
    <style:style style:name="_35_739" style:display-name="5739" style:family="text">
      <style:text-properties fo:color="#020600" style:text-position="2% 100%" fo:background-color="#fdf9ff" style:text-scale="105%"/>
    </style:style>
    <style:style style:name="_35_740" style:display-name="5740" style:family="text">
      <style:text-properties fo:color="#020600" style:text-position="2% 100%" fo:background-color="#fdf9ff" style:text-scale="106%"/>
    </style:style>
    <style:style style:name="_35_741" style:display-name="5741" style:family="text">
      <style:text-properties fo:color="#020600" style:text-position="2% 100%" fo:letter-spacing="normal" fo:background-color="#fdf9ff"/>
    </style:style>
    <style:style style:name="_35_742" style:display-name="5742" style:family="text">
      <style:text-properties fo:color="#020600" style:text-position="2% 100%" fo:letter-spacing="normal" fo:background-color="#fdf9ff" style:text-scale="95%"/>
    </style:style>
    <style:style style:name="_35_743" style:display-name="5743" style:family="text">
      <style:text-properties fo:color="#020600" style:text-position="2% 100%" fo:letter-spacing="normal" fo:background-color="#fdf9ff" style:text-scale="96%"/>
    </style:style>
    <style:style style:name="_35_744" style:display-name="5744" style:family="text">
      <style:text-properties fo:color="#020600" style:text-position="2% 100%" fo:letter-spacing="normal" fo:background-color="#fdf9ff" style:text-scale="97%"/>
    </style:style>
    <style:style style:name="_35_745" style:display-name="5745" style:family="text">
      <style:text-properties fo:color="#020600" style:text-position="2% 100%" fo:letter-spacing="normal" fo:background-color="#fdf9ff" style:text-scale="98%"/>
    </style:style>
    <style:style style:name="_35_746" style:display-name="5746" style:family="text">
      <style:text-properties fo:color="#020600" style:text-position="2% 100%" fo:letter-spacing="normal" fo:background-color="#fdf9ff" style:text-scale="99%"/>
    </style:style>
    <style:style style:name="_35_747" style:display-name="5747" style:family="text">
      <style:text-properties fo:color="#020600" style:text-position="2% 100%" fo:letter-spacing="normal" fo:background-color="#fdf9ff" style:text-scale="102%"/>
    </style:style>
    <style:style style:name="_35_748" style:display-name="5748" style:family="text">
      <style:text-properties fo:color="#020600" style:text-position="2% 100%" fo:letter-spacing="normal" fo:background-color="#fdf9ff" style:text-scale="103%"/>
    </style:style>
    <style:style style:name="_35_749" style:display-name="5749" style:family="text">
      <style:text-properties fo:color="#020600" style:text-position="2% 100%" fo:letter-spacing="normal" fo:background-color="#fdf9ff" style:text-scale="105%"/>
    </style:style>
    <style:style style:name="_35_750" style:display-name="5750" style:family="text">
      <style:text-properties fo:color="#020600" style:text-position="2% 100%" fo:letter-spacing="normal" fo:background-color="#fdf9ff" style:text-scale="106%"/>
    </style:style>
    <style:style style:name="_35_751" style:display-name="5751" style:family="text">
      <style:text-properties fo:color="#020600" style:text-position="2% 100%" fo:letter-spacing="0.0311in" fo:background-color="#fdf9ff"/>
    </style:style>
    <style:style style:name="_35_752" style:display-name="5752" style:family="text">
      <style:text-properties fo:color="#020600" style:text-position="2% 100%" fo:letter-spacing="0.0311in" fo:background-color="#fdf9ff" style:text-scale="95%"/>
    </style:style>
    <style:style style:name="_35_753" style:display-name="5753" style:family="text">
      <style:text-properties fo:color="#020600" style:text-position="2% 100%" fo:letter-spacing="0.0311in" fo:background-color="#fdf9ff" style:text-scale="96%"/>
    </style:style>
    <style:style style:name="_35_754" style:display-name="5754" style:family="text">
      <style:text-properties fo:color="#020600" style:text-position="2% 100%" fo:letter-spacing="0.0311in" fo:background-color="#fdf9ff" style:text-scale="97%"/>
    </style:style>
    <style:style style:name="_35_755" style:display-name="5755" style:family="text">
      <style:text-properties fo:color="#020600" style:text-position="2% 100%" fo:letter-spacing="0.0311in" fo:background-color="#fdf9ff" style:text-scale="98%"/>
    </style:style>
    <style:style style:name="_35_756" style:display-name="5756" style:family="text">
      <style:text-properties fo:color="#020600" style:text-position="2% 100%" fo:letter-spacing="0.0311in" fo:background-color="#fdf9ff" style:text-scale="99%"/>
    </style:style>
    <style:style style:name="_35_757" style:display-name="5757" style:family="text">
      <style:text-properties fo:color="#020600" style:text-position="2% 100%" fo:letter-spacing="0.0311in" fo:background-color="#fdf9ff" style:text-scale="102%"/>
    </style:style>
    <style:style style:name="_35_758" style:display-name="5758" style:family="text">
      <style:text-properties fo:color="#020600" style:text-position="2% 100%" fo:letter-spacing="0.0311in" fo:background-color="#fdf9ff" style:text-scale="103%"/>
    </style:style>
    <style:style style:name="_35_759" style:display-name="5759" style:family="text">
      <style:text-properties fo:color="#020600" style:text-position="2% 100%" fo:letter-spacing="0.0311in" fo:background-color="#fdf9ff" style:text-scale="105%"/>
    </style:style>
    <style:style style:name="_35_760" style:display-name="5760" style:family="text">
      <style:text-properties fo:color="#020600" style:text-position="2% 100%" fo:letter-spacing="0.0311in" fo:background-color="#fdf9ff" style:text-scale="106%"/>
    </style:style>
    <style:style style:name="_35_761" style:display-name="5761" style:family="text">
      <style:text-properties fo:color="#020600" fo:background-color="#fdfdff"/>
    </style:style>
    <style:style style:name="_35_762" style:display-name="5762" style:family="text">
      <style:text-properties fo:color="#020600" fo:background-color="#fdfdff" style:text-scale="95%"/>
    </style:style>
    <style:style style:name="_35_763" style:display-name="5763" style:family="text">
      <style:text-properties fo:color="#020600" fo:background-color="#fdfdff" style:text-scale="96%"/>
    </style:style>
    <style:style style:name="_35_764" style:display-name="5764" style:family="text">
      <style:text-properties fo:color="#020600" fo:background-color="#fdfdff" style:text-scale="97%"/>
    </style:style>
    <style:style style:name="_35_765" style:display-name="5765" style:family="text">
      <style:text-properties fo:color="#020600" fo:background-color="#fdfdff" style:text-scale="98%"/>
    </style:style>
    <style:style style:name="_35_766" style:display-name="5766" style:family="text">
      <style:text-properties fo:color="#020600" fo:background-color="#fdfdff" style:text-scale="99%"/>
    </style:style>
    <style:style style:name="_35_767" style:display-name="5767" style:family="text">
      <style:text-properties fo:color="#020600" fo:background-color="#fdfdff" style:text-scale="102%"/>
    </style:style>
    <style:style style:name="_35_768" style:display-name="5768" style:family="text">
      <style:text-properties fo:color="#020600" fo:background-color="#fdfdff" style:text-scale="103%"/>
    </style:style>
    <style:style style:name="_35_769" style:display-name="5769" style:family="text">
      <style:text-properties fo:color="#020600" fo:background-color="#fdfdff" style:text-scale="105%"/>
    </style:style>
    <style:style style:name="_35_770" style:display-name="5770" style:family="text">
      <style:text-properties fo:color="#020600" fo:background-color="#fdfdff" style:text-scale="106%"/>
    </style:style>
    <style:style style:name="_35_771" style:display-name="5771" style:family="text">
      <style:text-properties fo:color="#020600" fo:letter-spacing="normal" fo:background-color="#fdfdff"/>
    </style:style>
    <style:style style:name="_35_772" style:display-name="5772" style:family="text">
      <style:text-properties fo:color="#020600" fo:letter-spacing="normal" fo:background-color="#fdfdff" style:text-scale="95%"/>
    </style:style>
    <style:style style:name="_35_773" style:display-name="5773" style:family="text">
      <style:text-properties fo:color="#020600" fo:letter-spacing="normal" fo:background-color="#fdfdff" style:text-scale="96%"/>
    </style:style>
    <style:style style:name="_35_774" style:display-name="5774" style:family="text">
      <style:text-properties fo:color="#020600" fo:letter-spacing="normal" fo:background-color="#fdfdff" style:text-scale="97%"/>
    </style:style>
    <style:style style:name="_35_775" style:display-name="5775" style:family="text">
      <style:text-properties fo:color="#020600" fo:letter-spacing="normal" fo:background-color="#fdfdff" style:text-scale="98%"/>
    </style:style>
    <style:style style:name="_35_776" style:display-name="5776" style:family="text">
      <style:text-properties fo:color="#020600" fo:letter-spacing="normal" fo:background-color="#fdfdff" style:text-scale="99%"/>
    </style:style>
    <style:style style:name="_35_777" style:display-name="5777" style:family="text">
      <style:text-properties fo:color="#020600" fo:letter-spacing="normal" fo:background-color="#fdfdff" style:text-scale="102%"/>
    </style:style>
    <style:style style:name="_35_778" style:display-name="5778" style:family="text">
      <style:text-properties fo:color="#020600" fo:letter-spacing="normal" fo:background-color="#fdfdff" style:text-scale="103%"/>
    </style:style>
    <style:style style:name="_35_779" style:display-name="5779" style:family="text">
      <style:text-properties fo:color="#020600" fo:letter-spacing="normal" fo:background-color="#fdfdff" style:text-scale="105%"/>
    </style:style>
    <style:style style:name="_35_780" style:display-name="5780" style:family="text">
      <style:text-properties fo:color="#020600" fo:letter-spacing="normal" fo:background-color="#fdfdff" style:text-scale="106%"/>
    </style:style>
    <style:style style:name="_35_781" style:display-name="5781" style:family="text">
      <style:text-properties fo:color="#020600" fo:letter-spacing="0.0311in" fo:background-color="#fdfdff"/>
    </style:style>
    <style:style style:name="_35_782" style:display-name="5782" style:family="text">
      <style:text-properties fo:color="#020600" fo:letter-spacing="0.0311in" fo:background-color="#fdfdff" style:text-scale="95%"/>
    </style:style>
    <style:style style:name="_35_783" style:display-name="5783" style:family="text">
      <style:text-properties fo:color="#020600" fo:letter-spacing="0.0311in" fo:background-color="#fdfdff" style:text-scale="96%"/>
    </style:style>
    <style:style style:name="_35_784" style:display-name="5784" style:family="text">
      <style:text-properties fo:color="#020600" fo:letter-spacing="0.0311in" fo:background-color="#fdfdff" style:text-scale="97%"/>
    </style:style>
    <style:style style:name="_35_785" style:display-name="5785" style:family="text">
      <style:text-properties fo:color="#020600" fo:letter-spacing="0.0311in" fo:background-color="#fdfdff" style:text-scale="98%"/>
    </style:style>
    <style:style style:name="_35_786" style:display-name="5786" style:family="text">
      <style:text-properties fo:color="#020600" fo:letter-spacing="0.0311in" fo:background-color="#fdfdff" style:text-scale="99%"/>
    </style:style>
    <style:style style:name="_35_787" style:display-name="5787" style:family="text">
      <style:text-properties fo:color="#020600" fo:letter-spacing="0.0311in" fo:background-color="#fdfdff" style:text-scale="102%"/>
    </style:style>
    <style:style style:name="_35_788" style:display-name="5788" style:family="text">
      <style:text-properties fo:color="#020600" fo:letter-spacing="0.0311in" fo:background-color="#fdfdff" style:text-scale="103%"/>
    </style:style>
    <style:style style:name="_35_789" style:display-name="5789" style:family="text">
      <style:text-properties fo:color="#020600" fo:letter-spacing="0.0311in" fo:background-color="#fdfdff" style:text-scale="105%"/>
    </style:style>
    <style:style style:name="_35_790" style:display-name="5790" style:family="text">
      <style:text-properties fo:color="#020600" fo:letter-spacing="0.0311in" fo:background-color="#fdfdff" style:text-scale="106%"/>
    </style:style>
    <style:style style:name="_35_791" style:display-name="5791" style:family="text">
      <style:text-properties fo:color="#020600" style:text-position="0% 100%" fo:background-color="#fdfdff"/>
    </style:style>
    <style:style style:name="_35_792" style:display-name="5792" style:family="text">
      <style:text-properties fo:color="#020600" style:text-position="0% 100%" fo:background-color="#fdfdff" style:text-scale="95%"/>
    </style:style>
    <style:style style:name="_35_793" style:display-name="5793" style:family="text">
      <style:text-properties fo:color="#020600" style:text-position="0% 100%" fo:background-color="#fdfdff" style:text-scale="96%"/>
    </style:style>
    <style:style style:name="_35_794" style:display-name="5794" style:family="text">
      <style:text-properties fo:color="#020600" style:text-position="0% 100%" fo:background-color="#fdfdff" style:text-scale="97%"/>
    </style:style>
    <style:style style:name="_35_795" style:display-name="5795" style:family="text">
      <style:text-properties fo:color="#020600" style:text-position="0% 100%" fo:background-color="#fdfdff" style:text-scale="98%"/>
    </style:style>
    <style:style style:name="_35_796" style:display-name="5796" style:family="text">
      <style:text-properties fo:color="#020600" style:text-position="0% 100%" fo:background-color="#fdfdff" style:text-scale="99%"/>
    </style:style>
    <style:style style:name="_35_797" style:display-name="5797" style:family="text">
      <style:text-properties fo:color="#020600" style:text-position="0% 100%" fo:background-color="#fdfdff" style:text-scale="102%"/>
    </style:style>
    <style:style style:name="_35_798" style:display-name="5798" style:family="text">
      <style:text-properties fo:color="#020600" style:text-position="0% 100%" fo:background-color="#fdfdff" style:text-scale="103%"/>
    </style:style>
    <style:style style:name="_35_799" style:display-name="5799" style:family="text">
      <style:text-properties fo:color="#020600" style:text-position="0% 100%" fo:background-color="#fdfdff" style:text-scale="105%"/>
    </style:style>
    <style:style style:name="_35_800" style:display-name="5800" style:family="text">
      <style:text-properties fo:color="#020600" style:text-position="0% 100%" fo:background-color="#fdfdff" style:text-scale="106%"/>
    </style:style>
    <style:style style:name="_35_801" style:display-name="5801" style:family="text">
      <style:text-properties fo:color="#020600" style:text-position="0% 100%" fo:letter-spacing="normal" fo:background-color="#fdfdff"/>
    </style:style>
    <style:style style:name="_35_802" style:display-name="5802" style:family="text">
      <style:text-properties fo:color="#020600" style:text-position="0% 100%" fo:letter-spacing="normal" fo:background-color="#fdfdff" style:text-scale="95%"/>
    </style:style>
    <style:style style:name="_35_803" style:display-name="5803" style:family="text">
      <style:text-properties fo:color="#020600" style:text-position="0% 100%" fo:letter-spacing="normal" fo:background-color="#fdfdff" style:text-scale="96%"/>
    </style:style>
    <style:style style:name="_35_804" style:display-name="5804" style:family="text">
      <style:text-properties fo:color="#020600" style:text-position="0% 100%" fo:letter-spacing="normal" fo:background-color="#fdfdff" style:text-scale="97%"/>
    </style:style>
    <style:style style:name="_35_805" style:display-name="5805" style:family="text">
      <style:text-properties fo:color="#020600" style:text-position="0% 100%" fo:letter-spacing="normal" fo:background-color="#fdfdff" style:text-scale="98%"/>
    </style:style>
    <style:style style:name="_35_806" style:display-name="5806" style:family="text">
      <style:text-properties fo:color="#020600" style:text-position="0% 100%" fo:letter-spacing="normal" fo:background-color="#fdfdff" style:text-scale="99%"/>
    </style:style>
    <style:style style:name="_35_807" style:display-name="5807" style:family="text">
      <style:text-properties fo:color="#020600" style:text-position="0% 100%" fo:letter-spacing="normal" fo:background-color="#fdfdff" style:text-scale="102%"/>
    </style:style>
    <style:style style:name="_35_808" style:display-name="5808" style:family="text">
      <style:text-properties fo:color="#020600" style:text-position="0% 100%" fo:letter-spacing="normal" fo:background-color="#fdfdff" style:text-scale="103%"/>
    </style:style>
    <style:style style:name="_35_809" style:display-name="5809" style:family="text">
      <style:text-properties fo:color="#020600" style:text-position="0% 100%" fo:letter-spacing="normal" fo:background-color="#fdfdff" style:text-scale="105%"/>
    </style:style>
    <style:style style:name="_35_810" style:display-name="5810" style:family="text">
      <style:text-properties fo:color="#020600" style:text-position="0% 100%" fo:letter-spacing="normal" fo:background-color="#fdfdff" style:text-scale="106%"/>
    </style:style>
    <style:style style:name="_35_811" style:display-name="5811" style:family="text">
      <style:text-properties fo:color="#020600" style:text-position="0% 100%" fo:letter-spacing="0.0311in" fo:background-color="#fdfdff"/>
    </style:style>
    <style:style style:name="_35_812" style:display-name="5812" style:family="text">
      <style:text-properties fo:color="#020600" style:text-position="0% 100%" fo:letter-spacing="0.0311in" fo:background-color="#fdfdff" style:text-scale="95%"/>
    </style:style>
    <style:style style:name="_35_813" style:display-name="5813" style:family="text">
      <style:text-properties fo:color="#020600" style:text-position="0% 100%" fo:letter-spacing="0.0311in" fo:background-color="#fdfdff" style:text-scale="96%"/>
    </style:style>
    <style:style style:name="_35_814" style:display-name="5814" style:family="text">
      <style:text-properties fo:color="#020600" style:text-position="0% 100%" fo:letter-spacing="0.0311in" fo:background-color="#fdfdff" style:text-scale="97%"/>
    </style:style>
    <style:style style:name="_35_815" style:display-name="5815" style:family="text">
      <style:text-properties fo:color="#020600" style:text-position="0% 100%" fo:letter-spacing="0.0311in" fo:background-color="#fdfdff" style:text-scale="98%"/>
    </style:style>
    <style:style style:name="_35_816" style:display-name="5816" style:family="text">
      <style:text-properties fo:color="#020600" style:text-position="0% 100%" fo:letter-spacing="0.0311in" fo:background-color="#fdfdff" style:text-scale="99%"/>
    </style:style>
    <style:style style:name="_35_817" style:display-name="5817" style:family="text">
      <style:text-properties fo:color="#020600" style:text-position="0% 100%" fo:letter-spacing="0.0311in" fo:background-color="#fdfdff" style:text-scale="102%"/>
    </style:style>
    <style:style style:name="_35_818" style:display-name="5818" style:family="text">
      <style:text-properties fo:color="#020600" style:text-position="0% 100%" fo:letter-spacing="0.0311in" fo:background-color="#fdfdff" style:text-scale="103%"/>
    </style:style>
    <style:style style:name="_35_819" style:display-name="5819" style:family="text">
      <style:text-properties fo:color="#020600" style:text-position="0% 100%" fo:letter-spacing="0.0311in" fo:background-color="#fdfdff" style:text-scale="105%"/>
    </style:style>
    <style:style style:name="_35_820" style:display-name="5820" style:family="text">
      <style:text-properties fo:color="#020600" style:text-position="0% 100%" fo:letter-spacing="0.0311in" fo:background-color="#fdfdff" style:text-scale="106%"/>
    </style:style>
    <style:style style:name="_35_821" style:display-name="5821" style:family="text">
      <style:text-properties fo:color="#020600" style:text-position="2% 100%" fo:background-color="#fdfdff"/>
    </style:style>
    <style:style style:name="_35_822" style:display-name="5822" style:family="text">
      <style:text-properties fo:color="#020600" style:text-position="2% 100%" fo:background-color="#fdfdff" style:text-scale="95%"/>
    </style:style>
    <style:style style:name="_35_823" style:display-name="5823" style:family="text">
      <style:text-properties fo:color="#020600" style:text-position="2% 100%" fo:background-color="#fdfdff" style:text-scale="96%"/>
    </style:style>
    <style:style style:name="_35_824" style:display-name="5824" style:family="text">
      <style:text-properties fo:color="#020600" style:text-position="2% 100%" fo:background-color="#fdfdff" style:text-scale="97%"/>
    </style:style>
    <style:style style:name="_35_825" style:display-name="5825" style:family="text">
      <style:text-properties fo:color="#020600" style:text-position="2% 100%" fo:background-color="#fdfdff" style:text-scale="98%"/>
    </style:style>
    <style:style style:name="_35_826" style:display-name="5826" style:family="text">
      <style:text-properties fo:color="#020600" style:text-position="2% 100%" fo:background-color="#fdfdff" style:text-scale="99%"/>
    </style:style>
    <style:style style:name="_35_827" style:display-name="5827" style:family="text">
      <style:text-properties fo:color="#020600" style:text-position="2% 100%" fo:background-color="#fdfdff" style:text-scale="102%"/>
    </style:style>
    <style:style style:name="_35_828" style:display-name="5828" style:family="text">
      <style:text-properties fo:color="#020600" style:text-position="2% 100%" fo:background-color="#fdfdff" style:text-scale="103%"/>
    </style:style>
    <style:style style:name="_35_829" style:display-name="5829" style:family="text">
      <style:text-properties fo:color="#020600" style:text-position="2% 100%" fo:background-color="#fdfdff" style:text-scale="105%"/>
    </style:style>
    <style:style style:name="_35_830" style:display-name="5830" style:family="text">
      <style:text-properties fo:color="#020600" style:text-position="2% 100%" fo:background-color="#fdfdff" style:text-scale="106%"/>
    </style:style>
    <style:style style:name="_35_831" style:display-name="5831" style:family="text">
      <style:text-properties fo:color="#020600" style:text-position="2% 100%" fo:letter-spacing="normal" fo:background-color="#fdfdff"/>
    </style:style>
    <style:style style:name="_35_832" style:display-name="5832" style:family="text">
      <style:text-properties fo:color="#020600" style:text-position="2% 100%" fo:letter-spacing="normal" fo:background-color="#fdfdff" style:text-scale="95%"/>
    </style:style>
    <style:style style:name="_35_833" style:display-name="5833" style:family="text">
      <style:text-properties fo:color="#020600" style:text-position="2% 100%" fo:letter-spacing="normal" fo:background-color="#fdfdff" style:text-scale="96%"/>
    </style:style>
    <style:style style:name="_35_834" style:display-name="5834" style:family="text">
      <style:text-properties fo:color="#020600" style:text-position="2% 100%" fo:letter-spacing="normal" fo:background-color="#fdfdff" style:text-scale="97%"/>
    </style:style>
    <style:style style:name="_35_835" style:display-name="5835" style:family="text">
      <style:text-properties fo:color="#020600" style:text-position="2% 100%" fo:letter-spacing="normal" fo:background-color="#fdfdff" style:text-scale="98%"/>
    </style:style>
    <style:style style:name="_35_836" style:display-name="5836" style:family="text">
      <style:text-properties fo:color="#020600" style:text-position="2% 100%" fo:letter-spacing="normal" fo:background-color="#fdfdff" style:text-scale="99%"/>
    </style:style>
    <style:style style:name="_35_837" style:display-name="5837" style:family="text">
      <style:text-properties fo:color="#020600" style:text-position="2% 100%" fo:letter-spacing="normal" fo:background-color="#fdfdff" style:text-scale="102%"/>
    </style:style>
    <style:style style:name="_35_838" style:display-name="5838" style:family="text">
      <style:text-properties fo:color="#020600" style:text-position="2% 100%" fo:letter-spacing="normal" fo:background-color="#fdfdff" style:text-scale="103%"/>
    </style:style>
    <style:style style:name="_35_839" style:display-name="5839" style:family="text">
      <style:text-properties fo:color="#020600" style:text-position="2% 100%" fo:letter-spacing="normal" fo:background-color="#fdfdff" style:text-scale="105%"/>
    </style:style>
    <style:style style:name="_35_840" style:display-name="5840" style:family="text">
      <style:text-properties fo:color="#020600" style:text-position="2% 100%" fo:letter-spacing="normal" fo:background-color="#fdfdff" style:text-scale="106%"/>
    </style:style>
    <style:style style:name="_35_841" style:display-name="5841" style:family="text">
      <style:text-properties fo:color="#020600" style:text-position="2% 100%" fo:letter-spacing="0.0311in" fo:background-color="#fdfdff"/>
    </style:style>
    <style:style style:name="_35_842" style:display-name="5842" style:family="text">
      <style:text-properties fo:color="#020600" style:text-position="2% 100%" fo:letter-spacing="0.0311in" fo:background-color="#fdfdff" style:text-scale="95%"/>
    </style:style>
    <style:style style:name="_35_843" style:display-name="5843" style:family="text">
      <style:text-properties fo:color="#020600" style:text-position="2% 100%" fo:letter-spacing="0.0311in" fo:background-color="#fdfdff" style:text-scale="96%"/>
    </style:style>
    <style:style style:name="_35_844" style:display-name="5844" style:family="text">
      <style:text-properties fo:color="#020600" style:text-position="2% 100%" fo:letter-spacing="0.0311in" fo:background-color="#fdfdff" style:text-scale="97%"/>
    </style:style>
    <style:style style:name="_35_845" style:display-name="5845" style:family="text">
      <style:text-properties fo:color="#020600" style:text-position="2% 100%" fo:letter-spacing="0.0311in" fo:background-color="#fdfdff" style:text-scale="98%"/>
    </style:style>
    <style:style style:name="_35_846" style:display-name="5846" style:family="text">
      <style:text-properties fo:color="#020600" style:text-position="2% 100%" fo:letter-spacing="0.0311in" fo:background-color="#fdfdff" style:text-scale="99%"/>
    </style:style>
    <style:style style:name="_35_847" style:display-name="5847" style:family="text">
      <style:text-properties fo:color="#020600" style:text-position="2% 100%" fo:letter-spacing="0.0311in" fo:background-color="#fdfdff" style:text-scale="102%"/>
    </style:style>
    <style:style style:name="_35_848" style:display-name="5848" style:family="text">
      <style:text-properties fo:color="#020600" style:text-position="2% 100%" fo:letter-spacing="0.0311in" fo:background-color="#fdfdff" style:text-scale="103%"/>
    </style:style>
    <style:style style:name="_35_849" style:display-name="5849" style:family="text">
      <style:text-properties fo:color="#020600" style:text-position="2% 100%" fo:letter-spacing="0.0311in" fo:background-color="#fdfdff" style:text-scale="105%"/>
    </style:style>
    <style:style style:name="_35_850" style:display-name="5850" style:family="text">
      <style:text-properties fo:color="#020600" style:text-position="2% 100%" fo:letter-spacing="0.0311in" fo:background-color="#fdfdff" style:text-scale="106%"/>
    </style:style>
    <style:style style:name="_35_851" style:display-name="5851" style:family="text">
      <style:text-properties fo:color="#060200"/>
    </style:style>
    <style:style style:name="_35_852" style:display-name="5852" style:family="text">
      <style:text-properties fo:color="#060200" style:text-scale="95%"/>
    </style:style>
    <style:style style:name="_35_853" style:display-name="5853" style:family="text">
      <style:text-properties fo:color="#060200" style:text-scale="96%"/>
    </style:style>
    <style:style style:name="_35_854" style:display-name="5854" style:family="text">
      <style:text-properties fo:color="#060200" style:text-scale="97%"/>
    </style:style>
    <style:style style:name="_35_855" style:display-name="5855" style:family="text">
      <style:text-properties fo:color="#060200" style:text-scale="98%"/>
    </style:style>
    <style:style style:name="_35_856" style:display-name="5856" style:family="text">
      <style:text-properties fo:color="#060200" style:text-scale="99%"/>
    </style:style>
    <style:style style:name="_35_857" style:display-name="5857" style:family="text">
      <style:text-properties fo:color="#060200" style:text-scale="102%"/>
    </style:style>
    <style:style style:name="_35_858" style:display-name="5858" style:family="text">
      <style:text-properties fo:color="#060200" style:text-scale="103%"/>
    </style:style>
    <style:style style:name="_35_859" style:display-name="5859" style:family="text">
      <style:text-properties fo:color="#060200" style:text-scale="105%"/>
    </style:style>
    <style:style style:name="_35_860" style:display-name="5860" style:family="text">
      <style:text-properties fo:color="#060200" style:text-scale="106%"/>
    </style:style>
    <style:style style:name="_35_861" style:display-name="5861" style:family="text">
      <style:text-properties fo:color="#060200" fo:letter-spacing="normal"/>
    </style:style>
    <style:style style:name="_35_862" style:display-name="5862" style:family="text">
      <style:text-properties fo:color="#060200" fo:letter-spacing="normal" style:text-scale="95%"/>
    </style:style>
    <style:style style:name="_35_863" style:display-name="5863" style:family="text">
      <style:text-properties fo:color="#060200" fo:letter-spacing="normal" style:text-scale="96%"/>
    </style:style>
    <style:style style:name="_35_864" style:display-name="5864" style:family="text">
      <style:text-properties fo:color="#060200" fo:letter-spacing="normal" style:text-scale="97%"/>
    </style:style>
    <style:style style:name="_35_865" style:display-name="5865" style:family="text">
      <style:text-properties fo:color="#060200" fo:letter-spacing="normal" style:text-scale="98%"/>
    </style:style>
    <style:style style:name="_35_866" style:display-name="5866" style:family="text">
      <style:text-properties fo:color="#060200" fo:letter-spacing="normal" style:text-scale="99%"/>
    </style:style>
    <style:style style:name="_35_867" style:display-name="5867" style:family="text">
      <style:text-properties fo:color="#060200" fo:letter-spacing="normal" style:text-scale="102%"/>
    </style:style>
    <style:style style:name="_35_868" style:display-name="5868" style:family="text">
      <style:text-properties fo:color="#060200" fo:letter-spacing="normal" style:text-scale="103%"/>
    </style:style>
    <style:style style:name="_35_869" style:display-name="5869" style:family="text">
      <style:text-properties fo:color="#060200" fo:letter-spacing="normal" style:text-scale="105%"/>
    </style:style>
    <style:style style:name="_35_870" style:display-name="5870" style:family="text">
      <style:text-properties fo:color="#060200" fo:letter-spacing="normal" style:text-scale="106%"/>
    </style:style>
    <style:style style:name="_35_871" style:display-name="5871" style:family="text">
      <style:text-properties fo:color="#060200" fo:letter-spacing="0.0311in"/>
    </style:style>
    <style:style style:name="_35_872" style:display-name="5872" style:family="text">
      <style:text-properties fo:color="#060200" fo:letter-spacing="0.0311in" style:text-scale="95%"/>
    </style:style>
    <style:style style:name="_35_873" style:display-name="5873" style:family="text">
      <style:text-properties fo:color="#060200" fo:letter-spacing="0.0311in" style:text-scale="96%"/>
    </style:style>
    <style:style style:name="_35_874" style:display-name="5874" style:family="text">
      <style:text-properties fo:color="#060200" fo:letter-spacing="0.0311in" style:text-scale="97%"/>
    </style:style>
    <style:style style:name="_35_875" style:display-name="5875" style:family="text">
      <style:text-properties fo:color="#060200" fo:letter-spacing="0.0311in" style:text-scale="98%"/>
    </style:style>
    <style:style style:name="_35_876" style:display-name="5876" style:family="text">
      <style:text-properties fo:color="#060200" fo:letter-spacing="0.0311in" style:text-scale="99%"/>
    </style:style>
    <style:style style:name="_35_877" style:display-name="5877" style:family="text">
      <style:text-properties fo:color="#060200" fo:letter-spacing="0.0311in" style:text-scale="102%"/>
    </style:style>
    <style:style style:name="_35_878" style:display-name="5878" style:family="text">
      <style:text-properties fo:color="#060200" fo:letter-spacing="0.0311in" style:text-scale="103%"/>
    </style:style>
    <style:style style:name="_35_879" style:display-name="5879" style:family="text">
      <style:text-properties fo:color="#060200" fo:letter-spacing="0.0311in" style:text-scale="105%"/>
    </style:style>
    <style:style style:name="_35_880" style:display-name="5880" style:family="text">
      <style:text-properties fo:color="#060200" fo:letter-spacing="0.0311in" style:text-scale="106%"/>
    </style:style>
    <style:style style:name="_35_881" style:display-name="5881" style:family="text">
      <style:text-properties fo:color="#060200" style:text-position="0% 100%"/>
    </style:style>
    <style:style style:name="_35_882" style:display-name="5882" style:family="text">
      <style:text-properties fo:color="#060200" style:text-position="0% 100%" style:text-scale="95%"/>
    </style:style>
    <style:style style:name="_35_883" style:display-name="5883" style:family="text">
      <style:text-properties fo:color="#060200" style:text-position="0% 100%" style:text-scale="96%"/>
    </style:style>
    <style:style style:name="_35_884" style:display-name="5884" style:family="text">
      <style:text-properties fo:color="#060200" style:text-position="0% 100%" style:text-scale="97%"/>
    </style:style>
    <style:style style:name="_35_885" style:display-name="5885" style:family="text">
      <style:text-properties fo:color="#060200" style:text-position="0% 100%" style:text-scale="98%"/>
    </style:style>
    <style:style style:name="_35_886" style:display-name="5886" style:family="text">
      <style:text-properties fo:color="#060200" style:text-position="0% 100%" style:text-scale="99%"/>
    </style:style>
    <style:style style:name="_35_887" style:display-name="5887" style:family="text">
      <style:text-properties fo:color="#060200" style:text-position="0% 100%" style:text-scale="102%"/>
    </style:style>
    <style:style style:name="_35_888" style:display-name="5888" style:family="text">
      <style:text-properties fo:color="#060200" style:text-position="0% 100%" style:text-scale="103%"/>
    </style:style>
    <style:style style:name="_35_889" style:display-name="5889" style:family="text">
      <style:text-properties fo:color="#060200" style:text-position="0% 100%" style:text-scale="105%"/>
    </style:style>
    <style:style style:name="_35_890" style:display-name="5890" style:family="text">
      <style:text-properties fo:color="#060200" style:text-position="0% 100%" style:text-scale="106%"/>
    </style:style>
    <style:style style:name="_35_891" style:display-name="5891" style:family="text">
      <style:text-properties fo:color="#060200" style:text-position="0% 100%" fo:letter-spacing="normal"/>
    </style:style>
    <style:style style:name="_35_892" style:display-name="5892" style:family="text">
      <style:text-properties fo:color="#060200" style:text-position="0% 100%" fo:letter-spacing="normal" style:text-scale="95%"/>
    </style:style>
    <style:style style:name="_35_893" style:display-name="5893" style:family="text">
      <style:text-properties fo:color="#060200" style:text-position="0% 100%" fo:letter-spacing="normal" style:text-scale="96%"/>
    </style:style>
    <style:style style:name="_35_894" style:display-name="5894" style:family="text">
      <style:text-properties fo:color="#060200" style:text-position="0% 100%" fo:letter-spacing="normal" style:text-scale="97%"/>
    </style:style>
    <style:style style:name="_35_895" style:display-name="5895" style:family="text">
      <style:text-properties fo:color="#060200" style:text-position="0% 100%" fo:letter-spacing="normal" style:text-scale="98%"/>
    </style:style>
    <style:style style:name="_35_896" style:display-name="5896" style:family="text">
      <style:text-properties fo:color="#060200" style:text-position="0% 100%" fo:letter-spacing="normal" style:text-scale="99%"/>
    </style:style>
    <style:style style:name="_35_897" style:display-name="5897" style:family="text">
      <style:text-properties fo:color="#060200" style:text-position="0% 100%" fo:letter-spacing="normal" style:text-scale="102%"/>
    </style:style>
    <style:style style:name="_35_898" style:display-name="5898" style:family="text">
      <style:text-properties fo:color="#060200" style:text-position="0% 100%" fo:letter-spacing="normal" style:text-scale="103%"/>
    </style:style>
    <style:style style:name="_35_899" style:display-name="5899" style:family="text">
      <style:text-properties fo:color="#060200" style:text-position="0% 100%" fo:letter-spacing="normal" style:text-scale="105%"/>
    </style:style>
    <style:style style:name="_35_900" style:display-name="5900" style:family="text">
      <style:text-properties fo:color="#060200" style:text-position="0% 100%" fo:letter-spacing="normal" style:text-scale="106%"/>
    </style:style>
    <style:style style:name="_35_901" style:display-name="5901" style:family="text">
      <style:text-properties fo:color="#060200" style:text-position="0% 100%" fo:letter-spacing="0.0311in"/>
    </style:style>
    <style:style style:name="_35_902" style:display-name="5902" style:family="text">
      <style:text-properties fo:color="#060200" style:text-position="0% 100%" fo:letter-spacing="0.0311in" style:text-scale="95%"/>
    </style:style>
    <style:style style:name="_35_903" style:display-name="5903" style:family="text">
      <style:text-properties fo:color="#060200" style:text-position="0% 100%" fo:letter-spacing="0.0311in" style:text-scale="96%"/>
    </style:style>
    <style:style style:name="_35_904" style:display-name="5904" style:family="text">
      <style:text-properties fo:color="#060200" style:text-position="0% 100%" fo:letter-spacing="0.0311in" style:text-scale="97%"/>
    </style:style>
    <style:style style:name="_35_905" style:display-name="5905" style:family="text">
      <style:text-properties fo:color="#060200" style:text-position="0% 100%" fo:letter-spacing="0.0311in" style:text-scale="98%"/>
    </style:style>
    <style:style style:name="_35_906" style:display-name="5906" style:family="text">
      <style:text-properties fo:color="#060200" style:text-position="0% 100%" fo:letter-spacing="0.0311in" style:text-scale="99%"/>
    </style:style>
    <style:style style:name="_35_907" style:display-name="5907" style:family="text">
      <style:text-properties fo:color="#060200" style:text-position="0% 100%" fo:letter-spacing="0.0311in" style:text-scale="102%"/>
    </style:style>
    <style:style style:name="_35_908" style:display-name="5908" style:family="text">
      <style:text-properties fo:color="#060200" style:text-position="0% 100%" fo:letter-spacing="0.0311in" style:text-scale="103%"/>
    </style:style>
    <style:style style:name="_35_909" style:display-name="5909" style:family="text">
      <style:text-properties fo:color="#060200" style:text-position="0% 100%" fo:letter-spacing="0.0311in" style:text-scale="105%"/>
    </style:style>
    <style:style style:name="_35_910" style:display-name="5910" style:family="text">
      <style:text-properties fo:color="#060200" style:text-position="0% 100%" fo:letter-spacing="0.0311in" style:text-scale="106%"/>
    </style:style>
    <style:style style:name="_35_911" style:display-name="5911" style:family="text">
      <style:text-properties fo:color="#060200" style:text-position="2% 100%"/>
    </style:style>
    <style:style style:name="_35_912" style:display-name="5912" style:family="text">
      <style:text-properties fo:color="#060200" style:text-position="2% 100%" style:text-scale="95%"/>
    </style:style>
    <style:style style:name="_35_913" style:display-name="5913" style:family="text">
      <style:text-properties fo:color="#060200" style:text-position="2% 100%" style:text-scale="96%"/>
    </style:style>
    <style:style style:name="_35_914" style:display-name="5914" style:family="text">
      <style:text-properties fo:color="#060200" style:text-position="2% 100%" style:text-scale="97%"/>
    </style:style>
    <style:style style:name="_35_915" style:display-name="5915" style:family="text">
      <style:text-properties fo:color="#060200" style:text-position="2% 100%" style:text-scale="98%"/>
    </style:style>
    <style:style style:name="_35_916" style:display-name="5916" style:family="text">
      <style:text-properties fo:color="#060200" style:text-position="2% 100%" style:text-scale="99%"/>
    </style:style>
    <style:style style:name="_35_917" style:display-name="5917" style:family="text">
      <style:text-properties fo:color="#060200" style:text-position="2% 100%" style:text-scale="102%"/>
    </style:style>
    <style:style style:name="_35_918" style:display-name="5918" style:family="text">
      <style:text-properties fo:color="#060200" style:text-position="2% 100%" style:text-scale="103%"/>
    </style:style>
    <style:style style:name="_35_919" style:display-name="5919" style:family="text">
      <style:text-properties fo:color="#060200" style:text-position="2% 100%" style:text-scale="105%"/>
    </style:style>
    <style:style style:name="_35_920" style:display-name="5920" style:family="text">
      <style:text-properties fo:color="#060200" style:text-position="2% 100%" style:text-scale="106%"/>
    </style:style>
    <style:style style:name="_35_921" style:display-name="5921" style:family="text">
      <style:text-properties fo:color="#060200" style:text-position="2% 100%" fo:letter-spacing="normal"/>
    </style:style>
    <style:style style:name="_35_922" style:display-name="5922" style:family="text">
      <style:text-properties fo:color="#060200" style:text-position="2% 100%" fo:letter-spacing="normal" style:text-scale="95%"/>
    </style:style>
    <style:style style:name="_35_923" style:display-name="5923" style:family="text">
      <style:text-properties fo:color="#060200" style:text-position="2% 100%" fo:letter-spacing="normal" style:text-scale="96%"/>
    </style:style>
    <style:style style:name="_35_924" style:display-name="5924" style:family="text">
      <style:text-properties fo:color="#060200" style:text-position="2% 100%" fo:letter-spacing="normal" style:text-scale="97%"/>
    </style:style>
    <style:style style:name="_35_925" style:display-name="5925" style:family="text">
      <style:text-properties fo:color="#060200" style:text-position="2% 100%" fo:letter-spacing="normal" style:text-scale="98%"/>
    </style:style>
    <style:style style:name="_35_926" style:display-name="5926" style:family="text">
      <style:text-properties fo:color="#060200" style:text-position="2% 100%" fo:letter-spacing="normal" style:text-scale="99%"/>
    </style:style>
    <style:style style:name="_35_927" style:display-name="5927" style:family="text">
      <style:text-properties fo:color="#060200" style:text-position="2% 100%" fo:letter-spacing="normal" style:text-scale="102%"/>
    </style:style>
    <style:style style:name="_35_928" style:display-name="5928" style:family="text">
      <style:text-properties fo:color="#060200" style:text-position="2% 100%" fo:letter-spacing="normal" style:text-scale="103%"/>
    </style:style>
    <style:style style:name="_35_929" style:display-name="5929" style:family="text">
      <style:text-properties fo:color="#060200" style:text-position="2% 100%" fo:letter-spacing="normal" style:text-scale="105%"/>
    </style:style>
    <style:style style:name="_35_930" style:display-name="5930" style:family="text">
      <style:text-properties fo:color="#060200" style:text-position="2% 100%" fo:letter-spacing="normal" style:text-scale="106%"/>
    </style:style>
    <style:style style:name="_35_931" style:display-name="5931" style:family="text">
      <style:text-properties fo:color="#060200" style:text-position="2% 100%" fo:letter-spacing="0.0311in"/>
    </style:style>
    <style:style style:name="_35_932" style:display-name="5932" style:family="text">
      <style:text-properties fo:color="#060200" style:text-position="2% 100%" fo:letter-spacing="0.0311in" style:text-scale="95%"/>
    </style:style>
    <style:style style:name="_35_933" style:display-name="5933" style:family="text">
      <style:text-properties fo:color="#060200" style:text-position="2% 100%" fo:letter-spacing="0.0311in" style:text-scale="96%"/>
    </style:style>
    <style:style style:name="_35_934" style:display-name="5934" style:family="text">
      <style:text-properties fo:color="#060200" style:text-position="2% 100%" fo:letter-spacing="0.0311in" style:text-scale="97%"/>
    </style:style>
    <style:style style:name="_35_935" style:display-name="5935" style:family="text">
      <style:text-properties fo:color="#060200" style:text-position="2% 100%" fo:letter-spacing="0.0311in" style:text-scale="98%"/>
    </style:style>
    <style:style style:name="_35_936" style:display-name="5936" style:family="text">
      <style:text-properties fo:color="#060200" style:text-position="2% 100%" fo:letter-spacing="0.0311in" style:text-scale="99%"/>
    </style:style>
    <style:style style:name="_35_937" style:display-name="5937" style:family="text">
      <style:text-properties fo:color="#060200" style:text-position="2% 100%" fo:letter-spacing="0.0311in" style:text-scale="102%"/>
    </style:style>
    <style:style style:name="_35_938" style:display-name="5938" style:family="text">
      <style:text-properties fo:color="#060200" style:text-position="2% 100%" fo:letter-spacing="0.0311in" style:text-scale="103%"/>
    </style:style>
    <style:style style:name="_35_939" style:display-name="5939" style:family="text">
      <style:text-properties fo:color="#060200" style:text-position="2% 100%" fo:letter-spacing="0.0311in" style:text-scale="105%"/>
    </style:style>
    <style:style style:name="_35_940" style:display-name="5940" style:family="text">
      <style:text-properties fo:color="#060200" style:text-position="2% 100%" fo:letter-spacing="0.0311in" style:text-scale="106%"/>
    </style:style>
    <style:style style:name="_35_941" style:display-name="5941" style:family="text">
      <style:text-properties fo:color="#060200" fo:background-color="#f9f9ff"/>
    </style:style>
    <style:style style:name="_35_942" style:display-name="5942" style:family="text">
      <style:text-properties fo:color="#060200" fo:background-color="#f9f9ff" style:text-scale="95%"/>
    </style:style>
    <style:style style:name="_35_943" style:display-name="5943" style:family="text">
      <style:text-properties fo:color="#060200" fo:background-color="#f9f9ff" style:text-scale="96%"/>
    </style:style>
    <style:style style:name="_35_944" style:display-name="5944" style:family="text">
      <style:text-properties fo:color="#060200" fo:background-color="#f9f9ff" style:text-scale="97%"/>
    </style:style>
    <style:style style:name="_35_945" style:display-name="5945" style:family="text">
      <style:text-properties fo:color="#060200" fo:background-color="#f9f9ff" style:text-scale="98%"/>
    </style:style>
    <style:style style:name="_35_946" style:display-name="5946" style:family="text">
      <style:text-properties fo:color="#060200" fo:background-color="#f9f9ff" style:text-scale="99%"/>
    </style:style>
    <style:style style:name="_35_947" style:display-name="5947" style:family="text">
      <style:text-properties fo:color="#060200" fo:background-color="#f9f9ff" style:text-scale="102%"/>
    </style:style>
    <style:style style:name="_35_948" style:display-name="5948" style:family="text">
      <style:text-properties fo:color="#060200" fo:background-color="#f9f9ff" style:text-scale="103%"/>
    </style:style>
    <style:style style:name="_35_949" style:display-name="5949" style:family="text">
      <style:text-properties fo:color="#060200" fo:background-color="#f9f9ff" style:text-scale="105%"/>
    </style:style>
    <style:style style:name="_35_950" style:display-name="5950" style:family="text">
      <style:text-properties fo:color="#060200" fo:background-color="#f9f9ff" style:text-scale="106%"/>
    </style:style>
    <style:style style:name="_35_951" style:display-name="5951" style:family="text">
      <style:text-properties fo:color="#060200" fo:letter-spacing="normal" fo:background-color="#f9f9ff"/>
    </style:style>
    <style:style style:name="_35_952" style:display-name="5952" style:family="text">
      <style:text-properties fo:color="#060200" fo:letter-spacing="normal" fo:background-color="#f9f9ff" style:text-scale="95%"/>
    </style:style>
    <style:style style:name="_35_953" style:display-name="5953" style:family="text">
      <style:text-properties fo:color="#060200" fo:letter-spacing="normal" fo:background-color="#f9f9ff" style:text-scale="96%"/>
    </style:style>
    <style:style style:name="_35_954" style:display-name="5954" style:family="text">
      <style:text-properties fo:color="#060200" fo:letter-spacing="normal" fo:background-color="#f9f9ff" style:text-scale="97%"/>
    </style:style>
    <style:style style:name="_35_955" style:display-name="5955" style:family="text">
      <style:text-properties fo:color="#060200" fo:letter-spacing="normal" fo:background-color="#f9f9ff" style:text-scale="98%"/>
    </style:style>
    <style:style style:name="_35_956" style:display-name="5956" style:family="text">
      <style:text-properties fo:color="#060200" fo:letter-spacing="normal" fo:background-color="#f9f9ff" style:text-scale="99%"/>
    </style:style>
    <style:style style:name="_35_957" style:display-name="5957" style:family="text">
      <style:text-properties fo:color="#060200" fo:letter-spacing="normal" fo:background-color="#f9f9ff" style:text-scale="102%"/>
    </style:style>
    <style:style style:name="_35_958" style:display-name="5958" style:family="text">
      <style:text-properties fo:color="#060200" fo:letter-spacing="normal" fo:background-color="#f9f9ff" style:text-scale="103%"/>
    </style:style>
    <style:style style:name="_35_959" style:display-name="5959" style:family="text">
      <style:text-properties fo:color="#060200" fo:letter-spacing="normal" fo:background-color="#f9f9ff" style:text-scale="105%"/>
    </style:style>
    <style:style style:name="_35_960" style:display-name="5960" style:family="text">
      <style:text-properties fo:color="#060200" fo:letter-spacing="normal" fo:background-color="#f9f9ff" style:text-scale="106%"/>
    </style:style>
    <style:style style:name="_35_961" style:display-name="5961" style:family="text">
      <style:text-properties fo:color="#060200" fo:letter-spacing="0.0311in" fo:background-color="#f9f9ff"/>
    </style:style>
    <style:style style:name="_35_962" style:display-name="5962" style:family="text">
      <style:text-properties fo:color="#060200" fo:letter-spacing="0.0311in" fo:background-color="#f9f9ff" style:text-scale="95%"/>
    </style:style>
    <style:style style:name="_35_963" style:display-name="5963" style:family="text">
      <style:text-properties fo:color="#060200" fo:letter-spacing="0.0311in" fo:background-color="#f9f9ff" style:text-scale="96%"/>
    </style:style>
    <style:style style:name="_35_964" style:display-name="5964" style:family="text">
      <style:text-properties fo:color="#060200" fo:letter-spacing="0.0311in" fo:background-color="#f9f9ff" style:text-scale="97%"/>
    </style:style>
    <style:style style:name="_35_965" style:display-name="5965" style:family="text">
      <style:text-properties fo:color="#060200" fo:letter-spacing="0.0311in" fo:background-color="#f9f9ff" style:text-scale="98%"/>
    </style:style>
    <style:style style:name="_35_966" style:display-name="5966" style:family="text">
      <style:text-properties fo:color="#060200" fo:letter-spacing="0.0311in" fo:background-color="#f9f9ff" style:text-scale="99%"/>
    </style:style>
    <style:style style:name="_35_967" style:display-name="5967" style:family="text">
      <style:text-properties fo:color="#060200" fo:letter-spacing="0.0311in" fo:background-color="#f9f9ff" style:text-scale="102%"/>
    </style:style>
    <style:style style:name="_35_968" style:display-name="5968" style:family="text">
      <style:text-properties fo:color="#060200" fo:letter-spacing="0.0311in" fo:background-color="#f9f9ff" style:text-scale="103%"/>
    </style:style>
    <style:style style:name="_35_969" style:display-name="5969" style:family="text">
      <style:text-properties fo:color="#060200" fo:letter-spacing="0.0311in" fo:background-color="#f9f9ff" style:text-scale="105%"/>
    </style:style>
    <style:style style:name="_35_970" style:display-name="5970" style:family="text">
      <style:text-properties fo:color="#060200" fo:letter-spacing="0.0311in" fo:background-color="#f9f9ff" style:text-scale="106%"/>
    </style:style>
    <style:style style:name="_35_971" style:display-name="5971" style:family="text">
      <style:text-properties fo:color="#060200" style:text-position="0% 100%" fo:background-color="#f9f9ff"/>
    </style:style>
    <style:style style:name="_35_972" style:display-name="5972" style:family="text">
      <style:text-properties fo:color="#060200" style:text-position="0% 100%" fo:background-color="#f9f9ff" style:text-scale="95%"/>
    </style:style>
    <style:style style:name="_35_973" style:display-name="5973" style:family="text">
      <style:text-properties fo:color="#060200" style:text-position="0% 100%" fo:background-color="#f9f9ff" style:text-scale="96%"/>
    </style:style>
    <style:style style:name="_35_974" style:display-name="5974" style:family="text">
      <style:text-properties fo:color="#060200" style:text-position="0% 100%" fo:background-color="#f9f9ff" style:text-scale="97%"/>
    </style:style>
    <style:style style:name="_35_975" style:display-name="5975" style:family="text">
      <style:text-properties fo:color="#060200" style:text-position="0% 100%" fo:background-color="#f9f9ff" style:text-scale="98%"/>
    </style:style>
    <style:style style:name="_35_976" style:display-name="5976" style:family="text">
      <style:text-properties fo:color="#060200" style:text-position="0% 100%" fo:background-color="#f9f9ff" style:text-scale="99%"/>
    </style:style>
    <style:style style:name="_35_977" style:display-name="5977" style:family="text">
      <style:text-properties fo:color="#060200" style:text-position="0% 100%" fo:background-color="#f9f9ff" style:text-scale="102%"/>
    </style:style>
    <style:style style:name="_35_978" style:display-name="5978" style:family="text">
      <style:text-properties fo:color="#060200" style:text-position="0% 100%" fo:background-color="#f9f9ff" style:text-scale="103%"/>
    </style:style>
    <style:style style:name="_35_979" style:display-name="5979" style:family="text">
      <style:text-properties fo:color="#060200" style:text-position="0% 100%" fo:background-color="#f9f9ff" style:text-scale="105%"/>
    </style:style>
    <style:style style:name="_35_980" style:display-name="5980" style:family="text">
      <style:text-properties fo:color="#060200" style:text-position="0% 100%" fo:background-color="#f9f9ff" style:text-scale="106%"/>
    </style:style>
    <style:style style:name="_35_981" style:display-name="5981" style:family="text">
      <style:text-properties fo:color="#060200" style:text-position="0% 100%" fo:letter-spacing="normal" fo:background-color="#f9f9ff"/>
    </style:style>
    <style:style style:name="_35_982" style:display-name="5982" style:family="text">
      <style:text-properties fo:color="#060200" style:text-position="0% 100%" fo:letter-spacing="normal" fo:background-color="#f9f9ff" style:text-scale="95%"/>
    </style:style>
    <style:style style:name="_35_983" style:display-name="5983" style:family="text">
      <style:text-properties fo:color="#060200" style:text-position="0% 100%" fo:letter-spacing="normal" fo:background-color="#f9f9ff" style:text-scale="96%"/>
    </style:style>
    <style:style style:name="_35_984" style:display-name="5984" style:family="text">
      <style:text-properties fo:color="#060200" style:text-position="0% 100%" fo:letter-spacing="normal" fo:background-color="#f9f9ff" style:text-scale="97%"/>
    </style:style>
    <style:style style:name="_35_985" style:display-name="5985" style:family="text">
      <style:text-properties fo:color="#060200" style:text-position="0% 100%" fo:letter-spacing="normal" fo:background-color="#f9f9ff" style:text-scale="98%"/>
    </style:style>
    <style:style style:name="_35_986" style:display-name="5986" style:family="text">
      <style:text-properties fo:color="#060200" style:text-position="0% 100%" fo:letter-spacing="normal" fo:background-color="#f9f9ff" style:text-scale="99%"/>
    </style:style>
    <style:style style:name="_35_987" style:display-name="5987" style:family="text">
      <style:text-properties fo:color="#060200" style:text-position="0% 100%" fo:letter-spacing="normal" fo:background-color="#f9f9ff" style:text-scale="102%"/>
    </style:style>
    <style:style style:name="_35_988" style:display-name="5988" style:family="text">
      <style:text-properties fo:color="#060200" style:text-position="0% 100%" fo:letter-spacing="normal" fo:background-color="#f9f9ff" style:text-scale="103%"/>
    </style:style>
    <style:style style:name="_35_989" style:display-name="5989" style:family="text">
      <style:text-properties fo:color="#060200" style:text-position="0% 100%" fo:letter-spacing="normal" fo:background-color="#f9f9ff" style:text-scale="105%"/>
    </style:style>
    <style:style style:name="_35_990" style:display-name="5990" style:family="text">
      <style:text-properties fo:color="#060200" style:text-position="0% 100%" fo:letter-spacing="normal" fo:background-color="#f9f9ff" style:text-scale="106%"/>
    </style:style>
    <style:style style:name="_35_991" style:display-name="5991" style:family="text">
      <style:text-properties fo:color="#060200" style:text-position="0% 100%" fo:letter-spacing="0.0311in" fo:background-color="#f9f9ff"/>
    </style:style>
    <style:style style:name="_35_992" style:display-name="5992" style:family="text">
      <style:text-properties fo:color="#060200" style:text-position="0% 100%" fo:letter-spacing="0.0311in" fo:background-color="#f9f9ff" style:text-scale="95%"/>
    </style:style>
    <style:style style:name="_35_993" style:display-name="5993" style:family="text">
      <style:text-properties fo:color="#060200" style:text-position="0% 100%" fo:letter-spacing="0.0311in" fo:background-color="#f9f9ff" style:text-scale="96%"/>
    </style:style>
    <style:style style:name="_35_994" style:display-name="5994" style:family="text">
      <style:text-properties fo:color="#060200" style:text-position="0% 100%" fo:letter-spacing="0.0311in" fo:background-color="#f9f9ff" style:text-scale="97%"/>
    </style:style>
    <style:style style:name="_35_995" style:display-name="5995" style:family="text">
      <style:text-properties fo:color="#060200" style:text-position="0% 100%" fo:letter-spacing="0.0311in" fo:background-color="#f9f9ff" style:text-scale="98%"/>
    </style:style>
    <style:style style:name="_35_996" style:display-name="5996" style:family="text">
      <style:text-properties fo:color="#060200" style:text-position="0% 100%" fo:letter-spacing="0.0311in" fo:background-color="#f9f9ff" style:text-scale="99%"/>
    </style:style>
    <style:style style:name="_35_997" style:display-name="5997" style:family="text">
      <style:text-properties fo:color="#060200" style:text-position="0% 100%" fo:letter-spacing="0.0311in" fo:background-color="#f9f9ff" style:text-scale="102%"/>
    </style:style>
    <style:style style:name="_35_998" style:display-name="5998" style:family="text">
      <style:text-properties fo:color="#060200" style:text-position="0% 100%" fo:letter-spacing="0.0311in" fo:background-color="#f9f9ff" style:text-scale="103%"/>
    </style:style>
    <style:style style:name="_35_999" style:display-name="5999" style:family="text">
      <style:text-properties fo:color="#060200" style:text-position="0% 100%" fo:letter-spacing="0.0311in" fo:background-color="#f9f9ff" style:text-scale="105%"/>
    </style:style>
    <style:style style:name="_36_000" style:display-name="6000" style:family="text">
      <style:text-properties fo:color="#060200" style:text-position="0% 100%" fo:letter-spacing="0.0311in" fo:background-color="#f9f9ff" style:text-scale="106%"/>
    </style:style>
    <style:style style:name="_36_001" style:display-name="6001" style:family="text">
      <style:text-properties fo:color="#060200" style:text-position="2% 100%" fo:background-color="#f9f9ff"/>
    </style:style>
    <style:style style:name="_36_002" style:display-name="6002" style:family="text">
      <style:text-properties fo:color="#060200" style:text-position="2% 100%" fo:background-color="#f9f9ff" style:text-scale="95%"/>
    </style:style>
    <style:style style:name="_36_003" style:display-name="6003" style:family="text">
      <style:text-properties fo:color="#060200" style:text-position="2% 100%" fo:background-color="#f9f9ff" style:text-scale="96%"/>
    </style:style>
    <style:style style:name="_36_004" style:display-name="6004" style:family="text">
      <style:text-properties fo:color="#060200" style:text-position="2% 100%" fo:background-color="#f9f9ff" style:text-scale="97%"/>
    </style:style>
    <style:style style:name="_36_005" style:display-name="6005" style:family="text">
      <style:text-properties fo:color="#060200" style:text-position="2% 100%" fo:background-color="#f9f9ff" style:text-scale="98%"/>
    </style:style>
    <style:style style:name="_36_006" style:display-name="6006" style:family="text">
      <style:text-properties fo:color="#060200" style:text-position="2% 100%" fo:background-color="#f9f9ff" style:text-scale="99%"/>
    </style:style>
    <style:style style:name="_36_007" style:display-name="6007" style:family="text">
      <style:text-properties fo:color="#060200" style:text-position="2% 100%" fo:background-color="#f9f9ff" style:text-scale="102%"/>
    </style:style>
    <style:style style:name="_36_008" style:display-name="6008" style:family="text">
      <style:text-properties fo:color="#060200" style:text-position="2% 100%" fo:background-color="#f9f9ff" style:text-scale="103%"/>
    </style:style>
    <style:style style:name="_36_009" style:display-name="6009" style:family="text">
      <style:text-properties fo:color="#060200" style:text-position="2% 100%" fo:background-color="#f9f9ff" style:text-scale="105%"/>
    </style:style>
    <style:style style:name="_36_010" style:display-name="6010" style:family="text">
      <style:text-properties fo:color="#060200" style:text-position="2% 100%" fo:background-color="#f9f9ff" style:text-scale="106%"/>
    </style:style>
    <style:style style:name="_36_011" style:display-name="6011" style:family="text">
      <style:text-properties fo:color="#060200" style:text-position="2% 100%" fo:letter-spacing="normal" fo:background-color="#f9f9ff"/>
    </style:style>
    <style:style style:name="_36_012" style:display-name="6012" style:family="text">
      <style:text-properties fo:color="#060200" style:text-position="2% 100%" fo:letter-spacing="normal" fo:background-color="#f9f9ff" style:text-scale="95%"/>
    </style:style>
    <style:style style:name="_36_013" style:display-name="6013" style:family="text">
      <style:text-properties fo:color="#060200" style:text-position="2% 100%" fo:letter-spacing="normal" fo:background-color="#f9f9ff" style:text-scale="96%"/>
    </style:style>
    <style:style style:name="_36_014" style:display-name="6014" style:family="text">
      <style:text-properties fo:color="#060200" style:text-position="2% 100%" fo:letter-spacing="normal" fo:background-color="#f9f9ff" style:text-scale="97%"/>
    </style:style>
    <style:style style:name="_36_015" style:display-name="6015" style:family="text">
      <style:text-properties fo:color="#060200" style:text-position="2% 100%" fo:letter-spacing="normal" fo:background-color="#f9f9ff" style:text-scale="98%"/>
    </style:style>
    <style:style style:name="_36_016" style:display-name="6016" style:family="text">
      <style:text-properties fo:color="#060200" style:text-position="2% 100%" fo:letter-spacing="normal" fo:background-color="#f9f9ff" style:text-scale="99%"/>
    </style:style>
    <style:style style:name="_36_017" style:display-name="6017" style:family="text">
      <style:text-properties fo:color="#060200" style:text-position="2% 100%" fo:letter-spacing="normal" fo:background-color="#f9f9ff" style:text-scale="102%"/>
    </style:style>
    <style:style style:name="_36_018" style:display-name="6018" style:family="text">
      <style:text-properties fo:color="#060200" style:text-position="2% 100%" fo:letter-spacing="normal" fo:background-color="#f9f9ff" style:text-scale="103%"/>
    </style:style>
    <style:style style:name="_36_019" style:display-name="6019" style:family="text">
      <style:text-properties fo:color="#060200" style:text-position="2% 100%" fo:letter-spacing="normal" fo:background-color="#f9f9ff" style:text-scale="105%"/>
    </style:style>
    <style:style style:name="_36_020" style:display-name="6020" style:family="text">
      <style:text-properties fo:color="#060200" style:text-position="2% 100%" fo:letter-spacing="normal" fo:background-color="#f9f9ff" style:text-scale="106%"/>
    </style:style>
    <style:style style:name="_36_021" style:display-name="6021" style:family="text">
      <style:text-properties fo:color="#060200" style:text-position="2% 100%" fo:letter-spacing="0.0311in" fo:background-color="#f9f9ff"/>
    </style:style>
    <style:style style:name="_36_022" style:display-name="6022" style:family="text">
      <style:text-properties fo:color="#060200" style:text-position="2% 100%" fo:letter-spacing="0.0311in" fo:background-color="#f9f9ff" style:text-scale="95%"/>
    </style:style>
    <style:style style:name="_36_023" style:display-name="6023" style:family="text">
      <style:text-properties fo:color="#060200" style:text-position="2% 100%" fo:letter-spacing="0.0311in" fo:background-color="#f9f9ff" style:text-scale="96%"/>
    </style:style>
    <style:style style:name="_36_024" style:display-name="6024" style:family="text">
      <style:text-properties fo:color="#060200" style:text-position="2% 100%" fo:letter-spacing="0.0311in" fo:background-color="#f9f9ff" style:text-scale="97%"/>
    </style:style>
    <style:style style:name="_36_025" style:display-name="6025" style:family="text">
      <style:text-properties fo:color="#060200" style:text-position="2% 100%" fo:letter-spacing="0.0311in" fo:background-color="#f9f9ff" style:text-scale="98%"/>
    </style:style>
    <style:style style:name="_36_026" style:display-name="6026" style:family="text">
      <style:text-properties fo:color="#060200" style:text-position="2% 100%" fo:letter-spacing="0.0311in" fo:background-color="#f9f9ff" style:text-scale="99%"/>
    </style:style>
    <style:style style:name="_36_027" style:display-name="6027" style:family="text">
      <style:text-properties fo:color="#060200" style:text-position="2% 100%" fo:letter-spacing="0.0311in" fo:background-color="#f9f9ff" style:text-scale="102%"/>
    </style:style>
    <style:style style:name="_36_028" style:display-name="6028" style:family="text">
      <style:text-properties fo:color="#060200" style:text-position="2% 100%" fo:letter-spacing="0.0311in" fo:background-color="#f9f9ff" style:text-scale="103%"/>
    </style:style>
    <style:style style:name="_36_029" style:display-name="6029" style:family="text">
      <style:text-properties fo:color="#060200" style:text-position="2% 100%" fo:letter-spacing="0.0311in" fo:background-color="#f9f9ff" style:text-scale="105%"/>
    </style:style>
    <style:style style:name="_36_030" style:display-name="6030" style:family="text">
      <style:text-properties fo:color="#060200" style:text-position="2% 100%" fo:letter-spacing="0.0311in" fo:background-color="#f9f9ff" style:text-scale="106%"/>
    </style:style>
    <style:style style:name="_36_031" style:display-name="6031" style:family="text">
      <style:text-properties fo:color="#060200" fo:background-color="#f9fdff"/>
    </style:style>
    <style:style style:name="_36_032" style:display-name="6032" style:family="text">
      <style:text-properties fo:color="#060200" fo:background-color="#f9fdff" style:text-scale="95%"/>
    </style:style>
    <style:style style:name="_36_033" style:display-name="6033" style:family="text">
      <style:text-properties fo:color="#060200" fo:background-color="#f9fdff" style:text-scale="96%"/>
    </style:style>
    <style:style style:name="_36_034" style:display-name="6034" style:family="text">
      <style:text-properties fo:color="#060200" fo:background-color="#f9fdff" style:text-scale="97%"/>
    </style:style>
    <style:style style:name="_36_035" style:display-name="6035" style:family="text">
      <style:text-properties fo:color="#060200" fo:background-color="#f9fdff" style:text-scale="98%"/>
    </style:style>
    <style:style style:name="_36_036" style:display-name="6036" style:family="text">
      <style:text-properties fo:color="#060200" fo:background-color="#f9fdff" style:text-scale="99%"/>
    </style:style>
    <style:style style:name="_36_037" style:display-name="6037" style:family="text">
      <style:text-properties fo:color="#060200" fo:background-color="#f9fdff" style:text-scale="102%"/>
    </style:style>
    <style:style style:name="_36_038" style:display-name="6038" style:family="text">
      <style:text-properties fo:color="#060200" fo:background-color="#f9fdff" style:text-scale="103%"/>
    </style:style>
    <style:style style:name="_36_039" style:display-name="6039" style:family="text">
      <style:text-properties fo:color="#060200" fo:background-color="#f9fdff" style:text-scale="105%"/>
    </style:style>
    <style:style style:name="_36_040" style:display-name="6040" style:family="text">
      <style:text-properties fo:color="#060200" fo:background-color="#f9fdff" style:text-scale="106%"/>
    </style:style>
    <style:style style:name="_36_041" style:display-name="6041" style:family="text">
      <style:text-properties fo:color="#060200" fo:letter-spacing="normal" fo:background-color="#f9fdff"/>
    </style:style>
    <style:style style:name="_36_042" style:display-name="6042" style:family="text">
      <style:text-properties fo:color="#060200" fo:letter-spacing="normal" fo:background-color="#f9fdff" style:text-scale="95%"/>
    </style:style>
    <style:style style:name="_36_043" style:display-name="6043" style:family="text">
      <style:text-properties fo:color="#060200" fo:letter-spacing="normal" fo:background-color="#f9fdff" style:text-scale="96%"/>
    </style:style>
    <style:style style:name="_36_044" style:display-name="6044" style:family="text">
      <style:text-properties fo:color="#060200" fo:letter-spacing="normal" fo:background-color="#f9fdff" style:text-scale="97%"/>
    </style:style>
    <style:style style:name="_36_045" style:display-name="6045" style:family="text">
      <style:text-properties fo:color="#060200" fo:letter-spacing="normal" fo:background-color="#f9fdff" style:text-scale="98%"/>
    </style:style>
    <style:style style:name="_36_046" style:display-name="6046" style:family="text">
      <style:text-properties fo:color="#060200" fo:letter-spacing="normal" fo:background-color="#f9fdff" style:text-scale="99%"/>
    </style:style>
    <style:style style:name="_36_047" style:display-name="6047" style:family="text">
      <style:text-properties fo:color="#060200" fo:letter-spacing="normal" fo:background-color="#f9fdff" style:text-scale="102%"/>
    </style:style>
    <style:style style:name="_36_048" style:display-name="6048" style:family="text">
      <style:text-properties fo:color="#060200" fo:letter-spacing="normal" fo:background-color="#f9fdff" style:text-scale="103%"/>
    </style:style>
    <style:style style:name="_36_049" style:display-name="6049" style:family="text">
      <style:text-properties fo:color="#060200" fo:letter-spacing="normal" fo:background-color="#f9fdff" style:text-scale="105%"/>
    </style:style>
    <style:style style:name="_36_050" style:display-name="6050" style:family="text">
      <style:text-properties fo:color="#060200" fo:letter-spacing="normal" fo:background-color="#f9fdff" style:text-scale="106%"/>
    </style:style>
    <style:style style:name="_36_051" style:display-name="6051" style:family="text">
      <style:text-properties fo:color="#060200" fo:letter-spacing="0.0311in" fo:background-color="#f9fdff"/>
    </style:style>
    <style:style style:name="_36_052" style:display-name="6052" style:family="text">
      <style:text-properties fo:color="#060200" fo:letter-spacing="0.0311in" fo:background-color="#f9fdff" style:text-scale="95%"/>
    </style:style>
    <style:style style:name="_36_053" style:display-name="6053" style:family="text">
      <style:text-properties fo:color="#060200" fo:letter-spacing="0.0311in" fo:background-color="#f9fdff" style:text-scale="96%"/>
    </style:style>
    <style:style style:name="_36_054" style:display-name="6054" style:family="text">
      <style:text-properties fo:color="#060200" fo:letter-spacing="0.0311in" fo:background-color="#f9fdff" style:text-scale="97%"/>
    </style:style>
    <style:style style:name="_36_055" style:display-name="6055" style:family="text">
      <style:text-properties fo:color="#060200" fo:letter-spacing="0.0311in" fo:background-color="#f9fdff" style:text-scale="98%"/>
    </style:style>
    <style:style style:name="_36_056" style:display-name="6056" style:family="text">
      <style:text-properties fo:color="#060200" fo:letter-spacing="0.0311in" fo:background-color="#f9fdff" style:text-scale="99%"/>
    </style:style>
    <style:style style:name="_36_057" style:display-name="6057" style:family="text">
      <style:text-properties fo:color="#060200" fo:letter-spacing="0.0311in" fo:background-color="#f9fdff" style:text-scale="102%"/>
    </style:style>
    <style:style style:name="_36_058" style:display-name="6058" style:family="text">
      <style:text-properties fo:color="#060200" fo:letter-spacing="0.0311in" fo:background-color="#f9fdff" style:text-scale="103%"/>
    </style:style>
    <style:style style:name="_36_059" style:display-name="6059" style:family="text">
      <style:text-properties fo:color="#060200" fo:letter-spacing="0.0311in" fo:background-color="#f9fdff" style:text-scale="105%"/>
    </style:style>
    <style:style style:name="_36_060" style:display-name="6060" style:family="text">
      <style:text-properties fo:color="#060200" fo:letter-spacing="0.0311in" fo:background-color="#f9fdff" style:text-scale="106%"/>
    </style:style>
    <style:style style:name="_36_061" style:display-name="6061" style:family="text">
      <style:text-properties fo:color="#060200" style:text-position="0% 100%" fo:background-color="#f9fdff"/>
    </style:style>
    <style:style style:name="_36_062" style:display-name="6062" style:family="text">
      <style:text-properties fo:color="#060200" style:text-position="0% 100%" fo:background-color="#f9fdff" style:text-scale="95%"/>
    </style:style>
    <style:style style:name="_36_063" style:display-name="6063" style:family="text">
      <style:text-properties fo:color="#060200" style:text-position="0% 100%" fo:background-color="#f9fdff" style:text-scale="96%"/>
    </style:style>
    <style:style style:name="_36_064" style:display-name="6064" style:family="text">
      <style:text-properties fo:color="#060200" style:text-position="0% 100%" fo:background-color="#f9fdff" style:text-scale="97%"/>
    </style:style>
    <style:style style:name="_36_065" style:display-name="6065" style:family="text">
      <style:text-properties fo:color="#060200" style:text-position="0% 100%" fo:background-color="#f9fdff" style:text-scale="98%"/>
    </style:style>
    <style:style style:name="_36_066" style:display-name="6066" style:family="text">
      <style:text-properties fo:color="#060200" style:text-position="0% 100%" fo:background-color="#f9fdff" style:text-scale="99%"/>
    </style:style>
    <style:style style:name="_36_067" style:display-name="6067" style:family="text">
      <style:text-properties fo:color="#060200" style:text-position="0% 100%" fo:background-color="#f9fdff" style:text-scale="102%"/>
    </style:style>
    <style:style style:name="_36_068" style:display-name="6068" style:family="text">
      <style:text-properties fo:color="#060200" style:text-position="0% 100%" fo:background-color="#f9fdff" style:text-scale="103%"/>
    </style:style>
    <style:style style:name="_36_069" style:display-name="6069" style:family="text">
      <style:text-properties fo:color="#060200" style:text-position="0% 100%" fo:background-color="#f9fdff" style:text-scale="105%"/>
    </style:style>
    <style:style style:name="_36_070" style:display-name="6070" style:family="text">
      <style:text-properties fo:color="#060200" style:text-position="0% 100%" fo:background-color="#f9fdff" style:text-scale="106%"/>
    </style:style>
    <style:style style:name="_36_071" style:display-name="6071" style:family="text">
      <style:text-properties fo:color="#060200" style:text-position="0% 100%" fo:letter-spacing="normal" fo:background-color="#f9fdff"/>
    </style:style>
    <style:style style:name="_36_072" style:display-name="6072" style:family="text">
      <style:text-properties fo:color="#060200" style:text-position="0% 100%" fo:letter-spacing="normal" fo:background-color="#f9fdff" style:text-scale="95%"/>
    </style:style>
    <style:style style:name="_36_073" style:display-name="6073" style:family="text">
      <style:text-properties fo:color="#060200" style:text-position="0% 100%" fo:letter-spacing="normal" fo:background-color="#f9fdff" style:text-scale="96%"/>
    </style:style>
    <style:style style:name="_36_074" style:display-name="6074" style:family="text">
      <style:text-properties fo:color="#060200" style:text-position="0% 100%" fo:letter-spacing="normal" fo:background-color="#f9fdff" style:text-scale="97%"/>
    </style:style>
    <style:style style:name="_36_075" style:display-name="6075" style:family="text">
      <style:text-properties fo:color="#060200" style:text-position="0% 100%" fo:letter-spacing="normal" fo:background-color="#f9fdff" style:text-scale="98%"/>
    </style:style>
    <style:style style:name="_36_076" style:display-name="6076" style:family="text">
      <style:text-properties fo:color="#060200" style:text-position="0% 100%" fo:letter-spacing="normal" fo:background-color="#f9fdff" style:text-scale="99%"/>
    </style:style>
    <style:style style:name="_36_077" style:display-name="6077" style:family="text">
      <style:text-properties fo:color="#060200" style:text-position="0% 100%" fo:letter-spacing="normal" fo:background-color="#f9fdff" style:text-scale="102%"/>
    </style:style>
    <style:style style:name="_36_078" style:display-name="6078" style:family="text">
      <style:text-properties fo:color="#060200" style:text-position="0% 100%" fo:letter-spacing="normal" fo:background-color="#f9fdff" style:text-scale="103%"/>
    </style:style>
    <style:style style:name="_36_079" style:display-name="6079" style:family="text">
      <style:text-properties fo:color="#060200" style:text-position="0% 100%" fo:letter-spacing="normal" fo:background-color="#f9fdff" style:text-scale="105%"/>
    </style:style>
    <style:style style:name="_36_080" style:display-name="6080" style:family="text">
      <style:text-properties fo:color="#060200" style:text-position="0% 100%" fo:letter-spacing="normal" fo:background-color="#f9fdff" style:text-scale="106%"/>
    </style:style>
    <style:style style:name="_36_081" style:display-name="6081" style:family="text">
      <style:text-properties fo:color="#060200" style:text-position="0% 100%" fo:letter-spacing="0.0311in" fo:background-color="#f9fdff"/>
    </style:style>
    <style:style style:name="_36_082" style:display-name="6082" style:family="text">
      <style:text-properties fo:color="#060200" style:text-position="0% 100%" fo:letter-spacing="0.0311in" fo:background-color="#f9fdff" style:text-scale="95%"/>
    </style:style>
    <style:style style:name="_36_083" style:display-name="6083" style:family="text">
      <style:text-properties fo:color="#060200" style:text-position="0% 100%" fo:letter-spacing="0.0311in" fo:background-color="#f9fdff" style:text-scale="96%"/>
    </style:style>
    <style:style style:name="_36_084" style:display-name="6084" style:family="text">
      <style:text-properties fo:color="#060200" style:text-position="0% 100%" fo:letter-spacing="0.0311in" fo:background-color="#f9fdff" style:text-scale="97%"/>
    </style:style>
    <style:style style:name="_36_085" style:display-name="6085" style:family="text">
      <style:text-properties fo:color="#060200" style:text-position="0% 100%" fo:letter-spacing="0.0311in" fo:background-color="#f9fdff" style:text-scale="98%"/>
    </style:style>
    <style:style style:name="_36_086" style:display-name="6086" style:family="text">
      <style:text-properties fo:color="#060200" style:text-position="0% 100%" fo:letter-spacing="0.0311in" fo:background-color="#f9fdff" style:text-scale="99%"/>
    </style:style>
    <style:style style:name="_36_087" style:display-name="6087" style:family="text">
      <style:text-properties fo:color="#060200" style:text-position="0% 100%" fo:letter-spacing="0.0311in" fo:background-color="#f9fdff" style:text-scale="102%"/>
    </style:style>
    <style:style style:name="_36_088" style:display-name="6088" style:family="text">
      <style:text-properties fo:color="#060200" style:text-position="0% 100%" fo:letter-spacing="0.0311in" fo:background-color="#f9fdff" style:text-scale="103%"/>
    </style:style>
    <style:style style:name="_36_089" style:display-name="6089" style:family="text">
      <style:text-properties fo:color="#060200" style:text-position="0% 100%" fo:letter-spacing="0.0311in" fo:background-color="#f9fdff" style:text-scale="105%"/>
    </style:style>
    <style:style style:name="_36_090" style:display-name="6090" style:family="text">
      <style:text-properties fo:color="#060200" style:text-position="0% 100%" fo:letter-spacing="0.0311in" fo:background-color="#f9fdff" style:text-scale="106%"/>
    </style:style>
    <style:style style:name="_36_091" style:display-name="6091" style:family="text">
      <style:text-properties fo:color="#060200" style:text-position="2% 100%" fo:background-color="#f9fdff"/>
    </style:style>
    <style:style style:name="_36_092" style:display-name="6092" style:family="text">
      <style:text-properties fo:color="#060200" style:text-position="2% 100%" fo:background-color="#f9fdff" style:text-scale="95%"/>
    </style:style>
    <style:style style:name="_36_093" style:display-name="6093" style:family="text">
      <style:text-properties fo:color="#060200" style:text-position="2% 100%" fo:background-color="#f9fdff" style:text-scale="96%"/>
    </style:style>
    <style:style style:name="_36_094" style:display-name="6094" style:family="text">
      <style:text-properties fo:color="#060200" style:text-position="2% 100%" fo:background-color="#f9fdff" style:text-scale="97%"/>
    </style:style>
    <style:style style:name="_36_095" style:display-name="6095" style:family="text">
      <style:text-properties fo:color="#060200" style:text-position="2% 100%" fo:background-color="#f9fdff" style:text-scale="98%"/>
    </style:style>
    <style:style style:name="_36_096" style:display-name="6096" style:family="text">
      <style:text-properties fo:color="#060200" style:text-position="2% 100%" fo:background-color="#f9fdff" style:text-scale="99%"/>
    </style:style>
    <style:style style:name="_36_097" style:display-name="6097" style:family="text">
      <style:text-properties fo:color="#060200" style:text-position="2% 100%" fo:background-color="#f9fdff" style:text-scale="102%"/>
    </style:style>
    <style:style style:name="_36_098" style:display-name="6098" style:family="text">
      <style:text-properties fo:color="#060200" style:text-position="2% 100%" fo:background-color="#f9fdff" style:text-scale="103%"/>
    </style:style>
    <style:style style:name="_36_099" style:display-name="6099" style:family="text">
      <style:text-properties fo:color="#060200" style:text-position="2% 100%" fo:background-color="#f9fdff" style:text-scale="105%"/>
    </style:style>
    <style:style style:name="_36_100" style:display-name="6100" style:family="text">
      <style:text-properties fo:color="#060200" style:text-position="2% 100%" fo:background-color="#f9fdff" style:text-scale="106%"/>
    </style:style>
    <style:style style:name="_36_101" style:display-name="6101" style:family="text">
      <style:text-properties fo:color="#060200" style:text-position="2% 100%" fo:letter-spacing="normal" fo:background-color="#f9fdff"/>
    </style:style>
    <style:style style:name="_36_102" style:display-name="6102" style:family="text">
      <style:text-properties fo:color="#060200" style:text-position="2% 100%" fo:letter-spacing="normal" fo:background-color="#f9fdff" style:text-scale="95%"/>
    </style:style>
    <style:style style:name="_36_103" style:display-name="6103" style:family="text">
      <style:text-properties fo:color="#060200" style:text-position="2% 100%" fo:letter-spacing="normal" fo:background-color="#f9fdff" style:text-scale="96%"/>
    </style:style>
    <style:style style:name="_36_104" style:display-name="6104" style:family="text">
      <style:text-properties fo:color="#060200" style:text-position="2% 100%" fo:letter-spacing="normal" fo:background-color="#f9fdff" style:text-scale="97%"/>
    </style:style>
    <style:style style:name="_36_105" style:display-name="6105" style:family="text">
      <style:text-properties fo:color="#060200" style:text-position="2% 100%" fo:letter-spacing="normal" fo:background-color="#f9fdff" style:text-scale="98%"/>
    </style:style>
    <style:style style:name="_36_106" style:display-name="6106" style:family="text">
      <style:text-properties fo:color="#060200" style:text-position="2% 100%" fo:letter-spacing="normal" fo:background-color="#f9fdff" style:text-scale="99%"/>
    </style:style>
    <style:style style:name="_36_107" style:display-name="6107" style:family="text">
      <style:text-properties fo:color="#060200" style:text-position="2% 100%" fo:letter-spacing="normal" fo:background-color="#f9fdff" style:text-scale="102%"/>
    </style:style>
    <style:style style:name="_36_108" style:display-name="6108" style:family="text">
      <style:text-properties fo:color="#060200" style:text-position="2% 100%" fo:letter-spacing="normal" fo:background-color="#f9fdff" style:text-scale="103%"/>
    </style:style>
    <style:style style:name="_36_109" style:display-name="6109" style:family="text">
      <style:text-properties fo:color="#060200" style:text-position="2% 100%" fo:letter-spacing="normal" fo:background-color="#f9fdff" style:text-scale="105%"/>
    </style:style>
    <style:style style:name="_36_110" style:display-name="6110" style:family="text">
      <style:text-properties fo:color="#060200" style:text-position="2% 100%" fo:letter-spacing="normal" fo:background-color="#f9fdff" style:text-scale="106%"/>
    </style:style>
    <style:style style:name="_36_111" style:display-name="6111" style:family="text">
      <style:text-properties fo:color="#060200" style:text-position="2% 100%" fo:letter-spacing="0.0311in" fo:background-color="#f9fdff"/>
    </style:style>
    <style:style style:name="_36_112" style:display-name="6112" style:family="text">
      <style:text-properties fo:color="#060200" style:text-position="2% 100%" fo:letter-spacing="0.0311in" fo:background-color="#f9fdff" style:text-scale="95%"/>
    </style:style>
    <style:style style:name="_36_113" style:display-name="6113" style:family="text">
      <style:text-properties fo:color="#060200" style:text-position="2% 100%" fo:letter-spacing="0.0311in" fo:background-color="#f9fdff" style:text-scale="96%"/>
    </style:style>
    <style:style style:name="_36_114" style:display-name="6114" style:family="text">
      <style:text-properties fo:color="#060200" style:text-position="2% 100%" fo:letter-spacing="0.0311in" fo:background-color="#f9fdff" style:text-scale="97%"/>
    </style:style>
    <style:style style:name="_36_115" style:display-name="6115" style:family="text">
      <style:text-properties fo:color="#060200" style:text-position="2% 100%" fo:letter-spacing="0.0311in" fo:background-color="#f9fdff" style:text-scale="98%"/>
    </style:style>
    <style:style style:name="_36_116" style:display-name="6116" style:family="text">
      <style:text-properties fo:color="#060200" style:text-position="2% 100%" fo:letter-spacing="0.0311in" fo:background-color="#f9fdff" style:text-scale="99%"/>
    </style:style>
    <style:style style:name="_36_117" style:display-name="6117" style:family="text">
      <style:text-properties fo:color="#060200" style:text-position="2% 100%" fo:letter-spacing="0.0311in" fo:background-color="#f9fdff" style:text-scale="102%"/>
    </style:style>
    <style:style style:name="_36_118" style:display-name="6118" style:family="text">
      <style:text-properties fo:color="#060200" style:text-position="2% 100%" fo:letter-spacing="0.0311in" fo:background-color="#f9fdff" style:text-scale="103%"/>
    </style:style>
    <style:style style:name="_36_119" style:display-name="6119" style:family="text">
      <style:text-properties fo:color="#060200" style:text-position="2% 100%" fo:letter-spacing="0.0311in" fo:background-color="#f9fdff" style:text-scale="105%"/>
    </style:style>
    <style:style style:name="_36_120" style:display-name="6120" style:family="text">
      <style:text-properties fo:color="#060200" style:text-position="2% 100%" fo:letter-spacing="0.0311in" fo:background-color="#f9fdff" style:text-scale="106%"/>
    </style:style>
    <style:style style:name="_36_121" style:display-name="6121" style:family="text">
      <style:text-properties fo:color="#060200" fo:background-color="#fdf9ff"/>
    </style:style>
    <style:style style:name="_36_122" style:display-name="6122" style:family="text">
      <style:text-properties fo:color="#060200" fo:background-color="#fdf9ff" style:text-scale="95%"/>
    </style:style>
    <style:style style:name="_36_123" style:display-name="6123" style:family="text">
      <style:text-properties fo:color="#060200" fo:background-color="#fdf9ff" style:text-scale="96%"/>
    </style:style>
    <style:style style:name="_36_124" style:display-name="6124" style:family="text">
      <style:text-properties fo:color="#060200" fo:background-color="#fdf9ff" style:text-scale="97%"/>
    </style:style>
    <style:style style:name="_36_125" style:display-name="6125" style:family="text">
      <style:text-properties fo:color="#060200" fo:background-color="#fdf9ff" style:text-scale="98%"/>
    </style:style>
    <style:style style:name="_36_126" style:display-name="6126" style:family="text">
      <style:text-properties fo:color="#060200" fo:background-color="#fdf9ff" style:text-scale="99%"/>
    </style:style>
    <style:style style:name="_36_127" style:display-name="6127" style:family="text">
      <style:text-properties fo:color="#060200" fo:background-color="#fdf9ff" style:text-scale="102%"/>
    </style:style>
    <style:style style:name="_36_128" style:display-name="6128" style:family="text">
      <style:text-properties fo:color="#060200" fo:background-color="#fdf9ff" style:text-scale="103%"/>
    </style:style>
    <style:style style:name="_36_129" style:display-name="6129" style:family="text">
      <style:text-properties fo:color="#060200" fo:background-color="#fdf9ff" style:text-scale="105%"/>
    </style:style>
    <style:style style:name="_36_130" style:display-name="6130" style:family="text">
      <style:text-properties fo:color="#060200" fo:background-color="#fdf9ff" style:text-scale="106%"/>
    </style:style>
    <style:style style:name="_36_131" style:display-name="6131" style:family="text">
      <style:text-properties fo:color="#060200" fo:letter-spacing="normal" fo:background-color="#fdf9ff"/>
    </style:style>
    <style:style style:name="_36_132" style:display-name="6132" style:family="text">
      <style:text-properties fo:color="#060200" fo:letter-spacing="normal" fo:background-color="#fdf9ff" style:text-scale="95%"/>
    </style:style>
    <style:style style:name="_36_133" style:display-name="6133" style:family="text">
      <style:text-properties fo:color="#060200" fo:letter-spacing="normal" fo:background-color="#fdf9ff" style:text-scale="96%"/>
    </style:style>
    <style:style style:name="_36_134" style:display-name="6134" style:family="text">
      <style:text-properties fo:color="#060200" fo:letter-spacing="normal" fo:background-color="#fdf9ff" style:text-scale="97%"/>
    </style:style>
    <style:style style:name="_36_135" style:display-name="6135" style:family="text">
      <style:text-properties fo:color="#060200" fo:letter-spacing="normal" fo:background-color="#fdf9ff" style:text-scale="98%"/>
    </style:style>
    <style:style style:name="_36_136" style:display-name="6136" style:family="text">
      <style:text-properties fo:color="#060200" fo:letter-spacing="normal" fo:background-color="#fdf9ff" style:text-scale="99%"/>
    </style:style>
    <style:style style:name="_36_137" style:display-name="6137" style:family="text">
      <style:text-properties fo:color="#060200" fo:letter-spacing="normal" fo:background-color="#fdf9ff" style:text-scale="102%"/>
    </style:style>
    <style:style style:name="_36_138" style:display-name="6138" style:family="text">
      <style:text-properties fo:color="#060200" fo:letter-spacing="normal" fo:background-color="#fdf9ff" style:text-scale="103%"/>
    </style:style>
    <style:style style:name="_36_139" style:display-name="6139" style:family="text">
      <style:text-properties fo:color="#060200" fo:letter-spacing="normal" fo:background-color="#fdf9ff" style:text-scale="105%"/>
    </style:style>
    <style:style style:name="_36_140" style:display-name="6140" style:family="text">
      <style:text-properties fo:color="#060200" fo:letter-spacing="normal" fo:background-color="#fdf9ff" style:text-scale="106%"/>
    </style:style>
    <style:style style:name="_36_141" style:display-name="6141" style:family="text">
      <style:text-properties fo:color="#060200" fo:letter-spacing="0.0311in" fo:background-color="#fdf9ff"/>
    </style:style>
    <style:style style:name="_36_142" style:display-name="6142" style:family="text">
      <style:text-properties fo:color="#060200" fo:letter-spacing="0.0311in" fo:background-color="#fdf9ff" style:text-scale="95%"/>
    </style:style>
    <style:style style:name="_36_143" style:display-name="6143" style:family="text">
      <style:text-properties fo:color="#060200" fo:letter-spacing="0.0311in" fo:background-color="#fdf9ff" style:text-scale="96%"/>
    </style:style>
    <style:style style:name="_36_144" style:display-name="6144" style:family="text">
      <style:text-properties fo:color="#060200" fo:letter-spacing="0.0311in" fo:background-color="#fdf9ff" style:text-scale="97%"/>
    </style:style>
    <style:style style:name="_36_145" style:display-name="6145" style:family="text">
      <style:text-properties fo:color="#060200" fo:letter-spacing="0.0311in" fo:background-color="#fdf9ff" style:text-scale="98%"/>
    </style:style>
    <style:style style:name="_36_146" style:display-name="6146" style:family="text">
      <style:text-properties fo:color="#060200" fo:letter-spacing="0.0311in" fo:background-color="#fdf9ff" style:text-scale="99%"/>
    </style:style>
    <style:style style:name="_36_147" style:display-name="6147" style:family="text">
      <style:text-properties fo:color="#060200" fo:letter-spacing="0.0311in" fo:background-color="#fdf9ff" style:text-scale="102%"/>
    </style:style>
    <style:style style:name="_36_148" style:display-name="6148" style:family="text">
      <style:text-properties fo:color="#060200" fo:letter-spacing="0.0311in" fo:background-color="#fdf9ff" style:text-scale="103%"/>
    </style:style>
    <style:style style:name="_36_149" style:display-name="6149" style:family="text">
      <style:text-properties fo:color="#060200" fo:letter-spacing="0.0311in" fo:background-color="#fdf9ff" style:text-scale="105%"/>
    </style:style>
    <style:style style:name="_36_150" style:display-name="6150" style:family="text">
      <style:text-properties fo:color="#060200" fo:letter-spacing="0.0311in" fo:background-color="#fdf9ff" style:text-scale="106%"/>
    </style:style>
    <style:style style:name="_36_151" style:display-name="6151" style:family="text">
      <style:text-properties fo:color="#060200" style:text-position="0% 100%" fo:background-color="#fdf9ff"/>
    </style:style>
    <style:style style:name="_36_152" style:display-name="6152" style:family="text">
      <style:text-properties fo:color="#060200" style:text-position="0% 100%" fo:background-color="#fdf9ff" style:text-scale="95%"/>
    </style:style>
    <style:style style:name="_36_153" style:display-name="6153" style:family="text">
      <style:text-properties fo:color="#060200" style:text-position="0% 100%" fo:background-color="#fdf9ff" style:text-scale="96%"/>
    </style:style>
    <style:style style:name="_36_154" style:display-name="6154" style:family="text">
      <style:text-properties fo:color="#060200" style:text-position="0% 100%" fo:background-color="#fdf9ff" style:text-scale="97%"/>
    </style:style>
    <style:style style:name="_36_155" style:display-name="6155" style:family="text">
      <style:text-properties fo:color="#060200" style:text-position="0% 100%" fo:background-color="#fdf9ff" style:text-scale="98%"/>
    </style:style>
    <style:style style:name="_36_156" style:display-name="6156" style:family="text">
      <style:text-properties fo:color="#060200" style:text-position="0% 100%" fo:background-color="#fdf9ff" style:text-scale="99%"/>
    </style:style>
    <style:style style:name="_36_157" style:display-name="6157" style:family="text">
      <style:text-properties fo:color="#060200" style:text-position="0% 100%" fo:background-color="#fdf9ff" style:text-scale="102%"/>
    </style:style>
    <style:style style:name="_36_158" style:display-name="6158" style:family="text">
      <style:text-properties fo:color="#060200" style:text-position="0% 100%" fo:background-color="#fdf9ff" style:text-scale="103%"/>
    </style:style>
    <style:style style:name="_36_159" style:display-name="6159" style:family="text">
      <style:text-properties fo:color="#060200" style:text-position="0% 100%" fo:background-color="#fdf9ff" style:text-scale="105%"/>
    </style:style>
    <style:style style:name="_36_160" style:display-name="6160" style:family="text">
      <style:text-properties fo:color="#060200" style:text-position="0% 100%" fo:background-color="#fdf9ff" style:text-scale="106%"/>
    </style:style>
    <style:style style:name="_36_161" style:display-name="6161" style:family="text">
      <style:text-properties fo:color="#060200" style:text-position="0% 100%" fo:letter-spacing="normal" fo:background-color="#fdf9ff"/>
    </style:style>
    <style:style style:name="_36_162" style:display-name="6162" style:family="text">
      <style:text-properties fo:color="#060200" style:text-position="0% 100%" fo:letter-spacing="normal" fo:background-color="#fdf9ff" style:text-scale="95%"/>
    </style:style>
    <style:style style:name="_36_163" style:display-name="6163" style:family="text">
      <style:text-properties fo:color="#060200" style:text-position="0% 100%" fo:letter-spacing="normal" fo:background-color="#fdf9ff" style:text-scale="96%"/>
    </style:style>
    <style:style style:name="_36_164" style:display-name="6164" style:family="text">
      <style:text-properties fo:color="#060200" style:text-position="0% 100%" fo:letter-spacing="normal" fo:background-color="#fdf9ff" style:text-scale="97%"/>
    </style:style>
    <style:style style:name="_36_165" style:display-name="6165" style:family="text">
      <style:text-properties fo:color="#060200" style:text-position="0% 100%" fo:letter-spacing="normal" fo:background-color="#fdf9ff" style:text-scale="98%"/>
    </style:style>
    <style:style style:name="_36_166" style:display-name="6166" style:family="text">
      <style:text-properties fo:color="#060200" style:text-position="0% 100%" fo:letter-spacing="normal" fo:background-color="#fdf9ff" style:text-scale="99%"/>
    </style:style>
    <style:style style:name="_36_167" style:display-name="6167" style:family="text">
      <style:text-properties fo:color="#060200" style:text-position="0% 100%" fo:letter-spacing="normal" fo:background-color="#fdf9ff" style:text-scale="102%"/>
    </style:style>
    <style:style style:name="_36_168" style:display-name="6168" style:family="text">
      <style:text-properties fo:color="#060200" style:text-position="0% 100%" fo:letter-spacing="normal" fo:background-color="#fdf9ff" style:text-scale="103%"/>
    </style:style>
    <style:style style:name="_36_169" style:display-name="6169" style:family="text">
      <style:text-properties fo:color="#060200" style:text-position="0% 100%" fo:letter-spacing="normal" fo:background-color="#fdf9ff" style:text-scale="105%"/>
    </style:style>
    <style:style style:name="_36_170" style:display-name="6170" style:family="text">
      <style:text-properties fo:color="#060200" style:text-position="0% 100%" fo:letter-spacing="normal" fo:background-color="#fdf9ff" style:text-scale="106%"/>
    </style:style>
    <style:style style:name="_36_171" style:display-name="6171" style:family="text">
      <style:text-properties fo:color="#060200" style:text-position="0% 100%" fo:letter-spacing="0.0311in" fo:background-color="#fdf9ff"/>
    </style:style>
    <style:style style:name="_36_172" style:display-name="6172" style:family="text">
      <style:text-properties fo:color="#060200" style:text-position="0% 100%" fo:letter-spacing="0.0311in" fo:background-color="#fdf9ff" style:text-scale="95%"/>
    </style:style>
    <style:style style:name="_36_173" style:display-name="6173" style:family="text">
      <style:text-properties fo:color="#060200" style:text-position="0% 100%" fo:letter-spacing="0.0311in" fo:background-color="#fdf9ff" style:text-scale="96%"/>
    </style:style>
    <style:style style:name="_36_174" style:display-name="6174" style:family="text">
      <style:text-properties fo:color="#060200" style:text-position="0% 100%" fo:letter-spacing="0.0311in" fo:background-color="#fdf9ff" style:text-scale="97%"/>
    </style:style>
    <style:style style:name="_36_175" style:display-name="6175" style:family="text">
      <style:text-properties fo:color="#060200" style:text-position="0% 100%" fo:letter-spacing="0.0311in" fo:background-color="#fdf9ff" style:text-scale="98%"/>
    </style:style>
    <style:style style:name="_36_176" style:display-name="6176" style:family="text">
      <style:text-properties fo:color="#060200" style:text-position="0% 100%" fo:letter-spacing="0.0311in" fo:background-color="#fdf9ff" style:text-scale="99%"/>
    </style:style>
    <style:style style:name="_36_177" style:display-name="6177" style:family="text">
      <style:text-properties fo:color="#060200" style:text-position="0% 100%" fo:letter-spacing="0.0311in" fo:background-color="#fdf9ff" style:text-scale="102%"/>
    </style:style>
    <style:style style:name="_36_178" style:display-name="6178" style:family="text">
      <style:text-properties fo:color="#060200" style:text-position="0% 100%" fo:letter-spacing="0.0311in" fo:background-color="#fdf9ff" style:text-scale="103%"/>
    </style:style>
    <style:style style:name="_36_179" style:display-name="6179" style:family="text">
      <style:text-properties fo:color="#060200" style:text-position="0% 100%" fo:letter-spacing="0.0311in" fo:background-color="#fdf9ff" style:text-scale="105%"/>
    </style:style>
    <style:style style:name="_36_180" style:display-name="6180" style:family="text">
      <style:text-properties fo:color="#060200" style:text-position="0% 100%" fo:letter-spacing="0.0311in" fo:background-color="#fdf9ff" style:text-scale="106%"/>
    </style:style>
    <style:style style:name="_36_181" style:display-name="6181" style:family="text">
      <style:text-properties fo:color="#060200" style:text-position="2% 100%" fo:background-color="#fdf9ff"/>
    </style:style>
    <style:style style:name="_36_182" style:display-name="6182" style:family="text">
      <style:text-properties fo:color="#060200" style:text-position="2% 100%" fo:background-color="#fdf9ff" style:text-scale="95%"/>
    </style:style>
    <style:style style:name="_36_183" style:display-name="6183" style:family="text">
      <style:text-properties fo:color="#060200" style:text-position="2% 100%" fo:background-color="#fdf9ff" style:text-scale="96%"/>
    </style:style>
    <style:style style:name="_36_184" style:display-name="6184" style:family="text">
      <style:text-properties fo:color="#060200" style:text-position="2% 100%" fo:background-color="#fdf9ff" style:text-scale="97%"/>
    </style:style>
    <style:style style:name="_36_185" style:display-name="6185" style:family="text">
      <style:text-properties fo:color="#060200" style:text-position="2% 100%" fo:background-color="#fdf9ff" style:text-scale="98%"/>
    </style:style>
    <style:style style:name="_36_186" style:display-name="6186" style:family="text">
      <style:text-properties fo:color="#060200" style:text-position="2% 100%" fo:background-color="#fdf9ff" style:text-scale="99%"/>
    </style:style>
    <style:style style:name="_36_187" style:display-name="6187" style:family="text">
      <style:text-properties fo:color="#060200" style:text-position="2% 100%" fo:background-color="#fdf9ff" style:text-scale="102%"/>
    </style:style>
    <style:style style:name="_36_188" style:display-name="6188" style:family="text">
      <style:text-properties fo:color="#060200" style:text-position="2% 100%" fo:background-color="#fdf9ff" style:text-scale="103%"/>
    </style:style>
    <style:style style:name="_36_189" style:display-name="6189" style:family="text">
      <style:text-properties fo:color="#060200" style:text-position="2% 100%" fo:background-color="#fdf9ff" style:text-scale="105%"/>
    </style:style>
    <style:style style:name="_36_190" style:display-name="6190" style:family="text">
      <style:text-properties fo:color="#060200" style:text-position="2% 100%" fo:background-color="#fdf9ff" style:text-scale="106%"/>
    </style:style>
    <style:style style:name="_36_191" style:display-name="6191" style:family="text">
      <style:text-properties fo:color="#060200" style:text-position="2% 100%" fo:letter-spacing="normal" fo:background-color="#fdf9ff"/>
    </style:style>
    <style:style style:name="_36_192" style:display-name="6192" style:family="text">
      <style:text-properties fo:color="#060200" style:text-position="2% 100%" fo:letter-spacing="normal" fo:background-color="#fdf9ff" style:text-scale="95%"/>
    </style:style>
    <style:style style:name="_36_193" style:display-name="6193" style:family="text">
      <style:text-properties fo:color="#060200" style:text-position="2% 100%" fo:letter-spacing="normal" fo:background-color="#fdf9ff" style:text-scale="96%"/>
    </style:style>
    <style:style style:name="_36_194" style:display-name="6194" style:family="text">
      <style:text-properties fo:color="#060200" style:text-position="2% 100%" fo:letter-spacing="normal" fo:background-color="#fdf9ff" style:text-scale="97%"/>
    </style:style>
    <style:style style:name="_36_195" style:display-name="6195" style:family="text">
      <style:text-properties fo:color="#060200" style:text-position="2% 100%" fo:letter-spacing="normal" fo:background-color="#fdf9ff" style:text-scale="98%"/>
    </style:style>
    <style:style style:name="_36_196" style:display-name="6196" style:family="text">
      <style:text-properties fo:color="#060200" style:text-position="2% 100%" fo:letter-spacing="normal" fo:background-color="#fdf9ff" style:text-scale="99%"/>
    </style:style>
    <style:style style:name="_36_197" style:display-name="6197" style:family="text">
      <style:text-properties fo:color="#060200" style:text-position="2% 100%" fo:letter-spacing="normal" fo:background-color="#fdf9ff" style:text-scale="102%"/>
    </style:style>
    <style:style style:name="_36_198" style:display-name="6198" style:family="text">
      <style:text-properties fo:color="#060200" style:text-position="2% 100%" fo:letter-spacing="normal" fo:background-color="#fdf9ff" style:text-scale="103%"/>
    </style:style>
    <style:style style:name="_36_199" style:display-name="6199" style:family="text">
      <style:text-properties fo:color="#060200" style:text-position="2% 100%" fo:letter-spacing="normal" fo:background-color="#fdf9ff" style:text-scale="105%"/>
    </style:style>
    <style:style style:name="_36_200" style:display-name="6200" style:family="text">
      <style:text-properties fo:color="#060200" style:text-position="2% 100%" fo:letter-spacing="normal" fo:background-color="#fdf9ff" style:text-scale="106%"/>
    </style:style>
    <style:style style:name="_36_201" style:display-name="6201" style:family="text">
      <style:text-properties fo:color="#060200" style:text-position="2% 100%" fo:letter-spacing="0.0311in" fo:background-color="#fdf9ff"/>
    </style:style>
    <style:style style:name="_36_202" style:display-name="6202" style:family="text">
      <style:text-properties fo:color="#060200" style:text-position="2% 100%" fo:letter-spacing="0.0311in" fo:background-color="#fdf9ff" style:text-scale="95%"/>
    </style:style>
    <style:style style:name="_36_203" style:display-name="6203" style:family="text">
      <style:text-properties fo:color="#060200" style:text-position="2% 100%" fo:letter-spacing="0.0311in" fo:background-color="#fdf9ff" style:text-scale="96%"/>
    </style:style>
    <style:style style:name="_36_204" style:display-name="6204" style:family="text">
      <style:text-properties fo:color="#060200" style:text-position="2% 100%" fo:letter-spacing="0.0311in" fo:background-color="#fdf9ff" style:text-scale="97%"/>
    </style:style>
    <style:style style:name="_36_205" style:display-name="6205" style:family="text">
      <style:text-properties fo:color="#060200" style:text-position="2% 100%" fo:letter-spacing="0.0311in" fo:background-color="#fdf9ff" style:text-scale="98%"/>
    </style:style>
    <style:style style:name="_36_206" style:display-name="6206" style:family="text">
      <style:text-properties fo:color="#060200" style:text-position="2% 100%" fo:letter-spacing="0.0311in" fo:background-color="#fdf9ff" style:text-scale="99%"/>
    </style:style>
    <style:style style:name="_36_207" style:display-name="6207" style:family="text">
      <style:text-properties fo:color="#060200" style:text-position="2% 100%" fo:letter-spacing="0.0311in" fo:background-color="#fdf9ff" style:text-scale="102%"/>
    </style:style>
    <style:style style:name="_36_208" style:display-name="6208" style:family="text">
      <style:text-properties fo:color="#060200" style:text-position="2% 100%" fo:letter-spacing="0.0311in" fo:background-color="#fdf9ff" style:text-scale="103%"/>
    </style:style>
    <style:style style:name="_36_209" style:display-name="6209" style:family="text">
      <style:text-properties fo:color="#060200" style:text-position="2% 100%" fo:letter-spacing="0.0311in" fo:background-color="#fdf9ff" style:text-scale="105%"/>
    </style:style>
    <style:style style:name="_36_210" style:display-name="6210" style:family="text">
      <style:text-properties fo:color="#060200" style:text-position="2% 100%" fo:letter-spacing="0.0311in" fo:background-color="#fdf9ff" style:text-scale="106%"/>
    </style:style>
    <style:style style:name="_36_211" style:display-name="6211" style:family="text">
      <style:text-properties fo:color="#060200" fo:background-color="#fdfdff"/>
    </style:style>
    <style:style style:name="_36_212" style:display-name="6212" style:family="text">
      <style:text-properties fo:color="#060200" fo:background-color="#fdfdff" style:text-scale="95%"/>
    </style:style>
    <style:style style:name="_36_213" style:display-name="6213" style:family="text">
      <style:text-properties fo:color="#060200" fo:background-color="#fdfdff" style:text-scale="96%"/>
    </style:style>
    <style:style style:name="_36_214" style:display-name="6214" style:family="text">
      <style:text-properties fo:color="#060200" fo:background-color="#fdfdff" style:text-scale="97%"/>
    </style:style>
    <style:style style:name="_36_215" style:display-name="6215" style:family="text">
      <style:text-properties fo:color="#060200" fo:background-color="#fdfdff" style:text-scale="98%"/>
    </style:style>
    <style:style style:name="_36_216" style:display-name="6216" style:family="text">
      <style:text-properties fo:color="#060200" fo:background-color="#fdfdff" style:text-scale="99%"/>
    </style:style>
    <style:style style:name="_36_217" style:display-name="6217" style:family="text">
      <style:text-properties fo:color="#060200" fo:background-color="#fdfdff" style:text-scale="102%"/>
    </style:style>
    <style:style style:name="_36_218" style:display-name="6218" style:family="text">
      <style:text-properties fo:color="#060200" fo:background-color="#fdfdff" style:text-scale="103%"/>
    </style:style>
    <style:style style:name="_36_219" style:display-name="6219" style:family="text">
      <style:text-properties fo:color="#060200" fo:background-color="#fdfdff" style:text-scale="105%"/>
    </style:style>
    <style:style style:name="_36_220" style:display-name="6220" style:family="text">
      <style:text-properties fo:color="#060200" fo:background-color="#fdfdff" style:text-scale="106%"/>
    </style:style>
    <style:style style:name="_36_221" style:display-name="6221" style:family="text">
      <style:text-properties fo:color="#060200" fo:letter-spacing="normal" fo:background-color="#fdfdff"/>
    </style:style>
    <style:style style:name="_36_222" style:display-name="6222" style:family="text">
      <style:text-properties fo:color="#060200" fo:letter-spacing="normal" fo:background-color="#fdfdff" style:text-scale="95%"/>
    </style:style>
    <style:style style:name="_36_223" style:display-name="6223" style:family="text">
      <style:text-properties fo:color="#060200" fo:letter-spacing="normal" fo:background-color="#fdfdff" style:text-scale="96%"/>
    </style:style>
    <style:style style:name="_36_224" style:display-name="6224" style:family="text">
      <style:text-properties fo:color="#060200" fo:letter-spacing="normal" fo:background-color="#fdfdff" style:text-scale="97%"/>
    </style:style>
    <style:style style:name="_36_225" style:display-name="6225" style:family="text">
      <style:text-properties fo:color="#060200" fo:letter-spacing="normal" fo:background-color="#fdfdff" style:text-scale="98%"/>
    </style:style>
    <style:style style:name="_36_226" style:display-name="6226" style:family="text">
      <style:text-properties fo:color="#060200" fo:letter-spacing="normal" fo:background-color="#fdfdff" style:text-scale="99%"/>
    </style:style>
    <style:style style:name="_36_227" style:display-name="6227" style:family="text">
      <style:text-properties fo:color="#060200" fo:letter-spacing="normal" fo:background-color="#fdfdff" style:text-scale="102%"/>
    </style:style>
    <style:style style:name="_36_228" style:display-name="6228" style:family="text">
      <style:text-properties fo:color="#060200" fo:letter-spacing="normal" fo:background-color="#fdfdff" style:text-scale="103%"/>
    </style:style>
    <style:style style:name="_36_229" style:display-name="6229" style:family="text">
      <style:text-properties fo:color="#060200" fo:letter-spacing="normal" fo:background-color="#fdfdff" style:text-scale="105%"/>
    </style:style>
    <style:style style:name="_36_230" style:display-name="6230" style:family="text">
      <style:text-properties fo:color="#060200" fo:letter-spacing="normal" fo:background-color="#fdfdff" style:text-scale="106%"/>
    </style:style>
    <style:style style:name="_36_231" style:display-name="6231" style:family="text">
      <style:text-properties fo:color="#060200" fo:letter-spacing="0.0311in" fo:background-color="#fdfdff"/>
    </style:style>
    <style:style style:name="_36_232" style:display-name="6232" style:family="text">
      <style:text-properties fo:color="#060200" fo:letter-spacing="0.0311in" fo:background-color="#fdfdff" style:text-scale="95%"/>
    </style:style>
    <style:style style:name="_36_233" style:display-name="6233" style:family="text">
      <style:text-properties fo:color="#060200" fo:letter-spacing="0.0311in" fo:background-color="#fdfdff" style:text-scale="96%"/>
    </style:style>
    <style:style style:name="_36_234" style:display-name="6234" style:family="text">
      <style:text-properties fo:color="#060200" fo:letter-spacing="0.0311in" fo:background-color="#fdfdff" style:text-scale="97%"/>
    </style:style>
    <style:style style:name="_36_235" style:display-name="6235" style:family="text">
      <style:text-properties fo:color="#060200" fo:letter-spacing="0.0311in" fo:background-color="#fdfdff" style:text-scale="98%"/>
    </style:style>
    <style:style style:name="_36_236" style:display-name="6236" style:family="text">
      <style:text-properties fo:color="#060200" fo:letter-spacing="0.0311in" fo:background-color="#fdfdff" style:text-scale="99%"/>
    </style:style>
    <style:style style:name="_36_237" style:display-name="6237" style:family="text">
      <style:text-properties fo:color="#060200" fo:letter-spacing="0.0311in" fo:background-color="#fdfdff" style:text-scale="102%"/>
    </style:style>
    <style:style style:name="_36_238" style:display-name="6238" style:family="text">
      <style:text-properties fo:color="#060200" fo:letter-spacing="0.0311in" fo:background-color="#fdfdff" style:text-scale="103%"/>
    </style:style>
    <style:style style:name="_36_239" style:display-name="6239" style:family="text">
      <style:text-properties fo:color="#060200" fo:letter-spacing="0.0311in" fo:background-color="#fdfdff" style:text-scale="105%"/>
    </style:style>
    <style:style style:name="_36_240" style:display-name="6240" style:family="text">
      <style:text-properties fo:color="#060200" fo:letter-spacing="0.0311in" fo:background-color="#fdfdff" style:text-scale="106%"/>
    </style:style>
    <style:style style:name="_36_241" style:display-name="6241" style:family="text">
      <style:text-properties fo:color="#060200" style:text-position="0% 100%" fo:background-color="#fdfdff"/>
    </style:style>
    <style:style style:name="_36_242" style:display-name="6242" style:family="text">
      <style:text-properties fo:color="#060200" style:text-position="0% 100%" fo:background-color="#fdfdff" style:text-scale="95%"/>
    </style:style>
    <style:style style:name="_36_243" style:display-name="6243" style:family="text">
      <style:text-properties fo:color="#060200" style:text-position="0% 100%" fo:background-color="#fdfdff" style:text-scale="96%"/>
    </style:style>
    <style:style style:name="_36_244" style:display-name="6244" style:family="text">
      <style:text-properties fo:color="#060200" style:text-position="0% 100%" fo:background-color="#fdfdff" style:text-scale="97%"/>
    </style:style>
    <style:style style:name="_36_245" style:display-name="6245" style:family="text">
      <style:text-properties fo:color="#060200" style:text-position="0% 100%" fo:background-color="#fdfdff" style:text-scale="98%"/>
    </style:style>
    <style:style style:name="_36_246" style:display-name="6246" style:family="text">
      <style:text-properties fo:color="#060200" style:text-position="0% 100%" fo:background-color="#fdfdff" style:text-scale="99%"/>
    </style:style>
    <style:style style:name="_36_247" style:display-name="6247" style:family="text">
      <style:text-properties fo:color="#060200" style:text-position="0% 100%" fo:background-color="#fdfdff" style:text-scale="102%"/>
    </style:style>
    <style:style style:name="_36_248" style:display-name="6248" style:family="text">
      <style:text-properties fo:color="#060200" style:text-position="0% 100%" fo:background-color="#fdfdff" style:text-scale="103%"/>
    </style:style>
    <style:style style:name="_36_249" style:display-name="6249" style:family="text">
      <style:text-properties fo:color="#060200" style:text-position="0% 100%" fo:background-color="#fdfdff" style:text-scale="105%"/>
    </style:style>
    <style:style style:name="_36_250" style:display-name="6250" style:family="text">
      <style:text-properties fo:color="#060200" style:text-position="0% 100%" fo:background-color="#fdfdff" style:text-scale="106%"/>
    </style:style>
    <style:style style:name="_36_251" style:display-name="6251" style:family="text">
      <style:text-properties fo:color="#060200" style:text-position="0% 100%" fo:letter-spacing="normal" fo:background-color="#fdfdff"/>
    </style:style>
    <style:style style:name="_36_252" style:display-name="6252" style:family="text">
      <style:text-properties fo:color="#060200" style:text-position="0% 100%" fo:letter-spacing="normal" fo:background-color="#fdfdff" style:text-scale="95%"/>
    </style:style>
    <style:style style:name="_36_253" style:display-name="6253" style:family="text">
      <style:text-properties fo:color="#060200" style:text-position="0% 100%" fo:letter-spacing="normal" fo:background-color="#fdfdff" style:text-scale="96%"/>
    </style:style>
    <style:style style:name="_36_254" style:display-name="6254" style:family="text">
      <style:text-properties fo:color="#060200" style:text-position="0% 100%" fo:letter-spacing="normal" fo:background-color="#fdfdff" style:text-scale="97%"/>
    </style:style>
    <style:style style:name="_36_255" style:display-name="6255" style:family="text">
      <style:text-properties fo:color="#060200" style:text-position="0% 100%" fo:letter-spacing="normal" fo:background-color="#fdfdff" style:text-scale="98%"/>
    </style:style>
    <style:style style:name="_36_256" style:display-name="6256" style:family="text">
      <style:text-properties fo:color="#060200" style:text-position="0% 100%" fo:letter-spacing="normal" fo:background-color="#fdfdff" style:text-scale="99%"/>
    </style:style>
    <style:style style:name="_36_257" style:display-name="6257" style:family="text">
      <style:text-properties fo:color="#060200" style:text-position="0% 100%" fo:letter-spacing="normal" fo:background-color="#fdfdff" style:text-scale="102%"/>
    </style:style>
    <style:style style:name="_36_258" style:display-name="6258" style:family="text">
      <style:text-properties fo:color="#060200" style:text-position="0% 100%" fo:letter-spacing="normal" fo:background-color="#fdfdff" style:text-scale="103%"/>
    </style:style>
    <style:style style:name="_36_259" style:display-name="6259" style:family="text">
      <style:text-properties fo:color="#060200" style:text-position="0% 100%" fo:letter-spacing="normal" fo:background-color="#fdfdff" style:text-scale="105%"/>
    </style:style>
    <style:style style:name="_36_260" style:display-name="6260" style:family="text">
      <style:text-properties fo:color="#060200" style:text-position="0% 100%" fo:letter-spacing="normal" fo:background-color="#fdfdff" style:text-scale="106%"/>
    </style:style>
    <style:style style:name="_36_261" style:display-name="6261" style:family="text">
      <style:text-properties fo:color="#060200" style:text-position="0% 100%" fo:letter-spacing="0.0311in" fo:background-color="#fdfdff"/>
    </style:style>
    <style:style style:name="_36_262" style:display-name="6262" style:family="text">
      <style:text-properties fo:color="#060200" style:text-position="0% 100%" fo:letter-spacing="0.0311in" fo:background-color="#fdfdff" style:text-scale="95%"/>
    </style:style>
    <style:style style:name="_36_263" style:display-name="6263" style:family="text">
      <style:text-properties fo:color="#060200" style:text-position="0% 100%" fo:letter-spacing="0.0311in" fo:background-color="#fdfdff" style:text-scale="96%"/>
    </style:style>
    <style:style style:name="_36_264" style:display-name="6264" style:family="text">
      <style:text-properties fo:color="#060200" style:text-position="0% 100%" fo:letter-spacing="0.0311in" fo:background-color="#fdfdff" style:text-scale="97%"/>
    </style:style>
    <style:style style:name="_36_265" style:display-name="6265" style:family="text">
      <style:text-properties fo:color="#060200" style:text-position="0% 100%" fo:letter-spacing="0.0311in" fo:background-color="#fdfdff" style:text-scale="98%"/>
    </style:style>
    <style:style style:name="_36_266" style:display-name="6266" style:family="text">
      <style:text-properties fo:color="#060200" style:text-position="0% 100%" fo:letter-spacing="0.0311in" fo:background-color="#fdfdff" style:text-scale="99%"/>
    </style:style>
    <style:style style:name="_36_267" style:display-name="6267" style:family="text">
      <style:text-properties fo:color="#060200" style:text-position="0% 100%" fo:letter-spacing="0.0311in" fo:background-color="#fdfdff" style:text-scale="102%"/>
    </style:style>
    <style:style style:name="_36_268" style:display-name="6268" style:family="text">
      <style:text-properties fo:color="#060200" style:text-position="0% 100%" fo:letter-spacing="0.0311in" fo:background-color="#fdfdff" style:text-scale="103%"/>
    </style:style>
    <style:style style:name="_36_269" style:display-name="6269" style:family="text">
      <style:text-properties fo:color="#060200" style:text-position="0% 100%" fo:letter-spacing="0.0311in" fo:background-color="#fdfdff" style:text-scale="105%"/>
    </style:style>
    <style:style style:name="_36_270" style:display-name="6270" style:family="text">
      <style:text-properties fo:color="#060200" style:text-position="0% 100%" fo:letter-spacing="0.0311in" fo:background-color="#fdfdff" style:text-scale="106%"/>
    </style:style>
    <style:style style:name="_36_271" style:display-name="6271" style:family="text">
      <style:text-properties fo:color="#060200" style:text-position="2% 100%" fo:background-color="#fdfdff"/>
    </style:style>
    <style:style style:name="_36_272" style:display-name="6272" style:family="text">
      <style:text-properties fo:color="#060200" style:text-position="2% 100%" fo:background-color="#fdfdff" style:text-scale="95%"/>
    </style:style>
    <style:style style:name="_36_273" style:display-name="6273" style:family="text">
      <style:text-properties fo:color="#060200" style:text-position="2% 100%" fo:background-color="#fdfdff" style:text-scale="96%"/>
    </style:style>
    <style:style style:name="_36_274" style:display-name="6274" style:family="text">
      <style:text-properties fo:color="#060200" style:text-position="2% 100%" fo:background-color="#fdfdff" style:text-scale="97%"/>
    </style:style>
    <style:style style:name="_36_275" style:display-name="6275" style:family="text">
      <style:text-properties fo:color="#060200" style:text-position="2% 100%" fo:background-color="#fdfdff" style:text-scale="98%"/>
    </style:style>
    <style:style style:name="_36_276" style:display-name="6276" style:family="text">
      <style:text-properties fo:color="#060200" style:text-position="2% 100%" fo:background-color="#fdfdff" style:text-scale="99%"/>
    </style:style>
    <style:style style:name="_36_277" style:display-name="6277" style:family="text">
      <style:text-properties fo:color="#060200" style:text-position="2% 100%" fo:background-color="#fdfdff" style:text-scale="102%"/>
    </style:style>
    <style:style style:name="_36_278" style:display-name="6278" style:family="text">
      <style:text-properties fo:color="#060200" style:text-position="2% 100%" fo:background-color="#fdfdff" style:text-scale="103%"/>
    </style:style>
    <style:style style:name="_36_279" style:display-name="6279" style:family="text">
      <style:text-properties fo:color="#060200" style:text-position="2% 100%" fo:background-color="#fdfdff" style:text-scale="105%"/>
    </style:style>
    <style:style style:name="_36_280" style:display-name="6280" style:family="text">
      <style:text-properties fo:color="#060200" style:text-position="2% 100%" fo:background-color="#fdfdff" style:text-scale="106%"/>
    </style:style>
    <style:style style:name="_36_281" style:display-name="6281" style:family="text">
      <style:text-properties fo:color="#060200" style:text-position="2% 100%" fo:letter-spacing="normal" fo:background-color="#fdfdff"/>
    </style:style>
    <style:style style:name="_36_282" style:display-name="6282" style:family="text">
      <style:text-properties fo:color="#060200" style:text-position="2% 100%" fo:letter-spacing="normal" fo:background-color="#fdfdff" style:text-scale="95%"/>
    </style:style>
    <style:style style:name="_36_283" style:display-name="6283" style:family="text">
      <style:text-properties fo:color="#060200" style:text-position="2% 100%" fo:letter-spacing="normal" fo:background-color="#fdfdff" style:text-scale="96%"/>
    </style:style>
    <style:style style:name="_36_284" style:display-name="6284" style:family="text">
      <style:text-properties fo:color="#060200" style:text-position="2% 100%" fo:letter-spacing="normal" fo:background-color="#fdfdff" style:text-scale="97%"/>
    </style:style>
    <style:style style:name="_36_285" style:display-name="6285" style:family="text">
      <style:text-properties fo:color="#060200" style:text-position="2% 100%" fo:letter-spacing="normal" fo:background-color="#fdfdff" style:text-scale="98%"/>
    </style:style>
    <style:style style:name="_36_286" style:display-name="6286" style:family="text">
      <style:text-properties fo:color="#060200" style:text-position="2% 100%" fo:letter-spacing="normal" fo:background-color="#fdfdff" style:text-scale="99%"/>
    </style:style>
    <style:style style:name="_36_287" style:display-name="6287" style:family="text">
      <style:text-properties fo:color="#060200" style:text-position="2% 100%" fo:letter-spacing="normal" fo:background-color="#fdfdff" style:text-scale="102%"/>
    </style:style>
    <style:style style:name="_36_288" style:display-name="6288" style:family="text">
      <style:text-properties fo:color="#060200" style:text-position="2% 100%" fo:letter-spacing="normal" fo:background-color="#fdfdff" style:text-scale="103%"/>
    </style:style>
    <style:style style:name="_36_289" style:display-name="6289" style:family="text">
      <style:text-properties fo:color="#060200" style:text-position="2% 100%" fo:letter-spacing="normal" fo:background-color="#fdfdff" style:text-scale="105%"/>
    </style:style>
    <style:style style:name="_36_290" style:display-name="6290" style:family="text">
      <style:text-properties fo:color="#060200" style:text-position="2% 100%" fo:letter-spacing="normal" fo:background-color="#fdfdff" style:text-scale="106%"/>
    </style:style>
    <style:style style:name="_36_291" style:display-name="6291" style:family="text">
      <style:text-properties fo:color="#060200" style:text-position="2% 100%" fo:letter-spacing="0.0311in" fo:background-color="#fdfdff"/>
    </style:style>
    <style:style style:name="_36_292" style:display-name="6292" style:family="text">
      <style:text-properties fo:color="#060200" style:text-position="2% 100%" fo:letter-spacing="0.0311in" fo:background-color="#fdfdff" style:text-scale="95%"/>
    </style:style>
    <style:style style:name="_36_293" style:display-name="6293" style:family="text">
      <style:text-properties fo:color="#060200" style:text-position="2% 100%" fo:letter-spacing="0.0311in" fo:background-color="#fdfdff" style:text-scale="96%"/>
    </style:style>
    <style:style style:name="_36_294" style:display-name="6294" style:family="text">
      <style:text-properties fo:color="#060200" style:text-position="2% 100%" fo:letter-spacing="0.0311in" fo:background-color="#fdfdff" style:text-scale="97%"/>
    </style:style>
    <style:style style:name="_36_295" style:display-name="6295" style:family="text">
      <style:text-properties fo:color="#060200" style:text-position="2% 100%" fo:letter-spacing="0.0311in" fo:background-color="#fdfdff" style:text-scale="98%"/>
    </style:style>
    <style:style style:name="_36_296" style:display-name="6296" style:family="text">
      <style:text-properties fo:color="#060200" style:text-position="2% 100%" fo:letter-spacing="0.0311in" fo:background-color="#fdfdff" style:text-scale="99%"/>
    </style:style>
    <style:style style:name="_36_297" style:display-name="6297" style:family="text">
      <style:text-properties fo:color="#060200" style:text-position="2% 100%" fo:letter-spacing="0.0311in" fo:background-color="#fdfdff" style:text-scale="102%"/>
    </style:style>
    <style:style style:name="_36_298" style:display-name="6298" style:family="text">
      <style:text-properties fo:color="#060200" style:text-position="2% 100%" fo:letter-spacing="0.0311in" fo:background-color="#fdfdff" style:text-scale="103%"/>
    </style:style>
    <style:style style:name="_36_299" style:display-name="6299" style:family="text">
      <style:text-properties fo:color="#060200" style:text-position="2% 100%" fo:letter-spacing="0.0311in" fo:background-color="#fdfdff" style:text-scale="105%"/>
    </style:style>
    <style:style style:name="_36_300" style:display-name="6300" style:family="text">
      <style:text-properties fo:color="#060200" style:text-position="2% 100%" fo:letter-spacing="0.0311in" fo:background-color="#fdfdff" style:text-scale="106%"/>
    </style:style>
    <style:style style:name="_36_301" style:display-name="6301" style:family="text">
      <style:text-properties fo:color="#060600"/>
    </style:style>
    <style:style style:name="_36_302" style:display-name="6302" style:family="text">
      <style:text-properties fo:color="#060600" style:text-scale="95%"/>
    </style:style>
    <style:style style:name="_36_303" style:display-name="6303" style:family="text">
      <style:text-properties fo:color="#060600" style:text-scale="96%"/>
    </style:style>
    <style:style style:name="_36_304" style:display-name="6304" style:family="text">
      <style:text-properties fo:color="#060600" style:text-scale="97%"/>
    </style:style>
    <style:style style:name="_36_305" style:display-name="6305" style:family="text">
      <style:text-properties fo:color="#060600" style:text-scale="98%"/>
    </style:style>
    <style:style style:name="_36_306" style:display-name="6306" style:family="text">
      <style:text-properties fo:color="#060600" style:text-scale="99%"/>
    </style:style>
    <style:style style:name="_36_307" style:display-name="6307" style:family="text">
      <style:text-properties fo:color="#060600" style:text-scale="102%"/>
    </style:style>
    <style:style style:name="_36_308" style:display-name="6308" style:family="text">
      <style:text-properties fo:color="#060600" style:text-scale="103%"/>
    </style:style>
    <style:style style:name="_36_309" style:display-name="6309" style:family="text">
      <style:text-properties fo:color="#060600" style:text-scale="105%"/>
    </style:style>
    <style:style style:name="_36_310" style:display-name="6310" style:family="text">
      <style:text-properties fo:color="#060600" style:text-scale="106%"/>
    </style:style>
    <style:style style:name="_36_311" style:display-name="6311" style:family="text">
      <style:text-properties fo:color="#060600" fo:letter-spacing="normal"/>
    </style:style>
    <style:style style:name="_36_312" style:display-name="6312" style:family="text">
      <style:text-properties fo:color="#060600" fo:letter-spacing="normal" style:text-scale="95%"/>
    </style:style>
    <style:style style:name="_36_313" style:display-name="6313" style:family="text">
      <style:text-properties fo:color="#060600" fo:letter-spacing="normal" style:text-scale="96%"/>
    </style:style>
    <style:style style:name="_36_314" style:display-name="6314" style:family="text">
      <style:text-properties fo:color="#060600" fo:letter-spacing="normal" style:text-scale="97%"/>
    </style:style>
    <style:style style:name="_36_315" style:display-name="6315" style:family="text">
      <style:text-properties fo:color="#060600" fo:letter-spacing="normal" style:text-scale="98%"/>
    </style:style>
    <style:style style:name="_36_316" style:display-name="6316" style:family="text">
      <style:text-properties fo:color="#060600" fo:letter-spacing="normal" style:text-scale="99%"/>
    </style:style>
    <style:style style:name="_36_317" style:display-name="6317" style:family="text">
      <style:text-properties fo:color="#060600" fo:letter-spacing="normal" style:text-scale="102%"/>
    </style:style>
    <style:style style:name="_36_318" style:display-name="6318" style:family="text">
      <style:text-properties fo:color="#060600" fo:letter-spacing="normal" style:text-scale="103%"/>
    </style:style>
    <style:style style:name="_36_319" style:display-name="6319" style:family="text">
      <style:text-properties fo:color="#060600" fo:letter-spacing="normal" style:text-scale="105%"/>
    </style:style>
    <style:style style:name="_36_320" style:display-name="6320" style:family="text">
      <style:text-properties fo:color="#060600" fo:letter-spacing="normal" style:text-scale="106%"/>
    </style:style>
    <style:style style:name="_36_321" style:display-name="6321" style:family="text">
      <style:text-properties fo:color="#060600" fo:letter-spacing="0.0311in"/>
    </style:style>
    <style:style style:name="_36_322" style:display-name="6322" style:family="text">
      <style:text-properties fo:color="#060600" fo:letter-spacing="0.0311in" style:text-scale="95%"/>
    </style:style>
    <style:style style:name="_36_323" style:display-name="6323" style:family="text">
      <style:text-properties fo:color="#060600" fo:letter-spacing="0.0311in" style:text-scale="96%"/>
    </style:style>
    <style:style style:name="_36_324" style:display-name="6324" style:family="text">
      <style:text-properties fo:color="#060600" fo:letter-spacing="0.0311in" style:text-scale="97%"/>
    </style:style>
    <style:style style:name="_36_325" style:display-name="6325" style:family="text">
      <style:text-properties fo:color="#060600" fo:letter-spacing="0.0311in" style:text-scale="98%"/>
    </style:style>
    <style:style style:name="_36_326" style:display-name="6326" style:family="text">
      <style:text-properties fo:color="#060600" fo:letter-spacing="0.0311in" style:text-scale="99%"/>
    </style:style>
    <style:style style:name="_36_327" style:display-name="6327" style:family="text">
      <style:text-properties fo:color="#060600" fo:letter-spacing="0.0311in" style:text-scale="102%"/>
    </style:style>
    <style:style style:name="_36_328" style:display-name="6328" style:family="text">
      <style:text-properties fo:color="#060600" fo:letter-spacing="0.0311in" style:text-scale="103%"/>
    </style:style>
    <style:style style:name="_36_329" style:display-name="6329" style:family="text">
      <style:text-properties fo:color="#060600" fo:letter-spacing="0.0311in" style:text-scale="105%"/>
    </style:style>
    <style:style style:name="_36_330" style:display-name="6330" style:family="text">
      <style:text-properties fo:color="#060600" fo:letter-spacing="0.0311in" style:text-scale="106%"/>
    </style:style>
    <style:style style:name="_36_331" style:display-name="6331" style:family="text">
      <style:text-properties fo:color="#060600" style:text-position="0% 100%"/>
    </style:style>
    <style:style style:name="_36_332" style:display-name="6332" style:family="text">
      <style:text-properties fo:color="#060600" style:text-position="0% 100%" style:text-scale="95%"/>
    </style:style>
    <style:style style:name="_36_333" style:display-name="6333" style:family="text">
      <style:text-properties fo:color="#060600" style:text-position="0% 100%" style:text-scale="96%"/>
    </style:style>
    <style:style style:name="_36_334" style:display-name="6334" style:family="text">
      <style:text-properties fo:color="#060600" style:text-position="0% 100%" style:text-scale="97%"/>
    </style:style>
    <style:style style:name="_36_335" style:display-name="6335" style:family="text">
      <style:text-properties fo:color="#060600" style:text-position="0% 100%" style:text-scale="98%"/>
    </style:style>
    <style:style style:name="_36_336" style:display-name="6336" style:family="text">
      <style:text-properties fo:color="#060600" style:text-position="0% 100%" style:text-scale="99%"/>
    </style:style>
    <style:style style:name="_36_337" style:display-name="6337" style:family="text">
      <style:text-properties fo:color="#060600" style:text-position="0% 100%" style:text-scale="102%"/>
    </style:style>
    <style:style style:name="_36_338" style:display-name="6338" style:family="text">
      <style:text-properties fo:color="#060600" style:text-position="0% 100%" style:text-scale="103%"/>
    </style:style>
    <style:style style:name="_36_339" style:display-name="6339" style:family="text">
      <style:text-properties fo:color="#060600" style:text-position="0% 100%" style:text-scale="105%"/>
    </style:style>
    <style:style style:name="_36_340" style:display-name="6340" style:family="text">
      <style:text-properties fo:color="#060600" style:text-position="0% 100%" style:text-scale="106%"/>
    </style:style>
    <style:style style:name="_36_341" style:display-name="6341" style:family="text">
      <style:text-properties fo:color="#060600" style:text-position="0% 100%" fo:letter-spacing="normal"/>
    </style:style>
    <style:style style:name="_36_342" style:display-name="6342" style:family="text">
      <style:text-properties fo:color="#060600" style:text-position="0% 100%" fo:letter-spacing="normal" style:text-scale="95%"/>
    </style:style>
    <style:style style:name="_36_343" style:display-name="6343" style:family="text">
      <style:text-properties fo:color="#060600" style:text-position="0% 100%" fo:letter-spacing="normal" style:text-scale="96%"/>
    </style:style>
    <style:style style:name="_36_344" style:display-name="6344" style:family="text">
      <style:text-properties fo:color="#060600" style:text-position="0% 100%" fo:letter-spacing="normal" style:text-scale="97%"/>
    </style:style>
    <style:style style:name="_36_345" style:display-name="6345" style:family="text">
      <style:text-properties fo:color="#060600" style:text-position="0% 100%" fo:letter-spacing="normal" style:text-scale="98%"/>
    </style:style>
    <style:style style:name="_36_346" style:display-name="6346" style:family="text">
      <style:text-properties fo:color="#060600" style:text-position="0% 100%" fo:letter-spacing="normal" style:text-scale="99%"/>
    </style:style>
    <style:style style:name="_36_347" style:display-name="6347" style:family="text">
      <style:text-properties fo:color="#060600" style:text-position="0% 100%" fo:letter-spacing="normal" style:text-scale="102%"/>
    </style:style>
    <style:style style:name="_36_348" style:display-name="6348" style:family="text">
      <style:text-properties fo:color="#060600" style:text-position="0% 100%" fo:letter-spacing="normal" style:text-scale="103%"/>
    </style:style>
    <style:style style:name="_36_349" style:display-name="6349" style:family="text">
      <style:text-properties fo:color="#060600" style:text-position="0% 100%" fo:letter-spacing="normal" style:text-scale="105%"/>
    </style:style>
    <style:style style:name="_36_350" style:display-name="6350" style:family="text">
      <style:text-properties fo:color="#060600" style:text-position="0% 100%" fo:letter-spacing="normal" style:text-scale="106%"/>
    </style:style>
    <style:style style:name="_36_351" style:display-name="6351" style:family="text">
      <style:text-properties fo:color="#060600" style:text-position="0% 100%" fo:letter-spacing="0.0311in"/>
    </style:style>
    <style:style style:name="_36_352" style:display-name="6352" style:family="text">
      <style:text-properties fo:color="#060600" style:text-position="0% 100%" fo:letter-spacing="0.0311in" style:text-scale="95%"/>
    </style:style>
    <style:style style:name="_36_353" style:display-name="6353" style:family="text">
      <style:text-properties fo:color="#060600" style:text-position="0% 100%" fo:letter-spacing="0.0311in" style:text-scale="96%"/>
    </style:style>
    <style:style style:name="_36_354" style:display-name="6354" style:family="text">
      <style:text-properties fo:color="#060600" style:text-position="0% 100%" fo:letter-spacing="0.0311in" style:text-scale="97%"/>
    </style:style>
    <style:style style:name="_36_355" style:display-name="6355" style:family="text">
      <style:text-properties fo:color="#060600" style:text-position="0% 100%" fo:letter-spacing="0.0311in" style:text-scale="98%"/>
    </style:style>
    <style:style style:name="_36_356" style:display-name="6356" style:family="text">
      <style:text-properties fo:color="#060600" style:text-position="0% 100%" fo:letter-spacing="0.0311in" style:text-scale="99%"/>
    </style:style>
    <style:style style:name="_36_357" style:display-name="6357" style:family="text">
      <style:text-properties fo:color="#060600" style:text-position="0% 100%" fo:letter-spacing="0.0311in" style:text-scale="102%"/>
    </style:style>
    <style:style style:name="_36_358" style:display-name="6358" style:family="text">
      <style:text-properties fo:color="#060600" style:text-position="0% 100%" fo:letter-spacing="0.0311in" style:text-scale="103%"/>
    </style:style>
    <style:style style:name="_36_359" style:display-name="6359" style:family="text">
      <style:text-properties fo:color="#060600" style:text-position="0% 100%" fo:letter-spacing="0.0311in" style:text-scale="105%"/>
    </style:style>
    <style:style style:name="_36_360" style:display-name="6360" style:family="text">
      <style:text-properties fo:color="#060600" style:text-position="0% 100%" fo:letter-spacing="0.0311in" style:text-scale="106%"/>
    </style:style>
    <style:style style:name="_36_361" style:display-name="6361" style:family="text">
      <style:text-properties fo:color="#060600" style:text-position="2% 100%"/>
    </style:style>
    <style:style style:name="_36_362" style:display-name="6362" style:family="text">
      <style:text-properties fo:color="#060600" style:text-position="2% 100%" style:text-scale="95%"/>
    </style:style>
    <style:style style:name="_36_363" style:display-name="6363" style:family="text">
      <style:text-properties fo:color="#060600" style:text-position="2% 100%" style:text-scale="96%"/>
    </style:style>
    <style:style style:name="_36_364" style:display-name="6364" style:family="text">
      <style:text-properties fo:color="#060600" style:text-position="2% 100%" style:text-scale="97%"/>
    </style:style>
    <style:style style:name="_36_365" style:display-name="6365" style:family="text">
      <style:text-properties fo:color="#060600" style:text-position="2% 100%" style:text-scale="98%"/>
    </style:style>
    <style:style style:name="_36_366" style:display-name="6366" style:family="text">
      <style:text-properties fo:color="#060600" style:text-position="2% 100%" style:text-scale="99%"/>
    </style:style>
    <style:style style:name="_36_367" style:display-name="6367" style:family="text">
      <style:text-properties fo:color="#060600" style:text-position="2% 100%" style:text-scale="102%"/>
    </style:style>
    <style:style style:name="_36_368" style:display-name="6368" style:family="text">
      <style:text-properties fo:color="#060600" style:text-position="2% 100%" style:text-scale="103%"/>
    </style:style>
    <style:style style:name="_36_369" style:display-name="6369" style:family="text">
      <style:text-properties fo:color="#060600" style:text-position="2% 100%" style:text-scale="105%"/>
    </style:style>
    <style:style style:name="_36_370" style:display-name="6370" style:family="text">
      <style:text-properties fo:color="#060600" style:text-position="2% 100%" style:text-scale="106%"/>
    </style:style>
    <style:style style:name="_36_371" style:display-name="6371" style:family="text">
      <style:text-properties fo:color="#060600" style:text-position="2% 100%" fo:letter-spacing="normal"/>
    </style:style>
    <style:style style:name="_36_372" style:display-name="6372" style:family="text">
      <style:text-properties fo:color="#060600" style:text-position="2% 100%" fo:letter-spacing="normal" style:text-scale="95%"/>
    </style:style>
    <style:style style:name="_36_373" style:display-name="6373" style:family="text">
      <style:text-properties fo:color="#060600" style:text-position="2% 100%" fo:letter-spacing="normal" style:text-scale="96%"/>
    </style:style>
    <style:style style:name="_36_374" style:display-name="6374" style:family="text">
      <style:text-properties fo:color="#060600" style:text-position="2% 100%" fo:letter-spacing="normal" style:text-scale="97%"/>
    </style:style>
    <style:style style:name="_36_375" style:display-name="6375" style:family="text">
      <style:text-properties fo:color="#060600" style:text-position="2% 100%" fo:letter-spacing="normal" style:text-scale="98%"/>
    </style:style>
    <style:style style:name="_36_376" style:display-name="6376" style:family="text">
      <style:text-properties fo:color="#060600" style:text-position="2% 100%" fo:letter-spacing="normal" style:text-scale="99%"/>
    </style:style>
    <style:style style:name="_36_377" style:display-name="6377" style:family="text">
      <style:text-properties fo:color="#060600" style:text-position="2% 100%" fo:letter-spacing="normal" style:text-scale="102%"/>
    </style:style>
    <style:style style:name="_36_378" style:display-name="6378" style:family="text">
      <style:text-properties fo:color="#060600" style:text-position="2% 100%" fo:letter-spacing="normal" style:text-scale="103%"/>
    </style:style>
    <style:style style:name="_36_379" style:display-name="6379" style:family="text">
      <style:text-properties fo:color="#060600" style:text-position="2% 100%" fo:letter-spacing="normal" style:text-scale="105%"/>
    </style:style>
    <style:style style:name="_36_380" style:display-name="6380" style:family="text">
      <style:text-properties fo:color="#060600" style:text-position="2% 100%" fo:letter-spacing="normal" style:text-scale="106%"/>
    </style:style>
    <style:style style:name="_36_381" style:display-name="6381" style:family="text">
      <style:text-properties fo:color="#060600" style:text-position="2% 100%" fo:letter-spacing="0.0311in"/>
    </style:style>
    <style:style style:name="_36_382" style:display-name="6382" style:family="text">
      <style:text-properties fo:color="#060600" style:text-position="2% 100%" fo:letter-spacing="0.0311in" style:text-scale="95%"/>
    </style:style>
    <style:style style:name="_36_383" style:display-name="6383" style:family="text">
      <style:text-properties fo:color="#060600" style:text-position="2% 100%" fo:letter-spacing="0.0311in" style:text-scale="96%"/>
    </style:style>
    <style:style style:name="_36_384" style:display-name="6384" style:family="text">
      <style:text-properties fo:color="#060600" style:text-position="2% 100%" fo:letter-spacing="0.0311in" style:text-scale="97%"/>
    </style:style>
    <style:style style:name="_36_385" style:display-name="6385" style:family="text">
      <style:text-properties fo:color="#060600" style:text-position="2% 100%" fo:letter-spacing="0.0311in" style:text-scale="98%"/>
    </style:style>
    <style:style style:name="_36_386" style:display-name="6386" style:family="text">
      <style:text-properties fo:color="#060600" style:text-position="2% 100%" fo:letter-spacing="0.0311in" style:text-scale="99%"/>
    </style:style>
    <style:style style:name="_36_387" style:display-name="6387" style:family="text">
      <style:text-properties fo:color="#060600" style:text-position="2% 100%" fo:letter-spacing="0.0311in" style:text-scale="102%"/>
    </style:style>
    <style:style style:name="_36_388" style:display-name="6388" style:family="text">
      <style:text-properties fo:color="#060600" style:text-position="2% 100%" fo:letter-spacing="0.0311in" style:text-scale="103%"/>
    </style:style>
    <style:style style:name="_36_389" style:display-name="6389" style:family="text">
      <style:text-properties fo:color="#060600" style:text-position="2% 100%" fo:letter-spacing="0.0311in" style:text-scale="105%"/>
    </style:style>
    <style:style style:name="_36_390" style:display-name="6390" style:family="text">
      <style:text-properties fo:color="#060600" style:text-position="2% 100%" fo:letter-spacing="0.0311in" style:text-scale="106%"/>
    </style:style>
    <style:style style:name="_36_391" style:display-name="6391" style:family="text">
      <style:text-properties fo:color="#060600" fo:background-color="#f9f9ff"/>
    </style:style>
    <style:style style:name="_36_392" style:display-name="6392" style:family="text">
      <style:text-properties fo:color="#060600" fo:background-color="#f9f9ff" style:text-scale="95%"/>
    </style:style>
    <style:style style:name="_36_393" style:display-name="6393" style:family="text">
      <style:text-properties fo:color="#060600" fo:background-color="#f9f9ff" style:text-scale="96%"/>
    </style:style>
    <style:style style:name="_36_394" style:display-name="6394" style:family="text">
      <style:text-properties fo:color="#060600" fo:background-color="#f9f9ff" style:text-scale="97%"/>
    </style:style>
    <style:style style:name="_36_395" style:display-name="6395" style:family="text">
      <style:text-properties fo:color="#060600" fo:background-color="#f9f9ff" style:text-scale="98%"/>
    </style:style>
    <style:style style:name="_36_396" style:display-name="6396" style:family="text">
      <style:text-properties fo:color="#060600" fo:background-color="#f9f9ff" style:text-scale="99%"/>
    </style:style>
    <style:style style:name="_36_397" style:display-name="6397" style:family="text">
      <style:text-properties fo:color="#060600" fo:background-color="#f9f9ff" style:text-scale="102%"/>
    </style:style>
    <style:style style:name="_36_398" style:display-name="6398" style:family="text">
      <style:text-properties fo:color="#060600" fo:background-color="#f9f9ff" style:text-scale="103%"/>
    </style:style>
    <style:style style:name="_36_399" style:display-name="6399" style:family="text">
      <style:text-properties fo:color="#060600" fo:background-color="#f9f9ff" style:text-scale="105%"/>
    </style:style>
    <style:style style:name="_36_400" style:display-name="6400" style:family="text">
      <style:text-properties fo:color="#060600" fo:background-color="#f9f9ff" style:text-scale="106%"/>
    </style:style>
    <style:style style:name="_36_401" style:display-name="6401" style:family="text">
      <style:text-properties fo:color="#060600" fo:letter-spacing="normal" fo:background-color="#f9f9ff"/>
    </style:style>
    <style:style style:name="_36_402" style:display-name="6402" style:family="text">
      <style:text-properties fo:color="#060600" fo:letter-spacing="normal" fo:background-color="#f9f9ff" style:text-scale="95%"/>
    </style:style>
    <style:style style:name="_36_403" style:display-name="6403" style:family="text">
      <style:text-properties fo:color="#060600" fo:letter-spacing="normal" fo:background-color="#f9f9ff" style:text-scale="96%"/>
    </style:style>
    <style:style style:name="_36_404" style:display-name="6404" style:family="text">
      <style:text-properties fo:color="#060600" fo:letter-spacing="normal" fo:background-color="#f9f9ff" style:text-scale="97%"/>
    </style:style>
    <style:style style:name="_36_405" style:display-name="6405" style:family="text">
      <style:text-properties fo:color="#060600" fo:letter-spacing="normal" fo:background-color="#f9f9ff" style:text-scale="98%"/>
    </style:style>
    <style:style style:name="_36_406" style:display-name="6406" style:family="text">
      <style:text-properties fo:color="#060600" fo:letter-spacing="normal" fo:background-color="#f9f9ff" style:text-scale="99%"/>
    </style:style>
    <style:style style:name="_36_407" style:display-name="6407" style:family="text">
      <style:text-properties fo:color="#060600" fo:letter-spacing="normal" fo:background-color="#f9f9ff" style:text-scale="102%"/>
    </style:style>
    <style:style style:name="_36_408" style:display-name="6408" style:family="text">
      <style:text-properties fo:color="#060600" fo:letter-spacing="normal" fo:background-color="#f9f9ff" style:text-scale="103%"/>
    </style:style>
    <style:style style:name="_36_409" style:display-name="6409" style:family="text">
      <style:text-properties fo:color="#060600" fo:letter-spacing="normal" fo:background-color="#f9f9ff" style:text-scale="105%"/>
    </style:style>
    <style:style style:name="_36_410" style:display-name="6410" style:family="text">
      <style:text-properties fo:color="#060600" fo:letter-spacing="normal" fo:background-color="#f9f9ff" style:text-scale="106%"/>
    </style:style>
    <style:style style:name="_36_411" style:display-name="6411" style:family="text">
      <style:text-properties fo:color="#060600" fo:letter-spacing="0.0311in" fo:background-color="#f9f9ff"/>
    </style:style>
    <style:style style:name="_36_412" style:display-name="6412" style:family="text">
      <style:text-properties fo:color="#060600" fo:letter-spacing="0.0311in" fo:background-color="#f9f9ff" style:text-scale="95%"/>
    </style:style>
    <style:style style:name="_36_413" style:display-name="6413" style:family="text">
      <style:text-properties fo:color="#060600" fo:letter-spacing="0.0311in" fo:background-color="#f9f9ff" style:text-scale="96%"/>
    </style:style>
    <style:style style:name="_36_414" style:display-name="6414" style:family="text">
      <style:text-properties fo:color="#060600" fo:letter-spacing="0.0311in" fo:background-color="#f9f9ff" style:text-scale="97%"/>
    </style:style>
    <style:style style:name="_36_415" style:display-name="6415" style:family="text">
      <style:text-properties fo:color="#060600" fo:letter-spacing="0.0311in" fo:background-color="#f9f9ff" style:text-scale="98%"/>
    </style:style>
    <style:style style:name="_36_416" style:display-name="6416" style:family="text">
      <style:text-properties fo:color="#060600" fo:letter-spacing="0.0311in" fo:background-color="#f9f9ff" style:text-scale="99%"/>
    </style:style>
    <style:style style:name="_36_417" style:display-name="6417" style:family="text">
      <style:text-properties fo:color="#060600" fo:letter-spacing="0.0311in" fo:background-color="#f9f9ff" style:text-scale="102%"/>
    </style:style>
    <style:style style:name="_36_418" style:display-name="6418" style:family="text">
      <style:text-properties fo:color="#060600" fo:letter-spacing="0.0311in" fo:background-color="#f9f9ff" style:text-scale="103%"/>
    </style:style>
    <style:style style:name="_36_419" style:display-name="6419" style:family="text">
      <style:text-properties fo:color="#060600" fo:letter-spacing="0.0311in" fo:background-color="#f9f9ff" style:text-scale="105%"/>
    </style:style>
    <style:style style:name="_36_420" style:display-name="6420" style:family="text">
      <style:text-properties fo:color="#060600" fo:letter-spacing="0.0311in" fo:background-color="#f9f9ff" style:text-scale="106%"/>
    </style:style>
    <style:style style:name="_36_421" style:display-name="6421" style:family="text">
      <style:text-properties fo:color="#060600" style:text-position="0% 100%" fo:background-color="#f9f9ff"/>
    </style:style>
    <style:style style:name="_36_422" style:display-name="6422" style:family="text">
      <style:text-properties fo:color="#060600" style:text-position="0% 100%" fo:background-color="#f9f9ff" style:text-scale="95%"/>
    </style:style>
    <style:style style:name="_36_423" style:display-name="6423" style:family="text">
      <style:text-properties fo:color="#060600" style:text-position="0% 100%" fo:background-color="#f9f9ff" style:text-scale="96%"/>
    </style:style>
    <style:style style:name="_36_424" style:display-name="6424" style:family="text">
      <style:text-properties fo:color="#060600" style:text-position="0% 100%" fo:background-color="#f9f9ff" style:text-scale="97%"/>
    </style:style>
    <style:style style:name="_36_425" style:display-name="6425" style:family="text">
      <style:text-properties fo:color="#060600" style:text-position="0% 100%" fo:background-color="#f9f9ff" style:text-scale="98%"/>
    </style:style>
    <style:style style:name="_36_426" style:display-name="6426" style:family="text">
      <style:text-properties fo:color="#060600" style:text-position="0% 100%" fo:background-color="#f9f9ff" style:text-scale="99%"/>
    </style:style>
    <style:style style:name="_36_427" style:display-name="6427" style:family="text">
      <style:text-properties fo:color="#060600" style:text-position="0% 100%" fo:background-color="#f9f9ff" style:text-scale="102%"/>
    </style:style>
    <style:style style:name="_36_428" style:display-name="6428" style:family="text">
      <style:text-properties fo:color="#060600" style:text-position="0% 100%" fo:background-color="#f9f9ff" style:text-scale="103%"/>
    </style:style>
    <style:style style:name="_36_429" style:display-name="6429" style:family="text">
      <style:text-properties fo:color="#060600" style:text-position="0% 100%" fo:background-color="#f9f9ff" style:text-scale="105%"/>
    </style:style>
    <style:style style:name="_36_430" style:display-name="6430" style:family="text">
      <style:text-properties fo:color="#060600" style:text-position="0% 100%" fo:background-color="#f9f9ff" style:text-scale="106%"/>
    </style:style>
    <style:style style:name="_36_431" style:display-name="6431" style:family="text">
      <style:text-properties fo:color="#060600" style:text-position="0% 100%" fo:letter-spacing="normal" fo:background-color="#f9f9ff"/>
    </style:style>
    <style:style style:name="_36_432" style:display-name="6432" style:family="text">
      <style:text-properties fo:color="#060600" style:text-position="0% 100%" fo:letter-spacing="normal" fo:background-color="#f9f9ff" style:text-scale="95%"/>
    </style:style>
    <style:style style:name="_36_433" style:display-name="6433" style:family="text">
      <style:text-properties fo:color="#060600" style:text-position="0% 100%" fo:letter-spacing="normal" fo:background-color="#f9f9ff" style:text-scale="96%"/>
    </style:style>
    <style:style style:name="_36_434" style:display-name="6434" style:family="text">
      <style:text-properties fo:color="#060600" style:text-position="0% 100%" fo:letter-spacing="normal" fo:background-color="#f9f9ff" style:text-scale="97%"/>
    </style:style>
    <style:style style:name="_36_435" style:display-name="6435" style:family="text">
      <style:text-properties fo:color="#060600" style:text-position="0% 100%" fo:letter-spacing="normal" fo:background-color="#f9f9ff" style:text-scale="98%"/>
    </style:style>
    <style:style style:name="_36_436" style:display-name="6436" style:family="text">
      <style:text-properties fo:color="#060600" style:text-position="0% 100%" fo:letter-spacing="normal" fo:background-color="#f9f9ff" style:text-scale="99%"/>
    </style:style>
    <style:style style:name="_36_437" style:display-name="6437" style:family="text">
      <style:text-properties fo:color="#060600" style:text-position="0% 100%" fo:letter-spacing="normal" fo:background-color="#f9f9ff" style:text-scale="102%"/>
    </style:style>
    <style:style style:name="_36_438" style:display-name="6438" style:family="text">
      <style:text-properties fo:color="#060600" style:text-position="0% 100%" fo:letter-spacing="normal" fo:background-color="#f9f9ff" style:text-scale="103%"/>
    </style:style>
    <style:style style:name="_36_439" style:display-name="6439" style:family="text">
      <style:text-properties fo:color="#060600" style:text-position="0% 100%" fo:letter-spacing="normal" fo:background-color="#f9f9ff" style:text-scale="105%"/>
    </style:style>
    <style:style style:name="_36_440" style:display-name="6440" style:family="text">
      <style:text-properties fo:color="#060600" style:text-position="0% 100%" fo:letter-spacing="normal" fo:background-color="#f9f9ff" style:text-scale="106%"/>
    </style:style>
    <style:style style:name="_36_441" style:display-name="6441" style:family="text">
      <style:text-properties fo:color="#060600" style:text-position="0% 100%" fo:letter-spacing="0.0311in" fo:background-color="#f9f9ff"/>
    </style:style>
    <style:style style:name="_36_442" style:display-name="6442" style:family="text">
      <style:text-properties fo:color="#060600" style:text-position="0% 100%" fo:letter-spacing="0.0311in" fo:background-color="#f9f9ff" style:text-scale="95%"/>
    </style:style>
    <style:style style:name="_36_443" style:display-name="6443" style:family="text">
      <style:text-properties fo:color="#060600" style:text-position="0% 100%" fo:letter-spacing="0.0311in" fo:background-color="#f9f9ff" style:text-scale="96%"/>
    </style:style>
    <style:style style:name="_36_444" style:display-name="6444" style:family="text">
      <style:text-properties fo:color="#060600" style:text-position="0% 100%" fo:letter-spacing="0.0311in" fo:background-color="#f9f9ff" style:text-scale="97%"/>
    </style:style>
    <style:style style:name="_36_445" style:display-name="6445" style:family="text">
      <style:text-properties fo:color="#060600" style:text-position="0% 100%" fo:letter-spacing="0.0311in" fo:background-color="#f9f9ff" style:text-scale="98%"/>
    </style:style>
    <style:style style:name="_36_446" style:display-name="6446" style:family="text">
      <style:text-properties fo:color="#060600" style:text-position="0% 100%" fo:letter-spacing="0.0311in" fo:background-color="#f9f9ff" style:text-scale="99%"/>
    </style:style>
    <style:style style:name="_36_447" style:display-name="6447" style:family="text">
      <style:text-properties fo:color="#060600" style:text-position="0% 100%" fo:letter-spacing="0.0311in" fo:background-color="#f9f9ff" style:text-scale="102%"/>
    </style:style>
    <style:style style:name="_36_448" style:display-name="6448" style:family="text">
      <style:text-properties fo:color="#060600" style:text-position="0% 100%" fo:letter-spacing="0.0311in" fo:background-color="#f9f9ff" style:text-scale="103%"/>
    </style:style>
    <style:style style:name="_36_449" style:display-name="6449" style:family="text">
      <style:text-properties fo:color="#060600" style:text-position="0% 100%" fo:letter-spacing="0.0311in" fo:background-color="#f9f9ff" style:text-scale="105%"/>
    </style:style>
    <style:style style:name="_36_450" style:display-name="6450" style:family="text">
      <style:text-properties fo:color="#060600" style:text-position="0% 100%" fo:letter-spacing="0.0311in" fo:background-color="#f9f9ff" style:text-scale="106%"/>
    </style:style>
    <style:style style:name="_36_451" style:display-name="6451" style:family="text">
      <style:text-properties fo:color="#060600" style:text-position="2% 100%" fo:background-color="#f9f9ff"/>
    </style:style>
    <style:style style:name="_36_452" style:display-name="6452" style:family="text">
      <style:text-properties fo:color="#060600" style:text-position="2% 100%" fo:background-color="#f9f9ff" style:text-scale="95%"/>
    </style:style>
    <style:style style:name="_36_453" style:display-name="6453" style:family="text">
      <style:text-properties fo:color="#060600" style:text-position="2% 100%" fo:background-color="#f9f9ff" style:text-scale="96%"/>
    </style:style>
    <style:style style:name="_36_454" style:display-name="6454" style:family="text">
      <style:text-properties fo:color="#060600" style:text-position="2% 100%" fo:background-color="#f9f9ff" style:text-scale="97%"/>
    </style:style>
    <style:style style:name="_36_455" style:display-name="6455" style:family="text">
      <style:text-properties fo:color="#060600" style:text-position="2% 100%" fo:background-color="#f9f9ff" style:text-scale="98%"/>
    </style:style>
    <style:style style:name="_36_456" style:display-name="6456" style:family="text">
      <style:text-properties fo:color="#060600" style:text-position="2% 100%" fo:background-color="#f9f9ff" style:text-scale="99%"/>
    </style:style>
    <style:style style:name="_36_457" style:display-name="6457" style:family="text">
      <style:text-properties fo:color="#060600" style:text-position="2% 100%" fo:background-color="#f9f9ff" style:text-scale="102%"/>
    </style:style>
    <style:style style:name="_36_458" style:display-name="6458" style:family="text">
      <style:text-properties fo:color="#060600" style:text-position="2% 100%" fo:background-color="#f9f9ff" style:text-scale="103%"/>
    </style:style>
    <style:style style:name="_36_459" style:display-name="6459" style:family="text">
      <style:text-properties fo:color="#060600" style:text-position="2% 100%" fo:background-color="#f9f9ff" style:text-scale="105%"/>
    </style:style>
    <style:style style:name="_36_460" style:display-name="6460" style:family="text">
      <style:text-properties fo:color="#060600" style:text-position="2% 100%" fo:background-color="#f9f9ff" style:text-scale="106%"/>
    </style:style>
    <style:style style:name="_36_461" style:display-name="6461" style:family="text">
      <style:text-properties fo:color="#060600" style:text-position="2% 100%" fo:letter-spacing="normal" fo:background-color="#f9f9ff"/>
    </style:style>
    <style:style style:name="_36_462" style:display-name="6462" style:family="text">
      <style:text-properties fo:color="#060600" style:text-position="2% 100%" fo:letter-spacing="normal" fo:background-color="#f9f9ff" style:text-scale="95%"/>
    </style:style>
    <style:style style:name="_36_463" style:display-name="6463" style:family="text">
      <style:text-properties fo:color="#060600" style:text-position="2% 100%" fo:letter-spacing="normal" fo:background-color="#f9f9ff" style:text-scale="96%"/>
    </style:style>
    <style:style style:name="_36_464" style:display-name="6464" style:family="text">
      <style:text-properties fo:color="#060600" style:text-position="2% 100%" fo:letter-spacing="normal" fo:background-color="#f9f9ff" style:text-scale="97%"/>
    </style:style>
    <style:style style:name="_36_465" style:display-name="6465" style:family="text">
      <style:text-properties fo:color="#060600" style:text-position="2% 100%" fo:letter-spacing="normal" fo:background-color="#f9f9ff" style:text-scale="98%"/>
    </style:style>
    <style:style style:name="_36_466" style:display-name="6466" style:family="text">
      <style:text-properties fo:color="#060600" style:text-position="2% 100%" fo:letter-spacing="normal" fo:background-color="#f9f9ff" style:text-scale="99%"/>
    </style:style>
    <style:style style:name="_36_467" style:display-name="6467" style:family="text">
      <style:text-properties fo:color="#060600" style:text-position="2% 100%" fo:letter-spacing="normal" fo:background-color="#f9f9ff" style:text-scale="102%"/>
    </style:style>
    <style:style style:name="_36_468" style:display-name="6468" style:family="text">
      <style:text-properties fo:color="#060600" style:text-position="2% 100%" fo:letter-spacing="normal" fo:background-color="#f9f9ff" style:text-scale="103%"/>
    </style:style>
    <style:style style:name="_36_469" style:display-name="6469" style:family="text">
      <style:text-properties fo:color="#060600" style:text-position="2% 100%" fo:letter-spacing="normal" fo:background-color="#f9f9ff" style:text-scale="105%"/>
    </style:style>
    <style:style style:name="_36_470" style:display-name="6470" style:family="text">
      <style:text-properties fo:color="#060600" style:text-position="2% 100%" fo:letter-spacing="normal" fo:background-color="#f9f9ff" style:text-scale="106%"/>
    </style:style>
    <style:style style:name="_36_471" style:display-name="6471" style:family="text">
      <style:text-properties fo:color="#060600" style:text-position="2% 100%" fo:letter-spacing="0.0311in" fo:background-color="#f9f9ff"/>
    </style:style>
    <style:style style:name="_36_472" style:display-name="6472" style:family="text">
      <style:text-properties fo:color="#060600" style:text-position="2% 100%" fo:letter-spacing="0.0311in" fo:background-color="#f9f9ff" style:text-scale="95%"/>
    </style:style>
    <style:style style:name="_36_473" style:display-name="6473" style:family="text">
      <style:text-properties fo:color="#060600" style:text-position="2% 100%" fo:letter-spacing="0.0311in" fo:background-color="#f9f9ff" style:text-scale="96%"/>
    </style:style>
    <style:style style:name="_36_474" style:display-name="6474" style:family="text">
      <style:text-properties fo:color="#060600" style:text-position="2% 100%" fo:letter-spacing="0.0311in" fo:background-color="#f9f9ff" style:text-scale="97%"/>
    </style:style>
    <style:style style:name="_36_475" style:display-name="6475" style:family="text">
      <style:text-properties fo:color="#060600" style:text-position="2% 100%" fo:letter-spacing="0.0311in" fo:background-color="#f9f9ff" style:text-scale="98%"/>
    </style:style>
    <style:style style:name="_36_476" style:display-name="6476" style:family="text">
      <style:text-properties fo:color="#060600" style:text-position="2% 100%" fo:letter-spacing="0.0311in" fo:background-color="#f9f9ff" style:text-scale="99%"/>
    </style:style>
    <style:style style:name="_36_477" style:display-name="6477" style:family="text">
      <style:text-properties fo:color="#060600" style:text-position="2% 100%" fo:letter-spacing="0.0311in" fo:background-color="#f9f9ff" style:text-scale="102%"/>
    </style:style>
    <style:style style:name="_36_478" style:display-name="6478" style:family="text">
      <style:text-properties fo:color="#060600" style:text-position="2% 100%" fo:letter-spacing="0.0311in" fo:background-color="#f9f9ff" style:text-scale="103%"/>
    </style:style>
    <style:style style:name="_36_479" style:display-name="6479" style:family="text">
      <style:text-properties fo:color="#060600" style:text-position="2% 100%" fo:letter-spacing="0.0311in" fo:background-color="#f9f9ff" style:text-scale="105%"/>
    </style:style>
    <style:style style:name="_36_480" style:display-name="6480" style:family="text">
      <style:text-properties fo:color="#060600" style:text-position="2% 100%" fo:letter-spacing="0.0311in" fo:background-color="#f9f9ff" style:text-scale="106%"/>
    </style:style>
    <style:style style:name="_36_481" style:display-name="6481" style:family="text">
      <style:text-properties fo:color="#060600" fo:background-color="#f9fdff"/>
    </style:style>
    <style:style style:name="_36_482" style:display-name="6482" style:family="text">
      <style:text-properties fo:color="#060600" fo:background-color="#f9fdff" style:text-scale="95%"/>
    </style:style>
    <style:style style:name="_36_483" style:display-name="6483" style:family="text">
      <style:text-properties fo:color="#060600" fo:background-color="#f9fdff" style:text-scale="96%"/>
    </style:style>
    <style:style style:name="_36_484" style:display-name="6484" style:family="text">
      <style:text-properties fo:color="#060600" fo:background-color="#f9fdff" style:text-scale="97%"/>
    </style:style>
    <style:style style:name="_36_485" style:display-name="6485" style:family="text">
      <style:text-properties fo:color="#060600" fo:background-color="#f9fdff" style:text-scale="98%"/>
    </style:style>
    <style:style style:name="_36_486" style:display-name="6486" style:family="text">
      <style:text-properties fo:color="#060600" fo:background-color="#f9fdff" style:text-scale="99%"/>
    </style:style>
    <style:style style:name="_36_487" style:display-name="6487" style:family="text">
      <style:text-properties fo:color="#060600" fo:background-color="#f9fdff" style:text-scale="102%"/>
    </style:style>
    <style:style style:name="_36_488" style:display-name="6488" style:family="text">
      <style:text-properties fo:color="#060600" fo:background-color="#f9fdff" style:text-scale="103%"/>
    </style:style>
    <style:style style:name="_36_489" style:display-name="6489" style:family="text">
      <style:text-properties fo:color="#060600" fo:background-color="#f9fdff" style:text-scale="105%"/>
    </style:style>
    <style:style style:name="_36_490" style:display-name="6490" style:family="text">
      <style:text-properties fo:color="#060600" fo:background-color="#f9fdff" style:text-scale="106%"/>
    </style:style>
    <style:style style:name="_36_491" style:display-name="6491" style:family="text">
      <style:text-properties fo:color="#060600" fo:letter-spacing="normal" fo:background-color="#f9fdff"/>
    </style:style>
    <style:style style:name="_36_492" style:display-name="6492" style:family="text">
      <style:text-properties fo:color="#060600" fo:letter-spacing="normal" fo:background-color="#f9fdff" style:text-scale="95%"/>
    </style:style>
    <style:style style:name="_36_493" style:display-name="6493" style:family="text">
      <style:text-properties fo:color="#060600" fo:letter-spacing="normal" fo:background-color="#f9fdff" style:text-scale="96%"/>
    </style:style>
    <style:style style:name="_36_494" style:display-name="6494" style:family="text">
      <style:text-properties fo:color="#060600" fo:letter-spacing="normal" fo:background-color="#f9fdff" style:text-scale="97%"/>
    </style:style>
    <style:style style:name="_36_495" style:display-name="6495" style:family="text">
      <style:text-properties fo:color="#060600" fo:letter-spacing="normal" fo:background-color="#f9fdff" style:text-scale="98%"/>
    </style:style>
    <style:style style:name="_36_496" style:display-name="6496" style:family="text">
      <style:text-properties fo:color="#060600" fo:letter-spacing="normal" fo:background-color="#f9fdff" style:text-scale="99%"/>
    </style:style>
    <style:style style:name="_36_497" style:display-name="6497" style:family="text">
      <style:text-properties fo:color="#060600" fo:letter-spacing="normal" fo:background-color="#f9fdff" style:text-scale="102%"/>
    </style:style>
    <style:style style:name="_36_498" style:display-name="6498" style:family="text">
      <style:text-properties fo:color="#060600" fo:letter-spacing="normal" fo:background-color="#f9fdff" style:text-scale="103%"/>
    </style:style>
    <style:style style:name="_36_499" style:display-name="6499" style:family="text">
      <style:text-properties fo:color="#060600" fo:letter-spacing="normal" fo:background-color="#f9fdff" style:text-scale="105%"/>
    </style:style>
    <style:style style:name="_36_500" style:display-name="6500" style:family="text">
      <style:text-properties fo:color="#060600" fo:letter-spacing="normal" fo:background-color="#f9fdff" style:text-scale="106%"/>
    </style:style>
    <style:style style:name="_36_501" style:display-name="6501" style:family="text">
      <style:text-properties fo:color="#060600" fo:letter-spacing="0.0311in" fo:background-color="#f9fdff"/>
    </style:style>
    <style:style style:name="_36_502" style:display-name="6502" style:family="text">
      <style:text-properties fo:color="#060600" fo:letter-spacing="0.0311in" fo:background-color="#f9fdff" style:text-scale="95%"/>
    </style:style>
    <style:style style:name="_36_503" style:display-name="6503" style:family="text">
      <style:text-properties fo:color="#060600" fo:letter-spacing="0.0311in" fo:background-color="#f9fdff" style:text-scale="96%"/>
    </style:style>
    <style:style style:name="_36_504" style:display-name="6504" style:family="text">
      <style:text-properties fo:color="#060600" fo:letter-spacing="0.0311in" fo:background-color="#f9fdff" style:text-scale="97%"/>
    </style:style>
    <style:style style:name="_36_505" style:display-name="6505" style:family="text">
      <style:text-properties fo:color="#060600" fo:letter-spacing="0.0311in" fo:background-color="#f9fdff" style:text-scale="98%"/>
    </style:style>
    <style:style style:name="_36_506" style:display-name="6506" style:family="text">
      <style:text-properties fo:color="#060600" fo:letter-spacing="0.0311in" fo:background-color="#f9fdff" style:text-scale="99%"/>
    </style:style>
    <style:style style:name="_36_507" style:display-name="6507" style:family="text">
      <style:text-properties fo:color="#060600" fo:letter-spacing="0.0311in" fo:background-color="#f9fdff" style:text-scale="102%"/>
    </style:style>
    <style:style style:name="_36_508" style:display-name="6508" style:family="text">
      <style:text-properties fo:color="#060600" fo:letter-spacing="0.0311in" fo:background-color="#f9fdff" style:text-scale="103%"/>
    </style:style>
    <style:style style:name="_36_509" style:display-name="6509" style:family="text">
      <style:text-properties fo:color="#060600" fo:letter-spacing="0.0311in" fo:background-color="#f9fdff" style:text-scale="105%"/>
    </style:style>
    <style:style style:name="_36_510" style:display-name="6510" style:family="text">
      <style:text-properties fo:color="#060600" fo:letter-spacing="0.0311in" fo:background-color="#f9fdff" style:text-scale="106%"/>
    </style:style>
    <style:style style:name="_36_511" style:display-name="6511" style:family="text">
      <style:text-properties fo:color="#060600" style:text-position="0% 100%" fo:background-color="#f9fdff"/>
    </style:style>
    <style:style style:name="_36_512" style:display-name="6512" style:family="text">
      <style:text-properties fo:color="#060600" style:text-position="0% 100%" fo:background-color="#f9fdff" style:text-scale="95%"/>
    </style:style>
    <style:style style:name="_36_513" style:display-name="6513" style:family="text">
      <style:text-properties fo:color="#060600" style:text-position="0% 100%" fo:background-color="#f9fdff" style:text-scale="96%"/>
    </style:style>
    <style:style style:name="_36_514" style:display-name="6514" style:family="text">
      <style:text-properties fo:color="#060600" style:text-position="0% 100%" fo:background-color="#f9fdff" style:text-scale="97%"/>
    </style:style>
    <style:style style:name="_36_515" style:display-name="6515" style:family="text">
      <style:text-properties fo:color="#060600" style:text-position="0% 100%" fo:background-color="#f9fdff" style:text-scale="98%"/>
    </style:style>
    <style:style style:name="_36_516" style:display-name="6516" style:family="text">
      <style:text-properties fo:color="#060600" style:text-position="0% 100%" fo:background-color="#f9fdff" style:text-scale="99%"/>
    </style:style>
    <style:style style:name="_36_517" style:display-name="6517" style:family="text">
      <style:text-properties fo:color="#060600" style:text-position="0% 100%" fo:background-color="#f9fdff" style:text-scale="102%"/>
    </style:style>
    <style:style style:name="_36_518" style:display-name="6518" style:family="text">
      <style:text-properties fo:color="#060600" style:text-position="0% 100%" fo:background-color="#f9fdff" style:text-scale="103%"/>
    </style:style>
    <style:style style:name="_36_519" style:display-name="6519" style:family="text">
      <style:text-properties fo:color="#060600" style:text-position="0% 100%" fo:background-color="#f9fdff" style:text-scale="105%"/>
    </style:style>
    <style:style style:name="_36_520" style:display-name="6520" style:family="text">
      <style:text-properties fo:color="#060600" style:text-position="0% 100%" fo:background-color="#f9fdff" style:text-scale="106%"/>
    </style:style>
    <style:style style:name="_36_521" style:display-name="6521" style:family="text">
      <style:text-properties fo:color="#060600" style:text-position="0% 100%" fo:letter-spacing="normal" fo:background-color="#f9fdff"/>
    </style:style>
    <style:style style:name="_36_522" style:display-name="6522" style:family="text">
      <style:text-properties fo:color="#060600" style:text-position="0% 100%" fo:letter-spacing="normal" fo:background-color="#f9fdff" style:text-scale="95%"/>
    </style:style>
    <style:style style:name="_36_523" style:display-name="6523" style:family="text">
      <style:text-properties fo:color="#060600" style:text-position="0% 100%" fo:letter-spacing="normal" fo:background-color="#f9fdff" style:text-scale="96%"/>
    </style:style>
    <style:style style:name="_36_524" style:display-name="6524" style:family="text">
      <style:text-properties fo:color="#060600" style:text-position="0% 100%" fo:letter-spacing="normal" fo:background-color="#f9fdff" style:text-scale="97%"/>
    </style:style>
    <style:style style:name="_36_525" style:display-name="6525" style:family="text">
      <style:text-properties fo:color="#060600" style:text-position="0% 100%" fo:letter-spacing="normal" fo:background-color="#f9fdff" style:text-scale="98%"/>
    </style:style>
    <style:style style:name="_36_526" style:display-name="6526" style:family="text">
      <style:text-properties fo:color="#060600" style:text-position="0% 100%" fo:letter-spacing="normal" fo:background-color="#f9fdff" style:text-scale="99%"/>
    </style:style>
    <style:style style:name="_36_527" style:display-name="6527" style:family="text">
      <style:text-properties fo:color="#060600" style:text-position="0% 100%" fo:letter-spacing="normal" fo:background-color="#f9fdff" style:text-scale="102%"/>
    </style:style>
    <style:style style:name="_36_528" style:display-name="6528" style:family="text">
      <style:text-properties fo:color="#060600" style:text-position="0% 100%" fo:letter-spacing="normal" fo:background-color="#f9fdff" style:text-scale="103%"/>
    </style:style>
    <style:style style:name="_36_529" style:display-name="6529" style:family="text">
      <style:text-properties fo:color="#060600" style:text-position="0% 100%" fo:letter-spacing="normal" fo:background-color="#f9fdff" style:text-scale="105%"/>
    </style:style>
    <style:style style:name="_36_530" style:display-name="6530" style:family="text">
      <style:text-properties fo:color="#060600" style:text-position="0% 100%" fo:letter-spacing="normal" fo:background-color="#f9fdff" style:text-scale="106%"/>
    </style:style>
    <style:style style:name="_36_531" style:display-name="6531" style:family="text">
      <style:text-properties fo:color="#060600" style:text-position="0% 100%" fo:letter-spacing="0.0311in" fo:background-color="#f9fdff"/>
    </style:style>
    <style:style style:name="_36_532" style:display-name="6532" style:family="text">
      <style:text-properties fo:color="#060600" style:text-position="0% 100%" fo:letter-spacing="0.0311in" fo:background-color="#f9fdff" style:text-scale="95%"/>
    </style:style>
    <style:style style:name="_36_533" style:display-name="6533" style:family="text">
      <style:text-properties fo:color="#060600" style:text-position="0% 100%" fo:letter-spacing="0.0311in" fo:background-color="#f9fdff" style:text-scale="96%"/>
    </style:style>
    <style:style style:name="_36_534" style:display-name="6534" style:family="text">
      <style:text-properties fo:color="#060600" style:text-position="0% 100%" fo:letter-spacing="0.0311in" fo:background-color="#f9fdff" style:text-scale="97%"/>
    </style:style>
    <style:style style:name="_36_535" style:display-name="6535" style:family="text">
      <style:text-properties fo:color="#060600" style:text-position="0% 100%" fo:letter-spacing="0.0311in" fo:background-color="#f9fdff" style:text-scale="98%"/>
    </style:style>
    <style:style style:name="_36_536" style:display-name="6536" style:family="text">
      <style:text-properties fo:color="#060600" style:text-position="0% 100%" fo:letter-spacing="0.0311in" fo:background-color="#f9fdff" style:text-scale="99%"/>
    </style:style>
    <style:style style:name="_36_537" style:display-name="6537" style:family="text">
      <style:text-properties fo:color="#060600" style:text-position="0% 100%" fo:letter-spacing="0.0311in" fo:background-color="#f9fdff" style:text-scale="102%"/>
    </style:style>
    <style:style style:name="_36_538" style:display-name="6538" style:family="text">
      <style:text-properties fo:color="#060600" style:text-position="0% 100%" fo:letter-spacing="0.0311in" fo:background-color="#f9fdff" style:text-scale="103%"/>
    </style:style>
    <style:style style:name="_36_539" style:display-name="6539" style:family="text">
      <style:text-properties fo:color="#060600" style:text-position="0% 100%" fo:letter-spacing="0.0311in" fo:background-color="#f9fdff" style:text-scale="105%"/>
    </style:style>
    <style:style style:name="_36_540" style:display-name="6540" style:family="text">
      <style:text-properties fo:color="#060600" style:text-position="0% 100%" fo:letter-spacing="0.0311in" fo:background-color="#f9fdff" style:text-scale="106%"/>
    </style:style>
    <style:style style:name="_36_541" style:display-name="6541" style:family="text">
      <style:text-properties fo:color="#060600" style:text-position="2% 100%" fo:background-color="#f9fdff"/>
    </style:style>
    <style:style style:name="_36_542" style:display-name="6542" style:family="text">
      <style:text-properties fo:color="#060600" style:text-position="2% 100%" fo:background-color="#f9fdff" style:text-scale="95%"/>
    </style:style>
    <style:style style:name="_36_543" style:display-name="6543" style:family="text">
      <style:text-properties fo:color="#060600" style:text-position="2% 100%" fo:background-color="#f9fdff" style:text-scale="96%"/>
    </style:style>
    <style:style style:name="_36_544" style:display-name="6544" style:family="text">
      <style:text-properties fo:color="#060600" style:text-position="2% 100%" fo:background-color="#f9fdff" style:text-scale="97%"/>
    </style:style>
    <style:style style:name="_36_545" style:display-name="6545" style:family="text">
      <style:text-properties fo:color="#060600" style:text-position="2% 100%" fo:background-color="#f9fdff" style:text-scale="98%"/>
    </style:style>
    <style:style style:name="_36_546" style:display-name="6546" style:family="text">
      <style:text-properties fo:color="#060600" style:text-position="2% 100%" fo:background-color="#f9fdff" style:text-scale="99%"/>
    </style:style>
    <style:style style:name="_36_547" style:display-name="6547" style:family="text">
      <style:text-properties fo:color="#060600" style:text-position="2% 100%" fo:background-color="#f9fdff" style:text-scale="102%"/>
    </style:style>
    <style:style style:name="_36_548" style:display-name="6548" style:family="text">
      <style:text-properties fo:color="#060600" style:text-position="2% 100%" fo:background-color="#f9fdff" style:text-scale="103%"/>
    </style:style>
    <style:style style:name="_36_549" style:display-name="6549" style:family="text">
      <style:text-properties fo:color="#060600" style:text-position="2% 100%" fo:background-color="#f9fdff" style:text-scale="105%"/>
    </style:style>
    <style:style style:name="_36_550" style:display-name="6550" style:family="text">
      <style:text-properties fo:color="#060600" style:text-position="2% 100%" fo:background-color="#f9fdff" style:text-scale="106%"/>
    </style:style>
    <style:style style:name="_36_551" style:display-name="6551" style:family="text">
      <style:text-properties fo:color="#060600" style:text-position="2% 100%" fo:letter-spacing="normal" fo:background-color="#f9fdff"/>
    </style:style>
    <style:style style:name="_36_552" style:display-name="6552" style:family="text">
      <style:text-properties fo:color="#060600" style:text-position="2% 100%" fo:letter-spacing="normal" fo:background-color="#f9fdff" style:text-scale="95%"/>
    </style:style>
    <style:style style:name="_36_553" style:display-name="6553" style:family="text">
      <style:text-properties fo:color="#060600" style:text-position="2% 100%" fo:letter-spacing="normal" fo:background-color="#f9fdff" style:text-scale="96%"/>
    </style:style>
    <style:style style:name="_36_554" style:display-name="6554" style:family="text">
      <style:text-properties fo:color="#060600" style:text-position="2% 100%" fo:letter-spacing="normal" fo:background-color="#f9fdff" style:text-scale="97%"/>
    </style:style>
    <style:style style:name="_36_555" style:display-name="6555" style:family="text">
      <style:text-properties fo:color="#060600" style:text-position="2% 100%" fo:letter-spacing="normal" fo:background-color="#f9fdff" style:text-scale="98%"/>
    </style:style>
    <style:style style:name="_36_556" style:display-name="6556" style:family="text">
      <style:text-properties fo:color="#060600" style:text-position="2% 100%" fo:letter-spacing="normal" fo:background-color="#f9fdff" style:text-scale="99%"/>
    </style:style>
    <style:style style:name="_36_557" style:display-name="6557" style:family="text">
      <style:text-properties fo:color="#060600" style:text-position="2% 100%" fo:letter-spacing="normal" fo:background-color="#f9fdff" style:text-scale="102%"/>
    </style:style>
    <style:style style:name="_36_558" style:display-name="6558" style:family="text">
      <style:text-properties fo:color="#060600" style:text-position="2% 100%" fo:letter-spacing="normal" fo:background-color="#f9fdff" style:text-scale="103%"/>
    </style:style>
    <style:style style:name="_36_559" style:display-name="6559" style:family="text">
      <style:text-properties fo:color="#060600" style:text-position="2% 100%" fo:letter-spacing="normal" fo:background-color="#f9fdff" style:text-scale="105%"/>
    </style:style>
    <style:style style:name="_36_560" style:display-name="6560" style:family="text">
      <style:text-properties fo:color="#060600" style:text-position="2% 100%" fo:letter-spacing="normal" fo:background-color="#f9fdff" style:text-scale="106%"/>
    </style:style>
    <style:style style:name="_36_561" style:display-name="6561" style:family="text">
      <style:text-properties fo:color="#060600" style:text-position="2% 100%" fo:letter-spacing="0.0311in" fo:background-color="#f9fdff"/>
    </style:style>
    <style:style style:name="_36_562" style:display-name="6562" style:family="text">
      <style:text-properties fo:color="#060600" style:text-position="2% 100%" fo:letter-spacing="0.0311in" fo:background-color="#f9fdff" style:text-scale="95%"/>
    </style:style>
    <style:style style:name="_36_563" style:display-name="6563" style:family="text">
      <style:text-properties fo:color="#060600" style:text-position="2% 100%" fo:letter-spacing="0.0311in" fo:background-color="#f9fdff" style:text-scale="96%"/>
    </style:style>
    <style:style style:name="_36_564" style:display-name="6564" style:family="text">
      <style:text-properties fo:color="#060600" style:text-position="2% 100%" fo:letter-spacing="0.0311in" fo:background-color="#f9fdff" style:text-scale="97%"/>
    </style:style>
    <style:style style:name="_36_565" style:display-name="6565" style:family="text">
      <style:text-properties fo:color="#060600" style:text-position="2% 100%" fo:letter-spacing="0.0311in" fo:background-color="#f9fdff" style:text-scale="98%"/>
    </style:style>
    <style:style style:name="_36_566" style:display-name="6566" style:family="text">
      <style:text-properties fo:color="#060600" style:text-position="2% 100%" fo:letter-spacing="0.0311in" fo:background-color="#f9fdff" style:text-scale="99%"/>
    </style:style>
    <style:style style:name="_36_567" style:display-name="6567" style:family="text">
      <style:text-properties fo:color="#060600" style:text-position="2% 100%" fo:letter-spacing="0.0311in" fo:background-color="#f9fdff" style:text-scale="102%"/>
    </style:style>
    <style:style style:name="_36_568" style:display-name="6568" style:family="text">
      <style:text-properties fo:color="#060600" style:text-position="2% 100%" fo:letter-spacing="0.0311in" fo:background-color="#f9fdff" style:text-scale="103%"/>
    </style:style>
    <style:style style:name="_36_569" style:display-name="6569" style:family="text">
      <style:text-properties fo:color="#060600" style:text-position="2% 100%" fo:letter-spacing="0.0311in" fo:background-color="#f9fdff" style:text-scale="105%"/>
    </style:style>
    <style:style style:name="_36_570" style:display-name="6570" style:family="text">
      <style:text-properties fo:color="#060600" style:text-position="2% 100%" fo:letter-spacing="0.0311in" fo:background-color="#f9fdff" style:text-scale="106%"/>
    </style:style>
    <style:style style:name="_36_571" style:display-name="6571" style:family="text">
      <style:text-properties fo:color="#060600" fo:background-color="#fdf9ff"/>
    </style:style>
    <style:style style:name="_36_572" style:display-name="6572" style:family="text">
      <style:text-properties fo:color="#060600" fo:background-color="#fdf9ff" style:text-scale="95%"/>
    </style:style>
    <style:style style:name="_36_573" style:display-name="6573" style:family="text">
      <style:text-properties fo:color="#060600" fo:background-color="#fdf9ff" style:text-scale="96%"/>
    </style:style>
    <style:style style:name="_36_574" style:display-name="6574" style:family="text">
      <style:text-properties fo:color="#060600" fo:background-color="#fdf9ff" style:text-scale="97%"/>
    </style:style>
    <style:style style:name="_36_575" style:display-name="6575" style:family="text">
      <style:text-properties fo:color="#060600" fo:background-color="#fdf9ff" style:text-scale="98%"/>
    </style:style>
    <style:style style:name="_36_576" style:display-name="6576" style:family="text">
      <style:text-properties fo:color="#060600" fo:background-color="#fdf9ff" style:text-scale="99%"/>
    </style:style>
    <style:style style:name="_36_577" style:display-name="6577" style:family="text">
      <style:text-properties fo:color="#060600" fo:background-color="#fdf9ff" style:text-scale="102%"/>
    </style:style>
    <style:style style:name="_36_578" style:display-name="6578" style:family="text">
      <style:text-properties fo:color="#060600" fo:background-color="#fdf9ff" style:text-scale="103%"/>
    </style:style>
    <style:style style:name="_36_579" style:display-name="6579" style:family="text">
      <style:text-properties fo:color="#060600" fo:background-color="#fdf9ff" style:text-scale="105%"/>
    </style:style>
    <style:style style:name="_36_580" style:display-name="6580" style:family="text">
      <style:text-properties fo:color="#060600" fo:background-color="#fdf9ff" style:text-scale="106%"/>
    </style:style>
    <style:style style:name="_36_581" style:display-name="6581" style:family="text">
      <style:text-properties fo:color="#060600" fo:letter-spacing="normal" fo:background-color="#fdf9ff"/>
    </style:style>
    <style:style style:name="_36_582" style:display-name="6582" style:family="text">
      <style:text-properties fo:color="#060600" fo:letter-spacing="normal" fo:background-color="#fdf9ff" style:text-scale="95%"/>
    </style:style>
    <style:style style:name="_36_583" style:display-name="6583" style:family="text">
      <style:text-properties fo:color="#060600" fo:letter-spacing="normal" fo:background-color="#fdf9ff" style:text-scale="96%"/>
    </style:style>
    <style:style style:name="_36_584" style:display-name="6584" style:family="text">
      <style:text-properties fo:color="#060600" fo:letter-spacing="normal" fo:background-color="#fdf9ff" style:text-scale="97%"/>
    </style:style>
    <style:style style:name="_36_585" style:display-name="6585" style:family="text">
      <style:text-properties fo:color="#060600" fo:letter-spacing="normal" fo:background-color="#fdf9ff" style:text-scale="98%"/>
    </style:style>
    <style:style style:name="_36_586" style:display-name="6586" style:family="text">
      <style:text-properties fo:color="#060600" fo:letter-spacing="normal" fo:background-color="#fdf9ff" style:text-scale="99%"/>
    </style:style>
    <style:style style:name="_36_587" style:display-name="6587" style:family="text">
      <style:text-properties fo:color="#060600" fo:letter-spacing="normal" fo:background-color="#fdf9ff" style:text-scale="102%"/>
    </style:style>
    <style:style style:name="_36_588" style:display-name="6588" style:family="text">
      <style:text-properties fo:color="#060600" fo:letter-spacing="normal" fo:background-color="#fdf9ff" style:text-scale="103%"/>
    </style:style>
    <style:style style:name="_36_589" style:display-name="6589" style:family="text">
      <style:text-properties fo:color="#060600" fo:letter-spacing="normal" fo:background-color="#fdf9ff" style:text-scale="105%"/>
    </style:style>
    <style:style style:name="_36_590" style:display-name="6590" style:family="text">
      <style:text-properties fo:color="#060600" fo:letter-spacing="normal" fo:background-color="#fdf9ff" style:text-scale="106%"/>
    </style:style>
    <style:style style:name="_36_591" style:display-name="6591" style:family="text">
      <style:text-properties fo:color="#060600" fo:letter-spacing="0.0311in" fo:background-color="#fdf9ff"/>
    </style:style>
    <style:style style:name="_36_592" style:display-name="6592" style:family="text">
      <style:text-properties fo:color="#060600" fo:letter-spacing="0.0311in" fo:background-color="#fdf9ff" style:text-scale="95%"/>
    </style:style>
    <style:style style:name="_36_593" style:display-name="6593" style:family="text">
      <style:text-properties fo:color="#060600" fo:letter-spacing="0.0311in" fo:background-color="#fdf9ff" style:text-scale="96%"/>
    </style:style>
    <style:style style:name="_36_594" style:display-name="6594" style:family="text">
      <style:text-properties fo:color="#060600" fo:letter-spacing="0.0311in" fo:background-color="#fdf9ff" style:text-scale="97%"/>
    </style:style>
    <style:style style:name="_36_595" style:display-name="6595" style:family="text">
      <style:text-properties fo:color="#060600" fo:letter-spacing="0.0311in" fo:background-color="#fdf9ff" style:text-scale="98%"/>
    </style:style>
    <style:style style:name="_36_596" style:display-name="6596" style:family="text">
      <style:text-properties fo:color="#060600" fo:letter-spacing="0.0311in" fo:background-color="#fdf9ff" style:text-scale="99%"/>
    </style:style>
    <style:style style:name="_36_597" style:display-name="6597" style:family="text">
      <style:text-properties fo:color="#060600" fo:letter-spacing="0.0311in" fo:background-color="#fdf9ff" style:text-scale="102%"/>
    </style:style>
    <style:style style:name="_36_598" style:display-name="6598" style:family="text">
      <style:text-properties fo:color="#060600" fo:letter-spacing="0.0311in" fo:background-color="#fdf9ff" style:text-scale="103%"/>
    </style:style>
    <style:style style:name="_36_599" style:display-name="6599" style:family="text">
      <style:text-properties fo:color="#060600" fo:letter-spacing="0.0311in" fo:background-color="#fdf9ff" style:text-scale="105%"/>
    </style:style>
    <style:style style:name="_36_600" style:display-name="6600" style:family="text">
      <style:text-properties fo:color="#060600" fo:letter-spacing="0.0311in" fo:background-color="#fdf9ff" style:text-scale="106%"/>
    </style:style>
    <style:style style:name="_36_601" style:display-name="6601" style:family="text">
      <style:text-properties fo:color="#060600" style:text-position="0% 100%" fo:background-color="#fdf9ff"/>
    </style:style>
    <style:style style:name="_36_602" style:display-name="6602" style:family="text">
      <style:text-properties fo:color="#060600" style:text-position="0% 100%" fo:background-color="#fdf9ff" style:text-scale="95%"/>
    </style:style>
    <style:style style:name="_36_603" style:display-name="6603" style:family="text">
      <style:text-properties fo:color="#060600" style:text-position="0% 100%" fo:background-color="#fdf9ff" style:text-scale="96%"/>
    </style:style>
    <style:style style:name="_36_604" style:display-name="6604" style:family="text">
      <style:text-properties fo:color="#060600" style:text-position="0% 100%" fo:background-color="#fdf9ff" style:text-scale="97%"/>
    </style:style>
    <style:style style:name="_36_605" style:display-name="6605" style:family="text">
      <style:text-properties fo:color="#060600" style:text-position="0% 100%" fo:background-color="#fdf9ff" style:text-scale="98%"/>
    </style:style>
    <style:style style:name="_36_606" style:display-name="6606" style:family="text">
      <style:text-properties fo:color="#060600" style:text-position="0% 100%" fo:background-color="#fdf9ff" style:text-scale="99%"/>
    </style:style>
    <style:style style:name="_36_607" style:display-name="6607" style:family="text">
      <style:text-properties fo:color="#060600" style:text-position="0% 100%" fo:background-color="#fdf9ff" style:text-scale="102%"/>
    </style:style>
    <style:style style:name="_36_608" style:display-name="6608" style:family="text">
      <style:text-properties fo:color="#060600" style:text-position="0% 100%" fo:background-color="#fdf9ff" style:text-scale="103%"/>
    </style:style>
    <style:style style:name="_36_609" style:display-name="6609" style:family="text">
      <style:text-properties fo:color="#060600" style:text-position="0% 100%" fo:background-color="#fdf9ff" style:text-scale="105%"/>
    </style:style>
    <style:style style:name="_36_610" style:display-name="6610" style:family="text">
      <style:text-properties fo:color="#060600" style:text-position="0% 100%" fo:background-color="#fdf9ff" style:text-scale="106%"/>
    </style:style>
    <style:style style:name="_36_611" style:display-name="6611" style:family="text">
      <style:text-properties fo:color="#060600" style:text-position="0% 100%" fo:letter-spacing="normal" fo:background-color="#fdf9ff"/>
    </style:style>
    <style:style style:name="_36_612" style:display-name="6612" style:family="text">
      <style:text-properties fo:color="#060600" style:text-position="0% 100%" fo:letter-spacing="normal" fo:background-color="#fdf9ff" style:text-scale="95%"/>
    </style:style>
    <style:style style:name="_36_613" style:display-name="6613" style:family="text">
      <style:text-properties fo:color="#060600" style:text-position="0% 100%" fo:letter-spacing="normal" fo:background-color="#fdf9ff" style:text-scale="96%"/>
    </style:style>
    <style:style style:name="_36_614" style:display-name="6614" style:family="text">
      <style:text-properties fo:color="#060600" style:text-position="0% 100%" fo:letter-spacing="normal" fo:background-color="#fdf9ff" style:text-scale="97%"/>
    </style:style>
    <style:style style:name="_36_615" style:display-name="6615" style:family="text">
      <style:text-properties fo:color="#060600" style:text-position="0% 100%" fo:letter-spacing="normal" fo:background-color="#fdf9ff" style:text-scale="98%"/>
    </style:style>
    <style:style style:name="_36_616" style:display-name="6616" style:family="text">
      <style:text-properties fo:color="#060600" style:text-position="0% 100%" fo:letter-spacing="normal" fo:background-color="#fdf9ff" style:text-scale="99%"/>
    </style:style>
    <style:style style:name="_36_617" style:display-name="6617" style:family="text">
      <style:text-properties fo:color="#060600" style:text-position="0% 100%" fo:letter-spacing="normal" fo:background-color="#fdf9ff" style:text-scale="102%"/>
    </style:style>
    <style:style style:name="_36_618" style:display-name="6618" style:family="text">
      <style:text-properties fo:color="#060600" style:text-position="0% 100%" fo:letter-spacing="normal" fo:background-color="#fdf9ff" style:text-scale="103%"/>
    </style:style>
    <style:style style:name="_36_619" style:display-name="6619" style:family="text">
      <style:text-properties fo:color="#060600" style:text-position="0% 100%" fo:letter-spacing="normal" fo:background-color="#fdf9ff" style:text-scale="105%"/>
    </style:style>
    <style:style style:name="_36_620" style:display-name="6620" style:family="text">
      <style:text-properties fo:color="#060600" style:text-position="0% 100%" fo:letter-spacing="normal" fo:background-color="#fdf9ff" style:text-scale="106%"/>
    </style:style>
    <style:style style:name="_36_621" style:display-name="6621" style:family="text">
      <style:text-properties fo:color="#060600" style:text-position="0% 100%" fo:letter-spacing="0.0311in" fo:background-color="#fdf9ff"/>
    </style:style>
    <style:style style:name="_36_622" style:display-name="6622" style:family="text">
      <style:text-properties fo:color="#060600" style:text-position="0% 100%" fo:letter-spacing="0.0311in" fo:background-color="#fdf9ff" style:text-scale="95%"/>
    </style:style>
    <style:style style:name="_36_623" style:display-name="6623" style:family="text">
      <style:text-properties fo:color="#060600" style:text-position="0% 100%" fo:letter-spacing="0.0311in" fo:background-color="#fdf9ff" style:text-scale="96%"/>
    </style:style>
    <style:style style:name="_36_624" style:display-name="6624" style:family="text">
      <style:text-properties fo:color="#060600" style:text-position="0% 100%" fo:letter-spacing="0.0311in" fo:background-color="#fdf9ff" style:text-scale="97%"/>
    </style:style>
    <style:style style:name="_36_625" style:display-name="6625" style:family="text">
      <style:text-properties fo:color="#060600" style:text-position="0% 100%" fo:letter-spacing="0.0311in" fo:background-color="#fdf9ff" style:text-scale="98%"/>
    </style:style>
    <style:style style:name="_36_626" style:display-name="6626" style:family="text">
      <style:text-properties fo:color="#060600" style:text-position="0% 100%" fo:letter-spacing="0.0311in" fo:background-color="#fdf9ff" style:text-scale="99%"/>
    </style:style>
    <style:style style:name="_36_627" style:display-name="6627" style:family="text">
      <style:text-properties fo:color="#060600" style:text-position="0% 100%" fo:letter-spacing="0.0311in" fo:background-color="#fdf9ff" style:text-scale="102%"/>
    </style:style>
    <style:style style:name="_36_628" style:display-name="6628" style:family="text">
      <style:text-properties fo:color="#060600" style:text-position="0% 100%" fo:letter-spacing="0.0311in" fo:background-color="#fdf9ff" style:text-scale="103%"/>
    </style:style>
    <style:style style:name="_36_629" style:display-name="6629" style:family="text">
      <style:text-properties fo:color="#060600" style:text-position="0% 100%" fo:letter-spacing="0.0311in" fo:background-color="#fdf9ff" style:text-scale="105%"/>
    </style:style>
    <style:style style:name="_36_630" style:display-name="6630" style:family="text">
      <style:text-properties fo:color="#060600" style:text-position="0% 100%" fo:letter-spacing="0.0311in" fo:background-color="#fdf9ff" style:text-scale="106%"/>
    </style:style>
    <style:style style:name="_36_631" style:display-name="6631" style:family="text">
      <style:text-properties fo:color="#060600" style:text-position="2% 100%" fo:background-color="#fdf9ff"/>
    </style:style>
    <style:style style:name="_36_632" style:display-name="6632" style:family="text">
      <style:text-properties fo:color="#060600" style:text-position="2% 100%" fo:background-color="#fdf9ff" style:text-scale="95%"/>
    </style:style>
    <style:style style:name="_36_633" style:display-name="6633" style:family="text">
      <style:text-properties fo:color="#060600" style:text-position="2% 100%" fo:background-color="#fdf9ff" style:text-scale="96%"/>
    </style:style>
    <style:style style:name="_36_634" style:display-name="6634" style:family="text">
      <style:text-properties fo:color="#060600" style:text-position="2% 100%" fo:background-color="#fdf9ff" style:text-scale="97%"/>
    </style:style>
    <style:style style:name="_36_635" style:display-name="6635" style:family="text">
      <style:text-properties fo:color="#060600" style:text-position="2% 100%" fo:background-color="#fdf9ff" style:text-scale="98%"/>
    </style:style>
    <style:style style:name="_36_636" style:display-name="6636" style:family="text">
      <style:text-properties fo:color="#060600" style:text-position="2% 100%" fo:background-color="#fdf9ff" style:text-scale="99%"/>
    </style:style>
    <style:style style:name="_36_637" style:display-name="6637" style:family="text">
      <style:text-properties fo:color="#060600" style:text-position="2% 100%" fo:background-color="#fdf9ff" style:text-scale="102%"/>
    </style:style>
    <style:style style:name="_36_638" style:display-name="6638" style:family="text">
      <style:text-properties fo:color="#060600" style:text-position="2% 100%" fo:background-color="#fdf9ff" style:text-scale="103%"/>
    </style:style>
    <style:style style:name="_36_639" style:display-name="6639" style:family="text">
      <style:text-properties fo:color="#060600" style:text-position="2% 100%" fo:background-color="#fdf9ff" style:text-scale="105%"/>
    </style:style>
    <style:style style:name="_36_640" style:display-name="6640" style:family="text">
      <style:text-properties fo:color="#060600" style:text-position="2% 100%" fo:background-color="#fdf9ff" style:text-scale="106%"/>
    </style:style>
    <style:style style:name="_36_641" style:display-name="6641" style:family="text">
      <style:text-properties fo:color="#060600" style:text-position="2% 100%" fo:letter-spacing="normal" fo:background-color="#fdf9ff"/>
    </style:style>
    <style:style style:name="_36_642" style:display-name="6642" style:family="text">
      <style:text-properties fo:color="#060600" style:text-position="2% 100%" fo:letter-spacing="normal" fo:background-color="#fdf9ff" style:text-scale="95%"/>
    </style:style>
    <style:style style:name="_36_643" style:display-name="6643" style:family="text">
      <style:text-properties fo:color="#060600" style:text-position="2% 100%" fo:letter-spacing="normal" fo:background-color="#fdf9ff" style:text-scale="96%"/>
    </style:style>
    <style:style style:name="_36_644" style:display-name="6644" style:family="text">
      <style:text-properties fo:color="#060600" style:text-position="2% 100%" fo:letter-spacing="normal" fo:background-color="#fdf9ff" style:text-scale="97%"/>
    </style:style>
    <style:style style:name="_36_645" style:display-name="6645" style:family="text">
      <style:text-properties fo:color="#060600" style:text-position="2% 100%" fo:letter-spacing="normal" fo:background-color="#fdf9ff" style:text-scale="98%"/>
    </style:style>
    <style:style style:name="_36_646" style:display-name="6646" style:family="text">
      <style:text-properties fo:color="#060600" style:text-position="2% 100%" fo:letter-spacing="normal" fo:background-color="#fdf9ff" style:text-scale="99%"/>
    </style:style>
    <style:style style:name="_36_647" style:display-name="6647" style:family="text">
      <style:text-properties fo:color="#060600" style:text-position="2% 100%" fo:letter-spacing="normal" fo:background-color="#fdf9ff" style:text-scale="102%"/>
    </style:style>
    <style:style style:name="_36_648" style:display-name="6648" style:family="text">
      <style:text-properties fo:color="#060600" style:text-position="2% 100%" fo:letter-spacing="normal" fo:background-color="#fdf9ff" style:text-scale="103%"/>
    </style:style>
    <style:style style:name="_36_649" style:display-name="6649" style:family="text">
      <style:text-properties fo:color="#060600" style:text-position="2% 100%" fo:letter-spacing="normal" fo:background-color="#fdf9ff" style:text-scale="105%"/>
    </style:style>
    <style:style style:name="_36_650" style:display-name="6650" style:family="text">
      <style:text-properties fo:color="#060600" style:text-position="2% 100%" fo:letter-spacing="normal" fo:background-color="#fdf9ff" style:text-scale="106%"/>
    </style:style>
    <style:style style:name="_36_651" style:display-name="6651" style:family="text">
      <style:text-properties fo:color="#060600" style:text-position="2% 100%" fo:letter-spacing="0.0311in" fo:background-color="#fdf9ff"/>
    </style:style>
    <style:style style:name="_36_652" style:display-name="6652" style:family="text">
      <style:text-properties fo:color="#060600" style:text-position="2% 100%" fo:letter-spacing="0.0311in" fo:background-color="#fdf9ff" style:text-scale="95%"/>
    </style:style>
    <style:style style:name="_36_653" style:display-name="6653" style:family="text">
      <style:text-properties fo:color="#060600" style:text-position="2% 100%" fo:letter-spacing="0.0311in" fo:background-color="#fdf9ff" style:text-scale="96%"/>
    </style:style>
    <style:style style:name="_36_654" style:display-name="6654" style:family="text">
      <style:text-properties fo:color="#060600" style:text-position="2% 100%" fo:letter-spacing="0.0311in" fo:background-color="#fdf9ff" style:text-scale="97%"/>
    </style:style>
    <style:style style:name="_36_655" style:display-name="6655" style:family="text">
      <style:text-properties fo:color="#060600" style:text-position="2% 100%" fo:letter-spacing="0.0311in" fo:background-color="#fdf9ff" style:text-scale="98%"/>
    </style:style>
    <style:style style:name="_36_656" style:display-name="6656" style:family="text">
      <style:text-properties fo:color="#060600" style:text-position="2% 100%" fo:letter-spacing="0.0311in" fo:background-color="#fdf9ff" style:text-scale="99%"/>
    </style:style>
    <style:style style:name="_36_657" style:display-name="6657" style:family="text">
      <style:text-properties fo:color="#060600" style:text-position="2% 100%" fo:letter-spacing="0.0311in" fo:background-color="#fdf9ff" style:text-scale="102%"/>
    </style:style>
    <style:style style:name="_36_658" style:display-name="6658" style:family="text">
      <style:text-properties fo:color="#060600" style:text-position="2% 100%" fo:letter-spacing="0.0311in" fo:background-color="#fdf9ff" style:text-scale="103%"/>
    </style:style>
    <style:style style:name="_36_659" style:display-name="6659" style:family="text">
      <style:text-properties fo:color="#060600" style:text-position="2% 100%" fo:letter-spacing="0.0311in" fo:background-color="#fdf9ff" style:text-scale="105%"/>
    </style:style>
    <style:style style:name="_36_660" style:display-name="6660" style:family="text">
      <style:text-properties fo:color="#060600" style:text-position="2% 100%" fo:letter-spacing="0.0311in" fo:background-color="#fdf9ff" style:text-scale="106%"/>
    </style:style>
    <style:style style:name="_36_661" style:display-name="6661" style:family="text">
      <style:text-properties fo:color="#060600" fo:background-color="#fdfdff"/>
    </style:style>
    <style:style style:name="_36_662" style:display-name="6662" style:family="text">
      <style:text-properties fo:color="#060600" fo:background-color="#fdfdff" style:text-scale="95%"/>
    </style:style>
    <style:style style:name="_36_663" style:display-name="6663" style:family="text">
      <style:text-properties fo:color="#060600" fo:background-color="#fdfdff" style:text-scale="96%"/>
    </style:style>
    <style:style style:name="_36_664" style:display-name="6664" style:family="text">
      <style:text-properties fo:color="#060600" fo:background-color="#fdfdff" style:text-scale="97%"/>
    </style:style>
    <style:style style:name="_36_665" style:display-name="6665" style:family="text">
      <style:text-properties fo:color="#060600" fo:background-color="#fdfdff" style:text-scale="98%"/>
    </style:style>
    <style:style style:name="_36_666" style:display-name="6666" style:family="text">
      <style:text-properties fo:color="#060600" fo:background-color="#fdfdff" style:text-scale="99%"/>
    </style:style>
    <style:style style:name="_36_667" style:display-name="6667" style:family="text">
      <style:text-properties fo:color="#060600" fo:background-color="#fdfdff" style:text-scale="102%"/>
    </style:style>
    <style:style style:name="_36_668" style:display-name="6668" style:family="text">
      <style:text-properties fo:color="#060600" fo:background-color="#fdfdff" style:text-scale="103%"/>
    </style:style>
    <style:style style:name="_36_669" style:display-name="6669" style:family="text">
      <style:text-properties fo:color="#060600" fo:background-color="#fdfdff" style:text-scale="105%"/>
    </style:style>
    <style:style style:name="_36_670" style:display-name="6670" style:family="text">
      <style:text-properties fo:color="#060600" fo:background-color="#fdfdff" style:text-scale="106%"/>
    </style:style>
    <style:style style:name="_36_671" style:display-name="6671" style:family="text">
      <style:text-properties fo:color="#060600" fo:letter-spacing="normal" fo:background-color="#fdfdff"/>
    </style:style>
    <style:style style:name="_36_672" style:display-name="6672" style:family="text">
      <style:text-properties fo:color="#060600" fo:letter-spacing="normal" fo:background-color="#fdfdff" style:text-scale="95%"/>
    </style:style>
    <style:style style:name="_36_673" style:display-name="6673" style:family="text">
      <style:text-properties fo:color="#060600" fo:letter-spacing="normal" fo:background-color="#fdfdff" style:text-scale="96%"/>
    </style:style>
    <style:style style:name="_36_674" style:display-name="6674" style:family="text">
      <style:text-properties fo:color="#060600" fo:letter-spacing="normal" fo:background-color="#fdfdff" style:text-scale="97%"/>
    </style:style>
    <style:style style:name="_36_675" style:display-name="6675" style:family="text">
      <style:text-properties fo:color="#060600" fo:letter-spacing="normal" fo:background-color="#fdfdff" style:text-scale="98%"/>
    </style:style>
    <style:style style:name="_36_676" style:display-name="6676" style:family="text">
      <style:text-properties fo:color="#060600" fo:letter-spacing="normal" fo:background-color="#fdfdff" style:text-scale="99%"/>
    </style:style>
    <style:style style:name="_36_677" style:display-name="6677" style:family="text">
      <style:text-properties fo:color="#060600" fo:letter-spacing="normal" fo:background-color="#fdfdff" style:text-scale="102%"/>
    </style:style>
    <style:style style:name="_36_678" style:display-name="6678" style:family="text">
      <style:text-properties fo:color="#060600" fo:letter-spacing="normal" fo:background-color="#fdfdff" style:text-scale="103%"/>
    </style:style>
    <style:style style:name="_36_679" style:display-name="6679" style:family="text">
      <style:text-properties fo:color="#060600" fo:letter-spacing="normal" fo:background-color="#fdfdff" style:text-scale="105%"/>
    </style:style>
    <style:style style:name="_36_680" style:display-name="6680" style:family="text">
      <style:text-properties fo:color="#060600" fo:letter-spacing="normal" fo:background-color="#fdfdff" style:text-scale="106%"/>
    </style:style>
    <style:style style:name="_36_681" style:display-name="6681" style:family="text">
      <style:text-properties fo:color="#060600" fo:letter-spacing="0.0311in" fo:background-color="#fdfdff"/>
    </style:style>
    <style:style style:name="_36_682" style:display-name="6682" style:family="text">
      <style:text-properties fo:color="#060600" fo:letter-spacing="0.0311in" fo:background-color="#fdfdff" style:text-scale="95%"/>
    </style:style>
    <style:style style:name="_36_683" style:display-name="6683" style:family="text">
      <style:text-properties fo:color="#060600" fo:letter-spacing="0.0311in" fo:background-color="#fdfdff" style:text-scale="96%"/>
    </style:style>
    <style:style style:name="_36_684" style:display-name="6684" style:family="text">
      <style:text-properties fo:color="#060600" fo:letter-spacing="0.0311in" fo:background-color="#fdfdff" style:text-scale="97%"/>
    </style:style>
    <style:style style:name="_36_685" style:display-name="6685" style:family="text">
      <style:text-properties fo:color="#060600" fo:letter-spacing="0.0311in" fo:background-color="#fdfdff" style:text-scale="98%"/>
    </style:style>
    <style:style style:name="_36_686" style:display-name="6686" style:family="text">
      <style:text-properties fo:color="#060600" fo:letter-spacing="0.0311in" fo:background-color="#fdfdff" style:text-scale="99%"/>
    </style:style>
    <style:style style:name="_36_687" style:display-name="6687" style:family="text">
      <style:text-properties fo:color="#060600" fo:letter-spacing="0.0311in" fo:background-color="#fdfdff" style:text-scale="102%"/>
    </style:style>
    <style:style style:name="_36_688" style:display-name="6688" style:family="text">
      <style:text-properties fo:color="#060600" fo:letter-spacing="0.0311in" fo:background-color="#fdfdff" style:text-scale="103%"/>
    </style:style>
    <style:style style:name="_36_689" style:display-name="6689" style:family="text">
      <style:text-properties fo:color="#060600" fo:letter-spacing="0.0311in" fo:background-color="#fdfdff" style:text-scale="105%"/>
    </style:style>
    <style:style style:name="_36_690" style:display-name="6690" style:family="text">
      <style:text-properties fo:color="#060600" fo:letter-spacing="0.0311in" fo:background-color="#fdfdff" style:text-scale="106%"/>
    </style:style>
    <style:style style:name="_36_691" style:display-name="6691" style:family="text">
      <style:text-properties fo:color="#060600" style:text-position="0% 100%" fo:background-color="#fdfdff"/>
    </style:style>
    <style:style style:name="_36_692" style:display-name="6692" style:family="text">
      <style:text-properties fo:color="#060600" style:text-position="0% 100%" fo:background-color="#fdfdff" style:text-scale="95%"/>
    </style:style>
    <style:style style:name="_36_693" style:display-name="6693" style:family="text">
      <style:text-properties fo:color="#060600" style:text-position="0% 100%" fo:background-color="#fdfdff" style:text-scale="96%"/>
    </style:style>
    <style:style style:name="_36_694" style:display-name="6694" style:family="text">
      <style:text-properties fo:color="#060600" style:text-position="0% 100%" fo:background-color="#fdfdff" style:text-scale="97%"/>
    </style:style>
    <style:style style:name="_36_695" style:display-name="6695" style:family="text">
      <style:text-properties fo:color="#060600" style:text-position="0% 100%" fo:background-color="#fdfdff" style:text-scale="98%"/>
    </style:style>
    <style:style style:name="_36_696" style:display-name="6696" style:family="text">
      <style:text-properties fo:color="#060600" style:text-position="0% 100%" fo:background-color="#fdfdff" style:text-scale="99%"/>
    </style:style>
    <style:style style:name="_36_697" style:display-name="6697" style:family="text">
      <style:text-properties fo:color="#060600" style:text-position="0% 100%" fo:background-color="#fdfdff" style:text-scale="102%"/>
    </style:style>
    <style:style style:name="_36_698" style:display-name="6698" style:family="text">
      <style:text-properties fo:color="#060600" style:text-position="0% 100%" fo:background-color="#fdfdff" style:text-scale="103%"/>
    </style:style>
    <style:style style:name="_36_699" style:display-name="6699" style:family="text">
      <style:text-properties fo:color="#060600" style:text-position="0% 100%" fo:background-color="#fdfdff" style:text-scale="105%"/>
    </style:style>
    <style:style style:name="_36_700" style:display-name="6700" style:family="text">
      <style:text-properties fo:color="#060600" style:text-position="0% 100%" fo:background-color="#fdfdff" style:text-scale="106%"/>
    </style:style>
    <style:style style:name="_36_701" style:display-name="6701" style:family="text">
      <style:text-properties fo:color="#060600" style:text-position="0% 100%" fo:letter-spacing="normal" fo:background-color="#fdfdff"/>
    </style:style>
    <style:style style:name="_36_702" style:display-name="6702" style:family="text">
      <style:text-properties fo:color="#060600" style:text-position="0% 100%" fo:letter-spacing="normal" fo:background-color="#fdfdff" style:text-scale="95%"/>
    </style:style>
    <style:style style:name="_36_703" style:display-name="6703" style:family="text">
      <style:text-properties fo:color="#060600" style:text-position="0% 100%" fo:letter-spacing="normal" fo:background-color="#fdfdff" style:text-scale="96%"/>
    </style:style>
    <style:style style:name="_36_704" style:display-name="6704" style:family="text">
      <style:text-properties fo:color="#060600" style:text-position="0% 100%" fo:letter-spacing="normal" fo:background-color="#fdfdff" style:text-scale="97%"/>
    </style:style>
    <style:style style:name="_36_705" style:display-name="6705" style:family="text">
      <style:text-properties fo:color="#060600" style:text-position="0% 100%" fo:letter-spacing="normal" fo:background-color="#fdfdff" style:text-scale="98%"/>
    </style:style>
    <style:style style:name="_36_706" style:display-name="6706" style:family="text">
      <style:text-properties fo:color="#060600" style:text-position="0% 100%" fo:letter-spacing="normal" fo:background-color="#fdfdff" style:text-scale="99%"/>
    </style:style>
    <style:style style:name="_36_707" style:display-name="6707" style:family="text">
      <style:text-properties fo:color="#060600" style:text-position="0% 100%" fo:letter-spacing="normal" fo:background-color="#fdfdff" style:text-scale="102%"/>
    </style:style>
    <style:style style:name="_36_708" style:display-name="6708" style:family="text">
      <style:text-properties fo:color="#060600" style:text-position="0% 100%" fo:letter-spacing="normal" fo:background-color="#fdfdff" style:text-scale="103%"/>
    </style:style>
    <style:style style:name="_36_709" style:display-name="6709" style:family="text">
      <style:text-properties fo:color="#060600" style:text-position="0% 100%" fo:letter-spacing="normal" fo:background-color="#fdfdff" style:text-scale="105%"/>
    </style:style>
    <style:style style:name="_36_710" style:display-name="6710" style:family="text">
      <style:text-properties fo:color="#060600" style:text-position="0% 100%" fo:letter-spacing="normal" fo:background-color="#fdfdff" style:text-scale="106%"/>
    </style:style>
    <style:style style:name="_36_711" style:display-name="6711" style:family="text">
      <style:text-properties fo:color="#060600" style:text-position="0% 100%" fo:letter-spacing="0.0311in" fo:background-color="#fdfdff"/>
    </style:style>
    <style:style style:name="_36_712" style:display-name="6712" style:family="text">
      <style:text-properties fo:color="#060600" style:text-position="0% 100%" fo:letter-spacing="0.0311in" fo:background-color="#fdfdff" style:text-scale="95%"/>
    </style:style>
    <style:style style:name="_36_713" style:display-name="6713" style:family="text">
      <style:text-properties fo:color="#060600" style:text-position="0% 100%" fo:letter-spacing="0.0311in" fo:background-color="#fdfdff" style:text-scale="96%"/>
    </style:style>
    <style:style style:name="_36_714" style:display-name="6714" style:family="text">
      <style:text-properties fo:color="#060600" style:text-position="0% 100%" fo:letter-spacing="0.0311in" fo:background-color="#fdfdff" style:text-scale="97%"/>
    </style:style>
    <style:style style:name="_36_715" style:display-name="6715" style:family="text">
      <style:text-properties fo:color="#060600" style:text-position="0% 100%" fo:letter-spacing="0.0311in" fo:background-color="#fdfdff" style:text-scale="98%"/>
    </style:style>
    <style:style style:name="_36_716" style:display-name="6716" style:family="text">
      <style:text-properties fo:color="#060600" style:text-position="0% 100%" fo:letter-spacing="0.0311in" fo:background-color="#fdfdff" style:text-scale="99%"/>
    </style:style>
    <style:style style:name="_36_717" style:display-name="6717" style:family="text">
      <style:text-properties fo:color="#060600" style:text-position="0% 100%" fo:letter-spacing="0.0311in" fo:background-color="#fdfdff" style:text-scale="102%"/>
    </style:style>
    <style:style style:name="_36_718" style:display-name="6718" style:family="text">
      <style:text-properties fo:color="#060600" style:text-position="0% 100%" fo:letter-spacing="0.0311in" fo:background-color="#fdfdff" style:text-scale="103%"/>
    </style:style>
    <style:style style:name="_36_719" style:display-name="6719" style:family="text">
      <style:text-properties fo:color="#060600" style:text-position="0% 100%" fo:letter-spacing="0.0311in" fo:background-color="#fdfdff" style:text-scale="105%"/>
    </style:style>
    <style:style style:name="_36_720" style:display-name="6720" style:family="text">
      <style:text-properties fo:color="#060600" style:text-position="0% 100%" fo:letter-spacing="0.0311in" fo:background-color="#fdfdff" style:text-scale="106%"/>
    </style:style>
    <style:style style:name="_36_721" style:display-name="6721" style:family="text">
      <style:text-properties fo:color="#060600" style:text-position="2% 100%" fo:background-color="#fdfdff"/>
    </style:style>
    <style:style style:name="_36_722" style:display-name="6722" style:family="text">
      <style:text-properties fo:color="#060600" style:text-position="2% 100%" fo:background-color="#fdfdff" style:text-scale="95%"/>
    </style:style>
    <style:style style:name="_36_723" style:display-name="6723" style:family="text">
      <style:text-properties fo:color="#060600" style:text-position="2% 100%" fo:background-color="#fdfdff" style:text-scale="96%"/>
    </style:style>
    <style:style style:name="_36_724" style:display-name="6724" style:family="text">
      <style:text-properties fo:color="#060600" style:text-position="2% 100%" fo:background-color="#fdfdff" style:text-scale="97%"/>
    </style:style>
    <style:style style:name="_36_725" style:display-name="6725" style:family="text">
      <style:text-properties fo:color="#060600" style:text-position="2% 100%" fo:background-color="#fdfdff" style:text-scale="98%"/>
    </style:style>
    <style:style style:name="_36_726" style:display-name="6726" style:family="text">
      <style:text-properties fo:color="#060600" style:text-position="2% 100%" fo:background-color="#fdfdff" style:text-scale="99%"/>
    </style:style>
    <style:style style:name="_36_727" style:display-name="6727" style:family="text">
      <style:text-properties fo:color="#060600" style:text-position="2% 100%" fo:background-color="#fdfdff" style:text-scale="102%"/>
    </style:style>
    <style:style style:name="_36_728" style:display-name="6728" style:family="text">
      <style:text-properties fo:color="#060600" style:text-position="2% 100%" fo:background-color="#fdfdff" style:text-scale="103%"/>
    </style:style>
    <style:style style:name="_36_729" style:display-name="6729" style:family="text">
      <style:text-properties fo:color="#060600" style:text-position="2% 100%" fo:background-color="#fdfdff" style:text-scale="105%"/>
    </style:style>
    <style:style style:name="_36_730" style:display-name="6730" style:family="text">
      <style:text-properties fo:color="#060600" style:text-position="2% 100%" fo:background-color="#fdfdff" style:text-scale="106%"/>
    </style:style>
    <style:style style:name="_36_731" style:display-name="6731" style:family="text">
      <style:text-properties fo:color="#060600" style:text-position="2% 100%" fo:letter-spacing="normal" fo:background-color="#fdfdff"/>
    </style:style>
    <style:style style:name="_36_732" style:display-name="6732" style:family="text">
      <style:text-properties fo:color="#060600" style:text-position="2% 100%" fo:letter-spacing="normal" fo:background-color="#fdfdff" style:text-scale="95%"/>
    </style:style>
    <style:style style:name="_36_733" style:display-name="6733" style:family="text">
      <style:text-properties fo:color="#060600" style:text-position="2% 100%" fo:letter-spacing="normal" fo:background-color="#fdfdff" style:text-scale="96%"/>
    </style:style>
    <style:style style:name="_36_734" style:display-name="6734" style:family="text">
      <style:text-properties fo:color="#060600" style:text-position="2% 100%" fo:letter-spacing="normal" fo:background-color="#fdfdff" style:text-scale="97%"/>
    </style:style>
    <style:style style:name="_36_735" style:display-name="6735" style:family="text">
      <style:text-properties fo:color="#060600" style:text-position="2% 100%" fo:letter-spacing="normal" fo:background-color="#fdfdff" style:text-scale="98%"/>
    </style:style>
    <style:style style:name="_36_736" style:display-name="6736" style:family="text">
      <style:text-properties fo:color="#060600" style:text-position="2% 100%" fo:letter-spacing="normal" fo:background-color="#fdfdff" style:text-scale="99%"/>
    </style:style>
    <style:style style:name="_36_737" style:display-name="6737" style:family="text">
      <style:text-properties fo:color="#060600" style:text-position="2% 100%" fo:letter-spacing="normal" fo:background-color="#fdfdff" style:text-scale="102%"/>
    </style:style>
    <style:style style:name="_36_738" style:display-name="6738" style:family="text">
      <style:text-properties fo:color="#060600" style:text-position="2% 100%" fo:letter-spacing="normal" fo:background-color="#fdfdff" style:text-scale="103%"/>
    </style:style>
    <style:style style:name="_36_739" style:display-name="6739" style:family="text">
      <style:text-properties fo:color="#060600" style:text-position="2% 100%" fo:letter-spacing="normal" fo:background-color="#fdfdff" style:text-scale="105%"/>
    </style:style>
    <style:style style:name="_36_740" style:display-name="6740" style:family="text">
      <style:text-properties fo:color="#060600" style:text-position="2% 100%" fo:letter-spacing="normal" fo:background-color="#fdfdff" style:text-scale="106%"/>
    </style:style>
    <style:style style:name="_36_741" style:display-name="6741" style:family="text">
      <style:text-properties fo:color="#060600" style:text-position="2% 100%" fo:letter-spacing="0.0311in" fo:background-color="#fdfdff"/>
    </style:style>
    <style:style style:name="_36_742" style:display-name="6742" style:family="text">
      <style:text-properties fo:color="#060600" style:text-position="2% 100%" fo:letter-spacing="0.0311in" fo:background-color="#fdfdff" style:text-scale="95%"/>
    </style:style>
    <style:style style:name="_36_743" style:display-name="6743" style:family="text">
      <style:text-properties fo:color="#060600" style:text-position="2% 100%" fo:letter-spacing="0.0311in" fo:background-color="#fdfdff" style:text-scale="96%"/>
    </style:style>
    <style:style style:name="_36_744" style:display-name="6744" style:family="text">
      <style:text-properties fo:color="#060600" style:text-position="2% 100%" fo:letter-spacing="0.0311in" fo:background-color="#fdfdff" style:text-scale="97%"/>
    </style:style>
    <style:style style:name="_36_745" style:display-name="6745" style:family="text">
      <style:text-properties fo:color="#060600" style:text-position="2% 100%" fo:letter-spacing="0.0311in" fo:background-color="#fdfdff" style:text-scale="98%"/>
    </style:style>
    <style:style style:name="_36_746" style:display-name="6746" style:family="text">
      <style:text-properties fo:color="#060600" style:text-position="2% 100%" fo:letter-spacing="0.0311in" fo:background-color="#fdfdff" style:text-scale="99%"/>
    </style:style>
    <style:style style:name="_36_747" style:display-name="6747" style:family="text">
      <style:text-properties fo:color="#060600" style:text-position="2% 100%" fo:letter-spacing="0.0311in" fo:background-color="#fdfdff" style:text-scale="102%"/>
    </style:style>
    <style:style style:name="_36_748" style:display-name="6748" style:family="text">
      <style:text-properties fo:color="#060600" style:text-position="2% 100%" fo:letter-spacing="0.0311in" fo:background-color="#fdfdff" style:text-scale="103%"/>
    </style:style>
    <style:style style:name="_36_749" style:display-name="6749" style:family="text">
      <style:text-properties fo:color="#060600" style:text-position="2% 100%" fo:letter-spacing="0.0311in" fo:background-color="#fdfdff" style:text-scale="105%"/>
    </style:style>
    <style:style style:name="_36_750" style:display-name="6750" style:family="text">
      <style:text-properties fo:color="#060600" style:text-position="2% 100%" fo:letter-spacing="0.0311in" fo:background-color="#fdfdff" style:text-scale="106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33"/>
    <meta:generator>OpenOffice/4.0.1$Win32 OpenOffice.org_project/401m5$Build-9714</meta:generator>
  </office:meta>
</office:document-meta>
</file>